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 svg:font-family="Calibri" style:font-family-generic="roman" style:font-pitch="variable"/>
    <style:font-face style:name="Candara" svg:font-family="Candara" style:font-family-generic="roman" style:font-pitch="variable"/>
    <style:font-face style:name="Garamond Premr Pro" svg:font-family="'Garamond Premr Pro'" style:font-family-generic="roman" style:font-pitch="variable"/>
    <style:font-face style:name="Garamond Premr Pro Capt" svg:font-family="'Garamond Premr Pro Capt'" style:font-family-generic="roman" style:font-pitch="variable"/>
    <style:font-face style:name="Garamond Premr Pro Subh" svg:font-family="'Garamond Premr Pro Subh'" style:font-family-generic="roman" style:font-pitch="variable"/>
    <style:font-face style:name="Gill Sans MT" svg:font-family="'Gill Sans MT'" style:font-family-generic="roman" style:font-pitch="variable"/>
    <style:font-face style:name="Goudy Old Style" svg:font-family="'Goudy Old Style'" style:font-family-generic="roman" style:font-pitch="variable"/>
    <style:font-face style:name="Liberation Serif" svg:font-family="'Liberation Serif'" style:font-family-generic="roman" style:font-pitch="variable"/>
    <style:font-face style:name="Imperator" svg:font-family="Imperator"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andara1" svg:font-family="Candara" style:font-family-generic="system" style:font-pitch="variable"/>
    <style:font-face style:name="Courier New" svg:font-family="'Courier New'" style:font-family-generic="system" style:font-pitch="variable"/>
    <style:font-face style:name="Droid Sans Devanagari Bold Italic" svg:font-family="'Droid Sans Devanagari Bold Italic'" style:font-family-generic="system" style:font-pitch="variable"/>
    <style:font-face style:name="Garamond Premr Pro Subh1" svg:font-family="'Garamond Premr Pro Subh'" style:font-family-generic="system" style:font-pitch="variable"/>
    <style:font-face style:name="Gill Sans MT1" svg:font-family="'Gill Sans MT'" style:font-family-generic="system" style:font-pitch="variable"/>
    <style:font-face style:name="Goudy Old Style1" svg:font-family="'Goudy Old Style'" style:font-family-generic="system" style:font-pitch="variable"/>
    <style:font-face style:name="Imperator1" svg:font-family="Imperator" style:font-family-generic="system" style:font-pitch="variable"/>
    <style:font-face style:name="Liberation Sans1" svg:font-family="'Liberation Sans'" style:font-family-generic="system" style:font-pitch="variable"/>
  </office:font-face-decls>
  <office:automatic-styles>
    <style:style style:name="Tableau1" style:family="table">
      <style:table-properties style:width="8.202cm" fo:margin-top="0cm" fo:margin-bottom="0cm" table:align="left" style:writing-mode="lr-tb"/>
    </style:style>
    <style:style style:name="Tableau1.A" style:family="table-column">
      <style:table-column-properties style:column-width="8.202cm"/>
    </style:style>
    <style:style style:name="Tableau1.1" style:family="table-row">
      <style:table-row-properties style:min-row-height="0.106cm" fo:keep-together="auto"/>
    </style:style>
    <style:style style:name="Tableau1.A1" style:family="table-cell">
      <style:table-cell-properties style:vertical-align="" fo:padding="0.141cm" fo:border="0.75pt solid #000001"/>
    </style:style>
    <style:style style:name="Tableau2" style:family="table">
      <style:table-properties style:width="14.6cm" fo:margin-top="0cm" fo:margin-bottom="0cm" table:align="left" style:writing-mode="lr-tb"/>
    </style:style>
    <style:style style:name="Tableau2.A" style:family="table-column">
      <style:table-column-properties style:column-width="14.6cm"/>
    </style:style>
    <style:style style:name="Tableau2.1" style:family="table-row">
      <style:table-row-properties style:min-row-height="0.106cm" fo:keep-together="auto"/>
    </style:style>
    <style:style style:name="Tableau2.A1" style:family="table-cell">
      <style:table-cell-properties style:vertical-align="" fo:padding="0.141cm" fo:border="0.75pt solid #000001"/>
    </style:style>
    <style:style style:name="Tableau3" style:family="table">
      <style:table-properties style:width="14.697cm" fo:margin-left="0cm" fo:margin-top="0cm" fo:margin-bottom="0cm" table:align="left" style:writing-mode="lr-tb"/>
    </style:style>
    <style:style style:name="Tableau3.A" style:family="table-column">
      <style:table-column-properties style:column-width="14.697cm"/>
    </style:style>
    <style:style style:name="Tableau3.1" style:family="table-row">
      <style:table-row-properties style:min-row-height="0.106cm" fo:keep-together="auto"/>
    </style:style>
    <style:style style:name="Tableau3.A1" style:family="table-cell">
      <style:table-cell-properties style:vertical-align="" fo:padding="0.141cm" fo:border="0.75pt solid #000001"/>
    </style:style>
    <style:style style:name="Tableau4" style:family="table">
      <style:table-properties style:width="14.697cm" fo:margin-left="0cm" fo:margin-top="0cm" fo:margin-bottom="0cm" table:align="left" style:writing-mode="lr-tb"/>
    </style:style>
    <style:style style:name="Tableau4.A" style:family="table-column">
      <style:table-column-properties style:column-width="14.697cm"/>
    </style:style>
    <style:style style:name="Tableau4.1" style:family="table-row">
      <style:table-row-properties style:min-row-height="0.106cm" fo:keep-together="auto"/>
    </style:style>
    <style:style style:name="Tableau4.A1" style:family="table-cell">
      <style:table-cell-properties style:vertical-align="" fo:padding="0.141cm" fo:border="0.75pt solid #000001"/>
    </style:style>
    <style:style style:name="Tableau5" style:family="table">
      <style:table-properties style:width="14.6cm" fo:margin-top="0cm" fo:margin-bottom="0cm" table:align="left" style:writing-mode="lr-tb"/>
    </style:style>
    <style:style style:name="Tableau5.A" style:family="table-column">
      <style:table-column-properties style:column-width="14.6cm"/>
    </style:style>
    <style:style style:name="Tableau5.1" style:family="table-row">
      <style:table-row-properties style:min-row-height="0.106cm" fo:keep-together="auto"/>
    </style:style>
    <style:style style:name="Tableau5.A1" style:family="table-cell">
      <style:table-cell-properties style:vertical-align="" fo:padding="0.141cm" fo:border="0.75pt solid #000001"/>
    </style:style>
    <style:style style:name="Tableau6" style:family="table">
      <style:table-properties style:width="14.6cm" fo:margin-top="0cm" fo:margin-bottom="0cm" table:align="left" style:writing-mode="lr-tb"/>
    </style:style>
    <style:style style:name="Tableau6.A" style:family="table-column">
      <style:table-column-properties style:column-width="6.59cm"/>
    </style:style>
    <style:style style:name="Tableau6.B" style:family="table-column">
      <style:table-column-properties style:column-width="8.01cm"/>
    </style:style>
    <style:style style:name="Tableau6.1" style:family="table-row">
      <style:table-row-properties style:min-row-height="0.106cm" fo:keep-together="auto"/>
    </style:style>
    <style:style style:name="Tableau6.A1" style:family="table-cell">
      <style:table-cell-properties style:vertical-align="" fo:padding="0.101cm" fo:border="none"/>
    </style:style>
    <style:style style:name="Tableau6.10" style:family="table-row">
      <style:table-row-properties style:min-row-height="0.593cm" fo:keep-together="auto"/>
    </style:style>
    <style:style style:name="Tableau7" style:family="table">
      <style:table-properties style:width="14.6cm" fo:margin-top="0cm" fo:margin-bottom="0cm" table:align="left" style:writing-mode="lr-tb"/>
    </style:style>
    <style:style style:name="Tableau7.A" style:family="table-column">
      <style:table-column-properties style:column-width="2.498cm"/>
    </style:style>
    <style:style style:name="Tableau7.B" style:family="table-column">
      <style:table-column-properties style:column-width="2.3cm"/>
    </style:style>
    <style:style style:name="Tableau7.C" style:family="table-column">
      <style:table-column-properties style:column-width="9.802cm"/>
    </style:style>
    <style:style style:name="Tableau7.1" style:family="table-row">
      <style:table-row-properties style:min-row-height="0.106cm" fo:keep-together="auto"/>
    </style:style>
    <style:style style:name="Tableau7.A1" style:family="table-cell">
      <style:table-cell-properties style:vertical-align="" fo:padding="0cm" fo:border-left="none" fo:border-right="none" fo:border-top="none" fo:border-bottom="1pt solid #000001"/>
    </style:style>
    <style:style style:name="Tableau7.2" style:family="table-row">
      <style:table-row-properties style:min-row-height="0.448cm" fo:keep-together="auto"/>
    </style:style>
    <style:style style:name="Tableau7.A2" style:family="table-cell">
      <style:table-cell-properties style:vertical-align="" fo:padding="0.097cm" fo:border-left="none" fo:border-right="none" fo:border-top="0.75pt solid #000001" fo:border-bottom="none"/>
    </style:style>
    <style:style style:name="Tableau7.A3" style:family="table-cell">
      <style:table-cell-properties style:vertical-align="" fo:padding="0.097cm" fo:border="none"/>
    </style:style>
    <style:style style:name="Tableau7.A7" style:family="table-cell">
      <style:table-cell-properties style:vertical-align="" fo:padding="0.097cm" fo:border-left="none" fo:border-right="none" fo:border-top="none" fo:border-bottom="0.75pt solid #800000"/>
    </style:style>
    <style:style style:name="Tableau8" style:family="table">
      <style:table-properties style:width="14.6cm" fo:margin-top="0cm" fo:margin-bottom="0cm" table:align="left" style:writing-mode="lr-tb"/>
    </style:style>
    <style:style style:name="Tableau8.A" style:family="table-column">
      <style:table-column-properties style:column-width="14.6cm"/>
    </style:style>
    <style:style style:name="Tableau8.1" style:family="table-row">
      <style:table-row-properties style:min-row-height="4.805cm" fo:keep-together="auto"/>
    </style:style>
    <style:style style:name="Tableau8.A1" style:family="table-cell">
      <style:table-cell-properties style:vertical-align="" fo:padding="0.141cm" fo:border="none"/>
    </style:style>
    <style:style style:name="Tableau9" style:family="table">
      <style:table-properties style:width="14.6cm" fo:margin-top="0cm" fo:margin-bottom="0cm" table:align="left" style:writing-mode="lr-tb"/>
    </style:style>
    <style:style style:name="Tableau9.A" style:family="table-column">
      <style:table-column-properties style:column-width="4.001cm"/>
    </style:style>
    <style:style style:name="Tableau9.B" style:family="table-column">
      <style:table-column-properties style:column-width="1.797cm"/>
    </style:style>
    <style:style style:name="Tableau9.C" style:family="table-column">
      <style:table-column-properties style:column-width="8.802cm"/>
    </style:style>
    <style:style style:name="Tableau9.1" style:family="table-row">
      <style:table-row-properties style:min-row-height="0.448cm" fo:keep-together="auto"/>
    </style:style>
    <style:style style:name="Tableau9.A1" style:family="table-cell">
      <style:table-cell-properties style:vertical-align="" fo:padding="0.097cm" fo:border="none"/>
    </style:style>
    <style:style style:name="Tableau9.2" style:family="table-row">
      <style:table-row-properties style:min-row-height="0.106cm" fo:keep-together="auto"/>
    </style:style>
    <style:style style:name="Tableau9.A7" style:family="table-cell">
      <style:table-cell-properties style:vertical-align="" fo:padding="0.097cm" fo:border-left="none" fo:border-right="none" fo:border-top="none" fo:border-bottom="0.75pt solid #800000"/>
    </style:style>
    <style:style style:name="Tableau10" style:family="table">
      <style:table-properties style:width="14.6cm" fo:margin-top="0cm" fo:margin-bottom="0cm" table:align="left" style:writing-mode="lr-tb"/>
    </style:style>
    <style:style style:name="Tableau10.A" style:family="table-column">
      <style:table-column-properties style:column-width="2.298cm"/>
    </style:style>
    <style:style style:name="Tableau10.B" style:family="table-column">
      <style:table-column-properties style:column-width="1.824cm"/>
    </style:style>
    <style:style style:name="Tableau10.C" style:family="table-column">
      <style:table-column-properties style:column-width="10.478cm"/>
    </style:style>
    <style:style style:name="Tableau10.1" style:family="table-row">
      <style:table-row-properties style:min-row-height="0.106cm" fo:keep-together="auto"/>
    </style:style>
    <style:style style:name="Tableau10.A1" style:family="table-cell">
      <style:table-cell-properties style:vertical-align="" fo:padding="0.097cm" fo:border="none"/>
    </style:style>
    <style:style style:name="Tableau10.8" style:family="table-row">
      <style:table-row-properties style:min-row-height="0.871cm" fo:keep-together="auto"/>
    </style:style>
    <style:style style:name="Tableau10.A17" style:family="table-cell">
      <style:table-cell-properties style:vertical-align="" fo:padding="0.097cm" fo:border-left="none" fo:border-right="none" fo:border-top="none" fo:border-bottom="0.75pt solid #800000"/>
    </style:style>
    <style:style style:name="Tableau11" style:family="table">
      <style:table-properties style:width="14.6cm" fo:margin-top="0cm" fo:margin-bottom="0cm" table:align="left" style:writing-mode="lr-tb"/>
    </style:style>
    <style:style style:name="Tableau11.A" style:family="table-column">
      <style:table-column-properties style:column-width="3.066cm"/>
    </style:style>
    <style:style style:name="Tableau11.B" style:family="table-column">
      <style:table-column-properties style:column-width="1.699cm"/>
    </style:style>
    <style:style style:name="Tableau11.C" style:family="table-column">
      <style:table-column-properties style:column-width="9.835cm"/>
    </style:style>
    <style:style style:name="Tableau11.1" style:family="table-row">
      <style:table-row-properties style:min-row-height="0.106cm" fo:keep-together="auto"/>
    </style:style>
    <style:style style:name="Tableau11.A1" style:family="table-cell">
      <style:table-cell-properties style:vertical-align="" fo:padding="0.097cm" fo:border="none"/>
    </style:style>
    <style:style style:name="Tableau11.A5" style:family="table-cell">
      <style:table-cell-properties style:vertical-align="" fo:padding="0.097cm" fo:border-left="none" fo:border-right="none" fo:border-top="none" fo:border-bottom="0.75pt solid #800000"/>
    </style:style>
    <style:style style:name="Tableau12" style:family="table">
      <style:table-properties style:width="14.6cm" fo:margin-top="0cm" fo:margin-bottom="0cm" table:align="left" style:writing-mode="lr-tb"/>
    </style:style>
    <style:style style:name="Tableau12.A" style:family="table-column">
      <style:table-column-properties style:column-width="14.6cm"/>
    </style:style>
    <style:style style:name="Tableau12.1" style:family="table-row">
      <style:table-row-properties style:min-row-height="0.106cm" fo:keep-together="auto"/>
    </style:style>
    <style:style style:name="Tableau12.A1" style:family="table-cell">
      <style:table-cell-properties style:vertical-align="" fo:padding="0.141cm" fo:border="0.75pt solid #000001"/>
    </style:style>
    <style:style style:name="Tableau13" style:family="table">
      <style:table-properties style:width="14.6cm" fo:margin-top="0cm" fo:margin-bottom="0cm" table:align="left" style:writing-mode="lr-tb"/>
    </style:style>
    <style:style style:name="Tableau13.A" style:family="table-column">
      <style:table-column-properties style:column-width="14.6cm"/>
    </style:style>
    <style:style style:name="Tableau13.1" style:family="table-row">
      <style:table-row-properties style:min-row-height="10.703cm" fo:keep-together="auto"/>
    </style:style>
    <style:style style:name="Tableau13.A1" style:family="table-cell">
      <style:table-cell-properties style:vertical-align="" fo:padding="0.141cm" fo:border="0.75pt solid #000001"/>
    </style:style>
    <style:style style:name="Tableau14" style:family="table">
      <style:table-properties style:width="11.497cm" fo:margin-top="0cm" fo:margin-bottom="0cm" table:align="left" style:writing-mode="lr-tb"/>
    </style:style>
    <style:style style:name="Tableau14.A" style:family="table-column">
      <style:table-column-properties style:column-width="3.896cm"/>
    </style:style>
    <style:style style:name="Tableau14.B" style:family="table-column">
      <style:table-column-properties style:column-width="1.298cm"/>
    </style:style>
    <style:style style:name="Tableau14.C" style:family="table-column">
      <style:table-column-properties style:column-width="1.709cm"/>
    </style:style>
    <style:style style:name="Tableau14.D" style:family="table-column">
      <style:table-column-properties style:column-width="2.501cm"/>
    </style:style>
    <style:style style:name="Tableau14.E" style:family="table-column">
      <style:table-column-properties style:column-width="2.092cm"/>
    </style:style>
    <style:style style:name="Tableau14.1" style:family="table-row">
      <style:table-row-properties style:min-row-height="0.503cm" fo:keep-together="auto"/>
    </style:style>
    <style:style style:name="Tableau14.A1" style:family="table-cell">
      <style:table-cell-properties style:vertical-align="" fo:padding="0.097cm" fo:border="none"/>
    </style:style>
    <style:style style:name="Tableau14.2" style:family="table-row">
      <style:table-row-properties style:min-row-height="0.106cm" fo:keep-together="auto"/>
    </style:style>
    <style:style style:name="Tableau14.4" style:family="table-row">
      <style:table-row-properties style:min-row-height="0.995cm" fo:keep-together="auto"/>
    </style:style>
    <style:style style:name="Tableau14.A4" style:family="table-cell">
      <style:table-cell-properties style:vertical-align="" fo:padding="0.097cm" fo:border-left="none" fo:border-right="none" fo:border-top="none" fo:border-bottom="0.75pt solid #800000"/>
    </style:style>
    <style:style style:name="Tableau15" style:family="table">
      <style:table-properties style:width="10.703cm" fo:margin-top="0cm" fo:margin-bottom="0cm" table:align="left" style:writing-mode="lr-tb"/>
    </style:style>
    <style:style style:name="Tableau15.A" style:family="table-column">
      <style:table-column-properties style:column-width="3.607cm"/>
    </style:style>
    <style:style style:name="Tableau15.B" style:family="table-column">
      <style:table-column-properties style:column-width="1.901cm"/>
    </style:style>
    <style:style style:name="Tableau15.C" style:family="table-column">
      <style:table-column-properties style:column-width="0.986cm"/>
    </style:style>
    <style:style style:name="Tableau15.D" style:family="table-column">
      <style:table-column-properties style:column-width="1.61cm"/>
    </style:style>
    <style:style style:name="Tableau15.E" style:family="table-column">
      <style:table-column-properties style:column-width="2.598cm"/>
    </style:style>
    <style:style style:name="Tableau15.1" style:family="table-row">
      <style:table-row-properties style:min-row-height="0.423cm" fo:keep-together="auto"/>
    </style:style>
    <style:style style:name="Tableau15.A1" style:family="table-cell">
      <style:table-cell-properties style:vertical-align="" fo:padding="0.097cm" fo:border="none"/>
    </style:style>
    <style:style style:name="Tableau15.2" style:family="table-row">
      <style:table-row-properties style:min-row-height="0.106cm" fo:keep-together="auto"/>
    </style:style>
    <style:style style:name="Tableau15.A4" style:family="table-cell">
      <style:table-cell-properties style:vertical-align="" fo:padding="0.097cm" fo:border-left="none" fo:border-right="none" fo:border-top="none" fo:border-bottom="0.75pt solid #800000"/>
    </style:style>
    <style:style style:name="Tableau16" style:family="table">
      <style:table-properties style:width="10.703cm" fo:margin-top="0cm" fo:margin-bottom="0cm" table:align="left" style:writing-mode="lr-tb"/>
    </style:style>
    <style:style style:name="Tableau16.A" style:family="table-column">
      <style:table-column-properties style:column-width="3.607cm"/>
    </style:style>
    <style:style style:name="Tableau16.B" style:family="table-column">
      <style:table-column-properties style:column-width="1.901cm"/>
    </style:style>
    <style:style style:name="Tableau16.C" style:family="table-column">
      <style:table-column-properties style:column-width="0.986cm"/>
    </style:style>
    <style:style style:name="Tableau16.D" style:family="table-column">
      <style:table-column-properties style:column-width="1.61cm"/>
    </style:style>
    <style:style style:name="Tableau16.E" style:family="table-column">
      <style:table-column-properties style:column-width="2.598cm"/>
    </style:style>
    <style:style style:name="Tableau16.1" style:family="table-row">
      <style:table-row-properties style:min-row-height="0.106cm" fo:keep-together="auto"/>
    </style:style>
    <style:style style:name="Tableau16.A1" style:family="table-cell">
      <style:table-cell-properties style:vertical-align="" fo:padding="0.097cm" fo:border="none"/>
    </style:style>
    <style:style style:name="Tableau16.A7" style:family="table-cell">
      <style:table-cell-properties style:vertical-align="" fo:padding="0.097cm" fo:border-left="none" fo:border-right="none" fo:border-top="none" fo:border-bottom="0.75pt solid #800000"/>
    </style:style>
    <style:style style:name="Tableau17" style:family="table">
      <style:table-properties style:width="10.703cm" fo:margin-top="0cm" fo:margin-bottom="0cm" table:align="left" style:writing-mode="lr-tb"/>
    </style:style>
    <style:style style:name="Tableau17.A" style:family="table-column">
      <style:table-column-properties style:column-width="3.704cm"/>
    </style:style>
    <style:style style:name="Tableau17.B" style:family="table-column">
      <style:table-column-properties style:column-width="1.804cm"/>
    </style:style>
    <style:style style:name="Tableau17.C" style:family="table-column">
      <style:table-column-properties style:column-width="0.986cm"/>
    </style:style>
    <style:style style:name="Tableau17.D" style:family="table-column">
      <style:table-column-properties style:column-width="1.61cm"/>
    </style:style>
    <style:style style:name="Tableau17.E" style:family="table-column">
      <style:table-column-properties style:column-width="2.598cm"/>
    </style:style>
    <style:style style:name="Tableau17.1" style:family="table-row">
      <style:table-row-properties style:min-row-height="0.106cm" fo:keep-together="auto"/>
    </style:style>
    <style:style style:name="Tableau17.A1" style:family="table-cell">
      <style:table-cell-properties style:vertical-align="" fo:padding="0.097cm" fo:border="none"/>
    </style:style>
    <style:style style:name="Tableau17.A15" style:family="table-cell">
      <style:table-cell-properties style:vertical-align="" fo:padding="0.097cm" fo:border-left="none" fo:border-right="none" fo:border-top="none" fo:border-bottom="0.75pt solid #800000"/>
    </style:style>
    <style:style style:name="Tableau18" style:family="table">
      <style:table-properties style:width="14.697cm" fo:margin-left="0cm" fo:margin-top="0cm" fo:margin-bottom="0cm" table:align="left" style:writing-mode="lr-tb"/>
    </style:style>
    <style:style style:name="Tableau18.A" style:family="table-column">
      <style:table-column-properties style:column-width="2.133cm"/>
    </style:style>
    <style:style style:name="Tableau18.B" style:family="table-column">
      <style:table-column-properties style:column-width="12.564cm"/>
    </style:style>
    <style:style style:name="Tableau18.1" style:family="table-row">
      <style:table-row-properties style:min-row-height="0.686cm" fo:keep-together="auto"/>
    </style:style>
    <style:style style:name="Tableau18.A1" style:family="table-cell">
      <style:table-cell-properties style:vertical-align="" fo:padding="0.101cm" fo:border="none"/>
    </style:style>
    <style:style style:name="Tableau18.A11" style:family="table-cell">
      <style:table-cell-properties style:vertical-align="" fo:padding="0.101cm" fo:border-left="none" fo:border-right="none" fo:border-top="none" fo:border-bottom="0.75pt solid #000001"/>
    </style:style>
    <style:style style:name="Tableau19" style:family="table">
      <style:table-properties style:width="14.6cm" fo:margin-top="0cm" fo:margin-bottom="0cm" table:align="left" style:writing-mode="lr-tb"/>
    </style:style>
    <style:style style:name="Tableau19.A" style:family="table-column">
      <style:table-column-properties style:column-width="14.6cm"/>
    </style:style>
    <style:style style:name="Tableau19.1" style:family="table-row">
      <style:table-row-properties style:min-row-height="0.106cm" fo:keep-together="auto"/>
    </style:style>
    <style:style style:name="Tableau19.A1" style:family="table-cell">
      <style:table-cell-properties style:vertical-align="" fo:padding="0.141cm" fo:border="0.75pt solid #000001"/>
    </style:style>
    <style:style style:name="Tableau20" style:family="table">
      <style:table-properties style:width="14.697cm" fo:margin-left="0cm" fo:margin-top="0cm" fo:margin-bottom="0cm" table:align="left" style:writing-mode="lr-tb"/>
    </style:style>
    <style:style style:name="Tableau20.A" style:family="table-column">
      <style:table-column-properties style:column-width="2.307cm"/>
    </style:style>
    <style:style style:name="Tableau20.B" style:family="table-column">
      <style:table-column-properties style:column-width="4.981cm"/>
    </style:style>
    <style:style style:name="Tableau20.C" style:family="table-column">
      <style:table-column-properties style:column-width="7.408cm"/>
    </style:style>
    <style:style style:name="Tableau20.1" style:family="table-row">
      <style:table-row-properties style:min-row-height="0.106cm" fo:keep-together="auto"/>
    </style:style>
    <style:style style:name="Tableau20.A1" style:family="table-cell">
      <style:table-cell-properties style:vertical-align="" fo:padding="0.097cm" fo:border="none"/>
    </style:style>
    <style:style style:name="Tableau20.A6" style:family="table-cell">
      <style:table-cell-properties style:vertical-align="" fo:padding="0.097cm" fo:border-left="none" fo:border-right="none" fo:border-top="none" fo:border-bottom="0.75pt solid #800000"/>
    </style:style>
    <style:style style:name="Tableau103" style:family="table">
      <style:table-properties style:width="14.783cm" fo:margin-left="0cm" table:align="left" style:writing-mode="lr-tb"/>
    </style:style>
    <style:style style:name="Tableau103.A" style:family="table-column">
      <style:table-column-properties style:column-width="1.886cm"/>
    </style:style>
    <style:style style:name="Tableau103.B" style:family="table-column">
      <style:table-column-properties style:column-width="3.605cm"/>
    </style:style>
    <style:style style:name="Tableau103.C" style:family="table-column">
      <style:table-column-properties style:column-width="3.604cm"/>
    </style:style>
    <style:style style:name="Tableau103.D" style:family="table-column">
      <style:table-column-properties style:column-width="2.812cm"/>
    </style:style>
    <style:style style:name="Tableau103.E" style:family="table-column">
      <style:table-column-properties style:column-width="2.877cm"/>
    </style:style>
    <style:style style:name="Tableau103.A1" style:family="table-cell">
      <style:table-cell-properties style:vertical-align="middle" fo:padding="0.049cm" fo:border="none"/>
    </style:style>
    <style:style style:name="Tableau21" style:family="table">
      <style:table-properties style:width="8.183cm" fo:margin-left="0cm" fo:margin-top="0cm" fo:margin-bottom="0cm" table:align="left" style:writing-mode="lr-tb"/>
    </style:style>
    <style:style style:name="Tableau21.A" style:family="table-column">
      <style:table-column-properties style:column-width="2.916cm"/>
    </style:style>
    <style:style style:name="Tableau21.B" style:family="table-column">
      <style:table-column-properties style:column-width="5.267cm"/>
    </style:style>
    <style:style style:name="Tableau21.1" style:family="table-row">
      <style:table-row-properties style:min-row-height="0.106cm" fo:keep-together="auto"/>
    </style:style>
    <style:style style:name="Tableau21.A1" style:family="table-cell">
      <style:table-cell-properties style:vertical-align="" fo:padding="0.097cm" fo:border="none"/>
    </style:style>
    <style:style style:name="Tableau21.3" style:family="table-row">
      <style:table-row-properties style:min-row-height="1.528cm" fo:keep-together="auto"/>
    </style:style>
    <style:style style:name="Tableau21.A3" style:family="table-cell">
      <style:table-cell-properties style:vertical-align="" fo:padding="0.097cm" fo:border-left="none" fo:border-right="none" fo:border-top="none" fo:border-bottom="0.75pt solid #800000"/>
    </style:style>
    <style:style style:name="Tableau22" style:family="table">
      <style:table-properties style:width="14.697cm" fo:margin-left="0cm" fo:margin-top="0cm" fo:margin-bottom="0cm" table:align="left" style:writing-mode="lr-tb"/>
    </style:style>
    <style:style style:name="Tableau22.A" style:family="table-column">
      <style:table-column-properties style:column-width="14.697cm"/>
    </style:style>
    <style:style style:name="Tableau22.1" style:family="table-row">
      <style:table-row-properties style:min-row-height="3.993cm" fo:keep-together="auto"/>
    </style:style>
    <style:style style:name="Tableau22.A1" style:family="table-cell">
      <style:table-cell-properties style:vertical-align="" fo:padding="0.141cm" fo:border="0.75pt solid #000001"/>
    </style:style>
    <style:style style:name="Tableau23" style:family="table">
      <style:table-properties style:width="14.6cm" fo:margin-top="0cm" fo:margin-bottom="0cm" table:align="left" style:writing-mode="lr-tb"/>
    </style:style>
    <style:style style:name="Tableau23.A" style:family="table-column">
      <style:table-column-properties style:column-width="2.674cm"/>
    </style:style>
    <style:style style:name="Tableau23.B" style:family="table-column">
      <style:table-column-properties style:column-width="1.025cm"/>
    </style:style>
    <style:style style:name="Tableau23.C" style:family="table-column">
      <style:table-column-properties style:column-width="7.498cm"/>
    </style:style>
    <style:style style:name="Tableau23.D" style:family="table-column">
      <style:table-column-properties style:column-width="3.403cm"/>
    </style:style>
    <style:style style:name="Tableau23.1" style:family="table-row">
      <style:table-row-properties style:min-row-height="0.106cm" fo:keep-together="auto"/>
    </style:style>
    <style:style style:name="Tableau23.A1" style:family="table-cell">
      <style:table-cell-properties style:vertical-align="" fo:padding="0.199cm" fo:border="none"/>
    </style:style>
    <style:style style:name="Tableau23.5" style:family="table-row">
      <style:table-row-properties style:min-row-height="5.482cm" fo:keep-together="auto"/>
    </style:style>
    <style:style style:name="Tableau23.A5" style:family="table-cell">
      <style:table-cell-properties style:vertical-align="" fo:padding="0.199cm" fo:border-left="none" fo:border-right="none" fo:border-top="none" fo:border-bottom="0.75pt solid #800000"/>
    </style:style>
    <style:style style:name="Tableau24" style:family="table">
      <style:table-properties style:width="14.6cm" fo:margin-top="0cm" fo:margin-bottom="0cm" table:align="left" style:writing-mode="lr-tb"/>
    </style:style>
    <style:style style:name="Tableau24.A" style:family="table-column">
      <style:table-column-properties style:column-width="1.764cm"/>
    </style:style>
    <style:style style:name="Tableau24.B" style:family="table-column">
      <style:table-column-properties style:column-width="2.064cm"/>
    </style:style>
    <style:style style:name="Tableau24.C" style:family="table-column">
      <style:table-column-properties style:column-width="2.471cm"/>
    </style:style>
    <style:style style:name="Tableau24.D" style:family="table-column">
      <style:table-column-properties style:column-width="2.815cm"/>
    </style:style>
    <style:style style:name="Tableau24.E" style:family="table-column">
      <style:table-column-properties style:column-width="3.286cm"/>
    </style:style>
    <style:style style:name="Tableau24.F" style:family="table-column">
      <style:table-column-properties style:column-width="2.2cm"/>
    </style:style>
    <style:style style:name="Tableau24.1" style:family="table-row">
      <style:table-row-properties style:min-row-height="0.106cm" fo:keep-together="auto"/>
    </style:style>
    <style:style style:name="Tableau24.A1" style:family="table-cell">
      <style:table-cell-properties style:vertical-align="" fo:padding="0.097cm" fo:border="none"/>
    </style:style>
    <style:style style:name="Tableau24.8" style:family="table-row">
      <style:table-row-properties style:min-row-height="1.718cm" fo:keep-together="auto"/>
    </style:style>
    <style:style style:name="Tableau91" style:family="table">
      <style:table-properties style:width="14.605cm" table:align="margins" style:writing-mode="lr-tb"/>
    </style:style>
    <style:style style:name="Tableau91.A" style:family="table-column">
      <style:table-column-properties style:column-width="2.609cm" style:rel-column-width="11706*"/>
    </style:style>
    <style:style style:name="Tableau91.B" style:family="table-column">
      <style:table-column-properties style:column-width="2.258cm" style:rel-column-width="10131*"/>
    </style:style>
    <style:style style:name="Tableau91.C" style:family="table-column">
      <style:table-column-properties style:column-width="2.434cm" style:rel-column-width="10922*"/>
    </style:style>
    <style:style style:name="Tableau91.F" style:family="table-column">
      <style:table-column-properties style:column-width="2.436cm" style:rel-column-width="10932*"/>
    </style:style>
    <style:style style:name="Tableau91.A1" style:family="table-cell">
      <style:table-cell-properties fo:padding="0.097cm" fo:border-left="0.05pt solid #000000" fo:border-right="none" fo:border-top="0.05pt solid #000000" fo:border-bottom="0.05pt solid #000000"/>
    </style:style>
    <style:style style:name="Tableau91.F1" style:family="table-cell">
      <style:table-cell-properties fo:padding="0.097cm" fo:border="0.05pt solid #000000"/>
    </style:style>
    <style:style style:name="Tableau91.A2" style:family="table-cell">
      <style:table-cell-properties fo:padding="0.097cm" fo:border-left="0.05pt solid #000000" fo:border-right="none" fo:border-top="none" fo:border-bottom="0.05pt solid #000000"/>
    </style:style>
    <style:style style:name="Tableau91.F2" style:family="table-cell">
      <style:table-cell-properties fo:padding="0.097cm" fo:border-left="0.05pt solid #000000" fo:border-right="0.05pt solid #000000" fo:border-top="none" fo:border-bottom="0.05pt solid #000000"/>
    </style:style>
    <style:style style:name="Tableau92" style:family="table" style:master-page-name="Standard">
      <style:table-properties style:width="16.833cm" fo:margin-left="-0.035cm" fo:margin-top="0cm" fo:margin-bottom="0cm" style:page-number="auto" table:align="left" style:writing-mode="lr-tb"/>
    </style:style>
    <style:style style:name="Tableau92.A" style:family="table-column">
      <style:table-column-properties style:column-width="4.075cm"/>
    </style:style>
    <style:style style:name="Tableau92.B" style:family="table-column">
      <style:table-column-properties style:column-width="1.178cm"/>
    </style:style>
    <style:style style:name="Tableau92.C" style:family="table-column">
      <style:table-column-properties style:column-width="2.536cm"/>
    </style:style>
    <style:style style:name="Tableau92.D" style:family="table-column">
      <style:table-column-properties style:column-width="2.646cm"/>
    </style:style>
    <style:style style:name="Tableau92.E" style:family="table-column">
      <style:table-column-properties style:column-width="2.217cm"/>
    </style:style>
    <style:style style:name="Tableau92.F" style:family="table-column">
      <style:table-column-properties style:column-width="1.453cm"/>
    </style:style>
    <style:style style:name="Tableau92.G" style:family="table-column">
      <style:table-column-properties style:column-width="2.727cm"/>
    </style:style>
    <style:style style:name="Tableau92.1" style:family="table-row">
      <style:table-row-properties style:min-row-height="0.536cm" fo:keep-together="auto"/>
    </style:style>
    <style:style style:name="Tableau92.A1" style:family="table-cell">
      <style:table-cell-properties fo:padding-left="0.018cm" fo:padding-right="0.018cm" fo:padding-top="0cm" fo:padding-bottom="0cm" fo:border="none"/>
    </style:style>
    <style:style style:name="Tableau92.B1" style:family="table-cell">
      <style:table-cell-properties style:vertical-align="bottom" fo:padding-left="0.018cm" fo:padding-right="0.018cm" fo:padding-top="0cm" fo:padding-bottom="0cm" fo:border="none"/>
    </style:style>
    <style:style style:name="Tableau92.2" style:family="table-row">
      <style:table-row-properties style:min-row-height="0.499cm" fo:keep-together="auto"/>
    </style:style>
    <style:style style:name="Tableau92.3" style:family="table-row">
      <style:table-row-properties style:min-row-height="0.106cm" fo:keep-together="auto"/>
    </style:style>
    <style:style style:name="Tableau92.4" style:family="table-row">
      <style:table-row-properties style:min-row-height="0.497cm" fo:keep-together="auto"/>
    </style:style>
    <style:style style:name="Tableau25" style:family="table">
      <style:table-properties style:width="8.183cm" fo:margin-left="0cm" fo:margin-top="0cm" fo:margin-bottom="0cm" table:align="left" style:writing-mode="lr-tb"/>
    </style:style>
    <style:style style:name="Tableau25.A" style:family="table-column">
      <style:table-column-properties style:column-width="4.09cm"/>
    </style:style>
    <style:style style:name="Tableau25.B" style:family="table-column">
      <style:table-column-properties style:column-width="1.282cm"/>
    </style:style>
    <style:style style:name="Tableau25.C" style:family="table-column">
      <style:table-column-properties style:column-width="2.81cm"/>
    </style:style>
    <style:style style:name="Tableau25.1" style:family="table-row">
      <style:table-row-properties style:min-row-height="0.106cm" fo:keep-together="auto"/>
    </style:style>
    <style:style style:name="Tableau25.A1" style:family="table-cell">
      <style:table-cell-properties style:vertical-align="" fo:padding="0.097cm" fo:border="none"/>
    </style:style>
    <style:style style:name="Tableau25.A5" style:family="table-cell">
      <style:table-cell-properties style:vertical-align="" fo:padding="0.097cm" fo:border-left="none" fo:border-right="none" fo:border-top="none" fo:border-bottom="0.75pt solid #800000"/>
    </style:style>
    <style:style style:name="Tableau26" style:family="table">
      <style:table-properties style:width="14.697cm" fo:margin-left="0cm" fo:margin-top="0cm" fo:margin-bottom="0cm" table:align="left" style:writing-mode="lr-tb"/>
    </style:style>
    <style:style style:name="Tableau26.A" style:family="table-column">
      <style:table-column-properties style:column-width="2.91cm"/>
    </style:style>
    <style:style style:name="Tableau26.B" style:family="table-column">
      <style:table-column-properties style:column-width="0.697cm"/>
    </style:style>
    <style:style style:name="Tableau26.C" style:family="table-column">
      <style:table-column-properties style:column-width="0.988cm"/>
    </style:style>
    <style:style style:name="Tableau26.D" style:family="table-column">
      <style:table-column-properties style:column-width="1.803cm"/>
    </style:style>
    <style:style style:name="Tableau26.E" style:family="table-column">
      <style:table-column-properties style:column-width="8.299cm"/>
    </style:style>
    <style:style style:name="Tableau26.1" style:family="table-row">
      <style:table-row-properties style:min-row-height="0.58cm" fo:keep-together="auto"/>
    </style:style>
    <style:style style:name="Tableau26.A1" style:family="table-cell">
      <style:table-cell-properties style:vertical-align="" fo:padding="0.097cm" fo:border="none"/>
    </style:style>
    <style:style style:name="Tableau26.2" style:family="table-row">
      <style:table-row-properties style:min-row-height="0.919cm" fo:keep-together="auto"/>
    </style:style>
    <style:style style:name="Tableau26.A6" style:family="table-cell">
      <style:table-cell-properties style:vertical-align="" fo:padding="0.097cm" fo:border-left="none" fo:border-right="none" fo:border-top="none" fo:border-bottom="0.75pt solid #800000"/>
    </style:style>
    <style:style style:name="Tableau27" style:family="table">
      <style:table-properties style:width="8.183cm" fo:margin-left="0cm" fo:margin-top="0cm" fo:margin-bottom="0cm" table:align="left" style:writing-mode="lr-tb"/>
    </style:style>
    <style:style style:name="Tableau27.A" style:family="table-column">
      <style:table-column-properties style:column-width="4.464cm"/>
    </style:style>
    <style:style style:name="Tableau27.B" style:family="table-column">
      <style:table-column-properties style:column-width="3.718cm"/>
    </style:style>
    <style:style style:name="Tableau27.1" style:family="table-row">
      <style:table-row-properties style:min-row-height="0.106cm" fo:keep-together="auto"/>
    </style:style>
    <style:style style:name="Tableau27.A1" style:family="table-cell">
      <style:table-cell-properties style:vertical-align="" fo:padding="0.101cm" fo:border="none"/>
    </style:style>
    <style:style style:name="Tableau27.A39" style:family="table-cell">
      <style:table-cell-properties style:vertical-align="" fo:padding="0.101cm" fo:border-left="none" fo:border-right="none" fo:border-top="none" fo:border-bottom="0.75pt solid #800000"/>
    </style:style>
    <style:style style:name="Tableau28" style:family="table">
      <style:table-properties style:width="8.183cm" fo:margin-left="0cm" fo:margin-top="0cm" fo:margin-bottom="0cm" table:align="left" style:writing-mode="lr-tb"/>
    </style:style>
    <style:style style:name="Tableau28.A" style:family="table-column">
      <style:table-column-properties style:column-width="6.948cm"/>
    </style:style>
    <style:style style:name="Tableau28.B" style:family="table-column">
      <style:table-column-properties style:column-width="1.235cm"/>
    </style:style>
    <style:style style:name="Tableau28.1" style:family="table-row">
      <style:table-row-properties style:min-row-height="0.413cm" fo:keep-together="auto"/>
    </style:style>
    <style:style style:name="Tableau28.A1" style:family="table-cell">
      <style:table-cell-properties style:vertical-align="" fo:padding="0.101cm" fo:border="none"/>
    </style:style>
    <style:style style:name="Tableau28.2" style:family="table-row">
      <style:table-row-properties style:min-row-height="0.314cm" fo:keep-together="auto"/>
    </style:style>
    <style:style style:name="Tableau28.A8" style:family="table-cell">
      <style:table-cell-properties style:vertical-align="" fo:padding="0.101cm" fo:border-left="none" fo:border-right="none" fo:border-top="none" fo:border-bottom="0.75pt solid #800000"/>
    </style:style>
    <style:style style:name="Tableau29" style:family="table">
      <style:table-properties style:width="14.6cm" fo:margin-top="0cm" fo:margin-bottom="0cm" table:align="left" style:writing-mode="lr-tb"/>
    </style:style>
    <style:style style:name="Tableau29.A" style:family="table-column">
      <style:table-column-properties style:column-width="3.124cm"/>
    </style:style>
    <style:style style:name="Tableau29.B" style:family="table-column">
      <style:table-column-properties style:column-width="1.058cm"/>
    </style:style>
    <style:style style:name="Tableau29.C" style:family="table-column">
      <style:table-column-properties style:column-width="1.199cm"/>
    </style:style>
    <style:style style:name="Tableau29.D" style:family="table-column">
      <style:table-column-properties style:column-width="9.218cm"/>
    </style:style>
    <style:style style:name="Tableau29.1" style:family="table-row">
      <style:table-row-properties style:min-row-height="0.106cm" fo:keep-together="auto"/>
    </style:style>
    <style:style style:name="Tableau29.A1" style:family="table-cell">
      <style:table-cell-properties style:vertical-align="" fo:padding="0.097cm" fo:border="none"/>
    </style:style>
    <style:style style:name="Tableau29.A36" style:family="table-cell">
      <style:table-cell-properties style:vertical-align="" fo:padding="0.097cm" fo:border-left="none" fo:border-right="none" fo:border-top="none" fo:border-bottom="0.75pt solid #800000"/>
    </style:style>
    <style:style style:name="Tableau30" style:family="table">
      <style:table-properties style:width="14.6cm" fo:margin-top="0cm" fo:margin-bottom="0cm" table:align="left" style:writing-mode="lr-tb"/>
    </style:style>
    <style:style style:name="Tableau30.A" style:family="table-column">
      <style:table-column-properties style:column-width="14.6cm"/>
    </style:style>
    <style:style style:name="Tableau30.1" style:family="table-row">
      <style:table-row-properties style:min-row-height="0.106cm" fo:keep-together="auto"/>
    </style:style>
    <style:style style:name="Tableau30.A1" style:family="table-cell">
      <style:table-cell-properties style:vertical-align="" fo:padding="0.141cm" fo:border="0.75pt solid #000001"/>
    </style:style>
    <style:style style:name="Tableau31" style:family="table">
      <style:table-properties style:width="14.697cm" fo:margin-left="0cm" fo:margin-top="0cm" fo:margin-bottom="0cm" table:align="left" style:writing-mode="lr-tb"/>
    </style:style>
    <style:style style:name="Tableau31.A" style:family="table-column">
      <style:table-column-properties style:column-width="14.697cm"/>
    </style:style>
    <style:style style:name="Tableau31.1" style:family="table-row">
      <style:table-row-properties style:min-row-height="0.106cm" fo:keep-together="auto"/>
    </style:style>
    <style:style style:name="Tableau31.A1" style:family="table-cell">
      <style:table-cell-properties style:vertical-align="" fo:padding="0.141cm" fo:border="0.75pt solid #000001"/>
    </style:style>
    <style:style style:name="Tableau32" style:family="table">
      <style:table-properties style:width="14.6cm" fo:margin-top="0cm" fo:margin-bottom="0cm" table:align="left" style:writing-mode="lr-tb"/>
    </style:style>
    <style:style style:name="Tableau32.A" style:family="table-column">
      <style:table-column-properties style:column-width="10.523cm"/>
    </style:style>
    <style:style style:name="Tableau32.B" style:family="table-column">
      <style:table-column-properties style:column-width="4.076cm"/>
    </style:style>
    <style:style style:name="Tableau32.1" style:family="table-row">
      <style:table-row-properties style:min-row-height="0.42cm" fo:keep-together="auto"/>
    </style:style>
    <style:style style:name="Tableau32.A1" style:family="table-cell">
      <style:table-cell-properties style:vertical-align="" fo:padding="0cm" fo:border-left="none" fo:border-right="none" fo:border-top="none" fo:border-bottom="0.75pt solid #000001"/>
    </style:style>
    <style:style style:name="Tableau32.2" style:family="table-row">
      <style:table-row-properties style:min-row-height="0.633cm" fo:keep-together="auto"/>
    </style:style>
    <style:style style:name="Tableau32.A2" style:family="table-cell">
      <style:table-cell-properties style:vertical-align="" fo:padding="0.101cm" fo:border-left="none" fo:border-right="none" fo:border-top="1pt solid #000001" fo:border-bottom="none"/>
    </style:style>
    <style:style style:name="Tableau32.3" style:family="table-row">
      <style:table-row-properties style:min-row-height="1.101cm" fo:keep-together="auto"/>
    </style:style>
    <style:style style:name="Tableau32.A3" style:family="table-cell">
      <style:table-cell-properties style:vertical-align="" fo:padding="0.101cm" fo:border="none"/>
    </style:style>
    <style:style style:name="Tableau32.11" style:family="table-row">
      <style:table-row-properties style:min-row-height="0.67cm" fo:keep-together="auto"/>
    </style:style>
    <style:style style:name="Tableau32.A11" style:family="table-cell">
      <style:table-cell-properties style:vertical-align="" fo:padding="0.101cm" fo:border-left="none" fo:border-right="none" fo:border-top="none" fo:border-bottom="0.75pt solid #800000"/>
    </style:style>
    <style:style style:name="Tableau98" style:family="table" style:master-page-name="Standard">
      <style:table-properties style:width="16.648cm" fo:margin-left="0.067cm" fo:margin-top="0cm" fo:margin-bottom="0cm" style:page-number="auto" table:align="left" style:writing-mode="lr-tb"/>
    </style:style>
    <style:style style:name="Tableau98.A" style:family="table-column">
      <style:table-column-properties style:column-width="2.101cm"/>
    </style:style>
    <style:style style:name="Tableau98.B" style:family="table-column">
      <style:table-column-properties style:column-width="3.224cm"/>
    </style:style>
    <style:style style:name="Tableau98.C" style:family="table-column">
      <style:table-column-properties style:column-width="11.322cm"/>
    </style:style>
    <style:style style:name="Tableau98.1" style:family="table-row">
      <style:table-row-properties style:min-row-height="0.106cm" fo:keep-together="auto"/>
    </style:style>
    <style:style style:name="Tableau98.A1" style:family="table-cell">
      <style:table-cell-properties fo:padding-left="0.018cm" fo:padding-right="0.018cm" fo:padding-top="0cm" fo:padding-bottom="0cm" fo:border="none"/>
    </style:style>
    <style:style style:name="Tableau98.3" style:family="table-row">
      <style:table-row-properties style:min-row-height="0.972cm" fo:keep-together="auto"/>
    </style:style>
    <style:style style:name="Tableau33" style:family="table">
      <style:table-properties style:width="14.6cm" fo:margin-top="0cm" fo:margin-bottom="0cm" table:align="left" style:writing-mode="lr-tb"/>
    </style:style>
    <style:style style:name="Tableau33.A" style:family="table-column">
      <style:table-column-properties style:column-width="14.6cm"/>
    </style:style>
    <style:style style:name="Tableau33.1" style:family="table-row">
      <style:table-row-properties style:min-row-height="0.106cm" fo:keep-together="auto"/>
    </style:style>
    <style:style style:name="Tableau33.A1" style:family="table-cell">
      <style:table-cell-properties style:vertical-align="" fo:padding="0.141cm" fo:border="0.75pt solid #000001"/>
    </style:style>
    <style:style style:name="Tableau34" style:family="table">
      <style:table-properties style:width="14.697cm" fo:margin-left="0cm" fo:margin-top="0cm" fo:margin-bottom="0cm" table:align="left" style:writing-mode="lr-tb"/>
    </style:style>
    <style:style style:name="Tableau34.A" style:family="table-column">
      <style:table-column-properties style:column-width="1.148cm"/>
    </style:style>
    <style:style style:name="Tableau34.B" style:family="table-column">
      <style:table-column-properties style:column-width="13.548cm"/>
    </style:style>
    <style:style style:name="Tableau34.1" style:family="table-row">
      <style:table-row-properties style:min-row-height="0.448cm" fo:keep-together="auto"/>
    </style:style>
    <style:style style:name="Tableau34.A1" style:family="table-cell">
      <style:table-cell-properties style:vertical-align="" fo:padding="0.097cm" fo:border="none"/>
    </style:style>
    <style:style style:name="Tableau34.2" style:family="table-row">
      <style:table-row-properties style:min-row-height="0.106cm" fo:keep-together="auto"/>
    </style:style>
    <style:style style:name="Tableau34.A11" style:family="table-cell">
      <style:table-cell-properties style:vertical-align="" fo:padding="0.097cm" fo:border-left="none" fo:border-right="none" fo:border-top="none" fo:border-bottom="0.75pt solid #800000"/>
    </style:style>
    <style:style style:name="Tableau35" style:family="table">
      <style:table-properties style:width="14.6cm" fo:margin-top="0cm" fo:margin-bottom="0cm" table:align="left" style:writing-mode="lr-tb"/>
    </style:style>
    <style:style style:name="Tableau35.A" style:family="table-column">
      <style:table-column-properties style:column-width="4.322cm"/>
    </style:style>
    <style:style style:name="Tableau35.B" style:family="table-column">
      <style:table-column-properties style:column-width="10.278cm"/>
    </style:style>
    <style:style style:name="Tableau35.1" style:family="table-row">
      <style:table-row-properties style:min-row-height="0.106cm" fo:keep-together="auto"/>
    </style:style>
    <style:style style:name="Tableau35.A1" style:family="table-cell">
      <style:table-cell-properties style:vertical-align="" fo:padding="0.101cm" fo:border="none"/>
    </style:style>
    <style:style style:name="Tableau35.16" style:family="table-row">
      <style:table-row-properties style:min-row-height="1.522cm" fo:keep-together="auto"/>
    </style:style>
    <style:style style:name="Tableau35.A16" style:family="table-cell">
      <style:table-cell-properties style:vertical-align="" fo:padding="0.101cm" fo:border-left="none" fo:border-right="none" fo:border-top="none" fo:border-bottom="0.75pt solid #800000"/>
    </style:style>
    <style:style style:name="Tableau36" style:family="table">
      <style:table-properties style:width="14.6cm" fo:margin-top="0cm" fo:margin-bottom="0cm" table:align="left" style:writing-mode="lr-tb"/>
    </style:style>
    <style:style style:name="Tableau36.A" style:family="table-column">
      <style:table-column-properties style:column-width="14.6cm"/>
    </style:style>
    <style:style style:name="Tableau36.1" style:family="table-row">
      <style:table-row-properties style:min-row-height="0.106cm" fo:keep-together="auto"/>
    </style:style>
    <style:style style:name="Tableau36.A1" style:family="table-cell">
      <style:table-cell-properties style:vertical-align="" fo:padding="0.141cm" fo:border="0.75pt solid #000001"/>
    </style:style>
    <style:style style:name="Tableau37" style:family="table">
      <style:table-properties style:width="14.6cm" fo:margin-top="0cm" fo:margin-bottom="0cm" table:align="left" style:writing-mode="lr-tb"/>
    </style:style>
    <style:style style:name="Tableau37.A" style:family="table-column">
      <style:table-column-properties style:column-width="14.6cm"/>
    </style:style>
    <style:style style:name="Tableau37.1" style:family="table-row">
      <style:table-row-properties style:min-row-height="0.106cm" fo:keep-together="auto"/>
    </style:style>
    <style:style style:name="Tableau37.A1" style:family="table-cell">
      <style:table-cell-properties style:vertical-align="" fo:padding="0.141cm" fo:border="0.75pt solid #000001"/>
    </style:style>
    <style:style style:name="Tableau38" style:family="table">
      <style:table-properties style:width="14.6cm" fo:margin-top="0cm" fo:margin-bottom="0cm" table:align="left" style:writing-mode="lr-tb"/>
    </style:style>
    <style:style style:name="Tableau38.A" style:family="table-column">
      <style:table-column-properties style:column-width="14.6cm"/>
    </style:style>
    <style:style style:name="Tableau38.1" style:family="table-row">
      <style:table-row-properties style:min-row-height="15.61cm" fo:keep-together="auto"/>
    </style:style>
    <style:style style:name="Tableau38.A1" style:family="table-cell">
      <style:table-cell-properties style:vertical-align="" fo:padding="0.141cm" fo:border="0.75pt solid #000001"/>
    </style:style>
    <style:style style:name="Tableau39" style:family="table">
      <style:table-properties style:width="14.6cm" fo:margin-top="0cm" fo:margin-bottom="0cm" table:align="left" style:writing-mode="lr-tb"/>
    </style:style>
    <style:style style:name="Tableau39.A" style:family="table-column">
      <style:table-column-properties style:column-width="9.79cm"/>
    </style:style>
    <style:style style:name="Tableau39.B" style:family="table-column">
      <style:table-column-properties style:column-width="4.81cm"/>
    </style:style>
    <style:style style:name="Tableau39.1" style:family="table-row">
      <style:table-row-properties style:min-row-height="0.106cm" fo:keep-together="auto"/>
    </style:style>
    <style:style style:name="Tableau39.A1" style:family="table-cell">
      <style:table-cell-properties style:vertical-align="" fo:padding="0.101cm" fo:border-left="none" fo:border-right="none" fo:border-top="none" fo:border-bottom="0.75pt solid #000001"/>
    </style:style>
    <style:style style:name="Tableau39.A2" style:family="table-cell">
      <style:table-cell-properties style:vertical-align="" fo:padding="0.101cm" fo:border-left="none" fo:border-right="none" fo:border-top="1pt solid #000001" fo:border-bottom="none"/>
    </style:style>
    <style:style style:name="Tableau39.A3" style:family="table-cell">
      <style:table-cell-properties style:vertical-align="" fo:padding="0.101cm" fo:border="none"/>
    </style:style>
    <style:style style:name="Tableau39.A7" style:family="table-cell">
      <style:table-cell-properties style:vertical-align="" fo:padding="0.101cm" fo:border-left="none" fo:border-right="none" fo:border-top="none" fo:border-bottom="0.75pt solid #800000"/>
    </style:style>
    <style:style style:name="Tableau40" style:family="table">
      <style:table-properties style:width="14.6cm" fo:margin-top="0cm" fo:margin-bottom="0cm" table:align="left" style:writing-mode="lr-tb"/>
    </style:style>
    <style:style style:name="Tableau40.A" style:family="table-column">
      <style:table-column-properties style:column-width="2.448cm"/>
    </style:style>
    <style:style style:name="Tableau40.B" style:family="table-column">
      <style:table-column-properties style:column-width="1.799cm"/>
    </style:style>
    <style:style style:name="Tableau40.C" style:family="table-column">
      <style:table-column-properties style:column-width="10.352cm"/>
    </style:style>
    <style:style style:name="Tableau40.1" style:family="table-row">
      <style:table-row-properties style:min-row-height="0.106cm" fo:keep-together="auto"/>
    </style:style>
    <style:style style:name="Tableau40.A1" style:family="table-cell">
      <style:table-cell-properties style:vertical-align="" fo:padding="0.101cm" fo:border-left="none" fo:border-right="none" fo:border-top="none" fo:border-bottom="0.75pt solid #000001"/>
    </style:style>
    <style:style style:name="Tableau40.A2" style:family="table-cell">
      <style:table-cell-properties style:vertical-align="" fo:padding="0.101cm" fo:border-left="none" fo:border-right="none" fo:border-top="1pt solid #000001" fo:border-bottom="none"/>
    </style:style>
    <style:style style:name="Tableau40.A3" style:family="table-cell">
      <style:table-cell-properties style:vertical-align="" fo:padding="0.101cm" fo:border="none"/>
    </style:style>
    <style:style style:name="Tableau40.5" style:family="table-row">
      <style:table-row-properties style:min-row-height="1.014cm" fo:keep-together="auto"/>
    </style:style>
    <style:style style:name="Tableau40.A5" style:family="table-cell">
      <style:table-cell-properties style:vertical-align="" fo:padding="0.101cm" fo:border-left="none" fo:border-right="none" fo:border-top="none" fo:border-bottom="0.75pt solid #800000"/>
    </style:style>
    <style:style style:name="Tableau41" style:family="table">
      <style:table-properties style:width="14.6cm" fo:margin-top="0cm" fo:margin-bottom="0cm" table:align="left" style:writing-mode="lr-tb"/>
    </style:style>
    <style:style style:name="Tableau41.A" style:family="table-column">
      <style:table-column-properties style:column-width="3.898cm"/>
    </style:style>
    <style:style style:name="Tableau41.B" style:family="table-column">
      <style:table-column-properties style:column-width="10.702cm"/>
    </style:style>
    <style:style style:name="Tableau41.1" style:family="table-row">
      <style:table-row-properties style:min-row-height="0.106cm" fo:keep-together="auto"/>
    </style:style>
    <style:style style:name="Tableau41.A1" style:family="table-cell">
      <style:table-cell-properties style:vertical-align="" fo:padding="0.101cm" fo:border="none"/>
    </style:style>
    <style:style style:name="Tableau41.4" style:family="table-row">
      <style:table-row-properties style:min-row-height="0.305cm" fo:keep-together="auto"/>
    </style:style>
    <style:style style:name="Tableau41.A6" style:family="table-cell">
      <style:table-cell-properties style:vertical-align="" fo:padding="0.101cm" fo:border-left="none" fo:border-right="none" fo:border-top="none" fo:border-bottom="0.75pt solid #800000"/>
    </style:style>
    <style:style style:name="Tableau96" style:family="table" style:master-page-name="Standard">
      <style:table-properties style:width="16.759cm" fo:margin-left="-0.035cm" fo:margin-top="0cm" fo:margin-bottom="0cm" style:page-number="auto" table:align="left" style:writing-mode="lr-tb"/>
    </style:style>
    <style:style style:name="Tableau96.A" style:family="table-column">
      <style:table-column-properties style:column-width="3.006cm"/>
    </style:style>
    <style:style style:name="Tableau96.B" style:family="table-column">
      <style:table-column-properties style:column-width="5.794cm"/>
    </style:style>
    <style:style style:name="Tableau96.C" style:family="table-column">
      <style:table-column-properties style:column-width="7.959cm"/>
    </style:style>
    <style:style style:name="Tableau96.1" style:family="table-row">
      <style:table-row-properties style:min-row-height="0.399cm" fo:keep-together="auto"/>
    </style:style>
    <style:style style:name="Tableau96.A1" style:family="table-cell">
      <style:table-cell-properties fo:padding-left="0.018cm" fo:padding-right="0.018cm" fo:padding-top="0cm" fo:padding-bottom="0cm" fo:border="none"/>
    </style:style>
    <style:style style:name="Tableau96.3" style:family="table-row">
      <style:table-row-properties style:min-row-height="0.106cm" fo:keep-together="auto"/>
    </style:style>
    <style:style style:name="Tableau96.7" style:family="table-row">
      <style:table-row-properties style:min-row-height="1.302cm" fo:keep-together="auto"/>
    </style:style>
    <style:style style:name="Tableau42" style:family="table">
      <style:table-properties style:width="14.6cm" fo:margin-top="0cm" fo:margin-bottom="0cm" table:align="left" style:writing-mode="lr-tb"/>
    </style:style>
    <style:style style:name="Tableau42.A" style:family="table-column">
      <style:table-column-properties style:column-width="3.424cm"/>
    </style:style>
    <style:style style:name="Tableau42.B" style:family="table-column">
      <style:table-column-properties style:column-width="11.176cm"/>
    </style:style>
    <style:style style:name="Tableau42.1" style:family="table-row">
      <style:table-row-properties style:min-row-height="0.106cm" fo:keep-together="auto"/>
    </style:style>
    <style:style style:name="Tableau42.A1" style:family="table-cell">
      <style:table-cell-properties style:vertical-align="" fo:padding="0.101cm" fo:border-left="none" fo:border-right="none" fo:border-top="none" fo:border-bottom="0.75pt solid #000001"/>
    </style:style>
    <style:style style:name="Tableau42.A2" style:family="table-cell">
      <style:table-cell-properties style:vertical-align="" fo:padding="0.101cm" fo:border-left="none" fo:border-right="none" fo:border-top="1pt solid #000001" fo:border-bottom="none"/>
    </style:style>
    <style:style style:name="Tableau42.A3" style:family="table-cell">
      <style:table-cell-properties style:vertical-align="" fo:padding="0.101cm" fo:border="none"/>
    </style:style>
    <style:style style:name="Tableau42.A7" style:family="table-cell">
      <style:table-cell-properties style:vertical-align="" fo:padding="0.101cm" fo:border-left="none" fo:border-right="none" fo:border-top="none" fo:border-bottom="0.75pt solid #800000"/>
    </style:style>
    <style:style style:name="Tableau43" style:family="table">
      <style:table-properties style:width="14.6cm" fo:margin-top="0cm" fo:margin-bottom="0cm" table:align="left" style:writing-mode="lr-tb"/>
    </style:style>
    <style:style style:name="Tableau43.A" style:family="table-column">
      <style:table-column-properties style:column-width="3.473cm"/>
    </style:style>
    <style:style style:name="Tableau43.B" style:family="table-column">
      <style:table-column-properties style:column-width="11.127cm"/>
    </style:style>
    <style:style style:name="Tableau43.1" style:family="table-row">
      <style:table-row-properties style:min-row-height="0.106cm" fo:keep-together="auto"/>
    </style:style>
    <style:style style:name="Tableau43.A1" style:family="table-cell">
      <style:table-cell-properties style:vertical-align="" fo:padding="0.101cm" fo:border="none"/>
    </style:style>
    <style:style style:name="Tableau43.A5" style:family="table-cell">
      <style:table-cell-properties style:vertical-align="" fo:padding="0.101cm" fo:border-left="none" fo:border-right="none" fo:border-top="none" fo:border-bottom="0.75pt solid #800000"/>
    </style:style>
    <style:style style:name="Tableau44" style:family="table">
      <style:table-properties style:width="14.697cm" fo:margin-left="0cm" fo:margin-top="0cm" fo:margin-bottom="0cm" table:align="left" style:writing-mode="lr-tb"/>
    </style:style>
    <style:style style:name="Tableau44.A" style:family="table-column">
      <style:table-column-properties style:column-width="4.69cm"/>
    </style:style>
    <style:style style:name="Tableau44.B" style:family="table-column">
      <style:table-column-properties style:column-width="7.119cm"/>
    </style:style>
    <style:style style:name="Tableau44.C" style:family="table-column">
      <style:table-column-properties style:column-width="2.887cm"/>
    </style:style>
    <style:style style:name="Tableau44.1" style:family="table-row">
      <style:table-row-properties style:min-row-height="0.106cm" fo:keep-together="auto"/>
    </style:style>
    <style:style style:name="Tableau44.A1" style:family="table-cell">
      <style:table-cell-properties style:vertical-align="" fo:padding="0.101cm" fo:border="none"/>
    </style:style>
    <style:style style:name="Tableau44.A6" style:family="table-cell">
      <style:table-cell-properties style:vertical-align="" fo:padding="0.101cm" fo:border-left="none" fo:border-right="none" fo:border-top="none" fo:border-bottom="0.75pt solid #800000"/>
    </style:style>
    <style:style style:name="Tableau45" style:family="table">
      <style:table-properties style:width="8.183cm" fo:margin-left="0cm" fo:margin-top="0cm" fo:margin-bottom="0cm" table:align="left" style:writing-mode="lr-tb"/>
    </style:style>
    <style:style style:name="Tableau45.A" style:family="table-column">
      <style:table-column-properties style:column-width="5.59cm"/>
    </style:style>
    <style:style style:name="Tableau45.B" style:family="table-column">
      <style:table-column-properties style:column-width="1.3cm"/>
    </style:style>
    <style:style style:name="Tableau45.C" style:family="table-column">
      <style:table-column-properties style:column-width="1.293cm"/>
    </style:style>
    <style:style style:name="Tableau45.1" style:family="table-row">
      <style:table-row-properties style:min-row-height="0.607cm" fo:keep-together="auto"/>
    </style:style>
    <style:style style:name="Tableau45.A1" style:family="table-cell">
      <style:table-cell-properties style:vertical-align="" fo:padding="0.101cm" fo:border="none"/>
    </style:style>
    <style:style style:name="Tableau45.2" style:family="table-row">
      <style:table-row-properties style:min-row-height="0.106cm" fo:keep-together="auto"/>
    </style:style>
    <style:style style:name="Tableau45.A8" style:family="table-cell">
      <style:table-cell-properties style:vertical-align="" fo:padding="0.101cm" fo:border-left="none" fo:border-right="none" fo:border-top="none" fo:border-bottom="0.75pt solid #800000"/>
    </style:style>
    <style:style style:name="Tableau97" style:family="table" style:master-page-name="Standard">
      <style:table-properties style:width="16.582cm" fo:margin-left="-0.035cm" fo:margin-top="0cm" fo:margin-bottom="0cm" style:page-number="auto" table:align="left" style:writing-mode="lr-tb"/>
    </style:style>
    <style:style style:name="Tableau97.A" style:family="table-column">
      <style:table-column-properties style:column-width="2.642cm"/>
    </style:style>
    <style:style style:name="Tableau97.B" style:family="table-column">
      <style:table-column-properties style:column-width="2.002cm"/>
    </style:style>
    <style:style style:name="Tableau97.C" style:family="table-column">
      <style:table-column-properties style:column-width="1.692cm"/>
    </style:style>
    <style:style style:name="Tableau97.D" style:family="table-column">
      <style:table-column-properties style:column-width="3.089cm"/>
    </style:style>
    <style:style style:name="Tableau97.E" style:family="table-column">
      <style:table-column-properties style:column-width="1.653cm"/>
    </style:style>
    <style:style style:name="Tableau97.F" style:family="table-column">
      <style:table-column-properties style:column-width="2.933cm"/>
    </style:style>
    <style:style style:name="Tableau97.G" style:family="table-column">
      <style:table-column-properties style:column-width="2.572cm"/>
    </style:style>
    <style:style style:name="Tableau97.1" style:family="table-row">
      <style:table-row-properties style:min-row-height="0.531cm" fo:keep-together="auto"/>
    </style:style>
    <style:style style:name="Tableau97.A1" style:family="table-cell">
      <style:table-cell-properties fo:padding-left="0.018cm" fo:padding-right="0.018cm" fo:padding-top="0cm" fo:padding-bottom="0cm" fo:border="none"/>
    </style:style>
    <style:style style:name="Tableau97.3" style:family="table-row">
      <style:table-row-properties style:min-row-height="0.106cm" fo:keep-together="auto"/>
    </style:style>
    <style:style style:name="Tableau46" style:family="table">
      <style:table-properties style:width="14.697cm" fo:margin-left="0cm" fo:margin-top="0cm" fo:margin-bottom="0cm" table:align="left" style:writing-mode="lr-tb"/>
    </style:style>
    <style:style style:name="Tableau46.A" style:family="table-column">
      <style:table-column-properties style:column-width="1.224cm"/>
    </style:style>
    <style:style style:name="Tableau46.B" style:family="table-column">
      <style:table-column-properties style:column-width="13.473cm"/>
    </style:style>
    <style:style style:name="Tableau46.1" style:family="table-row">
      <style:table-row-properties style:min-row-height="0.106cm" fo:keep-together="auto"/>
    </style:style>
    <style:style style:name="Tableau46.A1" style:family="table-cell">
      <style:table-cell-properties style:vertical-align="" fo:padding="0.101cm" fo:border="none"/>
    </style:style>
    <style:style style:name="Tableau46.A7" style:family="table-cell">
      <style:table-cell-properties style:vertical-align="" fo:padding="0.101cm" fo:border-left="none" fo:border-right="none" fo:border-top="none" fo:border-bottom="0.75pt solid #800000"/>
    </style:style>
    <style:style style:name="Tableau47" style:family="table">
      <style:table-properties style:width="14.697cm" fo:margin-left="0cm" fo:margin-top="0cm" fo:margin-bottom="0cm" table:align="left" style:writing-mode="lr-tb"/>
    </style:style>
    <style:style style:name="Tableau47.A" style:family="table-column">
      <style:table-column-properties style:column-width="1.849cm"/>
    </style:style>
    <style:style style:name="Tableau47.B" style:family="table-column">
      <style:table-column-properties style:column-width="3.198cm"/>
    </style:style>
    <style:style style:name="Tableau47.C" style:family="table-column">
      <style:table-column-properties style:column-width="3.221cm"/>
    </style:style>
    <style:style style:name="Tableau47.D" style:family="table-column">
      <style:table-column-properties style:column-width="6.429cm"/>
    </style:style>
    <style:style style:name="Tableau47.1" style:family="table-row">
      <style:table-row-properties style:min-row-height="0.106cm" fo:keep-together="auto"/>
    </style:style>
    <style:style style:name="Tableau47.A1" style:family="table-cell">
      <style:table-cell-properties style:vertical-align="" fo:padding="0.101cm" fo:border="none"/>
    </style:style>
    <style:style style:name="Tableau47.A12" style:family="table-cell">
      <style:table-cell-properties style:vertical-align="" fo:padding="0.101cm" fo:border-left="none" fo:border-right="none" fo:border-top="none" fo:border-bottom="0.75pt solid #800000"/>
    </style:style>
    <style:style style:name="Tableau48" style:family="table">
      <style:table-properties style:width="14.6cm" fo:margin-top="0cm" fo:margin-bottom="0cm" table:align="left" style:writing-mode="lr-tb"/>
    </style:style>
    <style:style style:name="Tableau48.A" style:family="table-column">
      <style:table-column-properties style:column-width="2.873cm"/>
    </style:style>
    <style:style style:name="Tableau48.B" style:family="table-column">
      <style:table-column-properties style:column-width="11.726cm"/>
    </style:style>
    <style:style style:name="Tableau48.1" style:family="table-row">
      <style:table-row-properties style:min-row-height="0.106cm" fo:keep-together="auto"/>
    </style:style>
    <style:style style:name="Tableau48.A1" style:family="table-cell">
      <style:table-cell-properties style:vertical-align="" fo:padding="0.101cm" fo:border="none"/>
    </style:style>
    <style:style style:name="Tableau48.7" style:family="table-row">
      <style:table-row-properties style:min-row-height="0.584cm" fo:keep-together="auto"/>
    </style:style>
    <style:style style:name="Tableau48.A11" style:family="table-cell">
      <style:table-cell-properties style:vertical-align="" fo:padding="0.101cm" fo:border-left="none" fo:border-right="none" fo:border-top="none" fo:border-bottom="0.75pt solid #800000"/>
    </style:style>
    <style:style style:name="Tableau49" style:family="table">
      <style:table-properties style:width="14.504cm" fo:margin-top="0cm" fo:margin-bottom="0cm" table:align="left" style:writing-mode="lr-tb"/>
    </style:style>
    <style:style style:name="Tableau49.A" style:family="table-column">
      <style:table-column-properties style:column-width="5.973cm"/>
    </style:style>
    <style:style style:name="Tableau49.B" style:family="table-column">
      <style:table-column-properties style:column-width="0.102cm"/>
    </style:style>
    <style:style style:name="Tableau49.C" style:family="table-column">
      <style:table-column-properties style:column-width="8.43cm"/>
    </style:style>
    <style:style style:name="Tableau49.1" style:family="table-row">
      <style:table-row-properties style:min-row-height="0.106cm" fo:keep-together="auto"/>
    </style:style>
    <style:style style:name="Tableau49.A1" style:family="table-cell">
      <style:table-cell-properties style:vertical-align="" fo:padding="0.101cm" fo:border="none"/>
    </style:style>
    <style:style style:name="Tableau49.A5" style:family="table-cell">
      <style:table-cell-properties style:vertical-align="" fo:padding="0.101cm" fo:border-left="none" fo:border-right="none" fo:border-top="none" fo:border-bottom="0.75pt solid #800000"/>
    </style:style>
    <style:style style:name="Tableau50" style:family="table">
      <style:table-properties style:width="14.697cm" fo:margin-left="0cm" fo:margin-top="0cm" fo:margin-bottom="0cm" table:align="left" style:writing-mode="lr-tb"/>
    </style:style>
    <style:style style:name="Tableau50.A" style:family="table-column">
      <style:table-column-properties style:column-width="2.574cm"/>
    </style:style>
    <style:style style:name="Tableau50.B" style:family="table-column">
      <style:table-column-properties style:column-width="12.123cm"/>
    </style:style>
    <style:style style:name="Tableau50.1" style:family="table-row">
      <style:table-row-properties style:min-row-height="0.106cm" fo:keep-together="auto"/>
    </style:style>
    <style:style style:name="Tableau50.A1" style:family="table-cell">
      <style:table-cell-properties style:vertical-align="" fo:padding="0.101cm" fo:border="none"/>
    </style:style>
    <style:style style:name="Tableau50.10" style:family="table-row">
      <style:table-row-properties style:min-row-height="0.367cm" fo:keep-together="auto"/>
    </style:style>
    <style:style style:name="Tableau50.A18" style:family="table-cell">
      <style:table-cell-properties style:vertical-align="" fo:padding="0.101cm" fo:border-left="none" fo:border-right="none" fo:border-top="none" fo:border-bottom="0.75pt solid #800000"/>
    </style:style>
    <style:style style:name="Tableau51" style:family="table">
      <style:table-properties style:width="14.504cm" fo:margin-top="0cm" fo:margin-bottom="0cm" table:align="left" style:writing-mode="lr-tb"/>
    </style:style>
    <style:style style:name="Tableau51.A" style:family="table-column">
      <style:table-column-properties style:column-width="2.071cm"/>
    </style:style>
    <style:style style:name="Tableau51.B" style:family="table-column">
      <style:table-column-properties style:column-width="4.2cm"/>
    </style:style>
    <style:style style:name="Tableau51.C" style:family="table-column">
      <style:table-column-properties style:column-width="8.234cm"/>
    </style:style>
    <style:style style:name="Tableau51.1" style:family="table-row">
      <style:table-row-properties style:min-row-height="0.106cm" fo:keep-together="auto"/>
    </style:style>
    <style:style style:name="Tableau51.A1" style:family="table-cell">
      <style:table-cell-properties style:vertical-align="" fo:padding="0.101cm" fo:border="none"/>
    </style:style>
    <style:style style:name="Tableau51.7" style:family="table-row">
      <style:table-row-properties style:min-row-height="0.314cm" fo:keep-together="auto"/>
    </style:style>
    <style:style style:name="Tableau51.C7" style:family="table-cell">
      <style:table-cell-properties style:vertical-align="" fo:padding="0.101cm" fo:border-left="none" fo:border-right="none" fo:border-top="none" fo:border-bottom="0.75pt solid #800000"/>
    </style:style>
    <style:style style:name="Tableau52" style:family="table">
      <style:table-properties style:width="14.697cm" fo:margin-left="0cm" fo:margin-top="0cm" fo:margin-bottom="0cm" table:align="left" style:writing-mode="lr-tb"/>
    </style:style>
    <style:style style:name="Tableau52.A" style:family="table-column">
      <style:table-column-properties style:column-width="14.697cm"/>
    </style:style>
    <style:style style:name="Tableau52.1" style:family="table-row">
      <style:table-row-properties style:min-row-height="0.106cm" fo:keep-together="auto"/>
    </style:style>
    <style:style style:name="Tableau52.A1" style:family="table-cell">
      <style:table-cell-properties style:vertical-align="" fo:padding="0.141cm" fo:border="0.75pt solid #000001"/>
    </style:style>
    <style:style style:name="Tableau53" style:family="table">
      <style:table-properties style:width="14.697cm" fo:margin-left="0cm" fo:margin-top="0cm" fo:margin-bottom="0cm" table:align="left" style:writing-mode="lr-tb"/>
    </style:style>
    <style:style style:name="Tableau53.A" style:family="table-column">
      <style:table-column-properties style:column-width="14.697cm"/>
    </style:style>
    <style:style style:name="Tableau53.1" style:family="table-row">
      <style:table-row-properties style:min-row-height="0.106cm" fo:keep-together="auto"/>
    </style:style>
    <style:style style:name="Tableau53.A1" style:family="table-cell">
      <style:table-cell-properties style:vertical-align="" fo:padding="0.141cm" fo:border="0.75pt solid #000001"/>
    </style:style>
    <style:style style:name="Tableau54" style:family="table">
      <style:table-properties style:width="14.6cm" fo:margin-top="0cm" fo:margin-bottom="0cm" table:align="left" style:writing-mode="lr-tb"/>
    </style:style>
    <style:style style:name="Tableau54.A" style:family="table-column">
      <style:table-column-properties style:column-width="3.348cm"/>
    </style:style>
    <style:style style:name="Tableau54.B" style:family="table-column">
      <style:table-column-properties style:column-width="4.05cm"/>
    </style:style>
    <style:style style:name="Tableau54.C" style:family="table-column">
      <style:table-column-properties style:column-width="7.202cm"/>
    </style:style>
    <style:style style:name="Tableau54.1" style:family="table-row">
      <style:table-row-properties style:min-row-height="0.106cm" fo:keep-together="auto"/>
    </style:style>
    <style:style style:name="Tableau54.A1" style:family="table-cell">
      <style:table-cell-properties style:vertical-align="" fo:padding="0cm" fo:border="none"/>
    </style:style>
    <style:style style:name="Tableau54.A2" style:family="table-cell">
      <style:table-cell-properties style:vertical-align="" fo:padding="0.101cm" fo:border="none"/>
    </style:style>
    <style:style style:name="Tableau54.C21" style:family="table-cell">
      <style:table-cell-properties style:vertical-align="middle" fo:padding="0.101cm" fo:border="none"/>
    </style:style>
    <style:style style:name="Tableau54.50" style:family="table-row">
      <style:table-row-properties style:min-row-height="0.205cm" fo:keep-together="auto"/>
    </style:style>
    <style:style style:name="Tableau54.68" style:family="table-row">
      <style:table-row-properties style:min-row-height="1.097cm" fo:keep-together="auto"/>
    </style:style>
    <style:style style:name="Tableau54.A91" style:family="table-cell">
      <style:table-cell-properties style:vertical-align="" fo:padding="0.101cm" fo:border-left="none" fo:border-right="none" fo:border-top="none" fo:border-bottom="0.75pt solid #800000"/>
    </style:style>
    <style:style style:name="Tableau55" style:family="table">
      <style:table-properties style:width="14.6cm" fo:margin-top="0cm" fo:margin-bottom="0cm" table:align="left" style:writing-mode="lr-tb"/>
    </style:style>
    <style:style style:name="Tableau55.A" style:family="table-column">
      <style:table-column-properties style:column-width="14.6cm"/>
    </style:style>
    <style:style style:name="Tableau55.1" style:family="table-row">
      <style:table-row-properties style:min-row-height="0.106cm" fo:keep-together="auto"/>
    </style:style>
    <style:style style:name="Tableau55.A1" style:family="table-cell">
      <style:table-cell-properties style:vertical-align="" fo:padding="0.141cm" fo:border="0.75pt solid #000001"/>
    </style:style>
    <style:style style:name="Tableau56" style:family="table">
      <style:table-properties style:width="14.6cm" fo:margin-top="0cm" fo:margin-bottom="0cm" table:align="left" style:writing-mode="lr-tb"/>
    </style:style>
    <style:style style:name="Tableau56.A" style:family="table-column">
      <style:table-column-properties style:column-width="14.6cm"/>
    </style:style>
    <style:style style:name="Tableau56.1" style:family="table-row">
      <style:table-row-properties style:min-row-height="0.106cm" fo:keep-together="auto"/>
    </style:style>
    <style:style style:name="Tableau56.A1" style:family="table-cell">
      <style:table-cell-properties style:vertical-align="" fo:padding="0.141cm" fo:border="0.75pt solid #000001"/>
    </style:style>
    <style:style style:name="Tableau57" style:family="table">
      <style:table-properties style:width="14.697cm" fo:margin-left="0cm" fo:margin-top="0cm" fo:margin-bottom="0cm" table:align="left" style:writing-mode="lr-tb"/>
    </style:style>
    <style:style style:name="Tableau57.A" style:family="table-column">
      <style:table-column-properties style:column-width="14.697cm"/>
    </style:style>
    <style:style style:name="Tableau57.1" style:family="table-row">
      <style:table-row-properties style:min-row-height="2.381cm" fo:keep-together="auto"/>
    </style:style>
    <style:style style:name="Tableau57.A1" style:family="table-cell">
      <style:table-cell-properties style:vertical-align="" fo:padding="0.141cm" fo:border="0.75pt solid #000001"/>
    </style:style>
    <style:style style:name="Tableau58" style:family="table">
      <style:table-properties style:width="14.6cm" fo:margin-top="0cm" fo:margin-bottom="0cm" table:align="left" style:writing-mode="lr-tb"/>
    </style:style>
    <style:style style:name="Tableau58.A" style:family="table-column">
      <style:table-column-properties style:column-width="14.6cm"/>
    </style:style>
    <style:style style:name="Tableau58.1" style:family="table-row">
      <style:table-row-properties style:min-row-height="0.106cm" fo:keep-together="auto"/>
    </style:style>
    <style:style style:name="Tableau58.A1" style:family="table-cell">
      <style:table-cell-properties style:vertical-align="" fo:padding="0.141cm" fo:border="0.75pt solid #000001"/>
    </style:style>
    <style:style style:name="Tableau59" style:family="table">
      <style:table-properties style:width="14.6cm" fo:margin-top="0cm" fo:margin-bottom="0cm" table:align="left" style:writing-mode="lr-tb"/>
    </style:style>
    <style:style style:name="Tableau59.A" style:family="table-column">
      <style:table-column-properties style:column-width="3.473cm"/>
    </style:style>
    <style:style style:name="Tableau59.B" style:family="table-column">
      <style:table-column-properties style:column-width="4.001cm"/>
    </style:style>
    <style:style style:name="Tableau59.C" style:family="table-column">
      <style:table-column-properties style:column-width="2.524cm"/>
    </style:style>
    <style:style style:name="Tableau59.D" style:family="table-column">
      <style:table-column-properties style:column-width="4.602cm"/>
    </style:style>
    <style:style style:name="Tableau59.1" style:family="table-row">
      <style:table-row-properties style:min-row-height="0.54cm" fo:keep-together="auto"/>
    </style:style>
    <style:style style:name="Tableau59.A1" style:family="table-cell">
      <style:table-cell-properties style:vertical-align="" fo:padding="0.101cm" fo:border="none"/>
    </style:style>
    <style:style style:name="Tableau59.2" style:family="table-row">
      <style:table-row-properties style:min-row-height="0.106cm" fo:keep-together="auto"/>
    </style:style>
    <style:style style:name="Tableau59.27" style:family="table-row">
      <style:table-row-properties style:min-row-height="1.143cm" fo:keep-together="auto"/>
    </style:style>
    <style:style style:name="Tableau59.A52" style:family="table-cell">
      <style:table-cell-properties style:vertical-align="" fo:padding="0.101cm" fo:border-left="none" fo:border-right="none" fo:border-top="none" fo:border-bottom="0.75pt solid #800000"/>
    </style:style>
    <style:style style:name="Tableau60" style:family="table">
      <style:table-properties style:width="14.6cm" fo:margin-top="0cm" fo:margin-bottom="0cm" table:align="left" style:writing-mode="lr-tb"/>
    </style:style>
    <style:style style:name="Tableau60.A" style:family="table-column">
      <style:table-column-properties style:column-width="7.89cm"/>
    </style:style>
    <style:style style:name="Tableau60.B" style:family="table-column">
      <style:table-column-properties style:column-width="6.71cm"/>
    </style:style>
    <style:style style:name="Tableau60.1" style:family="table-row">
      <style:table-row-properties style:min-row-height="0.106cm" fo:keep-together="auto"/>
    </style:style>
    <style:style style:name="Tableau60.A1" style:family="table-cell">
      <style:table-cell-properties style:vertical-align="" fo:padding="0.101cm" fo:border="none"/>
    </style:style>
    <style:style style:name="Tableau60.A3" style:family="table-cell">
      <style:table-cell-properties style:vertical-align="" fo:padding="0.101cm" fo:border-left="none" fo:border-right="none" fo:border-top="none" fo:border-bottom="0.75pt solid #800000"/>
    </style:style>
    <style:style style:name="Tableau61" style:family="table">
      <style:table-properties style:width="14.6cm" fo:margin-top="0cm" fo:margin-bottom="0cm" table:align="left" style:writing-mode="lr-tb"/>
    </style:style>
    <style:style style:name="Tableau61.A" style:family="table-column">
      <style:table-column-properties style:column-width="14.6cm"/>
    </style:style>
    <style:style style:name="Tableau61.1" style:family="table-row">
      <style:table-row-properties style:min-row-height="0.106cm" fo:keep-together="auto"/>
    </style:style>
    <style:style style:name="Tableau61.A1" style:family="table-cell">
      <style:table-cell-properties style:vertical-align="" fo:padding="0.141cm" fo:border="0.75pt solid #000001"/>
    </style:style>
    <style:style style:name="Tableau62" style:family="table">
      <style:table-properties style:width="14.6cm" fo:margin-top="0cm" fo:margin-bottom="0cm" table:align="left" style:writing-mode="lr-tb"/>
    </style:style>
    <style:style style:name="Tableau62.A" style:family="table-column">
      <style:table-column-properties style:column-width="4.089cm"/>
    </style:style>
    <style:style style:name="Tableau62.B" style:family="table-column">
      <style:table-column-properties style:column-width="10.511cm"/>
    </style:style>
    <style:style style:name="Tableau62.1" style:family="table-row">
      <style:table-row-properties style:min-row-height="1.148cm" fo:keep-together="auto"/>
    </style:style>
    <style:style style:name="Tableau62.A1" style:family="table-cell">
      <style:table-cell-properties style:vertical-align="" fo:padding="0.101cm" fo:border="none"/>
    </style:style>
    <style:style style:name="Tableau62.2" style:family="table-row">
      <style:table-row-properties style:min-row-height="0.489cm" fo:keep-together="auto"/>
    </style:style>
    <style:style style:name="Tableau62.3" style:family="table-row">
      <style:table-row-properties style:min-row-height="0.106cm" fo:keep-together="auto"/>
    </style:style>
    <style:style style:name="Tableau62.9" style:family="table-row">
      <style:table-row-properties style:min-row-height="0.506cm" fo:keep-together="auto"/>
    </style:style>
    <style:style style:name="Tableau62.A9" style:family="table-cell">
      <style:table-cell-properties style:vertical-align="" fo:padding="0.101cm" fo:border-left="none" fo:border-right="none" fo:border-top="none" fo:border-bottom="0.75pt solid #800000"/>
    </style:style>
    <style:style style:name="Tableau63" style:family="table">
      <style:table-properties style:width="14.6cm" fo:margin-top="0cm" fo:margin-bottom="0cm" table:align="left" style:writing-mode="lr-tb"/>
    </style:style>
    <style:style style:name="Tableau63.A" style:family="table-column">
      <style:table-column-properties style:column-width="14.6cm"/>
    </style:style>
    <style:style style:name="Tableau63.1" style:family="table-row">
      <style:table-row-properties style:min-row-height="6.463cm" fo:keep-together="auto"/>
    </style:style>
    <style:style style:name="Tableau63.A1" style:family="table-cell">
      <style:table-cell-properties style:vertical-align="" fo:padding="0.141cm" fo:border="0.75pt solid #000001"/>
    </style:style>
    <style:style style:name="Tableau64" style:family="table">
      <style:table-properties style:width="14.6cm" fo:margin-top="0cm" fo:margin-bottom="0cm" table:align="left" style:writing-mode="lr-tb"/>
    </style:style>
    <style:style style:name="Tableau64.A" style:family="table-column">
      <style:table-column-properties style:column-width="0.974cm"/>
    </style:style>
    <style:style style:name="Tableau64.B" style:family="table-column">
      <style:table-column-properties style:column-width="13.626cm"/>
    </style:style>
    <style:style style:name="Tableau64.1" style:family="table-row">
      <style:table-row-properties style:min-row-height="0.106cm" fo:keep-together="auto"/>
    </style:style>
    <style:style style:name="Tableau64.A1" style:family="table-cell">
      <style:table-cell-properties style:vertical-align="" fo:padding="0.101cm" fo:border="none"/>
    </style:style>
    <style:style style:name="Tableau64.A7" style:family="table-cell">
      <style:table-cell-properties style:vertical-align="" fo:padding="0.101cm" fo:border-left="none" fo:border-right="none" fo:border-top="none" fo:border-bottom="0.75pt solid #800000"/>
    </style:style>
    <style:style style:name="Tableau65" style:family="table">
      <style:table-properties style:width="14.6cm" fo:margin-top="0cm" fo:margin-bottom="0cm" table:align="left" style:writing-mode="lr-tb"/>
    </style:style>
    <style:style style:name="Tableau65.A" style:family="table-column">
      <style:table-column-properties style:column-width="2.693cm"/>
    </style:style>
    <style:style style:name="Tableau65.B" style:family="table-column">
      <style:table-column-properties style:column-width="4.113cm"/>
    </style:style>
    <style:style style:name="Tableau65.C" style:family="table-column">
      <style:table-column-properties style:column-width="7.793cm"/>
    </style:style>
    <style:style style:name="Tableau65.1" style:family="table-row">
      <style:table-row-properties style:min-row-height="1.161cm" fo:keep-together="auto"/>
    </style:style>
    <style:style style:name="Tableau65.A1" style:family="table-cell">
      <style:table-cell-properties style:vertical-align="" fo:padding="0.101cm" fo:border="none"/>
    </style:style>
    <style:style style:name="Tableau65.2" style:family="table-row">
      <style:table-row-properties style:min-row-height="0.106cm" fo:keep-together="auto"/>
    </style:style>
    <style:style style:name="Tableau65.A7" style:family="table-cell">
      <style:table-cell-properties style:vertical-align="" fo:padding="0.101cm" fo:border-left="none" fo:border-right="none" fo:border-top="none" fo:border-bottom="0.75pt solid #800000"/>
    </style:style>
    <style:style style:name="Tableau102" style:family="table">
      <style:table-properties style:width="14.605cm" table:align="left" style:writing-mode="lr-tb"/>
    </style:style>
    <style:style style:name="Tableau102.A" style:family="table-column">
      <style:table-column-properties style:column-width="1.483cm"/>
    </style:style>
    <style:style style:name="Tableau102.B" style:family="table-column">
      <style:table-column-properties style:column-width="1.21cm"/>
    </style:style>
    <style:style style:name="Tableau102.C" style:family="table-column">
      <style:table-column-properties style:column-width="11.912cm"/>
    </style:style>
    <style:style style:name="Tableau102.A1" style:family="table-cell">
      <style:table-cell-properties style:vertical-align="middle" fo:padding="0.049cm" fo:border="none"/>
    </style:style>
    <style:style style:name="Tableau66" style:family="table">
      <style:table-properties style:width="14.504cm" fo:margin-top="0cm" fo:margin-bottom="0cm" table:align="left" style:writing-mode="lr-tb"/>
    </style:style>
    <style:style style:name="Tableau66.A" style:family="table-column">
      <style:table-column-properties style:column-width="2.309cm"/>
    </style:style>
    <style:style style:name="Tableau66.B" style:family="table-column">
      <style:table-column-properties style:column-width="12.196cm"/>
    </style:style>
    <style:style style:name="Tableau66.1" style:family="table-row">
      <style:table-row-properties style:min-row-height="0.106cm" fo:keep-together="auto"/>
    </style:style>
    <style:style style:name="Tableau66.A1" style:family="table-cell">
      <style:table-cell-properties style:vertical-align="" fo:padding="0.097cm" fo:border="0.75pt solid #000001"/>
    </style:style>
    <style:style style:name="Tableau66.3" style:family="table-row">
      <style:table-row-properties style:min-row-height="1.374cm" fo:keep-together="auto"/>
    </style:style>
    <style:style style:name="Tableau67" style:family="table">
      <style:table-properties style:width="14.6cm" fo:margin-top="0cm" fo:margin-bottom="0cm" table:align="left" style:writing-mode="lr-tb"/>
    </style:style>
    <style:style style:name="Tableau67.A" style:family="table-column">
      <style:table-column-properties style:column-width="6.495cm"/>
    </style:style>
    <style:style style:name="Tableau67.B" style:family="table-column">
      <style:table-column-properties style:column-width="8.105cm"/>
    </style:style>
    <style:style style:name="Tableau67.1" style:family="table-row">
      <style:table-row-properties style:min-row-height="0.106cm" fo:keep-together="auto"/>
    </style:style>
    <style:style style:name="Tableau67.A1" style:family="table-cell">
      <style:table-cell-properties style:vertical-align="" fo:padding="0.101cm" fo:border="none"/>
    </style:style>
    <style:style style:name="Tableau67.2" style:family="table-row">
      <style:table-row-properties style:min-row-height="1.302cm" fo:keep-together="auto"/>
    </style:style>
    <style:style style:name="Tableau67.A3" style:family="table-cell">
      <style:table-cell-properties style:vertical-align="" fo:padding="0.101cm" fo:border-left="none" fo:border-right="none" fo:border-top="none" fo:border-bottom="0.75pt solid #800000"/>
    </style:style>
    <style:style style:name="Tableau68" style:family="table">
      <style:table-properties style:width="8.147cm" fo:margin-left="0cm" fo:margin-top="0cm" fo:margin-bottom="0cm" table:align="left" style:writing-mode="lr-tb"/>
    </style:style>
    <style:style style:name="Tableau68.A" style:family="table-column">
      <style:table-column-properties style:column-width="8.147cm"/>
    </style:style>
    <style:style style:name="Tableau68.1" style:family="table-row">
      <style:table-row-properties style:min-row-height="0.106cm" fo:keep-together="auto"/>
    </style:style>
    <style:style style:name="Tableau68.A1" style:family="table-cell">
      <style:table-cell-properties style:vertical-align="" fo:padding="0.141cm" fo:border="0.75pt solid #000001"/>
    </style:style>
    <style:style style:name="Tableau101" style:family="table" style:master-page-name="Standard">
      <style:table-properties style:width="16.75cm" fo:margin-left="-0.035cm" fo:margin-top="0cm" fo:margin-bottom="0cm" style:page-number="auto" table:align="left" style:writing-mode="lr-tb"/>
    </style:style>
    <style:style style:name="Tableau101.A" style:family="table-column">
      <style:table-column-properties style:column-width="4.66cm"/>
    </style:style>
    <style:style style:name="Tableau101.B" style:family="table-column">
      <style:table-column-properties style:column-width="3.457cm"/>
    </style:style>
    <style:style style:name="Tableau101.C" style:family="table-column">
      <style:table-column-properties style:column-width="4.059cm"/>
    </style:style>
    <style:style style:name="Tableau101.D" style:family="table-column">
      <style:table-column-properties style:column-width="4.574cm"/>
    </style:style>
    <style:style style:name="Tableau101.1" style:family="table-row">
      <style:table-row-properties style:min-row-height="0.106cm" fo:keep-together="auto"/>
    </style:style>
    <style:style style:name="Tableau101.A1" style:family="table-cell">
      <style:table-cell-properties fo:padding-left="0.018cm" fo:padding-right="0.018cm" fo:padding-top="0cm" fo:padding-bottom="0cm" fo:border="none"/>
    </style:style>
    <style:style style:name="Tableau101.5" style:family="table-row">
      <style:table-row-properties style:min-row-height="0.332cm" fo:keep-together="auto"/>
    </style:style>
    <style:style style:name="Tableau101.21" style:family="table-row">
      <style:table-row-properties style:min-row-height="0.455cm" fo:keep-together="auto"/>
    </style:style>
    <style:style style:name="Tableau69" style:family="table">
      <style:table-properties style:width="16.768cm" fo:margin-left="0cm" fo:margin-top="0cm" fo:margin-bottom="0cm" table:align="left" style:writing-mode="lr-tb"/>
    </style:style>
    <style:style style:name="Tableau69.A" style:family="table-column">
      <style:table-column-properties style:column-width="4.048cm"/>
    </style:style>
    <style:style style:name="Tableau69.B" style:family="table-column">
      <style:table-column-properties style:column-width="4.369cm"/>
    </style:style>
    <style:style style:name="Tableau69.C" style:family="table-column">
      <style:table-column-properties style:column-width="8.35cm"/>
    </style:style>
    <style:style style:name="Tableau69.1" style:family="table-row">
      <style:table-row-properties style:min-row-height="0.474cm" fo:keep-together="auto"/>
    </style:style>
    <style:style style:name="Tableau69.A1" style:family="table-cell">
      <style:table-cell-properties style:vertical-align="" fo:padding="0.101cm" fo:border="none"/>
    </style:style>
    <style:style style:name="Tableau69.2" style:family="table-row">
      <style:table-row-properties style:min-row-height="0.106cm" fo:keep-together="auto"/>
    </style:style>
    <style:style style:name="Tableau69.C16" style:family="table-cell">
      <style:table-cell-properties style:vertical-align="middle" fo:padding="0.101cm" fo:border="none"/>
    </style:style>
    <style:style style:name="Tableau69.39" style:family="table-row">
      <style:table-row-properties style:min-row-height="0.945cm" fo:keep-together="auto"/>
    </style:style>
    <style:style style:name="Tableau69.A40" style:family="table-cell">
      <style:table-cell-properties style:vertical-align="" fo:padding="0.101cm" fo:border-left="none" fo:border-right="none" fo:border-top="none" fo:border-bottom="0.75pt solid #800000"/>
    </style:style>
    <style:style style:name="Tableau70" style:family="table">
      <style:table-properties style:width="14.6cm" fo:margin-top="0cm" fo:margin-bottom="0cm" table:align="left" style:writing-mode="lr-tb"/>
    </style:style>
    <style:style style:name="Tableau70.A" style:family="table-column">
      <style:table-column-properties style:column-width="1.715cm"/>
    </style:style>
    <style:style style:name="Tableau70.B" style:family="table-column">
      <style:table-column-properties style:column-width="2.025cm"/>
    </style:style>
    <style:style style:name="Tableau70.C" style:family="table-column">
      <style:table-column-properties style:column-width="10.86cm"/>
    </style:style>
    <style:style style:name="Tableau70.1" style:family="table-row">
      <style:table-row-properties style:min-row-height="0.106cm" fo:keep-together="auto"/>
    </style:style>
    <style:style style:name="Tableau70.A1" style:family="table-cell">
      <style:table-cell-properties style:vertical-align="" fo:padding="0.097cm" fo:border="none"/>
    </style:style>
    <style:style style:name="Tableau70.A7" style:family="table-cell">
      <style:table-cell-properties style:vertical-align="" fo:padding="0.097cm" fo:border-left="none" fo:border-right="none" fo:border-top="none" fo:border-bottom="0.75pt solid #800000"/>
    </style:style>
    <style:style style:name="Tableau99" style:family="table" style:master-page-name="Standard">
      <style:table-properties style:width="16.805cm" fo:margin-left="-0.035cm" fo:margin-top="0cm" fo:margin-bottom="0cm" style:page-number="auto" table:align="left" style:writing-mode="lr-tb"/>
    </style:style>
    <style:style style:name="Tableau99.A" style:family="table-column">
      <style:table-column-properties style:column-width="1.374cm"/>
    </style:style>
    <style:style style:name="Tableau99.B" style:family="table-column">
      <style:table-column-properties style:column-width="0.935cm"/>
    </style:style>
    <style:style style:name="Tableau99.C" style:family="table-column">
      <style:table-column-properties style:column-width="0.938cm"/>
    </style:style>
    <style:style style:name="Tableau99.D" style:family="table-column">
      <style:table-column-properties style:column-width="1.598cm"/>
    </style:style>
    <style:style style:name="Tableau99.F" style:family="table-column">
      <style:table-column-properties style:column-width="2.297cm"/>
    </style:style>
    <style:style style:name="Tableau99.G" style:family="table-column">
      <style:table-column-properties style:column-width="2.2cm"/>
    </style:style>
    <style:style style:name="Tableau99.H" style:family="table-column">
      <style:table-column-properties style:column-width="1.496cm"/>
    </style:style>
    <style:style style:name="Tableau99.I" style:family="table-column">
      <style:table-column-properties style:column-width="2.224cm"/>
    </style:style>
    <style:style style:name="Tableau99.J" style:family="table-column">
      <style:table-column-properties style:column-width="2.145cm"/>
    </style:style>
    <style:style style:name="Tableau99.1" style:family="table-row">
      <style:table-row-properties style:min-row-height="0.106cm" fo:keep-together="auto"/>
    </style:style>
    <style:style style:name="Tableau99.A1" style:family="table-cell">
      <style:table-cell-properties fo:padding-left="0.018cm" fo:padding-right="0.018cm" fo:padding-top="0cm" fo:padding-bottom="0cm" fo:border="none"/>
    </style:style>
    <style:style style:name="Tableau99.5" style:family="table-row">
      <style:table-row-properties style:min-row-height="0.254cm" fo:keep-together="auto"/>
    </style:style>
    <style:style style:name="Tableau100" style:family="table">
      <style:table-properties style:width="16.805cm" fo:margin-left="-0.035cm" fo:margin-top="0cm" fo:margin-bottom="0cm" table:align="left" style:writing-mode="lr-tb"/>
    </style:style>
    <style:style style:name="Tableau100.A" style:family="table-column">
      <style:table-column-properties style:column-width="4.059cm"/>
    </style:style>
    <style:style style:name="Tableau100.B" style:family="table-column">
      <style:table-column-properties style:column-width="4.06cm"/>
    </style:style>
    <style:style style:name="Tableau100.C" style:family="table-column">
      <style:table-column-properties style:column-width="4.062cm"/>
    </style:style>
    <style:style style:name="Tableau100.D" style:family="table-column">
      <style:table-column-properties style:column-width="4.623cm"/>
    </style:style>
    <style:style style:name="Tableau100.1" style:family="table-row">
      <style:table-row-properties style:min-row-height="0.106cm" fo:keep-together="auto"/>
    </style:style>
    <style:style style:name="Tableau100.A1" style:family="table-cell">
      <style:table-cell-properties fo:padding-left="0.018cm" fo:padding-right="0.018cm" fo:padding-top="0cm" fo:padding-bottom="0cm" fo:border="none"/>
    </style:style>
    <style:style style:name="Tableau100.5" style:family="table-row">
      <style:table-row-properties style:min-row-height="0.305cm" fo:keep-together="auto"/>
    </style:style>
    <style:style style:name="Tableau100.6" style:family="table-row">
      <style:table-row-properties style:min-row-height="0.288cm" fo:keep-together="auto"/>
    </style:style>
    <style:style style:name="Tableau71" style:family="table">
      <style:table-properties style:width="16.26cm" fo:margin-left="0cm" fo:margin-top="0cm" fo:margin-bottom="0cm" table:align="left" style:writing-mode="lr-tb"/>
    </style:style>
    <style:style style:name="Tableau71.A" style:family="table-column">
      <style:table-column-properties style:column-width="8.13cm"/>
    </style:style>
    <style:style style:name="Tableau71.1" style:family="table-row">
      <style:table-row-properties style:min-row-height="0.106cm" fo:keep-together="auto"/>
    </style:style>
    <style:style style:name="Tableau71.A1" style:family="table-cell">
      <style:table-cell-properties style:vertical-align="" fo:padding="0.097cm" fo:border="none"/>
    </style:style>
    <style:style style:name="Tableau93" style:family="table" style:master-page-name="Standard">
      <style:table-properties style:width="16.808cm" fo:margin-left="-0.035cm" fo:margin-top="0cm" fo:margin-bottom="0cm" style:page-number="auto" table:align="left" style:writing-mode="lr-tb"/>
    </style:style>
    <style:style style:name="Tableau93.A" style:family="table-column">
      <style:table-column-properties style:column-width="1.593cm"/>
    </style:style>
    <style:style style:name="Tableau93.B" style:family="table-column">
      <style:table-column-properties style:column-width="1.155cm"/>
    </style:style>
    <style:style style:name="Tableau93.C" style:family="table-column">
      <style:table-column-properties style:column-width="1.244cm"/>
    </style:style>
    <style:style style:name="Tableau93.D" style:family="table-column">
      <style:table-column-properties style:column-width="1.219cm"/>
    </style:style>
    <style:style style:name="Tableau93.E" style:family="table-column">
      <style:table-column-properties style:column-width="1.199cm"/>
    </style:style>
    <style:style style:name="Tableau93.F" style:family="table-column">
      <style:table-column-properties style:column-width="0.87cm"/>
    </style:style>
    <style:style style:name="Tableau93.G" style:family="table-column">
      <style:table-column-properties style:column-width="0.923cm"/>
    </style:style>
    <style:style style:name="Tableau93.H" style:family="table-column">
      <style:table-column-properties style:column-width="0.824cm"/>
    </style:style>
    <style:style style:name="Tableau93.I" style:family="table-column">
      <style:table-column-properties style:column-width="0.736cm"/>
    </style:style>
    <style:style style:name="Tableau93.J" style:family="table-column">
      <style:table-column-properties style:column-width="1.175cm"/>
    </style:style>
    <style:style style:name="Tableau93.K" style:family="table-column">
      <style:table-column-properties style:column-width="1.125cm"/>
    </style:style>
    <style:style style:name="Tableau93.L" style:family="table-column">
      <style:table-column-properties style:column-width="1.512cm"/>
    </style:style>
    <style:style style:name="Tableau93.M" style:family="table-column">
      <style:table-column-properties style:column-width="1.247cm"/>
    </style:style>
    <style:style style:name="Tableau93.N" style:family="table-column">
      <style:table-column-properties style:column-width="1.988cm"/>
    </style:style>
    <style:style style:name="Tableau93.1" style:family="table-row">
      <style:table-row-properties style:min-row-height="0.265cm" fo:keep-together="auto"/>
    </style:style>
    <style:style style:name="Tableau93.A1" style:family="table-cell">
      <style:table-cell-properties style:vertical-align="middle" fo:padding-left="0.018cm" fo:padding-right="0.018cm" fo:padding-top="0cm" fo:padding-bottom="0cm" fo:border="none"/>
    </style:style>
    <style:style style:name="Tableau93.2" style:family="table-row">
      <style:table-row-properties style:min-row-height="0.106cm" fo:keep-together="auto"/>
    </style:style>
    <style:style style:name="Tableau94" style:family="table" style:master-page-name="Standard">
      <style:table-properties style:width="16.762cm" fo:margin-left="-0.035cm" fo:margin-top="0cm" fo:margin-bottom="0cm" style:page-number="auto" table:align="left" style:writing-mode="lr-tb"/>
    </style:style>
    <style:style style:name="Tableau94.A" style:family="table-column">
      <style:table-column-properties style:column-width="3.2cm"/>
    </style:style>
    <style:style style:name="Tableau94.B" style:family="table-column">
      <style:table-column-properties style:column-width="13.563cm"/>
    </style:style>
    <style:style style:name="Tableau94.1" style:family="table-row">
      <style:table-row-properties style:min-row-height="0.106cm" fo:keep-together="auto"/>
    </style:style>
    <style:style style:name="Tableau94.A1" style:family="table-cell">
      <style:table-cell-properties fo:padding-left="0.018cm" fo:padding-right="0.018cm" fo:padding-top="0cm" fo:padding-bottom="0cm" fo:border="none"/>
    </style:style>
    <style:style style:name="Tableau95" style:family="table">
      <style:table-properties style:width="16.762cm" fo:margin-left="-0.035cm" fo:margin-top="0cm" fo:margin-bottom="0cm" table:align="left" style:writing-mode="lr-tb"/>
    </style:style>
    <style:style style:name="Tableau95.A" style:family="table-column">
      <style:table-column-properties style:column-width="8.119cm"/>
    </style:style>
    <style:style style:name="Tableau95.B" style:family="table-column">
      <style:table-column-properties style:column-width="8.643cm"/>
    </style:style>
    <style:style style:name="Tableau95.1" style:family="table-row">
      <style:table-row-properties style:min-row-height="0.512cm" fo:keep-together="auto"/>
    </style:style>
    <style:style style:name="Tableau95.A1" style:family="table-cell">
      <style:table-cell-properties fo:padding-left="0.018cm" fo:padding-right="0.018cm" fo:padding-top="0cm" fo:padding-bottom="0cm" fo:border="none"/>
    </style:style>
    <style:style style:name="Tableau95.3" style:family="table-row">
      <style:table-row-properties style:min-row-height="0.106cm" fo:keep-together="auto"/>
    </style:style>
    <style:style style:name="Tableau95.4" style:family="table-row">
      <style:table-row-properties style:min-row-height="0.448cm" fo:keep-together="auto"/>
    </style:style>
    <style:style style:name="Tableau72" style:family="table">
      <style:table-properties style:width="14.6cm" fo:margin-top="0cm" fo:margin-bottom="0cm" table:align="left" style:writing-mode="lr-tb"/>
    </style:style>
    <style:style style:name="Tableau72.A" style:family="table-column">
      <style:table-column-properties style:column-width="14.6cm"/>
    </style:style>
    <style:style style:name="Tableau72.1" style:family="table-row">
      <style:table-row-properties style:min-row-height="0.106cm" fo:keep-together="auto"/>
    </style:style>
    <style:style style:name="Tableau72.A1" style:family="table-cell">
      <style:table-cell-properties style:vertical-align="" fo:padding="0.141cm" fo:border="0.75pt solid #000001"/>
    </style:style>
    <style:style style:name="Tableau73" style:family="table">
      <style:table-properties style:width="14.697cm" fo:margin-left="0cm" fo:margin-top="0cm" fo:margin-bottom="0cm" table:align="left" style:writing-mode="lr-tb"/>
    </style:style>
    <style:style style:name="Tableau73.A" style:family="table-column">
      <style:table-column-properties style:column-width="14.697cm"/>
    </style:style>
    <style:style style:name="Tableau73.1" style:family="table-row">
      <style:table-row-properties style:min-row-height="0.106cm" fo:keep-together="auto"/>
    </style:style>
    <style:style style:name="Tableau73.A1" style:family="table-cell">
      <style:table-cell-properties style:vertical-align="" fo:padding="0.141cm" fo:border="0.75pt solid #000001"/>
    </style:style>
    <style:style style:name="Tableau74" style:family="table">
      <style:table-properties style:width="8.179cm" fo:margin-left="0cm" fo:margin-top="0cm" fo:margin-bottom="0cm" table:align="left" style:writing-mode="lr-tb"/>
    </style:style>
    <style:style style:name="Tableau74.A" style:family="table-column">
      <style:table-column-properties style:column-width="1.462cm"/>
    </style:style>
    <style:style style:name="Tableau74.B" style:family="table-column">
      <style:table-column-properties style:column-width="6.717cm"/>
    </style:style>
    <style:style style:name="Tableau74.1" style:family="table-row">
      <style:table-row-properties style:min-row-height="0.106cm" fo:keep-together="auto"/>
    </style:style>
    <style:style style:name="Tableau74.A1" style:family="table-cell">
      <style:table-cell-properties style:vertical-align="" fo:padding="0.097cm" fo:border="0.75pt solid #000001"/>
    </style:style>
    <style:style style:name="Tableau75" style:family="table">
      <style:table-properties style:width="8.147cm" fo:margin-left="0cm" fo:margin-top="0cm" fo:margin-bottom="0cm" table:align="left" style:writing-mode="lr-tb"/>
    </style:style>
    <style:style style:name="Tableau75.A" style:family="table-column">
      <style:table-column-properties style:column-width="8.147cm"/>
    </style:style>
    <style:style style:name="Tableau75.1" style:family="table-row">
      <style:table-row-properties style:min-row-height="0.106cm" fo:keep-together="auto"/>
    </style:style>
    <style:style style:name="Tableau75.A1" style:family="table-cell">
      <style:table-cell-properties style:vertical-align="" fo:padding="0.141cm" fo:border="0.75pt solid #000001"/>
    </style:style>
    <style:style style:name="Tableau76" style:family="table">
      <style:table-properties style:width="14.915cm" fo:margin-left="0cm" fo:margin-top="0cm" fo:margin-bottom="0cm" table:align="left" style:writing-mode="lr-tb"/>
    </style:style>
    <style:style style:name="Tableau76.A" style:family="table-column">
      <style:table-column-properties style:column-width="14.915cm"/>
    </style:style>
    <style:style style:name="Tableau76.1" style:family="table-row">
      <style:table-row-properties style:min-row-height="0.106cm" fo:keep-together="auto"/>
    </style:style>
    <style:style style:name="Tableau76.A1" style:family="table-cell">
      <style:table-cell-properties style:vertical-align="" fo:padding="0.141cm" fo:border="0.75pt solid #000001"/>
    </style:style>
    <style:style style:name="Tableau77" style:family="table">
      <style:table-properties style:width="14.586cm" fo:margin-top="0cm" fo:margin-bottom="0cm" table:align="left" style:writing-mode="lr-tb"/>
    </style:style>
    <style:style style:name="Tableau77.A" style:family="table-column">
      <style:table-column-properties style:column-width="14.586cm"/>
    </style:style>
    <style:style style:name="Tableau77.1" style:family="table-row">
      <style:table-row-properties style:min-row-height="0.106cm" fo:keep-together="auto"/>
    </style:style>
    <style:style style:name="Tableau77.A1" style:family="table-cell">
      <style:table-cell-properties style:vertical-align="" fo:padding="0.141cm" fo:border="0.75pt solid #000001"/>
    </style:style>
    <style:style style:name="Tableau78" style:family="table">
      <style:table-properties style:width="14.6cm" fo:margin-top="0cm" fo:margin-bottom="0cm" table:align="left" style:writing-mode="lr-tb"/>
    </style:style>
    <style:style style:name="Tableau78.A" style:family="table-column">
      <style:table-column-properties style:column-width="14.6cm"/>
    </style:style>
    <style:style style:name="Tableau78.1" style:family="table-row">
      <style:table-row-properties style:min-row-height="0.106cm" fo:keep-together="auto"/>
    </style:style>
    <style:style style:name="Tableau78.A1" style:family="table-cell">
      <style:table-cell-properties style:vertical-align="" fo:padding="0.141cm" fo:border="0.75pt solid #000001"/>
    </style:style>
    <style:style style:name="Tableau79" style:family="table">
      <style:table-properties style:width="14.697cm" fo:margin-left="0cm" fo:margin-top="0cm" fo:margin-bottom="0cm" table:align="left" style:writing-mode="lr-tb"/>
    </style:style>
    <style:style style:name="Tableau79.A" style:family="table-column">
      <style:table-column-properties style:column-width="14.697cm"/>
    </style:style>
    <style:style style:name="Tableau79.1" style:family="table-row">
      <style:table-row-properties style:min-row-height="0.106cm" fo:keep-together="auto"/>
    </style:style>
    <style:style style:name="Tableau79.A1" style:family="table-cell">
      <style:table-cell-properties style:vertical-align="" fo:padding="0.141cm" fo:border="0.75pt solid #000001"/>
    </style:style>
    <style:style style:name="Tableau80" style:family="table">
      <style:table-properties style:width="13.792cm" fo:margin-top="0cm" fo:margin-bottom="0cm" table:align="left" style:writing-mode="lr-tb"/>
    </style:style>
    <style:style style:name="Tableau80.A" style:family="table-column">
      <style:table-column-properties style:column-width="4.073cm"/>
    </style:style>
    <style:style style:name="Tableau80.B" style:family="table-column">
      <style:table-column-properties style:column-width="9.719cm"/>
    </style:style>
    <style:style style:name="Tableau80.1" style:family="table-row">
      <style:table-row-properties style:min-row-height="0.106cm" fo:keep-together="auto"/>
    </style:style>
    <style:style style:name="Tableau80.A1" style:family="table-cell">
      <style:table-cell-properties style:vertical-align="" fo:padding="0.101cm" fo:border="0.75pt solid #000001"/>
    </style:style>
    <style:style style:name="Tableau81" style:family="table">
      <style:table-properties style:width="11.211cm" fo:margin-top="0cm" fo:margin-bottom="0cm" table:align="left" style:writing-mode="lr-tb"/>
    </style:style>
    <style:style style:name="Tableau81.A" style:family="table-column">
      <style:table-column-properties style:column-width="4.073cm"/>
    </style:style>
    <style:style style:name="Tableau81.B" style:family="table-column">
      <style:table-column-properties style:column-width="7.138cm"/>
    </style:style>
    <style:style style:name="Tableau81.1" style:family="table-row">
      <style:table-row-properties style:min-row-height="0.106cm" fo:keep-together="auto"/>
    </style:style>
    <style:style style:name="Tableau81.A1" style:family="table-cell">
      <style:table-cell-properties style:vertical-align="" fo:padding="0.101cm" fo:border="0.75pt solid #000001"/>
    </style:style>
    <style:style style:name="Tableau82" style:family="table">
      <style:table-properties style:width="8.147cm" fo:margin-left="0cm" fo:margin-top="0cm" fo:margin-bottom="0cm" table:align="left" style:writing-mode="lr-tb"/>
    </style:style>
    <style:style style:name="Tableau82.A" style:family="table-column">
      <style:table-column-properties style:column-width="4.073cm"/>
    </style:style>
    <style:style style:name="Tableau82.B" style:family="table-column">
      <style:table-column-properties style:column-width="4.075cm"/>
    </style:style>
    <style:style style:name="Tableau82.1" style:family="table-row">
      <style:table-row-properties style:min-row-height="0.106cm" fo:keep-together="auto"/>
    </style:style>
    <style:style style:name="Tableau82.A1" style:family="table-cell">
      <style:table-cell-properties style:vertical-align="" fo:padding="0.101cm" fo:border="0.75pt solid #000001"/>
    </style:style>
    <style:style style:name="Tableau83" style:family="table">
      <style:table-properties style:width="8.147cm" fo:margin-left="0cm" fo:margin-top="0cm" fo:margin-bottom="0cm" table:align="left" style:writing-mode="lr-tb"/>
    </style:style>
    <style:style style:name="Tableau83.A" style:family="table-column">
      <style:table-column-properties style:column-width="4.073cm"/>
    </style:style>
    <style:style style:name="Tableau83.B" style:family="table-column">
      <style:table-column-properties style:column-width="4.075cm"/>
    </style:style>
    <style:style style:name="Tableau83.1" style:family="table-row">
      <style:table-row-properties style:min-row-height="0.106cm" fo:keep-together="auto"/>
    </style:style>
    <style:style style:name="Tableau83.A1" style:family="table-cell">
      <style:table-cell-properties style:vertical-align="" fo:padding="0.141cm" fo:border="0.75pt solid #000001"/>
    </style:style>
    <style:style style:name="Tableau84" style:family="table">
      <style:table-properties style:width="8.147cm" fo:margin-left="0cm" fo:margin-top="0cm" fo:margin-bottom="0cm" table:align="left" style:writing-mode="lr-tb"/>
    </style:style>
    <style:style style:name="Tableau84.A" style:family="table-column">
      <style:table-column-properties style:column-width="4.073cm"/>
    </style:style>
    <style:style style:name="Tableau84.B" style:family="table-column">
      <style:table-column-properties style:column-width="4.075cm"/>
    </style:style>
    <style:style style:name="Tableau84.1" style:family="table-row">
      <style:table-row-properties style:min-row-height="0.106cm" fo:keep-together="auto"/>
    </style:style>
    <style:style style:name="Tableau84.A1" style:family="table-cell">
      <style:table-cell-properties style:vertical-align="" fo:padding="0.101cm" fo:border="0.75pt solid #000001"/>
    </style:style>
    <style:style style:name="Tableau85" style:family="table">
      <style:table-properties style:width="8.147cm" fo:margin-left="0cm" fo:margin-top="0cm" fo:margin-bottom="0cm" table:align="left" style:writing-mode="lr-tb"/>
    </style:style>
    <style:style style:name="Tableau85.A" style:family="table-column">
      <style:table-column-properties style:column-width="4.073cm"/>
    </style:style>
    <style:style style:name="Tableau85.B" style:family="table-column">
      <style:table-column-properties style:column-width="4.075cm"/>
    </style:style>
    <style:style style:name="Tableau85.1" style:family="table-row">
      <style:table-row-properties style:min-row-height="0.106cm" fo:keep-together="auto"/>
    </style:style>
    <style:style style:name="Tableau85.A1" style:family="table-cell">
      <style:table-cell-properties style:vertical-align="" fo:padding="0.101cm" fo:border="0.75pt solid #000001"/>
    </style:style>
    <style:style style:name="Tableau86" style:family="table">
      <style:table-properties style:width="8.179cm" fo:margin-left="0cm" fo:margin-top="0cm" fo:margin-bottom="0cm" table:align="left" style:writing-mode="lr-tb"/>
    </style:style>
    <style:style style:name="Tableau86.A" style:family="table-column">
      <style:table-column-properties style:column-width="1.129cm"/>
    </style:style>
    <style:style style:name="Tableau86.B" style:family="table-column">
      <style:table-column-properties style:column-width="7.05cm"/>
    </style:style>
    <style:style style:name="Tableau86.1" style:family="table-row">
      <style:table-row-properties style:min-row-height="0.106cm" fo:keep-together="auto"/>
    </style:style>
    <style:style style:name="Tableau86.A1" style:family="table-cell">
      <style:table-cell-properties style:vertical-align="" fo:padding="0.097cm" fo:border="0.75pt solid #000001"/>
    </style:style>
    <style:style style:name="Tableau87" style:family="table">
      <style:table-properties style:width="8.147cm" fo:margin-left="0cm" fo:margin-top="0cm" fo:margin-bottom="0cm" table:align="left" style:writing-mode="lr-tb"/>
    </style:style>
    <style:style style:name="Tableau87.A" style:family="table-column">
      <style:table-column-properties style:column-width="4.073cm"/>
    </style:style>
    <style:style style:name="Tableau87.B" style:family="table-column">
      <style:table-column-properties style:column-width="4.075cm"/>
    </style:style>
    <style:style style:name="Tableau87.1" style:family="table-row">
      <style:table-row-properties style:min-row-height="0.106cm" fo:keep-together="auto"/>
    </style:style>
    <style:style style:name="Tableau87.A1" style:family="table-cell">
      <style:table-cell-properties style:vertical-align="" fo:padding="0.101cm" fo:border="0.75pt solid #000001"/>
    </style:style>
    <style:style style:name="Tableau88" style:family="table">
      <style:table-properties style:width="8.147cm" fo:margin-left="0cm" fo:margin-top="0cm" fo:margin-bottom="0cm" table:align="left" style:writing-mode="lr-tb"/>
    </style:style>
    <style:style style:name="Tableau88.A" style:family="table-column">
      <style:table-column-properties style:column-width="4.073cm"/>
    </style:style>
    <style:style style:name="Tableau88.B" style:family="table-column">
      <style:table-column-properties style:column-width="4.075cm"/>
    </style:style>
    <style:style style:name="Tableau88.1" style:family="table-row">
      <style:table-row-properties style:min-row-height="0.106cm" fo:keep-together="auto"/>
    </style:style>
    <style:style style:name="Tableau88.A1" style:family="table-cell">
      <style:table-cell-properties style:vertical-align="" fo:padding="0.141cm" fo:border="0.75pt solid #000001"/>
    </style:style>
    <style:style style:name="Tableau89" style:family="table">
      <style:table-properties style:width="8.183cm" fo:margin-left="0cm" fo:margin-top="0cm" fo:margin-bottom="0cm" table:align="left" style:writing-mode="lr-tb"/>
    </style:style>
    <style:style style:name="Tableau89.A" style:family="table-column">
      <style:table-column-properties style:column-width="4.249cm"/>
    </style:style>
    <style:style style:name="Tableau89.B" style:family="table-column">
      <style:table-column-properties style:column-width="3.933cm"/>
    </style:style>
    <style:style style:name="Tableau89.1" style:family="table-row">
      <style:table-row-properties style:min-row-height="0.106cm" fo:keep-together="auto"/>
    </style:style>
    <style:style style:name="Tableau89.A1" style:family="table-cell">
      <style:table-cell-properties style:vertical-align="" fo:padding="0.101cm" fo:border="0.75pt solid #000001"/>
    </style:style>
    <style:style style:name="Tableau90" style:family="table">
      <style:table-properties style:width="8.147cm" fo:margin-left="0cm" fo:margin-top="0cm" fo:margin-bottom="0cm" table:align="left" style:writing-mode="lr-tb"/>
    </style:style>
    <style:style style:name="Tableau90.A" style:family="table-column">
      <style:table-column-properties style:column-width="4.073cm"/>
    </style:style>
    <style:style style:name="Tableau90.B" style:family="table-column">
      <style:table-column-properties style:column-width="4.075cm"/>
    </style:style>
    <style:style style:name="Tableau90.1" style:family="table-row">
      <style:table-row-properties style:min-row-height="0.106cm" fo:keep-together="auto"/>
    </style:style>
    <style:style style:name="Tableau90.A1" style:family="table-cell">
      <style:table-cell-properties style:vertical-align="" fo:padding="0.101cm" fo:border="0.75pt solid #000001"/>
    </style:style>
    <style:style style:name="P1" style:family="paragraph" style:parent-style-name="Default">
      <style:paragraph-properties fo:margin-top="0.199cm" fo:margin-bottom="0.101cm" style:contextual-spacing="false"/>
      <style:text-properties fo:font-size="8pt" officeooo:paragraph-rsid="00632bbe" style:font-size-asian="8pt" style:font-size-complex="8pt"/>
    </style:style>
    <style:style style:name="P2" style:family="paragraph" style:parent-style-name="Default">
      <style:paragraph-properties fo:margin-left="0cm" fo:margin-right="0cm" fo:margin-top="0.199cm" fo:margin-bottom="0.101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8pt" fo:letter-spacing="normal" fo:font-style="normal" style:text-underline-style="none" fo:font-weight="normal" officeooo:paragraph-rsid="00632bbe" style:font-size-asian="8pt" style:font-style-asian="normal" style:font-weight-asian="normal" style:font-size-complex="8pt" style:text-emphasize="none" style:text-scale="100%"/>
    </style:style>
    <style:style style:name="P3" style:family="paragraph" style:parent-style-name="Titre_20_1bis" style:master-page-name="Standard">
      <style:paragraph-properties fo:margin-left="0cm" fo:margin-right="0cm" fo:margin-top="0.423cm" fo:margin-bottom="0.106cm" style:contextual-spacing="false" fo:line-height="120%" fo:text-align="center" style:justify-single-word="false" fo:text-indent="0cm" style:auto-text-indent="false" style:page-number="auto" style:vertical-align="middle"/>
      <style:text-properties fo:font-variant="small-caps" fo:color="#007947" loext:opacity="100%" style:text-line-through-style="none" style:text-line-through-type="none" style:font-name="Garamond Premr Pro Capt" fo:font-size="28pt" fo:letter-spacing="normal" fo:font-style="normal" style:text-underline-style="none" fo:font-weight="bold" officeooo:paragraph-rsid="00247b35" style:font-size-asian="28pt" style:font-style-asian="normal" style:font-weight-asian="bold" style:text-emphasize="none" style:text-scale="100%"/>
    </style:style>
    <style:style style:name="P4" style:family="paragraph" style:parent-style-name="Standard">
      <style:paragraph-properties fo:margin-left="0cm" fo:margin-right="0cm" fo:margin-top="0cm" fo:margin-bottom="0cm" style:contextual-spacing="false" fo:line-height="120%" fo:text-align="start" style:justify-single-word="false" fo:text-indent="0cm" style:auto-text-indent="false" style:vertical-align="middle"/>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5" style:family="paragraph" style:parent-style-name="_5b_No_20_Paragraph_20_Style_5d_">
      <style:paragraph-properties fo:margin-left="0cm" fo:margin-right="0cm" fo:margin-top="0cm" fo:margin-bottom="0cm" style:contextual-spacing="false" fo:line-height="120%" fo:text-align="start" style:justify-single-word="false" fo:text-indent="0cm" style:auto-text-indent="false" style:vertical-align="middle"/>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6" style:family="paragraph" style:parent-style-name="_5b_No_20_Paragraph_20_Style_5d_">
      <style:paragraph-properties fo:margin-left="0cm" fo:margin-right="0cm" fo:margin-top="0cm" fo:margin-bottom="0cm" style:contextual-spacing="false" fo:line-height="120%" fo:text-align="start" style:justify-single-word="false" fo:text-indent="0cm" style:auto-text-indent="false" style:vertical-align="middle"/>
      <style:text-properties fo:color="#000000" loext:opacity="100%" style:text-line-through-style="none" style:text-line-through-type="none" style:font-name="Garamond Premr Pro Capt" fo:font-size="12pt" fo:letter-spacing="normal" fo:font-style="normal" style:text-underline-style="none" fo:font-weight="normal" officeooo:paragraph-rsid="0034ac09" style:font-size-asian="12pt" style:font-style-asian="normal" style:font-weight-asian="normal" style:text-emphasize="none" style:text-scale="100%"/>
    </style:style>
    <style:style style:name="P7" style:family="paragraph" style:parent-style-name="_5b_No_20_Paragraph_20_Style_5d_">
      <style:paragraph-properties fo:margin-left="0cm" fo:margin-right="0cm" fo:margin-top="0cm" fo:margin-bottom="0cm" style:contextual-spacing="false" fo:line-height="120%" fo:text-align="start" style:justify-single-word="false" fo:text-indent="0cm" style:auto-text-indent="false" style:vertical-align="middle"/>
      <style:text-properties fo:color="#000000" loext:opacity="1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100%"/>
    </style:style>
    <style:style style:name="P8" style:family="paragraph" style:parent-style-name="_5b_No_20_Paragraph_20_Style_5d_">
      <style:paragraph-properties fo:margin-left="0cm" fo:margin-right="0cm" fo:margin-top="0cm" fo:margin-bottom="0cm" style:contextual-spacing="false" fo:line-height="120%" fo:text-align="start" style:justify-single-word="false" fo:text-indent="0cm" style:auto-text-indent="false" style:vertical-align="middle"/>
      <style:text-properties fo:color="#000000" loext:opacity="100%" style:text-line-through-style="none" style:text-line-through-type="none" style:font-name="Garamond Premr Pro Capt" fo:font-size="12pt" fo:letter-spacing="normal" fo:font-style="italic" style:text-underline-style="none" fo:font-weight="bold" style:font-size-asian="12pt" style:font-style-asian="italic" style:font-weight-asian="bold" style:text-emphasize="none" style:text-scale="100%"/>
    </style:style>
    <style:style style:name="P9" style:family="paragraph" style:parent-style-name="_5b_No_20_Paragraph_20_Style_5d_">
      <style:paragraph-properties fo:margin-left="0cm" fo:margin-right="0cm" fo:margin-top="0cm" fo:margin-bottom="0cm" style:contextual-spacing="false" fo:line-height="120%" fo:text-align="start" style:justify-single-word="false" fo:text-indent="0cm" style:auto-text-indent="false" style:vertical-align="middle"/>
      <style:text-properties fo:color="#000000" loext:opacity="1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100%"/>
    </style:style>
    <style:style style:name="P10" style:family="paragraph" style:parent-style-name="_5b_No_20_Paragraph_20_Style_5d_">
      <style:paragraph-properties fo:margin-left="0cm" fo:margin-right="0cm" fo:margin-top="0cm" fo:margin-bottom="0cm" style:contextual-spacing="false" fo:line-height="120%" fo:text-align="start" style:justify-single-word="false" fo:text-indent="0cm" style:auto-text-indent="false" style:vertical-align="middle"/>
      <style:text-properties fo:color="#000000" loext:opacity="100%" style:text-line-through-style="none" style:text-line-through-type="none" style:font-name="Garamond Premr Pro Capt" fo:font-size="17pt" fo:letter-spacing="normal" fo:font-style="normal" style:text-underline-style="none" fo:font-weight="bold" style:font-size-asian="17pt" style:font-style-asian="normal" style:font-weight-asian="bold" style:text-emphasize="none" style:text-scale="100%"/>
    </style:style>
    <style:style style:name="P11" style:family="paragraph" style:parent-style-name="_5b_No_20_Paragraph_20_Style_5d_">
      <style:paragraph-properties fo:margin-left="0cm" fo:margin-right="0cm" fo:margin-top="0cm" fo:margin-bottom="0cm" style:contextual-spacing="false" fo:line-height="120%" fo:text-align="start" style:justify-single-word="false" fo:text-indent="0cm" style:auto-text-indent="false" style:vertical-align="middle"/>
      <style:text-properties fo:color="#000000" loext:opacity="100%" style:text-outline="false"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12" style:family="paragraph" style:parent-style-name="_5b_No_20_Paragraph_20_Style_5d_">
      <style:paragraph-properties fo:margin-left="0cm" fo:margin-right="0cm" fo:margin-top="0cm" fo:margin-bottom="0cm" style:contextual-spacing="false" fo:line-height="120%" fo:text-align="start" style:justify-single-word="false" fo:text-indent="0cm" style:auto-text-indent="false" style:vertical-align="middle"/>
      <style:text-properties fo:color="#007947" loext:opacity="100%" style:text-outline="false" style:text-line-through-style="none" style:text-line-through-type="none" style:font-name="Garamond Premr Pro Capt" fo:font-size="20pt" fo:letter-spacing="normal" fo:font-style="normal" style:text-underline-style="none" fo:font-weight="bold" style:font-size-asian="20pt" style:font-style-asian="normal" style:font-weight-asian="bold" style:text-emphasize="none" style:text-scale="100%"/>
    </style:style>
    <style:style style:name="P13" style:family="paragraph" style:parent-style-name="_5b_No_20_Paragraph_20_Style_5d_">
      <style:paragraph-properties fo:margin-left="0cm" fo:margin-right="0cm" fo:margin-top="0cm" fo:margin-bottom="0cm" style:contextual-spacing="false" fo:line-height="120%" fo:text-align="start" style:justify-single-word="false" fo:text-indent="0cm" style:auto-text-indent="false" style:vertical-align="middle"/>
      <style:text-properties fo:font-variant="small-caps" fo:color="#000000" loext:opacity="1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P14" style:family="paragraph" style:parent-style-name="Titre_20_6_20_copy">
      <style:paragraph-properties fo:margin-left="0cm" fo:margin-right="0cm" fo:margin-top="0cm" fo:margin-bottom="0cm" style:contextual-spacing="false" fo:line-height="120%" fo:text-align="start" style:justify-single-word="false" fo:text-indent="0cm" style:auto-text-indent="false" style:vertical-align="middle">
        <style:tab-stops>
          <style:tab-stop style:position="2.032cm"/>
        </style:tab-stops>
      </style:paragraph-properties>
    </style:style>
    <style:style style:name="P15" style:family="paragraph" style:parent-style-name="Titre_20_6_20_copy">
      <style:paragraph-properties fo:margin-left="0cm" fo:margin-right="0cm" fo:margin-top="0cm" fo:margin-bottom="0cm" style:contextual-spacing="false" fo:line-height="120%" fo:text-align="start" style:justify-single-word="false" fo:text-indent="0cm" style:auto-text-indent="false" style:vertical-align="middle">
        <style:tab-stops>
          <style:tab-stop style:position="2.032cm"/>
        </style:tab-stops>
      </style:paragraph-properties>
      <style:text-properties fo:font-variant="small-caps" fo:color="#000000" loext:opacity="1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P16" style:family="paragraph" style:parent-style-name="Titre_20_6_20_copy">
      <style:paragraph-properties fo:margin-left="0cm" fo:margin-right="0cm" fo:margin-top="0cm" fo:margin-bottom="0cm" style:contextual-spacing="false" fo:line-height="120%" fo:text-align="start" style:justify-single-word="false" fo:text-indent="0cm" style:auto-text-indent="false" style:vertical-align="middle">
        <style:tab-stops>
          <style:tab-stop style:position="2.032cm"/>
        </style:tab-stops>
      </style:paragraph-properties>
      <style:text-properties fo:font-variant="small-caps" fo:color="#000000" loext:opacity="100%" style:text-line-through-style="none" style:text-line-through-type="none" style:font-name="Garamond Premr Pro Capt" fo:font-size="11pt" fo:letter-spacing="normal" fo:font-style="normal" style:text-underline-style="none" fo:font-weight="bold" style:font-size-asian="11pt" style:font-style-asian="normal" style:font-weight-asian="bold" style:text-emphasize="none" style:text-scale="100%"/>
    </style:style>
    <style:style style:name="P17" style:family="paragraph" style:parent-style-name="Titre_20_6_20_copy">
      <style:paragraph-properties fo:margin-left="0cm" fo:margin-right="0cm" fo:margin-top="0cm" fo:margin-bottom="0cm" style:contextual-spacing="false" fo:line-height="120%" fo:text-align="start" style:justify-single-word="false" fo:text-indent="0cm" style:auto-text-indent="false" style:vertical-align="middle">
        <style:tab-stops>
          <style:tab-stop style:position="2.032cm"/>
        </style:tab-stops>
      </style:paragraph-properties>
      <style:text-properties fo:font-variant="small-caps" fo:color="#000000" loext:opacity="100%" style:text-line-through-style="none" style:text-line-through-type="none" style:font-name="Garamond Premr Pro Capt" fo:font-size="10pt" fo:letter-spacing="normal" fo:font-style="normal" style:text-underline-style="none" fo:font-weight="bold" style:font-size-asian="10pt" style:font-style-asian="normal" style:font-weight-asian="bold" style:text-emphasize="none" style:text-scale="100%"/>
    </style:style>
    <style:style style:name="P18" style:family="paragraph" style:parent-style-name="Titre_20_6_20_copy">
      <style:paragraph-properties fo:margin-left="0cm" fo:margin-right="0cm" fo:margin-top="0cm" fo:margin-bottom="0cm" style:contextual-spacing="false" fo:line-height="120%" fo:text-align="center" style:justify-single-word="false" fo:text-indent="0cm" style:auto-text-indent="false" fo:keep-with-next="always" style:vertical-align="middle">
        <style:tab-stops>
          <style:tab-stop style:position="2.032cm"/>
        </style:tab-stops>
      </style:paragraph-properties>
    </style:style>
    <style:style style:name="P19" style:family="paragraph" style:parent-style-name="Titre_20_6_20_copy">
      <style:paragraph-properties fo:margin-left="0cm" fo:margin-right="0cm" fo:margin-top="0cm" fo:margin-bottom="0cm" style:contextual-spacing="false" fo:line-height="120%" fo:text-align="start" style:justify-single-word="false" fo:text-indent="0cm" style:auto-text-indent="false" fo:keep-with-next="always" style:vertical-align="middle">
        <style:tab-stops>
          <style:tab-stop style:position="2.032cm"/>
        </style:tab-stops>
      </style:paragraph-properties>
    </style:style>
    <style:style style:name="P20" style:family="paragraph" style:parent-style-name="Titre_20_6_20_copy">
      <style:paragraph-properties fo:margin-left="0cm" fo:margin-right="0cm" fo:margin-top="0cm" fo:margin-bottom="0cm" style: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normal" fo:text-transform="none" fo:color="#000000" loext:opacity="1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100%"/>
    </style:style>
    <style:style style:name="P21" style:family="paragraph" style:parent-style-name="Titre_20_6_20_copy">
      <style:paragraph-properties fo:margin-left="0cm" fo:margin-right="0cm" fo:margin-top="0cm" fo:margin-bottom="0cm" style: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normal" fo:text-transform="none" fo:color="#000000" loext:opacity="100%" style:text-line-through-style="none" style:text-line-through-type="none" style:font-name="Garamond Premr Pro Capt" fo:font-size="10pt" fo:letter-spacing="normal" fo:font-style="normal" style:text-underline-style="none" fo:font-weight="bold" style:font-size-asian="10pt" style:font-style-asian="normal" style:font-weight-asian="bold" style:text-emphasize="none" style:text-scale="100%"/>
    </style:style>
    <style:style style:name="P22" style:family="paragraph" style:parent-style-name="Titre_20_6_20_copy">
      <style:paragraph-properties fo:margin-left="0cm" fo:margin-right="0cm" fo:margin-top="0cm" fo:margin-bottom="0cm" style: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normal" fo:text-transform="none"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23" style:family="paragraph" style:parent-style-name="Titre_20_6_20_copy">
      <style:paragraph-properties fo:margin-left="0cm" fo:margin-right="0cm" fo:margin-top="0cm" fo:margin-bottom="0cm" style: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normal" fo:text-transform="none" fo:color="#007947" loext:opacity="100%" style:text-outline="false" style:text-line-through-style="none" style:text-line-through-type="none" style:font-name="Garamond Premr Pro Capt" fo:font-size="15pt" fo:letter-spacing="normal" fo:font-style="normal" style:text-underline-style="none" fo:font-weight="bold" style:font-size-asian="15pt" style:font-style-asian="normal" style:font-weight-asian="bold" style:text-emphasize="none" style:text-scale="100%"/>
    </style:style>
    <style:style style:name="P24" style:family="paragraph" style:parent-style-name="Titre_20_6_20_copy">
      <style:paragraph-properties fo:margin-left="0cm" fo:margin-right="0cm" fo:margin-top="0cm" fo:margin-bottom="0cm" style: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small-caps" fo:color="#000000" loext:opacity="1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P25" style:family="paragraph" style:parent-style-name="Titre_20_6_20_copy">
      <style:paragraph-properties fo:margin-left="0cm" fo:margin-right="0cm" fo:margin-top="0cm" fo:margin-bottom="0cm" style:contextual-spacing="false" fo:line-height="120%" fo:text-align="start" style:justify-single-word="false" fo:text-indent="0cm" style:auto-text-indent="false" fo:keep-with-next="always" style:vertical-align="middle">
        <style:tab-stops>
          <style:tab-stop style:position="0.988cm"/>
          <style:tab-stop style:position="1.976cm"/>
          <style:tab-stop style:position="2.032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loext:opacity="1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P26" style:family="paragraph" style:parent-style-name="Titre_20_6_20_copy">
      <style:paragraph-properties fo:margin-left="0cm" fo:margin-right="0cm" fo:margin-top="0cm" fo:margin-bottom="0cm" style:contextual-spacing="false" fo:line-height="120%" fo:text-align="center" style:justify-single-word="false" fo:text-indent="0cm" style:auto-text-indent="false" fo:keep-with-next="always" style:vertical-align="middle">
        <style:tab-stops>
          <style:tab-stop style:position="2.032cm"/>
        </style:tab-stops>
      </style:paragraph-properties>
      <style:text-properties fo:font-variant="small-caps" fo:color="#000000" loext:opacity="1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P27" style:family="paragraph" style:parent-style-name="Titre_20_6_20_copy">
      <style:paragraph-properties fo:margin-left="0cm" fo:margin-right="0cm" fo:margin-top="0cm" fo:margin-bottom="0cm" style: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small-caps" fo:color="#000000" loext:opacity="1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96%"/>
    </style:style>
    <style:style style:name="P28" style:family="paragraph" style:parent-style-name="Titre_20_6_20_copy">
      <style:paragraph-properties fo:margin-left="0cm" fo:margin-right="0cm" fo:margin-top="0cm" fo:margin-bottom="0cm" style:contextual-spacing="false" fo:line-height="120%" fo:text-align="start" style:justify-single-word="false" fo:text-indent="0cm" style:auto-text-indent="false" fo:keep-with-next="always" style:vertical-align="middle">
        <style:tab-stops>
          <style:tab-stop style:position="0.988cm"/>
          <style:tab-stop style:position="1.976cm"/>
          <style:tab-stop style:position="2.032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loext:opacity="1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96%"/>
    </style:style>
    <style:style style:name="P29" style:family="paragraph" style:parent-style-name="Titre_20_6_20_copy">
      <style:paragraph-properties fo:margin-left="0cm" fo:margin-right="0cm" fo:margin-top="0cm" fo:margin-bottom="0cm" style: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small-caps" fo:color="#000000" loext:opacity="1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98%"/>
    </style:style>
    <style:style style:name="P30" style:family="paragraph" style:parent-style-name="Titre_20_6_20_copy">
      <style:paragraph-properties fo:margin-left="0cm" fo:margin-right="0cm" fo:margin-top="0cm" fo:margin-bottom="0cm" style: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small-caps" fo:color="#000000" loext:opacity="1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95%"/>
    </style:style>
    <style:style style:name="P31" style:family="paragraph" style:parent-style-name="Titre_20_6_20_copy">
      <style:paragraph-properties fo:margin-left="0cm" fo:margin-right="0cm" fo:margin-top="0cm" fo:margin-bottom="0cm" style: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small-caps" fo:color="#000000" loext:opacity="1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93%"/>
    </style:style>
    <style:style style:name="P32" style:family="paragraph" style:parent-style-name="Titre_20_6_20_copy">
      <style:paragraph-properties fo:margin-left="0cm" fo:margin-right="0cm" fo:margin-top="0cm" fo:margin-bottom="0cm" style:contextual-spacing="false" fo:line-height="120%" fo:text-align="start" style:justify-single-word="false" fo:text-indent="0cm" style:auto-text-indent="false" fo:keep-with-next="always" style:vertical-align="middle">
        <style:tab-stops>
          <style:tab-stop style:position="0.988cm"/>
          <style:tab-stop style:position="1.976cm"/>
          <style:tab-stop style:position="2.032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loext:opacity="1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93%"/>
    </style:style>
    <style:style style:name="P33" style:family="paragraph" style:parent-style-name="Titre_20_6_20_copy">
      <style:paragraph-properties fo:margin-left="0cm" fo:margin-right="0cm" fo:margin-top="0cm" fo:margin-bottom="0cm" style: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small-caps" fo:color="#000000" loext:opacity="1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99%"/>
    </style:style>
    <style:style style:name="P34" style:family="paragraph" style:parent-style-name="Titre_20_6_20_copy">
      <style:paragraph-properties fo:margin-left="0cm" fo:margin-right="0cm" fo:margin-top="0cm" fo:margin-bottom="0cm" style:contextual-spacing="false" fo:line-height="120%" fo:text-align="center" style:justify-single-word="false" fo:text-indent="0cm" style:auto-text-indent="false" fo:keep-with-next="always" style:vertical-align="middle">
        <style:tab-stops>
          <style:tab-stop style:position="2.032cm"/>
        </style:tab-stops>
      </style:paragraph-properties>
      <style:text-properties fo:font-variant="small-caps" fo:color="#000000" loext:opacity="100%" style:text-line-through-style="none" style:text-line-through-type="none" style:font-name="Garamond Premr Pro Capt" fo:font-size="10.5pt" fo:letter-spacing="normal" fo:font-style="italic" style:text-underline-style="none" fo:font-weight="bold" style:font-size-asian="10.5pt" style:font-style-asian="italic" style:font-weight-asian="bold" style:text-emphasize="none" style:text-scale="100%"/>
    </style:style>
    <style:style style:name="P35" style:family="paragraph" style:parent-style-name="Titre_20_6_20_copy">
      <style:paragraph-properties fo:margin-left="0cm" fo:margin-right="0cm" fo:margin-top="0cm" fo:margin-bottom="0cm" style: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small-caps" fo:color="#000000" loext:opacity="1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100%"/>
    </style:style>
    <style:style style:name="P36" style:family="paragraph" style:parent-style-name="Titre_20_6_20_copy">
      <style:paragraph-properties fo:margin-left="0cm" fo:margin-right="0cm" fo:margin-top="0cm" fo:margin-bottom="0cm" style: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small-caps" fo:color="#000000" loext:opacity="100%" style:text-line-through-style="none" style:text-line-through-type="none" style:font-name="Garamond Premr Pro Capt" fo:font-size="10pt" fo:letter-spacing="normal" fo:font-style="normal" style:text-underline-style="none" fo:font-weight="bold" style:font-size-asian="10pt" style:font-style-asian="normal" style:font-weight-asian="bold" style:text-emphasize="none" style:text-scale="100%"/>
    </style:style>
    <style:style style:name="P37" style:family="paragraph" style:parent-style-name="Titre_20_6_20_copy">
      <style:paragraph-properties fo:margin-left="0cm" fo:margin-right="0cm" fo:margin-top="0cm" fo:margin-bottom="0cm" style: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small-caps" fo:color="#000000" loext:opacity="100%" style:text-line-through-style="none" style:text-line-through-type="none" style:font-name="Garamond Premr Pro Capt" fo:font-size="10pt" fo:letter-spacing="normal" fo:font-style="normal" style:text-underline-style="none" fo:font-weight="bold" style:font-size-asian="10pt" style:font-style-asian="normal" style:font-weight-asian="bold" style:text-emphasize="none" style:text-scale="96%"/>
    </style:style>
    <style:style style:name="P38" style:family="paragraph" style:parent-style-name="LO-Normal">
      <style:paragraph-properties fo:margin-left="0cm" fo:margin-right="0cm" fo:margin-top="0cm" fo:margin-bottom="0cm" style: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bold" officeooo:paragraph-rsid="00247b35" style:font-size-asian="12pt" style:font-style-asian="normal" style:font-weight-asian="bold" style:text-emphasize="none" style:text-scale="100%"/>
    </style:style>
    <style:style style:name="P39" style:family="paragraph" style:parent-style-name="Text_20_body">
      <style:paragraph-properties fo:margin-left="0cm" fo:margin-right="0cm" fo:margin-top="0cm" fo:margin-bottom="0.212cm" style: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style>
    <style:style style:name="P40" style:family="paragraph" style:parent-style-name="Text_20_body">
      <style:paragraph-properties fo:margin-left="0cm" fo:margin-right="0cm" fo:margin-top="0cm" fo:margin-bottom="0.212cm" style: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7947" loext:opacity="100%" style:text-outline="false" style:text-line-through-style="none" style:text-line-through-type="none" style:font-name="Garamond Premr Pro Capt" fo:font-size="24pt" fo:letter-spacing="normal" fo:font-style="normal" style:text-underline-style="none" fo:font-weight="bold" officeooo:paragraph-rsid="004a330b" style:font-size-asian="24pt" style:font-style-asian="normal" style:font-weight-asian="bold" style:text-emphasize="none" style:text-scale="100%"/>
    </style:style>
    <style:style style:name="P41" style:family="paragraph" style:parent-style-name="Contenu_20_de_20_tableau_20__28_nom_29_">
      <style:paragraph-properties fo:margin-left="0cm" fo:margin-right="0cm" fo:margin-top="0cm" fo:margin-bottom="0.212cm" style:contextual-spacing="false" fo:line-height="100%" fo:text-align="justify" style:justify-single-word="false" fo:text-indent="0cm" style:auto-text-indent="false" fo:keep-with-next="always"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loext:opacity="100%" style:text-line-through-style="none" style:text-line-through-type="none" style:font-name="Garamond Premr Pro Capt" fo:font-size="10pt" fo:letter-spacing="normal" fo:font-style="normal" style:text-underline-style="none" fo:font-weight="bold" style:font-size-asian="10pt" style:font-style-asian="normal" style:font-weight-asian="bold" style:text-emphasize="none" style:text-scale="100%"/>
    </style:style>
    <style:style style:name="P42" style:family="paragraph" style:parent-style-name="Contenu_20_de_20_tableau_20__28_nom_29_">
      <style:paragraph-properties fo:margin-left="0cm" fo:margin-right="0cm" fo:margin-top="0cm" fo:margin-bottom="0.212cm" style:contextual-spacing="false" fo:line-height="10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style>
    <style:style style:name="P43" style:family="paragraph" style:parent-style-name="Table_20_Contents">
      <style:paragraph-properties fo:margin-left="0cm" fo:margin-right="0cm" fo:margin-top="0cm" fo:margin-bottom="0.212cm" style:contextual-spacing="false" fo:line-height="120%" fo:text-align="center"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style>
    <style:style style:name="P44" style:family="paragraph" style:parent-style-name="Table_20_Contents">
      <style:paragraph-properties fo:margin-left="0cm" fo:margin-right="0cm" fo:margin-top="0cm" fo:margin-bottom="0.212cm" style: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style>
    <style:style style:name="P45" style:family="paragraph" style:parent-style-name="Table_20_Contents">
      <style:paragraph-properties fo:margin-left="0cm" fo:margin-right="0cm" fo:margin-top="0cm" fo:margin-bottom="0.212cm" style: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paragraph-rsid="0056f22b"/>
    </style:style>
    <style:style style:name="P46" style:family="paragraph" style:parent-style-name="Table_20_Contents">
      <style:paragraph-properties fo:margin-left="0cm" fo:margin-right="0cm" fo:margin-top="0cm" fo:margin-bottom="0.212cm" style: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paragraph-rsid="005b88d0"/>
    </style:style>
    <style:style style:name="P47" style:family="paragraph" style:parent-style-name="Table_20_Contents">
      <style:paragraph-properties fo:margin-left="0cm" fo:margin-right="0cm" fo:margin-top="0cm" fo:margin-bottom="0.212cm" style: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style>
    <style:style style:name="P48" style:family="paragraph" style:parent-style-name="Table_20_Contents">
      <style:paragraph-properties fo:margin-left="0cm" fo:margin-right="0cm" fo:margin-top="0cm" fo:margin-bottom="0.212cm" style: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size="8pt" style:font-size-asian="8pt" style:font-size-complex="8pt"/>
    </style:style>
    <style:style style:name="P49" style:family="paragraph" style:parent-style-name="Table_20_Contents">
      <style:paragraph-properties fo:margin-left="0cm" fo:margin-right="0cm" fo:margin-top="0cm" fo:margin-bottom="0.212cm" style: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size="7pt" style:font-size-asian="7pt" style:font-size-complex="7pt"/>
    </style:style>
    <style:style style:name="P50" style:family="paragraph" style:parent-style-name="Table_20_Contents">
      <style:paragraph-properties fo:margin-left="0cm" fo:margin-right="0cm" fo:margin-top="0cm" fo:margin-bottom="0.212cm" style:contextual-spacing="false" fo:line-height="120%" fo:text-align="center"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51" style:family="paragraph" style:parent-style-name="Table_20_Contents">
      <style:paragraph-properties fo:margin-left="0cm" fo:margin-right="0cm" fo:margin-top="0cm" fo:margin-bottom="0.212cm" style: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52" style:family="paragraph" style:parent-style-name="Table_20_Contents">
      <style:paragraph-properties fo:margin-left="0cm" fo:margin-right="0cm" fo:margin-top="0cm" fo:margin-bottom="0.212cm" style: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7%"/>
    </style:style>
    <style:style style:name="P53" style:family="paragraph" style:parent-style-name="Table_20_Contents">
      <style:paragraph-properties fo:margin-left="0cm" fo:margin-right="0cm" fo:margin-top="0cm" fo:margin-bottom="0.212cm" style: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6%"/>
    </style:style>
    <style:style style:name="P54" style:family="paragraph" style:parent-style-name="Table_20_Contents">
      <style:paragraph-properties fo:margin-left="0cm" fo:margin-right="0cm" fo:margin-top="0cm" fo:margin-bottom="0.212cm" style: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5%"/>
    </style:style>
    <style:style style:name="P55" style:family="paragraph" style:parent-style-name="Table_20_Contents">
      <style:paragraph-properties fo:margin-left="0cm" fo:margin-right="0cm" fo:margin-top="0cm" fo:margin-bottom="0.212cm" style: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100%"/>
    </style:style>
    <style:style style:name="P56" style:family="paragraph" style:parent-style-name="Table_20_Contents">
      <style:paragraph-properties fo:margin-left="0cm" fo:margin-right="0cm" fo:margin-top="0cm" fo:margin-bottom="0.212cm" style: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100%"/>
    </style:style>
    <style:style style:name="P57" style:family="paragraph" style:parent-style-name="Table_20_Contents">
      <style:paragraph-properties fo:margin-left="0cm" fo:margin-right="0cm" fo:margin-top="0cm" fo:margin-bottom="0.212cm" style: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100%"/>
    </style:style>
    <style:style style:name="P58" style:family="paragraph" style:parent-style-name="Table_20_Contents">
      <style:paragraph-properties fo:margin-left="0cm" fo:margin-right="0cm" fo:margin-top="0cm" fo:margin-bottom="0.212cm" style: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100%"/>
    </style:style>
    <style:style style:name="P59" style:family="paragraph" style:parent-style-name="Table_20_Contents">
      <style:paragraph-properties fo:margin-left="0cm" fo:margin-right="0cm" fo:margin-top="0cm" fo:margin-bottom="0.212cm" style: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0pt" fo:letter-spacing="normal" fo:font-style="normal" style:text-underline-style="none" fo:font-weight="normal" officeooo:rsid="0021f555" officeooo:paragraph-rsid="0021f555" style:font-size-asian="10pt" style:font-style-asian="normal" style:font-weight-asian="normal" style:text-emphasize="none" style:text-scale="100%"/>
    </style:style>
    <style:style style:name="P60" style:family="paragraph" style:parent-style-name="Table_20_Contents">
      <style:paragraph-properties fo:margin-left="0cm" fo:margin-right="0cm" fo:margin-top="0cm" fo:margin-bottom="0.212cm" style: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90%"/>
    </style:style>
    <style:style style:name="P61" style:family="paragraph" style:parent-style-name="Table_20_Contents">
      <style:paragraph-properties fo:margin-left="0cm" fo:margin-right="0cm" fo:margin-top="0cm" fo:margin-bottom="0.212cm" style: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95%"/>
    </style:style>
    <style:style style:name="P62" style:family="paragraph" style:parent-style-name="Table_20_Contents">
      <style:paragraph-properties fo:margin-left="0cm" fo:margin-right="0cm" fo:margin-top="0cm" fo:margin-bottom="0.212cm" style: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94%"/>
    </style:style>
    <style:style style:name="P63" style:family="paragraph" style:parent-style-name="Table_20_Contents">
      <style:paragraph-properties fo:margin-left="0cm" fo:margin-right="0cm" fo:margin-top="0cm" fo:margin-bottom="0.212cm" style: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91%"/>
    </style:style>
    <style:style style:name="P64" style:family="paragraph" style:parent-style-name="Table_20_Contents">
      <style:paragraph-properties fo:margin-left="0cm" fo:margin-right="0cm" fo:margin-top="0cm" fo:margin-bottom="0.212cm" style: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99%"/>
    </style:style>
    <style:style style:name="P65" style:family="paragraph" style:parent-style-name="Table_20_Contents">
      <style:paragraph-properties fo:margin-left="0cm" fo:margin-right="0cm" fo:margin-top="0cm" fo:margin-bottom="0.212cm" style: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98%"/>
    </style:style>
    <style:style style:name="P66" style:family="paragraph" style:parent-style-name="Table_20_Contents">
      <style:paragraph-properties fo:margin-left="0cm" fo:margin-right="0cm" fo:margin-top="0cm" fo:margin-bottom="0.212cm" style: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93%"/>
    </style:style>
    <style:style style:name="P67" style:family="paragraph" style:parent-style-name="Table_20_Contents">
      <style:paragraph-properties fo:margin-left="0cm" fo:margin-right="0cm" fo:margin-top="0cm" fo:margin-bottom="0.212cm" style: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font-size-complex="10pt" style:text-emphasize="none" style:text-scale="100%"/>
    </style:style>
    <style:style style:name="P68" style:family="paragraph" style:parent-style-name="Table_20_Contents">
      <style:paragraph-properties fo:margin-left="0cm" fo:margin-right="0cm" fo:margin-top="0cm" fo:margin-bottom="0.212cm" style: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font-size-complex="10pt" style:text-emphasize="none" style:text-scale="100%"/>
    </style:style>
    <style:style style:name="P69" style:family="paragraph" style:parent-style-name="Table_20_Contents">
      <style:paragraph-properties fo:margin-left="0cm" fo:margin-right="0cm" fo:margin-top="0cm" fo:margin-bottom="0.212cm" style: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0pt" fo:letter-spacing="normal" fo:font-style="normal" style:text-underline-style="none" fo:font-weight="bold" style:font-size-asian="10pt" style:font-style-asian="normal" style:font-weight-asian="bold" style:text-emphasize="none" style:text-scale="100%"/>
    </style:style>
    <style:style style:name="P70" style:family="paragraph" style:parent-style-name="Table_20_Contents">
      <style:paragraph-properties fo:margin-left="0cm" fo:margin-right="0cm" fo:margin-top="0cm" fo:margin-bottom="0.212cm" style: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9pt" fo:letter-spacing="normal" fo:font-style="normal" style:text-underline-style="none" fo:font-weight="normal" style:font-size-asian="9pt" style:font-style-asian="normal" style:font-weight-asian="normal" style:text-emphasize="none" style:text-scale="100%"/>
    </style:style>
    <style:style style:name="P71" style:family="paragraph" style:parent-style-name="Table_20_Contents">
      <style:paragraph-properties fo:margin-left="0cm" fo:margin-right="0cm" fo:margin-top="0cm" fo:margin-bottom="0.212cm" style: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8pt" fo:letter-spacing="normal" fo:font-style="normal" style:text-underline-style="none" fo:font-weight="normal" style:font-size-asian="8pt" style:font-style-asian="normal" style:font-weight-asian="normal" style:font-size-complex="8pt" style:text-emphasize="none" style:text-scale="100%"/>
    </style:style>
    <style:style style:name="P72" style:family="paragraph" style:parent-style-name="Table_20_Contents">
      <style:paragraph-properties fo:margin-left="0cm" fo:margin-right="0cm" fo:margin-top="0cm" fo:margin-bottom="0.212cm" style: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8pt" fo:letter-spacing="normal" fo:font-style="normal" style:text-underline-style="none" fo:font-weight="normal" style:font-size-asian="8pt" style:font-style-asian="normal" style:font-weight-asian="normal" style:font-size-complex="8pt" style:text-emphasize="none" style:text-scale="100%"/>
    </style:style>
    <style:style style:name="P73" style:family="paragraph" style:parent-style-name="Table_20_Contents">
      <style:paragraph-properties fo:margin-left="0cm" fo:margin-right="0cm" fo:margin-top="0cm" fo:margin-bottom="0.212cm" style: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8pt" fo:letter-spacing="normal" fo:font-style="normal" style:text-underline-style="none" fo:font-weight="normal" style:font-size-asian="8pt" style:font-style-asian="normal" style:font-weight-asian="normal" style:font-size-complex="8pt" style:text-emphasize="none" style:text-scale="93%"/>
    </style:style>
    <style:style style:name="P74" style:family="paragraph" style:parent-style-name="Table_20_Contents">
      <style:paragraph-properties fo:margin-left="0cm" fo:margin-right="0cm" fo:margin-top="0cm" fo:margin-bottom="0.212cm" style: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7pt" fo:letter-spacing="normal" fo:font-style="normal" style:text-underline-style="none" fo:font-weight="normal" style:font-size-asian="7pt" style:font-style-asian="normal" style:font-weight-asian="normal" style:font-size-complex="7pt" style:text-emphasize="none" style:text-scale="100%"/>
    </style:style>
    <style:style style:name="P75" style:family="paragraph" style:parent-style-name="Table_20_Contents">
      <style:paragraph-properties fo:margin-left="0cm" fo:margin-right="0cm" fo:margin-top="0cm" fo:margin-bottom="0.212cm" style: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7pt" fo:letter-spacing="normal" fo:font-style="normal" style:text-underline-style="none" fo:font-weight="normal" style:font-size-asian="7pt" style:font-style-asian="normal" style:font-weight-asian="normal" style:font-size-complex="7pt" style:text-emphasize="none" style:text-scale="100%"/>
    </style:style>
    <style:style style:name="P76" style:family="paragraph" style:parent-style-name="Table_20_Contents">
      <style:paragraph-properties fo:margin-left="0cm" fo:margin-right="0cm" fo:margin-top="0cm" fo:margin-bottom="0.212cm" style: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1pt" fo:letter-spacing="normal" fo:font-style="normal" style:text-underline-style="none" fo:font-weight="normal" style:font-size-asian="11pt" style:font-style-asian="normal" style:font-weight-asian="normal" style:text-emphasize="none" style:text-scale="100%"/>
    </style:style>
    <style:style style:name="P77" style:family="paragraph" style:parent-style-name="Table_20_Contents">
      <style:paragraph-properties fo:margin-left="0cm" fo:margin-right="0cm" fo:margin-top="0cm" fo:margin-bottom="0.212cm" style: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1pt" fo:letter-spacing="normal" fo:font-style="normal" style:text-underline-style="none" fo:font-weight="normal" style:font-size-asian="11pt" style:font-style-asian="normal" style:font-weight-asian="normal" style:text-emphasize="none" style:text-scale="100%"/>
    </style:style>
    <style:style style:name="P78" style:family="paragraph" style:parent-style-name="Table_20_Contents">
      <style:paragraph-properties fo:margin-left="0cm" fo:margin-right="0cm" fo:margin-top="0cm" fo:margin-bottom="0.212cm" style: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1pt" fo:letter-spacing="normal" fo:font-style="normal" style:text-underline-style="none" fo:font-weight="normal" style:font-size-asian="11pt" style:font-style-asian="normal" style:font-weight-asian="normal" style:text-emphasize="none" style:text-scale="99%"/>
    </style:style>
    <style:style style:name="P79" style:family="paragraph" style:parent-style-name="Table_20_Contents">
      <style:paragraph-properties fo:margin-left="0cm" fo:margin-right="0cm" fo:margin-top="0cm" fo:margin-bottom="0.212cm" style: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loext:opacity="100%" style:text-line-through-style="none" style:text-line-through-type="none" style:font-name="Garamond Premr Pro Capt" fo:font-size="10.5pt" fo:letter-spacing="normal" fo:language="fr" fo:country="FR" fo:font-style="normal" style:text-underline-style="none" fo:font-weight="bold" style:font-name-asian="Garamond Premr Pro Subh1" style:font-size-asian="10.5pt" style:font-style-asian="normal" style:font-weight-asian="bold" style:font-name-complex="Droid Sans Devanagari Bold Italic" style:font-size-complex="12pt" style:text-emphasize="none" style:text-scale="96%"/>
    </style:style>
    <style:style style:name="P80" style:family="paragraph" style:parent-style-name="Contenu_20_de_20_tableau_20__28_titre_29_">
      <style:paragraph-properties fo:margin-left="0cm" fo:margin-right="0cm" fo:margin-top="0cm" fo:margin-bottom="0.212cm" style:contextual-spacing="false" fo:line-height="10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style>
    <style:style style:name="P81" style:family="paragraph" style:parent-style-name="Contenu_20_de_20_tableau_20__28_titre_29_">
      <style:paragraph-properties fo:margin-left="0cm" fo:margin-right="0cm" fo:margin-top="0cm" fo:margin-bottom="0.212cm" style:contextual-spacing="false" fo:line-height="10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style>
    <style:style style:name="P82" style:family="paragraph" style:parent-style-name="Contenu_20_de_20_tableau_20__28_titre_29_">
      <style:paragraph-properties fo:margin-left="0cm" fo:margin-right="0cm" fo:margin-top="0cm" fo:margin-bottom="0.212cm" style:contextual-spacing="false" fo:line-height="10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loext:opacity="100%" style:text-line-through-style="none" style:text-line-through-type="none" style:font-name="Garamond Premr Pro Capt" fo:font-size="10pt" fo:letter-spacing="normal" fo:font-style="normal" style:text-underline-style="none" fo:font-weight="bold" style:font-size-asian="10pt" style:font-style-asian="normal" style:font-weight-asian="bold" style:text-emphasize="none" style:text-scale="100%"/>
    </style:style>
    <style:style style:name="P83" style:family="paragraph" style:parent-style-name="Contenu_20_de_20_tableau_20__28_titre_29_">
      <style:paragraph-properties fo:margin-left="0cm" fo:margin-right="0cm" fo:margin-top="0cm" fo:margin-bottom="0.212cm" style:contextual-spacing="false" fo:line-height="10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loext:opacity="100%" style:text-line-through-style="none" style:text-line-through-type="none" style:font-name="Garamond Premr Pro Capt" fo:font-size="10pt" fo:letter-spacing="normal" fo:font-style="normal" style:text-underline-style="none" fo:font-weight="bold" style:font-size-asian="10pt" style:font-style-asian="normal" style:font-weight-asian="bold" style:text-emphasize="none" style:text-scale="100%"/>
    </style:style>
    <style:style style:name="P84" style:family="paragraph" style:parent-style-name="Contenu_20_de_20_tableau_20__28_titre_29_">
      <style:paragraph-properties fo:margin-left="0cm" fo:margin-right="0cm" fo:margin-top="0cm" fo:margin-bottom="0.212cm" style:contextual-spacing="false" fo:line-height="10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loext:opacity="100%" style:text-line-through-style="none" style:text-line-through-type="none" style:font-name="Garamond Premr Pro Capt" fo:font-size="9pt" fo:letter-spacing="normal" fo:font-style="normal" style:text-underline-style="none" fo:font-weight="bold" style:font-size-asian="9pt" style:font-style-asian="normal" style:font-weight-asian="bold" style:text-emphasize="none" style:text-scale="100%"/>
    </style:style>
    <style:style style:name="P85" style:family="paragraph" style:parent-style-name="Contenu_20_de_20_tableau_20__28_titre_29_">
      <style:paragraph-properties fo:margin-left="0cm" fo:margin-right="0cm" fo:margin-top="0cm" fo:margin-bottom="0.212cm" style:contextual-spacing="false" fo:line-height="10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loext:opacity="100%" style:text-line-through-style="none" style:text-line-through-type="none" style:font-name="Garamond Premr Pro Capt" fo:font-size="8pt" fo:letter-spacing="normal" fo:font-style="normal" style:text-underline-style="none" fo:font-weight="bold" style:font-size-asian="8pt" style:font-style-asian="normal" style:font-weight-asian="bold" style:font-size-complex="8pt" style:text-emphasize="none" style:text-scale="100%"/>
    </style:style>
    <style:style style:name="P86" style:family="paragraph" style:parent-style-name="Contenu_20_de_20_tableau_20__28_titre_29_">
      <style:paragraph-properties fo:margin-left="0cm" fo:margin-right="0cm" fo:margin-top="0cm" fo:margin-bottom="0.212cm" style:contextual-spacing="false" fo:line-height="10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loext:opacity="1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100%"/>
    </style:style>
    <style:style style:name="P87" style:family="paragraph" style:parent-style-name="Standard">
      <style:paragraph-properties fo:margin-left="0cm" fo:margin-right="0cm" fo:margin-top="0cm" fo:margin-bottom="0.212cm" style: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loext:opacity="100%" style:text-line-through-style="none" style:text-line-through-type="none" style:font-name="Garamond Premr Pro Capt" fo:font-size="14pt" fo:letter-spacing="normal" fo:language="fr" fo:country="FR" fo:font-style="normal" style:text-underline-style="none" fo:font-weight="bold" style:font-name-asian="Garamond Premr Pro Subh1" style:font-size-asian="14pt" style:font-style-asian="normal" style:font-weight-asian="bold" style:font-name-complex="Droid Sans Devanagari Bold Italic" style:font-size-complex="12pt" style:text-emphasize="none" style:text-scale="96%"/>
    </style:style>
    <style:style style:name="P88" style:family="paragraph" style:parent-style-name="Standard">
      <style:paragraph-properties fo:margin-left="0cm" fo:margin-right="0cm" fo:margin-top="0cm" fo:margin-bottom="0.212cm" style:contextual-spacing="false" fo:line-height="120%" fo:text-align="start"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style>
    <style:style style:name="P89" style:family="paragraph" style:parent-style-name="Titre_20_3_20_copy">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ext-properties fo:color="#007947" loext:opacity="100%" style:text-line-through-style="none" style:text-line-through-type="none" style:font-name="Garamond Premr Pro Capt" fo:font-size="20pt" fo:letter-spacing="normal" fo:font-style="normal" style:text-underline-style="none" fo:font-weight="bold" style:font-size-asian="20pt" style:font-style-asian="normal" style:font-weight-asian="bold" style:text-emphasize="none" style:text-scale="100%"/>
    </style:style>
    <style:style style:name="P90" style:family="paragraph" style:parent-style-name="Titre_20_3_20_copy">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ext-properties fo:color="#007947" loext:opacity="100%" style:text-line-through-style="none" style:text-line-through-type="none" style:font-name="Garamond Premr Pro Capt" fo:font-size="20pt" fo:letter-spacing="normal" fo:font-style="normal" style:text-underline-style="none" fo:font-weight="bold" officeooo:paragraph-rsid="0033f54e" style:font-size-asian="20pt" style:font-style-asian="normal" style:font-weight-asian="bold" style:text-emphasize="none" style:text-scale="100%"/>
    </style:style>
    <style:style style:name="P91" style:family="paragraph" style:parent-style-name="Titre_20_3_20_copy">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ext-properties fo:color="#007947" loext:opacity="100%" style:text-line-through-style="none" style:text-line-through-type="none" style:font-name="Garamond Premr Pro Capt" fo:font-size="20pt" fo:letter-spacing="normal" fo:font-style="normal" style:text-underline-style="none" fo:font-weight="bold" officeooo:paragraph-rsid="00507f19" style:font-size-asian="20pt" style:font-style-asian="normal" style:font-weight-asian="bold" style:text-emphasize="none" style:text-scale="100%"/>
    </style:style>
    <style:style style:name="P92" style:family="paragraph" style:parent-style-name="Titre_20_3_20_copy">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ab-stops>
          <style:tab-stop style:position="0.988cm"/>
          <style:tab-stop style:position="1.27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7947" loext:opacity="100%" style:text-line-through-style="none" style:text-line-through-type="none" style:font-name="Garamond Premr Pro Capt" fo:font-size="20pt" fo:letter-spacing="normal" fo:font-style="normal" style:text-underline-style="none" fo:font-weight="bold" style:font-size-asian="20pt" style:font-style-asian="normal" style:font-weight-asian="bold" style:text-emphasize="none" style:text-scale="100%"/>
    </style:style>
    <style:style style:name="P93" style:family="paragraph" style:parent-style-name="Titre_20_3_20_copy">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ab-stops>
          <style:tab-stop style:position="1.27cm"/>
          <style:tab-stop style:position="2.032cm"/>
        </style:tab-stops>
      </style:paragraph-properties>
      <style:text-properties fo:color="#007947" loext:opacity="100%" style:text-line-through-style="none" style:text-line-through-type="none" style:font-name="Garamond Premr Pro Capt" fo:font-size="20pt" fo:letter-spacing="normal" fo:font-style="normal" style:text-underline-style="none" fo:font-weight="bold" style:font-size-asian="20pt" style:font-style-asian="normal" style:font-weight-asian="bold" style:text-emphasize="none" style:text-scale="100%"/>
    </style:style>
    <style:style style:name="P94" style:family="paragraph" style:parent-style-name="Titre_20_3_20_copy">
      <style:paragraph-properties fo:margin-left="0cm" fo:margin-right="0cm" fo:margin-top="0.423cm" fo:margin-bottom="0.106cm" style:contextual-spacing="false" fo:line-height="120%" fo:text-align="center" style:justify-single-word="false" fo:text-indent="0cm" style:auto-text-indent="false" fo:keep-with-next="always" style:vertical-align="middle">
        <style:tab-stops>
          <style:tab-stop style:position="0.988cm"/>
          <style:tab-stop style:position="1.27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7947" loext:opacity="100%" style:text-line-through-style="none" style:text-line-through-type="none" style:font-name="Garamond Premr Pro Capt" fo:font-size="20pt" fo:letter-spacing="normal" fo:font-style="normal" style:text-underline-style="none" fo:font-weight="bold" style:font-size-asian="20pt" style:font-style-asian="normal" style:font-weight-asian="bold" style:text-emphasize="none" style:text-scale="100%"/>
    </style:style>
    <style:style style:name="P95" style:family="paragraph" style:parent-style-name="Titre_20_3_20_copy">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ext-properties fo:color="#007947" loext:opacity="100%" style:text-line-through-style="none" style:text-line-through-type="none" style:font-name="Garamond Premr Pro Capt" fo:font-size="20pt" fo:letter-spacing="normal" fo:font-style="normal" style:text-underline-style="none" fo:font-weight="bold" style:font-size-asian="20pt" style:font-style-asian="normal" style:font-weight-asian="bold" style:text-emphasize="none" style:text-scale="99%"/>
    </style:style>
    <style:style style:name="P96" style:family="paragraph" style:parent-style-name="Titre_20_3_20_copy">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ext-properties fo:color="#007947" loext:opacity="100%" style:text-line-through-style="none" style:text-line-through-type="none" style:font-name="Garamond Premr Pro Capt" fo:font-size="20pt" fo:letter-spacing="normal" fo:font-style="normal" style:text-underline-style="none" fo:font-weight="bold" style:font-size-asian="20pt" style:font-style-asian="normal" style:font-weight-asian="bold" style:text-emphasize="none" style:text-scale="96%"/>
    </style:style>
    <style:style style:name="P97" style:family="paragraph" style:parent-style-name="Titre_20_3_20_copy">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ext-properties fo:color="#007947" loext:opacity="100%" style:text-line-through-style="none" style:text-line-through-type="none" style:font-name="Garamond Premr Pro Capt" fo:font-size="20pt" fo:letter-spacing="normal" fo:font-style="normal" style:text-underline-style="none" fo:font-weight="bold" style:font-size-asian="20pt" style:font-style-asian="normal" style:font-weight-asian="bold" style:text-emphasize="none" style:text-scale="98%"/>
    </style:style>
    <style:style style:name="P98" style:family="paragraph" style:parent-style-name="Titre_20_3_20_copy">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ext-properties fo:color="#007947" loext:opacity="100%" style:text-line-through-style="none" style:text-line-through-type="none" style:font-name="Garamond Premr Pro Capt" fo:font-size="20pt" fo:letter-spacing="normal" fo:font-style="normal" style:text-underline-style="none" fo:font-weight="bold" style:font-size-asian="20pt" style:font-style-asian="normal" style:font-weight-asian="bold" style:text-emphasize="none" style:text-scale="95%"/>
    </style:style>
    <style:style style:name="P99" style:family="paragraph" style:parent-style-name="Titre_20_3_20_copy">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ext-properties fo:font-variant="small-caps" fo:color="#000000" loext:opacity="100%" style:text-outline="false"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100%"/>
    </style:style>
    <style:style style:name="P100" style:family="paragraph" style:parent-style-name="Titre_20_1bis">
      <style:paragraph-properties fo:margin-left="0cm" fo:margin-right="0cm" fo:margin-top="0.423cm" fo:margin-bottom="0.106cm" style:contextual-spacing="false" fo:line-height="120%" fo:text-align="center" style:justify-single-word="false" fo:text-indent="0cm" style:auto-text-indent="false" fo:keep-with-next="always" style:vertical-align="middle"/>
    </style:style>
    <style:style style:name="P101" style:family="paragraph" style:parent-style-name="Titre_20_1bis">
      <style:paragraph-properties fo:margin-left="0cm" fo:margin-right="0cm" fo:margin-top="0.423cm" fo:margin-bottom="0.106cm" style:contextual-spacing="false" fo:line-height="120%" fo:text-align="center" style:justify-single-word="false" fo:text-indent="0cm" style:auto-text-indent="false" fo:keep-with-next="always" style:vertical-align="middle"/>
      <style:text-properties fo:font-variant="small-caps" fo:color="#007947" loext:opacity="100%" style:text-line-through-style="none" style:text-line-through-type="none" style:font-name="Garamond Premr Pro Capt" fo:font-size="28pt" fo:letter-spacing="normal" fo:font-style="normal" style:text-underline-style="none" fo:font-weight="bold" style:font-size-asian="28pt" style:font-style-asian="normal" style:font-weight-asian="bold" style:text-emphasize="none" style:text-scale="100%"/>
    </style:style>
    <style:style style:name="P102" style:family="paragraph" style:parent-style-name="Titre_20_1bis">
      <style:paragraph-properties fo:margin-left="0cm" fo:margin-right="0cm" fo:margin-top="0.423cm" fo:margin-bottom="0.106cm" style:contextual-spacing="false" fo:line-height="120%" fo:text-align="center" style:justify-single-word="false" fo:text-indent="0cm" style:auto-text-indent="false" fo:keep-with-next="always" style:vertical-align="middle"/>
      <style:text-properties fo:font-variant="small-caps" fo:color="#007947" loext:opacity="100%" style:text-line-through-style="none" style:text-line-through-type="none" style:font-name="Garamond Premr Pro Capt" fo:font-size="28pt" fo:letter-spacing="normal" fo:font-style="normal" style:text-underline-style="none" fo:font-weight="bold" officeooo:paragraph-rsid="00247b35" style:font-size-asian="28pt" style:font-style-asian="normal" style:font-weight-asian="bold" style:text-emphasize="none" style:text-scale="100%"/>
    </style:style>
    <style:style style:name="P103" style:family="paragraph" style:parent-style-name="Titre_20_1bis">
      <style:paragraph-properties fo:margin-left="0cm" fo:margin-right="0cm" fo:margin-top="0.423cm" fo:margin-bottom="0.106cm" style:contextual-spacing="false" fo:line-height="120%" fo:text-align="center" style:justify-single-word="false" fo:text-indent="0cm" style:auto-text-indent="false" fo:keep-with-next="always" style:vertical-align="middle"/>
      <style:text-properties fo:font-variant="small-caps" fo:color="#007947" loext:opacity="100%" style:text-line-through-style="none" style:text-line-through-type="none" style:font-name="Garamond Premr Pro Capt" fo:font-size="26pt" fo:letter-spacing="normal" fo:font-style="normal" style:text-underline-style="none" fo:font-weight="bold" style:font-size-asian="26pt" style:font-style-asian="normal" style:font-weight-asian="bold" style:text-emphasize="none" style:text-scale="100%"/>
    </style:style>
    <style:style style:name="P104" style:family="paragraph" style:parent-style-name="Titre_20_1bis">
      <style:paragraph-properties fo:margin-left="0cm" fo:margin-right="0cm" fo:margin-top="0.423cm" fo:margin-bottom="0.106cm" style:contextual-spacing="false" fo:line-height="120%" fo:text-align="center" style:justify-single-word="false" fo:text-indent="0cm" style:auto-text-indent="false" fo:keep-with-next="always" style:vertical-align="middle"/>
      <style:text-properties fo:font-variant="small-caps" fo:color="#000000" loext:opacity="100%" style:text-outline="false"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P105" style:family="paragraph" style:parent-style-name="Titre_20_4_20_copy">
      <style:paragraph-properties fo:margin-left="0cm" fo:margin-right="0cm" fo:margin-top="0.423cm" fo:margin-bottom="0.106cm" style:contextual-spacing="false" fo:line-height="120%" fo:text-align="start" style:justify-single-word="false" fo:text-indent="0cm" style:auto-text-indent="false" fo:keep-with-next="always" style:vertical-align="middle"/>
    </style:style>
    <style:style style:name="P106" style:family="paragraph" style:parent-style-name="Titre_20_4_20_copy">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ext-properties fo:font-variant="small-caps" fo:color="#000000" loext:opacity="1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100%"/>
    </style:style>
    <style:style style:name="P107" style:family="paragraph" style:parent-style-name="Titre_20_4_20_copy">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ab-stops>
          <style:tab-stop style:position="0.988cm"/>
          <style:tab-stop style:position="1.524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loext:opacity="1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100%"/>
    </style:style>
    <style:style style:name="P108" style:family="paragraph" style:parent-style-name="Titre_20_4_20_copy">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ab-stops>
          <style:tab-stop style:position="1.524cm"/>
          <style:tab-stop style:position="2.032cm"/>
        </style:tab-stops>
      </style:paragraph-properties>
      <style:text-properties fo:font-variant="small-caps" fo:color="#000000" loext:opacity="1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100%"/>
    </style:style>
    <style:style style:name="P109" style:family="paragraph" style:parent-style-name="Titre_20_4_20_copy">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ab-stops>
          <style:tab-stop style:position="1.524cm"/>
        </style:tab-stops>
      </style:paragraph-properties>
      <style:text-properties fo:font-variant="small-caps" fo:color="#000000" loext:opacity="1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100%"/>
    </style:style>
    <style:style style:name="P110" style:family="paragraph" style:parent-style-name="Titre_20_4_20_copy">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ext-properties fo:font-variant="small-caps" fo:color="#000000" loext:opacity="1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99%"/>
    </style:style>
    <style:style style:name="P111" style:family="paragraph" style:parent-style-name="Titre_20_4_20_copy">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ab-stops>
          <style:tab-stop style:position="1.524cm"/>
          <style:tab-stop style:position="2.032cm"/>
        </style:tab-stops>
      </style:paragraph-properties>
      <style:text-properties fo:font-variant="small-caps" fo:color="#000000" loext:opacity="1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99%"/>
    </style:style>
    <style:style style:name="P112" style:family="paragraph" style:parent-style-name="Titre_20_4_20_copy">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ext-properties fo:font-variant="small-caps" fo:color="#000000" loext:opacity="1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98%"/>
    </style:style>
    <style:style style:name="P113" style:family="paragraph" style:parent-style-name="Titre_20_4_20_copy">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ext-properties fo:font-variant="small-caps" fo:color="#000000" loext:opacity="1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97%"/>
    </style:style>
    <style:style style:name="P114" style:family="paragraph" style:parent-style-name="Titre_20_4_20_copy">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ext-properties fo:font-variant="small-caps" fo:color="#000000" loext:opacity="1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96%"/>
    </style:style>
    <style:style style:name="P115" style:family="paragraph" style:parent-style-name="Titre_20_4_20_copy">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ab-stops>
          <style:tab-stop style:position="1.524cm"/>
          <style:tab-stop style:position="2.032cm"/>
        </style:tab-stops>
      </style:paragraph-properties>
      <style:text-properties fo:font-variant="small-caps" fo:color="#000000" loext:opacity="1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96%"/>
    </style:style>
    <style:style style:name="P116" style:family="paragraph" style:parent-style-name="Titre_20_4_20_copy">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ext-properties fo:font-variant="small-caps" fo:color="#000000" loext:opacity="1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95%"/>
    </style:style>
    <style:style style:name="P117" style:family="paragraph" style:parent-style-name="Titre_20_4_20_copy">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ab-stops>
          <style:tab-stop style:position="0.988cm"/>
          <style:tab-stop style:position="1.524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loext:opacity="1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95%"/>
    </style:style>
    <style:style style:name="P118" style:family="paragraph" style:parent-style-name="Titre_20_4_20_copy">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ext-properties fo:font-variant="small-caps" fo:color="#000000" loext:opacity="100%" style:text-line-through-style="none" style:text-line-through-type="none" style:font-name="Garamond Premr Pro Capt" fo:font-size="14pt" fo:letter-spacing="normal" fo:language="fr" fo:country="FR" fo:font-style="normal" style:text-underline-style="none" fo:font-weight="bold" style:font-name-asian="Garamond Premr Pro Subh1" style:font-size-asian="14pt" style:font-style-asian="normal" style:font-weight-asian="bold" style:font-name-complex="Droid Sans Devanagari Bold Italic" style:font-size-complex="12pt" style:text-emphasize="none" style:text-scale="96%"/>
    </style:style>
    <style:style style:name="P119" style:family="paragraph" style:parent-style-name="Titre_20_4_20_copy">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ext-properties fo:font-variant="small-caps" fo:color="#000000" loext:opacity="100%" style:text-line-through-style="none" style:text-line-through-type="none" style:font-name="Garamond Premr Pro Capt" fo:font-size="11pt" fo:letter-spacing="normal" fo:font-style="normal" style:text-underline-style="none" fo:font-weight="bold" style:font-size-asian="11pt" style:font-style-asian="normal" style:font-weight-asian="bold" style:text-emphasize="none" style:text-scale="100%"/>
    </style:style>
    <style:style style:name="P120" style:family="paragraph" style:parent-style-name="Titre_20_4_20_copy">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ext-properties fo:font-variant="small-caps" fo:color="#000000" loext:opacity="100%" style:text-line-through-style="none" style:text-line-through-type="none" style:font-name="Garamond Premr Pro Capt" fo:font-size="11pt" fo:letter-spacing="normal" fo:font-style="italic" style:text-underline-style="none" fo:font-weight="normal" style:font-size-asian="11pt" style:font-style-asian="italic" style:font-weight-asian="normal" style:text-emphasize="none" style:text-scale="100%"/>
    </style:style>
    <style:style style:name="P121" style:family="paragraph" style:parent-style-name="Heading_20_2">
      <style:paragraph-properties fo:margin-left="0cm" fo:margin-right="0cm" fo:margin-top="0.423cm" fo:margin-bottom="0.106cm" style:contextual-spacing="false" fo:line-height="120%" fo:text-align="center" style:justify-single-word="false" fo:text-indent="0cm" style:auto-text-indent="false" fo:keep-with-next="always" style:vertical-align="middle"/>
      <style:text-properties fo:font-variant="small-caps" fo:color="#007947" loext:opacity="100%" style:text-line-through-style="none" style:text-line-through-type="none" style:font-name="Garamond Premr Pro Capt" fo:font-size="24pt" fo:letter-spacing="normal" fo:font-style="normal" style:text-underline-style="none" fo:font-weight="bold" style:font-size-asian="24pt" style:font-style-asian="normal" style:font-weight-asian="bold" style:text-emphasize="none" style:text-scale="100%"/>
    </style:style>
    <style:style style:name="P122" style:family="paragraph" style:parent-style-name="Heading_20_2">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ext-properties fo:font-variant="small-caps" fo:color="#007947" loext:opacity="100%" style:text-line-through-style="none" style:text-line-through-type="none" style:font-name="Garamond Premr Pro Capt" fo:font-size="24pt" fo:letter-spacing="normal" fo:font-style="normal" style:text-underline-style="none" fo:font-weight="bold" style:font-size-asian="24pt" style:font-style-asian="normal" style:font-weight-asian="bold" style:text-emphasize="none" style:text-scale="100%"/>
    </style:style>
    <style:style style:name="P123" style:family="paragraph" style:parent-style-name="Heading_20_2">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ext-properties fo:font-variant="small-caps" fo:color="#007947" loext:opacity="100%" style:text-line-through-style="none" style:text-line-through-type="none" style:font-name="Garamond Premr Pro Capt" fo:font-size="24pt" fo:letter-spacing="normal" fo:font-style="normal" style:text-underline-style="none" fo:font-weight="bold" officeooo:paragraph-rsid="00247b35" style:font-size-asian="24pt" style:font-style-asian="normal" style:font-weight-asian="bold" style:text-emphasize="none" style:text-scale="100%"/>
    </style:style>
    <style:style style:name="P124" style:family="paragraph" style:parent-style-name="Heading_20_2">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ext-properties fo:font-variant="small-caps" fo:color="#007947" loext:opacity="100%" style:text-line-through-style="none" style:text-line-through-type="none" style:font-name="Garamond Premr Pro Capt" fo:font-size="24pt" fo:letter-spacing="normal" fo:font-style="normal" style:text-underline-style="none" fo:font-weight="bold" style:font-size-asian="24pt" style:font-style-asian="normal" style:font-weight-asian="bold" style:text-emphasize="none" style:text-scale="93%"/>
    </style:style>
    <style:style style:name="P125" style:family="paragraph" style:parent-style-name="Heading_20_2">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ext-properties fo:font-variant="small-caps" fo:color="#007947" loext:opacity="1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100%"/>
    </style:style>
    <style:style style:name="P126" style:family="paragraph" style:parent-style-name="Standard">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ext-properties fo:color="#007947" loext:opacity="100%" style:text-line-through-style="none" style:text-line-through-type="none" style:font-name="Garamond Premr Pro Capt" fo:font-size="20pt" fo:letter-spacing="normal" fo:font-style="normal" style:text-underline-style="none" fo:font-weight="bold" officeooo:paragraph-rsid="0034ac09" style:font-size-asian="20pt" style:font-style-asian="normal" style:font-weight-asian="bold" style:text-emphasize="none" style:text-scale="100%"/>
    </style:style>
    <style:style style:name="P127" style:family="paragraph" style:parent-style-name="Standard">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ext-properties fo:font-variant="small-caps" fo:color="#000000" loext:opacity="100%" style:text-line-through-style="none" style:text-line-through-type="none" style:font-name="Garamond Premr Pro Capt" fo:font-size="14pt" fo:letter-spacing="normal" fo:language="fr" fo:country="FR" fo:font-style="normal" style:text-underline-style="none" fo:font-weight="bold" style:font-name-asian="Garamond Premr Pro Subh1" style:font-size-asian="14pt" style:font-style-asian="normal" style:font-weight-asian="bold" style:font-name-complex="Droid Sans Devanagari Bold Italic" style:font-size-complex="12pt" style:text-emphasize="none" style:text-scale="100%"/>
    </style:style>
    <style:style style:name="P128" style:family="paragraph" style:parent-style-name="Titre_20_4_20_copy">
      <style:paragraph-properties fo:margin-left="0cm" fo:margin-right="0cm" fo:margin-top="0.423cm" fo:margin-bottom="0.106cm" style:contextual-spacing="false" fo:line-height="120%" fo:text-align="start" style:justify-single-word="false" fo:text-indent="0cm" style:auto-text-indent="false" style:vertical-align="middle"/>
    </style:style>
    <style:style style:name="P129" style:family="paragraph" style:parent-style-name="Titre_20_4_20_copy">
      <style:paragraph-properties fo:margin-left="0cm" fo:margin-right="0cm" fo:margin-top="0.423cm" fo:margin-bottom="0.106cm" style:contextual-spacing="false" fo:line-height="120%" fo:text-align="start" style:justify-single-word="false" fo:text-indent="0cm" style:auto-text-indent="false" style:vertical-align="middle"/>
      <style:text-properties fo:font-variant="small-caps" fo:color="#000000" loext:opacity="1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100%"/>
    </style:style>
    <style:style style:name="P130" style:family="paragraph" style:parent-style-name="Titre_20_1bis">
      <style:paragraph-properties fo:margin-left="0cm" fo:margin-right="0cm" fo:margin-top="0.423cm" fo:margin-bottom="0.106cm" style:contextual-spacing="false" fo:line-height="120%" fo:text-align="center" style:justify-single-word="false" fo:text-indent="0cm" style:auto-text-indent="false" fo:break-before="page" fo:keep-with-next="always" style:vertical-align="middle"/>
      <style:text-properties fo:font-variant="small-caps" fo:color="#007947" loext:opacity="100%" style:text-line-through-style="none" style:text-line-through-type="none" style:font-name="Garamond Premr Pro Capt" fo:font-size="28pt" fo:letter-spacing="normal" fo:font-style="normal" style:text-underline-style="none" fo:font-weight="bold" style:font-size-asian="28pt" style:font-style-asian="normal" style:font-weight-asian="bold" style:text-emphasize="none" style:text-scale="100%"/>
    </style:style>
    <style:style style:name="P131" style:family="paragraph" style:parent-style-name="Titre_20_1bis">
      <style:paragraph-properties fo:margin-left="0cm" fo:margin-right="0cm" fo:margin-top="0.423cm" fo:margin-bottom="0.106cm" style:contextual-spacing="false" fo:line-height="120%" fo:text-align="center" style:justify-single-word="false" fo:text-indent="0cm" style:auto-text-indent="false" fo:break-before="page" style:vertical-align="middle"/>
      <style:text-properties fo:font-variant="small-caps" fo:color="#007947" loext:opacity="100%" style:text-line-through-style="none" style:text-line-through-type="none" style:font-name="Garamond Premr Pro Capt" fo:font-size="28pt" fo:letter-spacing="normal" fo:font-style="normal" style:text-underline-style="none" fo:font-weight="bold" style:font-size-asian="28pt" style:font-style-asian="normal" style:font-weight-asian="bold" style:text-emphasize="none" style:text-scale="100%"/>
    </style:style>
    <style:style style:name="P132" style:family="paragraph" style:parent-style-name="Titre_20_3_20_copy">
      <style:paragraph-properties fo:margin-left="0cm" fo:margin-right="0cm" fo:margin-top="0.423cm" fo:margin-bottom="0.106cm" style:contextual-spacing="false" fo:line-height="120%" fo:text-align="start" style:justify-single-word="false" fo:text-indent="0cm" style:auto-text-indent="false" style:vertical-align="middle"/>
      <style:text-properties fo:color="#007947" loext:opacity="100%" style:text-line-through-style="none" style:text-line-through-type="none" style:font-name="Garamond Premr Pro Capt" fo:font-size="20pt" fo:letter-spacing="normal" fo:font-style="normal" style:text-underline-style="none" fo:font-weight="bold" style:font-size-asian="20pt" style:font-style-asian="normal" style:font-weight-asian="bold" style:text-emphasize="none" style:text-scale="100%"/>
    </style:style>
    <style:style style:name="P133" style:family="paragraph" style:parent-style-name="Titre_20_3_20_copy">
      <style:paragraph-properties fo:margin-left="0cm" fo:margin-right="0cm" fo:margin-top="0.423cm" fo:margin-bottom="0.106cm" style:contextual-spacing="false" fo:line-height="120%" fo:text-align="start" style:justify-single-word="false" fo:text-indent="0cm" style:auto-text-indent="false" style:vertical-align="middle"/>
      <style:text-properties fo:color="#007947" loext:opacity="100%" style:text-line-through-style="none" style:text-line-through-type="none" style:font-name="Garamond Premr Pro Capt" fo:font-size="20pt" fo:letter-spacing="normal" fo:font-style="normal" style:text-underline-style="none" fo:font-weight="bold" officeooo:paragraph-rsid="003a9955" style:font-size-asian="20pt" style:font-style-asian="normal" style:font-weight-asian="bold" style:text-emphasize="none" style:text-scale="100%"/>
    </style:style>
    <style:style style:name="P134" style:family="paragraph" style:parent-style-name="Heading_20_4">
      <style:paragraph-properties fo:margin-left="0cm" fo:margin-right="0cm" fo:margin-top="0.423cm" fo:margin-bottom="0.106cm" style:contextual-spacing="false" fo:line-height="120%" fo:text-align="start" style:justify-single-word="false" fo:text-indent="0cm" style:auto-text-indent="false" style:vertical-align="middle"/>
      <style:text-properties fo:font-variant="small-caps" fo:color="#000000" loext:opacity="1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100%"/>
    </style:style>
    <style:style style:name="P135" style:family="paragraph" style:parent-style-name="Titre_20_1bis">
      <style:paragraph-properties fo:margin-left="0cm" fo:margin-right="0cm" fo:margin-top="0.423cm" fo:margin-bottom="0.106cm" style:contextual-spacing="false" fo:line-height="120%" fo:text-align="center" style:justify-single-word="false" fo:text-indent="0cm" style:auto-text-indent="false" style:vertical-align="middle"/>
    </style:style>
    <style:style style:name="P136" style:family="paragraph" style:parent-style-name="_5b_No_20_Paragraph_20_Style_5d_">
      <style:paragraph-properties fo:margin-left="0cm" fo:margin-right="0cm" fo:margin-top="0.199cm" fo:margin-bottom="0.199cm" style:contextual-spacing="false" fo:line-height="120%" fo:text-align="start" style:justify-single-word="false" fo:text-indent="0cm" style:auto-text-indent="false" style:vertical-align="middle"/>
      <style:text-properties fo:color="#000000" loext:opacity="100%" style:text-outline="false"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137" style:family="paragraph" style:parent-style-name="Titre_20_6_20_copy">
      <style:paragraph-properties fo:margin-left="0cm" fo:margin-right="0cm" fo:margin-top="0.199cm" fo:margin-bottom="0.199cm" style:contextual-spacing="false" fo:line-height="120%" fo:text-align="center" style:justify-single-word="false" fo:text-indent="0cm" style:auto-text-indent="false" fo:keep-with-next="always" style:vertical-align="middle">
        <style:tab-stops>
          <style:tab-stop style:position="2.032cm"/>
        </style:tab-stops>
      </style:paragraph-properties>
    </style:style>
    <style:style style:name="P138" style:family="paragraph" style:parent-style-name="Titre_20_6_20_copy">
      <style:paragraph-properties fo:margin-left="0cm" fo:margin-right="0cm" fo:margin-top="0.199cm" fo:margin-bottom="0.199cm" style: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small-caps" fo:color="#000000" loext:opacity="1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P139" style:family="paragraph" style:parent-style-name="Titre_20_6_20_copy">
      <style:paragraph-properties fo:margin-left="0cm" fo:margin-right="0cm" fo:margin-top="0.199cm" fo:margin-bottom="0.199cm" style:contextual-spacing="false" fo:line-height="120%" fo:text-align="center" style:justify-single-word="false" fo:text-indent="0cm" style:auto-text-indent="false" fo:keep-with-next="always" style:vertical-align="middle">
        <style:tab-stops>
          <style:tab-stop style:position="2.032cm"/>
        </style:tab-stops>
      </style:paragraph-properties>
      <style:text-properties fo:font-variant="small-caps" fo:color="#000000" loext:opacity="1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P140" style:family="paragraph" style:parent-style-name="Titre_20_6_20_copy">
      <style:paragraph-properties fo:margin-left="0cm" fo:margin-right="0cm" fo:margin-top="0.199cm" fo:margin-bottom="0.199cm" style:contextual-spacing="false" fo:line-height="120%" fo:text-align="center" style:justify-single-word="false" fo:text-indent="0cm" style:auto-text-indent="false" fo:keep-with-next="always" style:vertical-align="middle">
        <style:tab-stops>
          <style:tab-stop style:position="2.032cm"/>
        </style:tab-stops>
      </style:paragraph-properties>
      <style:text-properties fo:font-variant="small-caps" fo:color="#000000" loext:opacity="100%" style:text-line-through-style="none" style:text-line-through-type="none" style:font-name="Garamond Premr Pro Capt" fo:font-size="10.5pt" fo:letter-spacing="normal" fo:font-style="italic" style:text-underline-style="none" fo:font-weight="bold" style:font-size-asian="10.5pt" style:font-style-asian="italic" style:font-weight-asian="bold" style:text-emphasize="none" style:text-scale="100%"/>
    </style:style>
    <style:style style:name="P141" style:family="paragraph" style:parent-style-name="_5b_No_20_Paragraph_20_Style_5d_">
      <style:paragraph-properties fo:margin-left="0cm" fo:margin-right="0cm" fo:margin-top="0cm" fo:margin-bottom="0.199cm" style:contextual-spacing="false" fo:line-height="120%" fo:text-align="start" style:justify-single-word="false" fo:text-indent="0cm" style:auto-text-indent="false" style:vertical-align="middle"/>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142" style:family="paragraph" style:parent-style-name="_5b_No_20_Paragraph_20_Style_5d_">
      <style:paragraph-properties fo:margin-left="0cm" fo:margin-right="0cm" fo:margin-top="0cm" fo:margin-bottom="0.199cm" style:contextual-spacing="false" fo:line-height="120%" fo:text-align="start" style:justify-single-word="false" fo:text-indent="0cm" style:auto-text-indent="false" style:vertical-align="middle"/>
      <style:text-properties fo:color="#000000" loext:opacity="100%" style:text-outline="false"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143" style:family="paragraph" style:parent-style-name="Titre_20_6_20_copy">
      <style:paragraph-properties fo:margin-left="0cm" fo:margin-right="0cm" fo:margin-top="0cm" fo:margin-bottom="0.199cm" style: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normal" fo:text-transform="none"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144" style:family="paragraph" style:parent-style-name="Titre_20_6_20_copy">
      <style:paragraph-properties fo:margin-left="0cm" fo:margin-right="0cm" fo:margin-top="0cm" fo:margin-bottom="0.199cm" style: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normal" fo:text-transform="none" fo:color="#000000" loext:opacity="1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100%"/>
    </style:style>
    <style:style style:name="P145" style:family="paragraph" style:parent-style-name="Titre_20_6_20_copy">
      <style:paragraph-properties fo:margin-left="0cm" fo:margin-right="0cm" fo:margin-top="0cm" fo:margin-bottom="0.199cm" style: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small-caps" fo:color="#000000" loext:opacity="1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P146" style:family="paragraph" style:parent-style-name="Titre_20_6_20_copy">
      <style:paragraph-properties fo:margin-left="0cm" fo:margin-right="0cm" fo:margin-top="0cm" fo:margin-bottom="0.199cm" style:contextual-spacing="false" fo:line-height="120%" fo:text-align="center" style:justify-single-word="false" fo:text-indent="0cm" style:auto-text-indent="false" fo:keep-with-next="always" style:vertical-align="middle">
        <style:tab-stops>
          <style:tab-stop style:position="2.032cm"/>
        </style:tab-stops>
      </style:paragraph-properties>
      <style:text-properties fo:font-variant="small-caps" fo:color="#000000" loext:opacity="1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P147" style:family="paragraph" style:parent-style-name="_5b_No_20_Paragraph_20_Style_5d_">
      <style:paragraph-properties fo:margin-left="0cm" fo:margin-right="0cm" fo:margin-top="0.4cm" fo:margin-bottom="0.6cm" style:contextual-spacing="false" fo:line-height="120%" fo:text-align="start" style:justify-single-word="false" fo:text-indent="0cm" style:auto-text-indent="false" style:vertical-align="middle"/>
      <style:text-properties fo:font-variant="small-caps" fo:color="#000000" loext:opacity="1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100%"/>
    </style:style>
    <style:style style:name="P148" style:family="paragraph" style:parent-style-name="Titre_20_3_20_copy">
      <style:paragraph-properties fo:margin-left="0cm" fo:margin-right="0cm" fo:margin-top="0.4cm" fo:margin-bottom="0.106cm" style:contextual-spacing="false" fo:line-height="120%" fo:text-align="start" style:justify-single-word="false" fo:text-indent="0cm" style:auto-text-indent="false" fo:keep-with-next="always" style:vertical-align="middle"/>
      <style:text-properties fo:color="#007947" loext:opacity="100%" style:text-line-through-style="none" style:text-line-through-type="none" style:font-name="Garamond Premr Pro Capt" fo:font-size="20pt" fo:letter-spacing="normal" fo:font-style="normal" style:text-underline-style="none" fo:font-weight="bold" style:font-size-asian="20pt" style:font-style-asian="normal" style:font-weight-asian="bold" style:text-emphasize="none" style:text-scale="100%"/>
    </style:style>
    <style:style style:name="P149" style:family="paragraph" style:parent-style-name="Titre_20_6_20_copy">
      <style:paragraph-properties fo:margin-left="0cm" fo:margin-right="0cm" fo:margin-top="0cm" fo:margin-bottom="0.101cm" style:contextual-spacing="false" fo:line-height="120%" fo:text-align="start" style:justify-single-word="false" fo:text-indent="0cm" style:auto-text-indent="false" style:vertical-align="middle">
        <style:tab-stops>
          <style:tab-stop style:position="2.032cm"/>
        </style:tab-stops>
      </style:paragraph-properties>
      <style:text-properties fo:font-variant="small-caps" fo:color="#000000" loext:opacity="1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P150" style:family="paragraph" style:parent-style-name="Titre_20_6_20_copy">
      <style:paragraph-properties fo:margin-left="0cm" fo:margin-right="0cm" fo:margin-top="0.199cm" fo:margin-bottom="0cm" style: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small-caps" fo:color="#000000" loext:opacity="1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P151" style:family="paragraph" style:parent-style-name="Titre_20_6_20_copy">
      <style:paragraph-properties fo:margin-left="0cm" fo:margin-right="0cm" fo:margin-top="0.199cm" fo:margin-bottom="0cm" style: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small-caps" fo:color="#000000" loext:opacity="1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96%"/>
    </style:style>
    <style:style style:name="P152" style:family="paragraph" style:parent-style-name="Titre_20_4_20_copy">
      <style:paragraph-properties fo:margin-left="0cm" fo:margin-right="0cm" fo:margin-top="0.423cm" fo:margin-bottom="0cm" style:contextual-spacing="false" fo:line-height="120%" fo:text-align="start" style:justify-single-word="false" fo:text-indent="0cm" style:auto-text-indent="false" fo:keep-with-next="always" style:vertical-align="middle"/>
      <style:text-properties fo:font-variant="small-caps" fo:color="#000000" loext:opacity="1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100%"/>
    </style:style>
    <style:style style:name="P153"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style>
    <style:style style:name="P154"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paragraph-rsid="000b0e73"/>
    </style:style>
    <style:style style:name="P155"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paragraph-rsid="002744f0"/>
    </style:style>
    <style:style style:name="P156"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paragraph-rsid="00336c36"/>
    </style:style>
    <style:style style:name="P157"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paragraph-rsid="005ee931"/>
    </style:style>
    <style:style style:name="P158"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2.032cm"/>
        </style:tab-stops>
      </style:paragraph-properties>
    </style:style>
    <style:style style:name="P159"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2.032cm"/>
        </style:tab-stops>
      </style:paragraph-properties>
      <style:text-properties officeooo:paragraph-rsid="00402e8a"/>
    </style:style>
    <style:style style:name="P160"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27cm"/>
          <style:tab-stop style:position="1.976cm"/>
          <style:tab-stop style:position="2.963cm"/>
          <style:tab-stop style:position="3.951cm"/>
          <style:tab-stop style:position="4.939cm"/>
          <style:tab-stop style:position="5.927cm"/>
          <style:tab-stop style:position="6.914cm"/>
          <style:tab-stop style:position="7.902cm"/>
        </style:tab-stops>
      </style:paragraph-properties>
    </style:style>
    <style:style style:name="P161" style:family="paragraph" style:parent-style-name="Text_20_body">
      <style:paragraph-properties fo:margin-left="0cm" fo:margin-right="0cm" fo:margin-top="0cm" fo:margin-bottom="0.212cm" style:contextual-spacing="false" fo:line-height="120%" fo:text-align="center"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style>
    <style:style style:name="P162" style:family="paragraph" style:parent-style-name="Text_20_body">
      <style:paragraph-properties fo:margin-left="0cm" fo:margin-right="0cm" fo:margin-top="0cm" fo:margin-bottom="0.212cm" style:contextual-spacing="false" fo:line-height="120%" fo:text-align="center"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100%"/>
    </style:style>
    <style:style style:name="P163"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100%"/>
    </style:style>
    <style:style style:name="P164"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2.03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100%"/>
    </style:style>
    <style:style style:name="P165"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9%"/>
    </style:style>
    <style:style style:name="P166"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8%"/>
    </style:style>
    <style:style style:name="P167"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7%"/>
    </style:style>
    <style:style style:name="P168"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6%"/>
    </style:style>
    <style:style style:name="P169"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5%"/>
    </style:style>
    <style:style style:name="P170"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171"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officeooo:paragraph-rsid="0020a75d" style:font-size-asian="12pt" style:font-style-asian="normal" style:font-weight-asian="normal" style:text-emphasize="none" style:text-scale="100%"/>
    </style:style>
    <style:style style:name="P172"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officeooo:paragraph-rsid="00247b35" style:font-size-asian="12pt" style:font-style-asian="normal" style:font-weight-asian="normal" style:text-emphasize="none" style:text-scale="100%"/>
    </style:style>
    <style:style style:name="P173"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officeooo:paragraph-rsid="002c328d" style:font-size-asian="12pt" style:font-style-asian="normal" style:font-weight-asian="normal" style:text-emphasize="none" style:text-scale="100%"/>
    </style:style>
    <style:style style:name="P174"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officeooo:paragraph-rsid="0031b135" style:font-size-asian="12pt" style:font-style-asian="normal" style:font-weight-asian="normal" style:text-emphasize="none" style:text-scale="100%"/>
    </style:style>
    <style:style style:name="P175"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officeooo:paragraph-rsid="00402e8a" style:font-size-asian="12pt" style:font-style-asian="normal" style:font-weight-asian="normal" style:text-emphasize="none" style:text-scale="100%"/>
    </style:style>
    <style:style style:name="P176"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officeooo:paragraph-rsid="004e0000" style:font-size-asian="12pt" style:font-style-asian="normal" style:font-weight-asian="normal" style:text-emphasize="none" style:text-scale="100%"/>
    </style:style>
    <style:style style:name="P177"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officeooo:paragraph-rsid="004a330b" style:font-size-asian="12pt" style:font-style-asian="normal" style:font-weight-asian="normal" style:text-emphasize="none" style:text-scale="100%"/>
    </style:style>
    <style:style style:name="P178"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2.03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179" style:family="paragraph" style:parent-style-name="Text_20_body">
      <style:paragraph-properties fo:margin-left="0cm" fo:margin-right="0cm" fo:margin-top="0cm" fo:margin-bottom="0.212cm" style:contextual-spacing="false" fo:line-height="120%" fo:text-align="start"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180" style:family="paragraph" style:parent-style-name="Text_20_body">
      <style:paragraph-properties fo:margin-left="0cm" fo:margin-right="0cm" fo:margin-top="0cm" fo:margin-bottom="0.212cm" style:contextual-spacing="false" fo:line-height="120%" fo:text-align="start" style:justify-single-word="false" fo:text-indent="0.3cm" style:auto-text-indent="false" style:vertical-align="middle">
        <style:tab-stops>
          <style:tab-stop style:position="2.03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181"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officeooo:rsid="00219ead" officeooo:paragraph-rsid="00219ead" style:font-size-asian="12pt" style:font-style-asian="normal" style:font-weight-asian="normal" style:text-emphasize="none" style:text-scale="100%"/>
    </style:style>
    <style:style style:name="P182"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officeooo:rsid="00238448" officeooo:paragraph-rsid="00238448" style:font-size-asian="12pt" style:font-style-asian="normal" style:font-weight-asian="normal" style:text-emphasize="none" style:text-scale="100%"/>
    </style:style>
    <style:style style:name="P183"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6%"/>
    </style:style>
    <style:style style:name="P184"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officeooo:paragraph-rsid="00402e8a" style:font-size-asian="12pt" style:font-style-asian="normal" style:font-weight-asian="normal" style:text-emphasize="none" style:text-scale="96%"/>
    </style:style>
    <style:style style:name="P185"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2.03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6%"/>
    </style:style>
    <style:style style:name="P186"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8%"/>
    </style:style>
    <style:style style:name="P187"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2.03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5%"/>
    </style:style>
    <style:style style:name="P188"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5%"/>
    </style:style>
    <style:style style:name="P189"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officeooo:paragraph-rsid="003e93d9" style:font-size-asian="12pt" style:font-style-asian="normal" style:font-weight-asian="normal" style:text-emphasize="none" style:text-scale="95%"/>
    </style:style>
    <style:style style:name="P190"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7%"/>
    </style:style>
    <style:style style:name="P191"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2.03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7%"/>
    </style:style>
    <style:style style:name="P192"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9%"/>
    </style:style>
    <style:style style:name="P193"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officeooo:paragraph-rsid="003a9955" style:font-size-asian="12pt" style:font-style-asian="normal" style:font-weight-asian="normal" style:text-emphasize="none" style:text-scale="99%"/>
    </style:style>
    <style:style style:name="P194"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2.03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9%"/>
    </style:style>
    <style:style style:name="P195"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2%"/>
    </style:style>
    <style:style style:name="P196"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4%"/>
    </style:style>
    <style:style style:name="P197"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1%"/>
    </style:style>
    <style:style style:name="P198"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2%"/>
    </style:style>
    <style:style style:name="P199"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1%"/>
    </style:style>
    <style:style style:name="P200"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3%"/>
    </style:style>
    <style:style style:name="P201"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officeooo:paragraph-rsid="00402e8a" style:font-size-asian="12pt" style:font-style-asian="normal" style:font-weight-asian="normal" style:text-emphasize="none" style:text-scale="93%"/>
    </style:style>
    <style:style style:name="P202"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2.03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officeooo:paragraph-rsid="00402e8a" style:font-size-asian="12pt" style:font-style-asian="normal" style:font-weight-asian="normal" style:text-emphasize="none" style:text-scale="93%"/>
    </style:style>
    <style:style style:name="P203"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italic" style:text-underline-style="none" fo:font-weight="normal" style:font-size-asian="12pt" style:font-style-asian="italic" style:font-weight-asian="normal" style:text-emphasize="none" style:text-scale="98%"/>
    </style:style>
    <style:style style:name="P204"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italic" style:text-underline-style="none" fo:font-weight="normal" style:font-size-asian="12pt" style:font-style-asian="italic" style:font-weight-asian="normal" style:text-emphasize="none" style:text-scale="100%"/>
    </style:style>
    <style:style style:name="P205"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italic" style:text-underline-style="none" fo:font-weight="normal" officeooo:paragraph-rsid="0033f54e" style:font-size-asian="12pt" style:font-style-asian="italic" style:font-weight-asian="normal" style:text-emphasize="none" style:text-scale="100%"/>
    </style:style>
    <style:style style:name="P206"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italic" style:text-underline-style="none" fo:font-weight="normal" style:font-size-asian="12pt" style:font-style-asian="italic" style:font-weight-asian="normal" style:text-emphasize="none" style:text-scale="96%"/>
    </style:style>
    <style:style style:name="P207"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language="fr" fo:country="FR" fo:font-style="normal" style:text-underline-style="none" fo:font-weight="normal" style:font-size-asian="12pt" style:font-style-asian="normal" style:font-weight-asian="normal" style:text-emphasize="none" style:text-scale="100%"/>
    </style:style>
    <style:style style:name="P208"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language="fr" fo:country="FR" fo:font-style="normal" style:text-underline-style="none" fo:font-weight="normal" style:font-name-asian="Garamond Premr Pro Subh1" style:font-size-asian="12pt" style:font-style-asian="normal" style:font-weight-asian="normal" style:font-name-complex="Droid Sans Devanagari Bold Italic" style:font-size-complex="12pt" style:text-emphasize="none" style:text-scale="100%"/>
    </style:style>
    <style:style style:name="P209"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100%"/>
    </style:style>
    <style:style style:name="P210"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0pt" fo:letter-spacing="normal" fo:font-style="normal" style:text-underline-style="none" fo:font-weight="normal" officeooo:paragraph-rsid="000b0e73" style:font-size-asian="10pt" style:font-style-asian="normal" style:font-weight-asian="normal" style:text-emphasize="none" style:text-scale="100%"/>
    </style:style>
    <style:style style:name="P211"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2.032cm"/>
        </style:tab-stops>
      </style:paragraph-properties>
      <style:text-properties fo:color="#000000" loext:opacity="1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100%"/>
    </style:style>
    <style:style style:name="P212" style:family="paragraph" style:parent-style-name="Text_20_body">
      <style:paragraph-properties fo:margin-left="0cm" fo:margin-right="0cm" fo:margin-top="0cm" fo:margin-bottom="0.212cm" style:contextual-spacing="false" fo:line-height="120%" fo:text-align="start"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100%"/>
    </style:style>
    <style:style style:name="P213"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97%"/>
    </style:style>
    <style:style style:name="P214"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96%"/>
    </style:style>
    <style:style style:name="P215"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98%"/>
    </style:style>
    <style:style style:name="P216"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99%"/>
    </style:style>
    <style:style style:name="P217"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font-size-complex="10pt" style:text-emphasize="none" style:text-scale="94%"/>
    </style:style>
    <style:style style:name="P218"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font-size-complex="10pt" style:text-emphasize="none" style:text-scale="95%"/>
    </style:style>
    <style:style style:name="P219"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0pt" fo:letter-spacing="normal" fo:font-style="italic" style:text-underline-style="none" fo:font-weight="normal" style:font-size-asian="10pt" style:font-style-asian="italic" style:font-weight-asian="normal" style:text-emphasize="none" style:text-scale="100%"/>
    </style:style>
    <style:style style:name="P220"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0.5pt" fo:letter-spacing="normal" fo:font-style="normal" style:text-underline-style="none" fo:font-weight="normal" style:font-size-asian="10.5pt" style:font-style-asian="normal" style:font-weight-asian="normal" style:text-emphasize="none" style:text-scale="100%"/>
    </style:style>
    <style:style style:name="P221"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99%"/>
    </style:style>
    <style:style style:name="P222"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1pt" fo:letter-spacing="normal" fo:font-style="normal" style:text-underline-style="none" fo:font-weight="normal" style:font-size-asian="11pt" style:font-style-asian="normal" style:font-weight-asian="normal" style:text-emphasize="none" style:text-scale="95%"/>
    </style:style>
    <style:style style:name="P223"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Subh" fo:font-size="12pt" fo:letter-spacing="normal" fo:font-style="italic" style:text-underline-style="none" fo:font-weight="normal" style:font-size-asian="12pt" style:font-style-asian="italic" style:font-weight-asian="normal" style:text-emphasize="none" style:text-scale="100%"/>
    </style:style>
    <style:style style:name="P224"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outline="false"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5%"/>
    </style:style>
    <style:style style:name="P225"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outline="false"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226"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outline="false"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100%"/>
    </style:style>
    <style:style style:name="P227"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7947" loext:opacity="100%" style:text-outline="false" style:text-line-through-style="none" style:text-line-through-type="none" style:font-name="Garamond Premr Pro Capt" fo:font-size="17pt" fo:letter-spacing="normal" fo:font-style="normal" style:text-underline-style="none" fo:font-weight="bold" style:font-size-asian="17pt" style:font-style-asian="normal" style:font-weight-asian="bold" style:text-emphasize="none" style:text-scale="100%"/>
    </style:style>
    <style:style style:name="P228"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7947" loext:opacity="100%" style:text-outline="false" style:text-line-through-style="none" style:text-line-through-type="none" style:font-name="Garamond Premr Pro Capt" fo:font-size="20pt" fo:letter-spacing="normal" fo:font-style="normal" style:text-underline-style="none" fo:font-weight="bold" style:font-size-asian="20pt" style:font-style-asian="normal" style:font-weight-asian="bold" style:text-emphasize="none" style:text-scale="100%"/>
    </style:style>
    <style:style style:name="P229"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80" loext:opacity="100%" style:text-outline="false"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100%"/>
    </style:style>
    <style:style style:name="P230"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loext:opacity="1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100%"/>
    </style:style>
    <style:style style:name="P231"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2.032cm"/>
        </style:tab-stops>
      </style:paragraph-properties>
      <style:text-properties fo:font-variant="small-caps" fo:color="#000000" loext:opacity="1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100%"/>
    </style:style>
    <style:style style:name="P232"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loext:opacity="100%" style:text-line-through-style="none" style:text-line-through-type="none" style:font-name="Garamond Premr Pro Capt" fo:font-size="10pt" fo:letter-spacing="normal" fo:font-style="normal" style:text-underline-style="none" fo:font-weight="bold" style:font-size-asian="10pt" style:font-style-asian="normal" style:font-weight-asian="bold" style:text-emphasize="none" style:text-scale="100%"/>
    </style:style>
    <style:style style:name="P233" style:family="paragraph" style:parent-style-name="Text_20_body">
      <style:paragraph-properties fo:margin-left="0cm" fo:margin-right="0cm" fo:margin-top="0cm" fo:margin-bottom="0.212cm" style:contextual-spacing="false" fo:line-height="120%" fo:text-align="center"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loext:opacity="1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100%"/>
    </style:style>
    <style:style style:name="P234"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loext:opacity="1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P235"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2.032cm"/>
        </style:tab-stops>
      </style:paragraph-properties>
      <style:text-properties fo:font-variant="small-caps" fo:color="#000000" loext:opacity="1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P236"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ffffff" loext:opacity="100%" style:text-outline="false" style:text-line-through-style="none" style:text-line-through-type="none" style:font-name="Garamond Premr Pro Capt" fo:font-size="10pt" fo:letter-spacing="normal" fo:font-style="normal" style:text-underline-style="none" fo:font-weight="bold" style:font-size-asian="10pt" style:font-style-asian="normal" style:font-weight-asian="bold" style:text-emphasize="none" style:text-scale="100%"/>
    </style:style>
    <style:style style:name="P237" style:family="paragraph" style:parent-style-name="Corps_20_de_20_texte_20_mis_20_en_20_valeur">
      <style:paragraph-properties fo:margin-left="0cm" fo:margin-right="0cm" fo:margin-top="0cm" fo:margin-bottom="0.212cm" style:contextual-spacing="false" fo:line-height="120%" fo:text-align="justify" style:justify-single-word="false" fo:text-indent="0.3cm" style:auto-text-indent="false" fo:padding-left="0cm" fo:padding-right="0cm" fo:padding-top="0.388cm" fo:padding-bottom="0.035cm" fo:border-left="none" fo:border-right="none" fo:border-top="0.11pt solid #000001" fo:border-bottom="0.11pt solid #000001"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100%"/>
    </style:style>
    <style:style style:name="P238" style:family="paragraph" style:parent-style-name="Corps_20_de_20_texte_20_gras">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style>
    <style:style style:name="P239" style:family="paragraph" style:parent-style-name="Text_20_body">
      <style:paragraph-properties fo:margin-left="0cm" fo:margin-right="0cm" fo:margin-top="0cm" fo:margin-bottom="0.212cm" style:contextual-spacing="false" fo:line-height="120%" fo:text-align="justify" style:justify-single-word="false" fo:text-indent="0.3cm" style:auto-text-indent="false" fo:break-before="pag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language="fr" fo:country="FR" fo:font-style="normal" style:text-underline-style="none" fo:font-weight="normal" style:font-size-asian="12pt" style:font-style-asian="normal" style:font-weight-asian="normal" style:text-emphasize="none" style:text-scale="99%"/>
    </style:style>
    <style:style style:name="P240" style:family="paragraph" style:parent-style-name="Standard">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officeooo:paragraph-rsid="00247b35" style:font-size-asian="12pt" style:font-style-asian="normal" style:font-weight-asian="normal" style:text-emphasize="none" style:text-scale="100%"/>
    </style:style>
    <style:style style:name="P241" style:family="paragraph" style:parent-style-name="Standard">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paragraph-rsid="00336c36"/>
    </style:style>
    <style:style style:name="P242" style:family="paragraph" style:parent-style-name="Standard">
      <style:paragraph-properties fo:margin-left="0cm" fo:margin-right="0cm" fo:margin-top="0cm" fo:margin-bottom="0.212cm" style:contextual-spacing="false" fo:line-height="120%" fo:text-align="justify" style:justify-single-word="false" fo:hyphenation-ladder-count="no-limit" fo:text-indent="0.3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loext:opacity="100%" style:font-name="Garamond Premr Pro Capt" fo:font-size="12pt" fo:font-weight="normal" officeooo:paragraph-rsid="003a9955" style:font-size-asian="12pt" style:font-weight-asian="normal" fo:hyphenate="false" fo:hyphenation-remain-char-count="2" fo:hyphenation-push-char-count="2" loext:hyphenation-no-caps="false"/>
    </style:style>
    <style:style style:name="P243" style:family="paragraph" style:parent-style-name="Text_20_body">
      <style:paragraph-properties fo:margin-left="0cm" fo:margin-right="0cm" fo:margin-top="0cm" fo:margin-bottom="0.199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244" style:family="paragraph" style:parent-style-name="Corps">
      <style:paragraph-properties fo:margin-left="0cm" fo:margin-right="0cm" fo:margin-top="0cm" fo:margin-bottom="0cm" style:contextual-spacing="false" fo:line-height="110%" fo:text-align="justify" style:justify-single-word="false" fo:text-indent="0.3cm" style:auto-text-indent="false" style:vertical-align="middle"/>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245" style:family="paragraph" style:parent-style-name="Text_20_body">
      <style:paragraph-properties fo:margin-left="0.935cm" fo:margin-right="0cm" fo:margin-top="0cm" fo:margin-bottom="0.212cm" style:contextual-spacing="false" fo:line-height="120%" fo:text-align="justify" style:justify-single-word="false" fo:text-indent="-0.635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style>
    <style:style style:name="P246" style:family="paragraph" style:parent-style-name="Text_20_body">
      <style:paragraph-properties fo:margin-left="0.935cm" fo:margin-right="0cm" fo:margin-top="0cm" fo:margin-bottom="0.212cm" style:contextual-spacing="false" fo:line-height="120%" fo:text-align="justify" style:justify-single-word="false" fo:text-indent="-0.635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9%"/>
    </style:style>
    <style:style style:name="P247" style:family="paragraph" style:parent-style-name="Text_20_body">
      <style:paragraph-properties fo:margin-left="0.935cm" fo:margin-right="0cm" fo:margin-top="0cm" fo:margin-bottom="0.212cm" style:contextual-spacing="false" fo:line-height="120%" fo:text-align="justify" style:justify-single-word="false" fo:text-indent="-0.635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248" style:family="paragraph" style:parent-style-name="_5b_No_20_Paragraph_20_Style_5d_">
      <style:paragraph-properties fo:margin-top="0cm" fo:margin-bottom="0cm" style:contextual-spacing="false"/>
      <style:text-properties style:font-name="Garamond Premr Pro Capt"/>
    </style:style>
    <style:style style:name="P249" style:family="paragraph" style:parent-style-name="_5b_No_20_Paragraph_20_Style_5d_">
      <style:paragraph-properties fo:margin-top="0cm" fo:margin-bottom="0cm" style:contextual-spacing="false"/>
      <style:text-properties style:font-name="Garamond Premr Pro Capt" fo:font-size="10pt" style:font-size-asian="10pt" style:font-size-complex="10pt"/>
    </style:style>
    <style:style style:name="P250" style:family="paragraph" style:parent-style-name="_5b_No_20_Paragraph_20_Style_5d_">
      <style:paragraph-properties fo:margin-top="0cm" fo:margin-bottom="0cm" style:contextual-spacing="false"/>
      <style:text-properties style:font-name="Garamond Premr Pro Capt" fo:font-size="8pt" style:font-size-asian="8pt" style:font-size-complex="8pt"/>
    </style:style>
    <style:style style:name="P251" style:family="paragraph" style:parent-style-name="_5b_No_20_Paragraph_20_Style_5d_">
      <style:paragraph-properties fo:margin-top="0cm" fo:margin-bottom="0cm" style:contextual-spacing="false"/>
      <style:text-properties style:font-name="Garamond Premr Pro Capt" fo:font-size="8pt" officeooo:rsid="000c7106" officeooo:paragraph-rsid="000c7106" style:font-size-asian="8pt" style:font-size-complex="8pt"/>
    </style:style>
    <style:style style:name="P252" style:family="paragraph" style:parent-style-name="List_20_Paragraph">
      <style:paragraph-properties fo:margin-left="0.6cm" fo:margin-right="0cm" fo:margin-top="0cm" fo:margin-bottom="0.353cm" style:contextual-spacing="false" fo:line-height="11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style>
    <style:style style:name="P253" style:family="paragraph" style:parent-style-name="List_20_Paragraph">
      <style:paragraph-properties fo:margin-left="0.6cm" fo:margin-right="0cm" fo:margin-top="0cm" fo:margin-bottom="0.353cm" style:contextual-spacing="false" fo:line-height="11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254" style:family="paragraph" style:parent-style-name="List_20_Paragraph">
      <style:paragraph-properties fo:margin-left="0.6cm" fo:margin-right="0cm" fo:margin-top="0cm" fo:margin-bottom="0.353cm" style:contextual-spacing="false" fo:line-height="11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5%"/>
    </style:style>
    <style:style style:name="P255" style:family="paragraph" style:parent-style-name="List_20_Paragraph">
      <style:paragraph-properties fo:margin-left="0.6cm" fo:margin-right="0cm" fo:margin-top="0cm" fo:margin-bottom="0.353cm" style:contextual-spacing="false" fo:line-height="11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1%"/>
    </style:style>
    <style:style style:name="P256" style:family="paragraph" style:parent-style-name="List_20_Paragraph">
      <style:paragraph-properties fo:margin-left="0.6cm" fo:margin-right="0cm" fo:margin-top="0cm" fo:margin-bottom="0.353cm" style:contextual-spacing="false" fo:line-height="11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9%"/>
    </style:style>
    <style:style style:name="P257" style:family="paragraph" style:parent-style-name="List_20_Paragraph">
      <style:paragraph-properties fo:margin-left="0.6cm" fo:margin-right="0cm" fo:margin-top="0cm" fo:margin-bottom="0.353cm" style:contextual-spacing="false" fo:line-height="11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6%"/>
    </style:style>
    <style:style style:name="P258" style:family="paragraph" style:parent-style-name="List_20_Paragraph">
      <style:paragraph-properties fo:margin-left="0.6cm" fo:margin-right="0cm" fo:margin-top="0cm" fo:margin-bottom="0.353cm" style:contextual-spacing="false" fo:line-height="11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7%"/>
    </style:style>
    <style:style style:name="P259" style:family="paragraph" style:parent-style-name="List_20_Paragraph">
      <style:paragraph-properties fo:margin-left="0.6cm" fo:margin-right="0cm" fo:margin-top="0cm" fo:margin-bottom="0.353cm" style:contextual-spacing="false" fo:line-height="11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100%"/>
    </style:style>
    <style:style style:name="P260" style:family="paragraph" style:parent-style-name="Standard">
      <style:text-properties officeooo:rsid="0020a75d" officeooo:paragraph-rsid="0020a75d"/>
    </style:style>
    <style:style style:name="P261" style:family="paragraph" style:parent-style-name="Standard">
      <style:text-properties fo:font-style="italic" officeooo:rsid="0020a75d" officeooo:paragraph-rsid="0020a75d" style:font-style-asian="italic" style:font-style-complex="italic"/>
    </style:style>
    <style:style style:name="P262" style:family="paragraph" style:parent-style-name="Standard">
      <style:text-properties fo:font-variant="small-caps" fo:color="#000000" loext:opacity="100%" style:text-line-through-style="none" style:text-line-through-type="none" style:font-name="Garamond Premr Pro Capt" fo:font-size="10.5pt" fo:letter-spacing="normal" fo:language="fr" fo:country="FR" fo:font-style="normal" style:text-underline-style="none" fo:font-weight="bold" style:font-name-asian="Garamond Premr Pro Subh1" style:font-size-asian="10.5pt" style:font-style-asian="normal" style:font-weight-asian="bold" style:font-name-complex="Droid Sans Devanagari Bold Italic" style:font-size-complex="12pt" style:text-emphasize="none" style:text-scale="96%"/>
    </style:style>
    <style:style style:name="P263" style:family="paragraph" style:parent-style-name="Standard">
      <style:text-properties fo:font-variant="small-caps" fo:color="#000000" loext:opacity="100%" style:text-line-through-style="none" style:text-line-through-type="none" style:font-name="Garamond Premr Pro Capt" fo:font-size="10.5pt" fo:letter-spacing="normal" fo:language="fr" fo:country="FR" fo:font-style="normal" style:text-underline-style="none" fo:font-weight="bold" style:font-name-asian="Garamond Premr Pro Subh1" style:font-size-asian="10.5pt" style:font-style-asian="normal" style:font-weight-asian="bold" style:font-name-complex="Droid Sans Devanagari Bold Italic" style:font-size-complex="12pt" style:text-emphasize="none" style:text-scale="100%"/>
    </style:style>
    <style:style style:name="P264" style:family="paragraph" style:parent-style-name="Standard">
      <style:text-properties fo:color="#000000" loext:opacity="100%" style:text-line-through-style="none" style:text-line-through-type="none" style:font-name="Garamond Premr Pro Capt" fo:font-size="12pt" fo:letter-spacing="normal" fo:language="fr" fo:country="FR" fo:font-style="normal" style:text-underline-style="none" fo:font-weight="normal" style:font-name-asian="Garamond Premr Pro Subh1" style:font-size-asian="12pt" style:font-style-asian="normal" style:font-weight-asian="normal" style:font-name-complex="Droid Sans Devanagari Bold Italic" style:font-size-complex="12pt" style:text-emphasize="none" style:text-scale="96%"/>
    </style:style>
    <style:style style:name="P265" style:family="paragraph" style:parent-style-name="Standard">
      <style:text-properties fo:color="#000000" loext:opacity="100%" style:text-line-through-style="none" style:text-line-through-type="none" style:font-name="Garamond Premr Pro Capt" fo:font-size="12pt" fo:letter-spacing="normal" fo:language="fr" fo:country="FR" fo:font-style="normal" style:text-underline-style="none" fo:font-weight="normal" style:font-name-asian="Garamond Premr Pro Subh1" style:font-size-asian="12pt" style:font-style-asian="normal" style:font-weight-asian="normal" style:font-name-complex="Droid Sans Devanagari Bold Italic" style:font-size-complex="12pt" style:text-emphasize="none" style:text-scale="100%"/>
    </style:style>
    <style:style style:name="P266" style:family="paragraph" style:parent-style-name="Standard">
      <style:paragraph-properties fo:margin-top="0cm" fo:margin-bottom="0.212cm" style:contextual-spacing="false" fo:line-height="10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paragraph-rsid="0020a75d" fo:hyphenate="false" fo:hyphenation-remain-char-count="2" fo:hyphenation-push-char-count="2" loext:hyphenation-no-caps="false"/>
    </style:style>
    <style:style style:name="P267" style:family="paragraph" style:parent-style-name="Standard">
      <style:paragraph-properties fo:margin-top="0cm" fo:margin-bottom="0.212cm" style:contextual-spacing="false" fo:line-height="100%"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hyphenate="false" fo:hyphenation-remain-char-count="2" fo:hyphenation-push-char-count="2" loext:hyphenation-no-caps="false"/>
    </style:style>
    <style:style style:name="P268" style:family="paragraph" style:parent-style-name="Standard">
      <style:paragraph-properties fo:margin-top="0cm" fo:margin-bottom="0.212cm" style: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hyphenate="false" fo:hyphenation-remain-char-count="2" fo:hyphenation-push-char-count="2" loext:hyphenation-no-caps="false"/>
    </style:style>
    <style:style style:name="P269" style:family="paragraph" style:parent-style-name="Standard">
      <style:paragraph-properties fo:margin-top="0cm" fo:margin-bottom="0.212cm" style: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paragraph-rsid="0020a75d" fo:hyphenate="false" fo:hyphenation-remain-char-count="2" fo:hyphenation-push-char-count="2" loext:hyphenation-no-caps="false"/>
    </style:style>
    <style:style style:name="P270" style:family="paragraph" style:parent-style-name="Standard">
      <style:paragraph-properties fo:margin-top="0cm" fo:margin-bottom="0.212cm" style: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paragraph-rsid="003a9955" fo:hyphenate="false" fo:hyphenation-remain-char-count="2" fo:hyphenation-push-char-count="2" loext:hyphenation-no-caps="false"/>
    </style:style>
    <style:style style:name="P271" style:family="paragraph" style:parent-style-name="Standard">
      <style:paragraph-properties fo:margin-top="0cm" fo:margin-bottom="0.212cm" style: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paragraph-rsid="0062e9e2" fo:hyphenate="false" fo:hyphenation-remain-char-count="2" fo:hyphenation-push-char-count="2" loext:hyphenation-no-caps="false"/>
    </style:style>
    <style:style style:name="P272" style:family="paragraph" style:parent-style-name="Standard">
      <style:paragraph-properties fo:margin-top="0cm" fo:margin-bottom="0.212cm" style:contextual-spacing="false" fo:line-height="120%"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loext:opacity="100%" style:font-name="Garamond Premr Pro Capt" fo:font-size="12pt" fo:font-weight="normal" officeooo:paragraph-rsid="00247b35" style:font-size-asian="12pt" style:font-weight-asian="normal" fo:hyphenate="false" fo:hyphenation-remain-char-count="2" fo:hyphenation-push-char-count="2" loext:hyphenation-no-caps="false"/>
    </style:style>
    <style:style style:name="P273" style:family="paragraph" style:parent-style-name="Standard">
      <style:paragraph-properties fo:margin-top="0cm" fo:margin-bottom="0.212cm" style: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loext:opacity="100%" style:font-name="Garamond Premr Pro Capt" fo:font-size="12pt" fo:font-weight="normal" officeooo:paragraph-rsid="00507f19" style:font-size-asian="12pt" style:font-weight-asian="normal" fo:hyphenate="false" fo:hyphenation-remain-char-count="2" fo:hyphenation-push-char-count="2" loext:hyphenation-no-caps="false"/>
    </style:style>
    <style:style style:name="P274" style:family="paragraph" style:parent-style-name="Standard">
      <style:paragraph-properties fo:margin-top="0cm" fo:margin-bottom="0.212cm" style: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loext:opacity="100%" style:font-name="Garamond Premr Pro Capt" fo:font-size="10pt" fo:font-weight="normal" style:font-size-asian="10pt" style:font-weight-asian="normal" fo:hyphenate="false" fo:hyphenation-remain-char-count="2" fo:hyphenation-push-char-count="2" loext:hyphenation-no-caps="false"/>
    </style:style>
    <style:style style:name="P275" style:family="paragraph" style:parent-style-name="Standard">
      <style:paragraph-properties fo:margin-top="0cm" fo:margin-bottom="0.212cm" style: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loext:opacity="100%" style:font-name="Garamond Premr Pro Capt" fo:font-size="10pt" fo:font-weight="normal" officeooo:paragraph-rsid="0020a75d" style:font-size-asian="10pt" style:font-weight-asian="normal" fo:hyphenate="false" fo:hyphenation-remain-char-count="2" fo:hyphenation-push-char-count="2" loext:hyphenation-no-caps="false"/>
    </style:style>
    <style:style style:name="P276" style:family="paragraph" style:parent-style-name="Standard">
      <style:paragraph-properties fo:margin-top="0cm" fo:margin-bottom="0.212cm" style: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loext:opacity="100%" style:font-name="Garamond Premr Pro Capt" fo:font-size="10pt" fo:font-weight="normal" officeooo:paragraph-rsid="00247b35" style:font-size-asian="10pt" style:font-weight-asian="normal" fo:hyphenate="false" fo:hyphenation-remain-char-count="2" fo:hyphenation-push-char-count="2" loext:hyphenation-no-caps="false"/>
    </style:style>
    <style:style style:name="P277" style:family="paragraph" style:parent-style-name="Standard">
      <style:paragraph-properties fo:margin-top="0cm" fo:margin-bottom="0.212cm" style: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loext:opacity="100%" style:font-name="Garamond Premr Pro Capt" fo:font-size="10pt" fo:font-weight="normal" officeooo:paragraph-rsid="0034ac09" style:font-size-asian="10pt" style:font-weight-asian="normal" fo:hyphenate="false" fo:hyphenation-remain-char-count="2" fo:hyphenation-push-char-count="2" loext:hyphenation-no-caps="false"/>
    </style:style>
    <style:style style:name="P278" style:family="paragraph" style:parent-style-name="Standard">
      <style:paragraph-properties fo:margin-top="0cm" fo:margin-bottom="0.212cm" style: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loext:opacity="100%" style:font-name="Garamond Premr Pro Capt" fo:font-size="10pt" fo:font-weight="normal" officeooo:paragraph-rsid="00336c36" style:font-size-asian="10pt" style:font-weight-asian="normal" fo:hyphenate="false" fo:hyphenation-remain-char-count="2" fo:hyphenation-push-char-count="2" loext:hyphenation-no-caps="false"/>
    </style:style>
    <style:style style:name="P279" style:family="paragraph" style:parent-style-name="Standard">
      <style:paragraph-properties fo:margin-top="0cm" fo:margin-bottom="0.212cm" style: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loext:opacity="100%" style:font-name="Garamond Premr Pro Capt" fo:font-size="10pt" fo:font-weight="normal" officeooo:paragraph-rsid="0033f54e" style:font-size-asian="10pt" style:font-weight-asian="normal" fo:hyphenate="false" fo:hyphenation-remain-char-count="2" fo:hyphenation-push-char-count="2" loext:hyphenation-no-caps="false"/>
    </style:style>
    <style:style style:name="P280" style:family="paragraph" style:parent-style-name="Standard">
      <style:paragraph-properties fo:margin-top="0cm" fo:margin-bottom="0.212cm" style: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loext:opacity="100%" style:font-name="Garamond Premr Pro Capt" fo:font-size="10pt" fo:font-weight="normal" officeooo:paragraph-rsid="003a9955" style:font-size-asian="10pt" style:font-weight-asian="normal" fo:hyphenate="false" fo:hyphenation-remain-char-count="2" fo:hyphenation-push-char-count="2" loext:hyphenation-no-caps="false"/>
    </style:style>
    <style:style style:name="P281" style:family="paragraph" style:parent-style-name="Standard">
      <style:paragraph-properties fo:margin-top="0cm" fo:margin-bottom="0.212cm" style: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loext:opacity="100%" style:font-name="Garamond Premr Pro Capt" fo:font-size="10pt" fo:font-weight="normal" officeooo:paragraph-rsid="0062e9e2" style:font-size-asian="10pt" style:font-weight-asian="normal" fo:hyphenate="false" fo:hyphenation-remain-char-count="2" fo:hyphenation-push-char-count="2" loext:hyphenation-no-caps="false"/>
    </style:style>
    <style:style style:name="P282" style:family="paragraph" style:parent-style-name="Standard">
      <style:paragraph-properties fo:margin-top="0cm" fo:margin-bottom="0.212cm" style:contextual-spacing="false" fo:line-height="120%" fo:text-align="center"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loext:opacity="100%" style:font-name="Garamond Premr Pro Capt" fo:font-size="10pt" fo:font-weight="normal" style:font-size-asian="10pt" style:font-weight-asian="normal" fo:hyphenate="false" fo:hyphenation-remain-char-count="2" fo:hyphenation-push-char-count="2" loext:hyphenation-no-caps="false"/>
    </style:style>
    <style:style style:name="P283" style:family="paragraph" style:parent-style-name="Standard">
      <style:paragraph-properties fo:margin-top="0cm" fo:margin-bottom="0.212cm" style:contextual-spacing="false" fo:line-height="120%"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loext:opacity="100%" style:font-name="Garamond Premr Pro Capt" fo:font-size="10pt" fo:font-weight="normal" officeooo:paragraph-rsid="00336c36" style:font-size-asian="10pt" style:font-weight-asian="normal" fo:hyphenate="false" fo:hyphenation-remain-char-count="2" fo:hyphenation-push-char-count="2" loext:hyphenation-no-caps="false"/>
    </style:style>
    <style:style style:name="P284" style:family="paragraph" style:parent-style-name="Standard">
      <style:paragraph-properties fo:margin-top="0cm" fo:margin-bottom="0.212cm" style: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loext:opacity="100%" style:font-name="Garamond Premr Pro Capt" fo:font-size="10pt" fo:font-weight="normal" officeooo:paragraph-rsid="00247b35" style:font-size-asian="10pt" style:font-weight-asian="normal" style:font-weight-complex="normal" fo:hyphenate="false" fo:hyphenation-remain-char-count="2" fo:hyphenation-push-char-count="2" loext:hyphenation-no-caps="false"/>
    </style:style>
    <style:style style:name="P285" style:family="paragraph" style:parent-style-name="Standard">
      <style:paragraph-properties fo:margin-top="0cm" fo:margin-bottom="0.212cm" style: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loext:opacity="100%" style:font-name="Garamond Premr Pro Capt" fo:font-size="10pt" fo:language="fr" fo:country="FR" fo:font-weight="bold" officeooo:paragraph-rsid="00247b35" style:font-size-asian="10pt" style:font-weight-asian="bold" fo:hyphenate="false" fo:hyphenation-remain-char-count="2" fo:hyphenation-push-char-count="2" loext:hyphenation-no-caps="false"/>
    </style:style>
    <style:style style:name="P286" style:family="paragraph" style:parent-style-name="Standard">
      <style:paragraph-properties fo:margin-top="0cm" fo:margin-bottom="0.212cm" style: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loext:opacity="100%" style:font-name="Garamond Premr Pro Capt" fo:font-size="10pt" fo:language="fr" fo:country="FR" fo:font-weight="normal" officeooo:paragraph-rsid="00247b35" style:font-size-asian="10pt" style:font-weight-asian="normal" fo:hyphenate="false" fo:hyphenation-remain-char-count="2" fo:hyphenation-push-char-count="2" loext:hyphenation-no-caps="false"/>
    </style:style>
    <style:style style:name="P287" style:family="paragraph" style:parent-style-name="Standard">
      <style:paragraph-properties fo:margin-top="0cm" fo:margin-bottom="0.212cm" style: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loext:opacity="100%" style:font-name="Garamond Premr Pro Capt" fo:font-size="10pt" fo:language="fr" fo:country="FR" fo:font-weight="normal" officeooo:paragraph-rsid="003a9955" style:font-size-asian="10pt" style:font-weight-asian="normal" fo:hyphenate="false" fo:hyphenation-remain-char-count="2" fo:hyphenation-push-char-count="2" loext:hyphenation-no-caps="false"/>
    </style:style>
    <style:style style:name="P288" style:family="paragraph" style:parent-style-name="Standard">
      <style:paragraph-properties fo:margin-top="0cm" fo:margin-bottom="0.212cm" style:contextual-spacing="false" fo:line-height="120%"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normal" fo:text-transform="none" fo:color="#000000" loext:opacity="100%" style:font-name="Garamond Premr Pro Capt" fo:font-size="7pt" fo:font-weight="normal" officeooo:paragraph-rsid="00247b35" style:font-size-asian="7pt" style:font-weight-asian="normal" fo:hyphenate="false" fo:hyphenation-remain-char-count="2" fo:hyphenation-push-char-count="2" loext:hyphenation-no-caps="false"/>
    </style:style>
    <style:style style:name="P289" style:family="paragraph" style:parent-style-name="Standard">
      <style:paragraph-properties fo:margin-top="0cm" fo:margin-bottom="0.212cm" style:contextual-spacing="false" fo:line-height="120%"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font-name="Garamond Premr Pro Capt" fo:font-size="12pt" officeooo:paragraph-rsid="00247b35" style:font-size-asian="12pt" fo:hyphenate="false" fo:hyphenation-remain-char-count="2" fo:hyphenation-push-char-count="2" loext:hyphenation-no-caps="false"/>
    </style:style>
    <style:style style:name="P290" style:family="paragraph" style:parent-style-name="Standard">
      <style:paragraph-properties fo:margin-top="0cm" fo:margin-bottom="0.212cm" style: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font-name="Garamond Premr Pro Capt" fo:font-size="12pt" officeooo:paragraph-rsid="00247b35" style:font-size-asian="12pt" fo:hyphenate="false" fo:hyphenation-remain-char-count="2" fo:hyphenation-push-char-count="2" loext:hyphenation-no-caps="false"/>
    </style:style>
    <style:style style:name="P291" style:family="paragraph" style:parent-style-name="Standard">
      <style:paragraph-properties fo:margin-top="0cm" fo:margin-bottom="0.212cm" style:contextual-spacing="false" fo:line-height="120%"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font-name="Garamond Premr Pro Capt" fo:font-size="7pt" officeooo:paragraph-rsid="00247b35" style:font-size-asian="7pt" fo:hyphenate="false" fo:hyphenation-remain-char-count="2" fo:hyphenation-push-char-count="2" loext:hyphenation-no-caps="false"/>
    </style:style>
    <style:style style:name="P292" style:family="paragraph" style:parent-style-name="Standard">
      <style:paragraph-properties fo:margin-top="0cm" fo:margin-bottom="0.212cm" style: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font-name="Garamond Premr Pro Capt" fo:font-size="7pt" officeooo:paragraph-rsid="00247b35" style:font-size-asian="7pt" fo:hyphenate="false" fo:hyphenation-remain-char-count="2" fo:hyphenation-push-char-count="2" loext:hyphenation-no-caps="false"/>
    </style:style>
    <style:style style:name="P293" style:family="paragraph" style:parent-style-name="Standard">
      <style:paragraph-properties fo:margin-top="0cm" fo:margin-bottom="0.212cm" style:contextual-spacing="false" fo:line-height="10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rsid="00247b35" officeooo:paragraph-rsid="00247b35" fo:hyphenate="false" fo:hyphenation-remain-char-count="2" fo:hyphenation-push-char-count="2" loext:hyphenation-no-caps="false"/>
    </style:style>
    <style:style style:name="P294" style:family="paragraph" style:parent-style-name="Standard">
      <style:paragraph-properties fo:margin-top="0cm" fo:margin-bottom="0.212cm" style:contextual-spacing="false" fo:line-height="12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rsid="00247b35" officeooo:paragraph-rsid="00247b35" fo:hyphenate="false" fo:hyphenation-remain-char-count="2" fo:hyphenation-push-char-count="2" loext:hyphenation-no-caps="false"/>
    </style:style>
    <style:style style:name="P295" style:family="paragraph" style:parent-style-name="Standard">
      <style:paragraph-properties fo:margin-top="0cm" fo:margin-bottom="0.212cm" style:contextual-spacing="false" fo:line-height="10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loext:opacity="100%" style:font-name="Garamond Premr Pro Capt" fo:font-size="10pt" fo:font-weight="bold" style:font-size-asian="10pt" style:font-weight-asian="bold" fo:hyphenate="false" fo:hyphenation-remain-char-count="2" fo:hyphenation-push-char-count="2" loext:hyphenation-no-caps="false"/>
    </style:style>
    <style:style style:name="P296" style:family="paragraph" style:parent-style-name="Standard">
      <style:paragraph-properties fo:margin-top="0cm" fo:margin-bottom="0.212cm" style:contextual-spacing="false" fo:line-height="10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loext:opacity="100%" style:font-name="Garamond Premr Pro Capt" fo:font-size="10pt" fo:font-weight="bold" officeooo:paragraph-rsid="0020a75d" style:font-size-asian="10pt" style:font-weight-asian="bold" fo:hyphenate="false" fo:hyphenation-remain-char-count="2" fo:hyphenation-push-char-count="2" loext:hyphenation-no-caps="false"/>
    </style:style>
    <style:style style:name="P297" style:family="paragraph" style:parent-style-name="Standard">
      <style:paragraph-properties fo:margin-top="0cm" fo:margin-bottom="0.212cm" style:contextual-spacing="false" fo:line-height="10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loext:opacity="100%" style:font-name="Garamond Premr Pro Capt" fo:font-size="10pt" fo:font-weight="bold" officeooo:paragraph-rsid="00247b35" style:font-size-asian="10pt" style:font-weight-asian="bold" fo:hyphenate="false" fo:hyphenation-remain-char-count="2" fo:hyphenation-push-char-count="2" loext:hyphenation-no-caps="false"/>
    </style:style>
    <style:style style:name="P298" style:family="paragraph" style:parent-style-name="Standard">
      <style:paragraph-properties fo:margin-top="0cm" fo:margin-bottom="0.212cm" style:contextual-spacing="false" fo:line-height="10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loext:opacity="100%" style:font-name="Garamond Premr Pro Capt" fo:font-size="10pt" fo:font-weight="bold" officeooo:paragraph-rsid="0034ac09" style:font-size-asian="10pt" style:font-weight-asian="bold" fo:hyphenate="false" fo:hyphenation-remain-char-count="2" fo:hyphenation-push-char-count="2" loext:hyphenation-no-caps="false"/>
    </style:style>
    <style:style style:name="P299" style:family="paragraph" style:parent-style-name="Standard">
      <style:paragraph-properties fo:margin-top="0cm" fo:margin-bottom="0.212cm" style:contextual-spacing="false" fo:line-height="10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loext:opacity="100%" style:font-name="Garamond Premr Pro Capt" fo:font-size="10pt" fo:font-weight="bold" officeooo:paragraph-rsid="0033f54e" style:font-size-asian="10pt" style:font-weight-asian="bold" fo:hyphenate="false" fo:hyphenation-remain-char-count="2" fo:hyphenation-push-char-count="2" loext:hyphenation-no-caps="false"/>
    </style:style>
    <style:style style:name="P300" style:family="paragraph" style:parent-style-name="Standard">
      <style:paragraph-properties fo:margin-top="0cm" fo:margin-bottom="0.212cm" style:contextual-spacing="false" fo:line-height="100%" fo:text-align="center"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loext:opacity="100%" style:font-name="Garamond Premr Pro Capt" fo:font-size="10pt" fo:font-weight="bold" style:font-size-asian="10pt" style:font-weight-asian="bold" fo:hyphenate="false" fo:hyphenation-remain-char-count="2" fo:hyphenation-push-char-count="2" loext:hyphenation-no-caps="false"/>
    </style:style>
    <style:style style:name="P301" style:family="paragraph" style:parent-style-name="Standard">
      <style:paragraph-properties fo:margin-top="0cm" fo:margin-bottom="0.212cm" style:contextual-spacing="false" fo:line-height="100%"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loext:opacity="100%" style:font-name="Garamond Premr Pro Capt" fo:font-size="10pt" fo:font-weight="bold" style:font-size-asian="10pt" style:font-weight-asian="bold" fo:hyphenate="false" fo:hyphenation-remain-char-count="2" fo:hyphenation-push-char-count="2" loext:hyphenation-no-caps="false"/>
    </style:style>
    <style:style style:name="P302" style:family="paragraph" style:parent-style-name="Standard">
      <style:paragraph-properties fo:margin-top="0cm" fo:margin-bottom="0.212cm" style:contextual-spacing="false" fo:line-height="100%"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loext:opacity="100%" style:font-name="Garamond Premr Pro Capt" fo:font-size="10pt" fo:font-weight="bold" officeooo:paragraph-rsid="0034ac09" style:font-size-asian="10pt" style:font-weight-asian="bold" fo:hyphenate="false" fo:hyphenation-remain-char-count="2" fo:hyphenation-push-char-count="2" loext:hyphenation-no-caps="false"/>
    </style:style>
    <style:style style:name="P303" style:family="paragraph" style:parent-style-name="Standard">
      <style:paragraph-properties fo:margin-top="0cm" fo:margin-bottom="0.212cm" style:contextual-spacing="false" fo:line-height="100%"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loext:opacity="100%" style:font-name="Garamond Premr Pro Capt" fo:font-size="10pt" fo:font-weight="bold" officeooo:paragraph-rsid="00336c36" style:font-size-asian="10pt" style:font-weight-asian="bold" fo:hyphenate="false" fo:hyphenation-remain-char-count="2" fo:hyphenation-push-char-count="2" loext:hyphenation-no-caps="false"/>
    </style:style>
    <style:style style:name="P304" style:family="paragraph" style:parent-style-name="Standard">
      <style:paragraph-properties fo:margin-top="0cm" fo:margin-bottom="0.212cm" style:contextual-spacing="false" fo:line-height="100%"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loext:opacity="100%" style:font-name="Garamond Premr Pro Capt" fo:font-size="10pt" fo:font-weight="bold" officeooo:paragraph-rsid="003a9955" style:font-size-asian="10pt" style:font-weight-asian="bold" fo:hyphenate="false" fo:hyphenation-remain-char-count="2" fo:hyphenation-push-char-count="2" loext:hyphenation-no-caps="false"/>
    </style:style>
    <style:style style:name="P305" style:family="paragraph" style:parent-style-name="Standard">
      <style:paragraph-properties fo:margin-top="0cm" fo:margin-bottom="0.212cm" style:contextual-spacing="false" fo:line-height="10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loext:opacity="100%" style:font-name="Garamond Premr Pro Capt" fo:font-size="10pt" fo:language="fr" fo:country="FR" fo:font-weight="bold" officeooo:paragraph-rsid="003a9955" style:font-size-asian="10pt" style:font-weight-asian="bold" fo:hyphenate="false" fo:hyphenation-remain-char-count="2" fo:hyphenation-push-char-count="2" loext:hyphenation-no-caps="false"/>
    </style:style>
    <style:style style:name="P306" style:family="paragraph" style:parent-style-name="Standard">
      <style:paragraph-properties fo:margin-top="0cm" fo:margin-bottom="0.212cm" style:contextual-spacing="false" fo:line-height="100%"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loext:opacity="100%" style:font-name="Garamond Premr Pro Capt" fo:font-size="7pt" fo:font-weight="bold" officeooo:paragraph-rsid="00247b35" style:font-size-asian="7pt" style:font-weight-asian="bold" fo:hyphenate="false" fo:hyphenation-remain-char-count="2" fo:hyphenation-push-char-count="2" loext:hyphenation-no-caps="false"/>
    </style:style>
    <style:style style:name="P307" style:family="paragraph" style:parent-style-name="Standard">
      <style:paragraph-properties fo:margin-top="0cm" fo:margin-bottom="0.212cm" style:contextual-spacing="false" fo:line-height="10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loext:opacity="100%" style:font-name="Garamond Premr Pro Capt" fo:font-size="12pt" fo:font-weight="bold" officeooo:paragraph-rsid="00507f19" style:font-size-asian="12pt" style:font-weight-asian="bold" fo:hyphenate="false" fo:hyphenation-remain-char-count="2" fo:hyphenation-push-char-count="2" loext:hyphenation-no-caps="false"/>
    </style:style>
    <style:style style:name="P308" style:family="paragraph" style:parent-style-name="Standard">
      <style:paragraph-properties fo:margin-top="0cm" fo:margin-bottom="0.212cm" style:contextual-spacing="false" fo:line-height="100%"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rsid="00336c36" officeooo:paragraph-rsid="00336c36" fo:hyphenate="false" fo:hyphenation-remain-char-count="2" fo:hyphenation-push-char-count="2" loext:hyphenation-no-caps="false"/>
    </style:style>
    <style:style style:name="P309" style:family="paragraph" style:parent-style-name="Standard">
      <style:paragraph-properties fo:margin-top="0cm" fo:margin-bottom="0.212cm" style:contextual-spacing="false" fo:line-height="10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rsid="0034536e" officeooo:paragraph-rsid="0034536e" fo:hyphenate="false" fo:hyphenation-remain-char-count="2" fo:hyphenation-push-char-count="2" loext:hyphenation-no-caps="false"/>
    </style:style>
    <style:style style:name="P310" style:family="paragraph" style:parent-style-name="Standard">
      <style:paragraph-properties fo:margin-top="0cm" fo:margin-bottom="0.212cm" style:contextual-spacing="false" fo:line-height="10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rsid="0034ac09" officeooo:paragraph-rsid="0034ac09" fo:hyphenate="false" fo:hyphenation-remain-char-count="2" fo:hyphenation-push-char-count="2" loext:hyphenation-no-caps="false"/>
    </style:style>
    <style:style style:name="P311" style:family="paragraph" style:parent-style-name="Standard">
      <style:paragraph-properties fo:margin-top="0cm" fo:margin-bottom="0.212cm" style:contextual-spacing="false" fo:line-height="100%" fo:text-align="justify" style:justify-single-word="false"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weight="bold" officeooo:rsid="00507f19" officeooo:paragraph-rsid="00507f19" style:font-weight-asian="bold" style:font-weight-complex="bold" fo:hyphenate="false" fo:hyphenation-remain-char-count="2" fo:hyphenation-push-char-count="2" loext:hyphenation-no-caps="false"/>
    </style:style>
    <style:style style:name="P312" style:family="paragraph" style:parent-style-name="Text_20_body">
      <style:paragraph-properties fo:margin-left="0.3cm" fo:margin-right="0cm" fo:margin-top="0cm" fo:margin-bottom="0.212cm" style: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7%"/>
    </style:style>
    <style:style style:name="P313" style:family="paragraph" style:parent-style-name="Standard">
      <style:paragraph-properties fo:margin-top="0cm" fo:margin-bottom="0.199cm" style:contextual-spacing="false" fo:line-height="120%" fo:hyphenation-ladder-count="no-limit">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font-name="Garamond Premr Pro Capt" fo:font-size="7pt" officeooo:paragraph-rsid="00247b35" style:font-size-asian="7pt" fo:hyphenate="false" fo:hyphenation-remain-char-count="2" fo:hyphenation-push-char-count="2" loext:hyphenation-no-caps="false"/>
    </style:style>
    <style:style style:name="P314" style:family="paragraph" style:parent-style-name="Table_20_Contents">
      <style:text-properties fo:font-size="2pt" style:font-size-asian="2pt" style:font-size-complex="2pt"/>
    </style:style>
    <style:style style:name="P315" style:family="paragraph" style:parent-style-name="Table_20_Contents">
      <style:text-properties fo:font-weight="bold" style:font-weight-asian="bold" style:font-weight-complex="bold"/>
    </style:style>
    <style:style style:name="P316" style:family="paragraph" style:parent-style-name="Table_20_Contents">
      <style:text-properties fo:font-size="9pt" style:font-size-asian="9pt" style:font-size-complex="9pt"/>
    </style:style>
    <style:style style:name="P317" style:family="paragraph" style:parent-style-name="Table_20_Contents">
      <style:text-properties fo:font-size="9pt" officeooo:paragraph-rsid="0053e9b8" style:font-size-asian="9pt" style:font-size-complex="9pt"/>
    </style:style>
    <style:style style:name="P318" style:family="paragraph" style:parent-style-name="Default">
      <style:paragraph-properties fo:margin-top="0.199cm" fo:margin-bottom="0.101cm" style:contextual-spacing="false"/>
      <style:text-properties officeooo:paragraph-rsid="00632bbe"/>
    </style:style>
    <style:style style:name="P319" style:family="paragraph" style:parent-style-name="Heading_20_1">
      <style:text-properties officeooo:paragraph-rsid="00632bbe"/>
    </style:style>
    <style:style style:name="P320" style:family="paragraph" style:parent-style-name="Corps_20_de_20_texte.Contenu-de-tableau">
      <style:text-properties officeooo:paragraph-rsid="0064231c"/>
    </style:style>
    <style:style style:name="P321" style:family="paragraph" style:parent-style-name="Heading_20_2">
      <style:text-properties fo:font-size="13pt" officeooo:paragraph-rsid="00632bbe" style:font-size-asian="13pt" style:font-size-complex="13pt"/>
    </style:style>
    <style:style style:name="P322" style:family="paragraph" style:parent-style-name="Heading_20_2">
      <style:text-properties fo:font-size="14pt" officeooo:paragraph-rsid="00632bbe" style:font-size-asian="14pt" style:font-size-complex="14pt"/>
    </style:style>
    <style:style style:name="P323" style:family="paragraph" style:parent-style-name="Heading_20_2">
      <style:text-properties officeooo:paragraph-rsid="00632bbe"/>
    </style:style>
    <style:style style:name="P324" style:family="paragraph" style:parent-style-name="Heading_20_3">
      <style:text-properties officeooo:paragraph-rsid="00632bbe"/>
    </style:style>
    <style:style style:name="P325" style:family="paragraph" style:parent-style-name="List_20_Paragraph" style:list-style-name="L1">
      <style:paragraph-properties fo:margin-top="0cm" fo:margin-bottom="0.353cm" style:contextual-spacing="false" fo:line-height="110%" fo:text-align="justify" style:justify-single-word="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P326" style:family="paragraph" style:parent-style-name="Standard">
      <style:text-properties fo:font-weight="bold" officeooo:paragraph-rsid="00632bbe" style:font-weight-asian="bold"/>
    </style:style>
    <style:style style:name="P327" style:family="paragraph" style:parent-style-name="Standard">
      <style:text-properties officeooo:paragraph-rsid="00632bbe"/>
    </style:style>
    <style:style style:name="P328"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officeooo:paragraph-rsid="00632bbe" style:letter-kerning="false" style:font-name-asian="Calibri1" style:font-size-asian="11pt" style:language-asian="en" style:country-asian="US" style:font-size-complex="11pt" style:language-complex="ar" style:country-complex="SA"/>
    </style:style>
    <style:style style:name="P329" style:family="paragraph" style:parent-style-name="Standard">
      <style:paragraph-properties fo:margin-left="0cm" fo:margin-right="0cm" fo:margin-top="0.423cm" fo:margin-bottom="0.106cm" style:contextual-spacing="false" fo:line-height="120%" fo:text-align="center" style:justify-single-word="false" fo:text-indent="0cm" style:auto-text-indent="false" fo:keep-with-next="always" style:vertical-align="middle"/>
      <style:text-properties officeooo:paragraph-rsid="00632bbe"/>
    </style:style>
    <style:style style:name="P330" style:family="paragraph" style:parent-style-name="Standard">
      <style:paragraph-properties fo:margin-left="0cm" fo:margin-right="0cm" fo:margin-top="0.423cm" fo:margin-bottom="0.106cm" style:contextual-spacing="false" fo:line-height="120%" fo:text-align="center" style:justify-single-word="false" fo:text-indent="0cm" style:auto-text-indent="false" style:vertical-align="middle"/>
      <style:text-properties officeooo:paragraph-rsid="00632bbe"/>
    </style:style>
    <style:style style:name="P331" style:family="paragraph" style:parent-style-name="Subtitle">
      <style:paragraph-properties fo:text-align="center" style:justify-single-word="false"/>
      <style:text-properties fo:color="#c9211e" loext:opacity="100%"/>
    </style:style>
    <style:style style:name="P332" style:family="paragraph" style:parent-style-name="Text_20_body">
      <style:text-properties officeooo:paragraph-rsid="0064231c"/>
    </style:style>
    <style:style style:name="P333" style:family="paragraph" style:parent-style-name="Text_20_body" style:list-style-name="L2">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officeooo:rsid="00404688" officeooo:paragraph-rsid="00404688"/>
    </style:style>
    <style:style style:name="P334" style:family="paragraph" style:parent-style-name="Title" style:master-page-name="Standard">
      <style:paragraph-properties fo:text-align="center" style:justify-single-word="false" style:page-number="auto"/>
      <style:text-properties fo:text-transform="uppercase" fo:color="#c9211e" loext:opacity="100%" fo:font-size="40pt" fo:font-weight="bold" style:font-size-asian="40pt" style:font-weight-asian="bold" style:font-size-complex="40pt" style:font-weight-complex="bold"/>
    </style:style>
    <style:style style:name="P335" style:family="paragraph" style:parent-style-name="_5b_Basic_20_Paragraph_5d_" style:list-style-name="WWNum1">
      <style:text-properties officeooo:paragraph-rsid="00632bbe"/>
    </style:style>
    <style:style style:name="P336" style:family="paragraph" style:parent-style-name="_5b_Basic_20_Paragraph_5d_">
      <style:paragraph-properties fo:text-align="center" style:justify-single-word="false"/>
      <style:text-properties fo:font-size="12pt" fo:font-weight="bold" officeooo:paragraph-rsid="00632bbe" style:font-size-asian="12pt" style:font-weight-asian="bold" style:font-size-complex="12pt" style:font-weight-complex="bold"/>
    </style:style>
    <style:style style:name="P337" style:family="paragraph" style:parent-style-name="_5b_Basic_20_Paragraph_5d_">
      <style:text-properties officeooo:paragraph-rsid="00632bbe"/>
    </style:style>
    <style:style style:name="P338" style:family="paragraph" style:parent-style-name="_5b_Basic_20_Paragraph_5d_">
      <style:paragraph-properties fo:margin-left="0.635cm" fo:margin-right="0cm" fo:text-indent="-0.635cm" style:auto-text-indent="false"/>
      <style:text-properties officeooo:paragraph-rsid="00632bbe"/>
    </style:style>
    <style:style style:name="T1" style:family="text">
      <style:text-properties fo:font-variant="small-caps" fo:color="#007947" loext:opacity="100%" style:text-line-through-style="none" style:text-line-through-type="none" style:font-name="Garamond Premr Pro Capt" fo:font-size="28pt" fo:letter-spacing="normal" fo:font-style="normal" style:text-underline-style="none" fo:font-weight="bold" style:font-size-asian="28pt" style:font-style-asian="normal" style:font-weight-asian="bold" style:text-emphasize="none" style:text-scale="100%"/>
    </style:style>
    <style:style style:name="T2" style:family="text">
      <style:text-properties fo:font-variant="small-caps" fo:color="#000000" loext:opacity="1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T3" style:family="text">
      <style:text-properties fo:font-variant="small-caps" fo:color="#000000" loext:opacity="1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92%"/>
    </style:style>
    <style:style style:name="T4" style:family="text">
      <style:text-properties fo:font-variant="small-caps" fo:color="#000000" loext:opacity="1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100%"/>
    </style:style>
    <style:style style:name="T5" style:family="text">
      <style:text-properties fo:font-variant="small-caps" fo:color="#000000" loext:opacity="100%" style:text-line-through-style="none" style:text-line-through-type="none" style:font-name="Garamond Premr Pro Capt" fo:font-size="14pt" fo:letter-spacing="normal" fo:font-style="normal" style:text-underline-style="none" fo:font-weight="bold" style:font-size-asian="14pt" style:font-style-asian="normal" style:font-weight-asian="bold" style:text-emphasize="none" style:text-scale="96%"/>
    </style:style>
    <style:style style:name="T6" style:family="text">
      <style:text-properties fo:font-variant="small-caps" fo:color="#000000" loext:opacity="100%" style:text-line-through-style="none" style:text-line-through-type="none" style:font-name="Garamond Premr Pro Capt" fo:font-size="10pt" fo:letter-spacing="normal" fo:font-style="normal" style:text-underline-style="none" fo:font-weight="bold" style:font-size-asian="10pt" style:font-style-asian="normal" style:font-weight-asian="bold" style:text-emphasize="none" style:text-scale="100%"/>
    </style:style>
    <style:style style:name="T7" style:family="text">
      <style:text-properties fo:font-variant="small-caps" fo:color="#000000" loext:opacity="100%" style:text-line-through-style="none" style:text-line-through-type="none" style:font-name="Garamond Premr Pro Capt" fo:font-size="11pt" fo:letter-spacing="normal" fo:font-style="normal" style:text-underline-style="none" fo:font-weight="bold" style:font-size-asian="11pt" style:font-style-asian="normal" style:font-weight-asian="bold" style:text-emphasize="none" style:text-scale="100%"/>
    </style:style>
    <style:style style:name="T8" style:family="text">
      <style:text-properties fo:font-variant="small-caps" fo:color="#000000" loext:opacity="100%" style:text-line-through-style="none" style:text-line-through-type="none" style:font-name="Garamond Premr Pro Capt" fo:font-size="9pt" fo:letter-spacing="normal" fo:font-style="normal" style:text-underline-style="none" fo:font-weight="bold" style:font-size-asian="9pt" style:font-style-asian="normal" style:font-weight-asian="bold" style:text-emphasize="none" style:text-scale="100%"/>
    </style:style>
    <style:style style:name="T9" style:family="text">
      <style:text-properties fo:font-variant="small-caps" fo:color="#000000" loext:opacity="1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100%"/>
    </style:style>
    <style:style style:name="T10" style:family="text">
      <style:text-properties fo:font-variant="small-caps" fo:color="#000000" loext:opacity="100%" style:text-line-through-style="none" style:text-line-through-type="none" style:font-name="Garamond Premr Pro Capt" fo:font-size="8pt" fo:letter-spacing="normal" fo:font-style="normal" style:text-underline-style="none" fo:font-weight="bold" style:font-size-asian="8pt" style:font-style-asian="normal" style:font-weight-asian="bold" style:font-size-complex="8pt" style:text-emphasize="none" style:text-scale="100%"/>
    </style:style>
    <style:style style:name="T11" style:family="text">
      <style:text-properties fo:font-variant="small-caps" fo:color="#000000" loext:opacity="100%" style:text-line-through-style="none" style:text-line-through-type="none" style:text-position="super 58%"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T12" style:family="text">
      <style:text-properties fo:font-variant="small-caps" fo:color="#000000" loext:opacity="100%" style:font-name="Garamond Premr Pro Capt" fo:font-size="10pt" fo:font-weight="bold" style:font-size-asian="10pt" style:font-weight-asian="bold"/>
    </style:style>
    <style:style style:name="T13" style:family="text">
      <style:text-properties fo:font-variant="small-caps" fo:color="#000000" loext:opacity="100%" style:text-position="super 58%" style:font-name="Garamond Premr Pro Capt" fo:font-size="10pt" fo:font-weight="bold" style:font-size-asian="10pt" style:font-weight-asian="bold"/>
    </style:style>
    <style:style style:name="T14" style:family="text">
      <style:text-properties fo:font-variant="small-caps" fo:color="#ffffff" loext:opacity="100%" style:text-outline="false"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100%"/>
    </style:style>
    <style:style style:name="T15" style:family="text">
      <style:text-properties fo:color="#000000" loext:opacity="100%" style:text-line-through-style="none" style:text-line-through-type="none" style:font-name="Garamond Premr Pro Capt" fo:font-size="12pt" fo:letter-spacing="normal" fo:font-style="italic" style:text-underline-style="none" fo:font-weight="normal" style:font-size-asian="12pt" style:font-style-asian="italic" style:font-weight-asian="normal" style:text-emphasize="none" style:text-scale="100%"/>
    </style:style>
    <style:style style:name="T16" style:family="text">
      <style:text-properties fo:color="#000000" loext:opacity="100%" style:text-line-through-style="none" style:text-line-through-type="none" style:font-name="Garamond Premr Pro Capt" fo:font-size="12pt" fo:letter-spacing="normal" fo:font-style="italic" style:text-underline-style="none" fo:font-weight="normal" officeooo:rsid="00132255" style:font-size-asian="12pt" style:font-style-asian="italic" style:font-weight-asian="normal" style:text-emphasize="none" style:text-scale="100%"/>
    </style:style>
    <style:style style:name="T17" style:family="text">
      <style:text-properties fo:color="#000000" loext:opacity="100%" style:text-line-through-style="none" style:text-line-through-type="none" style:font-name="Garamond Premr Pro Capt" fo:font-size="12pt" fo:letter-spacing="normal" fo:font-style="italic" style:text-underline-style="none" fo:font-weight="normal" style:font-size-asian="12pt" style:font-style-asian="italic" style:font-weight-asian="normal" style:text-emphasize="none" style:text-scale="98%"/>
    </style:style>
    <style:style style:name="T18" style:family="text">
      <style:text-properties fo:color="#000000" loext:opacity="100%" style:text-line-through-style="none" style:text-line-through-type="none" style:font-name="Garamond Premr Pro Capt" fo:font-size="12pt" fo:letter-spacing="normal" fo:font-style="italic" style:text-underline-style="none" fo:font-weight="normal" style:font-size-asian="12pt" style:font-style-asian="italic" style:font-weight-asian="normal" style:text-emphasize="none" style:text-scale="99%"/>
    </style:style>
    <style:style style:name="T19" style:family="text">
      <style:text-properties fo:color="#000000" loext:opacity="100%" style:text-line-through-style="none" style:text-line-through-type="none" style:font-name="Garamond Premr Pro Capt" fo:font-size="12pt" fo:letter-spacing="normal" fo:font-style="italic" style:text-underline-style="none" fo:font-weight="normal" style:font-size-asian="12pt" style:font-style-asian="italic" style:font-weight-asian="normal" style:text-emphasize="none" style:text-scale="96%"/>
    </style:style>
    <style:style style:name="T20" style:family="text">
      <style:text-properties fo:color="#000000" loext:opacity="100%" style:text-line-through-style="none" style:text-line-through-type="none" style:font-name="Garamond Premr Pro Capt" fo:font-size="12pt" fo:letter-spacing="normal" fo:font-style="italic" style:text-underline-style="none" fo:font-weight="normal" style:font-size-asian="12pt" style:font-style-asian="italic" style:font-weight-asian="normal" style:text-emphasize="none" style:text-scale="97%"/>
    </style:style>
    <style:style style:name="T21" style:family="text">
      <style:text-properties fo:color="#000000" loext:opacity="100%" style:text-line-through-style="none" style:text-line-through-type="none" style:font-name="Garamond Premr Pro Capt" fo:font-size="12pt" fo:letter-spacing="normal" fo:font-style="italic" style:text-underline-style="none" fo:font-weight="normal" style:font-size-asian="12pt" style:font-style-asian="italic" style:font-weight-asian="normal" style:text-emphasize="none" style:text-scale="92%"/>
    </style:style>
    <style:style style:name="T22" style:family="text">
      <style:text-properties fo:color="#000000" loext:opacity="100%" style:text-line-through-style="none" style:text-line-through-type="none" style:font-name="Garamond Premr Pro Capt" fo:font-size="12pt" fo:letter-spacing="normal" fo:font-style="italic" style:text-underline-style="none" fo:font-weight="bold" style:font-size-asian="12pt" style:font-style-asian="italic" style:font-weight-asian="bold" style:text-emphasize="none" style:text-scale="100%"/>
    </style:style>
    <style:style style:name="T23" style:family="text">
      <style:text-properties fo:color="#000000" loext:opacity="100%" style:text-line-through-style="none" style:text-line-through-type="none" style:font-name="Garamond Premr Pro Capt" fo:font-size="12pt" fo:letter-spacing="normal" fo:font-style="italic" style:text-underline-style="none" fo:font-weight="bold" style:font-size-asian="12pt" style:font-style-asian="italic" style:font-weight-asian="bold" style:text-emphasize="none" style:text-scale="97%"/>
    </style:style>
    <style:style style:name="T24" style:family="text">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T25"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0c7106" style:font-size-asian="12pt" style:font-style-asian="normal" style:font-weight-asian="normal" style:text-emphasize="none" style:text-scale="100%"/>
    </style:style>
    <style:style style:name="T26"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0e07d5" style:font-size-asian="12pt" style:font-style-asian="normal" style:font-weight-asian="normal" style:text-emphasize="none" style:text-scale="100%"/>
    </style:style>
    <style:style style:name="T27"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132255" style:font-size-asian="12pt" style:font-style-asian="normal" style:font-weight-asian="normal" style:text-emphasize="none" style:text-scale="100%"/>
    </style:style>
    <style:style style:name="T28"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1444ea" style:font-size-asian="12pt" style:font-style-asian="normal" style:font-weight-asian="normal" style:text-emphasize="none" style:text-scale="100%"/>
    </style:style>
    <style:style style:name="T29"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1782f9" style:font-size-asian="12pt" style:font-style-asian="normal" style:font-weight-asian="normal" style:text-emphasize="none" style:text-scale="100%"/>
    </style:style>
    <style:style style:name="T30"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1917fe" style:font-size-asian="12pt" style:font-style-asian="normal" style:font-weight-asian="normal" style:text-emphasize="none" style:text-scale="100%"/>
    </style:style>
    <style:style style:name="T31"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1ae5d6" style:font-size-asian="12pt" style:font-style-asian="normal" style:font-weight-asian="normal" style:text-emphasize="none" style:text-scale="100%"/>
    </style:style>
    <style:style style:name="T32"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219ead" style:font-size-asian="12pt" style:font-style-asian="normal" style:font-weight-asian="normal" style:text-emphasize="none" style:text-scale="100%"/>
    </style:style>
    <style:style style:name="T33"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228110" style:font-size-asian="12pt" style:font-style-asian="normal" style:font-weight-asian="normal" style:text-emphasize="none" style:text-scale="100%"/>
    </style:style>
    <style:style style:name="T34"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24cf6c" style:font-size-asian="12pt" style:font-style-asian="normal" style:font-weight-asian="normal" style:text-emphasize="none" style:text-scale="100%"/>
    </style:style>
    <style:style style:name="T35"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2744f0" style:font-size-asian="12pt" style:font-style-asian="normal" style:font-weight-asian="normal" style:text-emphasize="none" style:text-scale="100%"/>
    </style:style>
    <style:style style:name="T36"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28375e" style:font-size-asian="12pt" style:font-style-asian="normal" style:font-weight-asian="normal" style:text-emphasize="none" style:text-scale="100%"/>
    </style:style>
    <style:style style:name="T37"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2c328d" style:font-size-asian="12pt" style:font-style-asian="normal" style:font-weight-asian="normal" style:text-emphasize="none" style:text-scale="100%"/>
    </style:style>
    <style:style style:name="T38"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2d32c4" style:font-size-asian="12pt" style:font-style-asian="normal" style:font-weight-asian="normal" style:text-emphasize="none" style:text-scale="100%"/>
    </style:style>
    <style:style style:name="T39"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3a9955" style:font-size-asian="12pt" style:font-style-asian="normal" style:font-weight-asian="normal" style:text-emphasize="none" style:text-scale="100%"/>
    </style:style>
    <style:style style:name="T40"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3dee7d" style:font-size-asian="12pt" style:font-style-asian="normal" style:font-weight-asian="normal" style:text-emphasize="none" style:text-scale="100%"/>
    </style:style>
    <style:style style:name="T41"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43aba2" style:font-size-asian="12pt" style:font-style-asian="normal" style:font-weight-asian="normal" style:text-emphasize="none" style:text-scale="100%"/>
    </style:style>
    <style:style style:name="T42"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448226" style:font-size-asian="12pt" style:font-style-asian="normal" style:font-weight-asian="normal" style:text-emphasize="none" style:text-scale="100%"/>
    </style:style>
    <style:style style:name="T43"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462805" style:font-size-asian="12pt" style:font-style-asian="normal" style:font-weight-asian="normal" style:text-emphasize="none" style:text-scale="100%"/>
    </style:style>
    <style:style style:name="T44"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52b2bc" style:font-size-asian="12pt" style:font-style-asian="normal" style:font-weight-asian="normal" style:text-emphasize="none" style:text-scale="100%"/>
    </style:style>
    <style:style style:name="T45"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53d540" style:font-size-asian="12pt" style:font-style-asian="normal" style:font-weight-asian="normal" style:text-emphasize="none" style:text-scale="100%"/>
    </style:style>
    <style:style style:name="T46"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5a6608" style:font-size-asian="12pt" style:font-style-asian="normal" style:font-weight-asian="normal" style:text-emphasize="none" style:text-scale="100%"/>
    </style:style>
    <style:style style:name="T47"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5db4f3" style:font-size-asian="12pt" style:font-style-asian="normal" style:font-weight-asian="normal" style:text-emphasize="none" style:text-scale="100%"/>
    </style:style>
    <style:style style:name="T48"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62e9e2" style:font-size-asian="12pt" style:font-style-asian="normal" style:font-weight-asian="normal" style:text-emphasize="none" style:text-scale="100%"/>
    </style:style>
    <style:style style:name="T49" style:family="text">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7%"/>
    </style:style>
    <style:style style:name="T50"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0f7381" style:font-size-asian="12pt" style:font-style-asian="normal" style:font-weight-asian="normal" style:text-emphasize="none" style:text-scale="97%"/>
    </style:style>
    <style:style style:name="T51"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43aba2" style:font-size-asian="12pt" style:font-style-asian="normal" style:font-weight-asian="normal" style:text-emphasize="none" style:text-scale="97%"/>
    </style:style>
    <style:style style:name="T52"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56e034" style:font-size-asian="12pt" style:font-style-asian="normal" style:font-weight-asian="normal" style:text-emphasize="none" style:text-scale="97%"/>
    </style:style>
    <style:style style:name="T53" style:family="text">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8%"/>
    </style:style>
    <style:style style:name="T54"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0f7381" style:font-size-asian="12pt" style:font-style-asian="normal" style:font-weight-asian="normal" style:text-emphasize="none" style:text-scale="98%"/>
    </style:style>
    <style:style style:name="T55"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1782f9" style:font-size-asian="12pt" style:font-style-asian="normal" style:font-weight-asian="normal" style:text-emphasize="none" style:text-scale="98%"/>
    </style:style>
    <style:style style:name="T56"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3a9955" style:font-size-asian="12pt" style:font-style-asian="normal" style:font-weight-asian="normal" style:text-emphasize="none" style:text-scale="98%"/>
    </style:style>
    <style:style style:name="T57"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3eacdd" style:font-size-asian="12pt" style:font-style-asian="normal" style:font-weight-asian="normal" style:text-emphasize="none" style:text-scale="98%"/>
    </style:style>
    <style:style style:name="T58" style:family="text">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9%"/>
    </style:style>
    <style:style style:name="T59"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1782f9" style:font-size-asian="12pt" style:font-style-asian="normal" style:font-weight-asian="normal" style:text-emphasize="none" style:text-scale="99%"/>
    </style:style>
    <style:style style:name="T60"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3a9955" style:font-size-asian="12pt" style:font-style-asian="normal" style:font-weight-asian="normal" style:text-emphasize="none" style:text-scale="99%"/>
    </style:style>
    <style:style style:name="T61"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462805" style:font-size-asian="12pt" style:font-style-asian="normal" style:font-weight-asian="normal" style:text-emphasize="none" style:text-scale="99%"/>
    </style:style>
    <style:style style:name="T62"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47eb70" style:font-size-asian="12pt" style:font-style-asian="normal" style:font-weight-asian="normal" style:text-emphasize="none" style:text-scale="99%"/>
    </style:style>
    <style:style style:name="T63"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507f19" style:font-size-asian="12pt" style:font-style-asian="normal" style:font-weight-asian="normal" style:text-emphasize="none" style:text-scale="99%"/>
    </style:style>
    <style:style style:name="T64" style:family="text">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4%"/>
    </style:style>
    <style:style style:name="T65"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402e8a" style:font-size-asian="12pt" style:font-style-asian="normal" style:font-weight-asian="normal" style:text-emphasize="none" style:text-scale="94%"/>
    </style:style>
    <style:style style:name="T66" style:family="text">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6%"/>
    </style:style>
    <style:style style:name="T67"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10a6af" style:font-size-asian="12pt" style:font-style-asian="normal" style:font-weight-asian="normal" style:text-emphasize="none" style:text-scale="96%"/>
    </style:style>
    <style:style style:name="T68"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2744f0" style:font-size-asian="12pt" style:font-style-asian="normal" style:font-weight-asian="normal" style:text-emphasize="none" style:text-scale="96%"/>
    </style:style>
    <style:style style:name="T69"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5a6608" style:font-size-asian="12pt" style:font-style-asian="normal" style:font-weight-asian="normal" style:text-emphasize="none" style:text-scale="96%"/>
    </style:style>
    <style:style style:name="T70" style:family="text">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5%"/>
    </style:style>
    <style:style style:name="T71"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507f19" style:font-size-asian="12pt" style:font-style-asian="normal" style:font-weight-asian="normal" style:text-emphasize="none" style:text-scale="95%"/>
    </style:style>
    <style:style style:name="T72"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58cac6" style:font-size-asian="12pt" style:font-style-asian="normal" style:font-weight-asian="normal" style:text-emphasize="none" style:text-scale="95%"/>
    </style:style>
    <style:style style:name="T73" style:family="text">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3%"/>
    </style:style>
    <style:style style:name="T74" style:family="text">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1%"/>
    </style:style>
    <style:style style:name="T75" style:family="text">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2%"/>
    </style:style>
    <style:style style:name="T76" style:family="text">
      <style:text-properties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font-weight-complex="normal" style:text-emphasize="none" style:text-scale="100%"/>
    </style:style>
    <style:style style:name="T77"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2d32c4" style:font-size-asian="12pt" style:font-style-asian="normal" style:font-weight-asian="normal" style:font-weight-complex="normal" style:text-emphasize="none" style:text-scale="100%"/>
    </style:style>
    <style:style style:name="T78" style:family="text">
      <style:text-properties fo:color="#000000" loext:opacity="100%" style:text-line-through-style="none" style:text-line-through-type="none" style:font-name="Garamond Premr Pro Capt" fo:font-size="12pt" fo:letter-spacing="normal" fo:font-style="normal" style:text-underline-style="none" fo:font-weight="normal" officeooo:rsid="003dee7d" style:font-size-asian="12pt" style:font-style-asian="normal" style:font-weight-asian="normal" style:font-weight-complex="normal" style:text-emphasize="none" style:text-scale="100%"/>
    </style:style>
    <style:style style:name="T79" style:family="text">
      <style:text-properties fo:color="#000000" loext:opacity="1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100%"/>
    </style:style>
    <style:style style:name="T80" style:family="text">
      <style:text-properties fo:color="#000000" loext:opacity="100%" style:text-line-through-style="none" style:text-line-through-type="none" style:font-name="Garamond Premr Pro Capt" fo:font-size="12pt" fo:letter-spacing="normal" fo:font-style="normal" style:text-underline-style="none" fo:font-weight="bold" officeooo:rsid="002d32c4" style:font-size-asian="12pt" style:font-style-asian="normal" style:font-weight-asian="bold" style:text-emphasize="none" style:text-scale="100%"/>
    </style:style>
    <style:style style:name="T81" style:family="text">
      <style:text-properties fo:color="#000000" loext:opacity="100%" style:text-line-through-style="none" style:text-line-through-type="none" style:font-name="Garamond Premr Pro Capt" fo:font-size="12pt" fo:letter-spacing="normal" fo:font-style="normal" style:text-underline-style="none" fo:font-weight="bold" officeooo:rsid="003a9955" style:font-size-asian="12pt" style:font-style-asian="normal" style:font-weight-asian="bold" style:text-emphasize="none" style:text-scale="100%"/>
    </style:style>
    <style:style style:name="T82" style:family="text">
      <style:text-properties fo:color="#000000" loext:opacity="100%" style:text-line-through-style="none" style:text-line-through-type="none" style:font-name="Garamond Premr Pro Capt" fo:font-size="12pt" fo:letter-spacing="normal" fo:font-style="normal" style:text-underline-style="none" fo:font-weight="bold" officeooo:rsid="0047eb70" style:font-size-asian="12pt" style:font-style-asian="normal" style:font-weight-asian="bold" style:text-emphasize="none" style:text-scale="100%"/>
    </style:style>
    <style:style style:name="T83" style:family="text">
      <style:text-properties fo:color="#000000" loext:opacity="1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9%"/>
    </style:style>
    <style:style style:name="T84" style:family="text">
      <style:text-properties fo:color="#000000" loext:opacity="1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6%"/>
    </style:style>
    <style:style style:name="T85" style:family="text">
      <style:text-properties fo:color="#000000" loext:opacity="1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5%"/>
    </style:style>
    <style:style style:name="T86" style:family="text">
      <style:text-properties fo:color="#000000" loext:opacity="1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8%"/>
    </style:style>
    <style:style style:name="T87" style:family="text">
      <style:text-properties fo:color="#000000" loext:opacity="100%" style:text-line-through-style="none" style:text-line-through-type="none" style:font-name="Garamond Premr Pro Capt" fo:font-size="12pt" fo:letter-spacing="normal" fo:font-style="normal" style:text-underline-style="none" fo:font-weight="bold" officeooo:rsid="0043aba2" style:font-size-asian="12pt" style:font-style-asian="normal" style:font-weight-asian="bold" style:text-emphasize="none" style:text-scale="98%"/>
    </style:style>
    <style:style style:name="T88" style:family="text">
      <style:text-properties fo:color="#000000" loext:opacity="1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4%"/>
    </style:style>
    <style:style style:name="T89" style:family="text">
      <style:text-properties fo:color="#000000" loext:opacity="1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7%"/>
    </style:style>
    <style:style style:name="T90" style:family="text">
      <style:text-properties fo:color="#000000" loext:opacity="1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3%"/>
    </style:style>
    <style:style style:name="T91" style:family="text">
      <style:text-properties fo:color="#000000" loext:opacity="100%"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2%"/>
    </style:style>
    <style:style style:name="T92" style:family="text">
      <style:text-properties fo:color="#000000" loext:opacity="100%" style:text-line-through-style="none" style:text-line-through-type="none" style:font-name="Garamond Premr Pro Capt" fo:font-size="12pt" fo:letter-spacing="normal" fo:font-style="normal" style:text-underline-style="none" fo:font-weight="bold" style:font-size-asian="12pt" style:font-style-asian="normal" style:font-weight-asian="bold" style:font-weight-complex="bold" style:text-emphasize="none" style:text-scale="100%"/>
    </style:style>
    <style:style style:name="T93" style:family="text">
      <style:text-properties fo:color="#000000" loext:opacity="100%" style:text-line-through-style="none" style:text-line-through-type="none" style:font-name="Garamond Premr Pro Capt" fo:font-size="12pt" fo:letter-spacing="normal" fo:font-style="normal" style:text-underline-style="none" fo:font-weight="bold" officeooo:rsid="003a9955" style:font-size-asian="12pt" style:font-style-asian="normal" style:font-weight-asian="bold" style:font-weight-complex="bold" style:text-emphasize="none" style:text-scale="100%"/>
    </style:style>
    <style:style style:name="T94" style:family="text">
      <style:text-properties fo:color="#000000" loext:opacity="100%" style:text-line-through-style="none" style:text-line-through-type="none" style:font-name="Garamond Premr Pro Capt" fo:font-size="12pt" fo:letter-spacing="normal" fo:language="fr" fo:country="FR" fo:font-style="normal" style:text-underline-style="none" fo:font-weight="normal" style:font-name-asian="Garamond Premr Pro Subh1" style:font-size-asian="12pt" style:font-style-asian="normal" style:font-weight-asian="normal" style:font-name-complex="Droid Sans Devanagari Bold Italic" style:font-size-complex="12pt" style:text-emphasize="none" style:text-scale="100%"/>
    </style:style>
    <style:style style:name="T95" style:family="text">
      <style:text-properties fo:color="#000000" loext:opacity="1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98%"/>
    </style:style>
    <style:style style:name="T96" style:family="text">
      <style:text-properties fo:color="#000000" loext:opacity="1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100%"/>
    </style:style>
    <style:style style:name="T97" style:family="text">
      <style:text-properties fo:color="#000000" loext:opacity="100%" style:text-line-through-style="none" style:text-line-through-type="none" style:font-name="Garamond Premr Pro Capt" fo:font-size="10pt" fo:letter-spacing="normal" fo:font-style="normal" style:text-underline-style="none" fo:font-weight="normal" officeooo:rsid="00132255" style:font-size-asian="10pt" style:font-style-asian="normal" style:font-weight-asian="normal" style:text-emphasize="none" style:text-scale="100%"/>
    </style:style>
    <style:style style:name="T98" style:family="text">
      <style:text-properties fo:color="#000000" loext:opacity="100%" style:text-line-through-style="none" style:text-line-through-type="none" style:font-name="Garamond Premr Pro Capt" fo:font-size="10pt" fo:letter-spacing="normal" fo:font-style="normal" style:text-underline-style="none" fo:font-weight="normal" officeooo:rsid="0020a75d" style:font-size-asian="10pt" style:font-style-asian="normal" style:font-weight-asian="normal" style:text-emphasize="none" style:text-scale="100%"/>
    </style:style>
    <style:style style:name="T99" style:family="text">
      <style:text-properties fo:color="#000000" loext:opacity="100%" style:text-line-through-style="none" style:text-line-through-type="none" style:font-name="Garamond Premr Pro Capt" fo:font-size="10pt" fo:letter-spacing="normal" fo:font-style="normal" style:text-underline-style="none" fo:font-weight="normal" officeooo:rsid="00448226" style:font-size-asian="10pt" style:font-style-asian="normal" style:font-weight-asian="normal" style:text-emphasize="none" style:text-scale="100%"/>
    </style:style>
    <style:style style:name="T100" style:family="text">
      <style:text-properties fo:color="#000000" loext:opacity="100%" style:text-line-through-style="none" style:text-line-through-type="none" style:font-name="Garamond Premr Pro Capt" fo:font-size="10pt" fo:letter-spacing="normal" fo:font-style="normal" style:text-underline-style="none" fo:font-weight="normal" officeooo:rsid="0053d540" style:font-size-asian="10pt" style:font-style-asian="normal" style:font-weight-asian="normal" style:text-emphasize="none" style:text-scale="100%"/>
    </style:style>
    <style:style style:name="T101" style:family="text">
      <style:text-properties fo:color="#000000" loext:opacity="1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97%"/>
    </style:style>
    <style:style style:name="T102" style:family="text">
      <style:text-properties fo:color="#000000" loext:opacity="1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96%"/>
    </style:style>
    <style:style style:name="T103" style:family="text">
      <style:text-properties fo:color="#000000" loext:opacity="1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99%"/>
    </style:style>
    <style:style style:name="T104" style:family="text">
      <style:text-properties fo:color="#000000" loext:opacity="100%"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font-weight-complex="normal" style:text-emphasize="none" style:text-scale="100%"/>
    </style:style>
    <style:style style:name="T105" style:family="text">
      <style:text-properties fo:color="#000000" loext:opacity="100%" style:text-line-through-style="none" style:text-line-through-type="none" style:font-name="Garamond Premr Pro Capt" fo:font-size="10pt" fo:letter-spacing="normal" fo:font-style="normal" style:text-underline-style="none" fo:font-weight="bold" style:font-size-asian="10pt" style:font-style-asian="normal" style:font-weight-asian="bold" style:text-emphasize="none" style:text-scale="100%"/>
    </style:style>
    <style:style style:name="T106" style:family="text">
      <style:text-properties fo:color="#000000" loext:opacity="100%" style:text-line-through-style="none" style:text-line-through-type="none" style:font-name="Garamond Premr Pro Capt" fo:font-size="10pt" fo:letter-spacing="normal" fo:font-style="normal" style:text-underline-style="none" fo:font-weight="bold" style:font-size-asian="10pt" style:font-style-asian="normal" style:font-weight-asian="bold" style:text-emphasize="none" style:text-scale="98%"/>
    </style:style>
    <style:style style:name="T107" style:family="text">
      <style:text-properties fo:color="#000000" loext:opacity="100%" style:text-line-through-style="none" style:text-line-through-type="none" style:font-name="Garamond Premr Pro Capt" fo:font-size="10pt" fo:letter-spacing="normal" fo:font-style="normal" style:text-underline-style="none" fo:font-weight="bold" style:font-size-asian="10pt" style:font-style-asian="normal" style:font-weight-asian="bold" style:text-emphasize="none" style:text-scale="97%"/>
    </style:style>
    <style:style style:name="T108" style:family="text">
      <style:text-properties fo:color="#000000" loext:opacity="100%" style:text-line-through-style="none" style:text-line-through-type="none" style:font-name="Garamond Premr Pro Capt" fo:font-size="10pt" fo:letter-spacing="normal" fo:font-style="italic" style:text-underline-style="none" fo:font-weight="normal" style:font-size-asian="10pt" style:font-style-asian="italic" style:font-weight-asian="normal" style:text-emphasize="none" style:text-scale="100%"/>
    </style:style>
    <style:style style:name="T109" style:family="text">
      <style:text-properties fo:color="#000000" loext:opacity="100%" style:text-line-through-style="none" style:text-line-through-type="none" style:font-name="Garamond Premr Pro Capt" fo:font-size="9pt" fo:letter-spacing="normal" fo:font-style="normal" style:text-underline-style="none" fo:font-weight="normal" style:font-size-asian="9pt" style:font-style-asian="normal" style:font-weight-asian="normal" style:text-emphasize="none" style:text-scale="100%"/>
    </style:style>
    <style:style style:name="T110" style:family="text">
      <style:text-properties fo:color="#000000" loext:opacity="100%" style:text-line-through-style="none" style:text-line-through-type="none" style:font-name="Garamond Premr Pro Capt" fo:font-size="9pt" fo:letter-spacing="normal" fo:font-style="normal" style:text-underline-style="none" fo:font-weight="normal" officeooo:rsid="00448226" style:font-size-asian="9pt" style:font-style-asian="normal" style:font-weight-asian="normal" style:text-emphasize="none" style:text-scale="100%"/>
    </style:style>
    <style:style style:name="T111" style:family="text">
      <style:text-properties fo:color="#000000" loext:opacity="100%" style:text-line-through-style="none" style:text-line-through-type="none" style:font-name="Garamond Premr Pro Capt" fo:font-size="9pt" fo:letter-spacing="normal" fo:font-style="normal" style:text-underline-style="none" fo:font-weight="normal" style:font-size-asian="9pt" style:font-style-asian="normal" style:font-weight-asian="normal" style:text-emphasize="none" style:text-scale="97%"/>
    </style:style>
    <style:style style:name="T112" style:family="text">
      <style:text-properties fo:color="#000000" loext:opacity="100%" style:text-line-through-style="none" style:text-line-through-type="none" style:font-name="Garamond Premr Pro Capt" fo:font-size="9pt" fo:letter-spacing="normal" fo:font-style="normal" style:text-underline-style="none" fo:font-weight="normal" style:font-size-asian="9pt" style:font-style-asian="normal" style:font-weight-asian="normal" style:text-emphasize="none" style:text-scale="96%"/>
    </style:style>
    <style:style style:name="T113" style:family="text">
      <style:text-properties fo:color="#000000" loext:opacity="100%" style:text-line-through-style="none" style:text-line-through-type="none" style:font-name="Garamond Premr Pro Capt" fo:letter-spacing="normal" fo:font-style="normal" style:text-underline-style="none" fo:font-weight="normal" style:font-style-asian="normal" style:font-weight-asian="normal" style:text-emphasize="none" style:text-scale="100%"/>
    </style:style>
    <style:style style:name="T114" style:family="text">
      <style:text-properties fo:color="#000000" loext:opacity="100%" style:text-line-through-style="none" style:text-line-through-type="none" style:font-name="Garamond Premr Pro Capt" fo:letter-spacing="normal" fo:font-style="normal" style:text-underline-style="none" fo:font-weight="normal" officeooo:rsid="000e07d5" style:font-style-asian="normal" style:font-weight-asian="normal" style:text-emphasize="none" style:text-scale="100%"/>
    </style:style>
    <style:style style:name="T115" style:family="text">
      <style:text-properties fo:color="#000000" loext:opacity="100%" style:text-line-through-style="none" style:text-line-through-type="none" style:font-name="Garamond Premr Pro Capt" fo:letter-spacing="normal" fo:font-style="normal" style:text-underline-style="none" fo:font-weight="normal" style:font-style-asian="normal" style:font-weight-asian="normal" style:text-emphasize="none" style:text-scale="99%"/>
    </style:style>
    <style:style style:name="T116" style:family="text">
      <style:text-properties fo:color="#000000" loext:opacity="100%" style:text-line-through-style="none" style:text-line-through-type="none" style:font-name="Garamond Premr Pro Capt" fo:font-size="8pt" fo:letter-spacing="normal" fo:font-style="normal" style:text-underline-style="none" fo:font-weight="normal" style:font-size-asian="8pt" style:font-style-asian="normal" style:font-weight-asian="normal" style:font-size-complex="8pt" style:text-emphasize="none" style:text-scale="100%"/>
    </style:style>
    <style:style style:name="T117" style:family="text">
      <style:text-properties fo:color="#000000" loext:opacity="100%" style:text-line-through-style="none" style:text-line-through-type="none" style:font-name="Garamond Premr Pro Capt" fo:font-size="8pt" fo:letter-spacing="normal" fo:font-style="normal" style:text-underline-style="none" fo:font-weight="normal" officeooo:rsid="0028cefe" style:font-size-asian="8pt" style:font-style-asian="normal" style:font-weight-asian="normal" style:font-size-complex="8pt" style:text-emphasize="none" style:text-scale="100%"/>
    </style:style>
    <style:style style:name="T118" style:family="text">
      <style:text-properties fo:color="#000000" loext:opacity="100%" style:text-line-through-style="none" style:text-line-through-type="none" style:font-name="Garamond Premr Pro Capt" fo:font-size="8pt" fo:letter-spacing="normal" fo:font-style="normal" style:text-underline-style="none" fo:font-weight="normal" officeooo:rsid="0056f22b" style:font-size-asian="8pt" style:font-style-asian="normal" style:font-weight-asian="normal" style:font-size-complex="8pt" style:text-emphasize="none" style:text-scale="100%"/>
    </style:style>
    <style:style style:name="T119" style:family="text">
      <style:text-properties fo:color="#000000" loext:opacity="100%" style:text-line-through-style="none" style:text-line-through-type="none" style:font-name="Garamond Premr Pro Capt" fo:font-size="8pt" fo:letter-spacing="normal" fo:font-style="normal" style:text-underline-style="none" fo:font-weight="normal" officeooo:rsid="0058cac6" style:font-size-asian="8pt" style:font-style-asian="normal" style:font-weight-asian="normal" style:font-size-complex="8pt" style:text-emphasize="none" style:text-scale="100%"/>
    </style:style>
    <style:style style:name="T120" style:family="text">
      <style:text-properties fo:color="#000000" loext:opacity="100%" style:text-line-through-style="none" style:text-line-through-type="none" style:font-name="Garamond Premr Pro Capt" fo:font-size="8pt" fo:letter-spacing="normal" fo:font-style="normal" style:text-underline-style="none" fo:font-weight="normal" officeooo:rsid="005b88d0" style:font-size-asian="8pt" style:font-style-asian="normal" style:font-weight-asian="normal" style:font-size-complex="8pt" style:text-emphasize="none" style:text-scale="100%"/>
    </style:style>
    <style:style style:name="T121" style:family="text">
      <style:text-properties fo:color="#000000" loext:opacity="100%" style:text-line-through-style="none" style:text-line-through-type="none" style:font-name="Garamond Premr Pro Capt" fo:font-size="8pt" fo:letter-spacing="normal" fo:font-style="normal" style:text-underline-style="none" fo:font-weight="normal" officeooo:rsid="005d40f4" style:font-size-asian="8pt" style:font-style-asian="normal" style:font-weight-asian="normal" style:font-size-complex="8pt" style:text-emphasize="none" style:text-scale="100%"/>
    </style:style>
    <style:style style:name="T122" style:family="text">
      <style:text-properties fo:color="#000000" loext:opacity="100%" style:text-line-through-style="none" style:text-line-through-type="none" style:font-name="Garamond Premr Pro Capt" fo:font-size="8pt" fo:letter-spacing="normal" fo:font-style="normal" style:text-underline-style="none" fo:font-weight="normal" officeooo:rsid="005ee931" style:font-size-asian="8pt" style:font-style-asian="normal" style:font-weight-asian="normal" style:font-size-complex="8pt" style:text-emphasize="none" style:text-scale="100%"/>
    </style:style>
    <style:style style:name="T123" style:family="text">
      <style:text-properties fo:color="#000000" loext:opacity="100%" style:text-line-through-style="none" style:text-line-through-type="none" style:font-name="Garamond Premr Pro Capt" fo:font-size="8pt" fo:letter-spacing="normal" fo:font-style="normal" style:text-underline-style="none" fo:font-weight="normal" style:font-size-asian="8pt" style:font-style-asian="normal" style:font-weight-asian="normal" style:font-size-complex="8pt" style:text-emphasize="none" style:text-scale="94%"/>
    </style:style>
    <style:style style:name="T124" style:family="text">
      <style:text-properties fo:color="#000000" loext:opacity="100%" style:text-line-through-style="none" style:text-line-through-type="none" style:font-name="Garamond Premr Pro" fo:font-size="12pt" fo:letter-spacing="normal" fo:font-style="normal" style:text-underline-style="none" fo:font-weight="bold" style:font-size-asian="12pt" style:font-style-asian="normal" style:font-weight-asian="bold" style:text-emphasize="none" style:text-scale="100%"/>
    </style:style>
    <style:style style:name="T125" style:family="text">
      <style:text-properties fo:color="#000000" loext:opacity="100%" style:text-line-through-style="none" style:text-line-through-type="none" style:font-name="Garamond Premr Pro" fo:font-size="12pt" fo:letter-spacing="normal" fo:font-style="italic" style:text-underline-style="none" fo:font-weight="normal" style:font-size-asian="12pt" style:font-style-asian="italic" style:font-weight-asian="normal" style:text-emphasize="none" style:text-scale="96%"/>
    </style:style>
    <style:style style:name="T126" style:family="text">
      <style:text-properties fo:color="#000000" loext:opacity="100%" style:text-line-through-style="none" style:text-line-through-type="none" style:text-position="super 58%"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T127" style:family="text">
      <style:text-properties fo:color="#000000" loext:opacity="100%" style:text-line-through-style="none" style:text-line-through-type="none" style:text-position="super 58%" style:font-name="Garamond Premr Pro Capt" fo:font-size="12pt" fo:letter-spacing="normal" fo:font-style="normal" style:text-underline-style="none" fo:font-weight="normal" style:font-size-asian="12pt" style:font-style-asian="normal" style:font-weight-asian="normal" style:text-emphasize="none" style:text-scale="99%"/>
    </style:style>
    <style:style style:name="T128" style:family="text">
      <style:text-properties fo:color="#000000" loext:opacity="100%" style:text-line-through-style="none" style:text-line-through-type="none" fo:font-size="8pt" fo:letter-spacing="normal" fo:language="zh" fo:country="CN" style:text-underline-style="none" fo:font-weight="normal" style:font-name-asian="Garamond Premr Pro Subh1" style:font-size-asian="8pt" style:font-weight-asian="normal" style:font-name-complex="Droid Sans Devanagari Bold Italic" style:font-size-complex="8pt" style:text-emphasize="none"/>
    </style:style>
    <style:style style:name="T129" style:family="text">
      <style:text-properties fo:color="#000000" loext:opacity="100%" style:text-line-through-style="none" style:text-line-through-type="none" fo:font-size="8pt" fo:letter-spacing="normal" fo:language="zh" fo:country="CN" style:text-underline-style="none" fo:font-weight="normal" officeooo:rsid="005d40f4" style:font-name-asian="Garamond Premr Pro Subh1" style:font-size-asian="8pt" style:font-weight-asian="normal" style:font-name-complex="Droid Sans Devanagari Bold Italic" style:font-size-complex="8pt" style:text-emphasize="none"/>
    </style:style>
    <style:style style:name="T130" style:family="text">
      <style:text-properties fo:color="#000000" loext:opacity="100%" style:text-line-through-style="none" style:text-line-through-type="none" fo:font-size="8pt" fo:letter-spacing="normal" fo:language="zh" fo:country="CN" style:text-underline-style="none" style:font-name-asian="Garamond Premr Pro Subh1" style:font-size-asian="8pt" style:font-name-complex="Droid Sans Devanagari Bold Italic" style:font-size-complex="8pt" style:text-emphasize="none"/>
    </style:style>
    <style:style style:name="T131" style:family="text">
      <style:text-properties fo:color="#000000" loext:opacity="100%" style:text-outline="false"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T132" style:family="text">
      <style:text-properties fo:color="#000000" loext:opacity="100%" style:text-outline="false" style:text-line-through-style="none" style:text-line-through-type="none" style:font-name="Garamond Premr Pro Capt" fo:font-size="12pt" fo:letter-spacing="normal" fo:font-style="normal" style:text-underline-style="none" fo:font-weight="normal" officeooo:rsid="000f7381" style:font-size-asian="12pt" style:font-style-asian="normal" style:font-weight-asian="normal" style:text-emphasize="none" style:text-scale="100%"/>
    </style:style>
    <style:style style:name="T133" style:family="text">
      <style:text-properties fo:color="#000000" loext:opacity="100%" style:text-outline="false" style:text-line-through-style="none" style:text-line-through-type="none" style:font-name="Garamond Premr Pro Capt" fo:font-size="12pt" fo:letter-spacing="normal" fo:font-style="normal" style:text-underline-style="none" fo:font-weight="normal" officeooo:rsid="005a6608" style:font-size-asian="12pt" style:font-style-asian="normal" style:font-weight-asian="normal" style:text-emphasize="none" style:text-scale="100%"/>
    </style:style>
    <style:style style:name="T134" style:family="text">
      <style:text-properties fo:color="#000000" loext:opacity="100%" style:text-outline="false"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6%"/>
    </style:style>
    <style:style style:name="T135" style:family="text">
      <style:text-properties fo:color="#000000" loext:opacity="100%" style:text-outline="false" style:text-line-through-style="none" style:text-line-through-type="none" style:font-name="Garamond Premr Pro Capt" fo:font-size="12pt" fo:letter-spacing="normal" fo:font-style="normal" style:text-underline-style="none" fo:font-weight="normal" officeooo:rsid="0055b764" style:font-size-asian="12pt" style:font-style-asian="normal" style:font-weight-asian="normal" style:text-emphasize="none" style:text-scale="96%"/>
    </style:style>
    <style:style style:name="T136" style:family="text">
      <style:text-properties fo:color="#000000" loext:opacity="100%" style:text-outline="false"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5%"/>
    </style:style>
    <style:style style:name="T137" style:family="text">
      <style:text-properties fo:color="#000000" loext:opacity="100%" style:text-outline="false"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4%"/>
    </style:style>
    <style:style style:name="T138" style:family="text">
      <style:text-properties fo:color="#000000" loext:opacity="100%" style:text-outline="false"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9%"/>
    </style:style>
    <style:style style:name="T139" style:family="text">
      <style:text-properties fo:color="#000000" loext:opacity="100%" style:text-outline="false"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3%"/>
    </style:style>
    <style:style style:name="T140" style:family="text">
      <style:text-properties fo:color="#000000" loext:opacity="100%" style:text-outline="false"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8%"/>
    </style:style>
    <style:style style:name="T141" style:family="text">
      <style:text-properties fo:color="#000000" loext:opacity="100%" style:text-outline="false"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7%"/>
    </style:style>
    <style:style style:name="T142" style:family="text">
      <style:text-properties fo:color="#000000" loext:opacity="100%" style:text-outline="false" style:text-line-through-style="none" style:text-line-through-type="none" style:font-name="Garamond Premr Pro Capt" fo:font-size="12pt" fo:letter-spacing="normal" fo:font-style="normal" style:text-underline-style="none" fo:font-weight="normal" officeooo:rsid="0043aba2" style:font-size-asian="12pt" style:font-style-asian="normal" style:font-weight-asian="normal" style:text-emphasize="none" style:text-scale="97%"/>
    </style:style>
    <style:style style:name="T143" style:family="text">
      <style:text-properties fo:color="#000000" loext:opacity="100%" style:text-outline="false"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1%"/>
    </style:style>
    <style:style style:name="T144" style:family="text">
      <style:text-properties fo:color="#000000" loext:opacity="100%" style:text-outline="false"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100%"/>
    </style:style>
    <style:style style:name="T145" style:family="text">
      <style:text-properties fo:color="#000000" loext:opacity="100%" style:text-outline="false"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4%"/>
    </style:style>
    <style:style style:name="T146" style:family="text">
      <style:text-properties fo:color="#000000" loext:opacity="100%" style:text-outline="false"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7%"/>
    </style:style>
    <style:style style:name="T147" style:family="text">
      <style:text-properties fo:color="#000000" loext:opacity="100%" style:text-outline="false"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8%"/>
    </style:style>
    <style:style style:name="T148" style:family="text">
      <style:text-properties fo:color="#000000" loext:opacity="100%" style:text-outline="false"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6%"/>
    </style:style>
    <style:style style:name="T149" style:family="text">
      <style:text-properties fo:color="#000000" loext:opacity="100%" style:text-outline="false"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9%"/>
    </style:style>
    <style:style style:name="T150" style:family="text">
      <style:text-properties fo:color="#000000" loext:opacity="100%" style:text-outline="false"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3%"/>
    </style:style>
    <style:style style:name="T151" style:family="text">
      <style:text-properties fo:color="#000000" loext:opacity="100%" style:text-outline="false" style:text-line-through-style="none" style:text-line-through-type="none" style:font-name="Garamond Premr Pro Capt" fo:font-size="12pt" fo:letter-spacing="normal" fo:font-style="normal" style:text-underline-style="none" fo:font-weight="bold" style:font-size-asian="12pt" style:font-style-asian="normal" style:font-weight-asian="bold" style:text-emphasize="none" style:text-scale="95%"/>
    </style:style>
    <style:style style:name="T152" style:family="text">
      <style:text-properties fo:color="#000000" loext:opacity="100%" style:text-outline="false" style:text-line-through-style="none" style:text-line-through-type="none" style:font-name="Garamond Premr Pro Capt" fo:font-size="12pt" fo:letter-spacing="normal" fo:font-style="normal" style:text-underline-style="none" fo:font-weight="bold" officeooo:rsid="0020a75d" style:font-size-asian="12pt" style:font-style-asian="normal" style:font-weight-asian="bold" style:font-weight-complex="bold" style:text-emphasize="none" style:text-scale="97%"/>
    </style:style>
    <style:style style:name="T153" style:family="text">
      <style:text-properties fo:color="#000000" loext:opacity="100%" style:text-outline="false"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100%"/>
    </style:style>
    <style:style style:name="T154" style:family="text">
      <style:text-properties fo:color="#000000" loext:opacity="100%" style:text-outline="false" style:text-line-through-style="none" style:text-line-through-type="none" style:font-name="Garamond Premr Pro Capt" fo:font-size="10pt" fo:letter-spacing="normal" fo:font-style="normal" style:text-underline-style="none" fo:font-weight="normal" style:font-size-asian="10pt" style:font-style-asian="normal" style:font-weight-asian="normal" style:text-emphasize="none" style:text-scale="96%"/>
    </style:style>
    <style:style style:name="T155" style:family="text">
      <style:text-properties fo:color="#000000" loext:opacity="100%" style:text-outline="false" style:text-line-through-style="none" style:text-line-through-type="none" style:font-name="Garamond Premr Pro" fo:font-size="12pt" fo:letter-spacing="normal" fo:font-style="normal" style:text-underline-style="none" fo:font-weight="bold" style:font-size-asian="12pt" style:font-style-asian="normal" style:font-weight-asian="bold" style:text-emphasize="none" style:text-scale="99%"/>
    </style:style>
    <style:style style:name="T156" style:family="text">
      <style:text-properties fo:color="#000000" loext:opacity="100%" style:text-outline="false" style:text-line-through-style="none" style:text-line-through-type="none" style:font-name="Garamond Premr Pro" fo:font-size="12pt" fo:letter-spacing="normal" fo:font-style="normal" style:text-underline-style="none" fo:font-weight="bold" style:font-size-asian="12pt" style:font-style-asian="normal" style:font-weight-asian="bold" style:text-emphasize="none" style:text-scale="100%"/>
    </style:style>
    <style:style style:name="T157" style:family="text">
      <style:text-properties fo:color="#000080" loext:opacity="100%" style:text-outline="false"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6%"/>
    </style:style>
    <style:style style:name="T158" style:family="text">
      <style:text-properties fo:font-variant="normal" fo:text-transform="none" fo:color="#000000" loext:opacity="100%" style:font-name="Garamond Premr Pro Capt" fo:font-size="10pt" fo:font-weight="normal" style:font-size-asian="10pt" style:font-weight-asian="normal"/>
    </style:style>
    <style:style style:name="T159" style:family="text">
      <style:text-properties fo:font-variant="normal" fo:text-transform="none" fo:color="#000000" loext:opacity="100%" style:font-name="Garamond Premr Pro Capt" fo:font-size="10pt" fo:font-weight="normal" officeooo:rsid="0062e9e2" style:font-size-asian="10pt" style:font-weight-asian="normal"/>
    </style:style>
    <style:style style:name="T160" style:family="text">
      <style:text-properties fo:font-variant="normal" fo:text-transform="none" fo:color="#000000" loext:opacity="100%" style:font-name="Garamond Premr Pro Capt" fo:font-size="10pt" fo:language="fr" fo:country="FR" fo:font-weight="normal" style:font-size-asian="10pt" style:font-weight-asian="normal"/>
    </style:style>
    <style:style style:name="T161" style:family="text">
      <style:text-properties fo:font-variant="normal" fo:text-transform="none" fo:color="#000000" loext:opacity="100%" style:font-name="Garamond Premr Pro Capt" fo:font-size="10pt" fo:language="fr" fo:country="FR" fo:font-weight="normal" officeooo:rsid="003a9955" style:font-size-asian="10pt" style:font-weight-asian="normal"/>
    </style:style>
    <style:style style:name="T162" style:family="text">
      <style:text-properties fo:font-variant="normal" fo:text-transform="none" fo:color="#000000" loext:opacity="100%" style:text-position="super 58%" style:font-name="Garamond Premr Pro Capt" fo:font-size="10pt" fo:font-weight="normal" style:font-size-asian="10pt" style:font-weight-asian="normal"/>
    </style:style>
    <style:style style:name="T163" style:family="text">
      <style:text-properties fo:font-variant="normal" fo:text-transform="none" fo:color="#000000" loext:opacity="100%" style:text-position="super 58%" style:font-name="Garamond Premr Pro Capt" fo:font-size="10pt" fo:font-weight="normal" officeooo:rsid="0062e9e2" style:font-size-asian="10pt" style:font-weight-asian="normal"/>
    </style:style>
    <style:style style:name="T164" style:family="text">
      <style:text-properties fo:text-transform="uppercase"/>
    </style:style>
    <style:style style:name="T165" style:family="text">
      <style:text-properties fo:text-transform="uppercase"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9%"/>
    </style:style>
    <style:style style:name="T166" style:family="text">
      <style:text-properties fo:text-transform="uppercase"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100%"/>
    </style:style>
    <style:style style:name="T167" style:family="text">
      <style:text-properties fo:text-transform="uppercase" fo:color="#000000" loext:opacity="100%" style:text-line-through-style="none" style:text-line-through-type="none" style:font-name="Garamond Premr Pro Capt" fo:font-size="12pt" fo:letter-spacing="normal" fo:font-style="normal" style:text-underline-style="none" fo:font-weight="normal" style:font-size-asian="12pt" style:font-style-asian="normal" style:font-weight-asian="normal" style:text-emphasize="none" style:text-scale="95%"/>
    </style:style>
    <style:style style:name="T168" style:family="text">
      <style:text-properties fo:text-transform="uppercase" fo:color="#000000" loext:opacity="100%" style:text-line-through-style="none" style:text-line-through-type="none" style:font-name="Garamond Premr Pro Capt" fo:font-size="10.5pt" fo:letter-spacing="normal" fo:font-style="normal" style:text-underline-style="none" fo:font-weight="bold" style:font-size-asian="10.5pt" style:font-style-asian="normal" style:font-weight-asian="bold" style:text-emphasize="none" style:text-scale="100%"/>
    </style:style>
    <style:style style:name="T169" style:family="text">
      <style:text-properties fo:color="#008000" loext:opacity="100%" style:text-outline="false" style:text-line-through-style="none" style:text-line-through-type="none" style:font-name="Garamond Premr Pro Capt" fo:font-size="9pt" fo:letter-spacing="normal" fo:font-style="normal" style:text-underline-style="none" fo:font-weight="normal" style:font-size-asian="9pt" style:font-style-asian="normal" style:font-weight-asian="normal" style:text-emphasize="none" style:text-scale="100%"/>
    </style:style>
    <style:style style:name="T170" style:family="text">
      <style:text-properties fo:color="#008000" loext:opacity="100%" style:text-outline="false" style:text-line-through-style="none" style:text-line-through-type="none" style:font-name="Garamond Premr Pro Capt" fo:font-size="9pt" fo:letter-spacing="normal" fo:font-style="normal" style:text-underline-style="none" fo:font-weight="normal" style:font-size-asian="9pt" style:font-style-asian="normal" style:font-weight-asian="normal" style:text-emphasize="none" style:text-scale="96%"/>
    </style:style>
    <style:style style:name="T171" style:family="text">
      <style:text-properties fo:font-size="8pt" style:font-size-asian="8pt" style:font-size-complex="8pt"/>
    </style:style>
    <style:style style:name="T172" style:family="text">
      <style:text-properties officeooo:rsid="000c7106"/>
    </style:style>
    <style:style style:name="T173" style:family="text">
      <style:text-properties officeooo:rsid="00132255"/>
    </style:style>
    <style:style style:name="T174" style:family="text">
      <style:text-properties fo:font-weight="bold" style:font-weight-asian="bold" style:font-weight-complex="bold"/>
    </style:style>
    <style:style style:name="T175" style:family="text">
      <style:text-properties officeooo:rsid="00162cb8"/>
    </style:style>
    <style:style style:name="T176" style:family="text">
      <style:text-properties officeooo:rsid="001782f9"/>
    </style:style>
    <style:style style:name="T177" style:family="text">
      <style:text-properties officeooo:rsid="001917fe"/>
    </style:style>
    <style:style style:name="T178" style:family="text">
      <style:text-properties officeooo:rsid="001a27d3"/>
    </style:style>
    <style:style style:name="T179" style:family="text">
      <style:text-properties officeooo:rsid="001a8e75"/>
    </style:style>
    <style:style style:name="T180" style:family="text">
      <style:text-properties officeooo:rsid="001ae5d6"/>
    </style:style>
    <style:style style:name="T181" style:family="text">
      <style:text-properties officeooo:rsid="0021f555"/>
    </style:style>
    <style:style style:name="T182" style:family="text">
      <style:text-properties officeooo:rsid="00228110"/>
    </style:style>
    <style:style style:name="T183" style:family="text">
      <style:text-properties officeooo:rsid="00238448"/>
    </style:style>
    <style:style style:name="T184" style:family="text">
      <style:text-properties officeooo:rsid="00247b35"/>
    </style:style>
    <style:style style:name="T185" style:family="text">
      <style:text-properties officeooo:rsid="0024cf6c"/>
    </style:style>
    <style:style style:name="T186" style:family="text">
      <style:text-properties officeooo:rsid="002744f0"/>
    </style:style>
    <style:style style:name="T187" style:family="text">
      <style:text-properties officeooo:rsid="0028375e"/>
    </style:style>
    <style:style style:name="T188" style:family="text">
      <style:text-properties officeooo:rsid="0028cefe"/>
    </style:style>
    <style:style style:name="T189" style:family="text">
      <style:text-properties officeooo:rsid="002c328d"/>
    </style:style>
    <style:style style:name="T190" style:family="text">
      <style:text-properties officeooo:rsid="002d32c4"/>
    </style:style>
    <style:style style:name="T191" style:family="text">
      <style:text-properties officeooo:rsid="002dfbb6"/>
    </style:style>
    <style:style style:name="T192" style:family="text">
      <style:text-properties officeooo:rsid="002e2c26"/>
    </style:style>
    <style:style style:name="T193" style:family="text">
      <style:text-properties officeooo:rsid="0031b135"/>
    </style:style>
    <style:style style:name="T194" style:family="text">
      <style:text-properties officeooo:rsid="00372982"/>
    </style:style>
    <style:style style:name="T195" style:family="text">
      <style:text-properties officeooo:rsid="0038b7d6"/>
    </style:style>
    <style:style style:name="T196" style:family="text">
      <style:text-properties officeooo:rsid="003dee7d"/>
    </style:style>
    <style:style style:name="T197" style:family="text">
      <style:text-properties officeooo:rsid="003e93d9"/>
    </style:style>
    <style:style style:name="T198" style:family="text">
      <style:text-properties officeooo:rsid="003eacdd"/>
    </style:style>
    <style:style style:name="T199" style:family="text">
      <style:text-properties officeooo:rsid="00402e8a"/>
    </style:style>
    <style:style style:name="T200" style:family="text">
      <style:text-properties style:text-scale="94%"/>
    </style:style>
    <style:style style:name="T201" style:family="text">
      <style:text-properties officeooo:rsid="00402e8a" style:text-scale="94%"/>
    </style:style>
    <style:style style:name="T202" style:family="text">
      <style:text-properties officeooo:rsid="0043aba2"/>
    </style:style>
    <style:style style:name="T203" style:family="text">
      <style:text-properties officeooo:rsid="00448226"/>
    </style:style>
    <style:style style:name="T204" style:family="text">
      <style:text-properties officeooo:rsid="00462805"/>
    </style:style>
    <style:style style:name="T205" style:family="text">
      <style:text-properties officeooo:rsid="0047eb70"/>
    </style:style>
    <style:style style:name="T206" style:family="text">
      <style:text-properties officeooo:rsid="0048f149"/>
    </style:style>
    <style:style style:name="T207" style:family="text">
      <style:text-properties officeooo:rsid="004d1788"/>
    </style:style>
    <style:style style:name="T208" style:family="text">
      <style:text-properties officeooo:rsid="004e0000"/>
    </style:style>
    <style:style style:name="T209" style:family="text">
      <style:text-properties officeooo:rsid="004f4de1"/>
    </style:style>
    <style:style style:name="T210" style:family="text">
      <style:text-properties officeooo:rsid="005168d0"/>
    </style:style>
    <style:style style:name="T211" style:family="text">
      <style:text-properties officeooo:rsid="0052b2bc"/>
    </style:style>
    <style:style style:name="T212" style:family="text">
      <style:text-properties officeooo:rsid="0053d540"/>
    </style:style>
    <style:style style:name="T213" style:family="text">
      <style:text-properties officeooo:rsid="0055b764"/>
    </style:style>
    <style:style style:name="T214" style:family="text">
      <style:text-properties officeooo:rsid="0056e034"/>
    </style:style>
    <style:style style:name="T215" style:family="text">
      <style:text-properties officeooo:rsid="0056f22b"/>
    </style:style>
    <style:style style:name="T216" style:family="text">
      <style:text-properties officeooo:rsid="005d40f4"/>
    </style:style>
    <style:style style:name="T217" style:family="text">
      <style:text-properties officeooo:rsid="005db4f3"/>
    </style:style>
    <style:style style:name="T218" style:family="text">
      <style:text-properties officeooo:rsid="005ee931"/>
    </style:style>
    <style:style style:name="T219" style:family="text">
      <style:text-properties style:text-position="super 58%"/>
    </style:style>
    <style:style style:name="T220" style:family="text">
      <style:text-properties fo:font-size="12pt" style:font-size-asian="12pt" style:font-size-complex="12pt"/>
    </style:style>
    <style:style style:name="T221" style:family="text">
      <style:text-properties style:font-name="Goudy Old Style" fo:font-size="12pt" style:font-size-asian="12pt" style:font-name-complex="Goudy Old Style1" style:font-size-complex="12pt"/>
    </style:style>
    <style:style style:name="T222" style:family="text">
      <style:text-properties officeooo:rsid="00092f56"/>
    </style:style>
    <text:list-style style:name="L1">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4">Openquest</text:p>
      <text:p text:style-name="P331">2e édition</text:p>
      <text:h text:style-name="Heading_20_3" text:outline-level="3">Version Originale</text:h>
      <text:p text:style-name="P320">Auteur : Newt Newport.</text:p>
      <text:p text:style-name="P320"><text:span text:style-name="T164">é</text:span>diteurs : John Holmes, Graham Spearing, Sacha Radcliffe, Paul Mitchener.</text:p>
      <text:p text:style-name="P320">Correcteurs : Ken Walton, Peter Cakebread, Dominic Mooney.</text:p>
      <text:p text:style-name="P320">Aide : William Mark Dunford, Christopher Sigmund.</text:p>
      <text:p text:style-name="P320">Développements <text:span text:style-name="T222">supplémentaires </text:span>: Graham Spearing, Tim Bancroft, Simon Bray, Paul Mitchener and Tom Zunder.</text:p>
      <text:p text:style-name="P320">Illustration de <text:span text:style-name="T222">c</text:span>ouverture : Jon Hodgson.</text:p>
      <text:p text:style-name="P320">Illustrations intérieures : Simon Bray.</text:p>
      <text:p text:style-name="P320">Cartes : John Ossoway.</text:p>
      <text:h text:style-name="Heading_20_3" text:outline-level="3">Version Française</text:h>
      <text:p text:style-name="Heading_20_4">1ère édition</text:p>
      <text:p text:style-name="P320">Traduction : James « Arasmo » Manez, Kurgan et Mugen.</text:p>
      <text:p text:style-name="P320">Mise en page : Etory, http://terd.seglet.free.fr/</text:p>
      <text:p text:style-name="Heading_20_4">2e édition</text:p>
      <text:p text:style-name="P320">Traduction et maquette : James « Arasmo » Manez.</text:p>
      <text:p text:style-name="P332">Couverture : Condutiarii (condutiarii.deviantart.com) sous licence CC BY-SA 3.0 : http://creativecommons.org/license/by-sa/3.0.</text:p>
      <text:p text:style-name="P320">Fiche de personnage : Armaeth.</text:p>
      <text:p text:style-name="P320">Illustrations intérieures et photographies libres de droits réalisées par Edward S. Curtis, Francisco de Goya, Gerrit Dou, Gustave Doré, Isaac Levitan, John Martin, Lev Lagorio, Newell Convers Wyeth, Ni<text:soft-page-break/>cholas Roerich, Ogata Gekko, Pieter Bruegel l&amp;apos ; Ancien, Theodor Severin Kittelsen, William Fettes Douglas.</text:p>
      <text:p text:style-name="P320">Illustration Drago Rosso réalisée par Aggiorna sous licence CC BY-SA 3.0 : http://creativecommons.org/licenses/by-sa/3.0/deed.fr.</text:p>
      <text:p text:style-name="P320">Illustration « Kunige Svajone of Baltai Didzioji Kunigaikstyste » réalisée par Gambargin, sous licence CC BY-NC-ND 3.0 : http://creativecommons.org/licenses/by-nc-nd/3.0/#.</text:p>
      <text:p text:style-name="P320">Illustrations First Strike, Goblin Sacred, Imperial Guard, Moving Piece, Siege et Wrong Move réalisées par Santiago Iborra sous licence GPL 3.0 : http://www.gnu.org/licenses/gpl-3.0.html.</text:p>
      <text:p text:style-name="P320">Illustration Priest Human Male réalisée par Zldyn sous licence CC BY-SA 3.0 : http://creativecommons.org/licenses/by-sa/3.0/deed.fr.</text:p>
      <text:p text:style-name="P320">Photographie Grandis Male Threat Pose réalisée par macrojunkie, autorisation pour usage non commercial.</text:p>
      <text:p text:style-name="P320">Images retouchées avec le logiciel GIMP.</text:p>
      <text:p text:style-name="P320">Note du traducteur : un grand merci à Condutiarii pour avoir généreusement proposé son illustration et pour avoir amélioré la maquette de la couverture.</text:p>
      <text:p text:style-name="P320"/>
      <text:p text:style-name="P320"/>
      <text:p text:style-name="P320"/>
      <text:p text:style-name="P320"/>
      <text:p text:style-name="P320"/>
      <text:p text:style-name="P320"/>
      <text:p text:style-name="P320"/>
      <text:p text:style-name="P135"><text:soft-page-break/><text:span text:style-name="Gras"><text:span text:style-name="T1">Bienvenue À OpenQuest</text:span></text:span></text:p>
      <text:p text:style-name="P121">Rurik L’Empereur Dragon</text:p>
      <text:p text:style-name="P153"><text:span text:style-name="Gras"><text:span text:style-name="T15">Sur le sommet rocailleux de la montagne se tenait Rurik, l’Empereur Dragon des Terres Occidentales. Il avait à ses côtés nul autre que le dragon Raskis l’Ancien, à la fois monture et conseiller, et né bien avant que les dieux n’eussent créé les hommes. Devant eux, les terres de l’empire s’étalaient à perte de vue : ici les châteaux et les cités de la vieille Gatan, là la Grande Forêt des Elfes, plus loin encore les Montagnes des Forges Naines…</text:span></text:span></text:p>
      <text:p text:style-name="P153"><text:span text:style-name="Gras"><text:span text:style-name="T15">Le spectacle réveilla les souvenirs de Rurik. Avec nostalgie, il pensa à ce jeune fils de paysans qui avait quitté son foyer, la tête emplie de rêves de gloire… les expériences l’avaient tant changé ! D’abord les Guerres Ducales et la vie d’aventurier, puis la rencontre de Raskis et la découverte de la Voie Draconique. Avec fierté, il se rappela la </text:span></text:span><text:span text:style-name="Gras"><text:span text:style-name="T16">c</text:span></text:span><text:span text:style-name="Gras"><text:span text:style-name="T15">roisade qu’il avait lancée contre l’Empire de Gatan aussi décati que corrompu, les rudes batailles contre les armées impériales et les sorciers de l’Université Impériale de Magie, et enfin la pacification des terres hostiles du Nord Sauvage. Oui, grâce à lui, un nouvel empire avait pris son envol tel un dragon majestueux, et la Voie Draconique s’était fermement implantée dans les esprits.</text:span></text:span></text:p>
      <text:p text:style-name="P153"><text:span text:style-name="Gras"><text:span text:style-name="T15">Mais son séjour parmi les mortels touchait à sa fin. Raskis l’avait averti : il était temps pour lui de se rendre à l’Aréopage et de s’emparer du trône divin de l’Empereur Céleste, devenu vacant depuis la mort de son avatar, l’Empereur de Gatan. Voilà pourquoi Rurik se trouvait ici, dans le lieu le plus reculé de son empire ; au cœur de ces montagnes se cachait le chemin qui l’amènerait à la divinité. Le sommet sur lequel il se tenait marquait la dernière étape de son ascension. Rurik soupira, puis regarda une dernière fois ce monde qu’il allait quitter à jamais.</text:span></text:span></text:p>
      <text:p text:style-name="P122"><text:soft-page-break/>Les apports de la nouvelle édition</text:p>
      <text:p text:style-name="P170">La première version d’Openquest vit le jour en 2009, après deux ans de travail. Entre 2009 et 2012, OpenQuest connut cinq révisions mineures. En 2012, Newt Newport, créateur du jeu, lança une campagne de financement participatif dans le but de créer une deuxième édition au contenu étoffé et clarifié. Regardons plus en détail les principaux changements.</text:p>
      <text:p text:style-name="P89">Contenu étoffé</text:p>
      <text:p text:style-name="P153"><text:span text:style-name="Gras"><text:span text:style-name="T49">Pour faciliter la création d’aventures adaptées à l’évolution des personnages, le niveau de puissance de ceux-ci est formalisé. Ainsi, les personnages sont par défaut des marginaux qui cherchent à se faire un nom en travaillant pour des Dirigeants Locaux. Le talent et la chance aidant, ils pourront devenir eux-mêmes des Dirigeants, et devront alors étendre et défendre leur Domaine. Tout cela est décrit plus amplement dans le Chapitre 2 Personnages (voir page 16) et dans le Chapitre 6 La Quête (page 69). Avec le Questionnaire de Cadre de Jeu (page 86), nous avons aussi voulu montrer combien il était facile d’adapter le jeu à différents genres de fantasy. Enfin, nous avons étoffé les listes de sorts et d’objets.</text:span></text:span></text:p>
      <text:p text:style-name="P89">Prise En Main Simplifiée</text:p>
      <text:p text:style-name="P153"><text:span text:style-name="Gras"><text:span text:style-name="T37">En plus </text:span></text:span><text:span text:style-name="Gras"><text:span text:style-name="T24">d’avoir clarifié certaines règles, nous avons voulu réunir au même endroit les outils les plus utiles au meneur de jeu et améliorer la complémentarité des chapitres. Par exemple, comme la Magie Commune est accessible à tous les personnages, le chapitre qui lui est consacré est placé avant les chapitres sur la Magie Avancée (Magie Divine et Sorcellerie), domaine des magiciens spécialisés.</text:span></text:span></text:p>
      <text:p text:style-name="P89"><text:soft-page-break/>Un Jeu Facile D’accès</text:p>
      <text:p text:style-name="P153"><text:span text:style-name="Gras"><text:span text:style-name="T24">Grâce à tous ces changements, les novices pourront aborder le jeu plus aisément, et les grognards n’auront aucun mal à se lancer rapidement dans des aventures épiques.</text:span></text:span></text:p>
      <table:table table:name="Tableau1" table:style-name="Tableau1">
        <table:table-column table:style-name="Tableau1.A"/>
        <table:table-row table:style-name="Tableau1.1">
          <table:table-cell table:style-name="Tableau1.A1" office:value-type="string">
            <text:p text:style-name="P14"><text:span text:style-name="Gras"><text:span text:style-name="T2">Note aux concepteurs en herbe</text:span></text:span></text:p>
            <text:p text:style-name="P153"><text:span text:style-name="Gras"><text:span text:style-name="T95">Idéalement, les règles d’un jeu devraient correspondre à une logique sous-jacente qui orienterait la façon de jouer.</text:span></text:span></text:p>
            <text:p text:style-name="P153"><text:span text:style-name="Gras"><text:span text:style-name="T96">Dans la </text:span></text:span><text:span text:style-name="Gras"><text:span text:style-name="T97">première</text:span></text:span><text:span text:style-name="Gras"><text:span text:style-name="T96"> édition d’OpenQuest, la logique du jeu ne transparaissait qu’au travers de quelques chapitres. Par exemple, celui sur les cultes laissait entendre que l’adhésion à un culte et la progression dans sa hiérarchie étaient des éléments importants du jeu, mais cela n’était pas explicité.</text:span></text:span></text:p>
            <text:p text:style-name="P153"><text:span text:style-name="Gras"><text:span text:style-name="T95">Dans cette nouvelle édition, elle apparait plus nettement, grâce notamment à la formalisation des niveaux de puissance des personnages. Le meneur de jeu a ainsi une idée plus claire de la façon d’utiliser OpenQuest.</text:span></text:span></text:p>
          </table:table-cell>
        </table:table-row>
      </table:table>
      <text:p text:style-name="P162"><text:span text:style-name="Gras"/></text:p>
      <text:p text:style-name="P89">La version française</text:p>
      <text:p text:style-name="P170">Cette deuxième édition française contient l’intégralité du contenu de la version originale. Si jamais l’orthographe de certains mots vous semble curieuse, cela vient du fait que nous avons respecté les rectifications orthographiques proposées par l’Académie Française en 1990.</text:p>
      <text:p text:style-name="P186">Nous vous invitons à vous rendre sur le site d<text:span text:style-name="T173">100.fr</text:span> pour télécharger des aides de jeu, ou proposer les v<text:span text:style-name="T175">ô</text:span>tres. Et n’hésitez pas à vous inscrire sur le forum : vous contribuerez ainsi à la création d’une communauté francophone dédiée à OpenQuest !</text:p>
      <text:p text:style-name="P186">http://<text:span text:style-name="T173">www.d100</text:span>.<text:span text:style-name="T173">fr</text:span></text:p>
      <text:p text:style-name="P101"><text:soft-page-break/>Chapitre 1 : Introduction</text:p>
      <text:p text:style-name="P18"><text:span text:style-name="Gras"><text:span text:style-name="T2">Bienvenue Dans Un Monde D’aventures !</text:span></text:span></text:p>
      <text:p text:style-name="P122">Terre En Vue !</text:p>
      <text:p text:style-name="P153"><text:span text:style-name="Gras"><text:span text:style-name="T17">Le navire à vapeur nain fend les vagues à vive allure, tandis que Rurik le Téméraire, debout sur la proue, contemple l’immensité de la mer grisâtre. Il tente tant bien que mal de dissimuler sa nervosité derrière son imposant casque de métal, et ses doigts serrent convulsivement la poignée de l’épée longue qui pend à son flanc. À ses côtés, le capitaine Wuzan parcourt l’horizon, l’œil rivé sur son « verre magique », guettant le moindre signe de l’existence de l’ile légendaire qu’ils cherchaient désespérément depuis des jours.</text:span></text:span></text:p>
      <text:p text:style-name="P153"><text:span text:style-name="Gras"><text:span text:style-name="T17">Soudain, Wuzan hurle de joie : « Terre en vue ! » Les compagnons de Rurik se ruent sur la proue dans une bousculade confuse. Et alors que la ligne noire de la côte, à moitié rongée par le brouillard, s’étale lentement devant eux, leur imagination s’emballe.</text:span></text:span></text:p>
      <text:p text:style-name="P153"><text:span text:style-name="Gras"><text:span text:style-name="T17">Lura, la gracile sorcière, rêve des savoirs antiques que dissimulent les brumes. Mancala, fils illégitime d’un sénateur, se voit déjà venger le meurtrier de son père, qui s’est réfugié dans l’ile. Abnon, l’austère prêtre à la robe grise, ne pense qu’au mal à terrasser et aux âmes à sauver dans cette terre sans dieux.</text:span></text:span></text:p>
      <text:p text:style-name="P153"><text:span text:style-name="Gras"><text:span text:style-name="T18">Mais les rêveries des uns et des autres sont coupées net quand retentit un cri perçant, suivi d’un sinistre battement d’ailes. Un immense reptile volant surgit des brumes, plonge vers le navire ; dans un concert de cris, l’équipage s’éparpille dans toutes les directions. Les serres acérées du monstre raclent le pont, manquant de peu d’emporter un matelot ; il s’élève à nouveau dans le ciel, sa silhouette vert sombre masquant le soleil.</text:span></text:span></text:p>
      <text:p text:style-name="P153"><text:span text:style-name="Gras"><text:span text:style-name="T18">Rurik se tourne vers Wuzan. « Un dragon ? » lui demande-t-il, d’une voix légèrement tremblante.</text:span></text:span></text:p>
      <text:p text:style-name="P153"><text:span text:style-name="Gras"><text:span text:style-name="T17">« Non, une wyverne ! Elle cherche surement de quoi nourrir sa nichée quelque part là-haut… » Le marin nain pointe du doigt les hautes falaises qui se détachent du littoral.</text:span></text:span></text:p>
      <text:p text:style-name="P153"><text:soft-page-break/><text:span text:style-name="Gras"><text:span text:style-name="T19">La wyverne vire paresseusement, puis prend de la vitesse : voilà qu’elle fond à nouveau sur le navire ! En toute hâte, les marins se dispersent ; ils évitent de justesse les serres de la bête. Malgré le danger, Rurik ne peut s’empêcher d’admirer la beauté terrible de la wyverne : son corps écailleux et aussi long que le navire, ses ailes parcheminées aux mouvements amples et majestueux, les épines qui couronnent sa longue queue serpentine… Comme ensorcelé, il regarde la bête prendre de la hauteur en prévision d’un nouveau passage. Mais cette fois-ci, elle fait brusquement demi-tour ; horrifié, Rurik se rend compte qu’elle fonce dans sa direction ! »</text:span></text:span></text:p>
      <text:p text:style-name="P122">Que Faites-vous Maintenant ?</text:p>
      <text:p text:style-name="P153"><text:span text:style-name="Gras"><text:span text:style-name="T24">Dans un roman ou un film, ce serait l’auteur ou le réalisateur qui déciderait de la suite de l’aventure. Mais dans un jeu de rôle, c’est vous et vos amis qui incarnez Rurik, Lura, Mancala et Abnon, alors qu’un autre de vos amis, ayant endossé le rôle de meneur de jeu, finit de décrire l’attaque de la wyverne. Maintenant, le meneur de jeu vous pose la question fatidique : </text:span></text:span><text:span text:style-name="Gras"><text:span text:style-name="T15">« que faites-vous maintenant ? »</text:span></text:span></text:p>
      <text:p text:style-name="P153"><text:span text:style-name="Gras"><text:span text:style-name="T24">Comme vous jouez Rurik, c’est vous qui êtes responsable de ses actions.</text:span></text:span></text:p>
      <text:p text:style-name="P153"><text:span text:style-name="Gras"><text:span text:style-name="T24">Va-t-il…</text:span></text:span></text:p>
      <text:p text:style-name="P253">Tirer son épée et porter un coup à la wyverne ?</text:p>
      <text:p text:style-name="P253">Préparer un sort pour distraire la créature et laisser aux autres le temps de s’abriter ?</text:p>
      <text:p text:style-name="P253">Agripper Lura et crier à la wyverne : « mangez-la plutôt que moi ? »</text:p>
      <text:p text:style-name="P153"><text:span text:style-name="Gras"><text:span text:style-name="T58">Dites ce que vous voulez que Rurik fasse, en vous basant sur ce que vous savez de ses compétences et de sa personnalité. Vous et le meneur de jeu narrerez ensuite les résultats de votre décision. Jusqu’à la fin de l’aventure, vous aurez de nombreuses décisions à prendre, toutes impliquant des récompenses et des risques plus ou moins importants pour votre personnage et ses compagnons.</text:span></text:span></text:p>
      <text:p text:style-name="P122"><text:soft-page-break/>OpenQuest, C’est Quoi ?</text:p>
      <text:p text:style-name="P153"><text:span text:style-name="Gras"><text:span text:style-name="T64">OpenQuest est un jeu permettant de créer et de vivre des aventures inspirées des univers de fantasy emplis de magie et de créatures étranges. Les joueurs peuvent endosser de nombreux rôles différents : courageux guerrier, voleur rusé, sorcier mystérieux…</text:span></text:span></text:p>
      <text:p text:style-name="P153"><text:span text:style-name="Gras"><text:span text:style-name="T64">Le nom OpenQuest, ou Quête Ouverte en français, résume bien les deux éléments essentiels du jeu.</text:span></text:span></text:p>
      <text:p text:style-name="P153"><text:span text:style-name="Gras"><text:span text:style-name="T79">L’ouverture. </text:span></text:span><text:span text:style-name="Gras"><text:span text:style-name="T24">Les règles d’OpenQuest aident principalement à définir les personnages et à déterminer les chances de succès de leurs actions. Bien sûr, vous êtes libre d’adapter ces règles à vos besoins. Mais l’ouverture d’OpenQuest va plus loin : grâce à l’utilisation de la Licence Ludique Libre (Open Gaming Licence), chacun peut créer ses propres jeux et suppléments basés sur OpenQuest.</text:span></text:span></text:p>
      <text:p text:style-name="P153"><text:span text:style-name="Gras"><text:span text:style-name="T79">Les quêtes.</text:span></text:span><text:span text:style-name="Gras"><text:span text:style-name="T24"> Elles sont au cœur du jeu : c’est grâce à elles que les personnages des joueurs peuvent obtenir gloire et fortune ou accomplir leurs objectifs. Elles impliquent souvent des périls sous la forme d’ennemis, de monstres, de pièges et de lieux dangereux. Une série de quêtes liées impliquant un même groupe de personnages est appelée </text:span></text:span><text:span text:style-name="Gras"><text:span text:style-name="T41">s</text:span></text:span><text:span text:style-name="Gras"><text:span text:style-name="T24">aga.</text:span></text:span></text:p>
      <text:p text:style-name="P153"><text:span text:style-name="Gras"><text:span text:style-name="T24">Il existe deux types de joueurs dans OpenQuest.</text:span></text:span></text:p>
      <text:p text:style-name="P153"><text:span text:style-name="Gras"><text:span text:style-name="T24">Les </text:span></text:span><text:span text:style-name="Gras"><text:span text:style-name="T79">joueurs</text:span></text:span><text:span text:style-name="Gras"><text:span text:style-name="T24"> proprement dits incarnent chacun un Personnage </text:span></text:span><text:span text:style-name="Gras"><text:span text:style-name="T43">J</text:span></text:span><text:span text:style-name="Gras"><text:span text:style-name="T24">oueur (PJ), qui est leur alter ego dans le monde fictif du jeu. Chaque joueur dispose aussi d’une feuille de personnage, qui résume les capacités et les possessions de ce dernier. Ensuite, il revient au joueur de donner vie au personnage : c’est là l’essence même du jeu de rôle.</text:span></text:span></text:p>
      <text:p text:style-name="P153"><text:span text:style-name="Gras"><text:span text:style-name="T24">Le </text:span></text:span><text:span text:style-name="Gras"><text:span text:style-name="T79">meneur de jeu</text:span></text:span><text:span text:style-name="Gras"><text:span text:style-name="T24"> est chargé de mettre en scène le monde fictif ainsi que les Personnages Non Joueurs (PNJ) que les PJ rencontreront au cours de leurs aventures.</text:span></text:span></text:p>
      <text:p text:style-name="P153"><text:span text:style-name="Gras"><text:span text:style-name="T24">Habituellement, le meneur de jeu détaille l’environnement des personnages : il décrit les lieux, l’apparence des PNJ présents, ce qu’ils sont en train de faire, etc. Chaque joueur, à son tour, décrit les actions de son personnage, puis le meneur de jeu lui en indique le résultat.</text:span></text:span></text:p>
      <text:p text:style-name="P153"><text:soft-page-break/><text:span text:style-name="Gras"><text:span text:style-name="T24">Pour mieux comprendre comment se déroule une partie, consultez l’exemple donné à la fin du chapitre.</text:span></text:span></text:p>
      <text:p text:style-name="P122">Les Éléments-clés Du Jeu</text:p>
      <text:p text:style-name="P89">La Flexibilité</text:p>
      <text:p text:style-name="P153"><text:span text:style-name="Gras"><text:span text:style-name="T53">C’est vous qui décidez des compétences, armes et talents magiques de votre personnage. De plus, vous n’êtes pas obligé de suivre scrupuleusement la profession de départ de votre personnage : au fil des aventures, un guerrier peut apprendre la magie et devenir un redoutable sorcier !</text:span></text:span></text:p>
      <text:p text:style-name="P89">Les Jets À Pourcentage</text:p>
      <text:p text:style-name="P153"><text:span text:style-name="Gras"><text:span text:style-name="T24">C’est le mécanisme de base du jeu, qui détermine si un personnage réussit ou non une action. Cette probabilité est exprimée en pourcentage.</text:span></text:span></text:p>
      <text:p text:style-name="P153"><text:span text:style-name="Gras"><text:span text:style-name="T79">Exemple</text:span></text:span><text:span text:style-name="Gras"><text:span text:style-name="T24">. Rurik le Téméraire a 55 % de chance de toucher son ennemi à l’épée. Pour savoir s’il réussit son coup, on lance alors un « D100 », c’est à dire deux dés à dix faces, l’un représentant les unités, l’autre les dizaines. Si le résultat du D100 est inférieur ou égal à 55 %, alors Rurik atteint son adversaire, sinon il rate.</text:span></text:span></text:p>
      <text:p text:style-name="P153"><text:span text:style-name="Gras"><text:span text:style-name="T24">Les jeux qui utilisent ce mécanisme de base sont surnommés « jeux D100 ».</text:span></text:span></text:p>
      <text:p text:style-name="P89">La Simplicité</text:p>
      <text:p text:style-name="P153"><text:span text:style-name="Gras"><text:span text:style-name="T58">Pour représenter les circonstances pouvant affecter les probabilités de succès d’une action, il est possible d’utiliser des </text:span></text:span><text:span text:style-name="Gras"><text:span text:style-name="T83">modificateurs</text:span></text:span><text:span text:style-name="Gras"><text:span text:style-name="T58">, c’est-à-dire d’ajouter ou d’enlever des points de pourcentage à la valeur testée. Par exemple, le meneur de jeu peut décider de réduire les 55 % de Rurik à 30 % parce qu’il est à terre, ou de les augmenter à 80 % parce qu’il attaque son adversaire par-derrière. Dans nombre de jeux D100, il faut souvent additionner ou soustraire plusieurs modificateurs de 5 % ou 10 %, ce qui complique et ralentit le jeu. Nous </text:span></text:span><text:soft-page-break/><text:span text:style-name="Gras"><text:span text:style-name="T58">préférons nous contenter d’un seul modificateur significatif de 25 % ou 50 %.</text:span></text:span></text:p>
      <text:p text:style-name="P153"><text:span text:style-name="Gras"><text:span text:style-name="T24">D’autres jeux D100 ont aussi tendance à multiplier les jets de dés pour certains types de tâches. Autant que possible, nous avons cherché à limiter les jets de dé superflus, de façon à ce que les règles ne prennent pas le pas sur l’aventure que vivent les joueurs et le meneur de jeu.</text:span></text:span></text:p>
      <text:p text:style-name="P89">Des Combats Dangereux</text:p>
      <text:p text:style-name="P153"><text:span text:style-name="Gras"><text:span text:style-name="T49">Dans OpenQuest, un combat n’est pas une chose à prendre à la légère, car un simple coup d’épée peut grièvement blesser même un guerrier émérite.</text:span></text:span></text:p>
      <text:p text:style-name="P89">Trois Approches De La Magie</text:p>
      <text:p text:style-name="P153"><text:span text:style-name="Gras"><text:span text:style-name="T24">La </text:span></text:span><text:span text:style-name="Gras"><text:span text:style-name="T79">Magie Commune</text:span></text:span><text:span text:style-name="Gras"><text:span text:style-name="T24"> est la plus simple et la plus répandue, mais aussi la moins puissante et la moins flexible. Tous les personnages y ont accès dès le début de leur carrière.</text:span></text:span></text:p>
      <text:p text:style-name="P153"><text:span text:style-name="Gras"><text:span text:style-name="T24">Comme son nom l’indique, la </text:span></text:span><text:span text:style-name="Gras"><text:span text:style-name="T79">Magie Divine </text:span></text:span><text:span text:style-name="Gras"><text:span text:style-name="T24">provient des dieux. Seuls les personnages qui suivent fidèlement la voie de leur divinité pourront profiter de la puissance de cette magie.</text:span></text:span></text:p>
      <text:p text:style-name="P153"><text:span text:style-name="Gras"><text:span text:style-name="T66">Enfin, la </text:span></text:span><text:span text:style-name="Gras"><text:span text:style-name="T84">Sorcellerie</text:span></text:span><text:span text:style-name="Gras"><text:span text:style-name="T66"> correspond à la manipulation des lois magiques qui gouvernent le monde. C’est la magie dont les sorts sont les plus adaptables et potentiellement les plus puissants, mais aussi celle dont la maitrise demande le plus d’efforts.</text:span></text:span></text:p>
      <text:p text:style-name="P89">Les Monstres Ne Sont Pas De La Chair À Épée !</text:p>
      <text:p text:style-name="P153"><text:span text:style-name="Gras"><text:span text:style-name="T24">La plupart des créatures d’OpenQuest ont accès aux mêmes compétences et aux mêmes sorts que les PJ, et possèdent aussi une personnalité et des motivations propres. Elles peuvent donc aussi bien servir d’alliés que d’adversaires.</text:span></text:span></text:p>
      <text:p text:style-name="P122"><text:soft-page-break/>Ce Qu’il Faut pour Jouer</text:p>
      <text:p text:style-name="P89">Des Dés</text:p>
      <text:p text:style-name="P153"><text:span text:style-name="Gras"><text:span text:style-name="T49">Outre l’habituel dé à six faces, OpenQuest utilise des dés à quatre, huit, dix, douze et vingt faces. Ces dés sont vendus en ligne et dans les boutiques de jeu. Dans les règles, les dés sont désignés sous l’appellation Dx, D signifiant D et x étant le nombre de faces du dé. D10 correspond donc à un dé à dix faces.</text:span></text:span></text:p>
      <text:p text:style-name="P153"><text:span text:style-name="Gras"><text:span text:style-name="T24">Le D100 est un cas particulier : ce n’est pas un dé à cent faces, mais deux dés à dix faces. Avant de lancer les dés, il faut choisir quel dé représentera les dizaines et lequel désignera les unités.</text:span></text:span></text:p>
      <text:p text:style-name="P153"><text:span text:style-name="Gras"><text:span text:style-name="T79">Exemple.</text:span></text:span><text:span text:style-name="Gras"><text:span text:style-name="T24"> j’ai un D10 rouge pour les dizaines et un D10 blanc pour les unités. Si je lance les deux dés et que le rouge indique 2 et que le blanc indique 3, cela signifie que mon résultat est 23. Un résultat de 00 signifie 100.</text:span></text:span></text:p>
      <text:p text:style-name="P153"><text:span text:style-name="Gras"><text:span text:style-name="T24">Les deux types de dés les plus utilisés dans OpenQuest sont le D10 et le D100.</text:span></text:span></text:p>
      <text:p text:style-name="P89">Du Papier</text:p>
      <text:p text:style-name="P153"><text:span text:style-name="Gras"><text:span text:style-name="T58">Le papier sert à prendre des notes et à dessiner des cartes ou n’importe quel type de croquis aidant à décrire la situation des personnages. Si vous n’avez pas imprimé une feuille de personnage, vous devrez en rédiger une.</text:span></text:span></text:p>
      <text:p text:style-name="P89">Du Temps</text:p>
      <text:p text:style-name="P153"><text:span text:style-name="Gras"><text:span text:style-name="T24">Une séance de jeu dure généralement de trois à quatre heures, bien que cela puisse varier selon la concentration des joueurs et l’avancée de l’aventure. Par exemple, pour tenir les joueurs en haleine, le meneur de jeu peut arrêter la séance plus tôt, à un moment fatidique.</text:span></text:span></text:p>
      <text:p text:style-name="P89"><text:soft-page-break/>Des Amis</text:p>
      <text:p text:style-name="P153"><text:span text:style-name="Gras"><text:span text:style-name="T24">Les jeux de rôle sont des jeux sociaux qui nécessitent au moins un meneur de jeu et un joueur qui incarne le héros de l’histoire. Un groupe classique comporte quatre joueurs et un meneur de jeu. Mais plus le nombre de joueurs est important, plus le meneur de jeu risque d’avoir des difficultés à gérer les temps de parole des uns et des autres.</text:span></text:span></text:p>
      <text:p text:style-name="P89">De L’imagination</text:p>
      <text:p text:style-name="P153"><text:span text:style-name="Gras"><text:span text:style-name="T66">S’il est possible d’utiliser des figurines pour faciliter la visualisation de l’action, c’est avant tout l’imagination des joueurs et du meneur de jeu qui donne vie à une partie d’OpenQuest.</text:span></text:span></text:p>
      <table:table table:name="Tableau2" table:style-name="Tableau2">
        <table:table-column table:style-name="Tableau2.A"/>
        <table:table-row table:style-name="Tableau2.1">
          <table:table-cell table:style-name="Tableau2.A1" office:value-type="string">
            <text:p text:style-name="P14"><text:span text:style-name="Gras"><text:span text:style-name="T2">Comment utiliser ce livre</text:span></text:span></text:p>
            <text:p text:style-name="P153"><text:span text:style-name="Gras"><text:span text:style-name="T96">Si les joueurs désirent créer leurs personnages, ils devraient au préalable feuilleter les chapitres 1 à 7 avant de suivre le processus de création, détaillé dans le chapitre 2.</text:span></text:span></text:p>
            <text:p text:style-name="P153"><text:span text:style-name="Gras"><text:span text:style-name="T96">Étant donné que le meneur de jeu est censé avoir le dernier mot en matière de règles, il a intérêt à parcourir le livre en entier, puis à lire en détail les chapitres 2 à 8. Les autres chapitres pourront être consultés si besoin est en cours de partie. Par exemple, il est inutile de lire en long et en large le chapitre sur la Magie Divine si ni les personnages ni les créatures n’emploient ce type de magie.</text:span></text:span></text:p>
            <text:p text:style-name="P153"><text:span text:style-name="Gras"><text:span text:style-name="T96">En plus du texte principal, de nombreux exemples illustrent le fonctionnement des règles et les </text:span></text:span><text:span text:style-name="Gras"><text:span text:style-name="T100">m</text:span></text:span><text:span text:style-name="Gras"><text:span text:style-name="T96">eneurs de Jeu (ainsi que les joueurs curieux) pourront lire des encadrés prodiguant des conseils sur la façon d’utiliser telle ou telle règle.</text:span></text:span></text:p>
            <text:p text:style-name="P153"><text:span text:style-name="Gras"><text:span text:style-name="T96">Enfin, certaines règles, comme celle des Blessures Graves, sont optionnelles : aux joueurs et au meneur de jeu de décider avant le début du jeu si elles seront utilisées.</text:span></text:span></text:p>
          </table:table-cell>
        </table:table-row>
      </table:table>
      <text:p text:style-name="P209"><text:span text:style-name="Gras"/></text:p>
      <text:p text:style-name="P89">Le Contenu Du Livre</text:p>
      <table:table table:name="Tableau3" table:style-name="Tableau3">
        <table:table-column table:style-name="Tableau3.A"/>
        <table:table-row table:style-name="Tableau3.1">
          <table:table-cell table:style-name="Tableau3.A1" office:value-type="string">
            <text:p text:style-name="P153"><text:span text:style-name="Gras"><text:span text:style-name="T96">NOUVEAU : indique les principaux changements du chapitre par rapport à la première édition.</text:span></text:span></text:p>
          </table:table-cell>
        </table:table-row>
      </table:table>
      <text:p text:style-name="P209"><text:span text:style-name="Gras"/></text:p>
      <text:p text:style-name="P153"><text:span text:style-name="Gras"><text:span text:style-name="T24">Outre le présent chapitre, le livre contient les chapitres suivants :</text:span></text:span></text:p>
      <text:p text:style-name="P153"><text:soft-page-break/><text:span text:style-name="Gras"><text:span text:style-name="T79">Personnages.</text:span></text:span><text:span text:style-name="Gras"><text:span text:style-name="T24"> Comment créer un personnage, votre alter ego dans le monde du jeu.</text:span></text:span></text:p>
      <text:p text:style-name="P153"><text:span text:style-name="Gras"><text:span text:style-name="T24">NOUVEAU : Génération aléatoire et Cycle de Vie des personnages.</text:span></text:span></text:p>
      <text:p text:style-name="P153"><text:span text:style-name="Gras"><text:span text:style-name="T79">Compétences. </text:span></text:span><text:span text:style-name="Gras"><text:span text:style-name="T24">Description des compétences que votre personnage utilisera pour agir, et de la façon dont ces compétences servent dans différentes situations.</text:span></text:span></text:p>
      <text:p text:style-name="P153"><text:span text:style-name="Gras"><text:span text:style-name="T24">NOUVEAU : compétences Richesse et Relations.</text:span></text:span></text:p>
      <text:p text:style-name="P153"><text:span text:style-name="Gras"><text:span text:style-name="T79">Équipement. </text:span></text:span><text:span text:style-name="Gras"><text:span text:style-name="T24">Les armes, armures, et autres objets que votre personnage pourrait utiliser au cours de ses aventures.</text:span></text:span></text:p>
      <text:p text:style-name="P153"><text:span text:style-name="Gras"><text:span text:style-name="T79">Combat.</text:span></text:span><text:span text:style-name="Gras"><text:span text:style-name="T24"> Les règles pour gérer des affrontements à main nue, avec des armes blanches ou des armes à distance.</text:span></text:span></text:p>
      <text:p text:style-name="P153"><text:span text:style-name="Gras"><text:span text:style-name="T53">NOUVEAU : réorganisation pour plus de clarté.</text:span></text:span></text:p>
      <text:p text:style-name="P153"><text:span text:style-name="Gras"><text:span text:style-name="T79">Introduction à la Magie. </text:span></text:span><text:span text:style-name="Gras"><text:span text:style-name="T24">Un court chapitre qui explique les trois systèmes de magie d’OpenQuest.</text:span></text:span></text:p>
      <text:p text:style-name="P153"><text:span text:style-name="Gras"><text:span text:style-name="T85">Magie Commune.</text:span></text:span><text:span text:style-name="Gras"><text:span text:style-name="T70"> Description de cette magie accessible à tous les personnages.</text:span></text:span></text:p>
      <text:p text:style-name="P153"><text:span text:style-name="Gras"><text:span text:style-name="T24">NOUVEAU : sorts supplémentaires et introduction de cultes génériques à adapter ou à utiliser tels quels.</text:span></text:span></text:p>
      <text:p text:style-name="P153"><text:span text:style-name="Gras"><text:span text:style-name="T79">Magie Divine. </text:span></text:span><text:span text:style-name="Gras"><text:span text:style-name="T24">Outre une description des sorts, ce chapitre s’intéresse aux cultes et aux temples dédiés à cette magie.</text:span></text:span></text:p>
      <text:p text:style-name="P153"><text:span text:style-name="Gras"><text:span text:style-name="T24">NOUVEAU : sorts supplémentaires et cultes génériques à adapter ou à utiliser tels quels.</text:span></text:span></text:p>
      <text:p text:style-name="P153"><text:span text:style-name="Gras"><text:span text:style-name="T79">Sorcellerie.</text:span></text:span><text:span text:style-name="Gras"><text:span text:style-name="T24"> Une magie avancée basée sur la manipulation des lois arcanes de l’univers.</text:span></text:span></text:p>
      <text:p text:style-name="P153"><text:span text:style-name="Gras"><text:span text:style-name="T24">NOUVEAU : Sorts supplémentaires.</text:span></text:span></text:p>
      <text:p text:style-name="P153"><text:span text:style-name="Gras"><text:span text:style-name="T86">La </text:span></text:span><text:span text:style-name="Gras"><text:span text:style-name="T87">Q</text:span></text:span><text:span text:style-name="Gras"><text:span text:style-name="T86">uête.</text:span></text:span><text:span text:style-name="Gras"><text:span text:style-name="T53"> Ce chapitre contient les règles pour gérer les périls que rencontreront les personnages au cours d’une aventure : poison, maladie, chute, fatigue, encombrement. Vous y trouverez aussi des conseils sur la création d’aventures, l’amélioration des personnages, et la gestion du temps mort entre deux aventures.</text:span></text:span></text:p>
      <text:p text:style-name="P153"><text:span text:style-name="Gras"><text:span text:style-name="T24">NOUVEAU : conseils pour les quêtes dans l’Outremonde, les quêtes de Niveau Domaine et la gestion de conflits à grande échelle.</text:span></text:span></text:p>
      <text:p text:style-name="P153"><text:soft-page-break/><text:span text:style-name="Gras"><text:span text:style-name="T85">Créatures.</text:span></text:span><text:span text:style-name="Gras"><text:span text:style-name="T70"> Description de nombreuses créatures et conseils pour les intégrer dans une aventure.</text:span></text:span></text:p>
      <text:p text:style-name="P153"><text:span text:style-name="Gras"><text:span text:style-name="T79">Trésors. </text:span></text:span><text:span text:style-name="Gras"><text:span text:style-name="T24">Un chapitre sur les objets magiques et autres trésors qu’il est possible de trouver lors d’une quête.</text:span></text:span></text:p>
      <text:p text:style-name="P153"><text:span text:style-name="Gras"><text:span text:style-name="T24">NOUVEAU : ce chapitre a été revu, avec des informations supplémentaires.</text:span></text:span></text:p>
      <text:p text:style-name="P122">Exemple De jeu</text:p>
      <text:p text:style-name="P153"><text:span text:style-name="Gras"><text:span text:style-name="T24">Cet exemple montre comment le jeu évolue au fil des discussions entre les joueurs et le meneur de jeu, avec le lancer occasionnel de dés lorsque sont entreprises des actions à l’issue incertaine. À ce stade, ne cherchez pas à comprendre comment fonctionnent les règles : cela sera expliqué dans le reste du livre.</text:span></text:span></text:p>
      <text:p text:style-name="P153"><text:span text:style-name="Gras"><text:span text:style-name="T53">Le groupe est réuni chez John, le meneur de jeu. Rob joue Rurik le Téméraire, un jeune guerrier ; Janet incarne la sorcière Lura ; Sarju joue Mancala, un homme au passé trouble ; Helen est Abnon, un prêtre sévère et droit.</text:span></text:span></text:p>
      <text:p text:style-name="P153"><text:span text:style-name="Gras"><text:span text:style-name="T88">John :</text:span></text:span><text:span text:style-name="Gras"><text:span text:style-name="T64"> À la fin de la séance précédente, la wyverne était en train de foncer sur la proue du navire nain, là où se tiennent vos personnages et le capitaine Wuzan.</text:span></text:span></text:p>
      <text:p text:style-name="P153"><text:span text:style-name="Gras"><text:span text:style-name="T79">Sarju :</text:span></text:span><text:span text:style-name="Gras"><text:span text:style-name="T24"> on est mal !</text:span></text:span></text:p>
      <text:p text:style-name="P153"><text:span text:style-name="Gras"><text:span text:style-name="T79">John :</text:span></text:span><text:span text:style-name="Gras"><text:span text:style-name="T24"> </text:span></text:span><text:span text:style-name="Gras"><text:span text:style-name="T38">L</text:span></text:span><text:span text:style-name="Gras"><text:span text:style-name="T24">a situation n’est pas encore désespérée, tout dépend de vous ! Alors, qu’est-ce que vous comptez faire ? Tout le monde a droit à une action avant que la wyverne parvienne à la proue.</text:span></text:span></text:p>
      <text:p text:style-name="P153"><text:span text:style-name="Gras"><text:span text:style-name="T79">Janet : </text:span></text:span><text:span text:style-name="Gras"><text:span text:style-name="T24">Lura lance un sort de Protection 4.</text:span></text:span></text:p>
      <text:p text:style-name="P153"><text:span text:style-name="Gras"><text:span text:style-name="T79">John :</text:span></text:span><text:span text:style-name="Gras"><text:span text:style-name="T24"> </text:span></text:span><text:span text:style-name="Gras"><text:span text:style-name="T38">J</text:span></text:span><text:span text:style-name="Gras"><text:span text:style-name="T24">e veux un jet de compétence Magie Commune.</text:span></text:span></text:p>
      <text:p text:style-name="P153"><text:span text:style-name="Gras"><text:span text:style-name="T79">Janet : </text:span></text:span><text:span text:style-name="Gras"><text:span text:style-name="T24">Janet a 85 %, ça devrait aller…</text:span></text:span></text:p>
      <text:p text:style-name="P203">[Janet lance deux dés à dix faces, un rouge pour les dizaines et un blanc pour les unités. Le dé rouge indique 5 et le blanc 4, soit un résultat de 54 %.]</text:p>
      <text:p text:style-name="P153"><text:soft-page-break/><text:span text:style-name="Gras"><text:span text:style-name="T79">Janet :</text:span></text:span><text:span text:style-name="Gras"><text:span text:style-name="T24"> </text:span></text:span><text:span text:style-name="Gras"><text:span text:style-name="T38">O</text:span></text:span><text:span text:style-name="Gras"><text:span text:style-name="T24">k, j’ai obtenu 54, c’est moins que 85 %. Le sort fonctionne et un liquide argenté entoure Lura pour la protéger des attaques de la wyverne.</text:span></text:span></text:p>
      <text:p text:style-name="P153"><text:span text:style-name="Gras"><text:span text:style-name="T79">Helen : </text:span></text:span><text:span text:style-name="Gras"><text:span text:style-name="T24">Abnon prépare sa lance pour recevoir la charge de la wyverne et crie « Je ne te crains pas, ver des enfers ! »</text:span></text:span></text:p>
      <text:p text:style-name="P153"><text:span text:style-name="Gras"><text:span text:style-name="T79">Rob : </text:span></text:span><text:span text:style-name="Gras"><text:span text:style-name="T24">Rurik tire son épée et grimpe le mât frontal du navire pour avoir l’avantage d’une position surélevée lorsque la wyverne atterrira.</text:span></text:span></text:p>
      <text:p text:style-name="P153"><text:span text:style-name="Gras"><text:span text:style-name="T86">John : </text:span></text:span><text:span text:style-name="Gras"><text:span text:style-name="T53">Rob, cela fait deux actions et tu n’as pas le temps d’accomplir les deux. Laquelle choisis-tu ?</text:span></text:span></text:p>
      <text:p text:style-name="P153"><text:span text:style-name="Gras"><text:span text:style-name="T79">Rob :</text:span></text:span><text:span text:style-name="Gras"><text:span text:style-name="T24"> </text:span></text:span><text:span text:style-name="Gras"><text:span text:style-name="T38">H</text:span></text:span><text:span text:style-name="Gras"><text:span text:style-name="T24">um… Ok, Rurik grimpe le mât sans penser à tirer son épée. Il n’est pas téméraire pour rien !</text:span></text:span></text:p>
      <text:p text:style-name="P153"><text:span text:style-name="Gras"><text:span text:style-name="T79">Sarju :</text:span></text:span><text:span text:style-name="Gras"><text:span text:style-name="T24"> </text:span></text:span><text:span text:style-name="Gras"><text:span text:style-name="T38">Q</text:span></text:span><text:span text:style-name="Gras"><text:span text:style-name="T24">uelle distance sépare le navire de la côte ?</text:span></text:span></text:p>
      <text:p text:style-name="P153"><text:span text:style-name="Gras"><text:span text:style-name="T79">John : </text:span></text:span><text:span text:style-name="Gras"><text:span text:style-name="T77">E</text:span></text:span><text:span text:style-name="Gras"><text:span text:style-name="T24">nviron vingt mètres.</text:span></text:span></text:p>
      <text:p text:style-name="P153"><text:span text:style-name="Gras"><text:span text:style-name="T79">Sarju : </text:span></text:span><text:span text:style-name="Gras"><text:span text:style-name="T24">Il est donc possible de nager jusque là ?</text:span></text:span></text:p>
      <text:p text:style-name="P153"><text:span text:style-name="Gras"><text:span text:style-name="T79">John : </text:span></text:span><text:span text:style-name="Gras"><text:span text:style-name="T77">B</text:span></text:span><text:span text:style-name="Gras"><text:span text:style-name="T24">on, je vois où tu veux en venir.</text:span></text:span></text:p>
      <text:p text:style-name="P153"><text:span text:style-name="Gras"><text:span text:style-name="T79">Sarju : </text:span></text:span><text:span text:style-name="Gras"><text:span text:style-name="T24">Ouaip, Mancala saute hors du navire et commence à nager jusqu’à la côte.</text:span></text:span></text:p>
      <text:p text:style-name="P153"><text:span text:style-name="Gras"><text:span text:style-name="T79">Rob :</text:span></text:span><text:span text:style-name="Gras"><text:span text:style-name="T24"> </text:span></text:span><text:span text:style-name="Gras"><text:span text:style-name="T38">L</text:span></text:span><text:span text:style-name="Gras"><text:span text:style-name="T24">e lâche !</text:span></text:span></text:p>
      <text:p text:style-name="P153"><text:span text:style-name="Gras"><text:span text:style-name="T79">Sarju :</text:span></text:span><text:span text:style-name="Gras"><text:span text:style-name="T24"> Hé, c’est ce que Mancala ferait, il pense avant tout à sauver sa peau…</text:span></text:span></text:p>
      <text:p text:style-name="P153"><text:span text:style-name="Gras"><text:span text:style-name="T79">John : </text:span></text:span><text:span text:style-name="Gras"><text:span text:style-name="T77">O</text:span></text:span><text:span text:style-name="Gras"><text:span text:style-name="T76">k</text:span></text:span><text:span text:style-name="Gras"><text:span text:style-name="T24">, Mancala saute. Fais quand même un jet d’Athlétisme, histoire de s’assurer qu’il ne coule pas comme une pierre quand il touche l’eau.</text:span></text:span></text:p>
      <text:p text:style-name="P153"><text:span text:style-name="Gras"><text:span text:style-name="T79">Sarju :</text:span></text:span><text:span text:style-name="Gras"><text:span text:style-name="T24"> </text:span></text:span><text:span text:style-name="Gras"><text:span text:style-name="T15">[lance les dés]</text:span></text:span><text:span text:style-name="Gras"><text:span text:style-name="T24">. J’ai obtenu 23 et j’ai 65 % en Athlétisme : pas de problème. Mancala commence à nager, hors de danger pour l’instant.</text:span></text:span></text:p>
      <text:p text:style-name="P153"><text:span text:style-name="Gras"><text:span text:style-name="T79">John :</text:span></text:span><text:span text:style-name="Gras"><text:span text:style-name="T24"> </text:span></text:span><text:span text:style-name="Gras"><text:span text:style-name="T38">O</text:span></text:span><text:span text:style-name="Gras"><text:span text:style-name="T24">n verra… Le reste d’entre vous est sur la proue quand la wyverne arrive. Étant donné qu’elle va vous attaquer, nous allons passer aux Rounds de Combat pour tenir compte du temps. Souvenez-vous que chaque round équivaut à cinq secondes, ce qui ne permet d’accomplir qu’une seule action. Les personnages agissent </text:span></text:span><text:soft-page-break/><text:span text:style-name="Gras"><text:span text:style-name="T24">selon leur ordre de Dextérité. La wyverne est rapide et agile : elle a 17 en Dextérité. Qui dit mieux ?</text:span></text:span></text:p>
      <text:p text:style-name="P153"><text:span text:style-name="Gras"><text:span text:style-name="T79">Sarju :</text:span></text:span><text:span text:style-name="Gras"><text:span text:style-name="T24"> Mancala a 17, mais il est trop occupé à nager.</text:span></text:span></text:p>
      <text:p text:style-name="P153"><text:span text:style-name="Gras"><text:span text:style-name="T79">John :</text:span></text:span><text:span text:style-name="Gras"><text:span text:style-name="T24"> Et vous autres ?</text:span></text:span></text:p>
      <text:p text:style-name="P153"><text:span text:style-name="Gras"><text:span text:style-name="T79">Rob : </text:span></text:span><text:span text:style-name="Gras"><text:span text:style-name="T24">15.</text:span></text:span></text:p>
      <text:p text:style-name="P153"><text:span text:style-name="Gras"><text:span text:style-name="T79">Helen : </text:span></text:span><text:span text:style-name="Gras"><text:span text:style-name="T24">14.</text:span></text:span></text:p>
      <text:p text:style-name="P153"><text:span text:style-name="Gras"><text:span text:style-name="T79">Janet : </text:span></text:span><text:span text:style-name="Gras"><text:span text:style-name="T24">seulement 8.</text:span></text:span></text:p>
      <text:p text:style-name="P153"><text:span text:style-name="Gras"><text:span text:style-name="T79">John :</text:span></text:span><text:span text:style-name="Gras"><text:span text:style-name="T24"> </text:span></text:span><text:span text:style-name="Gras"><text:span text:style-name="T38">O</text:span></text:span><text:span text:style-name="Gras"><text:span text:style-name="T24">k, la wyverne commence et se jette sur Lu</text:span></text:span><text:span text:style-name="Gras"><text:span text:style-name="T27">r</text:span></text:span><text:span text:style-name="Gras"><text:span text:style-name="T24">a pour l’attraper, tout en mordant Rurik sur le mât et en projetant sa queue vers Abnon.</text:span></text:span></text:p>
      <text:p text:style-name="P153"><text:span text:style-name="Gras"><text:span text:style-name="T79">Rob :</text:span></text:span><text:span text:style-name="Gras"><text:span text:style-name="T24"> Ç</text:span></text:span><text:span text:style-name="Gras"><text:span text:style-name="T38">a</text:span></text:span><text:span text:style-name="Gras"><text:span text:style-name="T24"> fait beaucoup d’attaques.</text:span></text:span></text:p>
      <text:p text:style-name="P153"><text:span text:style-name="Gras"><text:span text:style-name="T79">John :</text:span></text:span><text:span text:style-name="Gras"><text:span text:style-name="T24"> </text:span></text:span><text:span text:style-name="Gras"><text:span text:style-name="T38">S</text:span></text:span><text:span text:style-name="Gras"><text:span text:style-name="T24">elon les règles, la wyverne possède trois modes d’attaques et elle est suffisamment agile pour tous les utiliser en même temps.</text:span></text:span></text:p>
      <text:p text:style-name="P153"><text:span text:style-name="Gras"><text:span text:style-name="T79">Sarju :</text:span></text:span><text:span text:style-name="Gras"><text:span text:style-name="T24"> Ha, ha !</text:span></text:span></text:p>
      <text:p text:style-name="P153"><text:span text:style-name="Gras"><text:span text:style-name="T79">John : </text:span></text:span><text:span text:style-name="Gras"><text:span text:style-name="T77">A</text:span></text:span><text:span text:style-name="Gras"><text:span text:style-name="T24">llez, voyons voir ce que donnent ces attaques.</text:span></text:span></text:p>
      <text:p text:style-name="P153"><text:span text:style-name="Gras"><text:span text:style-name="T15">[John lance les dés et compare les résultats avec les compétences martiales du monstre.]</text:span></text:span></text:p>
      <text:p text:style-name="P153"><text:span text:style-name="Gras"><text:span text:style-name="T79">John : </text:span></text:span><text:span text:style-name="Gras"><text:span text:style-name="T77">L</text:span></text:span><text:span text:style-name="Gras"><text:span text:style-name="T24">a wyverne rate Abnon et ne parvient pas à mordre Rurik, mais elle va atteindre Lura avec ses serres, à moins que Lura tente quelque chose.</text:span></text:span></text:p>
      <text:p text:style-name="P153"><text:span text:style-name="Gras"><text:span text:style-name="T79">Janet : </text:span></text:span><text:span text:style-name="Gras"><text:span text:style-name="T24">Lura va essayer de bondir sur le côté. Elle a une Esquive de 45 %… J’obtiens 34 !</text:span></text:span></text:p>
      <text:p text:style-name="P153"><text:span text:style-name="Gras"><text:span text:style-name="T79">John :</text:span></text:span><text:span text:style-name="Gras"><text:span text:style-name="T24"> </text:span></text:span><text:span text:style-name="Gras"><text:span text:style-name="T38">B</text:span></text:span><text:span text:style-name="Gras"><text:span text:style-name="T24">ien, Lura esquive juste à temps la wyverne, qui s’écrase sur le pont.</text:span></text:span></text:p>
      <text:p text:style-name="P153"><text:span text:style-name="Gras"><text:span text:style-name="T79">Rob : </text:span></text:span><text:span text:style-name="Gras"><text:span text:style-name="T77">C</text:span></text:span><text:span text:style-name="Gras"><text:span text:style-name="T24">’est à Rurik, il tire son épée.</text:span></text:span></text:p>
      <text:p text:style-name="P153"><text:span text:style-name="Gras"><text:span text:style-name="T79">Helen : </text:span></text:span><text:span text:style-name="Gras"><text:span text:style-name="T24">John, rappelle-toi qu’Abnon avait déjà préparé sa lance contre la charge de la wyverne.</text:span></text:span></text:p>
      <text:p text:style-name="P153"><text:span text:style-name="Gras"><text:span text:style-name="T79">John : </text:span></text:span><text:span text:style-name="Gras"><text:span text:style-name="T77">O</text:span></text:span><text:span text:style-name="Gras"><text:span text:style-name="T24">k, cela donne un bonus de 25 % à la compétence de Combat Rapproché d’Abnon.</text:span></text:span></text:p>
      <text:p text:style-name="P153"><text:span text:style-name="Gras"><text:span text:style-name="T79">Helen :</text:span></text:span><text:span text:style-name="Gras"><text:span text:style-name="T24"> 55 % +25, soit 80 % en tout.</text:span></text:span></text:p>
      <text:p text:style-name="P153"><text:soft-page-break/><text:span text:style-name="Gras"><text:span text:style-name="T15">[Helen lance un D100 et obtient 86.]</text:span></text:span></text:p>
      <text:p text:style-name="P153"><text:span text:style-name="Gras"><text:span text:style-name="T79">Helen : </text:span></text:span><text:span text:style-name="Gras"><text:span text:style-name="T24">Abnon a raté son coup parce que la wyverne a essayé de le toucher au moment où il attaquait, ce qui l’a empêché de bien viser.</text:span></text:span></text:p>
      <text:p text:style-name="P153"><text:span text:style-name="Gras"><text:span text:style-name="T79">Janet : </text:span></text:span><text:span text:style-name="Gras"><text:span text:style-name="T77">A</text:span></text:span><text:span text:style-name="Gras"><text:span text:style-name="T24">u tour de Lura ! Elle court le long du pont vers l’escalier qui mène aux cabines. Elle veut être sure de mettre le maximum de distance entre elle et les griffes du monstre.</text:span></text:span></text:p>
      <text:p text:style-name="P153"><text:span text:style-name="Gras"><text:span text:style-name="T79">John : </text:span></text:span><text:span text:style-name="Gras"><text:span text:style-name="T24">Lura parvient à la moitié du pont et atteindra l’escalier au round suivant.</text:span></text:span></text:p>
      <text:p text:style-name="P153"><text:span text:style-name="Gras"><text:span text:style-name="T79">John : </text:span></text:span><text:span text:style-name="Gras"><text:span text:style-name="T77">T</text:span></text:span><text:span text:style-name="Gras"><text:span text:style-name="T76">o</text:span></text:span><text:span text:style-name="Gras"><text:span text:style-name="T24">ut le monde a pu agir. On arrive au deuxième Round. La wyverne s’élève dans les airs. Que faites-vous ?</text:span></text:span></text:p>
      <text:p text:style-name="P153"><text:span text:style-name="Gras"><text:span text:style-name="T79">Janet : </text:span></text:span><text:span text:style-name="Gras"><text:span text:style-name="T24">Lura continue sa course.</text:span></text:span></text:p>
      <text:p text:style-name="P153"><text:span text:style-name="Gras"><text:span text:style-name="T79">Helen : </text:span></text:span><text:span text:style-name="Gras"><text:span text:style-name="T24">Abnon prépare à nouveau sa lance et attend que la prochaine charge de la wyverne.</text:span></text:span></text:p>
      <text:p text:style-name="P153"><text:span text:style-name="Gras"><text:span text:style-name="T79">Rob : </text:span></text:span><text:span text:style-name="Gras"><text:span text:style-name="T24">Rurik va lui donner un coup d’épée alors qu’elle passe à côté de lui.</text:span></text:span></text:p>
      <text:p text:style-name="P153"><text:span text:style-name="Gras"><text:span text:style-name="T79">Sarju :</text:span></text:span><text:span text:style-name="Gras"><text:span text:style-name="T24"> Je nage, bien sûr !</text:span></text:span></text:p>
      <text:p text:style-name="P153"><text:span text:style-name="Gras"><text:span text:style-name="T79">John : </text:span></text:span><text:span text:style-name="Gras"><text:span text:style-name="T77">L</text:span></text:span><text:span text:style-name="Gras"><text:span text:style-name="T24">a wyverne vole à dix mètres du plancher, et dépasse Rurik avant qu’il n’ait le temps de lui asséner un coup. Tu veux faire quelque chose d’autre, Rob ?</text:span></text:span></text:p>
      <text:p text:style-name="P153"><text:span text:style-name="Gras"><text:span text:style-name="T79">Rob : </text:span></text:span><text:span text:style-name="Gras"><text:span text:style-name="T80">N</text:span></text:span><text:span text:style-name="Gras"><text:span text:style-name="T24">on, j’attends qu’elle revienne.</text:span></text:span></text:p>
      <text:p text:style-name="P153"><text:span text:style-name="Gras"><text:span text:style-name="T79">John :</text:span></text:span><text:span text:style-name="Gras"><text:span text:style-name="T24"> </text:span></text:span><text:span text:style-name="Gras"><text:span text:style-name="T38">O</text:span></text:span><text:span text:style-name="Gras"><text:span text:style-name="T24">k, passons au troisième Round.</text:span></text:span></text:p>
      <text:p text:style-name="P153"><text:span text:style-name="Gras"><text:span text:style-name="T79">John :</text:span></text:span><text:span text:style-name="Gras"><text:span text:style-name="T24"> Après avoir pris de l’altitude, la wyverne contemple la scène plus bas. Elle voit Rurik et Abnon brandir leurs armes, elle ne voit plus Lura qui est désormais sous le pont… Est-ce qu’elle voit Mancala nager plus loin ?</text:span></text:span></text:p>
      <text:p text:style-name="P153"><text:span text:style-name="Gras"><text:span text:style-name="T79">Sarju : </text:span></text:span><text:span text:style-name="Gras"><text:span text:style-name="T80">A</text:span></text:span><text:span text:style-name="Gras"><text:span text:style-name="T24">ïe !</text:span></text:span></text:p>
      <text:p text:style-name="P153"><text:span text:style-name="Gras"><text:span text:style-name="T79">John :</text:span></text:span><text:span text:style-name="Gras"><text:span text:style-name="T24"> </text:span></text:span><text:span text:style-name="Gras"><text:span text:style-name="T38">J</text:span></text:span><text:span text:style-name="Gras"><text:span text:style-name="T24">e vais lancer un jet de Perception pour vérifier si elle aperçoit notre faquin.</text:span></text:span></text:p>
      <text:p text:style-name="P153"><text:span text:style-name="Gras"><text:span text:style-name="T15">[John lance les dés et obtient un 01.]</text:span></text:span></text:p>
      <text:p text:style-name="P170"><text:soft-page-break/>John : <text:span text:style-name="T190">U</text:span>ne Prouesse ! Non seulement elle aperçoit Mancala, mais elle pense qu’il ferait une proie facile et commence à plonger vers lui</text:p>
      <text:p text:style-name="P162">Maintenant, que faites-vous ?</text:p>
      <text:p text:style-name="P100"><text:span text:style-name="Gras"><text:span text:style-name="T1">Chapitre 2 : Les Personnages</text:span></text:span></text:p>
      <text:p text:style-name="P137"><text:span text:style-name="Gras"><text:span text:style-name="T2">Participez à la naissance d’un héros !</text:span></text:span></text:p>
      <text:p text:style-name="P163"><text:span text:style-name="Gras"/></text:p>
      <text:p text:style-name="P153"><text:span text:style-name="Gras"><text:span text:style-name="T24">Le PJ vous représente dans le jeu : il est à la fois vos yeux, vos oreilles, votre toucher et votre odorat dans le monde imaginaire que vous et les autres joueurs créez.</text:span></text:span></text:p>
      <text:p text:style-name="P153"><text:span text:style-name="Gras"><text:span text:style-name="T24">D’un côté, le personnage est une collection de nombres écrits sur une feuille, dite « feuille de personnage », et qui décrivent ses caractéristiques, ses compétences et ses sortilèges. Ce chapitre vous expliquera comment créer ces nombres, lors d’un processus connu sous le nom de « Création de personnage ».</text:span></text:span></text:p>
      <text:p text:style-name="P153"><text:span text:style-name="Gras"><text:span text:style-name="T58">Mais un personnage ne se résume pas à des chiffres : il a aussi une personnalité, une histoire, des buts ; des choses qui ne peuvent être exprimées par des données brutes et qui n’existent que dans l’imagination du joueur. Ce sont ces éléments qui donnent véritablement vie à un personnage.</text:span></text:span></text:p>
      <text:p text:style-name="P122">Création De Personnage</text:p>
      <text:p text:style-name="P170">Dans OpenQuest, la création d’un personnage suit sept étapes. À chaque étape, le joueur aura des décisions à prendre qui l’aideront à construire son personnage.</text:p>
      <text:p text:style-name="P89">Penser À Un Concept</text:p>
      <text:p text:style-name="P170">Un concept de personnage est une phrase qui résume les principaux traits du personnage.</text:p>
      <text:p text:style-name="P163"><text:soft-page-break/>Exemples :</text:p>
      <text:p text:style-name="P253">Abnon est « un prêtre pieux qui détruit le mal et protège les innocents ».</text:p>
      <text:p text:style-name="P253">Lura « est une sorcière mystérieuse et élégante ».</text:p>
      <text:p text:style-name="P253">Mancala est « le fils illégitime d’un noble assassiné, qui survit en se faisant voleur ».</text:p>
      <text:p text:style-name="P253">Rurik est un « guerrier déterminé et téméraire qui recherche l’aventure et les sensations fortes. »</text:p>
      <table:table table:name="Tableau4" table:style-name="Tableau4">
        <table:table-column table:style-name="Tableau4.A"/>
        <table:table-row table:style-name="Tableau4.1">
          <table:table-cell table:style-name="Tableau4.A1" office:value-type="string">
            <text:p text:style-name="P149">Les personnages débutants</text:p>
            <text:p text:style-name="P209">Avec ces règles, les personnages de départ tendent à être bien équilibrés. Quatre raisons à cela :</text:p>
            <text:p text:style-name="P259">Leurs caractéristiques sont plus élevées que celles du quidam moyen. Les PJ sont les principaux protagonistes de l’histoire imaginée par les joueurs et le meneur de jeu ; il est donc logique qu’ils se distinguent de la masse.</text:p>
            <text:p text:style-name="P259">Ils possèdent une chance raisonnable de réussir les actions simples que tout le monde connait, comme monter à cheval ou parler leur langue maternelle.</text:p>
            <text:p text:style-name="P259">Ils ont une bonne chance de réussir des actions où ils devraient être compétents. Par exemple, le guerrier Rurik a une valeur de 55 % en Combat Rapproché, ce qui signifie qu’il est suffisamment habile avec une épée pour pouvoir vivre de sa lame.</text:p>
            <text:p text:style-name="P259">Ils disposent d’un peu de magie. Les mondes fantastiques sont généralement riches en magie et dans OpenQuest, même les non-magiciens peuvent recourir à la magie connue sous le nom de « Magie Commune ». Par exemple, Rurik connait les sorts ViveLame et Coordination ; le premier lui permet de toucher plus facilement une cible avec son épée et de causer plus de dégâts, alors que le deuxième augmente sa vitesse de réaction.</text:p>
          </table:table-cell>
        </table:table-row>
      </table:table>
      <text:p text:style-name="P143"/>
      <text:p text:style-name="P170">En exprimant clairement le concept de votre personnage au début de la phase de création, vos choix ultérieurs seront plus faciles.</text:p>
      <text:p text:style-name="P153"><text:span text:style-name="T86">Exemple.</text:span><text:span text:style-name="T53"> Si vous voulez que Rurik soit un guerrier, vous privilégierez plutôt des compétences utiles en combat, comme Combat Rapproché, plutôt que des compétences de Connaissance.</text:span></text:p>
      <text:p text:style-name="P170">Vous êtes bien sûr libre de changer votre concept au fur et à mesure de la création du personnage. Cependant, un concept fort facilite la création d’un personnage intéressant.</text:p>
      <text:p text:style-name="P170"><text:soft-page-break/>Votre meneur de jeu peut vous demander quel est votre concept de personnage avant le début de la phase de création : assurez-vous que ce concept soit adapté au style de la partie qu’il a préparée. Par exemple, un personnage barbare ne sera pas à son aise dans une aventure basée sur des mystères magiques, où priment les compétences magiques et d’investigation.</text:p>
      <text:p text:style-name="P170">Avant de commencer la phase de création, il est fortement recommandé de comparer son concept avec ceux des autres joueurs, car le jeu risque de perdre de son intérêt si les PJ se ressemblent trop.</text:p>
      <text:p text:style-name="P106">Étape 1 : Déterminer Le Concept Du Personnage</text:p>
      <text:p text:style-name="P170">Résumez en une phrase l’essence du personnage. Utilisez les indications ci-dessus pour vous donner des idées. Demandez aux autres joueurs quels sont leurs concepts pour vous assurer que le groupe dispose d’une palette intéressante de personnages.</text:p>
      <text:p text:style-name="P186">Vérifiez avec votre meneur de jeu que votre concept est adapté au style de partie qu’il a en tête.</text:p>
      <text:p text:style-name="P89">Caractéristiques</text:p>
      <text:p text:style-name="P170">Ce sont les composantes de base du personnage. Tous les personnages et créatures possèdent sept caractéristiques qui donnent des informations sur leurs capacités physiques, mentales et spirituelles. Les caractéristiques constituent des indicateurs utiles sur la façon d’incarner un personnage (voir plus bas) ; en plus, les compétences découlent d’elles.</text:p>
      <text:p text:style-name="P170">Les caractéristiques sont les suivantes :</text:p>
      <text:p text:style-name="P153"><text:span text:style-name="T131">La </text:span><text:span text:style-name="T144">Force (FOR)</text:span><text:span text:style-name="T79"> </text:span><text:span text:style-name="T24">détermine la force brute d’un personnage, affectant les dégâts qu’il inflige, les armes qu’il peut manier avec efficacité, le poids qu’il peut porter et ainsi de suite.</text:span></text:p>
      <text:p text:style-name="P153"><text:span text:style-name="T131">La </text:span><text:span text:style-name="T144">Constitution (CON)</text:span><text:span text:style-name="T131"> </text:span><text:span text:style-name="T24">mesure la santé d’un personnage. </text:span><text:span text:style-name="T131">Elle</text:span><text:span text:style-name="T24"> affecte la quantité de dégâts qu’il peut encaisser en combat, ainsi que sa résistance générale aux maladies et autres afflictions.</text:span></text:p>
      <text:p text:style-name="P153"><text:soft-page-break/><text:span text:style-name="T131">La </text:span><text:span text:style-name="T144">Dextérité (DEX)</text:span><text:span text:style-name="T24"> représente à la fois l’agilité, la coordination et la vitesse de réaction du personnage ; elle est utilisée dans bien des actions physiques, dont le combat.</text:span></text:p>
      <text:p text:style-name="P153"><text:span text:style-name="T131">La </text:span><text:span text:style-name="T144">Taille (TAI)</text:span><text:span text:style-name="T24"> indique la masse du personnage et, comme la </text:span><text:span text:style-name="T131">FOR</text:span><text:span text:style-name="T24"> et la </text:span><text:span text:style-name="T131">CON</text:span><text:span text:style-name="T24">, peut affecter la quantité de dégâts infligée par un personnage ainsi que sa capacité à encaisser les dégâts.</text:span></text:p>
      <text:p text:style-name="P153"><text:span text:style-name="T131">L’</text:span><text:span text:style-name="T144">Intelligence (INT)</text:span><text:span text:style-name="T131"> évalue</text:span><text:span text:style-name="T24"> la capacité d’un personnage à résoudre des problèmes, à analyser l’information et à mémoriser des instructions. C’est une caractéristique très utile pour les personnages appelés à devenir magiciens.</text:span></text:p>
      <text:p text:style-name="P153"><text:span text:style-name="T131">Le</text:span><text:span text:style-name="T144"> Pouvoir (POU)</text:span><text:span text:style-name="T131">, surement la caractéristique la plus abstraite, représente l’énergie vitale et la volonté du personnage.</text:span></text:p>
      <text:p text:style-name="P153"><text:span text:style-name="T131">Le </text:span><text:span text:style-name="T144">Charisme (CHA)</text:span><text:span text:style-name="T24"> quantifie la beauté, le charme ou l’autorité naturelle d’une personne.</text:span></text:p>
      <text:p text:style-name="P106">Étape 2 : Générer Les Caractéristiques</text:p>
      <text:p text:style-name="P24">Méthode d’attribution par points</text:p>
      <text:p text:style-name="P158"><text:span text:style-name="T66">Chaque caractéristique a une valeur de départ de 8. Vous avez 30 points à distribuer entre elles. La valeur maximum d’une caractéristique durant la création de personnage est de 18. Vous pouvez aussi diminuer une caractéristique pour gagner des points supplémentaires. Par exemple, réduire la </text:span><text:span text:style-name="T134">FOR</text:span><text:span text:style-name="T66"> de 8 à 6 permet de gagner 2 points. L’</text:span><text:span text:style-name="T134">INT</text:span><text:span text:style-name="T66"> et la </text:span><text:span text:style-name="T134">TAI</text:span><text:span text:style-name="T66"> ne peuvent descendre en dessous de 7, les autres caractéristiques en dessous de 3, ce qui implique un désavantage sévère pour le personnage.</text:span></text:p>
      <text:p text:style-name="P158"><text:span text:style-name="T24">La méthode d’attribution par points est la plus indiquée si vous avez déjà une idée claire de votre concept de personnage, car elle vous donne un contrôle précis de la valeur de chaque caractéristique. Vous n’êtes pas à la merci de jets de dés aléatoires (voir page 31) et n’avez pas à négocier avec votre </text:span><text:span text:style-name="T131">meneur de jeu</text:span><text:span text:style-name="T24"> pour changer les résultats de vos jets pour que vos caractéristiques correspondent à votre concept.</text:span></text:p>
      <text:p text:style-name="P158"><text:span text:style-name="T79">Exemple. </text:span><text:span text:style-name="T24">Rob incarne le rude guerrier Rurik. Il dépense ses 30 points de la façon suivante :</text:span></text:p>
      <text:p text:style-name="P50">FOR 18 CON 12 DEX 12 TAI 16 INT 10 POU 8 CHA 10</text:p>
      <text:p text:style-name="P178"><text:soft-page-break/>Il ajoute 10, 8, et 4 à la FOR, la TAI et la CON afin d’infliger plus de dégâts et pour représenter le côté « grande brute » du personnage, et 4 à la DEX, car cette caractéristique détermine quand Rurik agit et influe sur de nombreuses compétences importantes pour un guerrier. Finalement, il ajoute deux points à l’INT et au CHA, afin de s’assurer que Rurik soit dans la moyenne dans ces domaines. Il choisit de ne pas augmenter le POU à la création de personnage, car il ne voit pas vraiment Rurik en magicien au début du jeu.</text:p>
      <text:p text:style-name="P24">Valeur maximum des caractéristiques</text:p>
      <text:p text:style-name="P158"><text:span text:style-name="T24">Pour chaque espèce, la valeur maximum d’une caractéristique correspond au résultat maximal d’un lancer de dés </text:span><text:span text:style-name="T131">+3</text:span><text:span text:style-name="T24">. Pour les humains, cette valeur est </text:span><text:span text:style-name="T131">21</text:span><text:span text:style-name="T24"> (</text:span><text:span text:style-name="T131">3D6</text:span><text:span text:style-name="T24"> ou </text:span><text:span text:style-name="T131">2D6+6</text:span><text:span text:style-name="T24"> = 18 maximum ; 18 +3 =21).</text:span></text:p>
      <text:p text:style-name="P24">Avoir des caractéristiques extrêmement basses ou élevées</text:p>
      <text:p text:style-name="P158"><text:span text:style-name="T70">La méthode par attribution de points tend à produire des personnages qui sont proches des valeurs moyennes, à moins que vous ne choisissiez de réduire une de vos caractéristiques pour obtenir plus de points. En adoptant cette approche, vous aurez quelques caractéristiques faibles, par exemple une </text:span><text:span text:style-name="T136">DEX</text:span><text:span text:style-name="T70"> de 8 indiquant que votre personnage est un peu lent et maladroit, mais aussi des caractéristiques très fortes, par exemple une </text:span><text:span text:style-name="T136">INT</text:span><text:span text:style-name="T70"> de 18 qui montre que votre personnage est un génie naturel.</text:span></text:p>
      <text:p text:style-name="P187">Vous pouvez obtenir des personnages aussi « tranchés » avec la méthode aléatoire.</text:p>
      <text:p text:style-name="P187">À première vue, de tels personnages peuvent sembler indésirables, mais leurs défauts les rendent moins « lisses » et potentiellement plus intéressants à incarner.</text:p>
      <text:p text:style-name="P24">Utiliser les caractéristiques pour incarner son personnage</text:p>
      <text:p text:style-name="P153"><text:span text:style-name="T24">Les caractéristiques ne représentent pas seulement des nombres qui influencent les jets de dés effectués au cours d’une partie ; elles renseignent aussi sur la nature du personnage. L’humain moyen possède des valeurs entre 10 et 11 dans la plupart des caractéristiques, sauf la </text:span><text:span text:style-name="T131">TAI</text:span><text:span text:style-name="T24"> et l’</text:span><text:span text:style-name="T131">INT</text:span><text:span text:style-name="T24"> qui sont à 13. Un personnage avec une </text:span><text:span text:style-name="T131">FOR</text:span><text:span text:style-name="T24"> de 16 est donc au-dessus de la moyenne et plutôt musclé. Par contre, un personnage avec un </text:span><text:span text:style-name="T131">CHA</text:span><text:span text:style-name="T24"> de 7 est bien en dessous de la </text:span><text:soft-page-break/><text:span text:style-name="T24">moyenne : il est peut-être très timide ou particulièrement odieux en public.</text:span></text:p>
      <table:table table:name="Tableau5" table:style-name="Tableau5">
        <table:table-column table:style-name="Tableau5.A"/>
        <table:table-row table:style-name="Tableau5.1">
          <table:table-cell table:style-name="Tableau5.A1" office:value-type="string">
            <text:p text:style-name="P15">Arrondir</text:p>
            <text:p text:style-name="P153"><text:span text:style-name="T96">Dans </text:span><text:span text:style-name="T153">OpenQuest</text:span><text:span text:style-name="T96">, les nombres sont toujours arrondis au nombre entier le plus proche. Arrondissez au-dessus si la fraction est égale ou supérieure à 0,5 et en dessous dans le cas contraire. Par exemple, 4,1 devient 4, alors que 5,5 devient 6.</text:span></text:p>
          </table:table-cell>
        </table:table-row>
      </table:table>
      <text:p text:style-name="P20"/>
      <text:p text:style-name="P89">Attributs</text:p>
      <text:p text:style-name="P170">Ce sont des valeurs qui dépendent des caractéristiques. Ils servent notamment à définir la capacité du personnage à infliger et à subir des dégâts physiques ainsi que la quantité d’énergie magique dont il dispose.</text:p>
      <text:p text:style-name="P153"><text:span text:style-name="T144">Modificateur de Dégât</text:span><text:span text:style-name="T79"> (</text:span><text:span text:style-name="T144">MD</text:span><text:span text:style-name="T79">) :</text:span><text:span text:style-name="T24"> le </text:span><text:span text:style-name="T131">MD</text:span><text:span text:style-name="T24"> est appliqué lorsque le personnage utilise une arme de mêlée ou de lancer. Il dépend de la </text:span><text:span text:style-name="T131">FOR</text:span><text:span text:style-name="T24"> et de la </text:span><text:span text:style-name="T131">TAI</text:span><text:span text:style-name="T24"> du personnage : en effet, les personnages grands et forts infligent plus de dégâts que ceux qui sont petits et faibles. Pour calculer le </text:span><text:span text:style-name="T131">MD</text:span><text:span text:style-name="T24">, il faut additionner la </text:span><text:span text:style-name="T131">FOR</text:span><text:span text:style-name="T24"> et la </text:span><text:span text:style-name="T131">TAI</text:span><text:span text:style-name="T24"> puis se référer au tableau suivant.</text:span></text:p>
      <table:table table:name="Tableau6" table:style-name="Tableau6">
        <table:table-column table:style-name="Tableau6.A"/>
        <table:table-column table:style-name="Tableau6.B"/>
        <table:table-row table:style-name="Tableau6.1">
          <table:table-cell table:style-name="Tableau6.A1" office:value-type="string">
            <text:p text:style-name="P82">Somme de la FOR et de la TAI</text:p>
          </table:table-cell>
          <table:table-cell table:style-name="Tableau6.A1" office:value-type="string">
            <text:p text:style-name="P82">Modificateur de Dégât</text:p>
          </table:table-cell>
        </table:table-row>
        <table:table-row table:style-name="Tableau6.1">
          <table:table-cell table:style-name="Tableau6.A1" office:value-type="string">
            <text:p text:style-name="P57">1 à 10</text:p>
          </table:table-cell>
          <table:table-cell table:style-name="Tableau6.A1" office:value-type="string">
            <text:p text:style-name="P57">- 1D6</text:p>
          </table:table-cell>
        </table:table-row>
        <table:table-row table:style-name="Tableau6.1">
          <table:table-cell table:style-name="Tableau6.A1" office:value-type="string">
            <text:p text:style-name="P57">11 à 15</text:p>
          </table:table-cell>
          <table:table-cell table:style-name="Tableau6.A1" office:value-type="string">
            <text:p text:style-name="P57">- 1D4</text:p>
          </table:table-cell>
        </table:table-row>
        <table:table-row table:style-name="Tableau6.1">
          <table:table-cell table:style-name="Tableau6.A1" office:value-type="string">
            <text:p text:style-name="P57">16 à 25</text:p>
          </table:table-cell>
          <table:table-cell table:style-name="Tableau6.A1" office:value-type="string">
            <text:p text:style-name="P57">0</text:p>
          </table:table-cell>
        </table:table-row>
        <table:table-row table:style-name="Tableau6.1">
          <table:table-cell table:style-name="Tableau6.A1" office:value-type="string">
            <text:p text:style-name="P57">26 à 30</text:p>
          </table:table-cell>
          <table:table-cell table:style-name="Tableau6.A1" office:value-type="string">
            <text:p text:style-name="P57">+ 1D4</text:p>
          </table:table-cell>
        </table:table-row>
        <table:table-row table:style-name="Tableau6.1">
          <table:table-cell table:style-name="Tableau6.A1" office:value-type="string">
            <text:p text:style-name="P57">31 à 45</text:p>
          </table:table-cell>
          <table:table-cell table:style-name="Tableau6.A1" office:value-type="string">
            <text:p text:style-name="P57">+ 1D6</text:p>
          </table:table-cell>
        </table:table-row>
        <table:table-row table:style-name="Tableau6.1">
          <table:table-cell table:style-name="Tableau6.A1" office:value-type="string">
            <text:p text:style-name="P57">46 à 60</text:p>
          </table:table-cell>
          <table:table-cell table:style-name="Tableau6.A1" office:value-type="string">
            <text:p text:style-name="P57">+ 2D6</text:p>
          </table:table-cell>
        </table:table-row>
        <table:table-row table:style-name="Tableau6.1">
          <table:table-cell table:style-name="Tableau6.A1" office:value-type="string">
            <text:p text:style-name="P57">61 à 75</text:p>
          </table:table-cell>
          <table:table-cell table:style-name="Tableau6.A1" office:value-type="string">
            <text:p text:style-name="P57">+ 3D6</text:p>
          </table:table-cell>
        </table:table-row>
        <table:table-row table:style-name="Tableau6.1">
          <table:table-cell table:style-name="Tableau6.A1" office:value-type="string">
            <text:p text:style-name="P57">76 à 90</text:p>
          </table:table-cell>
          <table:table-cell table:style-name="Tableau6.A1" office:value-type="string">
            <text:p text:style-name="P57">+ 4D6</text:p>
          </table:table-cell>
        </table:table-row>
        <table:table-row table:style-name="Tableau6.10">
          <table:table-cell table:style-name="Tableau6.A1" office:value-type="string">
            <text:p text:style-name="P60">Tous les +15</text:p>
          </table:table-cell>
          <table:table-cell table:style-name="Tableau6.A1" office:value-type="string">
            <text:p text:style-name="P57">Ajouter 1D6</text:p>
          </table:table-cell>
        </table:table-row>
      </table:table>
      <text:p text:style-name="P136"/>
      <text:p text:style-name="P153"><text:soft-page-break/><text:span text:style-name="T144">Mouvement</text:span><text:span text:style-name="T24"> : c’est le nombre de mètres qu’un personnage peut parcourir dans un Round de Combat de cinq secondes.</text:span></text:p>
      <text:p text:style-name="P153"><text:span text:style-name="T144">Points de Magie (PM)</text:span><text:span text:style-name="T24"> : ils servent à activer les sorts connus du personnage.</text:span></text:p>
      <text:p text:style-name="P153"><text:span text:style-name="T144">Points de Vie (PV)</text:span><text:span text:style-name="T24"> : ils déterminent combien de dégâts un personnage peut subir avant de mourir ou de perdre connaissance.</text:span></text:p>
      <text:p text:style-name="P153"><text:span text:style-name="T144">Niveau de Blessure Grave (Option)</text:span><text:span text:style-name="T131"> :</text:span><text:span text:style-name="T24"> quand le personnage reçoit cette quantité de dégâts en un seul coup, il subit une Blessure Grave, ce qui équivaut à un membre tranché, à un crâne fracassé, à une articulation brisée, etc. Sans de puissants soins magiques, une Blessure Grave peut mettre le personnage immédiatement hors de combat et laisser des séquelles permanentes.</text:span></text:p>
      <text:p text:style-name="P106">Étape 3 : Déterminer Les Attributs</text:p>
      <text:p text:style-name="P153"><text:span text:style-name="T145">Modificateur de Dégât</text:span><text:span text:style-name="T64"> : additionnez la </text:span><text:span text:style-name="T137">FOR</text:span><text:span text:style-name="T64"> et la </text:span><text:span text:style-name="T137">TAI</text:span><text:span text:style-name="T64"> et consultez la table de Modificateur de Dégât.</text:span></text:p>
      <text:p text:style-name="P153"><text:span text:style-name="T144">Mouvement</text:span><text:span text:style-name="T24"> : les personnages humains ont un Mouvement de 15 mètres.</text:span></text:p>
      <text:p text:style-name="P153"><text:span text:style-name="T144">Points de Magie</text:span><text:span text:style-name="T24"> : ils sont égaux au </text:span><text:span text:style-name="T131">POU</text:span><text:span text:style-name="T24"> du personnage</text:span><text:span text:style-name="T131">.</text:span></text:p>
      <text:p text:style-name="P153"><text:span text:style-name="T144">PV</text:span><text:span text:style-name="T24"> : additionnez la </text:span><text:span text:style-name="T131">TAI</text:span><text:span text:style-name="T24"> et la </text:span><text:span text:style-name="T131">CON</text:span><text:span text:style-name="T24"> et divisez le tout par 2, en arrondissant au supérieur.</text:span></text:p>
      <text:p text:style-name="P153"><text:span text:style-name="T144">Niveau de Blessure Grave (Option)</text:span><text:span text:style-name="T131"> :</text:span><text:span text:style-name="T24"> divisez par 2 votre total de PV et arrondissez au supérieur.</text:span></text:p>
      <text:p text:style-name="P89">Compétences</text:p>
      <text:p text:style-name="P153"><text:span text:style-name="T70">Elles représentent des domaines d’expertise et définissent les choses que les personnages peuvent accomplir. Lorsqu’une compétence est utilisée en jeu, sa valeur en pourcentage est opposée à un jet de </text:span><text:span text:style-name="T136">D100</text:span><text:span text:style-name="T70"> pour savoir si le personnage réussit à accomplir une tâche dans le jeu. Un résultat de lancer qui est inférieur ou égal au pourcentage de la compétence indique en général une action réussie.</text:span></text:p>
      <text:p text:style-name="P153"><text:span text:style-name="T89">Exemple.</text:span><text:span text:style-name="T49"> Rurik a 52 % dans la compétence Esquive, ce qui signifie qu’en combat il doit obtenir 52 ou moins sur un D100 pour éviter les coups de son adversaire.</text:span></text:p>
      <text:p text:style-name="P106"><text:soft-page-break/>Que Signifient Les Nombres ?</text:p>
      <text:p text:style-name="P190">Le tableau suivant permet de mieux comprendre à quoi correspondent les pourcentages de compétence.</text:p>
      <table:table table:name="Tableau7" table:style-name="Tableau7">
        <table:table-column table:style-name="Tableau7.A"/>
        <table:table-column table:style-name="Tableau7.B"/>
        <table:table-column table:style-name="Tableau7.C"/>
        <table:table-row table:style-name="Tableau7.1">
          <table:table-cell table:style-name="Tableau7.A1" table:number-columns-spanned="3" office:value-type="string">
            <text:p text:style-name="P248"/>
          </table:table-cell>
          <table:covered-table-cell/>
          <table:covered-table-cell/>
        </table:table-row>
        <table:table-row table:style-name="Tableau7.2">
          <table:table-cell table:style-name="Tableau7.A2" office:value-type="string">
            <text:p text:style-name="P83">Compétence</text:p>
          </table:table-cell>
          <table:table-cell table:style-name="Tableau7.A2" office:value-type="string">
            <text:p text:style-name="P83">Expertise</text:p>
          </table:table-cell>
          <table:table-cell table:style-name="Tableau7.A2" office:value-type="string">
            <text:p text:style-name="P83">Description</text:p>
          </table:table-cell>
        </table:table-row>
        <table:table-row table:style-name="Tableau7.1">
          <table:table-cell table:style-name="Tableau7.A3" office:value-type="string">
            <text:p text:style-name="P58">0 à 25 %</text:p>
          </table:table-cell>
          <table:table-cell table:style-name="Tableau7.A3" office:value-type="string">
            <text:p text:style-name="P58">Novice</text:p>
          </table:table-cell>
          <table:table-cell table:style-name="Tableau7.A3" office:value-type="string">
            <text:p text:style-name="P57">Débutant total dans le domaine.</text:p>
          </table:table-cell>
        </table:table-row>
        <table:table-row table:style-name="Tableau7.1">
          <table:table-cell table:style-name="Tableau7.A3" office:value-type="string">
            <text:p text:style-name="P58">26 à 50 %</text:p>
          </table:table-cell>
          <table:table-cell table:style-name="Tableau7.A3" office:value-type="string">
            <text:p text:style-name="P58">Apprenti</text:p>
          </table:table-cell>
          <table:table-cell table:style-name="Tableau7.A3" office:value-type="string">
            <text:p text:style-name="P61">Encore en période de rodage.</text:p>
          </table:table-cell>
        </table:table-row>
        <table:table-row table:style-name="Tableau7.1">
          <table:table-cell table:style-name="Tableau7.A3" office:value-type="string">
            <text:p text:style-name="P58">51 à 75 %</text:p>
          </table:table-cell>
          <table:table-cell table:style-name="Tableau7.A3" office:value-type="string">
            <text:p text:style-name="P58">Vétéran</text:p>
          </table:table-cell>
          <table:table-cell table:style-name="Tableau7.A3" office:value-type="string">
            <text:p text:style-name="P57">Quelqu’un qui utilise régulièrement la compétence dans le cadre de ses activités quotidiennes.</text:p>
          </table:table-cell>
        </table:table-row>
        <table:table-row table:style-name="Tableau7.1">
          <table:table-cell table:style-name="Tableau7.A3" office:value-type="string">
            <text:p text:style-name="P58">76 à 99 %</text:p>
          </table:table-cell>
          <table:table-cell table:style-name="Tableau7.A3" office:value-type="string">
            <text:p text:style-name="P58">Expert</text:p>
          </table:table-cell>
          <table:table-cell table:style-name="Tableau7.A3" office:value-type="string">
            <text:p text:style-name="P61">Un expert local dans le domaine, qui peut utiliser cette compétence dans la plupart des conditions avec élégance et facilité.</text:p>
          </table:table-cell>
        </table:table-row>
        <table:table-row table:style-name="Tableau7.1">
          <table:table-cell table:style-name="Tableau7.A7" office:value-type="string">
            <text:p text:style-name="P58">100 % et +</text:p>
          </table:table-cell>
          <table:table-cell table:style-name="Tableau7.A7" office:value-type="string">
            <text:p text:style-name="P58">Maitre</text:p>
          </table:table-cell>
          <table:table-cell table:style-name="Tableau7.A7" office:value-type="string">
            <text:p text:style-name="P57">Un des meilleurs dans le domaine, capable d’accomplir l’impossible dans les conditions les plus défavorables.</text:p>
          </table:table-cell>
        </table:table-row>
      </table:table>
      <text:p text:style-name="P141"/>
      <text:p text:style-name="P170">Avec 52 % en Esquive, Rurik a un niveau de Vétéran et se débrouille donc plutôt bien.</text:p>
      <text:p text:style-name="P106">Liste Des Compétences</text:p>
      <text:p text:style-name="P183">Les tableaux suivants recensent toutes les compétences utilisables par les personnages et les caractéristiques qui déterminent leur valeur de base. Les tableaux décrivent aussi rapidement en quoi consistent les compétences, mais une description plus complète sera donnée dans le chapitre suivant.</text:p>
      <text:p text:style-name="P190">Pour plus de commodité, les compétences sont groupées par catégorie.</text:p>
      <text:p text:style-name="P153"><text:span text:style-name="T73">Les </text:span><text:span text:style-name="T90">résistances</text:span><text:span text:style-name="T73"> sont des compétences qui permettent au personnage de se sortir d’un mauvais pas.</text:span></text:p>
      <text:p text:style-name="P153"><text:span text:style-name="T66">Les </text:span><text:span text:style-name="T84">compétences de combat</text:span><text:span text:style-name="T66"> mesurent l’aptitude du personnage en matière de violence physique.</text:span></text:p>
      <text:p text:style-name="P153"><text:span text:style-name="T49">Les </text:span><text:span text:style-name="T89">compétences de connaissance</text:span><text:span text:style-name="T49"> mesurent les aptitudes intellectuelles du personnage.</text:span></text:p>
      <text:p text:style-name="P153"><text:soft-page-break/><text:span text:style-name="T49">Les </text:span><text:span text:style-name="T89">compétences pratiques</text:span><text:span text:style-name="T49"> déterminent la capacité du personnage à accomplir une variété de tâches communes ou spécialisées.</text:span></text:p>
      <text:p text:style-name="P153"><text:span text:style-name="T66">Les </text:span><text:span text:style-name="T84">compétences magiques </text:span><text:span text:style-name="T66">concernent le lancer de sorts et la connaissance des pratiques religieuses.</text:span></text:p>
      <table:table table:name="Tableau8" table:style-name="Tableau8">
        <table:table-column table:style-name="Tableau8.A"/>
        <table:table-row table:style-name="Tableau8.1">
          <table:table-cell table:style-name="Tableau8.A1" office:value-type="string">
            <text:p text:style-name="P15">Note : les compétences avec des descripteurs entre parenthèses</text:p>
            <text:p text:style-name="P213">Les compétences comme Connaissance (Type), Religion (autre religion) et Culture (autre) ont toutes des descripteurs entre parenthèses après le nom de la compétence. Lorsque vient le moment d’allouer des points de compétence, le joueur doit choisir à quoi correspond le descripteur entre parenthèses. Par exemple, Religion (autre) pourrait être Religion (Mère Terre) ou Religion (Cœur Brulant) dans le cadre de jeu de l’Empire de Gatan.</text:p>
          </table:table-cell>
        </table:table-row>
      </table:table>
      <text:p text:style-name="P229"/>
      <text:p text:style-name="P24">Compétences de connaissance</text:p>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81"><text:span text:style-name="Gras"><text:span text:style-name="T6">Compétence</text:span></text:span></text:p>
          </table:table-cell>
          <table:table-cell table:style-name="Tableau9.A1" office:value-type="string">
            <text:p text:style-name="P81"><text:span text:style-name="Gras"><text:span text:style-name="T6">Expertise</text:span></text:span></text:p>
          </table:table-cell>
          <table:table-cell table:style-name="Tableau9.A1" office:value-type="string">
            <text:p text:style-name="P81"><text:span text:style-name="Gras"><text:span text:style-name="T6">Description</text:span></text:span></text:p>
          </table:table-cell>
        </table:table-row>
        <table:table-row table:style-name="Tableau9.2">
          <table:table-cell table:style-name="Tableau9.A1" office:value-type="string">
            <text:p text:style-name="P57">Connaissance de la Nature</text:p>
          </table:table-cell>
          <table:table-cell table:style-name="Tableau9.A1" office:value-type="string">
            <text:p text:style-name="P58">INT+10</text:p>
          </table:table-cell>
          <table:table-cell table:style-name="Tableau9.A1" office:value-type="string">
            <text:p text:style-name="P58">Prédire le temps qu’il fera, reconnaitre et s’occuper des animaux et des plantes, géologie et survie dans le monde naturel.</text:p>
          </table:table-cell>
        </table:table-row>
        <table:table-row table:style-name="Tableau9.2">
          <table:table-cell table:style-name="Tableau9.A1" office:value-type="string">
            <text:p text:style-name="P57">Connaissance (type)</text:p>
          </table:table-cell>
          <table:table-cell table:style-name="Tableau9.A1" office:value-type="string">
            <text:p text:style-name="P58">INT</text:p>
          </table:table-cell>
          <table:table-cell table:style-name="Tableau9.A1" office:value-type="string">
            <text:p text:style-name="P58">Spécialité non couverte par les autres compétences de connaissance, comme Connaissance (Alchimie), Connaissance (Herboristerie), etc.</text:p>
          </table:table-cell>
        </table:table-row>
        <table:table-row table:style-name="Tableau9.2">
          <table:table-cell table:style-name="Tableau9.A1" office:value-type="string">
            <text:p text:style-name="P57">Culture (d’origine)</text:p>
          </table:table-cell>
          <table:table-cell table:style-name="Tableau9.A1" office:value-type="string">
            <text:p text:style-name="P58">INT+10</text:p>
          </table:table-cell>
          <table:table-cell table:style-name="Tableau9.A1" office:value-type="string">
            <text:p text:style-name="P58">Ce qu’un personnage sait de l’histoire, de la politique, de la géographie de sa région et de sa société d’origine.</text:p>
          </table:table-cell>
        </table:table-row>
        <table:table-row table:style-name="Tableau9.2">
          <table:table-cell table:style-name="Tableau9.A1" office:value-type="string">
            <text:p text:style-name="P57">Culture (autre)</text:p>
          </table:table-cell>
          <table:table-cell table:style-name="Tableau9.A1" office:value-type="string">
            <text:p text:style-name="P58">INT</text:p>
          </table:table-cell>
          <table:table-cell table:style-name="Tableau9.A1" office:value-type="string">
            <text:p text:style-name="P58">Ce qu’un personnage sait de l’histoire, de la politique et de la géographie d’une contrée étrangère.</text:p>
          </table:table-cell>
        </table:table-row>
        <table:table-row table:style-name="Tableau9.2">
          <table:table-cell table:style-name="Tableau9.A1" office:value-type="string">
            <text:p text:style-name="P57">Langage (autre)</text:p>
          </table:table-cell>
          <table:table-cell table:style-name="Tableau9.A1" office:value-type="string">
            <text:p text:style-name="P58">INT</text:p>
          </table:table-cell>
          <table:table-cell table:style-name="Tableau9.A1" office:value-type="string">
            <text:p text:style-name="P58">La facilité avec laquelle un personnage peut parler une langue étrangère, voire lire et écrire dans cette langue.</text:p>
          </table:table-cell>
        </table:table-row>
        <table:table-row table:style-name="Tableau9.2">
          <table:table-cell table:style-name="Tableau9.A7" office:value-type="string">
            <text:p text:style-name="P57">Langage (maternel)</text:p>
          </table:table-cell>
          <table:table-cell table:style-name="Tableau9.A7" office:value-type="string">
            <text:p text:style-name="P58">INT+50</text:p>
          </table:table-cell>
          <table:table-cell table:style-name="Tableau9.A7" office:value-type="string">
            <text:p text:style-name="P58">La capacité à parler et à écrire dans sa propre langue.</text:p>
          </table:table-cell>
        </table:table-row>
      </table:table>
      <text:p text:style-name="P5"/>
      <text:p text:style-name="P24">Compétences pratiques</text:p>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69">Compéten<text:soft-page-break/>ce</text:p>
          </table:table-cell>
          <table:table-cell table:style-name="Tableau10.A1" office:value-type="string">
            <text:p text:style-name="P69">Experti<text:soft-page-break/>se</text:p>
          </table:table-cell>
          <table:table-cell table:style-name="Tableau10.A1" office:value-type="string">
            <text:p text:style-name="P69">Description<text:soft-page-break/></text:p>
          </table:table-cell>
        </table:table-row>
        <table:table-row table:style-name="Tableau10.1">
          <table:table-cell table:style-name="Tableau10.A1" office:value-type="string">
            <text:p text:style-name="P58">Artisanat</text:p>
          </table:table-cell>
          <table:table-cell table:style-name="Tableau10.A1" office:value-type="string">
            <text:p text:style-name="P57">INT + 10</text:p>
          </table:table-cell>
          <table:table-cell table:style-name="Tableau10.A1" office:value-type="string">
            <text:p text:style-name="P58">Permet de créer des choses, comme des pots, des armes ou des bâtiments.</text:p>
          </table:table-cell>
        </table:table-row>
        <table:table-row table:style-name="Tableau10.1">
          <table:table-cell table:style-name="Tableau10.A1" office:value-type="string">
            <text:p text:style-name="P58">Athlétisme</text:p>
          </table:table-cell>
          <table:table-cell table:style-name="Tableau10.A1" office:value-type="string">
            <text:p text:style-name="P57">DEX+FOR</text:p>
          </table:table-cell>
          <table:table-cell table:style-name="Tableau10.A1" office:value-type="string">
            <text:p text:style-name="P58">Courir, grimper, sauter et soulever des poids.</text:p>
          </table:table-cell>
        </table:table-row>
        <table:table-row table:style-name="Tableau10.1">
          <table:table-cell table:style-name="Tableau10.A1" office:value-type="string">
            <text:p text:style-name="P58">Conduite</text:p>
          </table:table-cell>
          <table:table-cell table:style-name="Tableau10.A1" office:value-type="string">
            <text:p text:style-name="P57">DEX+INT</text:p>
          </table:table-cell>
          <table:table-cell table:style-name="Tableau10.A1" office:value-type="string">
            <text:p text:style-name="P58">Diriger des véhicules des périodes antiques et médiévales, tels que les charrues, les charriots, et les charrettes.</text:p>
          </table:table-cell>
        </table:table-row>
        <table:table-row table:style-name="Tableau10.1">
          <table:table-cell table:style-name="Tableau10.A1" office:value-type="string">
            <text:p text:style-name="P58">Équitation</text:p>
          </table:table-cell>
          <table:table-cell table:style-name="Tableau10.A1" office:value-type="string">
            <text:p text:style-name="P62">DEX+ POU</text:p>
          </table:table-cell>
          <table:table-cell table:style-name="Tableau10.A1" office:value-type="string">
            <text:p text:style-name="P58">Tenter des manœuvres risquées à dos de bêtes comme les chameaux ou les chevaux, voire de créatures plus fantastiques telles que les hippogriffes.</text:p>
          </table:table-cell>
        </table:table-row>
        <table:table-row table:style-name="Tableau10.1">
          <table:table-cell table:style-name="Tableau10.A1" office:value-type="string">
            <text:p text:style-name="P59">Guérison</text:p>
          </table:table-cell>
          <table:table-cell table:style-name="Tableau10.A1" office:value-type="string">
            <text:p text:style-name="P57">INT+10</text:p>
          </table:table-cell>
          <table:table-cell table:style-name="Tableau10.A1" office:value-type="string">
            <text:p text:style-name="P58">Soigner des blessures et des maladies en utilisant les premiers soins et la chirurgie.</text:p>
          </table:table-cell>
        </table:table-row>
        <table:table-row table:style-name="Tableau10.1">
          <table:table-cell table:style-name="Tableau10.A1" office:value-type="string">
            <text:p text:style-name="P58">Influence</text:p>
          </table:table-cell>
          <table:table-cell table:style-name="Tableau10.A1" office:value-type="string">
            <text:p text:style-name="P57">CHA+10</text:p>
          </table:table-cell>
          <table:table-cell table:style-name="Tableau10.A1" office:value-type="string">
            <text:p text:style-name="P58">Persuader quelqu’un de faire quelque chose qui est contraire à ses intérêts.</text:p>
          </table:table-cell>
        </table:table-row>
        <table:table-row table:style-name="Tableau10.8">
          <table:table-cell table:style-name="Tableau10.A1" office:value-type="string">
            <text:p text:style-name="P58">Ingénierie</text:p>
          </table:table-cell>
          <table:table-cell table:style-name="Tableau10.A1" office:value-type="string">
            <text:p text:style-name="P57">INT+10</text:p>
          </table:table-cell>
          <table:table-cell table:style-name="Tableau10.A1" office:value-type="string">
            <text:p text:style-name="P58">Les constructions de grande ampleur et les engins de siège sont couverts par cette compétence.</text:p>
          </table:table-cell>
        </table:table-row>
        <table:table-row table:style-name="Tableau10.1">
          <table:table-cell table:style-name="Tableau10.A1" office:value-type="string">
            <text:p text:style-name="P58">Mécanismes</text:p>
          </table:table-cell>
          <table:table-cell table:style-name="Tableau10.A1" office:value-type="string">
            <text:p text:style-name="P57">DEX+INT</text:p>
          </table:table-cell>
          <table:table-cell table:style-name="Tableau10.A1" office:value-type="string">
            <text:p text:style-name="P58">Manipuler des serrures et toute chose avec des éléments mouvants complexes.</text:p>
          </table:table-cell>
        </table:table-row>
        <table:table-row table:style-name="Tableau10.1">
          <table:table-cell table:style-name="Tableau10.A1" office:value-type="string">
            <text:p text:style-name="P58">Navigation</text:p>
          </table:table-cell>
          <table:table-cell table:style-name="Tableau10.A1" office:value-type="string">
            <text:p text:style-name="P63">CHA+POU</text:p>
          </table:table-cell>
          <table:table-cell table:style-name="Tableau10.A1" office:value-type="string">
            <text:p text:style-name="P58">Diriger des navires et des barques.</text:p>
          </table:table-cell>
        </table:table-row>
        <table:table-row table:style-name="Tableau10.1">
          <table:table-cell table:style-name="Tableau10.A1" office:value-type="string">
            <text:p text:style-name="P58">Négoce</text:p>
          </table:table-cell>
          <table:table-cell table:style-name="Tableau10.A1" office:value-type="string">
            <text:p text:style-name="P57">INT+10</text:p>
          </table:table-cell>
          <table:table-cell table:style-name="Tableau10.A1" office:value-type="string">
            <text:p text:style-name="P58">Évaluer et vendre des marchandises.</text:p>
          </table:table-cell>
        </table:table-row>
        <table:table-row table:style-name="Tableau10.1">
          <table:table-cell table:style-name="Tableau10.A1" office:value-type="string">
            <text:p text:style-name="P58">Perception</text:p>
          </table:table-cell>
          <table:table-cell table:style-name="Tableau10.A1" office:value-type="string">
            <text:p text:style-name="P57">INT+POU</text:p>
          </table:table-cell>
          <table:table-cell table:style-name="Tableau10.A1" office:value-type="string">
            <text:p text:style-name="P58">Repérer des objets cachés et de petits détails de l’environnement.</text:p>
          </table:table-cell>
        </table:table-row>
        <table:table-row table:style-name="Tableau10.1">
          <table:table-cell table:style-name="Tableau10.A1" office:value-type="string">
            <text:p text:style-name="P58">Performance</text:p>
          </table:table-cell>
          <table:table-cell table:style-name="Tableau10.A1" office:value-type="string">
            <text:p text:style-name="P57">CHA+10</text:p>
          </table:table-cell>
          <table:table-cell table:style-name="Tableau10.A1" office:value-type="string">
            <text:p text:style-name="P58">Jouer un rôle dans une pièce de théâtre, chanter, danser, jouer d’un instrument…</text:p>
          </table:table-cell>
        </table:table-row>
        <table:table-row table:style-name="Tableau10.1">
          <table:table-cell table:style-name="Tableau10.A1" office:value-type="string">
            <text:p text:style-name="P58">Relation (type)</text:p>
          </table:table-cell>
          <table:table-cell table:style-name="Tableau10.A1" office:value-type="string">
            <text:p text:style-name="P57">CHA+10</text:p>
          </table:table-cell>
          <table:table-cell table:style-name="Tableau10.A1" office:value-type="string">
            <text:p text:style-name="P58">Compétence optionnelle qui représente la force du lien noué entre le personnage et un PNJ ou un groupe de PNJ.</text:p>
          </table:table-cell>
        </table:table-row>
        <table:table-row table:style-name="Tableau10.1">
          <table:table-cell table:style-name="Tableau10.A1" office:value-type="string">
            <text:p text:style-name="P58">Richesse</text:p>
          </table:table-cell>
          <table:table-cell table:style-name="Tableau10.A1" office:value-type="string">
            <text:p text:style-name="P57">INT+CHA</text:p>
          </table:table-cell>
          <table:table-cell table:style-name="Tableau10.A1" office:value-type="string">
            <text:p text:style-name="P58">Compétence optionnelle qui mesure la capacité d’un personnage à gérer ses ressources.</text:p>
          </table:table-cell>
        </table:table-row>
        <table:table-row table:style-name="Tableau10.1">
          <table:table-cell table:style-name="Tableau10.A1" office:value-type="string">
            <text:p text:style-name="P58">Sens de la Rue</text:p>
          </table:table-cell>
          <table:table-cell table:style-name="Tableau10.A1" office:value-type="string">
            <text:p text:style-name="P62">CHA+POU</text:p>
          </table:table-cell>
          <table:table-cell table:style-name="Tableau10.A1" office:value-type="string">
            <text:p text:style-name="P58">Détermine comment un personnage opère dans un environnement urbain. À utiliser notamment pour trouver de l’information, s’orienter dans les rues, et trouver des recéleurs prêts à vendre des biens volés.</text:p>
          </table:table-cell>
        </table:table-row>
        <table:table-row table:style-name="Tableau10.1">
          <table:table-cell table:style-name="Tableau10.A17" office:value-type="string">
            <text:p text:style-name="P58">Tromperie</text:p>
          </table:table-cell>
          <table:table-cell table:style-name="Tableau10.A17" office:value-type="string">
            <text:p text:style-name="P57">DEX+INT</text:p>
          </table:table-cell>
          <table:table-cell table:style-name="Tableau10.A17" office:value-type="string">
            <text:p text:style-name="P58">Faire preuve de discrétion, se cacher et faire du vol à la ti<text:soft-page-break/>re.</text:p>
          </table:table-cell>
        </table:table-row>
      </table:table>
      <text:p text:style-name="P5"/>
      <text:p text:style-name="P24">Compétences magiques</text:p>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83">Compétence</text:p>
          </table:table-cell>
          <table:table-cell table:style-name="Tableau11.A1" office:value-type="string">
            <text:p text:style-name="P83">Expertise</text:p>
          </table:table-cell>
          <table:table-cell table:style-name="Tableau11.A1" office:value-type="string">
            <text:p text:style-name="P83">Description</text:p>
          </table:table-cell>
        </table:table-row>
        <table:table-row table:style-name="Tableau11.1">
          <table:table-cell table:style-name="Tableau11.A1" office:value-type="string">
            <text:p text:style-name="P58">Magie Commune</text:p>
          </table:table-cell>
          <table:table-cell table:style-name="Tableau11.A1" office:value-type="string">
            <text:p text:style-name="P58">POUx3</text:p>
          </table:table-cell>
          <table:table-cell table:style-name="Tableau11.A1" office:value-type="string">
            <text:p text:style-name="P58">À utiliser avec la Magie Commune. Cette compétence vous permet d’utiliser cette magie moins puissante, mais plus facile à utiliser que les autres.</text:p>
          </table:table-cell>
        </table:table-row>
        <table:table-row table:style-name="Tableau11.1">
          <table:table-cell table:style-name="Tableau11.A1" office:value-type="string">
            <text:p text:style-name="P58">Sorcellerie</text:p>
          </table:table-cell>
          <table:table-cell table:style-name="Tableau11.A1" office:value-type="string">
            <text:p text:style-name="P58">INT</text:p>
          </table:table-cell>
          <table:table-cell table:style-name="Tableau11.A1" office:value-type="string">
            <text:p text:style-name="P58">À utiliser avec la Sorcellerie. Cette compétence sert à lancer et à manipuler des sorts de sorcellerie. Pour les non-magiciens, cela vous permet d’utiliser des parchemins, des talismans et autres objets de sorciers.</text:p>
          </table:table-cell>
        </table:table-row>
        <table:table-row table:style-name="Tableau11.1">
          <table:table-cell table:style-name="Tableau11.A1" office:value-type="string">
            <text:p text:style-name="P58">Religion (d’origine)</text:p>
          </table:table-cell>
          <table:table-cell table:style-name="Tableau11.A1" office:value-type="string">
            <text:p text:style-name="P58">INT+10</text:p>
          </table:table-cell>
          <table:table-cell table:style-name="Tableau11.A1" office:value-type="string">
            <text:p text:style-name="P58">À utiliser avec la Magie Divine. La plupart des personnages sont au moins membres laïques d’une religion locale, et la connaissent superficiellement. Pour les personnages plus dévots, cette compétence est la clé de leur avancement.</text:p>
          </table:table-cell>
        </table:table-row>
        <table:table-row table:style-name="Tableau11.1">
          <table:table-cell table:style-name="Tableau11.A5" office:value-type="string">
            <text:p text:style-name="P58">Religion (autre)</text:p>
          </table:table-cell>
          <table:table-cell table:style-name="Tableau11.A5" office:value-type="string">
            <text:p text:style-name="P58">INT</text:p>
          </table:table-cell>
          <table:table-cell table:style-name="Tableau11.A5" office:value-type="string">
            <text:p text:style-name="P58">À utiliser avec la Magie Divine. Cette compétence concerne la connaissance d’une autre religion, le terme entre parenthèses indiquant le nom de la religion.</text:p>
          </table:table-cell>
        </table:table-row>
      </table:table>
      <text:p text:style-name="P5"/>
      <table:table table:name="Tableau12" table:style-name="Tableau12">
        <table:table-column table:style-name="Tableau12.A"/>
        <table:table-row table:style-name="Tableau12.1">
          <table:table-cell table:style-name="Tableau12.A1" office:value-type="string">
            <text:p text:style-name="P15">Conseils aux joueurs</text:p>
            <text:p text:style-name="P214">Tous les personnages ont intérêt à investir des points en Combat Rapproché ou Sans Arme pour améliorer leurs chances de survie.</text:p>
            <text:p text:style-name="P153"><text:span text:style-name="T102">Les compétences de connaissance sont utiles pour créer des personnages sages ou érudits. </text:span><text:span text:style-name="T154">Culture </text:span><text:span text:style-name="T102">(autre) et </text:span><text:span text:style-name="T154">Langage</text:span><text:span text:style-name="T102"> (autre) peuvent rendre bien des services aux personnages experts en communication, comme les marchands ou les diplomates.</text:span></text:p>
            <text:p text:style-name="P153"><text:span text:style-name="T102">À première vue, les compétences pratiques semblent un peu tout mélanger. Cependant, tous les types de personnages y trouveront leur bonheur ! Ceux qui incarnent des guerriers seraient inspirés de dépenser quelques points sur une, deux ou trois de ces compétences pour avoir quelque chose à faire en dehors des combats ; de plus, </text:span><text:span text:style-name="T154">Athlétisme</text:span><text:span text:style-name="T102">, </text:span><text:span text:style-name="T154">Influence</text:span><text:span text:style-name="T102"> et </text:span><text:span text:style-name="T154">Perception</text:span><text:span text:style-name="T102"> servent assez souvent. Si votre personnage est un voleur, les compétences </text:span><text:span text:style-name="T154">Tromperie</text:span><text:span text:style-name="T102">, </text:span><text:span text:style-name="T154">Mécanismes</text:span><text:span text:style-name="T102"> et </text:span><text:span text:style-name="T154">Sens de la Rue</text:span><text:span text:style-name="T102"> méritent elles aussi quelques points. Si votre personnage est plutôt un artisan dans l’âme, </text:span><text:span text:style-name="T154">Artisanat</text:span><text:span text:style-name="T102"> et </text:span><text:span text:style-name="T154">Ingénierie</text:span><text:span text:style-name="T102"> sont des compétences à augmenter. Les artistes en herbe devront à tout prix prendre la compétence </text:span><text:span text:style-name="T154">Performance</text:span><text:span text:style-name="T102">. Enfin, un futur marchand devrait dépenser des points en </text:span><text:span text:style-name="T154">Négoce</text:span><text:span text:style-name="T102">.</text:span></text:p>
            <text:p text:style-name="P214">La magie est expliquée à l’étape 5 ; sachez pour le moment que les trois compé<text:soft-page-break/>tences magiques sont liées aux trois types de magie.</text:p>
          </table:table-cell>
        </table:table-row>
      </table:table>
      <text:p text:style-name="P145"/>
      <text:p text:style-name="P35">Étape 4 : Calculer Les Compétences</text:p>
      <text:p text:style-name="P170">Si besoin est, écrivez toutes les compétences ci-dessus sur la feuille de personnage. Ensuite, calculez pour chaque compétence la valeur de base grâce à la formule indiquée (DEX + POU pour Équitation, par exemple). Maintenant, notez cette valeur sur la feuille de personnage, à côté de la compétence.</text:p>
      <text:p text:style-name="P153"><text:span text:style-name="T58">Enfin, distribuez les points entre les compétences en gardant à l’esprit cette limite : </text:span><text:span text:style-name="T138">vous ne pouvez allouer plus de 30 points à une compétence</text:span><text:span text:style-name="T58">, quelle qu’elle soit.</text:span></text:p>
      <text:p text:style-name="P170">Durant la création de personnage, le joueur reçoit une réserve de points à dépenser pour chaque catégorie de compétence.</text:p>
      <text:p text:style-name="P153"><text:span text:style-name="T144">Résistances</text:span><text:span text:style-name="T131"> :</text:span><text:span text:style-name="T24"> dépensez 50 points entre les trois compétences.</text:span></text:p>
      <text:p text:style-name="P153"><text:span text:style-name="T144">Compétences de combat</text:span><text:span text:style-name="T24"> : dépensez 50 points entre les trois compétences.</text:span></text:p>
      <text:p text:style-name="P153"><text:span text:style-name="T144">Compétences de connaissance</text:span><text:span text:style-name="T24"> : dépensez 50 points entre les compétences.</text:span></text:p>
      <text:p text:style-name="P153"><text:span text:style-name="T144">Compétences pratiques</text:span><text:span text:style-name="T24"> : dépensez 75 points entre les compétences.</text:span></text:p>
      <text:p text:style-name="P153"><text:span text:style-name="T24">Les </text:span><text:span text:style-name="T144">compétences magiques</text:span><text:span text:style-name="T24"> fonctionnent de manière particulière ; référez-vous à l’étape 5.</text:span></text:p>
      <text:p text:style-name="P89">Magie</text:p>
      <text:p text:style-name="P153"><text:span text:style-name="T24">Par défaut, tous les PJ ont accès à un type de magie appelé </text:span><text:span text:style-name="T131">Magie Commune</text:span><text:span text:style-name="T24"> au début de leur carrière d’aventurier.</text:span></text:p>
      <text:p text:style-name="P106">Magie Commune</text:p>
      <text:p text:style-name="P153"><text:span text:style-name="T24">Ce type de magie tire son pouvoir de l’esprit du personnage. À chaque fois qu’un sort est lancé, le lanceur doit dépenser un nombre de </text:span><text:span text:style-name="T131">Points de Magie</text:span><text:span text:style-name="T24"> dépendant de la puissance du sort, nommée « Magnitude ».</text:span></text:p>
      <text:p text:style-name="P153"><text:soft-page-break/><text:span text:style-name="T24">Il doit aussi réussir un jet sous sa compétence de </text:span><text:span text:style-name="T131">Magie Commune</text:span><text:span text:style-name="T24">, qui débute avec une valeur de base de </text:span><text:span text:style-name="T131">POU x 3</text:span><text:span text:style-name="T24"> et qui ne peut être augmentée à la création du personnage.</text:span></text:p>
      <text:p text:style-name="P106">Étape 5 : Déterminer Les Sorts Du Personnage</text:p>
      <text:p text:style-name="P153"><text:span text:style-name="T24">Regardez la liste des sorts de </text:span><text:span text:style-name="T131">Magie Commune</text:span><text:span text:style-name="T24"> à la page 105, et prenez un nombre de sorts égal à 6 points de Magnitude. Calculez aussi la valeur de la compétence de </text:span><text:span text:style-name="T131">Magie Commune</text:span><text:span text:style-name="T24"> de votre personnage, qui est égale à </text:span><text:span text:style-name="T131">POU x 3</text:span><text:span text:style-name="T24">.</text:span></text:p>
      <text:p text:style-name="P106">Magie Avancée (Option)</text:p>
      <text:p text:style-name="P158"><text:span text:style-name="T24">Il existe deux autres formes de magie, plus puissantes et plus complexes : la </text:span><text:span text:style-name="T131">Magie Divine et la Sorcellerie</text:span><text:span text:style-name="T24">.</text:span></text:p>
      <text:p text:style-name="P158"><text:span text:style-name="T24">Par défaut, la </text:span><text:span text:style-name="T131">Magie Divine</text:span><text:span text:style-name="T24"> et la </text:span><text:span text:style-name="T131">Sorcellerie</text:span><text:span text:style-name="T24"> ne sont pas disponibles à la création du personnage ; si vous voulez créer un personnage adepte d’un de ces types de magie, demandez l’autorisation à votre </text:span><text:span text:style-name="T131">meneur de jeu</text:span><text:span text:style-name="T24"> puis consultez les sections ci-dessous.</text:span></text:p>
      <text:p text:style-name="P25">Commencer avec de la Magie Divine</text:p>
      <text:p text:style-name="P153"><text:span text:style-name="T24">Si le joueur désire que son personnage commence le jeu avec de la </text:span><text:span text:style-name="T131">Magie Divine</text:span><text:span text:style-name="T24">, celui-ci doit être l’initié d’un Culte, ce qui implique de remplir les devoirs d’un Adorateur (voir page 128). Lors de sa cérémonie d’initiation, le futur initié subit une divination spéciale : le dieu du culte indique aux prêtres qui président la cérémonie si la foi et la motivation du candidat sont sincères.</text:span></text:p>
      <text:p text:style-name="P246">Choisissez un culte à rejoindre (Voir le culte de la Terre Mère dans le chapitre 8 Magie Divine, page 127, pour un exemple de culte).</text:p>
      <text:p text:style-name="P247">Commencez avec une Religion (Culte choisi) à INT + 40.</text:p>
      <text:p text:style-name="P247">Notez votre compétence de Magie Commune à POU x 3.</text:p>
      <text:p text:style-name="P246">Choisissez six points de Magnitude de sort :</text:p>
      <text:p text:style-name="P253">soit parmi les sorts de Magie Commune enseignés par le culte, un point par Magnitude de sort ;</text:p>
      <text:p text:style-name="P253">soit parmi les sorts de Magie Divine enseignés par le culte, un point par Magnitude (jusqu’à 2 au maximum).</text:p>
      <text:p text:style-name="P245"><text:soft-page-break/><text:span text:style-name="T24">Consultez le chapitre 9 sur la </text:span><text:span text:style-name="T131">Magie Divine</text:span><text:span text:style-name="T24">, page 127, pour plus d’informations.</text:span></text:p>
      <text:p text:style-name="P25">Commencer avec de la Sorcellerie</text:p>
      <text:p text:style-name="P153"><text:span text:style-name="T24">Si le joueur veut que son personnage commence avec de la Sorcellerie, on suppose que celui-ci est un Apprenti d’une École de Sorcellerie ou d’un sorcier indépendant (voir le chapitre </text:span><text:span text:style-name="T47">10</text:span><text:span text:style-name="T24"> pour plus de détails). Les sorciers ou les </text:span><text:span text:style-name="T42">é</text:span><text:span text:style-name="T24">coles de </text:span><text:span text:style-name="T42">s</text:span><text:span text:style-name="T24">orcellerie ne prodigueront pas leurs enseignements à des personnages avec une </text:span><text:span text:style-name="T131">INT</text:span><text:span text:style-name="T24"> de moins de 12.</text:span></text:p>
      <text:p text:style-name="P247">Choisissez une École à rejoindre ou un sorcier avec qui étudier (voir le chapitre <text:span text:style-name="T217">10</text:span> pour plus de détails).</text:p>
      <text:p text:style-name="P160"><text:span text:style-name="T24">Commencez avec votre compétence </text:span><text:span text:style-name="T131">Sorcellerie</text:span><text:span text:style-name="T24"> à </text:span><text:span text:style-name="T131">INT + 40</text:span><text:span text:style-name="T24">.</text:span></text:p>
      <text:p text:style-name="P160"><text:span text:style-name="T24">Notez votre compétence </text:span><text:span text:style-name="T131">Magie Commune</text:span><text:span text:style-name="T24"> à </text:span><text:span text:style-name="T131">POU x 3</text:span><text:span text:style-name="T24">.</text:span></text:p>
      <text:p text:style-name="P160"><text:span text:style-name="T24">Choisissez six points de </text:span><text:span text:style-name="T131">Magnitude de sort </text:span><text:span text:style-name="T24">:</text:span></text:p>
      <text:list xml:id="list766311324" text:style-name="L1">
        <text:list-item>
          <text:p text:style-name="P325">soit parmi les sorts de Magie Commune enseignés par l’École ou le sorcier ;</text:p>
        </text:list-item>
        <text:list-item>
          <text:p text:style-name="P325">soit à partir <text:span text:style-name="T213">d</text:span>es sorts de Sorcellerie enseignés par l’École ou le sorcier (un point par Magnitude de sort).</text:p>
        </text:list-item>
      </text:list>
      <text:p text:style-name="P245"><text:span text:style-name="T24">Consultez le chapitre 10 sur la </text:span><text:span text:style-name="T131">Sorcellerie, page 154,</text:span><text:span text:style-name="T24"> pour plus d’informations.</text:span></text:p>
      <text:p text:style-name="P89">Équipement</text:p>
      <text:p text:style-name="P170">Chaque personnage commence généralement avec un peu d’argent et les outils de sa profession.</text:p>
      <text:p text:style-name="P106">Étape 6 : Déterminer L’argent Et L’équipement De Départ</text:p>
      <text:p text:style-name="P190">L’argent de départ est de 4d6 x 10 pièces d’argent.</text:p>
      <text:p text:style-name="P170">Chaque personnage commence avec un des lots d’armes et d’armure suivants.</text:p>
      <text:p text:style-name="P253">Armure de cuir + arme à distance + arme de mêlée à 2M + dague</text:p>
      <text:p text:style-name="P170"><text:soft-page-break/>OU</text:p>
      <text:p text:style-name="P254">Arme de cuir + bouclier + arme à distance + arme de mêlée à 1M + dague.</text:p>
      <text:p text:style-name="P188">Chaque personnage débute aussi avec l’équipement suivant :</text:p>
      <text:p text:style-name="P254">Sac à dos, corde, deux semaines de rations, briquet à silex et amadou (pour allumer un feu), gourde.</text:p>
      <text:p text:style-name="P170">Des informations supplémentaires sur l’équipement et l’économie du jeu sont données dans le chapitre 4 sur l’équipement (page 50).</text:p>
      <text:p text:style-name="P192">Avant le début du jeu, votre meneur de jeu peut vous permettre d’acheter de l’équipement additionnel avec l’argent de départ du personnage.</text:p>
      <text:p text:style-name="P89">Finaliser Le Personnage</text:p>
      <text:p text:style-name="P178">À ce stade, vous avez pris toutes les décisions difficiles ; il ne vous reste plus qu’à noter quelques chiffres sur votre feuille de personnage, avant de réfléchir au passé et aux motivations de votre personnage.</text:p>
      <text:p text:style-name="P106">Informations générales</text:p>
      <text:p text:style-name="P153"><text:span text:style-name="T79">Âge</text:span><text:span text:style-name="T24"> : les personnages humains commencent la partie à un âge compris entre 18 et 28 ans, à moins d’utiliser les règles optionnelles de personnage Vétéran. Si vous voulez déterminer aléatoirement l’âge du personnage, lancez 2D6 et ajoutez 16. Pour ceux qui utilisent les règles optionnelles, référez-vous à ces règles pour savoir comment déterminer l’âge du personnage.</text:span></text:p>
      <text:p text:style-name="P158"><text:span text:style-name="T144">Points d’Héroïsme</text:span><text:span text:style-name="T79"> :</text:span><text:span text:style-name="T24"> un personnage débute avec 2 Points d’Héroïsme.</text:span></text:p>
      <text:p text:style-name="P106">Que sont les Points d’Héroïsme ?</text:p>
      <text:p text:style-name="P153"><text:span text:style-name="T24">Les </text:span><text:span text:style-name="T131">Points d’Héroïsme</text:span><text:span text:style-name="T24"> servent à distinguer le PJ du commun des mortels.</text:span></text:p>
      <text:p text:style-name="P170">Ils permettent au personnage :</text:p>
      <text:p text:style-name="P253">de relancer un jet de dé raté ;</text:p>
      <text:p text:style-name="P255"><text:soft-page-break/>de transformer une Blessure Grave en blessure normale. Le personnage perdra toujours les PV qu’il devait perdre, mais n’aura pas à subir les dangereux effets d’une Blessure Grave ;</text:p>
      <text:p text:style-name="P253">d’éviter la mort. Si les PV du personnage sont réduits à zéro ou moins, il s’évanouira au lieu de mourir. Le personnage demeurera dans cet état jusqu’à la fin du combat ; il se réveillera alors avec un PV.</text:p>
      <text:p text:style-name="P158"><text:span text:style-name="T24">Une fois dépensés, les </text:span><text:span text:style-name="T131">Points d’Héroïsme</text:span><text:span text:style-name="T24"> sont perdus. Le </text:span><text:span text:style-name="T131">meneur de jeu</text:span><text:span text:style-name="T24"> décerne les </text:span><text:span text:style-name="T131">Points d’Héroïsme</text:span><text:span text:style-name="T24"> à la fin d’une session de jeu pour récompenser les morceaux de bravoure des PJ.</text:span></text:p>
      <text:p text:style-name="P106">Apparence, passé et personnalité</text:p>
      <text:p text:style-name="P178">Même si vous ne créez pas un passé complet pour votre personnage, il vaut mieux avoir en tête son apparence, ainsi que les grandes lignes de sa personnalité et de son passé : vous pourrez ainsi l’incarner plus facilement !</text:p>
      <text:p text:style-name="P106">Créer le passé du personnage (option)</text:p>
      <text:p text:style-name="P178">Le passé d’un personnage sert non seulement à lui donner une histoire avant le début du jeu, mais aussi à noter les éléments « intangibles » de sa personnalité. L’histoire de Rurik au début de ce chapitre est un exemple de passé de personnage.</text:p>
      <text:p text:style-name="P178">L’écriture du passé de son personnage est optionnelle, et peut être réalisée avant ou après la création du personnage, voire en cours de partie.</text:p>
      <text:p text:style-name="P106">Motivations (Option)</text:p>
      <text:p text:style-name="P170">Les motivations orientent les actions des personnages, leurs buts à long ou à court terme.</text:p>
      <text:p text:style-name="P170">Les objectifs à long terme sont en quelque sorte des buts existentiels et ne sont atteignables qu’après avoir vécu plusieurs aventures reliées entre elles, ce que l’on appelle une <text:span text:style-name="T202">c</text:span>ampagne ou une saga.</text:p>
      <text:p text:style-name="P170">Exemples de buts à long terme :</text:p>
      <text:p text:style-name="P253">Devenir Roi des terres d’Ambre ;</text:p>
      <text:p text:style-name="P253"><text:soft-page-break/>Vaincre le maléfique sorcier Zanab Khan ;</text:p>
      <text:p text:style-name="P253">Devenir l’homme le plus riche du comté de Chapeau-Rouge ;</text:p>
      <text:p text:style-name="P253">Venger la mort de son père.</text:p>
      <text:p text:style-name="P170">Les objectifs à court terme sont des buts moins importants, qui concernent l’aventure en cours ; les joueurs les déterminent généralement au début de la session de jeu.</text:p>
      <text:p text:style-name="P170">Exemples de buts à court terme :</text:p>
      <text:p text:style-name="P253">Tuer la plus grosse créature lors d’une chasse ;</text:p>
      <text:p text:style-name="P253">Obtenir les droits de faire commerce des peaux de monstre ;</text:p>
      <text:p text:style-name="P253">Se servir de la chasse pour impressionner le roi et ainsi améliorer son statut social à la cour ;</text:p>
      <text:p text:style-name="P253">Cartographier les déserts glacés de Zhaind et ainsi accroitre le corpus de connaissance de la Bibliothèque royale.</text:p>
      <text:p text:style-name="P190">À la fin de la création, choisissez deux motivations à long terme pour votre personnage. Au début de l’aventure, vous aurez à choisir un but à court terme approprié.</text:p>
      <text:p text:style-name="P186">À chaque fois qu’une motivation à long terme est amenée en jeu de manière concrète, le personnage gagne 1 point d’Amélioration pour la session.</text:p>
      <text:p text:style-name="P170">Les motivations à court terme sont effacées à la fin d’une session et rapportent 2 points d’Amélioration si elles ont été atteintes.</text:p>
      <text:p text:style-name="P170">Quand un but à long terme est atteint, il est effacé de la feuille de personnage et le personnage gagne 5 points d’Amélioration.</text:p>
      <text:p text:style-name="P170">En plus de servir de source d’inspiration aux joueurs, les motivations aident le meneur de jeu à orienter une partie, en faisant survenir en cours de jeu des évènements liés à ces motivations.</text:p>
      <text:p text:style-name="P106">Étape 7 : Finition Du Personnage</text:p>
      <text:p text:style-name="P190">Notez l’âge et les Points d’Héroïsme sur la feuille de personnage. Les aventuriers débutants humains ont entre 18 et 28 ans (2D6+16).</text:p>
      <text:p text:style-name="P170"><text:soft-page-break/>Tous les PJ, quelle que soit leur race, disposent de 2 Points d’Héroïsme. Vous pouvez aussi rédiger le passé de votre personnage. Enfin, n’oubliez pas d’écrire le nom de votre personnage si vous ne l’avez pas encore fait.</text:p>
      <text:p text:style-name="P221">Bravo, vous êtes parés pour l’aventure !</text:p>
      <text:p text:style-name="P122">Exemple : Rurik</text:p>
      <text:p text:style-name="P106">Étape 1 : Déterminer Le Concept</text:p>
      <text:p text:style-name="P170">Rob veut créer un PJ pour une partie d’OpenQuest. Il trouve rapidement un nom qui lui plait : Rurik. Il imagine ensuite le concept suivant :</text:p>
      <text:p text:style-name="P170">Rurik est un « guerrier déterminé et téméraire qui recherche l’excitation et l’aventure ».</text:p>
      <table:table table:name="Tableau13" table:style-name="Tableau13">
        <table:table-column table:style-name="Tableau13.A"/>
        <table:table-row table:style-name="Tableau13.1">
          <table:table-cell table:style-name="Tableau13.A1" office:value-type="string">
            <text:p text:style-name="P16">L’histoire de Rurik</text:p>
            <text:p text:style-name="P217">Rurik est né dans une ferme des plaines fertiles du Gatan Occidental. Son père était un homme libre, à qui le duc local avait accordé des terres pour le récompenser de sa participation aux combats contre les grands gobelins des Sombreterres voisines. Le père de Rurik s’installa sur ces terres et y éleva une famille. Dès son plus jeune âge, Rurik voulut suivre les pas de son père. Il acquit une réputation d’enfant téméraire : il grimpait aux arbres, se battait contre les enfants du voisinage et explorait les bois sombres et inhospitaliers à la frontière des terres familiales. Pendant ce temps, son père désirait que son fils ainé hérite de sa ferme, prenne la charrue et se marie à une gentille fille du coin qui lui donnerait de nombreux enfants. Mais Rurik n’entendait pas les choses de cette oreille. À quatorze ans, il était déjà membre à temps partiel de la milice locale ; il devint membre à part entière l’année suivante. « Laisse-lui le temps de se guérir de ces enfantillages » pensa le père, « quand il atteindra l’âge d’homme, il sera prêt à reprendre la ferme ».</text:p>
            <text:p text:style-name="P218">Rurik atteignit sa majorité à seize ans ; sa famille et le village entier avaient même préparé une fête en son honneur. Toutefois, Rurik avait d’autres idées en tête : plutôt que d’accepter la vie paisible et laborieuse d’un fermier, il préféra fuir jusqu’à la cité la plus proche avec l’épée de son père. Il s’engagea alors dans une compagnie de mercenaires ; dès le lendemain, il participait à un de ces conflits mineurs entre Ducs rivaux. Cinq années plus tard, las de combattre pour des Ducs qui ne se souciaient pas plus de la vie de leurs sujets que de payer en temps et en heure, il déserta et embarqua à bord d’un navire, en quête d’aventure<text:span text:style-name="T191">s</text:span> par delà les mers.</text:p>
          </table:table-cell>
        </table:table-row>
      </table:table>
      <text:p text:style-name="P170"/>
      <text:p text:style-name="P106"><text:soft-page-break/>Étape 2 : Générer Les Caractéristiques</text:p>
      <text:p text:style-name="P170">Rob décide d’utiliser la méthode par points pour déterminer les caractéristiques de Rurik. Comment dépense-t-il ses 30 points ?</text:p>
      <text:p text:style-name="P153"><text:span text:style-name="T24">D’abord, il ajoute dix, huit et quatre respectivement à la </text:span><text:span text:style-name="T131">FOR</text:span><text:span text:style-name="T24">, </text:span><text:span text:style-name="T131">TAI</text:span><text:span text:style-name="T24"> et la </text:span><text:span text:style-name="T131">CON</text:span><text:span text:style-name="T24"> afin d’obtenir un meilleur bonus aux dégâts et plus de </text:span><text:span text:style-name="T131">PV</text:span><text:span text:style-name="T24">, ainsi que pour donner cet aspect de « grande brute » au personnage.</text:span></text:p>
      <text:p text:style-name="P153"><text:span text:style-name="T24">Il décide ensuite d’ajouter quatre à la </text:span><text:span text:style-name="T131">DEX, </text:span><text:span text:style-name="T24">car cette caractéristique conditionne l’initiative en combat et s’avère importante pour de nombreuses compétences de guerrier.</text:span></text:p>
      <text:p text:style-name="P153"><text:span text:style-name="T24">Enfin, il ajoute deux points à l’</text:span><text:span text:style-name="T131">INT</text:span><text:span text:style-name="T24"> et au </text:span><text:span text:style-name="T131">CHA</text:span><text:span text:style-name="T24">, histoire d’être dans la moyenne. Par contre, il n’augmente pas le </text:span><text:span text:style-name="T131">POU</text:span><text:span text:style-name="T24"> parce qu’il ne voit pas vraiment Rurik utiliser de la magie au début du jeu. Les caractéristiques de Rurik sont donc les suivantes :</text:span></text:p>
      <text:p text:style-name="P161"><text:span text:style-name="T131">FOR</text:span><text:span text:style-name="T24"> 18 </text:span><text:span text:style-name="T131">CON</text:span><text:span text:style-name="T24"> 12 </text:span><text:span text:style-name="T131">DEX</text:span><text:span text:style-name="T24"> 12 </text:span><text:span text:style-name="T131">TAI </text:span><text:span text:style-name="T24">16 </text:span><text:span text:style-name="T131">INT</text:span><text:span text:style-name="T24"> 10 </text:span><text:span text:style-name="T131">POU</text:span><text:span text:style-name="T24"> 8 </text:span><text:span text:style-name="T131">CHA </text:span><text:span text:style-name="T24">8</text:span></text:p>
      <text:p text:style-name="P106">Étape 3 : Déterminer Les Attributs</text:p>
      <text:p text:style-name="P153"><text:span text:style-name="T73">La somme de la </text:span><text:span text:style-name="T139">FOR</text:span><text:span text:style-name="T73"> et de la </text:span><text:span text:style-name="T139">TAI</text:span><text:span text:style-name="T73"> de Rurik est égale à 34 ; d’après la table des </text:span><text:span text:style-name="T139">Modificateurs aux Dégâts</text:span><text:span text:style-name="T73">, il reçoit un bonus de </text:span><text:span text:style-name="T139">+1D6</text:span><text:span text:style-name="T73">.</text:span></text:p>
      <text:p text:style-name="P153"><text:span text:style-name="T73">La somme de la </text:span><text:span text:style-name="T139">TAI</text:span><text:span text:style-name="T73"> et de la </text:span><text:span text:style-name="T139">CON</text:span><text:span text:style-name="T73"> de Rurik est égale à 28 : Rurik possède donc 14 </text:span><text:span text:style-name="T139">PV (28/2)</text:span><text:span text:style-name="T73">. Le niveau de </text:span><text:span text:style-name="T139">Blessure Grave</text:span><text:span text:style-name="T73"> est égal au total de </text:span><text:span text:style-name="T139">PV</text:span><text:span text:style-name="T73"> divisé par deux, ce qui donne un niveau de 7 pour Rurik.</text:span></text:p>
      <text:p text:style-name="P153"><text:span text:style-name="T24">Le </text:span><text:span text:style-name="T131">POU</text:span><text:span text:style-name="T24"> de Rurik étant égal à 8, son total de </text:span><text:span text:style-name="T131">Points de Magie</text:span><text:span text:style-name="T24"> est donc lui aussi égal à 8.</text:span></text:p>
      <text:p text:style-name="P153"><text:span text:style-name="T24">Comme Rurik est un humain, son </text:span><text:span text:style-name="T131">Mouvement</text:span><text:span text:style-name="T24"> est égal à 15 mètres.</text:span></text:p>
      <text:p text:style-name="P106">Étape 4 : Calculer Les Compétences</text:p>
      <text:p text:style-name="P153"><text:span text:style-name="T144">Résistances</text:span><text:span text:style-name="T131"> :</text:span><text:span text:style-name="T24"> 50 points à répartir entre les trois compétences.</text:span></text:p>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style-name="Tableau14.1">
          <table:table-cell table:style-name="Tableau14.A1" office:value-type="string">
            <text:p text:style-name="P81"><text:span text:style-name="Gras"><text:span text:style-name="T6">Compétence</text:span></text:span></text:p>
          </table:table-cell>
          <table:table-cell table:style-name="Tableau14.A1" office:value-type="string">
            <text:p text:style-name="P80"><text:span text:style-name="Gras"><text:span text:style-name="T6">Base</text:span></text:span></text:p>
          </table:table-cell>
          <table:table-cell table:style-name="Tableau14.A1" office:value-type="string">
            <text:p text:style-name="P81"><text:span text:style-name="Gras"><text:span text:style-name="T6">%</text:span></text:span></text:p>
          </table:table-cell>
          <table:table-cell table:style-name="Tableau14.A1" office:value-type="string">
            <text:p text:style-name="P81"><text:span text:style-name="Gras"><text:span text:style-name="T6">Points</text:span></text:span></text:p>
          </table:table-cell>
          <table:table-cell table:style-name="Tableau14.A1" office:value-type="string">
            <text:p text:style-name="P81"><text:span text:style-name="Gras"><text:span text:style-name="T6">% Final</text:span></text:span></text:p>
          </table:table-cell>
        </table:table-row>
        <table:table-row table:style-name="Tableau14.2">
          <table:table-cell table:style-name="Tableau14.A1" office:value-type="string">
            <text:p text:style-name="P58">Esquive</text:p>
          </table:table-cell>
          <table:table-cell table:style-name="Tableau14.A1" office:value-type="string">
            <text:p text:style-name="P58">DEX+10</text:p>
          </table:table-cell>
          <table:table-cell table:style-name="Tableau14.A1" office:value-type="string">
            <text:p text:style-name="P58">22</text:p>
          </table:table-cell>
          <table:table-cell table:style-name="Tableau14.A1" office:value-type="string">
            <text:p text:style-name="P58">30</text:p>
          </table:table-cell>
          <table:table-cell table:style-name="Tableau14.A1" office:value-type="string">
            <text:p text:style-name="P58">52</text:p>
          </table:table-cell>
        </table:table-row>
        <table:table-row table:style-name="Tableau14.2">
          <table:table-cell table:style-name="Tableau14.A1" office:value-type="string">
            <text:p text:style-name="P58">Persévérance</text:p>
          </table:table-cell>
          <table:table-cell table:style-name="Tableau14.A1" office:value-type="string">
            <text:p text:style-name="P58">POU+<text:soft-page-break/>10</text:p>
          </table:table-cell>
          <table:table-cell table:style-name="Tableau14.A1" office:value-type="string">
            <text:p text:style-name="P58">18</text:p>
          </table:table-cell>
          <table:table-cell table:style-name="Tableau14.A1" office:value-type="string">
            <text:p text:style-name="P58">20</text:p>
          </table:table-cell>
          <table:table-cell table:style-name="Tableau14.A1" office:value-type="string">
            <text:p text:style-name="P58">38</text:p>
          </table:table-cell>
        </table:table-row>
        <table:table-row table:style-name="Tableau14.4">
          <table:table-cell table:style-name="Tableau14.A4" office:value-type="string">
            <text:p text:style-name="P58">Endurance</text:p>
          </table:table-cell>
          <table:table-cell table:style-name="Tableau14.A4" office:value-type="string">
            <text:p text:style-name="P58">CON+POU</text:p>
          </table:table-cell>
          <table:table-cell table:style-name="Tableau14.A4" office:value-type="string">
            <text:p text:style-name="P58">30</text:p>
          </table:table-cell>
          <table:table-cell table:style-name="Tableau14.A4" office:value-type="string">
            <text:p text:style-name="P58">0</text:p>
          </table:table-cell>
          <table:table-cell table:style-name="Tableau14.A4" office:value-type="string">
            <text:p text:style-name="P58">30</text:p>
          </table:table-cell>
        </table:table-row>
      </table:table>
      <text:p text:style-name="P5"/>
      <text:p text:style-name="P153"><text:span text:style-name="T24">Rob dépense 30, le maximum autorisé, dans la compétence </text:span><text:span text:style-name="T131">Esquive</text:span><text:span text:style-name="T24"> de Rurik, car il pense qu’une telle compétence est très utile pour un guerrier. Il augmente aussi la </text:span><text:span text:style-name="T131">Persévérance</text:span><text:span text:style-name="T24"> de Rurik pour refléter sa nature obstinée.</text:span></text:p>
      <text:p text:style-name="P153"><text:span text:style-name="T144">Combat</text:span><text:span text:style-name="T131"> </text:span><text:span text:style-name="T24">: 50 points à répartir entre les trois compétences.</text:span></text:p>
      <text:p text:style-name="P153"><text:span text:style-name="T24">Rob consacre la moitié de ses points au </text:span><text:span text:style-name="T131">Combat Rapproché</text:span><text:span text:style-name="T24">, parce qu’il veut que Rurik soit apte à manier épée et bouclier. Ensuite, il divise les points restants entre les autres compétences de combat pour plus de polyvalence.</text:span></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style-name="Tableau15.1">
          <table:table-cell table:style-name="Tableau15.A1" office:value-type="string">
            <text:p text:style-name="P84">Compétence</text:p>
          </table:table-cell>
          <table:table-cell table:style-name="Tableau15.A1" office:value-type="string">
            <text:p text:style-name="P84">Base</text:p>
          </table:table-cell>
          <table:table-cell table:style-name="Tableau15.A1" office:value-type="string">
            <text:p text:style-name="P84">%</text:p>
          </table:table-cell>
          <table:table-cell table:style-name="Tableau15.A1" office:value-type="string">
            <text:p text:style-name="P84">Points</text:p>
          </table:table-cell>
          <table:table-cell table:style-name="Tableau15.A1" office:value-type="string">
            <text:p text:style-name="P84">% Final</text:p>
          </table:table-cell>
        </table:table-row>
        <table:table-row table:style-name="Tableau15.2">
          <table:table-cell table:style-name="Tableau15.A1" office:value-type="string">
            <text:p text:style-name="P70">Combat Rapproché</text:p>
          </table:table-cell>
          <table:table-cell table:style-name="Tableau15.A1" office:value-type="string">
            <text:p text:style-name="P70">DEX + FOR</text:p>
          </table:table-cell>
          <table:table-cell table:style-name="Tableau15.A1" office:value-type="string">
            <text:p text:style-name="P70">30</text:p>
          </table:table-cell>
          <table:table-cell table:style-name="Tableau15.A1" office:value-type="string">
            <text:p text:style-name="P70">25</text:p>
          </table:table-cell>
          <table:table-cell table:style-name="Tableau15.A1" office:value-type="string">
            <text:p text:style-name="P70">55</text:p>
          </table:table-cell>
        </table:table-row>
        <table:table-row table:style-name="Tableau15.2">
          <table:table-cell table:style-name="Tableau15.A1" office:value-type="string">
            <text:p text:style-name="P70">Combat à Distance</text:p>
          </table:table-cell>
          <table:table-cell table:style-name="Tableau15.A1" office:value-type="string">
            <text:p text:style-name="P70">DEX + INT</text:p>
          </table:table-cell>
          <table:table-cell table:style-name="Tableau15.A1" office:value-type="string">
            <text:p text:style-name="P70">22</text:p>
          </table:table-cell>
          <table:table-cell table:style-name="Tableau15.A1" office:value-type="string">
            <text:p text:style-name="P70">13</text:p>
          </table:table-cell>
          <table:table-cell table:style-name="Tableau15.A1" office:value-type="string">
            <text:p text:style-name="P70">35</text:p>
          </table:table-cell>
        </table:table-row>
        <table:table-row table:style-name="Tableau15.2">
          <table:table-cell table:style-name="Tableau15.A4" office:value-type="string">
            <text:p text:style-name="P70">Combat Sans Arme</text:p>
          </table:table-cell>
          <table:table-cell table:style-name="Tableau15.A4" office:value-type="string">
            <text:p text:style-name="P70">DEX + FOR</text:p>
          </table:table-cell>
          <table:table-cell table:style-name="Tableau15.A4" office:value-type="string">
            <text:p text:style-name="P70">30</text:p>
          </table:table-cell>
          <table:table-cell table:style-name="Tableau15.A4" office:value-type="string">
            <text:p text:style-name="P70">12</text:p>
          </table:table-cell>
          <table:table-cell table:style-name="Tableau15.A4" office:value-type="string">
            <text:p text:style-name="P70">42</text:p>
          </table:table-cell>
        </table:table-row>
      </table:table>
      <text:p text:style-name="P141"/>
      <text:p text:style-name="P153"><text:span text:style-name="T124">Connaissance</text:span><text:span text:style-name="T24"> : 50 points à répartir entre les compétences.</text:span></text:p>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style-name="Tableau16.1">
          <table:table-cell table:style-name="Tableau16.A1" office:value-type="string">
            <text:p text:style-name="P84">Compétence</text:p>
          </table:table-cell>
          <table:table-cell table:style-name="Tableau16.A1" office:value-type="string">
            <text:p text:style-name="P84">Base</text:p>
          </table:table-cell>
          <table:table-cell table:style-name="Tableau16.A1" office:value-type="string">
            <text:p text:style-name="P84">%</text:p>
          </table:table-cell>
          <table:table-cell table:style-name="Tableau16.A1" office:value-type="string">
            <text:p text:style-name="P84">Points</text:p>
          </table:table-cell>
          <table:table-cell table:style-name="Tableau16.A1" office:value-type="string">
            <text:p text:style-name="P84">% Final</text:p>
          </table:table-cell>
        </table:table-row>
        <table:table-row table:style-name="Tableau16.1">
          <table:table-cell table:style-name="Tableau16.A1" office:value-type="string">
            <text:p text:style-name="P70">Connaissance de la <text:span text:style-name="T194">N</text:span>ature</text:p>
          </table:table-cell>
          <table:table-cell table:style-name="Tableau16.A1" office:value-type="string">
            <text:p text:style-name="P70">INT + 10</text:p>
          </table:table-cell>
          <table:table-cell table:style-name="Tableau16.A1" office:value-type="string">
            <text:p text:style-name="P70">20</text:p>
          </table:table-cell>
          <table:table-cell table:style-name="Tableau16.A1" office:value-type="string">
            <text:p text:style-name="P70">20</text:p>
          </table:table-cell>
          <table:table-cell table:style-name="Tableau16.A1" office:value-type="string">
            <text:p text:style-name="P70">40</text:p>
          </table:table-cell>
        </table:table-row>
        <table:table-row table:style-name="Tableau16.1">
          <table:table-cell table:style-name="Tableau16.A1" office:value-type="string">
            <text:p text:style-name="P70">Connaissance (<text:span text:style-name="T194">t</text:span>ype)</text:p>
          </table:table-cell>
          <table:table-cell table:style-name="Tableau16.A1" office:value-type="string">
            <text:p text:style-name="P70">INT</text:p>
          </table:table-cell>
          <table:table-cell table:style-name="Tableau16.A1" office:value-type="string">
            <text:p text:style-name="P70">10</text:p>
          </table:table-cell>
          <table:table-cell table:style-name="Tableau16.A1" office:value-type="string">
            <text:p text:style-name="P70">0</text:p>
          </table:table-cell>
          <table:table-cell table:style-name="Tableau16.A1" office:value-type="string">
            <text:p text:style-name="P70">10</text:p>
          </table:table-cell>
        </table:table-row>
        <table:table-row table:style-name="Tableau16.1">
          <table:table-cell table:style-name="Tableau16.A1" office:value-type="string">
            <text:p text:style-name="P70">Culture (<text:span text:style-name="T194">d</text:span>’origine)</text:p>
          </table:table-cell>
          <table:table-cell table:style-name="Tableau16.A1" office:value-type="string">
            <text:p text:style-name="P70">INT + 10</text:p>
          </table:table-cell>
          <table:table-cell table:style-name="Tableau16.A1" office:value-type="string">
            <text:p text:style-name="P70">20</text:p>
          </table:table-cell>
          <table:table-cell table:style-name="Tableau16.A1" office:value-type="string">
            <text:p text:style-name="P70">30</text:p>
          </table:table-cell>
          <table:table-cell table:style-name="Tableau16.A1" office:value-type="string">
            <text:p text:style-name="P70">50</text:p>
          </table:table-cell>
        </table:table-row>
        <table:table-row table:style-name="Tableau16.1">
          <table:table-cell table:style-name="Tableau16.A1" office:value-type="string">
            <text:p text:style-name="P70">Culture (<text:span text:style-name="T194">A</text:span>utre)</text:p>
          </table:table-cell>
          <table:table-cell table:style-name="Tableau16.A1" office:value-type="string">
            <text:p text:style-name="P70">INT</text:p>
          </table:table-cell>
          <table:table-cell table:style-name="Tableau16.A1" office:value-type="string">
            <text:p text:style-name="P70">10</text:p>
          </table:table-cell>
          <table:table-cell table:style-name="Tableau16.A1" office:value-type="string">
            <text:p text:style-name="P70">0</text:p>
          </table:table-cell>
          <table:table-cell table:style-name="Tableau16.A1" office:value-type="string">
            <text:p text:style-name="P70">10</text:p>
          </table:table-cell>
        </table:table-row>
        <table:table-row table:style-name="Tableau16.1">
          <table:table-cell table:style-name="Tableau16.A1" office:value-type="string">
            <text:p text:style-name="P70">Langage (autre)</text:p>
          </table:table-cell>
          <table:table-cell table:style-name="Tableau16.A1" office:value-type="string">
            <text:p text:style-name="P70">INT</text:p>
          </table:table-cell>
          <table:table-cell table:style-name="Tableau16.A1" office:value-type="string">
            <text:p text:style-name="P70">10</text:p>
          </table:table-cell>
          <table:table-cell table:style-name="Tableau16.A1" office:value-type="string">
            <text:p text:style-name="P70">0</text:p>
          </table:table-cell>
          <table:table-cell table:style-name="Tableau16.A1" office:value-type="string">
            <text:p text:style-name="P70">10</text:p>
          </table:table-cell>
        </table:table-row>
        <table:table-row table:style-name="Tableau16.1">
          <table:table-cell table:style-name="Tableau16.A7" office:value-type="string">
            <text:p text:style-name="P70">Langage (maternel)</text:p>
          </table:table-cell>
          <table:table-cell table:style-name="Tableau16.A7" office:value-type="string">
            <text:p text:style-name="P70">INT + 50</text:p>
          </table:table-cell>
          <table:table-cell table:style-name="Tableau16.A7" office:value-type="string">
            <text:p text:style-name="P70">60</text:p>
          </table:table-cell>
          <table:table-cell table:style-name="Tableau16.A7" office:value-type="string">
            <text:p text:style-name="P70">0</text:p>
          </table:table-cell>
          <table:table-cell table:style-name="Tableau16.A7" office:value-type="string">
            <text:p text:style-name="P70">60</text:p>
          </table:table-cell>
        </table:table-row>
      </table:table>
      <text:p text:style-name="P141"/>
      <text:p text:style-name="P39"><text:span text:style-name="T24">Rob décide de dépenser 30 points en </text:span><text:span text:style-name="T131">Culture</text:span><text:span text:style-name="T24"> (d’origine) et 20 points en </text:span><text:span text:style-name="T131">Connaissance de la Nature </text:span><text:span text:style-name="T24">; ces compétences sont celles que Ru</text:span><text:soft-page-break/><text:span text:style-name="T24">rik a acquises en vivant dans une ferme durant son enfance et son adolescence.</text:span></text:p>
      <text:p text:style-name="P153"><text:span text:style-name="T144">Pratique</text:span><text:span text:style-name="T131"> </text:span><text:span text:style-name="T79">:</text:span><text:span text:style-name="T24"> 75 points à répartir entre les compétences.</text:span></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style-name="Tableau17.1">
          <table:table-cell table:style-name="Tableau17.A1" office:value-type="string">
            <text:p text:style-name="P83">Compétence</text:p>
          </table:table-cell>
          <table:table-cell table:style-name="Tableau17.A1" office:value-type="string">
            <text:p text:style-name="P83">Base</text:p>
          </table:table-cell>
          <table:table-cell table:style-name="Tableau17.A1" office:value-type="string">
            <text:p text:style-name="P83">%</text:p>
          </table:table-cell>
          <table:table-cell table:style-name="Tableau17.A1" office:value-type="string">
            <text:p text:style-name="P83">Points</text:p>
          </table:table-cell>
          <table:table-cell table:style-name="Tableau17.A1" office:value-type="string">
            <text:p text:style-name="P81"><text:span text:style-name="Gras"><text:span text:style-name="T6">% Final</text:span></text:span></text:p>
          </table:table-cell>
        </table:table-row>
        <table:table-row table:style-name="Tableau17.1">
          <table:table-cell table:style-name="Tableau17.A1" office:value-type="string">
            <text:p text:style-name="P58">Artisanat</text:p>
          </table:table-cell>
          <table:table-cell table:style-name="Tableau17.A1" office:value-type="string">
            <text:p text:style-name="P58">INT + 10</text:p>
          </table:table-cell>
          <table:table-cell table:style-name="Tableau17.A1" office:value-type="string">
            <text:p text:style-name="P58">20</text:p>
          </table:table-cell>
          <table:table-cell table:style-name="Tableau17.A1" office:value-type="string">
            <text:p text:style-name="P58">15</text:p>
          </table:table-cell>
          <table:table-cell table:style-name="Tableau17.A1" office:value-type="string">
            <text:p text:style-name="P58">35</text:p>
          </table:table-cell>
        </table:table-row>
        <table:table-row table:style-name="Tableau17.1">
          <table:table-cell table:style-name="Tableau17.A1" office:value-type="string">
            <text:p text:style-name="P58">Athlétisme</text:p>
          </table:table-cell>
          <table:table-cell table:style-name="Tableau17.A1" office:value-type="string">
            <text:p text:style-name="P58">DEX + FOR</text:p>
          </table:table-cell>
          <table:table-cell table:style-name="Tableau17.A1" office:value-type="string">
            <text:p text:style-name="P58">30</text:p>
          </table:table-cell>
          <table:table-cell table:style-name="Tableau17.A1" office:value-type="string">
            <text:p text:style-name="P58">30</text:p>
          </table:table-cell>
          <table:table-cell table:style-name="Tableau17.A1" office:value-type="string">
            <text:p text:style-name="P58">60</text:p>
          </table:table-cell>
        </table:table-row>
        <table:table-row table:style-name="Tableau17.1">
          <table:table-cell table:style-name="Tableau17.A1" office:value-type="string">
            <text:p text:style-name="P58">Conduite</text:p>
          </table:table-cell>
          <table:table-cell table:style-name="Tableau17.A1" office:value-type="string">
            <text:p text:style-name="P58">DEX + INT</text:p>
          </table:table-cell>
          <table:table-cell table:style-name="Tableau17.A1" office:value-type="string">
            <text:p text:style-name="P58">22</text:p>
          </table:table-cell>
          <table:table-cell table:style-name="Tableau17.A1" office:value-type="string">
            <text:p text:style-name="P58">0</text:p>
          </table:table-cell>
          <table:table-cell table:style-name="Tableau17.A1" office:value-type="string">
            <text:p text:style-name="P58">22</text:p>
          </table:table-cell>
        </table:table-row>
        <table:table-row table:style-name="Tableau17.1">
          <table:table-cell table:style-name="Tableau17.A1" office:value-type="string">
            <text:p text:style-name="P58">Équitation</text:p>
          </table:table-cell>
          <table:table-cell table:style-name="Tableau17.A1" office:value-type="string">
            <text:p text:style-name="P58">DEX + POU</text:p>
          </table:table-cell>
          <table:table-cell table:style-name="Tableau17.A1" office:value-type="string">
            <text:p text:style-name="P58">30</text:p>
          </table:table-cell>
          <table:table-cell table:style-name="Tableau17.A1" office:value-type="string">
            <text:p text:style-name="P58">0</text:p>
          </table:table-cell>
          <table:table-cell table:style-name="Tableau17.A1" office:value-type="string">
            <text:p text:style-name="P58">30</text:p>
          </table:table-cell>
        </table:table-row>
        <table:table-row table:style-name="Tableau17.1">
          <table:table-cell table:style-name="Tableau17.A1" office:value-type="string">
            <text:p text:style-name="P58">Guérison</text:p>
          </table:table-cell>
          <table:table-cell table:style-name="Tableau17.A1" office:value-type="string">
            <text:p text:style-name="P58">INT + 10</text:p>
          </table:table-cell>
          <table:table-cell table:style-name="Tableau17.A1" office:value-type="string">
            <text:p text:style-name="P58">20</text:p>
          </table:table-cell>
          <table:table-cell table:style-name="Tableau17.A1" office:value-type="string">
            <text:p text:style-name="P58">0</text:p>
          </table:table-cell>
          <table:table-cell table:style-name="Tableau17.A1" office:value-type="string">
            <text:p text:style-name="P58">20</text:p>
          </table:table-cell>
        </table:table-row>
        <table:table-row table:style-name="Tableau17.1">
          <table:table-cell table:style-name="Tableau17.A1" office:value-type="string">
            <text:p text:style-name="P58">Influence</text:p>
          </table:table-cell>
          <table:table-cell table:style-name="Tableau17.A1" office:value-type="string">
            <text:p text:style-name="P58">CHA + 10</text:p>
          </table:table-cell>
          <table:table-cell table:style-name="Tableau17.A1" office:value-type="string">
            <text:p text:style-name="P58">20</text:p>
          </table:table-cell>
          <table:table-cell table:style-name="Tableau17.A1" office:value-type="string">
            <text:p text:style-name="P58">10</text:p>
          </table:table-cell>
          <table:table-cell table:style-name="Tableau17.A1" office:value-type="string">
            <text:p text:style-name="P58">30</text:p>
          </table:table-cell>
        </table:table-row>
        <table:table-row table:style-name="Tableau17.1">
          <table:table-cell table:style-name="Tableau17.A1" office:value-type="string">
            <text:p text:style-name="P58">Ingénierie</text:p>
          </table:table-cell>
          <table:table-cell table:style-name="Tableau17.A1" office:value-type="string">
            <text:p text:style-name="P58">INT + 10</text:p>
          </table:table-cell>
          <table:table-cell table:style-name="Tableau17.A1" office:value-type="string">
            <text:p text:style-name="P58">20</text:p>
          </table:table-cell>
          <table:table-cell table:style-name="Tableau17.A1" office:value-type="string">
            <text:p text:style-name="P58">0</text:p>
          </table:table-cell>
          <table:table-cell table:style-name="Tableau17.A1" office:value-type="string">
            <text:p text:style-name="P58">20</text:p>
          </table:table-cell>
        </table:table-row>
        <table:table-row table:style-name="Tableau17.1">
          <table:table-cell table:style-name="Tableau17.A1" office:value-type="string">
            <text:p text:style-name="P58">Mécanismes</text:p>
          </table:table-cell>
          <table:table-cell table:style-name="Tableau17.A1" office:value-type="string">
            <text:p text:style-name="P58">DEX + INT</text:p>
          </table:table-cell>
          <table:table-cell table:style-name="Tableau17.A1" office:value-type="string">
            <text:p text:style-name="P58">22</text:p>
          </table:table-cell>
          <table:table-cell table:style-name="Tableau17.A1" office:value-type="string">
            <text:p text:style-name="P58">0</text:p>
          </table:table-cell>
          <table:table-cell table:style-name="Tableau17.A1" office:value-type="string">
            <text:p text:style-name="P58">22</text:p>
          </table:table-cell>
        </table:table-row>
        <table:table-row table:style-name="Tableau17.1">
          <table:table-cell table:style-name="Tableau17.A1" office:value-type="string">
            <text:p text:style-name="P58">Navigation</text:p>
          </table:table-cell>
          <table:table-cell table:style-name="Tableau17.A1" office:value-type="string">
            <text:p text:style-name="P58">DEX + INT</text:p>
          </table:table-cell>
          <table:table-cell table:style-name="Tableau17.A1" office:value-type="string">
            <text:p text:style-name="P58">22</text:p>
          </table:table-cell>
          <table:table-cell table:style-name="Tableau17.A1" office:value-type="string">
            <text:p text:style-name="P58">0</text:p>
          </table:table-cell>
          <table:table-cell table:style-name="Tableau17.A1" office:value-type="string">
            <text:p text:style-name="P58">22</text:p>
          </table:table-cell>
        </table:table-row>
        <table:table-row table:style-name="Tableau17.1">
          <table:table-cell table:style-name="Tableau17.A1" office:value-type="string">
            <text:p text:style-name="P58">Négoce</text:p>
          </table:table-cell>
          <table:table-cell table:style-name="Tableau17.A1" office:value-type="string">
            <text:p text:style-name="P58">INT + 10</text:p>
          </table:table-cell>
          <table:table-cell table:style-name="Tableau17.A1" office:value-type="string">
            <text:p text:style-name="P58">20</text:p>
          </table:table-cell>
          <table:table-cell table:style-name="Tableau17.A1" office:value-type="string">
            <text:p text:style-name="P58">0</text:p>
          </table:table-cell>
          <table:table-cell table:style-name="Tableau17.A1" office:value-type="string">
            <text:p text:style-name="P58">20</text:p>
          </table:table-cell>
        </table:table-row>
        <table:table-row table:style-name="Tableau17.1">
          <table:table-cell table:style-name="Tableau17.A1" office:value-type="string">
            <text:p text:style-name="P58">Perception</text:p>
          </table:table-cell>
          <table:table-cell table:style-name="Tableau17.A1" office:value-type="string">
            <text:p text:style-name="P58">INT + POU</text:p>
          </table:table-cell>
          <table:table-cell table:style-name="Tableau17.A1" office:value-type="string">
            <text:p text:style-name="P58">18</text:p>
          </table:table-cell>
          <table:table-cell table:style-name="Tableau17.A1" office:value-type="string">
            <text:p text:style-name="P58">0</text:p>
          </table:table-cell>
          <table:table-cell table:style-name="Tableau17.A1" office:value-type="string">
            <text:p text:style-name="P58">18</text:p>
          </table:table-cell>
        </table:table-row>
        <table:table-row table:style-name="Tableau17.1">
          <table:table-cell table:style-name="Tableau17.A1" office:value-type="string">
            <text:p text:style-name="P58">Performance</text:p>
          </table:table-cell>
          <table:table-cell table:style-name="Tableau17.A1" office:value-type="string">
            <text:p text:style-name="P58">CHA + 10</text:p>
          </table:table-cell>
          <table:table-cell table:style-name="Tableau17.A1" office:value-type="string">
            <text:p text:style-name="P58">20</text:p>
          </table:table-cell>
          <table:table-cell table:style-name="Tableau17.A1" office:value-type="string">
            <text:p text:style-name="P58">20</text:p>
          </table:table-cell>
          <table:table-cell table:style-name="Tableau17.A1" office:value-type="string">
            <text:p text:style-name="P58">40</text:p>
          </table:table-cell>
        </table:table-row>
        <table:table-row table:style-name="Tableau17.1">
          <table:table-cell table:style-name="Tableau17.A1" office:value-type="string">
            <text:p text:style-name="P58">Sens de la <text:span text:style-name="T195">R</text:span>ue</text:p>
          </table:table-cell>
          <table:table-cell table:style-name="Tableau17.A1" office:value-type="string">
            <text:p text:style-name="P58">CHA + POU</text:p>
          </table:table-cell>
          <table:table-cell table:style-name="Tableau17.A1" office:value-type="string">
            <text:p text:style-name="P58">18</text:p>
          </table:table-cell>
          <table:table-cell table:style-name="Tableau17.A1" office:value-type="string">
            <text:p text:style-name="P58">0</text:p>
          </table:table-cell>
          <table:table-cell table:style-name="Tableau17.A1" office:value-type="string">
            <text:p text:style-name="P58">18</text:p>
          </table:table-cell>
        </table:table-row>
        <table:table-row table:style-name="Tableau17.1">
          <table:table-cell table:style-name="Tableau17.A15" office:value-type="string">
            <text:p text:style-name="P58">Tromperie</text:p>
          </table:table-cell>
          <table:table-cell table:style-name="Tableau17.A15" office:value-type="string">
            <text:p text:style-name="P58">DEX + INT</text:p>
          </table:table-cell>
          <table:table-cell table:style-name="Tableau17.A15" office:value-type="string">
            <text:p text:style-name="P58">22</text:p>
          </table:table-cell>
          <table:table-cell table:style-name="Tableau17.A15" office:value-type="string">
            <text:p text:style-name="P58">0</text:p>
          </table:table-cell>
          <table:table-cell table:style-name="Tableau17.A15" office:value-type="string">
            <text:p text:style-name="P58">22</text:p>
          </table:table-cell>
        </table:table-row>
      </table:table>
      <text:p text:style-name="P141"/>
      <text:p text:style-name="P195">Rob dépense ses 75 points de la manière suivante. L’Athlétisme reçoit le maximum autorisé (30) afin de refléter à la fois le côté « physique » du personnage et parce que c’est une compétence <text:soft-page-break/>utile dans une vie aventureuse. Rob dépense 10 points en Influence pour obtenir un score raisonnable ; il pense qu’il serait judicieux de donner une chance à Rurik de se sortir de situations délicates grâce à des réparties bien senties.</text:p>
      <text:p text:style-name="P170"/>
      <text:p text:style-name="P106">Étape 5 : Déterminer Les Sorts À La Disposition Du Personnage</text:p>
      <text:p text:style-name="P153"><text:span text:style-name="T64">Rob ne s’attend pas à ce que Rurik soit un bon magicien et se contente de la Magie Commune : 24 % seulement, à cause de son faible </text:span><text:span text:style-name="T137">POU</text:span><text:span text:style-name="T64">.</text:span></text:p>
      <text:p text:style-name="P153"><text:span text:style-name="T24">Pour ses six </text:span><text:span text:style-name="T131">points de Magnitude</text:span><text:span text:style-name="T24">, Rob choisit </text:span><text:span text:style-name="T131">Augmentation d’Arme </text:span><text:span text:style-name="T24">2, </text:span><text:span text:style-name="T131">Coordination </text:span><text:span text:style-name="T24">1 et </text:span><text:span text:style-name="T133">Soins </text:span><text:span text:style-name="T24">3.</text:span></text:p>
      <text:p text:style-name="P106">Étape 6 : Déterminer L’argent Et L’équipement De Départ</text:p>
      <text:p text:style-name="P192">Rob obtient un 5 au dé pour l’argent de départ de Rurik, qui commencera donc la partie avec 50 pièces d’argent.</text:p>
      <text:p text:style-name="P183">Comme Rurik n’est pas assez riche pour acheter de l’équipement supplémentaire, il se contentera de l’équipement de base suivant : armure de cuir, écu, épée longue, dague, sac à dos, corde, deux semaines de ration, briquet à silex et amadou, gourde d’eau.</text:p>
      <text:p text:style-name="P106">Étape 7 : Finition Du Personnage</text:p>
      <text:p text:style-name="P153"><text:span text:style-name="T24">Rob écrit sur la feuille de personnage l’âge (20 ans) et le nom de son aventurier, ainsi que le nombre de </text:span><text:span text:style-name="T131">Points d’Héroïsme </text:span><text:span text:style-name="T24">(2). Il rédige aussi le passé de Rurik au dos de sa feuille.</text:span></text:p>
      <text:p text:style-name="P122">Options de création</text:p>
      <text:p text:style-name="P89">Archétypes</text:p>
      <text:p text:style-name="P170">Les archétypes sont des concepts de personnage accompagnés de suggestions de compétences et de sorts adaptés. Toutefois, le joueur n’est pas obligé de dépenser tous ses points dans les compétences ou les sorts donnés en exemple.</text:p>
      <text:p text:style-name="P170"><text:soft-page-break/>Suivez le processus normal de création de personnage en dépensant des points dans les compétences et la magie suggérées par le concept. Déterminez l’argent de départ comme d’habitude, mais notez tous les équipements proposés sur la feuille de personnage en lieu et place de l’équipement normal par défaut donné plus haut.</text:p>
      <text:p text:style-name="P170">Chaque concept comprend les éléments suivants :</text:p>
      <text:p text:style-name="P253">Un résumé d’une phrase du concept ;</text:p>
      <text:p text:style-name="P253">Les compétences ;</text:p>
      <text:p text:style-name="P253">La Magie Commune ;</text:p>
      <text:p text:style-name="P253">L’équipement.</text:p>
      <text:p text:style-name="P170">Dix concepts de personnages vous sont proposés : vous pouvez bien sûr en créer d’autres !</text:p>
      <text:p text:style-name="P106">Le Guerrier Barbare</text:p>
      <text:p text:style-name="P155"><text:span text:style-name="T79">Compétences</text:span><text:span text:style-name="T24"> : Athlétisme, Connaissance de la Nature, Endurance, Esquive, </text:span><text:span text:style-name="T35">Guérison, </text:span><text:span text:style-name="T24">Équitation, Langage (Autre), Perception.</text:span></text:p>
      <text:p text:style-name="P153"><text:span text:style-name="T88">Magie Commune</text:span><text:span text:style-name="T64"> : Amélioration d’Arme, Coordination, Daredard, Fanatisme, Force, Mobilité, Protection, Soins, Vigueur.</text:span></text:p>
      <text:p text:style-name="P153"><text:span text:style-name="T79">Équipement</text:span><text:span text:style-name="T24"> : armes appropriées, fourrures chaudes, gourde.</text:span></text:p>
      <text:p text:style-name="P106">L’amuseur Itinérant, Audacieux Et Flamboyant</text:p>
      <text:p text:style-name="P153"><text:span text:style-name="T79">Compétences</text:span><text:span text:style-name="T24"> : Athlétisme, Connaissance (Théâtre), Esquive, Influence, Performance, Tromperie, Sens de la Rue.</text:span></text:p>
      <text:p text:style-name="P153"><text:span text:style-name="T89">Magie Commune</text:span><text:span text:style-name="T49"> : Améliorer (Influence), Améliorer (Performance), Améliorer (Tromperie), Confusion, Coordination, Projectiles Multiples.</text:span></text:p>
      <text:p text:style-name="P153"><text:span text:style-name="T79">Équipement</text:span><text:span text:style-name="T24"> : vêtements de voyage, costumes appropriés pour jouer, armure de cuir, armes appropriées.</text:span></text:p>
      <text:p text:style-name="P106">Le Moine Errant Protecteur Des Pauvres</text:p>
      <text:p text:style-name="P153"><text:span text:style-name="T84">Compétences</text:span><text:span text:style-name="T66"> : Combat Sans Arme, Connaissance de la Nature, </text:span><text:span text:style-name="T68">Guérison,</text:span><text:span text:style-name="T66"> Influence, Langage (Autre), Perception, Persévérance.</text:span></text:p>
      <text:p text:style-name="P153"><text:soft-page-break/><text:span text:style-name="T79">Magie Commune</text:span><text:span text:style-name="T24"> : Amélioration d’Arme, Dissipation de la Magie, Protection, Seconde Vue, Soins, ou bien les sorts enseignés par le culte.</text:span></text:p>
      <text:p text:style-name="P153"><text:span text:style-name="T79">Équipement</text:span><text:span text:style-name="T24"> : armes appropriées, vêtements religieux appropriés, bol à aumône, armure de cuir, bâton, dague ou arme de culte appropriée.</text:span></text:p>
      <text:p text:style-name="P170">Cet archétype de moine errant est destiné aux <text:span text:style-name="T212">m</text:span>eneurs de jeu qui ne veulent pas faire de la religion un élément important dans leurs parties. Ceux-ci peuvent bien sûr affiner l’archétype avec des compétences de culte ou des sorts spécifiques.</text:p>
      <text:p text:style-name="P106">Le Pillard Nomade</text:p>
      <text:p text:style-name="P153"><text:span text:style-name="T79">Compétences</text:span><text:span text:style-name="T24"> : Athlétisme, Combat à Distance, Connaissance de la Nature, Esquive, Endurance, Équitation, </text:span><text:span text:style-name="T35">Guérison, </text:span><text:span text:style-name="T24">Perception.</text:span></text:p>
      <text:p text:style-name="P153"><text:span text:style-name="T79">Magie Commune</text:span><text:span text:style-name="T24"> : Amélioration d’Arme, Confusion, Daredard, Mobilité, Projectiles Multiples, Vigueur.</text:span></text:p>
      <text:p text:style-name="P153"><text:span text:style-name="T83">Équipement</text:span><text:span text:style-name="T58"> : arc nomade, lance, épée, armure de cuir, veste chaude et chapeau en fourrure, outre.</text:span></text:p>
      <text:p text:style-name="P106">Le Loup Des Mers</text:p>
      <text:p text:style-name="P153"><text:span text:style-name="T85">Compétences</text:span><text:span text:style-name="T70"> : Athlétisme, Combat à Distance, Connaissance de la Nature, Esquive, Endurance, Ingénierie, Langage (autre), Navigation, Perception.</text:span></text:p>
      <text:p text:style-name="P153"><text:span text:style-name="T85">Magie Commune</text:span><text:span text:style-name="T70"> : Amélioration d’Arme, Coordination, Extinction, Flèche de feu, Respiration Aquatique.</text:span></text:p>
      <text:p text:style-name="P153"><text:span text:style-name="T79">Équipement</text:span><text:span text:style-name="T24"> : armes appropriées, armure de cuir, jambe de bois ou cache-œil en option.</text:span></text:p>
      <text:p text:style-name="P152">L’érudit curieux et audacieux</text:p>
      <text:p text:style-name="P153"><text:span text:style-name="T79">Compétences</text:span><text:span text:style-name="T24"> : Athlétisme, Connaissance (Ancienne civilisation disparue), Connaissance (au choix), Esquive, Ingénierie, Langage (autre), Perception.</text:span></text:p>
      <text:p text:style-name="P153"><text:span text:style-name="T79">Magie Commune</text:span><text:span text:style-name="T24"> : Communication Mentale, Détecter (X), Dissipation de la Magie, Mobilité, Protection, Seconde Vue.</text:span></text:p>
      <text:p text:style-name="P153"><text:soft-page-break/><text:span text:style-name="T79">Équipement</text:span><text:span text:style-name="T24"> : robes d’érudit sur armure de cuir, bâton ou dague, fronde et pierres.</text:span></text:p>
      <text:p text:style-name="P114">Le Vétéran De La Garde Impériale</text:p>
      <text:p text:style-name="P153"><text:span text:style-name="T79">Compétences</text:span><text:span text:style-name="T24"> : Athlétisme, Connaissance de la Nature, Connaissance (Tactiques Militaires), Endurance, Équitation, Esquive, </text:span><text:span text:style-name="T36">Guérison,</text:span><text:span text:style-name="T24"> Ingénierie, Perception.</text:span></text:p>
      <text:p text:style-name="P153"><text:span text:style-name="T79">Magie Commune</text:span><text:span text:style-name="T24"> : Amélioration d’Arme. Démoralisation, Flèche de feu, Force, Lame de feu, Percer, Protection, Soins.</text:span></text:p>
      <text:p text:style-name="P153"><text:span text:style-name="T79">Équipement</text:span><text:span text:style-name="T24"> : épée, lance ou hache et bouclier, arc et dague, armure de cuir, rations et outre.</text:span></text:p>
      <text:p text:style-name="P106">L’apprenti Sorcier Opprimé</text:p>
      <text:p text:style-name="P153"><text:span text:style-name="T79">Compétences</text:span><text:span text:style-name="T24"> : Conduire, Esquive, Langage (autre), Perception, Persévérance, Sens de la Rue, Sorcellerie.</text:span></text:p>
      <text:p text:style-name="P153"><text:span text:style-name="T84">Magie Commune</text:span><text:span text:style-name="T66"> : Confusion, Contremagie, Communication Mentale, Dissipation de la Magie, Lumière, Seconde Vue, Soins.</text:span></text:p>
      <text:p text:style-name="P153"><text:span text:style-name="T79">Équipement</text:span><text:span text:style-name="T24"> : Robes sur armure de cuir, bâton ou dague, Fronde+pierres.</text:span></text:p>
      <text:p text:style-name="P170">Notez que la magie de l’apprenti est principalement de la Magie Commune. Bien que ses maitres lui aient inculqué les rudiments de la sorcellerie, il s’est montré trop paresseux pour apprendre des sorts !</text:p>
      <text:p text:style-name="P106">Le Voleur Furtif Et Sournois</text:p>
      <text:p text:style-name="P153"><text:span text:style-name="T79">Compétences</text:span><text:span text:style-name="T24"> : Athlétisme, Esquive, </text:span><text:span text:style-name="T36">Guérison, </text:span><text:span text:style-name="T24">Langage (Autre), Mécanisme, Sens de la Rue, Tromperie.</text:span></text:p>
      <text:p text:style-name="P153"><text:span text:style-name="T79">Magie Commune</text:span><text:span text:style-name="T24"> : Amélioration d’Arme, Confusion, Coordination, Extinction, Lenteur, Lumière, Mobilité, Mur de Ténèbres, Projectiles Multiples, Protection.</text:span></text:p>
      <text:p text:style-name="P153"><text:span text:style-name="T79">Équipement</text:span><text:span text:style-name="T24"> : épée ou masse 1M, dague, 5 couteaux de lancer ou arc court, armure de cuir, manteau de voyage à capuche, ensemble de crochetage.</text:span></text:p>
      <text:p text:style-name="P106"><text:soft-page-break/>Le Marchand Opportuniste</text:p>
      <text:p text:style-name="P153"><text:span text:style-name="T79">Compétences</text:span><text:span text:style-name="T24"> : Conduite, Connaissance (culture spécifique), Équitation, Influence, Langage (Autre), Négoce, Perception, Sens de la Rue, Tromperie.</text:span></text:p>
      <text:p text:style-name="P153"><text:span text:style-name="T79">Magie Commune</text:span><text:span text:style-name="T24"> : Chemin Dégagé, Confusion, Contremagie, Détecter (X), Protection.</text:span></text:p>
      <text:p text:style-name="P153"><text:span text:style-name="T79">Équipement</text:span><text:span text:style-name="T24"> : vêtements de voyage sur armure de cuir, armes appropriées, outre, grand sac à dos ou un mulet.</text:span></text:p>
      <text:p text:style-name="P244"/>
      <text:p text:style-name="P89">Génération Aléatoire</text:p>
      <text:p text:style-name="P170">Cette méthode a deux avantages. Tout d’abord, elle est rapide : le meneur de jeu peut improviser sur-le-champ un PNJ détaillé. Ensuite, elle peut inspirer les joueurs sans idée claire de leur concept de personnage.</text:p>
      <text:p text:style-name="P106">Etape 1 : Déterminez Les Caractéristiques</text:p>
      <text:p text:style-name="P170">Les caractéristiques générées par les dés vous donneront quelques indications sur les forces et les faiblesses du personnage et faciliteront l’élaboration d’un concept. Avec l’approbation du meneur de jeu, vous pouvez échanger les résultats de deux lancers.</text:p>
      <text:p text:style-name="P153"><text:span text:style-name="T66">Les humains sont les personnages par défaut d’OpenQuest</text:span><text:span text:style-name="T157">.</text:span><text:span text:style-name="T66"> Pour les autres espèces, consultez la section Personnages Non-Humains page 32.</text:span></text:p>
      <text:p text:style-name="P153"><text:span text:style-name="T131">Pour les humains</text:span><text:span text:style-name="T79"> :</text:span></text:p>
      <text:p text:style-name="P253">FOR, CON, DEX, POU, CHA : lancez 3D6 pour chaque caractéristique. Option : pour éviter les scores très bas, relancez le dé si vous obtenez 1.</text:p>
      <text:p text:style-name="P253">INT et TAI : lancez 2D6+6 pour chaque caractéristique.</text:p>
      <text:p text:style-name="P106">Etape 2 : Calculez Les Attributs</text:p>
      <text:p text:style-name="P170">Utilisez les règles de la page 20.</text:p>
      <text:p text:style-name="P106"><text:soft-page-break/>Etape 3 : Déterminez L’Archétype</text:p>
      <table:table table:name="Tableau18" table:style-name="Tableau18">
        <table:table-column table:style-name="Tableau18.A"/>
        <table:table-column table:style-name="Tableau18.B"/>
        <table:table-row table:style-name="Tableau18.1">
          <table:table-cell table:style-name="Tableau18.A1" office:value-type="string">
            <text:p text:style-name="P81"><text:span text:style-name="Gras"><text:span text:style-name="T6">1D10</text:span></text:span></text:p>
          </table:table-cell>
          <table:table-cell table:style-name="Tableau18.A1" office:value-type="string">
            <text:p text:style-name="P81"><text:span text:style-name="Gras"><text:span text:style-name="T6">Archétype</text:span></text:span></text:p>
          </table:table-cell>
        </table:table-row>
        <table:table-row table:style-name="Tableau18.1">
          <table:table-cell table:style-name="Tableau18.A1" office:value-type="string">
            <text:p text:style-name="P43"><text:span text:style-name="Gras"><text:span text:style-name="T96">1</text:span></text:span></text:p>
          </table:table-cell>
          <table:table-cell table:style-name="Tableau18.A1" office:value-type="string">
            <text:p text:style-name="P47"><text:span text:style-name="Gras"><text:span text:style-name="T96">Le guerrier barbare, robuste et sauvage</text:span></text:span></text:p>
          </table:table-cell>
        </table:table-row>
        <table:table-row table:style-name="Tableau18.1">
          <table:table-cell table:style-name="Tableau18.A1" office:value-type="string">
            <text:p text:style-name="P43"><text:span text:style-name="Gras"><text:span text:style-name="T96">2</text:span></text:span></text:p>
          </table:table-cell>
          <table:table-cell table:style-name="Tableau18.A1" office:value-type="string">
            <text:p text:style-name="P47"><text:span text:style-name="Gras"><text:span text:style-name="T96">L’amuseur itinérant, audacieux et flamboyant</text:span></text:span></text:p>
          </table:table-cell>
        </table:table-row>
        <table:table-row table:style-name="Tableau18.1">
          <table:table-cell table:style-name="Tableau18.A1" office:value-type="string">
            <text:p text:style-name="P43"><text:span text:style-name="Gras"><text:span text:style-name="T96">3</text:span></text:span></text:p>
          </table:table-cell>
          <table:table-cell table:style-name="Tableau18.A1" office:value-type="string">
            <text:p text:style-name="P47"><text:span text:style-name="Gras"><text:span text:style-name="T96">Le moine errant protecteur des pauvres</text:span></text:span></text:p>
          </table:table-cell>
        </table:table-row>
        <table:table-row table:style-name="Tableau18.1">
          <table:table-cell table:style-name="Tableau18.A1" office:value-type="string">
            <text:p text:style-name="P43"><text:span text:style-name="Gras"><text:span text:style-name="T96">4</text:span></text:span></text:p>
          </table:table-cell>
          <table:table-cell table:style-name="Tableau18.A1" office:value-type="string">
            <text:p text:style-name="P47"><text:span text:style-name="Gras"><text:span text:style-name="T96">Le pillard nomade</text:span></text:span></text:p>
          </table:table-cell>
        </table:table-row>
        <table:table-row table:style-name="Tableau18.1">
          <table:table-cell table:style-name="Tableau18.A1" office:value-type="string">
            <text:p text:style-name="P43"><text:span text:style-name="Gras"><text:span text:style-name="T96">5</text:span></text:span></text:p>
          </table:table-cell>
          <table:table-cell table:style-name="Tableau18.A1" office:value-type="string">
            <text:p text:style-name="P47"><text:span text:style-name="Gras"><text:span text:style-name="T96">Le loup des mers</text:span></text:span></text:p>
          </table:table-cell>
        </table:table-row>
        <table:table-row table:style-name="Tableau18.1">
          <table:table-cell table:style-name="Tableau18.A1" office:value-type="string">
            <text:p text:style-name="P43"><text:span text:style-name="Gras"><text:span text:style-name="T96">6</text:span></text:span></text:p>
          </table:table-cell>
          <table:table-cell table:style-name="Tableau18.A1" office:value-type="string">
            <text:p text:style-name="P47"><text:span text:style-name="Gras"><text:span text:style-name="T96">L’érudit audacieux et avide de connaissance</text:span></text:span></text:p>
          </table:table-cell>
        </table:table-row>
        <table:table-row table:style-name="Tableau18.1">
          <table:table-cell table:style-name="Tableau18.A1" office:value-type="string">
            <text:p text:style-name="P43"><text:span text:style-name="Gras"><text:span text:style-name="T96">7</text:span></text:span></text:p>
          </table:table-cell>
          <table:table-cell table:style-name="Tableau18.A1" office:value-type="string">
            <text:p text:style-name="P47"><text:span text:style-name="Gras"><text:span text:style-name="T96">Le Vieux vétéran de la Garde Impériale</text:span></text:span></text:p>
          </table:table-cell>
        </table:table-row>
        <table:table-row table:style-name="Tableau18.1">
          <table:table-cell table:style-name="Tableau18.A1" office:value-type="string">
            <text:p text:style-name="P43"><text:span text:style-name="Gras"><text:span text:style-name="T96">8</text:span></text:span></text:p>
          </table:table-cell>
          <table:table-cell table:style-name="Tableau18.A1" office:value-type="string">
            <text:p text:style-name="P47"><text:span text:style-name="Gras"><text:span text:style-name="T96">L’</text:span></text:span><text:span text:style-name="Gras"><text:span text:style-name="T99">a</text:span></text:span><text:span text:style-name="Gras"><text:span text:style-name="T96">pprenti </text:span></text:span><text:span text:style-name="Gras"><text:span text:style-name="T99">s</text:span></text:span><text:span text:style-name="Gras"><text:span text:style-name="T96">orcier </text:span></text:span><text:span text:style-name="Gras"><text:span text:style-name="T99">o</text:span></text:span><text:span text:style-name="Gras"><text:span text:style-name="T96">pprimé</text:span></text:span></text:p>
          </table:table-cell>
        </table:table-row>
        <table:table-row table:style-name="Tableau18.1">
          <table:table-cell table:style-name="Tableau18.A1" office:value-type="string">
            <text:p text:style-name="P43"><text:span text:style-name="Gras"><text:span text:style-name="T96">9</text:span></text:span></text:p>
          </table:table-cell>
          <table:table-cell table:style-name="Tableau18.A1" office:value-type="string">
            <text:p text:style-name="P47"><text:span text:style-name="Gras"><text:span text:style-name="T96">Le</text:span></text:span><text:span text:style-name="Gras"><text:span text:style-name="T99"> v</text:span></text:span><text:span text:style-name="Gras"><text:span text:style-name="T96">oleur </text:span></text:span><text:span text:style-name="Gras"><text:span text:style-name="T99">f</text:span></text:span><text:span text:style-name="Gras"><text:span text:style-name="T96">urtif et </text:span></text:span><text:span text:style-name="Gras"><text:span text:style-name="T99">s</text:span></text:span><text:span text:style-name="Gras"><text:span text:style-name="T96">ournois</text:span></text:span></text:p>
          </table:table-cell>
        </table:table-row>
        <table:table-row table:style-name="Tableau18.1">
          <table:table-cell table:style-name="Tableau18.A11" office:value-type="string">
            <text:p text:style-name="P43"><text:span text:style-name="Gras"><text:span text:style-name="T96">10</text:span></text:span></text:p>
          </table:table-cell>
          <table:table-cell table:style-name="Tableau18.A11" office:value-type="string">
            <text:p text:style-name="P47"><text:span text:style-name="Gras"><text:span text:style-name="T96">Le </text:span></text:span><text:span text:style-name="Gras"><text:span text:style-name="T99">m</text:span></text:span><text:span text:style-name="Gras"><text:span text:style-name="T96">archand </text:span></text:span><text:span text:style-name="Gras"><text:span text:style-name="T99">o</text:span></text:span><text:span text:style-name="Gras"><text:span text:style-name="T96">pportuniste à la recherche de nouveaux marchés</text:span></text:span></text:p>
          </table:table-cell>
        </table:table-row>
      </table:table>
      <text:p text:style-name="P12"/>
      <text:p text:style-name="P106">Etape 4 : Choisissez Les Compétences</text:p>
      <text:p text:style-name="P170">Calculer les bases de compétences.</text:p>
      <text:p text:style-name="P153"><text:span text:style-name="T79">Compétence d’Archétype</text:span><text:span text:style-name="T24">. Divisez 200 points entre ces compétences, en attribuant 30 points au maximum par compétence.</text:span></text:p>
      <text:p text:style-name="P153"><text:span text:style-name="T79">Compétences libres</text:span><text:span text:style-name="T24">. Répartissez 50 parmi les compétences absentes de la liste de l’Archétype, en attribuant 30 points au maximum par compétence.</text:span></text:p>
      <text:p text:style-name="P106">Etape 5 : Choisissez La Magie Commune</text:p>
      <text:p text:style-name="P170">Répartissez 6 points de Magnitude entre les sorts accessibles à l’Archétype.</text:p>
      <text:p text:style-name="P106">Etape 6 : Notez L’argent Et L’équipement De Départ</text:p>
      <text:p text:style-name="P170">Choisissez l’équipement à partir des suggestions de l’Archétype et notez vos choix sur la feuille de personnage.</text:p>
      <text:p text:style-name="P170">Le personnage possède 4D6x10 pièces d’argent.</text:p>
      <text:p text:style-name="P89"><text:soft-page-break/>Spécialiste</text:p>
      <text:p text:style-name="P190">Les règles par défaut créent des personnages polyvalents, avec des compétences correctes en combat et un peu de magie. Si vous désirez jouer des personnages qui soient des guerriers ou des magiciens émérites, vous pouvez utiliser les règles suivantes :</text:p>
      <text:p text:style-name="P252"><text:span text:style-name="T86">Guerrier</text:span><text:span text:style-name="T53">. Allouez 75 points aux compétences de combat (au lieu des 50 habituels), avec un maximum de 50 dans la même compétence, et allouez 2 points de Magnitude à la Magie Commune.</text:span></text:p>
      <text:p text:style-name="P252"><text:span text:style-name="T83">Magicien</text:span><text:span text:style-name="T58">. Allouez 30 points aux compétences de combat et 9 points de magnitude aux sorts de Magie Commune. Si le meneur de jeu a autorisé des personnages à commencer avec la Magie Divine ou la Sorcellerie, ces 9 points peuvent également être dépensés sur des sorts de ces deux types de magie. Les compétences magiques de chaque type de magie (Magie Commune, Religion, Sorcellerie) commencent à POU x 4.</text:span></text:p>
      <text:p text:style-name="P89">Personnages non humains</text:p>
      <text:p text:style-name="P170">Avec la permission du meneur de jeu, votre personnage peut être une des créatures du chapitre Créatures.</text:p>
      <text:p text:style-name="P153"><text:span text:style-name="T79">Méthode 1 </text:span><text:span text:style-name="T24">: utilisez la méthode aléatoire pour déterminer les caractéristiques et lancez le dé comme suggéré dans la description.</text:span></text:p>
      <text:p text:style-name="P153"><text:span text:style-name="T92">M</text:span><text:span text:style-name="T79">éthode 2</text:span><text:span text:style-name="T24"> : prenez les valeurs entre parenthèse</text:span><text:span text:style-name="T27">s</text:span><text:span text:style-name="T24"> comme point de départ et rajoutez dix points entre elles.</text:span></text:p>
      <text:p text:style-name="P170">Notez les capacités spéciales, les traits, capacités de mouvement, armes et armures naturelles de la créature. Le Modificateur de Dégât pour l’arme naturelle est déjà indiqué et la compétence débute à sa valeur de base.</text:p>
      <text:p text:style-name="P183">Ensuite, déterminez les compétences et la magie de la manière habituelle, en utilisant éventuellement comme guide les armes et compétences indiquées dans la description de la créature, qui correspond à un membre normal de l’espèce.</text:p>
      <text:p text:style-name="P122"><text:soft-page-break/>Cycle De Vie D’un Personnage</text:p>
      <text:p text:style-name="P170">Cette section s’intéresse aux différentes étapes de la carrière d’un personnage, afin d’aider le meneur de jeu à concevoir des quêtes adaptées au niveau de puissance des personnages et à générer des personnages plus expérimentés.</text:p>
      <text:p text:style-name="P170">Toutefois, vous ne trouverez aucune règle précise de création de personnage. Les joueurs et le meneur de jeu doivent donc s’entendre sur les compétences et la magie exactes des personnages, sur la base des informations données ici.</text:p>
      <text:p text:style-name="P170">Le chapitre 6 La Quête fait à nouveau référence au Cycle de Vie, en détaillant les types de quêtes possibles selon le niveau de puissance des personnages.</text:p>
      <text:p text:style-name="P89">Bouseux</text:p>
      <text:p text:style-name="P170">Votre personnage commence au plus bas de l’échelle : il est miséreux et incompétent. Commencer à ce niveau peut être frustrant pour les joueurs, à moins que leurs personnages puissent rapidement s’améliorer et échapper à la pauvreté.</text:p>
      <text:p text:style-name="P106">Niveau De Puissance</text:p>
      <text:p text:style-name="P153"><text:span text:style-name="T79">Meilleures compétences :</text:span><text:span text:style-name="T24"> autour de 45 %. Les Bouseux commencent avec des compétences à leur valeur de départ et 25 points à dépenser sur quelques-un</text:span><text:span text:style-name="T28">e</text:span><text:span text:style-name="T24">s d’entre elles.</text:span></text:p>
      <text:p text:style-name="P153"><text:span text:style-name="T79">Magie :</text:span><text:span text:style-name="T24"> 2 ou 3 points de Magie Commune.</text:span></text:p>
      <text:p text:style-name="P106">Quelles Aventures ?</text:p>
      <text:p text:style-name="P170">Des aventures courtes et simples, des missions suffisamment bien payées et pas trop dangereuses.</text:p>
      <text:p text:style-name="P163">Exemples :</text:p>
      <text:p text:style-name="P253">Vous voulez chasser un groupe de bandits orcs de leur refuge ? Embauchez des Bouseux !</text:p>
      <text:p text:style-name="P253"><text:soft-page-break/>Vous êtes un seigneur et vous voulez vous débarrasser d’un fauteur de troubles sans être tenu responsable ? Une équipe de Bouseux vient justement d’arriver en ville…</text:p>
      <text:p text:style-name="P253">Vous êtes l’heureux propriétaire d’une carte des vieilles catacombes sous les ruines du château local, mais vous n’avez pas le gout du risque ? Ces Bouseux se chargeront du sale boulot pour vous, et vous empocherez une partie des gains.</text:p>
      <text:p text:style-name="P106">Où Vit-il ?</text:p>
      <text:p text:style-name="P186">Dans la rue, dans une tente située dans un champ, dans une chambre miteuse, dans une ruine ou un souterrain « nettoyé », etc.</text:p>
      <text:p text:style-name="P106">Disciples/Domestiques</text:p>
      <text:p text:style-name="P170">Un chien ou une mule, s’il a de la chance.</text:p>
      <text:p text:style-name="P95">Marginal</text:p>
      <text:p text:style-name="P192">C’est le niveau par défaut. Le personnage a terminé un apprentissage formel ou a déjà connu des expériences significatives. Par exemple, Rurik le Téméraire est arrivé au stade décrit dans le chapitre 1 après avoir servi cinq ans dans l’armée d’un duc de Gatan.</text:p>
      <text:p text:style-name="P186">Sans être un expert, un Marginal est suffisamment compétent dans son domaine pour éveiller l’intérêt de puissants employeurs. S’il garde les faveurs de son ou ses protecteurs, il pourra accroitre son influence au sein des communautés qu’il fréquente.</text:p>
      <text:p text:style-name="P110">Niveau De Puissance</text:p>
      <text:p text:style-name="P153"><text:span text:style-name="T83">Meilleures compétences :</text:span><text:span text:style-name="T58"> 65-75 %</text:span></text:p>
      <text:p text:style-name="P153"><text:span text:style-name="T83">Magie </text:span><text:span text:style-name="T58">: 6 Points de Magie Commune (ou de Sorcellerie ou de Magie Divine si le meneur de jeu l’autorise).</text:span></text:p>
      <text:p text:style-name="P110">Quelles Aventures ?</text:p>
      <text:p text:style-name="P192">Le seigneur local peut charger un groupe de Marginaux de certaines tâches qu’il préfère ne pas confier aux membres de sa suite.</text:p>
      <text:p text:style-name="P192"><text:soft-page-break/>Les Marginaux peuvent aussi partir à l’aventure de leur propre initiative, afin d’augmenter leur réputation et leur pouvoir dans la communauté, ou pour venir en aide à celle-ci.</text:p>
      <text:p text:style-name="P165">Exemples :</text:p>
      <text:p text:style-name="P256">Repousser les bandits qui tourmentent le village.</text:p>
      <text:p text:style-name="P256">Sauver le fils d’un seigneur local qui est emprisonné dans une forteresse ennemie.</text:p>
      <text:p text:style-name="P256">Aider à pacifier une région pour faciliter l’implantation du temple d’un nouveau culte.</text:p>
      <text:p text:style-name="P256">Résoudre une série de meurtres dans une ville.</text:p>
      <text:p text:style-name="P256">Détruire un culte maléfique.</text:p>
      <text:p text:style-name="P256">Rendre un service à un sorcier local en échange de son savoir magique.</text:p>
      <text:p text:style-name="P110">Où Vit-il ?</text:p>
      <text:p text:style-name="P192">Dans une chambre confortable, dans une petite maison dont lui et ses compagnons sont propriétaires, dans les locaux de la guilde ou du temple local, etc.</text:p>
      <text:p text:style-name="P110">Disciples/Domestiques</text:p>
      <text:p text:style-name="P192">Éventuellement des membres de la milice seigneuriale, voire des lanceurs de sorts du temple ou de l’école de sorcellerie pour les missions que les dirigeants locaux estiment les plus importantes.</text:p>
      <text:p text:style-name="P95">Dirigeant</text:p>
      <text:p text:style-name="P153"><text:span text:style-name="T165">à</text:span><text:span text:style-name="T58"> ce stade, le personnage a réussi à se hisser au sommet de sa communauté : </text:span><text:span text:style-name="T62">m</text:span><text:span text:style-name="T58">aitre de </text:span><text:span text:style-name="T62">g</text:span><text:span text:style-name="T58">uilde, </text:span><text:span text:style-name="T62">grand </text:span><text:span text:style-name="T61">p</text:span><text:span text:style-name="T58">rêtre du temple local, </text:span><text:span text:style-name="T62">m</text:span><text:span text:style-name="T58">age </text:span><text:span text:style-name="T62">s</text:span><text:span text:style-name="T58">uprême de l’École de Sorcellerie, </text:span><text:span text:style-name="T62">s</text:span><text:span text:style-name="T58">eigneur de la région, etc.</text:span></text:p>
      <text:p text:style-name="P110">Niveau De Puissance</text:p>
      <text:p text:style-name="P153"><text:span text:style-name="T79">Meilleures compétences </text:span><text:span text:style-name="T24">: deux compétences à 95 %.</text:span></text:p>
      <text:p text:style-name="P153"><text:span text:style-name="T83">Magie </text:span><text:span text:style-name="T58">: 10 points de Magie Commune ou de Sorcellerie ou de Magie Divine + 10 points de Magie supplémentaires, grâce aux réserves </text:span><text:soft-page-break/><text:span text:style-name="T58">de Points de Magie ou aux Esprits Magiques, 1D6 objets magiques mineurs.</text:span></text:p>
      <text:p text:style-name="P110">Quelles Aventures ?</text:p>
      <text:p text:style-name="P192">Le dirigeant est censé étendre son pouvoir et son domaine, tout en le protégeant de menaces internes ou externes. Si le personnage peut encore avoir à s’impliquer personnellement, par exemple pour combattre un monstre particulièrement puissant, les intrigues et la politique occuperont surement la majeure partie de son temps.</text:p>
      <text:p text:style-name="P110">Où Vit-il ?</text:p>
      <text:p text:style-name="P192">Dans un palais, une maison de la guilde, une forteresse fortifiée, une tour de sorcier, une grande demeure spécifiquement adaptées à ses besoins et suffisamment vaste pour accueillir des disciples ou des domestiques.</text:p>
      <text:p text:style-name="P110">Disciples/Domestiques</text:p>
      <text:p text:style-name="P192">Grâce à sa richesse et à sa réputation, le personnage peut facilement embaucher des apprentis, des serviteurs ou des soldats.</text:p>
      <text:p text:style-name="P95">Superhéros</text:p>
      <text:p text:style-name="P192">La majorité des membres d’une culture ou d’une société entière voient le personnage comme un héros qui les aidera à surpasser les cultures ou les sociétés rivales.</text:p>
      <text:p text:style-name="P110">Niveau De Puissance</text:p>
      <text:p text:style-name="P153"><text:span text:style-name="T83">Meilleures compétences :</text:span><text:span text:style-name="T58"> plusieurs au-dessus de 100 %</text:span><text:span text:style-name="T83">.</text:span></text:p>
      <text:p text:style-name="P153"><text:span text:style-name="T83">Magie </text:span><text:span text:style-name="T58">: 20 Points de n’importe quel type de magie, 2D6 objets magiques mineurs, 1D6 objets magiques majeurs, 1 Artéfact/Relique.</text:span></text:p>
      <text:p text:style-name="P110">Quelles Aventures ?</text:p>
      <text:p text:style-name="P196">Il guerroie contre d’autres peuples, accomplit des quêtes épiques, voyage vers d’autres plans d’existence…</text:p>
      <text:p text:style-name="P106"><text:soft-page-break/>Où Vit-il ?</text:p>
      <text:p text:style-name="P186">Dans le même type d’endroit qu’un Dirigeant, mais adapté au prestige du Superhéros : une vulgaire tour de sorcier devient par exemple la Grande Tour Céleste qui atteint les nuages.</text:p>
      <text:p text:style-name="P106">Disciples/Domestiques</text:p>
      <text:p text:style-name="P170">Le personnage peut utiliser les ressources de pays entiers.</text:p>
      <text:p text:style-name="P89">Demi-Dieu</text:p>
      <text:p text:style-name="P186">Ce personnage a appris le secret de l’immortalité, par exemple en dérobant ce pouvoir à un dieu.</text:p>
      <text:p text:style-name="P106">Niveau De Puissance</text:p>
      <text:p text:style-name="P153"><text:span text:style-name="T79">Meilleures compétences</text:span><text:span text:style-name="T24"> : la plupart des compétences importantes autour de 200 % et les autres compétences au-dessus de 100 %.</text:span></text:p>
      <text:p text:style-name="P153"><text:span text:style-name="T79">Magie </text:span><text:span text:style-name="T24">: 50 Points de n’importe quel type de magie, de nombreux objets magiques mineurs ou majeurs, et quelques Artéfacts/Reliques.</text:span></text:p>
      <text:p text:style-name="P106">Quelles Aventures ?</text:p>
      <text:p text:style-name="P170">Quêtes pour dominer le monde, aventures mystiques pour sauver la réalité elle-même de monstres extra-dimensionnels.</text:p>
      <text:p text:style-name="P106">Où Vit-il ?</text:p>
      <text:p text:style-name="P170">Dans un lieu magique lié à son Empire.</text:p>
      <text:p text:style-name="P106">Disciples/Domestiques/Animaux</text:p>
      <text:p text:style-name="P170">Adorateurs mortels et alliés immortels.</text:p>
      <text:p text:style-name="P183"/>
      <text:p text:style-name="P130">Chapitre 3 : Compétences</text:p>
      <text:p text:style-name="P26">Comment Accomplir Des Actions</text:p>
      <text:p text:style-name="P170"/>
      <text:p text:style-name="P170"/>
      <text:p text:style-name="P197">Les personnages utilisent les compétences pour accomplir des actions dans le jeu. Quand le résultat d’une action n’est pas assuré, le meneur de jeu demandera au joueur de réaliser un test de compétence pour voir si le personnage a réussi son action.</text:p>
      <text:p text:style-name="P169">Exemple</text:p>
      <text:p text:style-name="P153"><text:span text:style-name="T85">Jean </text:span><text:span text:style-name="T70">: Rurik arrive au bord d’un ravin large et très profond. Il peut entendre l’eau en contrebas rugir au fond du ravin, alors qu’il voit en face de lui les restes d’un pont de cordes.</text:span></text:p>
      <text:p text:style-name="P153"><text:span text:style-name="T85">Rob </text:span><text:span text:style-name="T70">: il est à quelle distance, ce pont ?</text:span></text:p>
      <text:p text:style-name="P153"><text:span text:style-name="T85">Jean </text:span><text:span text:style-name="T70">: environ cinq mètres.</text:span></text:p>
      <text:p text:style-name="P153"><text:span text:style-name="T85">Rob </text:span><text:span text:style-name="T70">: ok, Rurik va tenter de sauter par-dessus le ravin.</text:span></text:p>
      <text:p text:style-name="P153"><text:span text:style-name="T85">Jean </text:span><text:span text:style-name="T70">: fais-moi un test d’Athlétisme, étant donné que la compétence couvre le saut. En cas d’échec, Rurik risque de faire une belle chute !</text:span></text:p>
      <text:p text:style-name="P153"><text:span text:style-name="T85">Rob </text:span><text:span text:style-name="T70">: Rurik va quand même tenter sa chance. Il a 60 % en Athlétisme.</text:span></text:p>
      <text:p text:style-name="P188">Rob lance un D100 : le dé des dizaines indique 3 et celui des unités indique 4.</text:p>
      <text:p text:style-name="P153"><text:span text:style-name="T85">Rob </text:span><text:span text:style-name="T70">: 34, c’est un succès ! Rurik court et saute par-dessus le ravin. Il est maintenant de l’autre côté, que voit-il ?</text:span></text:p>
      <text:p text:style-name="P188">Ce chapitre décrit quand et comment effectuer des tests de compétence, comment modifier les compétences selon les circonstances du test et comment déterminer le résultat de tests où deux personnages sont en compétition l’un contre l’autre.</text:p>
      <text:p text:style-name="P188">Enfin, une liste des compétences utilisées dans le jeu est détaillée.</text:p>
      <text:p text:style-name="P188">Les personnages passés Maitres dans leur discipline peuvent avoir des compétences au-dessus de 100 %. La gestion de ces compétences très élevées sera expliquée plus loin dans ce chapitre.</text:p>
      <text:p text:style-name="P188"><text:soft-page-break/></text:p>
      <table:table table:name="Tableau19" table:style-name="Tableau19">
        <table:table-column table:style-name="Tableau19.A"/>
        <table:table-row table:style-name="Tableau19.1">
          <table:table-cell table:style-name="Tableau19.A1" office:value-type="string">
            <text:p text:style-name="P17">Conseil au meneur de jeu :</text:p>
            <text:p text:style-name="P17">Quand demander un test de compétence ?</text:p>
            <text:p text:style-name="P209">Quand l’issue de l’action d’un personnage est incertaine ou quand le personnage veut dépasser ses capacités habituelles. Si le meneur de jeu juge que le personnage n’est pas forcément capable d’effectuer une tâche, il a tout à fait le droit de demander un test de compétence.</text:p>
            <text:p text:style-name="P209">Quand l’intensité dramatique est forte. Réfléchissez soigneusement avant de demander un test de compétence. Ces tests devraient procurer le même effet aux joueurs que si vous regardiez un thriller et que vous parveniez au tournant de l’histoire. Si l’action est de faible importance, comme la recherche d’une bribe d’information, alors laissez le joueur réussir sans lui demander de lancer les dés. Si l’enjeu de la situation est plus grand, soulignez l’importance de l’enjeu et demandez un test. Lorsqu’un échec à un test entraine des conséquences graves pour le personnage, comme tomber dans un trou rempli de pics en cas d’échec à un test d’Athlétisme, le joueur devrait être averti des risques avant que le personnage ne tente son action.</text:p>
            <text:p text:style-name="P209">Quand le meneur de jeu devrait-il éviter de demander de test de compétence ?</text:p>
            <text:p text:style-name="P209">Comme substitut à la narration et à l’interprétation. Si la conversation entre joueurs et meneur de jeu suffit au bon déroulement du jeu et que histoire ainsi créée tient tout le monde en haleine, réfléchissez à deux fois avant de briser l’ambiance en demandant un test de compétence.</text:p>
            <text:p text:style-name="P209">Simplement pour animer un peu le jeu. Le meneur de jeu ne devrait jamais remplacer une bonne description de la scène dans laquelle se trouvent les joueurs par une série de lancers de dés.</text:p>
            <text:p text:style-name="P209">Si un test similaire vient d’être réalisé. Il est tentant de demander une série de tests pour simuler une tâche ardue : escalader une falaise particulièrement abrupte, pister un ennemi à travers une jungle très dense… Résistez à la tentation ! Vous ne ferez que casser l’immersion du joueur dans la partie et engendrerez frustration et ennui alors que défilent les jets de dé inutiles. Au lieu de cela, demandez un seul test et appliquez les modificateurs qui conviennent pour refléter la difficulté de la tâche. Si possible, ne demandez pas un autre test avant que les circonstances ne changent significativement.</text:p>
          </table:table-cell>
        </table:table-row>
      </table:table>
      <text:p text:style-name="P170"/>
      <text:p text:style-name="P122">Le Test De Compétence</text:p>
      <text:p text:style-name="P153"><text:span text:style-name="T24">Pour effectuer un test, le joueur décrit d’abord ce que son personnage veut accomplir. Il lance ensuite </text:span><text:span text:style-name="T131">1D100</text:span><text:span text:style-name="T24"> et compare le résultat à </text:span><text:soft-page-break/><text:span text:style-name="T24">la compétence appropriée de son personnage. Si le résultat du dé est inférieur ou égal à la valeur de la compétence, la tentative réussit. S’il est supérieur, alors la tentative échoue. Le </text:span><text:span text:style-name="T131">meneur de jeu</text:span><text:span text:style-name="T24"> décrit ensuite les conséquences de l’échec ou de la réussite du personnage.</text:span></text:p>
      <text:p text:style-name="P170">Dans des conditions normales, un test de compétence est demandé lorsque le personnage est mis sur le devant de la scène et doit réussir une action dans des circonstances stressantes.</text:p>
      <text:p text:style-name="P170">Si le personnage dispose de beaucoup de temps et des outils nécessaires, s’il est dans un environnement tranquille et qu’il se sent détendu, il accomplit la tâche au maximum de ses capacités.</text:p>
      <text:p text:style-name="P153"><text:span text:style-name="T79">Exemple.</text:span><text:span text:style-name="T24"> Un apprenti potier (Artisanat 25 %) sera capable de produire régulièrement des pots de qualité passable s’il travaille dans l’atelier de son maitre. Bien sûr, le personnage sera toujours incapable de réaliser quelque chose qui est au-delà de ses compétences, à moins que le joueur ne décide de tenter sa chance et de demander un test de compétence.</text:span></text:p>
      <text:p text:style-name="P153"><text:span text:style-name="T83">Exemple.</text:span><text:span text:style-name="T58"> Un noble local désire commander une pièce de poterie artistique en vue d’une grande réception qu’il organise plus tard dans le mois. Son serviteur arrive à l’échoppe du potier, mais ne trouve pas le maitre, qui est parti rendre visite à un de ses pairs. L’apprenti y voit l’occasion d’améliorer tant ses finances que sa réputation. Comme il sait que le travail habituel de son personnage serait de qualité insuffisante, le joueur décide d’effectuer un test avec l’espoir de produire un objet répondant aux désirs du noble.</text:span></text:p>
      <text:p text:style-name="P89">Prouesse</text:p>
      <text:p text:style-name="P170">Si le résultat du lancer de dé est égal ou inférieur à 10 % de la compétence modifiée, alors une Prouesse a été obtenue.</text:p>
      <text:p text:style-name="P170">Les bénéfices d’une Prouesse dépassent largement les attentes du joueur qui a décidé d’effectuer le test.</text:p>
      <text:p text:style-name="P153"><text:span text:style-name="T24">La définition précise du résultat d’une Prouesse durant un test de compétence relève de la responsabilité du </text:span><text:span text:style-name="T131">meneur de jeu</text:span><text:span text:style-name="T24">. Mais en général, un tel succès permet d’obtenir un des avantages suivants :</text:span></text:p>
      <text:p text:style-name="P253"><text:soft-page-break/>La tâche est accomplie plus rapidement ;</text:p>
      <text:p text:style-name="P253">La tâche est accomplie avec un plus haut degré d’expertise que d’habitude ;</text:p>
      <text:p text:style-name="P253">La tâche est réalisée avec panache, impressionnant les témoins de la scène ;</text:p>
      <text:p text:style-name="P253">Le personnage obtient des informations supplémentaires ou comprend mieux la tâche grâce à son intelligence.</text:p>
      <text:p text:style-name="P153"><text:span text:style-name="T79">Exemple. </text:span><text:span text:style-name="T24">Lorsque Rurik saute par-dessus le précipice, il n’a que de 6 % de chance d’obtenir un critique, car son score en Athlétisme est de 60 %. Si Rob, le joueur, obtient un 6 % ou moins, Rurik parviendra très facilement de l’autre côté et pourra continuer sa course sans avoir à reprendre sa respiration.</text:span></text:p>
      <text:p text:style-name="P89">Maladresse</text:p>
      <text:p text:style-name="P153"><text:span text:style-name="T24">Lorsque le résultat d’un test indique </text:span><text:span text:style-name="T131">00</text:span><text:span text:style-name="T24">, c’est-à-dire lorsque les deux </text:span><text:span text:style-name="T131">d10</text:span><text:span text:style-name="T24"> indiquent 0, cela signifie que le joueur a fait 100 et qu’il a obtenu une Maladresse.</text:span></text:p>
      <text:p text:style-name="P170">Une Maladresse correspond à un résultat désastreux par rapport à ce que le joueur prévoyait pour son personnage au moment du test.</text:p>
      <text:p text:style-name="P153"><text:span text:style-name="T24">Là encore, les conséquences d’une Maladresse sont du ressort du </text:span><text:span text:style-name="T131">meneur de jeu</text:span><text:span text:style-name="T24">. Voici quelques exemples de conséquences :</text:span></text:p>
      <text:p text:style-name="P253">La tâche prend deux fois plus de temps à réaliser que prévu et débouche sur un échec ;</text:p>
      <text:p text:style-name="P253">La tâche donne un résultat inutile qui rend en fait les tentatives ultérieures plus difficiles ;</text:p>
      <text:p text:style-name="P253">La tâche échoue spectaculairement ; le personnage devient un sujet de dérision et de mépris pour les témoins de la scène ;</text:p>
      <text:p text:style-name="P253">Le personnage est incapacité, voire blessé, à la suite à son échec.</text:p>
      <text:p text:style-name="P153"><text:span text:style-name="T79">Exemple.</text:span><text:span text:style-name="T24"> Si Rob obtient un 00, non seulement Rurik n’arrive pas à sauter par-dessus le précipice, mais il tombe dedans la tête la première !</text:span></text:p>
      <text:p text:style-name="P170"><text:soft-page-break/>Il existe des résultats spécifiques de Prouesses et de Maladresses pour les tests compétences d’armes et de magie : ils seront décrits plus loin.</text:p>
      <text:p text:style-name="P89">Difficulté</text:p>
      <text:p text:style-name="P170">Des modificateurs peuvent être appliqués à une compétence pour la durée du test. Une pénalité rendra le test plus difficile alors qu’un bonus le facilitera. Les modificateurs sont appliqués avant le lancer des dés.</text:p>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P81"><text:span text:style-name="Gras"><text:span text:style-name="T6">Difficulté</text:span></text:span></text:p>
          </table:table-cell>
          <table:table-cell table:style-name="Tableau20.A1" office:value-type="string">
            <text:p text:style-name="P81"><text:span text:style-name="Gras"><text:span text:style-name="T6">Modificateur de compétence</text:span></text:span></text:p>
          </table:table-cell>
          <table:table-cell table:style-name="Tableau20.A1" office:value-type="string">
            <text:p text:style-name="P80"><text:span text:style-name="Gras"><text:span text:style-name="T6">Signification du modificateur</text:span></text:span></text:p>
          </table:table-cell>
        </table:table-row>
        <table:table-row table:style-name="Tableau20.1">
          <table:table-cell table:style-name="Tableau20.A1" office:value-type="string">
            <text:p text:style-name="P47"><text:span text:style-name="Gras"><text:span text:style-name="T24">Facile</text:span></text:span></text:p>
          </table:table-cell>
          <table:table-cell table:style-name="Tableau20.A1" office:value-type="string">
            <text:p text:style-name="P47"><text:span text:style-name="Gras"><text:span text:style-name="T24">+ 50 %</text:span></text:span></text:p>
          </table:table-cell>
          <table:table-cell table:style-name="Tableau20.A1" office:value-type="string">
            <text:p text:style-name="P44"><text:span text:style-name="Gras"><text:span text:style-name="T24">La tâche est beaucoup plus simple que la moyenne et le personnage devrait être presque sûr de réussir.</text:span></text:span></text:p>
          </table:table-cell>
        </table:table-row>
        <table:table-row table:style-name="Tableau20.1">
          <table:table-cell table:style-name="Tableau20.A1" office:value-type="string">
            <text:p text:style-name="P47"><text:span text:style-name="Gras"><text:span text:style-name="T24">Simple</text:span></text:span></text:p>
          </table:table-cell>
          <table:table-cell table:style-name="Tableau20.A1" office:value-type="string">
            <text:p text:style-name="P47"><text:span text:style-name="Gras"><text:span text:style-name="T24">+ 25 %</text:span></text:span></text:p>
          </table:table-cell>
          <table:table-cell table:style-name="Tableau20.A1" office:value-type="string">
            <text:p text:style-name="P44"><text:span text:style-name="Gras"><text:span text:style-name="T49">La tâche est plus simple que la moyenne et les chances du personnage sont augmentées.</text:span></text:span></text:p>
          </table:table-cell>
        </table:table-row>
        <table:table-row table:style-name="Tableau20.1">
          <table:table-cell table:style-name="Tableau20.A1" office:value-type="string">
            <text:p text:style-name="P47"><text:span text:style-name="Gras"><text:span text:style-name="T24">Moyen</text:span></text:span></text:p>
          </table:table-cell>
          <table:table-cell table:style-name="Tableau20.A1" office:value-type="string">
            <text:p text:style-name="P47"><text:span text:style-name="Gras"><text:span text:style-name="T24">0 %</text:span></text:span></text:p>
          </table:table-cell>
          <table:table-cell table:style-name="Tableau20.A1" office:value-type="string">
            <text:p text:style-name="P44"><text:span text:style-name="Gras"><text:span text:style-name="T53">La compétence n’est pas modifiée étant donné que le test est effectué dans des conditions normales.</text:span></text:span></text:p>
          </table:table-cell>
        </table:table-row>
        <table:table-row table:style-name="Tableau20.1">
          <table:table-cell table:style-name="Tableau20.A1" office:value-type="string">
            <text:p text:style-name="P47"><text:span text:style-name="Gras"><text:span text:style-name="T24">Difficile</text:span></text:span></text:p>
          </table:table-cell>
          <table:table-cell table:style-name="Tableau20.A1" office:value-type="string">
            <text:p text:style-name="P47"><text:span text:style-name="Gras"><text:span text:style-name="T24">- 25 %</text:span></text:span></text:p>
          </table:table-cell>
          <table:table-cell table:style-name="Tableau20.A1" office:value-type="string">
            <text:p text:style-name="P44"><text:span text:style-name="Gras"><text:span text:style-name="T24">Le personnage est considérablement gêné dans sa tâche.</text:span></text:span></text:p>
          </table:table-cell>
        </table:table-row>
        <table:table-row table:style-name="Tableau20.1">
          <table:table-cell table:style-name="Tableau20.A6" office:value-type="string">
            <text:p text:style-name="P47"><text:span text:style-name="Gras"><text:span text:style-name="T24">Très difficile</text:span></text:span></text:p>
          </table:table-cell>
          <table:table-cell table:style-name="Tableau20.A6" office:value-type="string">
            <text:p text:style-name="P47"><text:span text:style-name="Gras"><text:span text:style-name="T24">- 50 %</text:span></text:span></text:p>
          </table:table-cell>
          <table:table-cell table:style-name="Tableau20.A6" office:value-type="string">
            <text:p text:style-name="P44"><text:span text:style-name="Gras"><text:span text:style-name="T24">Le personnage doit faire face à de sérieuses difficultés qui peuvent rendre le succès impossible.</text:span></text:span></text:p>
          </table:table-cell>
        </table:table-row>
      </table:table>
      <text:p text:style-name="P9"/>
      <text:p text:style-name="P89">Succès Impossible Et Échec Automatique</text:p>
      <text:p text:style-name="P173">Si la compétence testée, après application des modificateurs, est égale ou inférieure à 0 %, le test de compétence échoue automati<text:soft-page-break/>quement. Lancez tout de même le dé, car votre personnage peut toujours faire une Maladresse…</text:p>
      <text:p text:style-name="P170">Par contre, un test de compétence réussit automatiquement si la compétence testée, après application des modificateurs, est égale ou supérieure à 100 %. Lancez le dé malgré tout, car votre personnage peut obtenir une Prouesse (10 % de la compétence modifiée) ou une Maladresse !</text:p>
      <text:p text:style-name="P153"><text:span text:style-name="T83">Exemple.</text:span><text:span text:style-name="T58"> Alors qu’il séjourne à la cour du comte de Malvon, Rurik est chargé de lui composer un poème stimulant et subtil. Une telle tâche est Très Difficile à réaliser (-50 %) : le 35 % en Performance de Rurik devient un désastreux -15 % ! Autant dire que Rurik n’a aucune chance de plaire au comte… Les dés sont tout de même lancés au cas où Rurik effectuerait une Maladresse.</text:span></text:p>
      <text:p text:style-name="P153"><text:span text:style-name="T79">Exemple.</text:span><text:span text:style-name="T24"> Après avoir déplu à la cour à cause de sa piètre prestation, Rurik essaie de grimper un petit mur alors que des gardes du comte le poursuivent. Le meneur de jeu décide que c’est une tâche Facile (+50 %) : la compétence d’Athlétisme de Rurik passe de 60 % à 110 %, ce qui lui donne 11 % de chance d’obtenir une Prouesse et d’impressionner ainsi les spectateurs par sa grâce et son style.</text:span></text:p>
      <text:p text:style-name="P96">Quand Appliquer Les Modificateurs De Difficulté ?</text:p>
      <text:p text:style-name="P192">Les modificateurs ne devraient être appliqués que lorsqu’ils influent significativement sur les chances de succès du personnage ; les utiliser à chaque test de compétence réduirait leur effet dramatique. Appliquez un modificateur seulement s’il est important et apporte quelque chose à l’histoire. Résistez à la tentation d’ajouter +10 % ici et d’enlever -5 % là ; ces petits modificateurs ne changent pas grand-chose aux chances de succès et risquent de briser l’immersion des joueurs en multipliant les calculs inutiles.</text:p>
      <text:p text:style-name="P153"><text:span text:style-name="T24">Si le </text:span><text:span text:style-name="T131">meneur de jeu</text:span><text:span text:style-name="T24"> désire modifier la compétence du joueur avant un test de compétence, il devrait tenir compte de trois paramètres :</text:span></text:p>
      <text:p text:style-name="P253">La facilité ou la difficulté intrinsèque de la tâche ;</text:p>
      <text:p text:style-name="P253"><text:soft-page-break/>La bonne ou mauvaise préparation du personnage du joueur ou de ses adversaires ;</text:p>
      <text:p text:style-name="P253">L’interprétation du personnage par le joueur.</text:p>
      <text:p text:style-name="P178">Un seul paramètre, le plus important aux yeux du meneur de jeu, sera retenu comme modificateur.</text:p>
      <text:p text:style-name="P158"><text:span text:style-name="T86">Exemple.</text:span><text:span text:style-name="T53"> Si un joueur a extrêmement bien incarné son personnage alors que celui-ci influençait un garde sous la pluie battante, le </text:span><text:span text:style-name="T140">meneur de jeu</text:span><text:span text:style-name="T53"> peut décider d’accorder un bonus de +50 % pour récompenser le « jeu d’acteur » du personnage plutôt que de lui infliger un malus de -25 % parce que la pluie a douché l’enthousiasme du garde. Dans ce cas, le seul modificateur utilisé pour le test sera le bonus de +50 %.</text:span></text:p>
      <text:p text:style-name="P106">La facilité ou la difficulté intrinsèque de la tâche</text:p>
      <text:p text:style-name="P178">Certaines choses sont naturellement plus ardues ou faciles à réaliser que d’autres.</text:p>
      <text:p text:style-name="P178">Par exemple, escalader une falaise abrupte avec l’équipement adéquat (corde et piquets) est une tâche de difficulté moyenne, sans modificateur. Accomplir la même chose sous une pluie violente rend la tâche difficile (-25 % de malus) et si le personnage ne dispose pas de son équipement, la tâche devient presque impossible (-50 % de malus).</text:p>
      <text:p text:style-name="P178">À contrario, escalader une falaise qui offre de nombreuses prises et où le personnage peut facilement se reposer, voire marcher sur certains passages, ne comporte aucune difficulté (+50 %).</text:p>
      <text:p text:style-name="P106">La préparation du joueur</text:p>
      <text:p text:style-name="P158"><text:span text:style-name="T24">Les joueurs ont </text:span><text:span text:style-name="T29">expliqué</text:span><text:span text:style-name="T24"> comment leurs personnages se prépar</text:span><text:span text:style-name="T29">ent</text:span><text:span text:style-name="T24"> en prévision de la tâche à accomplir. Si le plan est ingénieux et réalisable, le </text:span><text:span text:style-name="T131">meneur de jeu</text:span><text:span text:style-name="T24"> devrait rendre le test facile (+50 %). Par contre, si les joueurs n’ont pas du tout réfléchi à la façon dont leurs personnages aborderaient une tâche complexe exigeant des préparatifs, alors rendez le test difficile (-50 %).</text:span></text:p>
      <text:p text:style-name="P164">Exemple : expédition dans les Sombreterres</text:p>
      <text:p text:style-name="P178"><text:soft-page-break/>De nombreux groupes d’aventuriers à la recherche d’un temple perdu se préparent à entrer dans les Sombreterres, une étendue sauvage où il est difficile de trouver eau et nourriture. Trois d’entre eux nous intéressent plus particulièrement : les Chevaucheurs de Flynn, le Gang de la Main Rouge et les Cinq Veinards d’Alber. Le meneur de jeu a décidé à l’avance de demander aux joueurs d’effectuer des tests de la compétence Connaissance de la Nature, afin de voir comment les personnages se comportent dans cet environnement impitoyable.</text:p>
      <text:p text:style-name="P178">Les Chevaucheurs de Flynn demeurent dans la cité quelques jours de plus afin de planifier et préparer le voyage. Ils achètent une quantité plus qu’adéquate de ravitaillement et d’équipement, ainsi que quelques bêtes de somme pour porter tout ce matériel. Au Temple de la Connaissance, leurs érudits ont obtenu des cartes des Sombreterres réalisées par les explorateurs précédents. Enfin, ils ont réussi à dénicher un survivant d’une expédition passée et à le persuader de leur servir de guide. Par conséquent, le meneur de jeu leur accorde un modificateur de + 50 % (facile) à leur jet de Survie.</text:p>
      <text:p text:style-name="P178">Les membres du Gang de la Main Rouge s’assurent d’avoir suffisamment de provisions, mais n’acquièrent pas de montures supplémentaires ou de vêtements de voyage adaptés. Dans leur cas, le meneur de jeu ne modifie pas le jet de Survie.</text:p>
      <text:p text:style-name="P178">Enfin, les Cinq Veinards d’Alber décident de faire honneur à leur nom et de se ruer dans les Sombreterres avec les mêmes chevaux fourbus sur lesquels ils sont arrivés en ville, sans prendre le temps d’acheter des provisions. Du fait de leur négligence, ils subiront un malus de -50 % à leur test de Survie.</text:p>
      <text:p text:style-name="P106">Une bonne interprétation</text:p>
      <text:p text:style-name="P153"><text:span text:style-name="T24">Cela concerne surtout les compétences de communication, comme Influence ou Négoce. Lorsque le joueur décrit l’action de son personnage, l’échange entre son personnage et le PNJ qu’il désire influencer peut être interprété par le joueur et le </text:span><text:span text:style-name="T131">meneur de jeu</text:span><text:span text:style-name="T24">. Si le joueur a su intéresser et amuser les autres joueurs tout en restant fidèle à son personnage, le </text:span><text:span text:style-name="T131">meneur de jeu</text:span><text:span text:style-name="T24"> peut le récompenser avec un bonus de +25 ou +50 %. Dans certains cas exceptionnels, </text:span><text:soft-page-break/><text:span text:style-name="T24">lorsque le joueur a amusé tout le monde ou a interprété son rôle à merveille, le </text:span><text:span text:style-name="T131">meneur de jeu</text:span><text:span text:style-name="T24"> peut renoncer complètement au test. Souvenez-vous : une bonne narration prime tout lancer de dé !</text:span></text:p>
      <text:p text:style-name="P89">Test D’Opposition De Compétences</text:p>
      <text:p text:style-name="P153"><text:span text:style-name="T58">Les Tests d’Opposition de compétences sont effectués par deux personnages concurrents. Tous deux réalisent le test selon la procédure habituelle, en lançant </text:span><text:span text:style-name="T138">1D100</text:span><text:span text:style-name="T58"> et en tentant d’obtenir un résultat égal ou inférieur à leur compétence.</text:span></text:p>
      <text:p text:style-name="P24">Un personnage réussit</text:p>
      <text:p text:style-name="P178">Si un personnage réussit son test de compétence et que l’autre échoue, alors le personnage qui a réussi remporte le Test d’Opposition.</text:p>
      <text:p text:style-name="P24">Les deux personnages réussissent</text:p>
      <text:p text:style-name="P185">Si les deux personnages réussissent, alors celui avec le résultat le plus élevé à son test remporte le test d’Opposition. Cependant, si un des personnages a obtenu une Prouesse alors que l’autre n’a obtenu qu’un succès ordinaire, alors le premier gagne.</text:p>
      <text:p text:style-name="P24">Les deux personnages échouent</text:p>
      <text:p text:style-name="P170">Celui qui a obtenu le résultat le plus bas à son test de compétence gagne le Test d’Opposition.</text:p>
      <text:p text:style-name="P170"/>
      <table:table table:name="Tableau103" table:style-name="Tableau103">
        <table:table-column table:style-name="Tableau103.A"/>
        <table:table-column table:style-name="Tableau103.B"/>
        <table:table-column table:style-name="Tableau103.C"/>
        <table:table-column table:style-name="Tableau103.D"/>
        <table:table-column table:style-name="Tableau103.E"/>
        <table:table-row table:style-name="TableLine210244512">
          <table:table-cell table:style-name="Tableau103.A1" office:value-type="string">
            <text:p text:style-name="P317">Joueur/</text:p>
            <text:p text:style-name="P317">Adversaire</text:p>
          </table:table-cell>
          <table:table-cell table:style-name="Tableau103.A1" office:value-type="string">
            <text:p text:style-name="P316">Prouesse </text:p>
          </table:table-cell>
          <table:table-cell table:style-name="Tableau103.A1" office:value-type="string">
            <text:p text:style-name="P316">Succès </text:p>
          </table:table-cell>
          <table:table-cell table:style-name="Tableau103.A1" office:value-type="string">
            <text:p text:style-name="P316">Échec </text:p>
          </table:table-cell>
          <table:table-cell table:style-name="Tableau103.A1" office:value-type="string">
            <text:p text:style-name="P316">Maladresse </text:p>
          </table:table-cell>
        </table:table-row>
        <table:table-row table:style-name="TableLine281058336">
          <table:table-cell table:style-name="Tableau103.A1" office:value-type="string">
            <text:p text:style-name="P316">Prouesse </text:p>
          </table:table-cell>
          <table:table-cell table:style-name="Tableau103.A1" office:value-type="string">
            <text:p text:style-name="P316">Le résultat le plus élevé gagne </text:p>
          </table:table-cell>
          <table:table-cell table:style-name="Tableau103.A1" office:value-type="string">
            <text:p text:style-name="P316">Le Joueur gagne </text:p>
          </table:table-cell>
          <table:table-cell table:style-name="Tableau103.A1" office:value-type="string">
            <text:p text:style-name="P316">Le Joueur gagne </text:p>
          </table:table-cell>
          <table:table-cell table:style-name="Tableau103.A1" office:value-type="string">
            <text:p text:style-name="P316">Le Joueur gagne </text:p>
          </table:table-cell>
        </table:table-row>
        <table:table-row table:style-name="TableLine315759392">
          <table:table-cell table:style-name="Tableau103.A1" office:value-type="string">
            <text:p text:style-name="P316">Succès </text:p>
          </table:table-cell>
          <table:table-cell table:style-name="Tableau103.A1" office:value-type="string">
            <text:p text:style-name="P316">L’adversaire gagne </text:p>
          </table:table-cell>
          <table:table-cell table:style-name="Tableau103.A1" office:value-type="string">
            <text:p text:style-name="P316">Le résultat le plus élevé gagne </text:p>
          </table:table-cell>
          <table:table-cell table:style-name="Tableau103.A1" office:value-type="string">
            <text:p text:style-name="P316">Le Joueur gagne </text:p>
          </table:table-cell>
          <table:table-cell table:style-name="Tableau103.A1" office:value-type="string">
            <text:p text:style-name="P316">Le Joueur gagne </text:p>
          </table:table-cell>
        </table:table-row>
        <table:table-row table:style-name="TableLine307745280">
          <table:table-cell table:style-name="Tableau103.A1" office:value-type="string">
            <text:p text:style-name="P316">Échec </text:p>
          </table:table-cell>
          <table:table-cell table:style-name="Tableau103.A1" office:value-type="string">
            <text:p text:style-name="P316">L’adversaire gagne </text:p>
          </table:table-cell>
          <table:table-cell table:style-name="Tableau103.A1" office:value-type="string">
            <text:p text:style-name="P316">L’adversaire gagne </text:p>
          </table:table-cell>
          <table:table-cell table:style-name="Tableau103.A1" office:value-type="string">
            <text:p text:style-name="P316">Le résultat le plus bas gagne </text:p>
          </table:table-cell>
          <table:table-cell table:style-name="Tableau103.A1" office:value-type="string">
            <text:p text:style-name="P316">Le Joueur gagne </text:p>
          </table:table-cell>
        </table:table-row>
        <table:table-row table:style-name="TableLine346969856">
          <table:table-cell table:style-name="Tableau103.A1" office:value-type="string">
            <text:p text:style-name="P316">Maladresse </text:p>
          </table:table-cell>
          <table:table-cell table:style-name="Tableau103.A1" office:value-type="string">
            <text:p text:style-name="P316">L’adversaire gagne </text:p>
          </table:table-cell>
          <table:table-cell table:style-name="Tableau103.A1" office:value-type="string">
            <text:p text:style-name="P316">L’adversaire gagne </text:p>
          </table:table-cell>
          <table:table-cell table:style-name="Tableau103.A1" office:value-type="string">
            <text:p text:style-name="P316">L’adversaire gagne </text:p>
          </table:table-cell>
          <table:table-cell table:style-name="Tableau103.A1" office:value-type="string">
            <text:p text:style-name="P316">Personne ne gagne </text:p>
          </table:table-cell>
        </table:table-row>
      </table:table>
      <text:p text:style-name="P170"/>
      <text:p text:style-name="P163">Exemple : Rurik tente audacieusement de se faufiler derrière un garde</text:p>
      <text:p text:style-name="P170"><text:soft-page-break/>C’est l’heure du couvre-feu dans la grande cité, mais Rurik veut boire quelques chopines dans une taverne locale. En chemin, il voit un membre de la garde qui marche du côté opposé de la rue. Rurik décide de se faufiler derrière le garde en avançant lentement du côté sombre de la rue. Le meneur de jeu demande un test de Tromperie à Rob, le joueur de Rurik ; notre héros étant un guerrier balourd, son score de Tromperie s’élève à un modeste 22 %. En même temps, le meneur de jeu effectue un test de Perception pour le garde, qui dispose de 40 % dans la compétence. Il décide aussi que le fait d’être dans le côté ténébreux de la rue aide significativement Rurik, ce qui rend le test simple (+25 %). De ce fait, la Tromperie du guerrier est égale à 47 % dans le cadre de ce test.</text:p>
      <text:p text:style-name="P170">Si Rurik obtient un 7 et le garde un 55, cela signifie que Rurik a réussi et que son adversaire a échoué. Rurik parvient à se faufiler discrètement.</text:p>
      <text:p text:style-name="P170">Si Rurik obtient un 65 et le garde un 30, cela signifie que Rurik a échoué et que son adversaire a réussi. Le garde détecte une silhouette dans les ténèbres et s’en approche.</text:p>
      <text:p text:style-name="P170">Si Rurik obtient un 15 et le garde un 9, cela signifie que les deux ont réussi. Rurik remporte néanmoins le test, car son résultat est plus élevé. Le garde pense apercevoir une silhouette dans les ténèbres, mais elle disparait tellement rapidement qu’il ne s’en soucie plus.</text:p>
      <text:p text:style-name="P190">Si Rurik obtient un 65 et le garde un 75, cela signifie que les deux ont échoué. Cependant, Rurik remporte le test, car son résultat est le plus bas. Même si Rurik a trébuché et s’est retrouvé bien en évidence dans la rue, le garde était tellement perdu dans ses pensées qu’il ne s’est même pas rendu compte de l’erreur de Rurik et qu’il le laisse filer.</text:p>
      <text:p text:style-name="P89">Compétences Très Élevées</text:p>
      <text:p text:style-name="P186">Les personnages avec des compétences au-dessus de 100 % sont considérés comme des maitres dans leur domaine ; dans des circonstances normales, ils n’échouent pas et peuvent accomplir des tâches hors de portée du commun des mortels.</text:p>
      <text:p text:style-name="P170"><text:soft-page-break/>Un personnage avec une compétence au-dessus de 100 % réussit automatiquement son action.</text:p>
      <text:p text:style-name="P170">Pour le battre, son adversaire doit obtenir une Prouesse. Dans le cas où les deux obtiennent une Prouesse, celui avec le résultat le plus élevé au lancer de dé gagne.</text:p>
      <text:p text:style-name="P153"><text:span text:style-name="T79">Exemple. </text:span><text:span text:style-name="T24">Grazum au Cœur Noir, un maléfique seigneur de guerre orc, est un maitre lutteur avec 120 % en Athlétisme. Le fougueux Rurik ose le défier à une partie de bras de fer. Avec son 60 % en Athlétisme, Rurik perdra automatiquement à moins d’obtenir une Prouesse (6 % ou moins).</text:span></text:p>
      <text:p text:style-name="P89">Assistance</text:p>
      <text:p text:style-name="P153"><text:span text:style-name="T24">Les personnages auront souvent l’occasion de s’entraider lors de tests de compétence. Si un ou plusieurs personnages peuvent assister et contribuer significativement à la tâche, alors la difficulté du test de compétence baisse d’un cran (de moyen à simple par exemple), voire de deux crans en de rares occasions (au gré du </text:span><text:span text:style-name="T131">meneur de jeu</text:span><text:span text:style-name="T24">). Chaque personnage assistant doit posséder la compétence adéquate, à une valeur que le meneur de jeu juge convenable.</text:span><text:span text:style-name="T131"> Cette valeur minimale variera selon la difficulté du test</text:span><text:span text:style-name="T24">, mais il suffira la plupart du temps que le personnage ait au moins un niveau d’apprenti (plus de 25 %).</text:span></text:p>
      <text:p text:style-name="P170">Exemple. Rurik essaie de défoncer une vieille porte vermoulue. Si Abnon lui vient en aide avec son 50 % en Athlétisme, alors Rob pourra ajouter +25 % à son Athlétisme.</text:p>
      <text:p text:style-name="P170"/>
      <text:p text:style-name="P122">Description De Compétences</text:p>
      <text:p text:style-name="P183">Vous trouverez dans les pages qui suivent la liste complète des compétences, par ordre alphabétique.</text:p>
      <text:p text:style-name="P106">Artisanat (INT + 10)</text:p>
      <text:p text:style-name="P186">C’est en fait une famille de compétences utilisées pour créer, réparer et décorer des objets divers.</text:p>
      <text:p text:style-name="P192"><text:soft-page-break/>Voici ci-dessous une liste non exhaustive d’artisanats : armurier, tanneur, boulanger, cordonnier, vannier, charpentier, tisserand, cartographe, fabricant de bougies, maçon, peintre, sculpteur, potier, forgeron…</text:p>
      <text:p text:style-name="P170">Comme règle rapide, vous pouvez partir du principe qu’il faut un jour de travail par tranche de 50 pièces d’argent du prix de l’objet fabriqué, et que le cout de base du matériel nécessaire à la fabrication est égal à 50 % du prix final indiqué.</text:p>
      <text:p text:style-name="P106">Athlétisme (FOR + DEX)</text:p>
      <text:p text:style-name="P190">Cette compétence recouvre plusieurs activités, comme les acrobaties, l’escalade, le saut et la nage.</text:p>
      <text:p text:style-name="P153"><text:span text:style-name="T144">Acrobaties</text:span><text:span text:style-name="T131"> </text:span><text:span text:style-name="T24">: le personnage peut effectuer des mouvements de gymnastique, comme faire des roulés-boulés, marcher sur une corde, ou se maintenir en équilibre sur une plateforme instable. Le personnage peut se mouvoir à la moitié de sa vitesse normale sur une surface instable sans malus. Pour se déplacer à sa vitesse normale, il doit réussir un test d’Acrobatie. Un test d’Acrobatie réussi peut également servir à réduire de moitié les dégâts dus à une chute.</text:span></text:p>
      <text:p text:style-name="P153"><text:span text:style-name="T144">Force Brute</text:span><text:span text:style-name="T24"> : utilisée pour toute tâche qui demande de la puissance pure plutôt que de la finesse, comme pousser, soulever ou trainer quelque chose…</text:span></text:p>
      <text:p text:style-name="P153"><text:span text:style-name="T144">Escalade</text:span><text:span text:style-name="T131"> </text:span><text:span text:style-name="T24">: </text:span><text:span text:style-name="T58">s’il a de bonnes prises et qu’il dispose de suffisamment de temps, un personnage peut escalader n’importe quelle surface sans avoir à effectuer un test. Dans des circonstances normales, un personnage peut monter ou descendre au quart de son mouvement par action de combat. Un test devrait être réservé aux surfaces traitresses, ou si le personnage veut accélérer son rythme d’escalade. Il peut ainsi doubler son rythme en effectuant un test très difficile (- 50 %).</text:span></text:p>
      <text:p text:style-name="P153"><text:span text:style-name="T144">Saut</text:span><text:span text:style-name="T131"> </text:span><text:span text:style-name="T24">: en règle générale, un test réussi d’Athlétisme permet au personnage de sauter horizontalement jusqu’au double de sa taille, ou verticalement jusqu’à la moitié de sa taille, s’il prend un élan </text:span><text:soft-page-break/><text:span text:style-name="T24">d’au moins 5 mètres. Pour un saut sans élan, ces valeurs sont réduites de moitié.</text:span></text:p>
      <text:p text:style-name="P170">Des malus au test d’Athlétisme peuvent être donnés si le personnage tente de sauter plus haut ou plus loin. Pour chaque mètre supplémentaire que le personnage essaie de sauter, un malus de -25 % est appliqué au test. Si cette pénalité réduit la compétence en deçà de 0, le saut est impossible, même en obtenant un critique.</text:p>
      <text:p text:style-name="P153"><text:span text:style-name="T144">Nage</text:span><text:span text:style-name="T131"> </text:span><text:span text:style-name="T24">: normalement, les personnages nagent à la moitié de leur capacité de mouvement. Un test n’est requis que si les conditions sont loin d’être idéales, par exemple une nage en armure de plaques ou contre un fort courant.</text:span></text:p>
      <text:p text:style-name="P106">Combat Rapproché (FOR + DEX)</text:p>
      <text:p text:style-name="P170">Cette compétence concerne l’art d’attaquer et de se défendre avec des armes de mêlée telles que les épées, les gourdins, les lances, les armes d’hast et les boucliers.</text:p>
      <text:p text:style-name="P106">Combat À Distance (INT + DEX)</text:p>
      <text:p text:style-name="P170">Concerne l’utilisation des armes à projectile, comme les arcs ou les arbalètes, et des armes de lancer, comme les javelots ou les dagues. La compétence est décrite plus en détail dans le chapitre 5 sur les combats.</text:p>
      <text:p text:style-name="P106">Combat Sans Arme (FOR + DEX)</text:p>
      <text:p text:style-name="P170">Cette compétence couvre toutes les attaques dites « naturelles ». Pour les humains, cela englobe les coups de poing et de pied ainsi que l’empoignade. Les personnages non humains peuvent mordre, donner des coups de corne, de griffe, ou de queue.</text:p>
      <table:table table:name="Tableau21" table:style-name="Tableau21">
        <table:table-column table:style-name="Tableau21.A"/>
        <table:table-column table:style-name="Tableau21.B"/>
        <table:table-row table:style-name="Tableau21.1">
          <table:table-cell table:style-name="Tableau21.A1" office:value-type="string">
            <text:p text:style-name="P81"><text:span text:style-name="Gras"><text:span text:style-name="T6">Arme</text:span></text:span></text:p>
          </table:table-cell>
          <table:table-cell table:style-name="Tableau21.A1" office:value-type="string">
            <text:p text:style-name="P81"><text:span text:style-name="Gras"><text:span text:style-name="T6">Dé de dégâts</text:span></text:span></text:p>
          </table:table-cell>
        </table:table-row>
        <table:table-row table:style-name="Tableau21.1">
          <table:table-cell table:style-name="Tableau21.A1" office:value-type="string">
            <text:p text:style-name="P44"><text:span text:style-name="Gras"><text:span text:style-name="T96">Combat sans Arme</text:span></text:span></text:p>
          </table:table-cell>
          <table:table-cell table:style-name="Tableau21.A1" office:value-type="string">
            <text:p text:style-name="P47"><text:span text:style-name="Gras"><text:span text:style-name="T96">1D3</text:span></text:span></text:p>
          </table:table-cell>
        </table:table-row>
        <table:table-row table:style-name="Tableau21.3">
          <table:table-cell table:style-name="Tableau21.A3" office:value-type="string">
            <text:p text:style-name="P47"><text:span text:style-name="Gras"><text:span text:style-name="T96">Arme naturelle</text:span></text:span></text:p>
          </table:table-cell>
          <table:table-cell table:style-name="Tableau21.A3" office:value-type="string">
            <text:p text:style-name="P47"><text:span text:style-name="Gras"><text:span text:style-name="T96">Comme indiqué, de 1D3 à 1D12 en fonction de la créature</text:span></text:span><text:line-break/><text:span text:style-name="Gras"><text:span text:style-name="T96">(voir chapitre 11)</text:span></text:span></text:p>
          </table:table-cell>
        </table:table-row>
      </table:table>
      <text:p text:style-name="P230"><text:soft-page-break/></text:p>
      <text:p text:style-name="P106">Conduite (DEX + INT)</text:p>
      <text:p text:style-name="P170">Si un personnage est en train de conduire un charriot, une charrette ou un autre véhicule similaire à une vitesse ne dépassant pas celle d’un homme qui marche, un test de conduite n’est pas nécessaire. Par contre, un test est requis quand un personnage veut faire quelque chose qui sort de l’ordinaire avec un véhicule : traverser un terrain difficile, sauter des obstacles, etc.</text:p>
      <text:p text:style-name="P106">Connaissance De La Nature (INT + 10)</text:p>
      <text:p text:style-name="P170">Cette compétence indique ce que le personnage sait sur le monde naturel. On peut la diviser en cinq catégories d’expertise.</text:p>
      <text:p text:style-name="P153"><text:span text:style-name="T146">Animaux</text:span><text:span text:style-name="T141"> </text:span><text:span text:style-name="T49">: le personnage est capable d’identifier un animal, de connaitre ses habitudes alimentaires, son cycle de reproduction, son habitat et ainsi de suite. Un personnage avec au moins 50 % dans cette compétence peut essayer de domestiquer un animal sauvage, en effectuant un test après chaque semaine de dressage. Durant cette période, si le personnage dispose d’au moins 50 % en Équitation, il peut dresser pour la monte un animal adapté à ce genre de tâche. Le personnage sera ensuite capable d’entrainer l’animal à attaquer ses ennemis et à ne pas paniquer au combat. Cela demande une période d’entrainement supplémentaire, le personnage devant effectuer un test à la fin de chaque semaine pour réussir.</text:span></text:p>
      <text:p text:style-name="P153"><text:span text:style-name="T146">Minerais</text:span><text:span text:style-name="T141"> </text:span><text:span text:style-name="T49">: le personnage peut reconnaitre les métaux et les pierres précieuses ainsi que les fissures ou autres éléments dangereux dans la pierre.</text:span></text:p>
      <text:p text:style-name="P153"><text:span text:style-name="T147">Plantes</text:span><text:span text:style-name="T140"> </text:span><text:span text:style-name="T53">: un personnage peut identifier les plantes dans la nature, découvrir les bons endroits où planter ses cultures, savoir quelles sont les plantes comestibles et quelles sont leurs propriétés.</text:span></text:p>
      <text:p text:style-name="P153"><text:span text:style-name="T144">Survie</text:span><text:span text:style-name="T131"> </text:span><text:span text:style-name="T24">: un test de Survie sera exigé chaque jour qu’un personnage manque d’eau, de nourriture, ou d’un endroit adéquat pour dormir. Un succès indique que le personnage trouve ce dont il a besoin. Par contre, un échec risque de mettre en péril l’existence du personnage. Un test de Survie peut aussi être demandé à d’autres </text:span><text:soft-page-break/><text:span text:style-name="T24">occasions, notamment lorsque le personnage désire chasser ou trouver un bon endroit où se reposer pour la nuit. La compétence ne peut être utilisée en ville.</text:span></text:p>
      <text:p text:style-name="P170">La survie évalue aussi la capacité à pister dans la nature : le personnage peut ainsi repérer les empreintes d’une créature et les suivre.</text:p>
      <text:p text:style-name="P153"><text:span text:style-name="T144">Climat</text:span><text:span text:style-name="T131"> </text:span><text:span text:style-name="T24">: le personnage peut prédire les changements du climat local.</text:span></text:p>
      <text:p text:style-name="P106">Connaissance (INT)</text:p>
      <text:p text:style-name="P183">C’est en réalité une famille de compétences. Connaissance (Alchimie) et Connaissance (Histoire) sont ainsi des compétences séparées. Voici une liste non exhaustive des champs d’études : alchimie, art, astronomie, droit, géographie, philosophie, héraldique, histoire, tactiques militaires, logistique, poisons…</text:p>
      <text:p text:style-name="P170">Chaque compétence de Connaissance concerne un domaine spécifique et un test de compétence est effectué lorsqu’un joueur veut déterminer si son personnage sait quelque chose à ce sujet. La gamme des Connaissances possible n’est limitée que par l’imagination du joueur.</text:p>
      <text:p text:style-name="P106">Culture (d’Origine) (INT+10) / Culture (Autre) (INT)</text:p>
      <text:p text:style-name="P170">Chaque compétence de culture sert à fournir des informations sur la vision du monde partagée par un groupe de personnes ou de créatures. Cela inclut l’histoire, la politique, les cycles climatiques, la géographie, les superstitions et la mythologie populaire.</text:p>
      <text:p text:style-name="P170">Culture (d’Origine) correspond aux croyances et coutumes du peuple d’origine du personnage. Les cultures étrangères sont notées comme Culture (Autre).</text:p>
      <text:p text:style-name="P106">Endurance (CON + POU)</text:p>
      <text:p text:style-name="P170">C’est l’équivalent physique de la Persévérance. Plus un personnage est endurant, plus il sera apte à survivre à une tempête de sable, à résister à la faim, à la soif, aux poisons ou aux maladies.</text:p>
      <text:p text:style-name="P106"><text:soft-page-break/>Équitation (DEX + POU)</text:p>
      <text:p text:style-name="P170">Si un personnage chevauche une créature à l’aide d’une selle et d’étriers sur un terrain plat et au pas, un test ne sera jamais nécessaire. Des tests pourront être exigés si le cavalier tente une action sortant de l’ordinaire : folle cavalcade dans les broussailles, monter à cru…</text:p>
      <text:p text:style-name="P106">Esquive (DEX+10)</text:p>
      <text:p text:style-name="P170">La compétence d’esquive sert à éviter des objets qui sont lancés ou projetés vers le personnage. Elle est le plus souvent employée en combat ou pour éviter les dangers physiques, comme un mur qui s’écroule.</text:p>
      <text:p text:style-name="P106">Influence (10 + CHA)</text:p>
      <text:p text:style-name="P190">Les tests d’Influence sont généralement opposés à la compétence de Perception, de Persévérance ou d’Influence de l’adversaire et peuvent être modifiés par l’ampleur du changement que le personnage veut opérer dans l’esprit de son interlocuteur.</text:p>
      <text:p text:style-name="P106">Ingénierie (INT + 10)</text:p>
      <text:p text:style-name="P170">Cette compétence sert à concevoir, construire, activer, réparer, saboter ou démonter de grands mécanismes ou des constructions comme des engins de siège, les portes d’une ville, les ponts-levis, les puits de mine, les navires à voiles, etc.</text:p>
      <text:p text:style-name="P106">Langue (INT)</text:p>
      <text:p text:style-name="P170">Comme pour les compétences de connaissance, il s’agit de compétences séparées pour chaque langue spécifique. Par exemple, les compétences Langue (Français), Langue (Anglais) et Langue (Allemand) sont des compétences individuelles.</text:p>
      <text:p text:style-name="P170">Un personnage avec une valeur de 50 % ou plus dans la compétence parle couramment la langue, bien que son accent soit décelable si ce n’est pas sa langue natale.</text:p>
      <text:p text:style-name="P170">Une valeur de 80 % signifie que le personnage peut aussi lire et écrire dans cette langue.</text:p>
      <text:p text:style-name="P106"><text:soft-page-break/>Magie Commune (POU X 3)</text:p>
      <text:p text:style-name="P186">Cette compétence représente la capacité du personnage à lancer des sorts de Magie Commune, ses connaissances dans ce domaine de magie et enfin son aptitude à identifier des objets magiques.</text:p>
      <text:p text:style-name="P106">Mécanismes (DEX+INT)</text:p>
      <text:p text:style-name="P190">Crocheter une serrure ou désamorcer un piège prend normalement au moins une minute (12 Rounds de combat) ; les systèmes plus importants demandent plus de temps.</text:p>
      <text:p text:style-name="P190">Le plus souvent, un personnage aura simplement à effectuer un test de Mécanismes pour assembler ou désassembler un mécanisme, avec les bonus ou malus déterminés par le meneur de jeu. Cependant, si le mécanisme a été conçu afin de résister spécifiquement à des tentatives de désassemblage, le test de Mécanismes est opposé à la compétence Mécanismes du concepteur de l’appareil.</text:p>
      <text:p text:style-name="P106">Navigation (DEX + INT)</text:p>
      <text:p text:style-name="P170">Navigation concerne aussi bien les petits canots ou radeaux propulsés par des rames que les navires plus grands propulsés par les rangées de rames ou des voiles. <text:span text:style-name="T192">Naviguer</text:span> <text:span text:style-name="T192">en</text:span> eaux calmes ne nécessite généralement pas de test, mais des difficultés telles que le courant ou le mauvais temps peuvent entrainer des malus.</text:p>
      <text:p text:style-name="P106">Négoce (INT +10)</text:p>
      <text:p text:style-name="P190">Cette compétence sert principalement lorsque les personnages échangent, troquent ou négocient des biens. Dans de telles transactions, il faut un Test d’Opposition réussi entre le Négoce de l’acheteur et le Négoce du vendeur pour que l’acheteur puisse obtenir un rabais. Si l’acheteur gagne, il bénéficie d’un rabais de -10 % en cas de succès normal, et de -25 % en cas de Prouesse. Si le vendeur remporte le test, le prix des objets augmente de +10 % en cas de succès et de +25 % en cas de Prouesse. Si l’adversaire obtient une Maladresse à son jet, doublez le rabais ou l’augmentation.</text:p>
      <text:p text:style-name="P186">Avec la compétence Négoce, le personnage peut aussi déterminer la valeur accordée par d’autres à un objet et donc d’estimer sa valeur marchande. Des objets très communs ou très rares peuvent donner <text:soft-page-break/>un bonus ou un malus au test. Un succès permettra au personnage de deviner la valeur monétaire moyenne d’un objet avec une marge d’erreur de 10 % par rapport à la valeur réelle.</text:p>
      <text:p text:style-name="P112">Perception (INT + POU)</text:p>
      <text:p text:style-name="P186">La Perception représente les cinq sens du personnage lorsqu’il tente de détecter des objets ou d’autres personnages : repérer un endroit ou un personnage caché, fouiller une zone à la recherche d’un objet caché, etc.</text:p>
      <text:p text:style-name="P112">Performance (CHA +10)</text:p>
      <text:p text:style-name="P183">Avec un test réussi, l’auditoire sera content de la performance du personnage. Cette compétence couvre le théâtre, la composition, la danse, le chant, la lecture en public, la poésie et le jeu d’instrument.</text:p>
      <text:p text:style-name="P112">Persévérance (10 + POU)</text:p>
      <text:p text:style-name="P186">Cette compétence est utilisée lorsque la volonté du personnage est mise à l’épreuve. Un personnage peut y avoir recours pour résister aux effets de la magie ou pour s’opposer à la compétence Influence d’un adversaire.</text:p>
      <text:p text:style-name="P112">Richesse (INT + CHA) (Option)</text:p>
      <text:p text:style-name="P188">Détaillée en fin de chapitre, à la page 48, cette compétence optionnelle permet de gérer de façon abstraite la monnaie et les ressources du personnage, ce qui est particulièrement pratique pour un personnage de niveau Dirigeant ou supérieur.</text:p>
      <text:p text:style-name="P112">Religion (d’origine) (INT +10) / Religion (Autre) (INT)</text:p>
      <text:p text:style-name="P186">La compétence Religion est utilisée afin de se remémorer des connaissances de nature religieuse, bien que le personnage ne puisse se souvenir que d’éléments en rapport avec sa religion.</text:p>
      <text:p text:style-name="P186">Pour apprendre une religion, un personnage doit être au moins un membre laïc d’un culte particulier. Cette compétence compte toujours comme une compétence de culte. Religion (d’Origine) est la religion à laquelle appartient le personnage, alors que Religion (Autre) fait normalement référence à d’autres cultes étrangers. En général, un personnage ne fera partie que d’une seule religion.</text:p>
      <text:p text:style-name="P186"><text:soft-page-break/>Cette compétence n’est pas nécessaire pour lancer des sorts de Magie Divine, mais elle sert à progresser dans la hiérarchie du culte et permet donc d’accéder à des sorts de Magie Divine de Magnitude plus élevée.</text:p>
      <text:p text:style-name="P112">Sens De La Rue (CHA + POU)</text:p>
      <text:p text:style-name="P186">Le Sens de la Rue permet à un personnage de dénicher des informations, d’acheter ou de vendre des marchandises volées, de trouver les marchés noirs. En général, son utilisation dure au moins 1d4 heures. Enfin, cette compétence couvre aussi la filature discrète d’une personne dans les rues bondées d’une cité.</text:p>
      <text:p text:style-name="P106">Sorcellerie (INT)</text:p>
      <text:p text:style-name="P170">Avec cette compétence, un personnage peut non seulement lancer les sorts de Sorcellerie qu’il connait, mais aussi manipuler les effets, la portée et la durée de ces sorts. Il peut aussi utiliser des objets magiques avec des sorts stockés dedans (appelés aussi Matrices) et des parchemins où sont écrits des sorts de Sorcellerie. Enfin, cette compétence représente aussi les connaissances du personnage au sujet de la Sorcellerie.</text:p>
      <text:p text:style-name="P106">Soins (INT +10)</text:p>
      <text:p text:style-name="P170">L’utilisation de cette compétence exige toujours un équipement adéquat (bandages, baumes, ou autres alternatives improvisées) et dure en général quelques minutes. Durant ce laps de temps, le soigneur et le patient doivent rester sur place : s’ils ont recours à des Actions de Combat ou à des Réactions, ils perdent les bénéfices du soin.</text:p>
      <text:p text:style-name="P106">Tromperie (DEX +INT)</text:p>
      <text:p text:style-name="P170">La Tromperie regroupe les activités suivantes :</text:p>
      <text:p text:style-name="P253">Le Déguisement permet de modifier l’apparence d’un personnage et de lui faire endosser une personnalité d’emprunt.</text:p>
      <text:p text:style-name="P253">La Discrétion est employée lorsqu’un personnage tente d’échapper à la vigilance d’un autre personnage, par exemple pour se cacher ou pour passer silencieusement derrière un ennemi. Les <text:soft-page-break/>tests de Discrétion sont opposés à des tests de Perception avec des modificateurs dépendant de la situation.</text:p>
      <text:p text:style-name="P253">Passe<text:span text:style-name="T187">p</text:span>asse sert à prendre ou dissimuler des objets sans attirer l’attention.</text:p>
      <text:p text:style-name="P170">Les tests sont opposés à la Perception d’un adversaire et sont modifiés selon les circonstances.</text:p>
      <table:table table:name="Tableau22" table:style-name="Tableau22">
        <table:table-column table:style-name="Tableau22.A"/>
        <table:table-row table:style-name="Tableau22.1">
          <table:table-cell table:style-name="Tableau22.A1" office:value-type="string">
            <text:p text:style-name="P16">Conseil au meneur de jeu :</text:p>
            <text:p text:style-name="P16">Créer de nouvelles compétences</text:p>
            <text:p text:style-name="P222">Avant d’introduire une nouvelle compétence, qu’elle soit née d’une demande d’un joueur ou le fruit de l’imagination du meneur de jeu, essayez de savoir si cette compétence est réellement significative et se différencie vraiment des compétences existantes, ou, au contraire, si elle peut être rattachée à une autre ?</text:p>
          </table:table-cell>
        </table:table-row>
      </table:table>
      <text:p text:style-name="P170"/>
      <text:p text:style-name="P122">Compétences Optionnelles</text:p>
      <text:p text:style-name="P89">Relations</text:p>
      <text:p text:style-name="P204">Par Simon Bray</text:p>
      <text:p text:style-name="P170">Au cours de leur existence, les personnages nouent des relations avec des groupes, des organisations, ou des PNJ. Ces relations peuvent aussi bien aider qu’entraver le personnage. Les règles distinguent quatre types de relations.</text:p>
      <text:p text:style-name="P153"><text:span text:style-name="T79">Allié</text:span><text:span text:style-name="T24">. Un personnage ou un groupe auquel le PJ peut demander de l’aide ou des services, ou avec lequel il entretient des liens cordiaux.</text:span></text:p>
      <text:p text:style-name="P153"><text:span text:style-name="T79">Suivant</text:span><text:span text:style-name="T24">. La famille du personnage ou un groupe qui dépend de lui.</text:span></text:p>
      <text:p text:style-name="P153"><text:span text:style-name="T79">Ennemi</text:span><text:span text:style-name="T24">. Un groupe ou un individu opposé au personnage.</text:span></text:p>
      <text:p text:style-name="P153"><text:span text:style-name="T79">Organisation</text:span><text:span text:style-name="T24">. Un groupe auquel le personnage est associé et avec lequel il entretient généralement de bonnes relations. Le meneur de jeu devrait déterminer la taille maximale de l’organisation, </text:span><text:soft-page-break/><text:span text:style-name="T24">qui pourrait être une nation entière ou bien une simple bande de ménestrels itinérants.</text:span></text:p>
      <text:p text:style-name="P153"><text:span text:style-name="T166">À</text:span><text:span text:style-name="T24"> l’instar d’une compétence, une relation possède une valeur notée en pourcentage, qui est égale à CHA + 10 et peut être améliorée. Obtenir une nouvelle relation coute des points d’Amélioration, comme indiqué dans le tableau suivant. Au début du jeu, le personnage peut avoir 2 relations de son choix, avec l’approbation du meneur de jeu. La valeur de la Relation augmente de 1D6 % en cas de Prouesse à un jet impliquant cette Relation, et baisse de 1D4 % en cas de Maladresse. De plus, une Maladresse empêche le personnage de faire appel à nouveau à cette relation pour le restant de l’aventure en cours. Si la Relation est un Ennemi, cela signifie que le personnage lui est involontairement venu en aide de quelque manière.</text:span></text:p>
      <text:p text:style-name="P153"><text:span text:style-name="T79">Exemple</text:span><text:span text:style-name="T24">. Ulthor le Grand possède trois Relations, Allié (Harroth le Seigneur Bête) 27 %, Ennemi (Orc de l’Œil Unique), et Organisation (Armée de la Libération) 42 %. Avec ses compagnons, il prépare une expédition contre les orcs. Lorsqu’il demande l’aide du Seigneur Bête, il obtient un 03, une Prouesse, ce qui lui permet d’augmenter sa relation de 3 %. Harroth accepte de lui prêter sa célèbre lance, Tueuse d’Orcs,</text:span></text:p>
      <text:p text:style-name="P170">Ulthor va ensuite solliciter le concours de l’Armée de la Libération. Hélas, il obtient un 00, une maladresse, ce qui diminue sa Relation de 2 %. Les dirigeants de l’Armée sont ennuyés qu’Ulthor ne participe pas à leur campagne contre le Nécromancien de la Tour Sombre et refusent donc de lui venir en aide.</text:p>
      <text:p text:style-name="P170">Armé de Tueuse d’Orcs, Ulthor veut attaquer par surprise un campement d’éclaireurs orcs, il teste sa Relation Ennemi et obtient 31. Le meneur de jeu lui accorde un bonus de +25 à la compétence Tromperie du fait de sa connaissance des techniques de campement des orcs.</text:p>
      <table:table table:name="Tableau23" table:style-name="Tableau23">
        <table:table-column table:style-name="Tableau23.A"/>
        <table:table-column table:style-name="Tableau23.B"/>
        <table:table-column table:style-name="Tableau23.C"/>
        <table:table-column table:style-name="Tableau23.D"/>
        <table:table-row table:style-name="Tableau23.1">
          <table:table-cell table:style-name="Tableau23.A1" office:value-type="string">
            <text:p text:style-name="P81"><text:span text:style-name="Gras"><text:span text:style-name="T6">Relation</text:span></text:span></text:p>
          </table:table-cell>
          <table:table-cell table:style-name="Tableau23.A1" office:value-type="string">
            <text:p text:style-name="P81"><text:span text:style-name="Gras"><text:span text:style-name="T6">PA</text:span></text:span></text:p>
          </table:table-cell>
          <table:table-cell table:style-name="Tableau23.A1" office:value-type="string">
            <text:p text:style-name="P81"><text:span text:style-name="Gras"><text:span text:style-name="T6">Avantages (si réussite à un test de Relations)</text:span></text:span></text:p>
          </table:table-cell>
          <table:table-cell table:style-name="Tableau23.A1" office:value-type="string">
            <text:p text:style-name="P81"><text:span text:style-name="Gras"><text:span text:style-name="T6">Désavantages</text:span></text:span></text:p>
          </table:table-cell>
        </table:table-row>
        <table:table-row table:style-name="Tableau23.1">
          <table:table-cell table:style-name="Tableau23.A1" office:value-type="string">
            <text:p text:style-name="P47"><text:span text:style-name="Gras"><text:span text:style-name="T96">Allié</text:span></text:span></text:p>
          </table:table-cell>
          <table:table-cell table:style-name="Tableau23.A1" office:value-type="string">
            <text:p text:style-name="P47"><text:span text:style-name="Gras"><text:span text:style-name="T96">2</text:span></text:span></text:p>
          </table:table-cell>
          <table:table-cell table:style-name="Tableau23.A1" office:value-type="string">
            <text:p text:style-name="P47"><text:span text:style-name="Gras"><text:span text:style-name="T96">Le personnage peut effectuer une Modification Mineure d’Intrigue pour qu’un A</text:span></text:span><text:soft-page-break/><text:span text:style-name="Gras"><text:span text:style-name="T96">llié vienne à son aide à un moment approprié.</text:span></text:span></text:p>
            <text:p text:style-name="P47"><text:span text:style-name="Gras"><text:span text:style-name="T96">L’Allié peut prêter au personnage un objet approprié ou une somme d’argent pour une période déterminée avec l’accord du meneur de jeu.</text:span></text:span></text:p>
            <text:p text:style-name="P47"><text:span text:style-name="Gras"><text:span text:style-name="T96">La Relation avec l’Allié peut réduire d’un le niveau de difficulté d’un test.</text:span></text:span></text:p>
            <text:p text:style-name="P47"><text:span text:style-name="Gras"><text:span text:style-name="T96">L’Allié peut offrir des informations ou même un travail au personnage.</text:span></text:span></text:p>
          </table:table-cell>
          <table:table-cell table:style-name="Tableau23.A1" office:value-type="string">
            <text:p text:style-name="P47"><text:span text:style-name="Gras"><text:span text:style-name="T96">Un Allié peut être tué en cours d</text:span></text:span><text:soft-page-break/><text:span text:style-name="Gras"><text:span text:style-name="T96">e partie.</text:span></text:span></text:p>
            <text:p text:style-name="P47"><text:span text:style-name="Gras"><text:span text:style-name="T96">Il demande des services en échange de ceux qu’il rend : prêt d’argent, tâches à accomplir, etc.</text:span></text:span></text:p>
            <text:p text:style-name="P47"><text:span text:style-name="Gras"><text:span text:style-name="T96">Ses ennemis deviennent les ennemis du personnage, ce qui peut accroitre la difficulté d’un test de compétence en leur présence.</text:span></text:span></text:p>
          </table:table-cell>
        </table:table-row>
        <table:table-row table:style-name="Tableau23.1">
          <table:table-cell table:style-name="Tableau23.A1" office:value-type="string">
            <text:p text:style-name="P47"><text:span text:style-name="Gras"><text:span text:style-name="T96">Suivant</text:span></text:span></text:p>
          </table:table-cell>
          <table:table-cell table:style-name="Tableau23.A1" office:value-type="string">
            <text:p text:style-name="P47"><text:span text:style-name="Gras"><text:span text:style-name="T96">1</text:span></text:span></text:p>
          </table:table-cell>
          <table:table-cell table:style-name="Tableau23.A1" office:value-type="string">
            <text:p text:style-name="P58">Le Suivant peut fournir un hébergement modeste et un peu de nourriture au personnage.</text:p>
            <text:p text:style-name="P64">Le Suivant tentera d’aider un personnage si possible, mais l’aide sera modeste (par exemple, un prêt de 1D20 PA).</text:p>
            <text:p text:style-name="P58">Le personnage obtient 1-3 Points d’Amélioration supplémentaires lorsqu’il soutient, aide ou défend un Suivant.</text:p>
          </table:table-cell>
          <table:table-cell table:style-name="Tableau23.A1" office:value-type="string">
            <text:p text:style-name="P47"><text:span text:style-name="Gras"><text:span text:style-name="T96">Il peut être tué.</text:span></text:span></text:p>
            <text:p text:style-name="P47"><text:span text:style-name="Gras"><text:span text:style-name="T96">Il se met souvent dans des situations délicates et y implique le personnage.</text:span></text:span></text:p>
            <text:p text:style-name="P47"><text:span text:style-name="Gras"><text:span text:style-name="T96">Les ennemis du personnage peuvent chercher à lui nuire en s’attaquant à un Suivant.</text:span></text:span></text:p>
            <text:p text:style-name="P47"><text:span text:style-name="Gras"><text:span text:style-name="T96">La perte d’un Suivant peut causer un Traumatisme Sévère (voir page 84).</text:span></text:span></text:p>
          </table:table-cell>
        </table:table-row>
        <table:table-row table:style-name="Tableau23.1">
          <table:table-cell table:style-name="Tableau23.A1" office:value-type="string">
            <text:p text:style-name="P47"><text:span text:style-name="Gras"><text:span text:style-name="T96">Ennemi</text:span></text:span></text:p>
          </table:table-cell>
          <table:table-cell table:style-name="Tableau23.A1" office:value-type="string">
            <text:p text:style-name="P47"><text:span text:style-name="Gras"><text:span text:style-name="T96">2</text:span></text:span></text:p>
          </table:table-cell>
          <table:table-cell table:style-name="Tableau23.A1" office:value-type="string">
            <text:p text:style-name="P47"><text:span text:style-name="Gras"><text:span text:style-name="T96">Le personnage obtient +25 % à un jet de compétence utilisé contre son Ennemi.</text:span></text:span></text:p>
            <text:p text:style-name="P47"><text:span text:style-name="Gras"><text:span text:style-name="T103">Le personnage obtient 1-3 Points d’Amélioration supplémentaires lorsqu’il est parvenu à contrecarrer son Ennemi.</text:span></text:span></text:p>
            <text:p text:style-name="P47"><text:soft-page-break/><text:span text:style-name="Gras"><text:span text:style-name="T96">Le personnage peut être embauché par ceux qui s’opposent à l’Ennemi.</text:span></text:span></text:p>
          </table:table-cell>
          <table:table-cell table:style-name="Tableau23.A1" office:value-type="string">
            <text:p text:style-name="P47"><text:span text:style-name="Gras"><text:span text:style-name="T96">Un Ennemi s’en prendra au personnage aussi souvent que possible.</text:span></text:span></text:p>
            <text:p text:style-name="P47"><text:span text:style-name="Gras"><text:span text:style-name="T96">Toute interaction avec un ennemi </text:span></text:span><text:soft-page-break/><text:span text:style-name="Gras"><text:span text:style-name="T96">(pourparlers, négociation, etc.) voit son niveau de difficulté augmenter de un.</text:span></text:span></text:p>
          </table:table-cell>
        </table:table-row>
        <table:table-row table:style-name="Tableau23.5">
          <table:table-cell table:style-name="Tableau23.A5" office:value-type="string">
            <text:p text:style-name="P47"><text:span text:style-name="Gras"><text:span text:style-name="T96">Organisation</text:span></text:span></text:p>
          </table:table-cell>
          <table:table-cell table:style-name="Tableau23.A5" office:value-type="string">
            <text:p text:style-name="P47"><text:span text:style-name="Gras"><text:span text:style-name="T96">2</text:span></text:span></text:p>
          </table:table-cell>
          <table:table-cell table:style-name="Tableau23.A1" office:value-type="string">
            <text:p text:style-name="P47"><text:span text:style-name="Gras"><text:span text:style-name="T95">Le personnage peut effectuer une Modification Mineure d’Intrigue (voir page 81) pour qu’une Organisation vienne à son aide à un moment approprié.</text:span></text:span></text:p>
            <text:p text:style-name="P47"><text:span text:style-name="Gras"><text:span text:style-name="T96">Le personnage peut avoir accès à des infrastructures offertes par l’organisation (salle de réunion, sanctuaires privés, etc.)</text:span></text:span></text:p>
            <text:p text:style-name="P47"><text:span text:style-name="Gras"><text:span text:style-name="T96">L’Organisation peut offrir des informations ou même un travail au personnage.</text:span></text:span></text:p>
          </table:table-cell>
          <table:table-cell table:style-name="Tableau23.A1" office:value-type="string">
            <text:p text:style-name="P47"><text:span text:style-name="Gras"><text:span text:style-name="T96">L’Organisation demande des services en échange de ceux qu’elle rend : prêt d’argent, tâches à accomplir, etc.</text:span></text:span></text:p>
            <text:p text:style-name="P47"><text:span text:style-name="Gras"><text:span text:style-name="T101">Les ennemis de l’Organisation peuvent s’en prendre au personnage à cause de ses liens avec elle.</text:span></text:span></text:p>
          </table:table-cell>
        </table:table-row>
      </table:table>
      <text:p text:style-name="P170"/>
      <text:p text:style-name="P89">Richesse</text:p>
      <text:p text:style-name="P186">Cette compétence montre les ressources et les possessions physiques accessibles au personnage. Pour un personnage débutant, la valeur de base est égale à INT + CHA et elle peut être augmentée en dépensant des points de compétence lors de la création de personnage. Si vous désirez que la classe sociale du personnage conditionne sa Richesse de départ, établissez une valeur minimale pour la compétence selon le rang : par exemple 86 % pour un membre de la petite noblesse.</text:p>
      <text:p text:style-name="P192">La Richesse peut servir comme abstraction des ressources pécuniaires du personnage. Ainsi, un personnage dont le niveau de Richesse équivaut au prix d’un objet peut automatiquement l’acheter.</text:p>
      <text:p text:style-name="P192">Si le cout de l’objet est un niveau au-dessus de la Richesse, un test de Richesse est nécessaire. En cas de réussite au test, le personnage obtient l’objet, mais il subira pendant un mois un malus de -25 % à son prochain test de Richesse.</text:p>
      <text:p text:style-name="P192"><text:soft-page-break/>En cas d’échec, ses ressources sont insuffisantes pour acquérir l’objet et il devra se séparer de quelques possessions ou attendre d’avoir plus d’argent.</text:p>
      <text:p text:style-name="P192">En cas de Maladresse, il ne pourra pas effectuer de nouveaux tests de Richesse pendant au moins un mois.</text:p>
      <text:p text:style-name="P153"><text:span text:style-name="T58">En cas de Prouesse, il pourra effectuer son prochain test de Richesse sans subir de pénalité</text:span><text:span text:style-name="T24">.</text:span></text:p>
      <text:p text:style-name="P170"/>
      <table:table table:name="Tableau24" table:style-name="Tableau24">
        <table:table-column table:style-name="Tableau24.A"/>
        <table:table-column table:style-name="Tableau24.B"/>
        <table:table-column table:style-name="Tableau24.C"/>
        <table:table-column table:style-name="Tableau24.D"/>
        <table:table-column table:style-name="Tableau24.E"/>
        <table:table-column table:style-name="Tableau24.F"/>
        <table:table-row table:style-name="Tableau24.1">
          <table:table-cell table:style-name="Tableau24.A1" office:value-type="string">
            <text:p text:style-name="P85">Richesse</text:p>
          </table:table-cell>
          <table:table-cell table:style-name="Tableau24.A1" office:value-type="string">
            <text:p text:style-name="P85">Description</text:p>
          </table:table-cell>
          <table:table-cell table:style-name="Tableau24.A1" office:value-type="string">
            <text:p text:style-name="P85">Classe Sociale</text:p>
          </table:table-cell>
          <table:table-cell table:style-name="Tableau24.A1" office:value-type="string">
            <text:p text:style-name="P85">Description</text:p>
          </table:table-cell>
          <table:table-cell table:style-name="Tableau24.A1" office:value-type="string">
            <text:p text:style-name="P85">Equipement</text:p>
          </table:table-cell>
          <table:table-cell table:style-name="Tableau24.A1" office:value-type="string">
            <text:p text:style-name="P85">Logement</text:p>
          </table:table-cell>
        </table:table-row>
        <table:table-row table:style-name="Tableau24.1">
          <table:table-cell table:style-name="Tableau24.A1" office:value-type="string">
            <text:p text:style-name="P71">0 et moins</text:p>
          </table:table-cell>
          <table:table-cell table:style-name="Tableau24.A1" office:value-type="string">
            <text:p text:style-name="P71">Miséreux</text:p>
          </table:table-cell>
          <table:table-cell table:style-name="Tableau24.A1" office:value-type="string">
            <text:p text:style-name="P71">Mendiants et esclaves.</text:p>
          </table:table-cell>
          <table:table-cell table:style-name="Tableau24.A1" office:value-type="string">
            <text:p text:style-name="P71">En dehors de l’économie normale et incapable de subvenir à ses besoins</text:p>
          </table:table-cell>
          <table:table-cell table:style-name="Tableau24.A1" office:value-type="string">
            <text:p text:style-name="P71">Guenilles, outils jetés, restes de nourriture.</text:p>
          </table:table-cell>
          <table:table-cell table:style-name="Tableau24.A1" office:value-type="string">
            <text:p text:style-name="P71">La rue ou un taudis.</text:p>
          </table:table-cell>
        </table:table-row>
        <table:table-row table:style-name="Tableau24.1">
          <table:table-cell table:style-name="Tableau24.A1" office:value-type="string">
            <text:p text:style-name="P71">1-34 %</text:p>
          </table:table-cell>
          <table:table-cell table:style-name="Tableau24.A1" office:value-type="string">
            <text:p text:style-name="P71">Pauvre</text:p>
          </table:table-cell>
          <table:table-cell table:style-name="Tableau24.A1" office:value-type="string">
            <text:p text:style-name="P71">Laboureurs, petits artisans, miliciens.</text:p>
          </table:table-cell>
          <table:table-cell table:style-name="Tableau24.A1" office:value-type="string">
            <text:p text:style-name="P71">Difficultés financières constantes, vulnérabilité à la moindre dépense imprévue.</text:p>
          </table:table-cell>
          <table:table-cell table:style-name="Tableau24.A1" office:value-type="string">
            <text:p text:style-name="P71">Habits simples, couteaux, gourdins, gruau, l’occasionnel morceau de viande faisandée. Locataire de ses outils de travail.</text:p>
          </table:table-cell>
          <table:table-cell table:style-name="Tableau24.A1" office:value-type="string">
            <text:p text:style-name="P71">Dans un logement commun bondé. Si dans une cité, le logement est loué.</text:p>
          </table:table-cell>
        </table:table-row>
        <table:table-row table:style-name="Tableau24.1">
          <table:table-cell table:style-name="Tableau24.A1" office:value-type="string">
            <text:p text:style-name="P71">35-65 %</text:p>
          </table:table-cell>
          <table:table-cell table:style-name="Tableau24.A1" office:value-type="string">
            <text:p text:style-name="P71">Moyen</text:p>
          </table:table-cell>
          <table:table-cell table:style-name="Tableau24.A1" office:value-type="string">
            <text:p text:style-name="P71">Hommes libres avec une profession.</text:p>
          </table:table-cell>
          <table:table-cell table:style-name="Tableau24.A1" office:value-type="string">
            <text:p text:style-name="P71">Correspond à la moyenne de la culture. Capable de subvenir à ses besoins, mais toujours vulnérable aux aléas.</text:p>
          </table:table-cell>
          <table:table-cell table:style-name="Tableau24.A1" office:value-type="string">
            <text:p text:style-name="P71">Épée, lance, bouclier, arbalète, armure de cuir, bonne viande une fois par semaine. Propriétaire de ses outils de travail.</text:p>
          </table:table-cell>
          <table:table-cell table:style-name="Tableau24.A1" office:value-type="string">
            <text:p text:style-name="P71">Propriétaire d’une petite habitation abritant lui et sa famille immédiate.</text:p>
          </table:table-cell>
        </table:table-row>
        <table:table-row table:style-name="Tableau24.1">
          <table:table-cell table:style-name="Tableau24.A1" office:value-type="string">
            <text:p text:style-name="P71">66-85 %</text:p>
          </table:table-cell>
          <table:table-cell table:style-name="Tableau24.A1" office:value-type="string">
            <text:p text:style-name="P71">Aisé</text:p>
          </table:table-cell>
          <table:table-cell table:style-name="Tableau24.A1" office:value-type="string">
            <text:p text:style-name="P71">Petits marchands, prêtres.</text:p>
          </table:table-cell>
          <table:table-cell table:style-name="Tableau24.A1" office:value-type="string">
            <text:p text:style-name="P71">Avec un minimum de prudence, des économies sont possibles tout en gardant un niveau de vie confortable.</text:p>
          </table:table-cell>
          <table:table-cell table:style-name="Tableau24.A1" office:value-type="string">
            <text:p text:style-name="P71">Cotte de mailles, arc long, épée, bonne viande 2-3 fois par semaine. Ses outils de travail sont de bonne qualité. Possède 1-2 serviteurs ou 3-4 esclaves (selon la culture).</text:p>
          </table:table-cell>
          <table:table-cell table:style-name="Tableau24.A1" office:value-type="string">
            <text:p text:style-name="P71">Possède une résidence privée pour sa famille proche, avec des chambres supplémentaires.</text:p>
          </table:table-cell>
        </table:table-row>
        <table:table-row table:style-name="Tableau24.1">
          <table:table-cell table:style-name="Tableau24.A1" office:value-type="string">
            <text:p text:style-name="P71">86-90 %</text:p>
          </table:table-cell>
          <table:table-cell table:style-name="Tableau24.A1" office:value-type="string">
            <text:p text:style-name="P71">Riche</text:p>
          </table:table-cell>
          <table:table-cell table:style-name="Tableau24.A1" office:value-type="string">
            <text:p text:style-name="P71">Marchands, petite noblesse.</text:p>
          </table:table-cell>
          <table:table-cell table:style-name="Tableau24.A1" office:value-type="string">
            <text:p text:style-name="P71">Mode de vie extravagant possible.</text:p>
          </table:table-cell>
          <table:table-cell table:style-name="Tableau24.A1" office:value-type="string">
            <text:p text:style-name="P73">Cotte de mailles voire armure de plaques, armes de qualité. Accès à la meilleure nourriture. 2-12 serviteurs ou 3-18 esclaves.</text:p>
          </table:table-cell>
          <table:table-cell table:style-name="Tableau24.A1" office:value-type="string">
            <text:p text:style-name="P71">Une villa avec des chambres spacieuses pour sa famille étendue et ses serviteurs.</text:p>
          </table:table-cell>
        </table:table-row>
        <table:table-row table:style-name="Tableau24.1">
          <table:table-cell table:style-name="Tableau24.A1" office:value-type="string">
            <text:p text:style-name="P71">100 % +</text:p>
          </table:table-cell>
          <table:table-cell table:style-name="Tableau24.A1" office:value-type="string">
            <text:p text:style-name="P71">Richissime</text:p>
          </table:table-cell>
          <table:table-cell table:style-name="Tableau24.A1" office:value-type="string">
            <text:p text:style-name="P71">Rois, grande noblesse.</text:p>
          </table:table-cell>
          <table:table-cell table:style-name="Tableau24.A1" office:value-type="string">
            <text:p text:style-name="P71">Possibilité de subvenir aux besoins d’un vaste entourage et d’une famil<text:soft-page-break/>le étendue.</text:p>
          </table:table-cell>
          <table:table-cell table:style-name="Tableau24.A1" office:value-type="string">
            <text:p text:style-name="P71">Armes et armure de plaques faites sur mesure. Tient régulièrement des fêtes pour <text:soft-page-break/>une cour entière. Entretient un entourage de 3 à 18 courtisans, une garde de 2 à 12 guerriers, et au moins 50 serviteurs ou esclaves.</text:p>
          </table:table-cell>
          <table:table-cell table:style-name="Tableau24.A1" office:value-type="string">
            <text:p text:style-name="P71">Un château/palais pouvant loger sa famille étendue, se<text:soft-page-break/>s serviteurs et des courtisans.</text:p>
          </table:table-cell>
        </table:table-row>
        <table:table-row table:style-name="Tableau24.8">
          <table:table-cell table:style-name="Tableau24.A1" office:value-type="string">
            <text:p text:style-name="P71">200 % +</text:p>
          </table:table-cell>
          <table:table-cell table:style-name="Tableau24.A1" office:value-type="string">
            <text:p text:style-name="P71">Opulent</text:p>
          </table:table-cell>
          <table:table-cell table:style-name="Tableau24.A1" office:value-type="string">
            <text:p text:style-name="P71">Empereurs.</text:p>
          </table:table-cell>
          <table:table-cell table:style-name="Tableau24.A1" office:value-type="string">
            <text:p text:style-name="P71">Vit dans l’opulence la plus extravagante.</text:p>
          </table:table-cell>
          <table:table-cell table:style-name="Tableau24.A1" office:value-type="string">
            <text:p text:style-name="P71">Armure faite sur mesure décorée de feuilles d’or, armes incrustées de joyaux.</text:p>
          </table:table-cell>
          <table:table-cell table:style-name="Tableau24.A1" office:value-type="string">
            <text:p text:style-name="P71">Un grand complexe palatial de la taille d’une petite ville, souvent au sein d’une cité plus grande.</text:p>
          </table:table-cell>
        </table:table-row>
      </table:table>
      <text:p text:style-name="P104"/>
      <text:p text:style-name="P170"/>
      <text:p text:style-name="P101">Chapitre 4 : Équipement</text:p>
      <text:p text:style-name="P139">S’équiper pour l’épopée !</text:p>
      <text:p text:style-name="P170"/>
      <text:p text:style-name="P170">Les jeux de rôle fantastiques peuvent être assimilés à une forme de théâtre coopératif improvisé : les joueurs font office d’acteurs alors que le meneur de jeu incarne à la fois le directeur et l’équipe de production, fournissant scène, décors, seconds rôles ainsi que tous les accessoires dont auront besoin les acteurs. Ce chapitre traite justement de ces accessoires, c’est-à-dire de l’équipement qu’utiliseront les PJ.</text:p>
      <text:p text:style-name="P122">L’Économie Du Jeu</text:p>
      <text:p text:style-name="P192">Vous ne trouverez pas ici de règles détaillées pour gérer le commerce ou l’économie d’un monde fantastique. Toutefois, comme les exploits de marchands audacieux peuvent figurer de manière proéminente dans certains récits, la section ci-dessous donne quelques indications pour concevoir ce genre d’histoire.</text:p>
      <text:p text:style-name="P89"><text:soft-page-break/>Opportunités Pour Des Marchands Aventuriers</text:p>
      <text:p text:style-name="P170">Certains joueurs voudront incarner des personnages de marchands pittoresques et flamboyants, qui tentent d’étendre leur empire commercial au fil de négociations acharnées et d’expéditions vers des contrées exotiques. Le flux et le reflux des finances du personnage illustrent alors sa progression.</text:p>
      <text:p text:style-name="P153"><text:span text:style-name="T53">Des </text:span><text:span text:style-name="T140">Tests d’Opposition</text:span><text:span text:style-name="T53"> en Négoce peuvent être utilisés pour gérer ce genre d’actions quand elles ne sont pas jouées d’avance (voir la description de la compétence Négoce dans le chapitre 3). Les guerriers et les magiciens en herbe pourront apporter leur soutien, notamment en se débarrassant des bandits recrutés par des marchands rivaux ; ainsi, ils auront eux aussi leurs moments de gloire dans ces aventures marchandes. Si vous avez besoin d’inspiration, regardez du côté de la vie palpitante de Marco Polo.</text:span></text:p>
      <text:p text:style-name="P153"><text:span text:style-name="T58">Du fait de leurs compétences sociales, les personnages marchands sont aussi d’excellents collecteurs d’informations ; ils peuvent apprendre de nombreu</text:span><text:span text:style-name="T59">ses</text:span><text:span text:style-name="T58"> anecdotes croustillantes lorsqu’ils se rendent au marché, discutent avec les gens du coin ou en signent un nouveau contrat avec une famille noble.</text:span></text:p>
      <text:p text:style-name="P89">Disponibilité Des Marchandises</text:p>
      <text:p text:style-name="P192">La liste d’équipement est un outil de jeu qui aide les joueurs à acheter rapidement et facilement des objets et services pour leurs personnages. La gamme de biens recensés ne sera disponible aux prix indiqués que dans de grandes villes avec des marchés organisés et des districts dédiés aux échoppes et aux activités mercantiles. Dans des villes moins prospères ou plus petites, la variété des biens disponibles sera moindre et les prix parfois plus élevés. Dans des zones rurales, seule une petite quantité de biens fabriqués localement peut être achetée à des prix raisonnables. Bien entendu, il peut exister des exceptions à ce modèle : autant d’occasions d’aventures !</text:p>
      <text:p text:style-name="P153"><text:soft-page-break/><text:span text:style-name="T85">Exemple</text:span><text:span text:style-name="T70">. Un village sans armurier possède une réserve importante de vieilles armes et armures vendues à bon prix. Cette réserve doit son origine à un monstre local vivant dans une caverne proche ; cette créature a piégé et tué des aventuriers depuis des années pour ensuite vendre leur équipement au villageois. En retour, ceux-ci envoient régulièrement dans sa caverne des aventuriers inexpérimentés, tels les PJ.</text:span></text:p>
      <text:p text:style-name="P89">Troc</text:p>
      <text:p text:style-name="P170">Si la monnaie constitue le principal moyen d’échange des nobles et des riches marchands, le troc prédomine en dehors des grandes zones urbaines. Dans ce type de transaction, un test d’Opposition réussi entre les compétences Négoce de l’acheteur et du vendeur est requis pour que l’acheteur fasse une bonne affaire.</text:p>
      <text:p text:style-name="P89">Complications</text:p>
      <text:p text:style-name="P170">Il faut garder à l’esprit que tout objet apporte son lot de complications en plus de ses bénéfices éventuels. L’encombrement est surement le type de complication le plus évident : un personnage lourdement armé et protégé sera ralenti, ne pourra pas utiliser ses compétences aussi efficacement et se fatiguera plus vite.</text:p>
      <text:p text:style-name="P170">Effet moins évident : un personnage qui semblera bien équipé deviendra rapidement la cible de voleurs. Un voleur opportuniste peut désirer la nouvelle épée du personnage ou un groupe de bandits peut s’en prendre aux PJ parce que leur équipement rutilant parait un bon indicateur de leur richesse…</text:p>
      <text:p text:style-name="P170">Les complications peuvent aussi être sociales. Dans des cités civilisées, le port d’arme en public peut incommoder la population locale et attirer l’attention de la garde. Dans des sociétés plus draconiennes, il peut même exister des lois et des codes sociaux qui dictent les types d’arme et d’armure autorisés, et dans quelles circonstances il est possible de les porter.</text:p>
      <text:p text:style-name="P89">Monnaie</text:p>
      <text:p text:style-name="P170">Les pièces sont en général frappées dans des ateliers contrôlés par la noblesse locale. Elles peuvent aussi provenir des trésors pillés <text:soft-page-break/>par d’entreprenants aventuriers : ceux-ci financent leur achat grâce à leur butin et stimulent ainsi l’économie locale.</text:p>
      <text:p text:style-name="P170">Une culture base sa monnaie sur un élément qui a de la valeur pour elle. Comme nous sommes dans un jeu fantastique, nous pouvons imaginer des systèmes monétaires sortant de l’ordinaire. Par exemple, que pensez-vous d’un système qui utiliserait comme monnaie d’échange les dents de dragons morts ou des pierres enchantées avec de la magie mineure utile dans la vie quotidienne ?</text:p>
      <text:p text:style-name="P170">Par commodité, nous nous contenterons dans cet ouvrage d’un système très simple pour estimer la valeur des objets :</text:p>
      <text:p text:style-name="P253">5 pièces de plomb = 1 pièce de cuivre</text:p>
      <text:p text:style-name="P253">10 pièces de cuivre = 1 pièce d’argent</text:p>
      <text:p text:style-name="P253">20 pièces d’argent = 1 ducat d’or</text:p>
      <text:p text:style-name="P122">Les Listes D’équipement</text:p>
      <text:p text:style-name="P153"><text:span text:style-name="T70">Le reste du chapitre fournit des listes d’équipement qui vous renseigneront sur le prix des objets, leurs effets en jeu ainsi que leur valeur d’encombrement (</text:span><text:span text:style-name="T136">ENC</text:span><text:span text:style-name="T70">). Cette dernière évalue à la fois le poids et la difficulté de transport d’un objet et s’avèrera utile si jamais vous adoptez les règles optionnelles sur l’encombrement du Chapitre 6.</text:span></text:p>
      <text:p text:style-name="P89">Armes De Combat Rapproché</text:p>
      <text:p text:style-name="P185">Les armes de Combat Rapproché utilisent la compétence Combat Rapproché.</text:p>
      <text:p text:style-name="P185">Chaque arme possède les caractéristiques suivantes :</text:p>
      <text:p text:style-name="P158"><text:span text:style-name="T148">Dé de dégât (DD)</text:span><text:span text:style-name="T134"> :</text:span><text:span text:style-name="T66"> les dégâts qu’inflige l’arme en cas d’attaque réussie.</text:span></text:p>
      <text:p text:style-name="P158"><text:span text:style-name="T148">FOR/DEX</text:span><text:span text:style-name="T134"> </text:span><text:span text:style-name="T66">: les scores minimums de </text:span><text:span text:style-name="T134">FOR</text:span><text:span text:style-name="T66"> et de </text:span><text:span text:style-name="T134">DEX</text:span><text:span text:style-name="T66"> nécessaires pour manier facilement cette arme. Si une des deux caractéristiques est en dessous du minimum, le personnage subit une pénalité de -25 % à sa compétence de </text:span><text:span text:style-name="T134">Combat </text:span><text:span text:style-name="T135">à Distance</text:span><text:span text:style-name="T66"> lorsqu’il attaque avec cette arme.</text:span></text:p>
      <text:p text:style-name="P158"><text:span text:style-name="T148">ENC</text:span><text:span text:style-name="T134"> </text:span><text:span text:style-name="T66">: la valeur d’encombrement de l’arme, son poids et son volume.</text:span></text:p>
      <text:p text:style-name="P158"><text:soft-page-break/><text:span text:style-name="T148">Taille</text:span><text:span text:style-name="T134"> </text:span><text:span text:style-name="T66">: il existe quatre catégories de taille pour les armes : Léger, Moyen, Lourd, et Énorme. Pour bloquer tous les dégâts d’une attaque, l’arme du défenseur doit être de la même catégorie au moins que celle de l’assaillant. Si sa taille est inférieure d’une catégorie (arme Moyenne contre une arme Lourde), elle ne peut bloquer que la moitié des dégâts. Si sa taille est inférieure de deux catégories (arme Légère contre arme Lourde), elle ne peut pas bloquer les dégâts.</text:span></text:p>
      <text:p text:style-name="P158"><text:span text:style-name="T148">Cout</text:span><text:span text:style-name="T134"> </text:span><text:span text:style-name="T66">: le prix en pièces d’argent de cette arme.</text:span></text:p>
      <text:p text:style-name="P24">Notes</text:p>
      <text:p text:style-name="P153"><text:span text:style-name="T148">Prép</text:span><text:span text:style-name="T134"> </text:span><text:span text:style-name="T66">: cette arme peut être préparée pour recevoir une charge.</text:span></text:p>
      <text:p text:style-name="P153"><text:span text:style-name="T148">Portée</text:span><text:span text:style-name="T134"> </text:span><text:span text:style-name="T66">: on peut lancer cette arme sans pénalité.</text:span></text:p>
      <text:p text:style-name="P153"><text:span text:style-name="T148">LL</text:span><text:span text:style-name="T134"> </text:span><text:span text:style-name="T66">: cette arme peut être utilisée comme une lance longue.</text:span></text:p>
      <text:p text:style-name="P153"><text:span text:style-name="T147">Flex</text:span><text:span text:style-name="T140"> </text:span><text:span text:style-name="T53">: cette arme peut être utilisée avec deux mains ; dans ce cas, les dégâts qu’elle inflige augmentent de +1 et elle peut être manipulée par un personnage avec une force inférieure de 2 à la force minimum indiquée.</text:span></text:p>
      <text:p text:style-name="P153"><text:span text:style-name="T148">2M</text:span><text:span text:style-name="T134"> </text:span><text:span text:style-name="T66">: cette arme doit être utilisée avec deux mains.</text:span></text:p>
      <text:p text:style-name="P186">Les armes improvisées et primitives, comme les hachettes en pierre, les lances en pierre ou les troncs d’arbre utilisés comme gourdin, infligent les dégâts de l’arme de base -1.</text:p>
      <text:p text:style-name="P186"/>
      <table:table table:name="Tableau91" table:style-name="Tableau91">
        <table:table-column table:style-name="Tableau91.A"/>
        <table:table-column table:style-name="Tableau91.B"/>
        <table:table-column table:style-name="Tableau91.C" table:number-columns-repeated="3"/>
        <table:table-column table:style-name="Tableau91.F"/>
        <table:table-row table:style-name="TableLine160793568">
          <table:table-cell table:style-name="Tableau91.A1" office:value-type="string">
            <text:p text:style-name="P295">Arme</text:p>
          </table:table-cell>
          <table:table-cell table:style-name="Tableau91.A1" office:value-type="string">
            <text:p text:style-name="P300">DD</text:p>
          </table:table-cell>
          <table:table-cell table:style-name="Tableau91.A1" office:value-type="string">
            <text:p text:style-name="P300">FOR/DEX</text:p>
          </table:table-cell>
          <table:table-cell table:style-name="Tableau91.A1" office:value-type="string">
            <text:p text:style-name="P300">ENC</text:p>
          </table:table-cell>
          <table:table-cell table:style-name="Tableau91.A1" office:value-type="string">
            <text:p text:style-name="P300">Taille</text:p>
          </table:table-cell>
          <table:table-cell table:style-name="Tableau91.F1" office:value-type="string">
            <text:p text:style-name="P300">Cout</text:p>
          </table:table-cell>
        </table:table-row>
        <table:table-row table:style-name="TableLine212735504">
          <table:table-cell table:style-name="Tableau91.A2" office:value-type="string">
            <text:p text:style-name="P274">Matraque</text:p>
          </table:table-cell>
          <table:table-cell table:style-name="Tableau91.A2" office:value-type="string">
            <text:p text:style-name="P282">1D4</text:p>
          </table:table-cell>
          <table:table-cell table:style-name="Tableau91.A2" office:value-type="string">
            <text:p text:style-name="P282">-/-</text:p>
          </table:table-cell>
          <table:table-cell table:style-name="Tableau91.A2" office:value-type="string">
            <text:p text:style-name="P282">1</text:p>
          </table:table-cell>
          <table:table-cell table:style-name="Tableau91.A2" office:value-type="string">
            <text:p text:style-name="P282">Léger</text:p>
          </table:table-cell>
          <table:table-cell table:style-name="Tableau91.F2" office:value-type="string">
            <text:p text:style-name="P282">5 PA</text:p>
          </table:table-cell>
        </table:table-row>
        <table:table-row table:style-name="TableLine396683648">
          <table:table-cell table:style-name="Tableau91.A2" office:value-type="string">
            <text:p text:style-name="P268"><text:span text:style-name="T158">Gourdin </text:span><text:span text:style-name="T162">Flex</text:span><text:span text:style-name="T158">, Hachette </text:span><text:span text:style-name="T162">Portée</text:span></text:p>
          </table:table-cell>
          <table:table-cell table:style-name="Tableau91.A2" office:value-type="string">
            <text:p text:style-name="P282">1D6</text:p>
          </table:table-cell>
          <table:table-cell table:style-name="Tableau91.A2" office:value-type="string">
            <text:p text:style-name="P282">5/9</text:p>
          </table:table-cell>
          <table:table-cell table:style-name="Tableau91.A2" office:value-type="string">
            <text:p text:style-name="P282">1</text:p>
          </table:table-cell>
          <table:table-cell table:style-name="Tableau91.A2" office:value-type="string">
            <text:p text:style-name="P282">Léger</text:p>
          </table:table-cell>
          <table:table-cell table:style-name="Tableau91.F2" office:value-type="string">
            <text:p text:style-name="P282">20 PA</text:p>
          </table:table-cell>
        </table:table-row>
        <table:table-row table:style-name="TableLine345022464">
          <table:table-cell table:style-name="Tableau91.A2" office:value-type="string">
            <text:p text:style-name="P268"><text:span text:style-name="T158">Bâton </text:span><text:span text:style-name="T162">2M</text:span></text:p>
          </table:table-cell>
          <table:table-cell table:style-name="Tableau91.A2" office:value-type="string">
            <text:p text:style-name="P282">1D8</text:p>
          </table:table-cell>
          <table:table-cell table:style-name="Tableau91.A2" office:value-type="string">
            <text:p text:style-name="P282">5/9</text:p>
          </table:table-cell>
          <table:table-cell table:style-name="Tableau91.A2" office:value-type="string">
            <text:p text:style-name="P282">2</text:p>
          </table:table-cell>
          <table:table-cell table:style-name="Tableau91.A2" office:value-type="string">
            <text:p text:style-name="P282">Moyen</text:p>
          </table:table-cell>
          <table:table-cell table:style-name="Tableau91.F2" office:value-type="string">
            <text:p text:style-name="P282">20 PA</text:p>
          </table:table-cell>
        </table:table-row>
        <table:table-row table:style-name="TableLine345011424">
          <table:table-cell table:style-name="Tableau91.A2" office:value-type="string">
            <text:p text:style-name="P268"><text:span text:style-name="T158">Hache de bataille, marteau de guerre, pique de guerre, cha</text:span><text:span text:style-name="T159">i</text:span><text:span text:style-name="T158">ne &amp; boulet, </text:span><text:soft-page-break/><text:span text:style-name="T158">Masse </text:span><text:span text:style-name="T162">Flex</text:span></text:p>
          </table:table-cell>
          <table:table-cell table:style-name="Tableau91.A2" office:value-type="string">
            <text:p text:style-name="P282">1D8</text:p>
          </table:table-cell>
          <table:table-cell table:style-name="Tableau91.A2" office:value-type="string">
            <text:p text:style-name="P282">9/9</text:p>
          </table:table-cell>
          <table:table-cell table:style-name="Tableau91.A2" office:value-type="string">
            <text:p text:style-name="P282">2</text:p>
          </table:table-cell>
          <table:table-cell table:style-name="Tableau91.A2" office:value-type="string">
            <text:p text:style-name="P282">Moyen</text:p>
          </table:table-cell>
          <table:table-cell table:style-name="Tableau91.F2" office:value-type="string">
            <text:p text:style-name="P282">120 PA</text:p>
          </table:table-cell>
        </table:table-row>
        <table:table-row table:style-name="TableLine406028912">
          <table:table-cell table:style-name="Tableau91.A2" office:value-type="string">
            <text:p text:style-name="P281">Grand marteau<text:span text:style-name="T219">2M</text:span>, grande hache<text:span text:style-name="T219">2M</text:span>, fléau militaire<text:span text:style-name="T219">2M</text:span>, maillet de guerre<text:span text:style-name="T219">2M</text:span></text:p>
          </table:table-cell>
          <table:table-cell table:style-name="Tableau91.A2" office:value-type="string">
            <text:p text:style-name="P282">2D8</text:p>
          </table:table-cell>
          <table:table-cell table:style-name="Tableau91.A2" office:value-type="string">
            <text:p text:style-name="P282">13/5</text:p>
          </table:table-cell>
          <table:table-cell table:style-name="Tableau91.A2" office:value-type="string">
            <text:p text:style-name="P282">4</text:p>
          </table:table-cell>
          <table:table-cell table:style-name="Tableau91.A2" office:value-type="string">
            <text:p text:style-name="P282">Lourd</text:p>
          </table:table-cell>
          <table:table-cell table:style-name="Tableau91.F2" office:value-type="string">
            <text:p text:style-name="P282">200 PA</text:p>
          </table:table-cell>
        </table:table-row>
        <table:table-row table:style-name="TableLine345108000">
          <table:table-cell table:style-name="Tableau91.A2" office:value-type="string">
            <text:p text:style-name="P271"><text:span text:style-name="T158">Hallebarde </text:span><text:span text:style-name="T162">2M</text:span><text:span text:style-name="T163">&amp;</text:span><text:span text:style-name="T162">LL</text:span><text:span text:style-name="T158">, arme d’hast </text:span><text:span text:style-name="T162">2M</text:span><text:span text:style-name="T163">&amp;</text:span><text:span text:style-name="T162">LL</text:span></text:p>
          </table:table-cell>
          <table:table-cell table:style-name="Tableau91.A2" office:value-type="string">
            <text:p text:style-name="P282">1D8</text:p>
          </table:table-cell>
          <table:table-cell table:style-name="Tableau91.A2" office:value-type="string">
            <text:p text:style-name="P282">9/9</text:p>
          </table:table-cell>
          <table:table-cell table:style-name="Tableau91.A2" office:value-type="string">
            <text:p text:style-name="P282">3</text:p>
          </table:table-cell>
          <table:table-cell table:style-name="Tableau91.A2" office:value-type="string">
            <text:p text:style-name="P282">Lourd</text:p>
          </table:table-cell>
          <table:table-cell table:style-name="Tableau91.F2" office:value-type="string">
            <text:p text:style-name="P282">200 PA</text:p>
          </table:table-cell>
        </table:table-row>
        <table:table-row table:style-name="TableLine407845888">
          <table:table-cell table:style-name="Tableau91.F2" table:number-columns-spanned="6" office:value-type="string">
            <text:p text:style-name="P301">Boucliers</text:p>
          </table:table-cell>
          <table:covered-table-cell/>
          <table:covered-table-cell/>
          <table:covered-table-cell/>
          <table:covered-table-cell/>
          <table:covered-table-cell/>
        </table:table-row>
        <table:table-row table:style-name="TableLine383668368">
          <table:table-cell table:style-name="Tableau91.A2" office:value-type="string">
            <text:p text:style-name="P274">Petit (rondache ou psilos)</text:p>
          </table:table-cell>
          <table:table-cell table:style-name="Tableau91.A2" office:value-type="string">
            <text:p text:style-name="P282">1D4</text:p>
          </table:table-cell>
          <table:table-cell table:style-name="Tableau91.A2" office:value-type="string">
            <text:p text:style-name="P282">-/-</text:p>
          </table:table-cell>
          <table:table-cell table:style-name="Tableau91.A2" office:value-type="string">
            <text:p text:style-name="P282">1</text:p>
          </table:table-cell>
          <table:table-cell table:style-name="Tableau91.A2" office:value-type="string">
            <text:p text:style-name="P282">Moyen</text:p>
          </table:table-cell>
          <table:table-cell table:style-name="Tableau91.F2" office:value-type="string">
            <text:p text:style-name="P282">50 PA</text:p>
          </table:table-cell>
        </table:table-row>
        <table:table-row table:style-name="TableLine199293872">
          <table:table-cell table:style-name="Tableau91.A2" office:value-type="string">
            <text:p text:style-name="P274">Moyen (écu)</text:p>
          </table:table-cell>
          <table:table-cell table:style-name="Tableau91.A2" office:value-type="string">
            <text:p text:style-name="P282">1D6</text:p>
          </table:table-cell>
          <table:table-cell table:style-name="Tableau91.A2" office:value-type="string">
            <text:p text:style-name="P282">9/-</text:p>
          </table:table-cell>
          <table:table-cell table:style-name="Tableau91.A2" office:value-type="string">
            <text:p text:style-name="P282">2</text:p>
          </table:table-cell>
          <table:table-cell table:style-name="Tableau91.A2" office:value-type="string">
            <text:p text:style-name="P282">Lourd</text:p>
          </table:table-cell>
          <table:table-cell table:style-name="Tableau91.F2" office:value-type="string">
            <text:p text:style-name="P282">150 PA</text:p>
          </table:table-cell>
        </table:table-row>
        <table:table-row table:style-name="TableLine344893312">
          <table:table-cell table:style-name="Tableau91.A2" office:value-type="string">
            <text:p text:style-name="P274">Grand (pavois)</text:p>
          </table:table-cell>
          <table:table-cell table:style-name="Tableau91.A2" office:value-type="string">
            <text:p text:style-name="P282">1D6</text:p>
          </table:table-cell>
          <table:table-cell table:style-name="Tableau91.A2" office:value-type="string">
            <text:p text:style-name="P282">13/-</text:p>
          </table:table-cell>
          <table:table-cell table:style-name="Tableau91.A2" office:value-type="string">
            <text:p text:style-name="P282">3</text:p>
          </table:table-cell>
          <table:table-cell table:style-name="Tableau91.A2" office:value-type="string">
            <text:p text:style-name="P282">Énorme</text:p>
          </table:table-cell>
          <table:table-cell table:style-name="Tableau91.F2" office:value-type="string">
            <text:p text:style-name="P282">300 PA</text:p>
          </table:table-cell>
        </table:table-row>
        <table:table-row table:style-name="TableLine387729920">
          <table:table-cell table:style-name="Tableau91.F2" table:number-columns-spanned="6" office:value-type="string">
            <text:p text:style-name="P267"><text:span text:style-name="T12">Lances </text:span><text:span text:style-name="T13">Prép-Flex</text:span></text:p>
          </table:table-cell>
          <table:covered-table-cell/>
          <table:covered-table-cell/>
          <table:covered-table-cell/>
          <table:covered-table-cell/>
          <table:covered-table-cell/>
        </table:table-row>
        <table:table-row table:style-name="TableLine387730672">
          <table:table-cell table:style-name="Tableau91.A2" office:value-type="string">
            <text:p text:style-name="P274">Lance de cavalerie</text:p>
          </table:table-cell>
          <table:table-cell table:style-name="Tableau91.A2" office:value-type="string">
            <text:p text:style-name="P282">1D10</text:p>
          </table:table-cell>
          <table:table-cell table:style-name="Tableau91.A2" office:value-type="string">
            <text:p text:style-name="P282">11/9</text:p>
          </table:table-cell>
          <table:table-cell table:style-name="Tableau91.A2" office:value-type="string">
            <text:p text:style-name="P282">3</text:p>
          </table:table-cell>
          <table:table-cell table:style-name="Tableau91.A2" office:value-type="string">
            <text:p text:style-name="P282">Lourd</text:p>
          </table:table-cell>
          <table:table-cell table:style-name="Tableau91.F2" office:value-type="string">
            <text:p text:style-name="P282">150 PA</text:p>
          </table:table-cell>
        </table:table-row>
        <table:table-row table:style-name="TableLine284525056">
          <table:table-cell table:style-name="Tableau91.A2" office:value-type="string">
            <text:p text:style-name="P274">Lance longue</text:p>
          </table:table-cell>
          <table:table-cell table:style-name="Tableau91.A2" office:value-type="string">
            <text:p text:style-name="P282">1D8</text:p>
          </table:table-cell>
          <table:table-cell table:style-name="Tableau91.A2" office:value-type="string">
            <text:p text:style-name="P282">9/5</text:p>
          </table:table-cell>
          <table:table-cell table:style-name="Tableau91.A2" office:value-type="string">
            <text:p text:style-name="P282">2</text:p>
          </table:table-cell>
          <table:table-cell table:style-name="Tableau91.A2" office:value-type="string">
            <text:p text:style-name="P282">Moyen</text:p>
          </table:table-cell>
          <table:table-cell table:style-name="Tableau91.F2" office:value-type="string">
            <text:p text:style-name="P282">30 PA</text:p>
          </table:table-cell>
        </table:table-row>
        <table:table-row table:style-name="TableLine345253568">
          <table:table-cell table:style-name="Tableau91.A2" office:value-type="string">
            <text:p text:style-name="P268"><text:span text:style-name="T158">Lance courte </text:span><text:span text:style-name="T162">Portée</text:span></text:p>
          </table:table-cell>
          <table:table-cell table:style-name="Tableau91.A2" office:value-type="string">
            <text:p text:style-name="P282">1D6</text:p>
          </table:table-cell>
          <table:table-cell table:style-name="Tableau91.A2" office:value-type="string">
            <text:p text:style-name="P282">5/5</text:p>
          </table:table-cell>
          <table:table-cell table:style-name="Tableau91.A2" office:value-type="string">
            <text:p text:style-name="P282">2</text:p>
          </table:table-cell>
          <table:table-cell table:style-name="Tableau91.A2" office:value-type="string">
            <text:p text:style-name="P282">Moyen</text:p>
          </table:table-cell>
          <table:table-cell table:style-name="Tableau91.F2" office:value-type="string">
            <text:p text:style-name="P282">20 PA</text:p>
          </table:table-cell>
        </table:table-row>
        <table:table-row table:style-name="TableLine388730864">
          <table:table-cell table:style-name="Tableau91.F2" table:number-columns-spanned="6" office:value-type="string">
            <text:p text:style-name="P301">Épées et couteaux</text:p>
          </table:table-cell>
          <table:covered-table-cell/>
          <table:covered-table-cell/>
          <table:covered-table-cell/>
          <table:covered-table-cell/>
          <table:covered-table-cell/>
        </table:table-row>
        <table:table-row table:style-name="TableLine383582656">
          <table:table-cell table:style-name="Tableau91.A2" office:value-type="string">
            <text:p text:style-name="P268"><text:span text:style-name="T158">Épée bâtarde </text:span><text:span text:style-name="T162">Flex</text:span></text:p>
          </table:table-cell>
          <table:table-cell table:style-name="Tableau91.A2" office:value-type="string">
            <text:p text:style-name="P282">1D8</text:p>
          </table:table-cell>
          <table:table-cell table:style-name="Tableau91.A2" office:value-type="string">
            <text:p text:style-name="P282">13/9</text:p>
          </table:table-cell>
          <table:table-cell table:style-name="Tableau91.A2" office:value-type="string">
            <text:p text:style-name="P282">2</text:p>
          </table:table-cell>
          <table:table-cell table:style-name="Tableau91.A2" office:value-type="string">
            <text:p text:style-name="P282">Moyen</text:p>
          </table:table-cell>
          <table:table-cell table:style-name="Tableau91.F2" office:value-type="string">
            <text:p text:style-name="P282">250 PA</text:p>
          </table:table-cell>
        </table:table-row>
        <table:table-row table:style-name="TableLine348740576">
          <table:table-cell table:style-name="Tableau91.A2" office:value-type="string">
            <text:p text:style-name="P271"><text:span text:style-name="T158">Couteau </text:span><text:span text:style-name="T162">Portée</text:span><text:span text:style-name="T159">, Da</text:span><text:span text:style-name="T158">gue</text:span><text:span text:style-name="T162">Portée</text:span></text:p>
          </table:table-cell>
          <table:table-cell table:style-name="Tableau91.A2" office:value-type="string">
            <text:p text:style-name="P282">1D4 + 1</text:p>
          </table:table-cell>
          <table:table-cell table:style-name="Tableau91.A2" office:value-type="string">
            <text:p text:style-name="P282">-/-</text:p>
          </table:table-cell>
          <table:table-cell table:style-name="Tableau91.A2" office:value-type="string">
            <text:p text:style-name="P282">-</text:p>
          </table:table-cell>
          <table:table-cell table:style-name="Tableau91.A2" office:value-type="string">
            <text:p text:style-name="P282">Léger</text:p>
          </table:table-cell>
          <table:table-cell table:style-name="Tableau91.F2" office:value-type="string">
            <text:p text:style-name="P282">20 PA</text:p>
          </table:table-cell>
        </table:table-row>
        <table:table-row table:style-name="TableLine407119952">
          <table:table-cell table:style-name="Tableau91.A2" office:value-type="string">
            <text:p text:style-name="P274">Cimeterre, épée longue</text:p>
          </table:table-cell>
          <table:table-cell table:style-name="Tableau91.A2" office:value-type="string">
            <text:p text:style-name="P282">1D8</text:p>
          </table:table-cell>
          <table:table-cell table:style-name="Tableau91.A2" office:value-type="string">
            <text:p text:style-name="P282">9/9</text:p>
          </table:table-cell>
          <table:table-cell table:style-name="Tableau91.A2" office:value-type="string">
            <text:p text:style-name="P282">2</text:p>
          </table:table-cell>
          <table:table-cell table:style-name="Tableau91.A2" office:value-type="string">
            <text:p text:style-name="P282">Moyen</text:p>
          </table:table-cell>
          <table:table-cell table:style-name="Tableau91.F2" office:value-type="string">
            <text:p text:style-name="P282">150 PA</text:p>
          </table:table-cell>
        </table:table-row>
        <table:table-row table:style-name="TableLine284160736">
          <table:table-cell table:style-name="Tableau91.A2" office:value-type="string">
            <text:p text:style-name="P281">Épée large<text:span text:style-name="T219">2M</text:span></text:p>
          </table:table-cell>
          <table:table-cell table:style-name="Tableau91.A2" office:value-type="string">
            <text:p text:style-name="P282">2D8</text:p>
          </table:table-cell>
          <table:table-cell table:style-name="Tableau91.A2" office:value-type="string">
            <text:p text:style-name="P282">13/9</text:p>
          </table:table-cell>
          <table:table-cell table:style-name="Tableau91.A2" office:value-type="string">
            <text:p text:style-name="P282">4</text:p>
          </table:table-cell>
          <table:table-cell table:style-name="Tableau91.A2" office:value-type="string">
            <text:p text:style-name="P282">Lourd</text:p>
          </table:table-cell>
          <table:table-cell table:style-name="Tableau91.F2" office:value-type="string">
            <text:p text:style-name="P282">300 PA</text:p>
          </table:table-cell>
        </table:table-row>
        <table:table-row table:style-name="TableLine223003264">
          <table:table-cell table:style-name="Tableau91.A2" office:value-type="string">
            <text:p text:style-name="P274">Rapière</text:p>
          </table:table-cell>
          <table:table-cell table:style-name="Tableau91.A2" office:value-type="string">
            <text:p text:style-name="P282">1D6</text:p>
          </table:table-cell>
          <table:table-cell table:style-name="Tableau91.A2" office:value-type="string">
            <text:p text:style-name="P282">9/13</text:p>
          </table:table-cell>
          <table:table-cell table:style-name="Tableau91.A2" office:value-type="string">
            <text:p text:style-name="P282">1</text:p>
          </table:table-cell>
          <table:table-cell table:style-name="Tableau91.A2" office:value-type="string">
            <text:p text:style-name="P282">Léger</text:p>
          </table:table-cell>
          <table:table-cell table:style-name="Tableau91.F2" office:value-type="string">
            <text:p text:style-name="P282">150 PA<text:soft-page-break/></text:p>
          </table:table-cell>
        </table:table-row>
        <table:table-row table:style-name="TableLine394943488">
          <table:table-cell table:style-name="Tableau91.A2" office:value-type="string">
            <text:p text:style-name="P274">Épée courte, glaive</text:p>
          </table:table-cell>
          <table:table-cell table:style-name="Tableau91.A2" office:value-type="string">
            <text:p text:style-name="P282">1D6</text:p>
          </table:table-cell>
          <table:table-cell table:style-name="Tableau91.A2" office:value-type="string">
            <text:p text:style-name="P282">5/5</text:p>
          </table:table-cell>
          <table:table-cell table:style-name="Tableau91.A2" office:value-type="string">
            <text:p text:style-name="P282">1</text:p>
          </table:table-cell>
          <table:table-cell table:style-name="Tableau91.A2" office:value-type="string">
            <text:p text:style-name="P282">Moyen</text:p>
          </table:table-cell>
          <table:table-cell table:style-name="Tableau91.F2" office:value-type="string">
            <text:p text:style-name="P282">100 PA</text:p>
          </table:table-cell>
        </table:table-row>
      </table:table>
      <text:p text:style-name="P132">Armes À Distance</text:p>
      <text:p text:style-name="P170">Chaque arme à distance possède les caractéristiques suivantes :</text:p>
      <text:p text:style-name="P153"><text:span text:style-name="T144">Dé de dégât (DD)</text:span><text:span text:style-name="T131"> :</text:span><text:span text:style-name="T24"> les dégâts qu’inflige l’arme en cas d’attaque réussie.</text:span></text:p>
      <text:p text:style-name="P153"><text:span text:style-name="T144">Portée</text:span><text:span text:style-name="T131"> </text:span><text:span text:style-name="T24">: c’est la portée effective de l’arme. Le tireur peut attaquer une cible à portée de l’arme sans pénalité. Il peut attaquer une cible jusqu’à deux fois la portée de l’arme, mais sa compétence de Combat à Distance est réduite de moitié (avant l’application de tout autre modificateur). Les attaques de cibles situées à plus du double de la portée de l’arme échouent automatiquement.</text:span></text:p>
      <text:p text:style-name="P153"><text:span text:style-name="T152">Rechargement</text:span><text:span text:style-name="T49"> : indique le nombre de Rounds de Combat nécessaires pour charger ou recharger l’arme.</text:span></text:p>
      <text:p text:style-name="P153"><text:span text:style-name="T144">FOR/DEX</text:span><text:span text:style-name="T131"> </text:span><text:span text:style-name="T24">: les scores minimums de FOR et de DEX nécessaires pour manier facilement cette arme. Si une des deux caractéristiques est en dessous du minimum, le personnage subit une pénalité de -25 % à sa compétence de Combat Rapproché lorsqu’il attaque avec cette arme.</text:span></text:p>
      <text:p text:style-name="P153"><text:span text:style-name="T144">ENC</text:span><text:span text:style-name="T131"> </text:span><text:span text:style-name="T24">: la valeur d’encombrement de l’arme, son poids et son volume.</text:span></text:p>
      <text:p text:style-name="P153"><text:span text:style-name="T144">Cout</text:span><text:span text:style-name="T131"> </text:span><text:span text:style-name="T24">: le prix en pièces d’argent de cette arme.</text:span></text:p>
      <text:p text:style-name="P171"/>
      <table:table table:name="Tableau92" table:style-name="Tableau92">
        <table:table-column table:style-name="Tableau92.A"/>
        <table:table-column table:style-name="Tableau92.B"/>
        <table:table-column table:style-name="Tableau92.C"/>
        <table:table-column table:style-name="Tableau92.D"/>
        <table:table-column table:style-name="Tableau92.E"/>
        <table:table-column table:style-name="Tableau92.F"/>
        <table:table-column table:style-name="Tableau92.G"/>
        <table:table-row table:style-name="Tableau92.1">
          <table:table-cell table:style-name="Tableau92.A1" office:value-type="string">
            <text:p text:style-name="P266"><text:span text:style-name="T12">Armes à projectile </text:span><text:span text:style-name="T13">2M</text:span></text:p>
          </table:table-cell>
          <table:table-cell table:style-name="Tableau92.B1" office:value-type="string">
            <text:p text:style-name="P296">DD</text:p>
          </table:table-cell>
          <table:table-cell table:style-name="Tableau92.B1" office:value-type="string">
            <text:p text:style-name="P296">Portée</text:p>
          </table:table-cell>
          <table:table-cell table:style-name="Tableau92.B1" office:value-type="string">
            <text:p text:style-name="P296">Rechargement</text:p>
          </table:table-cell>
          <table:table-cell table:style-name="Tableau92.B1" office:value-type="string">
            <text:p text:style-name="P296">FOR/DEX</text:p>
          </table:table-cell>
          <table:table-cell table:style-name="Tableau92.B1" office:value-type="string">
            <text:p text:style-name="P296">ENC</text:p>
          </table:table-cell>
          <table:table-cell table:style-name="Tableau92.B1" office:value-type="string">
            <text:p text:style-name="P296">Cout</text:p>
          </table:table-cell>
        </table:table-row>
        <table:table-row table:style-name="Tableau92.2">
          <table:table-cell table:style-name="Tableau92.A1" office:value-type="string">
            <text:p text:style-name="P275">Sarbacane</text:p>
          </table:table-cell>
          <table:table-cell table:style-name="Tableau92.A1" office:value-type="string">
            <text:p text:style-name="P275">1D2</text:p>
          </table:table-cell>
          <table:table-cell table:style-name="Tableau92.A1" office:value-type="string">
            <text:p text:style-name="P275">15 m</text:p>
          </table:table-cell>
          <table:table-cell table:style-name="Tableau92.A1" office:value-type="string">
            <text:p text:style-name="P275">1 Round</text:p>
          </table:table-cell>
          <table:table-cell table:style-name="Tableau92.A1" office:value-type="string">
            <text:p text:style-name="P275">-/9</text:p>
          </table:table-cell>
          <table:table-cell table:style-name="Tableau92.A1" office:value-type="string">
            <text:p text:style-name="P275">-</text:p>
          </table:table-cell>
          <table:table-cell table:style-name="Tableau92.A1" office:value-type="string">
            <text:p text:style-name="P275">30 PA</text:p>
          </table:table-cell>
        </table:table-row>
        <table:table-row table:style-name="Tableau92.3">
          <table:table-cell table:style-name="Tableau92.A1" office:value-type="string">
            <text:p text:style-name="P275">Arbalète lourde</text:p>
          </table:table-cell>
          <table:table-cell table:style-name="Tableau92.A1" office:value-type="string">
            <text:p text:style-name="P275">2D6</text:p>
          </table:table-cell>
          <table:table-cell table:style-name="Tableau92.A1" office:value-type="string">
            <text:p text:style-name="P275">150 m</text:p>
          </table:table-cell>
          <table:table-cell table:style-name="Tableau92.A1" office:value-type="string">
            <text:p text:style-name="P275">3 Round</text:p>
          </table:table-cell>
          <table:table-cell table:style-name="Tableau92.A1" office:value-type="string">
            <text:p text:style-name="P275">9/9</text:p>
          </table:table-cell>
          <table:table-cell table:style-name="Tableau92.A1" office:value-type="string">
            <text:p text:style-name="P275">2</text:p>
          </table:table-cell>
          <table:table-cell table:style-name="Tableau92.A1" office:value-type="string">
            <text:p text:style-name="P275">350 PA</text:p>
          </table:table-cell>
        </table:table-row>
        <table:table-row table:style-name="Tableau92.4">
          <table:table-cell table:style-name="Tableau92.A1" office:value-type="string">
            <text:p text:style-name="P275">Arbalète légère</text:p>
          </table:table-cell>
          <table:table-cell table:style-name="Tableau92.A1" office:value-type="string">
            <text:p text:style-name="P275">1D8</text:p>
          </table:table-cell>
          <table:table-cell table:style-name="Tableau92.A1" office:value-type="string">
            <text:p text:style-name="P275">125 m</text:p>
          </table:table-cell>
          <table:table-cell table:style-name="Tableau92.A1" office:value-type="string">
            <text:p text:style-name="P275">2 Round</text:p>
          </table:table-cell>
          <table:table-cell table:style-name="Tableau92.A1" office:value-type="string">
            <text:p text:style-name="P275">5/9</text:p>
          </table:table-cell>
          <table:table-cell table:style-name="Tableau92.A1" office:value-type="string">
            <text:p text:style-name="P275">1</text:p>
          </table:table-cell>
          <table:table-cell table:style-name="Tableau92.A1" office:value-type="string">
            <text:p text:style-name="P275">150 PA</text:p>
          </table:table-cell>
        </table:table-row>
        <table:table-row table:style-name="Tableau92.3">
          <table:table-cell table:style-name="Tableau92.A1" office:value-type="string">
            <text:p text:style-name="P275">Arc long</text:p>
          </table:table-cell>
          <table:table-cell table:style-name="Tableau92.A1" office:value-type="string">
            <text:p text:style-name="P275">1D10</text:p>
          </table:table-cell>
          <table:table-cell table:style-name="Tableau92.A1" office:value-type="string">
            <text:p text:style-name="P275">150 m</text:p>
          </table:table-cell>
          <table:table-cell table:style-name="Tableau92.A1" office:value-type="string">
            <text:p text:style-name="P275">1 Round</text:p>
          </table:table-cell>
          <table:table-cell table:style-name="Tableau92.A1" office:value-type="string">
            <text:p text:style-name="P275">13/9</text:p>
          </table:table-cell>
          <table:table-cell table:style-name="Tableau92.A1" office:value-type="string">
            <text:p text:style-name="P275">1</text:p>
          </table:table-cell>
          <table:table-cell table:style-name="Tableau92.A1" office:value-type="string">
            <text:p text:style-name="P275">150 PA</text:p>
          </table:table-cell>
        </table:table-row>
        <table:table-row table:style-name="Tableau92.3">
          <table:table-cell table:style-name="Tableau92.A1" office:value-type="string">
            <text:p text:style-name="P275">Arc nomade</text:p>
          </table:table-cell>
          <table:table-cell table:style-name="Tableau92.A1" office:value-type="string">
            <text:p text:style-name="P275">1D8</text:p>
          </table:table-cell>
          <table:table-cell table:style-name="Tableau92.A1" office:value-type="string">
            <text:p text:style-name="P275">125 m</text:p>
          </table:table-cell>
          <table:table-cell table:style-name="Tableau92.A1" office:value-type="string">
            <text:p text:style-name="P275">1 Round</text:p>
          </table:table-cell>
          <table:table-cell table:style-name="Tableau92.A1" office:value-type="string">
            <text:p text:style-name="P275">9/13</text:p>
          </table:table-cell>
          <table:table-cell table:style-name="Tableau92.A1" office:value-type="string">
            <text:p text:style-name="P275">1</text:p>
          </table:table-cell>
          <table:table-cell table:style-name="Tableau92.A1" office:value-type="string">
            <text:p text:style-name="P275">150 PA</text:p>
          </table:table-cell>
        </table:table-row>
        <table:table-row table:style-name="Tableau92.3">
          <table:table-cell table:style-name="Tableau92.A1" office:value-type="string">
            <text:p text:style-name="P275">Arc court, fronde à bâton</text:p>
          </table:table-cell>
          <table:table-cell table:style-name="Tableau92.A1" office:value-type="string">
            <text:p text:style-name="P275">1D8</text:p>
          </table:table-cell>
          <table:table-cell table:style-name="Tableau92.A1" office:value-type="string">
            <text:p text:style-name="P275">75 m</text:p>
          </table:table-cell>
          <table:table-cell table:style-name="Tableau92.A1" office:value-type="string">
            <text:p text:style-name="P275">1 Round</text:p>
          </table:table-cell>
          <table:table-cell table:style-name="Tableau92.A1" office:value-type="string">
            <text:p text:style-name="P275">9/9</text:p>
          </table:table-cell>
          <table:table-cell table:style-name="Tableau92.A1" office:value-type="string">
            <text:p text:style-name="P275">1</text:p>
          </table:table-cell>
          <table:table-cell table:style-name="Tableau92.A1" office:value-type="string">
            <text:p text:style-name="P275">75 PA</text:p>
          </table:table-cell>
        </table:table-row>
        <table:table-row table:style-name="Tableau92.3">
          <table:table-cell table:style-name="Tableau92.A1" office:value-type="string">
            <text:p text:style-name="P269"><text:span text:style-name="T158">Fronde </text:span><text:span text:style-name="T162">1M</text:span></text:p>
          </table:table-cell>
          <table:table-cell table:style-name="Tableau92.A1" office:value-type="string">
            <text:p text:style-name="P275">1D6</text:p>
          </table:table-cell>
          <table:table-cell table:style-name="Tableau92.A1" office:value-type="string">
            <text:p text:style-name="P275">50 m</text:p>
          </table:table-cell>
          <table:table-cell table:style-name="Tableau92.A1" office:value-type="string">
            <text:p text:style-name="P275">1 Round</text:p>
          </table:table-cell>
          <table:table-cell table:style-name="Tableau92.A1" office:value-type="string">
            <text:p text:style-name="P275">-/-</text:p>
          </table:table-cell>
          <table:table-cell table:style-name="Tableau92.A1" office:value-type="string">
            <text:p text:style-name="P275">1</text:p>
          </table:table-cell>
          <table:table-cell table:style-name="Tableau92.A1" office:value-type="string">
            <text:p text:style-name="P275">5 PA</text:p>
          </table:table-cell>
        </table:table-row>
        <table:table-row table:style-name="Tableau92.3">
          <table:table-cell table:style-name="Tableau92.A1" table:number-columns-spanned="7" office:value-type="string">
            <text:p text:style-name="P296">Armes de lancer</text:p>
          </table:table-cell>
          <table:covered-table-cell/>
          <table:covered-table-cell/>
          <table:covered-table-cell/>
          <table:covered-table-cell/>
          <table:covered-table-cell/>
          <table:covered-table-cell/>
        </table:table-row>
        <table:table-row table:style-name="Tableau92.3">
          <table:table-cell table:style-name="Tableau92.A1" office:value-type="string">
            <text:p text:style-name="P269"><text:span text:style-name="T158">Atlatl </text:span><text:span text:style-name="T162">2M</text:span></text:p>
          </table:table-cell>
          <table:table-cell table:style-name="Tableau92.A1" office:value-type="string">
            <text:p text:style-name="P275">+ 2</text:p>
          </table:table-cell>
          <table:table-cell table:style-name="Tableau92.A1" office:value-type="string">
            <text:p text:style-name="P275">+ FOR x mètres</text:p>
          </table:table-cell>
          <table:table-cell table:style-name="Tableau92.A1" office:value-type="string">
            <text:p text:style-name="P275">2 Round</text:p>
          </table:table-cell>
          <table:table-cell table:style-name="Tableau92.A1" office:value-type="string">
            <text:p text:style-name="P275">5/9</text:p>
          </table:table-cell>
          <table:table-cell table:style-name="Tableau92.A1" office:value-type="string">
            <text:p text:style-name="P275">1</text:p>
          </table:table-cell>
          <table:table-cell table:style-name="Tableau92.A1" office:value-type="string">
            <text:p text:style-name="P275">20 PA</text:p>
          </table:table-cell>
        </table:table-row>
        <table:table-row table:style-name="Tableau92.3">
          <table:table-cell table:style-name="Tableau92.A1" office:value-type="string">
            <text:p text:style-name="P269"><text:span text:style-name="T158">Dague </text:span><text:span text:style-name="T162">Rapproché</text:span></text:p>
          </table:table-cell>
          <table:table-cell table:style-name="Tableau92.A1" office:value-type="string">
            <text:p text:style-name="P275">1D6</text:p>
          </table:table-cell>
          <table:table-cell table:style-name="Tableau92.A1" office:value-type="string">
            <text:p text:style-name="P275">FOR x mètres</text:p>
          </table:table-cell>
          <table:table-cell table:style-name="Tableau92.A1" office:value-type="string">
            <text:p text:style-name="P275">1 Round</text:p>
          </table:table-cell>
          <table:table-cell table:style-name="Tableau92.A1" office:value-type="string">
            <text:p text:style-name="P275">-/9</text:p>
          </table:table-cell>
          <table:table-cell table:style-name="Tableau92.A1" office:value-type="string">
            <text:p text:style-name="P275">-</text:p>
          </table:table-cell>
          <table:table-cell table:style-name="Tableau92.A1" office:value-type="string">
            <text:p text:style-name="P275">30 PA</text:p>
          </table:table-cell>
        </table:table-row>
        <table:table-row table:style-name="Tableau92.3">
          <table:table-cell table:style-name="Tableau92.A1" office:value-type="string">
            <text:p text:style-name="P269"><text:span text:style-name="T158">Hachette </text:span><text:span text:style-name="T162">Rapproché</text:span></text:p>
          </table:table-cell>
          <table:table-cell table:style-name="Tableau92.A1" office:value-type="string">
            <text:p text:style-name="P275">1D8</text:p>
          </table:table-cell>
          <table:table-cell table:style-name="Tableau92.A1" office:value-type="string">
            <text:p text:style-name="P275">FOR x mètres</text:p>
          </table:table-cell>
          <table:table-cell table:style-name="Tableau92.A1" office:value-type="string">
            <text:p text:style-name="P275">1 Round</text:p>
          </table:table-cell>
          <table:table-cell table:style-name="Tableau92.A1" office:value-type="string">
            <text:p text:style-name="P275">7/11</text:p>
          </table:table-cell>
          <table:table-cell table:style-name="Tableau92.A1" office:value-type="string">
            <text:p text:style-name="P275">1</text:p>
          </table:table-cell>
          <table:table-cell table:style-name="Tableau92.A1" office:value-type="string">
            <text:p text:style-name="P275">25 PA</text:p>
          </table:table-cell>
        </table:table-row>
        <table:table-row table:style-name="Tableau92.3">
          <table:table-cell table:style-name="Tableau92.A1" office:value-type="string">
            <text:p text:style-name="P275">Dard, shuriken</text:p>
          </table:table-cell>
          <table:table-cell table:style-name="Tableau92.A1" office:value-type="string">
            <text:p text:style-name="P275">1D4</text:p>
          </table:table-cell>
          <table:table-cell table:style-name="Tableau92.A1" office:value-type="string">
            <text:p text:style-name="P275">FOR x mètres</text:p>
          </table:table-cell>
          <table:table-cell table:style-name="Tableau92.A1" office:value-type="string">
            <text:p text:style-name="P275">1 Round</text:p>
          </table:table-cell>
          <table:table-cell table:style-name="Tableau92.A1" office:value-type="string">
            <text:p text:style-name="P275">-/9</text:p>
          </table:table-cell>
          <table:table-cell table:style-name="Tableau92.A1" office:value-type="string">
            <text:p text:style-name="P275">1</text:p>
          </table:table-cell>
          <table:table-cell table:style-name="Tableau92.A1" office:value-type="string">
            <text:p text:style-name="P275">15 PA</text:p>
          </table:table-cell>
        </table:table-row>
        <table:table-row table:style-name="Tableau92.3">
          <table:table-cell table:style-name="Tableau92.A1" office:value-type="string">
            <text:p text:style-name="P269"><text:span text:style-name="T158">Javelot/lance courte </text:span><text:span text:style-name="T162">Rapproché</text:span></text:p>
          </table:table-cell>
          <table:table-cell table:style-name="Tableau92.A1" office:value-type="string">
            <text:p text:style-name="P275">1D6</text:p>
          </table:table-cell>
          <table:table-cell table:style-name="Tableau92.A1" office:value-type="string">
            <text:p text:style-name="P275">FOR x 2 mètres</text:p>
          </table:table-cell>
          <table:table-cell table:style-name="Tableau92.A1" office:value-type="string">
            <text:p text:style-name="P275">1 Round</text:p>
          </table:table-cell>
          <table:table-cell table:style-name="Tableau92.A1" office:value-type="string">
            <text:p text:style-name="P275">5/9</text:p>
          </table:table-cell>
          <table:table-cell table:style-name="Tableau92.A1" table:number-columns-spanned="2" office:value-type="string">
            <text:p text:style-name="P275">(cf table des armes de Combat Rapproché)</text:p>
          </table:table-cell>
          <table:covered-table-cell/>
        </table:table-row>
        <table:table-row table:style-name="Tableau92.3">
          <table:table-cell table:style-name="Tableau92.A1" office:value-type="string">
            <text:p text:style-name="P275">Pierre, projectile improvisé</text:p>
          </table:table-cell>
          <table:table-cell table:style-name="Tableau92.A1" office:value-type="string">
            <text:p text:style-name="P275">1D4</text:p>
          </table:table-cell>
          <table:table-cell table:style-name="Tableau92.A1" office:value-type="string">
            <text:p text:style-name="P275">FOR x mètres</text:p>
          </table:table-cell>
          <table:table-cell table:style-name="Tableau92.A1" office:value-type="string">
            <text:p text:style-name="P275">1 Round</text:p>
          </table:table-cell>
          <table:table-cell table:style-name="Tableau92.A1" office:value-type="string">
            <text:p text:style-name="P275">5/5</text:p>
          </table:table-cell>
          <table:table-cell table:style-name="Tableau92.A1" office:value-type="string">
            <text:p text:style-name="P275">1</text:p>
          </table:table-cell>
          <table:table-cell table:style-name="Tableau92.A1" office:value-type="string">
            <text:p text:style-name="P275">-</text:p>
          </table:table-cell>
        </table:table-row>
      </table:table>
      <text:p text:style-name="P260"><text:span text:style-name="T174">1M </text:span>: cette arme est une arme à une main.</text:p>
      <text:p text:style-name="P260"><text:span text:style-name="T174">2M </text:span>: cette arme nécessite deux mains libres pour être utilisée efficacement (sauf mention contraire). Une rondache peut être placée à l’avant-bras, mais ne peut être employée lorsque l’on tient cette arme ou que l’on tire avec.</text:p>
      <text:p text:style-name="P260"><text:span text:style-name="T174">Rapproché </text:span>: on peut utiliser cette arme en Combat Rapproché sans pénalité.</text:p>
      <text:p text:style-name="P261">Note : l’Atlatl augmente la portée d’un javelot ou d’une lance courte.</text:p>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81"><text:span text:style-name="Gras"><text:span text:style-name="T6">Munition</text:span></text:span></text:p>
          </table:table-cell>
          <table:table-cell table:style-name="Tableau25.A1" office:value-type="string">
            <text:p text:style-name="P81"><text:span text:style-name="Gras"><text:span text:style-name="T6">ENC</text:span></text:span></text:p>
          </table:table-cell>
          <table:table-cell table:style-name="Tableau25.A1" office:value-type="string">
            <text:p text:style-name="P81"><text:span text:style-name="Gras"><text:span text:style-name="T6">Prix</text:span></text:span></text:p>
          </table:table-cell>
        </table:table-row>
        <table:table-row table:style-name="Tableau25.1">
          <table:table-cell table:style-name="Tableau25.A1" office:value-type="string">
            <text:p text:style-name="P47"><text:span text:style-name="Gras"><text:span text:style-name="T96">Flèches (10)</text:span></text:span></text:p>
          </table:table-cell>
          <table:table-cell table:style-name="Tableau25.A1" office:value-type="string">
            <text:p text:style-name="P47"><text:span text:style-name="Gras"><text:span text:style-name="T96">-</text:span></text:span></text:p>
          </table:table-cell>
          <table:table-cell table:style-name="Tableau25.A1" office:value-type="string">
            <text:p text:style-name="P47"><text:span text:style-name="Gras"><text:span text:style-name="T96">1 PA</text:span></text:span></text:p>
          </table:table-cell>
        </table:table-row>
        <table:table-row table:style-name="Tableau25.1">
          <table:table-cell table:style-name="Tableau25.A1" office:value-type="string">
            <text:p text:style-name="P47"><text:span text:style-name="Gras"><text:span text:style-name="T96">Dard</text:span></text:span><text:span text:style-name="Gras"><text:span text:style-name="T98">s</text:span></text:span><text:span text:style-name="Gras"><text:span text:style-name="T96"> de sarbacane (10)</text:span></text:span></text:p>
          </table:table-cell>
          <table:table-cell table:style-name="Tableau25.A1" office:value-type="string">
            <text:p text:style-name="P47"><text:span text:style-name="Gras"><text:span text:style-name="T96">-</text:span></text:span></text:p>
          </table:table-cell>
          <table:table-cell table:style-name="Tableau25.A1" office:value-type="string">
            <text:p text:style-name="P47"><text:span text:style-name="Gras"><text:span text:style-name="T96">2 PA</text:span></text:span></text:p>
          </table:table-cell>
        </table:table-row>
        <table:table-row table:style-name="Tableau25.1">
          <table:table-cell table:style-name="Tableau25.A1" office:value-type="string">
            <text:p text:style-name="P47"><text:span text:style-name="Gras"><text:span text:style-name="T96">Carreaux d’arbalète (10)</text:span></text:span></text:p>
          </table:table-cell>
          <table:table-cell table:style-name="Tableau25.A1" office:value-type="string">
            <text:p text:style-name="P47"><text:span text:style-name="Gras"><text:span text:style-name="T96">-</text:span></text:span></text:p>
          </table:table-cell>
          <table:table-cell table:style-name="Tableau25.A1" office:value-type="string">
            <text:p text:style-name="P47"><text:span text:style-name="Gras"><text:span text:style-name="T96">2 PA</text:span></text:span></text:p>
          </table:table-cell>
        </table:table-row>
        <table:table-row table:style-name="Tableau25.1">
          <table:table-cell table:style-name="Tableau25.A5" office:value-type="string">
            <text:p text:style-name="P47"><text:span text:style-name="Gras"><text:span text:style-name="T96">Billes de fronde (10)</text:span></text:span></text:p>
          </table:table-cell>
          <table:table-cell table:style-name="Tableau25.A5" office:value-type="string">
            <text:p text:style-name="P47"><text:span text:style-name="Gras"><text:span text:style-name="T96">-</text:span></text:span></text:p>
          </table:table-cell>
          <table:table-cell table:style-name="Tableau25.A5" office:value-type="string">
            <text:p text:style-name="P47"><text:span text:style-name="Gras"><text:span text:style-name="T96">5 PC</text:span></text:span></text:p>
          </table:table-cell>
        </table:table-row>
      </table:table>
      <text:p text:style-name="P147"><text:soft-page-break/></text:p>
      <text:p text:style-name="P106">Utiliser les armes à distance en Combat Rapproché</text:p>
      <text:p text:style-name="P181">Une arme à distance est considérée comme étant une arme improvisée si elle est utilisée en Combat Rapproché. Pour déterminer les dégâts infligés, référez-vous à l’arme de mêlée qui lui ressemble le plus, et enlevez un à ses dégâts. Les dégâts doivent être inférieurs à ceux infligés à distance. Par exemple, une arbalète peut utiliser les valeurs d’un gourdin et donc infliger 1D6 - 1 dégâts.</text:p>
      <text:p text:style-name="P170"/>
      <text:p text:style-name="P89">Armure</text:p>
      <text:p text:style-name="P170">Chaque pièce d’armure est caractérisée par les qualités suivantes :</text:p>
      <text:p text:style-name="P153"><text:span text:style-name="T149">PA</text:span><text:span text:style-name="T138"> </text:span><text:span text:style-name="T58">: le nombre de points d’armure apporté par ce type d’armure.</text:span></text:p>
      <text:p text:style-name="P153"><text:span text:style-name="T149">ENC</text:span><text:span text:style-name="T138"> </text:span><text:span text:style-name="T58">: la valeur d’encombrement de l’armure, qui représente son poids et son volume.</text:span></text:p>
      <text:p text:style-name="P153"><text:span text:style-name="T149">Cout</text:span><text:span text:style-name="T138"> </text:span><text:span text:style-name="T58">: le prix en pièces d’argent de cette armure.</text:span></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row table:style-name="Tableau26.1">
          <table:table-cell table:style-name="Tableau26.A1" office:value-type="string">
            <text:p text:style-name="P83">Armure</text:p>
          </table:table-cell>
          <table:table-cell table:style-name="Tableau26.A1" office:value-type="string">
            <text:p text:style-name="P83">PA</text:p>
          </table:table-cell>
          <table:table-cell table:style-name="Tableau26.A1" office:value-type="string">
            <text:p text:style-name="P83">ENC</text:p>
          </table:table-cell>
          <table:table-cell table:style-name="Tableau26.A1" office:value-type="string">
            <text:p text:style-name="P83">Cout</text:p>
          </table:table-cell>
          <table:table-cell table:style-name="Tableau26.A1" office:value-type="string">
            <text:p text:style-name="P83">Description</text:p>
          </table:table-cell>
        </table:table-row>
        <table:table-row table:style-name="Tableau26.2">
          <table:table-cell table:style-name="Tableau26.A1" office:value-type="string">
            <text:p text:style-name="P58">Cuir</text:p>
          </table:table-cell>
          <table:table-cell table:style-name="Tableau26.A1" office:value-type="string">
            <text:p text:style-name="P58">2</text:p>
          </table:table-cell>
          <table:table-cell table:style-name="Tableau26.A1" office:value-type="string">
            <text:p text:style-name="P58">3</text:p>
          </table:table-cell>
          <table:table-cell table:style-name="Tableau26.A1" office:value-type="string">
            <text:p text:style-name="P58">500 PA</text:p>
          </table:table-cell>
          <table:table-cell table:style-name="Tableau26.A1" office:value-type="string">
            <text:p text:style-name="P58">Cuir rembourré, cuir bouilli et durci, ou armure en lin.</text:p>
          </table:table-cell>
        </table:table-row>
        <table:table-row table:style-name="Tableau26.2">
          <table:table-cell table:style-name="Tableau26.A1" office:value-type="string">
            <text:p text:style-name="P58">Broigne</text:p>
          </table:table-cell>
          <table:table-cell table:style-name="Tableau26.A1" office:value-type="string">
            <text:p text:style-name="P58">3</text:p>
          </table:table-cell>
          <table:table-cell table:style-name="Tableau26.A1" office:value-type="string">
            <text:p text:style-name="P58">5</text:p>
          </table:table-cell>
          <table:table-cell table:style-name="Tableau26.A1" office:value-type="string">
            <text:p text:style-name="P58">1000 PA</text:p>
          </table:table-cell>
          <table:table-cell table:style-name="Tableau26.A1" office:value-type="string">
            <text:p text:style-name="P58">Anneaux de métal fixés sur une armure en cuir.</text:p>
          </table:table-cell>
        </table:table-row>
        <table:table-row table:style-name="Tableau26.2">
          <table:table-cell table:style-name="Tableau26.A1" office:value-type="string">
            <text:p text:style-name="P58">Écaille</text:p>
          </table:table-cell>
          <table:table-cell table:style-name="Tableau26.A1" office:value-type="string">
            <text:p text:style-name="P58">4</text:p>
          </table:table-cell>
          <table:table-cell table:style-name="Tableau26.A1" office:value-type="string">
            <text:p text:style-name="P58">7</text:p>
          </table:table-cell>
          <table:table-cell table:style-name="Tableau26.A1" office:value-type="string">
            <text:p text:style-name="P58">1500 PA</text:p>
          </table:table-cell>
          <table:table-cell table:style-name="Tableau26.A1" office:value-type="string">
            <text:p text:style-name="P58">Plaques de métal recouvrant une armure de cuir</text:p>
          </table:table-cell>
        </table:table-row>
        <table:table-row table:style-name="Tableau26.2">
          <table:table-cell table:style-name="Tableau26.A1" office:value-type="string">
            <text:p text:style-name="P58">Cotte de maille<text:span text:style-name="T195">s</text:span></text:p>
          </table:table-cell>
          <table:table-cell table:style-name="Tableau26.A1" office:value-type="string">
            <text:p text:style-name="P58">5</text:p>
          </table:table-cell>
          <table:table-cell table:style-name="Tableau26.A1" office:value-type="string">
            <text:p text:style-name="P58">8</text:p>
          </table:table-cell>
          <table:table-cell table:style-name="Tableau26.A1" office:value-type="string">
            <text:p text:style-name="P58">3 000 PA</text:p>
          </table:table-cell>
          <table:table-cell table:style-name="Tableau26.A1" office:value-type="string">
            <text:p text:style-name="P58">Ensemble d’anneaux de fer liés pour former une armure.</text:p>
          </table:table-cell>
        </table:table-row>
        <table:table-row table:style-name="Tableau26.2">
          <table:table-cell table:style-name="Tableau26.A6" office:value-type="string">
            <text:p text:style-name="P58">Plaques</text:p>
          </table:table-cell>
          <table:table-cell table:style-name="Tableau26.A6" office:value-type="string">
            <text:p text:style-name="P58">6</text:p>
          </table:table-cell>
          <table:table-cell table:style-name="Tableau26.A6" office:value-type="string">
            <text:p text:style-name="P58">12</text:p>
          </table:table-cell>
          <table:table-cell table:style-name="Tableau26.A6" office:value-type="string">
            <text:p text:style-name="P58">9 000 PA</text:p>
          </table:table-cell>
          <table:table-cell table:style-name="Tableau26.A6" office:value-type="string">
            <text:p text:style-name="P58">Plaques d’acier qui recouvrent le corps par-dessus une cotte de maille<text:span text:style-name="T195">s</text:span>.</text:p>
          </table:table-cell>
        </table:table-row>
      </table:table>
      <text:p text:style-name="P13"/>
      <text:p text:style-name="P24"><text:soft-page-break/>Effet de la TAI sur l’armure</text:p>
      <text:p text:style-name="P190">Le cout et l’ENC d’une armure fabriquée pour un personnage d’une TAI de 1 à 5 sont réduits de moitié par rapport aux valeurs indiquées sur le tableau des armures. Pour un personnage d’une TAI de 21 ou plus, le cout et l’ENC sont doublés.</text:p>
      <text:p text:style-name="P190">Armures de plaques : les personnages peuvent tenter d’utiliser une armure de plaques qui n’a pas été conçue pour eux, mais l’ENC sera alors doublé.</text:p>
      <text:p text:style-name="P89">Vie Quotidienne</text:p>
      <text:p text:style-name="P110">Animaux, Transports &amp; Esclaves</text:p>
      <table:table table:name="Tableau27" table:style-name="Tableau27">
        <table:table-column table:style-name="Tableau27.A"/>
        <table:table-column table:style-name="Tableau27.B"/>
        <table:table-row table:style-name="Tableau27.1">
          <table:table-cell table:style-name="Tableau27.A1" office:value-type="string">
            <text:p text:style-name="P84">Objet</text:p>
          </table:table-cell>
          <table:table-cell table:style-name="Tableau27.A1" office:value-type="string">
            <text:p text:style-name="P84">Cout</text:p>
          </table:table-cell>
        </table:table-row>
        <table:table-row table:style-name="Tableau27.1">
          <table:table-cell table:style-name="Tableau27.A1" office:value-type="string">
            <text:p text:style-name="P70">Bison</text:p>
          </table:table-cell>
          <table:table-cell table:style-name="Tableau27.A1" office:value-type="string">
            <text:p text:style-name="P70">200 PA</text:p>
          </table:table-cell>
        </table:table-row>
        <table:table-row table:style-name="Tableau27.1">
          <table:table-cell table:style-name="Tableau27.A1" office:value-type="string">
            <text:p text:style-name="P70">Bœuf</text:p>
          </table:table-cell>
          <table:table-cell table:style-name="Tableau27.A1" office:value-type="string">
            <text:p text:style-name="P70">200 PA</text:p>
          </table:table-cell>
        </table:table-row>
        <table:table-row table:style-name="Tableau27.1">
          <table:table-cell table:style-name="Tableau27.A1" office:value-type="string">
            <text:p text:style-name="P70">Charriot</text:p>
          </table:table-cell>
          <table:table-cell table:style-name="Tableau27.A1" office:value-type="string">
            <text:p text:style-name="P70">600 PA</text:p>
          </table:table-cell>
        </table:table-row>
        <table:table-row table:style-name="Tableau27.1">
          <table:table-cell table:style-name="Tableau27.A1" office:value-type="string">
            <text:p text:style-name="P70">Charrette</text:p>
          </table:table-cell>
          <table:table-cell table:style-name="Tableau27.A1" office:value-type="string">
            <text:p text:style-name="P70">75 PA</text:p>
          </table:table-cell>
        </table:table-row>
        <table:table-row table:style-name="Tableau27.1">
          <table:table-cell table:style-name="Tableau27.A1" office:value-type="string">
            <text:p text:style-name="P70">Chat</text:p>
          </table:table-cell>
          <table:table-cell table:style-name="Tableau27.A1" office:value-type="string">
            <text:p text:style-name="P70">2 PA</text:p>
          </table:table-cell>
        </table:table-row>
        <table:table-row table:style-name="Tableau27.1">
          <table:table-cell table:style-name="Tableau27.A1" office:value-type="string">
            <text:p text:style-name="P70">Cheval, entrainé au combat</text:p>
          </table:table-cell>
          <table:table-cell table:style-name="Tableau27.A1" office:value-type="string">
            <text:p text:style-name="P70">500 PA</text:p>
          </table:table-cell>
        </table:table-row>
        <table:table-row table:style-name="Tableau27.1">
          <table:table-cell table:style-name="Tableau27.A1" office:value-type="string">
            <text:p text:style-name="P70">Cheval, monte</text:p>
          </table:table-cell>
          <table:table-cell table:style-name="Tableau27.A1" office:value-type="string">
            <text:p text:style-name="P70">350 PA</text:p>
          </table:table-cell>
        </table:table-row>
        <table:table-row table:style-name="Tableau27.1">
          <table:table-cell table:style-name="Tableau27.A1" office:value-type="string">
            <text:p text:style-name="P70">Cheval, trait</text:p>
          </table:table-cell>
          <table:table-cell table:style-name="Tableau27.A1" office:value-type="string">
            <text:p text:style-name="P70">400 PA</text:p>
          </table:table-cell>
        </table:table-row>
        <table:table-row table:style-name="Tableau27.1">
          <table:table-cell table:style-name="Tableau27.A1" office:value-type="string">
            <text:p text:style-name="P70">Chèvre</text:p>
          </table:table-cell>
          <table:table-cell table:style-name="Tableau27.A1" office:value-type="string">
            <text:p text:style-name="P70">50 PA</text:p>
          </table:table-cell>
        </table:table-row>
        <table:table-row table:style-name="Tableau27.1">
          <table:table-cell table:style-name="Tableau27.A1" office:value-type="string">
            <text:p text:style-name="P70">Chien, chasse</text:p>
          </table:table-cell>
          <table:table-cell table:style-name="Tableau27.A1" office:value-type="string">
            <text:p text:style-name="P70">25 PA</text:p>
          </table:table-cell>
        </table:table-row>
        <table:table-row table:style-name="Tableau27.1">
          <table:table-cell table:style-name="Tableau27.A1" office:value-type="string">
            <text:p text:style-name="P70">Chien, domestique</text:p>
          </table:table-cell>
          <table:table-cell table:style-name="Tableau27.A1" office:value-type="string">
            <text:p text:style-name="P70">2 PA</text:p>
          </table:table-cell>
        </table:table-row>
        <table:table-row table:style-name="Tableau27.1">
          <table:table-cell table:style-name="Tableau27.A1" office:value-type="string">
            <text:p text:style-name="P70">Bœuf</text:p>
          </table:table-cell>
          <table:table-cell table:style-name="Tableau27.A1" office:value-type="string">
            <text:p text:style-name="P70">200 PA</text:p>
          </table:table-cell>
        </table:table-row>
        <table:table-row table:style-name="Tableau27.1">
          <table:table-cell table:style-name="Tableau27.A1" office:value-type="string">
            <text:p text:style-name="P70">Bison</text:p>
          </table:table-cell>
          <table:table-cell table:style-name="Tableau27.A1" office:value-type="string">
            <text:p text:style-name="P70">200 PA</text:p>
          </table:table-cell>
        </table:table-row>
        <table:table-row table:style-name="Tableau27.1">
          <table:table-cell table:style-name="Tableau27.A1" office:value-type="string">
            <text:p text:style-name="P70">Cochon</text:p>
          </table:table-cell>
          <table:table-cell table:style-name="Tableau27.A1" office:value-type="string">
            <text:p text:style-name="P70">50 PA</text:p>
          </table:table-cell>
        </table:table-row>
        <table:table-row table:style-name="Tableau27.1">
          <table:table-cell table:style-name="Tableau27.A1" office:value-type="string">
            <text:p text:style-name="P70">Cheval, de monte</text:p>
          </table:table-cell>
          <table:table-cell table:style-name="Tableau27.A1" office:value-type="string">
            <text:p text:style-name="P70">350 PA</text:p>
          </table:table-cell>
        </table:table-row>
        <table:table-row table:style-name="Tableau27.1">
          <table:table-cell table:style-name="Tableau27.A1" office:value-type="string">
            <text:p text:style-name="P70">Cheval, de trait</text:p>
          </table:table-cell>
          <table:table-cell table:style-name="Tableau27.A1" office:value-type="string">
            <text:p text:style-name="P70">400 PA</text:p>
          </table:table-cell>
        </table:table-row>
        <table:table-row table:style-name="Tableau27.1">
          <table:table-cell table:style-name="Tableau27.A1" office:value-type="string">
            <text:p text:style-name="P70">Cheval, entrainé au comb<text:soft-page-break/>at</text:p>
          </table:table-cell>
          <table:table-cell table:style-name="Tableau27.A1" office:value-type="string">
            <text:p text:style-name="P70">500 PA</text:p>
          </table:table-cell>
        </table:table-row>
        <table:table-row table:style-name="Tableau27.1">
          <table:table-cell table:style-name="Tableau27.A1" office:value-type="string">
            <text:p text:style-name="P70">Chien, chasse</text:p>
          </table:table-cell>
          <table:table-cell table:style-name="Tableau27.A1" office:value-type="string">
            <text:p text:style-name="P70">25 PA</text:p>
          </table:table-cell>
        </table:table-row>
        <table:table-row table:style-name="Tableau27.1">
          <table:table-cell table:style-name="Tableau27.A1" office:value-type="string">
            <text:p text:style-name="P70">Chien, domestique</text:p>
          </table:table-cell>
          <table:table-cell table:style-name="Tableau27.A1" office:value-type="string">
            <text:p text:style-name="P70">2 PA</text:p>
          </table:table-cell>
        </table:table-row>
        <table:table-row table:style-name="Tableau27.1">
          <table:table-cell table:style-name="Tableau27.A1" office:value-type="string">
            <text:p text:style-name="P70">Esclave, adulte</text:p>
          </table:table-cell>
          <table:table-cell table:style-name="Tableau27.A1" office:value-type="string">
            <text:p text:style-name="P70">1 000 PA</text:p>
          </table:table-cell>
        </table:table-row>
        <table:table-row table:style-name="Tableau27.1">
          <table:table-cell table:style-name="Tableau27.A1" office:value-type="string">
            <text:p text:style-name="P70">Esclave, compétent</text:p>
          </table:table-cell>
          <table:table-cell table:style-name="Tableau27.A1" office:value-type="string">
            <text:p text:style-name="P70">2 500 PA</text:p>
          </table:table-cell>
        </table:table-row>
        <table:table-row table:style-name="Tableau27.1">
          <table:table-cell table:style-name="Tableau27.A1" office:value-type="string">
            <text:p text:style-name="P70">Esclave, éduqué</text:p>
          </table:table-cell>
          <table:table-cell table:style-name="Tableau27.A1" office:value-type="string">
            <text:p text:style-name="P70">5 000 PA</text:p>
          </table:table-cell>
        </table:table-row>
        <table:table-row table:style-name="Tableau27.1">
          <table:table-cell table:style-name="Tableau27.A1" office:value-type="string">
            <text:p text:style-name="P70">Esclave, enfant</text:p>
          </table:table-cell>
          <table:table-cell table:style-name="Tableau27.A1" office:value-type="string">
            <text:p text:style-name="P70">200 PA</text:p>
          </table:table-cell>
        </table:table-row>
        <table:table-row table:style-name="Tableau27.1">
          <table:table-cell table:style-name="Tableau27.A1" office:value-type="string">
            <text:p text:style-name="P70">Esclave, jeune</text:p>
          </table:table-cell>
          <table:table-cell table:style-name="Tableau27.A1" office:value-type="string">
            <text:p text:style-name="P70">400 PA</text:p>
          </table:table-cell>
        </table:table-row>
        <table:table-row table:style-name="Tableau27.1">
          <table:table-cell table:style-name="Tableau27.A1" office:value-type="string">
            <text:p text:style-name="P70">Faucon</text:p>
          </table:table-cell>
          <table:table-cell table:style-name="Tableau27.A1" office:value-type="string">
            <text:p text:style-name="P70">400 PA</text:p>
          </table:table-cell>
        </table:table-row>
        <table:table-row table:style-name="Tableau27.1">
          <table:table-cell table:style-name="Tableau27.A1" office:value-type="string">
            <text:p text:style-name="P70">Mouton</text:p>
          </table:table-cell>
          <table:table-cell table:style-name="Tableau27.A1" office:value-type="string">
            <text:p text:style-name="P70">30 PA</text:p>
          </table:table-cell>
        </table:table-row>
        <table:table-row table:style-name="Tableau27.1">
          <table:table-cell table:style-name="Tableau27.A1" office:value-type="string">
            <text:p text:style-name="P70">Mule</text:p>
          </table:table-cell>
          <table:table-cell table:style-name="Tableau27.A1" office:value-type="string">
            <text:p text:style-name="P70">125 PA</text:p>
          </table:table-cell>
        </table:table-row>
        <table:table-row table:style-name="Tableau27.1">
          <table:table-cell table:style-name="Tableau27.A1" office:value-type="string">
            <text:p text:style-name="P70">Rhinocéros</text:p>
          </table:table-cell>
          <table:table-cell table:style-name="Tableau27.A1" office:value-type="string">
            <text:p text:style-name="P70">3,000 PA</text:p>
          </table:table-cell>
        </table:table-row>
        <table:table-row table:style-name="Tableau27.1">
          <table:table-cell table:style-name="Tableau27.A1" office:value-type="string">
            <text:p text:style-name="P70">Selle &amp; Bride</text:p>
          </table:table-cell>
          <table:table-cell table:style-name="Tableau27.A1" office:value-type="string">
            <text:p text:style-name="P70">75 PA</text:p>
          </table:table-cell>
        </table:table-row>
        <table:table-row table:style-name="Tableau27.1">
          <table:table-cell table:style-name="Tableau27.A1" office:value-type="string">
            <text:p text:style-name="P70">Taureau</text:p>
          </table:table-cell>
          <table:table-cell table:style-name="Tableau27.A1" office:value-type="string">
            <text:p text:style-name="P70">250 PA</text:p>
          </table:table-cell>
        </table:table-row>
        <table:table-row table:style-name="Tableau27.1">
          <table:table-cell table:style-name="Tableau27.A1" office:value-type="string">
            <text:p text:style-name="P70">Vache</text:p>
          </table:table-cell>
          <table:table-cell table:style-name="Tableau27.A1" office:value-type="string">
            <text:p text:style-name="P70">150 PA</text:p>
          </table:table-cell>
        </table:table-row>
        <table:table-row table:style-name="Tableau27.1">
          <table:table-cell table:style-name="Tableau27.A1" office:value-type="string">
            <text:p text:style-name="P70">Volaille</text:p>
          </table:table-cell>
          <table:table-cell table:style-name="Tableau27.A1" office:value-type="string">
            <text:p text:style-name="P70">1 PA</text:p>
          </table:table-cell>
        </table:table-row>
        <table:table-row table:style-name="Tableau27.1">
          <table:table-cell table:style-name="Tableau27.A1" office:value-type="string">
            <text:p text:style-name="P70">Voyage (par bateau)</text:p>
          </table:table-cell>
          <table:table-cell table:style-name="Tableau27.A1" office:value-type="string">
            <text:p text:style-name="P70">10 PA par kilomètre</text:p>
          </table:table-cell>
        </table:table-row>
        <table:table-row table:style-name="Tableau27.1">
          <table:table-cell table:style-name="Tableau27.A1" office:value-type="string">
            <text:p text:style-name="P70">Voyage (par charriot)</text:p>
          </table:table-cell>
          <table:table-cell table:style-name="Tableau27.A1" office:value-type="string">
            <text:p text:style-name="P70">5 PA par kilomètre</text:p>
          </table:table-cell>
        </table:table-row>
        <table:table-row table:style-name="Tableau27.1">
          <table:table-cell table:style-name="Tableau27.A1" office:value-type="string">
            <text:p text:style-name="P70">Voyage (par cheval)</text:p>
          </table:table-cell>
          <table:table-cell table:style-name="Tableau27.A1" office:value-type="string">
            <text:p text:style-name="P70">20 PA par kilomètre</text:p>
          </table:table-cell>
        </table:table-row>
        <table:table-row table:style-name="Tableau27.1">
          <table:table-cell table:style-name="Tableau27.A1" office:value-type="string">
            <text:p text:style-name="P70">Voyage (par diligence)</text:p>
          </table:table-cell>
          <table:table-cell table:style-name="Tableau27.A1" office:value-type="string">
            <text:p text:style-name="P70">15 PA par kilomètre</text:p>
          </table:table-cell>
        </table:table-row>
        <table:table-row table:style-name="Tableau27.1">
          <table:table-cell table:style-name="Tableau27.A1" office:value-type="string">
            <text:p text:style-name="P70">Wagon</text:p>
          </table:table-cell>
          <table:table-cell table:style-name="Tableau27.A1" office:value-type="string">
            <text:p text:style-name="P70">300 PA</text:p>
          </table:table-cell>
        </table:table-row>
        <table:table-row table:style-name="Tableau27.1">
          <table:table-cell table:style-name="Tableau27.A39" office:value-type="string">
            <text:p text:style-name="P70">Zèbre</text:p>
          </table:table-cell>
          <table:table-cell table:style-name="Tableau27.A39" office:value-type="string">
            <text:p text:style-name="P70">300 PA</text:p>
          </table:table-cell>
        </table:table-row>
      </table:table>
      <text:p text:style-name="P89"/>
      <text:p text:style-name="P106">Nourriture Et Logement</text:p>
      <table:table table:name="Tableau28" table:style-name="Tableau28">
        <table:table-column table:style-name="Tableau28.A"/>
        <table:table-column table:style-name="Tableau28.B"/>
        <table:table-row table:style-name="Tableau28.1">
          <table:table-cell table:style-name="Tableau28.A1" office:value-type="string">
            <text:p text:style-name="P81"><text:span text:style-name="Gras"><text:span text:style-name="T8">Objet</text:span></text:span></text:p>
          </table:table-cell>
          <table:table-cell table:style-name="Tableau28.A1" office:value-type="string">
            <text:p text:style-name="P81"><text:span text:style-name="Gras"><text:span text:style-name="T8">Cout</text:span></text:span></text:p>
          </table:table-cell>
        </table:table-row>
        <table:table-row table:style-name="Tableau28.2">
          <table:table-cell table:style-name="Tableau28.A1" office:value-type="string">
            <text:p text:style-name="P70">Boisson et Nourriture, pauvres, 1 jour</text:p>
          </table:table-cell>
          <table:table-cell table:style-name="Tableau28.A1" office:value-type="string">
            <text:p text:style-name="P70">1 PC</text:p>
          </table:table-cell>
        </table:table-row>
        <table:table-row table:style-name="Tableau28.2">
          <table:table-cell table:style-name="Tableau28.A1" office:value-type="string">
            <text:p text:style-name="P70">Boisson et Nourriture, standards, 1 jour</text:p>
          </table:table-cell>
          <table:table-cell table:style-name="Tableau28.A1" office:value-type="string">
            <text:p text:style-name="P70">5 PC<text:soft-page-break/></text:p>
          </table:table-cell>
        </table:table-row>
        <table:table-row table:style-name="Tableau28.2">
          <table:table-cell table:style-name="Tableau28.A1" office:value-type="string">
            <text:p text:style-name="P70">Boisson et Nourriture, supérieurs, 1 jour</text:p>
          </table:table-cell>
          <table:table-cell table:style-name="Tableau28.A1" office:value-type="string">
            <text:p text:style-name="P70">2 PC</text:p>
          </table:table-cell>
        </table:table-row>
        <table:table-row table:style-name="Tableau28.2">
          <table:table-cell table:style-name="Tableau28.A1" office:value-type="string">
            <text:p text:style-name="P70">Logement, pauvre, 1jour</text:p>
          </table:table-cell>
          <table:table-cell table:style-name="Tableau28.A1" office:value-type="string">
            <text:p text:style-name="P70">2 PC</text:p>
          </table:table-cell>
        </table:table-row>
        <table:table-row table:style-name="Tableau28.2">
          <table:table-cell table:style-name="Tableau28.A1" office:value-type="string">
            <text:p text:style-name="P70">Logement, standard, 1jour</text:p>
          </table:table-cell>
          <table:table-cell table:style-name="Tableau28.A1" office:value-type="string">
            <text:p text:style-name="P70">1 PA</text:p>
          </table:table-cell>
        </table:table-row>
        <table:table-row table:style-name="Tableau28.2">
          <table:table-cell table:style-name="Tableau28.A1" office:value-type="string">
            <text:p text:style-name="P70">Logement, supérieur, 1jour</text:p>
          </table:table-cell>
          <table:table-cell table:style-name="Tableau28.A1" office:value-type="string">
            <text:p text:style-name="P70">5 PA</text:p>
          </table:table-cell>
        </table:table-row>
        <table:table-row table:style-name="Tableau28.2">
          <table:table-cell table:style-name="Tableau28.A8" office:value-type="string">
            <text:p text:style-name="P70">Rations de voyage, 1 jour</text:p>
          </table:table-cell>
          <table:table-cell table:style-name="Tableau28.A8" office:value-type="string">
            <text:p text:style-name="P70">5 PC</text:p>
          </table:table-cell>
        </table:table-row>
      </table:table>
      <text:p text:style-name="P10"/>
      <text:p text:style-name="P106">Objets Du Quotidien</text:p>
      <table:table table:name="Tableau29" table:style-name="Tableau29">
        <table:table-column table:style-name="Tableau29.A"/>
        <table:table-column table:style-name="Tableau29.B"/>
        <table:table-column table:style-name="Tableau29.C"/>
        <table:table-column table:style-name="Tableau29.D"/>
        <table:table-row table:style-name="Tableau29.1">
          <table:table-cell table:style-name="Tableau29.A1" office:value-type="string">
            <text:p text:style-name="P81"><text:span text:style-name="Gras"><text:span text:style-name="T8">Objet</text:span></text:span></text:p>
          </table:table-cell>
          <table:table-cell table:style-name="Tableau29.A1" office:value-type="string">
            <text:p text:style-name="P81"><text:span text:style-name="Gras"><text:span text:style-name="T8">ENC</text:span></text:span></text:p>
          </table:table-cell>
          <table:table-cell table:style-name="Tableau29.A1" office:value-type="string">
            <text:p text:style-name="P81"><text:span text:style-name="Gras"><text:span text:style-name="T8">Cout</text:span></text:span></text:p>
          </table:table-cell>
          <table:table-cell table:style-name="Tableau29.A1" office:value-type="string">
            <text:p text:style-name="P81"><text:span text:style-name="Gras"><text:span text:style-name="T8">Description</text:span></text:span></text:p>
          </table:table-cell>
        </table:table-row>
        <table:table-row table:style-name="Tableau29.1">
          <table:table-cell table:style-name="Tableau29.A1" office:value-type="string">
            <text:p text:style-name="P70">Besace</text:p>
          </table:table-cell>
          <table:table-cell table:style-name="Tableau29.A1" office:value-type="string">
            <text:p text:style-name="P70">1</text:p>
          </table:table-cell>
          <table:table-cell table:style-name="Tableau29.A1" office:value-type="string">
            <text:p text:style-name="P70">5 PC</text:p>
          </table:table-cell>
          <table:table-cell table:style-name="Tableau29.A1" office:value-type="string">
            <text:p text:style-name="P70">Peut contenir 15 ENC d’équipement.</text:p>
          </table:table-cell>
        </table:table-row>
        <table:table-row table:style-name="Tableau29.1">
          <table:table-cell table:style-name="Tableau29.A1" office:value-type="string">
            <text:p text:style-name="P70">Bougie 1 heure</text:p>
          </table:table-cell>
          <table:table-cell table:style-name="Tableau29.A1" office:value-type="string">
            <text:p text:style-name="P70">-</text:p>
          </table:table-cell>
          <table:table-cell table:style-name="Tableau29.A1" office:value-type="string">
            <text:p text:style-name="P70">1 PC</text:p>
          </table:table-cell>
          <table:table-cell table:style-name="Tableau29.A1" office:value-type="string">
            <text:p text:style-name="P70">Une bougie éclaire dans un rayon d’un mètre. Tout vent plus fort qu’une légère brise éteindra la bougie.</text:p>
          </table:table-cell>
        </table:table-row>
        <table:table-row table:style-name="Tableau29.1">
          <table:table-cell table:style-name="Tableau29.A1" office:value-type="string">
            <text:p text:style-name="P70">Bouteille, verre</text:p>
          </table:table-cell>
          <table:table-cell table:style-name="Tableau29.A1" office:value-type="string">
            <text:p text:style-name="P70">-</text:p>
          </table:table-cell>
          <table:table-cell table:style-name="Tableau29.A1" office:value-type="string">
            <text:p text:style-name="P70">2 PA</text:p>
          </table:table-cell>
          <table:table-cell table:style-name="Tableau29.A1" office:value-type="string">
            <text:p text:style-name="P248"/>
          </table:table-cell>
        </table:table-row>
        <table:table-row table:style-name="Tableau29.1">
          <table:table-cell table:style-name="Tableau29.A1" office:value-type="string">
            <text:p text:style-name="P70">Carquois</text:p>
          </table:table-cell>
          <table:table-cell table:style-name="Tableau29.A1" office:value-type="string">
            <text:p text:style-name="P70">-</text:p>
          </table:table-cell>
          <table:table-cell table:style-name="Tableau29.A1" office:value-type="string">
            <text:p text:style-name="P70">2 PA</text:p>
          </table:table-cell>
          <table:table-cell table:style-name="Tableau29.A1" office:value-type="string">
            <text:p text:style-name="P70">Un carquois peut contenir jusqu’à 30 flèches ou carreaux d’arbalète.</text:p>
          </table:table-cell>
        </table:table-row>
        <table:table-row table:style-name="Tableau29.1">
          <table:table-cell table:style-name="Tableau29.A1" office:value-type="string">
            <text:p text:style-name="P70">Chaine, 2 mètres</text:p>
          </table:table-cell>
          <table:table-cell table:style-name="Tableau29.A1" office:value-type="string">
            <text:p text:style-name="P70">2</text:p>
          </table:table-cell>
          <table:table-cell table:style-name="Tableau29.A1" office:value-type="string">
            <text:p text:style-name="P70">40 PA</text:p>
          </table:table-cell>
          <table:table-cell table:style-name="Tableau29.A1" office:value-type="string">
            <text:p text:style-name="P248"/>
          </table:table-cell>
        </table:table-row>
        <table:table-row table:style-name="Tableau29.1">
          <table:table-cell table:style-name="Tableau29.A1" office:value-type="string">
            <text:p text:style-name="P70">Codex</text:p>
          </table:table-cell>
          <table:table-cell table:style-name="Tableau29.A1" office:value-type="string">
            <text:p text:style-name="P70">1</text:p>
          </table:table-cell>
          <table:table-cell table:style-name="Tableau29.A1" office:value-type="string">
            <text:p text:style-name="P70">60 PA</text:p>
          </table:table-cell>
          <table:table-cell table:style-name="Tableau29.A1" office:value-type="string">
            <text:p text:style-name="P248"/>
          </table:table-cell>
        </table:table-row>
        <table:table-row table:style-name="Tableau29.1">
          <table:table-cell table:style-name="Tableau29.A1" office:value-type="string">
            <text:p text:style-name="P70">Corde, 10 mètres</text:p>
          </table:table-cell>
          <table:table-cell table:style-name="Tableau29.A1" office:value-type="string">
            <text:p text:style-name="P70">2</text:p>
          </table:table-cell>
          <table:table-cell table:style-name="Tableau29.A1" office:value-type="string">
            <text:p text:style-name="P70">10 PA</text:p>
          </table:table-cell>
          <table:table-cell table:style-name="Tableau29.A1" office:value-type="string">
            <text:p text:style-name="P70">Une corde standard peut supporter un poids de 50 ENC ou 50 TAI, ou une combinaison des deux (30 TAI et 20 ENC par exemple).</text:p>
          </table:table-cell>
        </table:table-row>
        <table:table-row table:style-name="Tableau29.1">
          <table:table-cell table:style-name="Tableau29.A1" office:value-type="string">
            <text:p text:style-name="P70">Échelle, 3 mètres</text:p>
          </table:table-cell>
          <table:table-cell table:style-name="Tableau29.A1" office:value-type="string">
            <text:p text:style-name="P70">4</text:p>
          </table:table-cell>
          <table:table-cell table:style-name="Tableau29.A1" office:value-type="string">
            <text:p text:style-name="P70">2 PA</text:p>
          </table:table-cell>
          <table:table-cell table:style-name="Tableau29.A1" office:value-type="string">
            <text:p text:style-name="P248"/>
          </table:table-cell>
        </table:table-row>
        <table:table-row table:style-name="Tableau29.1">
          <table:table-cell table:style-name="Tableau29.A1" office:value-type="string">
            <text:p text:style-name="P70">Faucille</text:p>
          </table:table-cell>
          <table:table-cell table:style-name="Tableau29.A1" office:value-type="string">
            <text:p text:style-name="P70">2</text:p>
          </table:table-cell>
          <table:table-cell table:style-name="Tableau29.A1" office:value-type="string">
            <text:p text:style-name="P70">30 PA</text:p>
          </table:table-cell>
          <table:table-cell table:style-name="Tableau29.A1" office:value-type="string">
            <text:p text:style-name="P70">Si elle est utilisée comme arme, elle est considérée comme une <text:span text:style-name="T214">arme Légère infligeant 1d6 dégâts,</text:span> avec un malus de -10 % pour la manier.</text:p>
          </table:table-cell>
        </table:table-row>
        <table:table-row table:style-name="Tableau29.1">
          <table:table-cell table:style-name="Tableau29.A1" office:value-type="string">
            <text:p text:style-name="P70">Flasque d’Huile</text:p>
          </table:table-cell>
          <table:table-cell table:style-name="Tableau29.A1" office:value-type="string">
            <text:p text:style-name="P70">-</text:p>
          </table:table-cell>
          <table:table-cell table:style-name="Tableau29.A1" office:value-type="string">
            <text:p text:style-name="P70">1 PA</text:p>
          </table:table-cell>
          <table:table-cell table:style-name="Tableau29.A1" office:value-type="string">
            <text:p text:style-name="P70">Une flasque d’huile peut alimenter une lanterne pour 2 heures. Si elle est fracassée contre le sol et allumée, une flasque d’huile crée un petit feu pendant une minute.</text:p>
          </table:table-cell>
        </table:table-row>
        <table:table-row table:style-name="Tableau29.1">
          <table:table-cell table:style-name="Tableau29.A1" office:value-type="string">
            <text:p text:style-name="P70">Gourde</text:p>
          </table:table-cell>
          <table:table-cell table:style-name="Tableau29.A1" office:value-type="string">
            <text:p text:style-name="P70">1</text:p>
          </table:table-cell>
          <table:table-cell table:style-name="Tableau29.A1" office:value-type="string">
            <text:p text:style-name="P70">5 PA</text:p>
          </table:table-cell>
          <table:table-cell table:style-name="Tableau29.A1" office:value-type="string">
            <text:p text:style-name="P70">Une gourde peut contenir suffisamment d’eau pour rassasier un aventurier durant 2 jours.</text:p>
          </table:table-cell>
        </table:table-row>
        <table:table-row table:style-name="Tableau29.1">
          <table:table-cell table:style-name="Tableau29.A1" office:value-type="string">
            <text:p text:style-name="P70">Grand sac</text:p>
          </table:table-cell>
          <table:table-cell table:style-name="Tableau29.A1" office:value-type="string">
            <text:p text:style-name="P70">1</text:p>
          </table:table-cell>
          <table:table-cell table:style-name="Tableau29.A1" office:value-type="string">
            <text:p text:style-name="P70">5 PC</text:p>
          </table:table-cell>
          <table:table-cell table:style-name="Tableau29.A1" office:value-type="string">
            <text:p text:style-name="P70">Peut contenir 10 ENC d’équipement.</text:p>
          </table:table-cell>
        </table:table-row>
        <table:table-row table:style-name="Tableau29.1">
          <table:table-cell table:style-name="Tableau29.A1" office:value-type="string">
            <text:p text:style-name="P70">Grappin</text:p>
          </table:table-cell>
          <table:table-cell table:style-name="Tableau29.A1" office:value-type="string">
            <text:p text:style-name="P70">-</text:p>
          </table:table-cell>
          <table:table-cell table:style-name="Tableau29.A1" office:value-type="string">
            <text:p text:style-name="P70">5 PA</text:p>
          </table:table-cell>
          <table:table-cell table:style-name="Tableau29.A1" office:value-type="string">
            <text:p text:style-name="P70">Peut supporter un poids de 50 ENC ou 50 TAI, ou une combinaison des deux valeurs (30 TAI et 20 ENC par exem<text:soft-page-break/>ple).</text:p>
          </table:table-cell>
        </table:table-row>
        <table:table-row table:style-name="Tableau29.1">
          <table:table-cell table:style-name="Tableau29.A1" office:value-type="string">
            <text:p text:style-name="P70">Hameçon</text:p>
          </table:table-cell>
          <table:table-cell table:style-name="Tableau29.A1" office:value-type="string">
            <text:p text:style-name="P70">-</text:p>
          </table:table-cell>
          <table:table-cell table:style-name="Tableau29.A1" office:value-type="string">
            <text:p text:style-name="P70">2 PP</text:p>
          </table:table-cell>
          <table:table-cell table:style-name="Tableau29.A1" office:value-type="string">
            <text:p text:style-name="P70">Permet à un personnage d’utiliser sa compétence de Survie pour attraper du poisson sans subir de malus à son test.</text:p>
          </table:table-cell>
        </table:table-row>
        <table:table-row table:style-name="Tableau29.1">
          <table:table-cell table:style-name="Tableau29.A1" office:value-type="string">
            <text:p text:style-name="P70">Instrument de musique</text:p>
          </table:table-cell>
          <table:table-cell table:style-name="Tableau29.A1" office:value-type="string">
            <text:p text:style-name="P248"/>
          </table:table-cell>
          <table:table-cell table:style-name="Tableau29.A1" office:value-type="string">
            <text:p text:style-name="P70">70 PA</text:p>
          </table:table-cell>
          <table:table-cell table:style-name="Tableau29.A1" office:value-type="string">
            <text:p text:style-name="P248"/>
          </table:table-cell>
        </table:table-row>
        <table:table-row table:style-name="Tableau29.1">
          <table:table-cell table:style-name="Tableau29.A1" office:value-type="string">
            <text:p text:style-name="P70">Lanterne</text:p>
          </table:table-cell>
          <table:table-cell table:style-name="Tableau29.A1" office:value-type="string">
            <text:p text:style-name="P70">1</text:p>
          </table:table-cell>
          <table:table-cell table:style-name="Tableau29.A1" office:value-type="string">
            <text:p text:style-name="P70">10 PA</text:p>
          </table:table-cell>
          <table:table-cell table:style-name="Tableau29.A1" office:value-type="string">
            <text:p text:style-name="P70">Une lanterne procure un Éclairage Normal dans un rayon de 3 mètres. Elle consomme une flasque d’huile toutes les 2 heures.</text:p>
          </table:table-cell>
        </table:table-row>
        <table:table-row table:style-name="Tableau29.1">
          <table:table-cell table:style-name="Tableau29.A1" office:value-type="string">
            <text:p text:style-name="P70">Marteau</text:p>
          </table:table-cell>
          <table:table-cell table:style-name="Tableau29.A1" office:value-type="string">
            <text:p text:style-name="P70">-</text:p>
          </table:table-cell>
          <table:table-cell table:style-name="Tableau29.A1" office:value-type="string">
            <text:p text:style-name="P70">1 PA</text:p>
          </table:table-cell>
          <table:table-cell table:style-name="Tableau29.A1" office:value-type="string">
            <text:p text:style-name="P70">S’il est utilisé en tant qu’arme, il est considéré comme un gourdin avec un malus de -25 % pour le manier. Un marteau peut être utilisé sur des objets inanimés sans être détruit.</text:p>
          </table:table-cell>
        </table:table-row>
        <table:table-row table:style-name="Tableau29.1">
          <table:table-cell table:style-name="Tableau29.A1" office:value-type="string">
            <text:p text:style-name="P70">Matériel d’écriture</text:p>
          </table:table-cell>
          <table:table-cell table:style-name="Tableau29.A1" office:value-type="string">
            <text:p text:style-name="P70">1</text:p>
          </table:table-cell>
          <table:table-cell table:style-name="Tableau29.A1" office:value-type="string">
            <text:p text:style-name="P70">45 PA</text:p>
          </table:table-cell>
          <table:table-cell table:style-name="Tableau29.A1" office:value-type="string">
            <text:p text:style-name="P248"/>
          </table:table-cell>
        </table:table-row>
        <table:table-row table:style-name="Tableau29.1">
          <table:table-cell table:style-name="Tableau29.A1" office:value-type="string">
            <text:p text:style-name="P70">Matériel d’escalade</text:p>
          </table:table-cell>
          <table:table-cell table:style-name="Tableau29.A1" office:value-type="string">
            <text:p text:style-name="P70">1</text:p>
          </table:table-cell>
          <table:table-cell table:style-name="Tableau29.A1" office:value-type="string">
            <text:p text:style-name="P70">25 PA</text:p>
          </table:table-cell>
          <table:table-cell table:style-name="Tableau29.A1" office:value-type="string">
            <text:p text:style-name="P70">Un matériel d’escalade donne un bonus de +25 % à tout test d’Athlétisme effectué pour escalader.</text:p>
          </table:table-cell>
        </table:table-row>
        <table:table-row table:style-name="Tableau29.1">
          <table:table-cell table:style-name="Tableau29.A1" office:value-type="string">
            <text:p text:style-name="P70">Matériel de pêche</text:p>
          </table:table-cell>
          <table:table-cell table:style-name="Tableau29.A1" office:value-type="string">
            <text:p text:style-name="P70">1</text:p>
          </table:table-cell>
          <table:table-cell table:style-name="Tableau29.A1" office:value-type="string">
            <text:p text:style-name="P70">15 PA</text:p>
          </table:table-cell>
          <table:table-cell table:style-name="Tableau29.A1" office:value-type="string">
            <text:p text:style-name="P70">Donne un bonus de +20 % au test de Survie du personnage en vue d’attraper du poisson.</text:p>
          </table:table-cell>
        </table:table-row>
        <table:table-row table:style-name="Tableau29.1">
          <table:table-cell table:style-name="Tableau29.A1" office:value-type="string">
            <text:p text:style-name="P70">Matériel de premiers soins (Guérisseur)</text:p>
          </table:table-cell>
          <table:table-cell table:style-name="Tableau29.A1" office:value-type="string">
            <text:p text:style-name="P70">1</text:p>
          </table:table-cell>
          <table:table-cell table:style-name="Tableau29.A1" office:value-type="string">
            <text:p text:style-name="P70">150 PA</text:p>
          </table:table-cell>
          <table:table-cell table:style-name="Tableau29.A1" office:value-type="string">
            <text:p text:style-name="P70">Peut être utilisé 5 fois (que les tests soient réussis ou non).</text:p>
          </table:table-cell>
        </table:table-row>
        <table:table-row table:style-name="Tableau29.1">
          <table:table-cell table:style-name="Tableau29.A1" office:value-type="string">
            <text:p text:style-name="P70">Outils d’artisan</text:p>
          </table:table-cell>
          <table:table-cell table:style-name="Tableau29.A1" office:value-type="string">
            <text:p text:style-name="P70">2</text:p>
          </table:table-cell>
          <table:table-cell table:style-name="Tableau29.A1" office:value-type="string">
            <text:p text:style-name="P70">75 PA</text:p>
          </table:table-cell>
          <table:table-cell table:style-name="Tableau29.A1" office:value-type="string">
            <text:p text:style-name="P248"/>
          </table:table-cell>
        </table:table-row>
        <table:table-row table:style-name="Tableau29.1">
          <table:table-cell table:style-name="Tableau29.A1" office:value-type="string">
            <text:p text:style-name="P70">Outils de crochetage</text:p>
          </table:table-cell>
          <table:table-cell table:style-name="Tableau29.A1" office:value-type="string">
            <text:p text:style-name="P70">-</text:p>
          </table:table-cell>
          <table:table-cell table:style-name="Tableau29.A1" office:value-type="string">
            <text:p text:style-name="P70">75 PA</text:p>
          </table:table-cell>
          <table:table-cell table:style-name="Tableau29.A1" office:value-type="string">
            <text:p text:style-name="P248"/>
          </table:table-cell>
        </table:table-row>
        <table:table-row table:style-name="Tableau29.1">
          <table:table-cell table:style-name="Tableau29.A1" office:value-type="string">
            <text:p text:style-name="P70">Palan</text:p>
          </table:table-cell>
          <table:table-cell table:style-name="Tableau29.A1" office:value-type="string">
            <text:p text:style-name="P70">1</text:p>
          </table:table-cell>
          <table:table-cell table:style-name="Tableau29.A1" office:value-type="string">
            <text:p text:style-name="P70">15 PA</text:p>
          </table:table-cell>
          <table:table-cell table:style-name="Tableau29.A1" office:value-type="string">
            <text:p text:style-name="P70">Ajoute +25 % aux tests de Mécanismes destinés à créer ou désarmer de gros pièges et pour effectuer des tests d’Ingénierie dans certaines circonstances. Au moins 10 m de corde sont nécessaires pour que le matériel puisse fonctionner.</text:p>
          </table:table-cell>
        </table:table-row>
        <table:table-row table:style-name="Tableau29.1">
          <table:table-cell table:style-name="Tableau29.A1" office:value-type="string">
            <text:p text:style-name="P70">Feuille de papyrus</text:p>
          </table:table-cell>
          <table:table-cell table:style-name="Tableau29.A1" office:value-type="string">
            <text:p text:style-name="P70">-</text:p>
          </table:table-cell>
          <table:table-cell table:style-name="Tableau29.A1" office:value-type="string">
            <text:p text:style-name="P70">5 PC</text:p>
          </table:table-cell>
          <table:table-cell table:style-name="Tableau29.A1" office:value-type="string">
            <text:p text:style-name="P248"/>
          </table:table-cell>
        </table:table-row>
        <table:table-row table:style-name="Tableau29.1">
          <table:table-cell table:style-name="Tableau29.A1" office:value-type="string">
            <text:p text:style-name="P70">Pelle</text:p>
          </table:table-cell>
          <table:table-cell table:style-name="Tableau29.A1" office:value-type="string">
            <text:p text:style-name="P70">1</text:p>
          </table:table-cell>
          <table:table-cell table:style-name="Tableau29.A1" office:value-type="string">
            <text:p text:style-name="P70">25 PA</text:p>
          </table:table-cell>
          <table:table-cell table:style-name="Tableau29.A1" office:value-type="string">
            <text:p text:style-name="P70">Si elle est utilisée en tant qu’arme, elle est considérée comme un gourdin avec un malus de -25 % pour la manier.</text:p>
          </table:table-cell>
        </table:table-row>
        <table:table-row table:style-name="Tableau29.1">
          <table:table-cell table:style-name="Tableau29.A1" office:value-type="string">
            <text:p text:style-name="P70">Petit sac</text:p>
          </table:table-cell>
          <table:table-cell table:style-name="Tableau29.A1" office:value-type="string">
            <text:p text:style-name="P70">-</text:p>
          </table:table-cell>
          <table:table-cell table:style-name="Tableau29.A1" office:value-type="string">
            <text:p text:style-name="P70">2 PC</text:p>
          </table:table-cell>
          <table:table-cell table:style-name="Tableau29.A1" office:value-type="string">
            <text:p text:style-name="P70">Peut contenir 5 ENC d’équipement.</text:p>
          </table:table-cell>
        </table:table-row>
        <table:table-row table:style-name="Tableau29.1">
          <table:table-cell table:style-name="Tableau29.A1" office:value-type="string">
            <text:p text:style-name="P70">Perche, 3 mètres</text:p>
          </table:table-cell>
          <table:table-cell table:style-name="Tableau29.A1" office:value-type="string">
            <text:p text:style-name="P70">1</text:p>
          </table:table-cell>
          <table:table-cell table:style-name="Tableau29.A1" office:value-type="string">
            <text:p text:style-name="P70">1 PA</text:p>
          </table:table-cell>
          <table:table-cell table:style-name="Tableau29.A1" office:value-type="string">
            <text:p text:style-name="P248"/>
          </table:table-cell>
        </table:table-row>
        <table:table-row table:style-name="Tableau29.1">
          <table:table-cell table:style-name="Tableau29.A1" office:value-type="string">
            <text:p text:style-name="P70">Pic de Mineur (pioche)</text:p>
          </table:table-cell>
          <table:table-cell table:style-name="Tableau29.A1" office:value-type="string">
            <text:p text:style-name="P70">1</text:p>
          </table:table-cell>
          <table:table-cell table:style-name="Tableau29.A1" office:value-type="string">
            <text:p text:style-name="P70">35 PA</text:p>
          </table:table-cell>
          <table:table-cell table:style-name="Tableau29.A1" office:value-type="string">
            <text:p text:style-name="P70">S’il est utilisé en tant qu’arme, il est considéré comme un gourdin avec un malus de -25 % pour le manier. Un Pi<text:soft-page-break/>c de Mineur peut être utilisé sur des objets inanimés sans être détruit.</text:p>
          </table:table-cell>
        </table:table-row>
        <table:table-row table:style-name="Tableau29.1">
          <table:table-cell table:style-name="Tableau29.A1" office:value-type="string">
            <text:p text:style-name="P70">Pied de biche</text:p>
          </table:table-cell>
          <table:table-cell table:style-name="Tableau29.A1" office:value-type="string">
            <text:p text:style-name="P70">1</text:p>
          </table:table-cell>
          <table:table-cell table:style-name="Tableau29.A1" office:value-type="string">
            <text:p text:style-name="P70">25 PA</text:p>
          </table:table-cell>
          <table:table-cell table:style-name="Tableau29.A1" office:value-type="string">
            <text:p text:style-name="P70">Ajoute +25 % aux tests d’Athlétisme impliquant la Force Brute. S’il est utilisé en tant qu’arme, il est considéré comme étant un gourdin avec un malus de -25 % pour le manier.</text:p>
          </table:table-cell>
        </table:table-row>
        <table:table-row table:style-name="Tableau29.1">
          <table:table-cell table:style-name="Tableau29.A1" office:value-type="string">
            <text:p text:style-name="P70">Sac de couchage</text:p>
          </table:table-cell>
          <table:table-cell table:style-name="Tableau29.A1" office:value-type="string">
            <text:p text:style-name="P70">1</text:p>
          </table:table-cell>
          <table:table-cell table:style-name="Tableau29.A1" office:value-type="string">
            <text:p text:style-name="P70">1 PA</text:p>
          </table:table-cell>
          <table:table-cell table:style-name="Tableau29.A1" office:value-type="string">
            <text:p text:style-name="P248"/>
          </table:table-cell>
        </table:table-row>
        <table:table-row table:style-name="Tableau29.1">
          <table:table-cell table:style-name="Tableau29.A1" office:value-type="string">
            <text:p text:style-name="P70">Sac à dos</text:p>
          </table:table-cell>
          <table:table-cell table:style-name="Tableau29.A1" office:value-type="string">
            <text:p text:style-name="P70">1</text:p>
          </table:table-cell>
          <table:table-cell table:style-name="Tableau29.A1" office:value-type="string">
            <text:p text:style-name="P70">5 PA</text:p>
          </table:table-cell>
          <table:table-cell table:style-name="Tableau29.A1" office:value-type="string">
            <text:p text:style-name="P70">Peut contenir 20 ENC d’équipement.</text:p>
          </table:table-cell>
        </table:table-row>
        <table:table-row table:style-name="Tableau29.1">
          <table:table-cell table:style-name="Tableau29.A1" office:value-type="string">
            <text:p text:style-name="P70">Silex &amp; amadou</text:p>
          </table:table-cell>
          <table:table-cell table:style-name="Tableau29.A1" office:value-type="string">
            <text:p text:style-name="P70">-</text:p>
          </table:table-cell>
          <table:table-cell table:style-name="Tableau29.A1" office:value-type="string">
            <text:p text:style-name="P70">5 PC</text:p>
          </table:table-cell>
          <table:table-cell table:style-name="Tableau29.A1" office:value-type="string">
            <text:p text:style-name="P70">Un personnage avec ces deux objets peut créer un feu en une minute dans des conditions normales sans avoir à effectuer un test de Survie.</text:p>
          </table:table-cell>
        </table:table-row>
        <table:table-row table:style-name="Tableau29.1">
          <table:table-cell table:style-name="Tableau29.A1" office:value-type="string">
            <text:p text:style-name="P70">Torche, 1 Heure</text:p>
          </table:table-cell>
          <table:table-cell table:style-name="Tableau29.A1" office:value-type="string">
            <text:p text:style-name="P70">-</text:p>
          </table:table-cell>
          <table:table-cell table:style-name="Tableau29.A1" office:value-type="string">
            <text:p text:style-name="P70">4 PC</text:p>
          </table:table-cell>
          <table:table-cell table:style-name="Tableau29.A1" office:value-type="string">
            <text:p text:style-name="P70">Elle brule 1 heure, fournissant un Éclairage Normal dans un rayon de 3 mètres. Si elle est utilisée en tant qu’arme, elle sera considérée comme étant un gourdin (avec un malus de -25 % pour la manier) infligeant 1d4 de dégâts de feu. Une Prouesse ou une Maladresse éteint la flamme.</text:p>
          </table:table-cell>
        </table:table-row>
        <table:table-row table:style-name="Tableau29.1">
          <table:table-cell table:style-name="Tableau29.A36" office:value-type="string">
            <text:p text:style-name="P70">Trousse de secours</text:p>
          </table:table-cell>
          <table:table-cell table:style-name="Tableau29.A36" office:value-type="string">
            <text:p text:style-name="P70">-</text:p>
          </table:table-cell>
          <table:table-cell table:style-name="Tableau29.A36" office:value-type="string">
            <text:p text:style-name="P70">25 PA</text:p>
          </table:table-cell>
          <table:table-cell table:style-name="Tableau29.A36" office:value-type="string">
            <text:p text:style-name="P47"><text:span text:style-name="Gras"><text:span text:style-name="T109">Peut servir cinq fois (quel que soit le résultat du test de Guérison)</text:span></text:span></text:p>
          </table:table-cell>
        </table:table-row>
      </table:table>
      <text:p text:style-name="P5"/>
      <text:p text:style-name="P100"/>
      <text:p text:style-name="P131">Chapitre 5 : Combat</text:p>
      <text:p text:style-name="P146">Prenez le glaive !</text:p>
      <text:p text:style-name="P170"/>
      <text:p text:style-name="P192">Les combats ne sont pas la raison d’être d’OpenQuest, mais parfois les personnages seront obligés de dégainer leurs armes. Ce chapitre vous propose un système simple et rapide pour simuler des combats dangereux et haletants !</text:p>
      <text:p text:style-name="P122">À Quoi S’attendre En Cas De Combat</text:p>
      <text:p text:style-name="P192">Tout ce qui vous vous aidera à frapper en premier ou à toucher plus facilement vos ennemis fera pencher la balance en votre faveur et rendra l’issue du combat moins incertaine.</text:p>
      <text:p text:style-name="P153"><text:span text:style-name="T89">Un personnage blessé est en mauvaise posture.</text:span><text:span text:style-name="T49"> Votre personnage ne possède qu’assez peu de </text:span><text:span text:style-name="T141">PV : il suffit de quelques coups, voire d’un seul, pour le mettre hors combat</text:span><text:span text:style-name="T49">. Par conséquent, assurez-vous qu’il soit capable d’esquiver, de parer, ou qu’il dispose de protections magiques. Si votre groupe de joueurs a opté pour le système de </text:span><text:span text:style-name="T141">Blessure Grave</text:span><text:span text:style-name="T49">, votre personnage risque de subir d’être sérieusement diminué à chaque affrontement.</text:span></text:p>
      <text:p text:style-name="P153"><text:span text:style-name="T79">La supériorité numérique est importante.</text:span><text:span text:style-name="T24"> Celui qui affronte plusieurs adversaires, même faibles ou incompétents, se retrouvera vite submergé ou acculé à la défensive.</text:span></text:p>
      <text:p text:style-name="P153"><text:span text:style-name="T79">Même les Maitres sont vulnérables.</text:span><text:span text:style-name="T24"> Les </text:span><text:span text:style-name="T131">Prouesses</text:span><text:span text:style-name="T24"> des adversaires ou une embuscade soigneusement préparée peuvent venir à bout du personnage le plus puissant.</text:span></text:p>
      <text:p text:style-name="P153"><text:span text:style-name="T24">Cette dure réalité devrait inciter les joueurs à éviter d’impliquer leurs personnages dans des combats trop risqués. Au lieu de se jeter sur des hordes d’ennemis plus faibles en espérant que les dés seront avec eux, les personnages prépareront des embuscades, exploiteront le terrain, chercheront le soutien de la milice locale pour </text:span><text:soft-page-break/><text:span text:style-name="T24">les aider à se débarrasser de la majorité des adversaires avant le début des hostilités. Ils utiliseront la </text:span><text:span text:style-name="T131">Magie Commune</text:span><text:span text:style-name="T24"> pour augmenter leurs dégâts, leurs chances de toucher, et leur armure. Si la situation se dégrade, ils pourront améliorer leurs compétences de combat en appelant leur dieu à l’aide de la </text:span><text:span text:style-name="T131">Magie Divine</text:span><text:span text:style-name="T24"> ou en lançant de puissants sorts de </text:span><text:span text:style-name="T131">Sorcellerie.</text:span></text:p>
      <table:table table:name="Tableau30" table:style-name="Tableau30">
        <table:table-column table:style-name="Tableau30.A"/>
        <table:table-row table:style-name="Tableau30.1">
          <table:table-cell table:style-name="Tableau30.A1" office:value-type="string">
            <text:p text:style-name="P15">Conseil aux joueurs : un bon guerrier est un guerrier vivant !</text:p>
            <text:p text:style-name="P215">Comme les combats peuvent être mortels à OpenQuest, votre personnage dispose de plusieurs moyens pour éviter la mort en cas de grabuge.</text:p>
            <text:p text:style-name="P153"><text:span text:style-name="T106">Certains ennemis doivent être évités. </text:span><text:span text:style-name="T95">Il y aura toujours quelqu’un ou quelque chose de plus puissant que votre personnage dans le monde de jeu. Comme OpenQuest est aussi un jeu d’exploration et d’interaction, vous aurez peut-être à rencontrer ces personnes et ces créatures tôt dans votre carrière d’aventurier. Certains adversaires, comme le Gargantuesque Dévoreur de Royaume ou le Grand Démon des Abysses, auront toujours le dessus sur les PJ. Dans ce cas de figure, faites preuve de sagesse : passez votre chemin rapidement et en silence…</text:span></text:p>
            <text:p text:style-name="P153"><text:span text:style-name="T107">Fuyez pour combattre un autre jour. </text:span><text:span text:style-name="T101">Utilisez la magie ou courez à toutes jambes pour vous sortir d’un mauvais pas. Si vous tenez absolument à vaincre un adversaire, soignez vos blessures, regroupez-vous et réfléchissez à un meilleur plan d’attaque. Sinon, gardez à l’esprit la déculottée subie et à l’avenir, évitez cet ennemi.</text:span></text:p>
            <text:p text:style-name="P153"><text:span text:style-name="T106">Rendez-vous ! </text:span><text:span text:style-name="T95">Avant que les choses ne tournent au vinaigre, jetez vos armes à terre et levez les mains : les créatures intelligentes prendront souvent des prisonniers en vue d’une rançon. Si vous n’avez pas d’argent, sollicitez l’aide de vos amis, de votre famille, de votre clan, de votre guilde ou de votre culte pour assurer votre libération. Peut-être que certains de vos amis sont parvenus à s’enfuir et pourront revenir vous sauver plus tard ?</text:span></text:p>
            <text:p text:style-name="P153"><text:span text:style-name="T106">N’oubliez pas vos Points d’Héroïsme.</text:span><text:span text:style-name="T95"> Ils constituent votre dernière police d’assurance contre la mort, qu’elle soit accidentelle ou non (voir Chapitre 2 sur la création de personnage, page 28).</text:span></text:p>
            <text:p text:style-name="P153"><text:span text:style-name="T107">Incitez vos amis à vous ramener à la vie.</text:span><text:span text:style-name="T101"> Selon le monde de jeu, les personnages peuvent trouver des moyens pour voyager vers le « Pays des Morts ». Bien sûr, une telle quête risque de se montrer aussi périlleuse que les circonstances qui ont conduit au trépas de votre personnage…</text:span></text:p>
          </table:table-cell>
        </table:table-row>
      </table:table>
      <text:p text:style-name="P23"><text:soft-page-break/></text:p>
      <text:p text:style-name="P122">Résumé Du Combat</text:p>
      <text:list xml:id="list374529441" text:style-name="L2">
        <text:list-item>
          <text:p text:style-name="P333"><text:span text:style-name="T92">Déclaration des intentions </text:span><text:span text:style-name="T24">: les joueurs annoncent les intentions de leurs personnages (attaquer, lancer un sort, etc.) et le </text:span><text:span text:style-name="T45">m</text:span><text:span text:style-name="T24">eneur </text:span><text:span text:style-name="T45">de jeu </text:span><text:span text:style-name="T24">celles des ennemis.</text:span></text:p>
        </text:list-item>
        <text:list-item>
          <text:p text:style-name="P333"><text:span text:style-name="T92">Détermination de l’initiative</text:span><text:span text:style-name="T24"> : vérifiez la DEX de chaque personnage, ou son INT s’il lance un sort. Cela indiquera l’ordre dans lequel les personnages impliqués agiront lors du Round. </text:span></text:p>
        </text:list-item>
        <text:list-item>
          <text:p text:style-name="P333"><text:span text:style-name="T92">Utilisation des Actions et des Réactions </text:span><text:span text:style-name="T24">: chaque personnage dispose d’une Action de Combat et d’une Réaction par Round. Les Actions, une attaque par exemple, se déroulent selon l’ordre de la DEX. Le personnage avec la DEX la plus élevée commence en premier, suivi par celui avec la deuxième DEX la plus élevée et ainsi de suite. Les Réactions, comme les esquives ou les parades, sont utilisées durant cette phase lorsqu’il y en a besoin. Enfin, les personnages lançant des sorts agissent en fonction de leur INT. </text:span></text:p>
          <text:p text:style-name="P333"><text:span text:style-name="T92">Exemple</text:span><text:span text:style-name="T24">. Lura (INT 18) lance un sort alors qu’un gobelin (DEX 16) l’attaque avec une épée ; pendant ce temps, Rurik (DEX 12) tente de donner un coup d’épée au gobelin. Lara agira en premier, suivi du gobelin et de Rurik. </text:span></text:p>
        </text:list-item>
        <text:list-item>
          <text:p text:style-name="P333"><text:span text:style-name="T92">Fin du Round de Combat</text:span><text:span text:style-name="T24"> : une fois que tous les personnages autorisés à le faire ont agi, le Round est terminé. S’il reste des personnages toujours engagés en combat contre des ennemis, un autre Round commence. </text:span></text:p>
        </text:list-item>
      </text:list>
      <text:p text:style-name="P122">Distance D’engagement</text:p>
      <text:p text:style-name="P153"><text:span text:style-name="T53"><text:s/>Avant le début d’un combat, le </text:span><text:span text:style-name="T140">meneur de jeu</text:span><text:span text:style-name="T53"> doit déterminer la distance qui sépare initialement les deux camps.</text:span></text:p>
      <text:p text:style-name="P153"><text:span text:style-name="T147">Éloignée</text:span><text:span text:style-name="T140"> :</text:span><text:span text:style-name="T53"> l’intervalle entre les adversaires est compris entre deux mètres et le double de la portée de l’arme à distance utilisée par un personnage (celle avec la meilleure portée). Un combat à distance ty</text:span><text:soft-page-break/><text:span text:style-name="T53">pique se déroule dans un paysage dégagé où les combattants peuvent se voir de loin.</text:span></text:p>
      <text:p text:style-name="P153"><text:span text:style-name="T146">Rapprochée</text:span><text:span text:style-name="T141"> :</text:span><text:span text:style-name="T49"> si l’intervalle séparant les ennemis est inférieur à deux mètres, les personnages peuvent directement engager un </text:span><text:span text:style-name="T141">Combat Rapproché</text:span><text:span text:style-name="T49"> ou </text:span><text:span text:style-name="T141">Sans Arme</text:span><text:span text:style-name="T49">.</text:span></text:p>
      <table:table table:name="Tableau31" table:style-name="Tableau31">
        <table:table-column table:style-name="Tableau31.A"/>
        <table:table-row table:style-name="Tableau31.1">
          <table:table-cell table:style-name="Tableau31.A1" office:value-type="string">
            <text:p text:style-name="P15">Quelques règles de base</text:p>
            <text:p text:style-name="P214">Un Round de Combat dure 5 secondes.</text:p>
            <text:p text:style-name="P214">À chaque Round, vous avez droit à une Action de Combat, normalement une attaque, et à une Réaction, en général une action de défense.</text:p>
            <text:p text:style-name="P214">Vous pouvez vous déplacer de votre valeur de Mouvement lors d’un Round de Combat, sans pour autant perdre votre Action ou votre Réaction.</text:p>
            <text:p text:style-name="P214">Vous pouvez vous déplacer de deux fois votre valeur de Mouvement lors d’un Round de Combat, mais dans ce cas, votre seule Réaction autorisée sera l’Esquive.</text:p>
            <text:p text:style-name="P214">Attaquer implique d’effectuer un test de Combat Rapproché, de Combat à Distance ou de Combat Sans Arme, selon le type d’arme que vous employez.</text:p>
            <text:p text:style-name="P214">Lorsque vous êtes attaqué, vous utilisez une Réaction pour parer (en utilisant la compétence Combat Rapproché ou Combat Sans Arme) ou esquiver (compétence Esquive).</text:p>
            <text:p text:style-name="P214">Si votre personnage esquive avec succès une attaque, il ne subit pas de dégât.</text:p>
            <text:p text:style-name="P214">Si votre adversaire réussit à parer votre attaque, son arme ou son bouclier réduit les dégâts que cause votre attaque.</text:p>
            <text:p text:style-name="P214">Si vous parvenez à toucher votre adversaire, celui-ci perd un nombre de PV égal à : Résultat du lancer pour les dégâts de l’arme + votre Modificateur de Dégât - les Points d’Armure de l’adversaire.</text:p>
          </table:table-cell>
        </table:table-row>
      </table:table>
      <text:p text:style-name="P20"/>
      <text:p text:style-name="P122">Actions De Combat</text:p>
      <text:p text:style-name="P153"><text:span text:style-name="T24">Les actions qu’un personnage peut effectuer lors de son tour sont détaillées ici. À chaque </text:span><text:span text:style-name="T131">Round</text:span><text:span text:style-name="T24">, un personnage a le droit de choisir une seule des options ci-dessous.</text:span></text:p>
      <text:p text:style-name="P89">Actions De Combat Rapproché</text:p>
      <text:p text:style-name="P153"><text:span text:style-name="T144">Charge</text:span><text:span text:style-name="T131"> </text:span><text:span text:style-name="T24">: si un personnage est capable de se déplacer d’au moins 5 m, il peut charger. Il effectue un déplacement du double de son Mouvement en ligne droite et il termine sa course à proximité de </text:span><text:soft-page-break/><text:span text:style-name="T24">l’ennemi ciblé. Quand le mouvement s’achève, une </text:span><text:span text:style-name="T131">Attaque Rapprochée </text:span><text:span text:style-name="T24">peut être portée sur l’ennemi. Si l’attaque réussit, le personnage obtient un </text:span><text:span text:style-name="T131">bonus de +1d6 aux dégâts</text:span><text:span text:style-name="T24">. Il perd sa </text:span><text:span text:style-name="T131">Réaction Défensive</text:span><text:span text:style-name="T24"> pour le Round durant lequel il a chargé. Un personnage qui charge en gravissant une pente n’obtient pas de bonus aux dégâts.</text:span></text:p>
      <text:p text:style-name="P153"><text:span text:style-name="T144">Attaque Rapprochée</text:span><text:span text:style-name="T24"> : le personnage peut effectuer une seule </text:span><text:span text:style-name="T131">Attaque Rapprochée</text:span><text:span text:style-name="T24">. En plus de l’attaque normale, les attaques spéciales suivantes existent :</text:span></text:p>
      <text:p text:style-name="P252"><text:span text:style-name="T79">Attaque à Outrance</text:span><text:span text:style-name="T24"> : l’attaquant perd sa Réaction pour le Round, mais gagne une seconde attaque qui se déroule juste après la première. Les deux attaques subissent un malus de -25 % à leur test : la rapidité prime sur la précision… Ce type d’attaque ne peut être combiné avec une Attaque Puissante ou un Désarmement.</text:span></text:p>
      <text:p text:style-name="P252"><text:span text:style-name="T84">Désarmement</text:span><text:span text:style-name="T66"> : l’attaquant cherche à déposséder un adversaire de son arme ou de son bouclier. Il subit un malus de -25 % à sa compétence de Combat Rapproché. Si l’attaque réussit et que l’ennemi ne parvient pas à parer ou à esquiver le coup, l’arme ou le bouclier ciblé est rejeté à 1D6 mètres de son possesseur.</text:span></text:p>
      <text:p text:style-name="P252"><text:span text:style-name="T89">Attaque Puissante</text:span><text:span text:style-name="T49"> : cette attaque ne peut être réalisée qu’avec une épée, une hache ou une masse et uniquement si l’attaquant dispose d’assez d’espace pour faire tournoyer l’arme en vue d’infliger un coup vigoureux. L’attaquant bénéficie d’un bonus de +25 % à son attaque et inflige les dégâts maximums de son arme, mais perd sa Réaction pour le reste du Round.</text:span></text:p>
      <text:p text:style-name="P153"><text:span text:style-name="T144">Défense totale</text:span><text:span text:style-name="T131"> : le personnage troque son Action pour une deuxième Réaction (Parade ou Esquive). Les deux Réactions ont un malus de -25 % et le personnage ne peut pas se défendre deux fois contre la même attaque.</text:span></text:p>
      <text:p text:style-name="P153"><text:span text:style-name="T144">Fixer une arme</text:span><text:span text:style-name="T79"> </text:span><text:span text:style-name="T24">: un personnage peut dépenser une </text:span><text:span text:style-name="T131">Action</text:span><text:span text:style-name="T24"> pour planter au sol une arme comme une lance ou une arme d’hast afin d’anticiper la </text:span><text:span text:style-name="T131">charge</text:span><text:span text:style-name="T24"> d’un ennemi. Avant que l’ennemi en train de charger ne puisse attaquer, le personnage obtient automatiquement une attaque à </text:span><text:span text:style-name="T131">+25 %</text:span><text:span text:style-name="T24">. Si le personnage accomplit toute autre </text:span><text:span text:style-name="T131">Action</text:span><text:span text:style-name="T24"> ou </text:span><text:span text:style-name="T131">Réaction</text:span><text:span text:style-name="T24"> avant la charge, l’arme n’est plus considérée comme étant fixée.</text:span></text:p>
      <text:p text:style-name="P153"><text:soft-page-break/><text:span text:style-name="T144">Intimider/Persuader</text:span><text:span text:style-name="T24"> : le personnage essaie d’inciter l’autre camp à se rendre ou à fuir. Il peut cibler un seul ennemi ou un groupe entier. Un </text:span><text:span text:style-name="T131">Test d’Opposition</text:span><text:span text:style-name="T24"> entre l’</text:span><text:span text:style-name="T131">Influence</text:span><text:span text:style-name="T24"> du personnage et la </text:span><text:span text:style-name="T131">Persévérance</text:span><text:span text:style-name="T24"> du ou des ennemis est effectué, </text:span><text:span text:style-name="T32">en appliquant éventuellement un des modificateurs </text:span><text:span text:style-name="T24">indiqué</text:span><text:span text:style-name="T32">s</text:span><text:span text:style-name="T24"> plus bas. Les groupes ne font qu’un seul lancer de dé en utilisant la </text:span><text:span text:style-name="T131">Persévérance</text:span><text:span text:style-name="T24"> ou l’</text:span><text:span text:style-name="T131">Influence (la plus élevée des deux)</text:span><text:span text:style-name="T24"> de </text:span><text:span text:style-name="T131">leur chef</text:span><text:span text:style-name="T24">. Appliquez les modificateurs suivants à la compétence de l’ennemi en fonction de leur situation :</text:span></text:p>
      <text:p text:style-name="P253">+ 50 % si l’ennemi dispose de toutes ses forces, même s’il a subi quelques blessures mineures.</text:p>
      <text:p text:style-name="P253">+25 % si l’ennemi est en supériorité numérique, mais qu’il a perdu 25 % de ses forces ou de ses PV.</text:p>
      <text:p text:style-name="P253">-25 % si l’ennemi est en infériorité numérique par rapport au camp des PJ et qu’il a subi quelques blessures mineures.</text:p>
      <text:p text:style-name="P253">-50 % si l’ennemi a perdu plus de la moitié de ses PV à la suite des blessures subies ou a vu la moitié de son groupe mis hors de combat par les PJ.</text:p>
      <text:p text:style-name="P170">Note : ces modificateurs ne sont pas cumulatifs. Appliquez celui qui est le plus approprié à la situation.</text:p>
      <text:p text:style-name="P153"><text:span text:style-name="T24">Si l’ennemi dispose de toutes ses forces ou est en surnombre par rapport aux PJ, il faudra une Prouesse en </text:span><text:span text:style-name="T131">Influence</text:span><text:span text:style-name="T24"> contre un échec en </text:span><text:span text:style-name="T131">Persévérance</text:span><text:span text:style-name="T24"> pour l’amener à se rendre. Une Maladresse en </text:span><text:span text:style-name="T131">Persévérance</text:span><text:span text:style-name="T24"> verra l’ennemi se débander et prendre la fuite.</text:span></text:p>
      <text:p text:style-name="P170">Avant d’effectuer le test, le joueur doit indiquer s’il cible le groupe ou un ennemi en particulier.</text:p>
      <text:p text:style-name="P153"><text:span text:style-name="T79">Exemple. </text:span><text:span text:style-name="T24">Rurik combat un groupe de quatre gobelins dont l’un est déjà gravement blessé, alors que les autres sont indemnes.</text:span></text:p>
      <text:p text:style-name="P170">S’il est ciblé, le gobelin blessé subira un malus de -25 % à son test de Persévérance. Par contre, si c’est le groupe entier qui est ciblé, celui-ci bénéficiera d’un bonus de + 25 % étant donné que la majorité des gobelins n’<text:span text:style-name="T181">a</text:span> pas perdu de PV et qu’ils sont plus nombreux que Rurik.</text:p>
      <text:p text:style-name="P170"><text:soft-page-break/>Le personnage n’a pas besoin de parler le même langage que l’adversaire qu’il essaie d’intimider, mais il doit être capable d’effectuer un geste, d’émettre un signe ou d’utiliser tout autre moyen de communication corporelle susceptible d’être compris par l’adversaire.</text:p>
      <text:p text:style-name="P106">Effectuer Une Attaque Rapprochée</text:p>
      <text:p text:style-name="P24">1. Réaliser l’attaque</text:p>
      <text:p text:style-name="P158"><text:span text:style-name="T58">Pour effectuer une attaque normale, il suffit de lancer un </text:span><text:span text:style-name="T138">D100</text:span><text:span text:style-name="T58"> et de comparer le résultat avec la compétence de combat utilisée par le personnage. Si un personnage obtient un résultat égal ou inférieur à sa compétence de combat, il touche sa cible. S’il obtient un résultat supérieur à sa compétence de combat, il rate sa cible.</text:span></text:p>
      <text:p text:style-name="P24">2. la Réaction de la Cible</text:p>
      <text:p text:style-name="P158"><text:span text:style-name="T24">La cible peut choisir soit d’esquiver soit de parer l’attaque, mais elle n’a le droit d’utiliser qu’une seule </text:span><text:span text:style-name="T131">Réaction</text:span><text:span text:style-name="T24"> par </text:span><text:span text:style-name="T131">Round</text:span><text:span text:style-name="T24"> pour contrer une attaque réussie.</text:span></text:p>
      <text:p text:style-name="P158"><text:span text:style-name="T24">Si l’ennemi a déjà réagi lors de ce </text:span><text:span text:style-name="T131">Round</text:span><text:span text:style-name="T24"> ou choisit de ne pas réagir à l’attaque, alors cette attaque ne rencontre aucune opposition. Passez directement à la Résolution des dégâts. S’il utilise sa Réaction, le défenseur effectue un test d’</text:span><text:span text:style-name="T131">Esquive</text:span><text:span text:style-name="T24"> ou de </text:span><text:span text:style-name="T131">Parade</text:span><text:span text:style-name="T24"> (voir plus bas).</text:span></text:p>
      <text:p text:style-name="P24">3. Résolution des dégâts</text:p>
      <text:p text:style-name="P153"><text:span text:style-name="T24">Si l’attaque est réussie, on lance le dé pour déterminer les dégâts infligés par l’arme. Chaque arme dispose de sa propre valeur de </text:span><text:span text:style-name="T131">dégât</text:span><text:span text:style-name="T24">, qui est ajoutée au </text:span><text:span text:style-name="T131">Modificateur de Dégât</text:span><text:span text:style-name="T24"> de l’attaquant.</text:span></text:p>
      <text:p text:style-name="P153"><text:span text:style-name="T24">Si le défenseur est protégé par une armure, celle-ci absorbera une partie des dégâts. Réduisez les dégâts de l’arme par les </text:span><text:span text:style-name="T131">Points d’Armure</text:span><text:span text:style-name="T24"> de l’armure du défenseur.</text:span></text:p>
      <text:p text:style-name="P24">4. Appliquer les dégâts</text:p>
      <text:p text:style-name="P170">Déduisez les dégâts restants des PV du défenseur.</text:p>
      <table:table table:name="Tableau32" table:style-name="Tableau32">
        <table:table-column table:style-name="Tableau32.A"/>
        <table:table-column table:style-name="Tableau32.B"/>
        <table:table-row table:style-name="Tableau32.1">
          <table:table-cell table:style-name="Tableau32.A1" table:number-columns-spanned="2" office:value-type="string">
            <text:p text:style-name="P15">Modificateurs de Combat Rapproché</text:p>
          </table:table-cell>
          <table:covered-table-cell/>
        </table:table-row>
        <table:table-row table:style-name="Tableau32.2">
          <table:table-cell table:style-name="Tableau32.A2" office:value-type="string">
            <text:p text:style-name="P81"><text:span text:style-name="Gras"><text:span text:style-name="T6">Situation</text:span></text:span></text:p>
          </table:table-cell>
          <table:table-cell table:style-name="Tableau32.A2" office:value-type="string">
            <text:p text:style-name="P81"><text:span text:style-name="Gras"><text:span text:style-name="T6">Modificateur</text:span></text:span></text:p>
          </table:table-cell>
        </table:table-row>
        <table:table-row table:style-name="Tableau32.3">
          <table:table-cell table:style-name="Tableau32.A3" office:value-type="string">
            <text:p text:style-name="P47"><text:span text:style-name="Gras"><text:span text:style-name="T96">La cible est hors de combat</text:span></text:span></text:p>
          </table:table-cell>
          <table:table-cell table:style-name="Tableau32.A3" office:value-type="string">
            <text:p text:style-name="P44"><text:span text:style-name="Gras"><text:span text:style-name="T96">Prouesse automatique</text:span></text:span></text:p>
          </table:table-cell>
        </table:table-row>
        <table:table-row table:style-name="Tableau32.3">
          <table:table-cell table:style-name="Tableau32.A3" office:value-type="string">
            <text:p text:style-name="P47"><text:span text:style-name="Gras"><text:span text:style-name="T96">La cible est à terre, renversée, ou est attaquée</text:span></text:span></text:p>
            <text:p text:style-name="P47"><text:soft-page-break/><text:span text:style-name="Gras"><text:span text:style-name="T96">par-derrière</text:span></text:span></text:p>
          </table:table-cell>
          <table:table-cell table:style-name="Tableau32.A3" office:value-type="string">
            <text:p text:style-name="P47"><text:span text:style-name="Gras"><text:span text:style-name="T96">+25 %</text:span></text:span></text:p>
          </table:table-cell>
        </table:table-row>
        <table:table-row table:style-name="Tableau32.3">
          <table:table-cell table:style-name="Tableau32.A3" office:value-type="string">
            <text:p text:style-name="P47"><text:span text:style-name="Gras"><text:span text:style-name="T96">Attaquer ou se défendre depuis une position surélevée ou à cheval</text:span></text:span></text:p>
          </table:table-cell>
          <table:table-cell table:style-name="Tableau32.A3" office:value-type="string">
            <text:p text:style-name="P47"><text:span text:style-name="Gras"><text:span text:style-name="T96">+25 %</text:span></text:span></text:p>
          </table:table-cell>
        </table:table-row>
        <table:table-row table:style-name="Tableau32.3">
          <table:table-cell table:style-name="Tableau32.A3" office:value-type="string">
            <text:p text:style-name="P47"><text:span text:style-name="Gras"><text:span text:style-name="T96">Attaquer ou se défendre en étant à terre</text:span></text:span></text:p>
          </table:table-cell>
          <table:table-cell table:style-name="Tableau32.A3" office:value-type="string">
            <text:p text:style-name="P47"><text:span text:style-name="Gras"><text:span text:style-name="T96">-25 %</text:span></text:span></text:p>
          </table:table-cell>
        </table:table-row>
        <table:table-row table:style-name="Tableau32.3">
          <table:table-cell table:style-name="Tableau32.A3" office:value-type="string">
            <text:p text:style-name="P47"><text:span text:style-name="Gras"><text:span text:style-name="T96">Attaquer ou se défendre sur un sol instable</text:span></text:span></text:p>
          </table:table-cell>
          <table:table-cell table:style-name="Tableau32.A3" office:value-type="string">
            <text:p text:style-name="P47"><text:span text:style-name="Gras"><text:span text:style-name="T96">-25 %</text:span></text:span></text:p>
          </table:table-cell>
        </table:table-row>
        <table:table-row table:style-name="Tableau32.3">
          <table:table-cell table:style-name="Tableau32.A3" office:value-type="string">
            <text:p text:style-name="P47"><text:span text:style-name="Gras"><text:span text:style-name="T96">Attaquer ou se défendre sous l’eau</text:span></text:span></text:p>
          </table:table-cell>
          <table:table-cell table:style-name="Tableau32.A3" office:value-type="string">
            <text:p text:style-name="P47"><text:span text:style-name="Gras"><text:span text:style-name="T96">-50 %</text:span></text:span></text:p>
          </table:table-cell>
        </table:table-row>
        <table:table-row table:style-name="Tableau32.3">
          <table:table-cell table:style-name="Tableau32.A3" office:value-type="string">
            <text:p text:style-name="P47"><text:span text:style-name="Gras"><text:span text:style-name="T96">Défendre depuis une position inférieure ou contre un ennemi monté</text:span></text:span></text:p>
          </table:table-cell>
          <table:table-cell table:style-name="Tableau32.A3" office:value-type="string">
            <text:p text:style-name="P47"><text:span text:style-name="Gras"><text:span text:style-name="T96">-25 %</text:span></text:span></text:p>
          </table:table-cell>
        </table:table-row>
        <table:table-row table:style-name="Tableau32.3">
          <table:table-cell table:style-name="Tableau32.A3" office:value-type="string">
            <text:p text:style-name="P47"><text:span text:style-name="Gras"><text:span text:style-name="T96">Combattre dans l’obscurité partielle</text:span></text:span></text:p>
          </table:table-cell>
          <table:table-cell table:style-name="Tableau32.A3" office:value-type="string">
            <text:p text:style-name="P47"><text:span text:style-name="Gras"><text:span text:style-name="T96">-25 %</text:span></text:span></text:p>
          </table:table-cell>
        </table:table-row>
        <table:table-row table:style-name="Tableau32.11">
          <table:table-cell table:style-name="Tableau32.A11" office:value-type="string">
            <text:p text:style-name="P47"><text:span text:style-name="Gras"><text:span text:style-name="T96">Combattre dans l’obscurité</text:span></text:span></text:p>
          </table:table-cell>
          <table:table-cell table:style-name="Tableau32.A11" office:value-type="string">
            <text:p text:style-name="P47"><text:span text:style-name="Gras"><text:span text:style-name="T96">-50 %</text:span></text:span></text:p>
          </table:table-cell>
        </table:table-row>
      </table:table>
      <text:p text:style-name="P6"/>
      <table:table table:name="Tableau98" table:style-name="Tableau98">
        <table:table-column table:style-name="Tableau98.A"/>
        <table:table-column table:style-name="Tableau98.B"/>
        <table:table-column table:style-name="Tableau98.C"/>
        <table:table-row table:style-name="Tableau98.1">
          <table:table-cell table:style-name="Tableau98.A1" table:number-columns-spanned="3" office:value-type="string">
            <text:p text:style-name="P310">Table des résultats de combat</text:p>
          </table:table-cell>
          <table:covered-table-cell/>
          <table:covered-table-cell/>
        </table:table-row>
        <table:table-row table:style-name="Tableau98.1">
          <table:table-cell table:style-name="Tableau98.A1" office:value-type="string">
            <text:p text:style-name="P298">Attaquant</text:p>
          </table:table-cell>
          <table:table-cell table:style-name="Tableau98.A1" office:value-type="string">
            <text:p text:style-name="P302">Réaction du défenseur</text:p>
          </table:table-cell>
          <table:table-cell table:style-name="Tableau98.A1" office:value-type="string">
            <text:p text:style-name="P298">Résultat</text:p>
          </table:table-cell>
        </table:table-row>
        <table:table-row table:style-name="Tableau98.3">
          <table:table-cell table:style-name="Tableau98.A1" office:value-type="string">
            <text:p text:style-name="P277">Maladresse</text:p>
          </table:table-cell>
          <table:table-cell table:style-name="Tableau98.A1" office:value-type="string">
            <text:p text:style-name="P277">Pas besoin de lancer les dés</text:p>
          </table:table-cell>
          <table:table-cell table:style-name="Tableau98.A1" office:value-type="string">
            <text:p text:style-name="P277">L’attaquant échoue complètement.</text:p>
          </table:table-cell>
        </table:table-row>
        <table:table-row table:style-name="Tableau98.1">
          <table:table-cell table:style-name="Tableau98.A1" office:value-type="string">
            <text:p text:style-name="P277">Échec</text:p>
          </table:table-cell>
          <table:table-cell table:style-name="Tableau98.A1" office:value-type="string">
            <text:p text:style-name="P277">Pas besoin de lancer les dés</text:p>
          </table:table-cell>
          <table:table-cell table:style-name="Tableau98.A1" office:value-type="string">
            <text:p text:style-name="P277">L’attaquant ne parvient pas à toucher le défenseur.</text:p>
          </table:table-cell>
        </table:table-row>
        <table:table-row table:style-name="Tableau98.1">
          <table:table-cell table:style-name="Tableau98.A1" office:value-type="string">
            <text:p text:style-name="P277">Succès</text:p>
          </table:table-cell>
          <table:table-cell table:style-name="Tableau98.A1" office:value-type="string">
            <text:p text:style-name="P277">Maladresse</text:p>
          </table:table-cell>
          <table:table-cell table:style-name="Tableau98.A1" office:value-type="string">
            <text:p text:style-name="P277">L’attaquant touche, le défenseur subit le nombre de dégâts lancés moins les points d’armure et fait une Maladresse.</text:p>
          </table:table-cell>
        </table:table-row>
        <table:table-row table:style-name="Tableau98.1">
          <table:table-cell table:style-name="Tableau98.A1" office:value-type="string">
            <text:p text:style-name="P277">Succès</text:p>
          </table:table-cell>
          <table:table-cell table:style-name="Tableau98.A1" office:value-type="string">
            <text:p text:style-name="P277">Échec</text:p>
          </table:table-cell>
          <table:table-cell table:style-name="Tableau98.A1" office:value-type="string">
            <text:p text:style-name="P277">L’attaquant touche, le défenseur subit les dégâts lancés moins les points d’armure.</text:p>
          </table:table-cell>
        </table:table-row>
        <table:table-row table:style-name="Tableau98.1">
          <table:table-cell table:style-name="Tableau98.A1" office:value-type="string">
            <text:p text:style-name="P277">Succès</text:p>
          </table:table-cell>
          <table:table-cell table:style-name="Tableau98.A1" office:value-type="string">
            <text:p text:style-name="P277">Succès</text:p>
          </table:table-cell>
          <table:table-cell table:style-name="Tableau98.A1" office:value-type="string">
            <text:p text:style-name="P277">S’il esquive, le défenseur évite l’attaque. S’il pare, il évite tous les dégâts dans le cas où l’arme de l’attaquant est d’une catégorie de taille inférieure ou égale à son arme. Il prend la moitié des dégâts si l’arme de l’attaquant est plus grande d’une catégorie, et tous les dégâts si celle-ci est plus grande de deux catégories.</text:p>
          </table:table-cell>
        </table:table-row>
        <table:table-row table:style-name="Tableau98.1">
          <table:table-cell table:style-name="Tableau98.A1" office:value-type="string">
            <text:p text:style-name="P277">Succès</text:p>
          </table:table-cell>
          <table:table-cell table:style-name="Tableau98.A1" office:value-type="string">
            <text:p text:style-name="P277">Prouesse</text:p>
          </table:table-cell>
          <table:table-cell table:style-name="Tableau98.A1" office:value-type="string">
            <text:p text:style-name="P277">Le défenseur évite l’attaque et ne subit aucun dégât. S’il pare, la catégorie de taille des armes n’est pas prise en compte.</text:p>
          </table:table-cell>
        </table:table-row>
        <table:table-row table:style-name="Tableau98.1">
          <table:table-cell table:style-name="Tableau98.A1" office:value-type="string">
            <text:p text:style-name="P277">Prouesse</text:p>
          </table:table-cell>
          <table:table-cell table:style-name="Tableau98.A1" office:value-type="string">
            <text:p text:style-name="P277">Maladresse</text:p>
          </table:table-cell>
          <table:table-cell table:style-name="Tableau98.A1" office:value-type="string">
            <text:p text:style-name="P277">L’attaquant inflige le maximum de dégâts et ignore l’armure du défenseur. Le défenseur fait une Maladresse.</text:p>
          </table:table-cell>
        </table:table-row>
        <table:table-row table:style-name="Tableau98.1">
          <table:table-cell table:style-name="Tableau98.A1" office:value-type="string">
            <text:p text:style-name="P277">Prouesse</text:p>
          </table:table-cell>
          <table:table-cell table:style-name="Tableau98.A1" office:value-type="string">
            <text:p text:style-name="P277">Échec</text:p>
          </table:table-cell>
          <table:table-cell table:style-name="Tableau98.A1" office:value-type="string">
            <text:p text:style-name="P277">L’attaquant inflige le maximum de dégâts et ignore l’armure du défenseur.</text:p>
          </table:table-cell>
        </table:table-row>
        <table:table-row table:style-name="Tableau98.1">
          <table:table-cell table:style-name="Tableau98.A1" office:value-type="string">
            <text:p text:style-name="P277">Prouesse</text:p>
          </table:table-cell>
          <table:table-cell table:style-name="Tableau98.A1" office:value-type="string">
            <text:p text:style-name="P277">Succès</text:p>
          </table:table-cell>
          <table:table-cell table:style-name="Tableau98.A1" office:value-type="string">
            <text:p text:style-name="P277">L’attaquant inflige le maximum de dégâts et ignore l’armure du défenseur.</text:p>
          </table:table-cell>
        </table:table-row>
        <table:table-row table:style-name="Tableau98.1">
          <table:table-cell table:style-name="Tableau98.A1" office:value-type="string">
            <text:p text:style-name="P277">Prouesse</text:p>
          </table:table-cell>
          <table:table-cell table:style-name="Tableau98.A1" office:value-type="string">
            <text:p text:style-name="P277">Prouesse</text:p>
          </table:table-cell>
          <table:table-cell table:style-name="Tableau98.A1" office:value-type="string">
            <text:p text:style-name="P277">L’attaquant touche, le défenseur subit les dégâts lancés moins les Points d’Armure.</text:p>
          </table:table-cell>
        </table:table-row>
      </table:table>
      <text:p text:style-name="P126"/>
      <text:p text:style-name="P132">Actions De Combat Sans Arme</text:p>
      <text:p text:style-name="P153"><text:span text:style-name="T149">Attaque Sans Arme</text:span><text:span text:style-name="T138"> </text:span><text:span text:style-name="T58">: le personnage peut effectuer une seule attaque de Combat Sans Arme.</text:span></text:p>
      <text:p text:style-name="P153"><text:span text:style-name="T79">Attaque à l’arme naturelle</text:span><text:span text:style-name="T24"> : l’attaquant mord, griffe, donne un coup de poing ou de pied, etc.</text:span></text:p>
      <text:p text:style-name="P153"><text:span text:style-name="T79">Empoigner</text:span><text:span text:style-name="T24"> : l’attaquant tente d’agripper son adversaire et un Test d’Opposition de Combat Sans Arme est effectué. Si l’attaquant </text:span><text:soft-page-break/><text:span text:style-name="T24">gagne, il peut choisir d’immobiliser ou de projeter son adversaire, ou encore de lui faire mal.</text:span></text:p>
      <text:p text:style-name="P106">Effectuer Une Attaque Sans Arme</text:p>
      <text:p text:style-name="P153"><text:span text:style-name="T58">Pour savoir si l’attaque réussit, faites un jet de Combat Sans Arme. Si l’attaque est parée par une arme fabriquée ou une arme naturelle, l’attaquant subit immédiatement les dégâts de l’arme qui pare, sans Modificateurs aux Dégâts. Cela se rajoute aux effets habituels de la p</text:span><text:span text:style-name="T138">arade</text:span><text:span text:style-name="T58">.</text:span></text:p>
      <text:p text:style-name="P106">Armes Naturelles</text:p>
      <text:p text:style-name="P170">Les armes naturelles telles que les dents et les griffes des monstres sont considérées comme des armes et non pas comme des attaques sans arme. Les dégâts qu’elles infligent sont indiqués dans les descriptions de monstre. Elles peuvent parer d’autres armes naturelles et des Attaques Sans Arme, mais pas des armes fabriquées.</text:p>
      <text:p text:style-name="P112">Empoignade</text:p>
      <text:p text:style-name="P153"><text:span text:style-name="T53">Une </text:span><text:span text:style-name="T140">Attaque d’Empoignade</text:span><text:span text:style-name="T53"> sera résolue comme une Attaque Sans Arme ou une Attaque à l’Arme Naturelle, mais elle doit être déclarée comme telle avant de lancer les dés.</text:span></text:p>
      <text:p text:style-name="P153"><text:span text:style-name="T53">Si l’attaquant réussit son attaque, aucun dégât n’est infligé au préalable. Au lieu de cela, l’attaquant et le défenseur font un </text:span><text:span text:style-name="T140">Test d’Opposition</text:span><text:span text:style-name="T53"> entre la compétence de </text:span><text:span text:style-name="T140">Combat sans Arme </text:span><text:span text:style-name="T53">de l’attaquant et celle de l’adversaire.</text:span></text:p>
      <text:p text:style-name="P153"><text:span text:style-name="T146">L’Empoignade échoue</text:span><text:span text:style-name="T89"> :</text:span><text:span text:style-name="T49"> l’attaque est considérée comme ratée.</text:span></text:p>
      <text:p text:style-name="P153"><text:span text:style-name="T147">L’Empoignade réussit</text:span><text:span text:style-name="T86"> :</text:span><text:span text:style-name="T53"> l’Empoignade a réussi et les deux combattants sont maintenant Empoignés. L’attaquant peut immédiatement profiter de ce succès et essayer une manœuvre de Projection, de Douleur, ou d’Immobilisation</text:span><text:span text:style-name="T24">.</text:span></text:p>
      <text:p text:style-name="P106">Combattants Empoignés</text:p>
      <text:p text:style-name="P153"><text:span text:style-name="T24">Les combattants restent empoignés tant que l’un des deux ne se libère pas ou n’est pas projeté. Les Combattants Empoignés souffrent d’un malus de -25 % à tous les tests qui ne sont pas liés </text:span><text:soft-page-break/><text:span text:style-name="T24">directement à l’Empoignade. Les attaquants empoignés ne peuvent pas utiliser de </text:span><text:span text:style-name="T131">Réaction</text:span><text:span text:style-name="T24">.</text:span></text:p>
      <text:p text:style-name="P153"><text:span text:style-name="T24">Un combattant empoigné ne peut effectuer que les </text:span><text:span text:style-name="T131">Actions de Combat Spéciales</text:span><text:span text:style-name="T24"> suivantes :</text:span></text:p>
      <text:p text:style-name="P153"><text:span text:style-name="T144">Se Libérer</text:span><text:span text:style-name="T79"> :</text:span><text:span text:style-name="T24"> pour se libérer de l’Empoignade, le personnage effectue un Test d’Opposition entre sa compétence de Combat sans Arme et celle de l’adversaire. Si le personnage réussit son jet alors que son adversaire échoue, le personnage parvient à se libérer et les combattants ne sont plus en train de s’empoigner, même s’ils restent adjacents.</text:span></text:p>
      <text:p text:style-name="P153"><text:span text:style-name="T147">Immobilisation</text:span><text:span text:style-name="T86"> </text:span><text:span text:style-name="T53">: un ennemi est hors de combat tant qu’il reste immobilisé. Une fois par Round, le défenseur peut tenter de se libérer.</text:span></text:p>
      <text:p text:style-name="P153"><text:span text:style-name="T147">Faire Mal</text:span><text:span text:style-name="T86"> : </text:span><text:span text:style-name="T53">celui qui empoigne inflige un nombre de dégâts égal à </text:span><text:span text:style-name="T140">1D4</text:span><text:span text:style-name="T53"> + le Modificateur de Dégât. L’armure ne protège pas contre cette attaque. Une fois par Round, le défenseur peut tenter de se libérer ou de renverser la situation en effectuant une contre-empoignade ou en attaquant sans arme ou avec une arme.</text:span></text:p>
      <text:p text:style-name="P153"><text:span text:style-name="T146">Projeter</text:span><text:span text:style-name="T89"> :</text:span><text:span text:style-name="T49"> l’adversaire est projeté à 2 m et subit </text:span><text:span text:style-name="T141">1D4</text:span><text:span text:style-name="T49"> dégâts qui ignorent son armure. L’empoignade prend fin.</text:span></text:p>
      <text:p text:style-name="P170"/>
      <text:p text:style-name="P89">Actions De Combat À Distance</text:p>
      <text:p text:style-name="P153"><text:span text:style-name="T150">Attaque à Distance</text:span><text:span text:style-name="T73"> : le personnage peut accomplir une seule attaque à distance.</text:span></text:p>
      <text:p text:style-name="P190">En plus de l’attaque normale, il existe l’attaque spéciale suivante :</text:p>
      <text:p text:style-name="P252"><text:span text:style-name="T83">Viser</text:span><text:span text:style-name="T58"> : chaque Action que le personnage utilise pour viser augmente de +25 % son score avec sa compétence de Combat à Distance. Ce bonus s’applique uniquement à la première attaque que le personnage effectue avec l’arme employée pour la visée. Un personnage ne peut utiliser de Réaction alors qu’il vise, sous peine de perdre son bonus de visée.</text:span></text:p>
      <text:p text:style-name="P113"><text:soft-page-break/>Lancer Des Armes De Combat Rapproché</text:p>
      <text:p text:style-name="P153"><text:span text:style-name="T49">Une arme de combat rapprochée projetée vers un ennemi et qui n’est pas conçue pour le lancer a une portée de 8 m. Le lanceur subit une pénalité à son test de </text:span><text:span text:style-name="T141">Combat à Distance</text:span><text:span text:style-name="T49"> égale à </text:span><text:span text:style-name="T141">10 X ENC</text:span><text:span text:style-name="T49"> de l’arme.</text:span></text:p>
      <text:p text:style-name="P113">Utiliser Des Armes À Distance</text:p>
      <text:p text:style-name="P190">Les Attaques à Distance sont gérées de la même façon que les Attaques Rapprochées, exceptés les éléments suivants :</text:p>
      <text:p text:style-name="P153"><text:span text:style-name="T89">Charge interdite</text:span><text:span text:style-name="T49"> : les Attaques à Distance ne peuvent pas être utilisées en combinaison avec une </text:span><text:span text:style-name="T141">Charge</text:span><text:span text:style-name="T49">.</text:span></text:p>
      <text:p text:style-name="P153"><text:span text:style-name="T151">Désarmer</text:span><text:span text:style-name="T136"> </text:span><text:span text:style-name="T85">:</text:span><text:span text:style-name="T70"> un personnage ne peut pas essayer de Désarmer des cibles avec une Attaque à Distance, ni tenter de Frapper l’Arme ou le Bouclier d’une cible.</text:span></text:p>
      <text:p text:style-name="P153"><text:span text:style-name="T146">Parade</text:span><text:span text:style-name="T89"> et </text:span><text:span text:style-name="T146">Esquive</text:span><text:span text:style-name="T89"> :</text:span><text:span text:style-name="T49"> une cible peut tenter de parer ou d’esquiver une arme lancée, mais pas une arme à projectile (Arc ou arbalète, par exemple). Seuls les utilisateurs de bouclier peuvent parer des armes à projectile s’ils sont conscients de l’attaque.</text:span></text:p>
      <text:p text:style-name="P153"><text:span text:style-name="T146">Portée</text:span><text:span text:style-name="T141"> </text:span><text:span text:style-name="T89">:</text:span><text:span text:style-name="T49"> toute cible à portée de l’arme peut être attaquée sans malus. Une Arme à Distance peut atteindre une cible jusqu’à une distance équivalente au double de sa valeur de portée, mais le tireur voit sa Compétence d’Arme à Distance réduite de moitié avant que d’autres modificateurs ne soient appliqués. Les attaques contre des cibles au-delà de la portée de l’arme échouent automatiquement.</text:span></text:p>
      <text:p text:style-name="P153"><text:span text:style-name="T148">Recharger une Arme</text:span><text:span text:style-name="T84"> :</text:span><text:span text:style-name="T66"> il faut au moins un Round de Combat pour recharger la plupart des armes. Consultez la description de l’arme utilisée dans le chapitre sur l’équipement.</text:span></text:p>
      <text:p text:style-name="P106">Abri</text:p>
      <text:p text:style-name="P170">La qualité d’un abri affecte aussi bien les attaques rapprochées que celles à distance. Pour ces dernières, le défenseur bénéficie du modificateur le plus élevé entre celui prodigué par le bouclier ou celui offert par l’abri :</text:p>
      <text:p text:style-name="P253">Abri partiel -25 % : par exemple, un mur bas qui n’expose que la tête et le torse.</text:p>
      <text:p text:style-name="P253"><text:soft-page-break/>Très bon abri -50 % : par exemple, un défenseur qui tire depuis le chemin crènelé d’un château.</text:p>
      <text:p text:style-name="P253">Abri presque total -75 % : par exemple, un mur de château percé de meurtrières.</text:p>
      <text:p text:style-name="P106">Tirer Dans La Foule</text:p>
      <text:p text:style-name="P170">En cas de tir visant une cible dans une foule, le meneur de jeu détermine quel est le degré de protection apporté par la foule. L’attaque est ensuite résolue en suivant la procédure d’une attaque contre une cible protégée par un abri.</text:p>
      <text:p text:style-name="P170">Si une attaque ne parvient pas à toucher la cible alors que le résultat du test est inférieur à la compétence Combat à Distance non modifiée, le tireur a atteint un des personnages adjacents à la cible. La cible accidentelle peut esquiver cette attaque selon la procédure habituelle.</text:p>
      <text:p text:style-name="P89">Actions De Mouvement</text:p>
      <text:p text:style-name="P153"><text:span text:style-name="T144">Changer de position</text:span><text:span text:style-name="T24"> : le personnage allongé peut se mettre debout, ou vice-versa.</text:span></text:p>
      <text:p text:style-name="P153"><text:span text:style-name="T144">Repli</text:span><text:span text:style-name="T24"> : le personnage peut s’éloigner de son adversaire en utilisant jusqu’à la totalité de son </text:span><text:span text:style-name="T131">Mouvement</text:span><text:span text:style-name="T24">. Il perd son Action, mais peut se défendre avec un bonus de +25 (+50 % avec un Bouclier Moyen ou Grand).</text:span></text:p>
      <text:p text:style-name="P153"><text:span text:style-name="T144">Déplacement</text:span><text:span text:style-name="T131"> </text:span><text:span text:style-name="T24">: un personnage se déplace de sa valeur de </text:span><text:span text:style-name="T131">Mouvement</text:span><text:span text:style-name="T24">. Cela constitue une action libre et le personnage ne perd donc pas d’</text:span><text:span text:style-name="T131">Action</text:span><text:span text:style-name="T24"> ou de </text:span><text:span text:style-name="T131">Réaction</text:span><text:span text:style-name="T24">.</text:span></text:p>
      <text:p text:style-name="P153"><text:span text:style-name="T144">Course</text:span><text:span text:style-name="T131"> </text:span><text:span text:style-name="T24">: le personnage peut se déplacer jusqu’à deux fois sa valeur de </text:span><text:span text:style-name="T131">Mouvement</text:span><text:span text:style-name="T24">, mais il sacrifie son attaque et n’a le droit d’utiliser sa </text:span><text:span text:style-name="T131">Réaction Défensive</text:span><text:span text:style-name="T24"> que pour </text:span><text:span text:style-name="T131">esquiver</text:span><text:span text:style-name="T24">.</text:span></text:p>
      <table:table table:name="Tableau33" table:style-name="Tableau33">
        <table:table-column table:style-name="Tableau33.A"/>
        <table:table-row table:style-name="Tableau33.1">
          <table:table-cell table:style-name="Tableau33.A1" office:value-type="string">
            <text:p text:style-name="P15">Se désengager d’un Combat Rapproché</text:p>
            <text:p text:style-name="P225">Si un personnage utilise une Action de Mouvement autre que le Repli pour se désengager d’un adversaire au contact, ce dernier peut immédiatement utiliser son Action de Combat (s’il n’a pas encore agi lors de ce Round) ou sa Réaction (s’il a déjà agi et qu’il n’a <text:soft-page-break/>pas encore dépensé sa Réaction) pour l’attaquer. Un personnage en train de fuir (action Course) ne pourra pas employer sa Réaction pour se défendre de cette attaque.</text:p>
          </table:table-cell>
        </table:table-row>
      </table:table>
      <text:p text:style-name="P89">Autres Actions</text:p>
      <text:p text:style-name="P153"><text:span text:style-name="T144">Lancer un sor</text:span><text:span text:style-name="T131">t</text:span><text:span text:style-name="T79"> </text:span><text:span text:style-name="T24">: les sorts prennent effet au tour du lanceur, selon un ordre déterminé par l’</text:span><text:span text:style-name="T131">INT</text:span><text:span text:style-name="T24"> au lieu de la </text:span><text:span text:style-name="T131">DEX</text:span><text:span text:style-name="T24">.</text:span></text:p>
      <text:p text:style-name="P153"><text:span text:style-name="T144">Attendre</text:span><text:span text:style-name="T79"> </text:span><text:span text:style-name="T24">: un personnage peut faire une pause pour évaluer la situation tactique autour de lui. Si un personnage en Attente souhaite simplement agir après un autre personnage, il attend que le personnage ait fini son </text:span><text:span text:style-name="T131">Action de Combat</text:span><text:span text:style-name="T24">.</text:span></text:p>
      <text:p text:style-name="P153"><text:span text:style-name="T49">S’il souhaite interrompre l’action d’un personnage alors qu’elle se déroule, il doit effectuer un </text:span><text:span text:style-name="T141">test d’Opposition</text:span><text:span text:style-name="T49"> entre la compétence appropriée à l’action interruptrice (un test de Combat s’il désire attaquer, par exemple) et la compétence que comptait utiliser l’adversaire. Celui qui remporte le test agit en premier.</text:span></text:p>
      <text:p text:style-name="P153"><text:span text:style-name="T144">Préparer son Arme</text:span><text:span text:style-name="T24"> : dégainer une épée de son fourreau, décrocher une hache de sa ceinture, encocher une flèche à son arc… Toutes ces activités prennent un </text:span><text:span text:style-name="T131">Round</text:span><text:span text:style-name="T24"> de Combat. Une action </text:span><text:span text:style-name="T131">Préparer son Arme</text:span><text:span text:style-name="T24"> sert également à laisser tomber au sol l’arme en main pour en saisir une nouvelle. Il faut deux </text:span><text:span text:style-name="T131">Rounds</text:span><text:span text:style-name="T24"> de Combat pour rengainer une arme et en préparer une nouvelle demande ou pour préparer deux armes.</text:span></text:p>
      <text:p text:style-name="P153"><text:span text:style-name="T24">Les armes à distance peuvent être rechargées avec cette action. Le nombre de </text:span><text:span text:style-name="T131">Rounds</text:span><text:span text:style-name="T24"> de Combat nécessaires au rechargement est mentionné dans la description de l’arme.</text:span></text:p>
      <text:p text:style-name="P153"><text:span text:style-name="T144">Utilisation d’une compétence</text:span><text:span text:style-name="T24"> : le personnage accomplit une action qui exige l’utilisation d’une compétence, comme crocheter une porte fermée à clé avec la compétence </text:span><text:span text:style-name="T131">Mécanismes</text:span><text:span text:style-name="T24">.</text:span></text:p>
      <text:p text:style-name="P122"><text:soft-page-break/>Réactions</text:p>
      <text:p text:style-name="P153"><text:span text:style-name="T24">Un personnage peut accomplir une </text:span><text:span text:style-name="T131">Réaction</text:span><text:span text:style-name="T24"> dans un </text:span><text:span text:style-name="T131">Round</text:span><text:span text:style-name="T24"> de Combat. Au contraire des </text:span><text:span text:style-name="T131">Actions</text:span><text:span text:style-name="T24">, les </text:span><text:span text:style-name="T131">Réactions</text:span><text:span text:style-name="T24"> sont réalisées en réponse à une attaque réussie d’un ennemi.</text:span></text:p>
      <text:p text:style-name="P153"><text:span text:style-name="T24">Il existe deux types de Réactions : l’</text:span><text:span text:style-name="T131">Esquive</text:span><text:span text:style-name="T24"> et la </text:span><text:span text:style-name="T131">Parade</text:span><text:span text:style-name="T24">.</text:span></text:p>
      <text:p text:style-name="P153"><text:span text:style-name="T86">Parade. </text:span><text:span text:style-name="T53">On peut parer une attaque rapprochée. Les boucliers peuvent aussi parer les attaques à distance ; les boucliers de taille </text:span><text:span text:style-name="T140">Lourde</text:span><text:span text:style-name="T53"> ou </text:span><text:span text:style-name="T140">Énorme</text:span><text:span text:style-name="T53"> (boucliers larges et moyens) modifient le jet de </text:span><text:span text:style-name="T140">Combat à Distance</text:span><text:span text:style-name="T53"> de l’attaquant qui lance des carreaux, des flèches ou des boulets de fronde, de </text:span><text:span text:style-name="T140">-25 %</text:span><text:span text:style-name="T53"> et </text:span><text:span text:style-name="T140">-50 %</text:span><text:span text:style-name="T53"> respectivement.</text:span></text:p>
      <text:p text:style-name="P153"><text:span text:style-name="T79">Esquive.</text:span><text:span text:style-name="T24"> On ne peut esquiver que des Attaques Rapprochées et des armes lancées à la main, et uniquement si on est conscient de l’attaque. L’</text:span><text:span text:style-name="T131">Esquive</text:span><text:span text:style-name="T24"> sert aussi à éviter les dégâts de sorts, comme </text:span><text:span text:style-name="T131">Éclair</text:span><text:span text:style-name="T24">, qui peuvent être projetés sur le défenseur. Consultez les descriptions des sorts dans les chapitres sur la magie pour plus de détail.</text:span></text:p>
      <text:p text:style-name="P153"><text:span text:style-name="T24">Les </text:span><text:span text:style-name="T131">Réactions</text:span><text:span text:style-name="T24"> sont déclarées à la suite d’une attaque réussie, mais avant que ses effets soient appliqués.</text:span></text:p>
      <text:p text:style-name="P89">Esquive</text:p>
      <text:p text:style-name="P153"><text:span text:style-name="T24">Lorsqu’un attaquant réussit à porter un coup, le défenseur peut choisir d’utiliser sa </text:span><text:span text:style-name="T131">Réaction</text:span><text:span text:style-name="T24"> pour </text:span><text:span text:style-name="T131">Esquiver</text:span><text:span text:style-name="T24"> afin de ne pas subir des dégâts. Le défenseur effectue alors un test d’</text:span><text:span text:style-name="T131">Esquive</text:span><text:span text:style-name="T24">.</text:span></text:p>
      <text:p text:style-name="P170">En cas de test réussi, le défenseur parvient à éviter l’attaque.</text:p>
      <text:p text:style-name="P183">Si l’attaquant obtient une Prouesse, alors le défenseur doit obtenir une Prouesse à son test afin de réduire la Prouesse de l’attaquant à un succès normal. Si le défenseur échoue à son test d’Esquive contre une Prouesse, l’attaquant inflige le maximum de dégâts et ignore l’armure du défenseur.</text:p>
      <text:p text:style-name="P89">Parade</text:p>
      <text:p text:style-name="P153"><text:span text:style-name="T24">Lorsqu’un attaquant réussit à porter un coup, le défenseur peut choisir d’utiliser sa </text:span><text:span text:style-name="T131">Réaction</text:span><text:span text:style-name="T24"> pour parer avec une arme ou un bou</text:span><text:soft-page-break/><text:span text:style-name="T24">clier afin de ne pas subir les dégâts. Le défenseur effectue alors un test de </text:span><text:span text:style-name="T131">Combat Rapproché</text:span><text:span text:style-name="T24">.</text:span></text:p>
      <text:p text:style-name="P153"><text:span text:style-name="T24">Si le défenseur réussit ce test, il peut réduire ou supprimer tous les dégâts de l’attaquant, selon les armes utilisées par les deux adversaires. Les armes sont notées en fonction des catégories de taille suivantes : </text:span><text:span text:style-name="T131">Légère</text:span><text:span text:style-name="T24">, </text:span><text:span text:style-name="T131">Moyenne</text:span><text:span text:style-name="T24">, </text:span><text:span text:style-name="T131">Lourde</text:span><text:span text:style-name="T24"> et </text:span><text:span text:style-name="T131">Énorme</text:span><text:span text:style-name="T24">. Pour bloquer tous les dégâts, l’arme du défenseur doit être de la même catégorie de taille que celle de l’attaquant. Si sa catégorie est inférieure d’un cran, elle ne bloque que la moitié des dégâts. Si sa catégorie est inférieure de deux crans ou plus, elle ne peut pas bloquer de dégâts.</text:span></text:p>
      <text:p text:style-name="P170">Une Prouesse en parade contre un succès normal en attaque bloque tous les dégâts, quelle que soit la taille des deux armes. Si la parade est effectuée contre une Prouesse de l’attaquant, alors le défenseur doit obtenir lui aussi une Prouesse pour réduire le critique de l’attaquant à un succès normal.</text:p>
      <text:p text:style-name="P153"><text:span text:style-name="T58">Quelle est la différence entre la </text:span><text:span text:style-name="T138">Parade</text:span><text:span text:style-name="T58"> et l’</text:span><text:span text:style-name="T138">Esquive</text:span><text:span text:style-name="T58"> ? La </text:span><text:span text:style-name="T138">Parade</text:span><text:span text:style-name="T58"> est basée sur la même compétence que vous utilisez pour attaquer. De ce fait, augmenter sa compétence de Combat Sans Arme ou de Combat Rapproché augmente aussi sa Parade, ce qui permet d’économiser des points d’Amélioration. Toutefois, l’Esquive ne devrait pas être négligée, car elle sert aussi à éviter des rochers, des pièges, etc.</text:span></text:p>
      <text:p text:style-name="P89">Prouesse</text:p>
      <text:p text:style-name="P190">Chaque compétence de combat du personnage possède une valeur critique, égale à sa valeur divisée par dix et arrondie à l’entier le plus proche. Cette valeur représente un coup chanceux et efficace atteignant une zone non protégée de l’adversaire.</text:p>
      <text:p text:style-name="P153"><text:span text:style-name="T49">Si le jet d’attaque est inférieur ou égal à la valeur critique de la </text:span><text:span text:style-name="T141">Compétence d’Arme</text:span><text:span text:style-name="T49">, alors l’attaque est considérée comme une Prouesse.</text:span></text:p>
      <text:p text:style-name="P153"><text:span text:style-name="T136">Dans ce cas, l’attaque</text:span><text:span text:style-name="T70"> inflige automatiquement le maximum de dégâts de l’arme en question et du </text:span><text:span text:style-name="T136">Modificateur de Dégât (MD)</text:span><text:span text:style-name="T70"> du personnage. Si le </text:span><text:span text:style-name="T136">MD</text:span><text:span text:style-name="T70"> du personnage est négatif (ex : </text:span><text:span text:style-name="T136">-1D4</text:span><text:span text:style-name="T70"> ou </text:span><text:span text:style-name="T136">-1D6</text:span><text:span text:style-name="T70">), il n’est pas ajouté en cas de Prouesse. Une Prouesse ignore aussi l’armure du défenseur.</text:span></text:p>
      <text:p text:style-name="P153"><text:soft-page-break/><text:span text:style-name="T89">Exemple.</text:span><text:span text:style-name="T49"> Rurik porte une épée longue qui inflige 1D8 dégâts ; son MD est de 1D6 et il possède 55 % en Combat Rapproché. Il combat un chevalier protégé par une armure de plaques (AP : 6). Lors de son attaque, Rurik obtient un 05 : c’est une Prouesse ! L’épée de Rurik s’enfonce dans un interstice entre les plaques et inflige 14 Points de Dégât : 8 de l’épée et 6 du Modificateur de Dégât.</text:span></text:p>
      <text:p text:style-name="P153"><text:span text:style-name="T49">En cas de Prouesse en </text:span><text:span text:style-name="T141">Parade</text:span><text:span text:style-name="T49"> ou en </text:span><text:span text:style-name="T141">Esquive</text:span><text:span text:style-name="T49">, la Prouesse de l’attaque devient une réussite normale : selon la procédure habituelle, les dégâts de l’arme ainsi que du </text:span><text:span text:style-name="T141">MD</text:span><text:span text:style-name="T49"> sont déterminés par un jet de dé et l’armure du défenseur est prise en compte.</text:span></text:p>
      <text:p text:style-name="P89">Maladresse</text:p>
      <text:p text:style-name="P153"><text:span text:style-name="T24">Si un attaquant ou un défenseur obtient une Maladresse avec un résultat de </text:span><text:span text:style-name="T131">00</text:span><text:span text:style-name="T24">, il se retrouve dans une situation très désavantageuse, à définir par le </text:span><text:span text:style-name="T131">Maitre du jeu</text:span><text:span text:style-name="T24">. Voici quelques exemples :</text:span></text:p>
      <text:p text:style-name="P253">Il se blesse gravement (ou bien un allié à proximité) avec son arme : lancez les dégâts en ignorant l’armure.</text:p>
      <text:p text:style-name="P253">Il trébuche et tombe au sol ; il perd un Round de combat.</text:p>
      <text:p text:style-name="P253">Une sangle de l’armure ou du bouclier se brise et il perd donc cette protection.</text:p>
      <text:p text:style-name="P122">Dégâts</text:p>
      <text:p text:style-name="P170">Lorsqu’un personnage inflige avec succès des dégâts à une cible, ces dégâts doivent être déduits des PV de la cible. Chaque arme possède une valeur de dégâts qui est indiquée dans le tableau des armes à la page 52. Cette valeur correspond au nombre et au type de dé à lancer lorsque l’arme réussit à atteindre sa cible. Généralement, on ajoute aussi le Modificateur de Dégât de l’attaquant.</text:p>
      <text:p text:style-name="P153"><text:span text:style-name="T144">Dernier PV</text:span><text:span text:style-name="T79"> :</text:span><text:span text:style-name="T24"> lorsque les PV sont réduits à un, le personnage tombe à terre et doit immédiatement effectuer un test d’</text:span><text:span text:style-name="T131">Endurance</text:span><text:span text:style-name="T24"> divisé par 10 (arrondi à l’inférieur) pour rester conscient.</text:span></text:p>
      <text:p text:style-name="P153"><text:span text:style-name="T144">Zéro PV</text:span><text:span text:style-name="T79"> et moins :</text:span><text:span text:style-name="T24"> à moins de dépenser des Points d’Héroïsme, le personnage meurt.</text:span></text:p>
      <text:p text:style-name="P153"><text:soft-page-break/><text:span text:style-name="T79">Exemple</text:span><text:span text:style-name="T24">. le souffle ardent d’un dragon atteint Finbar le Raté pour 30 Points de Dégât. Malheureusement, Finbar n’a que dix PV : son corps est réduit en cendres.</text:span></text:p>
      <text:p text:style-name="P89">Blessures Graves (Option)</text:p>
      <text:p text:style-name="P153"><text:span text:style-name="T58">Si le personnage perd la moitié de ses PV originels en un seul coup, il subit une </text:span><text:span text:style-name="T138">Blessure Grave</text:span><text:span text:style-name="T58">. Une telle blessure implique des os cassés, des membres broyés et autres organes internes sévèrement endommagés. Déterminez aléatoirement sur le </text:span><text:span text:style-name="T138">Tableau des Blessures Graves</text:span><text:span text:style-name="T58"> le type de blessure infligée au personnage. Ce dernier doit immédiatement effectuer un test d’</text:span><text:span text:style-name="T138">Endurance</text:span><text:span text:style-name="T58">, avec un modificateur de -50 %, pour ne pas perdre connaissance. Si le test est réussi, la </text:span><text:span text:style-name="T138">DEX</text:span><text:span text:style-name="T58"> du personnage est réduite de moitié et le personnage restera conscient pour un nombre de </text:span><text:span text:style-name="T138">Rounds</text:span><text:span text:style-name="T58"> égal à ses PV restants. Cela se rajoute à tout effet décrit dans le </text:span><text:span text:style-name="T138">Tableau des Blessures Graves</text:span><text:span text:style-name="T58">. Les effets d’une Blessure Grave sont permanents, à moins d’être guéris magiquement. La </text:span><text:span text:style-name="T138">DEX</text:span><text:span text:style-name="T58"> réduite de moitié est récupérée une fois que le personnage commence à guérir, étant donné qu’elle simule le choc et le traumatisme dus à la blessure.</text:span></text:p>
      <text:p text:style-name="P236">rav</text:p>
      <table:table table:name="Tableau34" table:style-name="Tableau34">
        <table:table-column table:style-name="Tableau34.A"/>
        <table:table-column table:style-name="Tableau34.B"/>
        <table:table-row table:style-name="Tableau34.1">
          <table:table-cell table:style-name="Tableau34.A1" office:value-type="string">
            <text:p text:style-name="P81"><text:span text:style-name="Gras"><text:span text:style-name="T6">1D10</text:span></text:span></text:p>
          </table:table-cell>
          <table:table-cell table:style-name="Tableau34.A1" office:value-type="string">
            <text:p text:style-name="P81"><text:span text:style-name="Gras"><text:span text:style-name="T6">Description de la Blessure Grave</text:span></text:span></text:p>
          </table:table-cell>
        </table:table-row>
        <table:table-row table:style-name="Tableau34.2">
          <table:table-cell table:style-name="Tableau34.A1" office:value-type="string">
            <text:p text:style-name="P47"><text:span text:style-name="Gras"><text:span text:style-name="T96">1</text:span></text:span></text:p>
          </table:table-cell>
          <table:table-cell table:style-name="Tableau34.A1" office:value-type="string">
            <text:p text:style-name="P47"><text:span text:style-name="Gras"><text:span text:style-name="T96">Perte d’un œil. Tous les tests de Perception ont un malus de -50 %, vous perdez de façon permanente 4 points de DEX et 1 point de CHA.</text:span></text:span></text:p>
          </table:table-cell>
        </table:table-row>
        <table:table-row table:style-name="Tableau34.2">
          <table:table-cell table:style-name="Tableau34.A1" office:value-type="string">
            <text:p text:style-name="P47"><text:span text:style-name="Gras"><text:span text:style-name="T96">2</text:span></text:span></text:p>
          </table:table-cell>
          <table:table-cell table:style-name="Tableau34.A1" office:value-type="string">
            <text:p text:style-name="P47"><text:span text:style-name="Gras"><text:span text:style-name="T96">Crâne brisé, dégâts cérébraux. Vous perdez 4 points d’INT. Toutes les compétences impliquant des processus mentaux subissent un malus permanent de -25 %. Cela inclut la Perception, la Persévérance, et toutes les compétences d’Artisanat, de Connaissance, de Culture, et de Religion.</text:span></text:span></text:p>
          </table:table-cell>
        </table:table-row>
        <table:table-row table:style-name="Tableau34.2">
          <table:table-cell table:style-name="Tableau34.A1" office:value-type="string">
            <text:p text:style-name="P47"><text:span text:style-name="Gras"><text:span text:style-name="T96">3</text:span></text:span></text:p>
          </table:table-cell>
          <table:table-cell table:style-name="Tableau34.A1" office:value-type="string">
            <text:p text:style-name="P47"><text:span text:style-name="Gras"><text:span text:style-name="T96">Muscles de la jambe droite gravement coupés/tordus ou os de la jambe brisé. Vous tombez à terre et ne pouvez plus que ramper à une vitesse de 1 m par Round. Vous perdez de façon permanente 2 points de DEX et 2 points de FOR.</text:span></text:span></text:p>
          </table:table-cell>
        </table:table-row>
        <table:table-row table:style-name="Tableau34.2">
          <table:table-cell table:style-name="Tableau34.A1" office:value-type="string">
            <text:p text:style-name="P47"><text:span text:style-name="Gras"><text:span text:style-name="T96">4</text:span></text:span></text:p>
          </table:table-cell>
          <table:table-cell table:style-name="Tableau34.A1" office:value-type="string">
            <text:p text:style-name="P47"><text:span text:style-name="Gras"><text:span text:style-name="T96">Muscles de la jambe gauche gravement coupés/tordus ou os de la jambe brisé. Vous tombez et ne pouvez plus que ramper à une vitesse de 1 m par Round. Vous perdez de façon permanente 2 points de DEX et 2 points de FOR.</text:span></text:span></text:p>
          </table:table-cell>
        </table:table-row>
        <text:soft-page-break/>
        <table:table-row table:style-name="Tableau34.2">
          <table:table-cell table:style-name="Tableau34.A1" office:value-type="string">
            <text:p text:style-name="P47"><text:span text:style-name="Gras"><text:span text:style-name="T96">5</text:span></text:span></text:p>
          </table:table-cell>
          <table:table-cell table:style-name="Tableau34.A1" office:value-type="string">
            <text:p text:style-name="P47"><text:span text:style-name="Gras"><text:span text:style-name="T96">Côte fêlée. Du fait de la douleur, vous subissez un malus de -50 % à toutes les compétences.</text:span></text:span></text:p>
          </table:table-cell>
        </table:table-row>
        <table:table-row table:style-name="Tableau34.2">
          <table:table-cell table:style-name="Tableau34.A1" office:value-type="string">
            <text:p text:style-name="P47"><text:span text:style-name="Gras"><text:span text:style-name="T96">6</text:span></text:span></text:p>
          </table:table-cell>
          <table:table-cell table:style-name="Tableau34.A1" office:value-type="string">
            <text:p text:style-name="P47"><text:span text:style-name="Gras"><text:span text:style-name="T96">Estomac entaillé. Vous perdez un PV supplémentaire par Round à cause de l’hémorragie, et perdez 3 points de CON de façon permanente.</text:span></text:span></text:p>
          </table:table-cell>
        </table:table-row>
        <table:table-row table:style-name="Tableau34.2">
          <table:table-cell table:style-name="Tableau34.A1" office:value-type="string">
            <text:p text:style-name="P47"><text:span text:style-name="Gras"><text:span text:style-name="T96">7</text:span></text:span></text:p>
          </table:table-cell>
          <table:table-cell table:style-name="Tableau34.A1" office:value-type="string">
            <text:p text:style-name="P47"><text:span text:style-name="Gras"><text:span text:style-name="T96">Le cœur s’arrête de battre à cause du choc ! Vous tombez à terre et sombrez dans l’inconscience pour les 10 prochains Rounds et ne pouvez plus bouger. Vous perdez 2 points de CON de façon permanente.</text:span></text:span></text:p>
          </table:table-cell>
        </table:table-row>
        <table:table-row table:style-name="Tableau34.2">
          <table:table-cell table:style-name="Tableau34.A1" office:value-type="string">
            <text:p text:style-name="P47"><text:span text:style-name="Gras"><text:span text:style-name="T96">8</text:span></text:span></text:p>
          </table:table-cell>
          <table:table-cell table:style-name="Tableau34.A1" office:value-type="string">
            <text:p text:style-name="P47"><text:span text:style-name="Gras"><text:span text:style-name="T96">Colonne vertébrale brisée. Vous êtes paralysé de façon permanente en dessous du cou (résultat impair au dé) ou du torse (résultat pair au dé). Vous perdez la moitié de votre DEX de façon permanente.</text:span></text:span></text:p>
          </table:table-cell>
        </table:table-row>
        <table:table-row table:style-name="Tableau34.2">
          <table:table-cell table:style-name="Tableau34.A1" office:value-type="string">
            <text:p text:style-name="P47"><text:span text:style-name="Gras"><text:span text:style-name="T96">9</text:span></text:span></text:p>
          </table:table-cell>
          <table:table-cell table:style-name="Tableau34.A1" office:value-type="string">
            <text:p text:style-name="P47"><text:span text:style-name="Gras"><text:span text:style-name="T96">Bras gauche gravement cassé et devient inutilisable de façon permanente. Vous laissez automatiquement tomber tout objet porté avec ce bras.</text:span></text:span></text:p>
          </table:table-cell>
        </table:table-row>
        <table:table-row table:style-name="Tableau34.2">
          <table:table-cell table:style-name="Tableau34.A11" office:value-type="string">
            <text:p text:style-name="P47"><text:span text:style-name="Gras"><text:span text:style-name="T96">10</text:span></text:span></text:p>
          </table:table-cell>
          <table:table-cell table:style-name="Tableau34.A11" office:value-type="string">
            <text:p text:style-name="P47"><text:span text:style-name="Gras"><text:span text:style-name="T103">Bras droit gravement cassé et inutilisable de façon permanente. Vous laissez automatiquement tomber tout objet porté avec ce bras.</text:span></text:span></text:p>
          </table:table-cell>
        </table:table-row>
      </table:table>
      <text:p text:style-name="P11"/>
      <text:p text:style-name="P153"><text:span text:style-name="T144">Blessures fatales</text:span><text:span text:style-name="T131"> :</text:span><text:span text:style-name="T24"> le personnage subit un nombre de dégâts égal ou supérieur à son total de </text:span><text:span text:style-name="T131">PV</text:span><text:span text:style-name="T24"> originel en un seul coup. Cela représente un membre tranché, des côtes brisées, une décapitation, des coups qui transpercent directement le cœur ou un autre organe vital… Le personnage meurt immédiatement.</text:span></text:p>
      <text:p text:style-name="P122">Règles Diverses</text:p>
      <text:p text:style-name="P89">Combat Monté</text:p>
      <text:p text:style-name="P153"><text:span text:style-name="T49">Un cavalier dispose de 25 % de bonus à ses attaques et parades contre des adversaires adjacents qui sont à pied. Un personnage à pied subit un malus de -25 % à ses </text:span><text:span text:style-name="T141">Réactions</text:span><text:span text:style-name="T49"> contre un personnage monté. Ces modificateurs ne s’appliquent pas si la cible à pied est aussi grande que le personnage monté.</text:span></text:p>
      <text:p text:style-name="P153"><text:span text:style-name="T49">La valeur de la compétence de Combat utilisée par un aventurier monté ne peut dépasser la valeur de sa compétence d’</text:span><text:span text:style-name="T141">Équitation</text:span><text:span text:style-name="T49">.</text:span></text:p>
      <text:p text:style-name="P190">Un personnage monté utilise le Mouvement de sa monture au lieu du sien.</text:p>
      <text:p text:style-name="P112"><text:soft-page-break/>Monture Non Entrainée</text:p>
      <text:p text:style-name="P153"><text:span text:style-name="T53">Le cavalier d’une monture non Entrainée au combat doit réussir un test d’Équitation au début de chaque </text:span><text:span text:style-name="T140">Round</text:span><text:span text:style-name="T53"> de Combat. Si le test est raté, la monture utilise automatiquement et dès que possible l’action de mouvement </text:span><text:span text:style-name="T140">Fuite</text:span><text:span text:style-name="T53"> pour le restant du </text:span><text:span text:style-name="T140">Round</text:span><text:span text:style-name="T53"> de Combat.</text:span></text:p>
      <text:p text:style-name="P153"><text:span text:style-name="T53">Une réussite à ce test permet de considérer le cheval comme une monture entrainée jusqu’à la fin du </text:span><text:span text:style-name="T140">Round</text:span><text:span text:style-name="T53"> de Combat.</text:span></text:p>
      <text:p text:style-name="P97">Compétences De Combat Rapproché Supérieures À 100 %</text:p>
      <text:p text:style-name="P153"><text:span text:style-name="T53">Un personnage avec plus de 100 % en </text:span><text:span text:style-name="T140">Combat Rapproché</text:span><text:span text:style-name="T53"> peut diviser sa compétence pour accomplir plusieurs attaques ou parades. Un personnage avec plus de 100 % en </text:span><text:span text:style-name="T140">Esquive</text:span><text:span text:style-name="T53"> peut faire de même pour esquiver plusieurs fois.</text:span></text:p>
      <text:p text:style-name="P153"><text:span text:style-name="T53">Pour effectuer plusieurs attaques rapprochées, le personnage doit annoncer le nombre d’attaques ainsi que le pourcentage de la compétence </text:span><text:span text:style-name="T140">Combat Rapproché</text:span><text:span text:style-name="T53"> qui est attribué à chacune d’entre elles. La division des pourcentages est libre.</text:span></text:p>
      <text:p text:style-name="P153"><text:span text:style-name="T85">Exemple.</text:span><text:span text:style-name="T70"> Kurgan le Valeureux dispose d’une compétence Hache à 120 % ; il peut la diviser en deux attaques 90 % / 30 %, réaliser quatre attaques à 30 % contre quatre adversaires différents, etc.</text:span></text:p>
      <text:p text:style-name="P153"><text:span text:style-name="T70">Divisez la </text:span><text:span text:style-name="T136">DEX</text:span><text:span text:style-name="T70"> du personnage par le nombre d’attaques qu’il compte réaliser pour savoir quand ces attaques se déroulent dans l’ordre de </text:span><text:span text:style-name="T136">DEX</text:span><text:span text:style-name="T70">. La première attaque est effectuée dans l’ordre de </text:span><text:span text:style-name="T136">DEX</text:span><text:span text:style-name="T70"> normal du personnage ; les autres sont portées à des intervalles égaux </text:span><text:span text:style-name="T136">à la DEX</text:span><text:span text:style-name="T70"> du personnage divisée par le nombre d’attaques.</text:span></text:p>
      <text:p text:style-name="P188">Revenons à Kurgan le Valeureux : il a 10 en DEX et décide d’effectuer deux attaques. De ce fait, la première attaque est portée à DEX 10 et la deuxième à DEX 5.</text:p>
      <text:p text:style-name="P153"><text:span text:style-name="T70">Les parades et les esquives n’ont pas besoin d’être déclarées au début du </text:span><text:span text:style-name="T136">Round</text:span><text:span text:style-name="T70"> de Combat, mais il faut garder la trace du nombre de points de compétence qui ont déjà été utilisés.</text:span></text:p>
      <text:p text:style-name="P188"><text:soft-page-break/>Notre cher Kurgan pare un de ses attaquants et choisit d’utiliser 75 % de sa compétence. Cela signifie qu’il ne lui restera que 45 % de sa compétence pour parer le prochain adversaire lors de ce Round.</text:p>
      <text:p text:style-name="P89">Utilisation De Deux Armes</text:p>
      <text:p text:style-name="P183">Un personnage portant deux armes ou une arme et un bouclier peut utiliser son arme secondaire ou son bouclier pour :</text:p>
      <text:p text:style-name="P257">Parer une attaque supplémentaire par Round de Combat (au-delà de la limite normale de Réaction).</text:p>
      <text:p text:style-name="P183">OU</text:p>
      <text:p text:style-name="P257">Pour gagner une attaque rapprochée supplémentaire. Le personnage effectue cette attaque à la moitié de sa DEX dans l’ordre d’initiative. Il subit un malus de –25 % au test de Combat Rapproché et il ne peut porter qu’une attaque normale : pas d’Attaque Puissante, d’Attaque à Outrance ou d’Attaque de Désarmement.</text:p>
      <text:p text:style-name="P153"><text:span text:style-name="T84">Exemple.</text:span><text:span text:style-name="T66"> Un guerrier avec 12 en DEX et armé d’une épée et d’un bouclier peut attaquer normalement avec l’épée lorsque vient son tour. S’il utilise le bouclier pour une autre attaque, celle-ci s’effectuera lorsque les personnages avec une DEX de 6 (12/2) pourront agir ; le guerrier subira alors un malus de -25 % à son test de Combat Rapproché.</text:span></text:p>
      <text:p text:style-name="P89">Regrouper Les Personnages (Option)</text:p>
      <text:p text:style-name="P183">Cette règle optionnelle vise à accélérer les combats impliquant des groupes de combattants assez nombreux. Cela ne fausse pas « trop » les moyennes en termes de nombre d’attaques réussies dans un tour.</text:p>
      <text:p text:style-name="P183">L’idée est d’utiliser un test d’attaque commun à tout un groupe de combattants. Pour chaque personnage au-delà d’un dans le groupe, le jet d’attaque reçoit un bonus de +10 %.</text:p>
      <text:p text:style-name="P183">En cas de succès normal, l’attaque inflige des dégâts à moins d’être parée, comme d’habitude. Bien sûr, il arrive que plus d’une personne <text:soft-page-break/>dans un groupe puisse frapper et infliger des dégâts. Le nombre de « Touches » (si le test est réussi) dépend du résultat du jet :</text:p>
      <text:p text:style-name="P257">01-25 % : 1 Touche ;</text:p>
      <text:p text:style-name="P257">26 % -50 % : 2 Touches ;</text:p>
      <text:p text:style-name="P257">51 % -75 % : 3 Touches ;</text:p>
      <text:p text:style-name="P257">76 % -100 % : 4 Touches.</text:p>
      <text:p text:style-name="P183">Évitez de créer un groupe dont le jet d’attaque dépasserait 100 %. En outre, le nombre maximal de « Touches » devrait être plafonné selon le nombre d’individus dans le groupe. Vous pouvez librement diviser les attaques entre les adversaires du groupe. Les groupes n’infligent pas de coups critiques.</text:p>
      <text:p text:style-name="P183">Un groupe dispose d’une réserve de PV égale au total des PV de tous ses membres. Tous les dégâts sont infligés contre ce total. Chaque fois qu’un groupe perd un nombre de PV égal aux PV d’un individu du groupe, cet individu meurt. Les attaques contre un groupe sont parées comme d’habitude, avec le score normal (sans bonus).</text:p>
      <text:p text:style-name="P24">Résumé des Actions de Combat</text:p>
      <table:table table:name="Tableau35" table:style-name="Tableau35">
        <table:table-column table:style-name="Tableau35.A"/>
        <table:table-column table:style-name="Tableau35.B"/>
        <table:table-row table:style-name="Tableau35.1">
          <table:table-cell table:style-name="Tableau35.A1" office:value-type="string">
            <text:p text:style-name="P83">Action</text:p>
          </table:table-cell>
          <table:table-cell table:style-name="Tableau35.A1" office:value-type="string">
            <text:p text:style-name="P83">Description</text:p>
          </table:table-cell>
        </table:table-row>
        <table:table-row table:style-name="Tableau35.1">
          <table:table-cell table:style-name="Tableau35.A1" office:value-type="string">
            <text:p text:style-name="P67">Charge</text:p>
          </table:table-cell>
          <table:table-cell table:style-name="Tableau35.A1" office:value-type="string">
            <text:p text:style-name="P68">Le personnage se déplace au double de son Mouvement, et effectue une attaque rapprochée avec +1D6 de bonus aux dégâts. Il perd sa Réaction pour le Round.</text:p>
          </table:table-cell>
        </table:table-row>
        <table:table-row table:style-name="Tableau35.1">
          <table:table-cell table:style-name="Tableau35.A1" office:value-type="string">
            <text:p text:style-name="P67">Attaque Rapprochée</text:p>
          </table:table-cell>
          <table:table-cell table:style-name="Tableau35.A1" office:value-type="string">
            <text:p text:style-name="P68">Le personnage attaque l’adversaire avec une arme, en effectuant un test de Combat Rapproché. S’il réussit, il lance les dégâts de l’arme et de son Modificateur de Dégât.</text:p>
          </table:table-cell>
        </table:table-row>
        <table:table-row table:style-name="Tableau35.1">
          <table:table-cell table:style-name="Tableau35.A1" office:value-type="string">
            <text:p text:style-name="P67">Attaque à Outrance</text:p>
          </table:table-cell>
          <table:table-cell table:style-name="Tableau35.A1" office:value-type="string">
            <text:p text:style-name="P68">Deux attaques à -25 %. Il perd sa Réaction pour le Round.</text:p>
          </table:table-cell>
        </table:table-row>
        <table:table-row table:style-name="Tableau35.1">
          <table:table-cell table:style-name="Tableau35.A1" office:value-type="string">
            <text:p text:style-name="P67">Attaque de Désarmement</text:p>
          </table:table-cell>
          <table:table-cell table:style-name="Tableau35.A1" office:value-type="string">
            <text:p text:style-name="P68">Attaque à -25 % pour désarmer l’adversaire.</text:p>
          </table:table-cell>
        </table:table-row>
        <table:table-row table:style-name="Tableau35.1">
          <table:table-cell table:style-name="Tableau35.A1" office:value-type="string">
            <text:p text:style-name="P67">Fixer son Arme</text:p>
          </table:table-cell>
          <table:table-cell table:style-name="Tableau35.A1" office:value-type="string">
            <text:p text:style-name="P68">Le personnage plante une lance ou une arme d’hast en anticipation d’une charge. Quand survient la charge, le personnage attaque en premier avec un bonus de +25 à sa compétence de Combat Rapproché.</text:p>
          </table:table-cell>
        </table:table-row>
        <text:soft-page-break/>
        <table:table-row table:style-name="Tableau35.1">
          <table:table-cell table:style-name="Tableau35.A1" office:value-type="string">
            <text:p text:style-name="P67">Mouvement</text:p>
          </table:table-cell>
          <table:table-cell table:style-name="Tableau35.A1" office:value-type="string">
            <text:p text:style-name="P68">Le personnage se déplace de sa valeur de Mouvement et peut effectuer une action et une réaction.</text:p>
          </table:table-cell>
        </table:table-row>
        <table:table-row table:style-name="Tableau35.1">
          <table:table-cell table:style-name="Tableau35.A1" office:value-type="string">
            <text:p text:style-name="P67">Changer de position</text:p>
          </table:table-cell>
          <table:table-cell table:style-name="Tableau35.A1" office:value-type="string">
            <text:p text:style-name="P68">Passer de la position debout à couchée et vice-versa.</text:p>
          </table:table-cell>
        </table:table-row>
        <table:table-row table:style-name="Tableau35.1">
          <table:table-cell table:style-name="Tableau35.A1" office:value-type="string">
            <text:p text:style-name="P67">Repli</text:p>
          </table:table-cell>
          <table:table-cell table:style-name="Tableau35.A1" office:value-type="string">
            <text:p text:style-name="P68">Le personnage se déplace de la moitié de son Mouvement et peut effectuer une action ou réaction.</text:p>
          </table:table-cell>
        </table:table-row>
        <table:table-row table:style-name="Tableau35.1">
          <table:table-cell table:style-name="Tableau35.A1" office:value-type="string">
            <text:p text:style-name="P67">Course</text:p>
          </table:table-cell>
          <table:table-cell table:style-name="Tableau35.A1" office:value-type="string">
            <text:p text:style-name="P68">Le personnage se déplace du double de son Mouvement. Il ne peut pas attaquer et peut seulement utiliser la Réaction Esquive.</text:p>
          </table:table-cell>
        </table:table-row>
        <table:table-row table:style-name="Tableau35.1">
          <table:table-cell table:style-name="Tableau35.A1" office:value-type="string">
            <text:p text:style-name="P67">Attaque à Distance</text:p>
          </table:table-cell>
          <table:table-cell table:style-name="Tableau35.A1" office:value-type="string">
            <text:p text:style-name="P68">Le personnage attaque le personnage avec une arme en effectuant un test de Combat à Distance. S’il réussit, il lance les dégâts de l’arme et de son Modificateur de Dégât.</text:p>
          </table:table-cell>
        </table:table-row>
        <table:table-row table:style-name="Tableau35.1">
          <table:table-cell table:style-name="Tableau35.A1" office:value-type="string">
            <text:p text:style-name="P67">Lancer un sort</text:p>
          </table:table-cell>
          <table:table-cell table:style-name="Tableau35.A1" office:value-type="string">
            <text:p text:style-name="P68">Le sort prend effet au tour du personnage (son initiative dépendant de son INT et pas de sa DEX).</text:p>
            <text:p text:style-name="P68">Le sort n’est pas lancé en cas d’interruption et de perte de concentration.</text:p>
          </table:table-cell>
        </table:table-row>
        <table:table-row table:style-name="Tableau35.1">
          <table:table-cell table:style-name="Tableau35.A1" office:value-type="string">
            <text:p text:style-name="P67">Attendre</text:p>
          </table:table-cell>
          <table:table-cell table:style-name="Tableau35.A1" office:value-type="string">
            <text:p text:style-name="P68">Le personnage soit attend d’agir après un personnage, soit essaie de l’interrompre.</text:p>
          </table:table-cell>
        </table:table-row>
        <table:table-row table:style-name="Tableau35.1">
          <table:table-cell table:style-name="Tableau35.A1" office:value-type="string">
            <text:p text:style-name="P67">Utiliser une compétence</text:p>
          </table:table-cell>
          <table:table-cell table:style-name="Tableau35.A1" office:value-type="string">
            <text:p text:style-name="P68">Le personnage utilise une compétence non martiale.</text:p>
          </table:table-cell>
        </table:table-row>
        <table:table-row table:style-name="Tableau35.1">
          <table:table-cell table:style-name="Tableau35.A1" office:value-type="string">
            <text:p text:style-name="P67">Préparer une arme</text:p>
          </table:table-cell>
          <table:table-cell table:style-name="Tableau35.A1" office:value-type="string">
            <text:p text:style-name="P68">Le personnage sort une arme ou la recharge.</text:p>
          </table:table-cell>
        </table:table-row>
        <table:table-row table:style-name="Tableau35.16">
          <table:table-cell table:style-name="Tableau35.A16" office:value-type="string">
            <text:p text:style-name="P67">Intimider/ Persuader</text:p>
          </table:table-cell>
          <table:table-cell table:style-name="Tableau35.A16" office:value-type="string">
            <text:p text:style-name="P68">Le personnage utilise sa compétence d’Influence contre la Persévérance de l’ennemi afin de l’intimider, ou de le persuader de fuir ou de se rendre.</text:p>
          </table:table-cell>
        </table:table-row>
      </table:table>
      <text:p text:style-name="P227"/>
      <text:p text:style-name="P101"/>
      <text:p text:style-name="P101"/>
      <text:p text:style-name="P244"/>
      <text:p text:style-name="P244"/>
      <text:p text:style-name="P138"><text:soft-page-break/></text:p>
      <text:p text:style-name="P170"/>
      <text:p text:style-name="P101">Chapitre 6 : La Quête</text:p>
      <text:p text:style-name="P140">Une quête commence par la chance du débutant, et s’achève par l’épreuve du conquérant.</text:p>
      <text:p text:style-name="P139">Paolo Coelho</text:p>
      <text:p text:style-name="P192">Une Quête est une histoire épique dont les personnages des joueurs sont les principaux protagonistes. Elle offre l’occasion d’obtenir des récompenses ou de subir des échecs, de rencontrer des monstres, des magies dangereuses et des pièges dissimulés. Comme toute histoire, une Quête a un début, un milieu et une fin ; et elle peut durer une ou plusieurs sessions de jeu. Quoi qu’il advienne, ce sera un évènement mémorable dans la vie des personnages : ils en sortiront transformés pour toujours, en bien ou en mal !</text:p>
      <text:p text:style-name="P170">Dans ce chapitre, nous vous aideront notamment à concevoir une Quête ainsi qu’un cadre de campagne, à gérer l’évolution des personnages entre leurs aventures, et à répondre aux interrogations qui surviennent le plus fréquemment au cours de partie.</text:p>
      <text:p text:style-name="P122">Organisation : Le Commencement</text:p>
      <text:p text:style-name="P153"><text:span text:style-name="T24">Cette phase du jeu est le moment ou le </text:span><text:span text:style-name="T131">meneur de jeu</text:span><text:span text:style-name="T24"> et les personnages mettent en place la Quête. Au début, tant que les joueurs prennent leurs marques, c’est le </text:span><text:span text:style-name="T131">meneur de jeu qui conduit le processus</text:span><text:span text:style-name="T24">. Par exemple, il crée un riche protecteur qui désire obtenir un service de la part des PJ. Les PJ peuvent aussi travailler pour une guilde ou une autre organisation puissante, en accomplissant diverses missions contre salaire. Une autre façon d’entreprendre une Quête est d’avoir une sorte d’évènement majeur qui se produit dans les environs des PJ et qui les affecte tous, comme une épidémie de peste magique ou une invasion à grande échelle. Il appartient ensuite aux joueurs de déterminer comment leurs personnages ré</text:span><text:soft-page-break/><text:span text:style-name="T24">agissent, mais les prémisses fondamentales de la quête sont mises en place et les possibilités de jeu sont déjà nombreuses.</text:span></text:p>
      <text:p text:style-name="P153"><text:span text:style-name="T24">Une fois que les joueurs sont familiarisés avec le jeu et sont confiants dans les capacités de leurs personnages, ils pourront définir la raison de leur participation à la Quête. Peut-être voudront-ils traquer un scélérat d’une quête précédente et lui régler son compte pour de bon. Ou peut-être désireront-ils visiter et explorer un endroit en particulier. Dans ce cas, les joueurs travaillent avec le </text:span><text:span text:style-name="T131">meneur de jeu</text:span><text:span text:style-name="T24"> pour définir quels seront les objectifs de la Quête.</text:span></text:p>
      <table:table table:name="Tableau36" table:style-name="Tableau36">
        <table:table-column table:style-name="Tableau36.A"/>
        <table:table-row table:style-name="Tableau36.1">
          <table:table-cell table:style-name="Tableau36.A1" office:value-type="string">
            <text:p text:style-name="P15">Conseil au meneur de jeu : laissez les joueurs vous aider !</text:p>
            <text:p text:style-name="P209">Même lorsque vous avez déjà décidé les lieux, les évènements, et PNJ que vous utiliserez dans une Quête, il est judicieux d’écouter les idées des joueurs et de les intégrer à ce que vous avez déjà fait. Les joueurs se sentiront plus impliqués, vous aurez des sources d’inspirations, et l’aventure aura plus de chance de convenir à tout le monde.</text:p>
            <text:p text:style-name="P209">Par exemple, un meneur de jeu prépare une quête qui s’appuie fortement sur l’investigation et la politique, alors que les joueurs, eux, sont à la recherche d’action. Si le meneur de jeu s’en tient à son plan initial, alors les joueurs risquent de s’ennuyer. Si le meneur de jeu demande aux joueurs ce qu’ils désirent pendant la préparation, il peut alors introduire plus d’action et accélérer le rythme de l’enquête afin que les joueurs ne se tournent pas les pouces. Il peut même décider que les idées des joueurs sont tellement bonnes qu’il remettra son idée d’enquête à plus tard,</text:p>
            <text:p text:style-name="P209">Utilisez les idées des joueurs comme un tremplin pour imaginer des lieux et des rencontres. Cela dit, n’oubliez pas de garder quelques petites surprises sous le coude. Une partie du plaisir du jeu vient des rebondissements et de l’effet de surprise.</text:p>
          </table:table-cell>
        </table:table-row>
      </table:table>
      <text:p text:style-name="P144"/>
      <text:p text:style-name="P153"><text:span text:style-name="T24">À la fin de cette phase, aussi bien les joueurs que le </text:span><text:span text:style-name="T131">meneur de jeu</text:span><text:span text:style-name="T24"> connaitront les objectifs de la Quête. Le </text:span><text:span text:style-name="T131">meneur de jeu</text:span><text:span text:style-name="T24"> commence alors à jouer en résumant le contexte et les objectifs de la Quête, sous la forme d’une « </text:span><text:span text:style-name="T131">Introduction aux joueurs »</text:span><text:span text:style-name="T24">.</text:span></text:p>
      <text:p text:style-name="P163"/>
      <text:p text:style-name="P166">Un exemple d’introduction pour les joueurs : La Mort vient à Ridsdale</text:p>
      <text:p text:style-name="P192">Un vent maléfique hurle à travers les rues vides de Ridsdale, un vent magique qui apporte avec lui un fléau mortel. Alors que les ci<text:soft-page-break/>toyens succombent à la Brise Funeste, comme les gens du pays l’appellent, la guilde des Marchands de Ridsdale offre une récompense de 500 ducats et une villa dans un des quartiers principaux de la ville à toute personne qui trouvera les responsables et les fera comparaitre devant la justice.</text:p>
      <text:p text:style-name="P122">Phase De Jeu : Le Développement</text:p>
      <text:p text:style-name="P190">Cette phase du jeu devrait être la partie principale de la Quête. Le développement est le moment où l’action se déroule et où l’histoire se dévoile.</text:p>
      <text:p text:style-name="P89">Préparation</text:p>
      <text:p text:style-name="P170">Avant que la Quête ne commence pour de bon, les joueurs auront probablement besoin de préparer leurs personnages en vue de leurs aventures. Cette préparation connait trois variantes principales :</text:p>
      <text:p text:style-name="P153"><text:span text:style-name="T84">Équipement</text:span><text:span text:style-name="T66">. Les joueurs vont s’assurer que leurs personnages sont bien équipés pour l’aventure. Par exemple, s’ils s’aventurent dans la nature, ils veilleront à disposer du nécessaire pour le voyage à venir : nourriture, eau, vêtements adéquats, chevaux, duvets, tentes, etc. Cela implique habituellement de visiter le marché local et de négocier le prix avec les commerçants pour l’équipement dont ils ont besoin. Si les personnages tentent de trouver un article particulièrement rare, un test réussi de </text:span><text:span text:style-name="T134">Connaissance de la rue</text:span><text:span text:style-name="T66"> sera nécessaire.</text:span></text:p>
      <text:p text:style-name="P153"><text:span text:style-name="T146">Recherche</text:span><text:span text:style-name="T49">. Les personnages tentent de trouver autant d’informations que possible sur les dangers auxquels ils seront confrontés pendant la quête. Cela peut les conduire dans les temples locaux pour consulter les manuscrits anciens qui y sont entreposés. Sinon, ils auront peut-être à parler aux gens qui ont été à l’endroit où ils désirent se rendre.</text:span></text:p>
      <text:p text:style-name="P153"><text:span text:style-name="T147">Rituels Magiques</text:span><text:span text:style-name="T53">. Avant de se lancer dans la Quête, les PJ peuvent lancer des sorts de longue durée et des rituels s’ils en connaissent, afin que leur magie soit déjà en action au moment où le groupe commence la quête et qu’elle puisse durer tout au long de </text:span><text:soft-page-break/><text:span text:style-name="T53">celle-ci. Les personnages qui sont en bons termes avec leurs dieux visiteront généralement leur Temple le plus proche pour demander aux prêtres de lancer une Divination en leur nom, afin de savoir ce que leur dieu connait sur la Quête.</text:span></text:p>
      <table:table table:name="Tableau37" table:style-name="Tableau37">
        <table:table-column table:style-name="Tableau37.A"/>
        <table:table-row table:style-name="Tableau37.1">
          <table:table-cell table:style-name="Tableau37.A1" office:value-type="string">
            <text:p text:style-name="P15">Conseil au meneur de jeu : n’éternisez pas la préparation !</text:p>
            <text:p text:style-name="P209">Bien que la préparation soit importante, elle ne représente pas le cœur d’une aventure. Donc, à moins que la situation ne l’exige vraiment, passez vite sur cette phase, surtout si les joueurs ont décidé d’agir séparément.</text:p>
          </table:table-cell>
        </table:table-row>
      </table:table>
      <text:p text:style-name="P21"/>
      <text:p text:style-name="P163"/>
      <text:p text:style-name="P163">La Mort vient à Ridsdale (suite)</text:p>
      <text:p text:style-name="P170">Rurik, Lura, Mancala et Abnon se rencontrent dans une taverne de Ridsdale. Ils décident de découvrir qui est responsable de la peste. Chaque personnage a un motif différent pour accomplir cette tâche. Rurik et Mancala sont motivés par la perspective de la récompense. Lura veut savoir quel pouvoir magique se cache derrière cette peste. Abnon, lui, désire rendre justice aux nombreux morts causés par le fléau.</text:p>
      <text:p text:style-name="P170">Pendant la préparation, les joueurs décident de se séparer.</text:p>
      <text:p text:style-name="P170">Rurik va au marché pour trouver un nouveau bouclier. Il s’agit d’un objet commun : le meneur de jeu demande directement au joueur de Rurik de déduire le prix et de noter le nouveau bouclier sur sa feuille de personnage. Plutôt que de décrire en détail les courses de Rurik au marché, Rurik se contente de noter qu’il dispose d’un nouveau bouclier et l’aventure continue.</text:p>
      <text:p text:style-name="P170">Lura se rend au temple local de la Connaissance pour consulter la bibliothèque et voir si des incidents similaires se seraient déjà produits par le passé. Le meneur de jeu pourrait simplement demander à Lura un test de compétence, mais dans le cas présent, il est plus rapide de lui donner directement les informations. Lura constate qu’en dehors d’une épidémie de « Tremblote » il y a vingt ans, provoquée par le roi vengeur des <text:span text:style-name="T198">g</text:span>obelins en empoisonnant les réserves d’eau de la ville, aucune épidémie d’une telle ampleur n’a été signalée dans toute l’histoire de Ridsdale.</text:p>
      <text:p text:style-name="P174"><text:soft-page-break/>Mancala va dans sa taverne favorite, au cas où les voleurs locaux <text:span text:style-name="T193">détiendraient</text:span> des informations intéressantes. Mais en dehors de plaintes sur les affaires qui ralentissent à cause de la peste, ils n’ont pas grand-chose à dire sur le sujet.</text:p>
      <text:p text:style-name="P190">Enfin, Abnon rend visite à son temple pour demander conseil à son dieu. Puisque les révélations du Dieu sont importantes et pertinentes pour l’histoire, le meneur de jeu prend plus de temps pour décrire la Divination et ses résultats.</text:p>
      <text:p text:style-name="P89">Qu’arrive-t-il Pendant La Quête ?</text:p>
      <text:p text:style-name="P170">Les risques et les dangers font partie intégrante des quêtes. Sinon, le jeu serait fade et ennuyeux !</text:p>
      <text:p text:style-name="P186">Le genre de choses que les PJ peuvent rencontrer lors d’une aventure inclut : des monstres effrayants et violents, des pièges diaboliques et la magie mystérieuse de civilisations anciennes.</text:p>
      <text:p text:style-name="P190">Le décor de la Quête peut être source de périls. Les bâtiments en ruine peuvent être jonchés de passages instables ainsi que de pièges tendus par les créatures qui en ont fait leur tanière. Au fur et à mesure que l’on s’éloigne du confort de la ville, la nature sauvage peut révéler de nombreux dangers : la pénurie d’eau et de nourriture, les mauvaises conditions météorologiques et le danger de se perdre dans les terrains difficiles sont autant d’obstacles que les PJ auront à surmonter.</text:p>
      <text:p text:style-name="P153"><text:span text:style-name="T58">Au fil de leurs investigations, les PJ découvriront de nouveaux éléments et élucideront certains des mystères plus profonds de la Quête. Ils contacteront des PNJ auxquels ils tenteront de soutirer des informations. Ils trouveront également des indices dans les endroits où ils se rendront. Une grande partie de tout cela sera gérée grâce à l’interprétation des joueurs et du </text:span><text:span text:style-name="T138">meneur de jeu</text:span><text:span text:style-name="T58">. Aux moments appropriés, le </text:span><text:span text:style-name="T138">meneur de jeu</text:span><text:span text:style-name="T58"> pourra demander des tests de compétence d’Influence pour les interrogatoires des PNJ, ou bien de </text:span><text:span text:style-name="T138">Perception</text:span><text:span text:style-name="T58"> pour la recherche d’indices cachés. Le </text:span><text:span text:style-name="T138">meneur de jeu</text:span><text:span text:style-name="T58"> devrait toutefois éviter les jets de dés intempestifs. Certains indices sont évidents si les personnages demandent ou regardent de la bonne manière ou au bon endroit, surtout si cela est combiné avec une </text:span><text:soft-page-break/><text:span text:style-name="T58">bonne interprétation. Dans ces cas-là, le meneur de jeu devrait simplement donner l’information aux joueurs, car l’intérêt ludique vient surtout de la façon dont les joueurs vont interpréter et exploiter les indices : ils peuvent même parvenir directement à la bonne conclusion avec seulement quelques indices !</text:span></text:p>
      <text:p text:style-name="P183">La plupart des créatures et des monstres ont des objectifs propres : si ceux-ci concordent avec ceux des PJ, une coopération est possible. Sinon, une altercation, voire un combat, n’est pas à exclure. Bien sûr, certaines créatures seront neutres, peut-être simplement intéressés par la défense de leur territoire : les PJ pourront les éviter facilement s’ils se tiennent à distance de leur repaire.</text:p>
      <text:p text:style-name="P163">La Mort vient à Ridsdale (suite) : La Quête</text:p>
      <text:p text:style-name="P170">Les PJ enquêtent sur le fléau mortel. Ils suivent une piste fournie par la Divination d’Abnon : la vision d’un vieux cimetière désaffecté. Ils découvrent qu’un groupe de nécromanciens a élu domicile dans une vieille crypte. Après avoir évité à l’entrée de la crypte les pièges destinés à dissuader les intrus, le groupe affronte à l’intérieur les sorciers maléfiques et leurs serviteurs morts-vivants. Abnon et Rurik se distinguent particulièrement pendant le combat. Le groupe croit d’abord que l’aventure est finie à ce point, mais le regard perçant de Mancala remarque que le sarcophage de la crypte a été déplacé récemment : le maitre des nécromanciens a été réveillé et se trouve quelque part dans la ville ! Beaucoup de tombes sont vides et les indices tendent à montrer qu’une petite armée de morts-vivants a quitté la nécropole la veille, sous la direction du maitre des nécromanciens.</text:p>
      <table:table table:name="Tableau38" table:style-name="Tableau38">
        <table:table-column table:style-name="Tableau38.A"/>
        <table:table-row table:style-name="Tableau38.1">
          <table:table-cell table:style-name="Tableau38.A1" office:value-type="string">
            <text:p text:style-name="P15">Conseil au meneur de jeu : l’Écologie du Donjon</text:p>
            <text:p text:style-name="P209">Aux premiers jours des jeux de rôle médiévaux fantastiques, la plupart des aventures avaient lieu dans des complexes souterrains remplis de monstres, de pièges et de trésors, surnommés « donjons ». Les personnages des joueurs déambulaient à travers les couloirs à la recherche de trésors, défonçant les portes verrouillées et tuant les monstres rencontrés. Ils répétaient ensuite cette procédure jusqu’à rencontrer le « boss de fin de niveau », le battaient et revenaient chargés de richesses. Afin de corser l’affaire, les pièges étaient placés aléatoirement dans le donjon : par exemple, des fosses cachées au milieu des couloirs et des portes piégées avec des lames de guillotine qui pouvaient tuer sans avertissement un personnage malchanceux. Généralement ces pièges ne servaient <text:soft-page-break/>qu’à ralentir la progression des personnages dans le donjon. Si ce style de jeu, communément appelé « Porte-Monstre-Trésor », peut être très divertissant, il peut devenir monotone à la longue.</text:p>
            <text:p text:style-name="P209">C’est pourquoi certains <text:span text:style-name="T212">m</text:span>eneurs de Jeu de cette époque héroïque ont voulu créer des « donjons » plus cohérents, où chaque élément a une raison d’être. Le boss de fin de niveau devient ainsi le maitre du donjon que le reste des monstres suit par respect ou, plus probablement, par peur. Les pièges sont maintenant placés de façon logique, en général dans la zone des créatures intelligentes, pour empêcher l’entrée des intrus, ou du moins ralentir leur avance jusqu’à ce qu’une défense puisse s’organiser. Grâce à ce souci de cohérence, les joueurs observateurs peuvent comprendre la logique du « donjon » et mieux planifier les actions de leur personnage. De plus, la sensation d’évoluer dans un environnement crédible augmente l’immersion des joueurs.</text:p>
            <text:p text:style-name="P210">Ce principe de conception a été ensuite étendu aux cités et aux contrées autour des donjons, amenant la création de mondes imaginaires fouillés où toutes sortes d’histoires sont possibles.</text:p>
            <text:p text:style-name="P154"><text:span text:style-name="T153">Du fait du rôle central des Quêtes, OpenQuest</text:span><text:span text:style-name="T96"> privilégie cette dernière approche. D’où ce conseil : si un élément se trouve dans l’univers du jeu, rédigez une petite note sur sa raison d’être. Vous donnerez ainsi plus de sens et de sensation de continuité à vos Quêtes, et vos joueurs se sentiront plus impliqués si le monde de jeu est plus qu’un simple décor de carton-pâte.</text:span></text:p>
          </table:table-cell>
        </table:table-row>
      </table:table>
      <text:p text:style-name="P122">Dénouement</text:p>
      <text:p text:style-name="P170">Toute histoire a une fin. Si c’est une bonne histoire, ce sera le point culminant qui laissera les lecteurs satisfaits.</text:p>
      <text:p text:style-name="P153"><text:span text:style-name="T24">Les joueurs et le </text:span><text:span text:style-name="T131">meneur de jeu</text:span><text:span text:style-name="T24"> doivent être conscients que c’est là le but d’une partie d’</text:span><text:span text:style-name="T131">OpenQuest </text:span><text:span text:style-name="T24">: à eux d’orienter l’action en douceur vers une conclusion satisfaisante !</text:span></text:p>
      <text:p text:style-name="P170">Après l’aventure, le meneur de jeu aura à distribuer les points d’amélioration des personnages, comme décrit ci-dessous.</text:p>
      <text:p text:style-name="P89">Points D’Amélioration</text:p>
      <text:p text:style-name="P153"><text:span text:style-name="T24">C’est une mesure de la façon dont le personnage croît en expérience. Plus un personnage engrange d’expérience au cours de l’aventure, plus il gagne de </text:span><text:span text:style-name="T131">points d’Amélioration</text:span><text:span text:style-name="T24"> à la fin de la session. Ces points sont utilisés pour apprendre de nouvelles compé</text:span><text:soft-page-break/><text:span text:style-name="T24">tences ou de nouveaux sorts, ainsi que pour augmenter ses autres statistiques (voir Améliorer son personnage, page 75).</text:span></text:p>
      <text:p text:style-name="P24">Nombre de points gagnés :</text:p>
      <text:p text:style-name="P253">pour chaque session à laquelle a participé le personnage : 1 point.</text:p>
      <text:p text:style-name="P253">Si le personnage a fait avancer l’intrigue à un moment crucial de la Quête : 1 point.</text:p>
      <text:p text:style-name="P253">Pour être le joueur qui a aidé tout le monde à s’amuser : 2 points. Ceci est déterminé par un vote des joueurs et du meneur de jeu.</text:p>
      <text:p text:style-name="P89">Points D’Héroïsme</text:p>
      <text:p text:style-name="P153"><text:span text:style-name="T49">À la conclusion d’une Quête, chaque personnage recevra généralement deux </text:span><text:span text:style-name="T141">Points d’Héroïsme</text:span><text:span text:style-name="T49">. Ce total peut être modifié si un personnage s’est particulièrement mal comporté ou au contraire s’il a agi en héros, ce qui donne une fourchette de 0 à 4 </text:span><text:span text:style-name="T141">Points d’Héroïsme</text:span><text:span text:style-name="T49">.</text:span></text:p>
      <text:p text:style-name="P167">La Mort vient à Ridsdale : conclusion</text:p>
      <text:p text:style-name="P190">Le groupe suit son instinct et les traces laissées dans le sol du cimetière, ce qui l’amène dans la cité où il trouve le maitre nécromancien, un mort-vivant devenu une liche, et ses hordes de zombis assiégeant la maison du conseil de la cité. Une grande bataille se profile donc, avec pour enjeu le sort de la ville.</text:p>
      <text:p text:style-name="P190">Une telle conclusion semble convenir aux joueurs et au meneur de jeu. Toutefois, n’imaginez pas que ce final était gravé dans le marbre : les personnages auraient tout très bien pu choisir de s’échapper de la ville et de la laisser à son sort, ce qui aurait aussi été une conclusion valable.</text:p>
      <text:p text:style-name="P192">À la fin de « La mort vient à Ridsdale », le meneur de jeu détermine les Points d’Amélioration pour chaque personnage :</text:p>
      <text:p text:style-name="P204">Pour chaque session que le personnage a joué : 1 point.</text:p>
      <text:p text:style-name="P170">Chaque joueur reçoit donc 1 point parce que la Quête a duré une session de jeu.</text:p>
      <text:p text:style-name="P153"><text:span text:style-name="T24">P</text:span><text:span text:style-name="T15">our être celui qui a fait avancer l’intrigue à un moment crucial de l’histoire : 1 point.</text:span></text:p>
      <text:p text:style-name="P196"><text:soft-page-break/>Abnon gagne un point supplémentaire puisque c’est sa Divination qui a vraiment donné aux joueurs leurs premiers indices.</text:p>
      <text:p text:style-name="P170">Abnon et Rurik se sont distingués au cours du combat dans le cimetière.</text:p>
      <text:p text:style-name="P170">C’est Mancala qui a trouvé dans le cimetière les indices qui ont mené les héros à la liche.</text:p>
      <text:p text:style-name="P170">Tous les personnages ont été impliqués dans cette lutte héroïque. Ce qui signifie que Abnon obtient 3 points d’amélioration supplémentaires, Rurik en obtient 2, tout comme Mancala et Lura en obtiennent un seul pour le combat final contre la liche.</text:p>
      <text:p text:style-name="P204">Pour être celui qui a aidé les autres à s’amuser : 2 points.</text:p>
      <text:p text:style-name="P170">Tout le monde vote pour Sarju le joueur de Mancala, qui a permis à tout le monde de s’amuser et de s’impliquer dans le jeu : Mancala gagne donc 2 points supplémentaires.</text:p>
      <text:p text:style-name="P170">Ainsi, le total des points d’Amélioration est :</text:p>
      <text:p text:style-name="P253">Abnon 4</text:p>
      <text:p text:style-name="P253">Lura 2</text:p>
      <text:p text:style-name="P253">Mancala 4</text:p>
      <text:p text:style-name="P253">Rurik 3</text:p>
      <text:p text:style-name="P170">Puis le meneur de jeu distribue les points d’Héroïsme.</text:p>
      <text:p text:style-name="P170">Tout le monde obtient 1 point pour avoir joué la Quête, tandis qu’Abnon obtient 1 point supplémentaire pour avoir affronté seul la liche lors de la bataille finale qui a conclu cette Quête.</text:p>
      <text:p text:style-name="P89">Opportunités Pour De Nouvelles Quêtes</text:p>
      <text:p text:style-name="P153"><text:span text:style-name="T49">Si vous jouez dans une série de quêtes reliées entre elles (appelée « saga », voir ci-dessous), alors toutes les intrigues n’ont pas à être résolues au moment de la conclusion. Les ennemis pourraient s’échapper, des mystères secondaires et des dilemmes pourraient rester sans solution, et un dénouement réussi devrait poser autant de questions </text:span><text:soft-page-break/><text:span text:style-name="T49">qu’il apporte de réponses. Tout cela amènera les joueurs et le </text:span><text:span text:style-name="T141">meneur de jeu</text:span><text:span text:style-name="T49"> à imaginer de nouvelles idées pour des quêtes à venir.</text:span></text:p>
      <text:p text:style-name="P163">La Mort vient à Ridsdale : un mystère non résolu</text:p>
      <text:p text:style-name="P170">Après les célébrations de la victoire, Abnon ne comprend toujours pas les raisons qui ont conduit les nécromanciens à élire domicile dans l’ancienne Nécropole. Comment ont-ils pu passer inaperçu pendant si longtemps ? Il doute aussi de leur capacité à ressusciter la liche par leurs propres moyens. Il soupçonne donc qu’une puissance maléfique supérieure pourrait encore se terrer dans la cité.</text:p>
      <text:p text:style-name="P122">Saga</text:p>
      <text:p text:style-name="P170">Dans la littérature héroïque, les légendes telles que les sagas islandaises, les poèmes épiques d’Homère comme <text:span text:style-name="T202">l</text:span>’Iliade et l’Odyssée, ou encore l’épopée de Gilgamesh racontent les exploits d’un héros ou d’un groupe de héros tout au long d’une série d’histoires.</text:p>
      <text:p text:style-name="P170"/>
      <text:p text:style-name="P170"/>
      <text:p text:style-name="P186">Une série de <text:span text:style-name="T202">q</text:span>uêtes interconnectées est nommée une saga. Les éléments qui lient les quêtes entre elles sont la <text:span text:style-name="T202">r</text:span>écompense, les <text:span text:style-name="T202">t</text:span>hèmes et les <text:span text:style-name="T202">p</text:span>ersonnages récurrents.</text:p>
      <text:p text:style-name="P153"><text:span text:style-name="T24">La </text:span><text:span text:style-name="T41">r</text:span><text:span text:style-name="T131">écompense</text:span><text:span text:style-name="T24"> est l’objectif global de la saga. On l’obtient seulement après de nombreuses aventures exténuantes, chaque Quête voyant les PJ s’approcher un peu plus près d’elle.</text:span></text:p>
      <text:p text:style-name="P170">Exemples de Récompenses des épopées classiques :</text:p>
      <text:p text:style-name="P253">Dans l’histoire de Jason et les Argonautes, l’équipage de l’Argos, dirigé par le héros Jason, est engagé dans la recherche de la fabuleuse Toison d’Or.</text:p>
      <text:p text:style-name="P253">Dans l’Odyssée, la récompense d’Ulysse est de rentrer chez lui après un long et dangereux périple, alors que Poséidon essaie de l’arrêter à chaque occasion.</text:p>
      <text:p text:style-name="P153"><text:span text:style-name="T24">Les </text:span><text:span text:style-name="T41">t</text:span><text:span text:style-name="T131">hèmes</text:span><text:span text:style-name="T24"> sont moins évidents à appréhender au premier abord. Ce sont les idées, les problématiques qui sous-tendent la saga. Dans les deux exemples cités ci-dessus, il existe un </text:span><text:span text:style-name="T41">t</text:span><text:span text:style-name="T24">hème commun, </text:span><text:soft-page-break/><text:span text:style-name="T24">celui de la relation entre les Dieux et le héros. D’une part, les dieux peuvent à la fois aimer et aider le héros à réussir, mais d’un autre côté, les héros auront aussi offensé des dieux, qui interviendront au cours de la saga pour empoisonner leur existence. Voici deux exemples de </text:span><text:span text:style-name="T41">t</text:span><text:span text:style-name="T24">hèmes qui pourraient être explorés au cours d’une saga :</text:span></text:p>
      <text:p text:style-name="P253">Est-ce que le pouvoir corrompt ?</text:p>
      <text:p text:style-name="P253">L’homme peut-il vivre en harmonie avec la nature ?</text:p>
      <text:p text:style-name="P153"><text:span text:style-name="T49">Les </text:span><text:span text:style-name="T51">p</text:span><text:span text:style-name="T141">ersonnages </text:span><text:span text:style-name="T142">r</text:span><text:span text:style-name="T141">écurrents</text:span><text:span text:style-name="T49"> incluent notamment les personnages des joueurs, leurs proches, les alliés proches et puissants et leurs </text:span><text:span text:style-name="T51">n</text:span><text:span text:style-name="T49">émésis. Un des grands attraits d’une saga est de voir les personnages des joueurs évoluer au fil des quêtes. Dans certaines sagas, ce sera même la principale raison de jouer. Bien que le </text:span><text:span text:style-name="T141">meneur de jeu</text:span><text:span text:style-name="T49"> ait surement des </text:span><text:span text:style-name="T51">t</text:span><text:span text:style-name="T49">hèmes et des </text:span><text:span text:style-name="T51">r</text:span><text:span text:style-name="T49">écompenses en tête, il doit s’assurer que les joueurs puissent développer leurs personnages dans le sens qu’ils désirent au cours de la saga, sans pour autant servir leurs désirs sur un plateau</text:span><text:span text:style-name="T141">. Cela lui donnera certainement de nouvelles idées de </text:span><text:span text:style-name="T142">q</text:span><text:span text:style-name="T141">uêtes.</text:span></text:p>
      <text:p text:style-name="P170">Lors d’une saga, les personnages des joueurs vont s’améliorer et rencontrer de puissants alliés. Au départ, ce seront leurs protecteurs qui leur donneront leurs premières quêtes. Plus tard, ces alliés deviendront les grands de ce monde et seront impressionnés par les actes remarquables de nos héros. Ils décideront que leur cause est liée à celles des personnages et continueront donc à les aider. Bien sûr, de tels personnages n’ont pas nécessairement le cœur pur et leur entente avec les PJ pourra s’effriter, par exemple s’ils pensent que les PJ commencent à devenir encombrants.</text:p>
      <text:p text:style-name="P170">Les <text:span text:style-name="T202">n</text:span>émésis sont des ennemis qui, <text:span text:style-name="T202">q</text:span>uête après <text:span text:style-name="T202">q</text:span>uête, s’opposent aux efforts des PJ : institutions à l’idéologie opposée à celle des personnages, individus maléfiques, monstres comme la liche de « La mort vient à Ridsdale », groupe de personnages semblables à ceux des joueurs…</text:p>
      <text:p text:style-name="P170">Contrairement à la conclusion d’une <text:span text:style-name="T202">q</text:span>uête individuelle, l’apogée de la saga doit être une fin définitive, où toutes les intrigues sont résolues. Quand une saga prend fin, c’est au bout de nombreuses ses<text:soft-page-break/>sions de jeu. Bien que les PJ puissent vivre de nouvelles aventures, ce sera la dernière fois qu’ils œuvreront ensemble dans cette histoire en particulier. Les joueurs attendent et méritent une bien plus grande <text:span text:style-name="T202">r</text:span>écompense à la conclusion d’une saga qu’à la fin d’une <text:span text:style-name="T202">q</text:span>uête autonome.</text:p>
      <text:p text:style-name="P122">Améliorer Son Personnage</text:p>
      <text:p text:style-name="P89">Améliorer Les Compétences</text:p>
      <text:p text:style-name="P186">Un personnage peut choisir de dépenser un point d’Amélioration pour augmenter une compétence.</text:p>
      <text:p text:style-name="P170">La compétence sélectionnée augmente de +5 %.</text:p>
      <text:p text:style-name="P183">Il n’y a aucune limite à la valeur que peut atteindre une compétence.</text:p>
      <text:p text:style-name="P89">Améliorer Les Caractéristiques</text:p>
      <text:p text:style-name="P153"><text:span text:style-name="T24">Un personnage peut choisir de dépenser </text:span><text:span text:style-name="T131">trois points d’Amélioration</text:span><text:span text:style-name="T24"> pour augmenter une </text:span><text:span text:style-name="T131">caractéristique</text:span><text:span text:style-name="T24">.</text:span></text:p>
      <text:p text:style-name="P153"><text:span text:style-name="T24">La </text:span><text:span text:style-name="T131">TAI</text:span><text:span text:style-name="T24"> ne peut jamais être augmentée de cette façon.</text:span></text:p>
      <text:p text:style-name="P170">Le score maximum que peut avoir un personnage humain dans une caractéristique est de 21. Pour un personnage non humain, la valeur limite est égale à 3 + la valeur maximum de la caractéristique à la création du personnage.</text:p>
      <table:table table:name="Tableau39" table:style-name="Tableau39">
        <table:table-column table:style-name="Tableau39.A"/>
        <table:table-column table:style-name="Tableau39.B"/>
        <table:table-row table:style-name="Tableau39.1">
          <table:table-cell table:style-name="Tableau39.A1" table:number-columns-spanned="2" office:value-type="string">
            <text:p text:style-name="P15">Résumé des améliorations</text:p>
          </table:table-cell>
          <table:covered-table-cell/>
        </table:table-row>
        <table:table-row table:style-name="Tableau39.1">
          <table:table-cell table:style-name="Tableau39.A2" office:value-type="string">
            <text:p text:style-name="P55">Amélioration</text:p>
          </table:table-cell>
          <table:table-cell table:style-name="Tableau39.A2" office:value-type="string">
            <text:p text:style-name="P56">Cout</text:p>
          </table:table-cell>
        </table:table-row>
        <table:table-row table:style-name="Tableau39.1">
          <table:table-cell table:style-name="Tableau39.A3" office:value-type="string">
            <text:p text:style-name="P51">+5 % à la compétence</text:p>
          </table:table-cell>
          <table:table-cell table:style-name="Tableau39.A3" office:value-type="string">
            <text:p text:style-name="P51">1 point</text:p>
          </table:table-cell>
        </table:table-row>
        <table:table-row table:style-name="Tableau39.1">
          <table:table-cell table:style-name="Tableau39.A3" office:value-type="string">
            <text:p text:style-name="P51">+1 à une caractéristique sauf la TAI</text:p>
          </table:table-cell>
          <table:table-cell table:style-name="Tableau39.A3" office:value-type="string">
            <text:p text:style-name="P51">3 points</text:p>
          </table:table-cell>
        </table:table-row>
        <table:table-row table:style-name="Tableau39.1">
          <table:table-cell table:style-name="Tableau39.A3" office:value-type="string">
            <text:p text:style-name="P51">Apprendre un sort de Magie Commune (voir page 102)</text:p>
          </table:table-cell>
          <table:table-cell table:style-name="Tableau39.A3" office:value-type="string">
            <text:p text:style-name="P51">1 point par Magnitude</text:p>
          </table:table-cell>
        </table:table-row>
        <table:table-row table:style-name="Tableau39.1">
          <table:table-cell table:style-name="Tableau39.A3" office:value-type="string">
            <text:p text:style-name="P51">Apprendre ou augmenter un sort de Magie Divine (voir page 136)</text:p>
          </table:table-cell>
          <table:table-cell table:style-name="Tableau39.A3" office:value-type="string">
            <text:p text:style-name="P51">2 points par Magnitude</text:p>
          </table:table-cell>
        </table:table-row>
        <text:soft-page-break/>
        <table:table-row table:style-name="Tableau39.1">
          <table:table-cell table:style-name="Tableau39.A7" office:value-type="string">
            <text:p text:style-name="P51">Apprendre un sort de Sorcellerie (voir page 155)</text:p>
          </table:table-cell>
          <table:table-cell table:style-name="Tableau39.A7" office:value-type="string">
            <text:p text:style-name="P51">2 points</text:p>
          </table:table-cell>
        </table:table-row>
      </table:table>
      <text:p text:style-name="P8"/>
      <text:p text:style-name="P12"/>
      <text:p text:style-name="P89">Entrainement &amp; Recherche</text:p>
      <text:p text:style-name="P192">Les PJ connaissent souvent de longues périodes de temps mort entre deux quêtes. C’est tout à fait normal : les membres du groupe peuvent avoir besoin de guérir des blessures récoltées au cours de la dernière quête, ou bien ils s’engagent dans une activité chronophage, ou leurs vies peuvent tout simplement retourner à la normale avant que le danger ne frappe à nouveau à leur porte.</text:p>
      <text:p text:style-name="P186">Pendant ces moments de répit, les joueurs peuvent améliorer leurs personnages. Les joueurs peuvent d’ailleurs demander des pauses entre les quêtes pour apprendre de nouvelles compétences ; c’est au meneur de jeu de déterminer si cela est approprié.</text:p>
      <text:p text:style-name="P190">Pour chaque période de 3 mois d’entrainement ou de recherche, un personnage peut gagner 1 <text:span text:style-name="T202">P</text:span>oint d’<text:span text:style-name="T202">A</text:span>mélioration.</text:p>
      <text:p text:style-name="P170"/>
      <text:p text:style-name="P122">Règles Diverses</text:p>
      <text:p text:style-name="P153"><text:span text:style-name="T24">Ces règles sont conçues pour faire face à des situations particulières qui peuvent surgir tout au long du jeu. Deux de ces règles, l’</text:span><text:span text:style-name="T131">Encombrement</text:span><text:span text:style-name="T24"> et la </text:span><text:span text:style-name="T131">Fatigue, sont facultatives, car elles rendent le jeu plus complexe à gérer</text:span><text:span text:style-name="T24">.</text:span></text:p>
      <text:p text:style-name="P89">Voyage</text:p>
      <table:table table:name="Tableau40" table:style-name="Tableau40">
        <table:table-column table:style-name="Tableau40.A"/>
        <table:table-column table:style-name="Tableau40.B"/>
        <table:table-column table:style-name="Tableau40.C"/>
        <table:table-row table:style-name="Tableau40.1">
          <table:table-cell table:style-name="Tableau40.A1" table:number-columns-spanned="3" office:value-type="string">
            <text:p text:style-name="P15">Vitesse de déplacement quotidienne</text:p>
          </table:table-cell>
          <table:covered-table-cell/>
          <table:covered-table-cell/>
        </table:table-row>
        <table:table-row table:style-name="Tableau40.1">
          <table:table-cell table:style-name="Tableau40.A2" office:value-type="string">
            <text:p text:style-name="P83">Type</text:p>
          </table:table-cell>
          <table:table-cell table:style-name="Tableau40.A2" office:value-type="string">
            <text:p text:style-name="P83">Km /jour</text:p>
          </table:table-cell>
          <table:table-cell table:style-name="Tableau40.A2" office:value-type="string">
            <text:p text:style-name="P83">Notes</text:p>
          </table:table-cell>
        </table:table-row>
        <table:table-row table:style-name="Tableau40.1">
          <table:table-cell table:style-name="Tableau40.A3" office:value-type="string">
            <text:p text:style-name="P58">Marche forcée</text:p>
          </table:table-cell>
          <table:table-cell table:style-name="Tableau40.A3" office:value-type="string">
            <text:p text:style-name="P58">90 km</text:p>
          </table:table-cell>
          <table:table-cell table:style-name="Tableau40.A3" office:value-type="string">
            <text:p text:style-name="P58">Dix heures de marche régulière sur des routes ou des chemins sans charriots ni animaux. Un test de Fatigue réussi est nécessaire à la fin de la Marche Forcée pour éviter <text:soft-page-break/>d’être fatigué.</text:p>
          </table:table-cell>
        </table:table-row>
        <table:table-row table:style-name="Tableau40.1">
          <table:table-cell table:style-name="Tableau40.A3" office:value-type="string">
            <text:p text:style-name="P58">Marche</text:p>
          </table:table-cell>
          <table:table-cell table:style-name="Tableau40.A3" office:value-type="string">
            <text:p text:style-name="P58">50 km</text:p>
          </table:table-cell>
          <table:table-cell table:style-name="Tableau40.A3" office:value-type="string">
            <text:p text:style-name="P58">Marche en groupe organisé pendant 10 heures tout en restant capable de se battre à la fin de la journée. Aucun test de Fatigue n’est nécessaire, car le rythme est calculé pour qu’on l’on soit prêt à se battre à tout moment.</text:p>
          </table:table-cell>
        </table:table-row>
        <table:table-row table:style-name="Tableau40.5">
          <table:table-cell table:style-name="Tableau40.A5" office:value-type="string">
            <text:p text:style-name="P58">Convoi</text:p>
          </table:table-cell>
          <table:table-cell table:style-name="Tableau40.A5" office:value-type="string">
            <text:p text:style-name="P58">60 km</text:p>
          </table:table-cell>
          <table:table-cell table:style-name="Tableau40.A5" office:value-type="string">
            <text:p text:style-name="P58">Déplacement au pas, avec éventuellement des bêtes de somme et des charriots.</text:p>
          </table:table-cell>
        </table:table-row>
      </table:table>
      <text:p text:style-name="P5"/>
      <text:p text:style-name="P153"><text:span text:style-name="T24">Le tableau précédent est basé sur une capacité de mouvement moyenne. Si vous avez besoin de déterminer exactement lequel de deux groupes rivaux atteint une destination en premier, utilisez un </text:span><text:span text:style-name="T131">Test d’Opposition</text:span><text:span text:style-name="T24"> en </text:span><text:span text:style-name="T131">Athlétisme</text:span><text:span text:style-name="T24"> (pour la marche) ou en </text:span><text:span text:style-name="T131">Équitation</text:span><text:span text:style-name="T24">.</text:span></text:p>
      <text:p text:style-name="P170">Modifiez les distances ci-dessus en fonction du terrain, en vous aidant du tableau suivant.</text:p>
      <table:table table:name="Tableau41" table:style-name="Tableau41">
        <table:table-column table:style-name="Tableau41.A"/>
        <table:table-column table:style-name="Tableau41.B"/>
        <table:table-row table:style-name="Tableau41.1">
          <table:table-cell table:style-name="Tableau41.A1" office:value-type="string">
            <text:p text:style-name="P81"><text:span text:style-name="Gras"><text:span text:style-name="T6">Terrain</text:span></text:span></text:p>
          </table:table-cell>
          <table:table-cell table:style-name="Tableau41.A1" office:value-type="string">
            <text:p text:style-name="P81"><text:span text:style-name="Gras"><text:span text:style-name="T6">Effets sur le déplacement</text:span></text:span></text:p>
          </table:table-cell>
        </table:table-row>
        <table:table-row table:style-name="Tableau41.1">
          <table:table-cell table:style-name="Tableau41.A1" office:value-type="string">
            <text:p text:style-name="P58">Route/Chemin</text:p>
          </table:table-cell>
          <table:table-cell table:style-name="Tableau41.A1" office:value-type="string">
            <text:p text:style-name="P58">100 % de la distance normale</text:p>
          </table:table-cell>
        </table:table-row>
        <table:table-row table:style-name="Tableau41.1">
          <table:table-cell table:style-name="Tableau41.A1" office:value-type="string">
            <text:p text:style-name="P58">Végétation éparse</text:p>
          </table:table-cell>
          <table:table-cell table:style-name="Tableau41.A1" office:value-type="string">
            <text:p text:style-name="P58">80 % de la distance normale</text:p>
          </table:table-cell>
        </table:table-row>
        <table:table-row table:style-name="Tableau41.4">
          <table:table-cell table:style-name="Tableau41.A1" office:value-type="string">
            <text:p text:style-name="P57">Végétation moyenne/Forêt éparse</text:p>
          </table:table-cell>
          <table:table-cell table:style-name="Tableau41.A1" office:value-type="string">
            <text:p text:style-name="P58">70 % de la distance normale</text:p>
          </table:table-cell>
        </table:table-row>
        <table:table-row table:style-name="Tableau41.1">
          <table:table-cell table:style-name="Tableau41.A1" office:value-type="string">
            <text:p text:style-name="P58">Forêt dense</text:p>
          </table:table-cell>
          <table:table-cell table:style-name="Tableau41.A1" office:value-type="string">
            <text:p text:style-name="P58">50 % de la distance normale</text:p>
          </table:table-cell>
        </table:table-row>
        <table:table-row table:style-name="Tableau41.1">
          <table:table-cell table:style-name="Tableau41.A6" office:value-type="string">
            <text:p text:style-name="P58">Terrains montagneux</text:p>
          </table:table-cell>
          <table:table-cell table:style-name="Tableau41.A6" office:value-type="string">
            <text:p text:style-name="P58">70 % de la distance normale</text:p>
          </table:table-cell>
        </table:table-row>
      </table:table>
      <text:p text:style-name="P9"/>
      <text:p text:style-name="P89">Éclairage Et Obscurité</text:p>
      <text:p text:style-name="P170">Le tableau suivant donne les effets des différentes conditions de luminosité sur les personnages.</text:p>
      <text:p text:style-name="P106">Sens Des Ténèbres</text:p>
      <text:p text:style-name="P170">Le personnage voit dans conditions d’Obscurité Totale comme s’il était simplement dans l’Obscurité. Les créatures souterraines ou affiliées aux ténèbres possèdent généralement ce trait.</text:p>
      <text:p text:style-name="P106"><text:soft-page-break/>Vision Nocturne</text:p>
      <text:p text:style-name="P170">Permet de traiter des conditions d’Obscurité comme des conditions d’Obscurité Partielle, et les conditions d’Obscurité Partielle comme des conditions d’Éclairage Normal. Les créatures nocturnes possèdent généralement ce trait.</text:p>
      <text:p text:style-name="P156"/>
      <table:table table:name="Tableau96" table:style-name="Tableau96">
        <table:table-column table:style-name="Tableau96.A"/>
        <table:table-column table:style-name="Tableau96.B"/>
        <table:table-column table:style-name="Tableau96.C"/>
        <table:table-row table:style-name="Tableau96.1">
          <table:table-cell table:style-name="Tableau96.A1" table:number-columns-spanned="3" office:value-type="string">
            <text:p text:style-name="P308">Éclairage et Obscurité</text:p>
          </table:table-cell>
          <table:covered-table-cell/>
          <table:covered-table-cell/>
        </table:table-row>
        <table:table-row table:style-name="Tableau96.1">
          <table:table-cell table:style-name="Tableau96.A1" office:value-type="string">
            <text:p text:style-name="P303">Type</text:p>
          </table:table-cell>
          <table:table-cell table:style-name="Tableau96.A1" office:value-type="string">
            <text:p text:style-name="P303">Exemple</text:p>
          </table:table-cell>
          <table:table-cell table:style-name="Tableau96.A1" office:value-type="string">
            <text:p text:style-name="P303">Effets</text:p>
          </table:table-cell>
        </table:table-row>
        <table:table-row table:style-name="Tableau96.3">
          <table:table-cell table:style-name="Tableau96.A1" office:value-type="string">
            <text:p text:style-name="P283">Éclairage <text:span text:style-name="T210">f</text:span>ort</text:p>
          </table:table-cell>
          <table:table-cell table:style-name="Tableau96.A1" office:value-type="string">
            <text:p text:style-name="P278">Journée très ensoleillée.</text:p>
          </table:table-cell>
          <table:table-cell table:style-name="Tableau96.A1" office:value-type="string">
            <text:p text:style-name="P278">Aucun.</text:p>
          </table:table-cell>
        </table:table-row>
        <table:table-row table:style-name="Tableau96.3">
          <table:table-cell table:style-name="Tableau96.A1" office:value-type="string">
            <text:p text:style-name="P283">Éclairage <text:span text:style-name="T210">n</text:span>ormal</text:p>
          </table:table-cell>
          <table:table-cell table:style-name="Tableau96.A1" office:value-type="string">
            <text:p text:style-name="P278">Pièce illuminée par des bougies. Journée nuageuse. Dans le rayon d’une Source de Lumière (voir page 71).</text:p>
          </table:table-cell>
          <table:table-cell table:style-name="Tableau96.A1" office:value-type="string">
            <text:p text:style-name="P278">Aucun.</text:p>
          </table:table-cell>
        </table:table-row>
        <table:table-row table:style-name="Tableau96.3">
          <table:table-cell table:style-name="Tableau96.A1" office:value-type="string">
            <text:p text:style-name="P283">Obscurité <text:span text:style-name="T210">p</text:span>artielle</text:p>
          </table:table-cell>
          <table:table-cell table:style-name="Tableau96.A1" office:value-type="string">
            <text:p text:style-name="P278">Entrée d’une grotte. Journée brumeuse. Éloigné d’une source de lumière par 3 fois son rayon.</text:p>
          </table:table-cell>
          <table:table-cell table:style-name="Tableau96.A1" office:value-type="string">
            <text:p text:style-name="P278">- 25 % à tous les tests de Perception basés sur la vue.</text:p>
          </table:table-cell>
        </table:table-row>
        <table:table-row table:style-name="Tableau96.3">
          <table:table-cell table:style-name="Tableau96.A1" office:value-type="string">
            <text:p text:style-name="P283">Obscurité</text:p>
          </table:table-cell>
          <table:table-cell table:style-name="Tableau96.A1" office:value-type="string">
            <text:p text:style-name="P278">Nuit. Grande caverne illuminée seulement par des braises. Brume épaisse. Éloigné d’une source de lumière par 5 fois son rayon.</text:p>
          </table:table-cell>
          <table:table-cell table:style-name="Tableau96.A1" office:value-type="string">
            <text:p text:style-name="P278">- 50 % à tous les tests de Perception basés sur la vue. Mouvement divisé par 2.</text:p>
          </table:table-cell>
        </table:table-row>
        <table:table-row table:style-name="Tableau96.7">
          <table:table-cell table:style-name="Tableau96.A1" office:value-type="string">
            <text:p text:style-name="P283">Obscurité <text:span text:style-name="T210">t</text:span>otale</text:p>
          </table:table-cell>
          <table:table-cell table:style-name="Tableau96.A1" office:value-type="string">
            <text:p text:style-name="P278">Caverne profonde. Pièce scellée par des murs en pierre. Sanctuaire contenant une <text:span text:style-name="T211">r</text:span>une d’<text:span text:style-name="T211">o</text:span>bscurité.</text:p>
          </table:table-cell>
          <table:table-cell table:style-name="Tableau96.A1" office:value-type="string">
            <text:p text:style-name="P278">Les Attaques à Distance ainsi que les tests de Perception basés sur la vue sont impossibles. Le Mouvement est divisé par 4. Les attaques de Combat Rapproché sont à - 75 %.</text:p>
          </table:table-cell>
        </table:table-row>
      </table:table>
      <text:p text:style-name="P241"/>
      <text:p text:style-name="P170"/>
      <table:table table:name="Tableau42" table:style-name="Tableau42">
        <table:table-column table:style-name="Tableau42.A"/>
        <table:table-column table:style-name="Tableau42.B"/>
        <table:table-row table:style-name="Tableau42.1">
          <table:table-cell table:style-name="Tableau42.A1" table:number-columns-spanned="2" office:value-type="string">
            <text:p text:style-name="P128"><text:span text:style-name="Gras"><text:span text:style-name="T4">Sources de Lumière</text:span></text:span></text:p>
          </table:table-cell>
          <table:covered-table-cell/>
        </table:table-row>
        <table:table-row table:style-name="Tableau42.1">
          <table:table-cell table:style-name="Tableau42.A2" office:value-type="string">
            <text:p text:style-name="P81"><text:span text:style-name="Gras"><text:span text:style-name="T6">Exemple</text:span></text:span></text:p>
          </table:table-cell>
          <table:table-cell table:style-name="Tableau42.A2" office:value-type="string">
            <text:p text:style-name="P81"><text:span text:style-name="Gras"><text:span text:style-name="T6">Rayon</text:span></text:span></text:p>
          </table:table-cell>
        </table:table-row>
        <table:table-row table:style-name="Tableau42.1">
          <table:table-cell table:style-name="Tableau42.A3" office:value-type="string">
            <text:p text:style-name="P51">Bougie ou braise</text:p>
          </table:table-cell>
          <table:table-cell table:style-name="Tableau42.A3" office:value-type="string">
            <text:p text:style-name="P51">1 m</text:p>
          </table:table-cell>
        </table:table-row>
        <table:table-row table:style-name="Tableau42.1">
          <table:table-cell table:style-name="Tableau42.A3" office:value-type="string">
            <text:p text:style-name="P51">Torche ou lanterne</text:p>
          </table:table-cell>
          <table:table-cell table:style-name="Tableau42.A3" office:value-type="string">
            <text:p text:style-name="P51">3 m</text:p>
          </table:table-cell>
        </table:table-row>
        <table:table-row table:style-name="Tableau42.1">
          <table:table-cell table:style-name="Tableau42.A3" office:value-type="string">
            <text:p text:style-name="P51">Feu de <text:span text:style-name="T210">c</text:span>amp</text:p>
          </table:table-cell>
          <table:table-cell table:style-name="Tableau42.A3" office:value-type="string">
            <text:p text:style-name="P51">5 m</text:p>
          </table:table-cell>
        </table:table-row>
        <table:table-row table:style-name="Tableau42.1">
          <table:table-cell table:style-name="Tableau42.A3" office:value-type="string">
            <text:p text:style-name="P51">Feu de <text:span text:style-name="T210">j</text:span>oie</text:p>
          </table:table-cell>
          <table:table-cell table:style-name="Tableau42.A3" office:value-type="string">
            <text:p text:style-name="P51">10 m</text:p>
          </table:table-cell>
        </table:table-row>
        <table:table-row table:style-name="Tableau42.1">
          <table:table-cell table:style-name="Tableau42.A7" office:value-type="string">
            <text:p text:style-name="P51">Sort de Lumière</text:p>
          </table:table-cell>
          <table:table-cell table:style-name="Tableau42.A7" office:value-type="string">
            <text:p text:style-name="P52">10 m, mais à la différence des sources lumineuses normales, le sort de Lumière n’illumine qu’un rayon de 10 m et ne fournit pas d’<text:span text:style-name="T210">o</text:span>bscurité <text:span text:style-name="T210">p</text:span>artielle ou d’<text:span text:style-name="T210">o</text:span>bscurité au-delà de ce rayon.</text:p>
          </table:table-cell>
        </table:table-row>
      </table:table>
      <text:p text:style-name="P41"><text:soft-page-break/></text:p>
      <text:p text:style-name="P89">Fatigue (Option)</text:p>
      <text:p text:style-name="P170">Le combat, la course, l’escalade, la nage à contrecourant sont des exemples d’activités qui peuvent fatiguer un personnage.</text:p>
      <text:p text:style-name="P170">Si le meneur de jeu pense que le personnage s’est engagé dans une activité fatigante, il peut demander un test d’Endurance. Si le personnage échoue, il subit les effets de la Fatigue.</text:p>
      <text:p text:style-name="P153"><text:span text:style-name="T83">Exemple.</text:span><text:span text:style-name="T58"> Rurik vient de terminer un long combat de 10 Rounds contre un groupe de bandits. Même s’il en est sorti victorieux, le meneur de jeu demande au joueur de Rurik de tester son Endurance de 30 % ou de devenir Fatigué.</text:span></text:p>
      <text:p text:style-name="P186">Le jet est habituellement effectué une fois l’activité terminée, à moins que celle-ci ne soit très longue ou ne s’étire dans le temps et que la réussite de l’activité puisse être mise en péril par l’accumulation de fatigue. Par exemple, pendant une longue marche, les personnages sont pressés d’atteindre un fort avant une armée ennemie. Non seulement ils peuvent arriver trop tard, mais ils risquent aussi d’être épuisés.</text:p>
      <text:p text:style-name="P106">Les Effets De La Fatigue</text:p>
      <text:p text:style-name="P153"><text:span text:style-name="T24">Si un personnage échoue à un test d’</text:span><text:span text:style-name="T131">Endurance</text:span><text:span text:style-name="T24">, il devient Fatigué : toutes ses compétences sont à -25 %, et son </text:span><text:span text:style-name="T131">Mouvement</text:span><text:span text:style-name="T24"> est réduit d’un quart. De plus, la </text:span><text:span text:style-name="T131">DEX</text:span><text:span text:style-name="T24"> et l’</text:span><text:span text:style-name="T131">INT</text:span><text:span text:style-name="T24"> sont réduits de </text:span><text:span text:style-name="T131">trois points</text:span><text:span text:style-name="T24"> en ce qui concerne la </text:span><text:span text:style-name="T131">détermination de l’initiative</text:span><text:span text:style-name="T24">.</text:span></text:p>
      <text:p text:style-name="P170">Si le personnage Fatigué effectue des activités harassantes comme le combat, la course ou un travail pénible, toutes les pénalités précédentes sont doublées.</text:p>
      <text:p text:style-name="P153"><text:span text:style-name="T24">Si le personnage obtient une Maladresse à son jet d’</text:span><text:span text:style-name="T131">Endurance</text:span><text:span text:style-name="T24">, il s’évanouit alors immédiatement pour </text:span><text:span text:style-name="T131">3D6</text:span><text:span text:style-name="T24"> minutes et se réveille encore </text:span><text:span text:style-name="T131">Fatigué</text:span><text:span text:style-name="T24">.</text:span></text:p>
      <text:p text:style-name="P106">Récupération De La Fatigue</text:p>
      <text:p text:style-name="P153"><text:span text:style-name="T24">Un personnage qui se repose complètement pendant </text:span><text:span text:style-name="T131">20 - CON</text:span><text:span text:style-name="T24"> heures ne subira plus les effets de la Fatigue.</text:span></text:p>
      <text:p text:style-name="P170"><text:soft-page-break/>Un sort de Vigueur (Magie Commune, page 120) permet aussi de se débarrasser de ces effets.</text:p>
      <text:p text:style-name="P106">Exposition, Faim Et Soif</text:p>
      <text:p text:style-name="P153"><text:span text:style-name="T24">Normalement, un personnage peut survivre durant un nombre d’heures égal à sa </text:span><text:span text:style-name="T131">CON</text:span><text:span text:style-name="T24"> avant de souffrir de l’exposition aux éléments.</text:span></text:p>
      <text:p text:style-name="P153"><text:span text:style-name="T24">Un personnage peut survivre durant un nombre de jours égal à sa </text:span><text:span text:style-name="T131">CON/2</text:span><text:span text:style-name="T24"> avant d’être considéré comme affamé. Passé les trois premiers jours de jeûne, il subira cependant un malus de </text:span><text:span text:style-name="T131">-25 %</text:span><text:span text:style-name="T24"> à ses tests de Fatigue.</text:span></text:p>
      <text:p text:style-name="P153"><text:span text:style-name="T24">La soif se fait sentir dès </text:span><text:span text:style-name="T131">2 × CON</text:span><text:span text:style-name="T24"> heures, voire </text:span><text:span text:style-name="T131">1 × CON</text:span><text:span text:style-name="T24"> ou </text:span><text:span text:style-name="T131">1/2 × CON</text:span><text:span text:style-name="T24"> dans des environnements arides.</text:span></text:p>
      <text:p text:style-name="P153"><text:span text:style-name="T24">Un personnage souffrant d’exposition, de faim ou de soif subit un malus de </text:span><text:span text:style-name="T131">-25 %</text:span><text:span text:style-name="T24"> à ses tests de fatigue. De plus, il subit chaque jour </text:span><text:span text:style-name="T131">1D6</text:span><text:span text:style-name="T24"> Points de Dégât pour chaque condition dont il souffre. Toute tentative de guérison, qu’elle soit magique ou non, est vouée à l’échec tant que le personnage n’a pas trouvé de quoi remédier à son état : un abri, de la nourriture ou de l’eau.</text:span></text:p>
      <text:p text:style-name="P89">Guérison</text:p>
      <text:p text:style-name="P188">Il existe trois moyens de guérir : avec la compétence Soins, avec un sort, ou en laissant faire le temps.</text:p>
      <text:p text:style-name="P106">Guérison Naturelle</text:p>
      <text:p text:style-name="P153"><text:span text:style-name="T24">Les </text:span><text:span text:style-name="T131">blessures légères</text:span><text:span text:style-name="T24"> subies par un personnage se soignent naturellement au rythme de </text:span><text:span text:style-name="T131">CON/4</text:span><text:span text:style-name="T24"> (arrondie à l’inférieur) </text:span><text:span text:style-name="T131">PV</text:span><text:span text:style-name="T24"> par tranche de 24 heures, et ce tant que le personnage n’entreprend pas d’activités trop pénibles.</text:span></text:p>
      <text:p text:style-name="P153"><text:span text:style-name="T24">Si vous utilisez la règle optionnelle des Blessures Graves, la guérison naturelle ne permettra pas de guérir ces dernières. Une </text:span><text:span text:style-name="T131">Blessure Grave</text:span><text:span text:style-name="T24"> doit être traitée avec un jet réussi de </text:span><text:span text:style-name="T131">Soins</text:span><text:span text:style-name="T24"> ou avec des moyens magiques. Cela fait, elle guérira naturellement au rythme d’un </text:span><text:span text:style-name="T131">PV</text:span><text:span text:style-name="T24"> par jour, du moment que le personnage n’entreprend pas </text:span><text:soft-page-break/><text:span text:style-name="T24">d’activités trop pénibles et qu’il réussit un test d’</text:span><text:span text:style-name="T131">Endurance</text:span><text:span text:style-name="T24"> quotidien.</text:span></text:p>
      <text:p text:style-name="P106">Guérison Magique</text:p>
      <text:p text:style-name="P170">Qu’elle soit due à un sort, à une prière ou à une potion, une guérison magique prend effet immédiatement.</text:p>
      <text:p text:style-name="P153"><text:span text:style-name="T24">En plus de voir ses </text:span><text:span text:style-name="T131">PV</text:span><text:span text:style-name="T24"> restaurés, tout personnage souffrant d’une </text:span><text:span text:style-name="T131">Blessure Grave</text:span><text:span text:style-name="T24"> et qui regagne au moins un </text:span><text:span text:style-name="T131">PV</text:span><text:span text:style-name="T24"> arrête de saigner ; il peut à nouveau bénéficier de la </text:span><text:span text:style-name="T131">Guérison Naturelle</text:span><text:span text:style-name="T24">.</text:span></text:p>
      <text:p text:style-name="P153"><text:span text:style-name="T24">Si un personnage s’évanouit à la suite d’une </text:span><text:span text:style-name="T131">Blessure Grave</text:span><text:span text:style-name="T24">, il suffit qu’il regagne </text:span><text:span text:style-name="T131">un PV</text:span><text:span text:style-name="T24"> pour retrouver ses esprits.</text:span></text:p>
      <text:p text:style-name="P170">À moins que cela ne soit spécifié, la guérison magique ne peut pas faire ressusciter un mort ni régénérer des membres amputés.</text:p>
      <text:p text:style-name="P89">Encombrement (Option)</text:p>
      <text:p text:style-name="P153"><text:span text:style-name="T24">La plupart des pièces d’équipement décrites dans le chapitre Équipement possèdent des points d’encombrement (</text:span><text:span text:style-name="T131">ENC</text:span><text:span text:style-name="T24">). Certains articles sont trop petits ou trop légers pour en avoir : considérez que 20 de ces articles valent 1 </text:span><text:span text:style-name="T131">ENC</text:span><text:span text:style-name="T24">. Bien sûr, il faut que le personnage ait de quoi porter ces objets commodément, dans un sac ou un balluchon par exemple.</text:span></text:p>
      <text:p text:style-name="P153"><text:span text:style-name="T24">Le personnage peut porter un total d’ENC inférieur ou égal à </text:span><text:span text:style-name="T131">FOR + TAI</text:span><text:span text:style-name="T24">.</text:span></text:p>
      <text:p text:style-name="P153"><text:span text:style-name="T53">L’</text:span><text:span text:style-name="T140">Encombrement</text:span><text:span text:style-name="T53"> est une mesure non seulement du poids, mais aussi du volume d’un objet, reflétant la difficulté à le manipuler. En gros 1 </text:span><text:span text:style-name="T140">ENC</text:span><text:span text:style-name="T53"> est égal à ¼ d’un point de </text:span><text:span text:style-name="T140">TAI</text:span><text:span text:style-name="T53">.</text:span></text:p>
      <text:p text:style-name="P106">Encombré</text:p>
      <text:p text:style-name="P157"><text:span text:style-name="T24">Un personnage qui porte un équipement dont l’</text:span><text:span text:style-name="T131">ENC</text:span><text:span text:style-name="T24"> total est supérieur à </text:span><text:span text:style-name="T131">FOR+TAI</text:span><text:span text:style-name="T24"> est Encombré.</text:span></text:p>
      <text:p text:style-name="P153"><text:span text:style-name="T24">Un personnage Encombré souffre d’un malus de </text:span><text:span text:style-name="T131">-25 %</text:span><text:span text:style-name="T24"> à tous ses tests qui impliquent une activité physique, par exemple les tests de </text:span><text:span text:style-name="T131">compétences martiales</text:span><text:span text:style-name="T24"> et de la plupart des compétences basées </text:span><text:soft-page-break/><text:span text:style-name="T24">sur les </text:span><text:span text:style-name="T44">c</text:span><text:span text:style-name="T24">aractéristiques </text:span><text:span text:style-name="T131">DEX</text:span><text:span text:style-name="T24"> ou </text:span><text:span text:style-name="T131">FOR</text:span><text:span text:style-name="T24">. De plus, son </text:span><text:span text:style-name="T131">Mouvement</text:span><text:span text:style-name="T24"> est réduit de moitié et il subit </text:span><text:span text:style-name="T131">-25 %</text:span><text:span text:style-name="T24"> à ses </text:span><text:span text:style-name="T48">t</text:span><text:span text:style-name="T131">ests de Fatigue</text:span><text:span text:style-name="T24">.</text:span></text:p>
      <text:p text:style-name="P157"><text:span text:style-name="T24">Le nombre de points d’</text:span><text:span text:style-name="T131">ENC qu’un </text:span><text:span text:style-name="T24">personnage peut transporter est limité à deux fois son score en </text:span><text:span text:style-name="T131">FOR+TAI</text:span><text:span text:style-name="T24">.</text:span></text:p>
      <text:p text:style-name="P89">Chute</text:p>
      <text:p text:style-name="P153"><text:span text:style-name="T24">Un personnage qui tombe subit </text:span><text:span text:style-name="T131">1D6</text:span><text:span text:style-name="T24"> Points de Dégât par tranche de 3 m de chute. À la fin de la chute, il se retrouve étalé par terre. Les armures ne réduisent pas les dégâts d’une chute.</text:span></text:p>
      <text:p text:style-name="P153"><text:span text:style-name="T24">Tant que le personnage n’est pas surpris ou évanoui, il peut tenter un test d’</text:span><text:span text:style-name="T131">Athlétisme</text:span><text:span text:style-name="T24"> afin de limiter les dégâts de la chute. Un test réussi permet au personnage de considérer la hauteur de chute comme étant inférieure de 2 m à ce qu’elle est réellement ; de plus, tant que le test est réussi et que le personnage n’est pas réduit à 0 </text:span><text:span text:style-name="T131">PV</text:span><text:span text:style-name="T24">, il se réceptionne convenablement et reste debout. Si le jet est une Prouesse, les dégâts sont miraculeusement réduits à zéro. Si le jet est une Maladresse, il subit le maximum de dégâts.</text:span></text:p>
      <text:p text:style-name="P170">Si le personnage tombe sur une surface molle, sa distance de chute est réduite de moitié dans le décompte des dégâts. Ainsi, une chute de 4 m, qui infligerait normalement 2D6 Points de Dégât, n’en infligerait plus que 1D6, la distance de chute étant réduite à 2 m.</text:p>
      <text:p text:style-name="P89">Asphyxie</text:p>
      <text:p text:style-name="P153"><text:span text:style-name="T24">Pendant qu’il se trouve sous l’eau ou s’il se déplace dans un nuage de gaz empoisonné, un personnage peut retenir sa respiration durant un nombre de </text:span><text:span text:style-name="T131">Rounds</text:span><text:span text:style-name="T24"> de Combat égal à sa </text:span><text:span text:style-name="T131">CON</text:span><text:span text:style-name="T24">.</text:span></text:p>
      <text:p text:style-name="P153"><text:span text:style-name="T24">Une fois ce délai écoulé, le personnage doit effectuer un test d’</text:span><text:span text:style-name="T131">Endurance</text:span><text:span text:style-name="T24"> à chaque </text:span><text:span text:style-name="T131">Round</text:span><text:span text:style-name="T24"> avec un </text:span><text:span text:style-name="T131">malus cumulatif de -10 %</text:span><text:span text:style-name="T24">. S’il en rate un, il commence automatiquement à inhaler la substance suffocante : il endure alors à chaque </text:span><text:span text:style-name="T131">Round</text:span><text:span text:style-name="T24"> des dégâts qui dépendent de la substance inhalée (voir tableau suivant).</text:span><text:span text:style-name="T14">ances suffocantes</text:span></text:p>
      <table:table table:name="Tableau43" table:style-name="Tableau43">
        <table:table-column table:style-name="Tableau43.A"/>
        <table:table-column table:style-name="Tableau43.B"/>
        <table:table-row table:style-name="Tableau43.1">
          <table:table-cell table:style-name="Tableau43.A1" office:value-type="string">
            <text:p text:style-name="P83">Substance Inhalée</text:p>
          </table:table-cell>
          <table:table-cell table:style-name="Tableau43.A1" office:value-type="string">
            <text:p text:style-name="P83">Dégâts Subis</text:p>
          </table:table-cell>
        </table:table-row>
        <table:table-row table:style-name="Tableau43.1">
          <table:table-cell table:style-name="Tableau43.A1" office:value-type="string">
            <text:p text:style-name="P47"><text:span text:style-name="Gras"><text:span text:style-name="T24">Eau</text:span></text:span></text:p>
          </table:table-cell>
          <table:table-cell table:style-name="Tableau43.A1" office:value-type="string">
            <text:p text:style-name="P47"><text:span text:style-name="Gras"><text:span text:style-name="T24">2D6</text:span></text:span></text:p>
          </table:table-cell>
        </table:table-row>
        <text:soft-page-break/>
        <table:table-row table:style-name="Tableau43.1">
          <table:table-cell table:style-name="Tableau43.A1" office:value-type="string">
            <text:p text:style-name="P47"><text:span text:style-name="Gras"><text:span text:style-name="T24">Vide</text:span></text:span></text:p>
          </table:table-cell>
          <table:table-cell table:style-name="Tableau43.A1" office:value-type="string">
            <text:p text:style-name="P47"><text:span text:style-name="Gras"><text:span text:style-name="T24">2D6</text:span></text:span></text:p>
          </table:table-cell>
        </table:table-row>
        <table:table-row table:style-name="Tableau43.1">
          <table:table-cell table:style-name="Tableau43.A1" office:value-type="string">
            <text:p text:style-name="P47"><text:span text:style-name="Gras"><text:span text:style-name="T24">Fumée épaisse</text:span></text:span></text:p>
          </table:table-cell>
          <table:table-cell table:style-name="Tableau43.A1" office:value-type="string">
            <text:p text:style-name="P47"><text:span text:style-name="Gras"><text:span text:style-name="T24">1D6</text:span></text:span></text:p>
          </table:table-cell>
        </table:table-row>
        <table:table-row table:style-name="Tableau43.1">
          <table:table-cell table:style-name="Tableau43.A5" office:value-type="string">
            <text:p text:style-name="P47"><text:span text:style-name="Gras"><text:span text:style-name="T24">Gaz Empoisonné</text:span></text:span></text:p>
          </table:table-cell>
          <table:table-cell table:style-name="Tableau43.A5" office:value-type="string">
            <text:p text:style-name="P47"><text:span text:style-name="Gras"><text:span text:style-name="T24">Le personnage est exposé aux effets du poison. Si le gaz dégage aussi une fumée épaisse, il perd alors 1D6 PV supplémentaires.</text:span></text:span></text:p>
          </table:table-cell>
        </table:table-row>
      </table:table>
      <text:p text:style-name="P141"/>
      <text:p text:style-name="P188">Les points d’armure ne réduisent pas les dégâts de l’asphyxie. Ces dégâts ne cessent que lorsque le personnage peut à nouveau respirer librement. Mais le personnage devra reprendre son souffle pendant 1d4 Actions de Combat, à moins de réussir un test d’Endurance.</text:p>
      <text:p text:style-name="P89">Feu Et Chaleur</text:p>
      <text:p text:style-name="P170">Un feu inflige à chaque Round une quantité de dégâts qui dépend de son intensité, comme indiqué dans le tableau ci-dessous. Les armures métalliques telles que les plaques et les cottes de mailles n’offrent aucune protection.</text:p>
      <table:table table:name="Tableau44" table:style-name="Tableau44">
        <table:table-column table:style-name="Tableau44.A"/>
        <table:table-column table:style-name="Tableau44.B"/>
        <table:table-column table:style-name="Tableau44.C"/>
        <table:table-row table:style-name="Tableau44.1">
          <table:table-cell table:style-name="Tableau44.A1" office:value-type="string">
            <text:p text:style-name="P83">Source de dégâts</text:p>
          </table:table-cell>
          <table:table-cell table:style-name="Tableau44.A1" office:value-type="string">
            <text:p text:style-name="P83">Exemple</text:p>
          </table:table-cell>
          <table:table-cell table:style-name="Tableau44.A1" office:value-type="string">
            <text:p text:style-name="P81"><text:span text:style-name="Gras"><text:span text:style-name="T6">Dégâts</text:span></text:span></text:p>
          </table:table-cell>
        </table:table-row>
        <table:table-row table:style-name="Tableau44.1">
          <table:table-cell table:style-name="Tableau44.A1" office:value-type="string">
            <text:p text:style-name="P44"><text:span text:style-name="Gras"><text:span text:style-name="T24">Flamme</text:span></text:span></text:p>
          </table:table-cell>
          <table:table-cell table:style-name="Tableau44.A1" office:value-type="string">
            <text:p text:style-name="P47"><text:span text:style-name="Gras"><text:span text:style-name="T24">Bougie</text:span></text:span></text:p>
          </table:table-cell>
          <table:table-cell table:style-name="Tableau44.A1" office:value-type="string">
            <text:p text:style-name="P47"><text:span text:style-name="Gras"><text:span text:style-name="T24">1</text:span></text:span></text:p>
          </table:table-cell>
        </table:table-row>
        <table:table-row table:style-name="Tableau44.1">
          <table:table-cell table:style-name="Tableau44.A1" office:value-type="string">
            <text:p text:style-name="P44"><text:span text:style-name="Gras"><text:span text:style-name="T24">Grande Flamme</text:span></text:span></text:p>
          </table:table-cell>
          <table:table-cell table:style-name="Tableau44.A1" office:value-type="string">
            <text:p text:style-name="P47"><text:span text:style-name="Gras"><text:span text:style-name="T24">Torche</text:span></text:span></text:p>
          </table:table-cell>
          <table:table-cell table:style-name="Tableau44.A1" office:value-type="string">
            <text:p text:style-name="P47"><text:span text:style-name="Gras"><text:span text:style-name="T24">1D4</text:span></text:span></text:p>
          </table:table-cell>
        </table:table-row>
        <table:table-row table:style-name="Tableau44.1">
          <table:table-cell table:style-name="Tableau44.A1" office:value-type="string">
            <text:p text:style-name="P44"><text:span text:style-name="Gras"><text:span text:style-name="T24">Petit Feu</text:span></text:span></text:p>
          </table:table-cell>
          <table:table-cell table:style-name="Tableau44.A1" office:value-type="string">
            <text:p text:style-name="P47"><text:span text:style-name="Gras"><text:span text:style-name="T24">Feu de camp ou de cuisine</text:span></text:span></text:p>
          </table:table-cell>
          <table:table-cell table:style-name="Tableau44.A1" office:value-type="string">
            <text:p text:style-name="P47"><text:span text:style-name="Gras"><text:span text:style-name="T24">1D6</text:span></text:span></text:p>
          </table:table-cell>
        </table:table-row>
        <table:table-row table:style-name="Tableau44.1">
          <table:table-cell table:style-name="Tableau44.A1" office:value-type="string">
            <text:p text:style-name="P44"><text:span text:style-name="Gras"><text:span text:style-name="T24">Grand Feu</text:span></text:span></text:p>
          </table:table-cell>
          <table:table-cell table:style-name="Tableau44.A1" office:value-type="string">
            <text:p text:style-name="P47"><text:span text:style-name="Gras"><text:span text:style-name="T24">Jets de vapeur, grands feux de joie, salle en feu</text:span></text:span></text:p>
          </table:table-cell>
          <table:table-cell table:style-name="Tableau44.A1" office:value-type="string">
            <text:p text:style-name="P47"><text:span text:style-name="Gras"><text:span text:style-name="T24">2D6</text:span></text:span></text:p>
          </table:table-cell>
        </table:table-row>
        <table:table-row table:style-name="Tableau44.1">
          <table:table-cell table:style-name="Tableau44.A6" office:value-type="string">
            <text:p text:style-name="P44"><text:span text:style-name="Gras"><text:span text:style-name="T24">Feu Dantesque</text:span></text:span></text:p>
          </table:table-cell>
          <table:table-cell table:style-name="Tableau44.A6" office:value-type="string">
            <text:p text:style-name="P47"><text:span text:style-name="Gras"><text:span text:style-name="T24">Lave, intérieur d’un haut fourneau</text:span></text:span></text:p>
          </table:table-cell>
          <table:table-cell table:style-name="Tableau44.A6" office:value-type="string">
            <text:p text:style-name="P47"><text:span text:style-name="Gras"><text:span text:style-name="T24">3D6</text:span></text:span></text:p>
          </table:table-cell>
        </table:table-row>
      </table:table>
      <text:p text:style-name="P9"/>
      <text:p text:style-name="P89">Poison</text:p>
      <text:p text:style-name="P170">Certaines plantes et créatures secrètent des poisons pour se défendre contre leurs prédateurs. Les poisons sont également utilisés par les assassins et les brigands.</text:p>
      <text:p text:style-name="P186"><text:soft-page-break/>Chaque type de poison est détaillé de la façon suivante :</text:p>
      <text:p text:style-name="P153"><text:span text:style-name="T86">Nom</text:span><text:span text:style-name="T53"> : le nom du poison. Indique aussi s’il est magique.</text:span></text:p>
      <text:p text:style-name="P153"><text:span text:style-name="T86">Type</text:span><text:span text:style-name="T53"> : indique si le poison est ingéré, inhalé, ou utilisé sur une arme.</text:span></text:p>
      <text:p text:style-name="P153"><text:span text:style-name="T86">Délai</text:span><text:span text:style-name="T53"> : temps séparant l’introduction du poison dans l’organisme du personnage et le début de son effet.</text:span></text:p>
      <text:p text:style-name="P153"><text:span text:style-name="T79">Virulence</text:span><text:span text:style-name="T24"> : valeur entre 10 et 100 qui mesure la force du poison. Certains poisons magiques sont même encore plus forts. Un personnage doit effectuer un test d’Opposition d’Endurance contre la Virulence du poison afin de résister à ses effets ou de les limiter.</text:span></text:p>
      <text:p text:style-name="P153"><text:span text:style-name="T79">Effet</text:span><text:span text:style-name="T24"> : en général une perte de PV. Certains poisons peuvent endormir le personnage, déclencher des effets hallucinogènes, provoquer une paralysie ou encore une combinaison d’effets.</text:span></text:p>
      <text:p text:style-name="P170">Ces effets débutent à la fin du délai évoqué plus haut, si le personnage a raté son test d’Endurance au poison.</text:p>
      <text:p text:style-name="P153"><text:span text:style-name="T84">Durée</text:span><text:span text:style-name="T66"> : le temps que le poison affectera la victime. Les effets du poison ne peuvent être endigués que si le poison lui-même a été neutralisé ou s’est dissipé. Les Points de Dégât infligés par le poison doivent être guéris naturellement ou par magie.</text:span></text:p>
      <text:p text:style-name="P24">Le Poison réussit, Le Personnage échoue</text:p>
      <text:p text:style-name="P158"><text:span text:style-name="T24">Si le poison réussit son </text:span><text:span text:style-name="T131">jet de Virulence</text:span><text:span text:style-name="T24"> et que le personnage échoue à son </text:span><text:span text:style-name="T131">test d’Endurance</text:span><text:span text:style-name="T24">, le poison inflige son effet maximum.</text:span></text:p>
      <text:p text:style-name="P24">Le personnage réussit, le poison échoue</text:p>
      <text:p text:style-name="P158"><text:span text:style-name="T24">Si le Personnage réussit son </text:span><text:span text:style-name="T131">jet d’Endurance</text:span><text:span text:style-name="T24"> et que le poison échoue à son </text:span><text:span text:style-name="T131">test de Virulence</text:span><text:span text:style-name="T24">, le poison n’a pas d’effet.</text:span></text:p>
      <text:p text:style-name="P24">Le personnage et le poison réussissent</text:p>
      <text:p text:style-name="P153"><text:span text:style-name="T24">Le résultat </text:span><text:span text:style-name="T131">le plus haut</text:span><text:span text:style-name="T24"> gagne le test.</text:span></text:p>
      <text:p text:style-name="P24">Le personnage et le poison échouent</text:p>
      <text:p text:style-name="P153"><text:span text:style-name="T74">Le résultat </text:span><text:span text:style-name="T143">le plus bas</text:span><text:span text:style-name="T74"> gagne le test.</text:span></text:p>
      <text:p text:style-name="P106">Exemple de poison</text:p>
      <text:p text:style-name="P170">Voici un exemple de poison, celui des redoutables serpents qui composent la chevelure d’une <text:span text:style-name="T199">g</text:span>orgone.</text:p>
      <text:p text:style-name="P153"><text:soft-page-break/><text:span text:style-name="T79">Nom</text:span><text:span text:style-name="T24"> : Venin De Serpent Gorgone</text:span></text:p>
      <text:p text:style-name="P153"><text:span text:style-name="T79">Type</text:span><text:span text:style-name="T24"> : Ingéré ou Contact</text:span></text:p>
      <text:p text:style-name="P153"><text:span text:style-name="T79">Délai</text:span><text:span text:style-name="T24"> : 1D3 Rounds de Combat</text:span></text:p>
      <text:p text:style-name="P153"><text:span text:style-name="T79">Virulence</text:span><text:span text:style-name="T24"> : 34</text:span></text:p>
      <text:p text:style-name="P153"><text:span text:style-name="T79">Plein Effet</text:span><text:span text:style-name="T24"> : 1D3 Points de Dégât, la victime subit un malus de–3 en CON</text:span></text:p>
      <text:p text:style-name="P153"><text:span text:style-name="T79">Durée</text:span><text:span text:style-name="T24"> : 6D10 minutes</text:span></text:p>
      <text:p text:style-name="P89">Maladie</text:p>
      <text:p text:style-name="P178">Les maladies sont une menace sérieuse dans les mondes fantastiques : terribles fléaux qui ravagent des pays entiers, épidémies causées par des esprits de Maladie, etc.</text:p>
      <text:p text:style-name="P178">Chaque type de maladie est détaillé de la façon suivante :</text:p>
      <text:p text:style-name="P158"><text:span text:style-name="T144">Nom</text:span><text:span text:style-name="T131"> :</text:span><text:span text:style-name="T24"> le nom de la maladie. Indique aussi si la maladie est magique.</text:span></text:p>
      <text:p text:style-name="P158"><text:span text:style-name="T144">Type</text:span><text:span text:style-name="T131"> :</text:span><text:span text:style-name="T24"> indique si la maladie est transmise par toucher, contamination ou voie aérienne.</text:span></text:p>
      <text:p text:style-name="P158"><text:span text:style-name="T148">Délai</text:span><text:span text:style-name="T134"> :</text:span><text:span text:style-name="T66"> temps d’incubation de la maladie. Désigne aussi l’intervalle entre les </text:span><text:span text:style-name="T134">Tests d’Opposition</text:span><text:span text:style-name="T66"> que la victime doit effectuer pour lutter contre la maladie.</text:span></text:p>
      <text:p text:style-name="P158"><text:span text:style-name="T148">Virulence</text:span><text:span text:style-name="T134"> :</text:span><text:span text:style-name="T66"> nombre entre 10 et 100 mesurant la force de la maladie. Certaines maladies magiques sont même encore plus dangereuses. Un personnage doit effectuer un </text:span><text:span text:style-name="T134">Test d’Opposition d’Endurance</text:span><text:span text:style-name="T66"> contre la </text:span><text:span text:style-name="T134">Virulence</text:span><text:span text:style-name="T66"> de la maladie afin de résister à ses effets ou de les limiter.</text:span></text:p>
      <text:p text:style-name="P158"><text:span text:style-name="T144">Effet</text:span><text:span text:style-name="T24"> : en général, une perte de P</text:span><text:span text:style-name="T131">V</text:span><text:span text:style-name="T24">. De nombreuses maladies diminuent aussi des caractéristiques. Certaines maladies plus exotiques peuvent même causer des effets hallucinogènes, une paralysie ou encore une combinaison d’effets. Ces effets débutent à la fin du délai évoqué ci-dessus, si le personnage a raté son </text:span><text:span text:style-name="T131">test d’Endurance</text:span><text:span text:style-name="T24"> à la maladie.</text:span></text:p>
      <text:p text:style-name="P194">Les effets de la maladie ne peuvent être endigués que si la maladie elle-même a été neutralisée ou s’est dissipée. Les Points de Dégât in<text:soft-page-break/>fligés par la maladie ne se récupèrent pas automatiquement, ils doivent être guéris naturellement ou par magie.</text:p>
      <text:p text:style-name="P24">La Maladie réussit, Le Personnage échoue</text:p>
      <text:p text:style-name="P170">Si la maladie réussit son jet de Virulence et que le personnage échoue à son test d’Endurance, la maladie inflige son effet maximum.</text:p>
      <text:p text:style-name="P24">Le Personnage réussit, La Maladie échoue</text:p>
      <text:p text:style-name="P170">Si le Personnage réussit son jet d’Endurance et que la maladie échoue à son test de Virulence, la maladie n’a pas d’effet.</text:p>
      <text:p text:style-name="P24">Le Personnage et La Maladie réussissent</text:p>
      <text:p text:style-name="P158"><text:span text:style-name="T24">Le résultat </text:span><text:span text:style-name="T131">le plus haut </text:span><text:span text:style-name="T24">gagne le test</text:span></text:p>
      <text:p text:style-name="P24">Le Personnage et La Maladie échouent</text:p>
      <text:p text:style-name="P158"><text:span text:style-name="T24">Le résultat </text:span><text:span text:style-name="T131">le plus bas</text:span><text:span text:style-name="T24"> gagne le test.</text:span></text:p>
      <text:p text:style-name="P158"><text:span text:style-name="T24">Contrairement aux poisons, les maladies ne progressent que si le personnage ne résiste pas à leurs effets. Si la victime échoue au premier </text:span><text:span text:style-name="T131">Test d’Opposition</text:span><text:span text:style-name="T24">, elle devra effectuer un test supplémentaire après un laps de temps déterminé par la caractéristique </text:span><text:span text:style-name="T131">Délai</text:span><text:span text:style-name="T24"> de la maladie.</text:span></text:p>
      <text:p text:style-name="P158"><text:span text:style-name="T24">Si la victime réussit ce second test, elle aura surmonté le pire : passé un certain temps (qui dépend du</text:span><text:span text:style-name="T131"> Délai</text:span><text:span text:style-name="T24"> de la maladie), elle ne souffrira plus des effets de la maladie, en dehors des Points de Dégât subis.</text:span></text:p>
      <text:p text:style-name="P178">Si la victime échoue à ce second test, sa maladie empire. Appliquez de nouveau l’ensemble des effets de la maladie à ce personnage. Une fois le Délai écoulé à nouveau, effectuez un troisième test contre la maladie et ainsi de suite.</text:p>
      <text:p text:style-name="P178">Voici deux exemples de maladies, l’une est une maladie classique alors que l’autre est magique.</text:p>
      <text:p text:style-name="P106">Exemples de maladie</text:p>
      <text:p text:style-name="P153"><text:span text:style-name="T79">Nom</text:span><text:span text:style-name="T24"> : La Tremblote</text:span></text:p>
      <text:p text:style-name="P153"><text:span text:style-name="T79">Type</text:span><text:span text:style-name="T24"> : Contact.</text:span></text:p>
      <text:p text:style-name="P153"><text:span text:style-name="T79">Délai</text:span><text:span text:style-name="T24"> : 1-2 jours.</text:span></text:p>
      <text:p text:style-name="P153"><text:span text:style-name="T79">Virulence</text:span><text:span text:style-name="T24"> : 50.</text:span></text:p>
      <text:p text:style-name="P153"><text:soft-page-break/><text:span text:style-name="T79">Effet</text:span><text:span text:style-name="T24">s : cette maladie similaire à la grippe provoque des frissons et des tremblements constants qui réduisent la DEX de moitié. En plus, pour chaque jour passé dans cet état, la victime subit 1D6 Points de Dégât.</text:span></text:p>
      <text:p text:style-name="P153"><text:span text:style-name="T79">Nom</text:span><text:span text:style-name="T24"> : Liquéfaction</text:span></text:p>
      <text:p text:style-name="P153"><text:span text:style-name="T79">Type</text:span><text:span text:style-name="T24"> : Contamination.</text:span></text:p>
      <text:p text:style-name="P153"><text:span text:style-name="T79">Délai</text:span><text:span text:style-name="T24"> : Immédiat</text:span></text:p>
      <text:p text:style-name="P153"><text:span text:style-name="T79">Virulence</text:span><text:span text:style-name="T24"> : 23</text:span></text:p>
      <text:p text:style-name="P153"><text:span text:style-name="T79">Effets</text:span><text:span text:style-name="T24"> : cette maladie ne se rencontre que là où beaucoup d’énergie magique a été libérée, comme le théâtre d’un duel entre deux sorciers puissants. Les personnes infectées commencent à fondre : elles perdent immédiatement deux points de DEX, CON et FOR, puis en perdent chaque jour en cas d’échec à un test d’Opposition d’Endurance contre la Virulence du poison.</text:span></text:p>
      <text:p text:style-name="P89">Objets Inanimés</text:p>
      <text:p text:style-name="P153"><text:span text:style-name="T24">Tous les objets inanimés disposent de </text:span><text:span text:style-name="T131">Points d’Armure (PA)</text:span><text:span text:style-name="T24"> et de </text:span><text:span text:style-name="T131">PV</text:span><text:span text:style-name="T24">. Hors circonstances exceptionnelles, toute attaque sur un objet inanimé touche automatiquement ; il suffit de savoir la quantité de dégâts qu’infligent les personnages.</text:span></text:p>
      <text:p text:style-name="P153"><text:span text:style-name="T58">Les </text:span><text:span text:style-name="T138">PA </text:span><text:span text:style-name="T58">de l’objet diminuent les dégâts infligés. Les dégâts restants réduisent les PV ; une fois ceux-ci réduits à zéro, l’objet est cassé et inutilisable.</text:span></text:p>
      <table:table table:name="Tableau45" table:style-name="Tableau45">
        <table:table-column table:style-name="Tableau45.A"/>
        <table:table-column table:style-name="Tableau45.B"/>
        <table:table-column table:style-name="Tableau45.C"/>
        <table:table-row table:style-name="Tableau45.1">
          <table:table-cell table:style-name="Tableau45.A1" office:value-type="string">
            <text:p text:style-name="P83">Objet</text:p>
          </table:table-cell>
          <table:table-cell table:style-name="Tableau45.A1" office:value-type="string">
            <text:p text:style-name="P83">PA</text:p>
          </table:table-cell>
          <table:table-cell table:style-name="Tableau45.A1" office:value-type="string">
            <text:p text:style-name="P83">PV</text:p>
          </table:table-cell>
        </table:table-row>
        <table:table-row table:style-name="Tableau45.2">
          <table:table-cell table:style-name="Tableau45.A1" office:value-type="string">
            <text:p text:style-name="P58">Rocher</text:p>
          </table:table-cell>
          <table:table-cell table:style-name="Tableau45.A1" office:value-type="string">
            <text:p text:style-name="P58">4</text:p>
          </table:table-cell>
          <table:table-cell table:style-name="Tableau45.A1" office:value-type="string">
            <text:p text:style-name="P58">40</text:p>
          </table:table-cell>
        </table:table-row>
        <table:table-row table:style-name="Tableau45.2">
          <table:table-cell table:style-name="Tableau45.A1" office:value-type="string">
            <text:p text:style-name="P58">Porte de Château</text:p>
          </table:table-cell>
          <table:table-cell table:style-name="Tableau45.A1" office:value-type="string">
            <text:p text:style-name="P58">4</text:p>
          </table:table-cell>
          <table:table-cell table:style-name="Tableau45.A1" office:value-type="string">
            <text:p text:style-name="P58">120</text:p>
          </table:table-cell>
        </table:table-row>
        <table:table-row table:style-name="Tableau45.2">
          <table:table-cell table:style-name="Tableau45.A1" office:value-type="string">
            <text:p text:style-name="P58">Muraille de Château (section de 2 m)</text:p>
          </table:table-cell>
          <table:table-cell table:style-name="Tableau45.A1" office:value-type="string">
            <text:p text:style-name="P58">5</text:p>
          </table:table-cell>
          <table:table-cell table:style-name="Tableau45.A1" office:value-type="string">
            <text:p text:style-name="P58">250</text:p>
          </table:table-cell>
        </table:table-row>
        <table:table-row table:style-name="Tableau45.2">
          <table:table-cell table:style-name="Tableau45.A1" office:value-type="string">
            <text:p text:style-name="P58">Mur de Hutte (section de 2 m)</text:p>
          </table:table-cell>
          <table:table-cell table:style-name="Tableau45.A1" office:value-type="string">
            <text:p text:style-name="P58">2</text:p>
          </table:table-cell>
          <table:table-cell table:style-name="Tableau45.A1" office:value-type="string">
            <text:p text:style-name="P58">15</text:p>
          </table:table-cell>
        </table:table-row>
        <table:table-row table:style-name="Tableau45.2">
          <table:table-cell table:style-name="Tableau45.A1" office:value-type="string">
            <text:p text:style-name="P58">Porte en Fer</text:p>
          </table:table-cell>
          <table:table-cell table:style-name="Tableau45.A1" office:value-type="string">
            <text:p text:style-name="P58">4</text:p>
          </table:table-cell>
          <table:table-cell table:style-name="Tableau45.A1" office:value-type="string">
            <text:p text:style-name="P58">75</text:p>
          </table:table-cell>
        </table:table-row>
        <table:table-row table:style-name="Tableau45.2">
          <table:table-cell table:style-name="Tableau45.A1" office:value-type="string">
            <text:p text:style-name="P58">Chaise en bois</text:p>
          </table:table-cell>
          <table:table-cell table:style-name="Tableau45.A1" office:value-type="string">
            <text:p text:style-name="P58">2</text:p>
          </table:table-cell>
          <table:table-cell table:style-name="Tableau45.A1" office:value-type="string">
            <text:p text:style-name="P58">6</text:p>
          </table:table-cell>
        </table:table-row>
        <text:soft-page-break/>
        <table:table-row table:style-name="Tableau45.2">
          <table:table-cell table:style-name="Tableau45.A8" office:value-type="string">
            <text:p text:style-name="P58">Porte normale en bois</text:p>
          </table:table-cell>
          <table:table-cell table:style-name="Tableau45.A8" office:value-type="string">
            <text:p text:style-name="P58">2</text:p>
          </table:table-cell>
          <table:table-cell table:style-name="Tableau45.A8" office:value-type="string">
            <text:p text:style-name="P58">25</text:p>
          </table:table-cell>
        </table:table-row>
      </table:table>
      <text:p text:style-name="P9"/>
      <text:p text:style-name="P89">Modifications d’Intrigue (Option)</text:p>
      <text:p text:style-name="P153"><text:span text:style-name="T24">En général, c’est le </text:span><text:span text:style-name="T131">meneur de jeu</text:span><text:span text:style-name="T24"> qui décrit la situation dans laquelle les personnages se trouvent ainsi que les résultats des tests de compétence. Grâce à cette règle optionnelle, les joueurs peuvent prendre le contrôle de la narration et changer le sens que prend l’histoire en dépensant des </text:span><text:span text:style-name="T131">points Héroïsme</text:span><text:span text:style-name="T24"> :</text:span></text:p>
      <text:p text:style-name="P252"><text:span text:style-name="T24">1 point pour une </text:span><text:span text:style-name="T79">Modification Mineure</text:span><text:span text:style-name="T24">, qui change de petits détails en faveur du joueur. Par exemple, le personnage du joueur possède tout à coup un élément important d’équipement qu’il avait oublié d’apporter, ou alors le garde oublie de fermer la porte de la prison où sont emprisonnés les personnages…</text:span></text:p>
      <text:p text:style-name="P252"><text:span text:style-name="T24">2 points pour une </text:span><text:span text:style-name="T79">Modification Majeure</text:span><text:span text:style-name="T24">, qui met le personnage du joueur dans une position avantageuse. Par exemple, non seulement la porte de la prison est ouverte, mais le geôlier est endormi à sa table.</text:span></text:p>
      <text:p text:style-name="P252"><text:span text:style-name="T24">3 points pour une </text:span><text:span text:style-name="T79">Modification Radicale</text:span><text:span text:style-name="T24">, qui provoque quelque chose de dramatique ou de presque impossible, mettant ainsi le personnage dans une situation très avantageuse. Par exemple, le roi trébuche sur sa robe, entrainant dans sa chute ses trois gardes du corps et donnant au joueur incarnant un assassin l’occasion d’un tir facile sur le tyran.</text:span></text:p>
      <text:p text:style-name="P252"><text:span text:style-name="T24">5 points pour une </text:span><text:span text:style-name="T79">Modification Improbable</text:span><text:span text:style-name="T24">, où le joueur repousse les limites de la crédibilité (même au sein d’un univers fantastique) à son avantage. Par exemple, un dragon qui passait par là attaque le château où les personnages sont emprisonnés, leur permettant de s’échapper pendant que les gardes sont occupés à combattre le reptile volant cracheur de feu.</text:span></text:p>
      <text:p text:style-name="P153"><text:span text:style-name="T58">Les </text:span><text:span text:style-name="T138">modifications d’intrigue</text:span><text:span text:style-name="T58"> doivent toujours s’accompagner d’une narration sensée du joueur : même une </text:span><text:span text:style-name="T83">Modification Improbable</text:span><text:span text:style-name="T58"> doit rester cohérente et un tant soit peu plausible aux yeux du groupe. Le </text:span><text:span text:style-name="T138">meneur de jeu a toujours le dernier mot</text:span><text:span text:style-name="T58"> pour autoriser une modification d’intrigue ou pas.</text:span></text:p>
      <text:p text:style-name="P170"><text:soft-page-break/>Les joueurs ne doivent pas constamment compter sur ces modifications pour surmonter les obstacles, mais les conserver pour les moments où ils seront vraiment bloqués ou lorsqu’ils auront en tête une idée amusante et intéressante.</text:p>
      <text:p text:style-name="P153"><text:span text:style-name="T24">Les Modifications ne peuvent jamais complètement éliminer les obstacles comme les confrontations ou les défis physiques, mais elles accorder un avantage temporaire aux personnages. Par exemple, vous ne pouvez pas utiliser une </text:span><text:span text:style-name="T131">Modification d’Intrigue</text:span><text:span text:style-name="T24"> pour supprimer une chaine de montagnes ou tuer instantanément un adversaire majeur et récurrent, mais vous pouvez en utiliser une pour que votre personnage trouve un passage secret qui traverse la montagne ou pour que le méchant soit temporairement évanoui.</text:span></text:p>
      <text:p text:style-name="P122">Navires Et Navigation</text:p>
      <text:p text:style-name="P204">Par Paul Mitchener</text:p>
      <text:p text:style-name="P205"/>
      <table:table table:name="Tableau97" table:style-name="Tableau97">
        <table:table-column table:style-name="Tableau97.A"/>
        <table:table-column table:style-name="Tableau97.B"/>
        <table:table-column table:style-name="Tableau97.C"/>
        <table:table-column table:style-name="Tableau97.D"/>
        <table:table-column table:style-name="Tableau97.E"/>
        <table:table-column table:style-name="Tableau97.F"/>
        <table:table-column table:style-name="Tableau97.G"/>
        <table:table-row table:style-name="Tableau97.1">
          <table:table-cell table:style-name="Tableau97.A1" table:number-columns-spanned="7" office:value-type="string">
            <text:p text:style-name="P309">Caractéristiques des navires</text:p>
          </table:table-cell>
          <table:covered-table-cell/>
          <table:covered-table-cell/>
          <table:covered-table-cell/>
          <table:covered-table-cell/>
          <table:covered-table-cell/>
          <table:covered-table-cell/>
        </table:table-row>
        <table:table-row table:style-name="Tableau97.1">
          <table:table-cell table:style-name="Tableau97.A1" office:value-type="string">
            <text:p text:style-name="P299">Type de Navire</text:p>
          </table:table-cell>
          <table:table-cell table:style-name="Tableau97.A1" office:value-type="string">
            <text:p text:style-name="P299">Équipage</text:p>
          </table:table-cell>
          <table:table-cell table:style-name="Tableau97.A1" office:value-type="string">
            <text:p text:style-name="P299">Prix (PS)</text:p>
          </table:table-cell>
          <table:table-cell table:style-name="Tableau97.A1" office:value-type="string">
            <text:p text:style-name="P299">Manœuvrabilité</text:p>
          </table:table-cell>
          <table:table-cell table:style-name="Tableau97.A1" office:value-type="string">
            <text:p text:style-name="P299">Vitesse</text:p>
          </table:table-cell>
          <table:table-cell table:style-name="Tableau97.A1" office:value-type="string">
            <text:p text:style-name="P299">Pts de Structure</text:p>
          </table:table-cell>
          <table:table-cell table:style-name="Tableau97.A1" office:value-type="string">
            <text:p text:style-name="P299">Cargaison</text:p>
          </table:table-cell>
        </table:table-row>
        <table:table-row table:style-name="Tableau97.3">
          <table:table-cell table:style-name="Tableau97.A1" office:value-type="string">
            <text:p text:style-name="P279">Un Mât</text:p>
          </table:table-cell>
          <table:table-cell table:style-name="Tableau97.A1" office:value-type="string">
            <text:p text:style-name="P279">10</text:p>
          </table:table-cell>
          <table:table-cell table:style-name="Tableau97.A1" office:value-type="string">
            <text:p text:style-name="P279">5000</text:p>
          </table:table-cell>
          <table:table-cell table:style-name="Tableau97.A1" office:value-type="string">
            <text:p text:style-name="P279">+ 25 %</text:p>
          </table:table-cell>
          <table:table-cell table:style-name="Tableau97.A1" office:value-type="string">
            <text:p text:style-name="P279">6 Nœuds</text:p>
          </table:table-cell>
          <table:table-cell table:style-name="Tableau97.A1" office:value-type="string">
            <text:p text:style-name="P279">20</text:p>
          </table:table-cell>
          <table:table-cell table:style-name="Tableau97.A1" office:value-type="string">
            <text:p text:style-name="P279">8 Tonnes</text:p>
          </table:table-cell>
        </table:table-row>
        <table:table-row table:style-name="Tableau97.3">
          <table:table-cell table:style-name="Tableau97.A1" office:value-type="string">
            <text:p text:style-name="P279">Deux Mâts</text:p>
          </table:table-cell>
          <table:table-cell table:style-name="Tableau97.A1" office:value-type="string">
            <text:p text:style-name="P279">20</text:p>
          </table:table-cell>
          <table:table-cell table:style-name="Tableau97.A1" office:value-type="string">
            <text:p text:style-name="P279">15000</text:p>
          </table:table-cell>
          <table:table-cell table:style-name="Tableau97.A1" office:value-type="string">
            <text:p text:style-name="P279">-</text:p>
          </table:table-cell>
          <table:table-cell table:style-name="Tableau97.A1" office:value-type="string">
            <text:p text:style-name="P279">5 Nœuds</text:p>
          </table:table-cell>
          <table:table-cell table:style-name="Tableau97.A1" office:value-type="string">
            <text:p text:style-name="P279">40</text:p>
          </table:table-cell>
          <table:table-cell table:style-name="Tableau97.A1" office:value-type="string">
            <text:p text:style-name="P279">15 Tonnes</text:p>
          </table:table-cell>
        </table:table-row>
        <table:table-row table:style-name="Tableau97.3">
          <table:table-cell table:style-name="Tableau97.A1" office:value-type="string">
            <text:p text:style-name="P279">Trois Mâts</text:p>
          </table:table-cell>
          <table:table-cell table:style-name="Tableau97.A1" office:value-type="string">
            <text:p text:style-name="P279">30</text:p>
          </table:table-cell>
          <table:table-cell table:style-name="Tableau97.A1" office:value-type="string">
            <text:p text:style-name="P279">50000</text:p>
          </table:table-cell>
          <table:table-cell table:style-name="Tableau97.A1" office:value-type="string">
            <text:p text:style-name="P279">- 25 %</text:p>
          </table:table-cell>
          <table:table-cell table:style-name="Tableau97.A1" office:value-type="string">
            <text:p text:style-name="P279">4 Nœuds</text:p>
          </table:table-cell>
          <table:table-cell table:style-name="Tableau97.A1" office:value-type="string">
            <text:p text:style-name="P279">60</text:p>
          </table:table-cell>
          <table:table-cell table:style-name="Tableau97.A1" office:value-type="string">
            <text:p text:style-name="P279">30 Tonnes</text:p>
          </table:table-cell>
        </table:table-row>
      </table:table>
      <text:p text:style-name="P90">Construction</text:p>
      <text:p text:style-name="P190">OpenQuest distingue trois types de voilier : les sloops (navires à un mât petits, rapides, et relativement fragiles), les bricks (navires rapides et maniables à deux mâts), et les vaisseaux (les grands navires d’au moins trois mâts, que ce soient des navires de guerre ou de transport).</text:p>
      <text:p text:style-name="P153"><text:span text:style-name="T49">Comme les armes montées sur un navire ne sont pas précises, il faut un grand nombre de tirs pour avoir une chance d’infliger des dégâts à un navire ennemi. C’est pourquoi les armes sont regroupées de manière abstraite en une seule compétence d’attaque. Un succès inflige normalement </text:span><text:span text:style-name="T141">1D8</text:span><text:span text:style-name="T49"> de dégâts qui sont soustraits aux </text:span><text:span text:style-name="T141">points de structure</text:span><text:span text:style-name="T49"> de l’autre navire.</text:span></text:p>
      <text:p text:style-name="P153"><text:span text:style-name="T49">Chaque tranche de </text:span><text:span text:style-name="T141">10 %</text:span><text:span text:style-name="T49"> dans la compétence d’attaque réduit la capacité de transport de 2 tonnes, et nécessite deux membres d’équipage supplémentaires. Le score de la compétence ne peut être augmenté au-delà de 100 %.</text:span></text:p>
      <text:p text:style-name="P190">Chaque navire possède au moins un trait particulier qui le différencie des autres navires de sa catégorie. Ajoutez 50 % au cout du navire par particularité au-delà de la première :</text:p>
      <text:p text:style-name="P153"><text:span text:style-name="T89">Blindé</text:span><text:span text:style-name="T49"> : +2 PA contre toute les attaques.</text:span></text:p>
      <text:p text:style-name="P153"><text:span text:style-name="T89">Rapide</text:span><text:span text:style-name="T49"> : ajoutez +1 nœud de vitesse.</text:span></text:p>
      <text:p text:style-name="P153"><text:span text:style-name="T89">Armes Lourdes</text:span><text:span text:style-name="T49"> : les armes infligent 1D12 plutôt que 1D8 dégâts.</text:span></text:p>
      <text:p text:style-name="P153"><text:span text:style-name="T89">Grande Capacité</text:span><text:span text:style-name="T49"> : augmentez la taille du fret de +50 %.</text:span></text:p>
      <text:p text:style-name="P153"><text:span text:style-name="T89">Maniable</text:span><text:span text:style-name="T49"> : ajoutez +25 % à la manœuvrabilité.</text:span></text:p>
      <text:p text:style-name="P153"><text:span text:style-name="T89">Marine</text:span><text:span text:style-name="T49"> : le bateau peut transporter (et fournir gite et couvert) un nombre de soldats de marine égal à la taille de son équipage.</text:span></text:p>
      <text:p text:style-name="P153"><text:soft-page-break/><text:span text:style-name="T89">Éperon</text:span><text:span text:style-name="T49"> : le navire peut éperonner d’autres navires en combat sans subir de dégâts.</text:span></text:p>
      <text:p text:style-name="P153"><text:span text:style-name="T89">Équipage rédui</text:span><text:span text:style-name="T49">t : la taille de l’équipage nécessaire au bon fonctionnement du navire (comme indiqué dans le tableau </text:span><text:span text:style-name="T52">de Caractéristiques des navires</text:span><text:span text:style-name="T49">) est réduite de moitié.</text:span></text:p>
      <text:p text:style-name="P89">Tests De Navigation</text:p>
      <text:p text:style-name="P170">La plupart des manœuvres qu’un navire peut effectuer sont régies par la compétence de Navigation du capitaine, modifiée par la manœuvrabilité du navire. Un autre modificateur est le niveau de compétence moyen en Navigation de l’équipage :</text:p>
      <text:p text:style-name="P153"><text:span text:style-name="T79">25 % ou moins</text:span><text:span text:style-name="T24"> (aucune expérience) : -25 % de pénalité.</text:span></text:p>
      <text:p text:style-name="P153"><text:span text:style-name="T79">26 % -50 % </text:span><text:span text:style-name="T24">(compétent) : aucun modificateur.</text:span></text:p>
      <text:p text:style-name="P153"><text:span text:style-name="T79">51 % -75 %</text:span><text:span text:style-name="T24"> (vétéran) : +25 % de bonus.</text:span></text:p>
      <text:p text:style-name="P153"><text:span text:style-name="T79">76 % ou plus </text:span><text:span text:style-name="T24">(expert) : +50 % de bonus.</text:span></text:p>
      <text:p text:style-name="P89">Voyage</text:p>
      <text:p text:style-name="P170">Dans des conditions normales de navigation, un voilier peut se déplacer de 30 km par jour et par nœud de vitesse. Les vitesses indiquées sont des moyennes. Des conditions très favorables, par exemple un vent fort dans la direction souhaitée du voyage (peut-être modifié par magie), peuvent doubler ces vitesses.</text:p>
      <text:p text:style-name="P170">Par contre, en cas de calme plat, le navire ne peut pas bouger.</text:p>
      <text:p text:style-name="P153"><text:span text:style-name="T49">Pour chaque jour passé hors de vue d’une terre, une tempête a 5 % de chance de se déclencher. Les tempêtes causent </text:span><text:span text:style-name="T141">2D6 Points de Dégât structurels</text:span><text:span text:style-name="T49"> à un navire. Un navire réduit à </text:span><text:span text:style-name="T141">0 point de structure</text:span><text:span text:style-name="T49"> commence à couler ; il coulera presque instantanément si ses points de structure sont réduits à la valeur négative du montant initial. En outre, les marins à bord doivent réussir un </text:span><text:span text:style-name="T141">test d’Esquive</text:span><text:span text:style-name="T49"> pour rester à bord ; un marin par-dessus bord qui n’est pas immédiatement secouru ne survit que s’il réussit un </text:span><text:span text:style-name="T141">test d’Athlétisme</text:span><text:span text:style-name="T49">.</text:span></text:p>
      <text:p text:style-name="P153"><text:span text:style-name="T66">Heureusement, le capitaine peut effectuer un </text:span><text:span text:style-name="T134">test de Navigation</text:span><text:span text:style-name="T66"> (modifié par la maniabilité) pour réduire de moitié les dégâts causés par </text:span><text:soft-page-break/><text:span text:style-name="T66">une tempête. Il est aussi possible de modifier l’itinéraire du navire afin d’éviter une tempête détectée à l’avance (peut-être en utilisant la magie ou des compétences telles que la </text:span><text:span text:style-name="T134">Connaissance de la Nature</text:span><text:span text:style-name="T66">).</text:span></text:p>
      <text:p text:style-name="P89">Combat Naval</text:p>
      <text:p text:style-name="P170">On estime qu’il existe seulement 2 distances possibles entre 2 navires : le contact et la distance de combat.</text:p>
      <text:p text:style-name="P106">Le Contact</text:p>
      <text:p text:style-name="P170">Les Navires peuvent se voir mutuellement. Les deux navires décident soit d’engager le combat, soit de perdre le contact. Dans les deux cas, l’action est automatique et prend 1 heure.</text:p>
      <text:p text:style-name="P106">La Distance De Combat</text:p>
      <text:p text:style-name="P158"><text:span text:style-name="T58">Le combat entre les navires est similaire à un combat normal. L’</text:span><text:span text:style-name="T138">Initiative</text:span><text:span text:style-name="T58"> est déterminée pour chaque navire : c’est donc le navire avec la meilleure vitesse qui commence.</text:span></text:p>
      <text:p text:style-name="P158"><text:span text:style-name="T53">Le navire ayant l’initiative peut ensuite effectuer un test d’attaque : le navire ciblé n’a pas droit à un test de défense. Si vous le souhaitez, un personnage peut être nommé officier d’arme et supervisera alors les tirs d’un navire. Ce personnage doit procéder à un test de compétence </text:span><text:span text:style-name="T140">Combat à Distance :</text:span><text:span text:style-name="T53"> si le jet est une réussite, le navire aura un bonus de + 25 % à son </text:span><text:span text:style-name="T140">test d’attaque</text:span><text:span text:style-name="T53">.</text:span></text:p>
      <text:p text:style-name="P178">Les armes individuelles sont trop petites pour avoir un effet sur un navire adverse, mais peuvent être utilisées contre les adversaires sur les ponts.</text:p>
      <text:p text:style-name="P158"><text:span text:style-name="T24">Les manœuvres spéciales suivantes peuvent être réalisées par un navire à distance de combat. Une manœuvre par Round est autorisée. Chaque manœuvre nécessite un test de</text:span><text:span text:style-name="T131"> Navigation</text:span><text:span text:style-name="T24"> de la part du capitaine, comme indiqué ci-dessous.</text:span></text:p>
      <text:p text:style-name="P106">Bordée</text:p>
      <text:p text:style-name="P178">Si le test est réussi, le navire peut réaliser deux attaques au lieu d’une.</text:p>
      <text:p text:style-name="P106"><text:soft-page-break/>Se soustraire</text:p>
      <text:p text:style-name="P158"><text:span text:style-name="T24">Si le test est réussi, l’adversaire ne peut pas utiliser les manœuvres </text:span><text:span text:style-name="T131">Bordée</text:span><text:span text:style-name="T24">, </text:span><text:span text:style-name="T131">Éperonnement</text:span><text:span text:style-name="T24">, ou </text:span><text:span text:style-name="T131">Abordage</text:span><text:span text:style-name="T24">. En outre, le navire peut s’échapper de la distance de combat (pour atteindre la distance de contact) si l’autre navire le laisse filer ou s’il réussit un </text:span><text:span text:style-name="T131">test d’Opposition de Navigation</text:span><text:span text:style-name="T24">.</text:span></text:p>
      <text:p text:style-name="P106">Éperonnement</text:p>
      <text:p text:style-name="P158"><text:span text:style-name="T49">L’autre navire est percuté en cas de réussite au </text:span><text:span text:style-name="T141">test d’Opposition de Navigation</text:span><text:span text:style-name="T49">. Un éperonnement provoque </text:span><text:span text:style-name="T141">1D6</text:span><text:span text:style-name="T49"> Points de Dégât </text:span><text:span text:style-name="T141">par mât du navire visé</text:span><text:span text:style-name="T49">. Si le navire effectuant cette manœuvre ne possède pas d’éperon, il subit également la moitié des dégâts infligés.</text:span></text:p>
      <text:p text:style-name="P106">Abordage</text:p>
      <text:p text:style-name="P153"><text:span text:style-name="T49">L’abordage n’est possible qu’en cas de réussite à un </text:span><text:span text:style-name="T141">test d’Opposition de Navigation</text:span><text:span text:style-name="T49">. Dans ce cas, les navires sont encordés et l’abordage peut commencer. Un test gratuit d’</text:span><text:span text:style-name="T141">Abordage</text:span><text:span text:style-name="T49"> est permis tout de suite après une manœuvre d’</text:span><text:span text:style-name="T141">Éperonnement</text:span><text:span text:style-name="T49"> réussie, si désiré.</text:span></text:p>
      <text:p text:style-name="P190">Si les deux navires veulent aborder, la procédure est automatique.</text:p>
      <text:p text:style-name="P122">Traumatismes Mentaux (Option)</text:p>
      <text:p text:style-name="P204">par Rik Kershaw Moore et Newt Newport</text:p>
      <text:p text:style-name="P170">Si le meneur de jeu veut insuffler une dose d’horreur à une aventure, cette règle optionnelle peut s’avérer utile.</text:p>
      <text:p text:style-name="P153"><text:span text:style-name="T53">Lorsqu’un personnage est témoin d’évènements horribles ou terrifiants, le </text:span><text:span text:style-name="T140">meneur de jeu</text:span><text:span text:style-name="T53"> demande un </text:span><text:span text:style-name="T140">test de Persévérance</text:span><text:span text:style-name="T53">. S’il échoue, le personnage subit un </text:span><text:span text:style-name="T140">choc psychique</text:span><text:span text:style-name="T53"> qui altère sa personnalité. Lancez 1D</text:span><text:span text:style-name="T140">6</text:span><text:span text:style-name="T53"> sur le tableau des dégâts mentaux pour voir l’effet subi.</text:span></text:p>
      <table:table table:name="Tableau46" table:style-name="Tableau46">
        <table:table-column table:style-name="Tableau46.A"/>
        <table:table-column table:style-name="Tableau46.B"/>
        <table:table-row table:style-name="Tableau46.1">
          <table:table-cell table:style-name="Tableau46.A1" office:value-type="string">
            <text:p text:style-name="P81"><text:span text:style-name="Gras"><text:span text:style-name="T6">1D6</text:span></text:span></text:p>
          </table:table-cell>
          <table:table-cell table:style-name="Tableau46.A1" office:value-type="string">
            <text:p text:style-name="P81"><text:span text:style-name="Gras"><text:span text:style-name="T6">Effets</text:span></text:span></text:p>
          </table:table-cell>
        </table:table-row>
        <table:table-row table:style-name="Tableau46.1">
          <table:table-cell table:style-name="Tableau46.A1" office:value-type="string">
            <text:p text:style-name="P58">1</text:p>
          </table:table-cell>
          <table:table-cell table:style-name="Tableau46.A1" office:value-type="string">
            <text:p text:style-name="P58">Tremblement : l’incident vous a laissé avec un léger tremblement nerveux incontrôlable. - 2 en DEX.</text:p>
          </table:table-cell>
        </table:table-row>
        <table:table-row table:style-name="Tableau46.1">
          <table:table-cell table:style-name="Tableau46.A1" office:value-type="string">
            <text:p text:style-name="P58">2</text:p>
          </table:table-cell>
          <table:table-cell table:style-name="Tableau46.A1" office:value-type="string">
            <text:p text:style-name="P58">Bouleversement : vous avez des difficultés à vous rapprocher des gens, il <text:soft-page-break/>vous semble plus facile de rester distant. Le CHA est réduit de 2.</text:p>
          </table:table-cell>
        </table:table-row>
        <table:table-row table:style-name="Tableau46.1">
          <table:table-cell table:style-name="Tableau46.A1" office:value-type="string">
            <text:p text:style-name="P58">3</text:p>
          </table:table-cell>
          <table:table-cell table:style-name="Tableau46.A1" office:value-type="string">
            <text:p text:style-name="P58">Perdre son sang froid : tout vous énerve et vous avez une furieuse envie de cogner sur quelqu’un ou quelque chose. Chaque fois qu’une telle situation se produit, vous devez réussir un test de Persévérance pour contrôler votre rage, sinon vous n’avez pas d’autre recours que d’en découdre, avec vos poings ou vos armes.</text:p>
          </table:table-cell>
        </table:table-row>
        <table:table-row table:style-name="Tableau46.1">
          <table:table-cell table:style-name="Tableau46.A1" office:value-type="string">
            <text:p text:style-name="P58">4</text:p>
          </table:table-cell>
          <table:table-cell table:style-name="Tableau46.A1" office:value-type="string">
            <text:p text:style-name="P65">Panique : quand vous vous retrouvez dans des situations dangereuses et éprouvantes, il vous prend une envie irrésistible de fuir et de chercher la sécurité. Chaque fois qu’une telle situation se produit, vous devez réussir un test de Persévérance pour contrôler votre envie de fuir, sinon vous êtes totalement paniqué.</text:p>
          </table:table-cell>
        </table:table-row>
        <table:table-row table:style-name="Tableau46.1">
          <table:table-cell table:style-name="Tableau46.A1" office:value-type="string">
            <text:p text:style-name="P58">5</text:p>
          </table:table-cell>
          <table:table-cell table:style-name="Tableau46.A1" office:value-type="string">
            <text:p text:style-name="P58">Cauchemars : chaque nuit, ils envahissent vos rêves, vous forçant à revivre encore et encore les évènements dont vous avez été témoin. Le sommeil devient presque impossible. La CON est réduite de 2.</text:p>
          </table:table-cell>
        </table:table-row>
        <table:table-row table:style-name="Tableau46.1">
          <table:table-cell table:style-name="Tableau46.A7" office:value-type="string">
            <text:p text:style-name="P58">6</text:p>
          </table:table-cell>
          <table:table-cell table:style-name="Tableau46.A7" office:value-type="string">
            <text:p text:style-name="P58">Déconcentration : vous éprouvez de la difficulté à vous concentrer sur la tâche à accomplir, même en combat. Le POU et l’INT sont réduits de 2.</text:p>
          </table:table-cell>
        </table:table-row>
      </table:table>
      <text:p text:style-name="P243"/>
      <text:p text:style-name="P153"><text:span text:style-name="T24">En outre et indépendamment du </text:span><text:span text:style-name="T131">test de Persévérance</text:span><text:span text:style-name="T24">, il doit immédiatement effectuer un </text:span><text:span text:style-name="T131">jet d’Endurance</text:span><text:span text:style-name="T24"> avec un modificateur de </text:span><text:span text:style-name="T131">-50 % </text:span><text:span text:style-name="T24">ou entrer en </text:span><text:span text:style-name="T131">état de choc</text:span><text:span text:style-name="T24"> pendant </text:span><text:span text:style-name="T131">1D4 Rounds</text:span><text:span text:style-name="T24">. Si le jet est une Maladresse, le personnage entre dans un </text:span><text:span text:style-name="T131">état catatonique</text:span><text:span text:style-name="T24"> pendant </text:span><text:span text:style-name="T131">1D8 Rounds</text:span><text:span text:style-name="T24">.</text:span></text:p>
      <text:p text:style-name="P153"><text:span text:style-name="T89">Exemple</text:span><text:span text:style-name="T49">. Rurik fouille une chapelle obscure après que le groupe a abattu un groupe de goules qui y avait élu résidence. Il ramasse des sacs qui avaient été laissés dans un coin de la pièce. L’humidité et la chaleur ont fait leur travail sur le contenu des sacs, transformé en une bouillie sans nom. Alors que Rurik soulève les sacs, il peut sentir quelque chose de solide se déplacer dans ce fluide, et il réalise avec stupeur que ce sont des os. Le meneur de jeu décide que la découverte est si horrible que Rurik doit faire un jet de Persévérance.</text:span></text:p>
      <text:p text:style-name="P190">Rurik a 34 % en Persévérance, mais les dés affichent 51 : c’est un échec, et Rurik est ébranlé par sa découverte. Il faut maintenant se référer au tableau des dégâts mentaux et lancer 1d6. Un résultat de 5 a été obtenu, ce qui signifie que le sommeil de Rurik sera troublé par les souvenirs de cet affreux épisode.</text:p>
      <text:p text:style-name="P190"><text:soft-page-break/>Reste alors à tester l’Endurance de Rurik (32 %) : un résultat de 23 indique que Rurik ne subit pas d’état de choc.</text:p>
      <text:p text:style-name="P106">Modifier Le Test De Persévérance</text:p>
      <text:p text:style-name="P153"><text:span text:style-name="T24">Par leur nature même, certains monstres sont encore plus horribles et inquiétants que la </text:span><text:span text:style-name="T31">g</text:span><text:span text:style-name="T24">oule ou le </text:span><text:span text:style-name="T31">z</text:span><text:span text:style-name="T24">ombie standards : nous pensons par exemple aux </text:span><text:span text:style-name="T31">d</text:span><text:span text:style-name="T24">émons </text:span><text:span text:style-name="T31">m</text:span><text:span text:style-name="T24">ajeurs, aux </text:span><text:span text:style-name="T31">s</text:span><text:span text:style-name="T24">eigneurs </text:span><text:span text:style-name="T31">v</text:span><text:span text:style-name="T24">ampires ou aux horreurs cosmiques indescriptibles. Lorsque les personnages rencontrent de telles créatures, le </text:span><text:span text:style-name="T131">meneur de jeu</text:span><text:span text:style-name="T24"> peut appliquer un malus de </text:span><text:span text:style-name="T131">-25 %,</text:span><text:span text:style-name="T24"> voire de </text:span><text:span text:style-name="T131">-50 %,</text:span><text:span text:style-name="T24"> au </text:span><text:span text:style-name="T131">test de Persévérance</text:span><text:span text:style-name="T24">.</text:span></text:p>
      <text:p text:style-name="P106">Dépenser Des Points D’Héroïsme</text:p>
      <text:p text:style-name="P153"><text:span text:style-name="T24">Comme dans le cas d’une </text:span><text:span text:style-name="T131">Blessure Grave</text:span><text:span text:style-name="T24">, un personnage peut dépenser un P</text:span><text:span text:style-name="T131">oint d’Héroïsme</text:span><text:span text:style-name="T24"> pour éviter les dégâts mentaux qu’il aurait dus subir, le personnage entre en </text:span><text:span text:style-name="T131">état de choc</text:span><text:span text:style-name="T24"> pendant </text:span><text:span text:style-name="T131">1D4 Rounds</text:span><text:span text:style-name="T24">.</text:span></text:p>
      <text:p text:style-name="P106">Échecs Et Prouesses</text:p>
      <text:p text:style-name="P153"><text:span text:style-name="T24">Si un personnage obtient une Maladresse à son </text:span><text:span text:style-name="T131">test de Persévérance</text:span><text:span text:style-name="T24">, non seulement il subira une </text:span><text:span text:style-name="T131">blessure mentale</text:span><text:span text:style-name="T24">, mais il entrera aussi en </text:span><text:span text:style-name="T131">état de choc pour 1D8 Rounds,</text:span><text:span text:style-name="T24"> sans avoir droit à un </text:span><text:span text:style-name="T131">test d’Endurance</text:span><text:span text:style-name="T24">.</text:span></text:p>
      <text:p text:style-name="P153"><text:span text:style-name="T24">Si un personnage obtient une Prouesse, il fait abstraction de ce qui s’est passé et continue comme d’habitude. Le </text:span><text:span text:style-name="T131">test d’Endurance</text:span><text:span text:style-name="T24"> n’est alors pas nécessaire.</text:span></text:p>
      <text:p text:style-name="P106">État De Choc</text:p>
      <text:p text:style-name="P170">Le personnage devient insensible, ne peut plus agir en combat, et peut même être réduit à l’état de légume.</text:p>
      <text:p text:style-name="P122">Questionnaire De Cadre De Jeu</text:p>
      <text:p text:style-name="P153"><text:span text:style-name="T66">Ce questionnaire, inspiré des idées développées par Luke Crane dans le jeu de rôle </text:span><text:span text:style-name="T19">Burning Wheel</text:span><text:span text:style-name="T66">, a pour but de vous aider à concevoir votre cadre de jeu : thèmes principaux, PNJ majeurs, types de magies utilisés, etc. Cette esquisse pourra être étoffée par la suite afin de créer un monde complet.</text:span></text:p>
      <text:p text:style-name="P183"><text:soft-page-break/>Le meneur de jeu peut répondre au questionnaire seul ou bien en collaboration avec les joueurs. Par exemple, chaque joueur pourrait imaginer une culture, ou suggérer une idée d’aventure. Le meneur de jeu aura alors à s’assurer de la cohérence d’ensemble et de la satisfaction de tous les joueurs. Avec la méthode collaborative, les joueurs se sentiront surement plus impliqués dans le jeu, mais le travail que cela implique peut aussi les rebuter. Dans ce dernier cas, le meneur de jeu peut s’occuper des questions qui n’intéressent pas les joueurs, en insistant sur le fait que ses réponses ne sont qu’un point de départ. Rien n’est inscrit dans le marbre.</text:p>
      <text:p text:style-name="P89">Rubriques du Questionnaire</text:p>
      <text:p text:style-name="P150">Nom De La Saga</text:p>
      <text:p text:style-name="P183">Choisissez un nom évocateur et mémorable, comme s’il s’agissait d’une série télévisée.</text:p>
      <text:p text:style-name="P24">Niveau Magique</text:p>
      <text:p text:style-name="P183">Référez-vous aux conseils sur les Niveaux de Magie donnés à la page 99. Vos réponses auront une influence déterminante sur l’atmosphère du cadre de jeu et sur les règles que vous utiliserez.</text:p>
      <text:p text:style-name="P24">Types De Magie Disponibles</text:p>
      <text:p text:style-name="P183">Vous indiquerez ici les magies disponibles, en distinguant si besoin celles qui sont accessibles à tout le monde, celles qui sont réservées aux PJ, et celles qui sont accessibles uniquement aux PNJ. Un cadre de jeu basé uniquement sur la Sorcellerie et sa vision « rationnelle » des lois magiques sera très différent d’un cadre qui repose sur la Magie Commune.</text:p>
      <text:p text:style-name="P24">Cultures</text:p>
      <text:p text:style-name="P185">Listez les cultures qui existent dans le monde de jeu. Là encore, distinguez les cultures qui sont accessibles aux PJ et celles qui ne le sont pas. Une culture rassemble des individus qui partagent des coutumes, une histoire et un langage communs. En termes de règles, l’appartenance à une Culture est représentée par les compétences Langage et Culture. Il est aussi possible de créer des Archétypes ou des Concepts de Personnage adaptés ou spécifiques à une culture.</text:p>
      <text:p text:style-name="P27"><text:soft-page-break/>Niveau de départ des personnages</text:p>
      <text:p text:style-name="P185">Un même cadre de jeu aura une ambiance très différente selon que les personnages commencent en tant que Dirigeants ou Bouseux.</text:p>
      <text:p text:style-name="P27">Pitch</text:p>
      <text:p text:style-name="P185">Imaginez que vous devez « vendre » le cadre de jeu à vos joueurs et essayez de le résumer en deux paragraphes.</text:p>
      <text:p text:style-name="P27">Types d’Aventures possibles</text:p>
      <text:p text:style-name="P185">Ici, laissez votre imagination prendre le pouvoir et pensez à toutes les choses AMUSANTES que les personnages pourraient accomplir.</text:p>
      <text:p text:style-name="P27">Adversaires</text:p>
      <text:p text:style-name="P185">Listez tous les PNJ significatifs qui pourraient donner du fil à retordre aux PJ.</text:p>
      <text:p text:style-name="P27">Alliés</text:p>
      <text:p text:style-name="P185">Les PJ ne sont pas livrés à eux-mêmes et peuvent compter sur l’aide d’Alliés. Ces derniers ne sont pas des Deus Ex Machina qui apparaissent comme par magie pour résoudre les problèmes des personnages. Il faut solliciter leur aide et celle-ci n’est pas accordée automatiquement. Les Alliés pourront même s’opposer à des personnages qui les auraient caressés à rebrousse-poil. Si vous utilisez les règles optionnelles de Relation (voir page 46), un personnage peut nouer une Relation avec un Allié après avoir interagi avec lui au moins une fois.</text:p>
      <text:p text:style-name="P185">Pourquoi interdire certains éléments du cadre de jeu aux PJ ?</text:p>
      <text:p text:style-name="P185">Pour rendre les ennemis des PJ plus inquiétants en leur conférant des pouvoirs inconnus.</text:p>
      <text:p text:style-name="P185">Pour que les personnages puissent découvrir des secrets. Par exemple, la Sorcellerie est interdite au départ de la saga, mais les personnages pourront par la suite découvrir son existence et apprendre à la manipuler.</text:p>
      <text:p text:style-name="P185">Pour éviter de vous retrouver avec des personnages adorant les Seigneurs des Ténèbres Extérieures alors que vous voulez que les PJ se retrouvent du côté des Forces de la Bénéfique Lumière…</text:p>
      <text:p text:style-name="P185">En laissant toutes les options ouvertes aux joueurs, vous assumez l’ambigüité morale de votre cadre de jeu.</text:p>
      <text:p text:style-name="P27"><text:soft-page-break/>Cultes et Organisations d’Importance</text:p>
      <text:p text:style-name="P185">Les cultes sont un des éléments fondateurs d’un cadre de jeu. Chaque groupe ou organisation peut être un culte avec son propre savoir magique, offrant aux personnages des opportunités d’aventures, d’entrainement magique et d’intrigues politiques. Prenez le temps de définir les cultes principaux, et si besoin ceux qui sont réservés aux PNJ.</text:p>
      <text:p text:style-name="P27">Thèmes de Saga</text:p>
      <text:p text:style-name="P185">Comme indiqué à la page 73, les Thèmes de campagne sont les moteurs d’une série d’aventures. À ce stade, il suffit de lister les Thèmes possibles du cadre de jeu.</text:p>
      <text:p text:style-name="P27">Hypothèses de Campagne</text:p>
      <text:p text:style-name="P185">Dressez une liste des généralités qui établissent l’atmosphère du cadre de jeu. Par exemple « Tous les sorciers sont maléfiques » pourrait être pertinent si vous cherchez à émuler le genre Épées &amp; Sorcellerie, ou « Tout le monde utilise la magie, et la magie remplace la technologie » si vous préférez un univers où la magie joue un rôle prépondérant.</text:p>
      <text:p text:style-name="P89">Exemple de questionnaire</text:p>
      <text:p text:style-name="P151">Nom de la Campagne</text:p>
      <text:p text:style-name="P185">Nord Sauvage</text:p>
      <text:p text:style-name="P27">Niveau Magique</text:p>
      <text:p text:style-name="P185">Faible/Moyen. La majorité de la population n’a pas accès à la magie et la voit avec une méfiance extrême. Cependant, il existe des personnages magiciens.</text:p>
      <text:p text:style-name="P27">Types de Magie disponibles</text:p>
      <text:p text:style-name="P185">Magie Commune. C’est la forme la plus répandue. Pour certains personnages, comme les barbares qui détestent l’idée de la magie, la Magie Commune est une variété de Prouesse Héroïque.</text:p>
      <text:p text:style-name="P185">Magie Divine. La magie des plus pieux, et des prêtres qui parlent pour le compte des dieux.</text:p>
      <text:p text:style-name="P185">Sorcellerie. La majorité de la population considère que les sorciers sont des êtres malfaisants.</text:p>
      <text:p text:style-name="P27"><text:soft-page-break/>Cultures</text:p>
      <text:p text:style-name="P185">Drakars. Barbares pseudo-Vikings. Concepts : Guerrier, chamane, Thane, Skalde, Marin.</text:p>
      <text:p text:style-name="P185">Bogdan. Barbares pseudo-Celtes. Concepts : chamane, Chasseur, Forgeron, Guerrier.</text:p>
      <text:p text:style-name="P185">Gatanese. Peuple civilisé d’envahisseurs venus d’outre-mer. Basé sur les chevaliers anglais du 12e siècle. Concepts : Chevalier, Colon, Marchand, Missionnaire, Voleur.</text:p>
      <text:p text:style-name="P185">Wodemen (non-joueur uniquement). Berserkers vivant au-delà des frontières des autres pays. Adorateurs des Dieux du Sang. Concepts : Berserker, chamane du Sang, Chasseur.</text:p>
      <text:p text:style-name="P27">Niveau de départ des personnages</text:p>
      <text:p text:style-name="P185">Marginal, car les personnages doivent être prêts à s’embarquer dans des aventures épiques contre les Seigneurs de Ténèbres Extérieures.</text:p>
      <text:p text:style-name="P27">Pitch</text:p>
      <text:p text:style-name="P185">Un monde où des barbares musclés, des voleurs rusés et des chevaliers lourdement armés combattent les serviteurs des Dieux des Ténèbres Extérieures alors que les Dieux du Sang se réveillent de leur long sommeil.</text:p>
      <text:p text:style-name="P27">Types d’Aventures possibles</text:p>
      <text:p text:style-name="P53">Explorer les étendues sauvages à la recherche de marchands disparus.</text:p>
      <text:p text:style-name="P53">Combattre des monstres maléfiques venus des Ténèbres Extérieures.</text:p>
      <text:p text:style-name="P53">Repousser les pillards Wodemen.</text:p>
      <text:p text:style-name="P53">Restaurer l’honneur des nobles Drakar défaits.</text:p>
      <text:p text:style-name="P53">Œuvrer pour l’expansion de l’Empire en convertissant les hommes du nord et en défaisant la rébellion.</text:p>
      <text:p text:style-name="P53">Découvrir les ruines et les horreurs anciennes du temps des Dieux du Sang.</text:p>
      <text:p text:style-name="P53">S’impliquer dans les intrigues des Thanes du Nord dirigées contre leur Roi déshonoré.</text:p>
      <text:p text:style-name="P53">Empêcher des horreurs immémoriales de se réveiller et de dévorer le monde.</text:p>
      <text:p text:style-name="P27"><text:soft-page-break/>Adversaires</text:p>
      <text:p text:style-name="P53">Les troupes goblinoïdes dirigées par les <text:span text:style-name="T203">so</text:span>rcières <text:span text:style-name="T203">e</text:span>lfes <text:span text:style-name="T203">n</text:span>oires.</text:p>
      <text:p text:style-name="P53">Des <text:span text:style-name="T203">t</text:span>empliers <text:span text:style-name="T203">i</text:span>mpériaux trop zélés.</text:p>
      <text:p text:style-name="P53">Des <text:span text:style-name="T203">c</text:span>hevaliers <text:span text:style-name="T203">b</text:span>oleurs</text:p>
      <text:p text:style-name="P53">Des soldats gatanais désespérés.</text:p>
      <text:p text:style-name="P53">Des mercenaires barbares.</text:p>
      <text:p text:style-name="P53">Des pillards berserkers.</text:p>
      <text:p text:style-name="P53">Des <text:span text:style-name="T203">s</text:span>orciers <text:span text:style-name="T203">i</text:span>mpériaux corrompus par la Magie du Sang et à la recherche de savoirs interdits.</text:p>
      <text:p text:style-name="P53">D’anciens hommes-serpents ranimés par des sectateurs malavisés.</text:p>
      <text:p text:style-name="P53">De vénérables sorciers du temps du Vieil Empire.</text:p>
      <text:p text:style-name="P53">Des démons impies des Ténèbres Extérieures.</text:p>
      <text:p text:style-name="P27">Alliés Potentiels</text:p>
      <text:p text:style-name="P53">Des <text:span text:style-name="T204">s</text:span>orciers <text:span text:style-name="T204">i</text:span>mpériaux sages et bons.</text:p>
      <text:p text:style-name="P53">Les <text:span text:style-name="T204">p</text:span>rêtresses de la Terre Mère.</text:p>
      <text:p text:style-name="P53">Un homme du nord chasseur de monstres.</text:p>
      <text:p text:style-name="P53">Un chamane venu des étendues sauvages de Bogdan.</text:p>
      <text:p text:style-name="P53">Le Mystique <text:span text:style-name="T203">Transi</text:span> du Glacier, qui parle aux personnages dans leurs rêves.</text:p>
      <text:p text:style-name="P53">Le <text:span text:style-name="T204">s</text:span>eigneur Ruine et sa <text:span text:style-name="T204">d</text:span>ame.</text:p>
      <text:p text:style-name="P27">Cultes et Organisations d’Importance</text:p>
      <text:p text:style-name="P53">Stormgar le Père de Tous + autres cultes barbares.</text:p>
      <text:p text:style-name="P53">Les cultes des Dieux du Sang, des divinités maléfiques venues des Ténèbres Extérieures qui furent bannies par les Nouveaux Dieux dans l’antiquité. <text:span text:style-name="T203">PNJ</text:span> uniquement.</text:p>
      <text:p text:style-name="P53">L’Université Impériale de Sorcellerie.</text:p>
      <text:p text:style-name="P53">L’Ordre des Chevaliers Septentrionaux.</text:p>
      <text:p text:style-name="P53">Krum, le Dieu Indifférent de l’Acier.</text:p>
      <text:p text:style-name="P79">Thèmes de Campagne</text:p>
      <text:p text:style-name="P53">Survivre à la nature sauvage du nord.</text:p>
      <text:p text:style-name="P53"><text:soft-page-break/>Civilisation conquérante contre cultures barbares.</text:p>
      <text:p text:style-name="P53">Réveil d’un mal ancien.</text:p>
      <text:p text:style-name="P27">Hypothèses de Campagne</text:p>
      <text:p text:style-name="P53">Les sorciers sont maléfiques.</text:p>
      <text:p text:style-name="P53">Très peu de peuples non humains.</text:p>
      <text:p text:style-name="P53">Magie réservée à quelques héros et magiciens professionnels.</text:p>
      <text:p text:style-name="P122">Les Genres De Fantasy</text:p>
      <text:p text:style-name="P170">Quelques-uns des genres les plus communs sont présentés ici. Si vous désirez un recensement complet des genres et sous-genres de la fantasy, nous vous invitons à consulter Wikipédia.</text:p>
      <text:p text:style-name="P89">Fantasy Contemporaine</text:p>
      <text:p text:style-name="P153"><text:span text:style-name="T53">Ce type de fantasy prend place à notre époque. Si le cadre est une cité, on parle d’Urban Fantasy. Parmi les éléments classiques du genre, on peut évoquer les sorciers détectives, les enfants sorciers qui découvrent leur héritage magique ou des cultes qui se livrent une guerre secrète. La Magie Commune peut exister sous la forme d’une magie issue du folklore ou de pouvoirs psychiques. Les fidèles les plus dévots des religions actuelles peuvent pratiquer la Magie Divine, alors que la Sorcellerie peut être représentée par des traditions anciennes transmises par des sociétés secrètes ou une sorte de technologie magique crée par des Anarcho-sorciers autodidactes. Il faudra réfléchir à l’intégration des armes et objets modernes. Pour vous aider, vous pouvez consulter </text:span><text:span text:style-name="T17">The Company RPG</text:span><text:span text:style-name="T53">, un jeu de Rik Kershaw Moore qui est basé sur le système d’OpenQuest.</text:span></text:p>
      <text:p text:style-name="P89">Dark Fantasy</text:p>
      <text:p text:style-name="P170">Ce genre, proche de l’horreur, oppose des héros tourmentés à des monstres terriblement inhumains. La règle des Traumatismes Mentaux est conseillée. La magie est essentiellement réservée aux ennemis, les personnages n’ayant accès qu’à des pouvoirs limités.</text:p>
      <text:p text:style-name="P228">Steampunk</text:p>
      <text:p text:style-name="P170"><text:soft-page-break/>La Sorcellerie est surement le système le plus indiqué pour modéliser les effets des gadgets Steampunk ainsi que la magie des diverses académies magiques. Bien sûr, les magiciens de rue peuvent utiliser la Magie Commune, alors que la Magie Divine peut servir à représenter les miracles des cultes. Réfléchissez à l’intégration d’objets tels que les armes à feu ; des alternatives magiques sont possibles, comme des armes à énergie basée sur un sort de Sorcellerie approprié. Par exemple, une <text:span text:style-name="T203">l</text:span>ance <text:span text:style-name="T203">é</text:span>nergétique pourrait posséder un Cristal Magique contenant 18 Points de Magie et permettrait de lancer à 80 % le sort Projection d’Énergie (Feu).</text:p>
      <text:p text:style-name="P89">Swords &amp; Sorcery</text:p>
      <text:p text:style-name="P190">Le Nord Sauvage décrit plus haut est un exemple de cadre de ce genre. Si vous voulez respecter totalement le genre, vous pouvez interdire la magie aux PJ (au moins au début du jeu).</text:p>
      <text:p text:style-name="P122">Quête De Domaine</text:p>
      <text:p text:style-name="P170">C’est un évènement qui affecte le Domaine (baronnie, royaume, cité état, etc.) où sont actuellement les PJ, et qui oriente l’évolution du Domaine pendant une année de temps de jeu, à moins que les personnages ne parviennent à résoudre les problèmes dus à cet évènement. À moins que vous ne décidiez que le reste de l’année se déroule dans le calme, vous pouvez choisir ou déterminer aléatoirement un autre évènement. Durant les périodes de calme, les personnages ont l’occasion de récupérer de leurs aventures et de prendre du bon temps.</text:p>
      <text:p text:style-name="P192">Les quêtes de Domaine sont particulièrement importantes pour les personnages de niveau Dirigeant ou Superhééros, dont les aventures sont souvent liées à la gestion de leur domaine. Elles sont au-delà des préoccupations des Bouseux et des Marginaux, même si elles peuvent perturber leurs aventures, et en deçà de celles des Demi-Dieux, à moins qu’elles aient un impact sur les Contrées Mythiques (voir page 96).</text:p>
      <text:p text:style-name="P170"><text:soft-page-break/>Le but n’est pas de proposer un système complet, mais de vous aider à animer des parties où les personnages occupent de hautes fonctions.</text:p>
      <text:p text:style-name="P89">Description D’un Domaine</text:p>
      <text:p text:style-name="P170">Chaque Domaine est défini par cinq descripteurs : Taille, Dirigeants, Soutien, Magie, Commerce.</text:p>
      <text:p text:style-name="P106">Quelle Taille ?</text:p>
      <table:table table:name="Tableau47" table:style-name="Tableau47">
        <table:table-column table:style-name="Tableau47.A"/>
        <table:table-column table:style-name="Tableau47.B"/>
        <table:table-column table:style-name="Tableau47.C"/>
        <table:table-column table:style-name="Tableau47.D"/>
        <table:table-row table:style-name="Tableau47.1">
          <table:table-cell table:style-name="Tableau47.A1" office:value-type="string">
            <text:p text:style-name="P251">Taille en %</text:p>
          </table:table-cell>
          <table:table-cell table:style-name="Tableau47.A1" office:value-type="string">
            <text:p text:style-name="P250">T<text:span text:style-name="T172">ype d’établissement</text:span></text:p>
          </table:table-cell>
          <table:table-cell table:style-name="Tableau47.A1" office:value-type="string">
            <text:p text:style-name="P251">Population</text:p>
          </table:table-cell>
          <table:table-cell table:style-name="Tableau47.A1" office:value-type="string">
            <text:p text:style-name="P81"><text:span text:style-name="Gras"><text:span text:style-name="T10">Commentaires</text:span></text:span></text:p>
          </table:table-cell>
        </table:table-row>
        <table:table-row table:style-name="Tableau47.1">
          <table:table-cell table:style-name="Tableau47.A1" office:value-type="string">
            <text:p text:style-name="P67">0-10 %</text:p>
          </table:table-cell>
          <table:table-cell table:style-name="Tableau47.A1" office:value-type="string">
            <text:p text:style-name="P67">Manoir/<text:span text:style-name="T203">h</text:span>ameau</text:p>
          </table:table-cell>
          <table:table-cell table:style-name="Tableau47.A1" office:value-type="string">
            <text:p text:style-name="P67">5-40</text:p>
          </table:table-cell>
          <table:table-cell table:style-name="Tableau47.A1" office:value-type="string">
            <text:p text:style-name="P249"/>
          </table:table-cell>
        </table:table-row>
        <table:table-row table:style-name="Tableau47.1">
          <table:table-cell table:style-name="Tableau47.A1" office:value-type="string">
            <text:p text:style-name="P67">15-20 %</text:p>
          </table:table-cell>
          <table:table-cell table:style-name="Tableau47.A1" office:value-type="string">
            <text:p text:style-name="P67">Village</text:p>
          </table:table-cell>
          <table:table-cell table:style-name="Tableau47.A1" office:value-type="string">
            <text:p text:style-name="P67">50-300</text:p>
          </table:table-cell>
          <table:table-cell table:style-name="Tableau47.A1" office:value-type="string">
            <text:p text:style-name="P68">Le groupe stable de plus grande taille dans une culture nomade.</text:p>
          </table:table-cell>
        </table:table-row>
        <table:table-row table:style-name="Tableau47.1">
          <table:table-cell table:style-name="Tableau47.A1" office:value-type="string">
            <text:p text:style-name="P67">21-40 %</text:p>
          </table:table-cell>
          <table:table-cell table:style-name="Tableau47.A1" office:value-type="string">
            <text:p text:style-name="P67">Ville</text:p>
          </table:table-cell>
          <table:table-cell table:style-name="Tableau47.A1" office:value-type="string">
            <text:p text:style-name="P67">500-1 000</text:p>
          </table:table-cell>
          <table:table-cell table:style-name="Tableau47.A1" office:value-type="string">
            <text:p text:style-name="P249"/>
          </table:table-cell>
        </table:table-row>
        <table:table-row table:style-name="Tableau47.1">
          <table:table-cell table:style-name="Tableau47.A1" office:value-type="string">
            <text:p text:style-name="P67">41-50 %</text:p>
          </table:table-cell>
          <table:table-cell table:style-name="Tableau47.A1" office:value-type="string">
            <text:p text:style-name="P67">Cité</text:p>
          </table:table-cell>
          <table:table-cell table:style-name="Tableau47.A1" office:value-type="string">
            <text:p text:style-name="P67">3 000-20 000</text:p>
          </table:table-cell>
          <table:table-cell table:style-name="Tableau47.A1" office:value-type="string">
            <text:p text:style-name="P249"/>
          </table:table-cell>
        </table:table-row>
        <table:table-row table:style-name="Tableau47.1">
          <table:table-cell table:style-name="Tableau47.A1" office:value-type="string">
            <text:p text:style-name="P67">51-60 %</text:p>
          </table:table-cell>
          <table:table-cell table:style-name="Tableau47.A1" office:value-type="string">
            <text:p text:style-name="P67">Métropole</text:p>
          </table:table-cell>
          <table:table-cell table:style-name="Tableau47.A1" office:value-type="string">
            <text:p text:style-name="P67">25 000-1 million</text:p>
          </table:table-cell>
          <table:table-cell table:style-name="Tableau47.A1" office:value-type="string">
            <text:p text:style-name="P249"/>
          </table:table-cell>
        </table:table-row>
        <table:table-row table:style-name="Tableau47.1">
          <table:table-cell table:style-name="Tableau47.A1" office:value-type="string">
            <text:p text:style-name="P67">61-70 %</text:p>
          </table:table-cell>
          <table:table-cell table:style-name="Tableau47.A1" office:value-type="string">
            <text:p text:style-name="P67">Comté/<text:span text:style-name="T203">p</text:span>rovince</text:p>
          </table:table-cell>
          <table:table-cell table:style-name="Tableau47.A1" office:value-type="string">
            <text:p text:style-name="P67">25 000-5 millions</text:p>
          </table:table-cell>
          <table:table-cell table:style-name="Tableau47.A1" office:value-type="string">
            <text:p text:style-name="P249"/>
          </table:table-cell>
        </table:table-row>
        <table:table-row table:style-name="Tableau47.1">
          <table:table-cell table:style-name="Tableau47.A1" office:value-type="string">
            <text:p text:style-name="P67">71-100 %</text:p>
          </table:table-cell>
          <table:table-cell table:style-name="Tableau47.A1" office:value-type="string">
            <text:p text:style-name="P67">Pays</text:p>
          </table:table-cell>
          <table:table-cell table:style-name="Tableau47.A1" office:value-type="string">
            <text:p text:style-name="P67">5-10 millions</text:p>
          </table:table-cell>
          <table:table-cell table:style-name="Tableau47.A1" office:value-type="string">
            <text:p text:style-name="P249"/>
          </table:table-cell>
        </table:table-row>
        <table:table-row table:style-name="Tableau47.1">
          <table:table-cell table:style-name="Tableau47.A1" office:value-type="string">
            <text:p text:style-name="P67">100 %-200 %</text:p>
          </table:table-cell>
          <table:table-cell table:style-name="Tableau47.A1" office:value-type="string">
            <text:p text:style-name="P67">Empire <text:span text:style-name="T203">c</text:span>ontinental</text:p>
          </table:table-cell>
          <table:table-cell table:style-name="Tableau47.A1" office:value-type="string">
            <text:p text:style-name="P67">Au moins vingt-millions</text:p>
          </table:table-cell>
          <table:table-cell table:style-name="Tableau47.A1" office:value-type="string">
            <text:p text:style-name="P68">Dirigeant généralement de niveau Superhéros.</text:p>
          </table:table-cell>
        </table:table-row>
        <table:table-row table:style-name="Tableau47.1">
          <table:table-cell table:style-name="Tableau47.A1" office:value-type="string">
            <text:p text:style-name="P67">200 % +</text:p>
          </table:table-cell>
          <table:table-cell table:style-name="Tableau47.A1" office:value-type="string">
            <text:p text:style-name="P67">Empire <text:span text:style-name="T203">i</text:span>ntercontinental</text:p>
          </table:table-cell>
          <table:table-cell table:style-name="Tableau47.A1" office:value-type="string">
            <text:p text:style-name="P249"/>
          </table:table-cell>
          <table:table-cell table:style-name="Tableau47.A1" office:value-type="string">
            <text:p text:style-name="P249"/>
          </table:table-cell>
        </table:table-row>
        <table:table-row table:style-name="Tableau47.1">
          <table:table-cell table:style-name="Tableau47.A1" office:value-type="string">
            <text:p text:style-name="P67">300 % +</text:p>
          </table:table-cell>
          <table:table-cell table:style-name="Tableau47.A1" office:value-type="string">
            <text:p text:style-name="P67">Empire <text:span text:style-name="T203">p</text:span>lanétaire</text:p>
          </table:table-cell>
          <table:table-cell table:style-name="Tableau47.A1" office:value-type="string">
            <text:p text:style-name="P67">Une planète entière</text:p>
          </table:table-cell>
          <table:table-cell table:style-name="Tableau47.A1" office:value-type="string">
            <text:p text:style-name="P249"/>
          </table:table-cell>
        </table:table-row>
        <table:table-row table:style-name="Tableau47.1">
          <table:table-cell table:style-name="Tableau47.A12" office:value-type="string">
            <text:p text:style-name="P67">400 % +</text:p>
          </table:table-cell>
          <table:table-cell table:style-name="Tableau47.A12" office:value-type="string">
            <text:p text:style-name="P67">Empire <text:span text:style-name="T203">i</text:span>nterplanétaire</text:p>
          </table:table-cell>
          <table:table-cell table:style-name="Tableau47.A12" office:value-type="string">
            <text:p text:style-name="P67">Nombreux mondes</text:p>
          </table:table-cell>
          <table:table-cell table:style-name="Tableau47.A12" office:value-type="string">
            <text:p text:style-name="P68">Dirigeant généralement de niveau Demi-Dieu.</text:p>
          </table:table-cell>
        </table:table-row>
      </table:table>
      <text:p text:style-name="P5"/>
      <text:p text:style-name="P106">Qui Dirige ?</text:p>
      <table:table table:name="Tableau48" table:style-name="Tableau48">
        <table:table-column table:style-name="Tableau48.A"/>
        <table:table-column table:style-name="Tableau48.B"/>
        <table:table-row table:style-name="Tableau48.1">
          <table:table-cell table:style-name="Tableau48.A1" office:value-type="string">
            <text:p text:style-name="P42"><text:span text:style-name="Gras"><text:span text:style-name="T8">Lancez 1D10</text:span></text:span></text:p>
          </table:table-cell>
          <table:table-cell table:style-name="Tableau48.A1" office:value-type="string">
            <text:p text:style-name="P42"><text:span text:style-name="Gras"><text:span text:style-name="T8">Dirigeant</text:span></text:span></text:p>
          </table:table-cell>
        </table:table-row>
        <text:soft-page-break/>
        <table:table-row table:style-name="Tableau48.1">
          <table:table-cell table:style-name="Tableau48.A1" office:value-type="string">
            <text:p text:style-name="P47"><text:span text:style-name="Gras"><text:span text:style-name="T109">1</text:span></text:span></text:p>
          </table:table-cell>
          <table:table-cell table:style-name="Tableau48.A1" office:value-type="string">
            <text:p text:style-name="P47"><text:span text:style-name="Gras"><text:span text:style-name="T109">Roi sacré</text:span></text:span></text:p>
          </table:table-cell>
        </table:table-row>
        <table:table-row table:style-name="Tableau48.1">
          <table:table-cell table:style-name="Tableau48.A1" office:value-type="string">
            <text:p text:style-name="P47"><text:span text:style-name="Gras"><text:span text:style-name="T109">2</text:span></text:span></text:p>
          </table:table-cell>
          <table:table-cell table:style-name="Tableau48.A1" office:value-type="string">
            <text:p text:style-name="P47"><text:span text:style-name="Gras"><text:span text:style-name="T109">Prêtre roi</text:span></text:span></text:p>
          </table:table-cell>
        </table:table-row>
        <table:table-row table:style-name="Tableau48.1">
          <table:table-cell table:style-name="Tableau48.A1" office:value-type="string">
            <text:p text:style-name="P47"><text:span text:style-name="Gras"><text:span text:style-name="T109">3</text:span></text:span></text:p>
          </table:table-cell>
          <table:table-cell table:style-name="Tableau48.A1" office:value-type="string">
            <text:p text:style-name="P47"><text:span text:style-name="Gras"><text:span text:style-name="T109">Conseil élu</text:span></text:span></text:p>
          </table:table-cell>
        </table:table-row>
        <table:table-row table:style-name="Tableau48.1">
          <table:table-cell table:style-name="Tableau48.A1" office:value-type="string">
            <text:p text:style-name="P47"><text:span text:style-name="Gras"><text:span text:style-name="T109">4</text:span></text:span></text:p>
          </table:table-cell>
          <table:table-cell table:style-name="Tableau48.A1" office:value-type="string">
            <text:p text:style-name="P47"><text:span text:style-name="Gras"><text:span text:style-name="T109">Conseil de marchands</text:span></text:span></text:p>
          </table:table-cell>
        </table:table-row>
        <table:table-row table:style-name="Tableau48.1">
          <table:table-cell table:style-name="Tableau48.A1" office:value-type="string">
            <text:p text:style-name="P47"><text:span text:style-name="Gras"><text:span text:style-name="T109">5</text:span></text:span></text:p>
          </table:table-cell>
          <table:table-cell table:style-name="Tableau48.A1" office:value-type="string">
            <text:p text:style-name="P47"><text:span text:style-name="Gras"><text:span text:style-name="T109">Caste administrative</text:span></text:span></text:p>
          </table:table-cell>
        </table:table-row>
        <table:table-row table:style-name="Tableau48.7">
          <table:table-cell table:style-name="Tableau48.A1" office:value-type="string">
            <text:p text:style-name="P47"><text:span text:style-name="Gras"><text:span text:style-name="T109">6</text:span></text:span></text:p>
          </table:table-cell>
          <table:table-cell table:style-name="Tableau48.A1" office:value-type="string">
            <text:p text:style-name="P47"><text:span text:style-name="Gras"><text:span text:style-name="T109">Roi séculier</text:span></text:span></text:p>
          </table:table-cell>
        </table:table-row>
        <table:table-row table:style-name="Tableau48.1">
          <table:table-cell table:style-name="Tableau48.A1" office:value-type="string">
            <text:p text:style-name="P47"><text:span text:style-name="Gras"><text:span text:style-name="T109">7</text:span></text:span></text:p>
          </table:table-cell>
          <table:table-cell table:style-name="Tableau48.A1" office:value-type="string">
            <text:p text:style-name="P47"><text:span text:style-name="Gras"><text:span text:style-name="T109">Chef militaire royal</text:span></text:span></text:p>
          </table:table-cell>
        </table:table-row>
        <table:table-row table:style-name="Tableau48.1">
          <table:table-cell table:style-name="Tableau48.A1" office:value-type="string">
            <text:p text:style-name="P47"><text:span text:style-name="Gras"><text:span text:style-name="T109">8</text:span></text:span></text:p>
          </table:table-cell>
          <table:table-cell table:style-name="Tableau48.A1" office:value-type="string">
            <text:p text:style-name="P47"><text:span text:style-name="Gras"><text:span text:style-name="T109">Chef militaire séculier</text:span></text:span></text:p>
          </table:table-cell>
        </table:table-row>
        <table:table-row table:style-name="Tableau48.1">
          <table:table-cell table:style-name="Tableau48.A1" office:value-type="string">
            <text:p text:style-name="P47"><text:span text:style-name="Gras"><text:span text:style-name="T109">9</text:span></text:span></text:p>
          </table:table-cell>
          <table:table-cell table:style-name="Tableau48.A1" office:value-type="string">
            <text:p text:style-name="P47"><text:span text:style-name="Gras"><text:span text:style-name="T109">Chef militaire religieux (ordre religieux)</text:span></text:span></text:p>
          </table:table-cell>
        </table:table-row>
        <table:table-row table:style-name="Tableau48.1">
          <table:table-cell table:style-name="Tableau48.A11" office:value-type="string">
            <text:p text:style-name="P47"><text:span text:style-name="Gras"><text:span text:style-name="T109">10</text:span></text:span></text:p>
          </table:table-cell>
          <table:table-cell table:style-name="Tableau48.A11" office:value-type="string">
            <text:p text:style-name="P47"><text:span text:style-name="Gras"><text:span text:style-name="T109">Lancez deux fois</text:span></text:span></text:p>
          </table:table-cell>
        </table:table-row>
      </table:table>
      <text:p text:style-name="P5"/>
      <text:p text:style-name="P106">Avec Quel Soutien ?</text:p>
      <table:table table:name="Tableau49" table:style-name="Tableau49">
        <table:table-column table:style-name="Tableau49.A"/>
        <table:table-column table:style-name="Tableau49.B"/>
        <table:table-column table:style-name="Tableau49.C"/>
        <table:table-row table:style-name="Tableau49.1">
          <table:table-cell table:style-name="Tableau49.A1" office:value-type="string">
            <text:p text:style-name="P42"><text:span text:style-name="Gras"><text:span text:style-name="T8">Lancez 1D4</text:span></text:span></text:p>
          </table:table-cell>
          <table:table-cell table:style-name="Tableau49.A1" table:number-columns-spanned="2" office:value-type="string">
            <text:p text:style-name="P42"><text:span text:style-name="Gras"><text:span text:style-name="T8">Soutien du Régime</text:span></text:span></text:p>
          </table:table-cell>
          <table:covered-table-cell/>
        </table:table-row>
        <table:table-row table:style-name="Tableau49.1">
          <table:table-cell table:style-name="Tableau49.A1" office:value-type="string">
            <text:p text:style-name="P47"><text:span text:style-name="Gras"><text:span text:style-name="T109">1</text:span></text:span></text:p>
          </table:table-cell>
          <table:table-cell table:style-name="Tableau49.A1" table:number-columns-spanned="2" office:value-type="string">
            <text:p text:style-name="P47"><text:span text:style-name="Gras"><text:span text:style-name="T109">Armée puissante</text:span></text:span></text:p>
          </table:table-cell>
          <table:covered-table-cell/>
        </table:table-row>
        <table:table-row table:style-name="Tableau49.1">
          <table:table-cell table:style-name="Tableau49.A1" office:value-type="string">
            <text:p text:style-name="P47"><text:span text:style-name="Gras"><text:span text:style-name="T109">2</text:span></text:span></text:p>
          </table:table-cell>
          <table:table-cell table:style-name="Tableau49.A1" table:number-columns-spanned="2" office:value-type="string">
            <text:p text:style-name="P47"><text:span text:style-name="Gras"><text:span text:style-name="T109">Soutien magique puissante : culte ou ordre</text:span></text:span></text:p>
          </table:table-cell>
          <table:covered-table-cell/>
        </table:table-row>
        <table:table-row table:style-name="Tableau49.1">
          <table:table-cell table:style-name="Tableau49.A1" office:value-type="string">
            <text:p text:style-name="P47"><text:span text:style-name="Gras"><text:span text:style-name="T109">3</text:span></text:span></text:p>
          </table:table-cell>
          <table:table-cell table:style-name="Tableau49.A1" table:number-columns-spanned="2" office:value-type="string">
            <text:p text:style-name="P47"><text:span text:style-name="Gras"><text:span text:style-name="T109">Soutien </text:span></text:span><text:span text:style-name="Gras"><text:span text:style-name="T110">p</text:span></text:span><text:span text:style-name="Gras"><text:span text:style-name="T109">opulaire </text:span></text:span><text:span text:style-name="Gras"><text:span text:style-name="T110">c</text:span></text:span><text:span text:style-name="Gras"><text:span text:style-name="T109">onséquent. Les gens vous adorent !</text:span></text:span></text:p>
          </table:table-cell>
          <table:covered-table-cell/>
        </table:table-row>
        <table:table-row table:style-name="Tableau49.1">
          <table:table-cell table:style-name="Tableau49.A5" table:number-columns-spanned="2" office:value-type="string">
            <text:p text:style-name="P47"><text:span text:style-name="Gras"><text:span text:style-name="T109">4</text:span></text:span></text:p>
          </table:table-cell>
          <table:covered-table-cell/>
          <table:table-cell table:style-name="Tableau49.A5" office:value-type="string">
            <text:p text:style-name="P47"><text:span text:style-name="Gras"><text:span text:style-name="T109">Forces d’Outremonde. Quelque démon ou esprit puissant préside, ouvertement ou non, à la destinée du Domaine</text:span></text:span></text:p>
          </table:table-cell>
        </table:table-row>
      </table:table>
      <text:p text:style-name="P8"/>
      <text:p text:style-name="P106">Quelle Est La Forme De Magie Dominante ?</text:p>
      <table:table table:name="Tableau50" table:style-name="Tableau50">
        <table:table-column table:style-name="Tableau50.A"/>
        <table:table-column table:style-name="Tableau50.B"/>
        <table:table-row table:style-name="Tableau50.1">
          <table:table-cell table:style-name="Tableau50.A1" office:value-type="string">
            <text:p text:style-name="P81"><text:span text:style-name="Gras"><text:span text:style-name="T8">Lancez 1D10</text:span></text:span></text:p>
          </table:table-cell>
          <table:table-cell table:style-name="Tableau50.A1" office:value-type="string">
            <text:p text:style-name="P81"><text:span text:style-name="Gras"><text:span text:style-name="T8">Type de Magie</text:span></text:span></text:p>
          </table:table-cell>
        </table:table-row>
        <table:table-row table:style-name="Tableau50.1">
          <table:table-cell table:style-name="Tableau50.A1" office:value-type="string">
            <text:p text:style-name="P248"/>
          </table:table-cell>
          <table:table-cell table:style-name="Tableau50.A1" office:value-type="string">
            <text:p text:style-name="P47"><text:span text:style-name="Gras"><text:span text:style-name="T109">Magie Commune</text:span></text:span></text:p>
          </table:table-cell>
        </table:table-row>
        <table:table-row table:style-name="Tableau50.1">
          <table:table-cell table:style-name="Tableau50.A1" office:value-type="string">
            <text:p text:style-name="P47"><text:span text:style-name="Gras"><text:span text:style-name="T109">1</text:span></text:span></text:p>
          </table:table-cell>
          <table:table-cell table:style-name="Tableau50.A1" office:value-type="string">
            <text:p text:style-name="P47"><text:span text:style-name="Gras"><text:span text:style-name="T109">Rebouteux</text:span></text:span></text:p>
          </table:table-cell>
        </table:table-row>
        <table:table-row table:style-name="Tableau50.1">
          <table:table-cell table:style-name="Tableau50.A1" office:value-type="string">
            <text:p text:style-name="P47"><text:span text:style-name="Gras"><text:span text:style-name="T109">2</text:span></text:span></text:p>
          </table:table-cell>
          <table:table-cell table:style-name="Tableau50.A1" office:value-type="string">
            <text:p text:style-name="P47"><text:span text:style-name="Gras"><text:span text:style-name="T109">Traditions </text:span></text:span><text:span text:style-name="Gras"><text:span text:style-name="T110">f</text:span></text:span><text:span text:style-name="Gras"><text:span text:style-name="T109">amiliales</text:span></text:span></text:p>
          </table:table-cell>
        </table:table-row>
        <table:table-row table:style-name="Tableau50.1">
          <table:table-cell table:style-name="Tableau50.A1" office:value-type="string">
            <text:p text:style-name="P47"><text:span text:style-name="Gras"><text:span text:style-name="T109">3</text:span></text:span></text:p>
          </table:table-cell>
          <table:table-cell table:style-name="Tableau50.A1" office:value-type="string">
            <text:p text:style-name="P47"><text:span text:style-name="Gras"><text:span text:style-name="T109">Vénération des </text:span></text:span><text:span text:style-name="Gras"><text:span text:style-name="T110">a</text:span></text:span><text:span text:style-name="Gras"><text:span text:style-name="T109">ncêtres</text:span></text:span></text:p>
          </table:table-cell>
        </table:table-row>
        <table:table-row table:style-name="Tableau50.1">
          <table:table-cell table:style-name="Tableau50.A1" office:value-type="string">
            <text:p text:style-name="P47"><text:span text:style-name="Gras"><text:span text:style-name="T109">4</text:span></text:span></text:p>
          </table:table-cell>
          <table:table-cell table:style-name="Tableau50.A1" office:value-type="string">
            <text:p text:style-name="P47"><text:span text:style-name="Gras"><text:span text:style-name="T110">C</text:span></text:span><text:span text:style-name="Gras"><text:span text:style-name="T109">hamanisme</text:span></text:span></text:p>
          </table:table-cell>
        </table:table-row>
        <table:table-row table:style-name="Tableau50.1">
          <table:table-cell table:style-name="Tableau50.A1" office:value-type="string">
            <text:p text:style-name="P248"/>
          </table:table-cell>
          <table:table-cell table:style-name="Tableau50.A1" office:value-type="string">
            <text:p text:style-name="P47"><text:span text:style-name="Gras"><text:span text:style-name="T109">Magie Divine</text:span></text:span><text:soft-page-break/></text:p>
          </table:table-cell>
        </table:table-row>
        <table:table-row table:style-name="Tableau50.1">
          <table:table-cell table:style-name="Tableau50.A1" office:value-type="string">
            <text:p text:style-name="P47"><text:span text:style-name="Gras"><text:span text:style-name="T109">5</text:span></text:span></text:p>
          </table:table-cell>
          <table:table-cell table:style-name="Tableau50.A1" office:value-type="string">
            <text:p text:style-name="P47"><text:span text:style-name="Gras"><text:span text:style-name="T109">Polythéisme – plusieurs cultes distincts</text:span></text:span></text:p>
          </table:table-cell>
        </table:table-row>
        <table:table-row table:style-name="Tableau50.1">
          <table:table-cell table:style-name="Tableau50.A1" office:value-type="string">
            <text:p text:style-name="P47"><text:span text:style-name="Gras"><text:span text:style-name="T109">6</text:span></text:span></text:p>
          </table:table-cell>
          <table:table-cell table:style-name="Tableau50.A1" office:value-type="string">
            <text:p text:style-name="P47"><text:span text:style-name="Gras"><text:span text:style-name="T109">Monothéisme – un seul culte/dieu</text:span></text:span></text:p>
          </table:table-cell>
        </table:table-row>
        <table:table-row table:style-name="Tableau50.10">
          <table:table-cell table:style-name="Tableau50.A1" office:value-type="string">
            <text:p text:style-name="P47"><text:span text:style-name="Gras"><text:span text:style-name="T109">7</text:span></text:span></text:p>
          </table:table-cell>
          <table:table-cell table:style-name="Tableau50.A1" office:value-type="string">
            <text:p text:style-name="P47"><text:span text:style-name="Gras"><text:span text:style-name="T109">Panthéisme – un ensemble de cultes liés</text:span></text:span></text:p>
          </table:table-cell>
        </table:table-row>
        <table:table-row table:style-name="Tableau50.1">
          <table:table-cell table:style-name="Tableau50.A1" office:value-type="string">
            <text:p text:style-name="P248"/>
          </table:table-cell>
          <table:table-cell table:style-name="Tableau50.A1" office:value-type="string">
            <text:p text:style-name="P47"><text:span text:style-name="Gras"><text:span text:style-name="T109">Sorcellerie</text:span></text:span></text:p>
          </table:table-cell>
        </table:table-row>
        <table:table-row table:style-name="Tableau50.1">
          <table:table-cell table:style-name="Tableau50.A1" office:value-type="string">
            <text:p text:style-name="P47"><text:span text:style-name="Gras"><text:span text:style-name="T109">8-9</text:span></text:span></text:p>
          </table:table-cell>
          <table:table-cell table:style-name="Tableau50.A1" office:value-type="string">
            <text:p text:style-name="P47"><text:span text:style-name="Gras"><text:span text:style-name="T109">Sorciers puissants (lancez 1D6)</text:span></text:span></text:p>
          </table:table-cell>
        </table:table-row>
        <table:table-row table:style-name="Tableau50.1">
          <table:table-cell table:style-name="Tableau50.A1" office:value-type="string">
            <text:p text:style-name="P248"/>
          </table:table-cell>
          <table:table-cell table:style-name="Tableau50.A1" office:value-type="string">
            <text:p text:style-name="P47"><text:span text:style-name="Gras"><text:span text:style-name="T109">1-5 École de Sorcellerie</text:span></text:span></text:p>
          </table:table-cell>
        </table:table-row>
        <table:table-row table:style-name="Tableau50.1">
          <table:table-cell table:style-name="Tableau50.A1" office:value-type="string">
            <text:p text:style-name="P248"/>
          </table:table-cell>
          <table:table-cell table:style-name="Tableau50.A1" office:value-type="string">
            <text:p text:style-name="P47"><text:span text:style-name="Gras"><text:span text:style-name="T109">6 Cercle de Sorcellerie Noire</text:span></text:span></text:p>
          </table:table-cell>
        </table:table-row>
        <table:table-row table:style-name="Tableau50.1">
          <table:table-cell table:style-name="Tableau50.A1" office:value-type="string">
            <text:p text:style-name="P47"><text:span text:style-name="Gras"><text:span text:style-name="T109">10</text:span></text:span></text:p>
          </table:table-cell>
          <table:table-cell table:style-name="Tableau50.A1" office:value-type="string">
            <text:p text:style-name="P47"><text:span text:style-name="Gras"><text:span text:style-name="T109">Spécial (lancez 1D6)</text:span></text:span></text:p>
          </table:table-cell>
        </table:table-row>
        <table:table-row table:style-name="Tableau50.1">
          <table:table-cell table:style-name="Tableau50.A1" office:value-type="string">
            <text:p text:style-name="P248"/>
          </table:table-cell>
          <table:table-cell table:style-name="Tableau50.A1" office:value-type="string">
            <text:p text:style-name="P47"><text:span text:style-name="Gras"><text:span text:style-name="T109">1-2 Culte caché</text:span></text:span></text:p>
          </table:table-cell>
        </table:table-row>
        <table:table-row table:style-name="Tableau50.1">
          <table:table-cell table:style-name="Tableau50.A1" office:value-type="string">
            <text:p text:style-name="P248"/>
          </table:table-cell>
          <table:table-cell table:style-name="Tableau50.A1" office:value-type="string">
            <text:p text:style-name="P47"><text:span text:style-name="Gras"><text:span text:style-name="T109">3-4 État séculier</text:span></text:span></text:p>
          </table:table-cell>
        </table:table-row>
        <table:table-row table:style-name="Tableau50.1">
          <table:table-cell table:style-name="Tableau50.A18" office:value-type="string">
            <text:p text:style-name="P248"/>
          </table:table-cell>
          <table:table-cell table:style-name="Tableau50.A18" office:value-type="string">
            <text:p text:style-name="P47"><text:span text:style-name="Gras"><text:span text:style-name="T109">5-6 Forces de l’Outremonde (Démons, Anges, Fées, Élémentaires, etc.)</text:span></text:span></text:p>
          </table:table-cell>
        </table:table-row>
      </table:table>
      <text:p text:style-name="P8"/>
      <text:p text:style-name="P106">Quelles Sont Les Ressources Principales ?</text:p>
      <table:table table:name="Tableau51" table:style-name="Tableau51">
        <table:table-column table:style-name="Tableau51.A"/>
        <table:table-column table:style-name="Tableau51.B"/>
        <table:table-column table:style-name="Tableau51.C"/>
        <table:table-row table:style-name="Tableau51.1">
          <table:table-cell table:style-name="Tableau51.A1" office:value-type="string">
            <text:p text:style-name="P47"><text:span text:style-name="Gras"><text:span text:style-name="T109">Lancez 1D6</text:span></text:span></text:p>
          </table:table-cell>
          <table:table-cell table:style-name="Tableau51.A1" office:value-type="string">
            <text:p text:style-name="P47"><text:span text:style-name="Gras"><text:span text:style-name="T109">Ressource</text:span></text:span></text:p>
          </table:table-cell>
          <table:table-cell table:style-name="Tableau51.A1" office:value-type="string">
            <text:p text:style-name="P47"><text:span text:style-name="Gras"><text:span text:style-name="T109">Commentaires</text:span></text:span></text:p>
          </table:table-cell>
        </table:table-row>
        <table:table-row table:style-name="Tableau51.1">
          <table:table-cell table:style-name="Tableau51.A1" office:value-type="string">
            <text:p text:style-name="P47"><text:span text:style-name="Gras"><text:span text:style-name="T109">1</text:span></text:span></text:p>
          </table:table-cell>
          <table:table-cell table:style-name="Tableau51.A1" office:value-type="string">
            <text:p text:style-name="P47"><text:span text:style-name="Gras"><text:span text:style-name="T109">Ressources naturelles</text:span></text:span></text:p>
          </table:table-cell>
          <table:table-cell table:style-name="Tableau51.A1" office:value-type="string">
            <text:p text:style-name="P47"><text:span text:style-name="Gras"><text:span text:style-name="T109">Notre Domaine est riche en matières premières que nous vendons à nos voisins.</text:span></text:span></text:p>
          </table:table-cell>
        </table:table-row>
        <table:table-row table:style-name="Tableau51.1">
          <table:table-cell table:style-name="Tableau51.A1" office:value-type="string">
            <text:p text:style-name="P47"><text:span text:style-name="Gras"><text:span text:style-name="T109">2</text:span></text:span></text:p>
          </table:table-cell>
          <table:table-cell table:style-name="Tableau51.A1" office:value-type="string">
            <text:p text:style-name="P47"><text:span text:style-name="Gras"><text:span text:style-name="T109">Agriculture</text:span></text:span></text:p>
          </table:table-cell>
          <table:table-cell table:style-name="Tableau51.A1" office:value-type="string">
            <text:p text:style-name="P47"><text:span text:style-name="Gras"><text:span text:style-name="T109">Nos récoltes abondantes nous permettent de nourrir nos voisins.</text:span></text:span></text:p>
          </table:table-cell>
        </table:table-row>
        <table:table-row table:style-name="Tableau51.1">
          <table:table-cell table:style-name="Tableau51.A1" office:value-type="string">
            <text:p text:style-name="P47"><text:span text:style-name="Gras"><text:span text:style-name="T109">3</text:span></text:span></text:p>
          </table:table-cell>
          <table:table-cell table:style-name="Tableau51.A1" office:value-type="string">
            <text:p text:style-name="P47"><text:span text:style-name="Gras"><text:span text:style-name="T109">Artisanat</text:span></text:span></text:p>
          </table:table-cell>
          <table:table-cell table:style-name="Tableau51.A1" office:value-type="string">
            <text:p text:style-name="P47"><text:span text:style-name="Gras"><text:span text:style-name="T109">Nous vendons des biens manufacturés.</text:span></text:span></text:p>
          </table:table-cell>
        </table:table-row>
        <table:table-row table:style-name="Tableau51.1">
          <table:table-cell table:style-name="Tableau51.A1" office:value-type="string">
            <text:p text:style-name="P47"><text:span text:style-name="Gras"><text:span text:style-name="T109">4</text:span></text:span></text:p>
          </table:table-cell>
          <table:table-cell table:style-name="Tableau51.A1" office:value-type="string">
            <text:p text:style-name="P47"><text:span text:style-name="Gras"><text:span text:style-name="T109">Conquête</text:span></text:span></text:p>
          </table:table-cell>
          <table:table-cell table:style-name="Tableau51.A1" office:value-type="string">
            <text:p text:style-name="P47"><text:span text:style-name="Gras"><text:span text:style-name="T109">Nous nous emparons de ce dont nous avons besoin, soit grâce à la piraterie ou aux razzias, soit grâce à la conquête et à l’occupation.</text:span></text:span></text:p>
          </table:table-cell>
        </table:table-row>
        <table:table-row table:style-name="Tableau51.1">
          <table:table-cell table:style-name="Tableau51.A1" office:value-type="string">
            <text:p text:style-name="P47"><text:span text:style-name="Gras"><text:span text:style-name="T109">5</text:span></text:span></text:p>
          </table:table-cell>
          <table:table-cell table:style-name="Tableau51.A1" office:value-type="string">
            <text:p text:style-name="P47"><text:span text:style-name="Gras"><text:span text:style-name="T109">Administration</text:span></text:span></text:p>
          </table:table-cell>
          <table:table-cell table:style-name="Tableau51.A1" office:value-type="string">
            <text:p text:style-name="P47"><text:span text:style-name="Gras"><text:span text:style-name="T109">Nous gérons efficacement nos terres et nous servons de médiateurs lors des disputes de nos voisins.</text:span></text:span></text:p>
          </table:table-cell>
        </table:table-row>
        <table:table-row table:style-name="Tableau51.7">
          <table:table-cell table:style-name="Tableau51.A1" office:value-type="string">
            <text:p text:style-name="P47"><text:span text:style-name="Gras"><text:span text:style-name="T109">6</text:span></text:span></text:p>
          </table:table-cell>
          <table:table-cell table:style-name="Tableau51.A1" office:value-type="string">
            <text:p text:style-name="P47"><text:span text:style-name="Gras"><text:span text:style-name="T109">Lancez 2 fois ou choisissez</text:span></text:span></text:p>
          </table:table-cell>
          <table:table-cell table:style-name="Tableau51.C7" office:value-type="string">
            <text:p text:style-name="P248"/>
          </table:table-cell>
        </table:table-row>
      </table:table>
      <text:p text:style-name="P9"/>
      <text:p text:style-name="P89"><text:soft-page-break/>Exemples De Domaines</text:p>
      <text:p text:style-name="P106">L’empire De Gatan</text:p>
      <text:p text:style-name="P170">Taille : pays (7 millions) 85 %</text:p>
      <text:p text:style-name="P170">Dirigeant : Empereur Illmar I (Roi Sacré), soutenu par un pacte avec l’Empereur Céleste, connu sous le nom de Révélation Impériale (Magie Puissante)</text:p>
      <text:p text:style-name="P188">Magie Dominante : Culte Impérial (Panthéisme)</text:p>
      <text:p text:style-name="P170">Commerce : Administration</text:p>
      <text:p text:style-name="P106">Comté Des Deux Forts</text:p>
      <text:p text:style-name="P170">Taille : Comté (28 000) 65 %</text:p>
      <text:p text:style-name="P170">Dirigeant : Comte</text:p>
      <text:p text:style-name="P170">Magie Dominante : Le faquin/La Terre Mère (Polythéisme)</text:p>
      <text:p text:style-name="P153"><text:span text:style-name="T24">Commerce : Agriculture/Chass</text:span><text:span text:style-name="T25">e</text:span></text:p>
      <text:p text:style-name="P89">Utiliser Les Quêtes De Domaine</text:p>
      <text:p text:style-name="P170">Le meneur de jeu choisit ou détermine aléatoirement un évènement principal pour la présente année.</text:p>
      <text:p text:style-name="P170">Lancez 1d10 ou choisissez :</text:p>
      <text:p text:style-name="P245"><text:span text:style-name="T79">Épidémie</text:span><text:span text:style-name="T24">. Une terrible épidémie ravage le Domaine. Si rien n’est fait, lancez D6x10 % pour déterminer la proportion de victimes au sein de la population.</text:span></text:p>
      <text:p text:style-name="P245"><text:span text:style-name="T79">Commerce</text:span><text:span text:style-name="T24">. L’occasion d’établir de nouvelles routes commerciales apparait, grâce aux efforts d’explorateurs ou aux premiers contacts avec des diplomates étrangers.</text:span></text:p>
      <text:p text:style-name="P245"><text:span text:style-name="T79">Exploration</text:span><text:span text:style-name="T24">. Les explorateurs du Domaine découvrent une terre inconnue ou abandonnée, qui révèlera peu à peu ses trésors, ses ressources naturelles, ses terres cultivables, ses mystérieux monuments antiques, voire les restes de ses habitants originels.</text:span></text:p>
      <text:p text:style-name="P245"><text:soft-page-break/><text:span text:style-name="T79">Révolution culturelle</text:span><text:span text:style-name="T24">. Des forces externes et internes mettent en péril les vieilles coutumes à travers des changements de mode, la circulation d’écrits contestataires, les rassemblements de gens gagnés aux idées nouvelles, etc. Ces nouvelles idées peuvent aussi bien enrichir le Domaine que le faire tomber sous influence étrangère.</text:span></text:p>
      <text:p text:style-name="P245"><text:span text:style-name="T79">Nouveau culte</text:span><text:span text:style-name="T24">. D’origine étrangère ou locale, un nouveau culte s’est établi dans le Domaine, et sa popularité croissante menace la voie des Dieux Anciens.</text:span></text:p>
      <text:p text:style-name="P245"><text:span text:style-name="T79">Culte antique révélé.</text:span><text:span text:style-name="T24"> Un culte qui a été abandonné il y des centaines d’années a refait surface, et avec lui les problèmes qui ont conduit à son interdiction ou à sa disparation.</text:span></text:p>
      <text:p text:style-name="P245"><text:span text:style-name="T79">Famine</text:span><text:span text:style-name="T24">. À cause de mauvaises récoltes lors de l’année précédente ou de celle en cours, la population n’a plus de quoi se nourrir et baissera de D6x10 % si rien n’est fait pour remédier à la situation.</text:span></text:p>
      <text:p text:style-name="P245"><text:span text:style-name="T85">Réfugiés</text:span><text:span text:style-name="T70">. Des vagues d’immigrants viennent d’un pays voisin en crise (lancez les dés à nouveau pour savoir quel type de crise) et peuvent perturber la tranquillité du Domaine.</text:span></text:p>
      <text:p text:style-name="P245"><text:span text:style-name="T79">Guerre</text:span><text:span text:style-name="T24">. Consultez la section plus bas.</text:span></text:p>
      <text:p text:style-name="P245"><text:span text:style-name="T79">Évènement spécial</text:span><text:span text:style-name="T24">. Le meneur de jeu peut inclure ici des évènements spécifiques à son cadre de jeu : une merveille du Monde apparait ou est découverte dans le Domaine, les dieux font une apparition, etc.</text:span></text:p>
      <text:p text:style-name="P122">Guerre</text:p>
      <text:p text:style-name="P89">Bouseux : Survivre À La Bataille</text:p>
      <text:p text:style-name="P183">Sans avoir rien demandé, les personnages se retrouvent au beau milieu des combats. Par exemple, la cité qu’ils visitent est assiégée, la taverne où ils se reposent est envahie de soldats ennemis, etc.</text:p>
      <text:p text:style-name="P190"><text:soft-page-break/>La bataille peut être simulée à travers quelques rencontres inspirées de la liste suivante, en utilisant les règles de combat et de compétence habituelles.</text:p>
      <text:p text:style-name="P153"><text:span text:style-name="T79">Sortons d’ici !</text:span><text:span text:style-name="T24"> Les personnages cherchent simplement à se retirer des combats. Générez quelques soldats et laissez les personnages quitter les lieux grâce à leur discrétion, leur langue habile ou leurs prouesses martiales.</text:span></text:p>
      <text:p text:style-name="P153"><text:span text:style-name="T79">Pillage.</text:span><text:span text:style-name="T24"> Pour les personnages, le champ de bataille est une véritable mine d’or. Mais s’ils attendent la fin des combats, les soldats du camp victorieux ne leur laisseront que des miettes : autant commencer à piller maintenant !</text:span></text:p>
      <text:p text:style-name="P153"><text:span text:style-name="T79">Sauvetage</text:span><text:span text:style-name="T24">. Les personnages doivent retrouver quelqu’un qui est au beau milieu de la bataille, afin de le protéger ou de le faire quitter les lieux.</text:span></text:p>
      <text:p text:style-name="P153"><text:span text:style-name="T89">Chasseurs de têtes</text:span><text:span text:style-name="T49">. Un vieil ennemi est impliqué dans la bataille. C’est le moment idéal pour vider de vieilles querelles : après tout, nul ne sera surpris de sa mort sur le champ d’honneur…</text:span></text:p>
      <text:p text:style-name="P106">Risques &amp; Récompenses</text:p>
      <text:p text:style-name="P186">En guise de récompense, les Bouseux pourront récupérer du butin de guerre et éprouver la satisfaction d’avoir survécu au carnage.</text:p>
      <text:p text:style-name="P190">Les personnages qui échouent à une quête de ce genre ne sont pas forcément voués à mourir : ils peuvent <text:span text:style-name="T214">être </text:span>détenus comme prisonniers de guerre ou même, si une des armées dispose de nécromanciens, être ressuscités, bien que cela risque d’être sous la forme d’esclaves morts-vivants…</text:p>
      <text:p text:style-name="P170">Pour déterminer le destin de leurs personnages, les joueurs peuvent choisir une des options ci-dessous ou lancer un D6.</text:p>
      <text:p text:style-name="P247">Capturé, dépouillé de tout puis relâché.</text:p>
      <text:p text:style-name="P247">Capturé et réduit en esclavage.</text:p>
      <text:p text:style-name="P247">Capturé et intégré de force dans l’armée ennemie.</text:p>
      <text:p text:style-name="P247">Capturé et envoyé en prison</text:p>
      <text:p text:style-name="P247"><text:soft-page-break/>Tué, mais ressuscité par un magicien. Le personnage doit maintenant rendre un service au magicien sous peine d’être renvoyé au cimetière.</text:p>
      <text:p text:style-name="P247">Mort, mais ranimé par un magicien sous la forme d’une créature morte vivante.</text:p>
      <text:p text:style-name="P89">Marginal : Des Exploits Qui Apportent La Victoire !</text:p>
      <text:p text:style-name="P183">Les personnages sont recrutés pour mener des actions d’éclat pouvant apporter la victoire.</text:p>
      <text:p text:style-name="P168">S’emparer d’une position stratégique.</text:p>
      <text:p text:style-name="P153"><text:span text:style-name="T84">Briser le siège</text:span><text:span text:style-name="T66">.</text:span></text:p>
      <text:p text:style-name="P153"><text:span text:style-name="T84">Dérober l’emblème</text:span><text:span text:style-name="T66">. La plupart des armées possèdent un emblème qui influe sur le moral des troupes. Une armée qui perdrait son emblème serait rudement ébranlée.</text:span></text:p>
      <text:p text:style-name="P153"><text:span text:style-name="T84">Tuer le commandant</text:span><text:span text:style-name="T66">. L’armée ennemie ne doit sa cohésion qu’au charisme et à la compétence de son général. La mort de celui-ci entrainerait la dislocation de l’armée.</text:span></text:p>
      <text:p text:style-name="P153"><text:span text:style-name="T84">Débandade des troupes d’élite</text:span><text:span text:style-name="T66">. Les personnages doivent affaiblir ou détruire les forces d’élite de l’armée ennemie avant qu’elles ne soient déployées sur le champ de bataille.</text:span></text:p>
      <text:p text:style-name="P153"><text:span text:style-name="T84">Voler les plans</text:span><text:span text:style-name="T66">. Les personnages sont chargés d’intercepter des messagers ou d’infiltrer la tente du commandant pour voler ses plans de bataille, éventuellement en les remplaçant par de faux plans.</text:span></text:p>
      <text:p text:style-name="P106">Risques &amp; Récompenses</text:p>
      <text:p text:style-name="P170">En cas de succès, les personnages peuvent s’attendre à être célébrés en héros et à être couverts d’honneur et de gloire, et à obtenir une promotion s’ils font partie de l’armée.</text:p>
      <text:p text:style-name="P192">S’ils échouent, ils risquent non seulement d’être blessés ou capturés par l’ennemi, mais aussi de subir les foudres de leur camp : infamie, rétrogradation, bannissement, emprisonnement…</text:p>
      <text:p text:style-name="P89"><text:soft-page-break/>Dirigeant : Gagner La Guerre !</text:p>
      <text:p text:style-name="P170"><text:span text:style-name="T182">Désormais, </text:span>Le but n’est plus de jouer les héros sur le champ de bataille, mais de gagner la guerre.</text:p>
      <text:p text:style-name="P170">Une guerre se déroule généralement selon les étapes suivantes.</text:p>
      <text:p text:style-name="P153"><text:span text:style-name="T79">Invasion</text:span><text:span text:style-name="T24">. Les personnages ou leurs ennemis décident d’envahir le Domaine adverse.</text:span></text:p>
      <text:p text:style-name="P153"><text:span text:style-name="T79">Rallier les partisans</text:span><text:span text:style-name="T24">. Après l’assaut initial, les personnages rassemblent leurs alliés, invoquant les faveurs dues ou quelque cause commune pour combattre les forces ennemies.</text:span></text:p>
      <text:p text:style-name="P153"><text:span text:style-name="T79">Réunir des informations.</text:span><text:span text:style-name="T24"> Les personnages utilisent leur réseau d’espionnage pour mieux connaitre les forces ennemies.</text:span></text:p>
      <text:p text:style-name="P153"><text:span text:style-name="T79">Combattre l’ennemi intérieur</text:span><text:span text:style-name="T24">. Les groupes rebelles soutenus par l’ennemi ou qui ont profité de la guerre pour se soulever doivent être mis au pas.</text:span></text:p>
      <text:p text:style-name="P153"><text:span text:style-name="T89">Établir les lignes d’approvisionnement.</text:span><text:span text:style-name="T49"> Durant cette phase, les personnages doivent veiller à l’approvisionnement de l’armée (eau, nourriture, fourrage, matériel), qui peut par exemple être perturbé par le terrain ou les troupes ennemies.</text:span></text:p>
      <text:p text:style-name="P153"><text:span text:style-name="T79">Conduire l’ennemi à la bataille</text:span><text:span text:style-name="T24">. Chaque camp tente de manœuvrer de façon à livrer bataille dans les conditions favorables. L’élément de surprise ainsi que l’utilisation d’éclaireurs et de tirailleurs sont déterminants.</text:span></text:p>
      <text:p text:style-name="P153"><text:span text:style-name="T79">Duel des champions. </text:span><text:span text:style-name="T24">Cette phase optionnelle oppose les champions des deux camps.</text:span></text:p>
      <text:p text:style-name="P153"><text:span text:style-name="T79">Bataille. </text:span><text:span text:style-name="T24">Le combat proprement dit : les archers décochent leurs flèches, la cavalerie charge, l’infanterie forme des murs de boucliers…</text:span></text:p>
      <text:p text:style-name="P153"><text:span text:style-name="T79">Le butin. </text:span><text:span text:style-name="T24">Le camp victorieux peut capturer des prisonniers pour les rançonner ou les vendre comme esclaves, faire la main basse sur tout le matériel laissé par les vaincus, piller la ville assiégée, etc. Un dirigeant avisé tentera de répartir équitablement les fruits de la victoire entre tous ceux qui l’ont soutenu durant la guerre.</text:span></text:p>
      <text:p text:style-name="P153"><text:soft-page-break/><text:span text:style-name="T79">Gagner la paix.</text:span><text:span text:style-name="T24"> Il faut maintenant négocier un traité de paix avantageux, administrer les terres conquises, s’assurer du contentement des alliés et des subalternes en cas de victoire, etc.</text:span></text:p>
      <text:p text:style-name="P89">Superhéros : Le Choc Des Empires !</text:p>
      <text:p text:style-name="P183">La guerre ne vise plus seulement à tuer et à prendre des territoires, mais aussi à gagner le cœur et l’esprit de la population ennemie pour qu’elle s’intègre harmonieusement au Domaine. À ce stade, les batailles peuvent être simulées avec des tests de Connaissance (Tactiques Militaires).</text:p>
      <text:p text:style-name="P153"><text:span text:style-name="T84">Croisade</text:span><text:span text:style-name="T66">. L’empire entier répond à l’appel du Superhéros, prêt à mener une guerre totale contre ses ennemis idéologiques.</text:span></text:p>
      <text:p text:style-name="P153"><text:span text:style-name="T84">Batailles dans l’Outremonde.</text:span><text:span text:style-name="T66"> Cette guerre se déroule à la fois sur l’Outremonde et sur le monde matériel. Pour empêcher l’ennemi d’utiliser sa puissante magie, il faut dérober ou détruire ses secrets et ses alliés magiques.</text:span></text:p>
      <text:p text:style-name="P153"><text:span text:style-name="T84">Détruire les héros ennemis</text:span><text:span text:style-name="T66">. Alors que la bataille décisive fait rage, les personnages affrontent les Superhéros ennemis pour faire triompher leur camp une fois pour toutes.</text:span></text:p>
      <text:p text:style-name="P153"><text:span text:style-name="T84">Apothéose</text:span><text:span text:style-name="T66">. L’ennemi a été détruit et l’Empire a intégré les peuples vaincus. Il ne reste plus qu’à entreprendre l’ascension vers l’Aréopage, là où résident les dieux. C’est le stade auquel Rurik est parvenu dans la nouvelle d’introduction du livre.</text:span></text:p>
      <text:p text:style-name="P89">Demi-Dieu : La Guerre Des Mondes !</text:p>
      <text:p text:style-name="P190">Désormais, les guerres opposent non plus de simples mortels, mais des Dieux à la tête d’armées immenses et de nature magique, et elles se déroulent principalement dans l’Outremonde, dans les terres des mythes et des légendes. Ragnarok est un bon exemple de conflit de ce niveau.</text:p>
      <text:p text:style-name="P122">Règles De Combat De Masse</text:p>
      <text:p text:style-name="P163">Par Paul Mitchener</text:p>
      <text:p text:style-name="P186"><text:soft-page-break/>Si vous voulez gérer une bataille en un seul jet, les règles suivantes peuvent vous convenir.</text:p>
      <text:p text:style-name="P186">Les combats de masse opposent les compétences des commandants ennemis modifiées par les armées en présence. Les compétences utilisées sont : Connaissance (Tactiques Militaires), et soit Influence soit Performance.</text:p>
      <text:p text:style-name="P170">La bataille proprement dite est résolue par un Test d’Opposition de Connaissance (Tactiques Militaires). Une réussite signifie qu’une force inflige à l’autre des pertes égales à la moitié de sa taille. La moitié de ces pertes sont des morts, l’autre moitié des blessés. Ces chiffres sont doublés en cas de Prouesse.</text:p>
      <text:p text:style-name="P186">Le test de Connaissance (Tactiques Militaires) est modifié par les éléments suivants :</text:p>
      <text:p text:style-name="P258">Mieux équipé que l’ennemi : +25 %</text:p>
      <text:p text:style-name="P253">Mieux entrainé que l’ennemi : +25 %</text:p>
      <text:p text:style-name="P253">Dispose de forces spéciales notables (artillerie, cavalerie, mages de combat) dont est dépourvu l’ennemi : +25 % pour chaque type de troupe.</text:p>
      <text:p text:style-name="P253">Au moins 2 fois plus nombreux que l’ennemi : +25 %</text:p>
      <text:p text:style-name="P253">Au moins 4 fois plus nombreux : +50 %</text:p>
      <text:p text:style-name="P253">Fortifications ennemies : -50 %</text:p>
      <text:p text:style-name="P253">Exploits des PJ (tuer un adversaire influent, capturer une position stratégique, etc.) : +25 % ou -25 si les exploits ont particulièrement mal tourné.</text:p>
      <text:p text:style-name="P253">De plus, le commandant de la force vaincue doit effectuer un test d’Influence ou de Performance pour rallier ses troupes et éviter une déroute.</text:p>
      <text:p text:style-name="P253">Prouesse : la force peut continuer le combat au lieu de se replier.</text:p>
      <text:p text:style-name="P253">Réussite : la force se replie normalement.</text:p>
      <text:p text:style-name="P253"><text:soft-page-break/>Échec ou Maladresse : déroute ! La force vaincue subit 10 % de pertes supplémentaires et tente de s’enfuir, ou, à défaut, de se rendre.</text:p>
      <text:p text:style-name="P186">Il est possible de diviser des forces importantes en plusieurs unités, chacune dirigée par son propre commandant. Les règles ci-dessus s’appliquent toujours, mais chaque unité devra ensuite choisir une autre unité à attaquer.</text:p>
      <text:p text:style-name="P122">Quêtes Dans L’Outremonde</text:p>
      <text:p text:style-name="P192">Ces quêtes optionnelles ouvrent de nouvelles possibilités aux personnages : voyage vers d’autres plans ou mondes, manipulation de la réalité, etc. Le modèle qui est présenté ici est celui que l’auteur d’Openquest utilise pour son cadre de jeu, l’Empire de Gatan. Bien entendu, le meneur de jeu est invité à adapter ce modèle à ses besoins.</text:p>
      <text:p text:style-name="P89">Les Lieux De L’Outremonde</text:p>
      <text:p text:style-name="P106">La Réalité, Le Monde Matériel</text:p>
      <text:p text:style-name="P192">C’est le plan d’existence normal des personnages, et le seul que connaitront la plupart des gens.</text:p>
      <text:p text:style-name="P106">Les Enfers</text:p>
      <text:p text:style-name="P170">Les Enfers sont des lieux de damnation où résident des démons et de divinités broyeuses d’âmes, qui ont pu être exilés ici par les forces du bien. Ils sont accessibles depuis d’antiques Portails activés au moyen de rites sanglants.</text:p>
      <text:p text:style-name="P170">Ils sont naturellement alignés avec la Magie Divine maléfique et la Sorcellerie noire.</text:p>
      <text:p text:style-name="P106">Le Monde Spirituel</text:p>
      <text:p text:style-name="P183">C’est le monde immatériel qui entoure la Réalité. Normalement, les créatures réelles ne verront pas les créatures spirituelles, mais il arrive qu’un esprit animé par la rage ou la vengeance puisse se manifester partiellement dans la Réalité. Il est possible d’accéder au Monde Spiri<text:soft-page-break/>tuel en séparant son esprit de son corps lors d’un processus surnommé Dissociation, que les chamanes connaissent bien.</text:p>
      <text:p text:style-name="P170">Ce monde est aligné avec la Magie Commune.</text:p>
      <text:p text:style-name="P106">Les Contrées Mythiques</text:p>
      <text:p text:style-name="P170">C’est le nom donné à l’Outremonde où existent les mythes et les légendes des peuples du Monde Matériel. Tout en étant distinctes de la Réalité, les Contrées sont connectées à celle-ci en de nombreux endroits.</text:p>
      <text:p text:style-name="P153"><text:span text:style-name="T86">Exemple</text:span><text:span text:style-name="T53">. La Contrée Mythique de l’Empire de Gatan est La Perfection Impériale de Maximus, une version idéalisée de l’Empire, emplie de cités parfaites reliées par des routes d’un blanc immaculé. Les habitants, de défunts citoyens impériaux qui ont été réincarnés dans ce paradis, vaquent tranquillement à leurs affaires, dans une atmosphère qui respire l’ordre et la sérénité. La Perfection Impériale est accessible depuis la Chambre du Trône Impériale et depuis un autel dans les Montagnes de Clairpic, là où Sotan Ier reçut l’enseignement de la Voie Impériale. L’Ordre du Portail garde farouchement ces deux entrées.</text:span></text:p>
      <text:p text:style-name="P192">Les Contrées Mythiques ne sont pas alignées avec une forme particulière de magie, et n’importe quel type de magicien peut s’y rendre depuis un lieu relié ou grâce à un sort approprié.</text:p>
      <text:p text:style-name="P190">Visiter une Contrée Mythique permet de mieux comprendre les mythes et les légendes d’une culture, voire de les altérer à sa convenance.</text:p>
      <text:p text:style-name="P153"><text:span text:style-name="T79">Exemple</text:span><text:span text:style-name="T24">. Les potiers de l’Empire de Gatan tiennent leur savoir du Vieux Potier, qui leur a appris comment fabriquer des pots à partir de l’Argile Excellente que la Dame de la Rivière a offert aux Empereurs Célestes. Imaginons que des personnages se rendent à la Perfection Impériale, là où existe le mythe, dérobe l’Argile Excellente et insulte le Vieux Potier au point de l’amener à bouder chez lui : ils auront tellement changé le mythe que les artisans perdent immédiatement et de façon permanente la connaissance de la fabrication de pots !</text:span></text:p>
      <text:p text:style-name="P106"><text:soft-page-break/>Les Salles Des Dieux</text:p>
      <text:p text:style-name="P170">Ce sont les paradis où habitent les Dieux eux-mêmes, au milieu des idées ou des concepts qu’ils représentent. C’est là que doit se rendre celui qui veut défier directement un dieu, une entreprise suicidaire pour un personnage qui n’est pas de niveau Demi-Dieu. Tuer ou remplacer un dieu peut totalement bouleverser les cultures qui vénèrent ce dieu.</text:p>
      <text:p text:style-name="P170">Les Salles sont alignées avec la Magie Divine.</text:p>
      <text:p text:style-name="P106">Les Plans Élémentaires</text:p>
      <text:p text:style-name="P170">Ces Plans ne sont pas alignés avec une forme particulière de magie, mais ils sont accessibles grâce à la Magie Divine, si la divinité invoquée est associée à un élément (Dieu du Feu par exemple), ou grâce à la Sorcellerie par l’entremise du sort Portail vers l’Outremonde.</text:p>
      <text:p text:style-name="P106">Réalités Alternatives</text:p>
      <text:p text:style-name="P190">Si le voyage temporel ouvre de nouvelles possibilités de jeu, il pose aussi de nombreux défis.</text:p>
      <text:p text:style-name="P170">Voici quelques questions à se poser si vous envisagez de mettre en scène des Réalités Alternatives :</text:p>
      <text:p text:style-name="P253">Existe-t-il une Réalité Alternative pour chaque décision possible ?</text:p>
      <text:p text:style-name="P253">Existe-t-il d’autres versions des personnages dans les Réalités Alternatives ? Demeurent-ils des entités séparées si les personnages se rendent dans leur Réalité Alternative, ou les personnages endossent-ils l’identité de leurs alter ego alternatifs ?</text:p>
      <text:p text:style-name="P253">Est-ce que ces Réalités Alternatives résultent des actions des personnages dans la Réalité ?</text:p>
      <text:p text:style-name="P253">Est-ce qu’une Réalité Alternative peut remplacer la Réalité quotidienne des personnages si certaines conditions sont remplies ?</text:p>
      <text:p text:style-name="P89"><text:soft-page-break/>Sorts pour Voyager Vers L’Outremonde</text:p>
      <text:p text:style-name="P99">Magie Commune</text:p>
      <text:p text:style-name="P170">Le seul mode de voyage est la Dissociation (voir page 121), mais elle est réservée aux chamanes qui peuvent ainsi se rendre dans le Monde Spirituel. Si la Magie Commune est la seule forme de magie de votre cadre de jeu, vous pouvez autoriser l’utilisation du sort de Magie Divine Voyage dans l’Outremonde (voir page 151) comme sort de Magie Commune.</text:p>
      <text:p text:style-name="P106">Magie Divine</text:p>
      <text:p text:style-name="P170">Le Voyage dans l’Outremonde (voir page 151) permet de voyager vers des Outremondes alignés avec la divinité du lanceur.</text:p>
      <text:p text:style-name="P106">Sorcellerie</text:p>
      <text:p text:style-name="P183">Avec Portail vers l’Outremonde (voir page 165), le sorcier peut voyager vers n’importe quel monde dont il a connaissance et même amener d’autres personnes avec lui. Toutefois, à la fin du sort ou si le sort est dissipé, le Portail se referme et le sorcier se retrouve alors piégé dans l’Outremonde.</text:p>
      <text:p text:style-name="P183">Le sort Projection Spirituelle (voir la page 162) permet de voyager vers le Monde Spirituel, de façon similaire aux chamanes.</text:p>
      <text:p text:style-name="P148">Questions De Meneur De Jeu</text:p>
      <text:p text:style-name="P106">Dois-je Pratiquer Une Forme De Magie Alignée Avec L’Outremonde Pour M’y Rendre ?</text:p>
      <text:p text:style-name="P170">Non, mais vous devrez compter sur quelqu’un ou quelque chose (un Portail par exemple) pour vous transporter. Dans le modèle standard présenté ici, tous les types de magie fonctionnent dans un monde aligné avec une magie spécifique, mais le meneur de jeu préfèrera peut-être que la magie « alignée » soit la plus puissante ou la seule à fonctionner.</text:p>
      <text:p text:style-name="P106"><text:soft-page-break/>Existe-t-il Des Mondes Qui Ne Respectent Pas Ce Modèle ?</text:p>
      <text:p text:style-name="P153"><text:span text:style-name="T167">à</text:span><text:span text:style-name="T70"> vous de voir ! Par exemple, Vous aurez peut-être envie de sortir les personnages de leur zone de confort en les amenant sur un monde dépourvu de magie ou, au contraire, sur un monde dont les habitants pratiquent une forme de magie inconnue.</text:span></text:p>
      <text:p text:style-name="P89">Conseils Aux joueurs</text:p>
      <text:p text:style-name="P106">Faites Vos Devoirs !</text:p>
      <text:p text:style-name="P170">Les personnages doivent se renseigner au maximum sur les mythes et légendes liés à la quête : lecture d’ouvrages antiques ou oubliés, consultation d’un sage, etc. Cette phase de recherche peut déjà constituer une Quête en soi.</text:p>
      <text:p text:style-name="P106">Préparez-vous Au Pire</text:p>
      <text:p text:style-name="P190">Les personnages commenceront certainement la quête sans avoir toutes les informations en main. Cela risque de faire dévier les personnages de la route suggérée par les légendes liées à la Quête, surtout si des entités maléfiques s’en mêlent…</text:p>
      <text:p text:style-name="P106">On N’est Plus Chez Maman !</text:p>
      <text:p text:style-name="P170">L’Outremonde est plus intense que le monde réel : les sens sont aiguisés et tout semble démesuré. Par exemple, le Paradis Impérial de l’Empereur Céleste est un immense palais d’un blanc resplendissant, soutenu par des milliers de colonnes, et parsemé de bassins d’eau d’une pureté cristalline.</text:p>
      <text:p text:style-name="P106">Tout Est Symbole</text:p>
      <text:p text:style-name="P170">Chaque élément de l’Outremonde représente une idée ou un concept : ce monstre enragé de l’Enfer Brûlant symbolise ainsi la colère des adorateurs de la Horde du Cœur Brulant, et le défaire donnera une indication sur la façon de neutraliser les orques du Cœur Brulant sur le monde matériel.</text:p>
      <text:p text:style-name="P106"><text:soft-page-break/>La Mort Est Partout</text:p>
      <text:p text:style-name="P170">Si vous périssez dans l’Outremonde, vous mourrez aussi dans le monde réel.</text:p>
      <text:p text:style-name="P106">Vous Mettez En Péril Votre Âme</text:p>
      <text:p text:style-name="P192">Dans l’Outremonde, il existe de pires sorts que la mort : votre âme peut être capturée par de puissantes entités ou tout simplement se retrouver incapable de retrouver le chemin de la Réalité.</text:p>
      <text:p text:style-name="P239"/>
      <text:p text:style-name="P101">Chapitre 7 : La Magie</text:p>
      <text:p text:style-name="P139">Comment Changer La Réalité</text:p>
      <text:p text:style-name="P170">Après une rapide présentations des trois formes de magie existantes, vous trouverez ici quelques conseils pour définir le niveau de magie de votre cadre de jeu.</text:p>
      <text:p text:style-name="P122">Les Trois Formes de Magie</text:p>
      <text:p text:style-name="P170">La Magie Commune repose sur la volonté du lanceur ou sur le contrôle d’esprits alliés. C’est la moins efficace des trois formes de Magie ; les sorts les plus puissants nécessitent de dépenser d’énormes quantités de Points de Magie pour une durée ne dépassant pas quelques minutes.</text:p>
      <text:p text:style-name="P170">La Magie Divine repose sur l’adoration de divinités qui transmettent leur énergie à leurs adorateurs, alors que la Sorcellerie est une étude raisonnée des lois qui gouvernent les forces magiques.</text:p>
      <text:p text:style-name="P170"/>
      <text:p text:style-name="P122">Niveau Magique D’un Cadre De Jeu</text:p>
      <text:p text:style-name="P170">C’est un des premiers éléments auxquels le meneur de jeu et les joueurs doivent réfléchir lors de la création d’un cadre de jeu. Le Niveau Magique détermine en effet l’abondance de la magie dans le monde et sa facilité d’accès pour les personnages.</text:p>
      <text:p text:style-name="P89">Aucune magie</text:p>
      <text:p text:style-name="P192">La plupart des créatures du monde, personnages inclus, n’ont pas accès à la magie. Pour la majorité de la population, celle-ci relève donc des mythes et des légendes antiques. Seules certaines créatures anciennes et mystérieuses sont capables d’utiliser la magie et de créer des objets magiques.</text:p>
      <text:p text:style-name="P192"><text:soft-page-break/>Les PJ peuvent utiliser des objets magiques, mais pas apprendre à manipuler la magie ou à créer des objets magiques.</text:p>
      <text:p text:style-name="P190">Par souci de simplicité, le meneur de jeu peut se contenter de brosser à grands traits les pouvoirs magiques, étant donné qu’ils seront très rares et du ressort des PNJ. En termes de règles, il n’existe ni compétence magique ni dépense de Points de Magie : la magie fonctionne automatiquement, même si des jets de résistance (Endurance, Volonté ou Esquive) peuvent être autorisés. Les objets magiques peuvent être décrits de la même manière.</text:p>
      <text:p text:style-name="P163">Exemples</text:p>
      <text:p text:style-name="P204">Le Grand Sorcier des Pyramides Occidentales</text:p>
      <text:p text:style-name="P253">Télépathe jusqu’à 100 Lieux ;</text:p>
      <text:p text:style-name="P253">Tue une créature qui rate un jet de Volonté ;</text:p>
      <text:p text:style-name="P253">Sait tout sur vous ;</text:p>
      <text:p text:style-name="P253">Utilise les pouvoirs des Pyramides pour ressusciter des créatures ;</text:p>
      <text:p text:style-name="P253">Utilise les pouvoirs des Pyramides pour submerger des continents entiers.</text:p>
      <text:p text:style-name="P204">L’Ankh du Septième Pharaon</text:p>
      <text:p text:style-name="P253">Permet à l’utilisateur de ramener à la vie quelqu’un qui repose dans la salle rituelle de la Grande Pyramide Blanche.</text:p>
      <text:p text:style-name="P253">Permet à l’utilisateur d’appeler le Septième Pharaon, lors de la nuit du Solstice d’Hiver.</text:p>
      <text:p text:style-name="P170">Celui qui est en possession de l’Ankh devient par droit le chef du Haut et du Bas Royaume.</text:p>
      <text:p text:style-name="P170">Naturellement, il faut faire preuve de la plus grande prudence en intégrant de tels objets ou personnages dans un jeu, et leurs pouvoirs doivent être utilisés avec parcimonie, pour servir la progression de l’histoire.</text:p>
      <text:p text:style-name="P170">Les cycles arthuriens fournissent un bon exemple de monde de ce type, car seuls Morgane et Merlin sont de véritables magiciens.</text:p>
      <text:p text:style-name="P89"><text:soft-page-break/>Niveau Faible</text:p>
      <text:p text:style-name="P170">Seuls des professionnels tels que les sorciers, les chamanes ou les prêtres ont accès à la magie ; les autres dépendent d’eux pour lancer des sorts, interagir avec les Autres Mondes, et créer des objets magiques.</text:p>
      <text:p text:style-name="P183">Les personnages n’auront peut-être accès qu’à la Magie Commune au début, limitée à une Magnitude de 4-6. S’ils veulent apprendre une magie plus avancée, ils devront y consacrer beaucoup de temps et de ressources, et s’attendre à être mis à l’écart du reste de la société.</text:p>
      <text:p text:style-name="P170">L’Age Hyperboréen décrit dans les romans de Robert.E. Howard est un bon exemple d’univers de ce genre.</text:p>
      <text:p text:style-name="P89">Niveau Moyen</text:p>
      <text:p text:style-name="P170">La magie est inaccessible au commun des gens, mais certains individus spéciaux sont nés avec des pouvoirs magiques ou ont hérité d’un savoir magique.</text:p>
      <text:p text:style-name="P170">La magie avancée est réservée aux prêtres, aux chamanes ou aux sorciers, mais ceux-ci sont maintenant les dirigeants d’organisation qui enseignent la magie aux étudiants doués, et l’utilisent pour répondre aux besoins de la population (ou de certaines élites).</text:p>
      <text:p text:style-name="P106">Niveau Élevé</text:p>
      <text:p text:style-name="P190">Tout le monde a accès à la magie et s’en sert plus ou moins régulièrement. Tous les aspects de la vie quotidienne sont imprégnés de magie, au point que celle-ci peut remplacer la technologie. Par exemple, les Fermiers de la Société du Dragon utilisent des sorts d’Amélioration de Charrue pour que leurs charrues puissent labourer même les sols les plus durs, et lancent des sorts de Fertilité pour améliorer le rendement de leurs cultures.</text:p>
      <text:p text:style-name="P106">L’augmentation Du Niveau Magique</text:p>
      <text:p text:style-name="P170">Le meneur de jeu peut augmenter le Niveau Magique au fur et à mesure de la campagne, lorsque les personnages accomplissent quelque chose d’important.</text:p>
      <text:p text:style-name="P89"><text:soft-page-break/>Les Autres Mondes Magiques</text:p>
      <text:p text:style-name="P170">La magie provient de ce qu’on appelle l’OutreMonde, qui abrite des esprits, des élémentaires, des démons ou des dieux capables de modeler la Réalité.</text:p>
      <text:p text:style-name="P170">Les Dirigeants ou les Superhéros se rendent là-bas pour obtenir des connaissances magiques ou changer la Réalité, les Marginaux sont parfois chargés de fermer des portails vers ces mondes, et les Bouseux peuvent s’y retrouver par accident.</text:p>
      <text:p text:style-name="P89">Les Objets Magiques</text:p>
      <text:p text:style-name="P170">Il existe de nombreux types d’objets magiques.</text:p>
      <text:p text:style-name="P170">Voici quelques Exemples :</text:p>
      <text:p text:style-name="P253">Esprits liés ;</text:p>
      <text:p text:style-name="P253">Familiers ;</text:p>
      <text:p text:style-name="P253">Cristaux magiques fournissant des Points de Magie ;</text:p>
      <text:p text:style-name="P253">Conteneurs de sorts ;</text:p>
      <text:p text:style-name="P253">Reliques sacrées et artéfacts d’une puissance inimaginable.</text:p>
      <text:p text:style-name="P170">Les personnages peuvent trouver ces objets lors d’une aventure ou bien les fabriquer en utilisant les sorts appropriés qui sont détaillés dans les chapitres sur la magie. Un aperçu du processus de création peut aussi être consulté dans le chapitre Trésors (page 225).</text:p>
      <text:p text:style-name="P130">Chapitre 8 : Magie Commune</text:p>
      <text:p text:style-name="P139">La Magie De Base</text:p>
      <text:p text:style-name="P170"/>
      <text:p text:style-name="P170">La Magie Commune est la forme de magie la plus accessible. Dans certains cadres de jeu, chaque adulte connaitra quelques sorts en relation avec sa profession.</text:p>
      <text:p text:style-name="P170">Si la plupart des sorts concernent le combat, d’autres peuvent aussi aider les beaux parleurs ou les honnêtes artisans.</text:p>
      <text:p text:style-name="P122">Points De Magie</text:p>
      <text:p text:style-name="P153"><text:span text:style-name="T24">Tous les personnages commencent le jeu avec un nombre de </text:span><text:span text:style-name="T131">Points de Magie</text:span><text:span text:style-name="T24"> égal à leur score de </text:span><text:span text:style-name="T131">POU</text:span><text:span text:style-name="T24">. Le </text:span><text:span text:style-name="T131">POU</text:span><text:span text:style-name="T24"> d’un personnage correspond aussi à la limite maximale du nombre de </text:span><text:span text:style-name="T131">Points de Magie</text:span><text:span text:style-name="T24"> qu’un personnage peut conserver à tout instant.</text:span></text:p>
      <text:p text:style-name="P153"><text:span text:style-name="T24">Les magiciens peuvent avoir accès à d’autres réserves de </text:span><text:span text:style-name="T131">Points de Magie</text:span><text:span text:style-name="T24">, par le biais d’</text:span><text:span text:style-name="T131">Esprits de Magie</text:span><text:span text:style-name="T24"> liés (voir Appel Spirituel, page 109) et d’objets magiques agissant comme des réserves de </text:span><text:span text:style-name="T131">Points de Magie</text:span><text:span text:style-name="T24"> (voir Création de Réserves de Points de Magie, page page 111). Cependant, lorsque ces réserves peuvent se régénérer, elles le font indépendamment de la régénération magique naturelle du personnage. Les utilisateurs expérimentés de la </text:span><text:span text:style-name="T131">Magie Commune</text:span><text:span text:style-name="T24"> disposent de plusieurs Réserves de Points de Magie et Esprits de Magie liés à leur disposition ; ils peuvent ainsi lancer de nombreux sorts sans utiliser leur précieuse réserve personnelle de </text:span><text:span text:style-name="T131">Points de Magie</text:span><text:span text:style-name="T24">.</text:span></text:p>
      <text:p text:style-name="P153"><text:span text:style-name="T24">Un magicien réduit à zéro </text:span><text:span text:style-name="T131">Point de Magie s’évanouit</text:span><text:span text:style-name="T24"> et ne reprendra conscience qu’après d’avoir récupéré au moins un </text:span><text:span text:style-name="T131">Point de Magie</text:span><text:span text:style-name="T24">.</text:span></text:p>
      <text:p text:style-name="P89"><text:soft-page-break/>Récupérer Des Points De Magie</text:p>
      <text:p text:style-name="P153"><text:span text:style-name="T49">Les </text:span><text:span text:style-name="T141">Points de Magie</text:span><text:span text:style-name="T49"> se régénèrent lorsque le personnage se repose, que ce soit en se prélassant au calme ou en passant une bonne nuit de sommeil.</text:span></text:p>
      <text:p text:style-name="P153"><text:span text:style-name="T49">Toutes les deux heures de repos, un personnage récupère un nombre de </text:span><text:span text:style-name="T141">Points de Magie</text:span><text:span text:style-name="T49"> égal au quart de son score de </text:span><text:span text:style-name="T141">POU</text:span><text:span text:style-name="T49">. Cela signifie que si un personnage peut dormir confortablement sans interruption pendant huit heures, il récupèrera l’intégralité de ses </text:span><text:span text:style-name="T141">Points de Magie</text:span><text:span text:style-name="T49">.</text:span></text:p>
      <text:p text:style-name="P153"><text:span text:style-name="T49">Le nombre de </text:span><text:span text:style-name="T141">Points de Magie</text:span><text:span text:style-name="T49"> d’un personnage qui s’est reposé ne peut dépasser son score de </text:span><text:span text:style-name="T141">POU.</text:span></text:p>
      <text:p text:style-name="P153"><text:span text:style-name="T79">Exemple.</text:span><text:span text:style-name="T24"> Rurik, qui a un POU de 8, aura besoin de deux heures de repos pour récupérer deux Points de Magie, quatre heures pour quatre Points de Magie, six heures pour six Points de Magie et huit heures pour récupérer l’intégralité de sa réserve de huit Points de Magie.</text:span></text:p>
      <text:p text:style-name="P122">Les Bases</text:p>
      <text:p text:style-name="P153"><text:span text:style-name="T24">Le lancement de sorts de Magie Commune est régi par la compétence </text:span><text:span text:style-name="T131">Magie Commune</text:span><text:span text:style-name="T24">, dont la base est égale à </text:span><text:span text:style-name="T131">POU</text:span><text:span text:style-name="T24"> x3. Les sorts sont appris séparément, mais la compétence </text:span><text:span text:style-name="T131">Magie Commune</text:span><text:span text:style-name="T24"> détermine les chances de succès pour tous les sorts de ce type.</text:span></text:p>
      <text:p text:style-name="P153"><text:span text:style-name="T24">Selon les règles normales, tous les PJ connaissent à leur création cette compétence à son score de départ et possèdent 6 </text:span><text:span text:style-name="T131">Magnitudes</text:span><text:span text:style-name="T24"> de sorts.</text:span></text:p>
      <text:p text:style-name="P170"/>
      <text:p text:style-name="P89">Apprendre Des Sorts</text:p>
      <text:p text:style-name="P170">Les personnages apprennent la Magie Commune auprès d’autres personnages connaissant des sorts. Apprendre un sort de Magie Commune coute un Point d’Amélioration par Magnitude. Les Points d’Amélioration sont décrits à la page 75. Si un personnage connait un sort variable donné à une Magnitude inférieure, il n’aura qu’à <text:soft-page-break/>payer un Point d’Amélioration pour chaque nouvelle Magnitude supplémentaire qu’il souhaite acquérir.</text:p>
      <text:p text:style-name="P153"><text:span text:style-name="T79">Exemple.</text:span><text:span text:style-name="T24"> Rurik connait Amélioration d’Arme à une Magnitude de 2, et souhaite apprendre ce sort à une Magnitude de 3. Il doit donc dépenser un Point d’Amélioration.</text:span></text:p>
      <text:p text:style-name="P153"><text:span text:style-name="T58">De tous les types de magie, la </text:span><text:span text:style-name="T138">Magie Commune</text:span><text:span text:style-name="T58"> est la moins puissante, mais la plus facile à obtenir.</text:span></text:p>
      <text:p text:style-name="P170">La Magie Commune peut être apprise depuis de nombreuses sources :</text:p>
      <text:p text:style-name="P253">Le folklore local et les traditions. Les familles se transmettent les sorts et la sage femme du coin peut apprendre des sorts de soins aux membres méritants de la communauté ;</text:p>
      <text:p text:style-name="P253">Des ermites reclus et des chamanes communiant avec le Monde Spirituel pour en apprendre les secrets ;</text:p>
      <text:p text:style-name="P253">Des prêtres locaux qui enseignent la Magie Commune associée avec les exploits mythologiques de leur dieu.</text:p>
      <text:p text:style-name="P170">Dans chaque cas, le PJ doit entretenir de bonnes relations avec son professeur censé lui enseigner le sort. Au contraire, si le professeur ne témoigne de prime abord que de l’indifférence envers le personnage, ce dernier devra alors d’abord lui rendre un service, ce qui pourrait être l’objet d’une quête.</text:p>
      <text:p text:style-name="P89">Lancer Des Sorts</text:p>
      <text:p text:style-name="P170">Un personnage doit être capable de bouger ses mains et de chanter pour lancer un sort ; il doit aussi voir sa cible.</text:p>
      <text:p text:style-name="P153"><text:span text:style-name="T24">Quand le personnage lance un sort dans des conditions stressantes, comme lors d’un combat, il doit réussir un test de </text:span><text:span text:style-name="T131">Magie Commune, </text:span><text:span text:style-name="T24">qui fonctionne comme n’importe quel autre test de compétence. Si le personnage est détendu et n’est pas pressé par le temps, aucun test de compétence n’est requis : le sort est lancé automatiquement.</text:span></text:p>
      <text:p text:style-name="P153"><text:soft-page-break/><text:span text:style-name="T24">Si le test de compétence réussit, le lanceur déduit un nombre de </text:span><text:span text:style-name="T131">Points de Magie</text:span><text:span text:style-name="T24"> égal à la </text:span><text:span text:style-name="T131">Magnitude</text:span><text:span text:style-name="T24"> du sort de sa réserve de Points de Magie. Le sort prend alors effet.</text:span></text:p>
      <text:p text:style-name="P153"><text:span text:style-name="T49">Si le test de compétence échoue, le sort ne prend pas effet et le personnage perd un </text:span><text:span text:style-name="T141">Point de Magie</text:span><text:span text:style-name="T49">.</text:span></text:p>
      <table:table table:name="Tableau52" table:style-name="Tableau52">
        <table:table-column table:style-name="Tableau52.A"/>
        <table:table-row table:style-name="Tableau52.1">
          <table:table-cell table:style-name="Tableau52.A1" office:value-type="string">
            <text:p text:style-name="P15">Conseil au meneur de jeu : quand demander un jet de Magie Commune</text:p>
            <text:p text:style-name="P153"><text:span text:style-name="T96">Si l’on respecte la règle évoquée plus haut, la plupart du temps le </text:span><text:span text:style-name="T153">meneur de jeu</text:span><text:span text:style-name="T96"> se contentera de demander des jets de </text:span><text:span text:style-name="T153">Magie Commune</text:span><text:span text:style-name="T96"> lorsque la situation est tendue et que les enjeux sont importants, par exemple lors d’un combat ou d’une interaction sociale délicate.</text:span></text:p>
            <text:p text:style-name="P153"><text:span text:style-name="T96">Quand la situation est plus tranquille, il n’y a pas besoin de demander un jet de </text:span><text:span text:style-name="T153">Magie Commune</text:span><text:span text:style-name="T96">. De ce fait, après un combat, un personnage utilisant Soins 2 (voir page 119) pour soigner un membre de son groupe n’a pas besoin de faire de jet à chaque lancement de sort. À la place, il lui suffira de soigner les dégâts et de perdre ses points de magie.</text:span></text:p>
          </table:table-cell>
        </table:table-row>
      </table:table>
      <text:p text:style-name="P20"/>
      <text:p text:style-name="P106">Prouesse</text:p>
      <text:p text:style-name="P153"><text:span text:style-name="T24">Le lanceur a été capable de maitriser le flux de la magie très efficacement : le personnage dépense un seul </text:span><text:span text:style-name="T131">Point de Magie</text:span><text:span text:style-name="T24"> au lieu du cout normal du sort.</text:span></text:p>
      <text:p text:style-name="P106">Maladresse</text:p>
      <text:p text:style-name="P153"><text:span text:style-name="T24">Le lanceur n’a pas réussi à contrôler le flux de la </text:span><text:span text:style-name="T131">Magie Commun : a</text:span><text:span text:style-name="T24">u lieu de perdre un seul </text:span><text:span text:style-name="T131">Point de Magie</text:span><text:span text:style-name="T24">, il en perd un nombre égal à la </text:span><text:span text:style-name="T131">Magnitude</text:span><text:span text:style-name="T24"> du sort.</text:span></text:p>
      <text:p text:style-name="P106">Temps De Lancement</text:p>
      <text:p text:style-name="P170">Aucune autre action ne peut être entreprise pendant le lancement d’un sort, bien que le personnage puisse se déplacer de la moitié de son Mouvement.</text:p>
      <text:p text:style-name="P170">Le lancement d’un sort dure un Round de combat.</text:p>
      <text:p text:style-name="P153"><text:span text:style-name="T49">Le lancement commence au début du Round, et le moment où l’effet du sort survient dépend de l’</text:span><text:span text:style-name="T141">INT</text:span><text:span text:style-name="T49"> du lanceur plutôt que de sa </text:span><text:span text:style-name="T141">DEX</text:span><text:span text:style-name="T49">, qui est utilisée ordinairement pour le Combat Rapproché.</text:span></text:p>
      <text:p text:style-name="P153"><text:soft-page-break/><text:span text:style-name="T70">Toute distraction ou attaque affectant le lanceur annule automatiquement le sort, sauf si le lanceur réussit un jet de </text:span><text:span text:style-name="T136">Persévérance pour rester</text:span><text:span text:style-name="T70"> concentré. Les distractions possibles incluent les aveuglements, désarmements, ou blessures infligées au lanceur.</text:span></text:p>
      <text:p text:style-name="P106">Dissiper Un Sort</text:p>
      <text:p text:style-name="P170">Un lanceur de sort peut dissiper tout sort Permanent qu’il a lancé, au prix d’une Action Libre. S’il désire interrompre un sort avec le trait Concentration, il peut le faire instantanément, sans avoir à dépenser d’action.</text:p>
      <text:p text:style-name="P122">Descriptions Des Sorts</text:p>
      <text:p text:style-name="P170">Sauf mention contraire, tous les sorts de Magie Commune ont les traits suivants :</text:p>
      <text:p text:style-name="P253">ils ont une Magnitude Variable. Cela signifie que le sort est initialement appris à la Magnitude mentionnée et peut ensuite être acquis à une plus haute Magnitude. La Magnitude maximale à laquelle un personnage peut apprendre un sort est égale à son POU divisé par 3 ;</text:p>
      <text:p text:style-name="P253">la Magnitude de base est 1 ;</text:p>
      <text:p text:style-name="P253">la Portée est égale à 3xPOU du Lanceur en mètres ;</text:p>
      <text:p text:style-name="P253">sauf mention contraire, tous les sorts ont une durée de dix minutes.</text:p>
      <text:p text:style-name="P170">Les autres traits figurant dans les descriptions des sorts sont définis ci-dessous.</text:p>
      <text:p text:style-name="P153"><text:span text:style-name="T144">Zone (X)</text:span><text:span text:style-name="T24"> : le sort affecte toutes les cibles à l’intérieur d’un rayon égal à X mètres.</text:span></text:p>
      <text:p text:style-name="P153"><text:span text:style-name="T144">Concentration</text:span><text:span text:style-name="T131"> </text:span><text:span text:style-name="T24">: le sort fonctionne tant que le personnage reste concentré. L’acte de se concentrer sur un sort est identique à celui de lancer un sort, et requiert que le lanceur continue à chanter et à ignorer les distractions.</text:span></text:p>
      <text:p text:style-name="P153"><text:span text:style-name="T144">Instantané</text:span><text:span text:style-name="T131"> </text:span><text:span text:style-name="T24">: l’effet du sort se déclenche immédiatement et le sort disparait.</text:span></text:p>
      <text:p text:style-name="P153"><text:soft-page-break/><text:span text:style-name="T144">Magnitude (X)</text:span><text:span text:style-name="T24"> : correspond à la force et à la puissance du sort, ainsi qu’au nombre minimal de Points de Magie requis pour lancer celui-ci.</text:span></text:p>
      <text:p text:style-name="P153"><text:span text:style-name="T144">Non Variable</text:span><text:span text:style-name="T79"> </text:span><text:span text:style-name="T24">: ce sort ne peut être lancé qu’à la Magnitude indiquée.</text:span></text:p>
      <text:p text:style-name="P153"><text:span text:style-name="T144">Permanent</text:span><text:span text:style-name="T131"> </text:span><text:span text:style-name="T24">: l’effet du sort demeure jusqu’à ce qu’il soit dissipé ou interrompu.</text:span></text:p>
      <text:p text:style-name="P153"><text:span text:style-name="T147">À Distance</text:span><text:span text:style-name="T53"> : les sorts à distance peuvent atteindre des cibles situées à une distance maximale égale à 5 fois le POU du lanceur en mètres.</text:span></text:p>
      <text:p text:style-name="P153"><text:span text:style-name="T144">Résistance</text:span><text:span text:style-name="T24"> : l’effet du sort ne se déclenche pas immédiatement. Sa cible peut tenter un jet d’Esquive, de Persévérance ou d’Endurance (selon la description du sort) pour éviter le sort. Il est à noter que pour profiter du trait Résistance (Esquive) la cible doit être en mesure d’utiliser des réactions. Dans le cas des sorts de Zone, Résistance (Esquive) implique que la cible se jette à couvert pour éviter les effets du sort.</text:span></text:p>
      <text:p text:style-name="P153"><text:span text:style-name="T146">Toucher</text:span><text:span text:style-name="T141"> </text:span><text:span text:style-name="T49">: pour que le sort fonctionne, le lanceur doit toucher sa cible en réussissant un jet de Combat Sans Arme. De plus, il doit rester en contact avec la cible pendant l’intégralité du temps de lancement. Ce trait remplace la portée habituelle des sorts de Sorcellerie.</text:span></text:p>
      <text:p text:style-name="P153"><text:span text:style-name="T147">Déclenché</text:span><text:span text:style-name="T140"> </text:span><text:span text:style-name="T53">: ce sort se déclenche lorsque survient un évènement précisé dans la description du sort.</text:span></text:p>
      <table:table table:name="Tableau53" table:style-name="Tableau53">
        <table:table-column table:style-name="Tableau53.A"/>
        <table:table-row table:style-name="Tableau53.1">
          <table:table-cell table:style-name="Tableau53.A1" office:value-type="string">
            <text:p text:style-name="P15">Pourquoi certains sorts violent-ils la règle des gros bonus d’OpenQuest ?</text:p>
            <text:p text:style-name="P209">Cela permet de mieux rendre compte de la montée en puissance très progressive des sorts de Magie Commune en fonction de leur Magnitude. Par exemple, un sort d’Amélioration d’Arme 1, page 108, donne un bonus de +10 %, alors qu’Amélioration d’Arme 3 donne un bonus de +30 %.</text:p>
          </table:table-cell>
        </table:table-row>
      </table:table>
      <text:p text:style-name="P237"/>
      <text:p text:style-name="P122">Liste des Sorts</text:p>
      <table:table table:name="Tableau54" table:style-name="Tableau54">
        <table:table-column table:style-name="Tableau54.A"/>
        <table:table-column table:style-name="Tableau54.B"/>
        <table:table-column table:style-name="Tableau54.C"/>
        <table:table-row table:style-name="Tableau54.1">
          <table:table-cell table:style-name="Tableau54.A1" office:value-type="string">
            <text:p text:style-name="P83">Sort</text:p>
          </table:table-cell>
          <table:table-cell table:style-name="Tableau54.A1" office:value-type="string">
            <text:p text:style-name="P83">Traits</text:p>
          </table:table-cell>
          <table:table-cell table:style-name="Tableau54.A1" office:value-type="string">
            <text:p text:style-name="P83">Effets</text:p>
          </table:table-cell>
        </table:table-row>
        <text:soft-page-break/>
        <table:table-row table:style-name="Tableau54.1">
          <table:table-cell table:style-name="Tableau54.A2" office:value-type="string">
            <text:p text:style-name="P44"><text:span text:style-name="Gras"><text:span text:style-name="T116">Alarme Spirituelle</text:span></text:span></text:p>
          </table:table-cell>
          <table:table-cell table:style-name="Tableau54.A2" office:value-type="string">
            <text:p text:style-name="P44"><text:span text:style-name="Gras"><text:span text:style-name="T116">Zone 5 m² par Magnitude, Non Variable</text:span></text:span></text:p>
          </table:table-cell>
          <table:table-cell table:style-name="Tableau54.A2" office:value-type="string">
            <text:p text:style-name="P47"><text:span text:style-name="Gras"><text:span text:style-name="T116">Le lanceur sent si des esprits franchissent la zone protégée par le sort.</text:span></text:span></text:p>
          </table:table-cell>
        </table:table-row>
        <table:table-row table:style-name="Tableau54.1">
          <table:table-cell table:style-name="Tableau54.A2" office:value-type="string">
            <text:p text:style-name="P44"><text:span text:style-name="Gras"><text:span text:style-name="T116">Amélioration d’Arme</text:span></text:span></text:p>
          </table:table-cell>
          <table:table-cell table:style-name="Tableau54.A2" office:value-type="string">
            <text:p text:style-name="P44"><text:span text:style-name="Gras"><text:span text:style-name="T116">Toucher</text:span></text:span></text:p>
          </table:table-cell>
          <table:table-cell table:style-name="Tableau54.A2" office:value-type="string">
            <text:p text:style-name="P47"><text:span text:style-name="Gras"><text:span text:style-name="T116">+10 % pour toucher, +1 dégât pour une arme de mêlée ou une arme naturelle enchantée par ce sort. Les dégâts additionnels causés par le sort sont considérés comme étant magiques.</text:span></text:span></text:p>
          </table:table-cell>
        </table:table-row>
        <table:table-row table:style-name="Tableau54.1">
          <table:table-cell table:style-name="Tableau54.A2" office:value-type="string">
            <text:p text:style-name="P44"><text:span text:style-name="Gras"><text:span text:style-name="T116">Améliorer (Compétence)</text:span></text:span></text:p>
          </table:table-cell>
          <table:table-cell table:style-name="Tableau54.A2" office:value-type="string">
            <text:p text:style-name="P44"><text:span text:style-name="Gras"><text:span text:style-name="T116"/></text:span></text:p>
          </table:table-cell>
          <table:table-cell table:style-name="Tableau54.A2" office:value-type="string">
            <text:p text:style-name="P47"><text:span text:style-name="Gras"><text:span text:style-name="T116">Ajoute +10 % par point de Magnitude à la compétence spécifiée.</text:span></text:span></text:p>
          </table:table-cell>
        </table:table-row>
        <table:table-row table:style-name="Tableau54.1">
          <table:table-cell table:style-name="Tableau54.A2" office:value-type="string">
            <text:p text:style-name="P44"><text:span text:style-name="Gras"><text:span text:style-name="T116">Appel d’un Animal</text:span></text:span></text:p>
          </table:table-cell>
          <table:table-cell table:style-name="Tableau54.A2" office:value-type="string">
            <text:p text:style-name="P44"><text:span text:style-name="Gras"><text:span text:style-name="T116">Magnitude 2, Non Variable, Instantané, Résistance (</text:span></text:span><text:span text:style-name="Gras"><text:span text:style-name="T118">Persévérance</text:span></text:span><text:span text:style-name="Gras"><text:span text:style-name="T116">)</text:span></text:span></text:p>
          </table:table-cell>
          <table:table-cell table:style-name="Tableau54.A2" office:value-type="string">
            <text:p text:style-name="P47"><text:span text:style-name="Gras"><text:span text:style-name="T116">Attire un animal à portée.</text:span></text:span></text:p>
          </table:table-cell>
        </table:table-row>
        <table:table-row table:style-name="Tableau54.1">
          <table:table-cell table:style-name="Tableau54.A2" office:value-type="string">
            <text:p text:style-name="P44"><text:span text:style-name="Gras"><text:span text:style-name="T116">Appel Spirituel</text:span></text:span></text:p>
          </table:table-cell>
          <table:table-cell table:style-name="Tableau54.A2" office:value-type="string">
            <text:p text:style-name="P44"><text:span text:style-name="Gras"><text:span text:style-name="T116">Magnitude 3, Non Variable, Résistance (Persévérance)</text:span></text:span></text:p>
          </table:table-cell>
          <table:table-cell table:style-name="Tableau54.A2" office:value-type="string">
            <text:p text:style-name="P47"><text:span text:style-name="Gras"><text:span text:style-name="T116">Appelle des esprits au service du lanceur.</text:span></text:span></text:p>
          </table:table-cell>
        </table:table-row>
        <table:table-row table:style-name="Tableau54.1">
          <table:table-cell table:style-name="Tableau54.A2" office:value-type="string">
            <text:p text:style-name="P44"><text:span text:style-name="Gras"><text:span text:style-name="T116">Attaques Multiples</text:span></text:span></text:p>
          </table:table-cell>
          <table:table-cell table:style-name="Tableau54.A2" office:value-type="string">
            <text:p text:style-name="P44"><text:span text:style-name="Gras"><text:span text:style-name="T116">Instantané</text:span></text:span></text:p>
          </table:table-cell>
          <table:table-cell table:style-name="Tableau54.A2" office:value-type="string">
            <text:p text:style-name="P47"><text:span text:style-name="Gras"><text:span text:style-name="T116">Une attaque supplémentaire par point de Magnitude.</text:span></text:span></text:p>
          </table:table-cell>
        </table:table-row>
        <table:table-row table:style-name="Tableau54.1">
          <table:table-cell table:style-name="Tableau54.A2" office:value-type="string">
            <text:p text:style-name="P44"><text:span text:style-name="Gras"><text:span text:style-name="T116">Babel</text:span></text:span></text:p>
          </table:table-cell>
          <table:table-cell table:style-name="Tableau54.A2" office:value-type="string">
            <text:p text:style-name="P44"><text:span text:style-name="Gras"><text:span text:style-name="T116">Magnitude 2, Non Variable, Résistance (Persévérance)</text:span></text:span></text:p>
          </table:table-cell>
          <table:table-cell table:style-name="Tableau54.A2" office:value-type="string">
            <text:p text:style-name="P47"><text:span text:style-name="Gras"><text:span text:style-name="T116">Les paroles de la créature ciblée deviennent du charabia.</text:span></text:span></text:p>
          </table:table-cell>
        </table:table-row>
        <table:table-row table:style-name="Tableau54.1">
          <table:table-cell table:style-name="Tableau54.A2" office:value-type="string">
            <text:p text:style-name="P44"><text:span text:style-name="Gras"><text:span text:style-name="T116">Bloquer (Sens)</text:span></text:span></text:p>
          </table:table-cell>
          <table:table-cell table:style-name="Tableau54.A2" office:value-type="string">
            <text:p text:style-name="P44"><text:span text:style-name="Gras"><text:span text:style-name="T116">Magnitude 3, Non Variable, Résistance (Persévérance)</text:span></text:span></text:p>
          </table:table-cell>
          <table:table-cell table:style-name="Tableau54.A2" office:value-type="string">
            <text:p text:style-name="P47"><text:span text:style-name="Gras"><text:span text:style-name="T116">Ce sort prive la cible de l’usage d’un sens : elle devient aveugle, ne trouve aucun goût à ce qu’elle mange, etc.</text:span></text:span></text:p>
          </table:table-cell>
        </table:table-row>
        <table:table-row table:style-name="Tableau54.1">
          <table:table-cell table:style-name="Tableau54.A2" office:value-type="string">
            <text:p text:style-name="P44"><text:span text:style-name="Gras"><text:span text:style-name="T116">Bombe Puante</text:span></text:span></text:p>
          </table:table-cell>
          <table:table-cell table:style-name="Tableau54.A2" office:value-type="string">
            <text:p text:style-name="P45"><text:span text:style-name="Gras"><text:span text:style-name="T116">Magnitude 1, Non Variable, Résistance (Persévérance)</text:span></text:span></text:p>
          </table:table-cell>
          <table:table-cell table:style-name="Tableau54.A2" office:value-type="string">
            <text:p text:style-name="P47"><text:span text:style-name="Gras"><text:span text:style-name="T116">Un gaz empoisonné recouvre le personnage.</text:span></text:span></text:p>
          </table:table-cell>
        </table:table-row>
        <table:table-row table:style-name="Tableau54.1">
          <table:table-cell table:style-name="Tableau54.A2" office:value-type="string">
            <text:p text:style-name="P44"><text:span text:style-name="Gras"><text:span text:style-name="T116">Bond</text:span></text:span></text:p>
          </table:table-cell>
          <table:table-cell table:style-name="Tableau54.A2" office:value-type="string">
            <text:p text:style-name="P44"><text:span text:style-name="Gras"><text:span text:style-name="T116">Toucher, Résister (</text:span></text:span><text:span text:style-name="Gras"><text:span text:style-name="T118">Esquive</text:span></text:span><text:span text:style-name="Gras"><text:span text:style-name="T116">)</text:span></text:span></text:p>
          </table:table-cell>
          <table:table-cell table:style-name="Tableau54.A2" office:value-type="string">
            <text:p text:style-name="P47"><text:span text:style-name="Gras"><text:span text:style-name="T116">Pour chaque point de Magnitude investi, la cible peut sauter de 2 m plus loin ou plus haut.</text:span></text:span></text:p>
          </table:table-cell>
        </table:table-row>
        <table:table-row table:style-name="Tableau54.1">
          <table:table-cell table:style-name="Tableau54.A2" office:value-type="string">
            <text:p text:style-name="P44"><text:span text:style-name="Gras"><text:span text:style-name="T116">Bouclier Spirituel</text:span></text:span></text:p>
          </table:table-cell>
          <table:table-cell table:style-name="Tableau54.A2" office:value-type="string">
            <text:p text:style-name="P44"><text:span text:style-name="Gras"><text:span text:style-name="T116"/></text:span></text:p>
          </table:table-cell>
          <table:table-cell table:style-name="Tableau54.A2" office:value-type="string">
            <text:p text:style-name="P47"><text:span text:style-name="Gras"><text:span text:style-name="T116">Protège le lanceur contre les esprits hostiles.</text:span></text:span></text:p>
          </table:table-cell>
        </table:table-row>
        <table:table-row table:style-name="Tableau54.1">
          <table:table-cell table:style-name="Tableau54.A2" office:value-type="string">
            <text:p text:style-name="P44"><text:span text:style-name="Gras"><text:span text:style-name="T116">Chemin Dégagé</text:span></text:span></text:p>
          </table:table-cell>
          <table:table-cell table:style-name="Tableau54.A2" office:value-type="string">
            <text:p text:style-name="P44"><text:span text:style-name="Gras"><text:span text:style-name="T116">Toucher</text:span></text:span></text:p>
          </table:table-cell>
          <table:table-cell table:style-name="Tableau54.A2" office:value-type="string">
            <text:p text:style-name="P47"><text:span text:style-name="Gras"><text:span text:style-name="T116">Dégage le chemin du lanceur dans des broussailles denses.</text:span></text:span></text:p>
          </table:table-cell>
        </table:table-row>
        <table:table-row table:style-name="Tableau54.1">
          <table:table-cell table:style-name="Tableau54.A2" office:value-type="string">
            <text:p text:style-name="P44"><text:span text:style-name="Gras"><text:span text:style-name="T116">Chuchoteur</text:span></text:span></text:p>
          </table:table-cell>
          <table:table-cell table:style-name="Tableau54.A2" office:value-type="string">
            <text:p text:style-name="P44"><text:span text:style-name="Gras"><text:span text:style-name="T116">Magnitude 2, Non Variable, Toucher</text:span></text:span></text:p>
          </table:table-cell>
          <table:table-cell table:style-name="Tableau54.A2" office:value-type="string">
            <text:p text:style-name="P47"><text:span text:style-name="Gras"><text:span text:style-name="T116">Le lanceur calme un animal perturbé en lui chuchotant à l’oreille.</text:span></text:span></text:p>
          </table:table-cell>
        </table:table-row>
        <table:table-row table:style-name="Tableau54.1">
          <table:table-cell table:style-name="Tableau54.A2" office:value-type="string">
            <text:p text:style-name="P44"><text:span text:style-name="Gras"><text:span text:style-name="T116">Colle</text:span></text:span></text:p>
          </table:table-cell>
          <table:table-cell table:style-name="Tableau54.A2" office:value-type="string">
            <text:p text:style-name="P44"><text:span text:style-name="Gras"><text:span text:style-name="T116">Toucher, Zone</text:span></text:span></text:p>
          </table:table-cell>
          <table:table-cell table:style-name="Tableau54.A2" office:value-type="string">
            <text:p text:style-name="P47"><text:span text:style-name="Gras"><text:span text:style-name="T116">Couvre une zone d’une glu extrêmement collante</text:span></text:span></text:p>
          </table:table-cell>
        </table:table-row>
        <table:table-row table:style-name="Tableau54.1">
          <table:table-cell table:style-name="Tableau54.A2" office:value-type="string">
            <text:p text:style-name="P44"><text:span text:style-name="Gras"><text:span text:style-name="T116">Communication animale</text:span></text:span></text:p>
          </table:table-cell>
          <table:table-cell table:style-name="Tableau54.A2" office:value-type="string">
            <text:p text:style-name="P44"><text:span text:style-name="Gras"><text:span text:style-name="T116">Magnitude 3, Non Variable</text:span></text:span></text:p>
          </table:table-cell>
          <table:table-cell table:style-name="Tableau54.A2" office:value-type="string">
            <text:p text:style-name="P47"><text:span text:style-name="Gras"><text:span text:style-name="T116">Le lanceur peut parler à n’importe quel animal à 10 m ou moins de lui.</text:span></text:span></text:p>
          </table:table-cell>
        </table:table-row>
        <table:table-row table:style-name="Tableau54.1">
          <table:table-cell table:style-name="Tableau54.A2" office:value-type="string">
            <text:p text:style-name="P44"><text:span text:style-name="Gras"><text:span text:style-name="T116">Communication Mentale</text:span></text:span></text:p>
          </table:table-cell>
          <table:table-cell table:style-name="Tableau54.A2" office:value-type="string">
            <text:p text:style-name="P44"><text:span text:style-name="Gras"><text:span text:style-name="T116"/></text:span></text:p>
          </table:table-cell>
          <table:table-cell table:style-name="Tableau54.A2" office:value-type="string">
            <text:p text:style-name="P47"><text:span text:style-name="Gras"><text:span text:style-name="T116">Permet une communication mentale avec une cible par point de Magnitude.</text:span></text:span></text:p>
          </table:table-cell>
        </table:table-row>
        <table:table-row table:style-name="Tableau54.1">
          <table:table-cell table:style-name="Tableau54.A2" office:value-type="string">
            <text:p text:style-name="P44"><text:span text:style-name="Gras"><text:span text:style-name="T116">Confusion</text:span></text:span></text:p>
          </table:table-cell>
          <table:table-cell table:style-name="Tableau54.A2" office:value-type="string">
            <text:p text:style-name="P44"><text:span text:style-name="Gras"><text:span text:style-name="T116">Magnitude 2, Non Variable, Résistance (Persévérance)</text:span></text:span></text:p>
          </table:table-cell>
          <table:table-cell table:style-name="Tableau54.A2" office:value-type="string">
            <text:p text:style-name="P47"><text:span text:style-name="Gras"><text:span text:style-name="T116">Perturbe la cible de façon à ce qu’elle ne puisse attaquer.</text:span></text:span></text:p>
          </table:table-cell>
        </table:table-row>
        <table:table-row table:style-name="Tableau54.1">
          <table:table-cell table:style-name="Tableau54.A2" office:value-type="string">
            <text:p text:style-name="P44"><text:span text:style-name="Gras"><text:span text:style-name="T116">Contrattaque</text:span></text:span></text:p>
          </table:table-cell>
          <table:table-cell table:style-name="Tableau54.A2" office:value-type="string">
            <text:p text:style-name="P44"><text:span text:style-name="Gras"><text:span text:style-name="T116">Magnitude 2, Non Variable</text:span></text:span></text:p>
          </table:table-cell>
          <table:table-cell table:style-name="Tableau54.A2" office:value-type="string">
            <text:p text:style-name="P47"><text:span text:style-name="Gras"><text:span text:style-name="T116">Autorise une contrattaque comme Réaction supplémentaire.</text:span></text:span></text:p>
          </table:table-cell>
        </table:table-row>
        <table:table-row table:style-name="Tableau54.1">
          <table:table-cell table:style-name="Tableau54.A2" office:value-type="string">
            <text:p text:style-name="P44"><text:span text:style-name="Gras"><text:span text:style-name="T116">Contremagie</text:span></text:span></text:p>
          </table:table-cell>
          <table:table-cell table:style-name="Tableau54.A2" office:value-type="string">
            <text:p text:style-name="P44"><text:span text:style-name="Gras"><text:span text:style-name="T116">Instantané</text:span></text:span></text:p>
          </table:table-cell>
          <table:table-cell table:style-name="Tableau54.A2" office:value-type="string">
            <text:p text:style-name="P47"><text:span text:style-name="Gras"><text:span text:style-name="T116">Utilisé en combat comme une réaction, ce sort di</text:span></text:span><text:soft-page-break/><text:span text:style-name="Gras"><text:span text:style-name="T116">ssipe automatiquement dans son rayon d’action toute magie lancée dont la Magnitude est inférieure à la sienne.</text:span></text:span></text:p>
          </table:table-cell>
        </table:table-row>
        <table:table-row table:style-name="Tableau54.1">
          <table:table-cell table:style-name="Tableau54.A2" office:value-type="string">
            <text:p text:style-name="P44"><text:span text:style-name="Gras"><text:span text:style-name="T116">Coordination</text:span></text:span></text:p>
          </table:table-cell>
          <table:table-cell table:style-name="Tableau54.A2" office:value-type="string">
            <text:p text:style-name="P44"><text:span text:style-name="Gras"><text:span text:style-name="T116">Toucher</text:span></text:span></text:p>
          </table:table-cell>
          <table:table-cell table:style-name="Tableau54.C21" office:value-type="string">
            <text:p text:style-name="P47"><text:span text:style-name="Gras"><text:span text:style-name="T116">+2 par point de Magnitude à l’initiative, +10 % par point de Magnitude à l’Esquive et l’Athlétisme.</text:span></text:span></text:p>
          </table:table-cell>
        </table:table-row>
        <table:table-row table:style-name="Tableau54.1">
          <table:table-cell table:style-name="Tableau54.A2" office:value-type="string">
            <text:p text:style-name="P44"><text:span text:style-name="Gras"><text:span text:style-name="T116">Création de Charmes</text:span></text:span></text:p>
          </table:table-cell>
          <table:table-cell table:style-name="Tableau54.A2" office:value-type="string">
            <text:p text:style-name="P44"><text:span text:style-name="Gras"><text:span text:style-name="T116">Permanent</text:span></text:span></text:p>
          </table:table-cell>
          <table:table-cell table:style-name="Tableau54.A2" office:value-type="string">
            <text:p text:style-name="P47"><text:span text:style-name="Gras"><text:span text:style-name="T116">Crée des objets magiques contenant des sorts de Magie Commune.</text:span></text:span></text:p>
          </table:table-cell>
        </table:table-row>
        <table:table-row table:style-name="Tableau54.1">
          <table:table-cell table:style-name="Tableau54.A2" office:value-type="string">
            <text:p text:style-name="P44"><text:span text:style-name="Gras"><text:span text:style-name="T116">Création de Potions</text:span></text:span></text:p>
          </table:table-cell>
          <table:table-cell table:style-name="Tableau54.A2" office:value-type="string">
            <text:p text:style-name="P44"><text:span text:style-name="Gras"><text:span text:style-name="T116">Permanent</text:span></text:span></text:p>
          </table:table-cell>
          <table:table-cell table:style-name="Tableau54.A2" office:value-type="string">
            <text:p text:style-name="P47"><text:span text:style-name="Gras"><text:span text:style-name="T116">Crée des potions contenant des sorts de Magie Commune.</text:span></text:span></text:p>
          </table:table-cell>
        </table:table-row>
        <table:table-row table:style-name="Tableau54.1">
          <table:table-cell table:style-name="Tableau54.A2" office:value-type="string">
            <text:p text:style-name="P44"><text:span text:style-name="Gras"><text:span text:style-name="T116">Création de Réserves de Points de Magie</text:span></text:span></text:p>
          </table:table-cell>
          <table:table-cell table:style-name="Tableau54.A2" office:value-type="string">
            <text:p text:style-name="P44"><text:span text:style-name="Gras"><text:span text:style-name="T116">Permanent</text:span></text:span></text:p>
          </table:table-cell>
          <table:table-cell table:style-name="Tableau54.A2" office:value-type="string">
            <text:p text:style-name="P47"><text:span text:style-name="Gras"><text:span text:style-name="T116">Crée une réserve de Points de Magie qui pourront être utilisés plus tard à la place des Points de Magie du lanceur.</text:span></text:span></text:p>
          </table:table-cell>
        </table:table-row>
        <table:table-row table:style-name="Tableau54.1">
          <table:table-cell table:style-name="Tableau54.A2" office:value-type="string">
            <text:p text:style-name="P44"><text:span text:style-name="Gras"><text:span text:style-name="T116">Culbute</text:span></text:span></text:p>
          </table:table-cell>
          <table:table-cell table:style-name="Tableau54.A2" office:value-type="string">
            <text:p text:style-name="P45"><text:span text:style-name="Gras"><text:span text:style-name="T116">Instantané, Magnitude 2, Résistance (</text:span></text:span><text:span text:style-name="Gras"><text:span text:style-name="T118">Endurance</text:span></text:span><text:span text:style-name="Gras"><text:span text:style-name="T116">, Non Variable</text:span></text:span><text:span text:style-name="Gras"><text:span text:style-name="T122">)</text:span></text:span></text:p>
          </table:table-cell>
          <table:table-cell table:style-name="Tableau54.A2" office:value-type="string">
            <text:p text:style-name="P47"><text:span text:style-name="Gras"><text:span text:style-name="T116">La cible qui rate son jet de Résistance est renversée.</text:span></text:span></text:p>
          </table:table-cell>
        </table:table-row>
        <table:table-row table:style-name="Tableau54.1">
          <table:table-cell table:style-name="Tableau54.A2" office:value-type="string">
            <text:p text:style-name="P44"><text:span text:style-name="Gras"><text:span text:style-name="T116">Daredard</text:span></text:span></text:p>
          </table:table-cell>
          <table:table-cell table:style-name="Tableau54.A2" office:value-type="string">
            <text:p text:style-name="P44"><text:span text:style-name="Gras"><text:span text:style-name="T116">Magnitude 2, Toucher, Déclenché, Non Variable</text:span></text:span></text:p>
          </table:table-cell>
          <table:table-cell table:style-name="Tableau54.A2" office:value-type="string">
            <text:p text:style-name="P47"><text:span text:style-name="Gras"><text:span text:style-name="T116">+3 dégâts, +25 % à une compétence de Combat à Distance.</text:span></text:span></text:p>
          </table:table-cell>
        </table:table-row>
        <table:table-row table:style-name="Tableau54.1">
          <table:table-cell table:style-name="Tableau54.A2" office:value-type="string">
            <text:p text:style-name="P44"><text:span text:style-name="Gras"><text:span text:style-name="T116">Défense Acharnée</text:span></text:span></text:p>
          </table:table-cell>
          <table:table-cell table:style-name="Tableau54.A2" office:value-type="string">
            <text:p text:style-name="P44"><text:span text:style-name="Gras"><text:span text:style-name="T116">Magnitude 2, Non Variable</text:span></text:span></text:p>
          </table:table-cell>
          <table:table-cell table:style-name="Tableau54.A2" office:value-type="string">
            <text:p text:style-name="P47"><text:span text:style-name="Gras"><text:span text:style-name="T116">Octroie une réaction supplémentaire.</text:span></text:span></text:p>
          </table:table-cell>
        </table:table-row>
        <table:table-row table:style-name="Tableau54.1">
          <table:table-cell table:style-name="Tableau54.A2" office:value-type="string">
            <text:p text:style-name="P44"><text:span text:style-name="Gras"><text:span text:style-name="T116">Défense Renforcée</text:span></text:span></text:p>
          </table:table-cell>
          <table:table-cell table:style-name="Tableau54.A2" office:value-type="string">
            <text:p text:style-name="P44"><text:span text:style-name="Gras"><text:span text:style-name="T116">A Distance</text:span></text:span></text:p>
          </table:table-cell>
          <table:table-cell table:style-name="Tableau54.A2" office:value-type="string">
            <text:p text:style-name="P47"><text:span text:style-name="Gras"><text:span text:style-name="T116">Chaque point de Magnitude offre une réaction défensive supplémentaire.</text:span></text:span></text:p>
          </table:table-cell>
        </table:table-row>
        <table:table-row table:style-name="Tableau54.1">
          <table:table-cell table:style-name="Tableau54.A2" office:value-type="string">
            <text:p text:style-name="P44"><text:span text:style-name="Gras"><text:span text:style-name="T116">Démoralisation</text:span></text:span></text:p>
          </table:table-cell>
          <table:table-cell table:style-name="Tableau54.A2" office:value-type="string">
            <text:p text:style-name="P44"><text:span text:style-name="Gras"><text:span text:style-name="T116">Magnitude 2, Résistance (Persévérance) Non Variable</text:span></text:span></text:p>
          </table:table-cell>
          <table:table-cell table:style-name="Tableau54.A2" office:value-type="string">
            <text:p text:style-name="P47"><text:span text:style-name="Gras"><text:span text:style-name="T116">Si le sort est lancé avant un combat, sa cible perd sa volonté de combattre. Au cours d’un combat, les compétences de combat de la cible sont divisées par deux et elle ne pourra pas lancer de sorts offensifs.</text:span></text:span></text:p>
          </table:table-cell>
        </table:table-row>
        <table:table-row table:style-name="Tableau54.1">
          <table:table-cell table:style-name="Tableau54.A2" office:value-type="string">
            <text:p text:style-name="P44"><text:span text:style-name="Gras"><text:span text:style-name="T116">Détecter X</text:span></text:span></text:p>
          </table:table-cell>
          <table:table-cell table:style-name="Tableau54.A2" office:value-type="string">
            <text:p text:style-name="P44"><text:span text:style-name="Gras"><text:span text:style-name="T116">Concentration, Non Variable</text:span></text:span></text:p>
          </table:table-cell>
          <table:table-cell table:style-name="Tableau54.A2" office:value-type="string">
            <text:p text:style-name="P47"><text:span text:style-name="Gras"><text:span text:style-name="T116">« X » peut être une substance ou un groupe d’êtres vivants.</text:span></text:span></text:p>
          </table:table-cell>
        </table:table-row>
        <table:table-row table:style-name="Tableau54.1">
          <table:table-cell table:style-name="Tableau54.A2" office:value-type="string">
            <text:p text:style-name="P44"><text:span text:style-name="Gras"><text:span text:style-name="T116">Déverrouillage</text:span></text:span></text:p>
          </table:table-cell>
          <table:table-cell table:style-name="Tableau54.A2" office:value-type="string">
            <text:p text:style-name="P44"><text:span text:style-name="Gras"><text:span text:style-name="T116">Toucher, Instantané</text:span></text:span></text:p>
          </table:table-cell>
          <table:table-cell table:style-name="Tableau54.A2" office:value-type="string">
            <text:p text:style-name="P47"><text:span text:style-name="Gras"><text:span text:style-name="T116">Le lanceur a une chance de déverrouiller une serrure égale à la Magnitude du sort x 20 %, moins tout modificateur dû à la complexité de la serrure.</text:span></text:span></text:p>
          </table:table-cell>
        </table:table-row>
        <table:table-row table:style-name="Tableau54.1">
          <table:table-cell table:style-name="Tableau54.A2" office:value-type="string">
            <text:p text:style-name="P44"><text:span text:style-name="Gras"><text:span text:style-name="T116">Disque Flottant</text:span></text:span></text:p>
          </table:table-cell>
          <table:table-cell table:style-name="Tableau54.A2" office:value-type="string">
            <text:p text:style-name="P44"><text:span text:style-name="Gras"><text:span text:style-name="T116">Concentration, Zone 1 par Magnitude</text:span></text:span></text:p>
          </table:table-cell>
          <table:table-cell table:style-name="Tableau54.A2" office:value-type="string">
            <text:p text:style-name="P47"><text:span text:style-name="Gras"><text:span text:style-name="T116">Ce sort crée un disque invisible de 1 m de diamètre par point de Magnitude.</text:span></text:span></text:p>
          </table:table-cell>
        </table:table-row>
        <table:table-row table:style-name="Tableau54.1">
          <table:table-cell table:style-name="Tableau54.A2" office:value-type="string">
            <text:p text:style-name="P44"><text:span text:style-name="Gras"><text:span text:style-name="T116">Disruption</text:span></text:span></text:p>
          </table:table-cell>
          <table:table-cell table:style-name="Tableau54.A2" office:value-type="string">
            <text:p text:style-name="P44"><text:span text:style-name="Gras"><text:span text:style-name="T116">Instantané, Résistance (Endurance)</text:span></text:span></text:p>
          </table:table-cell>
          <table:table-cell table:style-name="Tableau54.A2" office:value-type="string">
            <text:p text:style-name="P47"><text:span text:style-name="Gras"><text:span text:style-name="T116">Cause 1D4 Points de Dégât par point de Magnitude.</text:span></text:span></text:p>
          </table:table-cell>
        </table:table-row>
        <table:table-row table:style-name="Tableau54.1">
          <table:table-cell table:style-name="Tableau54.A2" office:value-type="string">
            <text:p text:style-name="P44"><text:span text:style-name="Gras"><text:span text:style-name="T116">Dissipation de la Magie</text:span></text:span></text:p>
          </table:table-cell>
          <table:table-cell table:style-name="Tableau54.A2" office:value-type="string">
            <text:p text:style-name="P44"><text:span text:style-name="Gras"><text:span text:style-name="T116">Instantané</text:span></text:span></text:p>
          </table:table-cell>
          <table:table-cell table:style-name="Tableau54.A2" office:value-type="string">
            <text:p text:style-name="P47"><text:span text:style-name="Gras"><text:span text:style-name="T116">Dissipe les sorts dont la Magnitude est égale ou inférieure à la sienne.</text:span></text:span></text:p>
          </table:table-cell>
        </table:table-row>
        <table:table-row table:style-name="Tableau54.1">
          <table:table-cell table:style-name="Tableau54.A2" office:value-type="string">
            <text:p text:style-name="P44"><text:span text:style-name="Gras"><text:span text:style-name="T116">Durcissement</text:span></text:span></text:p>
          </table:table-cell>
          <table:table-cell table:style-name="Tableau54.A2" office:value-type="string">
            <text:p text:style-name="P44"><text:span text:style-name="Gras"><text:span text:style-name="T116">Magnitude 1, Non Variable, Toucher</text:span></text:span></text:p>
          </table:table-cell>
          <table:table-cell table:style-name="Tableau54.A2" office:value-type="string">
            <text:p text:style-name="P47"><text:span text:style-name="Gras"><text:span text:style-name="T116">Rend l’objet ciblé incassable.</text:span></text:span></text:p>
          </table:table-cell>
        </table:table-row>
        <table:table-row table:style-name="Tableau54.1">
          <table:table-cell table:style-name="Tableau54.A2" office:value-type="string">
            <text:p text:style-name="P44"><text:span text:style-name="Gras"><text:span text:style-name="T116">Éclair</text:span></text:span></text:p>
          </table:table-cell>
          <table:table-cell table:style-name="Tableau54.A2" office:value-type="string">
            <text:p text:style-name="P44"><text:span text:style-name="Gras"><text:span text:style-name="T116">Magnitude 3, Instantané, Résistance (Esquive)</text:span></text:span></text:p>
          </table:table-cell>
          <table:table-cell table:style-name="Tableau54.A2" office:value-type="string">
            <text:p text:style-name="P47"><text:span text:style-name="Gras"><text:span text:style-name="T116">Un éclair d’énergie électrique inflige 2D6 dégâts, desquels seules les armures magiques protègen</text:span></text:span><text:soft-page-break/><text:span text:style-name="Gras"><text:span text:style-name="T116">t.</text:span></text:span></text:p>
          </table:table-cell>
        </table:table-row>
        <table:table-row table:style-name="Tableau54.1">
          <table:table-cell table:style-name="Tableau54.A2" office:value-type="string">
            <text:p text:style-name="P44"><text:span text:style-name="Gras"><text:span text:style-name="T116">Épuisement</text:span></text:span></text:p>
          </table:table-cell>
          <table:table-cell table:style-name="Tableau54.A2" office:value-type="string">
            <text:p text:style-name="P44"><text:span text:style-name="Gras"><text:span text:style-name="T116">Toucher, Instantané, Résistance (Endurance)</text:span></text:span></text:p>
          </table:table-cell>
          <table:table-cell table:style-name="Tableau54.A2" office:value-type="string">
            <text:p text:style-name="P47"><text:span text:style-name="Gras"><text:span text:style-name="T116">Chaque point de Magnitude augmente d’un le niveau de fatigue de la cible qui rate le jet de Résistance.</text:span></text:span></text:p>
          </table:table-cell>
        </table:table-row>
        <table:table-row table:style-name="Tableau54.1">
          <table:table-cell table:style-name="Tableau54.A2" office:value-type="string">
            <text:p text:style-name="P44"><text:span text:style-name="Gras"><text:span text:style-name="T116">Esprit de Fer</text:span></text:span></text:p>
          </table:table-cell>
          <table:table-cell table:style-name="Tableau54.A2" office:value-type="string">
            <text:p text:style-name="P44"><text:span text:style-name="Gras"><text:span text:style-name="T116">Toucher</text:span></text:span></text:p>
          </table:table-cell>
          <table:table-cell table:style-name="Tableau54.A2" office:value-type="string">
            <text:p text:style-name="P47"><text:span text:style-name="Gras"><text:span text:style-name="T116">10 % par point de Magnitude contre les attaques magiques.</text:span></text:span></text:p>
          </table:table-cell>
        </table:table-row>
        <table:table-row table:style-name="Tableau54.1">
          <table:table-cell table:style-name="Tableau54.A2" office:value-type="string">
            <text:p text:style-name="P44"><text:span text:style-name="Gras"><text:span text:style-name="T116">Évitement</text:span></text:span></text:p>
          </table:table-cell>
          <table:table-cell table:style-name="Tableau54.A2" office:value-type="string">
            <text:p text:style-name="P44"><text:span text:style-name="Gras"><text:span text:style-name="T116">Instantané</text:span></text:span></text:p>
          </table:table-cell>
          <table:table-cell table:style-name="Tableau54.A2" office:value-type="string">
            <text:p text:style-name="P47"><text:span text:style-name="Gras"><text:span text:style-name="T116">Le personnage peut Esquiver autant de fois que la Magnitude du sort.</text:span></text:span></text:p>
          </table:table-cell>
        </table:table-row>
        <table:table-row table:style-name="Tableau54.1">
          <table:table-cell table:style-name="Tableau54.A2" office:value-type="string">
            <text:p text:style-name="P44"><text:span text:style-name="Gras"><text:span text:style-name="T116">Expulsion Spirituelle</text:span></text:span></text:p>
          </table:table-cell>
          <table:table-cell table:style-name="Tableau54.A2" office:value-type="string">
            <text:p text:style-name="P44"><text:span text:style-name="Gras"><text:span text:style-name="T116">Instantané, Résistance (</text:span></text:span><text:span text:style-name="Gras"><text:span text:style-name="T118">Combat spirituel</text:span></text:span><text:span text:style-name="Gras"><text:span text:style-name="T116">)</text:span></text:span></text:p>
          </table:table-cell>
          <table:table-cell table:style-name="Tableau54.A2" office:value-type="string">
            <text:p text:style-name="P47"><text:span text:style-name="Gras"><text:span text:style-name="T116">Chasse un Esprit possédant une victime.</text:span></text:span></text:p>
          </table:table-cell>
        </table:table-row>
        <table:table-row table:style-name="Tableau54.1">
          <table:table-cell table:style-name="Tableau54.A2" office:value-type="string">
            <text:p text:style-name="P44"><text:span text:style-name="Gras"><text:span text:style-name="T116">Extinction</text:span></text:span></text:p>
          </table:table-cell>
          <table:table-cell table:style-name="Tableau54.A2" office:value-type="string">
            <text:p text:style-name="P44"><text:span text:style-name="Gras"><text:span text:style-name="T116">Instantané</text:span></text:span></text:p>
          </table:table-cell>
          <table:table-cell table:style-name="Tableau54.A2" office:value-type="string">
            <text:p text:style-name="P47"><text:span text:style-name="Gras"><text:span text:style-name="T116">Éteint un feu.</text:span></text:span></text:p>
          </table:table-cell>
        </table:table-row>
        <table:table-row table:style-name="Tableau54.1">
          <table:table-cell table:style-name="Tableau54.A2" office:value-type="string">
            <text:p text:style-name="P44"><text:span text:style-name="Gras"><text:span text:style-name="T116">Fanatisme</text:span></text:span></text:p>
          </table:table-cell>
          <table:table-cell table:style-name="Tableau54.A2" office:value-type="string">
            <text:p text:style-name="P44"><text:span text:style-name="Gras"><text:span text:style-name="T116">Magnitude 2, Non Variable</text:span></text:span></text:p>
          </table:table-cell>
          <table:table-cell table:style-name="Tableau54.A2" office:value-type="string">
            <text:p text:style-name="P47"><text:span text:style-name="Gras"><text:span text:style-name="T116">+25 % à toutes les compétences de combat, mais la cible ne peut parer ou (ni) lancer de sorts.</text:span></text:span></text:p>
          </table:table-cell>
        </table:table-row>
        <table:table-row table:style-name="Tableau54.1">
          <table:table-cell table:style-name="Tableau54.A2" office:value-type="string">
            <text:p text:style-name="P44"><text:span text:style-name="Gras"><text:span text:style-name="T116">Fléau Spirituel</text:span></text:span></text:p>
          </table:table-cell>
          <table:table-cell table:style-name="Tableau54.A2" office:value-type="string">
            <text:p text:style-name="P44"><text:span text:style-name="Gras"><text:span text:style-name="T116">Toucher</text:span></text:span></text:p>
          </table:table-cell>
          <table:table-cell table:style-name="Tableau54.A2" office:value-type="string">
            <text:p text:style-name="P47"><text:span text:style-name="Gras"><text:span text:style-name="T116">Augmente les dégâts spirituels d’un « Cran » par Magnitude.</text:span></text:span></text:p>
          </table:table-cell>
        </table:table-row>
        <table:table-row table:style-name="Tableau54.1">
          <table:table-cell table:style-name="Tableau54.A2" office:value-type="string">
            <text:p text:style-name="P44"><text:span text:style-name="Gras"><text:span text:style-name="T116">Flèche de feu</text:span></text:span></text:p>
          </table:table-cell>
          <table:table-cell table:style-name="Tableau54.A2" office:value-type="string">
            <text:p text:style-name="P44"><text:span text:style-name="Gras"><text:span text:style-name="T116">Magnitude 2, Toucher, Déclenché, Non Variable</text:span></text:span></text:p>
          </table:table-cell>
          <table:table-cell table:style-name="Tableau54.A2" office:value-type="string">
            <text:p text:style-name="P47"><text:span text:style-name="Gras"><text:span text:style-name="T116">La flèche affectée inflige +1D10 Points de Dégât de feu magique.</text:span></text:span></text:p>
          </table:table-cell>
        </table:table-row>
        <table:table-row table:style-name="Tableau54.1">
          <table:table-cell table:style-name="Tableau54.A2" office:value-type="string">
            <text:p text:style-name="P44"><text:span text:style-name="Gras"><text:span text:style-name="T116">Force</text:span></text:span></text:p>
          </table:table-cell>
          <table:table-cell table:style-name="Tableau54.A2" office:value-type="string">
            <text:p text:style-name="P44"><text:span text:style-name="Gras"><text:span text:style-name="T116">Toucher</text:span></text:span></text:p>
          </table:table-cell>
          <table:table-cell table:style-name="Tableau54.A2" office:value-type="string">
            <text:p text:style-name="P47"><text:span text:style-name="Gras"><text:span text:style-name="T116">+10 % à tout jet d’Athlétisme basé sur la force physique par point de Magnitude. +1 dommage par point de Magnitude.</text:span></text:span></text:p>
          </table:table-cell>
        </table:table-row>
        <table:table-row table:style-name="Tableau54.1">
          <table:table-cell table:style-name="Tableau54.A2" office:value-type="string">
            <text:p text:style-name="P44"><text:span text:style-name="Gras"><text:span text:style-name="T116">Glissade</text:span></text:span></text:p>
          </table:table-cell>
          <table:table-cell table:style-name="Tableau54.A2" office:value-type="string">
            <text:p text:style-name="P44"><text:span text:style-name="Gras"><text:span text:style-name="T116">Magnitude 1, Non Variable, Résistance (Esquive)</text:span></text:span></text:p>
          </table:table-cell>
          <table:table-cell table:style-name="Tableau54.A2" office:value-type="string">
            <text:p text:style-name="P47"><text:span text:style-name="Gras"><text:span text:style-name="T116">La cible tombe à la renverse.</text:span></text:span></text:p>
          </table:table-cell>
        </table:table-row>
        <table:table-row table:style-name="Tableau54.1">
          <table:table-cell table:style-name="Tableau54.A2" office:value-type="string">
            <text:p text:style-name="P44"><text:span text:style-name="Gras"><text:span text:style-name="T116">Ignition</text:span></text:span></text:p>
          </table:table-cell>
          <table:table-cell table:style-name="Tableau54.A2" office:value-type="string">
            <text:p text:style-name="P44"><text:span text:style-name="Gras"><text:span text:style-name="T116">Instantané</text:span></text:span></text:p>
          </table:table-cell>
          <table:table-cell table:style-name="Tableau54.A2" office:value-type="string">
            <text:p text:style-name="P47"><text:span text:style-name="Gras"><text:span text:style-name="T116">Crée un feu.</text:span></text:span></text:p>
          </table:table-cell>
        </table:table-row>
        <table:table-row table:style-name="Tableau54.1">
          <table:table-cell table:style-name="Tableau54.A2" office:value-type="string">
            <text:p text:style-name="P44"><text:span text:style-name="Gras"><text:span text:style-name="T116">Invisibilité</text:span></text:span></text:p>
          </table:table-cell>
          <table:table-cell table:style-name="Tableau54.A2" office:value-type="string">
            <text:p text:style-name="P44"><text:span text:style-name="Gras"><text:span text:style-name="T116">Magnitude 4, Non Variable, Concentration, Toucher, Personnel</text:span></text:span></text:p>
          </table:table-cell>
          <table:table-cell table:style-name="Tableau54.A2" office:value-type="string">
            <text:p text:style-name="P47"><text:span text:style-name="Gras"><text:span text:style-name="T116">Rend la cible invisible.</text:span></text:span></text:p>
          </table:table-cell>
        </table:table-row>
        <table:table-row table:style-name="Tableau54.1">
          <table:table-cell table:style-name="Tableau54.A2" office:value-type="string">
            <text:p text:style-name="P44"><text:span text:style-name="Gras"><text:span text:style-name="T116">Investigation</text:span></text:span></text:p>
          </table:table-cell>
          <table:table-cell table:style-name="Tableau54.A2" office:value-type="string">
            <text:p text:style-name="P44"><text:span text:style-name="Gras"><text:span text:style-name="T116">Instantané</text:span></text:span></text:p>
          </table:table-cell>
          <table:table-cell table:style-name="Tableau54.A2" office:value-type="string">
            <text:p text:style-name="P47"><text:span text:style-name="Gras"><text:span text:style-name="T116">+10 % par Point de Magnitude au prochain test de compétence destiné à détecter des mensonges, des secrets ou des objets cachés.</text:span></text:span></text:p>
          </table:table-cell>
        </table:table-row>
        <table:table-row table:style-name="Tableau54.50">
          <table:table-cell table:style-name="Tableau54.A2" office:value-type="string">
            <text:p text:style-name="P44"><text:span text:style-name="Gras"><text:span text:style-name="T116">Invocation d’Ancêtre</text:span></text:span></text:p>
          </table:table-cell>
          <table:table-cell table:style-name="Tableau54.A2" office:value-type="string">
            <text:p text:style-name="P44"><text:span text:style-name="Gras"><text:span text:style-name="T116">Magnitude 3, Résistance (Persévérance) Non Variable</text:span></text:span></text:p>
          </table:table-cell>
          <table:table-cell table:style-name="Tableau54.A2" office:value-type="string">
            <text:p text:style-name="P47"><text:span text:style-name="Gras"><text:span text:style-name="T116">Appelle un ancêtre défunt au service du lanceur.</text:span></text:span></text:p>
          </table:table-cell>
        </table:table-row>
        <table:table-row table:style-name="Tableau54.1">
          <table:table-cell table:style-name="Tableau54.A2" office:value-type="string">
            <text:p text:style-name="P44"><text:span text:style-name="Gras"><text:span text:style-name="T116">Lame de feu</text:span></text:span></text:p>
          </table:table-cell>
          <table:table-cell table:style-name="Tableau54.A2" office:value-type="string">
            <text:p text:style-name="P44"><text:span text:style-name="Gras"><text:span text:style-name="T116">Magnitude 4, Toucher, Déclenché, Non Variable</text:span></text:span></text:p>
          </table:table-cell>
          <table:table-cell table:style-name="Tableau54.A2" office:value-type="string">
            <text:p text:style-name="P47"><text:span text:style-name="Gras"><text:span text:style-name="T116">L’épée affectée inflige +1D10 Points de Dégât de feu magique.</text:span></text:span></text:p>
          </table:table-cell>
        </table:table-row>
        <table:table-row table:style-name="Tableau54.1">
          <table:table-cell table:style-name="Tableau54.A2" office:value-type="string">
            <text:p text:style-name="P44"><text:span text:style-name="Gras"><text:span text:style-name="T116">Langues</text:span></text:span></text:p>
          </table:table-cell>
          <table:table-cell table:style-name="Tableau54.A2" office:value-type="string">
            <text:p text:style-name="P44"><text:span text:style-name="Gras"><text:span text:style-name="T116">Magnitude 2, Non Variable</text:span></text:span></text:p>
          </table:table-cell>
          <table:table-cell table:style-name="Tableau54.A2" office:value-type="string">
            <text:p text:style-name="P47"><text:span text:style-name="Gras"><text:span text:style-name="T116">La cible peut parler un langage donné.</text:span></text:span></text:p>
          </table:table-cell>
        </table:table-row>
        <table:table-row table:style-name="Tableau54.1">
          <table:table-cell table:style-name="Tableau54.A2" office:value-type="string">
            <text:p text:style-name="P44"><text:span text:style-name="Gras"><text:span text:style-name="T116">Lenteur</text:span></text:span></text:p>
          </table:table-cell>
          <table:table-cell table:style-name="Tableau54.A2" office:value-type="string">
            <text:p text:style-name="P44"><text:span text:style-name="Gras"><text:span text:style-name="T116">Résistance (Persévérance)</text:span></text:span></text:p>
          </table:table-cell>
          <table:table-cell table:style-name="Tableau54.A2" office:value-type="string">
            <text:p text:style-name="P47"><text:span text:style-name="Gras"><text:span text:style-name="T116">-2 au Mouvement par point de Magnitude.</text:span></text:span></text:p>
          </table:table-cell>
        </table:table-row>
        <table:table-row table:style-name="Tableau54.1">
          <table:table-cell table:style-name="Tableau54.A2" office:value-type="string">
            <text:p text:style-name="P44"><text:span text:style-name="Gras"><text:span text:style-name="T116">Lien Spirituel</text:span></text:span></text:p>
          </table:table-cell>
          <table:table-cell table:style-name="Tableau54.A2" office:value-type="string">
            <text:p text:style-name="P44"><text:span text:style-name="Gras"><text:span text:style-name="T116">Permanent</text:span></text:span></text:p>
          </table:table-cell>
          <table:table-cell table:style-name="Tableau54.A2" office:value-type="string">
            <text:p text:style-name="P47"><text:span text:style-name="Gras"><text:span text:style-name="T116">Crée un fétiche ou un Familier.</text:span></text:span></text:p>
          </table:table-cell>
        </table:table-row>
        <table:table-row table:style-name="Tableau54.1">
          <table:table-cell table:style-name="Tableau54.A2" office:value-type="string">
            <text:p text:style-name="P44"><text:span text:style-name="Gras"><text:span text:style-name="T116">Lumière</text:span></text:span></text:p>
          </table:table-cell>
          <table:table-cell table:style-name="Tableau54.A2" office:value-type="string">
            <text:p text:style-name="P44"><text:span text:style-name="Gras"><text:span text:style-name="T116">Zone 10 m</text:span></text:span></text:p>
          </table:table-cell>
          <table:table-cell table:style-name="Tableau54.A2" office:value-type="string">
            <text:p text:style-name="P47"><text:span text:style-name="Gras"><text:span text:style-name="T116">Une lumière magique qui illumine les alentours.</text:span></text:span></text:p>
          </table:table-cell>
        </table:table-row>
        <table:table-row table:style-name="Tableau54.1">
          <table:table-cell table:style-name="Tableau54.A2" office:value-type="string">
            <text:p text:style-name="P44"><text:span text:style-name="Gras"><text:span text:style-name="T116">Lire les Émotions</text:span></text:span><text:soft-page-break/></text:p>
          </table:table-cell>
          <table:table-cell table:style-name="Tableau54.A2" office:value-type="string">
            <text:p text:style-name="P44"><text:span text:style-name="Gras"><text:span text:style-name="T116">Magnitude 1, Non-Variable, </text:span></text:span><text:soft-page-break/><text:span text:style-name="Gras"><text:span text:style-name="T116">Instantané, Résistance (</text:span></text:span><text:span text:style-name="Gras"><text:span text:style-name="T119">Persévérance</text:span></text:span><text:span text:style-name="Gras"><text:span text:style-name="T116">)</text:span></text:span></text:p>
          </table:table-cell>
          <table:table-cell table:style-name="Tableau54.A2" office:value-type="string">
            <text:p text:style-name="P47"><text:span text:style-name="Gras"><text:span text:style-name="T116">Le lanceur du sort connait le véritable état émoti</text:span></text:span><text:soft-page-break/><text:span text:style-name="Gras"><text:span text:style-name="T116">onnel de la cible.</text:span></text:span></text:p>
          </table:table-cell>
        </table:table-row>
        <table:table-row table:style-name="Tableau54.1">
          <table:table-cell table:style-name="Tableau54.A2" office:value-type="string">
            <text:p text:style-name="P44"><text:span text:style-name="Gras"><text:span text:style-name="T116">Main </text:span></text:span><text:span text:style-name="Gras"><text:span text:style-name="T119">Mortelle</text:span></text:span></text:p>
          </table:table-cell>
          <table:table-cell table:style-name="Tableau54.A2" office:value-type="string">
            <text:p text:style-name="P44"><text:span text:style-name="Gras"><text:span text:style-name="T116">Instantané, Magnitude 4, Non Variable, Résistance (Endurance), Toucher</text:span></text:span></text:p>
          </table:table-cell>
          <table:table-cell table:style-name="Tableau54.A2" office:value-type="string">
            <text:p text:style-name="P47"><text:span text:style-name="Gras"><text:span text:style-name="T116">La cible qui rate son jet de Résistance perd la moitié de ses PV et subit une Blessure Grave.</text:span></text:span></text:p>
          </table:table-cell>
        </table:table-row>
        <table:table-row table:style-name="Tableau54.1">
          <table:table-cell table:style-name="Tableau54.A2" office:value-type="string">
            <text:p text:style-name="P44"><text:span text:style-name="Gras"><text:span text:style-name="T116">Marcher sur (Élément)</text:span></text:span></text:p>
          </table:table-cell>
          <table:table-cell table:style-name="Tableau54.A2" office:value-type="string">
            <text:p text:style-name="P44"><text:span text:style-name="Gras"><text:span text:style-name="T116">Magnitude 3</text:span></text:span></text:p>
          </table:table-cell>
          <table:table-cell table:style-name="Tableau54.A2" office:value-type="string">
            <text:p text:style-name="P47"><text:span text:style-name="Gras"><text:span text:style-name="T116">La cible du sort peut marcher sur un élément donné sans couler ou subir de dégâts dus à l’élément.</text:span></text:span></text:p>
          </table:table-cell>
        </table:table-row>
        <table:table-row table:style-name="Tableau54.1">
          <table:table-cell table:style-name="Tableau54.A2" office:value-type="string">
            <text:p text:style-name="P44"><text:span text:style-name="Gras"><text:span text:style-name="T116">Méfait</text:span></text:span></text:p>
          </table:table-cell>
          <table:table-cell table:style-name="Tableau54.A2" office:value-type="string">
            <text:p text:style-name="P44"><text:span text:style-name="Gras"><text:span text:style-name="T116">Magnitude 2, Toucher, Résistance (Persévérance)</text:span></text:span></text:p>
          </table:table-cell>
          <table:table-cell table:style-name="Tableau54.A2" office:value-type="string">
            <text:p text:style-name="P47"><text:span text:style-name="Gras"><text:span text:style-name="T116">Inflige une petite malédiction irritante.</text:span></text:span></text:p>
          </table:table-cell>
        </table:table-row>
        <table:table-row table:style-name="Tableau54.1">
          <table:table-cell table:style-name="Tableau54.A2" office:value-type="string">
            <text:p text:style-name="P44"><text:span text:style-name="Gras"><text:span text:style-name="T116">Mobilité</text:span></text:span></text:p>
          </table:table-cell>
          <table:table-cell table:style-name="Tableau54.A2" office:value-type="string">
            <text:p text:style-name="P44"><text:span text:style-name="Gras"><text:span text:style-name="T116"/></text:span></text:p>
          </table:table-cell>
          <table:table-cell table:style-name="Tableau54.A2" office:value-type="string">
            <text:p text:style-name="P47"><text:span text:style-name="Gras"><text:span text:style-name="T116">+2 m au Mouvement par point de Magnitude.</text:span></text:span></text:p>
          </table:table-cell>
        </table:table-row>
        <table:table-row table:style-name="Tableau54.1">
          <table:table-cell table:style-name="Tableau54.A2" office:value-type="string">
            <text:p text:style-name="P44"><text:span text:style-name="Gras"><text:span text:style-name="T116">Morsure Glaciale</text:span></text:span></text:p>
          </table:table-cell>
          <table:table-cell table:style-name="Tableau54.A2" office:value-type="string">
            <text:p text:style-name="P44"><text:span text:style-name="Gras"><text:span text:style-name="T116">Magnitude 2, Non Variable, Instantané, Résistance (Endurance)</text:span></text:span></text:p>
          </table:table-cell>
          <table:table-cell table:style-name="Tableau54.A2" office:value-type="string">
            <text:p text:style-name="P47"><text:span text:style-name="Gras"><text:span text:style-name="T116">1D8 dégâts à la cible.</text:span></text:span></text:p>
          </table:table-cell>
        </table:table-row>
        <table:table-row table:style-name="Tableau54.1">
          <table:table-cell table:style-name="Tableau54.A2" office:value-type="string">
            <text:p text:style-name="P44"><text:span text:style-name="Gras"><text:span text:style-name="T116">Mortelame</text:span></text:span></text:p>
          </table:table-cell>
          <table:table-cell table:style-name="Tableau54.A2" office:value-type="string">
            <text:p text:style-name="P44"><text:span text:style-name="Gras"><text:span text:style-name="T116"/></text:span></text:p>
          </table:table-cell>
          <table:table-cell table:style-name="Tableau54.A2" office:value-type="string">
            <text:p text:style-name="P47"><text:span text:style-name="Gras"><text:span text:style-name="T116">Réduit les dégâts d’une arme d’un point par point de Magnitude.</text:span></text:span></text:p>
          </table:table-cell>
        </table:table-row>
        <table:table-row table:style-name="Tableau54.1">
          <table:table-cell table:style-name="Tableau54.A2" office:value-type="string">
            <text:p text:style-name="P44"><text:span text:style-name="Gras"><text:span text:style-name="T116">Mur de Ténèbres</text:span></text:span></text:p>
          </table:table-cell>
          <table:table-cell table:style-name="Tableau54.A2" office:value-type="string">
            <text:p text:style-name="P44"><text:span text:style-name="Gras"><text:span text:style-name="T116">Zone 5, Magnitude 2, Non Variable</text:span></text:span></text:p>
          </table:table-cell>
          <table:table-cell table:style-name="Tableau54.A2" office:value-type="string">
            <text:p text:style-name="P47"><text:span text:style-name="Gras"><text:span text:style-name="T116">Crée un mur de ténèbres mobile.</text:span></text:span></text:p>
          </table:table-cell>
        </table:table-row>
        <table:table-row table:style-name="Tableau54.1">
          <table:table-cell table:style-name="Tableau54.A2" office:value-type="string">
            <text:p text:style-name="P44"><text:span text:style-name="Gras"><text:span text:style-name="T116">Nuée de Coups</text:span></text:span></text:p>
          </table:table-cell>
          <table:table-cell table:style-name="Tableau54.A2" office:value-type="string">
            <text:p text:style-name="P250"/>
          </table:table-cell>
          <table:table-cell table:style-name="Tableau54.A2" office:value-type="string">
            <text:p text:style-name="P47"><text:span text:style-name="Gras"><text:span text:style-name="T116">Une attaque sans arme supplémentaire par point de Magnitude</text:span></text:span></text:p>
          </table:table-cell>
        </table:table-row>
        <table:table-row table:style-name="Tableau54.1">
          <table:table-cell table:style-name="Tableau54.A2" office:value-type="string">
            <text:p text:style-name="P44"><text:span text:style-name="Gras"><text:span text:style-name="T116">Peur</text:span></text:span></text:p>
          </table:table-cell>
          <table:table-cell table:style-name="Tableau54.A2" office:value-type="string">
            <text:p text:style-name="P44"><text:span text:style-name="Gras"><text:span text:style-name="T116">Magnitude 2, Non Variable, Résistance (Persévérance)</text:span></text:span></text:p>
          </table:table-cell>
          <table:table-cell table:style-name="Tableau54.A2" office:value-type="string">
            <text:p text:style-name="P47"><text:span text:style-name="Gras"><text:span text:style-name="T116">La cible qui rate un jet de Résistance doit fuir le lanceur.</text:span></text:span></text:p>
          </table:table-cell>
        </table:table-row>
        <table:table-row table:style-name="Tableau54.1">
          <table:table-cell table:style-name="Tableau54.A2" office:value-type="string">
            <text:p text:style-name="P44"><text:span text:style-name="Gras"><text:span text:style-name="T116">Percer</text:span></text:span></text:p>
          </table:table-cell>
          <table:table-cell table:style-name="Tableau54.A2" office:value-type="string">
            <text:p text:style-name="P44"><text:span text:style-name="Gras"><text:span text:style-name="T116">Toucher</text:span></text:span></text:p>
          </table:table-cell>
          <table:table-cell table:style-name="Tableau54.A2" office:value-type="string">
            <text:p text:style-name="P47"><text:span text:style-name="Gras"><text:span text:style-name="T116">-1 Point d’Armure par point de Magnitude.</text:span></text:span></text:p>
          </table:table-cell>
        </table:table-row>
        <table:table-row table:style-name="Tableau54.1">
          <table:table-cell table:style-name="Tableau54.A2" office:value-type="string">
            <text:p text:style-name="P44"><text:span text:style-name="Gras"><text:span text:style-name="T116">Perspicacité</text:span></text:span></text:p>
          </table:table-cell>
          <table:table-cell table:style-name="Tableau54.A2" office:value-type="string">
            <text:p text:style-name="P44"><text:span text:style-name="Gras"><text:span text:style-name="T116">Magnitude 2, Non Variable</text:span></text:span></text:p>
          </table:table-cell>
          <table:table-cell table:style-name="Tableau54.A2" office:value-type="string">
            <text:p text:style-name="P47"><text:span text:style-name="Gras"><text:span text:style-name="T116">Répond à une question relative au personnage.</text:span></text:span></text:p>
          </table:table-cell>
        </table:table-row>
        <table:table-row table:style-name="Tableau54.68">
          <table:table-cell table:style-name="Tableau54.A2" office:value-type="string">
            <text:p text:style-name="P44"><text:span text:style-name="Gras"><text:span text:style-name="T116">Pousser/Tirer</text:span></text:span></text:p>
          </table:table-cell>
          <table:table-cell table:style-name="Tableau54.A2" office:value-type="string">
            <text:p text:style-name="P44"><text:span text:style-name="Gras"><text:span text:style-name="T116">Instantané, Résistance (Endurance)</text:span></text:span></text:p>
          </table:table-cell>
          <table:table-cell table:style-name="Tableau54.A2" office:value-type="string">
            <text:p text:style-name="P47"><text:span text:style-name="Gras"><text:span text:style-name="T116">3 TAI/ENC peuvent être déplacés par Point de Magnitude du sort.</text:span></text:span></text:p>
          </table:table-cell>
        </table:table-row>
        <table:table-row table:style-name="Tableau54.1">
          <table:table-cell table:style-name="Tableau54.A2" office:value-type="string">
            <text:p text:style-name="P44"><text:span text:style-name="Gras"><text:span text:style-name="T116">Poids Plume</text:span></text:span></text:p>
          </table:table-cell>
          <table:table-cell table:style-name="Tableau54.A2" office:value-type="string">
            <text:p text:style-name="P250"/>
          </table:table-cell>
          <table:table-cell table:style-name="Tableau54.A2" office:value-type="string">
            <text:p text:style-name="P47"><text:span text:style-name="Gras"><text:span text:style-name="T116">La cible enlève un dé de dégâts de chute par point de Magnitude.</text:span></text:span></text:p>
          </table:table-cell>
        </table:table-row>
        <table:table-row table:style-name="Tableau54.1">
          <table:table-cell table:style-name="Tableau54.A2" office:value-type="string">
            <text:p text:style-name="P44"><text:span text:style-name="Gras"><text:span text:style-name="T116">Poignée d’Or</text:span></text:span></text:p>
          </table:table-cell>
          <table:table-cell table:style-name="Tableau54.A2" office:value-type="string">
            <text:p text:style-name="P250"/>
          </table:table-cell>
          <table:table-cell table:style-name="Tableau54.A2" office:value-type="string">
            <text:p text:style-name="P47"><text:span text:style-name="Gras"><text:span text:style-name="T116">1D10 </text:span></text:span><text:span text:style-name="Gras"><text:span text:style-name="T117">d</text:span></text:span><text:span text:style-name="Gras"><text:span text:style-name="T116">ucats par point de Magnitude jusqu’à la fin du sort.</text:span></text:span></text:p>
          </table:table-cell>
        </table:table-row>
        <table:table-row table:style-name="Tableau54.1">
          <table:table-cell table:style-name="Tableau54.A2" office:value-type="string">
            <text:p text:style-name="P44"><text:span text:style-name="Gras"><text:span text:style-name="T116">Projectiles Multiples</text:span></text:span></text:p>
          </table:table-cell>
          <table:table-cell table:style-name="Tableau54.A2" office:value-type="string">
            <text:p text:style-name="P44"><text:span text:style-name="Gras"><text:span text:style-name="T116">Toucher, Déclenché</text:span></text:span></text:p>
          </table:table-cell>
          <table:table-cell table:style-name="Tableau54.A2" office:value-type="string">
            <text:p text:style-name="P47"><text:span text:style-name="Gras"><text:span text:style-name="T116">+1 projectile par point de Magnitude.</text:span></text:span></text:p>
          </table:table-cell>
        </table:table-row>
        <table:table-row table:style-name="Tableau54.1">
          <table:table-cell table:style-name="Tableau54.A2" office:value-type="string">
            <text:p text:style-name="P44"><text:span text:style-name="Gras"><text:span text:style-name="T116">Protection</text:span></text:span></text:p>
          </table:table-cell>
          <table:table-cell table:style-name="Tableau54.A2" office:value-type="string">
            <text:p text:style-name="P44"><text:span text:style-name="Gras"><text:span text:style-name="T116"/></text:span></text:p>
          </table:table-cell>
          <table:table-cell table:style-name="Tableau54.A2" office:value-type="string">
            <text:p text:style-name="P47"><text:span text:style-name="Gras"><text:span text:style-name="T116">+1 Point d’Armure par point de Magnitude.</text:span></text:span></text:p>
          </table:table-cell>
        </table:table-row>
        <table:table-row table:style-name="Tableau54.1">
          <table:table-cell table:style-name="Tableau54.A2" office:value-type="string">
            <text:p text:style-name="P44"><text:span text:style-name="Gras"><text:span text:style-name="T116">Récupération</text:span></text:span></text:p>
          </table:table-cell>
          <table:table-cell table:style-name="Tableau54.A2" office:value-type="string">
            <text:p text:style-name="P44"><text:span text:style-name="Gras"><text:span text:style-name="T116">Toucher, Instantané</text:span></text:span></text:p>
          </table:table-cell>
          <table:table-cell table:style-name="Tableau54.A2" office:value-type="string">
            <text:p text:style-name="P47"><text:span text:style-name="Gras"><text:span text:style-name="T116">Chaque point de Magnitude permet de perdre un niveau de fatigue.</text:span></text:span></text:p>
          </table:table-cell>
        </table:table-row>
        <table:table-row table:style-name="Tableau54.1">
          <table:table-cell table:style-name="Tableau54.A2" office:value-type="string">
            <text:p text:style-name="P44"><text:span text:style-name="Gras"><text:span text:style-name="T116">Réduire (Compétence)</text:span></text:span></text:p>
          </table:table-cell>
          <table:table-cell table:style-name="Tableau54.A2" office:value-type="string">
            <text:p text:style-name="P44"><text:span text:style-name="Gras"><text:span text:style-name="T116">Durée 5, à distance, Résistance (Persévérance)</text:span></text:span></text:p>
          </table:table-cell>
          <table:table-cell table:style-name="Tableau54.A2" office:value-type="string">
            <text:p text:style-name="P47"><text:span text:style-name="Gras"><text:span text:style-name="T116">Retire 10 % par point de Magnitude à la compétence X.</text:span></text:span></text:p>
          </table:table-cell>
        </table:table-row>
        <table:table-row table:style-name="Tableau54.1">
          <table:table-cell table:style-name="Tableau54.A2" office:value-type="string">
            <text:p text:style-name="P44"><text:span text:style-name="Gras"><text:span text:style-name="T116">Repousser</text:span></text:span></text:p>
          </table:table-cell>
          <table:table-cell table:style-name="Tableau54.A2" office:value-type="string">
            <text:p text:style-name="P44"><text:span text:style-name="Gras"><text:span text:style-name="T116">Instantané, Résistance (Endurance)</text:span></text:span></text:p>
          </table:table-cell>
          <table:table-cell table:style-name="Tableau54.A2" office:value-type="string">
            <text:p text:style-name="P47"><text:span text:style-name="Gras"><text:span text:style-name="T116">Repousse une cible de Magnitude x mètres.</text:span></text:span></text:p>
          </table:table-cell>
        </table:table-row>
        <text:soft-page-break/>
        <table:table-row table:style-name="Tableau54.1">
          <table:table-cell table:style-name="Tableau54.A2" office:value-type="string">
            <text:p text:style-name="P44"><text:span text:style-name="Gras"><text:span text:style-name="T116">Résister (Élément)</text:span></text:span></text:p>
          </table:table-cell>
          <table:table-cell table:style-name="Tableau54.A2" office:value-type="string">
            <text:p text:style-name="P250"/>
          </table:table-cell>
          <table:table-cell table:style-name="Tableau54.A2" office:value-type="string">
            <text:p text:style-name="P47"><text:span text:style-name="Gras"><text:span text:style-name="T116">+10 % par point de Magnitude pour résister à l’élément spécifié.</text:span></text:span></text:p>
          </table:table-cell>
        </table:table-row>
        <table:table-row table:style-name="Tableau54.1">
          <table:table-cell table:style-name="Tableau54.A2" office:value-type="string">
            <text:p text:style-name="P44"><text:span text:style-name="Gras"><text:span text:style-name="T116">Respiration aquatique</text:span></text:span></text:p>
          </table:table-cell>
          <table:table-cell table:style-name="Tableau54.A2" office:value-type="string">
            <text:p text:style-name="P44"><text:span text:style-name="Gras"><text:span text:style-name="T116">Toucher</text:span></text:span></text:p>
          </table:table-cell>
          <table:table-cell table:style-name="Tableau54.A2" office:value-type="string">
            <text:p text:style-name="P47"><text:span text:style-name="Gras"><text:span text:style-name="T116">Permet au lanceur de respirer sous l’eau.</text:span></text:span></text:p>
          </table:table-cell>
        </table:table-row>
        <table:table-row table:style-name="Tableau54.1">
          <table:table-cell table:style-name="Tableau54.A2" office:value-type="string">
            <text:p text:style-name="P44"><text:span text:style-name="Gras"><text:span text:style-name="T116">Saut Offensif</text:span></text:span></text:p>
          </table:table-cell>
          <table:table-cell table:style-name="Tableau54.A2" office:value-type="string">
            <text:p text:style-name="P44"><text:span text:style-name="Gras"><text:span text:style-name="T116">Magnitude 2, Non Variable</text:span></text:span></text:p>
          </table:table-cell>
          <table:table-cell table:style-name="Tableau54.A2" office:value-type="string">
            <text:p text:style-name="P47"><text:span text:style-name="Gras"><text:span text:style-name="T116">Mouvement normal à travers les airs suivi d’une attaque.</text:span></text:span></text:p>
          </table:table-cell>
        </table:table-row>
        <table:table-row table:style-name="Tableau54.1">
          <table:table-cell table:style-name="Tableau54.A2" office:value-type="string">
            <text:p text:style-name="P44"><text:span text:style-name="Gras"><text:span text:style-name="T116">Seconde Vue</text:span></text:span></text:p>
          </table:table-cell>
          <table:table-cell table:style-name="Tableau54.A2" office:value-type="string">
            <text:p text:style-name="P44"><text:span text:style-name="Gras"><text:span text:style-name="T116">Magnitude 3, Non Variable</text:span></text:span></text:p>
          </table:table-cell>
          <table:table-cell table:style-name="Tableau54.A2" office:value-type="string">
            <text:p text:style-name="P47"><text:span text:style-name="Gras"><text:span text:style-name="T116">Permet au lanceur d’estimer le nombre de Points de Magie que possède la cible.</text:span></text:span></text:p>
          </table:table-cell>
        </table:table-row>
        <table:table-row table:style-name="Tableau54.1">
          <table:table-cell table:style-name="Tableau54.A2" office:value-type="string">
            <text:p text:style-name="P44"><text:span text:style-name="Gras"><text:span text:style-name="T116">Soins</text:span></text:span></text:p>
          </table:table-cell>
          <table:table-cell table:style-name="Tableau54.A2" office:value-type="string">
            <text:p text:style-name="P44"><text:span text:style-name="Gras"><text:span text:style-name="T116">Instantané, toucher</text:span></text:span></text:p>
          </table:table-cell>
          <table:table-cell table:style-name="Tableau54.A2" office:value-type="string">
            <text:p text:style-name="P47"><text:span text:style-name="Gras"><text:span text:style-name="T116">+1 PV par point de Magnitude.</text:span></text:span></text:p>
          </table:table-cell>
        </table:table-row>
        <table:table-row table:style-name="Tableau54.1">
          <table:table-cell table:style-name="Tableau54.A2" office:value-type="string">
            <text:p text:style-name="P44"><text:span text:style-name="Gras"><text:span text:style-name="T116">Souffle Draconique</text:span></text:span></text:p>
          </table:table-cell>
          <table:table-cell table:style-name="Tableau54.A2" office:value-type="string">
            <text:p text:style-name="P44"><text:span text:style-name="Gras"><text:span text:style-name="T116">Magnitude 2, Non Variable, Instantané, Résistance (Esquive)</text:span></text:span></text:p>
          </table:table-cell>
          <table:table-cell table:style-name="Tableau54.A2" office:value-type="string">
            <text:p text:style-name="P47"><text:span text:style-name="Gras"><text:span text:style-name="T116">Le lanceur projette un courant de flamme causant 1d10 dégâts.</text:span></text:span></text:p>
          </table:table-cell>
        </table:table-row>
        <table:table-row table:style-name="Tableau54.1">
          <table:table-cell table:style-name="Tableau54.A2" office:value-type="string">
            <text:p text:style-name="P44"><text:span text:style-name="Gras"><text:span text:style-name="T116">Soutien</text:span></text:span></text:p>
          </table:table-cell>
          <table:table-cell table:style-name="Tableau54.A2" office:value-type="string">
            <text:p text:style-name="P44"><text:span text:style-name="Gras"><text:span text:style-name="T116">Magnitude 2, Non Variable, Toucher</text:span></text:span></text:p>
          </table:table-cell>
          <table:table-cell table:style-name="Tableau54.A2" office:value-type="string">
            <text:p text:style-name="P47"><text:span text:style-name="Gras"><text:span text:style-name="T116">La cible bénéficie des sorts de Protection ou de Contremagie du lanceur</text:span></text:span></text:p>
          </table:table-cell>
        </table:table-row>
        <table:table-row table:style-name="Tableau54.1">
          <table:table-cell table:style-name="Tableau54.A2" office:value-type="string">
            <text:p text:style-name="P44"><text:span text:style-name="Gras"><text:span text:style-name="T116">Tirer/pousser</text:span></text:span></text:p>
          </table:table-cell>
          <table:table-cell table:style-name="Tableau54.A2" office:value-type="string">
            <text:p text:style-name="P250"/>
          </table:table-cell>
          <table:table-cell table:style-name="Tableau54.A2" office:value-type="string">
            <text:p text:style-name="P47"><text:span text:style-name="Gras"><text:span text:style-name="T116">Le lanceur peut éloigner ou rapprocher de lui en ligne droite un objet de 3 TAI ou ENC par point de Magnitude, comme s’il le poussait ou le tirait brusquement.</text:span></text:span></text:p>
          </table:table-cell>
        </table:table-row>
        <table:table-row table:style-name="Tableau54.1">
          <table:table-cell table:style-name="Tableau54.A2" office:value-type="string">
            <text:p text:style-name="P44"><text:span text:style-name="Gras"><text:span text:style-name="T116">Vapeurs Toxiques</text:span></text:span></text:p>
          </table:table-cell>
          <table:table-cell table:style-name="Tableau54.A2" office:value-type="string">
            <text:p text:style-name="P44"><text:span text:style-name="Gras"><text:span text:style-name="T116">Magnitude 2, Zone 10 m, Résistance (Endurance)</text:span></text:span></text:p>
          </table:table-cell>
          <table:table-cell table:style-name="Tableau54.A2" office:value-type="string">
            <text:p text:style-name="P47"><text:span text:style-name="Gras"><text:span text:style-name="T116">Remplit une zone avec un gaz empoisonné qui inflige 1D4 dégâts par round en cas d’échec au jet de Résistance.</text:span></text:span></text:p>
          </table:table-cell>
        </table:table-row>
        <table:table-row table:style-name="Tableau54.1">
          <table:table-cell table:style-name="Tableau54.A2" office:value-type="string">
            <text:p text:style-name="P44"><text:span text:style-name="Gras"><text:span text:style-name="T116">Verrouillage</text:span></text:span></text:p>
          </table:table-cell>
          <table:table-cell table:style-name="Tableau54.A2" office:value-type="string">
            <text:p text:style-name="P44"><text:span text:style-name="Gras"><text:span text:style-name="T116">Toucher, Permanent</text:span></text:span></text:p>
          </table:table-cell>
          <table:table-cell table:style-name="Tableau54.A2" office:value-type="string">
            <text:p text:style-name="P47"><text:span text:style-name="Gras"><text:span text:style-name="T116">L’objet ciblé à une chance égale à Magnitude du sort x 10 % de résister à une tentative d’ouverture.</text:span></text:span></text:p>
          </table:table-cell>
        </table:table-row>
        <table:table-row table:style-name="Tableau54.1">
          <table:table-cell table:style-name="Tableau54.A2" office:value-type="string">
            <text:p text:style-name="P44"><text:span text:style-name="Gras"><text:span text:style-name="T116">Vigilance Défensive</text:span></text:span></text:p>
          </table:table-cell>
          <table:table-cell table:style-name="Tableau54.A2" office:value-type="string">
            <text:p text:style-name="P44"><text:span text:style-name="Gras"><text:span text:style-name="T116">Magnitude 1, Non Variable</text:span></text:span></text:p>
          </table:table-cell>
          <table:table-cell table:style-name="Tableau54.A2" office:value-type="string">
            <text:p text:style-name="P47"><text:span text:style-name="Gras"><text:span text:style-name="T116">La cible peut réagir à des attaques de flanc ou par-derrière comme si elles étaient des attaques frontales normales.</text:span></text:span></text:p>
          </table:table-cell>
        </table:table-row>
        <table:table-row table:style-name="Tableau54.1">
          <table:table-cell table:style-name="Tableau54.A2" office:value-type="string">
            <text:p text:style-name="P44"><text:span text:style-name="Gras"><text:span text:style-name="T116">Vigueur</text:span></text:span></text:p>
          </table:table-cell>
          <table:table-cell table:style-name="Tableau54.A2" office:value-type="string">
            <text:p text:style-name="P44"><text:span text:style-name="Gras"><text:span text:style-name="T116">Toucher</text:span></text:span></text:p>
          </table:table-cell>
          <table:table-cell table:style-name="Tableau54.A2" office:value-type="string">
            <text:p text:style-name="P47"><text:span text:style-name="Gras"><text:span text:style-name="T116">+2 PV par point de Magnitude, pour la durée du sort.</text:span></text:span></text:p>
          </table:table-cell>
        </table:table-row>
        <table:table-row table:style-name="Tableau54.1">
          <table:table-cell table:style-name="Tableau54.A2" office:value-type="string">
            <text:p text:style-name="P44"><text:span text:style-name="Gras"><text:span text:style-name="T116">Vol d’Énergie</text:span></text:span></text:p>
          </table:table-cell>
          <table:table-cell table:style-name="Tableau54.A2" office:value-type="string">
            <text:p text:style-name="P44"><text:span text:style-name="Gras"><text:span text:style-name="T116">Toucher, Instantané, Résistance (Endurance)</text:span></text:span></text:p>
          </table:table-cell>
          <table:table-cell table:style-name="Tableau54.C21" office:value-type="string">
            <text:p text:style-name="P47"><text:span text:style-name="Gras"><text:span text:style-name="T116">Chaque point de Magnitude du sort ajoute un niveau de Fatigue à la cible qui rate un jet de Résistance.</text:span></text:span></text:p>
          </table:table-cell>
        </table:table-row>
        <table:table-row table:style-name="Tableau54.1">
          <table:table-cell table:style-name="Tableau54.A2" office:value-type="string">
            <text:p text:style-name="P44"><text:span text:style-name="Gras"><text:span text:style-name="T116">Voix Tonnante</text:span></text:span></text:p>
          </table:table-cell>
          <table:table-cell table:style-name="Tableau54.A2" office:value-type="string">
            <text:p text:style-name="P250"/>
          </table:table-cell>
          <table:table-cell table:style-name="Tableau54.C21" office:value-type="string">
            <text:p text:style-name="P47"><text:span text:style-name="Gras"><text:span text:style-name="T116">+10 % à l’Influence par point de Magnitude.</text:span></text:span></text:p>
          </table:table-cell>
        </table:table-row>
        <table:table-row table:style-name="Tableau54.1">
          <table:table-cell table:style-name="Tableau54.A2" office:value-type="string">
            <text:p text:style-name="P44"><text:span text:style-name="Gras"><text:span text:style-name="T116">Vomissement</text:span></text:span></text:p>
          </table:table-cell>
          <table:table-cell table:style-name="Tableau54.A2" office:value-type="string">
            <text:p text:style-name="P44"><text:span text:style-name="Gras"><text:span text:style-name="T116">À distance, Résistance (Endurance)</text:span></text:span></text:p>
          </table:table-cell>
          <table:table-cell table:style-name="Tableau54.C21" office:value-type="string">
            <text:p text:style-name="P47"><text:span text:style-name="Gras"><text:span text:style-name="T116">La cible vomit pour un nombre de Rounds égal à la Magnitude, et perd 1D6 PV en cas de Maladresse au jet de Résistance.</text:span></text:span></text:p>
          </table:table-cell>
        </table:table-row>
        <table:table-row table:style-name="Tableau54.1">
          <table:table-cell table:style-name="Tableau54.A91" office:value-type="string">
            <text:p text:style-name="P44"><text:span text:style-name="Gras"><text:span text:style-name="T116">Les Yeux Derrière la Tête</text:span></text:span></text:p>
          </table:table-cell>
          <table:table-cell table:style-name="Tableau54.A91" office:value-type="string">
            <text:p text:style-name="P44"><text:span text:style-name="Gras"><text:span text:style-name="T116">Magnitude 2, Non Variable</text:span></text:span></text:p>
          </table:table-cell>
          <table:table-cell table:style-name="Tableau54.A91" office:value-type="string">
            <text:p text:style-name="P47"><text:span text:style-name="Gras"><text:span text:style-name="T116">Permet de voir derrière soi.</text:span></text:span></text:p>
          </table:table-cell>
        </table:table-row>
      </table:table>
      <text:p text:style-name="P5"/>
      <text:p text:style-name="P106"><text:soft-page-break/>Alarme Spirituelle</text:p>
      <text:p text:style-name="P19"><text:span text:style-name="T2">Zone 5m</text:span><text:span text:style-name="T11">2 </text:span><text:span text:style-name="T2">par Magnitude</text:span></text:p>
      <text:p text:style-name="P153"><text:span text:style-name="T24">Tout esprit qui entre dans la zone d’effet du sort alerte le lanceur. Toutefois, celui-ci ne connait ni le nombre ni le type des esprits intrus. Chaque niveau de Magnitude du sort permet de protéger une zone de 5m</text:span><text:span text:style-name="T126">2</text:span><text:span text:style-name="T24">.</text:span></text:p>
      <text:p text:style-name="P106">Amélioration D’Arme</text:p>
      <text:p text:style-name="P24">Toucher</text:p>
      <text:p text:style-name="P153"><text:span text:style-name="T58">Ce sort peut être lancé sur n’importe quelle arme de mêlée ou toute forme d’attaque sans arme. Pour chaque point de </text:span><text:span text:style-name="T138">Magnitude</text:span><text:span text:style-name="T58">, il améliore les chances de toucher de +10 % et inflige un point de dégât additionnel. Ces dégâts supplémentaires sont magiques et affecteront les créatures qui ne peuvent être blessées que par la magie. Les dégâts de base de l’arme restent non magiques.</text:span></text:p>
      <text:p text:style-name="P153"><text:span text:style-name="T24">Une arme bénéficiant des effets de ce sort ne peut être affectée par </text:span><text:span text:style-name="T131">Lame de Feu</text:span><text:span text:style-name="T24">, page 115.</text:span></text:p>
      <text:p text:style-name="P163">Sorts d’Amélioration d’Arme spécifiques</text:p>
      <text:p text:style-name="P170">Le meneur de jeu peut créer une variante du sort pour chaque catégorie d’arme. Par exemple :</text:p>
      <text:p text:style-name="P253">Amélioration Bestiale : agit sur les attaques sans arme ;</text:p>
      <text:p text:style-name="P257">Contusion : agit sur les armes contondantes ;</text:p>
      <text:p text:style-name="P253">ViveLame : agit sur les armes tranchantes.</text:p>
      <text:p text:style-name="P106">Amélioration (Compétence)</text:p>
      <text:p text:style-name="P153"><text:span text:style-name="T58">Ce sort est décliné en plusieurs variantes, une par compétence. Pour chaque point de </text:span><text:span text:style-name="T138">Magnitude</text:span><text:span text:style-name="T58"> du sort, le bénéficiaire gagne +10 % à tout test de compétence concernant la compétence améliorée.</text:span></text:p>
      <text:p text:style-name="P153"><text:span text:style-name="T24">Alternativement, pour chaque point de </text:span><text:span text:style-name="T131">Magnitude</text:span><text:span text:style-name="T24"> en plus, le lanceur peut affecter une cible supplémentaire. Le Bonus peut être divisé comme nécessaire entre les différentes cibles du moment que chaque bonus est un multiple de 10 % et que le total des bonus est égal à 10 % par point de </text:span><text:span text:style-name="T131">Magnitude</text:span><text:span text:style-name="T24">.</text:span></text:p>
      <text:p text:style-name="P153"><text:soft-page-break/><text:span text:style-name="T89">Exemple</text:span><text:span text:style-name="T49">. Rurik possède Améliorer (Tromperie) 5, il pourrait le lancer sur lui-même pour obtenir un impressionnant +50 % en Tromperie, ou il pourrait le lancer sur lui-même et un allié, s’attribuant +30 % et conférant à son allié +20 %. Dans un groupe plus important, il pourrait le lancer sur 5 alliés, qui gagneraient tous 10 % à leur compétence de Tromperie</text:span><text:span text:style-name="T53">.</text:span></text:p>
      <text:p text:style-name="P170">Les sorts de ce type les plus courants sont :</text:p>
      <text:p text:style-name="P252"><text:span text:style-name="T15">Améliorer (Tromperie)</text:span><text:span text:style-name="T24">, souvent utilisé par les voleurs ;</text:span></text:p>
      <text:p text:style-name="P252"><text:span text:style-name="T15">Améliorer (Négoce)</text:span><text:span text:style-name="T24">, utilisé par les marchands ;</text:span></text:p>
      <text:p text:style-name="P252"><text:span text:style-name="T15">Améliorer (Influence)</text:span><text:span text:style-name="T24">, utilisé par les avocats, les escrocs et les officiers ;</text:span></text:p>
      <text:p text:style-name="P252"><text:span text:style-name="T15">Améliorer (Endurance)</text:span><text:span text:style-name="T24">, utilisé par les guerriers ;</text:span></text:p>
      <text:p text:style-name="P252"><text:span text:style-name="T15">Améliorer (Persévérance)</text:span><text:span text:style-name="T24">, utilisé par les magiciens.</text:span></text:p>
      <text:p text:style-name="P153"><text:span text:style-name="T24">Ces sorts se voient souvent octroyés des noms différents, tels que « </text:span><text:span text:style-name="T131">Voile</text:span><text:span text:style-name="T24"> </text:span><text:span text:style-name="T131">de nuit</text:span><text:span text:style-name="T24"> » ou « </text:span><text:span text:style-name="T131">Ombre Dissimulatrice</text:span><text:span text:style-name="T24"> » (pour Améliorer Tromperie), « </text:span><text:span text:style-name="T131">Langue de Velours</text:span><text:span text:style-name="T24"> » (pour Améliorer Influence ou Négoce) ou « </text:span><text:span text:style-name="T131">Vigueur</text:span><text:span text:style-name="T24"> » (pour Améliorer Endurance).</text:span></text:p>
      <text:p text:style-name="P106">Appel D’un Animal</text:p>
      <text:p text:style-name="P36">Magnitude 2, Non Variable, Instantané, Résistance (Persévérance)</text:p>
      <text:p text:style-name="P170">Très utile pour les chasseurs et les éleveurs, ce sort attire un animal ciblé à portée avec une INT fixe de 7 ou moins. Si l’animal échoue à son test de Persévérance, il se déplacera vers l’endroit où le sort a été lancé. Le sort prend fin lorsque l’animal arrive à destination ou si jamais il est bloqué, menacé, ou sollicité.</text:p>
      <text:p text:style-name="P153"><text:span text:style-name="T84">Exemple</text:span><text:span text:style-name="T66">. Une monture sous l’effet du sort pourrait se retourner et se déplacer jusque vers le lieu de lancer du sort, mais il suffirait d’un seul coup de rêne de son cavalier pour mettre fin au sort.</text:span></text:p>
      <text:p text:style-name="P106">Appel Spirituel</text:p>
      <text:p text:style-name="P24">Magnitude 3, Non Variable, Résistance (Persévérance)</text:p>
      <text:p text:style-name="P170">Ce sort invoque depuis le Monde Spirituel un esprit d’un type donné pour accomplir les volontés du lanceur.</text:p>
      <text:p text:style-name="P153"><text:soft-page-break/><text:span text:style-name="T58">À moins que le sort s’accompagne d’une tentative de Lien (voir le sort Lien Spirituel), l’esprit résiste à l’appel en utilisant sa </text:span><text:span text:style-name="T138">Persévérance</text:span><text:span text:style-name="T58">. S’il réussit, il pourra retourner dans le Monde Spirituel. S’il échoue, </text:span><text:span text:style-name="T138">il</text:span><text:span text:style-name="T58"> devra accomplir une action adaptée à ses capacités pour le compte du lanceur, après quoi il retournera dans le Monde Spirituel.</text:span></text:p>
      <text:p text:style-name="P170">Types d’Esprits</text:p>
      <text:p text:style-name="P253">Les Esprits de Passion (Peur/Folie/Douleur) agissent sur les passions de la victime et lui causent troubles mentaux et détresse.</text:p>
      <text:p text:style-name="P253">Les Esprits de Maladie infligent une maladie à la victime possédée.</text:p>
      <text:p text:style-name="P253">Les Esprits de Soin peuvent être utilisés pour soigner des blessures et exorciser des Esprits de Maladie en possession.</text:p>
      <text:p text:style-name="P253">Les Esprits de Magie connaissent des sorts et possèdent des Points de Magie auxquels le lanceur peut avoir accès.</text:p>
      <text:p text:style-name="P253">Les Esprits Gardiens protègent un lieu pour un nombre de minutes égal au POU du lanceur.</text:p>
      <text:p text:style-name="P253">Les Esprits Ancestraux peuvent fournir une information ou augmenter une compétence pendant la durée du sort, comme indiqué à la page 185.</text:p>
      <text:p text:style-name="P106">Attaques Multiples</text:p>
      <text:p text:style-name="P24">Instantané</text:p>
      <text:p text:style-name="P170">Pour chaque point de Magnitude de ce sort, le lanceur peut effectuer une attaque rapprochée supplémentaire. Ces attaques surviennent au même rang de DEX que l’attaque normale. Ce sort ne peut être cumulé.</text:p>
      <text:p text:style-name="P106">Babel</text:p>
      <text:p text:style-name="P24">Magnitude 2, Non Variable, Résistance (Persévérance)</text:p>
      <text:p text:style-name="P170">La créature ciblée qui rate son jet de Résistance peut toujours réfléchir et agir normalement, mais ses paroles deviennent du charabia. De ce fait, un magicien serait incapable de lancer des sorts et un commandant ne pourrait pas donner d’ordres à ses soldats.</text:p>
      <text:p text:style-name="P106"><text:soft-page-break/>Bloquer (Sens)</text:p>
      <text:p text:style-name="P170">Magnitude 3, Non Variable, Résistance (Persévérance)</text:p>
      <text:p text:style-name="P186">La cible qui rate son jet de Résistance perd l’usage du sens spécifié par le lanceur (Vue, Odorat, Toucher, Gout) pour la durée du sort.</text:p>
      <text:p text:style-name="P106">Bombe Puante</text:p>
      <text:p text:style-name="P24">Magnitude 1, Résistance (Persévérance)</text:p>
      <text:p text:style-name="P170">Le sort asperge la créature ciblée d’un gaz nauséabond pendant 1d6 Rounds, lui infligeant un malus de -25 % à tous ses tests d’interaction sociale (Influence, Négoce, etc.). À chaque Round, la cible doit réussir un test de Résistance ou subir 1D4 dégâts. En cas de Maladresse au test, l’odeur incommode tellement la cible que celle demeure sans connaissance pour la durée du sort.</text:p>
      <text:p text:style-name="P106">Bond</text:p>
      <text:p text:style-name="P24">Toucher, Résistance (Esquive)</text:p>
      <text:p text:style-name="P170">Pour chaque point de Magnitude investi, la cible du sort peut sauter de 2 m plus loin ou plus haut. Si la cible n’est pas consentante et qu’elle rate un test de Résistance, elle subira ensuite les dégâts normaux d’une chute lorsqu’elle retombera à terre.</text:p>
      <text:p text:style-name="P106">Bouclier Spirituel</text:p>
      <text:p text:style-name="P170">Ce sort forme une barrière magique qui protège le lanceur d’une perte de Point de Magie due à une attaque réussie lors d’un Combat Spirituel (page 123). Chaque point de Magnitude réduit de un les dommages infligés par l’esprit attaquant.</text:p>
      <text:p text:style-name="P106">Chemin Dégagé</text:p>
      <text:p text:style-name="P24">Toucher</text:p>
      <text:p text:style-name="P153"><text:span text:style-name="T58">Le lanceur se déplace à travers la végétation, même la plus enchevêtrée et tortueuse, comme s’il était sur une route dégagée. Pour chaque point supplémentaire de </text:span><text:span text:style-name="T138">Magnitude</text:span><text:span text:style-name="T58">, il peut emmener une personne avec lui.</text:span></text:p>
      <text:p text:style-name="P106"><text:soft-page-break/>Chuchoteur</text:p>
      <text:p text:style-name="P24">Magnitude 2, Non Variable, Toucher</text:p>
      <text:p text:style-name="P170">Le lanceur chuchote dans l’oreille d’un animal perturbé pour le calmer. Si l’animal est sous l’influence d’un sort tel que Peur, il a droit à un nouveau test de Résistance (Persévérance) pour annuler l’effet du sort.</text:p>
      <text:p text:style-name="P106">Colle</text:p>
      <text:p text:style-name="P24">Toucher, Zone</text:p>
      <text:p text:style-name="P190">Chaque point de Magnitude de ce sort permet de couvrir une zone d’1 cm² avec une glu très collante. Si une créature marche sur cette glu, elle doit réussir un test d’Athlétisme contre la Magnitude du sort x 10 % pour éviter d’être collée sur place pendant un round. Elle doit effectuer ce test à chaque round pour se décoller. Le sort peut également réparer des objets, une épée brisée par exemple : si jamais le meneur de jeu désire vérifier si l’objet réparé ne se casse pas à nouveau, celui-ci aura une chance égale à Magnitude x 10 % de rester indemne.</text:p>
      <text:p text:style-name="P106">Communication Animale</text:p>
      <text:p text:style-name="P24">Magnitude 3, Non Variable</text:p>
      <text:p text:style-name="P170">Le lanceur peut parler à un animal qui est à 10 mètres ou moins de lui. Cette communication étant verbale, le lanceur doit être capable de parler et d’être entendu par l’animal ciblé.</text:p>
      <text:p text:style-name="P106">Communication Mentale</text:p>
      <text:p text:style-name="P153"><text:span text:style-name="T24">Ce sort peut affecter une cible par point de </text:span><text:span text:style-name="T131">Magnitude</text:span><text:span text:style-name="T24">. Un lien télépathique est créé entre le lanceur et ses cibles, mais les cibles ne peuvent pas communiquer entre elles par télépathie. Les mots transmis par télépathie doivent être chuchotés et l’esprit du destinataire les entendra directement dans le langage utilisé pour les prononcer.</text:span></text:p>
      <text:p text:style-name="P106"><text:soft-page-break/>Confusion</text:p>
      <text:p text:style-name="P24">Magnitude 2, Non Variable, Résistance (Persévérance)</text:p>
      <text:p text:style-name="P170">La cible ne peut lancer aucun sort et n’a le droit d’effectuer que des actions non offensives : fuite, esquive, parade… Elle ne peut pas attaquer à moins d’avoir été préalablement agressée.</text:p>
      <text:p text:style-name="P170">Ce sort est efficace contre les humanoïdes et les créatures naturelles, mais n’affecte pas les esprits ou les créatures magiques telles que les dragons.</text:p>
      <text:p text:style-name="P106">Contrattaque</text:p>
      <text:p text:style-name="P24">Magnitude 2, Non Variable</text:p>
      <text:p text:style-name="P170">Ce sort reste inactif jusqu’à ce que la cible soit attaquée. Après avoir été attaquée, la cible peut, à la suite de sa Réaction habituelle, effectuer une contrattaque, qui est une Action supplémentaire gratuite.</text:p>
      <text:p text:style-name="P106">Contremagie</text:p>
      <text:p text:style-name="P24">Instantané</text:p>
      <text:p text:style-name="P153"><text:span text:style-name="T24">La Contremagie est utilisable uniquement en tant que </text:span><text:span text:style-name="T131">Réaction</text:span><text:span text:style-name="T24">, et seulement si le sort que veut contrer le personnage est lancé dans le rayon d’action de la Contremagie. Une Contremagie réussie dissipe le sort adverse et annule ses effets. Tant que la </text:span><text:span text:style-name="T131">Magnitude</text:span><text:span text:style-name="T24"> de la Contremagie égale ou dépasse celle du sort ciblé, celui-ci est contré.</text:span></text:p>
      <text:p text:style-name="P106">Coordination</text:p>
      <text:p text:style-name="P24">Toucher</text:p>
      <text:p text:style-name="P153"><text:span text:style-name="T53">Pour chaque point de </text:span><text:span text:style-name="T140">Magnitude de ce sort, la cible augmente</text:span><text:span text:style-name="T53"> son initiative de +2, que ce soit pour lancer des sorts ou combattre, et reçoit un bonus de +10 % à la compétence </text:span><text:span text:style-name="T140">Esquive</text:span><text:span text:style-name="T53"> ainsi qu’aux tests d’</text:span><text:span text:style-name="T140">Athlétisme</text:span><text:span text:style-name="T53"> basés sur la </text:span><text:span text:style-name="T140">DEX.</text:span></text:p>
      <text:p text:style-name="P106">Coup De Pied Sauté</text:p>
      <text:p text:style-name="P36">Magnitude 2, Non Variable</text:p>
      <text:p text:style-name="P170">Le bénéficiaire du sort peut sauter en guise de mouvement normal, puis donner un coup de pied à la fin du mouvement.</text:p>
      <text:p text:style-name="P106"><text:soft-page-break/>Création De Charmes</text:p>
      <text:p text:style-name="P24">Permanent, Temps de Lancement (Spécial)</text:p>
      <text:p text:style-name="P153"><text:span text:style-name="T53">Un Charme est un objet physique qui contient un ou plusieurs sorts de </text:span><text:span text:style-name="T140">Magie Commune</text:span><text:span text:style-name="T53">. Il peut être un collier avec un sort de Confusion 4, une épée runique contenant un sort d’Amélioration d’Arme 2 ou même un poème écrit sur une feuille de papier qui fournit un sort de Protection 1.</text:span></text:p>
      <text:p text:style-name="P170">Pour créer un Charme, le personnage doit posséder, à la même Magnitude, Création de Charmes ainsi que le sort à insérer.</text:p>
      <text:p text:style-name="P186">L’objet où sera placé le Charme doit être préparé et en contact avec le lanceur pendant toute la durée de l’incantation.</text:p>
      <text:p text:style-name="P186">Si le lanceur dépense un Point d’Amélioration au moment de la création, le sort contenu dans le Charme sera réutilisable. Autrement, le Charme disparaitra une fois le sort lancé.</text:p>
      <text:p text:style-name="P186">Un sort contenu dans un Charme est utilisé comme tout autre sort que son possesseur connait. Il est lancé avec la compétence de Magie Commune et il est alimenté par les Points de Magie de son possesseur.</text:p>
      <text:p text:style-name="P186">Le temps requis pour créer un Charme à usage unique est d’une heure par point de Magnitude du sort à inscrire. La création de Charmes réutilisables prend trois heures par point de Magnitude.</text:p>
      <text:p text:style-name="P186">Les Charmes sont des objets communs, et si l’objet est détruit, le Charme est détruit.</text:p>
      <text:p text:style-name="P106">Création De Potions</text:p>
      <text:p text:style-name="P24">Permanent</text:p>
      <text:p text:style-name="P170">Les Potions sont des liquides contenant un ou plusieurs sorts de Magie Commune. La Magnitude du sort de Création de Potion doit au moins égaler la Magnitude du sort le plus puissant à placer dans la Potion.</text:p>
      <text:p text:style-name="P170">La potion est à usage unique et n’agit que si elle est bue d’un trait.</text:p>
      <text:p text:style-name="P170">La potion fonctionne automatiquement, sans que le buveur ait besoin de dépenser de Points de Magie.</text:p>
      <text:p text:style-name="P192"><text:soft-page-break/>Par contre, l’enchanteur doit connaitre le sort à la Magnitude à laquelle il effectue l’enchantement, et doit aussi dépenser les Points de Magie du sort à introduire dans la potion.</text:p>
      <text:p text:style-name="P170">Le cout des ingrédients nécessaires à la fabrication de la potion est de 1 <text:span text:style-name="T188">d</text:span>ucat par point de Magnitude.</text:p>
      <text:p text:style-name="P170">Pour créer la potion, l’enchanteur doit réussir des jets de Magie Commune pour chaque sort placé dans la potion puis un jet de Connaissance (Création de Potions). S’il échoue à l’un des tests, la potion est gâchée et les ingrédients sont perdus.</text:p>
      <text:p text:style-name="P170">La fabrication de la potion prend une heure par point de Magnitude du ou des sorts à introduire.</text:p>
      <text:p text:style-name="P170">La potion doit être contenue dans un récipient hermétiquement fermé ou elle s’évaporera, perdant un point de Magnitude par semaine.</text:p>
      <text:p text:style-name="P106">Création De Réserves De Points De Magie</text:p>
      <text:p text:style-name="P24">Permanent</text:p>
      <text:p text:style-name="P153"><text:span text:style-name="T24">Le lanceur peut créer un objet possédant des capacités de stockage de </text:span><text:span text:style-name="T131">Points de Magie, ce qui permet d’avoir</text:span><text:span text:style-name="T24"> accès à une </text:span><text:span text:style-name="T131">Réserve de Points de Magie</text:span><text:span text:style-name="T24"> supplémentaires.</text:span></text:p>
      <text:p text:style-name="P170">Les cristaux sont habituellement utilisés du fait de leur solidité ; en termes de jeu, considérez-les comme incassables. Le sort peut aussi être appliqué à un Charme, comme une épée contenant un Charme d’Amélioration d’Arme 2, afin de fournir une réserve de Points de Magie servant à lancer le sort.</text:p>
      <text:p text:style-name="P153"><text:span text:style-name="T24">La création d’une </text:span><text:span text:style-name="T131">réserve de Points de Magie</text:span><text:span text:style-name="T24"> demande une heure par Point de Magie stocké. Pour chaque point de Magnitude investi, un Point de Magie peut être stocké. Le lanceur doit fournir ses propres Points de Magie à l’objet pour que le sort fonctionne. Le montant de Points de Magie mis dans l’objet à ce moment détermine le nombre maximum que celui-ci peut stocker. Il ne sera plus possible de modifier ce montant par la suite.</text:span></text:p>
      <text:p text:style-name="P153"><text:span text:style-name="T53">Ces Points de Magie sont réutilisables uniquement si un </text:span><text:span text:style-name="T140">Point d’Amélioration</text:span><text:span text:style-name="T53"> a été dépensé au lancement du sort. Dans ce cas, </text:span><text:soft-page-break/><text:span text:style-name="T53">l’utilisateur de l’objet peut le recharger instantanément à partir de ses propres Points de Magie.</text:span></text:p>
      <text:p text:style-name="P170">Si l’objet est détruit, les points de magie sont relâchés, sans conséquence sur les environs.</text:p>
      <text:p text:style-name="P106">Culbute</text:p>
      <text:p text:style-name="P24">Instantané, Magnitude 2, Résistance (<text:span text:style-name="T215">endurance</text:span>), Non Variable</text:p>
      <text:p text:style-name="P183">La cible qui rate son jet de Résistance tombe à la renverse : elle subira un malus de -25 % à son test de combat tant qu’elle restera à terre (voir page 60).</text:p>
      <text:p text:style-name="P106">Daredard</text:p>
      <text:p text:style-name="P24">Magnitude 2, Non Variable, Toucher, Déclenché</text:p>
      <text:p text:style-name="P153"><text:span text:style-name="T24">Ce sort s’applique à un projectile et se déclenche lorsque celui-ci est tiré ou lancé. Le tireur reçoit alors un bonus de +25 % à la compétence de </text:span><text:span text:style-name="T131">Combat à Distance</text:span><text:span text:style-name="T24"> et le projectile inflige +3 Points de Dégât. Un missile sous l’effet de Daredard ne peut bénéficier ni de Flèche de Feu, page 114, ni de Projectiles Multiples, page 118.</text:span></text:p>
      <text:p text:style-name="P106">Défense Acharnée</text:p>
      <text:p text:style-name="P24">Magnitude 2, Non Variable</text:p>
      <text:p text:style-name="P192">Ce sort s’active lorsque la cible est attaquée. Après avoir utilisé sa Réaction habituelle, la cible reçoit alors une Réaction supplémentaire gratuite.</text:p>
      <text:p text:style-name="P106">Défense Renforcée</text:p>
      <text:p text:style-name="P19"><text:span text:style-name="T168">à</text:span><text:span text:style-name="T2"> Distance</text:span></text:p>
      <text:p text:style-name="P170">Pour chaque point de Magnitude investi, la cible peut effectuer une autre Réaction défensive de combat rapproché à chaque round.</text:p>
      <text:p text:style-name="P106">Démoralisation</text:p>
      <text:p text:style-name="P24">Magnitude 2, Résistance (Persévérance), Non Variable</text:p>
      <text:p text:style-name="P190">Ce sort affaiblit l’ardeur combattive de la cible, qui voit toutes ses compétences d’armes réduites de moitié et qui ne peut lancer aucun sort offensif. Si ce sort prend effet avant le début du combat, la cible essaiera d’éviter le combat en fuyant ou en se rendant. Les effets de <text:soft-page-break/>ce sort sont automatiquement annulés par le sort Fanatisme, page 114, et vice-versa.</text:p>
      <text:p text:style-name="P106">Détecter X</text:p>
      <text:p text:style-name="P24">Magnitude 1 Concentration, Non Variable</text:p>
      <text:p text:style-name="P183">Détecter X regroupe plusieurs sorts similaires, qui permettent de localiser la cible la plus proche à portée et correspondant aux critères. Cet effet est stoppé par toute substance telle que le métal, la terre ou la pierre de plus de 1 mètre d’épaisseur. Le sort est aussi partiellement bloqué par Contremagie, page 110 : le lanceur sait que la cible est protégée par le bouclier de Contremagie et qu’elle est quelque part à portée du sort, mais ne connait pas son emplacement exact.</text:p>
      <text:p text:style-name="P170">Voici les différents sorts de Détection :</text:p>
      <text:p text:style-name="P253">Détecter Ennemi : localise une créature qui désire nuire au Lanceur de Sort</text:p>
      <text:p text:style-name="P253">Détecter Magie : localise l’objet, la créature magique ou le sort actif le plus proche.</text:p>
      <text:p text:style-name="P253">Détecter Espèce : localise la créature la plus proche appartenant à l’espèce spécifiée. Exemples de ce sort : Détecter Gobelin, Détecter Rhinocéros, Détecter Elfe…</text:p>
      <text:p text:style-name="P253">Détecter Substance : localise la substance du type spécifié la plus proche. Exemples : Détecter Charbon, Détecter Or…</text:p>
      <text:p text:style-name="P106">Déverrouillage</text:p>
      <text:p text:style-name="P24">Toucher, Instantané</text:p>
      <text:p text:style-name="P192">Le lanceur a une chance de déverrouiller une serrure égale à la Magnitude du sort x 20 %, moins tout modificateur dû à la complexité de la serrure. Si le sort est lancé sur une serrure avec un sort actif de Verrouillage, un test d’Opposition est effectué : Magnitude du Déverrouillage x 20 % contre la Magnitude du Verrouillage x 20 %.</text:p>
      <text:p text:style-name="P106">Disque Flottant</text:p>
      <text:p text:style-name="P24">Concentration, Zone 1 par Magnitude</text:p>
      <text:p text:style-name="P170">Le sort crée un disque invisible d’un diamètre d’1 m par point de Magnitude. Ce disque peut supporter un poids égal à une personne et ses possessions par point de Magnitude. La vitesse de déplace<text:soft-page-break/>ment du disque, exprimée en mètres par round de combat, est égale à deux fois la Magnitude du sort.</text:p>
      <text:p text:style-name="P106">Disruption</text:p>
      <text:p text:style-name="P24">Instantané, Résistance (Endurance)</text:p>
      <text:p text:style-name="P153"><text:span text:style-name="T24">Disruption déchire littéralement le corps de sa cible. Celle-ci subit </text:span><text:span text:style-name="T131">1D4</text:span><text:span text:style-name="T24"> Points de Dégât par point de </text:span><text:span text:style-name="T131">Magnitude, les points d’armure étant ignorés</text:span><text:span text:style-name="T24">.</text:span></text:p>
      <text:p text:style-name="P106">Dissipation De La Magie</text:p>
      <text:p text:style-name="P24">Instantané</text:p>
      <text:p text:style-name="P153"><text:span text:style-name="T53">Dissipation de Magie attaque et élimine les autres sorts. Il élimine une </text:span><text:span text:style-name="T140">Magnitude</text:span><text:span text:style-name="T53"> combinée de sorts égale à sa propre </text:span><text:span text:style-name="T140">Magnitude</text:span><text:span text:style-name="T53">, en commençant par le sort le plus puissant qui affecte la cible. Si un sort ne peut être éliminé (parce que sa </text:span><text:span text:style-name="T140">Magnitude</text:span><text:span text:style-name="T53"> est trop importante), Dissipation de Magie se termine immédiatement et aucun autre sort ne peut être éliminé. Un sort ne peut être partiellement éliminé, et de ce fait une cible sous l’effet d’un sort dont la </text:span><text:span text:style-name="T140">Magnitude</text:span><text:span text:style-name="T53"> est plus haute que celle de la Dissipation de la Magie gardera intacts les sorts qui l’affectent.</text:span></text:p>
      <text:p text:style-name="P119">Durcissement</text:p>
      <text:p text:style-name="P36">Magnitude 1, Non Variable, Toucher</text:p>
      <text:p text:style-name="P192">L’objet ciblé est rendu incassable pour la durée du sort. Une arme Durcie ne cassera donc pas en cas de Maladresse lors d’un combat, et un objet normalement trop fragile pour servir en combat sera considéré comme étant une arme improvisée.</text:p>
      <text:p text:style-name="P119">Éclair</text:p>
      <text:p text:style-name="P36">Magnitude 3, Non Variable, Instantané, Résistance (Esquive)</text:p>
      <text:p text:style-name="P170">Quelles que soient les conditions climatiques, le lanceur invoque un éclair depuis les cieux pour infliger 2D6 Points de Dégât à une seule cible. La cible doit être à l’extérieur et pleinement visible, et seuls les Points d’Armure magiques protègent contre les dégâts du sort.</text:p>
      <text:p text:style-name="P106"><text:soft-page-break/>Épuisement</text:p>
      <text:p text:style-name="P36">Instantané, Toucher, Résistance (Endurance)</text:p>
      <text:p text:style-name="P170">Chaque point de Magnitude du sort augmente de un le Niveau de Fatigue de la cible qui rate un jet de Résistance.</text:p>
      <text:p text:style-name="P119">Esprit De Fer</text:p>
      <text:p text:style-name="P36">Toucher</text:p>
      <text:p text:style-name="P170">Pour la durée du sort, la cible reçoit un bonus de 10 % par point de Magnitude à tous ses tests de Persévérance contre des attaques magiques mentales (Confusion, Peur, etc.) ou contre des tentatives d’Influence.</text:p>
      <text:p text:style-name="P119">Évitement</text:p>
      <text:p text:style-name="P36">Instantané</text:p>
      <text:p text:style-name="P186">Ce sort se déclenche lorsque la cible est attaquée. Celle-ci, après avoir utilisé sa réaction normale, a droit à un nombre d’Esquives égal à la Magnitude du sort. Cependant, tous les Points de Magnitude sont activés en même temps : il n’est pas possible d’en conserver pour des rounds de combat ultérieurs.</text:p>
      <text:p text:style-name="P106">Expulsion Spirituelle</text:p>
      <text:p text:style-name="P36">Instantané, Résistance (Combat Spirituel)</text:p>
      <text:p text:style-name="P186">Ce sort excommunie un esprit qui possède, secrètement ou ouvertement, un personnage (voir Possession Spirituelle, page 124). L’esprit résiste à l’expulsion en utilisant sa compétence de Combat Spirituel, avec un malus de -10 % pour chaque point de Magnitude du sort. S’il est réduit à 0 Point de Magie, il retourne dans le Monde Spirituel. Grâce au sort, le lanceur peut engager un Combat Spirituel même s’il n’est pas chamane, mais uniquement contre un esprit possesseur, pas contre un esprit désincarné. Ce sort peut être combiné avec Fléau Spirituel et Bouclier Spirituel, mais pas avec Lien Spirituel.</text:p>
      <text:p text:style-name="P106">Extinction</text:p>
      <text:p text:style-name="P24">Instantané</text:p>
      <text:p text:style-name="P188">Ce sort éteint automatiquement un feu. À une magnitude de 1, il éteint une Flamme ; à Magnitude 2, un Petit Feu ; à Magnitude 3, un Grand Feu, et à Magnitude 4, un Feu Dantesque (voir chapitre 6 La Quête, page 79).</text:p>
      <text:p text:style-name="P106"><text:soft-page-break/>Fanatisme</text:p>
      <text:p text:style-name="P24">Magnitude 2, Non Variable</text:p>
      <text:p text:style-name="P153"><text:span text:style-name="T49">Toutes les compétences d’armes de la cible augmentent de 25 %, mais celle-ci ne peut ni parer, ni esquiver, ni lancer de sorts. Pour la durée du sort, la cible reçoit également un bonus de +50 % à tout test de </text:span><text:span text:style-name="T141">Persévérance</text:span><text:span text:style-name="T49"> relevant du </text:span><text:span text:style-name="T141">Moral</text:span><text:span text:style-name="T49">. Les effets de ce sort sont automatiquement annulés par le sort Démoralisation, page 112, et vice-versa.</text:span></text:p>
      <text:p text:style-name="P106">Fléau Spirituel</text:p>
      <text:p text:style-name="P24">Toucher</text:p>
      <text:p text:style-name="P153"><text:span text:style-name="T24">Pour chaque point de </text:span><text:span text:style-name="T131">Magnitude</text:span><text:span text:style-name="T24">, les dégâts spirituels que le personnage inflige lors d’un combat spirituel augmentent d’un cran (1D4 devient un 1D6, 1D6 devient un 1D8, etc.). Les compétences </text:span><text:span text:style-name="T131">Persévérance</text:span><text:span text:style-name="T24"> ou </text:span><text:span text:style-name="T131">Chamanisme</text:span><text:span text:style-name="T24"> augmentent également de +10 % par point de </text:span><text:span text:style-name="T131">Magnitude</text:span><text:span text:style-name="T24">.</text:span></text:p>
      <text:p text:style-name="P106">Flèche De Feu</text:p>
      <text:p text:style-name="P24">Magnitude 2, Toucher, Déclenché, Non Variable</text:p>
      <text:p text:style-name="P183">Un projectile ciblé par ce sort s’enflammera lorsqu’il sera projeté vers une cible, causant 1D10 Points de Dégât magiques de feu au lieu de ses dégâts normaux. Flèche de feu inflige des dégâts magiques qui affectent les créatures immunisés aux dégâts normaux. Un projectile sous l’effet de Flèche de Feu ne peut bénéficier des sorts Projectiles Multiples, page 118, ou Daredard, page 112.</text:p>
      <text:p text:style-name="P106">Force</text:p>
      <text:p text:style-name="P24">Toucher</text:p>
      <text:p text:style-name="P192">Pour chaque point de Magnitude de ce sort, le Modificateur de Dégât de la cible augmente d’un cran (un Modificateur de 0 devient +1D4, +1D6 devient +2D6, etc.) et les tests d’Athlétisme basés sur la force physique reçoivent un bonus de 10 % par point de Magnitude. Notez que les dégâts additionnels ne sont pas considérés comme magiques.</text:p>
      <text:p text:style-name="P106"><text:soft-page-break/>Glissade</text:p>
      <text:p text:style-name="P24">Magnitude 1, Non Variable, Résistance (Esquive)</text:p>
      <text:p text:style-name="P170">Le lanceur rend le sol sous les pieds de la cible aussi glissant que de la glace. La cible doit réussir un jet d’Athlétisme pour ne pas tomber à la renverse.</text:p>
      <text:p text:style-name="P106">Ignition</text:p>
      <text:p text:style-name="P24">Instantané</text:p>
      <text:p text:style-name="P170">Ignition met feu à toute cible inflammable qui est à portée, hormis la chair ou la peau, créant ainsi une Flamme (voir chapitre 6 La Quête, page 79). Si la cible est attachée à un être vivant (que ce soit par les cheveux, la fourrure, ou des vêtements), alors le sort gagne le trait Résistance (Endurance).</text:p>
      <text:p text:style-name="P106">Investigation</text:p>
      <text:p text:style-name="P36">Instantané</text:p>
      <text:p text:style-name="P190">Le lanceur obtient un bonus de +10 % par point de Magnitude à son prochain test de compétence impliquant de découvrir des mensonges, des secrets ou des objets cachés. Ce bonus ne se cumule pas avec d’autres bonus de sort.</text:p>
      <text:p text:style-name="P106">Invisibilité</text:p>
      <text:p text:style-name="P24">Magnitude 4, Non Variable, Concentration, Toucher, Personnel</text:p>
      <text:p text:style-name="P192">Le lanceur est totalement invisible, mais il peut toujours être entendu, touché, ou senti, avec un malus de -25 % aux tests de Perception. Le sort prend automatiquement fin si le lanceur se déconcentre, s’il lance un sort ou s’il attaque. Même si le lanceur jette un nouveau sort d’Invisibilité dès la fin du précédent, il sera visible pendant le temps de lancement.</text:p>
      <text:p text:style-name="P106">Invocation D’Ancêtre</text:p>
      <text:p text:style-name="P24">Magnitude 3, Non Variable, Résistance (Persévérance)</text:p>
      <text:p text:style-name="P188">Ce sort ressemble à Appel Spirituel, mais invoque un ancêtre défunt du personnage. L’ancêtre est généralement choisi aléatoirement, mais le joueur peut invoquer à nouveau un ancêtre dont il connait le nom. L’ancêtre ne sera pas forcément aimable avec le joueur. Lancez 1D100 : si le résultat est 96-00, l’esprit sera hostile, gardant rancune envers la <text:soft-page-break/>lignée du personnage, et l’attaquera en combat spirituel. Sinon, l’Ancêtre possèdera le personnage pour une durée en minutes égale à son POU. Pendant la durée de cette possession secrète, il partagera ses connaissances et sa magie (voir page 185).</text:p>
      <text:p text:style-name="P106">Lame De Feu</text:p>
      <text:p text:style-name="P24">Magnitude 4, Toucher, Non Variable</text:p>
      <text:p text:style-name="P170">Pour la durée du sort, l’arme ciblée inflige 1D10 Points de Dégât magiques de feu au lieu de ses dégâts normaux. Lame de feu inflige des dégâts magiques qui affectent les créatures immunisées aux dégâts normaux. Une arme sous l’effet de Lame de Feu ne peut bénéficier des effets du sort Amélioration d’Arme, page 108.</text:p>
      <text:p text:style-name="P106">Langue</text:p>
      <text:p text:style-name="P24">Magnitude 2, Non Variable</text:p>
      <text:p text:style-name="P170">Le bénéficiaire du sort peut parler parfaitement un autre langage pour la durée du sort. Il existe un sort différent par langage.</text:p>
      <text:p text:style-name="P106">Lenteur</text:p>
      <text:p text:style-name="P24">Résistance (Endurance)</text:p>
      <text:p text:style-name="P153"><text:span text:style-name="T24">Pour chaque point de </text:span><text:span text:style-name="T131">Magnitude</text:span><text:span text:style-name="T24"> de ce sort, le </text:span><text:span text:style-name="T131">Mouvement</text:span><text:span text:style-name="T24"> de la cible est diminué de 2 mètres. Ce sort ne peut réduire le </text:span><text:span text:style-name="T131">Mouvement</text:span><text:span text:style-name="T24"> de la cible à moins d’un mètre.</text:span></text:p>
      <text:p text:style-name="P106">Lien Spirituel</text:p>
      <text:p text:style-name="P24">Permanent</text:p>
      <text:p text:style-name="P188">Ce sort doit être lancé sur un objet nommé Fétiche ou sur un familier, un animal non intelligent d’une TAI inférieure ou égale à deux fois le POU du lanceur. Grâce à ce sort, un esprit défait en Combat Spirituel en étant réduit à 0 Point de Magie peut être lié à un objet ou à un animal et forcé à servir le lanceur du sort. Pour que l’esprit puisse être lié, le lanceur doit tenir en main l’objet ou le familier. L’esprit lié a une perception limitée et ses capacités sont recensées ci-dessous. Lier un esprit à un fétiche coute 1 PM et 1 Point d’Amélioration ; lier un esprit à un familier coute 2 PM et 2 Points d’Amélioration.</text:p>
      <text:p text:style-name="P153"><text:span text:style-name="T85">Pouvoirs conservés.</text:span><text:span text:style-name="T70"> L’esprit lié conserve son INT, son POU et son CHA. Il garde aussi les souvenirs et les savoirs qu’il possédait avant le </text:span><text:soft-page-break/><text:span text:style-name="T70">lien, ainsi que les compétences qu’il avait sous sa forme spirituelle, comme Connaissance. La Persévérance de l’Esprit demeure inchangée. L’Esquive est recalculée si nécessaire.</text:span></text:p>
      <text:p text:style-name="P153"><text:span text:style-name="T85">Lien Spirituel</text:span><text:span text:style-name="T70">. Le sort oblige l’esprit à être loyal envers le lanceur et crée un lien télépathique entre eux sur une distance égale au POU du lanceur en kilomètres.</text:span></text:p>
      <text:p text:style-name="P153"><text:span text:style-name="T85">Perception Spirituelle</text:span><text:span text:style-name="T70">. L’esprit lié peut percevoir d’autres esprits à une distance égale à son POU en mètres ; il pourra détecter leur type et savoir s’ils sont liés ou désincarnés.</text:span></text:p>
      <text:p text:style-name="P153"><text:span text:style-name="T85">Magie</text:span><text:span text:style-name="T70">. Selon les désirs du possesseur de l’esprit lié, celui-ci peut être forcé à lancer n’importe quel sort qu’il connait avec ses propres Points de magie. Le lancer de sort utilise la compétence adéquate de l’esprit, pas celle du possesseur. L’esprit ne pourra pas récupérer les sorts de Magie Divine utilisés tant qu’il n’a pas été libéré.</text:span></text:p>
      <text:p text:style-name="P153"><text:span text:style-name="T85">Réservoir Magique</text:span><text:span text:style-name="T70">. Le possesseur de l’esprit lié peut puiser dans les Points de Magie de celui-ci, mais un esprit dont les Points de Magie ont été réduits à 0 sera automatiquement libéré.</text:span></text:p>
      <text:p text:style-name="P153"><text:span text:style-name="T85">Limitations physiques</text:span><text:span text:style-name="T70">. À moins d’utiliser les sorts adéquats, comme Communication Mentale, l’esprit ne peut communiquer qu’avec son possesseur, et uniquement par télépathie. L’esprit lié à un fétiche ne peut pas se déplacer.</text:span></text:p>
      <text:p text:style-name="P153"><text:span text:style-name="T85">Capacités du familier</text:span><text:span text:style-name="T70">. Le familier possède toutes les capacités habituelles de la créature d’origine : un aigle peut voler, un cheval peut servir de monture, etc. Toutefois, pendant les 1D6 jours qui suivent la création du familier, celui-ci subit un malus de -25 % à toutes ses capacités ; le temps que l’esprit lié s’habitue à son nouveau corps. Le meneur de jeu peut aussi décider que l’esprit lié est capable d’apprendre de nouvelles capacités : un esprit lié à un perroquet pourrait apprendre à parler, un singe pourrait apprendre à écrire, etc.</text:span></text:p>
      <text:p text:style-name="P153"><text:span text:style-name="T85">Forme physique</text:span><text:span text:style-name="T70">. L’esprit lié possède un nombre de PV égal au familier ou au fétiche auquel il est lié. Si le familier est tué ou si le fétiche est brisé, alors l’esprit est libéré instantanément et retourne dans le Monde Spirituel.</text:span></text:p>
      <text:p text:style-name="P153"><text:soft-page-break/><text:span text:style-name="T85">Combat Spirituel</text:span><text:span text:style-name="T70">. Un esprit lié ne peut pas engager un combat spirituel, mais il peut combattre normalement s’il est attaqué par un autre esprit ou un chamane, en utilisant sa valeur de Dégâts Spirituels d’origine. S’il est réduit à 0 Point de Magie, il retourne dans le Monde Spirituel et ne peut pas être lié à nouveau.</text:span></text:p>
      <text:p text:style-name="P153"><text:span text:style-name="T85">Libérer des esprits liés</text:span><text:span text:style-name="T70">. Un esprit lié peut être relâché selon les moyens énoncés plus haut, et celui qui l’a capturé peut aussi le libérer à n’importe quel moment.</text:span></text:p>
      <text:p text:style-name="P153"><text:span text:style-name="T85">Limites aux esprits liés</text:span><text:span text:style-name="T70">. Un personnage peut avoir à son service un nombre d’esprits liés égal à ½ de son POU s’il est chamane, ¼ sinon. Si le POU du personnage baisse, cette limite baisse aussi, forçant peut-être le personnage à choisir un esprit à libérer.</text:span></text:p>
      <text:p text:style-name="P153"><text:span text:style-name="T85">Lier des esprits gardiens</text:span><text:span text:style-name="T70">. L’esprit gardien qui est lié à un lieu ou à une tâche reçoit un ensemble de conditions stipulant quand il doit attaquer des adversaires. La première condition est gratuite, mais les suivantes coutent chacune un Point d’Amélioration. Toutes les conditions doivent inclure une limite de durée. Voici quelques exemples de conditions : tu dois garder ce portail jusqu’à ce que le temple tombe, tu dois surveiller cette tombe pendant cent ans, tu dois garder cet enfant jusqu’à ce qu’il devienne un homme. Les esprits gardiens resteront à leur poste jusqu’à ce que leurs conditions soient caduques ou qu’ils </text:span><text:span text:style-name="T72">soient </text:span><text:span text:style-name="T70">défaits. Ils ne comptent pas dans le quota d’esprits liés du personnage propriétaire, mais il n’est pas possible de lier un nombre d’esprits gardiens supérieur à ½ son POU.</text:span></text:p>
      <text:p text:style-name="P106">Lire Les Émotions</text:p>
      <text:p text:style-name="P24">Magnitude 1, Non Variable, Instantané, Résistance (Persévérance)</text:p>
      <text:p text:style-name="P170">Ce sort permet de connaitre le véritable état émotionnel de la cible, si celle-ci rate un jet de Résistance.</text:p>
      <text:p text:style-name="P106">Lumière</text:p>
      <text:p text:style-name="P24">Magnitude 1, Non Variable, Zone 10</text:p>
      <text:p text:style-name="P170">Ce sort amène l’objet ou l’être vivant ciblé à dispenser une lumière couvrant la zone d’effet. En termes de jeu, cette zone est éclairée normalement (voir page 76). Notez que seule cette zone est illumi<text:soft-page-break/>née : tout ce qui est en dehors de cette zone ne l’est pas. Ce sort ne crée pas de flamme, mais une lumière brute.</text:p>
      <text:p text:style-name="P106">Main Mortelle</text:p>
      <text:p text:style-name="P24">Instantané, Magnitude 4, Non Variable, Résistance (Endurance), Toucher</text:p>
      <text:p text:style-name="P170">Une fois son corps empli de l’énergie du sort, le lanceur peut infliger une blessure affreuse par simple contact, en touchant une cible qui ne s’y attend pas ou en réussissant une attaque sans arme contre une cible préparée. La cible qui rate son test de Résistance perd immédiatement la moitié de ses PV maximum et subit une Blessure Grave (si cette règle optionnelle est utilisée). Si le test est réussi, la cible perd seulement 1D4 PV. L’armure ne protège pas contre ces dégâts.</text:p>
      <text:p text:style-name="P106">Marcher Sur (Élément)</text:p>
      <text:p text:style-name="P24">Magnitude 3</text:p>
      <text:p text:style-name="P190">Pour la durée du sort, le bénéficiaire peut marcher sur l’élément spécifié (Air, Ténèbres, Terre, Feu, Eau) sans couler ou subir de dégâts dus à l’élément. Il devient ainsi capable de marcher sur de la lave, des sables mouvants, un cours d’eau, et même de l’air. Chaque point de Magnitude supplémentaire augmente d’une minute la durée du sort.</text:p>
      <text:p text:style-name="P106">Méfait</text:p>
      <text:p text:style-name="P24">Magnitude 2, Non Variable, Toucher, Résistance (Persévérance)</text:p>
      <text:p text:style-name="P170">Ce sort inflige une malédiction mineure à une cible. Lancez un D20 et consultez le tableau ci-dessous pour connaitre l’effet précis, qui durera jusqu’à la fin du sort.</text:p>
      <text:p text:style-name="P106">Mobilité</text:p>
      <text:p text:style-name="P153"><text:span text:style-name="T24">Pour chaque point de </text:span><text:span text:style-name="T131">Magnitude</text:span><text:span text:style-name="T24"> de ce sort, la </text:span><text:span text:style-name="T131">Capacité de Mouvement</text:span><text:span text:style-name="T24"> de la cible est augmentée de deux mètres.</text:span></text:p>
      <text:p text:style-name="P106">Morsure Glaciale</text:p>
      <text:p text:style-name="P36">Magnitude 2, Non Variable, Instantané, Résistance (Endurance)</text:p>
      <text:p text:style-name="P192">Le lanceur gèle la cible et lui inflige 1D8 Points de Dégât, en ignorant les Points d’Armure. Les protections magiques contre le froid <text:soft-page-break/>peuvent bloquer cet effet, mais les objets normaux (comme des habits d’hiver) sont inefficaces.</text:p>
      <text:p text:style-name="P106">Mortelame</text:p>
      <text:p text:style-name="P153"><text:span text:style-name="T58">Ce sort peut être lancé sur n’importe quelle arme. Pour chaque point de </text:span><text:span text:style-name="T138">Magnitude</text:span><text:span text:style-name="T58">, les dégâts de l’arme ciblée sont réduits de 1.</text:span></text:p>
      <text:p text:style-name="P106">Mur De Ténèbres</text:p>
      <text:p text:style-name="P24">Zone 5, Magnitude 2, Non Variable</text:p>
      <text:p text:style-name="P183">Les sources de lumière comprises dans la zone n’éclairent plus et les personnages ou les créatures avec une vue normale ne voient plus rien. Les autres sens, comme le sonar de la chauvesouris ou la Vision Nocturne continuent toutefois de fonctionner.</text:p>
      <text:p text:style-name="P153"><text:span text:style-name="T24">Le lanceur peut déplacer le Mur de Ténèbres de 15 mètres par </text:span><text:span text:style-name="T131">Round</text:span><text:span text:style-name="T24"> de Combat. Si cette option est choisie, le sort reçoit la caractéristique </text:span><text:span text:style-name="T131">Concentration (voir page 104)</text:span><text:span text:style-name="T24">.</text:span></text:p>
      <text:p text:style-name="P106">Nuée De Coups</text:p>
      <text:p text:style-name="P36">Instantané</text:p>
      <text:p text:style-name="P183">Pour chaque point de Magnitude, le lanceur peut lancer une attaque sans arme supplémentaire, au même ordre de DEX qu’il aurait effectué une attaque normale.</text:p>
      <text:p text:style-name="P114">Percer</text:p>
      <text:p text:style-name="P27">Toucher</text:p>
      <text:p text:style-name="P183">Ce sort peut être lancé sur n’importe quelle arme avec une lame ou une pointe. Lorsque l’arme touche une cible en armure, elle ignore un point d’armure par point de Magnitude. Une arme enchantée par le sort Percer peut transpercer une armure magique aussi facilement qu’une armure normale.</text:p>
      <text:p text:style-name="P118">Perspicacité</text:p>
      <text:p text:style-name="P27">Magnitude 2, Non Variable</text:p>
      <text:p text:style-name="P183">Le bénéficiaire du sort connait intuitivement la réponse à une question mineure qui le concerne directement.</text:p>
      <text:p text:style-name="P153"><text:span text:style-name="T84">Exemple. </text:span><text:span text:style-name="T66">À La question « Pourquoi ne puis-je blesser la créature ? », le sort apporterait la réponse « Parce que ton épée n’est pas enchan</text:span><text:soft-page-break/><text:span text:style-name="T66">tée », alors que la question « Pourquoi ne pouvons-nous pas blesser la créature ? » n’amènerait aucune réponse.</text:span></text:p>
      <text:p text:style-name="P87">Peur</text:p>
      <text:p text:style-name="P262">Magnitude 2, Non Variable, Résistance (Persévérance)</text:p>
      <text:p text:style-name="P264">En cas d’échec du jet de résistance, la cible est effrayée pendant 1D6 rounds. Les cibles effrayées doivent se retirer du combat pour la durée du sort et s’éloigner aussi vite que possible du lanceur.</text:p>
      <text:p text:style-name="P114">Poids Plume</text:p>
      <text:p text:style-name="P183">Pour chaque point de Magnitude du sort, la cible enlève un dé de dégâts de chute.</text:p>
      <text:p text:style-name="P114">Poignée D’Or</text:p>
      <text:p text:style-name="P183">Ce sort crée 1D10 <text:span text:style-name="T188">d</text:span>ucats par point de Magnitude. Ces pièces disparaissent à la fin du sort.</text:p>
      <text:p text:style-name="P106">Projectiles Multiples</text:p>
      <text:p text:style-name="P24">Toucher, Déclenché</text:p>
      <text:p text:style-name="P170">Le personnage qui réussit à lancer le sort emplit un projectile d’énergie magique pendant dix minutes au maximum. Un projectile sous l’effet du sort ne peut bénéficier des effets de Flèche de Feu, page 114, ou DareDard, 112.</text:p>
      <text:p text:style-name="P153"><text:span text:style-name="T24">Quand le projectile enchanté est lancé ou tiré, un projectile magique supplémentaire est créé pour chaque point de </text:span><text:span text:style-name="T131">Magnitude</text:span><text:span text:style-name="T24"> du sort. Chaque attaque de projectile magique est testée séparément et inflige le même nombre de dégâts que l’original (mais le Modificateur de Dégât du personnage n’est pas comptabilisé). Les projectiles créés avec ce sort sont magiques et affectent par conséquent les créatures qui ne peuvent être atteintes que par magie. Par contre, ils ne peuvent pas infliger de dégâts critiques, même si le projectile originel en avait la capacité.</text:span></text:p>
      <text:p text:style-name="P106">Protection</text:p>
      <text:p text:style-name="P153"><text:span text:style-name="T24">Pour chaque point de </text:span><text:span text:style-name="T131">Magnitude</text:span><text:span text:style-name="T24"> de ce sort, un point d’armure est ajouté à la cible. Ces points s’ajoutent aux </text:span><text:span text:style-name="T131">points d’armure</text:span><text:span text:style-name="T24"> existants et sont traités de la même façon.</text:span></text:p>
      <text:p text:style-name="P106"><text:soft-page-break/>Récupération</text:p>
      <text:p text:style-name="P24">Instantané, Toucher</text:p>
      <text:p text:style-name="P170">Pour chaque point de magnitude, la cible perd un niveau de fatigue.</text:p>
      <text:p text:style-name="P106">Réduire (Compétence)</text:p>
      <text:p text:style-name="P24">Durée 5, À distance, Résistance (Persévérance)</text:p>
      <text:p text:style-name="P153"><text:span text:style-name="T24">Comme Augmenter (Compétence), page 108, il s’agit d’une famille de sorts, chacun d’entre eux affectant une compétence différente. Pour chaque point de </text:span><text:span text:style-name="T131">Magnitude</text:span><text:span text:style-name="T24"> du sort, la cible reçoit une pénalité de -10 % sur tout test concernant la compétence affectée.</text:span></text:p>
      <text:p text:style-name="P153"><text:span text:style-name="T24">Alternativement, pour chaque point de </text:span><text:span text:style-name="T131">Magnitude</text:span><text:span text:style-name="T24"> en plus, le lanceur peut affecter une cible supplémentaire. Le Malus peut être divisé entre les différentes cibles du moment que chaque malus est un multiple de -10 % et que le total des malus est égal à -10 % par point de Magnitude. Utilisée de la sorte, chaque cible est affectée séparément ; une cible peut réussir à résister au sort alors que les autres peuvent échouer et être affectées.</text:span></text:p>
      <text:p text:style-name="P170">Les sorts de ce type les plus courants sont :</text:p>
      <text:p text:style-name="P253">Réduire (Perception), souvent utilisé par les voleurs ;</text:p>
      <text:p text:style-name="P257">Réduire (Négoce), utilisé par les marchands sournois ;</text:p>
      <text:p text:style-name="P253">Réduire (Persévérance), utilisé par les magiciens pour affaiblir la défense magique de leurs ennemis.</text:p>
      <text:p text:style-name="P106">Repousser</text:p>
      <text:p text:style-name="P24">Instantané, Résistance (Endurance)</text:p>
      <text:p text:style-name="P183">La cible qui rate son jet de Résistance est repoussée d’un nombre de mètres égal à la Magnitude du sort.</text:p>
      <text:p text:style-name="P106">Respiration Aquatique</text:p>
      <text:p text:style-name="P24">Toucher</text:p>
      <text:p text:style-name="P153"><text:span text:style-name="T24">La cible peut respirer sous l’eau tant que le sort fait effet. Pour chaque point de </text:span><text:span text:style-name="T131">Magnitude</text:span><text:span text:style-name="T24">, une personne supplémentaire peut être affectée par le sort ou bien la durée du sort peut être augmentée </text:span><text:soft-page-break/><text:span text:style-name="T24">d’une minute. Ce sort n’a aucune incidence sur la capacité de la cible à respirer de l’air.</text:span></text:p>
      <text:p text:style-name="P127">Saut Offensif</text:p>
      <text:p text:style-name="P263">Magnitude 2, Non Variable</text:p>
      <text:p text:style-name="P265">Le bénéficiaire du sort peut sauter en guise de mouvement normal, puis donner un coup de pied à la fin du mouvement. </text:p>
      <text:p text:style-name="P129">Seconde Vue</text:p>
      <text:p text:style-name="P24">Magnitude 3, Non Variable</text:p>
      <text:p text:style-name="P153"><text:span text:style-name="T24">Seconde vue permet au lanceur d’estimer le </text:span><text:span text:style-name="T131">POU</text:span><text:span text:style-name="T24"> de chaque créature et objet magique à sa portée. Seconde Vue est bloquée par tout ce qui bloque la vue normale. Le lanceur sait si l’aura créée par le </text:span><text:span text:style-name="T131">POU</text:span><text:span text:style-name="T24"> d’une cible est plus ou moins importante que son </text:span><text:span text:style-name="T131">POU</text:span><text:span text:style-name="T24">, ou si le </text:span><text:span text:style-name="T131">POU</text:span><text:span text:style-name="T24"> de la cible est à trois points de plus ou de moins que son </text:span><text:span text:style-name="T131">POU</text:span><text:span text:style-name="T24">.</text:span></text:p>
      <text:p text:style-name="P153"><text:span text:style-name="T24">En plus, Seconde Vue procure un bonus de +25 % aux tests de </text:span><text:span text:style-name="T131">Perception</text:span><text:span text:style-name="T24"> pour remarquer les objets magiques ou personnes cachés. Le sort révèle aussi les entités invisibles, qui apparaissent comme des images floues (considérez de telles cibles comme partiellement camouflées).</text:span></text:p>
      <text:p text:style-name="P106">Soins</text:p>
      <text:p text:style-name="P24">Instantané, Toucher</text:p>
      <text:p text:style-name="P153"><text:span text:style-name="T24">Pour chaque point de </text:span><text:span text:style-name="T131">Magnitude</text:span><text:span text:style-name="T24"> de ce sort, le lanceur restaure un </text:span><text:span text:style-name="T131">PV</text:span><text:span text:style-name="T24"> à lui-même ou à une cible de la même espèce que lui. Si la cible est d’une autre espèce, les PV reçus sont divisés par deux (minimum d’un PV).</text:span></text:p>
      <text:p text:style-name="P153"><text:span text:style-name="T24">Une </text:span><text:span text:style-name="T131">Magnitude</text:span><text:span text:style-name="T24"> de 6 ou plus rattache un membre coupé si le sort est lancé dans les 10 Rounds qui suivent la perte du membre.</text:span></text:p>
      <text:p text:style-name="P153"><text:span text:style-name="T24">Une </text:span><text:span text:style-name="T131">Magnitude</text:span><text:span text:style-name="T24"> de 5 ou plus guérit la cible de tout poison ou maladie qui l’affecte.</text:span></text:p>
      <text:p text:style-name="P106"><text:soft-page-break/>Souffle Draconique</text:p>
      <text:p text:style-name="P24">Magnitude 2, Non Variable, Instantané, Résistance (Esquive)</text:p>
      <text:p text:style-name="P170">Le lanceur projette un jet de flamme vers la cible. Si celle-ci rate son jet de Résistance, elle subit 1D10 Points de Dégât de feu magique. Les Points d’Armure protègent contre ces dégâts.</text:p>
      <text:p text:style-name="P106">Soutien</text:p>
      <text:p text:style-name="P24">Magnitude 2, Non Variable, Toucher</text:p>
      <text:p text:style-name="P170">La cible du Soutien bénéficie des effets de tout sort de Protection ou de Contremagie actif chez le lanceur.</text:p>
      <text:p text:style-name="P106">Tirer/Pousser</text:p>
      <text:p text:style-name="P24">Instantané, Résistance (Endurance)</text:p>
      <text:p text:style-name="P170">Le lanceur peut éloigner ou rapprocher de lui en ligne droite un objet de 3 TAI ou ENC par point de Magnitude, comme s’il le poussait ou le tirait brusquement. L’objet ne se déplace pas assez vite pour causer des dégâts, sauf s’il est naturellement dangereux (une bouteille d’acide, par exemple) et le lanceur n’a pas de contrôle sur la distance parcourue par l’objet, car cela dépend de l’emplacement de l’objet et de la surface sur laquelle il repose. Les créatures vivantes ciblées par ce sort ont droit à un jet de Résistance.</text:p>
      <text:p text:style-name="P106">Vapeurs Toxiques</text:p>
      <text:p text:style-name="P24">Magnitude 2, Non Variable, Zone 10 m, Résistance (Endurance)</text:p>
      <text:p text:style-name="P170">Ce sort remplit une zone de 10 m de rayon d’un gaz vert épais et asphyxiant. En cas d’échec au test de Résistance, toute créature vivante qui respire de l’oxygène subit 1D4 dégâts par round et tousse tellement qu’elle ne peut plus agir pour le reste du round. À chaque round suivant, elle aura droit à un nouveau jet de Résistance pour arrêter de tousser, mais elle subira les 1D4 dégâts tant qu’elle restera dans le nuage gazeux. L’épaisseur du nuage fait office d’abri pour les créatures en son sein : les attaques rapprochées et à distance contre elles subissent respectivement un malus de -25 % et de -50 %.</text:p>
      <text:p text:style-name="P106"><text:soft-page-break/>Verrouillage</text:p>
      <text:p text:style-name="P24">Toucher, permanent</text:p>
      <text:p text:style-name="P170">L’objet ciblé doit être une serrure, comme celles que l’on peut trouver sur des portes ou des coffres. Une fois enchantée, la serrure peut résister à des tentatives d’ouverture avec une chance égale à Magnitude du sort x 10 %. Le sort se dissipe une fois la serrure forcée ou crochetée.</text:p>
      <text:p text:style-name="P105"><text:span text:style-name="T4">V</text:span><text:span text:style-name="T5">igilance Défensive</text:span></text:p>
      <text:p text:style-name="P27">Magnitude 1, Non Variable</text:p>
      <text:p text:style-name="P183">Pour la durée du sort, la cible peut réagir à des attaques de flanc ou par-derrière comme si elles étaient des attaques frontales. Toutefois, le sort n’accorde aucune réaction supplémentaire.</text:p>
      <text:p text:style-name="P114">Vigueur</text:p>
      <text:p text:style-name="P27">Toucher</text:p>
      <text:p text:style-name="P153"><text:span text:style-name="T53">Pour chaque point de </text:span><text:span text:style-name="T140">Magnitude</text:span><text:span text:style-name="T53"> de ce sort, les </text:span><text:span text:style-name="T140">PV</text:span><text:span text:style-name="T53"> de la cible augmentent de 2. Les </text:span><text:span text:style-name="T140">PV</text:span><text:span text:style-name="T53"> de la cible ne peuvent augmenter au-delà du double de leur valeur originelle. Les dégâts sont retirés en priorité à ces </text:span><text:span text:style-name="T140">PV</text:span><text:span text:style-name="T53"> « magiques » ; ainsi quand le sort prendra fin, les dégâts infligés aux PV magiques disparaitront aussi. Si vous utilisez la règle des Blessures Graves, recalculez le </text:span><text:span text:style-name="T140">Niveau de Blessure Grave</text:span><text:span text:style-name="T53"> pendant l’effet de ce sort.</text:span></text:p>
      <text:p text:style-name="P114">Voix Tonnante</text:p>
      <text:p text:style-name="P183">Ce sort confère au lanceur une voix puissante et impérieuse, qui peut être entendue à une distance en mètres égale à Magnitude x 100. De plus, chaque point de Magnitude octroie 10 % à la compétence Influence du lanceur.</text:p>
      <text:p text:style-name="P114">Vomissement</text:p>
      <text:p text:style-name="P37">À Distance, Résistance (Endurance)</text:p>
      <text:p text:style-name="P170">La créature ciblée vomit pendant 1 round par point de Magnitude, ce qui la rend incapable d’agir. En cas de Maladresse au jet de Résistance, elle perd aussi 1D6 PV.</text:p>
      <text:p text:style-name="P114"><text:soft-page-break/>Yeux Derrière La Tête</text:p>
      <text:p text:style-name="P37">Magnitude 2, Non Variable</text:p>
      <text:p text:style-name="P183">La cible peut voir derrière elle, comme si elle avait des yeux derrière la tête. Cela lui permet d’effectuer des jets de Perception et de se rendre compte de la présence de créature derrière elle.</text:p>
      <text:p text:style-name="P122">Chamanes</text:p>
      <text:p text:style-name="P170">Pour les chamanes, chaque chose est insufflée d’un esprit avec lequel il est possible de communiquer pour bénéficier de son savoir ou pour l’amener à exercer une influence directe sur le monde matériel. Les esprits évoluent dans le Monde Spirituel, qui coexiste avec le monde matériel tout en étant invisible aux yeux des habitants de celui-ci. Un village peut ainsi avoir un esprit gardien qui agit sur la fertilité des villageois et de leur bétail, ainsi que sur leurs récoltes. Si les villageois honorent cet esprit par des offrandes, leurs enfants et leurs animaux naitront en bonne santé et les champs fourniront des récoltes abondantes. Mais s’ils se montrent négligents, l’esprit risque de les maudire.</text:p>
      <text:p text:style-name="P190">Du fait de l’impact des esprits sur le monde matériel, les chamanes jouent un rôle essentiel. Ils sont pour ainsi dire les ambassadeurs de la communauté auprès du Monde Spirituel : ils veillent sur les esprits des ancêtres, sollicitent l’aide d’esprits amis, et chassent les esprits hostiles.</text:p>
      <text:p text:style-name="P170">Les aptitudes et pouvoirs des esprits sont détaillés dans le Chapitre 11 Créatures, page 185.</text:p>
      <text:p text:style-name="P89">Devenir Un Chamane</text:p>
      <text:p text:style-name="P170">D’ordinaire, c’est le Monde Spirituel qui choisit le futur chamane. Celui-ci entend l’appel du Monde Spirituel et entre en résonance avec lui. Lors de cette période, le commun des mortels peut croire qu’il a sombré dans la folie ; c’est pourquoi un chamane le prend généralement sous son aile et lui enseigne les compétences dont il aura besoin dans sa nouvelle vocation.</text:p>
      <text:p text:style-name="P153"><text:soft-page-break/><text:span text:style-name="T24">En termes de jeu, le personnage dépense cinq </text:span><text:span text:style-name="T131">Points d’Amélioration</text:span><text:span text:style-name="T24"> et acquiert les compétences chamaniques à leur score de départ. Devenir chamane est un engagement important qui est normalement inaccessible à un personnage débutant, sauf permission du </text:span><text:span text:style-name="T131">meneur de jeu</text:span><text:span text:style-name="T24">.</text:span></text:p>
      <text:p text:style-name="P24">Chamanisme (INT+POU)</text:p>
      <text:p text:style-name="P153"><text:span text:style-name="T24">Cette compétence confère des aptitudes magiques, qui sont activables ou toujours actives sans avoir à dépenser des </text:span><text:span text:style-name="T131">Point de Magie</text:span><text:span text:style-name="T24">.</text:span></text:p>
      <text:p text:style-name="P153"><text:span text:style-name="T86">Combat Spirituel Amélioré</text:span><text:span text:style-name="T53"> – Les chamanes sont les plus aptes à traiter avec le Monde Spirituel et à comprendre les faiblesses de leurs ennemis spirituels. Un chamane inflige </text:span><text:span text:style-name="T140">1D6</text:span><text:span text:style-name="T53"> Points de Dégât aux </text:span><text:span text:style-name="T140">Points de Magie</text:span><text:span text:style-name="T53"> de sa cible à chaque fois qu’il réussit une attaque spirituelle, au lieu d’</text:span><text:span text:style-name="T140">1D4</text:span><text:span text:style-name="T53"> habituellement. En plus de cette augmentation des dégâts, un chamane peut utiliser sa compétence de chamanisme dans un </text:span><text:span text:style-name="T140">Combat Spirituel</text:span><text:span text:style-name="T53">, si celle-ci est supérieure à sa </text:span><text:span text:style-name="T140">Persévérance</text:span><text:span text:style-name="T53">.</text:span></text:p>
      <text:p text:style-name="P153"><text:span text:style-name="T144">Charisme Spirituel</text:span><text:span text:style-name="T79"> </text:span><text:span text:style-name="T24">– Les chamanes contrôlent mieux les esprits : ils peuvent avoir un nombre d’esprits liés égal à la moitié de leur </text:span><text:span text:style-name="T131">POU</text:span><text:span text:style-name="T24">.</text:span></text:p>
      <text:p text:style-name="P153"><text:span text:style-name="T146">Dissociation Corporelle</text:span><text:span text:style-name="T49"> – Le chamane peut placer son corps dans un sommeil profond pendant que son esprit voyage dans le Monde Spirituel. Les deux sont connectés par une mince corde argentée ; si son corps est détruit, le chamane est effectivement mort, son esprit demeurant piégé dans le Monde Spirituel. Si le chamane est réduit à 1 ou 0 </text:span><text:span text:style-name="T141">Point de Magie</text:span><text:span text:style-name="T49"> pendant qu’il est dans le Monde Spirituel, son esprit retrouve immédiatement son corps. Sous sa forme « dissociée », le chamane peut engager un </text:span><text:span text:style-name="T141">Combat Spirituel</text:span><text:span text:style-name="T49"> avec une compétence égale à son score en chamanisme. Pendant le temps passé dans le Monde Spirituel, le chamane n’a pas de corps physique ; il est donc dépourvu de </text:span><text:span text:style-name="T141">FOR</text:span><text:span text:style-name="T49">, </text:span><text:span text:style-name="T141">CON</text:span><text:span text:style-name="T49">, </text:span><text:span text:style-name="T141">DEX</text:span><text:span text:style-name="T49"> et </text:span><text:span text:style-name="T141">TAI, et</text:span><text:span text:style-name="T49"> il ne pourra pas utiliser une compétence basée sur ces caractéristiques ou requérant une présence physique. Le seul moyen pour le chamane d’interagir avec le monde matériel est par le biais de lancements de sorts ou d’assauts spirituels. Tant qu’il reste Dissocié, le chamane est invisible sur le monde matériel.</text:span></text:p>
      <text:p text:style-name="P153"><text:soft-page-break/><text:span text:style-name="T144">Voir dans le Monde Spirituel </text:span><text:span text:style-name="T24">– Le chamane peut toujours voir ce qui se produit dans le Monde Spirituel, ce qui lui permet de détecter les esprits qui sont invisibles aux non-chamanes.</text:span></text:p>
      <text:p text:style-name="P153"><text:span text:style-name="T149">Sentir l’harmonie du Monde Spirituel</text:span><text:span text:style-name="T83"> </text:span><text:span text:style-name="T58">– Cette aptitude permet au chamane de sentir si quelque chose est anormal dans le Monde Spirituel, dans un rayon égal à son POU en kilomètres.</text:span></text:p>
      <text:p text:style-name="P153"><text:span text:style-name="T144">Connaissance du Monde Spirituel</text:span><text:span text:style-name="T24"> – Le chamane apprend la « géographie » du Monde Spirituel et ses habitants.</text:span></text:p>
      <text:p text:style-name="P153"><text:span text:style-name="T79">Éveiller le Double Spirituel</text:span><text:span text:style-name="T24"> – Quand un personnage atteint le statut de chamane, il peut accomplir un rituel destiné à éveiller son Double Spirituel, un guide spirituel créé à partir du propre esprit du chamane et qui l’aide à pratiquer sa magie. Le rituel coute 2 points d’Amélioration, et toutes les traditions chamaniques n’ont pas forcement de Double. Voir la section suivante pour plus de détail sur le Double chamanique.</text:span></text:p>
      <text:p text:style-name="P153"><text:span text:style-name="T79">Nouveaux sorts</text:span><text:span text:style-name="T24"> – Un chamane apprend habituellement les sorts de </text:span><text:span text:style-name="T131">Magie Commune</text:span><text:span text:style-name="T24"> suivants : Expulsion Spirituelle (page 114), Fléau Spirituel (page 114) et Appel Spirituel (page 109).</text:span></text:p>
      <text:p text:style-name="P89">Le Double Chamanique</text:p>
      <text:p text:style-name="P170">De nombreux chamanes accomplissent des quêtes ou des voyages spirituels afin d’éveiller leur Double, un guide magique qui est comme l’ombre du chamane dans le Monde Spirituel. Les pouvoirs du Double sont les suivants :</text:p>
      <text:p text:style-name="P170">L’INT, le POU et le CHA du Double sont égaux à ceux du chamane au moment de sa création.</text:p>
      <text:p text:style-name="P170">Le Double est un esprit désincarné qui peut, à l’aide du chamane, voyager entre le Monde Spirituel et le monde matériel, mais dans des circonstances particulières décrites ci-dessous.</text:p>
      <text:p text:style-name="P170">Comme ils sont en contact télépathique permanent, le chamane et le Double peuvent communiquer instantanément, connaitre toute la magie de leur alter ego et lancer ses sorts. Un Double peut utiliser sa magie sur le chamane même quand ce dernier est évanoui, mais il ne peut pas utiliser la magie du chamane à ce moment.</text:p>
      <text:p text:style-name="P170"><text:soft-page-break/>Quand un chamane se dissocie de son corps, son Double peut prendre possession de celui-ci jusqu’au retour du chamane. Le Double empêche alors le corps du chamane d’être possédé par des esprits hostiles, en le défendant et en le soignant grâce à sa magie, mais il n’a pas le pouvoir de déplacer le corps.</text:p>
      <text:p text:style-name="P170">Le Double augmente son POU lorsque celui du chamane augmente.</text:p>
      <text:p text:style-name="P192">Le Double peut être envoyé pour attaquer en combat spirituel des adversaires spirituels ou corporels ; il peut engager librement ce combat. Un Double qui défait un esprit peut le renvoyer dans le Monde Spirituel ou l’emprisonner pendant POU minutes, permettant au chamane d’accomplir un rituel de Lien Spirituel sur l’esprit captif. Un Double qui bat un être corporel le fait sombrer ou lui dévore 1D6 POU (au choix du chamane). Si un Double est vaincu en combat spirituel, il ne peut pas être lié, mais il est envoyé dans le Monde Spirituel pendant 1D6 jours, durant lesquels le chamane ne peut pas le contacter.</text:p>
      <text:p text:style-name="P170">Le Double a une compétence de combat Spirituel égale à la compétence Chamanisme du chamane et inflige 1D6 Points de Dégât spirituels.</text:p>
      <text:p text:style-name="P170">Le Double ne compte pas dans le nombre maximum d’esprits pouvant être liés par le chamane.</text:p>
      <text:p text:style-name="P190">Un Double se manifeste d’une manière qui représente en quelque sorte le for intérieur du chamane : un chamane farouche et brave pourra avoir un Double ressemblant à un tigre et le Double d’un monstrueux chamane homme-bête serait une horreur mutante griffue avec des yeux ardents.</text:p>
      <text:p text:style-name="P89">Combat Spirituel</text:p>
      <text:p text:style-name="P186">Tous les esprits du Monde Spirituel ne sont pas amicaux : certains seront des esprits gardiens qui attaqueront tout intrus ou des esprits hostiles lâchés en combat par des adversaires chamanes, d’autres seront des entités maléfiques que le chamane rencontrera dans ses voyages dans le Monde Spirituel.</text:p>
      <text:p text:style-name="P170"><text:soft-page-break/>En de tels cas, un Combat Spirituel aura lieu.</text:p>
      <text:p text:style-name="P24">Procédure</text:p>
      <text:p text:style-name="P170">Le Combat Spirituel est un test d’Opposition (voir page 39) qui se déroule comme un combat normal, à la différence que les personnages impliqués dans un combat spirituel peuvent seulement se battre ou lancer des sorts pour gagner plus facilement.</text:p>
      <text:p text:style-name="P170">Tous les esprits ont une compétence représentant leur capacité au combat spirituel : griffes spectrales, morsure, etc. C’est la compétence utilisée pour effectuer le test d’Opposition. Cette attaque provoque des dégâts spirituels, qui contrairement aux dégâts normaux, sont retranchés des points de Magie et non pas des PV.</text:p>
      <text:p text:style-name="P183">Les non-chamanes utilisent leur compétence Persévérance pour le test d’Opposition, alors que les chamanes peuvent utiliser la valeur la plus élevée entre leurs compétences Persévérance et Chamanisme. Les dégâts spirituels de base sont égaux à 1D4 pour les non-chamanes et à 1D6 pour les chamanes.</text:p>
      <text:p text:style-name="P186">Seuls les esprits et les chamanes peuvent engager un combat spirituel, à moins d’être sous l’effet de certains sorts. Toutefois, quiconque est attaqué en combat spirituel peut se défendre. Un chamane désincarné ou un Double est capable d’engager un combat spirituel avec un esprit ou un être corporel ; cependant, sous cette forme un chamane risque d’être affecté par un Lien Spirituel (voir page 115).</text:p>
      <text:p text:style-name="P192">Le perdant du test d’Opposition perd un nombre de Points de Magie égal aux dégâts spirituels de son adversaire. Certains sorts peuvent réduire ou augmenter ces dégâts.</text:p>
      <text:p text:style-name="P170">Plus l’esprit est puissant, plus il infligera de dégâts spirituels. Pour chaque tranche de 10 points de POU au-dessus de 20 qu’il possède, ses dégâts spirituels seront augmentés de +1D6.</text:p>
      <text:p text:style-name="P170">A n’importe quel moment du combat, si un des combattants remporte le Test d’Opposition 3 fois d’affilée, il peut rompre le combat spirituel. Son adversaire ne pourra pas l’engager en combat spirituel avant un nombre de minutes égal au POU du vainqueur.</text:p>
      <text:p text:style-name="P170"><text:soft-page-break/>Si les Points de Magie d’un combattant sont réduits à 0, il perd le combat, mais ne meurt pas. Le résultat de cet échec varie selon la nature du combattant :</text:p>
      <text:p text:style-name="P253">Si un esprit est réduit à 0 PM et qu’aucune autre action n’est tentée, l’esprit est forcé de demeurer dans le Monde Spirituel pendant un nombre de jours égal au POU du vainqueur.</text:p>
      <text:p text:style-name="P253">Si un esprit est réduit à 0PM et que l’adversaire lui lance Lien Spirituel (page 115), il se retrouve alors lié au service du vainqueur.</text:p>
      <text:p text:style-name="P253">Si le perdant a un corps matériel, l’esprit vainqueur peut choisir de le posséder (voir Possession, page 124).</text:p>
      <text:p text:style-name="P258">Si un esprit possédant un corps est contraint à un combat spirituel par le sort Exorcisme (Magie Divine, page 145), Expulsion Spirituelle (Magie Commune, page 114) ou un sort similaire et qu’il est vaincu, il est alors éjecté du corps et renvoyé dans le Monde Spirituel. Il ne pourra plus tenter de posséder à nouveau cette victime. L’esprit de la victime possédée peut alors reprendre sa place.</text:p>
      <text:p text:style-name="P89">Possession Spirituelle</text:p>
      <text:p text:style-name="P170">La Possession est le vol ou l’occupation d’un corps physique par un esprit. Toutes les formes d’esprit de possession peuvent être chassées par Exorcisme, Expulsion Spirituelle ou autres sorts similaires. Il existe deux types de possession :</text:p>
      <text:p text:style-name="P24">Secrète</text:p>
      <text:p text:style-name="P170">Un type de possession où l’esprit se cache dans le corps de la victime. Il exerce seulement un contrôle partiel, quand il a besoin d’utiliser le corps de la victime. Il s’agit de la forme de possession généralement utilisée par les ancêtres, les esprits de <text:span text:style-name="T198">soin</text:span> ou de maladie.</text:p>
      <text:p text:style-name="P24">Dominante</text:p>
      <text:p text:style-name="P170">L’esprit prend le contrôle total du corps de la victime ; l’esprit de la victime est emprisonné dans le corps, incapable d’agir tant que l’esprit hostile n’est pas exorcisé ou défait. C’est la forme la plus dangereuse de possession, car l’esprit se soucie généralement peu du corps qu’il habite : après tout, si le corps meurt, l’esprit peut dans la plupart des cas retourner sans dommage à son ancienne existence.</text:p>
      <text:p text:style-name="P122"><text:soft-page-break/>Cultes Héroïques</text:p>
      <text:p text:style-name="P170">En accomplissant des exploits mémorables, les personnages de niveau Superhéros peuvent faire l’objet d’un culte et ainsi devenir une source de Magie Commune.</text:p>
      <text:p text:style-name="P89">Inspiration</text:p>
      <text:p text:style-name="P170">Pour être à l’origine d’un nouveau sort, le personnage doit :</text:p>
      <text:p text:style-name="P253">être au moins de niveau Superhéros ;</text:p>
      <text:p text:style-name="P253">avoir une compétence à 100 % ou plus ;</text:p>
      <text:p text:style-name="P253">dépenser un Point d’Héroïsme ;</text:p>
      <text:p text:style-name="P253">réussir son action.</text:p>
      <text:p text:style-name="P153"><text:span text:style-name="T89">Exemple</text:span><text:span text:style-name="T49">. Au cours d’une bataille, le seigneur orc Throank voit devant lui une imposante pile de cadavres orcs. En se rapprochant, il doit subir les quolibets des guerriers nains positionnés au sommet de la pile : « tu ne pourras jamais nous atteindre, les orcs ne savent pas sauter ! » Enragé, Throank veut venger les siens. John, le joueur, dépense un Point d’Héroïsme et obtient une Prouesse lors du test d’Athlétisme (112 %). Throank accomplit un bond prodigieux qui l’amène au beau milieu des nains pétrifiés de surprise. </text:span><text:span text:style-name="T24">À la fin de la bataille, John et le meneur de jeu décident de créer un nouveau sort.</text:span></text:p>
      <table:table table:name="Tableau55" table:style-name="Tableau55">
        <table:table-column table:style-name="Tableau55.A"/>
        <table:table-row table:style-name="Tableau55.1">
          <table:table-cell table:style-name="Tableau55.A1" office:value-type="string">
            <text:p text:style-name="P15">Le Bond Furieux De Throank</text:p>
            <text:p text:style-name="P15">Magnitude 2, Instantané</text:p>
            <text:p text:style-name="P216">Ce sort donne à son bénéficiaire un bonus de +25 % à un test d’Athlétisme et double sa distance de saut horizontal ou vertical. Le bénéficiaire peut obtenir le bonus de charge lorsqu’il utilise ce sort, mais n’a pas droit à des réactions défensives lors du saut ou de l’atterrissage.</text:p>
          </table:table-cell>
        </table:table-row>
      </table:table>
      <text:p text:style-name="P89">Adoration</text:p>
      <text:p text:style-name="P192">L’adorateur peut obtenir le nouveau sort du héros après avoir suivi un rituel : prière devant l’icône du héros, visualisation du héros lors d’une méditation, pièce de théâtre qui relate la vie du héros et son exploit, etc.</text:p>
      <text:p text:style-name="P170"><text:soft-page-break/>Tant que le héros est vivant, l’apprentissage du sort coute le double de Points d’Amélioration. En dehors de cela, il respecte les couts d’Amélioration normaux.</text:p>
      <text:p text:style-name="P190">Un culte héroïque peut être défini comme un culte normal, bien qu’il ne propose souvent qu’un ou deux sorts, ceux que le héros a inspirés. Souvent, un tel culte est associé au culte divin auquel le héros appartenait de son vivant.</text:p>
      <table:table table:name="Tableau56" table:style-name="Tableau56">
        <table:table-column table:style-name="Tableau56.A"/>
        <table:table-row table:style-name="Tableau56.1">
          <table:table-cell table:style-name="Tableau56.A1" office:value-type="string">
            <text:p text:style-name="P15">Throank Le Fléau des Nains (culte héroïque orc)</text:p>
            <text:p text:style-name="P58">Compétences : Combat Rapproché, Combat Sans Arme, Athlétisme, Ennemi (Nain).</text:p>
            <text:p text:style-name="P58">Sorts : Amélioration d’Arme, Bond Furieux de Throank.</text:p>
            <text:p text:style-name="P58">Adorateurs : guerriers orcs.</text:p>
            <text:p text:style-name="P58">Devoirs des adorateurs : combattre les ennemis des orcs, défendre les intérêts des orcs, exterminer les nains.</text:p>
          </table:table-cell>
        </table:table-row>
      </table:table>
      <text:p text:style-name="P122">Dernières Considérations</text:p>
      <text:p text:style-name="P89">Créer un sort de Magie Commune</text:p>
      <text:p text:style-name="P170">Un sort de Magie commune devrait :</text:p>
      <text:p text:style-name="P253">affecter une seule personne ;</text:p>
      <text:p text:style-name="P253">avoir un effet très spécifique, sans être anecdotique. S’il n’est là que pour l’ambiance, les joueurs ne l’utiliseront jamais ;</text:p>
      <text:p text:style-name="P253">être moins puissant qu’un sort de Magie Divine ou de Sorcellerie ;</text:p>
      <text:p text:style-name="P253">être capable de monter en puissance. Un sort de faible Magnitude est destiné aux non-initiés, alors qu’un sort de Magnitude élevée sera le domaine réservé de véritables magiciens ou d’aventuriers expérimentés.</text:p>
      <table:table table:name="Tableau57" table:style-name="Tableau57">
        <table:table-column table:style-name="Tableau57.A"/>
        <table:table-row table:style-name="Tableau57.1">
          <table:table-cell table:style-name="Tableau57.A1" office:value-type="string">
            <text:p text:style-name="P15">Conseil au meneur de jeu : un sort doit être unique !</text:p>
            <text:p text:style-name="P209">Évitez de multiplier les sorts de Magie Commune aux effets presque identiques, car cela ne fera que créer de la confusion chez les joueurs.</text:p>
          </table:table-cell>
        </table:table-row>
      </table:table>
      <text:p text:style-name="P20"/>
      <text:p text:style-name="P170"/>
      <text:p text:style-name="P106"><text:soft-page-break/>Magie Unique (Option)</text:p>
      <text:p text:style-name="P170">Vous pouvez utiliser la Magie Commune pour gérer tous les types de magie de votre cadre de jeu : ainsi, les sorciers possèderaient des livres remplis de sorts de Magie Commune, tandis que les prêtres apprendraient la Magie Commune à partir des écrits de leur culte, etc.</text:p>
      <text:p text:style-name="P106">Une Magie Spirituelle ?</text:p>
      <text:p text:style-name="P170">La Magie Commune est une Magie Spirituelle, qui peut tirer sa source de l’esprit du lanceur ou d’esprits liés ou alliés.</text:p>
      <text:p text:style-name="P106">Prouesses Héroïques (Option)</text:p>
      <text:p text:style-name="P190">Il arrive qu’un joueur imagine un concept de personnage dépourvu de magie. Pour éviter que le personnage soit surclassé, une solution serait d’utiliser la Magie Commune comme un système de prouesses : les Points de Magie mesureraient alors la force de concentration ou de volonté permettant au personnage d’accomplir des exploits.</text:p>
      <text:p text:style-name="P153"><text:span text:style-name="T79">Exemple </text:span><text:span text:style-name="T24">: le Barbare de Rob</text:span></text:p>
      <text:p text:style-name="P170">Blastok le Barbare dispose du sort Coordination. Pendant le lancement du sort, au lieu de détailler de spectaculaires effets pyrotechniques, Rob décrit le barbare en train de se concentrer sur ses mouvements pour décupler son agilité.</text:p>
      <text:p text:style-name="P130">Chapitre 9 : Magie Divine</text:p>
      <text:p text:style-name="P26">Accomplissez La Volonté Des Dieux !</text:p>
      <text:p text:style-name="P170"/>
      <text:p text:style-name="P170"/>
      <text:p text:style-name="P170">Ce type de magie s’obtient en adorant un dieu ou une déesse qui, en retour, offre des sorts.</text:p>
      <text:p text:style-name="P170">La première étape de l’apprentissage de la magie Divine consiste à rejoindre un culte adorant la divinité dont la magie intéresse le personnage.</text:p>
      <text:p text:style-name="P122">Cultes</text:p>
      <text:p text:style-name="P170">Les cultes sont les religions des mondes fantastiques ; leur taille peut varier de la poignée d’adorateurs se rassemblant en secret pour honorer la mémoire d’un héros aux millions de dévots d’un puissant dieu solaire.</text:p>
      <text:p text:style-name="P190">Ils enseignent à leurs membres des sorts de Magie Commune associés à leur dieu et entretiennent des temples où les adorateurs peuvent apprendre la Magie Divine directement de leur Divinité. Ils ont des règles et des attentes vis-à-vis de leurs adorateurs, qui seront exclus en cas de manquement à leurs devoirs.</text:p>
      <text:p text:style-name="P170">Chaque culte est décrit selon le format suivant :</text:p>
      <text:p text:style-name="P153"><text:span text:style-name="T144">Nom du Dieu ou de la Religion</text:span><text:span text:style-name="T24">.</text:span></text:p>
      <text:p text:style-name="P153"><text:span text:style-name="T144">Résumé</text:span><text:span text:style-name="T24">. Cette description couvre brièvement la mythologie du culte et sa place actuelle dans le monde.</text:span></text:p>
      <text:p text:style-name="P153"><text:span text:style-name="T144">Adorateurs</text:span><text:span text:style-name="T24">. Le type de personnes qui composent le culte.</text:span></text:p>
      <text:p text:style-name="P153"><text:span text:style-name="T147">Type de culte</text:span><text:span text:style-name="T53">. Ceci décrit le type du culte et sa taille. Les Grandes Divinités sont adorées par des millions de personnes et connues du monde entier. Les Divinités Majeures sont importantes dans une région spécifique et ont des centaines de milliers d’adorateurs. Les Divinités Mineures sont habituellement les membres mineurs d’un panthéon et ne sont révérées que par quelques personnes. Les Cultes </text:span><text:soft-page-break/><text:span text:style-name="T53">des Héros honorent des héros dont les exploits et les pouvoirs magiques ont survécu à leur mort.</text:span></text:p>
      <text:p text:style-name="P153"><text:span text:style-name="T144">Compétence du culte</text:span><text:span text:style-name="T24">. Ces compétences sont favorisées par la Divinité du culte et les prêtres les enseignent aux adorateurs.</text:span></text:p>
      <text:p text:style-name="P153"><text:span text:style-name="T155">Devoirs des Adorateurs</text:span><text:span text:style-name="T58">. Ce que le dieu et le culte attendent de ses membres. Un personnage qui remplit ses devoirs avec zèle avancera dans la hiérarchie du culte, mais il risque l’excommunication s’il se montre négligent.</text:span></text:p>
      <text:p text:style-name="P153"><text:span text:style-name="T144">Sorts du culte</text:span><text:span text:style-name="T24">. Ils mêlent habituellement les sorts de Magie Commune et de Magie Divine. Les deux types sont accessibles quand ils sont en accord avec la sphère d’influence du dieu. Ainsi, un dieu de la guerre est plus susceptible d’apprendre Amélioration d’Arme (Magie Commune) et Rage de Bataille (une Magie Divine spécifique à ce dieu) que des sorts de soin.</text:span></text:p>
      <text:p text:style-name="P153"><text:span text:style-name="T156">Bénéfices particuliers</text:span><text:span text:style-name="T24">. Tout bonus aux compétences ou autres capacités ou avantages spéciaux qu’un adorateur reçoit en étant membre du culte.</text:span></text:p>
      <text:p text:style-name="P24">Exemple : le culte de la Terre Mère</text:p>
      <text:p text:style-name="P170">Omnisciente et aimante, la Terre Mère est connue de tous. Certains croient même qu’elle est le monde lui-même. Elle est la source de tous les bienfaits de la nature, mais elle a aussi une face sauvage qui s’exprime en ouragans, raz de marée et autres désastres naturels.</text:p>
      <text:p text:style-name="P153"><text:span text:style-name="T144">Adorateurs</text:span><text:span text:style-name="T131"> : </text:span><text:span text:style-name="T24">dans les zones civilisées, le culte rassemble les paysans et les hommes des bois. Dans les étendues sauvages des Sombre</text:span><text:span text:style-name="T46">t</text:span><text:span text:style-name="T24">erres, il est surtout populaire chez les Elfes, les Satyres et les Hommes des Bois. Le culte se trouve partout où des créatures ont une connexion avec la nature.</text:span></text:p>
      <text:p text:style-name="P153"><text:span text:style-name="T144">Type de Culte</text:span><text:span text:style-name="T131"> :</text:span><text:span text:style-name="T24"> grande Divinité.</text:span></text:p>
      <text:p text:style-name="P153"><text:span text:style-name="T144">Compétences de Culte</text:span><text:span text:style-name="T131"> : </text:span><text:span text:style-name="T24">Connaissance de la Nature, Endurance, Soigner.</text:span></text:p>
      <text:p text:style-name="P153"><text:span text:style-name="T144">Devoirs des adorateurs</text:span><text:span text:style-name="T131"> :</text:span><text:span text:style-name="T24"> respecter la Terre. Ne pas souiller ou polluer l’environnement. Prononcer une courte prière de remercie</text:span><text:soft-page-break/><text:span text:style-name="T24">ment à l’esprit de l’animal qui est tué pour sa chair, afin qu’il puisse être renvoyé à la Terre Mère.</text:span></text:p>
      <text:p text:style-name="P226">Sorts du Culte :</text:p>
      <text:p text:style-name="P253">Magie Commune : Protection, Soins.</text:p>
      <text:p text:style-name="P253">Magie Divine : tous les sorts communs + Absorption, Berserk, Guérison Divine.</text:p>
      <text:p text:style-name="P153"><text:span text:style-name="T144">Bénéfices spéciaux</text:span><text:span text:style-name="T131"> :</text:span><text:span text:style-name="T24"> bonus de 25 % à la compétence Connaissance de la Nature.</text:span></text:p>
      <text:p text:style-name="P89">Points D’Amélioration Et Devoirs Des Adorateurs</text:p>
      <text:p text:style-name="P153"><text:span text:style-name="T24">Quand un personnage accomplit une action qui remplit un de ses devoirs d’adorateur, il gagne un </text:span><text:span text:style-name="T131">Point d’Amélioration</text:span><text:span text:style-name="T24"> pour un acte mineur et trois pour un acte majeur.</text:span></text:p>
      <text:p text:style-name="P153"><text:span text:style-name="T24">Quand un personnage entreprend une action qui va à l’encontre d’un des devoirs, il perd entre un et trois </text:span><text:span text:style-name="T131">Points d’Amélioration</text:span><text:span text:style-name="T24">, selon la gravité de la transgression. S’il n’a pas de </text:span><text:span text:style-name="T131">Points</text:span><text:span text:style-name="T24">, il perdra un de ses sorts, sur une base d’un sort par Point d’Amélioration qu’il aurait dû perdre. Le joueur choisit les sorts qu’il perd, mais ils doivent faire partie de ceux obtenus auprès du culte, et la </text:span><text:span text:style-name="T131">Magie Divine</text:span><text:span text:style-name="T24"> est perdue avant la </text:span><text:span text:style-name="T131">Magie Commune</text:span><text:span text:style-name="T24">.</text:span></text:p>
      <text:p text:style-name="P153"><text:span text:style-name="T79">Exemple</text:span><text:span text:style-name="T24">. Gerik a provoqué la colère de son dieu et doit perdre un Point d’Amélioration. Comme il n’a plus de Points d’Amélioration, il perd Bouclier 3, appris précédemment grâce du culte, qui devient Bouclier 2.</text:span></text:p>
      <text:p text:style-name="P153"><text:span text:style-name="T24">Si le personnage n’a ni </text:span><text:span text:style-name="T131">Point d’Amélioration</text:span><text:span text:style-name="T24"> ni sort à perdre, il est alors excommunié du culte et ne pourra plus jamais le rejoindre.</text:span></text:p>
      <text:p text:style-name="P89">Rangs De Culte</text:p>
      <text:p text:style-name="P186">Il existe quatre rangs d’appartenance à un culte : <text:span text:style-name="T204">m</text:span>embre <text:span text:style-name="T204">l</text:span>aïc, <text:span text:style-name="T204">i</text:span>nitié, <text:span text:style-name="T204">p</text:span>rêtre et <text:span text:style-name="T204">g</text:span>uerrier <text:span text:style-name="T204">s</text:span>acré.</text:p>
      <text:p text:style-name="P106"><text:soft-page-break/>Membre Laïc</text:p>
      <text:p text:style-name="P192">Les membres laïcs sont les adorateurs ordinaires d’une religion. Ils se rendent régulièrement au temple les jours saints et font de leur mieux pour respecter les préceptes de la religion. En retour, celle-ci les protège de son mieux et ses prêtres lancent des sorts en leur faveur.</text:p>
      <text:p text:style-name="P153"><text:span text:style-name="T24">Les membres laïcs ne peuvent pas apprendre la </text:span><text:span text:style-name="T131">Magie Divine</text:span><text:span text:style-name="T24">, bien qu’ils puissent, moyennant finances, apprendre des sorts de </text:span><text:span text:style-name="T131">Magie Commune</text:span><text:span text:style-name="T24"> du culte de </text:span><text:span text:style-name="T131">Magnitude </text:span><text:span text:style-name="T24">1 ou 2.</text:span></text:p>
      <text:p text:style-name="P153"><text:span text:style-name="T24">Pour devenir membre laïc d’une religion, un personnage doit avoir </text:span><text:span text:style-name="T131">Connaissance (Religion)</text:span><text:span text:style-name="T24"> à au moins </text:span><text:span text:style-name="T131">20 %</text:span><text:span text:style-name="T24">.</text:span></text:p>
      <text:p text:style-name="P106">Initiés</text:p>
      <text:p text:style-name="P153"><text:span text:style-name="T24">Les initiés sont des adorateurs qui ont dédié leur vie aux responsables de la religion. Ils se rendent systématiquement au temple les jours saints et respectent strictement les préceptes de la religion. En retour, le culte paiera une rançon s’ils sont capturés et leur enseignera des sorts de Magie Commune. Les initiés peuvent apprendre des sorts de </text:span><text:span text:style-name="T131">Magie Commune</text:span><text:span text:style-name="T24"> du culte sans limite de </text:span><text:span text:style-name="T131">Magnitude</text:span><text:span text:style-name="T24"> et des sorts de </text:span><text:span text:style-name="T131">Magie Divine</text:span><text:span text:style-name="T24"> du culte de Magnitude 1 ou 2.</text:span></text:p>
      <text:p text:style-name="P153"><text:span text:style-name="T24">Pour devenir initié, un membre d’une religion doit posséder au moins </text:span><text:span text:style-name="T131">40 %</text:span><text:span text:style-name="T24"> en </text:span><text:span text:style-name="T131">Connaissance (Religion)</text:span><text:span text:style-name="T24"> et son joueur doit dépenser </text:span><text:span text:style-name="T131">2 Points d’Amélioration</text:span><text:span text:style-name="T24">.</text:span></text:p>
      <text:p text:style-name="P106">Prêtres</text:p>
      <text:p text:style-name="P170">Les prêtres sont des incarnations vivantes de leur foi, les représentants de leur Divinité dans le monde des mortels. Ils dirigent les offices pour leur temple les jours saints.</text:p>
      <text:p text:style-name="P153"><text:span text:style-name="T24">En retour, leur culte paiera une rançon s’ils sont capturés et leur apprendra ses secrets. Entre autres, ceci signifie que tous les sorts leur sont disponibles à n’importe quelle </text:span><text:span text:style-name="T131">Magnitude</text:span><text:span text:style-name="T24">.</text:span></text:p>
      <text:p text:style-name="P153"><text:span text:style-name="T24">Pour devenir prêtre, un personnage doit avoir Connaissance (Religion) et </text:span><text:span text:style-name="T131">deux compétences du culte</text:span><text:span text:style-name="T24"> à au moins 75 %. De plus, il doit y avoir une place vacante dans la hiérarchie du temple ou bien </text:span><text:soft-page-break/><text:span text:style-name="T24">le prêtre doit être prêt à devenir un missionnaire et à établir un nouveau temple. Enfin, le joueur devra payer </text:span><text:span text:style-name="T131">5 Points d’Amélioration</text:span><text:span text:style-name="T24">.</text:span></text:p>
      <text:p text:style-name="P153"><text:span text:style-name="T144">Esprit Allié</text:span><text:span text:style-name="T131"> :</text:span><text:span text:style-name="T24"> en devenant prêtre, le personnage gagne un Esprit Allié. Il s’agit d’un Esprit associé au culte qui désire travailler avec un de ses adorateurs mortels pour accomplir les objectifs du culte. L’Esprit Allié est habituellement lié à un animal ou à un objet sacré du culte. Si cet objet ou animal est détruit, alors l’Esprit Allié retourne sur son plan d’origine. Pour obtenir un nouvel Esprit Allié, le prêtre devra accomplir une quête de Repentance qui bénéficiera directement à son culte, les Dieux regardant avec dédain les prêtres qui ont perdu leur Esprit Allié.</text:span></text:p>
      <text:p text:style-name="P153"><text:span text:style-name="T24">Un Esprit Allié commence avec une </text:span><text:span text:style-name="T131">INT</text:span><text:span text:style-name="T24"> de </text:span><text:span text:style-name="T131">2D6+6</text:span><text:span text:style-name="T24"> et un </text:span><text:span text:style-name="T131">POU</text:span><text:span text:style-name="T24"> de </text:span><text:span text:style-name="T131">3D6 </text:span><text:span text:style-name="T24">; il connait </text:span><text:span text:style-name="T131">6 points de Magnitude de Magie Commune</text:span><text:span text:style-name="T24"> et </text:span><text:span text:style-name="T131">3 points de Magnitude de Magie Divine</text:span><text:span text:style-name="T24"> du culte. L’Esprit peut voir les esprits immatériels ou invisibles dans un rayon de 20 mètres et avertira son maitre de leur présence.</text:span></text:p>
      <text:p text:style-name="P153"><text:span text:style-name="T53">Un Esprit Allié est en permanence sous l’effet d’un </text:span><text:span text:style-name="T140">Lien Mental</text:span><text:span text:style-name="T53"> (voir page 148) avec son maitre, d’une portée égale à son </text:span><text:span text:style-name="T140">POU x5</text:span><text:span text:style-name="T53"> en mètres. Un Esprit Allié a les mêmes caractéristiques physiques que son animal hôte ou que l’objet qu’il investit.</text:span></text:p>
      <text:p text:style-name="P153"><text:span text:style-name="T24">Les Esprits Alliés peuvent progresser comme des PJ, en dépensant les </text:span><text:span text:style-name="T131">Points d’Amélioration</text:span><text:span text:style-name="T24"> de leur maitre.</text:span></text:p>
      <text:p text:style-name="P24">Exemple de Prêtre : Prêtresse de la Terre Mère.</text:p>
      <text:p text:style-name="P186">Elles représentent la divine Terre Mère pendant les rites religieux. Elles lient habituellement leurs Esprits Alliés à des animaux proches de leur temple, tels que des corbeaux dans des zones urbaines ou des renards et des ours dans les régions montagneuses. Si un animal n’est pas disponible, un bâton issu d’arbres locaux sera satisfaisant.</text:p>
      <text:p text:style-name="P106">Guerriers Sacrés</text:p>
      <text:p text:style-name="P186">Ce sont les guerriers <text:span text:style-name="T204">s</text:span>acrés qui protègent les temples et les adorateurs de leur Divinité. Tous les cultes n’ont pas de guerriers sacrés, surtout ceux qui sont pacifiques. Mais lorsqu’ils existent, ces guerriers sont perpétuellement en croisade pour protéger les croyants et punir les ennemis du culte.</text:p>
      <text:p text:style-name="P153"><text:soft-page-break/><text:span text:style-name="T24">Pour devenir un guerrier sacré, il est nécessaire d’avoir au moins </text:span><text:span text:style-name="T131">50 %</text:span><text:span text:style-name="T24"> en </text:span><text:span text:style-name="T131">Connaissance (Religion)</text:span><text:span text:style-name="T24"> et </text:span><text:span text:style-name="T131">75 %</text:span><text:span text:style-name="T24"> dans une </text:span><text:span text:style-name="T131">compétence correspondant à l’arme sacrée du culte</text:span><text:span text:style-name="T24">, habituellement l’arme la plus souvent associée à la Divinité. Enfin, le joueur devra payer </text:span><text:span text:style-name="T131">5 Points d’Amélioration</text:span><text:span text:style-name="T24">.</text:span></text:p>
      <text:p text:style-name="P24">Bénéfices du statut de Guerrier Sacré</text:p>
      <text:p text:style-name="P153"><text:span text:style-name="T144">Arme et armure sacrées </text:span><text:span text:style-name="T131">:</text:span><text:span text:style-name="T24"> en devenant un guerrier sacré, le personnage reçoit une arme spécialement consacrée, qui inflige des dégâts magiques et qui lui donne un bonus quand il se bat pour défendre ses camarades adorateurs, les temples du culte ou pour attaquer les ennemis de sa foi. Ce bonus est habituellement de </text:span><text:span text:style-name="T131">+25 %</text:span><text:span text:style-name="T24"> à la compétence d’arme appropriée, et des dégâts doublés quand il combat au nom du culte.</text:span></text:p>
      <text:p text:style-name="P170">Il reçoit aussi une armure bénie magiquement par le culte de la Divinité. Normalement, celle-ci a le double des points d’armure normaux, et peut avoir d’autres pouvoirs selon la Divinité.</text:p>
      <text:p text:style-name="P153"><text:span text:style-name="T144">Magie Divine</text:span><text:span text:style-name="T131"> :</text:span><text:span text:style-name="T24"> un guerrier sacré peut recevoir toute Magie Divine qui augmente son aptitude à combattre au nom du culte. Il n’y a pas de limite à la Magnitude accessible.</text:span></text:p>
      <text:p text:style-name="P153"><text:span text:style-name="T144">Rançon</text:span><text:span text:style-name="T131"> :</text:span><text:span text:style-name="T24"> le culte tentera de délivrer un guerrier sacré s’il est prisonnier, que ce soit en payant une rançon ou par un moyen plus énergique.</text:span></text:p>
      <text:p text:style-name="P153"><text:span text:style-name="T144">Responsabilités</text:span><text:span text:style-name="T131"> :</text:span><text:span text:style-name="T24"> on attend d’un guerrier sacré qu’il respecte scrupuleusement les devoirs des Adorateurs. De plus, en tant que combattant du culte, ils est censé prendre les armes contre tout agresseur qui s’attaquerait aux adorateurs ou aux temples du culte.</text:span></text:p>
      <text:p text:style-name="P24">Exemple de Guerriers sacrés : Les Filles de la Hache de la Terre Mère</text:p>
      <text:p text:style-name="P170">Ces féroces guerrières protègent les sites sacrés de la Terre Mère et infligent leur vindicte à ceux qui souillent la terre.</text:p>
      <text:p text:style-name="P153"><text:span text:style-name="T91">Compétence d’arme requise :</text:span><text:span text:style-name="T75"> Combat Rapproché à 75 %.</text:span></text:p>
      <text:p text:style-name="P153"><text:span text:style-name="T79">Arme sacrée :</text:span><text:span text:style-name="T24"> Hache de tout type +25 % et doubles dégâts contre les ennemis du culte.</text:span></text:p>
      <text:p text:style-name="P153"><text:span text:style-name="T79">Armure sacrée </text:span><text:span text:style-name="T24">: Guède rouge. Cette mixture du sang des ennemis et d’une terre bénie extraite d’un site sacré, comme les terres </text:span><text:soft-page-break/><text:span text:style-name="T24">consacrées d’un temple de la Terre Mère, donne un bonus de 25 % à l’esquive et 6 Points d’Armure.</text:span></text:p>
      <text:p text:style-name="P153"><text:span text:style-name="T79">Magie Divine :</text:span><text:span text:style-name="T24"> Cri de la terre, Bouclier, Hache Véritable</text:span></text:p>
      <text:p text:style-name="P170">Elles ont accès aux autres magies du culte comme des initiées.</text:p>
      <text:p text:style-name="P163">Cri De La Terre</text:p>
      <text:p text:style-name="P178">Zone 10 m Magnitude 2 Durée 15 Résistance (Persévérance)</text:p>
      <text:p text:style-name="P178">Au moment du lancement du sort, la Fille de la Hache pousse un cri à glacer le sang vers un groupe d’ennemis. S’ils sont dans la zone d’effet du sort, ils doivent réussir un jet de Persévérance ou fuir de terreur la Fille de la Hache pour la durée du sort.</text:p>
      <table:table table:name="Tableau58" table:style-name="Tableau58">
        <table:table-column table:style-name="Tableau58.A"/>
        <table:table-row table:style-name="Tableau58.1">
          <table:table-cell table:style-name="Tableau58.A1" office:value-type="string">
            <text:p text:style-name="P15">A quoi servent ces Prêtres et ces Guerriers sacrés ?</text:p>
            <text:p text:style-name="P211">Les prêtres et les Guerriers sacrés ne se contentent pas de rester près de leur temple à remplir leurs obligations. Ils ont à leur disposition plein d’initiés et de membres laïcs pour accomplir les tâches administratives, telles que la collecte de la dime ou la distribution de nourriture aux pauvres. En tant que PJ, leur vie est plus intéressante, source de quêtes incessantes au nom de leur culte.</text:p>
            <text:p text:style-name="P211">Voici quelques exemples de quêtes :</text:p>
            <text:p text:style-name="P211">Aller convertir les païens, combattre activement les ennemis du culte, venir en aide aux croyants d’une ville assiégée.</text:p>
            <text:p text:style-name="P211">Retrouver des symboles perdus et de puissants artéfacts de la foi.</text:p>
            <text:p text:style-name="P211">Se rendre à une rencontre œcuménique avec une autre foi pour aplanir les différends politiques et religieux, en prévision d’une alliance contre un ennemi commun.</text:p>
            <text:p text:style-name="P211">Rendre visite à l’arrière-pays pour fournir assistance spirituelle et aide à ceux dans le besoin.</text:p>
            <text:p text:style-name="P211">Voyager vers une lointaine Montagne Sacrée pour communier directement avec leur Divinité ou encore effectuer des actes héroïques à même de susciter l’admiration.</text:p>
            <text:p text:style-name="P211">Effectuer des missions spéciales que seule leur Magie Divine permet d’accomplir.</text:p>
            <text:p text:style-name="P211">Voyager comme un envoyé spécial du culte pour rendre hommage au Roi/ prêtre / Haut Empereur.</text:p>
          </table:table-cell>
        </table:table-row>
      </table:table>
      <text:p text:style-name="P145"><text:soft-page-break/></text:p>
      <text:p text:style-name="P24">Prêtres Guerriers</text:p>
      <text:p text:style-name="P183">Normalement, un personnage ne peut être à la fois un prêtre et un guerrier sacré. Cependant, certains cultes peuvent avoir des prêtres plus enclins à combattre, combinant les fonctions et aptitudes du prêtre avec celles d’un Guerrier sacré.</text:p>
      <text:p text:style-name="P122">Liste Des Divinités</text:p>
      <text:p text:style-name="P170">Les cultes suivants sont des modèles qui peuvent inspirer vos propres créations ou être utilisés tels quels et détaillés au fil des parties.</text:p>
      <text:p text:style-name="P89">La Maitresse De La Nuit</text:p>
      <text:p text:style-name="P190">Lorsque sommeille le Dieu Soleil, la Maitresse de la Nuit sort du monde souterrain pour prendre du bon temps aux dépens des adorateurs de la lumière.</text:p>
      <text:p text:style-name="P153"><text:span text:style-name="T79">Type de culte</text:span><text:span text:style-name="T24"> : Grande Divinité.</text:span></text:p>
      <text:p text:style-name="P153"><text:span text:style-name="T79">Adorateurs </text:span><text:span text:style-name="T24">; monstres du monde souterrain, voleurs, bannis et marginaux.</text:span></text:p>
      <text:p text:style-name="P153"><text:span text:style-name="T86">Devoirs des Adorateurs</text:span><text:span text:style-name="T53"> : bannir la lumière, préserver la sainteté des terres ténébreuses, empêcher les forces de la lumière d’envahir le monde souterrain, rester mystérieux et insondable.</text:span></text:p>
      <text:p text:style-name="P153"><text:span text:style-name="T79">Avantages spéciaux</text:span><text:span text:style-name="T24"> : +25 % aux tests de Tromperie durant la nuit.</text:span></text:p>
      <text:p text:style-name="P153"><text:span text:style-name="T79">Compétences du Culte</text:span><text:span text:style-name="T24"> : Tromperie, Combat à Distance, Combat Sans Arme.</text:span></text:p>
      <text:p text:style-name="P163">Sorts de culte :</text:p>
      <text:p text:style-name="P252"><text:span text:style-name="T15">Magie Commune</text:span><text:span text:style-name="T24"> : Améliorer (Tromperie), Extinction, Mur de Ténèbres.</text:span></text:p>
      <text:p text:style-name="P252"><text:span text:style-name="T15">Magie Divine</text:span><text:span text:style-name="T22"> </text:span><text:span text:style-name="T24">: tous les sorts communs + Appel d’Ombre, Terreur.</text:span></text:p>
      <text:p text:style-name="P89"><text:soft-page-break/>Le Roi Soleil</text:p>
      <text:p text:style-name="P170">Selon les cultures, il peut <text:span text:style-name="T182">être </text:span>considéré comme une source de vie et de lumière, voire de guérison et de résurrection, et même comme l’Empereur dont les paroles sacrées ont force de loi.</text:p>
      <text:p text:style-name="P153"><text:span text:style-name="T79">Type de culte</text:span><text:span text:style-name="T24"> : Grande Divinité.</text:span></text:p>
      <text:p text:style-name="P153"><text:span text:style-name="T79">Adorateurs </text:span><text:span text:style-name="T24">: empereurs, chefs charismatiques</text:span></text:p>
      <text:p text:style-name="P153"><text:span text:style-name="T79">Devoirs des Adorateurs</text:span><text:span text:style-name="T24"> : bannir les ténèbres, guider les masses.</text:span></text:p>
      <text:p text:style-name="P153"><text:span text:style-name="T79">Avantages spéciaux</text:span><text:span text:style-name="T24"> : +25 % aux compétences d’Influence lors des interactions avec des membres de classes sociales inférieures.</text:span></text:p>
      <text:p text:style-name="P153"><text:span text:style-name="T79">Compétences du Culte</text:span><text:span text:style-name="T24"> : Combat Rapproché, Combat à Distance, Guérison, Influence.</text:span></text:p>
      <text:p text:style-name="P163">Sorts de culte :</text:p>
      <text:p text:style-name="P252"><text:span text:style-name="T20">Magie Commune</text:span><text:span text:style-name="T49"> : Améliorer (Influence), Flèche de Feu, Lame de Feu, Lumière, Projectiles Multiples, Soins.</text:span></text:p>
      <text:p text:style-name="P252"><text:span text:style-name="T20">Magie Divine</text:span><text:span text:style-name="T23"> </text:span><text:span text:style-name="T49">: tous les sorts communs + Apparence Radieuse, Appel (Salamandre), Disque Solaire, Guérison Divine, Lance Solaire, Résurrection.</text:span></text:p>
      <text:p text:style-name="P89">Le Seigneur Du Ciel</text:p>
      <text:p text:style-name="P170">Aussi distant qu’arrogant, le Seigneur du Ciel apporte pluies et tempêtes sur les ordres de son frère ainé, le Roi Soleil. Il cherche par tous les moyens à se dérober à l’autorité de son frère, et dans certains terres, il a même réussi à se libérer de sa férule pour devenir les Roi des Dieux.</text:p>
      <text:p text:style-name="P153"><text:span text:style-name="T79">Type de culte</text:span><text:span text:style-name="T24"> : Grande Divinité.</text:span></text:p>
      <text:p text:style-name="P153"><text:span text:style-name="T79">Adorateurs </text:span><text:span text:style-name="T24">: barbares.</text:span></text:p>
      <text:p text:style-name="P153"><text:span text:style-name="T79">Devoirs des Adorateurs</text:span><text:span text:style-name="T24"> : chevaucher les tempêtes !, combattre les tyrans, rester libre.</text:span></text:p>
      <text:p text:style-name="P153"><text:span text:style-name="T79">Avantages spéciaux</text:span><text:span text:style-name="T24"> : aucun malus aux tests accomplis sous la pluie ou le vent.</text:span></text:p>
      <text:p text:style-name="P153"><text:soft-page-break/><text:span text:style-name="T79">Compétences du Culte</text:span><text:span text:style-name="T24"> : Combat Rapproché, Connaissance de la Nature.</text:span></text:p>
      <text:p text:style-name="P163">Sorts de culte :</text:p>
      <text:p text:style-name="P252"><text:span text:style-name="T15">Magie Commune</text:span><text:span text:style-name="T24"> : Amélioration d’Arme, Extinction, Fanatisme, Vigueur.</text:span></text:p>
      <text:p text:style-name="P252"><text:span text:style-name="T15">Magie Divine</text:span><text:span text:style-name="T22"> </text:span><text:span text:style-name="T79">: </text:span><text:span text:style-name="T24">tous les sorts communs + Appel (Sylphe), Améliorer Fertilité, Berserk, Éclair, Tourbillon.</text:span></text:p>
      <text:p text:style-name="P89">La Terre Mère</text:p>
      <text:p text:style-name="P170">Voir la description du culte à la page 127.</text:p>
      <text:p text:style-name="P89">La Déesse De La Mort</text:p>
      <text:p text:style-name="P192">C’est la sœur du Roi-Soleil, qui l’a bannie dans le Monde Inférieur pour avoir commis un crime horrible. Incapable de quitter son domaine souterrain, elle tente de saper l’autorité de son frère en lui dérobant ce qu’il y a de plus précieux à ses yeux : l’âme de ses sujets. Car les morts que le Roi Soleil estime indignes de séjourner dans le Paradis Doré sont livrés aux tourments du Monde Inférieur.</text:p>
      <text:p text:style-name="P153"><text:span text:style-name="T79">Type de culte</text:span><text:span text:style-name="T24"> : Grande Divinité.</text:span></text:p>
      <text:p text:style-name="P153"><text:span text:style-name="T79">Adorateurs </text:span><text:span text:style-name="T24">: les fous morbides, les mercenaires, les croquemorts, les assassins.</text:span></text:p>
      <text:p text:style-name="P153"><text:span text:style-name="T79">Devoirs des Adorateurs</text:span><text:span text:style-name="T24"> : respecter les morts, terrasser les morts-vivants.</text:span></text:p>
      <text:p text:style-name="P153"><text:span text:style-name="T79">Avantages spéciaux</text:span><text:span text:style-name="T24"> : +25 % lors de l’examen de cadavre pour déterminer la cause et le moment de la mort.</text:span></text:p>
      <text:p text:style-name="P153"><text:span text:style-name="T79">Compétences du Culte</text:span><text:span text:style-name="T24"> : Combat Rapproché, Connaissance des Morts-Vivants.</text:span></text:p>
      <text:p text:style-name="P163">Sorts de culte :</text:p>
      <text:p text:style-name="P252"><text:span text:style-name="T15">Magie Commune</text:span><text:span text:style-name="T24"> : Amélioration d’Arme, Bouclier Spirituel, Démoralisation.</text:span></text:p>
      <text:p text:style-name="P252"><text:span text:style-name="T15">Magie Divine</text:span><text:span text:style-name="T22"> </text:span><text:span text:style-name="T79">: </text:span><text:span text:style-name="T24">tous les sorts communs + Appel (Mort-Vivant), Contact Mortel, Procession Lugubre, Résurrection.</text:span></text:p>
      <text:p text:style-name="P89"><text:soft-page-break/>Le Détenteur Du Savoir</text:p>
      <text:p text:style-name="P170">Son seul but est de s’abreuver de connaissances. Ses adorateurs tentent de l’imiter et gagnent leur vie en gérant des Marchés du Savoir ou en vendant des conseils et informations.</text:p>
      <text:p text:style-name="P153"><text:span text:style-name="T79">Type de culte</text:span><text:span text:style-name="T24"> : Divinité Majeure.</text:span></text:p>
      <text:p text:style-name="P153"><text:span text:style-name="T88">Adorateurs </text:span><text:span text:style-name="T64">: érudits, explorateurs, bibliothécaires, détectives.</text:span></text:p>
      <text:p text:style-name="P153"><text:span text:style-name="T89">Devoirs des Adorateurs</text:span><text:span text:style-name="T49"> : découvrir de nouvelles connaissances, cataloguer et enregistrer l’information, entretenir des bibliothèques publiques, rester objectif et impartial.</text:span></text:p>
      <text:p text:style-name="P153"><text:span text:style-name="T79">Avantages spéciaux</text:span><text:span text:style-name="T24"> : +25 % lors de la recherche d’informations dans une bibliothèque.</text:span></text:p>
      <text:p text:style-name="P153"><text:span text:style-name="T79">Compétences du Culte</text:span><text:span text:style-name="T24"> : Plusieurs types de Connaissance, Influence, Langue.</text:span></text:p>
      <text:p text:style-name="P163">Sorts de culte :</text:p>
      <text:p text:style-name="P252"><text:span text:style-name="T15">Magie Commune</text:span><text:span text:style-name="T24"> : Communication Mentale, Détecter X.</text:span></text:p>
      <text:p text:style-name="P252"><text:span text:style-name="T15">Magie Divine</text:span><text:span text:style-name="T22"> </text:span><text:span text:style-name="T79">: </text:span><text:span text:style-name="T24">tous les sorts communs + Trouver X, Plongée dans le Passé, Vision de l’Âme.</text:span></text:p>
      <text:p text:style-name="P92">Le Faquin</text:p>
      <text:p text:style-name="P170">Dans certaines cultures, le Faquin est révéré en tant que Clown Sacré, qui se moque des autorités en place lorsque celles-ci n’œuvrent plus dans l’intérêt du peuple. Dans d’autres, c’est un hors-la-loi qui conteste l’ordre établi.</text:p>
      <text:p text:style-name="P153"><text:span text:style-name="T79">Type de culte</text:span><text:span text:style-name="T24"> : Divinité Majeure.</text:span></text:p>
      <text:p text:style-name="P153"><text:span text:style-name="T79">Adorateurs </text:span><text:span text:style-name="T24">: voleurs, idiots du village, anticonformistes.</text:span></text:p>
      <text:p text:style-name="P153"><text:span text:style-name="T79">Devoirs des Adorateurs</text:span><text:span text:style-name="T24"> : jouer des tours aux gens pompeux ou ridicules.</text:span></text:p>
      <text:p text:style-name="P153"><text:span text:style-name="T79">Avantages spéciaux</text:span><text:span text:style-name="T24"> : +25 % à la Tromperie pour jouer un tour à quelqu’un.</text:span></text:p>
      <text:p text:style-name="P153"><text:span text:style-name="T79">Compétences du Culte</text:span><text:span text:style-name="T24"> : Combat à Distance, Tromperie.</text:span></text:p>
      <text:p text:style-name="P163">Sorts de culte :</text:p>
      <text:p text:style-name="P252"><text:soft-page-break/><text:span text:style-name="T15">Magie Commune</text:span><text:span text:style-name="T24"> : Confusion, Réduire (Compétence).</text:span></text:p>
      <text:p text:style-name="P252"><text:span text:style-name="T15">Magie Divine</text:span><text:span text:style-name="T22"> </text:span><text:span text:style-name="T79">: </text:span><text:span text:style-name="T24">tous les sorts communs + Effigie de Cire, Illusion, Marionnette, Mise en Pièces, Pureté, Réflexion.</text:span></text:p>
      <text:p text:style-name="P89">Le Marchand</text:p>
      <text:p text:style-name="P153"><text:span text:style-name="T24">C’est un voyageur infatigable, qui aime discuter avec les nouveaux amis qu’il s’est fait en chemin. </text:span><text:span text:style-name="T58">Pour lui, l’art du commerce est un moyen de contenter ses amis et d’en apprendre plus sur les cultures qu’il découvre. Ses adorateurs savent qu’une mule, un sac de bibelots et un sourire chaleureux suffisent à ouvrir toutes les portes.</text:span></text:p>
      <text:p text:style-name="P153"><text:span text:style-name="T79">Type de culte</text:span><text:span text:style-name="T24"> : Divinité Majeure.</text:span></text:p>
      <text:p text:style-name="P153"><text:span text:style-name="T86">Adorateurs </text:span><text:span text:style-name="T53">: boutiquiers, colporteurs, marchands, messagers.</text:span></text:p>
      <text:p text:style-name="P153"><text:span text:style-name="T83">Devoirs des Adorateurs</text:span><text:span text:style-name="T58"> : répandre les nouvelles au loin, enrichir son temple et soi-même.</text:span></text:p>
      <text:p text:style-name="P153"><text:span text:style-name="T79">Avantages spéciaux</text:span><text:span text:style-name="T24"> : +25 % à la Perception ou à l’Influence pour effectuer une négociation financière.</text:span></text:p>
      <text:p text:style-name="P153"><text:span text:style-name="T79">Compétences du Culte</text:span><text:span text:style-name="T24"> : Conduite, Équitation, Influence, Langue, Perception.</text:span></text:p>
      <text:p text:style-name="P163">Sorts de culte :</text:p>
      <text:p text:style-name="P252"><text:span text:style-name="T15">Magie Commune</text:span><text:span text:style-name="T24"> : Améliorer (Influence), Améliorer (Perception), Chemin Dégagé.</text:span></text:p>
      <text:p text:style-name="P252"><text:span text:style-name="T15">Magie Divine</text:span><text:span text:style-name="T22"> </text:span><text:span text:style-name="T79">: </text:span><text:span text:style-name="T24">tous les sorts communs + Création de Vaisseaux de Cristal, Protection du Camp, Trésorerie.</text:span></text:p>
      <text:p text:style-name="P89">La Déesse Du Foyer</text:p>
      <text:p text:style-name="P170">Cette divinité pragmatique est une fille de la Terre Mère qui a décidé de vivre dans les centres urbains des mortels. On invoque son nom pour préserver la fertilité et l’harmonie du foyer.</text:p>
      <text:p text:style-name="P153"><text:span text:style-name="T79">Type de culte</text:span><text:span text:style-name="T24"> : Divinité Mineure.</text:span></text:p>
      <text:p text:style-name="P153"><text:span text:style-name="T79">Adorateurs </text:span><text:span text:style-name="T24">: propriétaires et femmes (ou hommes) au foyer.</text:span></text:p>
      <text:p text:style-name="P153"><text:span text:style-name="T79">Devoirs des Adorateurs</text:span><text:span text:style-name="T24"> : garder une maison propre et ordonnée.</text:span></text:p>
      <text:p text:style-name="P153"><text:soft-page-break/><text:span text:style-name="T79">Avantages spéciaux</text:span><text:span text:style-name="T24"> : +25 % à tout test de compétence dans la maison du personnage.</text:span></text:p>
      <text:p text:style-name="P153"><text:span text:style-name="T79">Compétences du Culte</text:span><text:span text:style-name="T24"> : Artisanat, Influence.</text:span></text:p>
      <text:p text:style-name="P163">Sorts de culte :</text:p>
      <text:p text:style-name="P252"><text:span text:style-name="T21">Magie Commune</text:span><text:span text:style-name="T75"> : Améliorer (Artisanat), Soins</text:span></text:p>
      <text:p text:style-name="P252"><text:span text:style-name="T15">Magie Divine</text:span><text:span text:style-name="T22"> </text:span><text:span text:style-name="T79">: </text:span><text:span text:style-name="T24">tous les sorts communs + Fertilité, Infertilité, Réparation.</text:span></text:p>
      <text:p text:style-name="P89">Le Seigneur De La Guerre</text:p>
      <text:p text:style-name="P170">Dieu de la violence et du conflit, il est vénéré aussi bien par les généraux illustres que par les humbles soldats. Au moyen de rituels élaborés, les guerriers des pays civilisés espèrent obtenir sa bénédiction avant la bataille. Les barbares, eux, préfèrent honorer son nom en se montrant aussi braves que farouches au combat.</text:p>
      <text:p text:style-name="P153"><text:span text:style-name="T79">Type de culte</text:span><text:span text:style-name="T24"> : Grande Divinité.</text:span></text:p>
      <text:p text:style-name="P153"><text:span text:style-name="T79">Adorateurs </text:span><text:span text:style-name="T24">: généraux, soldats.</text:span></text:p>
      <text:p text:style-name="P153"><text:span text:style-name="T79">Devoirs des Adorateurs</text:span><text:span text:style-name="T24"> : combattre…</text:span></text:p>
      <text:p text:style-name="P153"><text:span text:style-name="T79">Avantages spéciaux</text:span><text:span text:style-name="T24"> : +25 % à n’importe quel test pendant qu’on mène d’autres au combat.</text:span></text:p>
      <text:p text:style-name="P153"><text:span text:style-name="T79">Compétences du Culte</text:span><text:span text:style-name="T24"> : Combat à Distance, Combat Rapproché, Combat Sans Arme, Esquive.</text:span></text:p>
      <text:p text:style-name="P163">Sorts de culte :</text:p>
      <text:p text:style-name="P252"><text:span text:style-name="T15">Magie Commune</text:span><text:span text:style-name="T24"> : Amélioration d’Arme, Coordination, Fanatisme, Force, Vigueur.</text:span></text:p>
      <text:p text:style-name="P252"><text:span text:style-name="T15">Magie Divine</text:span><text:span text:style-name="T22"> </text:span><text:span text:style-name="T79">: </text:span><text:span text:style-name="T24">tous les sorts communs + (Arme au choix) Véritable, Bouclier, Déroute, Galvanisation des Troupes, Protection du Camp.</text:span></text:p>
      <text:p text:style-name="P89">La Déesse De La Guérison</text:p>
      <text:p text:style-name="P183">N’importe qui peut bénéficier des faveurs de la Déesse Blanche. Même les individus les plus violents voient leur existence transformée en épousant la cause de la Déesse, et on trouve des adorateurs aussi <text:soft-page-break/>bien dans des villes ou des villages que dans les charriots et les campements des armées.</text:p>
      <text:p text:style-name="P153"><text:span text:style-name="T79">Type de culte</text:span><text:span text:style-name="T24"> : Divinité Majeure.</text:span></text:p>
      <text:p text:style-name="P153"><text:span text:style-name="T79">Adorateurs </text:span><text:span text:style-name="T24">: guérisseurs, médecins.</text:span></text:p>
      <text:p text:style-name="P153"><text:span text:style-name="T79">Devoirs des Adorateurs</text:span><text:span text:style-name="T24"> : guérir quiconque sans discrimination, entretenir des sanctuaires.</text:span></text:p>
      <text:p text:style-name="P153"><text:span text:style-name="T79">Avantages spéciaux</text:span><text:span text:style-name="T24"> : +25 % aux tentatives de Guérison.</text:span></text:p>
      <text:p text:style-name="P153"><text:span text:style-name="T79">Compétences du Culte</text:span><text:span text:style-name="T24"> : Guérison, Influence, Perception.</text:span></text:p>
      <text:p text:style-name="P163">Sorts de culte :</text:p>
      <text:p text:style-name="P252"><text:span text:style-name="T15">Magie Commune</text:span><text:span text:style-name="T24"> : Soins.</text:span></text:p>
      <text:p text:style-name="P252"><text:span text:style-name="T15">Magie Divine</text:span><text:span text:style-name="T22"> </text:span><text:span text:style-name="T79">: </text:span><text:span text:style-name="T24">tous les sorts communs + Guérison Divine, Résurrection.</text:span></text:p>
      <text:p text:style-name="P89">La Déesse De La Mer</text:p>
      <text:p text:style-name="P170">Elle guerroie constamment contre sa sœur, la Terre Mère. Là où elle a le dessus, ses vagues dévorent les côtes et avalent les iles isolées. Ailleurs, ses eaux se replient, révélant des terres englouties dans les Temps Anciens. Un navigateur avisé demande toujours la permission de la Déesse avant se s’aventurer en mer.</text:p>
      <text:p text:style-name="P153"><text:span text:style-name="T79">Type de culte</text:span><text:span text:style-name="T24"> : Grande Divinité.</text:span></text:p>
      <text:p text:style-name="P153"><text:span text:style-name="T79">Adorateurs </text:span><text:span text:style-name="T24">: marins, pêcheurs,</text:span><text:span text:style-name="T94"> créatures aquatiques...</text:span></text:p>
      <text:p text:style-name="P153"><text:span text:style-name="T79">Devoirs des Adorateurs</text:span><text:span text:style-name="T24"> : respecter la mer</text:span><text:span text:style-name="T94"> et naviguer uniquement si la divinité l’autorise. </text:span></text:p>
      <text:p text:style-name="P153"><text:span text:style-name="T79">Avantages spéciaux</text:span><text:span text:style-name="T24"> : + 25 % aux tests de Navi</text:span><text:span text:style-name="T94">gation en mer et aux test d’Athlétisme concernant la nage.</text:span></text:p>
      <text:p text:style-name="P208">Compétences du Culte : Connaissance de la Nature, Navigation.</text:p>
      <text:p text:style-name="P163">Sorts de culte :</text:p>
      <text:p text:style-name="P252"><text:span text:style-name="T15">Magie Commune</text:span><text:span text:style-name="T24"> : Détecter Trésors de la </text:span><text:span text:style-name="T94">Mer et Respiration Aquatique.</text:span></text:p>
      <text:p text:style-name="P252"><text:span text:style-name="T15">Magie Divine</text:span><text:span text:style-name="T22"> </text:span><text:span text:style-name="T79">: </text:span><text:span text:style-name="T24">tous les sorts communs + </text:span><text:span text:style-name="T94">Appel (Ondine) et Respirer Eau</text:span></text:p>
      <text:p text:style-name="P253"><text:soft-page-break/></text:p>
      <text:p text:style-name="P89">Chaos</text:p>
      <text:p text:style-name="P170">Le Chaos ondule et bouillonne aux frontières du cosmos, cherchant par tous les moyens à s’immiscer dans la réalité et à la transformer.</text:p>
      <text:p text:style-name="P153"><text:span text:style-name="T79">Type de culte</text:span><text:span text:style-name="T24"> : Grande Divinité.</text:span></text:p>
      <text:p text:style-name="P153"><text:span text:style-name="T79">Adorateurs </text:span><text:span text:style-name="T24">: les fous, les rejetons monstrueux du Chaos.</text:span></text:p>
      <text:p text:style-name="P153"><text:span text:style-name="T79">Devoirs des Adorateurs</text:span><text:span text:style-name="T24"> : éroder la fabrique de la réalité, détruire la beauté, causer de la douleur aux vivants.</text:span></text:p>
      <text:p text:style-name="P153"><text:span text:style-name="T79">Avantages spéciaux</text:span><text:span text:style-name="T24"> : Immunisé à toute magie basée sur le Contrôle Mental.</text:span></text:p>
      <text:p text:style-name="P153"><text:span text:style-name="T79">Compétences du Culte</text:span><text:span text:style-name="T24"> : aucune.</text:span></text:p>
      <text:p text:style-name="P163">Sorts de culte :</text:p>
      <text:p text:style-name="P252"><text:span text:style-name="T15">Magie Commune</text:span><text:span text:style-name="T24"> : Confusion, Contremagie, Démoralisation, Disruption, Ignition.</text:span></text:p>
      <text:p text:style-name="P252"><text:span text:style-name="T15">Magie Divine</text:span><text:span text:style-name="T22"> </text:span><text:span text:style-name="T79">: </text:span><text:span text:style-name="T24">tous les sorts communs + Folie, Peur.</text:span></text:p>
      <text:p text:style-name="P89">La Sorcière Lunaire</text:p>
      <text:p text:style-name="P170">Sur la lune réside une vieille femme qui commanderait aux sorcières et aux esprits venus du côté obscur de l’astre au front d’argent ; ceux qui ont osé remettre en cause son existence sont devenus fous…</text:p>
      <text:p text:style-name="P153"><text:span text:style-name="T79">Type de culte</text:span><text:span text:style-name="T24"> : Divinité Mineure.</text:span></text:p>
      <text:p text:style-name="P153"><text:span text:style-name="T79">Adorateurs </text:span><text:span text:style-name="T24">: astronomes, magiciens.</text:span></text:p>
      <text:p text:style-name="P153"><text:span text:style-name="T79">Devoirs des Adorateurs</text:span><text:span text:style-name="T24"> : observer la lune, empêcher les étrangers de voyager vers la lune, préserver le mystère de la lune auprès des non-membres, étudier les propriétés de la lune.</text:span></text:p>
      <text:p text:style-name="P153"><text:span text:style-name="T79">Avantages spéciaux</text:span><text:span text:style-name="T24"> : un bonus de 25 % à n’importe quel test de compétence lors d’une interaction avec des Esprits Lunaires.</text:span></text:p>
      <text:p text:style-name="P153"><text:span text:style-name="T79">Compétences du Culte</text:span><text:span text:style-name="T24"> : Connaissance de la Nature.</text:span></text:p>
      <text:p text:style-name="P163">Sorts de culte :</text:p>
      <text:p text:style-name="P252"><text:soft-page-break/><text:span text:style-name="T15">Magie Commune</text:span><text:span text:style-name="T24"> : Appel Spirituel (Esprit Magique), Contremagie.</text:span></text:p>
      <text:p text:style-name="P252"><text:span text:style-name="T15">Magie Divine</text:span><text:span text:style-name="T22"> </text:span><text:span text:style-name="T79">: </text:span><text:span text:style-name="T24">tous les sorts communs + Attaque Mentale, Guérison Divine, Lien Mental, Réflexion, Résurrection.</text:span></text:p>
      <text:p text:style-name="P89">La Chasseresse</text:p>
      <text:p text:style-name="P190">Dans les sociétés primitives ou barbares, elle protège ceux qui se rendent en terre sauvage pour apporter de la viande à la tribu. Dans les zones plus civilisées, elle incarne la témérité et inspire les aventuriers en quête de proies toujours plus dangereuses et exotiques.</text:p>
      <text:p text:style-name="P153"><text:span text:style-name="T89">Type de culte</text:span><text:span text:style-name="T49"> : Divinité Mineure.</text:span></text:p>
      <text:p text:style-name="P153"><text:span text:style-name="T89">Adorateurs </text:span><text:span text:style-name="T49">: chasseurs, amateurs de gros gibier.</text:span></text:p>
      <text:p text:style-name="P153"><text:span text:style-name="T89">Devoirs des Adorateurs</text:span><text:span text:style-name="T49"> : capturer les braconniers, ne pas épuiser les terres à gibier, rester fidèle à l’esprit de la chasse.</text:span></text:p>
      <text:p text:style-name="P153"><text:span text:style-name="T89">Avantages spéciaux</text:span><text:span text:style-name="T49"> : +25 % à la Tromperie lors de la traque de proie.</text:span></text:p>
      <text:p text:style-name="P153"><text:span text:style-name="T89">Compétences du Culte</text:span><text:span text:style-name="T49"> : Combat à Distance, Connaissance de la Nature, Tromperie.</text:span></text:p>
      <text:p text:style-name="P167">Sorts de culte :</text:p>
      <text:p text:style-name="P252"><text:span text:style-name="T20">Magie Commune</text:span><text:span text:style-name="T49"> : Chemin Dégagé, Coordination, DareDard, Projectiles Multiples.</text:span></text:p>
      <text:p text:style-name="P252"><text:span text:style-name="T20">Magie Divine</text:span><text:span text:style-name="T23"> </text:span><text:span text:style-name="T89">: </text:span><text:span text:style-name="T49">tous les sorts communs + Arc ou Lance Véritable, Trait Mortel.</text:span></text:p>
      <text:p text:style-name="P122">Apprendre La Magie Divine</text:p>
      <text:p text:style-name="P170">La procédure suivante doit être respectée :</text:p>
      <text:p text:style-name="P253">Le Lanceur est censé posséder la compétence Connaissance (Religion) correspondant à sa religion et être un initié ou un prêtre de cette religion.</text:p>
      <text:p text:style-name="P253">Le personnage doit dépenser un nombre de Points d’Amélioration égal au double de la Magnitude du sort qu’il veut apprendre. Ceci peut être fait en plusieurs fois : par exemple, si un joueur achète Bouclier à la Magnitude 1 pour 2 points d’Amélioration, il pourra <text:soft-page-break/>plus tard acquérir Bouclier à la Magnitude 3 en dépensant 4 nouveaux Points d’Amélioration. Ces points ne sont pas récupérés, même lorsque le personnage quitte sa religion.</text:p>
      <text:p text:style-name="P89">Lancer Des Sorts</text:p>
      <text:p text:style-name="P183">Pour lancer un sort, le personnage doit être capable de bouger ses mains et de chanter. Le lancement du sort est toujours accompagné d’un effet visuel et d’un son décelables par les créatures proches : éclair lumineux, coup de tonnerre, scintillement dans l’air… La nature exacte des effets est laissée à la discrétion du meneur de jeu et du joueur, mais ceux-ci seront toujours détectés par une créature se trouvant à moins de dix fois la Magnitude du sort en mètres.</text:p>
      <text:p text:style-name="P170">Un sort de Magie Divine est lancé automatiquement, sans jet de dé.</text:p>
      <text:p text:style-name="P106">Points De Magie</text:p>
      <text:p text:style-name="P170">Lancer un sort ne coute aucun Point de Magie.</text:p>
      <text:p text:style-name="P106">Temps D’Incantation</text:p>
      <text:p text:style-name="P170">Lancer un sort ne nécessite qu’une seule Action de combat et l’INT du personnage détermine le moment du lancer dans l’ordre d’initiative, voir page 57.</text:p>
      <text:p text:style-name="P106">Usage Unique</text:p>
      <text:p text:style-name="P170">Un sort ne peut être lancé qu’une seule fois. Pour retrouver l’usage du sort, le personnage devra retourner à son temple pour prier ou prendre part à une cérémonie d’adoration lors d’un jour saint de sa religion.</text:p>
      <text:p text:style-name="P170">Le lanceur n’aura pas à dépenser de nouveaux Points d’Amélioration.</text:p>
      <text:p text:style-name="P106">Limitations</text:p>
      <text:p text:style-name="P170">Les sorts ne se cumulent pas : ainsi lancer un sort de Bouclier 2 sur une cible bénéficiant d’un sort de Bouclier 1 ne produira pas un sort de Bouclier 3.</text:p>
      <text:p text:style-name="P106"><text:soft-page-break/>Dissiper Des Sorts De Magie Divine</text:p>
      <text:p text:style-name="P186">Le lanceur d’un sort de Magie Divine Permanent ou possédant une Durée peut l’annuler en une action de combat. Un lanceur peut instantanément arrêter de se concentrer sur un sort : cela ne consomme pas d’action de combat.</text:p>
      <text:p text:style-name="P106">Diviser La Magnitude</text:p>
      <text:p text:style-name="P170">La Magie Divine permet à son lanceur de « diviser » la Magnitude à laquelle il connait un sort en plusieurs sorts du même type. Par exemple, si le lanceur connait le sort Absorption à la Magnitude 3, il peut décider de lancer un seul sort de Magnitude 3, ou de le diviser en trois sorts d’Absorption de Magnitude 1 ou encore en deux sorts d’Absorption de Magnitudes 1 et 2. Les sorts divisés sont considérés comme des entités différentes et lancés séparément.</text:p>
      <text:p text:style-name="P106">Le Pouvoir De La Magie Divine</text:p>
      <text:p text:style-name="P170">Quand elle est en conflit direct avec d’autres formes de magie, la Magie Divine est considérée comme ayant une Magnitude double.</text:p>
      <text:p text:style-name="P122">Traits Des Sorts</text:p>
      <text:p text:style-name="P170">Les traits utilisés par les sorts de Magie Divine sont définis ci-dessous :</text:p>
      <text:p text:style-name="P153"><text:span text:style-name="T144">Zone (X)</text:span><text:span text:style-name="T131"> :</text:span><text:span text:style-name="T24"> le sort affecte toutes les cibles à l’intérieur d’un rayon égal à X mètres.</text:span></text:p>
      <text:p text:style-name="P153"><text:span text:style-name="T144">Concentration</text:span><text:span text:style-name="T131"> :</text:span><text:span text:style-name="T24"> le sort continue à faire effet tant que le personnage se concentre dessus. L’acte de se concentrer sur un sort est identique à celui d</text:span><text:span text:style-name="T33">e lancer</text:span><text:span text:style-name="T24"> un sort, et requiert que le lanceur continue à chanter et ignorer les distractions.</text:span></text:p>
      <text:p text:style-name="P153"><text:span text:style-name="T144">Durée (X)</text:span><text:span text:style-name="T131"> :</text:span><text:span text:style-name="T24"> les effets du sort restent en place pendant le nombre de minutes indiqué.</text:span></text:p>
      <text:p text:style-name="P153"><text:span text:style-name="T149">Instantané</text:span><text:span text:style-name="T138"> :</text:span><text:span text:style-name="T58"> l’effet du sort se déclenche immédiatement. Le sort lui-même disparait alors.</text:span></text:p>
      <text:p text:style-name="P153"><text:span text:style-name="T144">Magnitude (X)</text:span><text:span text:style-name="T131"> :</text:span><text:span text:style-name="T24"> la force et la puissance du sort.</text:span></text:p>
      <text:p text:style-name="P153"><text:soft-page-break/><text:span text:style-name="T144">Permanent</text:span><text:span text:style-name="T131"> :</text:span><text:span text:style-name="T24"> les effets du sort restent en place jusqu’à ce qu’ils soient dissipés.</text:span></text:p>
      <text:p text:style-name="P153"><text:span text:style-name="T144">Progressif</text:span><text:span text:style-name="T131"> :</text:span><text:span text:style-name="T24"> ceci indique que ce sort peut être appris à de plus hauts niveaux de </text:span><text:span text:style-name="T131">Magnitude</text:span><text:span text:style-name="T24"> que le minimum.</text:span></text:p>
      <text:p text:style-name="P153"><text:span text:style-name="T147">À Distance </text:span><text:span text:style-name="T140">:</text:span><text:span text:style-name="T53"> les sorts à distance peuvent atteindre des cibles situées à une distance maximale égale à 5 fois le </text:span><text:span text:style-name="T140">POU</text:span><text:span text:style-name="T53"> du lanceur en mètres.</text:span></text:p>
      <text:p text:style-name="P153"><text:span text:style-name="T149">Résistance</text:span><text:span text:style-name="T138"> :</text:span><text:span text:style-name="T58"> le sort ne prend pas effet immédiatement. Sa cible peut tenter un </text:span><text:span text:style-name="T138">jet d’Esquive</text:span><text:span text:style-name="T58">, de </text:span><text:span text:style-name="T138">Persévérance</text:span><text:span text:style-name="T58"> ou d’</text:span><text:span text:style-name="T138">Endurance</text:span><text:span text:style-name="T58"> (selon la description du sort) pour éviter l’effet du sort. Il est à noter que, pour profiter de Résistance (Esquive), la cible doit être en mesure d’utiliser des réactions pour faire une esquive. Dans le cas des sorts de Zone, Résistance (Esquive) nécessite que la cible se jette à couvert pour éviter les effets du sort.</text:span></text:p>
      <text:p text:style-name="P153"><text:span text:style-name="T144">Toucher</text:span><text:span text:style-name="T131"> :</text:span><text:span text:style-name="T24"> pour qu’un sort de toucher prenne effet, le lanceur doit toucher sa cible</text:span><text:span text:style-name="T131">.</text:span><text:span text:style-name="T24"> De plus, il doit rester en contact avec la cible pendant l’intégralité du temps de lancement.</text:span></text:p>
      <text:p text:style-name="P153"><text:span text:style-name="T145">Culte</text:span><text:span text:style-name="T137"> :</text:span><text:span text:style-name="T64"> le type de culte qui enseigne ce sort à ses adorateurs. Si le culte indiqué est « tous », cela signifie qu’il s’agit d’un sort courant disponible auprès de tous les cultes. La description du culte aidera à déterminer les sorts disponibles.</text:span></text:p>
      <text:p text:style-name="P122">Sorts Communs À Tous Les Cultes</text:p>
      <text:p text:style-name="P153"><text:span text:style-name="T24">Les sorts suivants sont considérés comme universels : </text:span><text:span text:style-name="T15">Blocage Spirituel, Création d’Objets bénis, Dispersion de la Magie, Divination, Excommunication, Exorcisme, Extension, Lien Mental, Sanctification, Trouver X, Vision de l’Âme, Voyage Spirituel.</text:span></text:p>
      <text:p text:style-name="P122">Liste des Sorts</text:p>
      <text:p text:style-name="Text_20_body">Les noms de sorts suivis d’un astérisque sont totalement expliqués dans la colonne Description et ne sont donc pas détaillés plus loin.</text:p>
      <table:table table:name="Tableau59" table:style-name="Tableau59">
        <table:table-column table:style-name="Tableau59.A"/>
        <table:table-column table:style-name="Tableau59.B"/>
        <table:table-column table:style-name="Tableau59.C"/>
        <table:table-column table:style-name="Tableau59.D"/>
        <text:soft-page-break/>
        <table:table-row table:style-name="Tableau59.1">
          <table:table-cell table:style-name="Tableau59.A1" office:value-type="string">
            <text:p text:style-name="P81"><text:span text:style-name="Gras"><text:span text:style-name="T7">Sort</text:span></text:span></text:p>
          </table:table-cell>
          <table:table-cell table:style-name="Tableau59.A1" office:value-type="string">
            <text:p text:style-name="P81"><text:span text:style-name="Gras"><text:span text:style-name="T7">Traits</text:span></text:span></text:p>
          </table:table-cell>
          <table:table-cell table:style-name="Tableau59.A1" office:value-type="string">
            <text:p text:style-name="P81"><text:span text:style-name="Gras"><text:span text:style-name="T7">Cultes</text:span></text:span></text:p>
          </table:table-cell>
          <table:table-cell table:style-name="Tableau59.A1" office:value-type="string">
            <text:p text:style-name="P81"><text:span text:style-name="Gras"><text:span text:style-name="T7">Description</text:span></text:span></text:p>
          </table:table-cell>
        </table:table-row>
        <text:soft-page-break/>
        <table:table-row table:style-name="Tableau59.2">
          <table:table-cell table:style-name="Tableau59.A1" office:value-type="string">
            <text:p text:style-name="P44"><text:span text:style-name="Gras"><text:span text:style-name="T116">(Arme) Véritable</text:span></text:span></text:p>
          </table:table-cell>
          <table:table-cell table:style-name="Tableau59.A1" office:value-type="string">
            <text:p text:style-name="P44"><text:span text:style-name="Gras"><text:span text:style-name="T116">Durée 15, Magnitude 3, À distance</text:span></text:span></text:p>
          </table:table-cell>
          <table:table-cell table:style-name="Tableau59.A1" office:value-type="string">
            <text:p text:style-name="P44"><text:span text:style-name="Gras"><text:span text:style-name="T116">Guerre</text:span></text:span></text:p>
          </table:table-cell>
          <table:table-cell table:style-name="Tableau59.A1" office:value-type="string">
            <text:p text:style-name="P44"><text:span text:style-name="Gras"><text:span text:style-name="T116">Double les dégâts de l’arme.</text:span></text:span></text:p>
          </table:table-cell>
        </table:table-row>
        <table:table-row table:style-name="Tableau59.2">
          <table:table-cell table:style-name="Tableau59.A1" office:value-type="string">
            <text:p text:style-name="P44"><text:span text:style-name="Gras"><text:span text:style-name="T116">Absorption</text:span></text:span></text:p>
          </table:table-cell>
          <table:table-cell table:style-name="Tableau59.A1" office:value-type="string">
            <text:p text:style-name="P44"><text:span text:style-name="Gras"><text:span text:style-name="T116">Durée 15, Magnitude 1, Progressif, Toucher</text:span></text:span></text:p>
          </table:table-cell>
          <table:table-cell table:style-name="Tableau59.A1" office:value-type="string">
            <text:p text:style-name="P44"><text:span text:style-name="Gras"><text:span text:style-name="T116">Terre, Nuit</text:span></text:span></text:p>
          </table:table-cell>
          <table:table-cell table:style-name="Tableau59.A1" office:value-type="string">
            <text:p text:style-name="P44"><text:span text:style-name="Gras"><text:span text:style-name="T116">Absorbe les sorts visant la cible du sort ou son équipement, transformant leur énergie magique en Points de Magie utilisables par la cible.</text:span></text:span></text:p>
          </table:table-cell>
        </table:table-row>
        <table:table-row table:style-name="Tableau59.2">
          <table:table-cell table:style-name="Tableau59.A1" office:value-type="string">
            <text:p text:style-name="P44"><text:span text:style-name="Gras"><text:span text:style-name="T116">Apparence Radieuse</text:span></text:span></text:p>
          </table:table-cell>
          <table:table-cell table:style-name="Tableau59.A1" office:value-type="string">
            <text:p text:style-name="P44"><text:span text:style-name="Gras"><text:span text:style-name="T116">Magnitude 2, Durée 1 Jour</text:span></text:span></text:p>
          </table:table-cell>
          <table:table-cell table:style-name="Tableau59.A1" office:value-type="string">
            <text:p text:style-name="P44"><text:span text:style-name="Gras"><text:span text:style-name="T116">Soleil</text:span></text:span></text:p>
          </table:table-cell>
          <table:table-cell table:style-name="Tableau59.A1" office:value-type="string">
            <text:p text:style-name="P44"><text:span text:style-name="Gras"><text:span text:style-name="T116">+50 % Influence, les créatures qui détestent la lumière ont un malus de -25 % contre la cible</text:span></text:span></text:p>
          </table:table-cell>
        </table:table-row>
        <table:table-row table:style-name="Tableau59.2">
          <table:table-cell table:style-name="Tableau59.A1" office:value-type="string">
            <text:p text:style-name="P44"><text:span text:style-name="Gras"><text:span text:style-name="T116">Appel (Élémentaire)</text:span></text:span></text:p>
          </table:table-cell>
          <table:table-cell table:style-name="Tableau59.A1" office:value-type="string">
            <text:p text:style-name="P44"><text:span text:style-name="Gras"><text:span text:style-name="T116">Magnitude 1,</text:span></text:span><text:span text:style-name="T171"><text:line-break/></text:span><text:span text:style-name="Gras"><text:span text:style-name="T116">Permanent,</text:span></text:span><text:span text:style-name="T171"><text:line-break/></text:span><text:span text:style-name="Gras"><text:span text:style-name="T116">Progressif</text:span></text:span></text:p>
          </table:table-cell>
          <table:table-cell table:style-name="Tableau59.A1" office:value-type="string">
            <text:p text:style-name="P44"><text:span text:style-name="Gras"><text:span text:style-name="T116">Tout culte avec une affinité élémentaire</text:span></text:span></text:p>
          </table:table-cell>
          <table:table-cell table:style-name="Tableau59.A1" office:value-type="string">
            <text:p text:style-name="P44"><text:span text:style-name="Gras"><text:span text:style-name="T116">Invoque et lie un élémentaire au service du lanceur pour la durée du sort.</text:span></text:span></text:p>
          </table:table-cell>
        </table:table-row>
        <table:table-row table:style-name="Tableau59.2">
          <table:table-cell table:style-name="Tableau59.A1" office:value-type="string">
            <text:p text:style-name="P44"><text:span text:style-name="Gras"><text:span text:style-name="T116">Appel</text:span></text:span><text:span text:style-name="T171"><text:line-break/></text:span><text:span text:style-name="Gras"><text:span text:style-name="T116">(Mort-Vivant)</text:span></text:span></text:p>
          </table:table-cell>
          <table:table-cell table:style-name="Tableau59.A1" office:value-type="string">
            <text:p text:style-name="P44"><text:span text:style-name="Gras"><text:span text:style-name="T116">Magnitude 1,</text:span></text:span><text:span text:style-name="T171"><text:line-break/></text:span><text:span text:style-name="Gras"><text:span text:style-name="T116">Permanent,</text:span></text:span><text:span text:style-name="T171"><text:line-break/></text:span><text:span text:style-name="Gras"><text:span text:style-name="T116">Progressif</text:span></text:span></text:p>
          </table:table-cell>
          <table:table-cell table:style-name="Tableau59.A1" office:value-type="string">
            <text:p text:style-name="P44"><text:span text:style-name="Gras"><text:span text:style-name="T116">Monstre, Mal,</text:span></text:span><text:span text:style-name="T171"><text:line-break/></text:span><text:span text:style-name="Gras"><text:span text:style-name="T116">Mort</text:span></text:span></text:p>
          </table:table-cell>
          <table:table-cell table:style-name="Tableau59.A1" office:value-type="string">
            <text:p text:style-name="P44"><text:span text:style-name="Gras"><text:span text:style-name="T116">Réanime un corps humain mort et le transforme en créature mort-vivante.</text:span></text:span></text:p>
          </table:table-cell>
        </table:table-row>
        <table:table-row table:style-name="Tableau59.2">
          <table:table-cell table:style-name="Tableau59.A1" office:value-type="string">
            <text:p text:style-name="P44"><text:span text:style-name="Gras"><text:span text:style-name="T116">Attaque Mentale</text:span></text:span></text:p>
          </table:table-cell>
          <table:table-cell table:style-name="Tableau59.A1" office:value-type="string">
            <text:p text:style-name="P44"><text:span text:style-name="Gras"><text:span text:style-name="T116">Instantané, Magnitude 1, Progressif, À distance, Résistance (Persévérance)</text:span></text:span></text:p>
          </table:table-cell>
          <table:table-cell table:style-name="Tableau59.A1" office:value-type="string">
            <text:p text:style-name="P44"><text:span text:style-name="Gras"><text:span text:style-name="T116">Lune</text:span></text:span></text:p>
          </table:table-cell>
          <table:table-cell table:style-name="Tableau59.A1" office:value-type="string">
            <text:p text:style-name="P44"><text:span text:style-name="Gras"><text:span text:style-name="T116">Inflige une pénalité à l’INT de la victime égale à sa Magnitude.</text:span></text:span></text:p>
          </table:table-cell>
        </table:table-row>
        <table:table-row table:style-name="Tableau59.2">
          <table:table-cell table:style-name="Tableau59.A1" office:value-type="string">
            <text:p text:style-name="P44"><text:span text:style-name="Gras"><text:span text:style-name="T116">Berserk</text:span></text:span></text:p>
          </table:table-cell>
          <table:table-cell table:style-name="Tableau59.A1" office:value-type="string">
            <text:p text:style-name="P44"><text:span text:style-name="Gras"><text:span text:style-name="T116">Durée 15, Magnitude 2, Toucher</text:span></text:span></text:p>
          </table:table-cell>
          <table:table-cell table:style-name="Tableau59.A1" office:value-type="string">
            <text:p text:style-name="P44"><text:span text:style-name="Gras"><text:span text:style-name="T116">Bêtes, Guerre</text:span></text:span></text:p>
          </table:table-cell>
          <table:table-cell table:style-name="Tableau59.A1" office:value-type="string">
            <text:p text:style-name="P44"><text:span text:style-name="Gras"><text:span text:style-name="T116">Une rage sanguinaire submerge le bénéficiaire du sort. Celui-ci agit sans tenir compte de sa propre sécurité et de ses allégeances, mais son endurance et son aptitude au combat sont décuplées.</text:span></text:span></text:p>
          </table:table-cell>
        </table:table-row>
        <table:table-row table:style-name="Tableau59.2">
          <table:table-cell table:style-name="Tableau59.A1" office:value-type="string">
            <text:p text:style-name="P44"><text:span text:style-name="Gras"><text:span text:style-name="T116">Blocage Spirituel</text:span></text:span></text:p>
          </table:table-cell>
          <table:table-cell table:style-name="Tableau59.A1" office:value-type="string">
            <text:p text:style-name="P44"><text:span text:style-name="Gras"><text:span text:style-name="T116">Durée 15, Magnitude 1, Progressif, Toucher</text:span></text:span></text:p>
          </table:table-cell>
          <table:table-cell table:style-name="Tableau59.A1" office:value-type="string">
            <text:p text:style-name="P44"><text:span text:style-name="Gras"><text:span text:style-name="T116">Tous</text:span></text:span></text:p>
          </table:table-cell>
          <table:table-cell table:style-name="Tableau59.A1" office:value-type="string">
            <text:p text:style-name="P44"><text:span text:style-name="Gras"><text:span text:style-name="T116">Bloque les attaques des esprits à l’encontre du lanceur.</text:span></text:span></text:p>
          </table:table-cell>
        </table:table-row>
        <table:table-row table:style-name="Tableau59.2">
          <table:table-cell table:style-name="Tableau59.A1" office:value-type="string">
            <text:p text:style-name="P44"><text:span text:style-name="Gras"><text:span text:style-name="T116">Bouclier</text:span></text:span></text:p>
          </table:table-cell>
          <table:table-cell table:style-name="Tableau59.A1" office:value-type="string">
            <text:p text:style-name="P44"><text:span text:style-name="Gras"><text:span text:style-name="T116">Durée 15, Magnitude 1, Progressif</text:span></text:span></text:p>
          </table:table-cell>
          <table:table-cell table:style-name="Tableau59.A1" office:value-type="string">
            <text:p text:style-name="P44"><text:span text:style-name="Gras"><text:span text:style-name="T116">Guerre</text:span></text:span></text:p>
          </table:table-cell>
          <table:table-cell table:style-name="Tableau59.A1" office:value-type="string">
            <text:p text:style-name="P44"><text:span text:style-name="Gras"><text:span text:style-name="T116">+1 Point d’Armure et +10 % aux résistances aux attaques magiques par point de Magnitude.</text:span></text:span></text:p>
          </table:table-cell>
        </table:table-row>
        <table:table-row table:style-name="Tableau59.2">
          <table:table-cell table:style-name="Tableau59.A1" office:value-type="string">
            <text:p text:style-name="P44"><text:span text:style-name="Gras"><text:span text:style-name="T116">Contact Mortel</text:span></text:span></text:p>
          </table:table-cell>
          <table:table-cell table:style-name="Tableau59.A1" office:value-type="string">
            <text:p text:style-name="P46"><text:span text:style-name="Gras"><text:span text:style-name="T116">Magnitude 4, Toucher, Instantané, Résistance (Persévérance)</text:span></text:span></text:p>
          </table:table-cell>
          <table:table-cell table:style-name="Tableau59.A1" office:value-type="string">
            <text:p text:style-name="P44"><text:span text:style-name="Gras"><text:span text:style-name="T116">Mort</text:span></text:span></text:p>
          </table:table-cell>
          <table:table-cell table:style-name="Tableau59.A1" office:value-type="string">
            <text:p text:style-name="P44"><text:span text:style-name="Gras"><text:span text:style-name="T116">Tue la victime qui rate son jet de Résistance.</text:span></text:span></text:p>
          </table:table-cell>
        </table:table-row>
        <table:table-row table:style-name="Tableau59.2">
          <table:table-cell table:style-name="Tableau59.A1" office:value-type="string">
            <text:p text:style-name="P44"><text:span text:style-name="Gras"><text:span text:style-name="T116">Création de Vaisseaux de Cristal</text:span></text:span></text:p>
          </table:table-cell>
          <table:table-cell table:style-name="Tableau59.A1" office:value-type="string">
            <text:p text:style-name="P44"><text:span text:style-name="Gras"><text:span text:style-name="T116">Magnitude </text:span></text:span><text:span text:style-name="Gras"><text:span text:style-name="T120">4</text:span></text:span><text:span text:style-name="Gras"><text:span text:style-name="T116">, Durée Jusqu’à la fin du voyage.</text:span></text:span></text:p>
          </table:table-cell>
          <table:table-cell table:style-name="Tableau59.A1" office:value-type="string">
            <text:p text:style-name="P44"><text:span text:style-name="Gras"><text:span text:style-name="T116">Commerce</text:span></text:span></text:p>
          </table:table-cell>
          <table:table-cell table:style-name="Tableau59.A1" office:value-type="string">
            <text:p text:style-name="P44"><text:span text:style-name="Gras"><text:span text:style-name="T116">Crée un vaisseau magique qui vole jusqu’à la destination désignée.</text:span></text:span></text:p>
          </table:table-cell>
        </table:table-row>
        <table:table-row table:style-name="Tableau59.2">
          <table:table-cell table:style-name="Tableau59.A1" office:value-type="string">
            <text:p text:style-name="P44"><text:span text:style-name="Gras"><text:span text:style-name="T116">Création d’Idoles</text:span></text:span></text:p>
          </table:table-cell>
          <table:table-cell table:style-name="Tableau59.A1" office:value-type="string">
            <text:p text:style-name="P44"><text:span text:style-name="Gras"><text:span text:style-name="T116">Magnitude 4</text:span></text:span></text:p>
          </table:table-cell>
          <table:table-cell table:style-name="Tableau59.A1" office:value-type="string">
            <text:p text:style-name="P44"><text:span text:style-name="Gras"><text:span text:style-name="T116">Tous</text:span></text:span></text:p>
          </table:table-cell>
          <table:table-cell table:style-name="Tableau59.A1" office:value-type="string">
            <text:p text:style-name="P44"><text:span text:style-name="Gras"><text:span text:style-name="T116">Crée une idole magique de la divinité.</text:span></text:span></text:p>
          </table:table-cell>
        </table:table-row>
        <table:table-row table:style-name="Tableau59.2">
          <table:table-cell table:style-name="Tableau59.A1" office:value-type="string">
            <text:p text:style-name="P44"><text:span text:style-name="Gras"><text:span text:style-name="T116">Création d’objets bénis</text:span></text:span></text:p>
          </table:table-cell>
          <table:table-cell table:style-name="Tableau59.A1" office:value-type="string">
            <text:p text:style-name="P44"><text:span text:style-name="Gras"><text:span text:style-name="T116">Aire (spécial), Magnitude 1, Permanent, Progressif</text:span></text:span></text:p>
          </table:table-cell>
          <table:table-cell table:style-name="Tableau59.A1" office:value-type="string">
            <text:p text:style-name="P44"><text:span text:style-name="Gras"><text:span text:style-name="T116">Tous</text:span></text:span></text:p>
          </table:table-cell>
          <table:table-cell table:style-name="Tableau59.A1" office:value-type="string">
            <text:p text:style-name="P44"><text:span text:style-name="Gras"><text:span text:style-name="T116">Permet au lanceur de créer des objets contenant des sorts de Magie divine, bénis par un prêtre avec le pouvoir de la divinité du culte.</text:span></text:span></text:p>
          </table:table-cell>
        </table:table-row>
        <text:soft-page-break/>
        <table:table-row table:style-name="Tableau59.2">
          <table:table-cell table:style-name="Tableau59.A1" office:value-type="string">
            <text:p text:style-name="P44"><text:span text:style-name="Gras"><text:span text:style-name="T116">Déroute</text:span></text:span></text:p>
          </table:table-cell>
          <table:table-cell table:style-name="Tableau59.A1" office:value-type="string">
            <text:p text:style-name="P44"><text:span text:style-name="Gras"><text:span text:style-name="T116">Magnitude 3</text:span></text:span></text:p>
          </table:table-cell>
          <table:table-cell table:style-name="Tableau59.A1" office:value-type="string">
            <text:p text:style-name="P44"><text:span text:style-name="Gras"><text:span text:style-name="T116">Guerre</text:span></text:span></text:p>
          </table:table-cell>
          <table:table-cell table:style-name="Tableau59.A1" office:value-type="string">
            <text:p text:style-name="P44"><text:span text:style-name="Gras"><text:span text:style-name="T116">L’unité ennemie ciblée panique.</text:span></text:span></text:p>
          </table:table-cell>
        </table:table-row>
        <table:table-row table:style-name="Tableau59.2">
          <table:table-cell table:style-name="Tableau59.A1" office:value-type="string">
            <text:p text:style-name="P44"><text:span text:style-name="Gras"><text:span text:style-name="T116">Dispersion de la Magie</text:span></text:span></text:p>
          </table:table-cell>
          <table:table-cell table:style-name="Tableau59.A1" office:value-type="string">
            <text:p text:style-name="P44"><text:span text:style-name="Gras"><text:span text:style-name="T116">Instantané, Magnitude 1, Progressif, À distance</text:span></text:span></text:p>
          </table:table-cell>
          <table:table-cell table:style-name="Tableau59.A1" office:value-type="string">
            <text:p text:style-name="P44"><text:span text:style-name="Gras"><text:span text:style-name="T116">Tous</text:span></text:span></text:p>
          </table:table-cell>
          <table:table-cell table:style-name="Tableau59.A1" office:value-type="string">
            <text:p text:style-name="P44"><text:span text:style-name="Gras"><text:span text:style-name="T116">Dispersion de la Magie élimine une combinaison de sorts dont la somme des Niveaux de Magnitude est égale à sa Magnitude, en commençant par le sort le plus puissant.</text:span></text:span></text:p>
          </table:table-cell>
        </table:table-row>
        <table:table-row table:style-name="Tableau59.2">
          <table:table-cell table:style-name="Tableau59.A1" office:value-type="string">
            <text:p text:style-name="P44"><text:span text:style-name="Gras"><text:span text:style-name="T116">Disque Solaire</text:span></text:span></text:p>
          </table:table-cell>
          <table:table-cell table:style-name="Tableau59.A1" office:value-type="string">
            <text:p text:style-name="P71">Magnitude 1, A Distance, Résistance (Esquive)</text:p>
          </table:table-cell>
          <table:table-cell table:style-name="Tableau59.A1" office:value-type="string">
            <text:p text:style-name="P44"><text:span text:style-name="Gras"><text:span text:style-name="T116">Feu, Soleil</text:span></text:span></text:p>
          </table:table-cell>
          <table:table-cell table:style-name="Tableau59.A1" office:value-type="string">
            <text:p text:style-name="P44"><text:span text:style-name="Gras"><text:span text:style-name="T116">Ce sort aveugle l’adversaire qui rate son test de Résistance.</text:span></text:span></text:p>
          </table:table-cell>
        </table:table-row>
        <table:table-row table:style-name="Tableau59.2">
          <table:table-cell table:style-name="Tableau59.A1" office:value-type="string">
            <text:p text:style-name="P44"><text:span text:style-name="Gras"><text:span text:style-name="T116">Divination</text:span></text:span></text:p>
          </table:table-cell>
          <table:table-cell table:style-name="Tableau59.A1" office:value-type="string">
            <text:p text:style-name="P44"><text:span text:style-name="Gras"><text:span text:style-name="T116">Instantané, Magnitude 1, Progressif</text:span></text:span></text:p>
          </table:table-cell>
          <table:table-cell table:style-name="Tableau59.A1" office:value-type="string">
            <text:p text:style-name="P44"><text:span text:style-name="Gras"><text:span text:style-name="T116">Tous</text:span></text:span></text:p>
          </table:table-cell>
          <table:table-cell table:style-name="Tableau59.A1" office:value-type="string">
            <text:p text:style-name="P44"><text:span text:style-name="Gras"><text:span text:style-name="T116">Pour chaque point de Magnitude, le lanceur peut poser une question à sa divinité, qui répondra de son mieux.</text:span></text:span></text:p>
          </table:table-cell>
        </table:table-row>
        <table:table-row table:style-name="Tableau59.2">
          <table:table-cell table:style-name="Tableau59.A1" office:value-type="string">
            <text:p text:style-name="P44"><text:span text:style-name="Gras"><text:span text:style-name="T116">Éclair</text:span></text:span></text:p>
          </table:table-cell>
          <table:table-cell table:style-name="Tableau59.A1" office:value-type="string">
            <text:p text:style-name="P44"><text:span text:style-name="Gras"><text:span text:style-name="T116">Instantané, Magnitude 1, Progressif, Durée 15, Magnitude 1, À distance, Résistance (Esquive)</text:span></text:span></text:p>
          </table:table-cell>
          <table:table-cell table:style-name="Tableau59.A1" office:value-type="string">
            <text:p text:style-name="P44"><text:span text:style-name="Gras"><text:span text:style-name="T116">Tempêtes</text:span></text:span></text:p>
          </table:table-cell>
          <table:table-cell table:style-name="Tableau59.A1" office:value-type="string">
            <text:p text:style-name="P44"><text:span text:style-name="Gras"><text:span text:style-name="T116">Crée un trait de foudre causant 1D6 de dégâts par point de Magnitude.</text:span></text:span></text:p>
          </table:table-cell>
        </table:table-row>
        <table:table-row table:style-name="Tableau59.2">
          <table:table-cell table:style-name="Tableau59.A1" office:value-type="string">
            <text:p text:style-name="P44"><text:span text:style-name="Gras"><text:span text:style-name="T116">Effigie de Cire</text:span></text:span></text:p>
          </table:table-cell>
          <table:table-cell table:style-name="Tableau59.A1" office:value-type="string">
            <text:p text:style-name="P44"><text:span text:style-name="Gras"><text:span text:style-name="T116">Magnitude 4, Résistance (Persévérance)</text:span></text:span></text:p>
          </table:table-cell>
          <table:table-cell table:style-name="Tableau59.A1" office:value-type="string">
            <text:p text:style-name="P44"><text:span text:style-name="Gras"><text:span text:style-name="T116">Faquin</text:span></text:span></text:p>
          </table:table-cell>
          <table:table-cell table:style-name="Tableau59.A1" office:value-type="string">
            <text:p text:style-name="P44"><text:span text:style-name="Gras"><text:span text:style-name="T116">Ce sort enchante une petite représentation en cire de la victime.</text:span></text:span></text:p>
          </table:table-cell>
        </table:table-row>
        <table:table-row table:style-name="Tableau59.2">
          <table:table-cell table:style-name="Tableau59.A1" office:value-type="string">
            <text:p text:style-name="P44"><text:span text:style-name="Gras"><text:span text:style-name="T116">Excommunication</text:span></text:span></text:p>
          </table:table-cell>
          <table:table-cell table:style-name="Tableau59.A1" office:value-type="string">
            <text:p text:style-name="P44"><text:span text:style-name="Gras"><text:span text:style-name="T116">Magnitude 5, Permanent,</text:span></text:span></text:p>
            <text:p text:style-name="P44"><text:span text:style-name="Gras"><text:span text:style-name="T116">Résistance (Persévérance)</text:span></text:span></text:p>
          </table:table-cell>
          <table:table-cell table:style-name="Tableau59.A1" office:value-type="string">
            <text:p text:style-name="P44"><text:span text:style-name="Gras"><text:span text:style-name="T116">Tous</text:span></text:span></text:p>
          </table:table-cell>
          <table:table-cell table:style-name="Tableau59.A1" office:value-type="string">
            <text:p text:style-name="P44"><text:span text:style-name="Gras"><text:span text:style-name="T116">Brise le lien mystique entre un initié et son dieu, provoquant la perte de tous les sorts de Magie Divine provenant du culte du lanceur.</text:span></text:span></text:p>
          </table:table-cell>
        </table:table-row>
        <table:table-row table:style-name="Tableau59.2">
          <table:table-cell table:style-name="Tableau59.A1" office:value-type="string">
            <text:p text:style-name="P44"><text:span text:style-name="Gras"><text:span text:style-name="T116">Exorcisme</text:span></text:span></text:p>
          </table:table-cell>
          <table:table-cell table:style-name="Tableau59.A1" office:value-type="string">
            <text:p text:style-name="P44"><text:span text:style-name="Gras"><text:span text:style-name="T116">Concentration,</text:span></text:span><text:span text:style-name="T171"><text:line-break/></text:span><text:span text:style-name="Gras"><text:span text:style-name="T116">Magnitude </text:span></text:span><text:span text:style-name="Gras"><text:span text:style-name="T121">1</text:span></text:span></text:p>
          </table:table-cell>
          <table:table-cell table:style-name="Tableau59.A1" office:value-type="string">
            <text:p text:style-name="P44"><text:span text:style-name="Gras"><text:span text:style-name="T116">Tous</text:span></text:span></text:p>
          </table:table-cell>
          <table:table-cell table:style-name="Tableau59.A1" office:value-type="string">
            <text:p text:style-name="P44"><text:span text:style-name="Gras"><text:span text:style-name="T116">Extirpe un esprit du corps qu’il possède.</text:span></text:span></text:p>
          </table:table-cell>
        </table:table-row>
        <table:table-row table:style-name="Tableau59.2">
          <table:table-cell table:style-name="Tableau59.A1" office:value-type="string">
            <text:p text:style-name="P44"><text:span text:style-name="Gras"><text:span text:style-name="T116">Extension</text:span></text:span></text:p>
          </table:table-cell>
          <table:table-cell table:style-name="Tableau59.A1" office:value-type="string">
            <text:p text:style-name="P44"><text:span text:style-name="Gras"><text:span text:style-name="T116">Durée (spécial), Magnitude 1, Progressif</text:span></text:span></text:p>
          </table:table-cell>
          <table:table-cell table:style-name="Tableau59.A1" office:value-type="string">
            <text:p text:style-name="P44"><text:span text:style-name="Gras"><text:span text:style-name="T116">Tous</text:span></text:span></text:p>
          </table:table-cell>
          <table:table-cell table:style-name="Tableau59.A1" office:value-type="string">
            <text:p text:style-name="P44"><text:span text:style-name="Gras"><text:span text:style-name="T116">Augmente la durée de tout sort possédant un trait de Durée.</text:span></text:span></text:p>
          </table:table-cell>
        </table:table-row>
        <table:table-row table:style-name="Tableau59.2">
          <table:table-cell table:style-name="Tableau59.A1" office:value-type="string">
            <text:p text:style-name="P44"><text:span text:style-name="Gras"><text:span text:style-name="T116">Fertilité</text:span></text:span></text:p>
          </table:table-cell>
          <table:table-cell table:style-name="Tableau59.A1" office:value-type="string">
            <text:p text:style-name="P44"><text:span text:style-name="Gras"><text:span text:style-name="T116">Magnitude 3, Permanent</text:span></text:span></text:p>
          </table:table-cell>
          <table:table-cell table:style-name="Tableau59.A1" office:value-type="string">
            <text:p text:style-name="P44"><text:span text:style-name="Gras"><text:span text:style-name="T116">Terre, Fertilité</text:span></text:span></text:p>
          </table:table-cell>
          <table:table-cell table:style-name="Tableau59.A1" office:value-type="string">
            <text:p text:style-name="P44"><text:span text:style-name="Gras"><text:span text:style-name="T116">Guérit de l’infertilité et rend les personnages fertiles encore plus fertiles.</text:span></text:span></text:p>
          </table:table-cell>
        </table:table-row>
        <table:table-row table:style-name="Tableau59.2">
          <table:table-cell table:style-name="Tableau59.A1" office:value-type="string">
            <text:p text:style-name="P44"><text:span text:style-name="Gras"><text:span text:style-name="T116">Folie</text:span></text:span></text:p>
          </table:table-cell>
          <table:table-cell table:style-name="Tableau59.A1" office:value-type="string">
            <text:p text:style-name="P44"><text:span text:style-name="Gras"><text:span text:style-name="T116">Instantané, Magnitude 1, À distance, Résistance (Persévérance, voir ci-dessous)</text:span></text:span></text:p>
          </table:table-cell>
          <table:table-cell table:style-name="Tableau59.A1" office:value-type="string">
            <text:p text:style-name="P44"><text:span text:style-name="Gras"><text:span text:style-name="T116">Chaos,</text:span></text:span></text:p>
            <text:p text:style-name="P44"><text:span text:style-name="Gras"><text:span text:style-name="T116">Lune</text:span></text:span></text:p>
          </table:table-cell>
          <table:table-cell table:style-name="Tableau59.A1" office:value-type="string">
            <text:p text:style-name="P44"><text:span text:style-name="Gras"><text:span text:style-name="T116">Fait perdre à sa cible le contact avec la réalité et la change en un imbécile bredouillant.</text:span></text:span></text:p>
          </table:table-cell>
        </table:table-row>
        <table:table-row table:style-name="Tableau59.2">
          <table:table-cell table:style-name="Tableau59.A1" office:value-type="string">
            <text:p text:style-name="P44"><text:span text:style-name="Gras"><text:span text:style-name="T116">Galvanisation</text:span></text:span></text:p>
          </table:table-cell>
          <table:table-cell table:style-name="Tableau59.A1" office:value-type="string">
            <text:p text:style-name="P44"><text:span text:style-name="Gras"><text:span text:style-name="T116">Magnitude 3, Durée 6 heures</text:span></text:span></text:p>
          </table:table-cell>
          <table:table-cell table:style-name="Tableau59.A1" office:value-type="string">
            <text:p text:style-name="P44"><text:span text:style-name="Gras"><text:span text:style-name="T116">Guerre</text:span></text:span></text:p>
          </table:table-cell>
          <table:table-cell table:style-name="Tableau59.A1" office:value-type="string">
            <text:p text:style-name="P44"><text:span text:style-name="Gras"><text:span text:style-name="T116">Une troupe comprenant jusqu’à trente soldats inflige +1D6 dégâts, et ne peut être affectée par des sorts de domination mentale (comme Confusion).</text:span></text:span></text:p>
          </table:table-cell>
        </table:table-row>
        <table:table-row table:style-name="Tableau59.27">
          <table:table-cell table:style-name="Tableau59.A1" office:value-type="string">
            <text:p text:style-name="P44"><text:span text:style-name="Gras"><text:span text:style-name="T116">Guérison Divine</text:span></text:span></text:p>
          </table:table-cell>
          <table:table-cell table:style-name="Tableau59.A1" office:value-type="string">
            <text:p text:style-name="P44"><text:span text:style-name="Gras"><text:span text:style-name="T116">Instantané, Magnitude 1, Progressif, Toucher</text:span></text:span></text:p>
          </table:table-cell>
          <table:table-cell table:style-name="Tableau59.A1" office:value-type="string">
            <text:p text:style-name="P44"><text:span text:style-name="Gras"><text:span text:style-name="T116">Terre, Fertilité</text:span></text:span></text:p>
          </table:table-cell>
          <table:table-cell table:style-name="Tableau59.A1" office:value-type="string">
            <text:p text:style-name="P44"><text:span text:style-name="Gras"><text:span text:style-name="T116">Soigne instantanément un nombre de PV égal à quatre fois sa Magnitude.</text:span></text:span></text:p>
          </table:table-cell>
        </table:table-row>
        <text:soft-page-break/>
        <table:table-row table:style-name="Tableau59.2">
          <table:table-cell table:style-name="Tableau59.A1" office:value-type="string">
            <text:p text:style-name="P44"><text:span text:style-name="Gras"><text:span text:style-name="T116">Illusion</text:span></text:span></text:p>
          </table:table-cell>
          <table:table-cell table:style-name="Tableau59.A1" office:value-type="string">
            <text:p text:style-name="P44"><text:span text:style-name="Gras"><text:span text:style-name="T116">Durée 15, Magnitude 1, Progressif, À distance</text:span></text:span></text:p>
          </table:table-cell>
          <table:table-cell table:style-name="Tableau59.A1" office:value-type="string">
            <text:p text:style-name="P44"><text:span text:style-name="Gras"><text:span text:style-name="T116">Lune, Faquin</text:span></text:span></text:p>
          </table:table-cell>
          <table:table-cell table:style-name="Tableau59.A1" office:value-type="string">
            <text:p text:style-name="P44"><text:span text:style-name="Gras"><text:span text:style-name="T116">Crée une illusion basée sur les cinq sens.</text:span></text:span></text:p>
          </table:table-cell>
        </table:table-row>
        <table:table-row table:style-name="Tableau59.2">
          <table:table-cell table:style-name="Tableau59.A1" office:value-type="string">
            <text:p text:style-name="P44"><text:span text:style-name="Gras"><text:span text:style-name="T116">Infertilité</text:span></text:span></text:p>
          </table:table-cell>
          <table:table-cell table:style-name="Tableau59.A1" office:value-type="string">
            <text:p text:style-name="P44"><text:span text:style-name="Gras"><text:span text:style-name="T116">Magnitude 3, Permanent</text:span></text:span></text:p>
          </table:table-cell>
          <table:table-cell table:style-name="Tableau59.A1" office:value-type="string">
            <text:p text:style-name="P44"><text:span text:style-name="Gras"><text:span text:style-name="T116">Terre</text:span></text:span></text:p>
          </table:table-cell>
          <table:table-cell table:style-name="Tableau59.A1" office:value-type="string">
            <text:p text:style-name="P44"><text:span text:style-name="Gras"><text:span text:style-name="T116">Rend la cible infertile.</text:span></text:span></text:p>
          </table:table-cell>
        </table:table-row>
        <table:table-row table:style-name="Tableau59.2">
          <table:table-cell table:style-name="Tableau59.A1" office:value-type="string">
            <text:p text:style-name="P44"><text:span text:style-name="Gras"><text:span text:style-name="T116">Invocation de Guerrier Sacré</text:span></text:span></text:p>
          </table:table-cell>
          <table:table-cell table:style-name="Tableau59.A1" office:value-type="string">
            <text:p text:style-name="P44"><text:span text:style-name="Gras"><text:span text:style-name="T116">Magnitude 3, Durée 1 Jour</text:span></text:span></text:p>
          </table:table-cell>
          <table:table-cell table:style-name="Tableau59.A1" office:value-type="string">
            <text:p text:style-name="P44"><text:span text:style-name="Gras"><text:span text:style-name="T116">Divers</text:span></text:span></text:p>
          </table:table-cell>
          <table:table-cell table:style-name="Tableau59.A1" office:value-type="string">
            <text:p text:style-name="P44"><text:span text:style-name="Gras"><text:span text:style-name="T116">Invoque depuis l’Outremonde un guerrier allié à la divinité.</text:span></text:span></text:p>
          </table:table-cell>
        </table:table-row>
        <table:table-row table:style-name="Tableau59.2">
          <table:table-cell table:style-name="Tableau59.A1" office:value-type="string">
            <text:p text:style-name="P44"><text:span text:style-name="Gras"><text:span text:style-name="T116">Invocation de Monture Sacrée</text:span></text:span></text:p>
          </table:table-cell>
          <table:table-cell table:style-name="Tableau59.A1" office:value-type="string">
            <text:p text:style-name="P44"><text:span text:style-name="Gras"><text:span text:style-name="T116">Magnitude 3, Durée 1 Jour</text:span></text:span></text:p>
          </table:table-cell>
          <table:table-cell table:style-name="Tableau59.A1" office:value-type="string">
            <text:p text:style-name="P44"><text:span text:style-name="Gras"><text:span text:style-name="T116">Divers</text:span></text:span></text:p>
          </table:table-cell>
          <table:table-cell table:style-name="Tableau59.A1" office:value-type="string">
            <text:p text:style-name="P44"><text:span text:style-name="Gras"><text:span text:style-name="T116">Invoque depuis l’Outremonde une monture alliée à la divinité.</text:span></text:span></text:p>
          </table:table-cell>
        </table:table-row>
        <table:table-row table:style-name="Tableau59.2">
          <table:table-cell table:style-name="Tableau59.A1" office:value-type="string">
            <text:p text:style-name="P44"><text:span text:style-name="Gras"><text:span text:style-name="T116">Lance Solaire</text:span></text:span></text:p>
          </table:table-cell>
          <table:table-cell table:style-name="Tableau59.A1" office:value-type="string">
            <text:p text:style-name="P44"><text:span text:style-name="Gras"><text:span text:style-name="T116">Instantané, Magnitude 4, À distance, Résistance (Esquive)</text:span></text:span></text:p>
          </table:table-cell>
          <table:table-cell table:style-name="Tableau59.A1" office:value-type="string">
            <text:p text:style-name="P44"><text:span text:style-name="Gras"><text:span text:style-name="T116">Soleil</text:span></text:span></text:p>
          </table:table-cell>
          <table:table-cell table:style-name="Tableau59.A1" office:value-type="string">
            <text:p text:style-name="P44"><text:span text:style-name="Gras"><text:span text:style-name="T116">Une lance de lumière inflige 4D6 de dégâts à sa cible.</text:span></text:span></text:p>
          </table:table-cell>
        </table:table-row>
        <table:table-row table:style-name="Tableau59.2">
          <table:table-cell table:style-name="Tableau59.A1" office:value-type="string">
            <text:p text:style-name="P44"><text:span text:style-name="Gras"><text:span text:style-name="T116">Lien Mental</text:span></text:span></text:p>
          </table:table-cell>
          <table:table-cell table:style-name="Tableau59.A1" office:value-type="string">
            <text:p text:style-name="P44"><text:span text:style-name="Gras"><text:span text:style-name="T116">Durée 15, Magnitude 1, Progressif, À distance</text:span></text:span></text:p>
          </table:table-cell>
          <table:table-cell table:style-name="Tableau59.A1" office:value-type="string">
            <text:p text:style-name="P44"><text:span text:style-name="Gras"><text:span text:style-name="T116">Tous</text:span></text:span></text:p>
          </table:table-cell>
          <table:table-cell table:style-name="Tableau59.A1" office:value-type="string">
            <text:p text:style-name="P44"><text:span text:style-name="Gras"><text:span text:style-name="T116">Permet le partage de pensées, de sorts et de Points de Magie avec un participant par point de Magnitude.</text:span></text:span></text:p>
          </table:table-cell>
        </table:table-row>
        <table:table-row table:style-name="Tableau59.2">
          <table:table-cell table:style-name="Tableau59.A1" office:value-type="string">
            <text:p text:style-name="P44"><text:span text:style-name="Gras"><text:span text:style-name="T116">Lugubre Procession</text:span></text:span></text:p>
          </table:table-cell>
          <table:table-cell table:style-name="Tableau59.A1" office:value-type="string">
            <text:p text:style-name="P44"><text:span text:style-name="Gras"><text:span text:style-name="T116">Magnitude 4, Durée 1 Jour</text:span></text:span></text:p>
          </table:table-cell>
          <table:table-cell table:style-name="Tableau59.A1" office:value-type="string">
            <text:p text:style-name="P44"><text:span text:style-name="Gras"><text:span text:style-name="T116">Mort</text:span></text:span></text:p>
          </table:table-cell>
          <table:table-cell table:style-name="Tableau59.A1" office:value-type="string">
            <text:p text:style-name="P44"><text:span text:style-name="Gras"><text:span text:style-name="T116">Les morts locaux sortent de leurs cimetières pour former une file lugubre.</text:span></text:span></text:p>
          </table:table-cell>
        </table:table-row>
        <table:table-row table:style-name="Tableau59.2">
          <table:table-cell table:style-name="Tableau59.A1" office:value-type="string">
            <text:p text:style-name="P44"><text:span text:style-name="Gras"><text:span text:style-name="T116">Marionnette</text:span></text:span></text:p>
          </table:table-cell>
          <table:table-cell table:style-name="Tableau59.A1" office:value-type="string">
            <text:p text:style-name="P44"><text:span text:style-name="Gras"><text:span text:style-name="T116">Magnitude 3, Résistance (Persévérance), Concentration, Durée 6 Heures</text:span></text:span></text:p>
          </table:table-cell>
          <table:table-cell table:style-name="Tableau59.A1" office:value-type="string">
            <text:p text:style-name="P44"><text:span text:style-name="Gras"><text:span text:style-name="T116">Faquin</text:span></text:span></text:p>
          </table:table-cell>
          <table:table-cell table:style-name="Tableau59.A1" office:value-type="string">
            <text:p text:style-name="P44"><text:span text:style-name="Gras"><text:span text:style-name="T116">Crée une marionnette qui peut servir à contrôler la victime du sort.</text:span></text:span></text:p>
          </table:table-cell>
        </table:table-row>
        <table:table-row table:style-name="Tableau59.2">
          <table:table-cell table:style-name="Tableau59.A1" office:value-type="string">
            <text:p text:style-name="P44"><text:span text:style-name="Gras"><text:span text:style-name="T116">Mise en Pièces</text:span></text:span></text:p>
          </table:table-cell>
          <table:table-cell table:style-name="Tableau59.A1" office:value-type="string">
            <text:p text:style-name="P44"><text:span text:style-name="Gras"><text:span text:style-name="T116">Magnitude 4, Durée 6 Heures</text:span></text:span></text:p>
          </table:table-cell>
          <table:table-cell table:style-name="Tableau59.A1" office:value-type="string">
            <text:p text:style-name="P44"><text:span text:style-name="Gras"><text:span text:style-name="T116">Faquin</text:span></text:span></text:p>
          </table:table-cell>
          <table:table-cell table:style-name="Tableau59.A1" office:value-type="string">
            <text:p text:style-name="P44"><text:span text:style-name="Gras"><text:span text:style-name="T116">Fait littéralement tomber en pièces la victime.</text:span></text:span></text:p>
          </table:table-cell>
        </table:table-row>
        <table:table-row table:style-name="Tableau59.2">
          <table:table-cell table:style-name="Tableau59.A1" office:value-type="string">
            <text:p text:style-name="P44"><text:span text:style-name="Gras"><text:span text:style-name="T116">Objet Miraculeux</text:span></text:span></text:p>
          </table:table-cell>
          <table:table-cell table:style-name="Tableau59.A1" office:value-type="string">
            <text:p text:style-name="P44"><text:span text:style-name="Gras"><text:span text:style-name="T116">Magnitude Variable, Durée 1 Heure</text:span></text:span></text:p>
          </table:table-cell>
          <table:table-cell table:style-name="Tableau59.A1" office:value-type="string">
            <text:p text:style-name="P44"><text:span text:style-name="Gras"><text:span text:style-name="T116">Artisan</text:span></text:span></text:p>
          </table:table-cell>
          <table:table-cell table:style-name="Tableau59.A1" office:value-type="string">
            <text:p text:style-name="P44"><text:span text:style-name="Gras"><text:span text:style-name="T116">Crée un objet à partir de rien.</text:span></text:span></text:p>
          </table:table-cell>
        </table:table-row>
        <table:table-row table:style-name="Tableau59.2">
          <table:table-cell table:style-name="Tableau59.A1" office:value-type="string">
            <text:p text:style-name="P44"><text:span text:style-name="Gras"><text:span text:style-name="T116">Peur</text:span></text:span></text:p>
          </table:table-cell>
          <table:table-cell table:style-name="Tableau59.A1" office:value-type="string">
            <text:p text:style-name="P44"><text:span text:style-name="Gras"><text:span text:style-name="T116">Instantané, Magnitude 1, À distance, Résistance (Persévérance, voir ci-dessous)</text:span></text:span></text:p>
          </table:table-cell>
          <table:table-cell table:style-name="Tableau59.A1" office:value-type="string">
            <text:p text:style-name="P44"><text:span text:style-name="Gras"><text:span text:style-name="T116">Chaos,</text:span></text:span></text:p>
            <text:p text:style-name="P44"><text:span text:style-name="Gras"><text:span text:style-name="T116">Nuit,</text:span></text:span></text:p>
            <text:p text:style-name="P44"><text:span text:style-name="Gras"><text:span text:style-name="T116">Mal</text:span></text:span></text:p>
          </table:table-cell>
          <table:table-cell table:style-name="Tableau59.A1" office:value-type="string">
            <text:p text:style-name="P44"><text:span text:style-name="Gras"><text:span text:style-name="T116">La cible est saisie d’une peur irrépressible.</text:span></text:span></text:p>
          </table:table-cell>
        </table:table-row>
        <table:table-row table:style-name="Tableau59.2">
          <table:table-cell table:style-name="Tableau59.A1" office:value-type="string">
            <text:p text:style-name="P44"><text:span text:style-name="Gras"><text:span text:style-name="T116">Plongée dans le Passé*</text:span></text:span></text:p>
          </table:table-cell>
          <table:table-cell table:style-name="Tableau59.A1" office:value-type="string">
            <text:p text:style-name="P44"><text:span text:style-name="Gras"><text:span text:style-name="T116">Magnitude 2, Zone, Concentration</text:span></text:span></text:p>
          </table:table-cell>
          <table:table-cell table:style-name="Tableau59.A1" office:value-type="string">
            <text:p text:style-name="P44"><text:span text:style-name="Gras"><text:span text:style-name="T116">Connaissance</text:span></text:span></text:p>
          </table:table-cell>
          <table:table-cell table:style-name="Tableau59.A1" office:value-type="string">
            <text:p text:style-name="P88"><text:span text:style-name="Gras"><text:span text:style-name="T128">Le personnage lance ce sort dans une zone de 10 m². Tant qu’il reste concentré, il peut voir la zone telle qu’elle dans à un moment du passé de son choix. Il doit toutefois réussir des jets de Perception pour remarquer des détails tels que des indices importants, et il ne peut en aucun cas interagir av</text:span></text:span><text:span text:style-name="Gras"><text:span text:style-name="T129">e</text:span></text:span><text:span text:style-name="Gras"><text:span text:style-name="T128">c la scène.</text:span></text:span></text:p>
          </table:table-cell>
        </table:table-row>
        <table:table-row table:style-name="Tableau59.2">
          <table:table-cell table:style-name="Tableau59.A1" office:value-type="string">
            <text:p text:style-name="P44"><text:span text:style-name="Gras"><text:span text:style-name="T116">Protection du Camp*</text:span></text:span></text:p>
          </table:table-cell>
          <table:table-cell table:style-name="Tableau59.A1" office:value-type="string">
            <text:p text:style-name="P44"><text:span text:style-name="Gras"><text:span text:style-name="T116">Magnitude 2, Durée 8 Heures, Zone</text:span></text:span></text:p>
          </table:table-cell>
          <table:table-cell table:style-name="Tableau59.A1" office:value-type="string">
            <text:p text:style-name="P44"><text:span text:style-name="Gras"><text:span text:style-name="T116">Marchand</text:span></text:span></text:p>
          </table:table-cell>
          <table:table-cell table:style-name="Tableau59.A1" office:value-type="string">
            <text:p text:style-name="P88"><text:span text:style-name="Gras"><text:span text:style-name="T128">Protège le camp du lanceur dans une zone de 10 m². Quiconque franchit la barrière invisible du sort subit 1D10 dommages et déclenche une alarme m</text:span></text:span><text:soft-page-break/><text:span text:style-name="Gras"><text:span text:style-name="T128">agique qui réveille immédiatement les occupants du camp. Le sort reste en place même après </text:span></text:span><text:span text:style-name="Gras"><text:span text:style-name="T129">le </text:span></text:span><text:span text:style-name="Gras"><text:span text:style-name="T128">déclenchement de l’alarme. </text:span></text:span></text:p>
            <text:p text:style-name="P44"><text:span text:style-name="Gras"><text:span text:style-name="T128"/></text:span></text:p>
          </table:table-cell>
        </table:table-row>
        <table:table-row table:style-name="Tableau59.2">
          <table:table-cell table:style-name="Tableau59.A1" office:value-type="string">
            <text:p text:style-name="P44"><text:span text:style-name="Gras"><text:span text:style-name="T116">Pureté (Religion/Croyance)*</text:span></text:span></text:p>
          </table:table-cell>
          <table:table-cell table:style-name="Tableau59.A1" office:value-type="string">
            <text:p text:style-name="P44"><text:span text:style-name="Gras"><text:span text:style-name="T116">Magnitude 2, Toucher</text:span></text:span></text:p>
          </table:table-cell>
          <table:table-cell table:style-name="Tableau59.A1" office:value-type="string">
            <text:p text:style-name="P44"><text:span text:style-name="Gras"><text:span text:style-name="T116">Faquin</text:span></text:span></text:p>
          </table:table-cell>
          <table:table-cell table:style-name="Tableau59.A1" office:value-type="string">
            <text:p text:style-name="P88"><text:span text:style-name="Gras"><text:span text:style-name="T130">La cible se voit absoute d’un péché lié à une religion particulière. Si le lanceur était mis à l’écart à cause de ce péché, il est entièrement pardonné.</text:span></text:span></text:p>
          </table:table-cell>
        </table:table-row>
        <table:table-row table:style-name="Tableau59.2">
          <table:table-cell table:style-name="Tableau59.A1" office:value-type="string">
            <text:p text:style-name="P44"><text:span text:style-name="Gras"><text:span text:style-name="T116">Réflexion</text:span></text:span></text:p>
          </table:table-cell>
          <table:table-cell table:style-name="Tableau59.A1" office:value-type="string">
            <text:p text:style-name="P44"><text:span text:style-name="Gras"><text:span text:style-name="T116">Durée 15, Magnitude 1, Progressif, À distance</text:span></text:span></text:p>
          </table:table-cell>
          <table:table-cell table:style-name="Tableau59.A1" office:value-type="string">
            <text:p text:style-name="P44"><text:span text:style-name="Gras"><text:span text:style-name="T116">Faquin</text:span></text:span></text:p>
          </table:table-cell>
          <table:table-cell table:style-name="Tableau59.A1" office:value-type="string">
            <text:p text:style-name="P44"><text:span text:style-name="Gras"><text:span text:style-name="T116">Renvoie un sort d’un Niveau de Magnitude inférieur ou égal.</text:span></text:span></text:p>
          </table:table-cell>
        </table:table-row>
        <table:table-row table:style-name="Tableau59.2">
          <table:table-cell table:style-name="Tableau59.A1" office:value-type="string">
            <text:p text:style-name="P44"><text:span text:style-name="Gras"><text:span text:style-name="T116">Respirer Air/Eau</text:span></text:span></text:p>
          </table:table-cell>
          <table:table-cell table:style-name="Tableau59.A1" office:value-type="string">
            <text:p text:style-name="P44"><text:span text:style-name="Gras"><text:span text:style-name="T116">Durée 15, Magnitude 2, Toucher</text:span></text:span></text:p>
          </table:table-cell>
          <table:table-cell table:style-name="Tableau59.A1" office:value-type="string">
            <text:p text:style-name="P44"><text:span text:style-name="Gras"><text:span text:style-name="T116">Mer,</text:span></text:span></text:p>
            <text:p text:style-name="P44"><text:span text:style-name="Gras"><text:span text:style-name="T116">Eau</text:span></text:span></text:p>
          </table:table-cell>
          <table:table-cell table:style-name="Tableau59.A1" office:value-type="string">
            <text:p text:style-name="P44"><text:span text:style-name="Gras"><text:span text:style-name="T116">Permet à une créature respirant de l’air de respirer dans l’eau pour la durée du sort.</text:span></text:span></text:p>
          </table:table-cell>
        </table:table-row>
        <table:table-row table:style-name="Tableau59.2">
          <table:table-cell table:style-name="Tableau59.A1" office:value-type="string">
            <text:p text:style-name="P44"><text:span text:style-name="Gras"><text:span text:style-name="T116">Résurrection</text:span></text:span></text:p>
          </table:table-cell>
          <table:table-cell table:style-name="Tableau59.A1" office:value-type="string">
            <text:p text:style-name="P44"><text:span text:style-name="Gras"><text:span text:style-name="T116">Concentration (spécial), Instantané, Magnitude 5,</text:span></text:span><text:span text:style-name="T171"><text:line-break/></text:span><text:span text:style-name="Gras"><text:span text:style-name="T116">Toucher</text:span></text:span></text:p>
          </table:table-cell>
          <table:table-cell table:style-name="Tableau59.A1" office:value-type="string">
            <text:p text:style-name="P44"><text:span text:style-name="Gras"><text:span text:style-name="T116">Mort, Fertilité, Soleil</text:span></text:span></text:p>
          </table:table-cell>
          <table:table-cell table:style-name="Tableau59.A1" office:value-type="string">
            <text:p text:style-name="P44"><text:span text:style-name="Gras"><text:span text:style-name="T116">Ramène à la vie un personnage mort.</text:span></text:span></text:p>
          </table:table-cell>
        </table:table-row>
        <table:table-row table:style-name="Tableau59.2">
          <table:table-cell table:style-name="Tableau59.A1" office:value-type="string">
            <text:p text:style-name="P44"><text:span text:style-name="Gras"><text:span text:style-name="T116">Sables Mouvants*</text:span></text:span></text:p>
          </table:table-cell>
          <table:table-cell table:style-name="Tableau59.A1" office:value-type="string">
            <text:p text:style-name="P44"><text:span text:style-name="Gras"><text:span text:style-name="T116">Magnitude 2, Zone</text:span></text:span></text:p>
          </table:table-cell>
          <table:table-cell table:style-name="Tableau59.A1" office:value-type="string">
            <text:p text:style-name="P44"><text:span text:style-name="Gras"><text:span text:style-name="T116">Terre</text:span></text:span></text:p>
          </table:table-cell>
          <table:table-cell table:style-name="Tableau59.A1" office:value-type="string">
            <text:p text:style-name="P88"><text:span text:style-name="Gras"><text:span text:style-name="T128">Transforme 10 m² de terre en sables mouvants. En cas d’échec au test de Résistance, quiconque est dans la zone commence à s’enfoncer dans le sol, au rythme de 1 m par round. </text:span></text:span></text:p>
          </table:table-cell>
        </table:table-row>
        <table:table-row table:style-name="Tableau59.2">
          <table:table-cell table:style-name="Tableau59.A1" office:value-type="string">
            <text:p text:style-name="P44"><text:span text:style-name="Gras"><text:span text:style-name="T116">Sanctification</text:span></text:span></text:p>
          </table:table-cell>
          <table:table-cell table:style-name="Tableau59.A1" office:value-type="string">
            <text:p text:style-name="P44"><text:span text:style-name="Gras"><text:span text:style-name="T123">Zone (spécial), Magnitude 1, Permanent, Progressif</text:span></text:span></text:p>
          </table:table-cell>
          <table:table-cell table:style-name="Tableau59.A1" office:value-type="string">
            <text:p text:style-name="P44"><text:span text:style-name="Gras"><text:span text:style-name="T116">Tous</text:span></text:span></text:p>
          </table:table-cell>
          <table:table-cell table:style-name="Tableau59.A1" office:value-type="string">
            <text:p text:style-name="P44"><text:span text:style-name="Gras"><text:span text:style-name="T116">Le rituel permettant l’édification d’un temple.</text:span></text:span></text:p>
          </table:table-cell>
        </table:table-row>
        <table:table-row table:style-name="Tableau59.2">
          <table:table-cell table:style-name="Tableau59.A1" office:value-type="string">
            <text:p text:style-name="P44"><text:span text:style-name="Gras"><text:span text:style-name="T116">Tourbillon*</text:span></text:span></text:p>
          </table:table-cell>
          <table:table-cell table:style-name="Tableau59.A1" office:value-type="string">
            <text:p text:style-name="P44"><text:span text:style-name="Gras"><text:span text:style-name="T116">Variable, Durée 15 Minutes</text:span></text:span></text:p>
          </table:table-cell>
          <table:table-cell table:style-name="Tableau59.A1" office:value-type="string">
            <text:p text:style-name="P44"><text:span text:style-name="Gras"><text:span text:style-name="T116">Tempêtes</text:span></text:span></text:p>
          </table:table-cell>
          <table:table-cell table:style-name="Tableau59.A1" office:value-type="string">
            <text:p text:style-name="P44"><text:span text:style-name="Gras"><text:span text:style-name="T128">Crée un tourbillon de 10 m de haut (+ 10 m par point de magnitude supplémentaire), capable d’emporter une créature de TAI 20. Le tourbillon se déplace de 10 m par round dans une direction aléatoire. Un jet d’Esquive permet d’éviter d’être pris dans le tourbillon. En cas d’échec, la créature est emportée à D6 m à l’intérieur du tourbillon et s’élève de D6 m supplémentaires à chaque round. Une fois au sommet du tourbillon, elle en est expulsée puis tombe (voir Chute).</text:span></text:span></text:p>
            <text:p text:style-name="P44"><text:span text:style-name="Gras"><text:span text:style-name="T128"/></text:span></text:p>
          </table:table-cell>
        </table:table-row>
        <table:table-row table:style-name="Tableau59.2">
          <table:table-cell table:style-name="Tableau59.A1" office:value-type="string">
            <text:p text:style-name="P44"><text:span text:style-name="Gras"><text:span text:style-name="T116">Trait Mortel</text:span></text:span></text:p>
          </table:table-cell>
          <table:table-cell table:style-name="Tableau59.A1" office:value-type="string">
            <text:p text:style-name="P44"><text:span text:style-name="Gras"><text:span text:style-name="T116">Durée 15, Magnitude 1, À distance</text:span></text:span></text:p>
          </table:table-cell>
          <table:table-cell table:style-name="Tableau59.A1" office:value-type="string">
            <text:p text:style-name="P44"><text:span text:style-name="Gras"><text:span text:style-name="T116">Chasseur</text:span></text:span></text:p>
          </table:table-cell>
          <table:table-cell table:style-name="Tableau59.A1" office:value-type="string">
            <text:p text:style-name="P44"><text:span text:style-name="Gras"><text:span text:style-name="T116">Permet à une attaque avec un projectile de toucher automati</text:span></text:span><text:soft-page-break/><text:span text:style-name="Gras"><text:span text:style-name="T116">quement.</text:span></text:span></text:p>
          </table:table-cell>
        </table:table-row>
        <table:table-row table:style-name="Tableau59.2">
          <table:table-cell table:style-name="Tableau59.A1" office:value-type="string">
            <text:p text:style-name="P44"><text:span text:style-name="Gras"><text:span text:style-name="T116">Trésorerie*</text:span></text:span></text:p>
          </table:table-cell>
          <table:table-cell table:style-name="Tableau59.A1" office:value-type="string">
            <text:p text:style-name="P44"><text:span text:style-name="Gras"><text:span text:style-name="T116">Magnitude 4, Durée 1 Jour</text:span></text:span></text:p>
          </table:table-cell>
          <table:table-cell table:style-name="Tableau59.A1" office:value-type="string">
            <text:p text:style-name="P44"><text:span text:style-name="Gras"><text:span text:style-name="T128">Marchand</text:span></text:span></text:p>
          </table:table-cell>
          <table:table-cell table:style-name="Tableau59.A1" office:value-type="string">
            <text:p text:style-name="P88"><text:span text:style-name="Gras"><text:span text:style-name="T128">Crée pour un jour entier une pièce prévue pour accueillir des biens de valeur. Toutes les entrées sont verrouillées et seul le lanceur peut entrer et sortir de la pièce sans déclencher une alarme magique, qu’il peut entendre quel que soit son éloignement de la pièce.</text:span></text:span></text:p>
            <text:p text:style-name="P44"><text:span text:style-name="Gras"><text:span text:style-name="T128"/></text:span></text:p>
          </table:table-cell>
        </table:table-row>
        <table:table-row table:style-name="Tableau59.2">
          <table:table-cell table:style-name="Tableau59.A1" office:value-type="string">
            <text:p text:style-name="P44"><text:span text:style-name="Gras"><text:span text:style-name="T116">Trouver X</text:span></text:span></text:p>
          </table:table-cell>
          <table:table-cell table:style-name="Tableau59.A1" office:value-type="string">
            <text:p text:style-name="P44"><text:span text:style-name="Gras"><text:span text:style-name="T116">Durée 15, Magnitude 1,</text:span></text:span><text:span text:style-name="T171"><text:line-break/></text:span><text:span text:style-name="Gras"><text:span text:style-name="T116">À distance</text:span></text:span></text:p>
          </table:table-cell>
          <table:table-cell table:style-name="Tableau59.A1" office:value-type="string">
            <text:p text:style-name="P44"><text:span text:style-name="Gras"><text:span text:style-name="T116">Tous</text:span></text:span></text:p>
          </table:table-cell>
          <table:table-cell table:style-name="Tableau59.A1" office:value-type="string">
            <text:p text:style-name="P44"><text:span text:style-name="Gras"><text:span text:style-name="T116">Trouve un type de substance ou de créature.</text:span></text:span></text:p>
          </table:table-cell>
        </table:table-row>
        <table:table-row table:style-name="Tableau59.2">
          <table:table-cell table:style-name="Tableau59.A1" office:value-type="string">
            <text:p text:style-name="P44"><text:span text:style-name="Gras"><text:span text:style-name="T116">Vision de l’Âme</text:span></text:span></text:p>
          </table:table-cell>
          <table:table-cell table:style-name="Tableau59.A1" office:value-type="string">
            <text:p text:style-name="P44"><text:span text:style-name="Gras"><text:span text:style-name="T116">Durée 15, Magnitude 1, Toucher</text:span></text:span></text:p>
          </table:table-cell>
          <table:table-cell table:style-name="Tableau59.A1" office:value-type="string">
            <text:p text:style-name="P44"><text:span text:style-name="Gras"><text:span text:style-name="T116">Tous</text:span></text:span></text:p>
          </table:table-cell>
          <table:table-cell table:style-name="Tableau59.A1" office:value-type="string">
            <text:p text:style-name="P44"><text:span text:style-name="Gras"><text:span text:style-name="T116">Permet au lanceur d’examiner l’Aura d’un autre pour déterminer son POU et ses Points de Magie.</text:span></text:span></text:p>
          </table:table-cell>
        </table:table-row>
        <table:table-row table:style-name="Tableau59.2">
          <table:table-cell table:style-name="Tableau59.A52" office:value-type="string">
            <text:p text:style-name="P44"><text:span text:style-name="Gras"><text:span text:style-name="T116">Voyage dans l’Outremonde</text:span></text:span></text:p>
          </table:table-cell>
          <table:table-cell table:style-name="Tableau59.A52" office:value-type="string">
            <text:p text:style-name="P44"><text:span text:style-name="Gras"><text:span text:style-name="T116">Durée 15, Magnitude 4, Toucher</text:span></text:span></text:p>
          </table:table-cell>
          <table:table-cell table:style-name="Tableau59.A52" office:value-type="string">
            <text:p text:style-name="P44"><text:span text:style-name="Gras"><text:span text:style-name="T116">Tous</text:span></text:span></text:p>
          </table:table-cell>
          <table:table-cell table:style-name="Tableau59.A52" office:value-type="string">
            <text:p text:style-name="P44"><text:span text:style-name="Gras"><text:span text:style-name="T116">Permet au lanceur de voyager dans l’Outremonde.</text:span></text:span></text:p>
          </table:table-cell>
        </table:table-row>
      </table:table>
      <text:p text:style-name="P8"/>
      <text:p text:style-name="P106">(Arme) Véritable</text:p>
      <text:p text:style-name="P24">Durée 15, Magnitude 3, À distance</text:p>
      <text:p text:style-name="P24">Culte : Guerre</text:p>
      <text:p text:style-name="P192">Lancé sur le type d’arme de mêlée spécifié, ce sort double les dés de dégât normaux de cette arme. Les autres modificateurs, comme le Modificateur de Dégât, ne sont pas affectés. L’utilisateur de l’arme doit lancer deux fois les dés de dégât de l’arme puis faire la somme des deux résultats.</text:p>
      <text:p text:style-name="P106">Absorption</text:p>
      <text:p text:style-name="P24">Durée 15, Magnitude 1, Progressif, Toucher</text:p>
      <text:p text:style-name="P24">Cultes : Terre, Nuit</text:p>
      <text:p text:style-name="P196">Ce sort absorbe les sorts dirigés vers la cible ou son équipement, convertissant leur énergie magique en points de magie utilisables par la cible. Une fois lancée sur une cible, Absorption tente d’aspirer les effets de tout sort dirigé contre celle-ci. Il n’a aucun effet sur les sorts qui affectent déjà un personnage. Les résultats de l’Absorption dépendent de sa Magnitude et de celle du sort qui arrive : consultez le tableau ci-dessous pour plus de détail. Tout sort absorbé par Absorption est annulé et n’a aucun effet.</text:p>
      <text:p text:style-name="P196"><text:soft-page-break/></text:p>
      <table:table table:name="Tableau60" table:style-name="Tableau60">
        <table:table-column table:style-name="Tableau60.A"/>
        <table:table-column table:style-name="Tableau60.B"/>
        <table:table-row table:style-name="Tableau60.1">
          <table:table-cell table:style-name="Tableau60.A1" office:value-type="string">
            <text:p text:style-name="P81"><text:span text:style-name="Gras"><text:span text:style-name="T6">La Magnitude du sort attaquant est…</text:span></text:span></text:p>
          </table:table-cell>
          <table:table-cell table:style-name="Tableau60.A1" office:value-type="string">
            <text:p text:style-name="P81"><text:span text:style-name="Gras"><text:span text:style-name="T6">Effet</text:span></text:span></text:p>
          </table:table-cell>
        </table:table-row>
        <table:table-row table:style-name="Tableau60.1">
          <table:table-cell table:style-name="Tableau60.A1" office:value-type="string">
            <text:p text:style-name="P49"><text:span text:style-name="T113">Inférieure ou égale à la Magnitude de l’</text:span><text:span text:style-name="T114">A</text:span><text:span text:style-name="T113">bsorption.</text:span></text:p>
          </table:table-cell>
          <table:table-cell table:style-name="Tableau60.A1" office:value-type="string">
            <text:p text:style-name="P74">Le sort attaquant est absorbé et l’Absorption subsiste.</text:p>
          </table:table-cell>
        </table:table-row>
        <table:table-row table:style-name="Tableau60.1">
          <table:table-cell table:style-name="Tableau60.A3" office:value-type="string">
            <text:p text:style-name="P75">Supérieure d’un point ou plus à la Magnitude de l’Absorption.</text:p>
          </table:table-cell>
          <table:table-cell table:style-name="Tableau60.A3" office:value-type="string">
            <text:p text:style-name="P74">L’Absorption est éliminée et le sort attaquant prend effet.</text:p>
          </table:table-cell>
        </table:table-row>
      </table:table>
      <text:p text:style-name="P141"/>
      <text:p text:style-name="P153"><text:span text:style-name="T66">Un personnage ne peut accumuler plus de Points de Magie que son </text:span><text:span text:style-name="T134">POU</text:span><text:span text:style-name="T66"> pendant que l’Absorption est active ; les Points de Magie en excès gagnés grâce à l’Absorption disparaissent. Ce sort est incompatible avec Réflexion, Bouclier et Blocage Spirituel.</text:span></text:p>
      <text:p text:style-name="P106">Apparence Radieuse</text:p>
      <text:p text:style-name="P24">Magnitude 2, Durée 1 Jour</text:p>
      <text:p text:style-name="P24">Cultes : Soleil</text:p>
      <text:p text:style-name="P170">Une aura de lumière et de pouvoir émane de la cible, qui obtient +50 % à tous ses jets d’Influence pour la durée du sort. Les créatures qui détestent la lumière subissent un malus de -25 % quand elles attaquent la cible.</text:p>
      <text:p text:style-name="P106">Appel (Élémentaire)</text:p>
      <text:p text:style-name="P24">Magnitude 1, Permanent, Progressif</text:p>
      <text:p text:style-name="P24">Cultes : Feu, Terre, Air, Ténèbres ainsi que tout culte avec une affinité élémentaire</text:p>
      <text:p text:style-name="P170">Le lanceur invoque depuis un autre plan d’existence un élémentaire dont la taille dépend de la Magnitude du sort.</text:p>
      <text:p text:style-name="P170">1 = Petit, 2 = Moyen, 3= Grand et 4 = Énorme (Pour plus de détails sur les élémentaires, voir page 183).</text:p>
      <text:p text:style-name="P170">L’élémentaire reste sous le contrôle du lanceur jusqu’à ce qu’il soit tué ou que le sort d’Appel soit dissipé.</text:p>
      <text:p text:style-name="P190">Pour que lancement du sort soit réussi, un volume de matière égal à celui de l’élémentaire et correspondant à son type est nécessaire.</text:p>
      <text:p text:style-name="P153"><text:span text:style-name="T83">Exemple.</text:span><text:span text:style-name="T58"> Une </text:span><text:span text:style-name="T63">g</text:span><text:span text:style-name="T58">rande </text:span><text:span text:style-name="T63">o</text:span><text:span text:style-name="T58">ndine (élémentaire d’eau) requiert un volume d’eau d’au moins 50 m</text:span><text:span text:style-name="T127">3</text:span><text:span text:style-name="T58">.</text:span></text:p>
      <text:p text:style-name="P106"><text:soft-page-break/>Appel (Mort-Vivant)</text:p>
      <text:p text:style-name="P24">Magnitude 1, Permanent, Progressif</text:p>
      <text:p text:style-name="P24">Cultes : Monstre, Mal, Mort</text:p>
      <text:p text:style-name="P170">Ce sort réanime un cadavre humain et le change en une créature mort-vivante dont le type varie selon la Magnitude :</text:p>
      <text:p text:style-name="P190">1 = Squelette,</text:p>
      <text:p text:style-name="P190">2 = Zombie,</text:p>
      <text:p text:style-name="P190">5= Goule,</text:p>
      <text:p text:style-name="P312">8= Vampire.</text:p>
      <text:p text:style-name="P170">La créature reste sous le contrôle du prêtre jusqu’à sa destruction ou la dissipation du sort.</text:p>
      <text:p text:style-name="P170"/>
      <table:table table:name="Tableau61" table:style-name="Tableau61">
        <table:table-column table:style-name="Tableau61.A"/>
        <table:table-row table:style-name="Tableau61.1">
          <table:table-cell table:style-name="Tableau61.A1" office:value-type="string">
            <text:p text:style-name="P15">Autres sorts d’Appel</text:p>
            <text:p text:style-name="P209">Vous pouvez utiliser Appel (Élémentaire) comme modèle pour d’autres sorts d’Appel, par exemple Appel (Démon) ou Appel (Ange). La créature amenée depuis l’Outremonde doit être associée au culte du prêtre : alliance, importance dans les mythes du culte, etc.</text:p>
            <text:p text:style-name="P209">Servez-vous de la puissance globale de la créature pour déterminer la Magnitude du sort. Par exemple, Appel (Démon) pourrait être conçu pour invoquer de faibles démons (comme des diablotins) avec une Magnitude de 1, des démons de taille humaine (comme des gargouilles ailées) avec une Magnitude de 2, des démons aux dimensions éléphantesques avec une Magnitude de 5 et le gargantuesque Seigneur Ardent des Profondeurs Infernales avec une Magnitude de 8.</text:p>
          </table:table-cell>
        </table:table-row>
      </table:table>
      <text:p text:style-name="P22"/>
      <text:p text:style-name="P106">Attaque Mentale</text:p>
      <text:p text:style-name="P24">Instantané, Magnitude 1, Progressif, À distance, Résistance (Persévérance)</text:p>
      <text:p text:style-name="P24">Cultes : Lune</text:p>
      <text:p text:style-name="P153"><text:span text:style-name="T24">Ce sort applique à l’</text:span><text:span text:style-name="T131">INT</text:span><text:span text:style-name="T24"> de la victime un malus égal à la Magnitude du sort. L’effet dure un nombre de jours égal au </text:span><text:span text:style-name="T131">CHA</text:span><text:span text:style-name="T24"> actuel du lanceur.</text:span></text:p>
      <text:p text:style-name="P106"><text:soft-page-break/>Berserk</text:p>
      <text:p text:style-name="P24">Durée 15, Magnitude 2, Toucher</text:p>
      <text:p text:style-name="P24">Cultes : Bêtes, Guerre</text:p>
      <text:p text:style-name="P54">Animée par une rage sanguinaire, la cible agit sans tenir compte de sa propre sécurité, mais son endurance et son aptitude au combat sont décuplées.</text:p>
      <text:p text:style-name="P188">Pour la durée du sort, la cible :</text:p>
      <text:p text:style-name="P254">réussit automatiquement tout test d’Endurance et de Fatigue ;</text:p>
      <text:p text:style-name="P254">ne peut s’évanouir ;</text:p>
      <text:p text:style-name="P254">reçoit un bonus de +50 % à ses tests de Combat Rapproché.</text:p>
      <text:p text:style-name="P153"><text:span text:style-name="T70">Par contre, elle ne pourra pas </text:span><text:span text:style-name="T71">p</text:span><text:span text:style-name="T70">arer, </text:span><text:span text:style-name="T71">e</text:span><text:span text:style-name="T70">squiver ou </text:span><text:span text:style-name="T71">l</text:span><text:span text:style-name="T70">ancer des </text:span><text:span text:style-name="T71">s</text:span><text:span text:style-name="T70">orts. Normalement, la cible demeure sous l’influence de Berserk pour les 15 minutes que dure le sort, mais le </text:span><text:span text:style-name="T136">meneur de jeu</text:span><text:span text:style-name="T70"> peut l’autoriser à mettre fin aux effets du sort en réussissant un test de Persévérance avec un modificateur de -50 %. À la fin du sort, la cible devient automatiquement Fatiguée.</text:span></text:p>
      <text:p text:style-name="P188">Berserk ne peut être combiné avec Fanatisme (page 114) : Berserk aura toujours la préséance.</text:p>
      <text:p text:style-name="P106">Blocage Spirituel</text:p>
      <text:p text:style-name="P24">Durée 15, Magnitude 1, Progressif, Toucher</text:p>
      <text:p text:style-name="P24">Cultes : Tous</text:p>
      <text:p text:style-name="P153"><text:span text:style-name="T53">La cible d’un Blocage Spirituel peut seulement être touchée par des esprits avec un </text:span><text:span text:style-name="T140">POU suffisamment élevé pour passer outre la Magnitude du sort, comme indiqué dans le tableau suivant.</text:span></text:p>
      <table:table table:name="Tableau62" table:style-name="Tableau62">
        <table:table-column table:style-name="Tableau62.A"/>
        <table:table-column table:style-name="Tableau62.B"/>
        <table:table-row table:style-name="Tableau62.1">
          <table:table-cell table:style-name="Tableau62.A1" office:value-type="string">
            <text:p text:style-name="P83">Magnitude de Blocage Spirituel</text:p>
          </table:table-cell>
          <table:table-cell table:style-name="Tableau62.A1" office:value-type="string">
            <text:p text:style-name="P83">La cible peut seulement être blessée par des esprits avec…</text:p>
          </table:table-cell>
        </table:table-row>
        <table:table-row table:style-name="Tableau62.2">
          <table:table-cell table:style-name="Tableau62.A1" office:value-type="string">
            <text:p text:style-name="P58">1</text:p>
          </table:table-cell>
          <table:table-cell table:style-name="Tableau62.A1" office:value-type="string">
            <text:p text:style-name="P58">POU de 10 ou plus</text:p>
          </table:table-cell>
        </table:table-row>
        <table:table-row table:style-name="Tableau62.3">
          <table:table-cell table:style-name="Tableau62.A1" office:value-type="string">
            <text:p text:style-name="P58">2</text:p>
          </table:table-cell>
          <table:table-cell table:style-name="Tableau62.A1" office:value-type="string">
            <text:p text:style-name="P58">POU de 17 ou plus</text:p>
          </table:table-cell>
        </table:table-row>
        <table:table-row table:style-name="Tableau62.3">
          <table:table-cell table:style-name="Tableau62.A1" office:value-type="string">
            <text:p text:style-name="P58">3</text:p>
          </table:table-cell>
          <table:table-cell table:style-name="Tableau62.A1" office:value-type="string">
            <text:p text:style-name="P58">POU de 26 ou plus</text:p>
          </table:table-cell>
        </table:table-row>
        <table:table-row table:style-name="Tableau62.3">
          <table:table-cell table:style-name="Tableau62.A1" office:value-type="string">
            <text:p text:style-name="P58">4</text:p>
          </table:table-cell>
          <table:table-cell table:style-name="Tableau62.A1" office:value-type="string">
            <text:p text:style-name="P58">POU de 37 ou plus</text:p>
          </table:table-cell>
        </table:table-row>
        <table:table-row table:style-name="Tableau62.3">
          <table:table-cell table:style-name="Tableau62.A1" office:value-type="string">
            <text:p text:style-name="P58">5</text:p>
          </table:table-cell>
          <table:table-cell table:style-name="Tableau62.A1" office:value-type="string">
            <text:p text:style-name="P58">POU de 50 ou plus</text:p>
          </table:table-cell>
        </table:table-row>
        <text:soft-page-break/>
        <table:table-row table:style-name="Tableau62.3">
          <table:table-cell table:style-name="Tableau62.A1" office:value-type="string">
            <text:p text:style-name="P58">6</text:p>
          </table:table-cell>
          <table:table-cell table:style-name="Tableau62.A1" office:value-type="string">
            <text:p text:style-name="P58">POU de 65 ou plus</text:p>
          </table:table-cell>
        </table:table-row>
        <table:table-row table:style-name="Tableau62.3">
          <table:table-cell table:style-name="Tableau62.A1" office:value-type="string">
            <text:p text:style-name="P58">7</text:p>
          </table:table-cell>
          <table:table-cell table:style-name="Tableau62.A1" office:value-type="string">
            <text:p text:style-name="P58">POU de 82 ou plus</text:p>
          </table:table-cell>
        </table:table-row>
        <table:table-row table:style-name="Tableau62.9">
          <table:table-cell table:style-name="Tableau62.A9" office:value-type="string">
            <text:p text:style-name="P58">8</text:p>
          </table:table-cell>
          <table:table-cell table:style-name="Tableau62.A9" office:value-type="string">
            <text:p text:style-name="P58">POU de 101 ou plus</text:p>
          </table:table-cell>
        </table:table-row>
      </table:table>
      <text:p text:style-name="P141"/>
      <text:p text:style-name="P170">Un esprit incapable de toucher un personnage sous l’effet de Blocage Spirituel ne pourra pas l’attaquer ou le blesser, même avec des attaques à distance (comme des javelots spectraux). Un sort lancé par l’esprit vers la cible sera bloqué à moins que sa Magnitude ne surpasse celle du Blocage Spirituel. Blocage Spirituel est incompatible avec Absorption, Réflexion et Bouclier.</text:p>
      <text:p text:style-name="P106">Bouclier</text:p>
      <text:p text:style-name="P24">Durée 15, Magnitude 1, Progressif</text:p>
      <text:p text:style-name="P24">Cultes : Guerre</text:p>
      <text:p text:style-name="P183">Le lanceur est protégé contre les attaques physiques et magiques. Chaque point de Magnitude lui procure un point d’armure supplémentaire ainsi qu’un bonus de +10 % à tout test qu’il doit effectuer pour résister à des effets magiques néfastes. Un Bouclier de Magnitude 4 procure au lanceur 4 points d’armure et un bonus de +40 %. Ces bonus sont cumulables avec ceux fournis par d’autres sorts, ainsi qu’avec toute armure que porte le lanceur. Bouclier est incompatible avec Absorption, Réflexion et Blocage Spirituel.</text:p>
      <text:p text:style-name="P106">Contact Mortel</text:p>
      <text:p text:style-name="P24">Magnitude 4, Toucher, Instantané, Résistance (Persévérance)</text:p>
      <text:p text:style-name="P24">Cultes : Mort</text:p>
      <text:p text:style-name="P188">La victime touchée par le lanceur meurt si elle rate son jet de Résistance. Ce sort est souvent utilisé pour détruire les morts-vivants puissants.</text:p>
      <text:p text:style-name="P106">Création D’Idoles</text:p>
      <text:p text:style-name="P24">Magnitude 4</text:p>
      <text:p text:style-name="P24">Cultes : tous</text:p>
      <text:p text:style-name="P170">Pour que le sort fonctionne, une représentation du dieu du lanceur valant 100 <text:span text:style-name="T188">d</text:span>ucats doit être fabriquée. Un prêtre doit ensuite lire en présence de cette représentation un texte sacré de la divinité rela<text:soft-page-break/>tant des mythes la concernant. La représentation devient alors une idole :</text:p>
      <text:p text:style-name="P253">Les sorts de la Divinités sont stockés dans l’idole, et les prêtres ainsi que les initiés peuvent donc utiliser l’idole pour récupérer leurs sorts ;</text:p>
      <text:p text:style-name="P253">Les membres laïques peuvent recevoir des visions lorsqu’ils touchent l’idole. S’ils sont exposés suffisamment fréquemment à de telles visions, leur compétence Religion sera augmentée de 1D10 %.</text:p>
      <text:p text:style-name="P106">Création D’Objets Bénis</text:p>
      <text:p text:style-name="P24">Zone spéciale, Magnitude 1, Permanent, Progressif</text:p>
      <text:p text:style-name="P24">Cultes : Tous</text:p>
      <text:p text:style-name="P170">Ce sort permet à son lanceur de créer des objets contenant des sorts de Magie Divine bénis par un prêtre du culte. Seuls les prêtres et les Grands prêtres peuvent créer des objets bénis. L’enchanteur oublie les sorts avec lesquels il a béni l’objet.</text:p>
      <text:p text:style-name="P192">Le possesseur de l’objet peut lancer le ou les sorts qui bénissent l’objet, mais une fois le pouvoir de l’objet déchargé, il doit être de nouveau consacré dans un temple du culte. Cette consécration prend un nombre d’heures égal à la Magnitude du sort. Si la Magnitude du sort est supérieure à deux, l’équipe en charge de la consécration doit comprendre au moins un prêtre. Le porteur doit être un membre du culte qui a créé l’objet béni.</text:p>
      <text:p text:style-name="P170">Les objets bénis sont protégés par la divinité du culte et ne peuvent être détruits par des moyens non magiques.</text:p>
      <table:table table:name="Tableau63" table:style-name="Tableau63">
        <table:table-column table:style-name="Tableau63.A"/>
        <table:table-row table:style-name="Tableau63.1">
          <table:table-cell table:style-name="Tableau63.A1" office:value-type="string">
            <text:p text:style-name="P15">Reliques</text:p>
            <text:p text:style-name="P209">Ce sont les os, les cheveux, ou les habits d’un Saint d’un culte, de rang prêtre au minimum. Chaque élément (vêtement, partie du corps) contient un des sorts que la personne connaissait de son vivant.</text:p>
            <text:p text:style-name="P209">Les Reliques sont créées au moment de la mort du Saint. Le porteur de la relique peut lancer le sort, qui est réutilisable après avoir été consacré à nouveau (voir plus haut).</text:p>
            <text:p text:style-name="P209">Le porteur doit être membre du même culte que le Saint et doit être dans les bonnes grâces de la divinité.</text:p>
            <text:p text:style-name="P209">Les reliques sont protégées par la divinité du culte et ne peuvent être dé<text:soft-page-break/>truites par des moyens non magiques.</text:p>
          </table:table-cell>
        </table:table-row>
      </table:table>
      <text:p text:style-name="P106">Création Du Vaisseau De Cristal</text:p>
      <text:p text:style-name="P24">Magnitude 4, Durée le temps du voyage</text:p>
      <text:p text:style-name="P24">Cultes : Marchand</text:p>
      <text:p text:style-name="P183">Le sort fait apparaitre un vaisseau magique qui vogue à travers les airs vers une destination désignée à l’avance par le lanceur. La divinité du lanceur doit connaitre cette destination, même si le lanceur n’a pas besoin de s’y être déjà rendu, et le vaisseau disparait une fois qu’il a atteint la destination et que ses passagers ont débarqué. Le vaisseau a la taille d’un navire marchand (voir page 82) et ne possède pas d’arme. Si le vaisseau se déplace de lui-même vers la destination à une vitesse de 100 km par jour, le lanceur doit diriger mentalement toute manœuvre plus précise.</text:p>
      <text:p text:style-name="P106">Déroute</text:p>
      <text:p text:style-name="P24">Magnitude 3</text:p>
      <text:p text:style-name="P24">Cultes : Guerre</text:p>
      <text:p text:style-name="P170">L’unité de guerriers ciblée, comportant 100 individus au maximum, doit effectuer un test de Persévérance. En cas d’échec, elle perd toute sa cohésion et se débande. Une unité en déroute se déplace au double de sa vitesse de mouvement normale et cherche à s’éloigner du lanceur, idéalement pour gagner un endroit sûr. L’unité ne se défendra pas, mais elle attaquera les unités ennemies sur son chemin, afin de se frayer plus facilement un passage.</text:p>
      <text:p text:style-name="P106">Dispersion De La Magie</text:p>
      <text:p text:style-name="P24">Instantané, Magnitude 1, Progressif, A distance</text:p>
      <text:p text:style-name="P24">Cultes : Tous</text:p>
      <text:p text:style-name="P170">Dispersion de la Magie peut être lancée sur une cible quelconque ou sur un sort spécifique. Dispersion de la Magie élimine une combinaison de Niveaux de Magnitude dont la somme est égale à sa propre Magnitude, en commençant par le sort le plus puissant qui affecte la cible. Si aucun sort ne peut être éliminé (parce que la Magnitude du sort visé est trop importante), Dispersion de la Magie se termine immédiatement et aucun autre sort ne peut être interrompu. Un sort ne peut être partiellement éliminé : une cible sous l’effet <text:soft-page-break/>d’un sort dont la Magnitude est supérieure à celui de Dispersion de la Magie restera intacte. Le lanceur peut aussi lancer Dispersion de la Magie sur un sort spécifique.</text:p>
      <text:p text:style-name="P170">Aussi longtemps que la Magnitude de Dispersion de la Magie est égale ou supérieure à celui du sort ciblé, ce dernier est contré.</text:p>
      <text:p text:style-name="P170">Dispersion de la Magie peut être utilisée en Réaction, mais seulement si le sort que désire contrer le personnage est lancé à portée de Dispersion de la Magie. Une Dispersion de la Magie réussie annule le sort adverse.</text:p>
      <text:p text:style-name="P106">Disque Solaire</text:p>
      <text:p text:style-name="P24">Magnitude 1, A Distance, Résistance (Esquive)</text:p>
      <text:p text:style-name="P24">Cultes : Feu/Soleil</text:p>
      <text:p text:style-name="P183">Un disque de lumière aveuglante surgit des mains du lanceur : ceux qui voient le disque doivent effectuer un jet de Résistance pour ne pas être aveuglés pendant 1D4 minutes. Au contact du disque, la glace fond, même la glace magique si sa Magnitude est inférieure de 3 à celle du sort. Toute créature touchée par le disque reçoit +50 % de résistance au froid.</text:p>
      <text:p text:style-name="P106">Divination</text:p>
      <text:p text:style-name="P24">Instantané, Magnitude 1, Progressif</text:p>
      <text:p text:style-name="P24">Cultes : Tous</text:p>
      <text:p text:style-name="P170">Pour chaque point de Magnitude, le lanceur peut poser une question à sa divinité, à laquelle celle-ci répondra de son mieux. Une divinité ne peut répondre qu’à des questions dont elle connait la réponse et qui correspondent à son domaine d’influence. Par exemple, un Dieu de la Montagne saura exactement ce qui se trame dans ses replis à un moment donné, mais n’aura aucune réponse concernant les océans.</text:p>
      <text:p text:style-name="P170">Les dieux demanderont aussi communément pour chaque question posée le sacrifice d’un animal ou d’un objet précieux valant au moins un ducat. Certains dieux particulièrement cruels et sanguinaires demanderont que soit versé le sang d’êtres conscients.</text:p>
      <text:p text:style-name="P106"><text:soft-page-break/>Éclair</text:p>
      <text:p text:style-name="P24">Instantané, Magnitude 1, Progressif, A distance, Résistance (Esquive)</text:p>
      <text:p text:style-name="P24">Cultes : Tempêtes</text:p>
      <text:p text:style-name="P153"><text:span text:style-name="T24">Un trait de foudre crépitant jaillit de la main du lanceur et se dirige vers une cible. Si le trait n’est pas esquivé, chaque point de Magnitude du sort inflige </text:span><text:span text:style-name="T131">1D6</text:span><text:span text:style-name="T24"> dégâts. L’armure n’a aucun effet contre ces dégâts et ceux-ci comptent comme étant à la fois magiques et électriques.</text:span></text:p>
      <text:p text:style-name="P106">Effigie De Cire</text:p>
      <text:p text:style-name="P24">Magnitude 4, Résistance (Persévérance)</text:p>
      <text:p text:style-name="P24">Cultes : faquin</text:p>
      <text:p text:style-name="P186">Ce sort enchante une petite représentation en cire de la victime. Les sorts qui sont lancés sur l’effigie affectent alors la victime, quelle que soit la distance entre l’effigie et la victime. Le lanceur n’a pas besoin d’avoir vu ou rencontré la victime, car c’est le pouvoir de son dieu qui fournit le lien. Une fois par jour, la victime peut subir des dommages physiques si des aiguilles sont enfoncées dans l’effigie, chaque aiguille infligeant 1D4 dégâts. Le lanceur peut tenter de tuer immédiatement la victime en cassant la tête de l’effigie. Dans ce cas, la victime a droit d’un jet de Résistance : elle meurt en cas d’échec, mais en cas du succès, l’effigie n’a plus d’influence sur elle.</text:p>
      <text:p text:style-name="P106">Excommunication</text:p>
      <text:p text:style-name="P24">Magnitude 5, Permanent, Résistance (Persévérance)</text:p>
      <text:p text:style-name="P24">Cultes : Tous</text:p>
      <text:p text:style-name="P170">Le sort brise le lien mystique qui unit la cible à son dieu, provoquant la perte de tous les sorts de Magie Divine provenant du culte du lanceur.</text:p>
      <text:p text:style-name="P170">La cible ne sera plus jamais capable d’apprendre ou d’utiliser des sorts de Magie Divine du culte, bien qu’elle puisse toujours utiliser Connaissance (Culte) pour des besoins purement académiques.</text:p>
      <text:p text:style-name="P170">Ce sort doit être lancé par un prêtre et demande une heure d’incantation. La présence de la cible n’est pas nécessaire. Ce sort ne peut être lancé que sur des individus ayant au moins un rang d’initié et adorant le même dieu que le lanceur.</text:p>
      <text:p text:style-name="P106"><text:soft-page-break/>Exorcisme</text:p>
      <text:p text:style-name="P24">Concentration, Magnitude 1</text:p>
      <text:p text:style-name="P24">Cultes : Tous</text:p>
      <text:p text:style-name="P192">Le lanceur peut expulser un esprit possédant une créature matérielle, que cette possession soit dominante ou secrète. Le lanceur doit être ouvert au Monde Spirituel : il ne peut être protégé par Blocage Spirituel, Écran Spirituel, Résistance Spirituelle ou un effet similaire.</text:p>
      <text:p text:style-name="P153"><text:span text:style-name="T24">Ce sort force un esprit possesseur à livrer un </text:span><text:span text:style-name="T131">Combat Spirituel</text:span><text:span text:style-name="T24">. Du fait de la force de sa foi, le lanceur utilisera sa compétence en Connaissance (Religion) comme compétence d’attaque lors du combat. Si le lanceur réussit à battre l’esprit, il le chasse du corps de la victime et l’oblige à fuir. Si le lanceur échoue, l’esprit demeure dans le corps de la victime possédée.</text:span></text:p>
      <text:p text:style-name="P106">Extension</text:p>
      <text:p text:style-name="P24">Durée Spécial, Magnitude 1, Progressif</text:p>
      <text:p text:style-name="P24">Cultes : Tous</text:p>
      <text:p text:style-name="P170">Ce sort allonge la durée de tout sort de Magie Divine avec la caractéristique Durée. Le lanceur lance simultanément Extension et le sort qu’il étend : c’est une exception à la règle stipulant qu’un seul sort de Magie Divine peut être lancé au cours d’un Round de combat.</text:p>
      <text:p text:style-name="P186">Chaque point de Magnitude d’Extension double la durée du sort ciblé. Ainsi, une Extension de Magnitude 1 augmente la durée de Respirer Air/Eau à 30 minutes ; une Extension de Magnitude 2 l’augmente à une heure ; une Extension de Magnitude 3, à deux heures ; une Extension de Magnitude 4, à quatre heures, et ainsi de suite.</text:p>
      <text:p text:style-name="P106">Fertilité</text:p>
      <text:p text:style-name="P24">Magnitude 3, Permanent</text:p>
      <text:p text:style-name="P24">Cultes : Terre</text:p>
      <text:p text:style-name="P170">Ce sort augmente la fertilité de la créature ciblée. L’effet varie selon le type de créature : conception garantie pour une créature donnant habituellement naissance à un seul rejeton, et doublement du nombre de naissances pour une créature mettant bas des portées.</text:p>
      <text:p text:style-name="P106"><text:soft-page-break/>Folie</text:p>
      <text:p text:style-name="P19"><text:span text:style-name="T2">Instantané, Magnitude 1, à distance,</text:span><text:line-break/><text:span text:style-name="T2">Résistance (Persévérance, voir ci-dessous)</text:span></text:p>
      <text:p text:style-name="P24">Cultes : Chaos, Lune</text:p>
      <text:p text:style-name="P153"><text:span text:style-name="T24">Ce sort amène la cible à perdre contact avec la réalité et à sombrer dans la démence. La Folie n’a aucun effet sur des cibles évanouies, des cibles sans caractéristique </text:span><text:span text:style-name="T131">INT</text:span><text:span text:style-name="T24"> ou des cibles déjà sous le coup d’un sort de Folie.</text:span></text:p>
      <text:p text:style-name="P24">Effets de la Folie</text:p>
      <text:p text:style-name="P170">La cible obtient une Maladresse à son test de Persévérance : elle perd instantanément 1D4 INT de façon permanente et reste prostrée dans un état catatonique pour un nombre de minutes égal à 20 moins son POU (minimum d’un Round de combat).</text:p>
      <text:p text:style-name="P170">La cible rate son test de Persévérance : elle baragouine et gesticule de manière incontrôlée pendant un nombre de Rounds de combat égal à 20 moins son POU (minimum d’un Round de combat). Ses actions de combat sont déterminées aléatoirement en lançant 1D6 :</text:p>
      <table:table table:name="Tableau64" table:style-name="Tableau64">
        <table:table-column table:style-name="Tableau64.A"/>
        <table:table-column table:style-name="Tableau64.B"/>
        <table:table-row table:style-name="Tableau64.1">
          <table:table-cell table:style-name="Tableau64.A1" office:value-type="string">
            <text:p text:style-name="P83">1D6</text:p>
          </table:table-cell>
          <table:table-cell table:style-name="Tableau64.A1" office:value-type="string">
            <text:p text:style-name="P83">Action de Combat de la victime</text:p>
          </table:table-cell>
        </table:table-row>
        <table:table-row table:style-name="Tableau64.1">
          <table:table-cell table:style-name="Tableau64.A1" office:value-type="string">
            <text:p text:style-name="P58">1</text:p>
          </table:table-cell>
          <table:table-cell table:style-name="Tableau64.A1" office:value-type="string">
            <text:p text:style-name="P58">La victime effectue une atta<text:span text:style-name="T182">que</text:span> rapprochée contre une cible aléatoire.</text:p>
          </table:table-cell>
        </table:table-row>
        <table:table-row table:style-name="Tableau64.1">
          <table:table-cell table:style-name="Tableau64.A1" office:value-type="string">
            <text:p text:style-name="P58">2</text:p>
          </table:table-cell>
          <table:table-cell table:style-name="Tableau64.A1" office:value-type="string">
            <text:p text:style-name="P58">Elle court dans une direction aléatoire.</text:p>
          </table:table-cell>
        </table:table-row>
        <table:table-row table:style-name="Tableau64.1">
          <table:table-cell table:style-name="Tableau64.A1" office:value-type="string">
            <text:p text:style-name="P58">3</text:p>
          </table:table-cell>
          <table:table-cell table:style-name="Tableau64.A1" office:value-type="string">
            <text:p text:style-name="P58">Elle lance un sort contre une cible aléatoire.</text:p>
          </table:table-cell>
        </table:table-row>
        <table:table-row table:style-name="Tableau64.1">
          <table:table-cell table:style-name="Tableau64.A1" office:value-type="string">
            <text:p text:style-name="P58">4</text:p>
          </table:table-cell>
          <table:table-cell table:style-name="Tableau64.A1" office:value-type="string">
            <text:p text:style-name="P58">Elle attaque à distance une cible aléatoire.</text:p>
          </table:table-cell>
        </table:table-row>
        <table:table-row table:style-name="Tableau64.1">
          <table:table-cell table:style-name="Tableau64.A1" office:value-type="string">
            <text:p text:style-name="P58">5</text:p>
          </table:table-cell>
          <table:table-cell table:style-name="Tableau64.A1" office:value-type="string">
            <text:p text:style-name="P58">Elle crie sur une cible aléatoire.</text:p>
          </table:table-cell>
        </table:table-row>
        <table:table-row table:style-name="Tableau64.1">
          <table:table-cell table:style-name="Tableau64.A7" office:value-type="string">
            <text:p text:style-name="P58">6</text:p>
          </table:table-cell>
          <table:table-cell table:style-name="Tableau64.A7" office:value-type="string">
            <text:p text:style-name="P58">Elle change de posture.</text:p>
          </table:table-cell>
        </table:table-row>
      </table:table>
      <text:p text:style-name="P243"/>
      <text:p text:style-name="P186">La cible réussit son test de Persévérance : elle est secouée et dérangée, subissant un malus de -25 % à tous les tests de compétence pour un nombre de Rounds de combat égal à 20 moins son POU (minimum d’un Round de combat).</text:p>
      <text:p text:style-name="P186">La cible effectue une Prouesse à son test de Persévérance : la victime n’est pas affectée par le sort et ne pourra être affectée par <text:soft-page-break/>d’autres sorts de Folie pour un nombre de Rounds de combat égal à son POU.</text:p>
      <text:p text:style-name="P106">Galvanisation Des Troupes</text:p>
      <text:p text:style-name="P232">Magnitude 3, Durée 6 heures</text:p>
      <text:p text:style-name="P24">Cultes : Guerre</text:p>
      <text:p text:style-name="P170">Pour la durée du sort, une troupe comprenant jusqu’à trente soldats inflige +1D6 dégâts. De plus, cette troupe ne peut être affectée par des sorts de domination mentale (comme Confusion).</text:p>
      <text:p text:style-name="P106">Guérison Divine</text:p>
      <text:p text:style-name="P24">Instantané, Magnitude 1, Progressif, Toucher</text:p>
      <text:p text:style-name="P24">Cultes : Terre, Fertilité</text:p>
      <text:p text:style-name="P153"><text:span text:style-name="T24">Ce sort puissant soigne instantanément un nombre de </text:span><text:span text:style-name="T131">PV</text:span><text:span text:style-name="T24"> égal à quatre fois sa Magnitude. Chaque usage de ce sort soignera une </text:span><text:span text:style-name="T131">Blessure Grave</text:span><text:span text:style-name="T24">, si nécessaire en rattachant ou faisant repousser membres et organes.</text:span></text:p>
      <text:p text:style-name="P106">Illusion</text:p>
      <text:p text:style-name="P24">Durée 15, Magnitude 1, Progressive, à distance</text:p>
      <text:p text:style-name="P24">Cultes : Lune, faquin</text:p>
      <text:p text:style-name="P170">Ce sort crée une illusion portant sur les cinq sens. L’illusion semblera réelle et solide à moins à tout observateur qui rate un jet de Perception modifié par la Magnitude du sort. Si l’illusion est de nature à infliger des dégâts à celui qui y croit, elle ne pourra plus blesser un personnage qui aura réussi son jet de Perception. Dès qu’un observateur cesse de croire en une illusion, celle-ci lui parait alors incorporelle et fantomatique.</text:p>
      <text:p text:style-name="P192">La Taille de l’illusion dépend aussi de la Magnitude du sort. Ainsi, une illusion de Magnitude 1 peut prendre la forme d’un petit objet domestique telle qu’une chaise ou une table, mais pas celle d’un Dragon cracheur de feu.</text:p>
      <table:table table:name="Tableau65" table:style-name="Tableau65">
        <table:table-column table:style-name="Tableau65.A"/>
        <table:table-column table:style-name="Tableau65.B"/>
        <table:table-column table:style-name="Tableau65.C"/>
        <table:table-row table:style-name="Tableau65.1">
          <table:table-cell table:style-name="Tableau65.A1" office:value-type="string">
            <text:p text:style-name="P82">Magnitude</text:p>
          </table:table-cell>
          <table:table-cell table:style-name="Tableau65.A1" office:value-type="string">
            <text:p text:style-name="P82">Modificateur aux tests de Perception</text:p>
          </table:table-cell>
          <table:table-cell table:style-name="Tableau65.A1" office:value-type="string">
            <text:p text:style-name="P82">Type d’illusion possible</text:p>
          </table:table-cell>
        </table:table-row>
        <table:table-row table:style-name="Tableau65.2">
          <table:table-cell table:style-name="Tableau65.A1" office:value-type="string">
            <text:p text:style-name="P58">1</text:p>
          </table:table-cell>
          <table:table-cell table:style-name="Tableau65.A1" office:value-type="string">
            <text:p text:style-name="P58">+50 %</text:p>
          </table:table-cell>
          <table:table-cell table:style-name="Tableau65.A1" office:value-type="string">
            <text:p text:style-name="P57">Incapable de bouger ou de causer des dégâts. Un peu flou et irréel aux bords. TAI ma<text:soft-page-break/>ximale 10.</text:p>
          </table:table-cell>
        </table:table-row>
        <table:table-row table:style-name="Tableau65.2">
          <table:table-cell table:style-name="Tableau65.A1" office:value-type="string">
            <text:p text:style-name="P58">2</text:p>
          </table:table-cell>
          <table:table-cell table:style-name="Tableau65.A1" office:value-type="string">
            <text:p text:style-name="P58">+25 %</text:p>
          </table:table-cell>
          <table:table-cell table:style-name="Tableau65.A1" office:value-type="string">
            <text:p text:style-name="P57">Quelques différences par rapport à l’original. Capable de bouger, mais pas d’infliger des dégâts. TAI maximale 15.</text:p>
          </table:table-cell>
        </table:table-row>
        <table:table-row table:style-name="Tableau65.2">
          <table:table-cell table:style-name="Tableau65.A1" office:value-type="string">
            <text:p text:style-name="P58">3</text:p>
          </table:table-cell>
          <table:table-cell table:style-name="Tableau65.A1" office:value-type="string">
            <text:p text:style-name="P58">0</text:p>
          </table:table-cell>
          <table:table-cell table:style-name="Tableau65.A1" office:value-type="string">
            <text:p text:style-name="P57">Capable de bouger et d’infliger des dégâts. TAI maximale 20.</text:p>
          </table:table-cell>
        </table:table-row>
        <table:table-row table:style-name="Tableau65.2">
          <table:table-cell table:style-name="Tableau65.A1" office:value-type="string">
            <text:p text:style-name="P58">4</text:p>
          </table:table-cell>
          <table:table-cell table:style-name="Tableau65.A1" office:value-type="string">
            <text:p text:style-name="P58">-25 %</text:p>
          </table:table-cell>
          <table:table-cell table:style-name="Tableau65.A1" office:value-type="string">
            <text:p text:style-name="P57">Capable de bouger et d’infliger des dégâts. TAI maximale 30.</text:p>
          </table:table-cell>
        </table:table-row>
        <table:table-row table:style-name="Tableau65.2">
          <table:table-cell table:style-name="Tableau65.A1" office:value-type="string">
            <text:p text:style-name="P58">5</text:p>
          </table:table-cell>
          <table:table-cell table:style-name="Tableau65.A1" office:value-type="string">
            <text:p text:style-name="P58">-50 %</text:p>
          </table:table-cell>
          <table:table-cell table:style-name="Tableau65.A1" office:value-type="string">
            <text:p text:style-name="P57">Indiscernable de l’original, capable de bouger et d’infliger des dégâts. TAI maximale 40.</text:p>
          </table:table-cell>
        </table:table-row>
        <table:table-row table:style-name="Tableau65.2">
          <table:table-cell table:style-name="Tableau65.A7" office:value-type="string">
            <text:p text:style-name="P58">+1</text:p>
          </table:table-cell>
          <table:table-cell table:style-name="Tableau65.A7" office:value-type="string">
            <text:p text:style-name="P58">-50 %</text:p>
          </table:table-cell>
          <table:table-cell table:style-name="Tableau65.A7" office:value-type="string">
            <text:p text:style-name="P57">+10 TAI par point de Magnitude.</text:p>
          </table:table-cell>
        </table:table-row>
      </table:table>
      <text:p text:style-name="P8"/>
      <text:p text:style-name="P106">Infertilité</text:p>
      <text:p text:style-name="P24">Magnitude 3, Permanent</text:p>
      <text:p text:style-name="P24">Cultes : Terre</text:p>
      <text:p text:style-name="P170">Ce sort empêche la cible de concevoir. Bien que le sort soit permanent, Le lanceur peut le dissiper quand il le souhaite.</text:p>
      <text:p text:style-name="P106">Invocation De Guerrier Sacré</text:p>
      <text:p text:style-name="P24">Magnitude 3, Durée 1 Jour</text:p>
      <text:p text:style-name="P24">Cultes : Plusieurs</text:p>
      <text:p text:style-name="P192">Un guerrier est invoqué depuis l’Outremonde associé à la déité du lanceur. Le guerrier obéira aux ordres du lanceur pour la durée du sort ; il retourna alors dans l’Outremonde dont il est originaire. Si le lanceur dépense 3 Points d’Amélioration lors de l’invocation, le guerrier restera à son service tant qu’il n’est pas tué, et ce même si le lanceur meurt. Un guerrier est généralement invoqué pour servir de garde du corps, de gardien de trésor ou d’assassin.</text:p>
      <text:p text:style-name="P24">Guerrier Sacré</text:p>
      <text:p text:style-name="P170">For 20 Dex 15 Tai 18 In<text:span text:style-name="T182">t</text:span> 15 Pou 18 PV 18, Blessure Grave 9, Armure 6, Modificateur de Dégât +1D6, Mouvement 12.</text:p>
      <text:p text:style-name="P170">Résistances : Endurance 120 %, Esquive 150 %, Persévérance 100 %.</text:p>
      <text:p text:style-name="P170"><text:soft-page-break/>Combat : choisir une compétence à 150 % entre Combat Rapproché, Sans Arme ou à Distance.</text:p>
      <text:p text:style-name="P170">Autres compétences : Athlétisme 120 %.</text:p>
      <text:p text:style-name="P163">Exemples de guerriers</text:p>
      <text:p text:style-name="P192">Gardiens Impériaux des Portails, Soldat Démon de la Horde de l’Enfer Brulant.</text:p>
      <text:p text:style-name="P163">Pouvoirs Spéciaux</text:p>
      <text:p text:style-name="P190">Pour chaque point de Magnitude supplémentaire, le guerrier sacré peut obtenir un pouvoir spécial, que vous pouvez déterminer aléatoirement grâce au tableau ci-dessous.</text:p>
      <text:p text:style-name="P153"><text:span text:style-name="T79">Exemple</text:span><text:span text:style-name="T24">. Invocation de L’Horreur à Cornes d’Yko est un sort de Magnitude 6, car l’Horreur possède 3 pouvoirs spéciaux : des ailes, un mode d’attaque et des armes naturelles supplémentaires (Combat à Distance avec arc, cornes).</text:span></text:p>
      <text:p text:style-name="P153"/>
      <table:table table:name="Tableau102" table:style-name="Tableau102">
        <table:table-column table:style-name="Tableau102.A"/>
        <table:table-column table:style-name="Tableau102.B"/>
        <table:table-column table:style-name="Tableau102.C"/>
        <table:table-row table:style-name="TableLine214105360">
          <table:table-cell table:style-name="Tableau102.A1" office:value-type="string">
            <text:p text:style-name="P315">Lancer</text:p>
          </table:table-cell>
          <table:table-cell table:style-name="Tableau102.A1" office:value-type="string">
            <text:p text:style-name="P315">1D12 </text:p>
          </table:table-cell>
          <table:table-cell table:style-name="Tableau102.A1" office:value-type="string">
            <text:p text:style-name="P315">Pouvoir </text:p>
          </table:table-cell>
        </table:table-row>
        <table:table-row table:style-name="TableLine266300096">
          <table:table-cell table:style-name="Tableau102.A1" office:value-type="string">
            <text:p text:style-name="Table_20_Contents">1 </text:p>
          </table:table-cell>
          <table:table-cell table:style-name="Tableau102.A1" office:value-type="string">
            <text:p text:style-name="P314"/>
          </table:table-cell>
          <table:table-cell table:style-name="Tableau102.A1" office:value-type="string">
            <text:p text:style-name="Table_20_Contents">Mode d’attaque additionnel. </text:p>
          </table:table-cell>
        </table:table-row>
        <table:table-row table:style-name="TableLine199213408">
          <table:table-cell table:style-name="Tableau102.A1" office:value-type="string">
            <text:p text:style-name="Table_20_Contents">2 </text:p>
          </table:table-cell>
          <table:table-cell table:style-name="Tableau102.A1" office:value-type="string">
            <text:p text:style-name="P314"/>
          </table:table-cell>
          <table:table-cell table:style-name="Tableau102.A1" office:value-type="string">
            <text:p text:style-name="Table_20_Contents">Paire de bras supplémentaire, attaque additionnelle. </text:p>
          </table:table-cell>
        </table:table-row>
        <table:table-row table:style-name="TableLine222712784">
          <table:table-cell table:style-name="Tableau102.A1" office:value-type="string">
            <text:p text:style-name="Table_20_Contents">3 </text:p>
          </table:table-cell>
          <table:table-cell table:style-name="Tableau102.A1" office:value-type="string">
            <text:p text:style-name="P314"/>
          </table:table-cell>
          <table:table-cell table:style-name="Tableau102.A1" office:value-type="string">
            <text:p text:style-name="Table_20_Contents">Arme naturelle supplémentaire. Ex : Cornes 1D10 dégâts. </text:p>
          </table:table-cell>
        </table:table-row>
        <table:table-row table:style-name="TableLine391966624">
          <table:table-cell table:style-name="Tableau102.A1" office:value-type="string">
            <text:p text:style-name="Table_20_Contents">4 </text:p>
          </table:table-cell>
          <table:table-cell table:style-name="Tableau102.A1" office:value-type="string">
            <text:p text:style-name="P314"/>
          </table:table-cell>
          <table:table-cell table:style-name="Tableau102.A1" office:value-type="string">
            <text:p text:style-name="Table_20_Contents">Crache du feu, de la glace ou des éclairs (selon les alliances élémentaires de la Divinité) pour 1D10 dégâts une fois par round de combat. </text:p>
          </table:table-cell>
        </table:table-row>
        <table:table-row table:style-name="TableLine292801200">
          <table:table-cell table:style-name="Tableau102.A1" office:value-type="string">
            <text:p text:style-name="Table_20_Contents">5 </text:p>
          </table:table-cell>
          <table:table-cell table:style-name="Tableau102.A1" office:value-type="string">
            <text:p text:style-name="P314"/>
          </table:table-cell>
          <table:table-cell table:style-name="Tableau102.A1" office:value-type="string">
            <text:p text:style-name="Table_20_Contents">Ailes : vol avec Mouvement de 18. </text:p>
          </table:table-cell>
        </table:table-row>
        <table:table-row table:style-name="TableLine292747088">
          <table:table-cell table:style-name="Tableau102.A1" office:value-type="string">
            <text:p text:style-name="Table_20_Contents">6 </text:p>
          </table:table-cell>
          <table:table-cell table:style-name="Tableau102.A1" office:value-type="string">
            <text:p text:style-name="P314"/>
          </table:table-cell>
          <table:table-cell table:style-name="Tableau102.A1" office:value-type="string">
            <text:p text:style-name="Table_20_Contents">Apparence hideuse qui effraie les ennemis ( +50 % aux jets d’Influence pour intimider) ou apparence splendide qui charme les observateurs (+50 % aux jets d’Influence) </text:p>
          </table:table-cell>
        </table:table-row>
        <table:table-row table:style-name="TableLine145772000">
          <table:table-cell table:style-name="Tableau102.A1" office:value-type="string">
            <text:p text:style-name="Table_20_Contents">7 </text:p>
          </table:table-cell>
          <table:table-cell table:style-name="Tableau102.A1" office:value-type="string">
            <text:p text:style-name="P314"/>
          </table:table-cell>
          <table:table-cell table:style-name="Tableau102.A1" office:value-type="string">
            <text:p text:style-name="Table_20_Contents">Armes naturelles divines qui infligent 1D20 dégâts. </text:p>
          </table:table-cell>
        </table:table-row>
        <table:table-row table:style-name="TableLine302165856">
          <table:table-cell table:style-name="Tableau102.A1" office:value-type="string">
            <text:p text:style-name="Table_20_Contents">8 </text:p>
          </table:table-cell>
          <table:table-cell table:style-name="Tableau102.A1" office:value-type="string">
            <text:p text:style-name="P314"/>
          </table:table-cell>
          <table:table-cell table:style-name="Tableau102.A1" office:value-type="string">
            <text:p text:style-name="Table_20_Contents">Change-forme. </text:p>
          </table:table-cell>
        </table:table-row>
        <text:soft-page-break/>
        <table:table-row table:style-name="TableLine302166672">
          <table:table-cell table:style-name="Tableau102.A1" office:value-type="string">
            <text:p text:style-name="Table_20_Contents">9 </text:p>
          </table:table-cell>
          <table:table-cell table:style-name="Tableau102.A1" office:value-type="string">
            <text:p text:style-name="P314"/>
          </table:table-cell>
          <table:table-cell table:style-name="Tableau102.A1" office:value-type="string">
            <text:p text:style-name="Table_20_Contents">Lourdement protégé : 9 PA au lieu de 6. </text:p>
          </table:table-cell>
        </table:table-row>
        <table:table-row table:style-name="TableLine287511024">
          <table:table-cell table:style-name="Tableau102.A1" office:value-type="string">
            <text:p text:style-name="Table_20_Contents">10 </text:p>
          </table:table-cell>
          <table:table-cell table:style-name="Tableau102.A1" office:value-type="string">
            <text:p text:style-name="P314"/>
          </table:table-cell>
          <table:table-cell table:style-name="Tableau102.A1" office:value-type="string">
            <text:p text:style-name="Table_20_Contents">Peut devenir incorporel et traverser les murs solides. Dans cet état, il ne peut pas interagir avec le monde matériel. </text:p>
          </table:table-cell>
        </table:table-row>
        <table:table-row table:style-name="TableLine198516736">
          <table:table-cell table:style-name="Tableau102.A1" office:value-type="string">
            <text:p text:style-name="Table_20_Contents">11 </text:p>
          </table:table-cell>
          <table:table-cell table:style-name="Tableau102.A1" office:value-type="string">
            <text:p text:style-name="P314"/>
          </table:table-cell>
          <table:table-cell table:style-name="Tableau102.A1" office:value-type="string">
            <text:p text:style-name="Table_20_Contents">Peut devenir invisible à volonté. </text:p>
          </table:table-cell>
        </table:table-row>
        <table:table-row table:style-name="TableLine198517696">
          <table:table-cell table:style-name="Tableau102.A1" office:value-type="string">
            <text:p text:style-name="Table_20_Contents">12 </text:p>
          </table:table-cell>
          <table:table-cell table:style-name="Tableau102.A1" office:value-type="string">
            <text:p text:style-name="P314"/>
          </table:table-cell>
          <table:table-cell table:style-name="Tableau102.A1" office:value-type="string">
            <text:p text:style-name="Table_20_Contents">Rapide : Mouvement augmenté de +18. </text:p>
          </table:table-cell>
        </table:table-row>
      </table:table>
      <text:p text:style-name="P153"/>
      <text:p text:style-name="P106">Invocation De Monture Sacrée</text:p>
      <text:p text:style-name="P24">Magnitude 3, Durée 1 Jour</text:p>
      <text:p text:style-name="P24">Cultes : Plusieurs</text:p>
      <text:p text:style-name="P170">Une monture sacrée est invoquée depuis l’Outremonde associé à la divinité du lanceur. La monture obéira aux ordres du lanceur pour la durée du sort ; elle regagnera alors l’Outremonde dont elle est originaire. Si le lanceur dépense 3 Points d’Amélioration lors de l’invocation, il peut garder la monture à sa service jusqu’à ce que celle-ci soit tuée.</text:p>
      <text:p text:style-name="P24">Monture Sacrée</text:p>
      <text:p text:style-name="P170">For 30 Con 20 Dex 18 Tai 30 Int 18 Pou 18, PV 25 Blessure Grave 13, Armure 6, Modificateur de Dégât +2D6, Mouvement : 20 selon mode approprié à la Divinité (marche, vol, nage, etc.)</text:p>
      <text:p text:style-name="P170">Résistances : Endurance 120 %, Esquive 120 %, Persévérance 120 %.</text:p>
      <text:p text:style-name="P170">Combat : Sans Arme 80 % avec armes naturelles appropriées infligeant 1D10 dégâts.</text:p>
      <text:p text:style-name="P163">Exemples de Montures Sacrées</text:p>
      <text:p text:style-name="P170">Aigle Géant des Seigneurs des Tempêtes, Kraken de la Maitresse des Mers.</text:p>
      <text:p text:style-name="P106">Lance Du Soleil</text:p>
      <text:p text:style-name="P24">Instantané, Magnitude 4, A distance, Résistance (Esquive)</text:p>
      <text:p text:style-name="P24">Cultes : Soleil</text:p>
      <text:p text:style-name="P153"><text:span text:style-name="T58">Ce sort ne fonctionne qu’en plein soleil. Lorsqu’il est lancé, un jet de lumière large de deux mètres surgit du ciel pour s’abattre sur une </text:span><text:soft-page-break/><text:span text:style-name="T58">cible dans la ligne de vue du lanceur. Si la cible n’évite pas le jet, le jet de lumière la brule et lui inflige </text:span><text:span text:style-name="T138">4D6 dégâts</text:span><text:span text:style-name="T58">. Les dégâts du sort sont considérés à la fois comme des dégâts de feu et des dégâts magiques ; de plus, les points d’armure sont ignorés.</text:span></text:p>
      <text:p text:style-name="P106">Lien Mental</text:p>
      <text:p text:style-name="P24">Durée 15, Magnitude 1, Progressif, à distance</text:p>
      <text:p text:style-name="P24">Cultes : Tous</text:p>
      <text:p text:style-name="P170">Ceux qui participent à un Lien Mental peuvent se transmettre leurs pensées conscientes, leurs sorts et leurs points de magie.</text:p>
      <text:p text:style-name="P170">Des points de Magnitude supplémentaires permettront à plusieurs groupes de personnes d’être liés entre eux, soit en créant plusieurs paires de personnes liées psychiquement, soit en faisant du lanceur le centre d’un petit réseau de personnes liées. Dans ce dernier cas, seul le personnage « central » est lié directement aux autres participants.</text:p>
      <text:p text:style-name="P170">Lien Mental doit être lancé sur tous les participants en même temps et s’avère limité aux participants consentants. Tout participant à un Lien Mental peut utiliser les sorts connus des autres participants ainsi que leurs points de magie sans avoir besoin de leur consentement.</text:p>
      <text:p text:style-name="P153"><text:span text:style-name="T24">Les participants à un Lien Mental sont particulièrement vulnérables aux sorts affectant l’</text:span><text:span text:style-name="T131">INT</text:span><text:span text:style-name="T24">, le </text:span><text:span text:style-name="T131">POU</text:span><text:span text:style-name="T24">, le </text:span><text:span text:style-name="T131">CHA</text:span><text:span text:style-name="T24"> et le moral. Lancés contre n’importe quel membre d’un Lien Mental, de tels sorts affectent tous ceux qui sont connectés, bien que chacun des membres ait le droit se défendre individuellement contre les effets du sort.</text:span></text:p>
      <text:p text:style-name="P170">Si les membres d’un Lien Mental partagent à la fois points de magie et pensées conscientes, ils conservent leur propre identité. Un Lien Mental n’inclut pas les pensées cachées, les souvenirs, les pulsions inconscientes ou la connaissance permanente de sorts. Il n’autorise pas non plus le partage de compétence : une personne liée pourra lancer un sort connu d’un autre participant, mais utilisera son propre score dans la compétence adéquate.</text:p>
      <text:p text:style-name="P170"><text:soft-page-break/>Tout participant peut rompre sa connexion au Lien Mental en utilisant une Action de Combat. Si une personne liée quitte le rayon du sort, elle rompt immédiatement son Lien Mental.</text:p>
      <text:p text:style-name="P106">Lugubre Procession</text:p>
      <text:p text:style-name="P24">Magnitude 4, Durée 1 Jour</text:p>
      <text:p text:style-name="P24">Cultes : mort</text:p>
      <text:p text:style-name="P170">Ce sort anime les esprits locaux d’une communauté et les amène à accomplir pendant 24 heures une procession le long de la route principale de la communauté. La plupart des morts seront sous la forme de fantômes, mais les morts plus récents auront la forme de zombis ou de squelettes (si les os sont conservés dans le cimetière). Les zombis et les squelettes attaqueront tout être vivant sur leur chemin.</text:p>
      <text:p text:style-name="P106">Marionnette</text:p>
      <text:p text:style-name="P24">Magnitude 3, Résistance (Persévérance), Concentration, Durée 6 Heures</text:p>
      <text:p text:style-name="P24">Cultes : faquin</text:p>
      <text:p text:style-name="P186">À l’aide de ce sort, le lanceur enchante une marionnette censée représenter la victime, qui a droit à un jet de Résistance. En cas d’échec au test de Résistance, le lanceur peut contrôler la victime au moyen de la marionnette pour la durée du sort. La victime se rend compte qu’elle ne contrôle pas son corps, mais elle n’y peut rien, sauf si un ordre du marionnettiste met sa vie ou celle d’un ami en danger. Dans ce cas, elle a droit à un nouveau jet de Résistance pour se libérer du sort.</text:p>
      <text:p text:style-name="P106">Mise En Pièces</text:p>
      <text:p text:style-name="P24">Magnitude 4, Résistance (Persévérance), Durée 6 Heures</text:p>
      <text:p text:style-name="P24">Culte : faquin</text:p>
      <text:p text:style-name="P186">Ce sort met littéralement en pièces une cible qui rate son jet de Résistance. La cible est toujours vivante, mais n’aura pas besoin d’eau ou de nourriture pour la durée du sort. Si le sort est dissipé, la cible mourra à moins que ses morceaux ne soient soigneusement rassemblés auparavant.</text:p>
      <text:p text:style-name="P106"><text:soft-page-break/>Objet Miraculeux</text:p>
      <text:p text:style-name="P24">Magnitude Variable, Durée 1 Heure</text:p>
      <text:p text:style-name="P24">Cultes : Artisan</text:p>
      <text:p text:style-name="P190">Le lanceur peut créer des objets à partir de rien. La taille de l’objet dépend de la Magnitude du sort.</text:p>
      <table:table table:name="Tableau66" table:style-name="Tableau66">
        <table:table-column table:style-name="Tableau66.A"/>
        <table:table-column table:style-name="Tableau66.B"/>
        <table:table-row table:style-name="Tableau66.1">
          <table:table-cell table:style-name="Tableau66.A1" office:value-type="string">
            <text:p text:style-name="P83">Magnitude</text:p>
          </table:table-cell>
          <table:table-cell table:style-name="Tableau66.A1" office:value-type="string">
            <text:p text:style-name="P83">Taille de l’objet</text:p>
          </table:table-cell>
        </table:table-row>
        <table:table-row table:style-name="Tableau66.1">
          <table:table-cell table:style-name="Tableau66.A1" office:value-type="string">
            <text:p text:style-name="P58">1</text:p>
          </table:table-cell>
          <table:table-cell table:style-name="Tableau66.A1" office:value-type="string">
            <text:p text:style-name="P58">Petits objets, comme des pots, des assiettes, des couteaux, un détail d’une fresque, etc.</text:p>
          </table:table-cell>
        </table:table-row>
        <table:table-row table:style-name="Tableau66.3">
          <table:table-cell table:style-name="Tableau66.A1" office:value-type="string">
            <text:p text:style-name="P58">2</text:p>
          </table:table-cell>
          <table:table-cell table:style-name="Tableau66.A1" office:value-type="string">
            <text:p text:style-name="P64">Objets de taille moyenne, comme une amphore, un écu, une épée longue, une « armure pour humain, un bras de statue, etc.</text:p>
          </table:table-cell>
        </table:table-row>
        <table:table-row table:style-name="Tableau66.1">
          <table:table-cell table:style-name="Tableau66.A1" office:value-type="string">
            <text:p text:style-name="P58">3</text:p>
          </table:table-cell>
          <table:table-cell table:style-name="Tableau66.A1" office:value-type="string">
            <text:p text:style-name="P66">Grands objets, comme un pavois, une porte, une colonne de temple, etc.</text:p>
          </table:table-cell>
        </table:table-row>
        <table:table-row table:style-name="Tableau66.1">
          <table:table-cell table:style-name="Tableau66.A1" office:value-type="string">
            <text:p text:style-name="P58">4</text:p>
          </table:table-cell>
          <table:table-cell table:style-name="Tableau66.A1" office:value-type="string">
            <text:p text:style-name="P58">Enorme. Armure <text:span text:style-name="T183">de</text:span> géant, maison, tour, etc.</text:p>
          </table:table-cell>
        </table:table-row>
        <table:table-row table:style-name="Tableau66.1">
          <table:table-cell table:style-name="Tableau66.A1" office:value-type="string">
            <text:p text:style-name="P58">5</text:p>
          </table:table-cell>
          <table:table-cell table:style-name="Tableau66.A1" office:value-type="string">
            <text:p text:style-name="P58">Gigantesque. Une enceinte, un château, etc.</text:p>
          </table:table-cell>
        </table:table-row>
      </table:table>
      <text:p text:style-name="P141"/>
      <text:p text:style-name="P170">L’objet créé est toujours de la meilleure qualité et ne casse pas. Si le lanceur dépense autant de points d’Amélioration que la Magnitude du sort, l’objet devient permanent. Sinon, l’objet disparait au bout d’une heure.</text:p>
      <text:p text:style-name="P106">Peur</text:p>
      <text:p text:style-name="P19"><text:span text:style-name="T2">Instantané, Magnitude 1, à distance,</text:span><text:line-break/><text:span text:style-name="T2">Résistance (Persévérance, voir ci-dessous)</text:span></text:p>
      <text:p text:style-name="P24">Cultes : Chaos, Nuit</text:p>
      <text:p text:style-name="P153"><text:span text:style-name="T58">La cible de ce sort est saisie d’une peur irrépressible. La Peur n’a aucun effet sur des cibles évanouies, des cibles sans caractéristique </text:span><text:span text:style-name="T138">INT</text:span><text:span text:style-name="T58"> ou des cibles déjà sous le coup d’un sort de Peur.</text:span></text:p>
      <text:p text:style-name="P163">Effets de la Peur</text:p>
      <text:p text:style-name="P153"><text:span text:style-name="T18">La cible obtient une Maladresse au test de Persévérance </text:span><text:span text:style-name="T58">: elle perd immédiatement la moitié de son maximum de PV (assez de dégâts pour provoquer une Blessure Grave) à cause d’un arrêt cardiaque.</text:span></text:p>
      <text:p text:style-name="P153"><text:span text:style-name="T15">La cible rate son test de Persévérance</text:span><text:span text:style-name="T24"> : la victime est prise d’une terreur folle et cherche à fuir pour un nombre de Rounds de combat égal à 20 moins son POU (avec un minimum d’un Round de com</text:span><text:soft-page-break/><text:span text:style-name="T24">bat). La victime ne s’engage pas dans un combat à moins d’y être forcée et utilise l’Action de Combat Courir tant que c’est possible (à moins d’avoir un autre moyen de fuite plus rapide).</text:span></text:p>
      <text:p text:style-name="P153"><text:span text:style-name="T15">La cible réussit son test de Persévérance</text:span><text:span text:style-name="T24"> : la victime est secouée et dérangée, subissant un malus de -25 % à tous les tests de compétence pour un nombre de Rounds de combat égal à 20 moins son POU (avec un minimum d’un Round de combat).</text:span></text:p>
      <text:p text:style-name="P153"><text:span text:style-name="T15">La cible obtient une Prouesse à son test de Persévérance</text:span><text:span text:style-name="T24"> : la victime n’est pas affectée par le sort et ne pourra être affectée par d’autres sorts de Peur pour un nombre de Rounds de combat égal à son POU.</text:span></text:p>
      <text:p text:style-name="P106">Réflexion</text:p>
      <text:p text:style-name="P24">Durée 15, Magnitude 1, Progressif, à distance</text:p>
      <text:p text:style-name="P24">Cultes : faquin</text:p>
      <text:p text:style-name="P170">Ce sort réfléchit tout sort visant la cible ou son équipement, le redirigeant vers le lanceur originel. S’il est lancé sur une cible, Réflexion tente de réfléchir tout sort lancé contre la cible. Le sort n’a pas d’effet sur les sorts affectant déjà un personnage. Les effets de Réflexion dépendent de sa Magnitude et de celle du sort ennemi : consultez le tableau des Résultats de la Réflexion pour plus de détail.</text:p>
      <text:p text:style-name="P170">Réflexion est incompatible avec Absorption, Bouclier et Blocage Spirituel.</text:p>
      <table:table table:name="Tableau67" table:style-name="Tableau67">
        <table:table-column table:style-name="Tableau67.A"/>
        <table:table-column table:style-name="Tableau67.B"/>
        <table:table-row table:style-name="Tableau67.1">
          <table:table-cell table:style-name="Tableau67.A1" office:value-type="string">
            <text:p text:style-name="P83">La Magnitude du Sort Ennemi est…</text:p>
          </table:table-cell>
          <table:table-cell table:style-name="Tableau67.A1" office:value-type="string">
            <text:p text:style-name="P83">Effet</text:p>
          </table:table-cell>
        </table:table-row>
        <table:table-row table:style-name="Tableau67.2">
          <table:table-cell table:style-name="Tableau67.A1" office:value-type="string">
            <text:p text:style-name="P72">Égale ou inférieure à la magnitude de la Réflexion.</text:p>
          </table:table-cell>
          <table:table-cell table:style-name="Tableau67.A1" office:value-type="string">
            <text:p text:style-name="P48"><text:span text:style-name="T113">L</text:span><text:span text:style-name="T115">e sort ennemi est réfléchi et la Réflexion reste en place.</text:span></text:p>
          </table:table-cell>
        </table:table-row>
        <table:table-row table:style-name="Tableau67.1">
          <table:table-cell table:style-name="Tableau67.A3" office:value-type="string">
            <text:p text:style-name="P72">Supérieure d’un point ou plus à la magnitude de la Réflexion.</text:p>
          </table:table-cell>
          <table:table-cell table:style-name="Tableau67.A3" office:value-type="string">
            <text:p text:style-name="P72">La Réflexion est éliminée et le sort ennemi prend effet.</text:p>
          </table:table-cell>
        </table:table-row>
      </table:table>
      <text:p text:style-name="P8"/>
      <text:p text:style-name="P106"><text:soft-page-break/>Respirer Air/Eau</text:p>
      <text:p text:style-name="P24">Durée 15, Magnitude 2, Toucher</text:p>
      <text:p text:style-name="P24">Cultes : Mer, Eau</text:p>
      <text:p text:style-name="P192">Ce sort permet à une créature respirant de l’air de respirer dans l’eau pour la durée du sort. Bien sûr, elle sera toujours capable d’aspirer de l’air. Il est aussi possible d’utiliser ce sort sur une créature aquatique pour qu’elle puisse respirer de l’air.</text:p>
      <text:p text:style-name="P106">Résurrection</text:p>
      <text:p text:style-name="P24">Concentration Spéciale, Instantané, Magnitude 5, Toucher</text:p>
      <text:p text:style-name="P24">Cultes : Mort, Fertilité, Soleil</text:p>
      <text:p text:style-name="P190">Le corps du mort doit être présent et doit être entier. Si la cible est morte à cause d’une maladie ou d’un poison, le mal doit être éliminé au préalable, sans quoi le sort de Résurrection échouera.</text:p>
      <text:p text:style-name="P170">Ce sort enjoint l’esprit du mort à regagner son ancien corps. La Résurrection exige un nombre de minutes égal à la somme des caractéristiques de la cible avant de prendre effet. Durant ce temps, le lanceur doit rester concentré sur le sort. Un personnage ressuscité se retrouve avec 1 PV.</text:p>
      <text:p text:style-name="P170">Le sort doit être lancé avant qu’un nombre de jours égal au POU du défunt ne se soit écoulé. Après ce délai, lancer le sort se soldera automatiquement par un échec.</text:p>
      <text:p text:style-name="P106">Sanctifi<text:span text:style-name="T216">cation</text:span></text:p>
      <text:p text:style-name="P24">Zone Spécial, Magnitude 1, Permanent, Progressif</text:p>
      <text:p text:style-name="P24">Cultes : Tous</text:p>
      <text:p text:style-name="P170">Ce sort fait partie intégrante d’un temple, au même titre que ses fondations, mais il peut être lancé n’importe où. Il crée une sphère d’un rayon de 10 mètres par point de Magnitude. Cette sphère est bénie par le dieu du lanceur. Le sort ne permet pas de repousser des intrus, mais le lanceur saura immédiatement si un sort, un esprit ou quelqu’un n’appartenant pas à son culte pénètre dans la zone sanctifiée.</text:p>
      <text:p text:style-name="P106"><text:soft-page-break/>Trait Mortel</text:p>
      <text:p text:style-name="P24">Durée 15, Magnitude 1, A distance</text:p>
      <text:p text:style-name="P24">Cultes : Chasseur</text:p>
      <text:p text:style-name="P186">Ce sort doit être lancé sur un projectile (flèche, pierre, javelot, couteau, etc.). Il se déclenche lorsque le projectile est tiré. À moins que l’utilisateur de l’arme n’obtienne un Échec Automatique ou une Maladresse, le projectile touche sa cible, quels que soient son abri et ses autres avantages, tant qu’elle se situe en deçà de la portée maximale de l’arme à distance. La cible peut esquiver ou parer le projectile, avec un malus de -25 % à son test.</text:p>
      <text:p text:style-name="P170">Trait Mortel ne peut être combiné avec Flèche de Feu, Projectiles Multiples ou DareDard : Trait Mortel aura la préséance.</text:p>
      <text:p text:style-name="P106">Trouver X</text:p>
      <text:p text:style-name="P24">Durée 15, Magnitude 1, à distance</text:p>
      <text:p text:style-name="P24">Cultes : Tous</text:p>
      <text:p text:style-name="P170">Ce sort en regroupe plusieurs qui fonctionnent de la même façon, en permettant au lanceur du sort de localiser la cible la plus proche à portée du sort. Cet effet est stoppé par toute substance telle que le métal, la terre ou la pierre de plus de 1 mètre d’épaisseur. Le sort est aussi bloqué par Absorption, même si le Lanceur de Sort saura que la cible est quelque part à sa portée, sans connaitre son emplacement exact, et qu’elle est protégée par Absorption. Les différents sorts de Trouver X sont listés plus bas.</text:p>
      <text:p text:style-name="P170">Contrairement aux sorts de Magie <text:span text:style-name="T216">Commune</text:span> Détecter X, les sorts de Trouver X ne demandent pas de concentration de la part du lanceur : ils fonctionnent automatiquement et l’alertent de la présence de ce qu’ils localisent pour la durée du sort.</text:p>
      <text:p text:style-name="P170">Voici les différents sorts de Détection :</text:p>
      <text:p text:style-name="P256">Trouver Ennemi : localise une créature qui désire nuire au lanceur du sort.</text:p>
      <text:p text:style-name="P256">Trouver Espèce : chaque sort de Trouver Espèce localise la créature la plus proche appartenant à l’espèce spécifiée. Exemples de sort : Trouver Gobelin, Trouver Nain et Trouver Cheval…</text:p>
      <text:p text:style-name="P256"><text:soft-page-break/>Trouver Magie : localise l’objet, la créature magique ou le sort actif le plus proche.</text:p>
      <text:p text:style-name="P256">Trouver Substance : chaque sort de Détecter Substance localise la substance du type spécifiée la plus proche. Exemples : Détecter Charbon, Détecter Or et Trouver Bois.</text:p>
      <text:p text:style-name="P256">Le meneur de jeu doit donner une indication du niveau de puissance du domaine recherché (« magie faible » ou « riche dépôt d’or »).</text:p>
      <text:p text:style-name="P106">Vision De L’Âme</text:p>
      <text:p text:style-name="P24">Durée 15, Magnitude 1, Toucher</text:p>
      <text:p text:style-name="P24">Cultes : Tous</text:p>
      <text:p text:style-name="P170">La cible de ce sort peut discerner l’aura de POU de tout être qu’elle regarde : elle saura ainsi le nombre de ses points de magie et la nature de tout sort actif ou de tout objet enchanté qu’il porte. Ce sort permet aussi à la cible de voir le Monde Spirituel.</text:p>
      <text:p text:style-name="P106">Voyage Dans L’Outremonde</text:p>
      <text:p text:style-name="P24">Durée 15, Magnitude 4, Toucher</text:p>
      <text:p text:style-name="P24">Cultes : Tous</text:p>
      <text:p text:style-name="P192">Ce sort projette la forme physique de la cible vers l’Outremonde. La nature de cet Outremonde dépend des croyances de la religion du lanceur de sort ; il sera généralement rempli de dieux, d’âmes des fidèles, de démons et de demi-dieux, d’armées d’esprits ou de sorciers en croisade. Le corps physique de la cible disparait littéralement aux yeux du commun des mortels alors qu’il accompagne l’âme dans le voyage.</text:p>
      <text:p text:style-name="P192">Alors qu’elle voyage dans l’Outremonde, la cible gagne automatiquement les effets de Vision de l’Âme pour la durée de son Voyage. Cependant, tant qu’elle demeure dans l’Outremonde, elle subit un malus de -40 % à tous ses tests de Perception pour détecter les objets ou les évènements du monde réel.</text:p>
      <text:p text:style-name="P153"><text:span text:style-name="T53">Pendant la durée de son voyage, la cible peut utiliser ses compétences et sa magie pour combattre ses ennemis, mais elle découvrira qu’ils sont très puissants et que cette magie n’est pas pour les timorés. Le </text:span><text:span text:style-name="T140">meneur de jeu</text:span><text:span text:style-name="T53"> peut éventuellement décider que la compé</text:span><text:soft-page-break/><text:span text:style-name="T53">tence Religion (d’Origine) et les compétences de culte (le cas échéant) du personnage sont augmentées de +25 %, ceci afin de représenter la proximité avec la divinité.</text:span></text:p>
      <text:p text:style-name="P192">Le sort permet également à la cible d’engager un Combat Spirituel (comme avec un chamane) avec des entités spirituelles de l’Outremonde. La cible peut alors utiliser sa compétence Religion (d’Origine) comme capacité offensive si elle est supérieure à sa Persévérance et, comme un chamane, elle infligera dans cet État mystique 1d6 Points de Dégât spirituels au lieu des 1D4 de base.</text:p>
      <text:p text:style-name="P190">Quand le sort se termine, le corps de la cible réintègre le monde réel. Selon la nature de l’univers de jeu, la cible peut traverser de grandes distances dans le monde réel lors de son retour, aboutissant au le temple le plus proche ou bien à son lieu de départ.</text:p>
      <text:p text:style-name="P170">La plupart des religions utilisent cette magie pour communier avec leurs dieux, chercher leur aide ou combattre une invasion spirituelle.</text:p>
      <text:p text:style-name="P124">Intervention Divine</text:p>
      <text:p text:style-name="P188">En plus des sorts et des services du culte, les membres d’un culte gagnent aussi l’aptitude de faire appel à l’Intervention Divine.</text:p>
      <text:p text:style-name="P188">Tout personnage qui est au moins initié peut faire appel à sa divinité quand il fait face à une situation désespérée. Il peut même y faire appel à l’instant où il meurt ou s’évanouit. Quand une Intervention Divine est requise, jetez 1D100. Si le jet est égal ou inférieur au POU du personnage, l’appel à l’aide reçoit une réponse. Cependant, le dieu demande un prix élevé en échange de son aide : en cas de réussite, le personnage subit une perte permanente de POU égale au résultat du dé. Si le POU du personnage est réduit à 0 de cette façon, son âme rejoint directement la divinité, mettant définitivement et immédiatement fin à la vie du personnage (cela étant, sa requête sera bien accomplie). Un personnage ne peut faire appel à une Intervention Divine plus d’une fois par mois, qu’elle soit entendue ou non.</text:p>
      <text:p text:style-name="P188">Une Intervention Divine peut prendre plusieurs formes, mais les directives suivantes peuvent servir de guides :</text:p>
      <text:p text:style-name="P254"><text:soft-page-break/>permettre au personnage de lancer n’importe quel sort du culte à n’importe quelle Magnitude ;</text:p>
      <text:p text:style-name="P253">permettre à un sort du culte d’affecter tout adorateur dans la ligne de vue ;</text:p>
      <text:p text:style-name="P253">redonner vie à un adorateur (autre que le personnage ayant requis l’Intervention Divine).</text:p>
      <text:p text:style-name="P192">Divers effets « divins » sont aussi possibles en fonction de la nature de la divinité du personnage : par exemple, la divinité peut lever un brouillard permettant au personnage de fuir ses ennemis, doubler sa FOR pour défaire un ennemi puissant ou faire déborder une rivière de son lit pour immobiliser une armée d’invasion.</text:p>
      <text:p text:style-name="P190">Une Intervention Divine ne peut être utilisée pour blesser directement ou tuer des créatures mortelles. Les dieux n’aideront que leurs adorateurs et les effets qu’ils produiront auront un lien avec leur sphère d’influence.</text:p>
      <text:p text:style-name="P122">Dernières Considérations</text:p>
      <text:p text:style-name="P89">Comment Récupérer Ses Sorts ?</text:p>
      <text:p text:style-name="P183">Des trois formes de magie, la Magie Divine est celle où la récupération de sorts est la plus ardue. Les trois méthodes de récupérations évoquées ci-dessous nécessitent en plus d’être en bons termes avec la divinité. Il est possible de mélanger ces méthodes. Par exemple, vous pouvez utiliser à la fois les méthodes 1 et 3 pour que la Magie Divine reste une magie à part, tout en donnant plus d’occasions aux personnages de récupérer leurs sorts.</text:p>
      <text:p text:style-name="P29">1. Visiter Un Centre Religieux Pouvant Fournir Le Sort (Par Défaut)</text:p>
      <text:p text:style-name="P153"><text:span text:style-name="T89">Procédure </text:span><text:span text:style-name="T49">: le personnage prie ou participe à une cérémonie pendant un Jour Saint de la divinité, et regagne les sorts disponibles dans le centre religieux, par exemple un autel ou un temple.</text:span></text:p>
      <text:p text:style-name="P186">C’est la méthode par défaut, utilisée dans la plupart des jeux d100. Elle est très contraignante pour le personnage, qui peut être dépourvu de Magie Divine pendant de longues périodes, à moins que les Jours Saints de sa divinité ne soient particulièrement nombreux.</text:p>
      <text:p text:style-name="P29"><text:soft-page-break/>2. Méditer/Communier/Se Reposer (Option)</text:p>
      <text:p text:style-name="P153"><text:span text:style-name="T86">Procédure </text:span><text:span text:style-name="T53">: pour chaque heure de repos, de méditation, ou de communion cérémonielle avec la divinité, le personnage regagne un point de Magie Divine.</text:span></text:p>
      <text:p text:style-name="P186">C’est la méthode la plus rapide. Toutefois, elle peut rendre la Magie Divine à la fois trop puissante et trop semblable aux autres formes de magie.</text:p>
      <text:p text:style-name="P19"><text:span text:style-name="T2">3. </text:span><text:span text:style-name="T3">Accomplir Un Acte En Accord Avec Le Dogme</text:span></text:p>
      <text:p text:style-name="P153"><text:span text:style-name="T89">Procédure </text:span><text:span text:style-name="T49">: en accomplissant ses devoirs d’adorateur, le personnage récupère des sorts. Les actes mineurs permettent de récupérer 1-2 points de Magnitude, contre 3 points ou plus pour des actes majeurs.</text:span></text:p>
      <text:p text:style-name="P170">Cette méthode s’adresse surtout aux joueurs épris de narration.</text:p>
      <text:p text:style-name="P89">Créer De Nouveaux Sorts</text:p>
      <text:p text:style-name="P170">Comme la Magie Divine est une manifestation de la divinité, il vaut mieux qu’un sort reflète les pouvoirs et les intérêts de celle-ci.</text:p>
      <text:p text:style-name="P106">Qui Connait Le Sort ?</text:p>
      <text:p text:style-name="P170">Décidez d’abord si le sort est commun ou réservé à une divinité.</text:p>
      <text:p text:style-name="P170">Si c’est un sort commun, assurez-vous qu’il soit de type utilitaire, comme Excommunication. Réfléchissez soigneusement avant d’ajouter des sorts communs, car vous changez alors l’étendue et les pouvoirs de l’ensemble de la Magie Divine, ce qui change aussi l’ambiance du cadre de jeu.</text:p>
      <text:p text:style-name="P170">Les sorts spécifiques sont un bon moyen d’ajouter de l’ambiance à votre campagne, par exemple en les liant à des rituels initiatiques étranges et mystérieux.</text:p>
      <text:p text:style-name="P106">Quelle Est Sa Puissance ?</text:p>
      <text:p text:style-name="P170">Le cout d’un sort va de 1 pour un effet mineur à 4 pour un effet draconien. En règle générale, seuls les sorts spécifiques devaient couter 4 points. Vous pouvez même limiter l’accès à ce sort à un seul culte spécialisé.</text:p>
      <text:p text:style-name="P106"><text:soft-page-break/>Quelle Est L’étendue De Ce Sort ?</text:p>
      <text:p text:style-name="P170">La Portée, la zone d’effet, la Durée sont des paramètres qui influent sur le cout du sort : un sort augmentant l’efficacité d’une arme pour tout un régiment coutera plus de points que celui qui affectera seulement un guerrier.</text:p>
      <text:p text:style-name="P106">Mythes (option)</text:p>
      <text:p text:style-name="P153"><text:span text:style-name="T24">Vous pouvez donner à un sort spéci</text:span><text:span text:style-name="T26">f</text:span><text:span text:style-name="T24">ique une petite histoire liée à la mythologie de la divinité. Cela donne un surcroit d’ambiance, tout en montrant comment les adorateurs peuvent imiter les actes de leur divinité grâce au sort.</text:span></text:p>
      <text:p text:style-name="P101">Chapitre 10 : Sorcellerie</text:p>
      <text:p text:style-name="P26">Manipulez Les Lois De La Réalité</text:p>
      <text:p text:style-name="P190">Un sorcier pense que des règles magiques gouvernent l’univers : conna<text:span text:style-name="T180">i</text:span>tre ces règles permet de manipuler la réalité.</text:p>
      <text:p text:style-name="P170">Pour lui, les dieux et les esprits ne sont que des forces intelligentes avec lesquelles il est possible d’interagir sur un pied d’égalité.</text:p>
      <text:p text:style-name="P186">Les pratiquants de la Sorcellerie pratiquent leur art selon deux méthodes. La plupart se regroupent en écoles de magie qui possèdent leurs propres règles et livres de sorts. D’autres vivent dans l’isolement et ne s’intéressent qu’à leurs activités magiques. Parfois, ces sorciers ermites recrutent un apprenti pour lui apprendre leur art ou simplement pour qu’il les assistent dans leurs travaux.</text:p>
      <text:p text:style-name="P122">Exemple D’école : Le Collège Impérial De Haute Magie</text:p>
      <text:p text:style-name="P192">Le premier Empereur de Gatan créa le Collège afin d’assurer l’encadrement et l’installation de mages. Le Collège possède sa propre université dans la capitale, où un corps d’adeptes estimés entraine un grand nombre d’apprentis sous la férule du Mage Chancelier. Il entretient des écoles plus modestes au sein des villages et les villes des Duchés dans le but d’enseigner des bases de littérature et de calcul <text:soft-page-break/>aux candidats prometteurs. Ceux-ci, une fois adultes et après avoir passé un examen, deviendront apprentis à l’université. En plus de la sécurité magique de la cité, le Collège a la responsabilité de fournir des mages de guerre aux armées impériales en temps de conflit.</text:p>
      <text:p text:style-name="P224"/>
      <text:p text:style-name="P153"><text:span text:style-name="T131">Bénéfices :</text:span><text:span text:style-name="T24"> lit et couvert gratuits dans toutes les hostelleries et forts impériaux.</text:span></text:p>
      <text:p text:style-name="P170">Pour les <text:span text:style-name="T204">a</text:span>deptes et les <text:span text:style-name="T204">m</text:span>ages, secours ou rançon en cas de capture.</text:p>
      <text:p text:style-name="P153"><text:span text:style-name="T131">Devoirs :</text:span><text:span text:style-name="T24"> faire respecter les lois de l’Empire. Soutenir l’armée dans ses efforts pour amener la lumière de la raison aux Sombreterres.</text:span></text:p>
      <text:p text:style-name="P153"><text:span text:style-name="T141">Sorts enseignés :</text:span><text:span text:style-name="T49"> Animer (Substance), Développer (FOR), Développer (DEX), Renforcer les Dégâts, Boomerang, Création de Parchemins, Création de Matrices de sorts, Dominer (Gobelin), Dominer (Orc), Invoquer (Esprit Magique), Neutralisation de la magie, Paralysie, Projection (Vue), Projection d’énergie (Feu), Résistance aux dégâts, Résistance aux sorts, Sphère protectrice, Traiter les blessures, Vision Mystique.</text:span></text:p>
      <text:p text:style-name="P153"><text:span text:style-name="T131">Sorts Interdits :</text:span><text:span text:style-name="T24"> Vampirisme (Caractéristique), Invoquer Démon ou Mort-Vivant, Venin.</text:span></text:p>
      <table:table table:name="Tableau68" table:style-name="Tableau68">
        <table:table-column table:style-name="Tableau68.A"/>
        <table:table-row table:style-name="Tableau68.1">
          <table:table-cell table:style-name="Tableau68.A1" office:value-type="string">
            <text:p text:style-name="P15">Magie Commune et Sorcellerie</text:p>
            <text:p text:style-name="P209">Les sorciers ne considèrent pas ces deux approches comme étant exclusives, mais s’ils ont accès à un sort de Sorcellerie plus fort et adaptable, ils le prendront. Par exemple, ils préféreront Augmenter les Dégâts à Amélioration d’Arme s’ils peuvent l’apprendre. Leur attitude vis-à-vis de la Magie Commune se retrouve dans les termes qu’ils utilisent pour la décrire. Les sorciers feront souvent référence à la Magie Commune comme étant de la « Basse Magie » alors qu’ils qualifieront la Sorcellerie de « Haute Magie ».</text:p>
            <text:p text:style-name="P209">Cependant, il est important de noter que tout sorcier qui se respecte apprendra si possible « Création de Réserves de Points <text:soft-page-break/>de Magie » !</text:p>
          </table:table-cell>
        </table:table-row>
      </table:table>
      <text:p text:style-name="P122">Exemple De Sorcier Solitaire : Haganst Ogran</text:p>
      <text:p text:style-name="P153"><text:span text:style-name="T66">Ce magicien mineur vit dans un village isolé à la frontière des Sombre</text:span><text:span text:style-name="T69">t</text:span><text:span text:style-name="T66">erres. Il loge dans une vieille tour en ruines à la bordure du village, où il conduit des expériences magiques et assure la sécurité du village face aux « Choses d’ailleurs ». La plupart des villageois pensent qu’il est fou, mais n’hésitent pas à faire appel à ses talents de soigneur et d’exorciste quand les étranges horreurs magiques des </text:span><text:span text:style-name="T67">Sombreterres</text:span><text:span text:style-name="T66"> les attaquent. Haganst s’est pris d’affection pour Yuren, un garçon local plutôt intelligent qui lui sert d’apprenti.</text:span></text:p>
      <text:p text:style-name="P153"><text:span text:style-name="T138">Sorts enseignés :</text:span><text:span text:style-name="T58"> Boomerang, Création de Matrices de Sort, Création de Parchemins, Diminuer (TAI), Dominer (Esprit), Invoquer Élémentaire, Invoquer Esprit, Métamorphose (Homme) en (Loup), Mirage, Neutraliser la Magie, Peau de Vie, Projection d’énergie (Froid), Renforcer les Dégâts, Résistance aux Dégâts, Résistance aux sorts, Résistance spirituelle, Sphère Protectrice, Traiter les Blessures, Vol.</text:span></text:p>
      <text:p text:style-name="P153"><text:span text:style-name="T134">Sorts Interdits :</text:span><text:span text:style-name="T66"> Vampirisme (Caractéristique), Venin.</text:span></text:p>
      <text:p text:style-name="P122">Rangs</text:p>
      <text:p text:style-name="P170">Il existe trois rangs de base en Sorcellerie.</text:p>
      <text:p text:style-name="P153"><text:span text:style-name="T144">Apprentis</text:span><text:span text:style-name="T131">.</text:span><text:span text:style-name="T24"> Des étudiants en Sorcellerie qui ne connaissent que quelques sorts, habituellement Vision Mystique, à une base de 40 %. En plus de l’enseignement de la Sorcellerie, on s’attend à ce qu’ils passent 60 % de leur temps à travailler pour leurs tuteurs, en effectuant des tâches subalternes dans leur laboratoire ou d’autres travaux que leurs maitres trouvent inintéressants.</text:span></text:p>
      <text:p text:style-name="P153"><text:span text:style-name="T144">Adeptes</text:span><text:span text:style-name="T131">.</text:span><text:span text:style-name="T24"> Diplômés d’une école de magie, ils connaissent entre cinq et dix sorts et ont une compétence en Sorcellerie se situant entre 50 % et 90 %. S’ils sont membres d’une école de magie, on s’attendra à ce qu’ils passent 30 % de leur temps à remplir leurs </text:span><text:soft-page-break/><text:span text:style-name="T24">obligations vis-à-vis de l’école, comme enseigner aux apprentis ou retrouver des savoirs magiques perdus.</text:span></text:p>
      <text:p text:style-name="P153"><text:span text:style-name="T89">Mages</text:span><text:span text:style-name="T49">. Ces maitres reconnus en Sorcellerie connaissent au moins dix sorts et ont une compétence de Sorcellerie d’au moins 90 %. S’ils sont membres d’une école de magie, ils feront partie de son corps dirigeant et auront les ressources de l’école à disposition. En retour, on attendra d’eux qu’ils passent 90 % de leur temps en recherches, en enseignements et en missions pour le compte de l’école.</text:span></text:p>
      <text:p text:style-name="P122">Les Bases</text:p>
      <text:p text:style-name="P170">Avant de pouvoir lancer un sort de Sorcellerie, le processus suivant doit être respecté :</text:p>
      <text:p text:style-name="P183">Le personnage apprend d’abord le sort en l’étudiant.</text:p>
      <text:p text:style-name="P170">Pour apprendre un sort de Sorcellerie donné, le lanceur doit posséder une forme écrite du sort ou suivre l’enseignement d’un professeur qui connait ce sort. Le joueur dépense alors deux Points d’Amélioration et écrit le sort sur sa feuille de personnage.</text:p>
      <text:p text:style-name="P170">Tout sort de Sorcellerie dépend de la compétence Sorcellerie. Cette compétence est acquise automatiquement à son score de base (INT) lors de la création de personnage.</text:p>
      <text:p text:style-name="P153"><text:span text:style-name="T66">Cette compétence peut s’améliorer normalement par le biais des Points d’Amélioration. Même les non-sorciers ont cette compétence à son score de base, car elle est utilisée pour déterminer leurs chances d’activer les objets magiques et les </text:span><text:line-break/><text:span text:style-name="T66">Parchemins contenant des sorts de Sorcellerie.</text:span></text:p>
      <text:p text:style-name="P183">Une fois le sort de Sorcellerie appris, le personnage sera en mesure de l’utiliser.</text:p>
      <text:p text:style-name="P89">Lancer Des Sorts</text:p>
      <text:p text:style-name="P183">Pour lancer un sort, le personnage doit être capable de bouger ses mains et de chanter. Le lancement du sort est toujours accompagné d’un effet visuel et d’un son décelables par les créatures proches : éclair lumineux, coup de tonnerre, scintillement dans l’air… La nature exacte des effets est laissée à la discrétion du meneur de jeu et du <text:soft-page-break/>joueur, mais ceux-ci seront toujours détectés par une créature se trouvant à moins de dix fois la Magnitude du sort en mètres.</text:p>
      <text:p text:style-name="P198">Lancer un sort de Sorcellerie requiert un jet de Sorcellerie. S’il est réussi, le sort prendra effet. Sinon, le sort ne prendra pas effet.</text:p>
      <text:p text:style-name="P106">Points De Magie</text:p>
      <text:p text:style-name="P190">Tous les sorts de Sorcellerie ont un cout de base d’un Point de Magie.</text:p>
      <text:p text:style-name="P190">Si un effet de Manipulation est ajouté au sort, chaque effet coute un Point de Magie par Niveau de cet effet.</text:p>
      <text:p text:style-name="P106">Prouesse</text:p>
      <text:p text:style-name="P170">Si le résultat du jet de Sorcellerie est une Prouesse, toute tentative pour résister ou contrer le sort subit d’un malus de -25 % et le cout éventuel des effets de Manipulation est réduit à 0.</text:p>
      <text:p text:style-name="P106">Maladresse</text:p>
      <text:p text:style-name="P170">Si le résultat du jet de Sorcellerie est une Maladresse, le sort échoue et le sorcier perd 1D6 Points de Magie en plus de la perte de Points de Magie liée aux effets de Manipulation.</text:p>
      <text:p text:style-name="P106">Temps De Lancement</text:p>
      <text:p text:style-name="P186">Aucune autre action ne peut être entreprise pendant le lancement d’un sort, bien que le personnage puisse se déplacer de la moitié de son Mouvement. Tous les sorts prennent un Round de combat pour être lancés.</text:p>
      <text:p text:style-name="P153"><text:span text:style-name="T53">Le lancement commence au début du Round, et le moment où l’effet du sort se déclenche dépend de l’</text:span><text:span text:style-name="T140">INT</text:span><text:span text:style-name="T53"> du lanceur. Notez que pendant le lancement du sort, le personnage sera susceptible de recevoir des attaques de la part des personnages adjacents.</text:span></text:p>
      <text:p text:style-name="P186">Toute distraction ou attaque prenant le lanceur comme cible annule automatiquement le sort, sauf si le sorcier parvient à rester concentré en réussissant un jet de Persévérance.</text:p>
      <text:p text:style-name="P122"><text:soft-page-break/>Manipulation</text:p>
      <text:p text:style-name="P170">Les sorts de Sorcellerie ont trois paramètres de base qui peuvent être manipulés par le lanceur : Magnitude, Durée et Portée.</text:p>
      <text:p text:style-name="P170">Chaque paramètre possède une valeur par défaut à laquelle le sort peut être lancé, coutant un Point de Magie. Les valeurs par défaut pour chaque paramètre sont listées dans la Table des Manipulations, à la page suivante.</text:p>
      <text:p text:style-name="P186">Le chiffre des dizaines de la compétence de Sorcellerie détermine le nombre maximum de Points de Magie que le sorcier peut investir dans chaque paramètre de manipulation.</text:p>
      <text:p text:style-name="P186">Par exemple : Omar le Magnifique, avec sa compétence de Sorcellerie de 80 % peut dépenser 8 Points de Magie pour manipuler chacun des niveaux de Magnitude, de Durée et de Portée. Cette limite compte pour chaque paramètre pris séparément, il ne s’agit pas de répartir un maximum de 8 points dans les 3 effets.</text:p>
      <text:p text:style-name="P170">La décision de manipuler tel ou tel paramètre et de dépenser tel ou tel nombre de Points de Magie doit être faite avant de lancer le sort.</text:p>
      <text:p text:style-name="P24">Exemple de Manipulation en action</text:p>
      <text:p text:style-name="P170">Lura lance Augmenter les dégâts sur l’épée de Rurik, et désire lui donner une Magnitude de 4 pendant une heure.</text:p>
      <text:p text:style-name="P190">Elle possède une compétence de Sorcellerie de 60 %, ce qui signifie qu’elle peut dépenser 6 Points de Magie pour manipuler n’importe quel paramètre du sort. La table de Manipulation (voir ci-dessous) indique qu’elle peut facilement obtenir une Magnitude de 4 pour 3 Points de Magie additionnels, ainsi qu’une durée d’une heure pour 3 points supplémentaires.</text:p>
      <text:p text:style-name="P170">Le joueur de Lura jette les dés et compare le résultat avec la compétence de Sorcellerie de Lura de 60 % pour déterminer si elle parvient à lancer le sort. En fait, Lura aurait pu dépenser jusqu’à six points pour une portée de 640 m, six autres pour une durée de 12 heures et enfin six pour une Magnitude de 7, le tout pour un total de 19 Points de Magie (18 pour les 3 Manipulations et 1 pour le sort lui-même).</text:p>
      <table:table table:name="Tableau101" table:style-name="Tableau101">
        <table:table-column table:style-name="Tableau101.A"/>
        <table:table-column table:style-name="Tableau101.B"/>
        <table:table-column table:style-name="Tableau101.C"/>
        <table:table-column table:style-name="Tableau101.D"/>
        <table:table-row table:style-name="Tableau101.1">
          <table:table-cell table:style-name="Tableau101.A1" table:number-columns-spanned="4" office:value-type="string">
            <text:p text:style-name="P311">Tableau de Manipulation</text:p>
          </table:table-cell>
          <table:covered-table-cell/>
          <table:covered-table-cell/>
          <table:covered-table-cell/>
        </table:table-row>
        <table:table-row table:style-name="Tableau101.1">
          <table:table-cell table:style-name="Tableau101.A1" office:value-type="string">
            <text:p text:style-name="P307">Cout en Point de Magie</text:p>
          </table:table-cell>
          <table:table-cell table:style-name="Tableau101.A1" office:value-type="string">
            <text:p text:style-name="P307">Magnitude</text:p>
          </table:table-cell>
          <table:table-cell table:style-name="Tableau101.A1" office:value-type="string">
            <text:p text:style-name="P307">Durée</text:p>
          </table:table-cell>
          <table:table-cell table:style-name="Tableau101.A1" office:value-type="string">
            <text:p text:style-name="P307">Portée </text:p>
          </table:table-cell>
        </table:table-row>
        <table:table-row table:style-name="Tableau101.1">
          <table:table-cell table:style-name="Tableau101.A1" office:value-type="string">
            <text:p text:style-name="P273">1 (Défaut)</text:p>
          </table:table-cell>
          <table:table-cell table:style-name="Tableau101.A1" office:value-type="string">
            <text:p text:style-name="P273">1</text:p>
          </table:table-cell>
          <table:table-cell table:style-name="Tableau101.A1" office:value-type="string">
            <text:p text:style-name="P273">5 minutes</text:p>
          </table:table-cell>
          <table:table-cell table:style-name="Tableau101.A1" office:value-type="string">
            <text:p text:style-name="P273">10 m </text:p>
          </table:table-cell>
        </table:table-row>
        <table:table-row table:style-name="Tableau101.1">
          <table:table-cell table:style-name="Tableau101.A1" office:value-type="string">
            <text:p text:style-name="P273">+ 1</text:p>
          </table:table-cell>
          <table:table-cell table:style-name="Tableau101.A1" office:value-type="string">
            <text:p text:style-name="P273">2</text:p>
          </table:table-cell>
          <table:table-cell table:style-name="Tableau101.A1" office:value-type="string">
            <text:p text:style-name="P273">15 minutes</text:p>
          </table:table-cell>
          <table:table-cell table:style-name="Tableau101.A1" office:value-type="string">
            <text:p text:style-name="P273">20 m </text:p>
          </table:table-cell>
        </table:table-row>
        <table:table-row table:style-name="Tableau101.5">
          <table:table-cell table:style-name="Tableau101.A1" office:value-type="string">
            <text:p text:style-name="P273">+ 2</text:p>
          </table:table-cell>
          <table:table-cell table:style-name="Tableau101.A1" office:value-type="string">
            <text:p text:style-name="P273">3</text:p>
          </table:table-cell>
          <table:table-cell table:style-name="Tableau101.A1" office:value-type="string">
            <text:p text:style-name="P273">30 minutes</text:p>
          </table:table-cell>
          <table:table-cell table:style-name="Tableau101.A1" office:value-type="string">
            <text:p text:style-name="P273">40 m </text:p>
          </table:table-cell>
        </table:table-row>
        <table:table-row table:style-name="Tableau101.1">
          <table:table-cell table:style-name="Tableau101.A1" office:value-type="string">
            <text:p text:style-name="P273">+ 3</text:p>
          </table:table-cell>
          <table:table-cell table:style-name="Tableau101.A1" office:value-type="string">
            <text:p text:style-name="P273">4</text:p>
          </table:table-cell>
          <table:table-cell table:style-name="Tableau101.A1" office:value-type="string">
            <text:p text:style-name="P273">1 heure</text:p>
          </table:table-cell>
          <table:table-cell table:style-name="Tableau101.A1" office:value-type="string">
            <text:p text:style-name="P273">80 m </text:p>
          </table:table-cell>
        </table:table-row>
        <table:table-row table:style-name="Tableau101.1">
          <table:table-cell table:style-name="Tableau101.A1" office:value-type="string">
            <text:p text:style-name="P273">+ 4</text:p>
          </table:table-cell>
          <table:table-cell table:style-name="Tableau101.A1" office:value-type="string">
            <text:p text:style-name="P273">5</text:p>
          </table:table-cell>
          <table:table-cell table:style-name="Tableau101.A1" office:value-type="string">
            <text:p text:style-name="P273">2 heures</text:p>
          </table:table-cell>
          <table:table-cell table:style-name="Tableau101.A1" office:value-type="string">
            <text:p text:style-name="P273">160 m </text:p>
          </table:table-cell>
        </table:table-row>
        <table:table-row table:style-name="Tableau101.1">
          <table:table-cell table:style-name="Tableau101.A1" office:value-type="string">
            <text:p text:style-name="P273">+ 5</text:p>
          </table:table-cell>
          <table:table-cell table:style-name="Tableau101.A1" office:value-type="string">
            <text:p text:style-name="P273">6</text:p>
          </table:table-cell>
          <table:table-cell table:style-name="Tableau101.A1" office:value-type="string">
            <text:p text:style-name="P273">4 heures</text:p>
          </table:table-cell>
          <table:table-cell table:style-name="Tableau101.A1" office:value-type="string">
            <text:p text:style-name="P273">320 m </text:p>
          </table:table-cell>
        </table:table-row>
        <table:table-row table:style-name="Tableau101.1">
          <table:table-cell table:style-name="Tableau101.A1" office:value-type="string">
            <text:p text:style-name="P273">+ 6</text:p>
          </table:table-cell>
          <table:table-cell table:style-name="Tableau101.A1" office:value-type="string">
            <text:p text:style-name="P273">7</text:p>
          </table:table-cell>
          <table:table-cell table:style-name="Tableau101.A1" office:value-type="string">
            <text:p text:style-name="P273">12 heures</text:p>
          </table:table-cell>
          <table:table-cell table:style-name="Tableau101.A1" office:value-type="string">
            <text:p text:style-name="P273">640 m </text:p>
          </table:table-cell>
        </table:table-row>
        <table:table-row table:style-name="Tableau101.1">
          <table:table-cell table:style-name="Tableau101.A1" office:value-type="string">
            <text:p text:style-name="P273">+ 7</text:p>
          </table:table-cell>
          <table:table-cell table:style-name="Tableau101.A1" office:value-type="string">
            <text:p text:style-name="P273">8</text:p>
          </table:table-cell>
          <table:table-cell table:style-name="Tableau101.A1" office:value-type="string">
            <text:p text:style-name="P273">1 jour</text:p>
          </table:table-cell>
          <table:table-cell table:style-name="Tableau101.A1" office:value-type="string">
            <text:p text:style-name="P273">1 km </text:p>
          </table:table-cell>
        </table:table-row>
        <table:table-row table:style-name="Tableau101.1">
          <table:table-cell table:style-name="Tableau101.A1" office:value-type="string">
            <text:p text:style-name="P273">+ 8</text:p>
          </table:table-cell>
          <table:table-cell table:style-name="Tableau101.A1" office:value-type="string">
            <text:p text:style-name="P273">9</text:p>
          </table:table-cell>
          <table:table-cell table:style-name="Tableau101.A1" office:value-type="string">
            <text:p text:style-name="P273">2 jours</text:p>
          </table:table-cell>
          <table:table-cell table:style-name="Tableau101.A1" office:value-type="string">
            <text:p text:style-name="P273">2 km </text:p>
          </table:table-cell>
        </table:table-row>
        <table:table-row table:style-name="Tableau101.1">
          <table:table-cell table:style-name="Tableau101.A1" office:value-type="string">
            <text:p text:style-name="P273">+ 9</text:p>
          </table:table-cell>
          <table:table-cell table:style-name="Tableau101.A1" office:value-type="string">
            <text:p text:style-name="P273">10</text:p>
          </table:table-cell>
          <table:table-cell table:style-name="Tableau101.A1" office:value-type="string">
            <text:p text:style-name="P273">5 jours</text:p>
          </table:table-cell>
          <table:table-cell table:style-name="Tableau101.A1" office:value-type="string">
            <text:p text:style-name="P273">5 km </text:p>
          </table:table-cell>
        </table:table-row>
        <table:table-row table:style-name="Tableau101.1">
          <table:table-cell table:style-name="Tableau101.A1" office:value-type="string">
            <text:p text:style-name="P273">+ 10</text:p>
          </table:table-cell>
          <table:table-cell table:style-name="Tableau101.A1" office:value-type="string">
            <text:p text:style-name="P273">11</text:p>
          </table:table-cell>
          <table:table-cell table:style-name="Tableau101.A1" office:value-type="string">
            <text:p text:style-name="P273">1 semaine</text:p>
          </table:table-cell>
          <table:table-cell table:style-name="Tableau101.A1" office:value-type="string">
            <text:p text:style-name="P273">10 km </text:p>
          </table:table-cell>
        </table:table-row>
        <table:table-row table:style-name="Tableau101.1">
          <table:table-cell table:style-name="Tableau101.A1" office:value-type="string">
            <text:p text:style-name="P273">+ 11</text:p>
          </table:table-cell>
          <table:table-cell table:style-name="Tableau101.A1" office:value-type="string">
            <text:p text:style-name="P273">12</text:p>
          </table:table-cell>
          <table:table-cell table:style-name="Tableau101.A1" office:value-type="string">
            <text:p text:style-name="P273">2 semaines</text:p>
          </table:table-cell>
          <table:table-cell table:style-name="Tableau101.A1" office:value-type="string">
            <text:p text:style-name="P273">20 km </text:p>
          </table:table-cell>
        </table:table-row>
        <table:table-row table:style-name="Tableau101.1">
          <table:table-cell table:style-name="Tableau101.A1" office:value-type="string">
            <text:p text:style-name="P273">+ 12</text:p>
          </table:table-cell>
          <table:table-cell table:style-name="Tableau101.A1" office:value-type="string">
            <text:p text:style-name="P273">13</text:p>
          </table:table-cell>
          <table:table-cell table:style-name="Tableau101.A1" office:value-type="string">
            <text:p text:style-name="P273">1 mois</text:p>
          </table:table-cell>
          <table:table-cell table:style-name="Tableau101.A1" office:value-type="string">
            <text:p text:style-name="P273">50 km </text:p>
          </table:table-cell>
        </table:table-row>
        <table:table-row table:style-name="Tableau101.1">
          <table:table-cell table:style-name="Tableau101.A1" office:value-type="string">
            <text:p text:style-name="P273">+ 13</text:p>
          </table:table-cell>
          <table:table-cell table:style-name="Tableau101.A1" office:value-type="string">
            <text:p text:style-name="P273">14</text:p>
          </table:table-cell>
          <table:table-cell table:style-name="Tableau101.A1" office:value-type="string">
            <text:p text:style-name="P273">2 mois</text:p>
          </table:table-cell>
          <table:table-cell table:style-name="Tableau101.A1" office:value-type="string">
            <text:p text:style-name="P273">100 km </text:p>
          </table:table-cell>
        </table:table-row>
        <table:table-row table:style-name="Tableau101.1">
          <table:table-cell table:style-name="Tableau101.A1" office:value-type="string">
            <text:p text:style-name="P273">+ 14</text:p>
          </table:table-cell>
          <table:table-cell table:style-name="Tableau101.A1" office:value-type="string">
            <text:p text:style-name="P273">15</text:p>
          </table:table-cell>
          <table:table-cell table:style-name="Tableau101.A1" office:value-type="string">
            <text:p text:style-name="P273">1 Saison</text:p>
          </table:table-cell>
          <table:table-cell table:style-name="Tableau101.A1" office:value-type="string">
            <text:p text:style-name="P273">200 km </text:p>
          </table:table-cell>
        </table:table-row>
        <table:table-row table:style-name="Tableau101.1">
          <table:table-cell table:style-name="Tableau101.A1" office:value-type="string">
            <text:p text:style-name="P273">+ 15</text:p>
          </table:table-cell>
          <table:table-cell table:style-name="Tableau101.A1" office:value-type="string">
            <text:p text:style-name="P273">16</text:p>
          </table:table-cell>
          <table:table-cell table:style-name="Tableau101.A1" office:value-type="string">
            <text:p text:style-name="P273">2 Saisons</text:p>
          </table:table-cell>
          <table:table-cell table:style-name="Tableau101.A1" office:value-type="string">
            <text:p text:style-name="P273">500 km </text:p>
          </table:table-cell>
        </table:table-row>
        <table:table-row table:style-name="Tableau101.1">
          <table:table-cell table:style-name="Tableau101.A1" office:value-type="string">
            <text:p text:style-name="P273">+ 16</text:p>
          </table:table-cell>
          <table:table-cell table:style-name="Tableau101.A1" office:value-type="string">
            <text:p text:style-name="P273">17</text:p>
          </table:table-cell>
          <table:table-cell table:style-name="Tableau101.A1" office:value-type="string">
            <text:p text:style-name="P273">1 An</text:p>
          </table:table-cell>
          <table:table-cell table:style-name="Tableau101.A1" office:value-type="string">
            <text:p text:style-name="P273">1 000 km </text:p>
          </table:table-cell>
        </table:table-row>
        <table:table-row table:style-name="Tableau101.1">
          <table:table-cell table:style-name="Tableau101.A1" office:value-type="string">
            <text:p text:style-name="P273">+ 17</text:p>
          </table:table-cell>
          <table:table-cell table:style-name="Tableau101.A1" office:value-type="string">
            <text:p text:style-name="P273">18</text:p>
          </table:table-cell>
          <table:table-cell table:style-name="Tableau101.A1" office:value-type="string">
            <text:p text:style-name="P273">2 Ans</text:p>
          </table:table-cell>
          <table:table-cell table:style-name="Tableau101.A1" office:value-type="string">
            <text:p text:style-name="P273">2 000 km </text:p>
          </table:table-cell>
        </table:table-row>
        <table:table-row table:style-name="Tableau101.21">
          <table:table-cell table:style-name="Tableau101.A1" office:value-type="string">
            <text:p text:style-name="P273">+ 18</text:p>
          </table:table-cell>
          <table:table-cell table:style-name="Tableau101.A1" office:value-type="string">
            <text:p text:style-name="P273">19</text:p>
          </table:table-cell>
          <table:table-cell table:style-name="Tableau101.A1" office:value-type="string">
            <text:p text:style-name="P273">5 Ans</text:p>
          </table:table-cell>
          <table:table-cell table:style-name="Tableau101.A1" office:value-type="string">
            <text:p text:style-name="P273">5 000 km </text:p>
          </table:table-cell>
        </table:table-row>
        <table:table-row table:style-name="Tableau101.21">
          <table:table-cell table:style-name="Tableau101.A1" office:value-type="string">
            <text:p text:style-name="P273">+ 19</text:p>
          </table:table-cell>
          <table:table-cell table:style-name="Tableau101.A1" office:value-type="string">
            <text:p text:style-name="P273">20</text:p>
          </table:table-cell>
          <table:table-cell table:style-name="Tableau101.A1" office:value-type="string">
            <text:p text:style-name="P273">10 Ans</text:p>
          </table:table-cell>
          <table:table-cell table:style-name="Tableau101.A1" office:value-type="string">
            <text:p text:style-name="P273">10 000 km </text:p>
          </table:table-cell>
        </table:table-row>
      </table:table>
      <text:p text:style-name="P91">Obtenir Les Points De Magie Nécessaires</text:p>
      <text:p text:style-name="P199">Comme vous pouvez le déduire de l’exemple précédent, un sorcier peut lancer un sort qui demande plus de Points de Magie de Manipulation qu’il n’en aurait normalement. C’est pourquoi les sorciers emportent avec eux des Réserves de Points de Magie (voir le sort Création de Réserves de Points de Magie, page 111) ou lient <text:soft-page-break/>des Esprits de Magie à leur service (voir le sort Appel Spirituel, page 109).</text:p>
      <text:p text:style-name="P122">Traits Des Sorts</text:p>
      <text:p text:style-name="P170">Les traits figurant dans les descriptions des sorts de Sorcellerie sont définis ci-dessous :</text:p>
      <text:p text:style-name="P153"><text:span text:style-name="T144">Concentration</text:span><text:span text:style-name="T131"> :</text:span><text:span text:style-name="T24"> le sort continue à faire effet tant que le personnage se concentre dessus.</text:span></text:p>
      <text:p text:style-name="P170">L’acte de se concentrer sur un sort est identique à celui de lancer un sort : le lanceur doit pouvoir chanter et ignorer les distractions.</text:p>
      <text:p text:style-name="P153"><text:span text:style-name="T144">Instantané</text:span><text:span text:style-name="T131"> :</text:span><text:span text:style-name="T24"> l’effet du sort se déclenche immédiatement et le sort disparait. Ce trait remplace la durée habituelle des sorts de Sorcellerie.</text:span></text:p>
      <text:p text:style-name="P153"><text:span text:style-name="T144">Permanent</text:span><text:span text:style-name="T131"> :</text:span><text:span text:style-name="T24"> les effets du sort restent en place jusqu’à ce qu’ils soient dissipés ou annulés. Ce trait remplace la durée habituelle des sorts de Sorcellerie.</text:span></text:p>
      <text:p text:style-name="P153"><text:span text:style-name="T144">Résistance</text:span><text:span text:style-name="T131"> :</text:span><text:span text:style-name="T24"> l’effet du sort ne prend pas place automatiquement. Sa cible peut tenter un jet d’Esquive, de Persévérance ou d’Endurance (selon la description du sort) pour éviter l’effet du sort. Pour profiter de Résistance (Esquive), la cible doit être en mesure d’utiliser des réactions. Dans le cas des sorts de Zone, Résistance (Esquive) nécessite que la cible se jette à couvert pour éviter les effets du sort.</text:span></text:p>
      <text:p text:style-name="P153"><text:span text:style-name="T144">Toucher</text:span><text:span text:style-name="T131"> :</text:span><text:span text:style-name="T24"> pour qu’un sort de toucher prenne effet, le lanceur doit toucher sa cible en réussissant un jet de Combat Sans Arme. De plus, il doit rester en contact avec la cible pendant l’intégralité du temps de lancement. Ce trait remplace la portée habituelle des sorts de Sorcellerie.</text:span></text:p>
      <text:p text:style-name="P89">Valeurs Par Défaut</text:p>
      <text:p text:style-name="P170">Les sorts de Sorcellerie ont tendance à avoir bien moins de traits que ceux des autres types de magie. Ceci est dû au fait que la plupart des sorts de Sorcellerie partagent les mêmes qualités de base : <text:soft-page-break/>une Durée de 5 minutes, une Magnitude de 1, une Portée de 10 mètres et par défaut une cible unique.</text:p>
      <text:p text:style-name="P122">Liste des sorts</text:p>
      <text:p text:style-name="P41">Liste des sorts de la Sorcellerie</text:p>
      <table:table table:name="Tableau69" table:style-name="Tableau69">
        <table:table-column table:style-name="Tableau69.A"/>
        <table:table-column table:style-name="Tableau69.B"/>
        <table:table-column table:style-name="Tableau69.C"/>
        <table:table-row table:style-name="Tableau69.1">
          <table:table-cell table:style-name="Tableau69.A1" office:value-type="string">
            <text:p text:style-name="P83">Sort</text:p>
          </table:table-cell>
          <table:table-cell table:style-name="Tableau69.A1" office:value-type="string">
            <text:p text:style-name="P83">Traits</text:p>
          </table:table-cell>
          <table:table-cell table:style-name="Tableau69.A1" office:value-type="string">
            <text:p text:style-name="P83">Effets</text:p>
          </table:table-cell>
        </table:table-row>
        <table:table-row table:style-name="Tableau69.2">
          <table:table-cell table:style-name="Tableau69.A1" office:value-type="string">
            <text:p text:style-name="P76">Animer (Substance)</text:p>
          </table:table-cell>
          <table:table-cell table:style-name="Tableau69.A1" office:value-type="string">
            <text:p text:style-name="P248"/>
          </table:table-cell>
          <table:table-cell table:style-name="Tableau69.A1" office:value-type="string">
            <text:p text:style-name="P77">Chaque point de Magnitude anime un point de TAI d’une substance inanimée.</text:p>
          </table:table-cell>
        </table:table-row>
        <table:table-row table:style-name="Tableau69.2">
          <table:table-cell table:style-name="Tableau69.A1" office:value-type="string">
            <text:p text:style-name="P76">Baume Magique</text:p>
          </table:table-cell>
          <table:table-cell table:style-name="Tableau69.A1" office:value-type="string">
            <text:p text:style-name="P76">Instantané, Toucher</text:p>
          </table:table-cell>
          <table:table-cell table:style-name="Tableau69.A1" office:value-type="string">
            <text:p text:style-name="P77">Pour chaque point de Magnitude de ce sort, le lanceur peut soigner un PV par Round pendant lequel le sort est appliqué.</text:p>
          </table:table-cell>
        </table:table-row>
        <table:table-row table:style-name="Tableau69.2">
          <table:table-cell table:style-name="Tableau69.A1" office:value-type="string">
            <text:p text:style-name="P76">Boomerang</text:p>
          </table:table-cell>
          <table:table-cell table:style-name="Tableau69.A1" office:value-type="string">
            <text:p text:style-name="P248"/>
          </table:table-cell>
          <table:table-cell table:style-name="Tableau69.A1" office:value-type="string">
            <text:p text:style-name="P77">Ce sort protecteur fait écran aux magies hostiles ciblant le lanceur et a une chance de les renvoyer vers l’attaquant.</text:p>
          </table:table-cell>
        </table:table-row>
        <table:table-row table:style-name="Tableau69.2">
          <table:table-cell table:style-name="Tableau69.A1" office:value-type="string">
            <text:p text:style-name="P76">Brillance</text:p>
          </table:table-cell>
          <table:table-cell table:style-name="Tableau69.A1" office:value-type="string">
            <text:p text:style-name="P248"/>
          </table:table-cell>
          <table:table-cell table:style-name="Tableau69.A1" office:value-type="string">
            <text:p text:style-name="P77">Ce sort fait apparaitre un point de lumière sur une substance solide.</text:p>
          </table:table-cell>
        </table:table-row>
        <table:table-row table:style-name="Tableau69.2">
          <table:table-cell table:style-name="Tableau69.A1" office:value-type="string">
            <text:p text:style-name="P76">Création d’Avatar (Divinité)</text:p>
          </table:table-cell>
          <table:table-cell table:style-name="Tableau69.A1" office:value-type="string">
            <text:p text:style-name="P76">Toucher</text:p>
          </table:table-cell>
          <table:table-cell table:style-name="Tableau69.A1" office:value-type="string">
            <text:p text:style-name="P77">La cible du sort prend la forme magique d’une divinité.</text:p>
          </table:table-cell>
        </table:table-row>
        <table:table-row table:style-name="Tableau69.2">
          <table:table-cell table:style-name="Tableau69.A1" office:value-type="string">
            <text:p text:style-name="P76">Création de Familiers</text:p>
          </table:table-cell>
          <table:table-cell table:style-name="Tableau69.A1" office:value-type="string">
            <text:p text:style-name="P248"/>
          </table:table-cell>
          <table:table-cell table:style-name="Tableau69.A1" office:value-type="string">
            <text:p text:style-name="P77">Ce sort crée un compagnon magique.</text:p>
          </table:table-cell>
        </table:table-row>
        <table:table-row table:style-name="Tableau69.2">
          <table:table-cell table:style-name="Tableau69.A1" office:value-type="string">
            <text:p text:style-name="P76">Création de Matrices de sorts</text:p>
          </table:table-cell>
          <table:table-cell table:style-name="Tableau69.A1" office:value-type="string">
            <text:p text:style-name="P76">Permanent</text:p>
          </table:table-cell>
          <table:table-cell table:style-name="Tableau69.A1" office:value-type="string">
            <text:p text:style-name="P77">Ce sort crée des objets contenant des sorts de Sorcellerie.</text:p>
          </table:table-cell>
        </table:table-row>
        <table:table-row table:style-name="Tableau69.2">
          <table:table-cell table:style-name="Tableau69.A1" office:value-type="string">
            <text:p text:style-name="P76">Création de Parchemins</text:p>
          </table:table-cell>
          <table:table-cell table:style-name="Tableau69.A1" office:value-type="string">
            <text:p text:style-name="P76">Permanent</text:p>
          </table:table-cell>
          <table:table-cell table:style-name="Tableau69.A1" office:value-type="string">
            <text:p text:style-name="P77">Crée un parchemin contenant un sort.</text:p>
          </table:table-cell>
        </table:table-row>
        <table:table-row table:style-name="Tableau69.2">
          <table:table-cell table:style-name="Tableau69.A1" office:value-type="string">
            <text:p text:style-name="P76">Développer (caractéristique)</text:p>
          </table:table-cell>
          <table:table-cell table:style-name="Tableau69.A1" office:value-type="string">
            <text:p text:style-name="P76">Toucher</text:p>
          </table:table-cell>
          <table:table-cell table:style-name="Tableau69.A1" office:value-type="string">
            <text:p text:style-name="P77">Augmente la caractéristique associée d’un montant égal à la Magnitude du Sort.</text:p>
          </table:table-cell>
        </table:table-row>
        <table:table-row table:style-name="Tableau69.2">
          <table:table-cell table:style-name="Tableau69.A1" office:value-type="string">
            <text:p text:style-name="P76">Diminuer (caractéristique)</text:p>
          </table:table-cell>
          <table:table-cell table:style-name="Tableau69.A1" office:value-type="string">
            <text:p text:style-name="P76">Résistance (Persévérance/ Endurance), Toucher</text:p>
          </table:table-cell>
          <table:table-cell table:style-name="Tableau69.A1" office:value-type="string">
            <text:p text:style-name="P77">Réduit la caractéristique associée d’un montant égal à la Magnitude du Sort.</text:p>
          </table:table-cell>
        </table:table-row>
        <table:table-row table:style-name="Tableau69.2">
          <table:table-cell table:style-name="Tableau69.A1" office:value-type="string">
            <text:p text:style-name="P76">Dominer (Espèce)</text:p>
          </table:table-cell>
          <table:table-cell table:style-name="Tableau69.A1" office:value-type="string">
            <text:p text:style-name="P76">Résistance (Persévérance)</text:p>
          </table:table-cell>
          <table:table-cell table:style-name="Tableau69.A1" office:value-type="string">
            <text:p text:style-name="P77">Ce sort permet au lanceur de prendre le contrôle d’une créature appartenant à l’espèce spécifiée.</text:p>
          </table:table-cell>
        </table:table-row>
        <text:soft-page-break/>
        <table:table-row table:style-name="Tableau69.2">
          <table:table-cell table:style-name="Tableau69.A1" office:value-type="string">
            <text:p text:style-name="P76">Entrave</text:p>
          </table:table-cell>
          <table:table-cell table:style-name="Tableau69.A1" office:value-type="string">
            <text:p text:style-name="P76">Instant</text:p>
          </table:table-cell>
          <table:table-cell table:style-name="Tableau69.A1" office:value-type="string">
            <text:p text:style-name="P77">-1 au Mouvement par point de Magnitude. Tous les deux points, -1 en DEX ou INT pour déterminer l’ordre d’initiative.</text:p>
          </table:table-cell>
        </table:table-row>
        <table:table-row table:style-name="Tableau69.2">
          <table:table-cell table:style-name="Tableau69.A1" office:value-type="string">
            <text:p text:style-name="P76">Former (Substance)</text:p>
          </table:table-cell>
          <table:table-cell table:style-name="Tableau69.A1" office:value-type="string">
            <text:p text:style-name="P76">Instantané</text:p>
          </table:table-cell>
          <table:table-cell table:style-name="Tableau69.A1" office:value-type="string">
            <text:p text:style-name="P77">Manipule la forme de la substance spécifiée.</text:p>
          </table:table-cell>
        </table:table-row>
        <table:table-row table:style-name="Tableau69.2">
          <table:table-cell table:style-name="Tableau69.A1" office:value-type="string">
            <text:p text:style-name="P76">Fusion</text:p>
          </table:table-cell>
          <table:table-cell table:style-name="Tableau69.A1" office:value-type="string">
            <text:p text:style-name="P76">Toucher</text:p>
          </table:table-cell>
          <table:table-cell table:style-name="Tableau69.A1" office:value-type="string">
            <text:p text:style-name="P77">Lie deux surfaces ensemble avec une FOR égale à la Magnitude + 1.</text:p>
          </table:table-cell>
        </table:table-row>
        <table:table-row table:style-name="Tableau69.2">
          <table:table-cell table:style-name="Tableau69.A1" office:value-type="string">
            <text:p text:style-name="P76">Hâte</text:p>
          </table:table-cell>
          <table:table-cell table:style-name="Tableau69.A1" office:value-type="string">
            <text:p text:style-name="P248"/>
          </table:table-cell>
          <table:table-cell table:style-name="Tableau69.C16" office:value-type="string">
            <text:p text:style-name="P77">+1 au Mouvement par point de Magnitude. Tous les deux points, +1 en DEX ou INT pour déterminer l’ordre d’initiative.</text:p>
          </table:table-cell>
        </table:table-row>
        <table:table-row table:style-name="Tableau69.2">
          <table:table-cell table:style-name="Tableau69.A1" office:value-type="string">
            <text:p text:style-name="P76">Invoquer (Créature incorporelle)</text:p>
          </table:table-cell>
          <table:table-cell table:style-name="Tableau69.A1" office:value-type="string">
            <text:p text:style-name="P76">Résistance (Persévérance)</text:p>
          </table:table-cell>
          <table:table-cell table:style-name="Tableau69.A1" office:value-type="string">
            <text:p text:style-name="P77">Ce sort permet au sorcier d’invoquer une créature d’Outremonde dans le monde matériel.</text:p>
          </table:table-cell>
        </table:table-row>
        <table:table-row table:style-name="Tableau69.2">
          <table:table-cell table:style-name="Tableau69.A1" office:value-type="string">
            <text:p text:style-name="P76">Métamorphose (X) en (Y)</text:p>
          </table:table-cell>
          <table:table-cell table:style-name="Tableau69.A1" office:value-type="string">
            <text:p text:style-name="P76">Résistance (Endurance), Toucher</text:p>
          </table:table-cell>
          <table:table-cell table:style-name="Tableau69.A1" office:value-type="string">
            <text:p text:style-name="P77">Transforme la cible en une créature dont la TAI moyenne égale la Magnitude du sort.</text:p>
          </table:table-cell>
        </table:table-row>
        <table:table-row table:style-name="Tableau69.2">
          <table:table-cell table:style-name="Tableau69.A1" office:value-type="string">
            <text:p text:style-name="P76">Mirage</text:p>
          </table:table-cell>
          <table:table-cell table:style-name="Tableau69.A1" office:value-type="string">
            <text:p text:style-name="P248"/>
          </table:table-cell>
          <table:table-cell table:style-name="Tableau69.A1" office:value-type="string">
            <text:p text:style-name="P77">Ce sort crée une illusion basée sur les cinq sens.</text:p>
          </table:table-cell>
        </table:table-row>
        <table:table-row table:style-name="Tableau69.2">
          <table:table-cell table:style-name="Tableau69.A1" office:value-type="string">
            <text:p text:style-name="P76">Neutralisation de la magie</text:p>
          </table:table-cell>
          <table:table-cell table:style-name="Tableau69.A1" office:value-type="string">
            <text:p text:style-name="P76">Instantané</text:p>
          </table:table-cell>
          <table:table-cell table:style-name="Tableau69.A1" office:value-type="string">
            <text:p text:style-name="P77">Élimine une combinaison de Magnitudes de sort égale à sa propre Magnitude, en commençant par le sort le plus puissant affectant la cible.</text:p>
          </table:table-cell>
        </table:table-row>
        <table:table-row table:style-name="Tableau69.2">
          <table:table-cell table:style-name="Tableau69.A1" office:value-type="string">
            <text:p text:style-name="P76">Paralysie</text:p>
          </table:table-cell>
          <table:table-cell table:style-name="Tableau69.A1" office:value-type="string">
            <text:p text:style-name="P76">Résistance (Endurance)</text:p>
          </table:table-cell>
          <table:table-cell table:style-name="Tableau69.A1" office:value-type="string">
            <text:p text:style-name="P77">Ce sort paralyse la cible, pour peu que sa Magnitude soit supérieure à un quart de ses PV.</text:p>
          </table:table-cell>
        </table:table-row>
        <table:table-row table:style-name="Tableau69.2">
          <table:table-cell table:style-name="Tableau69.A1" office:value-type="string">
            <text:p text:style-name="P76">Peau de Vie</text:p>
          </table:table-cell>
          <table:table-cell table:style-name="Tableau69.A1" office:value-type="string">
            <text:p text:style-name="P76">Toucher</text:p>
          </table:table-cell>
          <table:table-cell table:style-name="Tableau69.A1" office:value-type="string">
            <text:p text:style-name="P77">Ce sort protège son bénéficiaire de tout risque d’asphyxie, qu’elle soit due à une noyade ou à un sort.</text:p>
          </table:table-cell>
        </table:table-row>
        <table:table-row table:style-name="Tableau69.2">
          <table:table-cell table:style-name="Tableau69.A1" office:value-type="string">
            <text:p text:style-name="P76">Portail vers (Outremonde)</text:p>
          </table:table-cell>
          <table:table-cell table:style-name="Tableau69.A1" office:value-type="string">
            <text:p text:style-name="P248"/>
          </table:table-cell>
          <table:table-cell table:style-name="Tableau69.A1" office:value-type="string">
            <text:p text:style-name="P77">Crée un portail vers l’Outremonde nommé.</text:p>
          </table:table-cell>
        </table:table-row>
        <table:table-row table:style-name="Tableau69.2">
          <table:table-cell table:style-name="Tableau69.A1" office:value-type="string">
            <text:p text:style-name="P76">Projection (Sens)</text:p>
          </table:table-cell>
          <table:table-cell table:style-name="Tableau69.A1" office:value-type="string">
            <text:p text:style-name="P76">Concentration</text:p>
          </table:table-cell>
          <table:table-cell table:style-name="Tableau69.A1" office:value-type="string">
            <text:p text:style-name="P77">Le lanceur projette un de ses sens vers n’importe quel endroit à portée du sort.</text:p>
          </table:table-cell>
        </table:table-row>
        <table:table-row table:style-name="Tableau69.2">
          <table:table-cell table:style-name="Tableau69.A1" office:value-type="string">
            <text:p text:style-name="P76">Projection d’énergi<text:soft-page-break/>e (Type)</text:p>
          </table:table-cell>
          <table:table-cell table:style-name="Tableau69.A1" office:value-type="string">
            <text:p text:style-name="P76">Résistance (Esquive), <text:soft-page-break/>Instantané</text:p>
          </table:table-cell>
          <table:table-cell table:style-name="Tableau69.A1" office:value-type="string">
            <text:p text:style-name="P77">Des jets ou des boules d’énergie sont pro<text:soft-page-break/>jetés sur la cible, infligeant le double de la Magnitude du sort en dégâts.</text:p>
          </table:table-cell>
        </table:table-row>
        <table:table-row table:style-name="Tableau69.2">
          <table:table-cell table:style-name="Tableau69.A1" office:value-type="string">
            <text:p text:style-name="P76">Projection Spirituelle</text:p>
          </table:table-cell>
          <table:table-cell table:style-name="Tableau69.A1" office:value-type="string">
            <text:p text:style-name="P76">Toucher</text:p>
          </table:table-cell>
          <table:table-cell table:style-name="Tableau69.A1" office:value-type="string">
            <text:p text:style-name="P77">L’âme de la cible quitte son corps et peut se rendre dans le Monde Spirituel.</text:p>
          </table:table-cell>
        </table:table-row>
        <table:table-row table:style-name="Tableau69.2">
          <table:table-cell table:style-name="Tableau69.A1" office:value-type="string">
            <text:p text:style-name="P76">Régénération</text:p>
          </table:table-cell>
          <table:table-cell table:style-name="Tableau69.A1" office:value-type="string">
            <text:p text:style-name="P76">Concentration Spécial, Toucher</text:p>
          </table:table-cell>
          <table:table-cell table:style-name="Tableau69.A1" office:value-type="string">
            <text:p text:style-name="P77">Ce sort rattache ou fait repousser un membre arraché ou mutilé. Il ne peut faire revenir un personnage d’entre les morts.</text:p>
          </table:table-cell>
        </table:table-row>
        <table:table-row table:style-name="Tableau69.2">
          <table:table-cell table:style-name="Tableau69.A1" office:value-type="string">
            <text:p text:style-name="P76">Renforcer les Dégâts</text:p>
          </table:table-cell>
          <table:table-cell table:style-name="Tableau69.A1" office:value-type="string">
            <text:p text:style-name="P76">Toucher</text:p>
          </table:table-cell>
          <table:table-cell table:style-name="Tableau69.A1" office:value-type="string">
            <text:p text:style-name="P77">Chaque point de Magnitude de ce sort augmente d’un point les dégâts d’une arme.</text:p>
          </table:table-cell>
        </table:table-row>
        <table:table-row table:style-name="Tableau69.2">
          <table:table-cell table:style-name="Tableau69.A1" office:value-type="string">
            <text:p text:style-name="P76">Résistance aux dégâts</text:p>
          </table:table-cell>
          <table:table-cell table:style-name="Tableau69.A1" office:value-type="string">
            <text:p text:style-name="P76">Toucher</text:p>
          </table:table-cell>
          <table:table-cell table:style-name="Tableau69.A1" office:value-type="string">
            <text:p text:style-name="P77">Toute attaque dont les dégâts sont inférieurs ou égaux à la Magnitude du sort est ignorée.</text:p>
          </table:table-cell>
        </table:table-row>
        <table:table-row table:style-name="Tableau69.2">
          <table:table-cell table:style-name="Tableau69.A1" office:value-type="string">
            <text:p text:style-name="P76">Résistance aux sorts</text:p>
          </table:table-cell>
          <table:table-cell table:style-name="Tableau69.A1" office:value-type="string">
            <text:p text:style-name="P248"/>
          </table:table-cell>
          <table:table-cell table:style-name="Tableau69.A1" office:value-type="string">
            <text:p text:style-name="P78">Si la Magnitude de ce sort est supérieure à celle d’un sort ciblant son bénéficiaire, ce dernier n’a aucun effet.</text:p>
          </table:table-cell>
        </table:table-row>
        <table:table-row table:style-name="Tableau69.2">
          <table:table-cell table:style-name="Tableau69.A1" office:value-type="string">
            <text:p text:style-name="P76">Résistance spirituelle</text:p>
          </table:table-cell>
          <table:table-cell table:style-name="Tableau69.A1" office:value-type="string">
            <text:p text:style-name="P248"/>
          </table:table-cell>
          <table:table-cell table:style-name="Tableau69.A1" office:value-type="string">
            <text:p text:style-name="P77">Si la somme du POU de la cible et de la Magnitude de ce sort est supérieure au POU d’un esprit, celui-ci ne peut approcher la cible.</text:p>
          </table:table-cell>
        </table:table-row>
        <table:table-row table:style-name="Tableau69.2">
          <table:table-cell table:style-name="Tableau69.A1" office:value-type="string">
            <text:p text:style-name="P76">Sentir (Substance)</text:p>
          </table:table-cell>
          <table:table-cell table:style-name="Tableau69.A1" office:value-type="string">
            <text:p text:style-name="P76">Concentration</text:p>
          </table:table-cell>
          <table:table-cell table:style-name="Tableau69.A1" office:value-type="string">
            <text:p text:style-name="P77">Le lanceur voit toutes les sources de la substance spécifiée qui sont à portée du sort.</text:p>
          </table:table-cell>
        </table:table-row>
        <table:table-row table:style-name="Tableau69.2">
          <table:table-cell table:style-name="Tableau69.A1" office:value-type="string">
            <text:p text:style-name="P76">Sphère protectrice</text:p>
          </table:table-cell>
          <table:table-cell table:style-name="Tableau69.A1" office:value-type="string">
            <text:p text:style-name="P248"/>
          </table:table-cell>
          <table:table-cell table:style-name="Tableau69.A1" office:value-type="string">
            <text:p text:style-name="P77">Une fois achevée, la Sphère protectrice crée une zone protectrice sphérique d’un rayon égal à la Magnitude du sort.</text:p>
          </table:table-cell>
        </table:table-row>
        <table:table-row table:style-name="Tableau69.2">
          <table:table-cell table:style-name="Tableau69.A1" office:value-type="string">
            <text:p text:style-name="P76">Suffocation</text:p>
          </table:table-cell>
          <table:table-cell table:style-name="Tableau69.A1" office:value-type="string">
            <text:p text:style-name="P76">Concentration, Résistance (Endurance, Spécial)</text:p>
          </table:table-cell>
          <table:table-cell table:style-name="Tableau69.A1" office:value-type="string">
            <text:p text:style-name="P77">Le lanceur neutralise l’air environnant sa cible, la privant d’oxygène.</text:p>
          </table:table-cell>
        </table:table-row>
        <table:table-row table:style-name="Tableau69.2">
          <table:table-cell table:style-name="Tableau69.A1" office:value-type="string">
            <text:p text:style-name="P76">Téléportation</text:p>
          </table:table-cell>
          <table:table-cell table:style-name="Tableau69.A1" office:value-type="string">
            <text:p text:style-name="P76">Instantané, Résistance (Esquive)</text:p>
          </table:table-cell>
          <table:table-cell table:style-name="Tableau69.A1" office:value-type="string">
            <text:p text:style-name="P77">Déplace une cible à n’importe quel endroit à portée du sort.</text:p>
          </table:table-cell>
        </table:table-row>
        <table:table-row table:style-name="Tableau69.2">
          <table:table-cell table:style-name="Tableau69.A1" office:value-type="string">
            <text:p text:style-name="P76">Vampirisme (Caractéristique)</text:p>
          </table:table-cell>
          <table:table-cell table:style-name="Tableau69.A1" office:value-type="string">
            <text:p text:style-name="P76">Concentration, Résistance (Persévérance) <text:soft-page-break/>Toucher</text:p>
          </table:table-cell>
          <table:table-cell table:style-name="Tableau69.A1" office:value-type="string">
            <text:p text:style-name="P77">Permet de transformer la caractéristique spécifiée de la cible en Points de Magie p<text:soft-page-break/>our le lanceur.</text:p>
          </table:table-cell>
        </table:table-row>
        <table:table-row table:style-name="Tableau69.2">
          <table:table-cell table:style-name="Tableau69.A1" office:value-type="string">
            <text:p text:style-name="P76">Venin</text:p>
          </table:table-cell>
          <table:table-cell table:style-name="Tableau69.A1" office:value-type="string">
            <text:p text:style-name="P76">Résistance (Endurance Spécial), Toucher</text:p>
          </table:table-cell>
          <table:table-cell table:style-name="Tableau69.A1" office:value-type="string">
            <text:p text:style-name="P77">Inocule à la cible un poison d’une Virulence égale à 5 fois la Magnitude du sort.</text:p>
          </table:table-cell>
        </table:table-row>
        <table:table-row table:style-name="Tableau69.2">
          <table:table-cell table:style-name="Tableau69.A1" office:value-type="string">
            <text:p text:style-name="P76">Vision Mystique</text:p>
          </table:table-cell>
          <table:table-cell table:style-name="Tableau69.A1" office:value-type="string">
            <text:p text:style-name="P76">Concentration</text:p>
          </table:table-cell>
          <table:table-cell table:style-name="Tableau69.A1" office:value-type="string">
            <text:p text:style-name="P77">Ce sort permet à son bénéficiaire de voir littéralement la magie.</text:p>
          </table:table-cell>
        </table:table-row>
        <table:table-row table:style-name="Tableau69.39">
          <table:table-cell table:style-name="Tableau69.A1" office:value-type="string">
            <text:p text:style-name="P76">Vol</text:p>
          </table:table-cell>
          <table:table-cell table:style-name="Tableau69.A1" office:value-type="string">
            <text:p text:style-name="P76">Concentration, Résistance (<text:span text:style-name="T217">Persévérance</text:span>)</text:p>
          </table:table-cell>
          <table:table-cell table:style-name="Tableau69.A1" office:value-type="string">
            <text:p text:style-name="P77">Permet de faire voler 1 point de TAI par point de Magnitude.</text:p>
          </table:table-cell>
        </table:table-row>
        <table:table-row table:style-name="Tableau69.2">
          <table:table-cell table:style-name="Tableau69.A40" office:value-type="string">
            <text:p text:style-name="P76">Voyage Temporel (Période)</text:p>
          </table:table-cell>
          <table:table-cell table:style-name="Tableau69.A40" office:value-type="string">
            <text:p text:style-name="P76">Instantané</text:p>
          </table:table-cell>
          <table:table-cell table:style-name="Tableau69.A40" office:value-type="string">
            <text:p text:style-name="P77">Ce sort transporte le lanceur et un nombre de créatures égal à la Magnitude du sort à la période indiquée.</text:p>
          </table:table-cell>
        </table:table-row>
      </table:table>
      <text:p text:style-name="P8"/>
      <text:p text:style-name="P106">Animer (Substance)</text:p>
      <text:p text:style-name="P24">Concentration</text:p>
      <text:p text:style-name="P170">Ce sort permet au sorcier d’animer la substance indiquée, à raison d’un point de TAI par point de Magnitude. Le sorcier amène la substance à se mouvoir et à interagir maladroitement (Mouvement de 1 m pour trois Niveaux de Magnitude).</text:p>
      <text:p text:style-name="P192">Les chances de succès de la substance dans un test de Compétence Physique sont égales à la valeur du sorcier dans cette compétence divisée par deux (avant d’appliquer d’éventuels modificateurs).</text:p>
      <text:p text:style-name="P192">Si le sort approprié de Former (Substance), page 163, est lancé immédiatement après celui-ci, le lanceur pourra manipuler la substance animée plus finement. Dans ce cas, on considère que la substance utilise la valeur des Compétences du lanceur pour les activités physiques.</text:p>
      <text:p text:style-name="P192">Ce sort ne peut cibler que de la matière inanimée.</text:p>
      <text:p text:style-name="P106">Baume Magique</text:p>
      <text:p text:style-name="P24">Instantané, Toucher</text:p>
      <text:p text:style-name="P186">Ce sort doit être lancé sur un personnage blessé. Il accélère grandement le rythme de guérison naturelle de la cible.</text:p>
      <text:p text:style-name="P186"><text:soft-page-break/>Chaque point de Magnitude de ce sort redonne un PV par Round de combat pendant lequel ce sort agit. Traiter les Blessures ne peut être utilisé pour rattacher ou faire repousser un membre amputé et ne fonctionne pas sur une Blessure Grave.</text:p>
      <text:p text:style-name="P106">Boomerang</text:p>
      <text:p text:style-name="P170">Ce sort protège le sorcier de toute magie hostile, qui pourra même être renvoyée à son lanceur.</text:p>
      <text:p text:style-name="P186">Boomerang n’affecte que les sorts qui ciblent spécifiquement l’utilisateur et qui disposent du trait Résistance. De tels sorts peuvent affecter le personnage protégé, mais si la cible résiste (réussite du jet de Résistance), ils sont renvoyés à leur lanceur, pour peu que la Magnitude du sort ne dépasse pas celui de Boomerang.</text:p>
      <text:p text:style-name="P106">Brillance</text:p>
      <text:p text:style-name="P170">Ce sort fait apparaitre un point de lumière éclatante sur une substance solide. Le sort crée par défaut de la lumière sur 1 mètre de rayon, procurant le même éclairage qu’une bougie. Chaque Niveau supplémentaire de Magnitude augmente le rayon d’effet d’un mètre. La luminosité du sort devient équivalente à celle d’une Torche à une Magnitude de 3, à celle d’un Feu de Camp à une Magnitude 5, et à celle d’un Feu de Joie à une Magnitude 10.</text:p>
      <text:p text:style-name="P186">Ce sort peut être lancé sur les yeux d’un ennemi. Dans ce cas, le sort gagne aussi le trait Résistance (Esquive). Si la cible n’arrive pas à résister au sort, elle subira un malus à tous ses tests d’attaque, de parade et d’esquive, ainsi qu’à toutes les compétences dépendant de la vision. Ce malus est égal à 5 x la Magnitude du sort et dure jusqu’à ce que le sort se termine ou soit dissipé.</text:p>
      <text:p text:style-name="P106">Création D’Avatar (Divinité)</text:p>
      <text:p text:style-name="P24">Toucher</text:p>
      <text:p text:style-name="P170">Ce sort peut être lancé sur une cible autre que le lanceur. La cible prend la forme magique de la Divinité pour la durée du sort, et reçoit les pouvoirs suivants :</text:p>
      <text:p text:style-name="P253">+25 % dans toutes les compétences enseignées par le culte de la Divinité.</text:p>
      <text:p text:style-name="P253"><text:soft-page-break/>Pour chaque point de Magnitude du sort au-delà du premier, la cible peut apprendre et lancer un point de sort de Magie Commune ou Divine enseigné par la divinité. Un sort de magie divine ne peut être utilisé qu’une seule fois et un sort de Magie Commune doit être payé avec les points de magie de la cible.</text:p>
      <text:p text:style-name="P253">La cible sait tout ce que sait la Divinité.</text:p>
      <text:p text:style-name="P170">Si jamais les adorateurs de la divinité apprennent qu’un sorcier cherche à prendre la forme de leur dieu, ils le traqueront sans relâche.</text:p>
      <text:p text:style-name="P170">Voici quelques exemples de conséquences malheureuses en cas de Maladresse au test de lancement du sort :</text:p>
      <text:p text:style-name="P256">la divinité confie à un servi<text:span text:style-name="T180">t</text:span>eur d’Outremonde le soin de se venger du sorcier ;</text:p>
      <text:p text:style-name="P253">la divinité transporte le sorcier dans son domaine en Outremonde ;</text:p>
      <text:p text:style-name="P253">la divinité révèle le blasphème à un prêtre local et le charge de punir le sorcier coupable.</text:p>
      <text:p text:style-name="P107">Création De Familiers</text:p>
      <text:p text:style-name="P24">Permanent</text:p>
      <text:p text:style-name="P170">Par défaut, ce sort nécessite une heure de préparatifs, coute 50 ducats en ingrédients divers, exige la dépense de 3 points d’Amélioration, et fonctionne uniquement sur un objet inanimé ou une créature à INT fixe. Certains sorciers créent des êtres artificiels tels que des Homonculus pour qu’ils deviennent leurs Familiers.</text:p>
      <text:p text:style-name="P190">Un sorcier peut posséder un nombre de Familiers égal à 1/2 POU, mais rares sont ceux qui en possèdent plus de deux.</text:p>
      <text:p text:style-name="P188">Le sorcier perd 1D6 PV lorsque son familier meurt ou est détruit. Si le sorcier meurt, le familier meurt en même temps que lui.</text:p>
      <text:p text:style-name="P188">Le sorcier est en contact mental constant avec son Familier sur une distance égale à 1/2 POU en kilomètres. Ce lien mental permet au sorcier de percevoir l’environnement du Familier au moyen des sens de celui-ci. Le sorcier peut aussi lancer des sorts sur le Familier comme s’il le <text:soft-page-break/>touchait, et le Familier peut lancer n’importe quel sort qu’il connait sur son maitre.</text:p>
      <text:p text:style-name="P188">Un Familier obtient 2D6 INT et 2D6 POU. Si sa valeur de POU par défaut est plus importante, il peut conserver cette valeur.</text:p>
      <text:p text:style-name="P188">Un Familier peut percevoir son environnement à l’aide de ses sens. Un objet magique détecte le monde autour de lui à une portée égale à son POU en mètres.</text:p>
      <text:p text:style-name="P153"><text:span text:style-name="T24">Les PV et l’espérance de vie d’un Familier correspondent à ceux d’une créature ou d’un objet normal de son type. </text:span><text:span text:style-name="T66">Un Familier peut apprendre des compétences, mais seulement celles qu’il est capable d’accomplir. Ainsi, un objet Familier sera habituellement limité aux compétences magiques ou de connaissance.</text:span></text:p>
      <text:p text:style-name="P183">Un animal familier peut avoir au maximum 1/2 TAI du sorcier.</text:p>
      <text:p text:style-name="P106">Création De Matrices De Sort</text:p>
      <text:p text:style-name="P24">Permanent</text:p>
      <text:p text:style-name="P170">Ce sort crée des objets contenant des sorts de Sorcellerie. Toutes les matrices de sorts coutent 10 ducats en matériaux spéciaux. L’enchanteur doit payer 1 Point d’Amélioration par sort placé dans la matrice. Le porteur d’une matrice peut lancer et manipuler le sort au niveau de compétence de l’enchanteur, en utilisant ses propres Points de Magie pour l’alimenter. Les matrices de sort sont réutilisables.</text:p>
      <text:p text:style-name="P170">Les matrices de sorts sont des objets tout à fait normaux ; la destruction de l’objet entraine celle de la matrice. Cependant, au moment de l’enchantement, l’enchanteur peut dépenser un autre Point d’Amélioration et renforcer magiquement l’objet, doublant ainsi ses PV et d’Armure.</text:p>
      <text:p text:style-name="P106">Création De Parchemins</text:p>
      <text:p text:style-name="P24">Permanent</text:p>
      <text:p text:style-name="P170">Les parchemins sont des objets couverts d’écritures contenant des sorts de Sorcellerie. Pour chaque point de Magnitude du sort, le parchemin coute 1 ducat en matériel : encre spéciale, support, etc.</text:p>
      <text:p text:style-name="P170"><text:soft-page-break/>Le Parchemin résultant est un objet à usage unique qui, après un jet réussi de Sorcellerie, lance le sort inscrit avec les Niveaux de Manipulation utilisés lors de la création du Parchemin.</text:p>
      <text:p text:style-name="P170">Le lecteur peut aussi apprendre le sort inscrit grâce à un jet réussi de Sorcellerie. Dans tous les cas, le sort disparait une fois le Parchemin utilisé avec succès. En cas d’échec, le sort reste inscrit, mais son lecteur ne pourra pas effectuer une nouvelle tentative avant d’avoir fait progresser sa compétence de Sorcellerie. En cas de Maladresse, le sort s’évanouit du parchemin sans bénéfice pour le lecteur.</text:p>
      <text:p text:style-name="P106">Développer (caractéristique)</text:p>
      <text:p text:style-name="P24">Toucher</text:p>
      <text:p text:style-name="P170">Il existe en fait sept sorts Développer, un pour chaque caractéristique.</text:p>
      <text:p text:style-name="P170">Développer permet au sorcier d’appliquer à la caractéristique spécifiée d’une cible un bonus temporaire et égal à la Magnitude du sort. Bien sûr, une créature doit posséder la caractéristique en question pour être affectée par le sort.</text:p>
      <text:p text:style-name="P153"><text:span text:style-name="T24">Appliquer un bonus au </text:span><text:span text:style-name="T131">POU</text:span><text:span text:style-name="T24"> n’entraine pas d’augmentation des Points de Magie de la cible.</text:span></text:p>
      <text:p text:style-name="P106">Diminuer (caractéristique)</text:p>
      <text:p text:style-name="P24">Résistance (Persévérance/ Endurance), Toucher</text:p>
      <text:p text:style-name="P170">Il existe sept sorts Diminuer, un pour chaque caractéristique. À l’inverse de Développer, ce sort infligera à la caractéristique spécifiée un malus temporaire égal à la Magnitude du sort. Le malus appliqué par le sort ne peut réduire une caractéristique en dessous de un. Bien sûr, une créature doit posséder la caractéristique en question pour être affectée par le sort.</text:p>
      <text:p text:style-name="P153"><text:span text:style-name="T53">La compétence Endurance est utilisée pour résister à l’effet de Diminuer (</text:span><text:span text:style-name="T140">FOR</text:span><text:span text:style-name="T53">, </text:span><text:span text:style-name="T140">DEX</text:span><text:span text:style-name="T53">, </text:span><text:span text:style-name="T140">CON</text:span><text:span text:style-name="T53"> ou </text:span><text:span text:style-name="T140">TAI</text:span><text:span text:style-name="T53">). La compétence Persévérance sert à résister à l’effet de Diminuer (</text:span><text:span text:style-name="T140">INT</text:span><text:span text:style-name="T53">, </text:span><text:span text:style-name="T140">POU</text:span><text:span text:style-name="T53"> ou </text:span><text:span text:style-name="T140">CHA</text:span><text:span text:style-name="T53">).</text:span></text:p>
      <text:p text:style-name="P153"><text:span text:style-name="T24">Appliquer une diminution au </text:span><text:span text:style-name="T131">POU</text:span><text:span text:style-name="T24"> ne réduit pas les Points de Magie de la cible et n’affecte pas tout éventuel </text:span><text:span text:style-name="T131">POU</text:span><text:span text:style-name="T24"> dédié.</text:span></text:p>
      <text:p text:style-name="P153"><text:soft-page-break/><text:span text:style-name="T24">Notez que les utilisations de ce sort ne sont pas forcément malveillantes : un voleur désireux de se faufiler dans des endroits exigus peut grandement se faciliter la tâche en utilisant un sort de Diminuer (</text:span><text:span text:style-name="T131">TAI</text:span><text:span text:style-name="T24">)…</text:span></text:p>
      <text:p text:style-name="P106">Dominer (Espèce)</text:p>
      <text:p text:style-name="P24">Résistance (Persévérance)</text:p>
      <text:p text:style-name="P170">Grâce à ce sort, le lanceur peut contrôler une créature d’une espèce spécifique. Si la cible ne parvient pas à résister au sort, elle doit obéir aux ordres du lanceur pour la durée du sort.</text:p>
      <text:p text:style-name="P186">Le lanceur partage un lien télépathique avec la créature contrôlée. S’il ne parle pas la langue de la créature, il peut transmettre ses directives en formant une image mentale des actions qu’il veut que la créature accomplisse.</text:p>
      <text:p text:style-name="P106">Entrave</text:p>
      <text:p text:style-name="P153"><text:span text:style-name="T24">Chaque point de Magnitude du sort diminue le Mouvement de la cible de 2 mètres. Celle-ci voit aussi son </text:span><text:span text:style-name="T131">INT</text:span><text:span text:style-name="T24"> ou sa </text:span><text:span text:style-name="T131">DEX</text:span><text:span text:style-name="T24"> réduite de 1 tous les deux Niveaux de Magnitude en ce qui concerne l’ordre d’initiative.</text:span></text:p>
      <text:p text:style-name="P106">Former (Substance)</text:p>
      <text:p text:style-name="P24">Instantané</text:p>
      <text:p text:style-name="P170">Il existe un nombre illimité de variantes du sort Former, une pour chaque substance imaginable, de l’acier à la fumée en passant par l’eau.</text:p>
      <text:p text:style-name="P170">Chaque point de Magnitude permet au lanceur de modeler un point d’ENC de substance solide ou un mètre cube de substance éthérée (comme les ténèbres). Le lanceur doit être familier avec la forme qu’il désire modeler.</text:p>
      <text:p text:style-name="P188">Une fois que le sorcier a terminé le processus de modelage, la substance garde sa nouvelle forme. Les substances rigides, telles que l’acier, conserveront la forme prise à la fin du sort, alors que des substances plus instables comme l’eau perdront immédiatement leur forme.</text:p>
      <text:p text:style-name="P192"><text:soft-page-break/>Ce sort peut être utilisé pour réparer des dégâts subis par un objet. Le sorcier doit former l’objet entier et réussir un test d’Artisanat approprié ; s’il réussit, les PV maximum<text:span text:style-name="T180">s</text:span> de l’objet sont restaurés.</text:p>
      <text:p text:style-name="P170">Ce sort ne peut être employé que sur des substances inanimées.</text:p>
      <text:p text:style-name="P106">Fusion</text:p>
      <text:p text:style-name="P24">Toucher</text:p>
      <text:p text:style-name="P153"><text:span text:style-name="T24">Ce sort permet de fusionner deux surfaces adjacentes de 10×10 cm (approximativement la taille d’une main d’homme). La fusion dispose d’une </text:span><text:span text:style-name="T131">FOR</text:span><text:span text:style-name="T24"> de 1 par défaut. Chaque point de Magnitude additionnel augmentera la </text:span><text:span text:style-name="T131">FOR</text:span><text:span text:style-name="T24"> de la fusion de +1 ou doublera la zone affectée.</text:span></text:p>
      <text:p text:style-name="P188">Ce sort peut affecter les substances organiques et non organiques. Si le sorcier tente de fusionner un être vivant avec ce sort, le sort gagne le trait Résistance (Endurance).</text:p>
      <text:p text:style-name="P116">Hâte</text:p>
      <text:p text:style-name="P188">Chaque point de Magnitude du sort augmente de 1 mètre le Mouvement de la cible. Celle-ci voit aussi son INT ou sa DEX augmentée de 1 tous les deux Niveaux de Magnitude en ce qui concerne l’ordre d’initiative, voir page 57.</text:p>
      <text:p text:style-name="P116">Invoquer (Créature Incorporelle)</text:p>
      <text:p text:style-name="P30">Résistance (Persévérance)</text:p>
      <text:p text:style-name="P186">Le sorcier invoque une créature incorporelle (élémentaire, esprit, mort-vivant, etc.) dans le monde matériel. La créature n’est pas automatiquement sous le contrôle du sorcier. Si elle réussit son jet de Persévérance, elle ne sera pas contrôlée par le sorcier et pourra même se montrer hostile envers lui. Sinon, elle agira comme sous l’effet d’un sort de Dominer pour la durée du sort. La durée du sort détermine aussi le temps que doit passer la créature dans le monde matériel.</text:p>
      <text:p text:style-name="P116">Métamorphose (X) En (Y)</text:p>
      <text:p text:style-name="P30">Résistance (Endurance), Toucher</text:p>
      <text:p text:style-name="P190">Il existe plusieurs variante<text:span text:style-name="T178">s</text:span> de Métamorphose, une pour chaque combinaison de créatures imaginables. Le sort ne fonctionne que sur <text:soft-page-break/>les créatures vivantes ; les morts ou les créatures sans conscience ne peuvent pas être métamorphosés.</text:p>
      <text:p text:style-name="P153"><text:span text:style-name="T70">La Magnitude du sort doit être égale ou supérieure à la </text:span><text:span text:style-name="T136">TAI</text:span><text:span text:style-name="T70"> moyenne des deux espèces spécifiées. Ainsi, transformer une souris (TAI 1) en crapaud (TAI 1) est une opération de Magnitude 1. Par contre, changer une souris (TAI 1) en lion (TAI 19) en est une de Magnitude 19.</text:span></text:p>
      <text:p text:style-name="P153"><text:span text:style-name="T70">Si le sort est réussi, la cible sera biologiquement modifiée, gagnant les caractéristiques de </text:span><text:span text:style-name="T136">FOR</text:span><text:span text:style-name="T70">, de </text:span><text:span text:style-name="T136">DEX</text:span><text:span text:style-name="T70">, de </text:span><text:span text:style-name="T136">CON</text:span><text:span text:style-name="T70"> et de </text:span><text:span text:style-name="T136">TAI</text:span><text:span text:style-name="T70"> de sa nouvelle forme. Son </text:span><text:span text:style-name="T136">INT</text:span><text:span text:style-name="T70">, son </text:span><text:span text:style-name="T136">POU</text:span><text:span text:style-name="T70"> et son </text:span><text:span text:style-name="T136">CHA</text:span><text:span text:style-name="T70"> demeureront inchangés et la cible conservera sa mémoire ainsi que son savoir-faire (même si elle ne sera pas forcément en mesure d’en faire usage sous sa nouvelle forme).</text:span></text:p>
      <text:p text:style-name="P117">Mirage</text:p>
      <text:p text:style-name="P188">Ce sort est l’équivalent du sort Illusion (voir page 147) pour les sorciers.</text:p>
      <text:p text:style-name="P188">Il crée une illusion basée sur les cinq sens. L’illusion semblera réelle et solide, à moins que la personne l’examinant ne réussisse un jet de Perception soumis à un modificateur dépendant de la Magnitude du sort. Si un observateur réussit un jet de Perception et que l’illusion est de nature à infliger des dégâts à celui qui y croit, elle ne pourra plus blesser ce personnage. Dès qu’un spectateur cesse de croire en une illusion, celle-ci lui parait immatérielle et fantomatique.</text:p>
      <text:p text:style-name="P188">La Taille de l’illusion dépend aussi de la Magnitude du sort. Une illusion d’une Magnitude 1 peut prendre la forme de petits objets domestiques, tels que de fausses chaises et table, mais ne pourra prendre la forme d’un Dragon cracheur de feu.</text:p>
      <table:table table:name="Tableau70" table:style-name="Tableau70">
        <table:table-column table:style-name="Tableau70.A"/>
        <table:table-column table:style-name="Tableau70.B"/>
        <table:table-column table:style-name="Tableau70.C"/>
        <table:table-row table:style-name="Tableau70.1">
          <table:table-cell table:style-name="Tableau70.A1" office:value-type="string">
            <text:p text:style-name="P80"><text:span text:style-name="Gras"><text:span text:style-name="T8">Magnitude</text:span></text:span></text:p>
          </table:table-cell>
          <table:table-cell table:style-name="Tableau70.A1" office:value-type="string">
            <text:p text:style-name="P80"><text:span text:style-name="Gras"><text:span text:style-name="T8">Modificateur aux tests de Perception</text:span></text:span></text:p>
          </table:table-cell>
          <table:table-cell table:style-name="Tableau70.A1" office:value-type="string">
            <text:p text:style-name="P80"><text:span text:style-name="Gras"><text:span text:style-name="T8">Type d’illusion possible</text:span></text:span></text:p>
          </table:table-cell>
        </table:table-row>
        <table:table-row table:style-name="Tableau70.1">
          <table:table-cell table:style-name="Tableau70.A1" office:value-type="string">
            <text:p text:style-name="P43"><text:span text:style-name="Gras"><text:span text:style-name="T109">1</text:span></text:span></text:p>
          </table:table-cell>
          <table:table-cell table:style-name="Tableau70.A1" office:value-type="string">
            <text:p text:style-name="P43"><text:span text:style-name="Gras"><text:span text:style-name="T109">+50 %</text:span></text:span></text:p>
          </table:table-cell>
          <table:table-cell table:style-name="Tableau70.A1" office:value-type="string">
            <text:p text:style-name="P47"><text:span text:style-name="Gras"><text:span text:style-name="T109">Incapable de bouger ou de causer des dégâts. Un peu flou et irréel aux bords. TAI maximale 10.</text:span></text:span></text:p>
          </table:table-cell>
        </table:table-row>
        <table:table-row table:style-name="Tableau70.1">
          <table:table-cell table:style-name="Tableau70.A1" office:value-type="string">
            <text:p text:style-name="P43"><text:span text:style-name="Gras"><text:span text:style-name="T109">2</text:span></text:span></text:p>
          </table:table-cell>
          <table:table-cell table:style-name="Tableau70.A1" office:value-type="string">
            <text:p text:style-name="P43"><text:span text:style-name="Gras"><text:span text:style-name="T109">+25 %</text:span></text:span></text:p>
          </table:table-cell>
          <table:table-cell table:style-name="Tableau70.A1" office:value-type="string">
            <text:p text:style-name="P47"><text:span text:style-name="Gras"><text:span text:style-name="T111">Quelques différences par rapport à l’original. Capable de bouger, mais pas de dégât. TAI maximale 15.</text:span></text:span></text:p>
          </table:table-cell>
        </table:table-row>
        <table:table-row table:style-name="Tableau70.1">
          <table:table-cell table:style-name="Tableau70.A1" office:value-type="string">
            <text:p text:style-name="P43"><text:span text:style-name="Gras"><text:span text:style-name="T109">3</text:span></text:span></text:p>
          </table:table-cell>
          <table:table-cell table:style-name="Tableau70.A1" office:value-type="string">
            <text:p text:style-name="P43"><text:span text:style-name="Gras"><text:span text:style-name="T109">0</text:span></text:span></text:p>
          </table:table-cell>
          <table:table-cell table:style-name="Tableau70.A1" office:value-type="string">
            <text:p text:style-name="P47"><text:span text:style-name="Gras"><text:span text:style-name="T109">Capable de bouger et d’infliger des dégâts. TAI maximale 20.</text:span></text:span></text:p>
          </table:table-cell>
        </table:table-row>
        <table:table-row table:style-name="Tableau70.1">
          <table:table-cell table:style-name="Tableau70.A1" office:value-type="string">
            <text:p text:style-name="P43"><text:span text:style-name="Gras"><text:span text:style-name="T109">4</text:span></text:span></text:p>
          </table:table-cell>
          <table:table-cell table:style-name="Tableau70.A1" office:value-type="string">
            <text:p text:style-name="P43"><text:span text:style-name="Gras"><text:span text:style-name="T109">-25 %</text:span></text:span></text:p>
          </table:table-cell>
          <table:table-cell table:style-name="Tableau70.A1" office:value-type="string">
            <text:p text:style-name="P47"><text:span text:style-name="Gras"><text:span text:style-name="T109">Capable de bouger et d’infliger des</text:span></text:span><text:span text:style-name="Gras"><text:span text:style-name="T169"> </text:span></text:span><text:span text:style-name="Gras"><text:span text:style-name="T109">dégâts. TAI maximale 30.</text:span></text:span><text:soft-page-break/></text:p>
          </table:table-cell>
        </table:table-row>
        <table:table-row table:style-name="Tableau70.1">
          <table:table-cell table:style-name="Tableau70.A1" office:value-type="string">
            <text:p text:style-name="P43"><text:span text:style-name="Gras"><text:span text:style-name="T109">5</text:span></text:span></text:p>
          </table:table-cell>
          <table:table-cell table:style-name="Tableau70.A1" office:value-type="string">
            <text:p text:style-name="P43"><text:span text:style-name="Gras"><text:span text:style-name="T109">-50 %</text:span></text:span></text:p>
          </table:table-cell>
          <table:table-cell table:style-name="Tableau70.A1" office:value-type="string">
            <text:p text:style-name="P47"><text:span text:style-name="Gras"><text:span text:style-name="T112">Indiscernable de l’original, capable de bouger et d’infliger des</text:span></text:span><text:span text:style-name="Gras"><text:span text:style-name="T170"> </text:span></text:span><text:span text:style-name="Gras"><text:span text:style-name="T112">dégâts. TAI maximale 40.</text:span></text:span></text:p>
          </table:table-cell>
        </table:table-row>
        <table:table-row table:style-name="Tableau70.1">
          <table:table-cell table:style-name="Tableau70.A7" office:value-type="string">
            <text:p text:style-name="P43"><text:span text:style-name="Gras"><text:span text:style-name="T109">+1 au-delà de 5</text:span></text:span></text:p>
          </table:table-cell>
          <table:table-cell table:style-name="Tableau70.A7" office:value-type="string">
            <text:p text:style-name="P43"><text:span text:style-name="Gras"><text:span text:style-name="T109">-50 %</text:span></text:span></text:p>
          </table:table-cell>
          <table:table-cell table:style-name="Tableau70.A7" office:value-type="string">
            <text:p text:style-name="P47"><text:span text:style-name="Gras"><text:span text:style-name="T109">+10 TAI par point de Magnitude.</text:span></text:span></text:p>
          </table:table-cell>
        </table:table-row>
      </table:table>
      <text:p text:style-name="P8"/>
      <text:p text:style-name="P106">Neutralisation De La Magie</text:p>
      <text:p text:style-name="P24">Instantané</text:p>
      <text:p text:style-name="P170">Ce sort contrecarre d’autres sorts : il élimine une combinaison de Niveaux de Magnitude de sorts égale à sa propre Magnitude, en commençant par le sort le plus puissant affectant la cible. S’il ne parvient pas à éliminer le sort le plus puissant, il passera au second sort le plus puissant. Lorsque ce sort ne peut plus dissiper les sorts restants d’une cible parce que leur Magnitude est trop élevée, il prend immédiatement fin.</text:p>
      <text:p text:style-name="P170">Un sort ne peut être partiellement éliminé : un sort dont la Magnitude est supérieure à celui de Neutralisation de la Magie restera donc intact.</text:p>
      <text:p text:style-name="P190">Le sort de Neutralisation de la Magie peut être utilisé en tant que Réaction, mais seulement si le sort que veut contrer le sorcier est lancé à portée de Neutralisation de la Magie. Une Neutralisation de la Magie réussie dissipe l’autre sort, pour peu que la Magnitude de Neutralisation de la Magie soit égale ou supérieure à la Magnitude du sort ciblé.</text:p>
      <text:p text:style-name="P106">Paralysie</text:p>
      <text:p text:style-name="P24">Résistance (Endurance)</text:p>
      <text:p text:style-name="P192">Si le lanceur est capable de surmonter la résistance de sa cible, il peut la paralyser, à condition que la Magnitude du sort soit supérieure à un quart de son total courant actuel de PV.</text:p>
      <text:p text:style-name="P106">Peau De Vie</text:p>
      <text:p text:style-name="P24">Toucher</text:p>
      <text:p text:style-name="P170">Ce sort protège son bénéficiaire de l’asphyxie, qu’elle soit due à la noyade ou au sort Suffocation. Chaque point de Magnitude couvre <text:soft-page-break/>trois points de TAI : ainsi une Peau de Vie de Magnitude 4 protège une créature de TAI 12.</text:p>
      <text:p text:style-name="P107">Portail Vers (Outremonde)</text:p>
      <text:p text:style-name="P24">Instantané</text:p>
      <text:p text:style-name="P192">Un portail magique vers l’Outremonde nommé se matérialise. La Magnitude du sort indique le nombre de créatures (TAI 12-18) qui peuvent utiliser simultanément ce portail. Le portail disparait instantanément à la fin du sort.</text:p>
      <text:p text:style-name="P170">Voici quelques exemples de conséquences malheureuses en cas de Maladresse au lancement du sort :</text:p>
      <text:p text:style-name="P253">Une créature maléfique de l’Outremonde nommé émerge du portail et attaque le sorcier pour essayer de refermer le portail ;</text:p>
      <text:p text:style-name="P253">Le sorcier et tous ceux qui sont à une portée de 10 m de lui sont aspirés à travers le portail, qui se referme brusquement juste après. Cela rend le sorcier tellement confus qu’il ne peut plus lancer le sort pendant D20+D4 heures.</text:p>
      <text:p text:style-name="P253">L’Outremonde auquel le portail est lié envahit le monde du sorcier dans un diamètre d’1D10 kilomètres autour du portail. Le monde du sorcier se protège en érigeant une barrière magique qui autorise les entrées, mais empêche les sorties.</text:p>
      <text:p text:style-name="P106">Projection (Sens)</text:p>
      <text:p text:style-name="P24">Concentration</text:p>
      <text:p text:style-name="P170">Il existe plusieurs sorts de Projection (Sens). Ces sorts englobent les cinq sens de base, mais aussi des variantes pour tout mécanisme sensoriel approprié à l’univers de jeu (comme le sonar).</text:p>
      <text:p text:style-name="P170">Ce sort permet au lanceur de projeter un de ses sens dans n’importe quel endroit à portée du sort. Il crée un senseur invisible et intangible de dix centimètres de rayon qui reçoit des informations concernant le type de sens spécifié et les transmet au lanceur. Chaque Round de Combat, le senseur peut se déplacer d’un nombre de mètres égal à la Magnitude du sort selon la volonté du sorcier, ce dernier pouvant utiliser sa compétence de Perception à travers le senseur.</text:p>
      <text:p text:style-name="P170"><text:soft-page-break/>Des sorts peuvent être lancés à travers le senseur de certains sorts de Projection. Par exemple, les sorts à distance ont besoin d’une Projection de Vue, alors que les sorts de toucher demandent une Projection de toucher (et surement aussi une Projection de Vue pour que le sorcier puisse trouver sa cible).</text:p>
      <text:p text:style-name="P170">Les personnages utilisant Vision Mystique peuvent voir le senseur et l’attaquer, bien qu’il ne soit vulnérable qu’à la magie. Les armes magiques et les sorts dirigés contre le senseur ne le détruisent pas : les dégâts sont transférés au créateur du senseur.</text:p>
      <text:p text:style-name="P106">Projection D’énergie (Type)</text:p>
      <text:p text:style-name="P24">À distance, Résistance (Esquive), Instantané</text:p>
      <text:p text:style-name="P170">De l’énergie est projetée sous forme d’un jet ou d’une boule vers la cible, qui peut éviter l’attaque en esquivant.</text:p>
      <text:p text:style-name="P170">Si le sort prend effet, sa cible subit des dégâts égaux au double de la Magnitude du sort. Une protection magique protège contre ces dégâts, mais pas une armure physique. Les types d’énergie pouvant être projetés par ce sort sont le Froid (Ténèbres), la Foudre, la Chaleur (Feu), des Éclats de roche (Terre), le Vent (Air).</text:p>
      <text:p text:style-name="P106">Projection Spirituelle</text:p>
      <text:p text:style-name="P24">Toucher</text:p>
      <text:p text:style-name="P170">Ce sort amène l’âme de la cible à se séparer de son corps et à se manifester dans le Monde Spirituel. Le corps de la cible est plongé dans un état catatonique pour la durée du sort. Bien que Projection Spirituelle soit parfois utilisée pour la reconnaissance (l’esprit de la cible peut traverser presque tous les obstacles), elle sert surtout à affronter des habitants du Monde Spirituel.</text:p>
      <text:p text:style-name="P170">Le corps de la cible reste vulnérable pendant la durée du sort. L’âme connait toujours la direction où se trouve son corps et la distance approximative qui les sépare (en mètres), mais elle ne pourra avoir recours aux sens du corps. Il est donc tout à fait possible qu’une âme errante voi<text:span text:style-name="T216">e</text:span> son corps détruit et ne s’en rende compte qu’une fois revenue de son voyage. Un esprit errant peut aussi prendre possession du corps de la cible, condamnant ainsi l’âme à rester sous la forme d’un esprit jusqu’à ce que le sort se termine et <text:soft-page-break/>que l’âme meure. Pour ces raisons, la plupart des sorciers s’assurent que leur corps est protégé par des sorts de Résistance Spirituelle, de Résistance aux Dégâts et aux Sorts avant de lancer Projection Spirituelle dans un lieu sûr.</text:p>
      <text:p text:style-name="P170">Alors qu’elle voyage dans le Monde Spirituel, la cible gagne automatiquement les effets de Vision Mystique pour la durée de son Voyage Spirituel. Cependant, tant qu’elle demeure dans le Monde Spirituel, elle subit un malus de -40 % à tous ses tests de Perception pour détecter les objets ou les évènements du monde normal. La cible ne peut s’éloigner plus loin de son corps que la Portée de ce sort et se meut au double de son Mouvement normal.</text:p>
      <text:p text:style-name="P170">Hormis cela, la cible obéit à toutes les autres règles relatives aux chamanes concernant l’usage des compétences (voir Dissociation Corporelle) pendant son voyage spirituel. Les personnages connaissant ce sort gagnent la compétence Combat Spirituel à un score de base d’INT + POU, et peuvent l’utiliser pour se défendre et attaquer dans le Monde Spirituel.</text:p>
      <text:p text:style-name="P186">Lorsque le sort arrive à son terme, l’esprit de la cible doit être proche de son corps hôte. Aussi longtemps que ce dernier est à une distance inférieure ou égale à la Portée du sort en mètres, le corps et l’esprit sont réunis sans problème. Toutefois, une âme qui est trop loin ou dont le corps a été détruit ou possédé commencera à souffrir : elle perdra un point de POU pour chaque minute passée loin de son corps. Si le POU de l’âme tombe à zéro, elle meurt.</text:p>
      <text:p text:style-name="P106">Régénération</text:p>
      <text:p text:style-name="P24">Concentration Spécial, Toucher</text:p>
      <text:p text:style-name="P186">Grâce à ce sort, un membre arraché ou mutilé peut repousser ou être rattaché. Toutefois, Régénération ne peut faire revenir un personnage d’entre les morts.</text:p>
      <text:p text:style-name="P170">La Magnitude du sort doit être supérieure ou égale au nombre de PV perdus à la suite de la blessure subie. Un membre amputé par une Blessure Grave peut repousser ou, dans le cas où le membre est toujours présent, être rattaché à son moignon.</text:p>
      <text:p text:style-name="P170"><text:soft-page-break/>Rattacher un membre requiert un nombre de Rounds de Combat égal à la TAI de la cible ; durant ce temps, le lanceur doit maintenir sa concentration. Les PV perdus à cause de cette blessure sont récupérés à la fin de cette période.</text:p>
      <text:p text:style-name="P186">Repousser un membre requiert un nombre de minutes de Combat égal à la TAI de la cible, durant lesquelles le lanceur doit maintenir sa concentration. Les PV perdus à cause de cette blessure sont récupérés à la fin de cette période.</text:p>
      <text:p text:style-name="P106">Renforcer Les Dégâts</text:p>
      <text:p text:style-name="P24">Toucher</text:p>
      <text:p text:style-name="P153"><text:span text:style-name="T49">Ce sort peut être lancé sur n’importe quelle arme possédant jusqu’à cinq points d’</text:span><text:span text:style-name="T141">ENC</text:span><text:span text:style-name="T49">. Chaque point de Magnitude augmente les dégâts infligés par l’arme d’un point (le sort de base augmentera ainsi les dégâts d’une hachette de 1d6 à 1d6 +1).</text:span></text:p>
      <text:p text:style-name="P106">Résistance Aux Dégâts</text:p>
      <text:p text:style-name="P24">Toucher</text:p>
      <text:p text:style-name="P170">Ce sort protège le corps de la cible. Toute attaque infligeant des dégâts inférieurs ou égaux à la Magnitude du sort est ignorée. Les attaques dont les dégâts sont supérieurs à la Magnitude de ce sort ne sont pas affectées : elles infligent leurs dégâts normaux. Notez que même protégé, le personnage peut toujours subir les effets d’un Recul s’il est applicable.</text:p>
      <text:p text:style-name="P170">Résistance aux Dégâts peut être combinée avec le sort de Magie Divine Bouclier ou le sort de Magie Commune Protection. Dans un cas comme dans l’autre, les dégâts sont comparés en priorité à la Résistance aux Dégâts et ne s’appliqueront au Bouclier ou à la Protection que si l’attaque passe la Résistance aux Dégâts.</text:p>
      <text:p text:style-name="P106">Résistance Aux Sorts</text:p>
      <text:p text:style-name="P190">Le bénéficiaire de Résistance aux Sorts compare la Magnitude du sort à celle de tout sort jeté sur lui. Si la Magnitude de Résistance aux Sorts est strictement supérieure à celle du sort adverse, ce dernier n’a aucun effet. Si la Magnitude du sort adverse est supérieure ou égale à celui de Résistance aux Sorts, le sort affecte normalement sa cible.</text:p>
      <text:p text:style-name="P186"><text:soft-page-break/>Au contraire de bien des sorts de protection, Résistance aux Sorts reste en place pour toute sa durée d’effet : les sorts qui parviennent à le traverser ne le dissipent pas. Cependant, il ne fait pas la différence entre sorts ennemis et sorts alliés : un camarade tentant de guérir par magie le personnage devra surmonter Résistance aux Sorts.</text:p>
      <text:p text:style-name="P106">Résistance Spirituelle</text:p>
      <text:p text:style-name="P170">Ce sort oppose sa Magnitude au POU de tout esprit qui entre en contact avec la cible. Si le POU de la cible du sort, combiné à la Magnitude du sort, est supérieur au POU de l’esprit, celui-ci ne peut pas toucher la cible.</text:p>
      <text:p text:style-name="P170">Un esprit incapable de toucher la cible ne pourra pas l’attaquer ou lui faire du mal, même par des attaques à distance. Un sort lancé par l’esprit en direction de la cible sera bloqué, à moins que sa Magnitude excède celle de la Résistance Spirituelle.</text:p>
      <text:p text:style-name="P106">Sentir (Substance)</text:p>
      <text:p text:style-name="P24">Concentration</text:p>
      <text:p text:style-name="P170">Utile pour retrouver des objets de valeur, ce sort dispose de variantes pour toutes les substances imaginables. Une fois le sort lancé, une lueur émane de toutes les sources composées de la substance ciblée et qui sont à portée du sort. Cette lueur brille d’une couleur appropriée et seul le lanceur pourra l’apercevoir : les diamants brillent comme de la glace, l’ambre comme un feu de camp… Pour chaque point de Magnitude investi, le sort pénètre un mètre de rocher, de bois ou de terre. Si la source est cachée derrière de tels matériaux, la surface qui est à proximité du lanceur brillera pour un instant. Le sort peut pénétrer les minéraux, mais pas le métal ouvragé.</text:p>
      <text:p text:style-name="P107">Sphère Protectrice</text:p>
      <text:p text:style-name="P170">La Sphère Protectrice crée une zone de protection en forme de sphère dont le rayon est égal à la Magnitude du sort en mètres. Si ce sort est lancé sur le sol (ou autre endroit inamovible), il ne peut pas être déplacé. S’il est lancé sur un véhicule ou une personne, il bouge avec la cible. Une fois la sphère constituée, n’importe lequel <text:soft-page-break/>des sorts suivants peut être ajouté aux capacités défensives de la Sphère pour la durée de celle-ci. La sphère en elle-même ne prodigue aucune protection, elle se contente d’étendre celle des sorts combinés :</text:p>
      <text:p text:style-name="P253">Résistance aux Dégâts ;</text:p>
      <text:p text:style-name="P253">Résistance aux Sorts ;</text:p>
      <text:p text:style-name="P253">Résistance Spirituelle.</text:p>
      <text:p text:style-name="P170">Le périmètre du Cercle Protecteur procure les bénéfices du ou des sorts de Résistance combinés. La protection du cercle se limite uniquement aux sorts ou aux attaques pénétrant le cercle depuis l’extérieur : ceux lancés à l’intérieur du cercle ne sont pas affectés. De ce fait, un Cercle Protecteur contre les esprits bloquera tout esprit extérieur au cercle, mais n’aura aucun effet sur ceux déjà à l’intérieur du cercle (y compris les attaques visant une cible hors de la sphère).</text:p>
      <text:p text:style-name="P106">Suffocation</text:p>
      <text:p text:style-name="P24">Concentration, Résistance (Endurance – Spécial)</text:p>
      <text:p text:style-name="P170">En cas de réussite, ce sort prive une cible d’oxygène. Le lanceur doit se concentrer à chaque Round pour maintenir le sort. Pour toute la durée du sort, la cible sera incapable de respirer.</text:p>
      <text:p text:style-name="P170">Lorsque le sort est lancé, le test de Résistance de la cible détermine si celle-ci est capable d’inspirer une dernière bouffée d’air avant que Suffocation entre en action. Si la cible réussit, elle peut retenir sa respiration normalement. Si elle échoue, elle commencera à suffoquer dès le prochain Round de Combat.</text:p>
      <text:p text:style-name="P170">Ce sort peut aussi être utilisé pour éteindre des feux. Il éteint une Flamme avec une Magnitude 1, une Grande Flamme avec une Magnitude 2, un Petit Feu avec une Magnitude 4, un Grand Feu avec une Magnitude 7, un Feu Dantesque avec une Magnitude 10.</text:p>
      <text:p text:style-name="P170">Suffocation n’a aucun effet sur les feux magiques ou les créatures de feu.</text:p>
      <text:p text:style-name="P106"><text:soft-page-break/>Vampirisme (Caractéristique)</text:p>
      <text:p text:style-name="P24">Concentration, Résistance (Persévérance), Toucher</text:p>
      <text:p text:style-name="P192">Il existe en fait sept sorts de Vampirisme, un pour chaque caractéristique. Ces sorts dévastateurs permettent au lanceur de dépouiller une cible de ses points de caractéristique et de les transformer en Points de Magie dont il peut disposer librement.</text:p>
      <text:p text:style-name="P192">Pour vampiriser une cible, le lanceur doit pouvoir entrer en contact avec elle, soit physiquement soit à travers un sort de Projection (Toucher). De ce fait, le sort ne peut être utilisé sur des créatures incorporelles telles que les esprits.</text:p>
      <text:p text:style-name="P192">Vampirisme ne fonctionnera que si sa Magnitude est égale ou supérieure à la caractéristique spécifiée de la cible. Ainsi un sort de Vampirisme (Force) d’une Magnitude 6 ne sera efficace que sur des cibles avec une FOR de 6 ou moins.</text:p>
      <text:p text:style-name="P192">Le nombre de points Vampirisés est égal à 1D6 par Round de Combat où le sort est appliqué sur la victime.</text:p>
      <text:p text:style-name="P153"><text:span text:style-name="T58">Les points de caractéristique perdus à cause du Vampirisme sont définitivement perdus, bien que la victime puisse les améliorer à nouveau en respectant les règles habituelles d’amélioration de caractéristique. Une caractéristique peut tomber à 0 à cause de Vampirisme : en général, cela tue la victime, sauf dans le cas du </text:span><text:span text:style-name="T138">CHA</text:span><text:span text:style-name="T58">.</text:span></text:p>
      <text:p text:style-name="P192">Pour chaque point de caractéristique vampirisé, le sorcier gagne un Point de Magie. Les Points de Magie que peut gagner le sorcier grâce au Vampirisme sont limités au double de son maximum de Points de Magie. Un sorcier peut aussi se contenter de vampiriser sa cible, dissipant instantanément les Points de Magie engrangés.</text:p>
      <text:p text:style-name="P192">Si les Points de Magie gagnés par le sorcier grâce au Vampirisme dépassent son maximum normal, ces points disparaissent au rythme d’un Point de Magie par minute une fois que le sort est terminé.</text:p>
      <text:p text:style-name="P106">Venin</text:p>
      <text:p text:style-name="P24">Résistance (Endurance - Spécial), Toucher</text:p>
      <text:p text:style-name="P170">Ce sort inocule à la cible un poison dont la Virulence est égale à la Magnitude du sort × 5 %. Le poison prend effet immédiatement et inflige pendant la durée du sort des dégâts égaux à sa Magnitude <text:soft-page-break/>par Round de Combat. La cible peut résister au venin avec un test d’Endurance, comme pour un poison normal.</text:p>
      <text:p text:style-name="P106">Vision Mystique</text:p>
      <text:p text:style-name="P24">Concentration</text:p>
      <text:p text:style-name="P170">La cible de ce sort est capable de discerner la magie. Elle peut conna<text:span text:style-name="T180">i</text:span>tre les Points de Magie d’une créature, ainsi que les enchantements ou les Points de Magie d’un objet. La cible doit être capable de voir la créature ou l’objet pour que le sort fonctionne. La cible peut aussi voir le Monde Spirituel.</text:p>
      <text:p text:style-name="P186">Avec une réussite normale, la cible du sort n’aura qu’une connaissance approximative des Points de Magie dont dispose un objet ou une créature (1-10, 11-20,21-30, et ainsi de suite). Sur une Prouesse, elle en aura une connaissance exacte. Une Maladresse devra être accompagnée d’une information erronée de la part du meneur de jeu.</text:p>
      <text:p text:style-name="P192">En regardant l’effet d’un sort, la cible d’une Vision Mystique sait automatiquement quelle est son origine magique (Magie Commune, Divine, ou Sorcellerie). En augmentant la Magnitude du sort, la cible peut en apprendre plus sur ce qu’elle contemple. Comparez la Magnitude de Vision Mystique avec la Magnitude de tout sort qui affecte la créature regardée ou que celle-ci est en train de lancer. Si la Magnitude de Vision Mystique est supérieure à celle de l’autre sort, la cible sera capable de déterminer exactement l’effet du sort perçu, et d’avoir une image mentale de celui qui a lancé ce sort (si cela n’est pas évident).</text:p>
      <text:p text:style-name="P186">En regardant un objet enchanté, la cible de Vision Mystique connaitra automatiquement ses effets magiques (comme les types d’Enchantements de l’objet). Chaque point de Magnitude permet aussi de déterminer les Points de Magie investis dans un Enchantement particulier (et donc sa puissance).</text:p>
      <text:p text:style-name="P106">Vol</text:p>
      <text:p text:style-name="P24">Concentration, Résistance (Persévérance)</text:p>
      <text:p text:style-name="P170">Ce sort permet au lanceur ou à sa cible de voler. Le lanceur peut faire léviter un certain nombre d’objets ou de personnages (dont lui-même, s’il le désire).</text:p>
      <text:p text:style-name="P153"><text:soft-page-break/><text:span text:style-name="T24">Un personnage en lévitation ne peut être surchargé et doit avoir une </text:span><text:span text:style-name="T131">TAI</text:span><text:span text:style-name="T24"> inférieure au </text:span><text:span text:style-name="T131">POU</text:span><text:span text:style-name="T24"> du sorcier.</text:span></text:p>
      <text:p text:style-name="P153"><text:span text:style-name="T24">Les objets doivent avoir un </text:span><text:span text:style-name="T131">ENC</text:span><text:span text:style-name="T24"> inférieur au </text:span><text:span text:style-name="T131">POU</text:span><text:span text:style-name="T24"> du sorcier.</text:span></text:p>
      <text:p text:style-name="P170">Les objets ou personnages affectés par ce sort disposent d’un Mouvement de 6 m et se déplacent selon la volonté du sorcier.</text:p>
      <text:p text:style-name="P192">Chaque point de Magnitude du sort peut être utilisé soit pour augmenter le Mouvement de la cible de +2 m, soit pour cibler un objet ou un personnage supplémentaire. Un sorcier lançant ce sort à une Magnitude de 4 peut ainsi voler avec un Mouvement de 14 m, voler en compagnie d’un ami avec un Mouvement de 10 m (applicable pour lui et son ami), ou faire voler 4 de ses amis avec un Mouvement de 6 m (applicable à tous ses amis).</text:p>
      <text:p text:style-name="P107">Voyage Temporel (Période)</text:p>
      <text:p text:style-name="P24">Instantané</text:p>
      <text:p text:style-name="P170">Un portail temporel aspire le lanceur ainsi qu’un nombre de créatures (de TAI 12-18) égal à la Magnitude du sort, et les transporte à la période indiquée. La période est déterminée par la durée du sort : ainsi, une Durée de Magnitude 3 permet de se transporter 30 minutes dans le passé ou le futur, contre 10 ans pour une Durée de Magnitude 20.</text:p>
      <text:p text:style-name="P170">En général, le sorcier possède quelques connaissances sur la période de destination, et utilise une Ancre, un repère (une statue de bronze par exemple) qui existe à la fois au moment où il lance le sort et à la période visée. S’il compte voyager à l’aveugle, sans Ancre, le sorcier subit un malus de -25 % au lancement du sort et une Maladresse aura des conséquences encore plus catastrophiques que celles indiquées plus bas en exemple.</text:p>
      <text:p text:style-name="P170">Si le lancement du sort échoue, le lanceur et son groupe parviendront à 1D10 km de l’Ancre et à 1D10 unités de temps de la bonne période. L’unité de temps correspond à celle de la Durée du sort, comme indiqué sur la table des Manipulations (voir page 157) : minute, heure, jour, semaine, saison ou année.</text:p>
      <text:p text:style-name="P170">En cas de Maladresse, voici quelques exemples d’évènements :</text:p>
      <text:p text:style-name="P253"><text:soft-page-break/>Le sorcier et tous ceux qui sont à une portée de 10 m de lui sont aspirés à travers le portail, qui se referme brusquement juste après. Cela rend le sorcier tellement confus qu’il ne peut plus lancer le sort pendant D20+D4 heures.</text:p>
      <text:p text:style-name="P253">Comme ci-dessus, mais le sorcier et son groupe sont transportés à une période totalement différente ou dans une réalité alternative.</text:p>
      <text:p text:style-name="P253">Une créature gardienne émerge d’Outremonde depuis le portail et attaque le sorcier afin de fermer ce portail ;</text:p>
      <text:p text:style-name="P101">Chapitre 11 : Créatures</text:p>
      <text:p text:style-name="P34">Il est bien peu de monstres qui méritent la peur que nous en avons</text:p>
      <text:p text:style-name="P26">André Gide</text:p>
      <text:p text:style-name="P170"/>
      <text:p text:style-name="P153"><text:span text:style-name="T24">À l’instar des personnages, les monstres d’</text:span><text:span text:style-name="T131">OpenQuest</text:span><text:span text:style-name="T24"> peuvent être dotés de compétences, d’armes ou de magie. Loin de n’être que des trésors ambulants ou de la vulgaire chair à épée, ils ont leurs propres motivations, parfois opposées à celles des joueurs. De plus, il est tout à fait possible de créer des PJ à partir de certaines races intelligentes de monstres !</text:span></text:p>
      <text:p text:style-name="P170">Ce chapitre est divisé en deux listes : la première rassemble toutes les créatures fantastiques ou magiques, alors que la seconde liste détaille plutôt les animaux naturels que les personnages seront amenés à rencontrer ou bien à utiliser comme montures ou bêtes de somme.</text:p>
      <text:p text:style-name="P122">Utiliser La Liste Des Monstres</text:p>
      <text:p text:style-name="P190">Chaque créature de la liste dispose d’une description technique censée représenter un membre moyen de cette race : caractéristiques, compétences, pouvoirs spéciaux…</text:p>
      <text:p text:style-name="P192">Vous pouvez vous servir de ce modèle pour créer un personnage. Pensez à un concept de personnage, puis ajoutez les compétences, les caractéristiques et la magie nécessaires. Vous pouvez aussi générer une créature en utilisant les règles de création d’un PJ. Cela crée <text:soft-page-break/>souvent une bonne opposition pour les joueurs puisque la créature sera d’une expérience équivalente. Consultez la section sur Le Cycles de Vie du Personnage (voir page 32) pour créer des créatures capables de rivaliser avec des personnages expérimentés.</text:p>
      <text:p text:style-name="P153"><text:span text:style-name="T86">Avertissement</text:span><text:span text:style-name="T53"> : n’augmentez pas la difficulté des rencontres en lançant toujours plus de monstres sur les joueurs. Tentez plutôt d’accroitre leur puissance, en augmentant leurs compétences et leur magie. Le combat à </text:span><text:span text:style-name="T140">OpenQuest</text:span><text:span text:style-name="T53"> fonctionne mieux quand le nombre de monstres dans une rencontre se rapproche du nombre de PJ.</text:span></text:p>
      <text:p text:style-name="P94">Jouer Un Monstre</text:p>
      <text:p text:style-name="P170">Bien qu’en théorie n’importe quelle créature puisse être utilisée pour créer un PJ, les créatures les plus indiquées sont les suivantes :</text:p>
      <text:p text:style-name="P253">Nain ;</text:p>
      <text:p text:style-name="P253">Elfe ;</text:p>
      <text:p text:style-name="P253">Centaure ;</text:p>
      <text:p text:style-name="P253">Gobelin ;</text:p>
      <text:p text:style-name="P253">Homme des Abysses ;</text:p>
      <text:p text:style-name="P253">Orc ;</text:p>
      <text:p text:style-name="P253">Ogre ;</text:p>
      <text:p text:style-name="P253">Homme Lézard.</text:p>
      <text:p text:style-name="P122">La Liste Des Monstres</text:p>
      <text:p text:style-name="P170">Tous les monstres de cette liste sont décrits en utilisant le format suivant.</text:p>
      <text:p text:style-name="P163">Caractéristiques</text:p>
      <text:p text:style-name="P170">Ce sont les caractéristiques de la créature. S’il manque une caractéristique, l’effet en termes de jeu est expliqué dans la section Règles Spéciales de la créature. Deux valeurs sont données pour chaque caractéristique : la première représente l’échelle de valeurs de la caractéristique pour l’espèce, permettant ainsi de déterminer <text:soft-page-break/>la valeur aléatoirement, la seconde valeur entre parenthèses représente le score d’un individu moyen de l’espèce. Ce score moyen est utilisé pour calculer le reste des statistiques de la créature, afin que vous puissiez utiliser directement la créature en cours de partie. Par contre, si vous voulez déterminer aléatoirement les caractéristiques, il vous faudra réajuster les attributs et compétences qui en découlent.</text:p>
      <text:p text:style-name="P153"><text:span text:style-name="T58">Une créature avec un score d’</text:span><text:span text:style-name="T138">INT</text:span><text:span text:style-name="T58"> aléatoire est considérée comme étant douée de raison, capable de pensée logique et d’autodétermination, au contraire d’une créature avec une </text:span><text:span text:style-name="T138">INT</text:span><text:span text:style-name="T58"> fixe (un simple nombre en </text:span><text:span text:style-name="T138">INT</text:span><text:span text:style-name="T58">, plutôt qu’un ou plusieurs dés). Les créatures à </text:span><text:span text:style-name="T138">INT</text:span><text:span text:style-name="T58"> fixe privilégient l’instinct à la logique</text:span><text:span text:style-name="T24">.</text:span></text:p>
      <text:p text:style-name="P163">Attributs</text:p>
      <text:p text:style-name="P170">Les PV, le niveau de Blessure Grave, le Modificateur de Dégât et les Points de Magie de la créature. Encore une fois, ces attributs sont basés sur le score moyen d’un membre de l’espèce. Pour le Mouvement, une valeur est indiquée pour les différents modes de déplacement de la créature, si elle est capable de voler ou de nager. Enfin, sont précisés l’Armure portée habituellement, les Points d’Armure (PA) et le Facteur de Trésor.</text:p>
      <text:p text:style-name="P163">Compétences</text:p>
      <text:p text:style-name="P170">À l’instar des PJ, les créatures possèdent des compétences. Sont signalées uniquement les compétences les plus significatives d’un individu moyen de l’espèce. À côté des compétences de combat sont indiqués entre parenthèses les dégâts de l’attaque, incluant le Modificateur de Dégât ainsi que les autres détails nécessaires. Sauf indication contraire, les créatures possédant plusieurs formes d’attaque ne peuvent en utiliser qu’une seule à la fois comme action d’attaque.</text:p>
      <text:p text:style-name="P163">Magie</text:p>
      <text:p text:style-name="P170">Une suggestion du type de sorts qu’un membre moyen de l’espèce peut connaitre.</text:p>
      <text:p text:style-name="P163">Règles Spéciales</text:p>
      <text:p text:style-name="P170">Cette section détaille les autres règles spécifiques à la créature.</text:p>
      <text:p text:style-name="P89"><text:soft-page-break/>Basilic</text:p>
      <text:p text:style-name="P170">Né d’un œuf de coq chauffé dans le chaudron d’un alchimiste ou d’une sorcière, ce monstre magique est le produit d’une vile sorcellerie. Il s’agit d’un énorme lézard avec des écailles multicolores. Son regard maléfique peut être mortel et son sang est aussi toxique que corrosif. Les basilics sont généralement employés en tant que gardiens des trésors de leurs maitres.</text:p>
      <text:p text:style-name="P106">Caractéristiques</text:p>
      <text:p text:style-name="P179">FOR<text:tab/>: 2D3 (4)</text:p>
      <text:p text:style-name="P179">CON<text:tab/> : 2D6+6 (13)</text:p>
      <text:p text:style-name="P179">DEX<text:tab/>: 2D6 (7)</text:p>
      <text:p text:style-name="P179">TAI : 1D3 (2)</text:p>
      <text:p text:style-name="P179">INT : 3 (3)</text:p>
      <text:p text:style-name="P179">POU : 1D6+12 (16)</text:p>
      <text:p text:style-name="P179">CHA<text:tab/> : 3 (3)</text:p>
      <text:p text:style-name="P108">Attributs</text:p>
      <text:p text:style-name="P170">PV : 7</text:p>
      <text:p text:style-name="P170">Blessure Grave : 4</text:p>
      <text:p text:style-name="P170">Mod de dégâts : -1D6</text:p>
      <text:p text:style-name="P170">Points de Magie : 16</text:p>
      <text:p text:style-name="P170">Mouvement : 15 m</text:p>
      <text:p text:style-name="P170">Armure Typique Écailles : 2 PA</text:p>
      <text:p text:style-name="P170">Facteur de trésor : 5</text:p>
      <text:p text:style-name="P106">Compétences</text:p>
      <text:p text:style-name="P24">Résistances</text:p>
      <text:p text:style-name="P170">Esquive : 30 %</text:p>
      <text:p text:style-name="P170">Persévérance<text:tab/> : 50 %</text:p>
      <text:p text:style-name="P170">Endurance : 70 %</text:p>
      <text:p text:style-name="P24"><text:soft-page-break/>Connaissances</text:p>
      <text:p text:style-name="P170">Connaissance de la Nature : 40 %</text:p>
      <text:p text:style-name="P24">Combat</text:p>
      <text:p text:style-name="P170">Combat à Distance : 100 %</text:p>
      <text:p text:style-name="P253">Regard Mortel, portée : POU mètres</text:p>
      <text:p text:style-name="P170">Combat Sans Arme : 30 %</text:p>
      <text:p text:style-name="P253">Morsure : 1D6 – 1D6+poison</text:p>
      <text:p text:style-name="P170">Le basilic peut attaquer à la fois avec son regard et sa morsure en une action de combat.</text:p>
      <text:p text:style-name="P108">Magie</text:p>
      <text:p text:style-name="P24">Sang empoisonné &amp; Venin</text:p>
      <text:p text:style-name="P178">Toute arme non magique qui blesse le basilic devient corrodée par le sang de la créature et se désintègre complètement en 1D4 Rounds.</text:p>
      <text:p text:style-name="P178">Le poison et le sang corrosif du Basilic sont des effets magiques : ils perdent leurs propriétés spéciales quelques minutes seulement après avoir quitté le corps du monstre et ne pourront donc être réutilisés.</text:p>
      <text:p text:style-name="P24">Venin de Basilic</text:p>
      <text:p text:style-name="P178">Type : Ingéré ou contact</text:p>
      <text:p text:style-name="P178">Délai : Immédiat</text:p>
      <text:p text:style-name="P178">Virulence : 65</text:p>
      <text:p text:style-name="P178">Plein Effet : 1D4 Points de Dégât, la victime subit une pénalité de –6 à sa CON.</text:p>
      <text:p text:style-name="P178">Durée : 6D10 minutes</text:p>
      <text:p text:style-name="P24">Regard Mortel</text:p>
      <text:p text:style-name="P192">Un basilic peut tuer d’un simple regard. Au combat, il tentera de regarder un seul adversaire chaque Round. Si le basilic remporte un test d’Opposition entre sa Persévérance et l’Endurance de la cible, la cible meurt instantanément. Cette attaque de regard n’utilise pas de Point de Magie et le basilic peut attaquer normalement dans le même Round. Elle pénètre les défenses magiques comme le ferait un <text:soft-page-break/>sort de Magie Commune de Magnitude 6. Si la cible résiste à l’attaque de regard, elle ne subit aucun effet, mais elle peut être prise à nouveau pour cible.</text:p>
      <text:p text:style-name="P89">Canard</text:p>
      <text:p text:style-name="P170">Mesurant à peine un mètre de haut, ces petits humanoïdes ont été maudits par les Dieux pour avoir refusé de participer à une guerre cosmique : depuis ce jour, ils ne peuvent plus voler. Certains prétendent qu’ils seraient en fait le résultat d’une farce d’un Dieu Faquin en mal de distraction. Mais personne n’a apprécié la plaisanterie, et certainement pas les canards, qui sont les créatures les plus aigries, les plus querelleuses et les plus mal lunées que les PJ auront l’infortune de rencontrer.</text:p>
      <text:p text:style-name="P170">Bien que les canards puissent être trouvés dans tous les marais, rivières et lacs existants, les communautés de canards sont souvent dispersées à travers le monde, imitant la culture humaine locale tout en apportant leur touche personnelle. Cette cohabitation n’est pas toujours facile, à cause des fanatiques qui cherchent à les intimider en raison de leur petite taille, voire à les massacrer à cause de leurs différences religieuses ou de leur nature odieuse. Enfin, Les <text:span text:style-name="T178">c</text:span>anards ont un amour immodéré pour les cigares malodorants, ce qui donne une raison supplémentaire pour les détester !</text:p>
      <text:p text:style-name="P230"/>
      <text:p text:style-name="P106">Caractéristiques</text:p>
      <text:p text:style-name="P180">FOR : 2D6+3(10)</text:p>
      <text:p text:style-name="P180">CON : 2D6+6 (13)</text:p>
      <text:p text:style-name="P180">DEX : 2D6+6 (13)</text:p>
      <text:p text:style-name="P180">TAI : 1D6+6 (9)</text:p>
      <text:p text:style-name="P180">INT : 2D6+6 (13)</text:p>
      <text:p text:style-name="P180">POU : 3D6 (11)</text:p>
      <text:p text:style-name="P180">CHA : 2D6 (7)</text:p>
      <text:p text:style-name="P107"><text:soft-page-break/>Attributs</text:p>
      <text:p text:style-name="P178">PV : 11</text:p>
      <text:p text:style-name="P178">Blessure Grave : 6</text:p>
      <text:p text:style-name="P178">Modif. de Dégât : +0</text:p>
      <text:p text:style-name="P178">Points de Magie : 11</text:p>
      <text:p text:style-name="P178">Mouvement : 12 m</text:p>
      <text:p text:style-name="P178">Armure Typique : Armure de cuir 2 PA</text:p>
      <text:p text:style-name="P178">Facteur de trésor : 2</text:p>
      <text:p text:style-name="P109">Compétences</text:p>
      <text:p text:style-name="P24">Résistances</text:p>
      <text:p text:style-name="P170">Esquive : 60 %</text:p>
      <text:p text:style-name="P170">Persévérance<text:tab/> : 50 %</text:p>
      <text:p text:style-name="P170">Endurance : 50 %</text:p>
      <text:p text:style-name="P24">Connaissances</text:p>
      <text:p text:style-name="P170">Connaissance de la Nature : 70 %</text:p>
      <text:p text:style-name="P24">Pratiques</text:p>
      <text:p text:style-name="P170">Tromperie : 50 %</text:p>
      <text:p text:style-name="P24">Combat</text:p>
      <text:p text:style-name="P170">Combat Rapproché 50 %</text:p>
      <text:p text:style-name="P253">Epée Courte : 1D6</text:p>
      <text:p text:style-name="P253">Rondache : 1D4</text:p>
      <text:p text:style-name="P170">Combat à Distance : 60 %</text:p>
      <text:p text:style-name="P253">Fronde 1D4</text:p>
      <text:p text:style-name="P4"/>
      <text:p text:style-name="P106">Magie</text:p>
      <text:p text:style-name="P170">Les <text:span text:style-name="T178">c</text:span>anard<text:span text:style-name="T178">s</text:span> sont habituellement membres d’un culte de la Nature, souvent un dieu-fleuve, et apprennent 3 points de Magnitude de Magie Commune.</text:p>
      <text:p text:style-name="P89"><text:soft-page-break/>Centaure</text:p>
      <text:p text:style-name="P170">Les centaures incarnent la puissance sauvage et la noblesse de la nature. Ils se considèrent comme des protecteurs de la nature, ce qui les amène souvent à entrer en conflit avec les peuples sédentaires qui empiètent sur leur territoire.</text:p>
      <text:p text:style-name="P107">Caractéristiques</text:p>
      <text:p text:style-name="P178">FOR : 3D6+6 (17)</text:p>
      <text:p text:style-name="P178">CON : 3D6 (11)</text:p>
      <text:p text:style-name="P178">DEX : 3D6+3 (14)</text:p>
      <text:p text:style-name="P178">TAI : 4D6+12 (26)</text:p>
      <text:p text:style-name="P178">INT : 2D6+6 (13)</text:p>
      <text:p text:style-name="P178">POU : 3D6 (11)</text:p>
      <text:p text:style-name="P178">CHA : 3D6 (11)</text:p>
      <text:p text:style-name="P108">Attributs</text:p>
      <text:p text:style-name="P178">PV : 19</text:p>
      <text:p text:style-name="P178">Blessure Grave : 10</text:p>
      <text:p text:style-name="P178">Mod de dégâts : +1D6</text:p>
      <text:p text:style-name="P178">Points de Magie : 11</text:p>
      <text:p text:style-name="P178">Mouvement : 23 m</text:p>
      <text:p text:style-name="P178">Armure Typique Armure de cuir : 2 PA</text:p>
      <text:p text:style-name="P178">Facteur de trésor : 2</text:p>
      <text:p text:style-name="P106">Compétences</text:p>
      <text:p text:style-name="P24">Résistances</text:p>
      <text:p text:style-name="P170">Esquive : 30 %</text:p>
      <text:p text:style-name="P170">Persévérance<text:tab/> : 45 %</text:p>
      <text:p text:style-name="P170">Endurance : 60 %</text:p>
      <text:p text:style-name="P24">Connaissances</text:p>
      <text:p text:style-name="P170">Connaissance de la Nature : 60 %</text:p>
      <text:p text:style-name="P24"><text:soft-page-break/>Pratiques</text:p>
      <text:p text:style-name="P170">Athlétisme : 60 %</text:p>
      <text:p text:style-name="P170">Performance : 50 %</text:p>
      <text:p text:style-name="P170">Tromperie : 30 %</text:p>
      <text:p text:style-name="P170">Perception : 40 %</text:p>
      <text:p text:style-name="P24">Combat</text:p>
      <text:p text:style-name="P170">Combat à Distance : 70 %</text:p>
      <text:p text:style-name="P253">Arc long : 2D8+1D6</text:p>
      <text:p text:style-name="P170">Combat Rapproché : 40 %</text:p>
      <text:p text:style-name="P253">Lance : 1D10+1D6</text:p>
      <text:p text:style-name="P252"><text:span text:style-name="T166">é</text:span><text:span text:style-name="T24">cu : 1D6+1D6</text:span></text:p>
      <text:p text:style-name="P253">Épée de guerre : 1D8+1D6</text:p>
      <text:p text:style-name="P170">Combat sans Arme : 40 %</text:p>
      <text:p text:style-name="P253">Ruade : 1D6+1D6</text:p>
      <text:p text:style-name="P170">Les centaures n’ont droit qu’à un type <text:span text:style-name="T197">d’</text:span>attaque par action de combat (il n’est pas possible de cumuler une ruade avec une autre attaque lors d’une Action de Combat).</text:p>
      <text:p text:style-name="P106">Magie</text:p>
      <text:p text:style-name="P170">Les <text:span text:style-name="T196">c</text:span>entaures sont habituellement membres d’un culte de la Terre et de la Nature et ils peuvent apprendre de la magie divine ou <text:span text:style-name="T217">commune</text:span> grâce à ce culte.</text:p>
      <text:p text:style-name="P89">Dragon</text:p>
      <text:p text:style-name="P170">Ces gigantesques monstres reptiliens planent dans les airs en utilisant les courants thermiques ou, si besoin est, l’air chauffé par leur terrible souffle enflammé. <text:span text:style-name="T199">C</text:span>ertains sont des monstres cruels, d’autres accumulent des richesses et d’autres encore utilisent leur grande intelligence pour asservir les créatures inférieures.</text:p>
      <text:p text:style-name="P106">Caractéristiques</text:p>
      <text:p text:style-name="P170">FOR : 20D6 (70)</text:p>
      <text:p text:style-name="P170"><text:soft-page-break/>CON : 10D6 (35)</text:p>
      <text:p text:style-name="P170">DEX : 4D6 (14)</text:p>
      <text:p text:style-name="P170">TAI : 10D6+30 (65)</text:p>
      <text:p text:style-name="P170">INT : 6D6 (21)</text:p>
      <text:p text:style-name="P170">POU : 4D6+12 (26)</text:p>
      <text:p text:style-name="P170">CHA : 6D6 (21)</text:p>
      <text:p text:style-name="P108">Attributs</text:p>
      <text:p text:style-name="P178">PV : 50</text:p>
      <text:p text:style-name="P178">Blessure Grave : 25</text:p>
      <text:p text:style-name="P178">Mod de dégâts : +7D6</text:p>
      <text:p text:style-name="P178">Points de Magie : 26</text:p>
      <text:p text:style-name="P178">Mouvement : 30 m sur terre, 45 m en vol</text:p>
      <text:p text:style-name="P178">Armure Typique : Écailles de dragon (PA 12)</text:p>
      <text:p text:style-name="P178">Facteur de trésor : 5 ou 6 selon la taille</text:p>
      <text:p text:style-name="P106">Compétences</text:p>
      <text:p text:style-name="P24">Résistances</text:p>
      <text:p text:style-name="P170">Esquive : 30 %</text:p>
      <text:p text:style-name="P170">Persévérance<text:tab/>: 180 %</text:p>
      <text:p text:style-name="P170">Endurance : 120 %</text:p>
      <text:p text:style-name="P24">Connaissances</text:p>
      <text:p text:style-name="P178">Connaissance <text:span text:style-name="T196">de la Nature </text:span>: 100 %</text:p>
      <text:p text:style-name="P178">Culture <text:span text:style-name="T196">(d’Origine) </text:span>: 100 %</text:p>
      <text:p text:style-name="P24">Pratiques</text:p>
      <text:p text:style-name="P178">Athlétisme : 120 %</text:p>
      <text:p text:style-name="P178">Influence : 150 %</text:p>
      <text:p text:style-name="P178">Perception : 110 %</text:p>
      <text:p text:style-name="P25">Combat</text:p>
      <text:p text:style-name="P170">Combat Sans Arme : 40 %</text:p>
      <text:p text:style-name="P253"><text:soft-page-break/>Morsure : 1D10+7D6</text:p>
      <text:p text:style-name="P253">Griffes : 1D8+7D6</text:p>
      <text:p text:style-name="P253">Queue : 1D20+7D6</text:p>
      <text:p text:style-name="P170">Un dragon peut effectuer une attaque de queue ou deux attaques de griffes ou une morsure à chaque Round.</text:p>
      <text:p text:style-name="P106">Magie</text:p>
      <text:p text:style-name="P170">Les <text:span text:style-name="T196">d</text:span>ragons apprennent souvent la Sorcellerie ou la Magie Commune (dans lesquelles ils ont un minimum de 10 points de Magnitude de sorts)</text:p>
      <text:p text:style-name="P24">Souffle Enflammé</text:p>
      <text:p text:style-name="P170">Un dragon peut utiliser une Action de Combat pour cracher des flammes dans une zone. Les flammes recouvrent une zone en forme de cône qui part de la gueule du Dragon et qui s’étend jusqu’à son POU en mètres. À son extrémité, le cône a une largeur égale au POU du dragon en mètres.</text:p>
      <text:p text:style-name="P170">Toute créature prise dans les flammes subit 4D6 dégâts de feu. En réussissant un test d’Esquive, un personnage peut plonger à couvert pour diviser les dégâts par deux et déduire les PA de son armure selon la procédure habituelle.</text:p>
      <text:p text:style-name="P170">Un <text:span text:style-name="T196">d</text:span>ragon ne peut souffler qu’une seule fois par heure. Toute tentative supplémentaire pendant cette période nécessite de réussir un test d’Endurance avec un malus de -25 % cumulatif à chaque tentative supplémentaire.</text:p>
      <text:p text:style-name="P89">Démon : Lierre De Sang</text:p>
      <text:p text:style-name="P192">Originaires de l’Enfer Vert, ces plantes-démons se nourrissent du sang de leurs victimes. Ils ressemblent à des arbres tordus et racornis, ignobles parodies de la vie végétale. Rapides et agiles, ils peuvent charger leurs victimes, ou se déplacent en s’abritant si possible derrière des plantes géantes (Abri Partiel 25 %, voir page 63). Ces démons sont « cultivés » à partir d’un pot qui contient un sol maudit, préalablement mélangé avec le sang d’êtres pensants of<text:soft-page-break/>ferts en sacrifice. <text:span text:style-name="T178">À</text:span> la demande de l’invocateur, ils prendront racine, sinon ils partiront à la recherche de victimes.</text:p>
      <text:p text:style-name="P108">Caractéristiques</text:p>
      <text:p text:style-name="P170">FOR : 2D6+6 (13)</text:p>
      <text:p text:style-name="P170">CON : 3D6+6 (17)</text:p>
      <text:p text:style-name="P170">DEX : 3D6+6 (17)</text:p>
      <text:p text:style-name="P170">TAI : 3D6+6 (17)</text:p>
      <text:p text:style-name="P170">INT : 5 (fixe)</text:p>
      <text:p text:style-name="P170">POU : 3D6 (11)</text:p>
      <text:p text:style-name="P170">CHA : NA</text:p>
      <text:p text:style-name="P106">Attributs</text:p>
      <text:p text:style-name="P170">PV : 17</text:p>
      <text:p text:style-name="P170">Blessure Grave : 9</text:p>
      <text:p text:style-name="P170">Modif. de Dégât : +1D4</text:p>
      <text:p text:style-name="P170">Points de Magie : 11</text:p>
      <text:p text:style-name="P170">Mouvement : 20 m</text:p>
      <text:p text:style-name="P170">Armure Typique : Écorce épaisse 4PA</text:p>
      <text:p text:style-name="P196">Facteur de trésor : 0 (libre) ou 4 (gardien de trésor)</text:p>
      <text:p text:style-name="P106">Compétences</text:p>
      <text:p text:style-name="P24">Résistances</text:p>
      <text:p text:style-name="P170">Esquive : 90 %</text:p>
      <text:p text:style-name="P170">Persévérance : 80 %</text:p>
      <text:p text:style-name="P170">Endurance : 90 %</text:p>
      <text:p text:style-name="P24">Pratiques</text:p>
      <text:p text:style-name="P170">Athlétisme : 90 %</text:p>
      <text:p text:style-name="P170">Tromperie : 90 %</text:p>
      <text:p text:style-name="P24">Combat</text:p>
      <text:p text:style-name="P170">Combat Sans Arme : 90 %</text:p>
      <text:p text:style-name="P252"><text:soft-page-break/><text:span text:style-name="T24">Empoignade, puis « Faire Mal »<text:tab/>(attaque d’</text:span><text:span text:style-name="T166">é</text:span><text:span text:style-name="T24">touffement)</text:span></text:p>
      <text:p text:style-name="P253">Morsure Vampirique : 1D4+1D4 <text:tab/>(+1D6 PM drainés)</text:p>
      <text:p text:style-name="P106">Règles Spéciales</text:p>
      <text:p text:style-name="P24">Morsure Vampirique</text:p>
      <text:p text:style-name="P170">La morsure du démon provoque une perte de sang et draine 1D6 Points de Magie.</text:p>
      <text:p text:style-name="P89">Démon : Wyrm De Sang</text:p>
      <text:p text:style-name="P170">Par Tom Zunder</text:p>
      <text:p text:style-name="P189">Douces et charnues, les <text:span text:style-name="T197">w</text:span>yrm<text:span text:style-name="T197">s </text:span>de sang sont des créatures chtoniennes vivant dans les Ténèbres Éternelles. Elles ne voient jamais la lumière du soleil et creusent des terriers dans le sol, se nourrissant d’énormes proies inconnues. Les sorciers fous à lier et les prêtres maléfiques les invoquent depuis leurs terriers et leurs tunnels, au grand dam des <text:span text:style-name="T197">w</text:span>yrm<text:span text:style-name="T197">s</text:span> et de leur nouvelle proie. Les <text:span text:style-name="T197">w</text:span>yrm<text:span text:style-name="T197">s</text:span> de sang font près de 20 mètres de long, ont un corps segmenté grisâtre et visqueux qui se termine abruptement par un sphincter, qui défèque de la terre et des os. À l’autre extrémité, on trouve une gueule rouge et sale, entourée de tentacules frétillants, chaque tentacule se terminant par une ventouse ou un dard qui dégouline de venin.</text:p>
      <text:p text:style-name="P189">Les <text:span text:style-name="T197">w</text:span>yrm<text:span text:style-name="T197">s</text:span> de sang n’ont pas d’yeux et chassent en utilisant les infrarouges : elles sont capables de discerner facilement une créature à sang chaud à 100 mètres de distance. Elles déambulent au hasard, attrapant sans mal toutes les proies à l’exception des plus rapides. Elles mordent, empoisonnent, puis déchirent leurs victimes avant de les avaler morceau par morceau ; les os des victimes sont « évacués » quelques jours plus tard en compagnie de joyaux de sang inquiétants. Ces derniers sont des boules de sang congelées de la taille d’un cœur ; en quelques jours, elles durcissent et prennent la consistance d’un rubis. Les joyaux sont magiques et peuvent stocker 6PM, à la manière de matrices de Points de Magie. Un<text:span text:style-name="T197">e</text:span> <text:span text:style-name="T197">w</text:span>yrm défèquera un de ces bijoux pour chaque victime dévorée. Si l’on démembre une <text:span text:style-name="T197">w</text:span>yrm, il est tout à fait possible de trouver un joyau de sang dans ses intestins. Ces objets ont mauvaise réputation : les magiciens les utilisent, mais préfèrent ne pas le clamer sur tous les toits.</text:p>
      <text:p text:style-name="P189"><text:soft-page-break/>Les <text:span text:style-name="T197">w</text:span>yrm<text:span text:style-name="T197">s</text:span> de sang haïssent la lumière du soleil et fuient la lumière du jour ou toute source de lumière aussi brillante. Toute attaque à base de feu leur inflige des dégâts doubles. Cependant, si une <text:span text:style-name="T197">w</text:span>yrm<text:span text:style-name="T197">s</text:span> est attaquée avec une arme tranchante (et non pas contondante ou perforante) et qu’elle perd la moitié de ses PV en un seul coup, elle se divise alors en deux <text:span text:style-name="T197">w</text:span>yrm<text:span text:style-name="T197">s</text:span> plus petites, toutes deux avec des gueules et du poison, mais avec des PV et un Modificateur de Dégât réduits de moitié.</text:p>
      <text:p text:style-name="P106">Caractéristiques</text:p>
      <text:p text:style-name="P170">FOR<text:tab/>: 12D6 (42)</text:p>
      <text:p text:style-name="P170">CON<text:tab/>: 6D6+21 (42)</text:p>
      <text:p text:style-name="P170">DEX<text:tab/>: 3D6 (11)</text:p>
      <text:p text:style-name="P170">TAI : 12D6 (42)</text:p>
      <text:p text:style-name="P170">INT : 3 (fixe)</text:p>
      <text:p text:style-name="P170">POU<text:tab/>: 3D6 (11)</text:p>
      <text:p text:style-name="P170">CHA : 0 (0)</text:p>
      <text:p text:style-name="P106">Attributs</text:p>
      <text:p text:style-name="P170">PV : 42</text:p>
      <text:p text:style-name="P170">Blessure Grave : 21</text:p>
      <text:p text:style-name="P170">Modif. de Dégât : +4D6</text:p>
      <text:p text:style-name="P170">Points de Magie : 11</text:p>
      <text:p text:style-name="P170">Mouvement : 30 m</text:p>
      <text:p text:style-name="P170">Armure Typique : Peau épaisse 2 PA</text:p>
      <text:p text:style-name="P170">Facteur de trésor : 0</text:p>
      <text:p text:style-name="P106">Compétences</text:p>
      <text:p text:style-name="P24">Résistances</text:p>
      <text:p text:style-name="P170">Esquive : 00 %</text:p>
      <text:p text:style-name="P170">Persévérance : 30 %</text:p>
      <text:p text:style-name="P170">Endurance : 30 %</text:p>
      <text:p text:style-name="P24"><text:soft-page-break/>Pratiques</text:p>
      <text:p text:style-name="P170">Athlétisme : 30 %</text:p>
      <text:p text:style-name="P170">Tromperie : 10 %</text:p>
      <text:p text:style-name="P24">Combat</text:p>
      <text:p text:style-name="P170">Combat Sans Arme : 60 %</text:p>
      <text:p text:style-name="P253">Dard<text:tab/>: 2D6+poison (VIR 30)</text:p>
      <text:p text:style-name="P253">Morsure : 2D8+4D6</text:p>
      <text:p text:style-name="P24">Magie</text:p>
      <text:p text:style-name="P170">Aucune.</text:p>
      <text:p text:style-name="P89">Démon : Chreker</text:p>
      <text:p text:style-name="P190">Le <text:span text:style-name="T199">c</text:span>hreker ou « papillon infernal » prend la forme d’une petite fée grotesque avec une queue serpentine, des bras similaires aux pattes d’un chat et des ailes de papillon. Antithèses des chérubins angéliques, les <text:span text:style-name="T199">c</text:span>hrekers seraient une race d’habitants de la forêt emprisonnés dans l’Enfer Brulant lorsque les démons issus de cet enfer se répandirent dans les forêts du monde mortel. Ce sont les plus faibles des démons, toujours prêts à tourmenter les vivants. S’ils ne sont pas au service de démons de rang supérieur, les <text:span text:style-name="T199">c</text:span>hrekers errent en meute, espérant écraser les faibles et les malades par leur nombre.</text:p>
      <text:p text:style-name="P186">La majorité de ces créatures ne possèdent pas de magie, mais les <text:span text:style-name="T199">c</text:span>hrekers qui ont de la « valeur » aux yeux de leurs maitres peuvent parfois apprendre quelques sorts de Magie Commune utiles à leur travail.</text:p>
      <text:p text:style-name="P106">Caractéristiques</text:p>
      <text:p text:style-name="P170">FOR<text:tab/>: 2D6 (7)</text:p>
      <text:p text:style-name="P170">CON<text:tab/> : 2D6+3 (10)</text:p>
      <text:p text:style-name="P170">DEX<text:tab/>: 4D6+6 (20)</text:p>
      <text:p text:style-name="P170">TAI : 2D6+3 (10)</text:p>
      <text:p text:style-name="P170">INT : 3D6 (11)</text:p>
      <text:p text:style-name="P170">POU<text:tab/>: 3D6 (11)</text:p>
      <text:p text:style-name="P170"><text:soft-page-break/>CHA : 2D6 (7)</text:p>
      <text:p text:style-name="P106">Attributs</text:p>
      <text:p text:style-name="P170">PV : 10</text:p>
      <text:p text:style-name="P170">Blessure Grave : 5</text:p>
      <text:p text:style-name="P170">Modif. de Dégât : +0</text:p>
      <text:p text:style-name="P170">Points de Magie : 11</text:p>
      <text:p text:style-name="P170">Mouvement : 23 m (vol)</text:p>
      <text:p text:style-name="P170">Armure Typique : Aucune</text:p>
      <text:p text:style-name="P170">Facteur de trésor : 0</text:p>
      <text:p text:style-name="P106">Compétences</text:p>
      <text:p text:style-name="P24">Résistances</text:p>
      <text:p text:style-name="P170">Esquive : 85 %</text:p>
      <text:p text:style-name="P170">Persévérance : 50 %</text:p>
      <text:p text:style-name="P170">Endurance : 50 %</text:p>
      <text:p text:style-name="P24">Pratiques</text:p>
      <text:p text:style-name="P170">Athlétisme : 90 %</text:p>
      <text:p text:style-name="P170">Tromperie : 90 %</text:p>
      <text:p text:style-name="P24">Combat</text:p>
      <text:p text:style-name="P170">Combat Sans Arme : 50 %</text:p>
      <text:p text:style-name="P253">Griffes : 1D4</text:p>
      <text:p text:style-name="P89">Démon : Pentaghast</text:p>
      <text:p text:style-name="P196">Le <text:span text:style-name="T199">p</text:span>entaghast est une aberration maléfique qui arpente les couloirs sinueux de l’Enfer Perdu, criant sur tous les damnés qu’il rencontre. Il aime faire des farces, souvent mortelles pour ses victimes ; pour piéger celles-ci, il est capable de créer des mannequins réalistes à partir de ses propres excréments.</text:p>
      <text:p text:style-name="P184">C’est une créature extrêmement magique, capable de dissimuler sa véritable apparence en prenant le plus souvent l’aspect d’un bouffon de cour ou d’un sorcier élégant. Ses cris peuvent provoquer des vomis<text:soft-page-break/>sements incontrôlables et son rire moqueur démoralise ceux qui l’entendent. Le <text:span text:style-name="T201">p</text:span><text:span text:style-name="T200">entaghast</text:span> a le don des langues et il est capable d’imiter quiconque il a déjà entendu auparavant. Pour finir, seule la magie est capable de le blesser.</text:p>
      <text:p text:style-name="P183">Sous sa forme naturelle, il a une tête de lion, un corps court et incroyablement déformé d’où sortent cinq pattes musculeuses de cheval se terminant par des sabots de fer.</text:p>
      <text:p text:style-name="P184">Le rituel d’invocation implique le sacrifice rituel d’un « clown », d’une manière suffisamment avilissante et tordue pour plaire au <text:span text:style-name="T201">p</text:span><text:span text:style-name="T200">entaghast</text:span>. Cela permet d’obtenir une « Faveur » du <text:span text:style-name="T201">p</text:span><text:span text:style-name="T200">entaghast</text:span>. Son attention et d’éventuels services supplémentaires peuvent être obtenus en effectuant « le Théâtre des damnés », un rituel immonde et infâme impliquant de nombreux sacrifices. Souvent, le <text:span text:style-name="T201">p</text:span><text:span text:style-name="T200">entaghast</text:span> arrive par ruse à commander le théâtre, sacrifiant alors l’invocateur d’origine, pour errer librement sur terre jusqu’à ce qu’il soit découvert et banni.</text:p>
      <text:p text:style-name="P107">Caractéristiques</text:p>
      <text:p text:style-name="P178">FOR : 3D6+6 (17)</text:p>
      <text:p text:style-name="P178">CON : 4D6+6 (20)</text:p>
      <text:p text:style-name="P178">DEX : 4D6+6 (20)</text:p>
      <text:p text:style-name="P178">TAI : 2D6+6 (13)</text:p>
      <text:p text:style-name="P178">INT : 6D6 (21)</text:p>
      <text:p text:style-name="P178">POU : 3D6+6 (20)</text:p>
      <text:p text:style-name="P178">CHA : 3D6+6 (20)</text:p>
      <text:p text:style-name="P108">Attributs</text:p>
      <text:p text:style-name="P178">PV : 17</text:p>
      <text:p text:style-name="P178">Blessure Grave : 9</text:p>
      <text:p text:style-name="P178">Modif. de Dégât : +1D4</text:p>
      <text:p text:style-name="P178">Points de Magie : 20</text:p>
      <text:p text:style-name="P178">Mouvement : 15 m</text:p>
      <text:p text:style-name="P178">Armure Typique : Fourrure* 2 PA</text:p>
      <text:p text:style-name="P178"><text:soft-page-break/>Facteur de trésor : 0</text:p>
      <text:p text:style-name="P178">* Immunisé aux dégâts non magiques.</text:p>
      <text:p text:style-name="P108">Compétences</text:p>
      <text:p text:style-name="P24">Résistances</text:p>
      <text:p text:style-name="P178">Esquive : 90 %</text:p>
      <text:p text:style-name="P178">Persévérance : 120 %</text:p>
      <text:p text:style-name="P178">Endurance : 120 %</text:p>
      <text:p text:style-name="P24">Pratiques</text:p>
      <text:p text:style-name="P178">Athlétisme : 120 %</text:p>
      <text:p text:style-name="P178">Tromperie : 120 %</text:p>
      <text:p text:style-name="P24">Connaissances</text:p>
      <text:p text:style-name="P178">Farces Obscures : 150 %</text:p>
      <text:p text:style-name="P24">Combat *</text:p>
      <text:p text:style-name="P178">Combat Sans Arme : 50 %</text:p>
      <text:p text:style-name="P253">Morsure : 1D8+1D4</text:p>
      <text:p text:style-name="P253">Ruade : 1D6+1D4</text:p>
      <text:p text:style-name="P159"><text:span text:style-name="T53">* </text:span><text:span text:style-name="T75">Un </text:span><text:span text:style-name="T65">p</text:span><text:span text:style-name="T64">entaghast</text:span><text:span text:style-name="T75"> peut attaquer 4 fois dans un Round, une fois avec sa morsure et 3 fois avec ses pattes.</text:span></text:p>
      <text:p text:style-name="P108">Règles Spéciales</text:p>
      <text:p text:style-name="P202">Le <text:span text:style-name="T201">p</text:span><text:span text:style-name="T200">entaghast</text:span> ne peut être blessé que par la magie et il est immunisé contre les poisons et les maladies non magiques.</text:p>
      <text:p text:style-name="P202">Tous les dégâts infligés par le <text:span text:style-name="T201">p</text:span><text:span text:style-name="T200">entaghast</text:span> sont considérés comme magiques.</text:p>
      <text:p text:style-name="P31">Hurlement</text:p>
      <text:p text:style-name="P202">Dans une zone de cinquante mètres, tous ceux qui entendent le cri du <text:span text:style-name="T201">p</text:span><text:span text:style-name="T200">entaghast</text:span> subissent des nausées et des vomissements pour 1D4 Rounds, s’ils échouent à un test d’Endurance.</text:p>
      <text:p text:style-name="P31">Rire Moqueur</text:p>
      <text:p text:style-name="P202">Toute personne qui entend le rire terrible du <text:span text:style-name="T201">p</text:span><text:span text:style-name="T200">entaghast</text:span> est soumise à un sort de Démoralisation (voir page 112). Le démon peut rire une fois tous les deux Rounds de combat.</text:p>
      <text:p text:style-name="P32"><text:soft-page-break/>Création des marionnettes</text:p>
      <text:p text:style-name="P201">Le <text:span text:style-name="T201">p</text:span><text:span text:style-name="T200">entaghast</text:span> est capable de créer, au rythme d’une par jour, une marionnette humanoïde qu’il peut guider par sa volonté. Utilisez un modèle standard de race (par exemple, d’homme, de nain, d’elfe, d’orc, etc) pour fournir les statistiques et compétences de base de la marionnette, mais utilisez les compétences de connaissance du <text:span text:style-name="T199">d</text:span>émon. Ces marionnettes ont tendance à être fortement parfumées pour masquer l’odeur d’excrément, laquelle peut être détectée par un test de Perception réussi.</text:p>
      <text:p text:style-name="P31">Don des langues</text:p>
      <text:p text:style-name="P201">Le <text:span text:style-name="T201">p</text:span><text:span text:style-name="T200">entaghast</text:span> est capable de parler toutes les langues et imite parfaitement le discours de toute personne qu’il a entendue parler auparavant.</text:p>
      <text:p text:style-name="P89">Démon : La Mante De La Mort Silencieuse</text:p>
      <text:p text:style-name="P170">Par Tom Zunder</text:p>
      <text:p text:style-name="P183">Dans la jungle antique d’Yggrss, tous redoutent la Mante de la Mort Silencieuse, plus discrète qu’un serpent et plus dangereuse qu’un jaguar. Les différentes espèces de Mantes sont expertes en camouflage et leur couleur épouse celle du feuillage, à la fois pour éviter les prédateurs et pour mieux piéger leurs victimes. Selon les espèces, la couleur peut évoquer des feuilles, des brindilles, des écorces d’arbre, des brins d’herbe, des fleurs, ou même des pierres. Lorsqu’elles sont directement menacées, de nombreuses espèces de Mantes vont se dresser et déployer leurs pattes de devant et leurs ailes en un large éventail. L’éventail des ailes rend évidemment la mante beaucoup plus grande et menaçante ; pour décupler cet effet, certaines espèces possèdent des couleurs vives et des motifs sur leurs ailes postérieures et la surface intérieure de leurs pattes de devant. Si l’agression persiste, une mante peut ensuite frapper avec ses pattes avant et tenter de pincer ou de mordre. Certaines espèces peuvent également produire un sifflement en expulsant de l’air de leurs stigmates abdominaux.</text:p>
      <text:p text:style-name="P183">Dans certaines parties du monde, on raconte que ces insectes géants rôdent encore dans les terres, mais dans le Nord Sauvage, elles sont seulement invoquées comme des démons du sang par les adorateurs d’Yggrss l’ophidien. Une mante chasse dans un rayon d’1 km autour du <text:soft-page-break/>lieu d’invocation, se comportant comme un animal normal. Cependant, au moment de l’invocation, un membre du culte du Dieu Sanglant peut, en nourrissant la Mante du sang d’une créature intelligente (INT non fixe), l’inciter à pister et à dévorer un individu désigné.</text:p>
      <text:p text:style-name="P106">Caractéristiques</text:p>
      <text:p text:style-name="P170">FOR : 2D6+24 (33)</text:p>
      <text:p text:style-name="P170">CON : 2D6+24 (33)</text:p>
      <text:p text:style-name="P170">DEX : 2D6+14 (21)</text:p>
      <text:p text:style-name="P170">TAI : 2D6+24 (33)</text:p>
      <text:p text:style-name="P170">INT : 3 (Fixe)</text:p>
      <text:p text:style-name="P170">POU : 3D6 (11)</text:p>
      <text:p text:style-name="P170">CHA : 0 (0)</text:p>
      <text:p text:style-name="P106">Attributs</text:p>
      <text:p text:style-name="P170">PV : 33</text:p>
      <text:p text:style-name="P170">Blessure Grave : 17</text:p>
      <text:p text:style-name="P170">Modif. de Dégât : +1D6</text:p>
      <text:p text:style-name="P170">Points de Magie : 11</text:p>
      <text:p text:style-name="P170">Mouvement : 45 m</text:p>
      <text:p text:style-name="P170">Armure Typique Chitine : 5 PA</text:p>
      <text:p text:style-name="P170">Facteur de trésor : 0</text:p>
      <text:p text:style-name="P108">Compétences</text:p>
      <text:p text:style-name="P25">Résistances</text:p>
      <text:p text:style-name="P178">Esquive : 90 %</text:p>
      <text:p text:style-name="P178">Persévérance : 30 %</text:p>
      <text:p text:style-name="P178">Endurance : 30 %</text:p>
      <text:p text:style-name="P24">Pratiques</text:p>
      <text:p text:style-name="P178">Athlétisme : 90 %</text:p>
      <text:p text:style-name="P178">Tromperie : 90 %</text:p>
      <text:p text:style-name="P24"><text:soft-page-break/>Combat</text:p>
      <text:p text:style-name="P170">Combat Sans Arme : 60 %</text:p>
      <text:p text:style-name="P253">Morsure* : 2D8+1D6</text:p>
      <text:p text:style-name="P253">Pattes avant** : 1D8+1D6</text:p>
      <text:p text:style-name="P153"><text:span text:style-name="T58">* Vise la tête, sans malus, et ignore l’armure.</text:span><text:line-break/><text:span text:style-name="T58">** Frappe de la droite et de la gauche à la fois lors d’une attaque.</text:span></text:p>
      <text:p text:style-name="P153"><text:span text:style-name="T24">U</text:span><text:span text:style-name="T53">ne mante se déplace à travers n’importe quelle végétation sans pénalité et gagne un avantage de hauteur sur ses victimes. Après avoir tué une victime, elle prend le temps de la dévorer, donnant aux survivants un Round gratuit pour fuir ou l’attaquer. Si elle est attaquée, la Mante doit réussir un jet de Persévérance ou fuir.</text:span></text:p>
      <text:p text:style-name="P109">Magie</text:p>
      <text:p text:style-name="P188">Le sifflement de la mante est considéré comme un sort de Démoralisation, mais ne coute aucun PM.</text:p>
      <text:p text:style-name="P92">Démon : Le Crapaud Répugnant De Tsh’ss’koth</text:p>
      <text:p text:style-name="P170">Par Tom Zunder</text:p>
      <text:p text:style-name="P186">Les prêtres fous et les sorciers maléfiques invoquent cette entité abominable depuis des dimensions inconnues des mortels. Il s’agit d’une énorme bête de la taille d’un cheval, marbrée de pourpre et de vert, avec une peau visqueuse et caoutchouteuse recouverte d’yeux insectoïdes. On ne sait pas s’il existe un seul ou plusieurs crapauds, mais une fois tué, il regagne l’endroit d’où il vient, quel qu’il soit. Le crapaud est actif seulement la nuit et il est le point focal de cultes sombres et maléfiques. Les membres de ces cultes ont une profonde relation symbiotique et corrompue avec le crapaud : ils seront prêts à comploter, à mentir et même à se battre pour conduire de nouvelles victimes dans sa gueule. Toutefois, le crapaud n’a pas la fragilité humaine et si on lui en donne l’occasion, il mangera ses serviteurs sans faire de différence avec des étrangers.</text:p>
      <text:p text:style-name="P170">Pour invoquer le crapaud, la cérémonie suivante doit être respectée. Quand la lune est gibbeuse, sept adeptes doivent se rassem<text:soft-page-break/>bler près d’un puits et ingérer un breuvage composé de belladone, de cigüe et d’ergot de pain. Au cours d’une cérémonie de sept heures, la gorge d’une vierge doit être tranchée au-dessus du puits, un enfant mort-né doit aussi être jeté dans les eaux sombres et chaque sectaire doit sacrifier définitivement 1 point de POU, après quoi chaque adepte effectue un Test d’Opposition d’Endurance contre une VIRulence de 75 %. Ceux qui survivent peuvent alors lancer le sort d’Invocation approprié (ou Appel des Démons de Sang). Si l’invocation réussit, ils entendent en provenance du puits un ample grondement d’amphibien ; ils sont alors psychiquement liés au crapaud qui habite maintenant dans le puits. Ceux qui possèdent ce lien sont immunisés à l’appel du crapaud et à chaque fois qu’un être doué de raison est sacrifié, les adeptes « liés » se partagent entre eux 7 PM et 1 pt de POU. Le bénéficiaire de ces points est déterminé aléatoirement ; les adeptes n’hésitent pas à s’entretuer pour augmenter les bénéfices magiques qu’ils tirent du crapaud. Les adeptes qui ne parviennent pas à lancer le sort ne sont pas immunisés à l’appel du crapaud et ne reçoivent pas de bénéfice magique : ils sont généralement les premières victimes du crapaud.</text:p>
      <text:p text:style-name="P106">Caractéristiques</text:p>
      <text:p text:style-name="P170">FOR<text:tab/>: 2D6+24 (33)</text:p>
      <text:p text:style-name="P170">CON<text:tab/> : 2D6+24 (33)</text:p>
      <text:p text:style-name="P170">DEX<text:tab/>: 2D6 (7)</text:p>
      <text:p text:style-name="P170">TAI : 2D6+24 (33)</text:p>
      <text:p text:style-name="P170">INT : 7 (Fixe)</text:p>
      <text:p text:style-name="P170">POU<text:tab/>: 1D6+7 (11)</text:p>
      <text:p text:style-name="P170">CHA<text:tab/> : 0 (0)</text:p>
      <text:p text:style-name="P106">Attributs</text:p>
      <text:p text:style-name="P178">PV : 33</text:p>
      <text:p text:style-name="P178">Blessure Grave : 17</text:p>
      <text:p text:style-name="P178">Modif. de Dégât : +1D6</text:p>
      <text:p text:style-name="P178">Points de Magie : 11</text:p>
      <text:p text:style-name="P178"><text:soft-page-break/>Mouvement : 15 m</text:p>
      <text:p text:style-name="P178">Armure Typique : Peau collante 3 PA</text:p>
      <text:p text:style-name="P178">Facteur de trésor : 2</text:p>
      <text:p text:style-name="P106">Compétences</text:p>
      <text:p text:style-name="P24">Résistances</text:p>
      <text:p text:style-name="P170">Esquive : 10 %</text:p>
      <text:p text:style-name="P170">Persévérance : 90 %</text:p>
      <text:p text:style-name="P170">Endurance : 90 %</text:p>
      <text:p text:style-name="P24">Combat</text:p>
      <text:p text:style-name="P170">Combat Sans Arme : 60 %</text:p>
      <text:p text:style-name="P253">Morsure : 2D8+1D6</text:p>
      <text:p text:style-name="P253">Langue : 3D6+ saisie</text:p>
      <text:p text:style-name="P253">Avaler* : 1D8+1D6</text:p>
      <text:p text:style-name="P153"><text:span text:style-name="T24">* </text:span><text:span text:style-name="T66">Si une attaque de langue est réussie, le crapaud pourra avaler sa victime en entier lors du Round suivant : il infligera alors à chaque Round 1D8+1D6 de dégâts d’acide gastrique. La victime avalée peut effectuer des attaques à main nue à -50 % jusqu’à sa mort ou celle du crapaud.</text:span></text:p>
      <text:p text:style-name="P115">Magie</text:p>
      <text:p text:style-name="P27">Appel du crapaud répugnant (90 %)</text:p>
      <text:p text:style-name="P178">Le crapaud peut émettre un appel étrange qui affecte les victimes à un niveau subconscient : il les force à sauter dans le puits (subissant en général 3D6 de dégâts de chute) et le démon les saisit alors avec sa langue pour les avaler tout rond. L’appel peut être combattu avec un Test d’Opposition de Persévérance contre la capacité du crapaud, mais il faut effectuer un jet à chaque Round. Se boucher les oreilles avec de la cire ou du tissu donne un bonus de +50 % au test de Persévérance. Cette capacité coute 1 PM au crapaud pour 24 heures.</text:p>
      <text:p text:style-name="P27">Absorber et Partager une Âme (100 %)</text:p>
      <text:p text:style-name="P178">Si le crapaud dévore une victime, il partage 1 point de POU de façon permanente et 7 PM temporairement avec les adeptes liés. Il <text:soft-page-break/>absorbe aussi 1 POU de façon permanente et 7 PM temporairement, au bénéfice de ses propres caractéristiques.</text:p>
      <text:p text:style-name="P28">Infecter l’eau</text:p>
      <text:p text:style-name="P183">L’eau dans le puits est automatiquement infectée, provoquant des mutations ignobles chez ceux qui en boivent.</text:p>
      <text:p text:style-name="P92">Élémentaire</text:p>
      <text:p text:style-name="P170">Ce sont des entités magiques aux pouvoirs élémentaires bruts qui viennent d’Outremonde. Les élémentaires sont en général appelés ou invoqués sur le monde matériel pour accomplir la volonté de prêtres ou de sorciers.</text:p>
      <text:p text:style-name="P153"><text:span text:style-name="T24">Les </text:span><text:span text:style-name="T93">o</text:span><text:span text:style-name="OQ_20_gras_20_rouge_20_monstre"><text:span text:style-name="T92">ndines</text:span></text:span><text:span text:style-name="T24"> sont des élémentaires d’</text:span><text:span text:style-name="T39">e</text:span><text:span text:style-name="T24">au ressemblant à un humanoïde aux traits indistincts et dont les jambes forment un pilier surgissant de la source d’eau.</text:span></text:p>
      <text:p text:style-name="P153"><text:span text:style-name="T24">Les </text:span><text:span text:style-name="T93">o</text:span><text:span text:style-name="OQ_20_gras_20_rouge_20_monstre"><text:span text:style-name="T92">mbres</text:span></text:span><text:span text:style-name="T24"> sont les élémentaires de </text:span><text:span text:style-name="T39">t</text:span><text:span text:style-name="T24">énèbres et ressemblent à des sortes de taches ténébreuses.</text:span></text:p>
      <text:p text:style-name="P153"><text:span text:style-name="T24">Les </text:span><text:span text:style-name="T93">s</text:span><text:span text:style-name="OQ_20_gras_20_rouge_20_monstre"><text:span text:style-name="T92">alamandres</text:span></text:span><text:span text:style-name="T24"> sont les élémentaires de </text:span><text:span text:style-name="T39">f</text:span><text:span text:style-name="T24">eu, semblables à des lézards constitués de flammes.</text:span></text:p>
      <text:p text:style-name="P153"><text:span text:style-name="T24">Les </text:span><text:span text:style-name="T93">g</text:span><text:span text:style-name="OQ_20_gras_20_rouge_20_monstre"><text:span text:style-name="T92">nomes</text:span></text:span><text:span text:style-name="T24"> sont les élémentaires de </text:span><text:span text:style-name="T39">t</text:span><text:span text:style-name="T24">erre, pareils à des humanoïdes constitués de pierre.</text:span></text:p>
      <text:p text:style-name="P153"><text:span text:style-name="T24">Les </text:span><text:span text:style-name="OQ_20_gras_20_rouge_20_monstre"><text:span text:style-name="T81">s</text:span></text:span><text:span text:style-name="OQ_20_gras_20_rouge_20_monstre"><text:span text:style-name="T79">ylphes</text:span></text:span><text:span text:style-name="T24"> sont les élémentaires d’</text:span><text:span text:style-name="T39">a</text:span><text:span text:style-name="T24">ir et prennent la forme de nuages capables de voler.</text:span></text:p>
      <text:p text:style-name="P170">La seule caractéristique qu’un élémentaire possède est la TAI, de laquelle dépendent tous ses attributs dérivés et ses compétences.</text:p>
      <text:p text:style-name="P170">Les élémentaires attaquent en submergeant leurs victimes avec l’élément qui les compose. Tout adversaire dans l’aire d’attaque est une cible potentielle. Ils utilisent pour ce faire leur pourcentage d’attaque, qui est égal à 5 fois leur TAI. La cible résiste alors avec la compétence appropriée à ce type d’attaque, indiquée dans le tableau ci-dessous.</text:p>
      <text:p text:style-name="P153"><text:span text:style-name="T53">Les </text:span><text:span text:style-name="T56">o</text:span><text:span text:style-name="OQ_20_gras_20_rouge_20_monstre"><text:span text:style-name="T53">mbres</text:span></text:span><text:span text:style-name="T53"> attaquent en utilisant la </text:span><text:span text:style-name="T56">p</text:span><text:span text:style-name="T53">eur : si les </text:span><text:span text:style-name="T56">P</text:span><text:span text:style-name="T53">oints de Magie de leurs adversaires tombent à zéro, ces derniers meurent littéralement de terreur.</text:span></text:p>
      <text:p text:style-name="P108"><text:soft-page-break/>Autres Capacités Des Élémentaires</text:p>
      <text:p text:style-name="P25">Voir l’invisible</text:p>
      <text:p text:style-name="P178">Les élémentaires ont un sens magique qui leur permet de voir les créatures invisibles comme les esprits immatériels. Ce qui leur procure aussi un bonus de +50 % pour détecter les personnages cachés.</text:p>
      <text:p text:style-name="P25">Se fondre dans le décor</text:p>
      <text:p text:style-name="P153"><text:span text:style-name="T58">Les élémentaires sont presque invisibles au sein de l’élément qui les compose : par exemple, les </text:span><text:span text:style-name="T60">g</text:span><text:span text:style-name="OQ_20_gras_20_rouge_20_monstre"><text:span text:style-name="T58">nomes</text:span></text:span><text:span text:style-name="T58"> peuvent se fondre dans un environnement rocailleux. Ils ont alors l’équivalent de 90 % en Discrétion.</text:span></text:p>
      <text:p text:style-name="P193"/>
      <table:table table:name="Tableau99" table:style-name="Tableau99">
        <table:table-column table:style-name="Tableau99.A"/>
        <table:table-column table:style-name="Tableau99.B"/>
        <table:table-column table:style-name="Tableau99.C"/>
        <table:table-column table:style-name="Tableau99.D" table:number-columns-repeated="2"/>
        <table:table-column table:style-name="Tableau99.F"/>
        <table:table-column table:style-name="Tableau99.G"/>
        <table:table-column table:style-name="Tableau99.H"/>
        <table:table-column table:style-name="Tableau99.I"/>
        <table:table-column table:style-name="Tableau99.J"/>
        <table:table-row table:style-name="Tableau99.1">
          <table:table-cell table:style-name="Tableau99.A1" office:value-type="string">
            <text:p text:style-name="P304">Taille </text:p>
          </table:table-cell>
          <table:table-cell table:style-name="Tableau99.A1" office:value-type="string">
            <text:p text:style-name="P304">TAI</text:p>
          </table:table-cell>
          <table:table-cell table:style-name="Tableau99.A1" office:value-type="string">
            <text:p text:style-name="P304">Dmg</text:p>
          </table:table-cell>
          <table:table-cell table:style-name="Tableau99.A1" office:value-type="string">
            <text:p text:style-name="P304">PV=TAI</text:p>
          </table:table-cell>
          <table:table-cell table:style-name="Tableau99.A1" office:value-type="string">
            <text:p text:style-name="P304">Attaque =TAI x5</text:p>
          </table:table-cell>
          <table:table-cell table:style-name="Tableau99.A1" office:value-type="string">
            <text:p text:style-name="P304">Aire Attaque =TAI /3</text:p>
          </table:table-cell>
          <table:table-cell table:style-name="Tableau99.A1" office:value-type="string">
            <text:p text:style-name="P304">Mouvement =TAI x2</text:p>
          </table:table-cell>
          <table:table-cell table:style-name="Tableau99.A1" office:value-type="string">
            <text:p text:style-name="P304">Esquive</text:p>
          </table:table-cell>
          <table:table-cell table:style-name="Tableau99.A1" office:value-type="string">
            <text:p text:style-name="P304">Persévérance</text:p>
          </table:table-cell>
          <table:table-cell table:style-name="Tableau99.A1" office:value-type="string">
            <text:p text:style-name="P304">Endurance* </text:p>
          </table:table-cell>
        </table:table-row>
        <table:table-row table:style-name="Tableau99.1">
          <table:table-cell table:style-name="Tableau99.A1" office:value-type="string">
            <text:p text:style-name="P280">Petite</text:p>
          </table:table-cell>
          <table:table-cell table:style-name="Tableau99.A1" office:value-type="string">
            <text:p text:style-name="P280">3</text:p>
          </table:table-cell>
          <table:table-cell table:style-name="Tableau99.A1" office:value-type="string">
            <text:p text:style-name="P280">1D6</text:p>
          </table:table-cell>
          <table:table-cell table:style-name="Tableau99.A1" office:value-type="string">
            <text:p text:style-name="P280">3</text:p>
          </table:table-cell>
          <table:table-cell table:style-name="Tableau99.A1" office:value-type="string">
            <text:p text:style-name="P280">15 %</text:p>
          </table:table-cell>
          <table:table-cell table:style-name="Tableau99.A1" office:value-type="string">
            <text:p text:style-name="P280">1 m</text:p>
          </table:table-cell>
          <table:table-cell table:style-name="Tableau99.A1" office:value-type="string">
            <text:p text:style-name="P280">15 m</text:p>
          </table:table-cell>
          <table:table-cell table:style-name="Tableau99.A1" office:value-type="string">
            <text:p text:style-name="P280">120</text:p>
          </table:table-cell>
          <table:table-cell table:style-name="Tableau99.A1" office:value-type="string">
            <text:p text:style-name="P280">30</text:p>
          </table:table-cell>
          <table:table-cell table:style-name="Tableau99.A1" office:value-type="string">
            <text:p text:style-name="P280">100 </text:p>
          </table:table-cell>
        </table:table-row>
        <table:table-row table:style-name="Tableau99.1">
          <table:table-cell table:style-name="Tableau99.A1" office:value-type="string">
            <text:p text:style-name="P280">Moyen</text:p>
          </table:table-cell>
          <table:table-cell table:style-name="Tableau99.A1" office:value-type="string">
            <text:p text:style-name="P280">9</text:p>
          </table:table-cell>
          <table:table-cell table:style-name="Tableau99.A1" office:value-type="string">
            <text:p text:style-name="P280">2D6</text:p>
          </table:table-cell>
          <table:table-cell table:style-name="Tableau99.A1" office:value-type="string">
            <text:p text:style-name="P280">9</text:p>
          </table:table-cell>
          <table:table-cell table:style-name="Tableau99.A1" office:value-type="string">
            <text:p text:style-name="P280">45 %</text:p>
          </table:table-cell>
          <table:table-cell table:style-name="Tableau99.A1" office:value-type="string">
            <text:p text:style-name="P280">3 m</text:p>
          </table:table-cell>
          <table:table-cell table:style-name="Tableau99.A1" office:value-type="string">
            <text:p text:style-name="P280">23 m</text:p>
          </table:table-cell>
          <table:table-cell table:style-name="Tableau99.A1" office:value-type="string">
            <text:p text:style-name="P280">90</text:p>
          </table:table-cell>
          <table:table-cell table:style-name="Tableau99.A1" office:value-type="string">
            <text:p text:style-name="P280">60</text:p>
          </table:table-cell>
          <table:table-cell table:style-name="Tableau99.A1" office:value-type="string">
            <text:p text:style-name="P280">100 </text:p>
          </table:table-cell>
        </table:table-row>
        <table:table-row table:style-name="Tableau99.1">
          <table:table-cell table:style-name="Tableau99.A1" office:value-type="string">
            <text:p text:style-name="P280">Grand</text:p>
          </table:table-cell>
          <table:table-cell table:style-name="Tableau99.A1" office:value-type="string">
            <text:p text:style-name="P280">21</text:p>
          </table:table-cell>
          <table:table-cell table:style-name="Tableau99.A1" office:value-type="string">
            <text:p text:style-name="P280">3D6</text:p>
          </table:table-cell>
          <table:table-cell table:style-name="Tableau99.A1" office:value-type="string">
            <text:p text:style-name="P280">21</text:p>
          </table:table-cell>
          <table:table-cell table:style-name="Tableau99.A1" office:value-type="string">
            <text:p text:style-name="P280">105 %</text:p>
          </table:table-cell>
          <table:table-cell table:style-name="Tableau99.A1" office:value-type="string">
            <text:p text:style-name="P280">7 m</text:p>
          </table:table-cell>
          <table:table-cell table:style-name="Tableau99.A1" office:value-type="string">
            <text:p text:style-name="P280">30 m</text:p>
          </table:table-cell>
          <table:table-cell table:style-name="Tableau99.A1" office:value-type="string">
            <text:p text:style-name="P280">60</text:p>
          </table:table-cell>
          <table:table-cell table:style-name="Tableau99.A1" office:value-type="string">
            <text:p text:style-name="P280">90</text:p>
          </table:table-cell>
          <table:table-cell table:style-name="Tableau99.A1" office:value-type="string">
            <text:p text:style-name="P280">100 </text:p>
          </table:table-cell>
        </table:table-row>
        <table:table-row table:style-name="Tableau99.5">
          <table:table-cell table:style-name="Tableau99.A1" office:value-type="string">
            <text:p text:style-name="P280">Énorme</text:p>
          </table:table-cell>
          <table:table-cell table:style-name="Tableau99.A1" office:value-type="string">
            <text:p text:style-name="P280">50</text:p>
          </table:table-cell>
          <table:table-cell table:style-name="Tableau99.A1" office:value-type="string">
            <text:p text:style-name="P280">4D6</text:p>
          </table:table-cell>
          <table:table-cell table:style-name="Tableau99.A1" office:value-type="string">
            <text:p text:style-name="P280">50</text:p>
          </table:table-cell>
          <table:table-cell table:style-name="Tableau99.A1" office:value-type="string">
            <text:p text:style-name="P280">250 %</text:p>
          </table:table-cell>
          <table:table-cell table:style-name="Tableau99.A1" office:value-type="string">
            <text:p text:style-name="P280">16 m</text:p>
          </table:table-cell>
          <table:table-cell table:style-name="Tableau99.A1" office:value-type="string">
            <text:p text:style-name="P280">45 m</text:p>
          </table:table-cell>
          <table:table-cell table:style-name="Tableau99.A1" office:value-type="string">
            <text:p text:style-name="P280">30</text:p>
          </table:table-cell>
          <table:table-cell table:style-name="Tableau99.A1" office:value-type="string">
            <text:p text:style-name="P280">120</text:p>
          </table:table-cell>
          <table:table-cell table:style-name="Tableau99.A1" office:value-type="string">
            <text:p text:style-name="P280">100 </text:p>
          </table:table-cell>
        </table:table-row>
      </table:table>
      <text:p text:style-name="P242">*Les Élémentaires sont immunisés aux maladies et poisons.</text:p>
      <table:table table:name="Tableau100" table:style-name="Tableau100">
        <table:table-column table:style-name="Tableau100.A"/>
        <table:table-column table:style-name="Tableau100.B"/>
        <table:table-column table:style-name="Tableau100.C"/>
        <table:table-column table:style-name="Tableau100.D"/>
        <table:table-row table:style-name="Tableau100.1">
          <table:table-cell table:style-name="Tableau100.A1" office:value-type="string">
            <text:p text:style-name="P305">Type</text:p>
          </table:table-cell>
          <table:table-cell table:style-name="Tableau100.A1" office:value-type="string">
            <text:p text:style-name="P305">Type d’attaque</text:p>
          </table:table-cell>
          <table:table-cell table:style-name="Tableau100.A1" office:value-type="string">
            <text:p text:style-name="P305">Résistance utilisée</text:p>
          </table:table-cell>
          <table:table-cell table:style-name="Tableau100.A1" office:value-type="string">
            <text:p text:style-name="P305">Attribut endommagé </text:p>
          </table:table-cell>
        </table:table-row>
        <table:table-row table:style-name="Tableau100.1">
          <table:table-cell table:style-name="Tableau100.A1" office:value-type="string">
            <text:p text:style-name="P287">Ondine</text:p>
          </table:table-cell>
          <table:table-cell table:style-name="Tableau100.A1" office:value-type="string">
            <text:p text:style-name="P287">Noie</text:p>
          </table:table-cell>
          <table:table-cell table:style-name="Tableau100.A1" office:value-type="string">
            <text:p text:style-name="P287">Endurance</text:p>
          </table:table-cell>
          <table:table-cell table:style-name="Tableau100.A1" office:value-type="string">
            <text:p text:style-name="P287">PV </text:p>
          </table:table-cell>
        </table:table-row>
        <table:table-row table:style-name="Tableau100.1">
          <table:table-cell table:style-name="Tableau100.A1" office:value-type="string">
            <text:p text:style-name="P287">Ombre</text:p>
          </table:table-cell>
          <table:table-cell table:style-name="Tableau100.A1" office:value-type="string">
            <text:p text:style-name="P287">Peur</text:p>
          </table:table-cell>
          <table:table-cell table:style-name="Tableau100.A1" office:value-type="string">
            <text:p text:style-name="P287">Persévérance</text:p>
          </table:table-cell>
          <table:table-cell table:style-name="Tableau100.A1" office:value-type="string">
            <text:p text:style-name="P270"><text:span text:style-name="T160">Points </text:span><text:span text:style-name="T161">de </text:span><text:span text:style-name="T160">Magie </text:span></text:p>
          </table:table-cell>
        </table:table-row>
        <table:table-row table:style-name="Tableau100.1">
          <table:table-cell table:style-name="Tableau100.A1" office:value-type="string">
            <text:p text:style-name="P287">Salamandre</text:p>
          </table:table-cell>
          <table:table-cell table:style-name="Tableau100.A1" office:value-type="string">
            <text:p text:style-name="P287">Brule</text:p>
          </table:table-cell>
          <table:table-cell table:style-name="Tableau100.A1" office:value-type="string">
            <text:p text:style-name="P287">Endurance</text:p>
          </table:table-cell>
          <table:table-cell table:style-name="Tableau100.A1" office:value-type="string">
            <text:p text:style-name="P287">PV </text:p>
          </table:table-cell>
        </table:table-row>
        <table:table-row table:style-name="Tableau100.5">
          <table:table-cell table:style-name="Tableau100.A1" office:value-type="string">
            <text:p text:style-name="P287">Gnome</text:p>
          </table:table-cell>
          <table:table-cell table:style-name="Tableau100.A1" office:value-type="string">
            <text:p text:style-name="P287">Écrase</text:p>
          </table:table-cell>
          <table:table-cell table:style-name="Tableau100.A1" office:value-type="string">
            <text:p text:style-name="P287">Endurance</text:p>
          </table:table-cell>
          <table:table-cell table:style-name="Tableau100.A1" office:value-type="string">
            <text:p text:style-name="P287">PV </text:p>
          </table:table-cell>
        </table:table-row>
        <table:table-row table:style-name="Tableau100.6">
          <table:table-cell table:style-name="Tableau100.A1" office:value-type="string">
            <text:p text:style-name="P287">Sylphe</text:p>
          </table:table-cell>
          <table:table-cell table:style-name="Tableau100.A1" office:value-type="string">
            <text:p text:style-name="P287">Frappe</text:p>
          </table:table-cell>
          <table:table-cell table:style-name="Tableau100.A1" office:value-type="string">
            <text:p text:style-name="P287">Endurance</text:p>
          </table:table-cell>
          <table:table-cell table:style-name="Tableau100.A1" office:value-type="string">
            <text:p text:style-name="P287">PV</text:p>
          </table:table-cell>
        </table:table-row>
      </table:table>
      <text:p text:style-name="P133">Elfe</text:p>
      <text:p text:style-name="P170">Ces humanoïdes sont grands et minces et ont des oreilles pointues. Contrairement aux autres races mortelles, ils ne subissent pas les outrages du temps. Étroitement liés à leurs domaines forestiers, ils entrent souvent en conflit avec ceux qui tentent de spolier leurs terres.</text:p>
      <text:p text:style-name="P106">Caractéristiques</text:p>
      <text:p text:style-name="P170">FOR<text:tab/>: 2D6+3 (10)</text:p>
      <text:p text:style-name="P170">CON<text:tab/> : 3D6 (11)</text:p>
      <text:p text:style-name="P170">DEX<text:tab/>: 3D6+6 (17)</text:p>
      <text:p text:style-name="P170">TAI : 2D6+3 (10)</text:p>
      <text:p text:style-name="P170">INT : 3D6+6 (17)</text:p>
      <text:p text:style-name="P170">POU : 2D6+6 (13)</text:p>
      <text:p text:style-name="P170">CHA<text:tab/> : 3D6 (11)</text:p>
      <text:p text:style-name="P106">Attributs</text:p>
      <text:p text:style-name="P170">PV : 11</text:p>
      <text:p text:style-name="P170"><text:soft-page-break/>Blessure Grave : 6</text:p>
      <text:p text:style-name="P170">Mod de dégâts : +0</text:p>
      <text:p text:style-name="P170">Points de Magie : 13</text:p>
      <text:p text:style-name="P170">Mouvement : 15 m</text:p>
      <text:p text:style-name="P170">Armure Typique : Cuir 2 PA</text:p>
      <text:p text:style-name="P170">Facteur de trésor : 1</text:p>
      <text:p text:style-name="P108">Compétences</text:p>
      <text:p text:style-name="P24">Résistances</text:p>
      <text:p text:style-name="P178">Esquive : 55 %</text:p>
      <text:p text:style-name="P178">Persévérance : 55 %</text:p>
      <text:p text:style-name="P178">Endurance : 20 %</text:p>
      <text:p text:style-name="P24">Connaissances</text:p>
      <text:p text:style-name="P178">Connaissance de la Nature : 80 %</text:p>
      <text:p text:style-name="P24">Pratiques</text:p>
      <text:p text:style-name="P178">Athlétisme : 55 %</text:p>
      <text:p text:style-name="P178">Tromperie : 55 %</text:p>
      <text:p text:style-name="P178">Perception : 30 %</text:p>
      <text:p text:style-name="P178">Soin : 50 %</text:p>
      <text:p text:style-name="P24">Combat</text:p>
      <text:p text:style-name="P170">Combat à Distance : 80 %</text:p>
      <text:p text:style-name="P253">Arc long : 1D10</text:p>
      <text:p text:style-name="P170">Combat Rapproché : 60 %</text:p>
      <text:p text:style-name="P253">Lance Courte : 1D8</text:p>
      <text:p text:style-name="P109">Magie</text:p>
      <text:p text:style-name="P170">En général, les elfes sont au moins initiés à un culte de la Terre ou de la Fertilité. Leurs chefs sont souvent les prêtres de tels cultes.</text:p>
      <text:p text:style-name="P92"><text:soft-page-break/>Esprits</text:p>
      <text:p text:style-name="P200">Les esprits sont des entités magiques qui habitent le Monde Spirituel, qui existe à côté du monde matériel des PJ. La plupart du temps, les esprits sont invisibles dans le monde matériel, mais lorsqu’ils sont révélés, ils apparaissent sous une forme nébuleuse propre à leur type (Esprit de Maladie, de Passion, etc.).</text:p>
      <text:p text:style-name="P200">Les esprits peuvent engager en combat spirituel les créatures vivantes disposant d’une caractéristique POU. S’ils remportent le combat, ils prennent possession du perdant, car les esprits désirent avidement un corps physique, pour des raisons diverses et variées qui dépendent de leur type. Par exemple, un esprit de maladie possède ses victimes pour contaminer leur corps avec d’ignobles maladies.</text:p>
      <text:p text:style-name="P200">Bien que les esprits n’aient pas de présence physique en raison de l’absence de FOR, CON, TAI et DEX, ils se déplacent à une vitesse égale au double de leur POU.</text:p>
      <text:p text:style-name="P200">Il existe deux types de possession :</text:p>
      <text:p text:style-name="P252"><text:span text:style-name="T86">Possession Cachée </text:span><text:span text:style-name="T53">: avec ce type de possession, l’esprit se cache dans le corps de la victime. Il ne prend alors le contrôle partiel de la victime que lorsque le besoin s’en fait sentir.</text:span></text:p>
      <text:p text:style-name="P252"><text:span text:style-name="T90">Possession Dominante </text:span><text:span text:style-name="T73">: dans ce cas, l’esprit prend le contrôle total du corps de la victime, tandis que l’esprit de la victime est réduit à l’impuissance jusqu’à ce que l’esprit hostile soit exorcisé ou quitte le corps.</text:span></text:p>
      <text:p text:style-name="P89">Esprit Ancestral</text:p>
      <text:p text:style-name="P170">Ancêtre défunt d’un individu, cet esprit garde l’apparence qu’il avait de son vivant, portant des vêtements usés de confection familière. Il peut tout aussi bien être le gardien de la sagesse tribale qu’un ancien conseiller ou un vieil amour perdu. Les esprits ancestraux se manifestent souvent lors des grands rassemblements de leur famille, lors de rituels sacrés ou bien pour avertir leurs parents de quelque danger. Certains clans lient leurs ancêtres à des endroits sacrés.</text:p>
      <text:p text:style-name="P106"><text:soft-page-break/>Caractéristiques</text:p>
      <text:p text:style-name="P178">INT : 3D6 (11)</text:p>
      <text:p text:style-name="P178">POU : 3D6+6 (17)</text:p>
      <text:p text:style-name="P178">CHA : 3D6 (11)</text:p>
      <text:p text:style-name="P108">Attributs</text:p>
      <text:p text:style-name="P170">Points de Magie : 17</text:p>
      <text:p text:style-name="P170">Mouvement : 30 m</text:p>
      <text:p text:style-name="P170">Facteur de trésor : 0</text:p>
      <text:p text:style-name="P106">Compétences</text:p>
      <text:p text:style-name="P24">Résistances</text:p>
      <text:p text:style-name="P170">Esquive : 40 %</text:p>
      <text:p text:style-name="P170">Persévérance : 50 %</text:p>
      <text:p text:style-name="P25">Connaissances</text:p>
      <text:p text:style-name="P170">Connaissance (Monde Spirituel) : 40 %</text:p>
      <text:p text:style-name="P24">Combat</text:p>
      <text:p text:style-name="P170">Combat Spirituel : 70 %</text:p>
      <text:p text:style-name="P253">Décharges spectrales : 1D6</text:p>
      <text:p text:style-name="P106">Règles Spéciales</text:p>
      <text:p text:style-name="P186">Tous les esprit ancestraux sont capables de posséder secrètement leurs descendants pour les aider. Ils disposent de 1D6x10 % en compétences et de 1D4 points de sorts de Magie Commune (ils ont rarement des sorts de Sorcellerie ou de Magie Divine). Quand ils possèdent leurs proches, ces derniers ont accès à leur magie et peuvent l’utiliser à un score de POUx4 %. Lors de la possession, les compétences d’un ancêtre sont ajoutées en bonus au personnage possédé. Les compétences peuvent être déterminées au hasard, mais devraient être logiques et adaptées à l’histoire de l’ancêtre. Le nombre maximum de points alloués à une compétence est de 30 %.</text:p>
      <text:p text:style-name="P107">Oncle Sang-fou, Le Capitaine Pirate</text:p>
      <text:p text:style-name="P170">INT : 9</text:p>
      <text:p text:style-name="P170"><text:soft-page-break/>POU : 15</text:p>
      <text:p text:style-name="P170">CHA : 10</text:p>
      <text:p text:style-name="P170">Compétences : Combat Rapproché + 20 %, Navigation +20 %</text:p>
      <text:p text:style-name="P170">Sorts (60 %) : Améliorer Arme 4</text:p>
      <text:p text:style-name="P106">Grand-Mère Beau-Temps</text:p>
      <text:p text:style-name="P170">INT<text:tab/>17</text:p>
      <text:p text:style-name="P170">POU<text:tab/>20</text:p>
      <text:p text:style-name="P170">CHA<text:tab/>18</text:p>
      <text:p text:style-name="P170">Compétences : Soins +20 %, Influence +30 %, Monde Naturel +10 %</text:p>
      <text:p text:style-name="P170">Sorts (80 %) : Soins 4</text:p>
      <text:p text:style-name="P170"/>
      <text:p text:style-name="P89">Esprit Gardien</text:p>
      <text:p text:style-name="P186">Ces esprits gardent souvent les trésors, les tombeaux ou les temples. Ils sont liés à un lieu ou à un objet et ils peuvent prendre de nombreuses formes : chiens de garde, monstres léonins, guerriers pâles vêtus de sombres guenilles… Cependant, quelle que soit leur forme, ils restent éthérés. L’esprit gardien respecte des conditions précises, déterminées au moment où il est lié, qui régissent la façon dont il va défendre son poste. Lorsque ces conditions sont brisées, l’esprit pousse un hurlement terrible avant d’attaquer l’intrus en combat spirituel. Ce hurlement d’alerte peut être entendu à une distance de 10 m par point de POU de l’esprit. Un Gardien ne peut s’éloigner de son poste de plus de son POU en mètres.</text:p>
      <text:p text:style-name="P108">Caractéristiques</text:p>
      <text:p text:style-name="P170">INT : 2D6 (7)</text:p>
      <text:p text:style-name="P170">POU : 3D6+6 (17)</text:p>
      <text:p text:style-name="P170">CHA : 3D6 (11)</text:p>
      <text:p text:style-name="P107"><text:soft-page-break/>Attributs</text:p>
      <text:p text:style-name="P170">Points de Magie : 17</text:p>
      <text:p text:style-name="P170">Mouvement : 30 m</text:p>
      <text:p text:style-name="P170">Facteur de trésor : dépend du trésor gardé</text:p>
      <text:p text:style-name="P106">Compétences</text:p>
      <text:p text:style-name="P24">Résistances</text:p>
      <text:p text:style-name="P170">Esquive : 40 %</text:p>
      <text:p text:style-name="P170">Persévérance : 60 %</text:p>
      <text:p text:style-name="P24">Connaissances</text:p>
      <text:p text:style-name="P170">Connaissance (Monde Spirituel) : 40 %</text:p>
      <text:p text:style-name="P24">Combat</text:p>
      <text:p text:style-name="P170">Combat Spirituel : 70 %</text:p>
      <text:p text:style-name="P253">Griffes spectrales : 1D6</text:p>
      <text:p text:style-name="P89">Esprit Magique</text:p>
      <text:p text:style-name="P153"><text:span text:style-name="T49">Ces esprits sont </text:span><text:span text:style-name="T50">c</text:span><text:span text:style-name="T49">apables de lancer des sorts. Si l’esprit est lié, le possesseur du lien peut utiliser les PM de l’esprit pour lancer des sorts.</text:span></text:p>
      <text:p text:style-name="P190">Bien qu’un esprit magique n’engagera pas de lui-même un combat spirituel, il n’hésitera pas à utiliser ses sorts pour se défendre.</text:p>
      <text:p text:style-name="P190">Il apparait comme une série de sphères multicolores dont la quantité est égale au nombre de sorts qu’il connait.</text:p>
      <text:p text:style-name="P109">Caractéristiques</text:p>
      <text:p text:style-name="P170">INT : 3D6 (11)</text:p>
      <text:p text:style-name="P170">POU<text:tab/>: 3D6+3 (14)</text:p>
      <text:p text:style-name="P170">CHA<text:tab/> : 1D6 (4)</text:p>
      <text:p text:style-name="P109">Attributs</text:p>
      <text:p text:style-name="P170">Points de Magie : 14</text:p>
      <text:p text:style-name="P170">Mouvement : 30 m</text:p>
      <text:p text:style-name="P170">Facteur de trésor : 0</text:p>
      <text:p text:style-name="P109"><text:soft-page-break/>Compétences</text:p>
      <text:p text:style-name="P24">Résistances</text:p>
      <text:p text:style-name="P170">Esquive : 40 %</text:p>
      <text:p text:style-name="P170">Persévérance : 50 %</text:p>
      <text:p text:style-name="P24">Connaissances</text:p>
      <text:p text:style-name="P170">Connaissance (Monde Spirituel) : 60 %</text:p>
      <text:p text:style-name="P24">Combat</text:p>
      <text:p text:style-name="P170">Combat Spirituel : 50 %</text:p>
      <text:p text:style-name="P253">Rafale spirituelle : 1D6</text:p>
      <text:p text:style-name="P109">Magie</text:p>
      <text:p text:style-name="P186">Un esprit magique connait 1D6 sorts de Magie Divine, de Bataille ou de Sorcellerie, mais ne connaitra qu’un seul type de magie (il ne pourra posséder en même temps des sorts Divins et des sorts de Sorcellerie). Si l’esprit lance des sorts Divins, il devra en regagner l’utilisation de la même façon qu’un prêtre. S’il utilise de la Sorcellerie ou de la Magie Commune, sa compétence de lancer de sort est égale à POU x 5 %.</text:p>
      <text:p text:style-name="P89">Esprit De Maladie</text:p>
      <text:p text:style-name="P170">Ils sont la source de la misère et de la maladie, ils apparaissent comme une forme humanoïde d’un vert maladif avec un crâne en guise de tête.</text:p>
      <text:p text:style-name="P186">On les rencontre souvent dans les territoires sauvages sans chamane pour les bannir, ou bien près de groupes de monstres maléfiques et de leurs chamanes, qui les lient aux trésors et repaires qu’ils désirent protéger.</text:p>
      <text:p text:style-name="P108">Caractéristiques</text:p>
      <text:p text:style-name="P178">INT : 2D6 (7)</text:p>
      <text:p text:style-name="P178">POU : 3D6+6 (17)</text:p>
      <text:p text:style-name="P178">CHA : 3D6 (11)</text:p>
      <text:p text:style-name="P108"><text:soft-page-break/>Attributs</text:p>
      <text:p text:style-name="P170">Points de Magie : 17</text:p>
      <text:p text:style-name="P170">Mouvement : 30 m</text:p>
      <text:p text:style-name="P170">Facteur de trésor : dépend du trésor gardé</text:p>
      <text:p text:style-name="P107">Compétences</text:p>
      <text:p text:style-name="P24">Résistances</text:p>
      <text:p text:style-name="P170">Esquive : 40 %</text:p>
      <text:p text:style-name="P170">Persévérance : 50 %</text:p>
      <text:p text:style-name="P24">Connaissances</text:p>
      <text:p text:style-name="P170">Connaissance (des maladies) : 100 %</text:p>
      <text:p text:style-name="P170">Connaissance (Monde Spirituel) : 40 %</text:p>
      <text:p text:style-name="P24">Pratiques</text:p>
      <text:p text:style-name="P170">Tromperie : 30 %</text:p>
      <text:p text:style-name="P24">Combat</text:p>
      <text:p text:style-name="P170">Combat Spirituel : 50 %</text:p>
      <text:p text:style-name="P253">Griffes spectrales : 1D6</text:p>
      <text:p text:style-name="P109">Règles Spéciales</text:p>
      <text:p text:style-name="P186">Après avoir réussi une Possession Cachée sur une victime, l’esprit oblige celle-ci à effectuer un test d’Endurance pour résister aux effets de la maladie. Toutefois, la maladie ne peut être complètement guérie tant que l’esprit de maladie ne quitte pas le corps de la victime. L’esprit de Maladie choisira pratiquement toujours d’appliquer son POU comme malus au test d’Endurance.</text:p>
      <text:p text:style-name="P170">Si la victime meurt alors qu’elle est possédée par un esprit de maladie, son âme a un pourcentage de chance égal au POU de l’esprit de se transformer en esprit de maladie dans 2D6 heures. Voir page 80 pour des exemples de Maladies.</text:p>
      <text:p text:style-name="P89">Esprits De Passion</text:p>
      <text:p text:style-name="P170">Ils représentent les sentiments et les émotions négatives ou nocives. S’ils remportent un combat spirituel contre une créature vivante, ils vont posséder celle-ci de façon cachée. Le résultat de <text:soft-page-break/>cette possession dépend du type de passion de l’esprit. Les esprits de passion sont normalement invisibles, mais les esprits de peur apparaissent sous une forme noire comme la nuit surmontée d’un crâne, les esprits de folie ressemblent à des fantômes dont le visage change constamment d’expression, tandis que les esprits de douleur prennent une forme rougeâtre avec un visage tordu de douleur.</text:p>
      <text:p text:style-name="P134">Esprit De Douleur</text:p>
      <text:p text:style-name="P183">Si un esprit de Douleur possède une victime, celle-ci ressentira une douleur fulgurante. À partir de ce moment et jusqu’à ce que l’esprit soit chassé, la victime sera toujours consciente d’une douleur sourde dans ses articulations ou d’un tiraillement dans ses muscles. À des intervalles aléatoires ou à chaque fois que la victime agira rapidement (comme dans un combat) ou tentera de se concentrer (comme pour lancer un sort), un spasme de douleur la frappera soudainement. Cette douleur inflige un malus égal au POU de l’esprit à tous les tests de compétence.</text:p>
      <text:p text:style-name="P183">Par exemple, si un esprit de douleur avec POU de 17 possède une victime, celle-ci perd 17 % dans tous ses tests de compétence tant que l’esprit la possède. Si la victime tente d’escalader une falaise avec une compétence d’Athlétisme de 90 % et qu’elle obtient un résultat de 80 aux dés, le test sera un échec puisque l’esprit réduit la compétence à 73 %.</text:p>
      <text:p text:style-name="P106">Esprit De Folie</text:p>
      <text:p text:style-name="P186">Si un esprit de folie réussit une Possession Cachée, il se manifeste en cherchant à provoquer chez sa victime des accès de folie, au moins une fois par jour. Il effectue alors un Test d’Opposition entre sa Persévérance et l’Endurance de la victime. Si celle-ci l’emporte, l’esprit de folie restera tranquille pour un nombre d’heures égal au POU de la victime. Si c’est l’esprit qui l’emporte, la victime sera incapable d’accomplir quoi que ce soit pendant 1D20 heures : elle criera comme un dément, partira dans des fous rires incohérents ou tombera en catatonie. C’est l’esprit qui choisit le type de folie, même si la plupart se contentent d’un seul type. L’esprit tentera aussi d’intervenir dès que la victime sera dans une situation stressante, notamment <text:soft-page-break/>en combat, mais aussi par exemple en provoquant un fou rire lors d’une audience avec un roi inamical. Notez que si la situation stressante se produit pendant une période de repos forcé de l’esprit, celui-ci sera incapable de se manifester.</text:p>
      <text:p text:style-name="P106">Esprit De Peur</text:p>
      <text:p text:style-name="P188">Si un esprit de peur possède de façon cachée une victime, celle-ci deviendra Démoralisée (comme le sort, page 112) tant que l’esprit ne sera pas exorcisé.</text:p>
      <text:p text:style-name="P106">Caractéristiques</text:p>
      <text:p text:style-name="P170">INT : 2D6+3 (10)</text:p>
      <text:p text:style-name="P170">POU<text:tab/>: 3D6+6 (17)</text:p>
      <text:p text:style-name="P170">CHA : 4D6 (14)</text:p>
      <text:p text:style-name="P106">Attributs</text:p>
      <text:p text:style-name="P170">Points de Magie : 17</text:p>
      <text:p text:style-name="P170">Mouvement <text:tab/>: 30 m</text:p>
      <text:p text:style-name="P170">Facteur de trésor : 0</text:p>
      <text:p text:style-name="P106">Compétences</text:p>
      <text:p text:style-name="P24">Résistances</text:p>
      <text:p text:style-name="P170">Esquive : 40 %</text:p>
      <text:p text:style-name="P170">Persévérance : 50 %</text:p>
      <text:p text:style-name="P24">Connaissances</text:p>
      <text:p text:style-name="P170">Connaissance (Monde Spirituel) : 60 %</text:p>
      <text:p text:style-name="P24">Combat</text:p>
      <text:p text:style-name="P170">Combat Spirituel : 55 %</text:p>
      <text:p text:style-name="P253">Griffes spectrales : 1D6</text:p>
      <text:p text:style-name="P89">Esprit De Soin</text:p>
      <text:p text:style-name="P183">Ennemi des esprits de maladie, il est généralement invoqué pour soigner les malades et les blessés ; il apparait alors comme une orbe rougeoyante.</text:p>
      <text:p text:style-name="P107"><text:soft-page-break/>Caractéristiques</text:p>
      <text:p text:style-name="P170">INT : 2D6 (7)</text:p>
      <text:p text:style-name="P170">POU<text:tab/>: 4D6 (14)</text:p>
      <text:p text:style-name="P170">CHA : 3D6 (11)</text:p>
      <text:p text:style-name="P107">Attributs</text:p>
      <text:p text:style-name="P170">Points de Magie : 14</text:p>
      <text:p text:style-name="P170">Mouvement : 30 m</text:p>
      <text:p text:style-name="P170">Facteur de trésor : 0</text:p>
      <text:p text:style-name="P109">Compétences</text:p>
      <text:p text:style-name="P24">Résistances</text:p>
      <text:p text:style-name="P170">Esquive : 40 %</text:p>
      <text:p text:style-name="P170">Persévérance : 50 %</text:p>
      <text:p text:style-name="P24">Connaissances</text:p>
      <text:p text:style-name="P170">Connaissance (des maladies) : 100 %</text:p>
      <text:p text:style-name="P170">Connaissance (Monde Spirituel) : 40 %</text:p>
      <text:p text:style-name="P24">Combat</text:p>
      <text:p text:style-name="P170">Combat Spirituel : 50 %</text:p>
      <text:p text:style-name="P253">Rafales spectrales : 1D6</text:p>
      <text:p text:style-name="P109">Règles Spéciales</text:p>
      <text:p text:style-name="P170">L’esprit de soin, en tant qu’ennemi naturel des esprits de maladie, ne peut entrer en combat spirituel que contre un esprit de maladie possédant une créature. Si l’esprit de soin réduit les PM des l’esprit de maladie à zéro, il le force à quitter le corps. L’esprit quitte le corps aussi étant donné qu’il ne peut posséder une créature.</text:p>
      <text:p text:style-name="P170">Si un individu malade (une maladie naturelle plutôt que celle d’un esprit de maladie) utilise un esprit de soin, il ajoute le POU de l’esprit en bonus lors de son prochain test d’Endurance pour résister à la maladie.</text:p>
      <text:p text:style-name="P89"><text:soft-page-break/>Fantôme</text:p>
      <text:p text:style-name="P192">Jaloux et sadiques, les fantômes cherchent à nuire aux vivants et essa<text:span text:style-name="T177">i</text:span>eront souvent de posséder une victime pour se réincarner.</text:p>
      <text:p text:style-name="P109">Caractéristiques</text:p>
      <text:p text:style-name="P170">INT : 3D6 (11)</text:p>
      <text:p text:style-name="P170">POU : 3D6 (11)</text:p>
      <text:p text:style-name="P170">CHA<text:tab/> : 3D6 (11)</text:p>
      <text:p text:style-name="P109">Attributs</text:p>
      <text:p text:style-name="P170">Points de Magie : 11</text:p>
      <text:p text:style-name="P170">Mouvement : 23 m</text:p>
      <text:p text:style-name="P170">Facteur de trésor : 0 dans la nature, 5 dans la tombe d’un noble</text:p>
      <text:p text:style-name="P106">Compétences</text:p>
      <text:p text:style-name="P24">Résistances</text:p>
      <text:p text:style-name="P170">Esquive : 40 %</text:p>
      <text:p text:style-name="P170">Persévérance : 50 %</text:p>
      <text:p text:style-name="P106">Connaissances</text:p>
      <text:p text:style-name="P170">Connaissance (Monde Spirituel) : 30 %</text:p>
      <text:p text:style-name="P24">Pratiques</text:p>
      <text:p text:style-name="P170">Discrétion : 50 %</text:p>
      <text:p text:style-name="P170">Perception : 40 %</text:p>
      <text:p text:style-name="P24">Combat</text:p>
      <text:p text:style-name="P170">Combat Spirituel : 40 %</text:p>
      <text:p text:style-name="P170">Possession dominante : 1D6</text:p>
      <text:p text:style-name="P106">Magie</text:p>
      <text:p text:style-name="P170">Comme pendant leur vie passée.</text:p>
      <text:p text:style-name="P106">Règles Spéciales</text:p>
      <text:p text:style-name="P170"><text:soft-page-break/>Les fantômes ne peuvent être affectés que par les sorts magiques qui les contrôlent ou les bannissent, ou par des personnages les affrontant en combat spirituel.</text:p>
      <text:p text:style-name="P89">Fée</text:p>
      <text:p text:style-name="P190">Ces êtres malicieux, sorte de minuscules humanoïdes dotés d’ailes de papillon, vivent dans les forêts et les bois, en symbiose avec la nature. Ils sont très amicaux envers les Elfes et les autres races les prennent souvent pour une sous-espèce elfique.</text:p>
      <text:p text:style-name="P106">Caractéristiques</text:p>
      <text:p text:style-name="P170">FO : 2D3 (4)</text:p>
      <text:p text:style-name="P170">CON : 3D6 (11)</text:p>
      <text:p text:style-name="P170">DEX : 4D6 (14)</text:p>
      <text:p text:style-name="P170">TAI : 1D6 (4)</text:p>
      <text:p text:style-name="P170">INT : 3D6 (11)</text:p>
      <text:p text:style-name="P170">POU : 2D6+6 (13)</text:p>
      <text:p text:style-name="P170">CHA : 3D6 (11)</text:p>
      <text:p text:style-name="P109">Attributs</text:p>
      <text:p text:style-name="P170">PV : 8</text:p>
      <text:p text:style-name="P170">Blessure Majeur 4</text:p>
      <text:p text:style-name="P170">Modif. de Dégât -1D6</text:p>
      <text:p text:style-name="P170">Points de Magie 13</text:p>
      <text:p text:style-name="P170">Mouvement 15 m, 30 m en vol</text:p>
      <text:p text:style-name="P170">Armure Typique : aucune</text:p>
      <text:p text:style-name="P170">Facteur de trésor : 0</text:p>
      <text:p text:style-name="P106">Compétences</text:p>
      <text:p text:style-name="P24">Résistances</text:p>
      <text:p text:style-name="P170">Esquive 60 %</text:p>
      <text:p text:style-name="P170">Persévérance 60 %</text:p>
      <text:p text:style-name="P170"><text:soft-page-break/>Endurance 20 %</text:p>
      <text:p text:style-name="P24">Connaissances</text:p>
      <text:p text:style-name="P170">Connaissance de la Nature 80 %</text:p>
      <text:p text:style-name="P24">Pratiques</text:p>
      <text:p text:style-name="P170">Athlétisme 60 %</text:p>
      <text:p text:style-name="P170">Tromperie 60 %</text:p>
      <text:p text:style-name="P170">Perception 60 %</text:p>
      <text:p text:style-name="P24">Combat</text:p>
      <text:p text:style-name="P170">Combat à Distance 25 %</text:p>
      <text:p text:style-name="P253">Fronde 1D6 (portée 50 m)</text:p>
      <text:p text:style-name="P170">Combat Rapproché 10 %</text:p>
      <text:p text:style-name="P253">Dague 1D4+1-1D6</text:p>
      <text:p text:style-name="P106">Magie</text:p>
      <text:p text:style-name="P170">Les Fées connaissent au moins 10 points de Magnitude en Magie Commune.</text:p>
      <text:p text:style-name="P89">Gargouille</text:p>
      <text:p text:style-name="P170">Ce sont des humanoïdes grotesques, avec des traits exagérés, de grandes défenses qui sortent de leur mâchoire inférieure et des ailes en cuir semblables à celle des chauvesouris. Comme leur couleur de peau est d’un gris terne, elles sont souvent confondues avec des statues ; et de fait, en bons prédateurs, les gargouilles utilisent cet avantage en restant immobiles pendant des heures afin de surprendre leurs proies. Le bruit court qu’il y a longtemps, les gargouilles possédaient un vaste empire, mais maintenant on ne les trouve qu’en petits groupes d’une vingtaine de spécimens tout au plus. Elles sont souvent enrôlées dans les armées orcs en tant que troupes aéroportées.</text:p>
      <text:p text:style-name="P109">Caractéristiques</text:p>
      <text:p text:style-name="P170">FOR<text:tab/>: 5D6+12 (29)</text:p>
      <text:p text:style-name="P170">CON : 3D6 (11)</text:p>
      <text:p text:style-name="P170"><text:soft-page-break/>DEX<text:tab/>: 3D6 (11)</text:p>
      <text:p text:style-name="P170">TAI : 5D6 (17)</text:p>
      <text:p text:style-name="P170">INT : 1D6 (4)</text:p>
      <text:p text:style-name="P170">POU : 1D6 (4)</text:p>
      <text:p text:style-name="P170">CHA<text:tab/> : 3D6 (11)</text:p>
      <text:p text:style-name="P109">Attributs</text:p>
      <text:p text:style-name="P170">PV : 14</text:p>
      <text:p text:style-name="P170">Blessure Grave : 7</text:p>
      <text:p text:style-name="P170">Modif. de Dégât : +2D6</text:p>
      <text:p text:style-name="P170">Points de Magie : 11</text:p>
      <text:p text:style-name="P170">Mouvement : 15 m, 23 m en vol</text:p>
      <text:p text:style-name="P170">Armure Typique : Peau épaisse 6 PA</text:p>
      <text:p text:style-name="P170">Facteur de trésor : 0</text:p>
      <text:p text:style-name="P109">Compétences</text:p>
      <text:p text:style-name="P25">Résistances</text:p>
      <text:p text:style-name="P170">Esquive : 25 %</text:p>
      <text:p text:style-name="P170">Persévérance : 40 %</text:p>
      <text:p text:style-name="P170">Endurance : 40 %</text:p>
      <text:p text:style-name="P24">Connaissances</text:p>
      <text:p text:style-name="P170">Connaissance de la Nature : 40 %</text:p>
      <text:p text:style-name="P24">Pratiques</text:p>
      <text:p text:style-name="P170">Athlétisme : 40 %</text:p>
      <text:p text:style-name="P170">Tromperie : 30 %</text:p>
      <text:p text:style-name="P170">Perception : 40 %</text:p>
      <text:p text:style-name="P24">Combat</text:p>
      <text:p text:style-name="P170">Combat Sans Arme : 50 %</text:p>
      <text:p text:style-name="P253">Griffes : 1D6+2D6</text:p>
      <text:p text:style-name="P106"><text:soft-page-break/>Magie</text:p>
      <text:p text:style-name="P170">Les gargouilles ne connaissent pas de magie, à moins de bénéficier d’un enseignement. Quelqu’un d’assez stupide pour ce faire leur apprendra habituellement des sorts de Magie Commune de faible Magnitude (max 3), suffisants pour les rendre utiles comme soldats, mais pas assez pour leur donner le pouvoir de se mutiner.</text:p>
      <text:p text:style-name="P89">Géant</text:p>
      <text:p text:style-name="P170">Mesurant au moins 6 mètres de haut, les géants provoquent l’émerveillement des « petites » races qu’ils dominent de leur imposante stature. Selon une vieille légende, il fut un temps ou les géants avaient été suffisamment puissants pour défier les dieux eux-mêmes, mais ces derniers finirent par les écraser.</text:p>
      <text:p text:style-name="P170">Les géants ont tendance à adopter les aspects culturels de la société humaine la plus proche, avec laquelle ils commercent parfois. Ceci dit, la plupart sont des barbares primitifs qui vivent dans la nature sauvage, loin de toute société humaine. Les Caractéristiques suivantes s’appliquent à un géant de 6 mètres de haut. Pour chaque tranche de 2 mètres de hauteur supplémentaire, un géant lance 3D6+6 pour la FOR et la TAI, et 2D6+6 pour la CON.</text:p>
      <text:p text:style-name="P106">Caractéristiques</text:p>
      <text:p text:style-name="P170">FOR : 9D6+18 (49)</text:p>
      <text:p text:style-name="P170">CON : 6D6+18 (39)</text:p>
      <text:p text:style-name="P170">DEX : 2D6+3 (10)</text:p>
      <text:p text:style-name="P170">TAI : 9D6+18 (49)</text:p>
      <text:p text:style-name="P170">INT : 3D6 (11)</text:p>
      <text:p text:style-name="P170">POU : 3D6 (11)</text:p>
      <text:p text:style-name="P170">CHA : 2D6 (7)</text:p>
      <text:p text:style-name="P109">Attributs</text:p>
      <text:p text:style-name="P170">PV : 44</text:p>
      <text:p text:style-name="P170">Blessure Grave : 22</text:p>
      <text:p text:style-name="P170"><text:soft-page-break/>Modif. de Dégât : +5D6</text:p>
      <text:p text:style-name="P170">Points de Magie : 11</text:p>
      <text:p text:style-name="P170">Mouvement : 30 m</text:p>
      <text:p text:style-name="P170">Armure Typique : Peau épaisse 3 PA</text:p>
      <text:p text:style-name="P170">Facteur de trésor : 4</text:p>
      <text:p text:style-name="P106">Compétences</text:p>
      <text:p text:style-name="P24">Résistances</text:p>
      <text:p text:style-name="P170">Esquive : 10 %</text:p>
      <text:p text:style-name="P170">Persévérance : 25 %</text:p>
      <text:p text:style-name="P170">Endurance : 80 %</text:p>
      <text:p text:style-name="P24">Connaissances</text:p>
      <text:p text:style-name="P170">Connaissance de la Nature : 20 %</text:p>
      <text:p text:style-name="P24">Pratiques</text:p>
      <text:p text:style-name="P170">Athlétisme : 50 %</text:p>
      <text:p text:style-name="P170">Tromperie : 5 %</text:p>
      <text:p text:style-name="P170">Perception : 40 %</text:p>
      <text:p text:style-name="P24">Combat</text:p>
      <text:p text:style-name="P170">Combat sans arme : 75 %</text:p>
      <text:p text:style-name="P253">Écrasement : 1D6+5D6</text:p>
      <text:p text:style-name="P170">Combat Rapproché : 90 %</text:p>
      <text:p text:style-name="P253">Massue énorme : 2D6+5D6</text:p>
      <text:p text:style-name="P170">Combat à Distance : 35 %</text:p>
      <text:p text:style-name="P253">Rocher lancé : 2D6+5D6</text:p>
      <text:p text:style-name="P106">Magie</text:p>
      <text:p text:style-name="P170">Le plus souvent, les géants apprennent la magie des cultures les plus proches. Les géants isolés dans les montagnes apprennent la Magie Commune, les individus les plus puissants devenant des chamanes.</text:p>
      <text:p text:style-name="P89"><text:soft-page-break/>Gobelin</text:p>
      <text:p text:style-name="P170">Cousins fourbes et querelleurs des orcs, les gobelins sont des humanoïdes à la peau verte et de la taille d’un enfant. Un grand nez crochu domine leur visage ricanant et leur bouche est remplie de dents acérées comme un rasoir. Ils servent le plus souvent d’esclaves ou de chair à épée pour le compte d’autres espèces humanoïdes. Ces psychopathes miniatures déversent leurs frustrations sur les créatures malchanceuses qu’ils parviennent à capturer.</text:p>
      <text:p text:style-name="P106">Caractéristiques</text:p>
      <text:p text:style-name="P170">FOR<text:tab/>: 2D6+3 (10)</text:p>
      <text:p text:style-name="P170">CON<text:tab/> : 2D6+3 (10)</text:p>
      <text:p text:style-name="P170">DEX<text:tab/>: 5D6 (17)</text:p>
      <text:p text:style-name="P170">TAI : 2D6 (7)</text:p>
      <text:p text:style-name="P170">INT : 3D6 (11)</text:p>
      <text:p text:style-name="P170">POU<text:tab/>: 2D6+3 (10)</text:p>
      <text:p text:style-name="P170">CHA : 2D6 (7)</text:p>
      <text:p text:style-name="P108">Attributs</text:p>
      <text:p text:style-name="P170">PV : 9</text:p>
      <text:p text:style-name="P170">Blessure Grave : 5</text:p>
      <text:p text:style-name="P170">Modif. de Dégât : +0</text:p>
      <text:p text:style-name="P170">Points de Magie : 10</text:p>
      <text:p text:style-name="P170">Mouvement : 15 m</text:p>
      <text:p text:style-name="P170">Armure Typique : Cuir 2 PA</text:p>
      <text:p text:style-name="P170">Facteur de trésor : 1</text:p>
      <text:p text:style-name="P106">Compétences</text:p>
      <text:p text:style-name="P24">Résistances</text:p>
      <text:p text:style-name="P170">Esquive : 50 %</text:p>
      <text:p text:style-name="P170">Persévérance : 20 %</text:p>
      <text:p text:style-name="P170"><text:soft-page-break/>Endurance : 35 %</text:p>
      <text:p text:style-name="P24">Connaissances</text:p>
      <text:p text:style-name="P170">Connaissance de la Nature : 50 %</text:p>
      <text:p text:style-name="P24">Pratiques</text:p>
      <text:p text:style-name="P170">Athlétisme : 50 %</text:p>
      <text:p text:style-name="P170">Tromperie : 75 %</text:p>
      <text:p text:style-name="P170">Perception : 35 %</text:p>
      <text:p text:style-name="P170">Mécanismes<text:tab/>: 50 %</text:p>
      <text:p text:style-name="P24">Combat</text:p>
      <text:p text:style-name="P170">Combat Rapproché : 40 %</text:p>
      <text:p text:style-name="P253">Lance courte : 1D8</text:p>
      <text:p text:style-name="P253">Rondache : 1D4</text:p>
      <text:p text:style-name="P170">Combat à Distance : 50 %</text:p>
      <text:p text:style-name="P253">Fronde : 1D6</text:p>
      <text:p text:style-name="P106">Magie</text:p>
      <text:p text:style-name="P170">Par défaut, les gobelins apprennent la Magie Commune et comptent des chamanes parmi eux. Lorsqu’ils sont exposés à des cultures maléfiques, ils se mettent au service de ces cultes.</text:p>
      <text:p text:style-name="P106">Règles Spéciales</text:p>
      <text:p text:style-name="P24">Vision Nocturne</text:p>
      <text:p text:style-name="P190">Les gobelins peuvent voir la nuit aussi bien qu’en plein jour, en percevant les différences de températures.</text:p>
      <text:p text:style-name="P89">Golem</text:p>
      <text:p text:style-name="P204">Par Simon Bray</text:p>
      <text:p text:style-name="P188">Créés par magie à partir de matière inanimée, ces humanoïdes artificiels obéissent aux ordres du magicien qui les a invoqués. Généralement construits à partir de terre cuite, la plupart des Golems sont des reliques des temps anciens. Des textes sacrés, placés sous leur langue ou dans des cavités à l’intérieur de leur tête, commandent leurs actions. Si les <text:span text:style-name="T180">g</text:span>olems suivent leurs instructions à la lettre, ils ne peuvent <text:soft-page-break/>généralement accomplir qu’une seule tâche à la fois : moudre du maïs, briser des cailloux, garder une porte… Bien que les golems soient le plus souvent des créatures stupides, sans émotion ni libre arbitre, certains parviennent à obtenir leur liberté.</text:p>
      <text:p text:style-name="P188">Les statistiques ci-dessous s’appliquent à un <text:span text:style-name="T180">g</text:span>olem d’<text:span text:style-name="T180">a</text:span>rgile traditionnel. D’autres types de <text:span text:style-name="T180">g</text:span>olem<text:span text:style-name="T180">s</text:span> existent, mais ils sont beaucoup plus rares : des histoires de statues animées de métal et de pierre ont déjà été entendues et quelques magiciens ont fabriqué des golems de chair monstrueux.</text:p>
      <text:p text:style-name="P106">Caractéristiques</text:p>
      <text:p text:style-name="P170">FOR : 6D6+18 (39)</text:p>
      <text:p text:style-name="P170">CON : 3D6+18 (29)</text:p>
      <text:p text:style-name="P170">DEX : 2D6 (7)</text:p>
      <text:p text:style-name="P170">TAI : 3D6+18 (29)</text:p>
      <text:p text:style-name="P170">INT : 1D6/2D6* (4/7)</text:p>
      <text:p text:style-name="P170">POU : 1D6/3D6* (4/11)</text:p>
      <text:p text:style-name="P170">CHA : 1D6/2D6* (4/7)</text:p>
      <text:p text:style-name="P170">* La première valeur représente un golem standard, la deuxième un golem « libre ».</text:p>
      <text:p text:style-name="P107">Attributs</text:p>
      <text:p text:style-name="P170">PV : 29</text:p>
      <text:p text:style-name="P170">Blessure Grave : 15</text:p>
      <text:p text:style-name="P170">Modif. de Dégât : +3D6</text:p>
      <text:p text:style-name="P170">Points de Magie : 4/11</text:p>
      <text:p text:style-name="P170">Mouvement : 15 m**</text:p>
      <text:p text:style-name="P170">Armure Typique : Terre cuite 8 PA (4 PA contre les armes contondantes)</text:p>
      <text:p text:style-name="P170">Facteur de trésor : 0</text:p>
      <text:p text:style-name="P170">** les golems ne peuvent jamais courir.</text:p>
      <text:p text:style-name="P107"><text:soft-page-break/>Compétences</text:p>
      <text:p text:style-name="P24">Résistances</text:p>
      <text:p text:style-name="P178">Esquive : 00 %***</text:p>
      <text:p text:style-name="P178">Persévérance : 90 %</text:p>
      <text:p text:style-name="P178">Endurance : 100 %</text:p>
      <text:p text:style-name="P178">*** Les golems ne peuvent jamais esquiver.</text:p>
      <text:p text:style-name="P24">Connaissances</text:p>
      <text:p text:style-name="P178">Connaissance (Tâche programmée) : 60 %</text:p>
      <text:p text:style-name="P24">Pratiques</text:p>
      <text:p text:style-name="P178">Une compétence programmée à 100 %. Les autres compétences sont au % de base.</text:p>
      <text:p text:style-name="P235">Combat</text:p>
      <text:p text:style-name="P170">Combat Sans Arme : 30 %</text:p>
      <text:p text:style-name="P253">Poings : 1D8+3D6</text:p>
      <text:p text:style-name="P106">Magie</text:p>
      <text:p text:style-name="P170">Les <text:span text:style-name="T198">g</text:span>olems apprennent rarement la Magie, même lorsqu’ils ont leur libre arbitre.</text:p>
      <text:p text:style-name="P109">Règles Spéciales</text:p>
      <text:p text:style-name="P170">Les <text:span text:style-name="T198">g</text:span>olems sont à l’abri de tout esprit qui affecte les sorts, ne peuvent pas être empoisonnés, ne respirent pas, n’ont pas besoin de manger ou dormir et sont très difficiles à endommager. Il est rare qu’ils réagissent à la violence à moins d’avoir reçu des ordres en ce sens. Ils suivent strictement les instructions de leur maitre ou de leurs textes sacrés.</text:p>
      <text:p text:style-name="P89">Gorgone</text:p>
      <text:p text:style-name="P170">Ces créatures géantes ont la partie supérieure du corps d’une femme posée sur le corps d’un serpent géant recouvert d’écailles métalliques ; deux ailes en cuir au niveau de leur dos viennent compléter le tableau. Une chevelure formée de serpents encadre leur horrible visage.</text:p>
      <text:p text:style-name="P170"><text:soft-page-break/>Les <text:span text:style-name="T198">g</text:span>orgones sont capables de transformer les créatures vivantes en pierre. Mauvaises et vicieuses à l’extrême, elles sont heureusement des créatures solitaires, à l’exception de celles qui occasionnellement commandent à d’autres créatures maléfiques.</text:p>
      <text:p text:style-name="P106">Caractéristiques</text:p>
      <text:p text:style-name="P170">FOR<text:tab/>: 4D6 (14)</text:p>
      <text:p text:style-name="P170">CON<text:tab/> : 3D6+6 (17)</text:p>
      <text:p text:style-name="P170">DEX<text:tab/>: 3D6+6 (17)</text:p>
      <text:p text:style-name="P170">TAI : 4D6 (14)</text:p>
      <text:p text:style-name="P170">INT : 3D6 (11)</text:p>
      <text:p text:style-name="P170">POU : 1D6+12 (16)</text:p>
      <text:p text:style-name="P170">CHA<text:tab/> : 1D6 (4)</text:p>
      <text:p text:style-name="P106">Attributs</text:p>
      <text:p text:style-name="P170">PV : 16</text:p>
      <text:p text:style-name="P170">Blessure Grave : 8</text:p>
      <text:p text:style-name="P170">Modif. de Dégât : +1D4</text:p>
      <text:p text:style-name="P170">Points de Magie : 16</text:p>
      <text:p text:style-name="P170">Mouvement : 15 m au sol, 23 m en vol</text:p>
      <text:p text:style-name="P170">Armure Typique : Écailles 8 PA</text:p>
      <text:p text:style-name="P170">Facteur de trésor : 0</text:p>
      <text:p text:style-name="P108">Compétences</text:p>
      <text:p text:style-name="P24">Résistances</text:p>
      <text:p text:style-name="P178">Esquive : 50 %</text:p>
      <text:p text:style-name="P178">Persévérance : 35 %</text:p>
      <text:p text:style-name="P178">Endurance : 45 %</text:p>
      <text:p text:style-name="P24">Pratiques</text:p>
      <text:p text:style-name="P170">Athlétisme : 65 %</text:p>
      <text:p text:style-name="P170">Tromperie : 60 %</text:p>
      <text:p text:style-name="P170"><text:soft-page-break/>Perception : 50 %</text:p>
      <text:p text:style-name="P24">Combat</text:p>
      <text:p text:style-name="P170">Combat sans arme : 75 %</text:p>
      <text:p text:style-name="P253">Ergots/griffes : 1D6+1D4</text:p>
      <text:p text:style-name="P253">Cheveux-serpents : 1D4+poison</text:p>
      <text:p text:style-name="P170">Combat à Distance : spécial</text:p>
      <text:p text:style-name="P170">Regard : spécial*</text:p>
      <text:p text:style-name="P170">* au début du Round, les gorgones attaquent avec leur regard (voir plus bas), avant d’utiliser une autre attaque (par griffes ou cheveux-serpents) selon la procédure habituelle.</text:p>
      <text:p text:style-name="P106">Magie</text:p>
      <text:p text:style-name="P170">Les <text:span text:style-name="T198">g</text:span>orgones possèdent au minimum de 10 points de Magnitude en Magie Commune, Sorcellerie ou Magie Divine. Elles sont habituellement des prêtresses ou des <text:span text:style-name="T204">a</text:span>deptes, avec une compétence de lancer de sort de 75 %.</text:p>
      <text:p text:style-name="P108">Règles Spéciales</text:p>
      <text:p text:style-name="P24">Regard <text:span text:style-name="T199">Pétrifiant</text:span></text:p>
      <text:p text:style-name="P178">À chaque Round, toute créature qui croise le regard de la gorgone doit réussir un test d’Opposition de Persévérance pour ne pas être changée en pierre.</text:p>
      <text:p text:style-name="P24">Venin de Serpent Gorgone</text:p>
      <text:p text:style-name="P170">Type : Ingéré ou blessure</text:p>
      <text:p text:style-name="P170">Délai : 1D3 Rounds</text:p>
      <text:p text:style-name="P170">Virulence : 34</text:p>
      <text:p text:style-name="P170">Plein Effet : 1D3 points damages et la victime subit un malus de –3 en CON.</text:p>
      <text:p text:style-name="P170">Durée : 6D10 minutes</text:p>
      <text:p text:style-name="P89">Goule</text:p>
      <text:p text:style-name="P192">Perpétuellement tenaillées par la faim, les goules survivent en dévorant la chair des vivants. Le plus souvent, elles forment de petits <text:soft-page-break/>groupes à proximité de leurs tombes, attendant l’arrivée de mortels téméraires. Certaines goules plus intelligentes asservissent des races vivantes inférieures (comme les orcs et les gobelins) et les utilisent pour capturer leurs proies. La peau des <text:span text:style-name="T198">g</text:span>oules a une apparence de cuir tendu et luisant, comme si elle avait été tannée au moment de leur mort ou de leur transformation. Leurs yeux sont lumineux et leurs dents sont effilées comme des aiguilles.</text:p>
      <text:p text:style-name="P106">Caractéristiques</text:p>
      <text:p text:style-name="P170">FOR : 4D6 (14)</text:p>
      <text:p text:style-name="P170">CON  : 3D6 (11)</text:p>
      <text:p text:style-name="P170">DEX : 3D6 (11)</text:p>
      <text:p text:style-name="P170">TAI : 2D6+6<text:tab/>(13)</text:p>
      <text:p text:style-name="P170">INT : 3D6 (11)</text:p>
      <text:p text:style-name="P170">POU : 3D6 (11)</text:p>
      <text:p text:style-name="P170">CHA : 1D6 (4)</text:p>
      <text:p text:style-name="P106">Attributs</text:p>
      <text:p text:style-name="P170">PV : 12</text:p>
      <text:p text:style-name="P170">Blessure Grave : 4</text:p>
      <text:p text:style-name="P170">Modif. de Dégât : +1D4</text:p>
      <text:p text:style-name="P170">Points de Magie : 11</text:p>
      <text:p text:style-name="P170">Mouvement : 15 m</text:p>
      <text:p text:style-name="P170">Armure Typique : aucune</text:p>
      <text:p text:style-name="P170">Facteur de trésor : 1</text:p>
      <text:p text:style-name="P108">Compétences</text:p>
      <text:p text:style-name="P24">Résistances</text:p>
      <text:p text:style-name="P243">Esquive : 40 %</text:p>
      <text:p text:style-name="P243">Persévérance : 30 %</text:p>
      <text:p text:style-name="P243">Endurance : 40 %</text:p>
      <text:p text:style-name="P24"><text:soft-page-break/>Connaissances</text:p>
      <text:p text:style-name="P170">Connaissance (morts-vivants) : 75 %</text:p>
      <text:p text:style-name="P24">Pratiques</text:p>
      <text:p text:style-name="P170">Athlétisme : 40 %</text:p>
      <text:p text:style-name="P170">Tromperie : 60 %</text:p>
      <text:p text:style-name="P170">Perception : 30 %</text:p>
      <text:p text:style-name="P24">Combat</text:p>
      <text:p text:style-name="P170">Combat Rapproché : 60 %</text:p>
      <text:p text:style-name="P253">Griffes : 1D4+1D4</text:p>
      <text:p text:style-name="P253">Morsure : 1D4+1D4+poison</text:p>
      <text:p text:style-name="P170">Combat à Distance : spécial</text:p>
      <text:p text:style-name="P253">Hurlement : démoralise*</text:p>
      <text:p text:style-name="P209">*Une goule est capable d’utiliser son hurlement une fois par Round en plus de son attaque de griffes ou de morsure.</text:p>
      <text:p text:style-name="P108">Magie</text:p>
      <text:p text:style-name="P185">Les <text:span text:style-name="T198">g</text:span>oules peuvent apprendre de la Magie Commune ; les chefs puissants peuvent devenir les chamanes ou les prêtres d’un culte cannibale.</text:p>
      <text:p text:style-name="P115">Règles Spéciales</text:p>
      <text:p text:style-name="P27">Hurlement de Goule</text:p>
      <text:p text:style-name="P185">Au combat, les <text:span text:style-name="T198">g</text:span>oules peuvent pousser un hurlement à glacer le sang. Quand une goule se met à hurler, toute créature, dans un rayon égal au POU de la goule en mètres, effectue un test d’Opposition entre son Endurance et la Persévérance de la Goule. En cas d’échec, la créature devient Démoralisée (voir page 112). L’effet démoralisant persiste tant qu’une <text:span text:style-name="T198">g</text:span>oule continue de hurler. Tous ceux qui ont résisté au hurlement doivent continuer de remporter le test d’Opposition à chaque Round pour un total de cinq Rounds successifs, après quoi ils seront considérés comme immunisés aux effets du hurlement pendant une semaine.</text:p>
      <text:p text:style-name="P185">Les sorts de Contremagie, de Bouclier et de Résistance aux Sorts n’offrent aucune protection contre le Hurlement.</text:p>
      <text:p text:style-name="P25"><text:soft-page-break/>Venin de Goule</text:p>
      <text:p text:style-name="P170">Type : Ingéré ou contact</text:p>
      <text:p text:style-name="P170">Délai : 1D3 Rounds</text:p>
      <text:p text:style-name="P170">Virulence : 22</text:p>
      <text:p text:style-name="P170">Plein Effet : Paralysie</text:p>
      <text:p text:style-name="P170">Durée : 1D10 heures ou jusqu’à ce que des soins prodigués restaurent au moins 1PV.</text:p>
      <text:p text:style-name="P89">Griffon</text:p>
      <text:p text:style-name="P170">Le puissant griffon possède le corps d’un lion, ainsi que la tête et les deux ailes d’un aigle. Il est associé à la noblesse et les aristocrates aiment le chasser. Il niche souvent dans les montagnes.</text:p>
      <text:p text:style-name="P106">Caractéristiques</text:p>
      <text:p text:style-name="P170">FOR<text:tab/>: 8D6 (28)</text:p>
      <text:p text:style-name="P170">CON<text:tab/>: 3D6+12 (22)</text:p>
      <text:p text:style-name="P170">DEX<text:tab/>: 3D6+12 (22)</text:p>
      <text:p text:style-name="P170">TAI : 8D6 (28)</text:p>
      <text:p text:style-name="P170">INT : 6 (6)</text:p>
      <text:p text:style-name="P170">POU<text:tab/>: 2D6+6 (13)</text:p>
      <text:p text:style-name="P170">CHA<text:tab/> : 7 (7)</text:p>
      <text:p text:style-name="P108">Attributs</text:p>
      <text:p text:style-name="P178">PV : 25</text:p>
      <text:p text:style-name="P178">Blessure Grave : 13</text:p>
      <text:p text:style-name="P178">Modif. de Dégât : +2D6</text:p>
      <text:p text:style-name="P178">Points de Magie : 13</text:p>
      <text:p text:style-name="P178">Mouvement <text:tab/>: 23 m au sol, 30 m en vol</text:p>
      <text:p text:style-name="P178">Armure Typique : Peau épaisse 3 PA</text:p>
      <text:p text:style-name="P178">Facteur de trésor : 0</text:p>
      <text:p text:style-name="P109"><text:soft-page-break/>Compétences</text:p>
      <text:p text:style-name="P24">Résistances</text:p>
      <text:p text:style-name="P170">Esquive : 40 %</text:p>
      <text:p text:style-name="P170">Persévérance : 80 %</text:p>
      <text:p text:style-name="P170">Endurance : 70 %</text:p>
      <text:p text:style-name="P24">Connaissances</text:p>
      <text:p text:style-name="P170">Connaissance de la Nature : 60 %</text:p>
      <text:p text:style-name="P24">Pratiques</text:p>
      <text:p text:style-name="P170">Athlétisme : 80 %</text:p>
      <text:p text:style-name="P170">Tromperie : 30 %</text:p>
      <text:p text:style-name="P170">Perception : 50 %</text:p>
      <text:p text:style-name="P24">Combat</text:p>
      <text:p text:style-name="P170">Combat sans arme : 60 %</text:p>
      <text:p text:style-name="P253">Griffes avant : 3D6+3D6</text:p>
      <text:p text:style-name="P253">Morsure : 1D8+3D6</text:p>
      <text:p text:style-name="P170">Un griffon peut effectuer 2 attaques par Round de combat, que ce soit 2 attaques avec les griffes avant ou une attaque de griffes suivant ou précédant une morsure.</text:p>
      <text:p text:style-name="P89">Harpie</text:p>
      <text:p text:style-name="P170">Ce charognard aussi ignoble que fétide possède le corps d’une femme et les pattes, les serres et les ailes incrustées de saletés d’un oiseau. Les <text:span text:style-name="T196">h</text:span>arpies vivent en groupes de 4 à 40 individus.</text:p>
      <text:p text:style-name="P106">Caractéristiques</text:p>
      <text:p text:style-name="P170">FOR : 3D6 (11)</text:p>
      <text:p text:style-name="P170">CON : 3D6 (11)</text:p>
      <text:p text:style-name="P170">DEX : 5D6 (18)</text:p>
      <text:p text:style-name="P170">TAI : 2D6 (7)</text:p>
      <text:p text:style-name="P170">INT : 3D6 (11)</text:p>
      <text:p text:style-name="P170">POU : 3D6 (11)</text:p>
      <text:p text:style-name="P170"><text:soft-page-break/>CHA : 1D6 (4)</text:p>
      <text:p text:style-name="P107">Attributs</text:p>
      <text:p text:style-name="P170">PV : 9</text:p>
      <text:p text:style-name="P170">Blessure Grave : 5</text:p>
      <text:p text:style-name="P170">Modif. de Dégât : +0</text:p>
      <text:p text:style-name="P170">Points de Magie : 11</text:p>
      <text:p text:style-name="P170">Mouvement : 15 m au sol, 30 m en vol</text:p>
      <text:p text:style-name="P170">Armure Typique : Aucune</text:p>
      <text:p text:style-name="P170">Facteur de trésor : 3</text:p>
      <text:p text:style-name="P106">Compétences</text:p>
      <text:p text:style-name="P24">Résistances</text:p>
      <text:p text:style-name="P170">Esquive : 50 %</text:p>
      <text:p text:style-name="P170">Persévérance : 25 %</text:p>
      <text:p text:style-name="P170">Endurance : 60 %</text:p>
      <text:p text:style-name="P24">Connaissances</text:p>
      <text:p text:style-name="P170">Connaissance de la Nature : 60 %</text:p>
      <text:p text:style-name="P24">Pratiques</text:p>
      <text:p text:style-name="P170">Athlétisme : 60 %</text:p>
      <text:p text:style-name="P170">Tromperie : 60 %</text:p>
      <text:p text:style-name="P170">Perception : 75 %</text:p>
      <text:p text:style-name="P24">Combat</text:p>
      <text:p text:style-name="P170">Combat à Distance : 40 %</text:p>
      <text:p text:style-name="P253">Lâcher de pierres : 1D6 pour 3 m de chute</text:p>
      <text:p text:style-name="P253">Excréments : perte temporaire de 1D10 CHA</text:p>
      <text:p text:style-name="P170">Combat Sans Arme : 30 %</text:p>
      <text:p text:style-name="P253">Griffes : 1D6+maladie</text:p>
      <text:p text:style-name="P108"><text:soft-page-break/>Magie</text:p>
      <text:p text:style-name="P185">Les harpies sauvages pratiquent souvent la Magie Commune (les sorts de Coordination et Mobilité étant leurs favoris). Les <text:span text:style-name="T196">h</text:span>arpies en contact avec des cultures maléfiques tendent à rejoindre ces Cultes.</text:p>
      <text:p text:style-name="P108">Règles Spéciales</text:p>
      <text:p text:style-name="P25">Lâcher de Pierres</text:p>
      <text:p text:style-name="P178">les harpies combattent souvent en lâchant des pierres depuis les airs sur leurs adversaires. Pesant entre 5 et 10 kg, ces pierres infligent 1D6 Points de Dégât pour chaque tranche de 3 m de chute (jusqu’à un maximum de 10D6).</text:p>
      <text:p text:style-name="P24">Excréments d’Harpie</text:p>
      <text:p text:style-name="P191">Un personnage touché par des excréments d’une harpie ou blessé par une de ses griffes est automatiquement exposé à une maladie. Si la harpie en a l’occasion, elle roulera une pierre dans ses excréments avant de la lâcher sur ses adversaires, ce qui permet également de transmettre une maladie. Un personnage touché par les déjections d’une harpie endure, en plus de la maladie, une puanteur insupportable qui provoque la perte temporaire d’1D10 points de CHA. Le personnage doit se baigner pendant une heure pour chaque point de CHA perdu afin se débarrasser de cette puanteur. Les tissus et autres objets poreux (cuir et bois, par exemple) doivent également être nettoyés pour les débarrasser de l’odeur.</text:p>
      <text:p text:style-name="P24">Immunité aux Maladies</text:p>
      <text:p text:style-name="P170">Les harpies sont complètement immunisées à toutes les formes de maladies, qu’elles soient magiques ou naturelles.</text:p>
      <text:p text:style-name="P92">Hippogriffe</text:p>
      <text:p text:style-name="P170">Cette étrange créature possède la tête et les ailes d’un faucon et le corps d’un cheval. Les cultures qui ont appris à les dresser l’utilisent parfois comme cavalerie volante. À l’état sauvage, ce sont de féroces prédateurs qui préfèrent par-dessus tout la viande de cheval.</text:p>
      <text:p text:style-name="P107">Caractéristiques</text:p>
      <text:p text:style-name="P178">FOR : 4D6+24 (38)</text:p>
      <text:p text:style-name="P178"><text:soft-page-break/>CON : 3D6+6 (17)</text:p>
      <text:p text:style-name="P178">DEX : 3D6+6 (17)</text:p>
      <text:p text:style-name="P178">TAI : 4D6+18 (32)</text:p>
      <text:p text:style-name="P178">INT : 7 (7)</text:p>
      <text:p text:style-name="P178">POU : 2D6+6 (13)</text:p>
      <text:p text:style-name="P178">CHA : 5 (5)</text:p>
      <text:p text:style-name="P108">Attributs</text:p>
      <text:p text:style-name="P178">PV : 25</text:p>
      <text:p text:style-name="P178">Blessure Grave : 13</text:p>
      <text:p text:style-name="P178">Modif. de Dégât : +3D6</text:p>
      <text:p text:style-name="P178">Points de Magie : 13</text:p>
      <text:p text:style-name="P178">Mouvement : 23 m au sol, 40 m en vol</text:p>
      <text:p text:style-name="P178">Armure Typique : Peau 1 PA</text:p>
      <text:p text:style-name="P178">Facteur de trésor : 0</text:p>
      <text:p text:style-name="P109">Compétences</text:p>
      <text:p text:style-name="P24">Résistances</text:p>
      <text:p text:style-name="P170">Esquive : 40 %</text:p>
      <text:p text:style-name="P170">Persévérance : 40 %</text:p>
      <text:p text:style-name="P170">Endurance : 50 %</text:p>
      <text:p text:style-name="P24">Connaissances</text:p>
      <text:p text:style-name="P170">Connaissance de la Nature : 60 %</text:p>
      <text:p text:style-name="P24">Pratiques</text:p>
      <text:p text:style-name="P170">Athlétisme : 50 %</text:p>
      <text:p text:style-name="P170">Tromperie : 10 %</text:p>
      <text:p text:style-name="P170">Perception : 60 %</text:p>
      <text:p text:style-name="P24">Combat</text:p>
      <text:p text:style-name="P170">Combat Sans Arme : 60 %</text:p>
      <text:p text:style-name="P253">Griffes : 1D6+3D6</text:p>
      <text:p text:style-name="P253"><text:soft-page-break/>Morsure : 1D8+3D6</text:p>
      <text:p text:style-name="P190">Un <text:span text:style-name="T198">h</text:span>ippogriffe peut effectuer 2 attaques par Round de combat : 2 griffures ou 1 griffure et 1 morsure.</text:p>
      <text:p text:style-name="P89">Homme-Bête</text:p>
      <text:p text:style-name="P182">Ces êtres ont généralement un corps humanoïde et une tête bestiale. ils réagissent avec hostilité aux tentatives humaines pour défricher les terres sauvages où ils résident.</text:p>
      <text:p text:style-name="P108">Caractéristiques</text:p>
      <text:p text:style-name="P170">FOR : 2D6+6 (13)</text:p>
      <text:p text:style-name="P170">CON : 1D6+12 (16)</text:p>
      <text:p text:style-name="P170">DEX : 3D6 (11)</text:p>
      <text:p text:style-name="P170">TAI : 1D6+12 (16)</text:p>
      <text:p text:style-name="P170">INT : 2D6+6 (13)</text:p>
      <text:p text:style-name="P170">POU : 3D6 (11)</text:p>
      <text:p text:style-name="P170">CHA : 2D6 (7)</text:p>
      <text:p text:style-name="P106">Attributs</text:p>
      <text:p text:style-name="P170">PV : 16</text:p>
      <text:p text:style-name="P170">Blessure Grave : 8</text:p>
      <text:p text:style-name="P170">Modif. de Dégât : +1D4</text:p>
      <text:p text:style-name="P170">Points de Magie : 11</text:p>
      <text:p text:style-name="P170">Mouvement : 15 m</text:p>
      <text:p text:style-name="P170">Armure Typique : Armure de cuir 2 PA</text:p>
      <text:p text:style-name="P170">Facteur de trésor : 2</text:p>
      <text:p text:style-name="P109">Compétences</text:p>
      <text:p text:style-name="P24">Résistances</text:p>
      <text:p text:style-name="P170">Esquive : 40 %</text:p>
      <text:p text:style-name="P170">Persévérance : 30 %</text:p>
      <text:p text:style-name="P170"><text:soft-page-break/>Endurance : 30 %</text:p>
      <text:p text:style-name="P24">Connaissances</text:p>
      <text:p text:style-name="P170">Connaissance de la Nature : 70 %</text:p>
      <text:p text:style-name="P24">Pratiques</text:p>
      <text:p text:style-name="P170">Athlétisme : 50 %</text:p>
      <text:p text:style-name="P170">Tromperie : 40 %</text:p>
      <text:p text:style-name="P170">Perception : 30 %</text:p>
      <text:p text:style-name="P24">Combat</text:p>
      <text:p text:style-name="P170">Combat Rapproché : 50 %</text:p>
      <text:p text:style-name="P253">Lance courte : 1D8+1D4</text:p>
      <text:p text:style-name="P253">Rondache : 1D6+1D4</text:p>
      <text:p text:style-name="P253">Massue : 1D6+1D4</text:p>
      <text:p text:style-name="P170">Combat sans arme : 60 %</text:p>
      <text:p text:style-name="P253">Coup de tête : 1D6+1D4</text:p>
      <text:p text:style-name="P106">Magie</text:p>
      <text:p text:style-name="P170">Les <text:span text:style-name="T180">h</text:span>ommes-<text:span text:style-name="T180">b</text:span>êtes sont souvent membres d’un culte de la nature et connaissent 3 points de Magnitude de sort de Magie Commune.</text:p>
      <text:p text:style-name="P89">Hommes Des Abysses</text:p>
      <text:p text:style-name="P183">Ces humanoïdes disposent de nageoires et d’une queue de poisson à la place des jambes. Ils vivent dans de grandes colonies sous-marines qui imitent les royaumes humains de la terre ferme. Ils sont très territoriaux et n’hésitent pas à tuer les marins qui ne leur témoignent pas suffisamment de respect.</text:p>
      <text:p text:style-name="P107">Caractéristiques</text:p>
      <text:p text:style-name="P178">FOR : 3D6+3 (14)</text:p>
      <text:p text:style-name="P178">CON : 3D6 (11)</text:p>
      <text:p text:style-name="P178">DEX : 2D6+6 (13)</text:p>
      <text:p text:style-name="P178">TAI : 3D6+6 (17)</text:p>
      <text:p text:style-name="P178">INT : 3D6 (11)</text:p>
      <text:p text:style-name="P178"><text:soft-page-break/>POU : 3D6 (11)</text:p>
      <text:p text:style-name="P178">CHA : 3D6 (11)</text:p>
      <text:p text:style-name="P106">Attributs</text:p>
      <text:p text:style-name="P170">PV : 14</text:p>
      <text:p text:style-name="P170">Blessure Grave : 7</text:p>
      <text:p text:style-name="P170">Modif. de Dégât : +1D6</text:p>
      <text:p text:style-name="P170">Points de Magie : 11</text:p>
      <text:p text:style-name="P179">Mouvement : 23 m nage, 7 m sol en rampant</text:p>
      <text:p text:style-name="P170">Armure Typique : Aucune</text:p>
      <text:p text:style-name="P170">Facteur de trésor : 1</text:p>
      <text:p text:style-name="P109">Compétences</text:p>
      <text:p text:style-name="P24">Résistances</text:p>
      <text:p text:style-name="P170">Esquive : 30 %</text:p>
      <text:p text:style-name="P170">Persévérance : 30 %</text:p>
      <text:p text:style-name="P170">Endurance : 30 %</text:p>
      <text:p text:style-name="P24">Connaissances</text:p>
      <text:p text:style-name="P170">Connaissance de la Nature : 80 %</text:p>
      <text:p text:style-name="P24">Pratiques</text:p>
      <text:p text:style-name="P170">Athlétisme (Nage) : 60 %</text:p>
      <text:p text:style-name="P170">Tromperie : 30 %</text:p>
      <text:p text:style-name="P170">Perception : 50 %</text:p>
      <text:p text:style-name="P24">Combat</text:p>
      <text:p text:style-name="P170">Combat Rapproché : 60 %</text:p>
      <text:p text:style-name="P253">Lance : 1D8+1D6</text:p>
      <text:p text:style-name="P253">Dague : 1D4+2D6</text:p>
      <text:p text:style-name="P106">Magie</text:p>
      <text:p text:style-name="P170">Les hommes des abysses rejoignent typiquement les cultes des dieux de la mer.</text:p>
      <text:p text:style-name="P106"><text:soft-page-break/>Règles Spéciales</text:p>
      <text:p text:style-name="P170">Les hommes des abysses peuvent retenir leur souffle et nager pour une durée égale à leur CON en minutes.</text:p>
      <text:p text:style-name="P89">Homme-Lézard</text:p>
      <text:p text:style-name="P200">Ce sont des lézards bipèdes, capables de se tenir debout, de marcher, d’utiliser des outils et de la magie comme des humains. Ils représenteraient une menace pour l’humanité s’ils ne restaient pas cantonnés aux déserts ou aux marécages. On les trouve sous toutes les formes d’organisation, du petit groupe primitif à la grande civilisation qui asservit les hommes pour construire de superbes monuments.</text:p>
      <text:p text:style-name="P108">Caractéristiques</text:p>
      <text:p text:style-name="P178">FOR : 3D6+6 (17)</text:p>
      <text:p text:style-name="P178">CON : 3D6 (11)</text:p>
      <text:p text:style-name="P178">DEX : 2D6+3 (10)</text:p>
      <text:p text:style-name="P178">TAI : 3D6 (11)</text:p>
      <text:p text:style-name="P178">INT : 2D6+6 (13)</text:p>
      <text:p text:style-name="P178">POU : 3D6 (11)</text:p>
      <text:p text:style-name="P178">CHA : 2D6 (7)</text:p>
      <text:p text:style-name="P106">Attributs</text:p>
      <text:p text:style-name="P170">PV : 11</text:p>
      <text:p text:style-name="P170">Blessure Grave : 6</text:p>
      <text:p text:style-name="P170">Modif. de Dégât : +1D4</text:p>
      <text:p text:style-name="P170">Points de Magie : 11</text:p>
      <text:p text:style-name="P170">Mouvement : 15 m</text:p>
      <text:p text:style-name="P170">Armure Typique : Écailles 2 PA</text:p>
      <text:p text:style-name="P170">Facteur de trésor : 3</text:p>
      <text:p text:style-name="P106"><text:soft-page-break/>Compétences</text:p>
      <text:p text:style-name="P24">Résistances</text:p>
      <text:p text:style-name="P170">Esquive : 45 %</text:p>
      <text:p text:style-name="P170">Persévérance : 25 %</text:p>
      <text:p text:style-name="P170">Endurance : 30 %</text:p>
      <text:p text:style-name="P24">Connaissances</text:p>
      <text:p text:style-name="P170">Connaissance de la Nature : 45 %</text:p>
      <text:p text:style-name="P24">Pratiques</text:p>
      <text:p text:style-name="P170">Athlétisme : 45 %</text:p>
      <text:p text:style-name="P170">Tromperie : 35 %</text:p>
      <text:p text:style-name="P170">Perception : 35 %</text:p>
      <text:p text:style-name="P24">Combat</text:p>
      <text:p text:style-name="P170">Combat à Distance : 35 %</text:p>
      <text:p text:style-name="P253">Fronde : 1D6+1D4 (Portée 50 m)</text:p>
      <text:p text:style-name="P170">Combat Rapproché : 45 %</text:p>
      <text:p text:style-name="P170">Hache de bataille : 1D8+1D4</text:p>
      <text:p text:style-name="P170">Combat sans arme : 25 %</text:p>
      <text:p text:style-name="P253">Morsure : 1D6+1D4</text:p>
      <text:p text:style-name="P106">Magie</text:p>
      <text:p text:style-name="P170">Typiquement 5 points de Magie Commune offensive.</text:p>
      <text:p text:style-name="P89">Homoncule</text:p>
      <text:p text:style-name="P204">Par Simon Bray</text:p>
      <text:p text:style-name="P170">Un sorcier fabrique un homoncule pour en faire son familier. Le processus de création d’un homoncule exige l’étude de nombreux tomes d’arcanes, la distillation d’essence de vie et une grande quantité de matériaux alchimiques. Un homoncule apparait le plus souvent comme un homme difforme de moins de 30 cm de haut. En général, sa tête, ses mains et ses pieds sont élargis ; certains sorciers créent aussi une variété ailée. La création d’un homoncule est très épuisante : le sorcier vieillit d’1D4 années à l’issue du proces<text:soft-page-break/>sus. À la fin de la création, la créature n’a pas de vie propre tant qu’un sort de Création de Familiers ne lui est pas jeté.</text:p>
      <text:p text:style-name="P170">Un homoncule a une espérance de vie humaine et peut utiliser presque toutes les compétences humaines, y compris la parole. Il mourra 1D4 Semaines après son maitre ; pendant cette période, il cherchera à guérir ou aider son maitre par n’importe quel moyen possible. Il peut améliorer ses compétences comme un PJ et devrait conserver un stock distinct de points d’Amélioration.</text:p>
      <text:p text:style-name="P108">Caractéristiques</text:p>
      <text:p text:style-name="P170">FOR : 2D3 (4)</text:p>
      <text:p text:style-name="P170">CON : 3D6 (11)</text:p>
      <text:p text:style-name="P170">DEX : 3D6 (11)</text:p>
      <text:p text:style-name="P170">TAI : 2D3 (4)</text:p>
      <text:p text:style-name="P170">INT : 2D6+6 (13)</text:p>
      <text:p text:style-name="P170">POU : 2D6+6 (13)</text:p>
      <text:p text:style-name="P170">CHA : 1D6 (4)</text:p>
      <text:p text:style-name="P109">Attributs</text:p>
      <text:p text:style-name="P170">PV : 8</text:p>
      <text:p text:style-name="P170">Blessure Grave : 4</text:p>
      <text:p text:style-name="P170">Modif. de Dégât : -1D6</text:p>
      <text:p text:style-name="P170">Points de Magie : 13</text:p>
      <text:p text:style-name="P170">Mouvement : 15 m (Vol 30 m)</text:p>
      <text:p text:style-name="P170">Armure Typique : aucune</text:p>
      <text:p text:style-name="P170">Facteur de trésor : 1</text:p>
      <text:p text:style-name="P106">Compétences</text:p>
      <text:p text:style-name="P24">Résistances</text:p>
      <text:p text:style-name="P170">Pourcentage de base, le sorcier peut distribuer 30 points à la création (+25 % pour Persévérance).</text:p>
      <text:p text:style-name="P24"><text:soft-page-break/>Connaissances</text:p>
      <text:p text:style-name="P170">Pourcentage de base, le sorcier peut distribuer 50 points à la création.</text:p>
      <text:p text:style-name="P24">Pratiques</text:p>
      <text:p text:style-name="P170">Pourcentage de base, le sorcier peut distribuer 40 points à la création.</text:p>
      <text:p text:style-name="P106">Magie</text:p>
      <text:p text:style-name="P170">Ne peut apprendre que la Sorcellerie ou la Magie Commune au score de base +25 %.</text:p>
      <text:p text:style-name="P89">Lamia</text:p>
      <text:p text:style-name="P170">Intelligentes et impitoyables, les lamias utilisent leurs capacités magiques pour dominer et contrôler les autres races. Elles ont le haut du corps d’une femme très attirante, alors que la partie inférieure est celle d’un serpent géant.</text:p>
      <text:p text:style-name="P106">Caractéristiques</text:p>
      <text:p text:style-name="P170">FOR : 3D6 (11)</text:p>
      <text:p text:style-name="P170">CON : 3D6 (11)</text:p>
      <text:p text:style-name="P170">DEX : 4D6 (14)</text:p>
      <text:p text:style-name="P170">TAI : 3D6+6 (17)</text:p>
      <text:p text:style-name="P170">INT : 4D6 (14)</text:p>
      <text:p text:style-name="P170">POU : 4D6 (14)</text:p>
      <text:p text:style-name="P170">CHA : 3D6+6 (17)</text:p>
      <text:p text:style-name="P106">Attributs</text:p>
      <text:p text:style-name="P170">PV : 14</text:p>
      <text:p text:style-name="P170">Blessure Grave : 7</text:p>
      <text:p text:style-name="P170">Modif. de Dégât : +1D4</text:p>
      <text:p text:style-name="P170">Points de Magie : 14</text:p>
      <text:p text:style-name="P170">Mouvement : 15 m</text:p>
      <text:p text:style-name="P170"><text:soft-page-break/>Armure Typique : Écailles 3 PA</text:p>
      <text:p text:style-name="P170">Facteur de trésor : 5</text:p>
      <text:p text:style-name="P108">Compétences</text:p>
      <text:p text:style-name="P24">Résistances</text:p>
      <text:p text:style-name="P178">Esquive : 60 %</text:p>
      <text:p text:style-name="P178">Persévérance : 60 %</text:p>
      <text:p text:style-name="P178">Endurance : 60 %</text:p>
      <text:p text:style-name="P24">Connaissances</text:p>
      <text:p text:style-name="P178">Culture (Locale) : 80 %</text:p>
      <text:p text:style-name="P24">Pratiques</text:p>
      <text:p text:style-name="P178">Athlétisme : 60 %</text:p>
      <text:p text:style-name="P178">Tromperie : 60 %</text:p>
      <text:p text:style-name="P178">Perception : 60 %</text:p>
      <text:p text:style-name="P24">Combat</text:p>
      <text:p text:style-name="P178">Combat Sans <text:span text:style-name="T198">A</text:span>rme : 50 %</text:p>
      <text:p text:style-name="P253">Baiser : Drain de POU*</text:p>
      <text:p text:style-name="P253">Morsure : 1D6+1D4 + Drain de sang*</text:p>
      <text:p text:style-name="P253">Queue : 1D6+1D4</text:p>
      <text:p text:style-name="P178">* Voir plus bas</text:p>
      <text:p text:style-name="P108">Magie</text:p>
      <text:p text:style-name="P194">Les lamias utilisent la Sorcellerie ou la Magie Divine, avec un score minimum de 75 %, et un minimum de 10 points de Magnitude de sorts.</text:p>
      <text:p text:style-name="P111">Règles Spéciales</text:p>
      <text:p text:style-name="P33">Apparence Illusoire</text:p>
      <text:p text:style-name="P158"><text:span text:style-name="T53">Une lamia est capable de projeter une illusion qui recouvre sa partie inférieure de façon à passer pour une femme normale. C’est une illusion visuelle uniquement : la </text:span><text:span text:style-name="T54">l</text:span><text:span text:style-name="T53">amia semble avoir des jambes on ne peut plus normales, mais celui qui est assez brave pour les toucher sentira les écailles dures et froides de sa partie reptilienne. Cette illu</text:span><text:soft-page-break/><text:span text:style-name="T53">sion est lancée avec 100 % de chance de réussite et dure à volonté, tant que la lamia dépense 2 points de Magie par jour pour son maintien. Toutefois, l’illusion peut être dissipée normalement, comme un sort de Magnitude 4.</text:span></text:p>
      <text:p text:style-name="P33">Attaque de Regard</text:p>
      <text:p text:style-name="P194">A chaque Round de combat, la lamia peut utiliser son action et effectuer une attaque de Regard pour tenter de dominer un humanoïde mâle (incluant les humains, les nains, les elfes et les orcs). Si elle remporte un test d’Opposition de Persévérance, le mâle tombe immédiatement et désespérément amoureux de la lamia et ce tant que celle-ci sera présente. La première fois qu’il la voit sous sa forme réelle et non dissimulée par une illusion, il peut tenter de briser l’emprise en effectuant un nouveau test d’Opposition de Persévérance. S’il l’emporte, il est libre ; par contre, en cas d’échec il restera envouté tant qu’il sera en sa présence. Si un personnage résiste au regard de la lamia, il sera immunisé à celui-ci pour 24 heures. Cette attaque ne coute aucun PM.</text:p>
      <text:p text:style-name="P194">Le plus sûr moyen de briser l’influence de la lamia est de soustraire la victime à sa présence. Et même alors la victime restera encore amoureuse de la lamia pour un nombre de jours égal à son CHA. La lamia utilise cette capacité pour garder une poignée de robustes guerriers capables de la servir en tant qu’esclaves et gardes du corps pendant de longues périodes. Sa faim dévorante la poussera tôt ou tard à drainer le sang de ses serviteurs, mais ceux-ci peuvent rester des semaines, voire des mois, à son service.</text:p>
      <text:p text:style-name="P178">Un homme esclave d’une lamia fera presque tout ce qu’elle demandera, y compris attaquer des amis.</text:p>
      <text:p text:style-name="P33">Drain de Sang</text:p>
      <text:p text:style-name="P170">Une lamia perd 1D6 PV par jour pour maintenir sa vie surnaturelle ; de plus, elle ne régénère pas ses PV normalement. À la place, elle peut les récupérer sur les autres créatures en drainant leur sang. Sur une attaque de morsure réussie, la lamia peut s’accrocher et drainer un point de FOR de la victime à chaque Round. Chaque point de FOR ainsi drainé procure à la lamia 1D6 PV. Quand la FOR de la victime atteint zéro, celle-ci meurt. Cette attaque ne coute aucun PM.</text:p>
      <text:p text:style-name="P33"><text:soft-page-break/>Drain de POU</text:p>
      <text:p text:style-name="P192">Le baiser d’une lamia draine le POU de sa victime. Quand elle embrasse une victime, la lamia effectue un Test d’Opposition entre sa Persévérance et celle de sa victime. Si elle l’emporte, elle draine 1D6 POU de sa victime, ce qui lui procure un nombre équivalent de Points de Magie. La victime perd le POU de façon permanente, mais la lamia ne peut drainer une cible en dessous de 1 en POU. Cette attaque ne coute aucun PM.</text:p>
      <text:p text:style-name="P93">Licorne</text:p>
      <text:p text:style-name="P178">La licorne est un cheval magique au pelage d’un blanc pur. Une corne d’un pied de long orne son front ; elle est la source des pouvoirs de guérison exceptionnels de la licorne, mais aussi la cible de toutes les convoitises…</text:p>
      <text:p text:style-name="P109">Caractéristiques</text:p>
      <text:p text:style-name="P170">FOR : 2D6+12 (19)</text:p>
      <text:p text:style-name="P170">CON : 3D6+12 (22)</text:p>
      <text:p text:style-name="P170">DEX : 3D6+3 (13)</text:p>
      <text:p text:style-name="P170">TAI : 2D6+12 (19)</text:p>
      <text:p text:style-name="P170">INT : 2D6+6 (13)</text:p>
      <text:p text:style-name="P170">POU : 2D6+12 (19)</text:p>
      <text:p text:style-name="P170">CHA : 3D6+6 (17)</text:p>
      <text:p text:style-name="P109">Attributs</text:p>
      <text:p text:style-name="P170">PV : 21</text:p>
      <text:p text:style-name="P170">Blessure Grave : 11</text:p>
      <text:p text:style-name="P170">Modif. de Dégât : +1D6</text:p>
      <text:p text:style-name="P170">Points de Magie : 19</text:p>
      <text:p text:style-name="P170">Mouvement : 30 m</text:p>
      <text:p text:style-name="P170">Armure Typique : Peau 1 PA</text:p>
      <text:p text:style-name="P170">Facteur de trésor : 0</text:p>
      <text:p text:style-name="P106"><text:soft-page-break/>Compétences</text:p>
      <text:p text:style-name="P24">Résistances</text:p>
      <text:p text:style-name="P170">Esquive : 40 %</text:p>
      <text:p text:style-name="P170">Persévérance : 60 %</text:p>
      <text:p text:style-name="P170">Endurance : 60 %</text:p>
      <text:p text:style-name="P24">Connaissances</text:p>
      <text:p text:style-name="P170">Connaissance de la Nature : 80 %</text:p>
      <text:p text:style-name="P25">Pratiques</text:p>
      <text:p text:style-name="P170">Athlétisme : 60 %</text:p>
      <text:p text:style-name="P170">Tromperie : 30 %</text:p>
      <text:p text:style-name="P170">Perception : 60 %</text:p>
      <text:p text:style-name="P24">Combat</text:p>
      <text:p text:style-name="P170">Combat sans arme : 60 %</text:p>
      <text:p text:style-name="P253">Corne : 1D8+1D6</text:p>
      <text:p text:style-name="P253">Sabot : 2D6</text:p>
      <text:p text:style-name="P107">Magie</text:p>
      <text:p text:style-name="P170">Les licornes utilisent rarement la magie.</text:p>
      <text:p text:style-name="P106">Règles Spéciales</text:p>
      <text:p text:style-name="P170">En touchant une plaie avec sa corne, une licorne peut soigner les blessures avec les mêmes effets qu’un sort de Soins 8, à la différence que cela ne coute que 6 PM à la Licorne et qu’elle réussit automatiquement son action (pas besoin de test).</text:p>
      <text:p text:style-name="P89">Limon</text:p>
      <text:p text:style-name="P170">Cette créature est une masse informe de couleur indéterminable qui suinte un acide hautement corrosif. Cette entité carnivore enveloppe sa victime et la digère en la dissolvant avec ses sécrétions acides.</text:p>
      <text:p text:style-name="P106">Caractéristiques</text:p>
      <text:p text:style-name="P170">FOR : 1D6 (4)</text:p>
      <text:p text:style-name="P170"><text:soft-page-break/>CON : 3D6 (11)</text:p>
      <text:p text:style-name="P170">DEX : 1D6 (4)</text:p>
      <text:p text:style-name="P170">TAI : 6D6 (21)</text:p>
      <text:p text:style-name="P170">INT : 1 (1)</text:p>
      <text:p text:style-name="P170">POU : 3D6 (11)</text:p>
      <text:p text:style-name="P170">CHA : 1 (1)</text:p>
      <text:p text:style-name="P106">Attributs</text:p>
      <text:p text:style-name="P170">PV : 16</text:p>
      <text:p text:style-name="P170">Blessure Grave : 8</text:p>
      <text:p text:style-name="P170">Modif. de Dégât : +0</text:p>
      <text:p text:style-name="P170">Points de Magie : 11</text:p>
      <text:p text:style-name="P170">Mouvement <text:tab/>: 7 m*</text:p>
      <text:p text:style-name="P170">Armure Typique : Aucune</text:p>
      <text:p text:style-name="P170">Facteur de trésor : 1</text:p>
      <text:p text:style-name="P170">* Peut aussi grimper sur les murs ou s’accrocher aux plafonds.</text:p>
      <text:p text:style-name="P106">Compétences</text:p>
      <text:p text:style-name="P24">Résistances</text:p>
      <text:p text:style-name="P178">Esquive : 10 %</text:p>
      <text:p text:style-name="P178">Persévérance : 40 %</text:p>
      <text:p text:style-name="P178">Endurance : 40 %</text:p>
      <text:p text:style-name="P25">Pratiques</text:p>
      <text:p text:style-name="P178">Athlétisme : 30 %</text:p>
      <text:p text:style-name="P178">Tromperie : 75 %</text:p>
      <text:p text:style-name="P178">Perception : 75 %</text:p>
      <text:p text:style-name="P25">Combat</text:p>
      <text:p text:style-name="P170">Combat Sans Arme : 75 %</text:p>
      <text:p text:style-name="P253">Envelopper : Dégâts (Acide) égaux à TAI</text:p>
      <text:p text:style-name="P106"><text:soft-page-break/>Magie</text:p>
      <text:p text:style-name="P170">Les limons n’apprennent pas de magie (du moins dans des conditions habituelles).</text:p>
      <text:p text:style-name="P107">Règles Spéciales</text:p>
      <text:p text:style-name="P170">Un limon ne peut être tué que par le feu ou la magie. Les armes normales passent tout simplement à travers ses tissus rances sans occasionner de dégâts. En raison de sa nature caustique, aucun acide ou poison ne peut l’affecter. Les armes qui ne sont pas améliorées par des enchantements de feu ne font aucun dégât au limon. Toutefois, Disruption et autres sorts similaires gardent leurs effets normaux.</text:p>
      <text:p text:style-name="P170">Même après sa mort, le corps du limon conserve ses propriétés acides pour un nombre de jours égal à sa CON.</text:p>
      <text:p text:style-name="P170">Un limon attaque en s’approchant de sa victime puis en tentant de l’envelopper. Cette attaque a 75 % de chance de succès, mais sa victime peut utiliser sa compétence d’Esquive ou d’Athlétisme pour sauter hors de danger. Utiliser l’Athlétisme plutôt que l’Esquive impose un malus de -40 %. Cette attaque ne peut être parée, le limon glissant tout simplement autour de l’arme de parade pour atteindre sa cible.</text:p>
      <text:p text:style-name="P170">Pour chaque Round qu’une créature passe en étant enveloppée par le limon, elle subit des dégâts d’acide égaux à la TAI du limon. Les armures protègent contre ce type de dégâts uniquement au premier Round, après quoi elles seront dissoutes par l’acide (à moins qu’elles ne soient enchantées sous une forme ou une autre). Un personnage qu’un limon attrape peut tenter de s’échapper en effectuant un autre test d’Esquive ou d’Athlétisme.</text:p>
      <text:p text:style-name="P89">Loup-garou</text:p>
      <text:p text:style-name="P170">Ils sont humains durant la journée, mais lorsque la colère les prend ou sous l’influence de la pleine lune, ils se transforment en gigantesques loups sauvages.</text:p>
      <text:p text:style-name="P106"><text:soft-page-break/>Caractéristiques</text:p>
      <text:p text:style-name="P170">FOR<text:tab/>: 3D6/(<text:span text:style-name="T198">x </text:span>2*) (11/22*)</text:p>
      <text:p text:style-name="P170">CON : 3D6 (11)</text:p>
      <text:p text:style-name="P170">DEX<text:tab/>: 3D6 (11)</text:p>
      <text:p text:style-name="P170">TAI : 2D6+6<text:tab/>(13)</text:p>
      <text:p text:style-name="P170">INT : 2D6+6 (x 0.5*) (13/6*)</text:p>
      <text:p text:style-name="P170">POU<text:tab/>: 3D6 (11)</text:p>
      <text:p text:style-name="P170">CHA : 3D6 (11)</text:p>
      <text:p text:style-name="P106">Attributs</text:p>
      <text:p text:style-name="P170">PV : 12</text:p>
      <text:p text:style-name="P170">Blessure Grave : 6</text:p>
      <text:p text:style-name="P170">Modif. de Dégât : +1D6*</text:p>
      <text:p text:style-name="P170">Points de Magie : 11</text:p>
      <text:p text:style-name="P170">Mouvement : 15 m, 30 m*</text:p>
      <text:p text:style-name="P170">Armure Typique : Peau 1 PA*</text:p>
      <text:p text:style-name="P170">Facteur de trésor : 0</text:p>
      <text:p text:style-name="P170">*Sous forme lupine.</text:p>
      <text:p text:style-name="P108">Compétences</text:p>
      <text:p text:style-name="P24">Résistances</text:p>
      <text:p text:style-name="P178">Esquive : 60 %</text:p>
      <text:p text:style-name="P178">Persévérance : 60 %</text:p>
      <text:p text:style-name="P178">Endurance : 60 %</text:p>
      <text:p text:style-name="P24">Connaissances</text:p>
      <text:p text:style-name="P170">Connaissance de la Nature : 80 %</text:p>
      <text:p text:style-name="P24">Pratiques</text:p>
      <text:p text:style-name="P170">Athlétisme : 60 %</text:p>
      <text:p text:style-name="P170">Tromperie : 60 %</text:p>
      <text:p text:style-name="P170">Perception : 60 %</text:p>
      <text:p text:style-name="P24"><text:soft-page-break/>Combat</text:p>
      <text:p text:style-name="P170">Combat Rapproché (humain) : 35 %</text:p>
      <text:p text:style-name="P170">Épée longue<text:tab/>: 1D8+1D4</text:p>
      <text:p text:style-name="P170">Combat à Distance (humain) : 25 %</text:p>
      <text:p text:style-name="P170">Arc court : 1D8</text:p>
      <text:p text:style-name="P170">Combat sans arme (loup) : 60 %</text:p>
      <text:p text:style-name="P170">Morsure : 1D6+1D6</text:p>
      <text:p text:style-name="P170">Griffes : 1D6+1D6</text:p>
      <text:p text:style-name="P106">Magie</text:p>
      <text:p text:style-name="P170">Les loups-garous apprennent généralement la Magie Commune transmise par leurs ancêtres familiaux (un groupe connu sous le nom de « Meute »), sinon ils rejoignent les cultes de la Terre (Chthoniens) les plus sauvages et impitoyables.</text:p>
      <text:p text:style-name="P109">Règles Spéciales</text:p>
      <text:p text:style-name="P170">Les loups-garous possèdent une Vision Nocturne et voient aussi bien de nuit que de jour.</text:p>
      <text:p text:style-name="P170">Ils peuvent changer de forme à volonté, ce qui nécessite 2 Actions de combat. Les nuits de pleine lune, les loups-garous n’ont toutefois pas le choix et doivent assumer leur forme animale. La morsure d’un loup-garou ne transmet pas la lycanthropie, contrairement à ce que racontent les légendes populaires.</text:p>
      <text:p text:style-name="P170">Lorsqu’ils sont sous forme de loup, les loups-garous sont invulnérables à la plupart des dégâts. Seuls le feu, la magie ou les armes en argent pur peuvent les blesser ; toutes les autres attaques rebondissent simplement sans faire de dégât. Si une épée normale enchantée avec un sort d’Amélioration d’Arme 3 est utilisée contre un loup-garou, seuls les 3 Points de Dégât du sort sont pris en compte, les dégâts normaux de l’arme ainsi que son Modificateur de Dégât sont ignorés. Dans notre exemple, étant donné que la peau épaisse du loup-garou lui octroie un point d’Armure, l’épée enchantée n’infligera que 2 Points de Dégât. Si l’intégralité de l’arme est enchantée, comme avec le sort Lame de feu, tous les dégâts de <text:soft-page-break/>l’arme sont comptés, même si le Modificateur de Dégât est toujours ignoré.</text:p>
      <text:p text:style-name="P170">Les loups-garous peuvent être empoisonnés, du moment que le poison peut pénétrer dans leur organisme. Comme ce sont des entités vivantes qui ont besoin d’oxygène, ils peuvent aussi être asphyxiés ou noyés.</text:p>
      <text:p text:style-name="P89">Manticore</text:p>
      <text:p text:style-name="P170">Ce monstre possède le visage d’un homme, le corps d’un lion et la queue d’un scorpion. Animé des plus mauvaises intentions envers les autres races, ce prédateur solitaire rôde dans la nature, prêt à bondir sur la première créature douée de raison qui a la malchance de croiser sa route.</text:p>
      <text:p text:style-name="P106">Caractéristiques</text:p>
      <text:p text:style-name="P170">FOR : 4D6+12 (26)</text:p>
      <text:p text:style-name="P170">CON : 4D6+6<text:tab/>(20)</text:p>
      <text:p text:style-name="P170">DEX : 3D6 (11)</text:p>
      <text:p text:style-name="P170">TAI : 4D6+12 (26)</text:p>
      <text:p text:style-name="P170">INT : 3D6 (11)</text:p>
      <text:p text:style-name="P170">POU : 3D6 (11)</text:p>
      <text:p text:style-name="P170">CHA : 7 (7)</text:p>
      <text:p text:style-name="P108">Attributs</text:p>
      <text:p text:style-name="P178">PV : 23</text:p>
      <text:p text:style-name="P178">Blessure Grave : 12</text:p>
      <text:p text:style-name="P178">Modif. de Dégât : +2D6</text:p>
      <text:p text:style-name="P178">Points de Magie : 11</text:p>
      <text:p text:style-name="P178">Mouvement : 23 m</text:p>
      <text:p text:style-name="P178">Armure Typique : Peau épaisse 3 PA</text:p>
      <text:p text:style-name="P178">Facteur de trésor : 3</text:p>
      <text:p text:style-name="P106"><text:soft-page-break/>Compétences</text:p>
      <text:p text:style-name="P24">Résistances</text:p>
      <text:p text:style-name="P170">Esquive : 25 %</text:p>
      <text:p text:style-name="P170">Persévérance : 65 %</text:p>
      <text:p text:style-name="P170">Endurance : 45 %</text:p>
      <text:p text:style-name="P24">Pratiques</text:p>
      <text:p text:style-name="P170">Athlétisme : 25 %</text:p>
      <text:p text:style-name="P170">Tromperie : 50 %</text:p>
      <text:p text:style-name="P170">Perception : 60 %</text:p>
      <text:p text:style-name="P24">Combat</text:p>
      <text:p text:style-name="P170">Combat sans arme : 75 %</text:p>
      <text:p text:style-name="P253">Morsure : 1D6+2D6</text:p>
      <text:p text:style-name="P253">Griffes : 1D6+2D6+poison</text:p>
      <text:p text:style-name="P107">Magie</text:p>
      <text:p text:style-name="P170">Uniquement si quelqu’un est assez fou pour lui en apprendre. Il sera alors comme un poisson dans l’eau et apprendra alors au moins 5 points de Magnitude en Magie Commune.</text:p>
      <text:p text:style-name="P106">Règles Spéciales</text:p>
      <text:p text:style-name="P24">Poison de Manticore</text:p>
      <text:p text:style-name="P170">Type : Ingéré ou contact</text:p>
      <text:p text:style-name="P170">Délai : 1D3 Rounds</text:p>
      <text:p text:style-name="P170">Virulence : 50</text:p>
      <text:p text:style-name="P170">Plein Effet : 1D4 Points de Dégât, la victime subit un malus de –3 en CON</text:p>
      <text:p text:style-name="P170">Durée : 5D10 minutes</text:p>
      <text:p text:style-name="P89">Minotaure</text:p>
      <text:p text:style-name="P170">Il possède le corps bien proportionné d’un homme puissamment bâti et la tête d’un taureau ou d’une vache. En dehors des laby<text:soft-page-break/>rinthes, il vit au sein de groupes familiaux dans les forêts et les collines.</text:p>
      <text:p text:style-name="P106">Caractéristiques</text:p>
      <text:p text:style-name="P170">FOR<text:tab/>: 3D6+12 (23)</text:p>
      <text:p text:style-name="P170">CON<text:tab/> : 1D6+12 (16)</text:p>
      <text:p text:style-name="P170">DEX<text:tab/>: 3D6 (11)</text:p>
      <text:p text:style-name="P170">TAI : 3D6+12 (23)</text:p>
      <text:p text:style-name="P170">INT : 2D6 (7)</text:p>
      <text:p text:style-name="P170">POU<text:tab/>: 3D6 (11)</text:p>
      <text:p text:style-name="P170">CHA<text:tab/> : 2D6 (7)</text:p>
      <text:p text:style-name="P107">Attributs</text:p>
      <text:p text:style-name="P178">PV : 20</text:p>
      <text:p text:style-name="P178">Blessure Grave : 10</text:p>
      <text:p text:style-name="P178">Modif. de Dégât : +2D6</text:p>
      <text:p text:style-name="P178">Points de Magie : 11</text:p>
      <text:p text:style-name="P178">Mouvement : 15 m</text:p>
      <text:p text:style-name="P178">Armure Typique : Peau épaisse 3 PA</text:p>
      <text:p text:style-name="P178">Facteur de trésor : 3</text:p>
      <text:p text:style-name="P106">Compétences</text:p>
      <text:p text:style-name="P24">Résistances</text:p>
      <text:p text:style-name="P170">Esquive : 60 %</text:p>
      <text:p text:style-name="P170">Persévérance : 40 %</text:p>
      <text:p text:style-name="P170">Endurance : 75 %</text:p>
      <text:p text:style-name="P24">Pratiques</text:p>
      <text:p text:style-name="P170">Athlétisme : 60 %</text:p>
      <text:p text:style-name="P170">Tromperie : 10 %</text:p>
      <text:p text:style-name="P170">Perception : 40 %</text:p>
      <text:p text:style-name="P24"><text:soft-page-break/>Combat</text:p>
      <text:p text:style-name="P170">Combat Rapproché : 50 %</text:p>
      <text:p text:style-name="P170">Hache de bataille : 2D8+2D6</text:p>
      <text:p text:style-name="P170">Combat sans arme : 60 %</text:p>
      <text:p text:style-name="P170">Encorner : 1D6+2D6</text:p>
      <text:p text:style-name="P170">Coup de tête : 1D6+2D6</text:p>
      <text:p text:style-name="P106">Magie</text:p>
      <text:p text:style-name="P170">Les Minotaures ont tendance à rejoindre les cultes de la Terre ou de la Nature et à apprendre la Magie Divine ou de Bataille.</text:p>
      <text:p text:style-name="P89">Momie</text:p>
      <text:p text:style-name="P183">La momie est un noble défunt transformé en mort-vivant au moyen de sinistres rituels. Le plus souvent recouverte de la tête aux pieds de bandelettes qui font partie du processus de momification, elle réside généralement dans son tombeau originel. Elle dirige fréquemment d’autres morts-vivants inférieurs, le plus souvent d’anciens serviteurs.</text:p>
      <text:p text:style-name="P106">Caractéristiques</text:p>
      <text:p text:style-name="P170">FOR<text:tab/>: 3D6+12 (23)</text:p>
      <text:p text:style-name="P170">CON<text:tab/>: 3D6+12 (23)</text:p>
      <text:p text:style-name="P170">DEX<text:tab/>: 2D6 (7)</text:p>
      <text:p text:style-name="P170">TAI : 2D6+6<text:tab/>(13)</text:p>
      <text:p text:style-name="P170">INT : 2D6+6 (13)</text:p>
      <text:p text:style-name="P170">POU : 0 (0)</text:p>
      <text:p text:style-name="P170">CHA : 1 (1)</text:p>
      <text:p text:style-name="P108">Attributs</text:p>
      <text:p text:style-name="P178">PV : 18</text:p>
      <text:p text:style-name="P178">Blessure Grave : 9</text:p>
      <text:p text:style-name="P178">Modif. de Dégât : +1D6</text:p>
      <text:p text:style-name="P178">Points de Magie : 0 (voir plus bas)</text:p>
      <text:p text:style-name="P178"><text:soft-page-break/>Mouvement : 15 m</text:p>
      <text:p text:style-name="P178">Armure Typique Peau épaisse : 2 PA</text:p>
      <text:p text:style-name="P178">Facteur de trésor : 4</text:p>
      <text:p text:style-name="P106">Compétences</text:p>
      <text:p text:style-name="P24">Résistances</text:p>
      <text:p text:style-name="P170">Esquive : 30 %</text:p>
      <text:p text:style-name="P188">Persévérance : 80 % (Immunité à la magie mentale)</text:p>
      <text:p text:style-name="P170">Endurance : 50 % (Immunité aux maladies et au poison)</text:p>
      <text:p text:style-name="P24">Pratiques</text:p>
      <text:p text:style-name="P170">Athlétisme : 10 %</text:p>
      <text:p text:style-name="P170">Tromperie : 10 %</text:p>
      <text:p text:style-name="P170">Perception : 40 %</text:p>
      <text:p text:style-name="P24">Combat</text:p>
      <text:p text:style-name="P170">Combat Rapproché 80 %</text:p>
      <text:p text:style-name="P253">Maillet de guerre 2D8+1D6</text:p>
      <text:p text:style-name="P170">Combat sans arme 60 %</text:p>
      <text:p text:style-name="P253">Poings 1D6+1D6</text:p>
      <text:p text:style-name="P106">Magie</text:p>
      <text:p text:style-name="P170">Puisque les momies n’ont pas de POU, elles n’apprennent jamais de Magie Commune. Les momies qui étaient prêtres dans leur vie précédente peuvent avoir de la Magie Divine et celles qui utilisaient la Sorcellerie connaissent toujours au moins un sort de Vampirisme pour gagner les PM nécessaires au lancement de leurs sorts.</text:p>
      <text:p text:style-name="P109">Règles Spéciales</text:p>
      <text:p text:style-name="P170">Un sort d’Ignition fonctionne toujours sur une momie. Un coup porté par une épée enchantée avec un sort de Lame de feu, ou bien par une torche, enflamme aussi la momie si elle subit des dégâts. La momie subira les dégâts de ce coup à chaque Round (en tant que dégâts de feu) à moins qu’elle n’étouffe les flammes en passant un Round à se rouler sur le sol ou à s’immerger dans de l’eau. Pen<text:soft-page-break/>dant ce temps, elle ne pourra entreprendre aucune autre action ou réaction.</text:p>
      <text:p text:style-name="P170">Les sorts de <text:span text:style-name="T186">guérison</text:span> sont inefficaces sur une momie, alors qu’un sortilège de Réparation supprime les dégâts (par incrément d’1D10 PV).</text:p>
      <text:p text:style-name="P170">Les momies sont immunisées aux magies mentales ainsi qu’aux poisons et aux maladies naturelles.</text:p>
      <text:p text:style-name="P89">Nain</text:p>
      <text:p text:style-name="P170">Ces petites créatures humanoïdes courtes, trapues et barbues vivent sous terre dans de vastes chambres que les leurs ont méticuleusement taillées dans la roche. Les nains ont une très grande espérance de vie et sont très fiers de leur travail. Enfin, ils détestent les orcs et les gobelins.</text:p>
      <text:p text:style-name="P108">Caractéristiques</text:p>
      <text:p text:style-name="P170">FOR : 4D6 (14)</text:p>
      <text:p text:style-name="P170">CON : 2D6+12 (19)</text:p>
      <text:p text:style-name="P170">DEX : 3D6 (11)</text:p>
      <text:p text:style-name="P170">TAI : 1D6+6 (10)</text:p>
      <text:p text:style-name="P170">INT : 2D6+6 (13)</text:p>
      <text:p text:style-name="P170">POU : 3D6 (11)</text:p>
      <text:p text:style-name="P170">CHA : 3D6 (11)</text:p>
      <text:p text:style-name="P106">Attributs</text:p>
      <text:p text:style-name="P170">PV : 15</text:p>
      <text:p text:style-name="P170">Blessure Grave : 8</text:p>
      <text:p text:style-name="P170">Modif. de Dégât : +0</text:p>
      <text:p text:style-name="P170">Points de Magie : 11</text:p>
      <text:p text:style-name="P170">Mouvement : 15 m</text:p>
      <text:p text:style-name="P170">Armure Typique : Cotte de maille 5 PA</text:p>
      <text:p text:style-name="P170">Facteur de trésor : 3</text:p>
      <text:p text:style-name="P106"><text:soft-page-break/>Compétences</text:p>
      <text:p text:style-name="P24">Résistances</text:p>
      <text:p text:style-name="P178">Esquive : 20 %</text:p>
      <text:p text:style-name="P178">Persévérance : 40 %</text:p>
      <text:p text:style-name="P178">Endurance : 55 %</text:p>
      <text:p text:style-name="P24">Connaissances</text:p>
      <text:p text:style-name="P178">Artisanat : 70 %</text:p>
      <text:p text:style-name="P24">Pratiques</text:p>
      <text:p text:style-name="P178">Athlétisme : 50 %</text:p>
      <text:p text:style-name="P178">Tromperie : 35 %</text:p>
      <text:p text:style-name="P178">Perception : 30 %</text:p>
      <text:p text:style-name="P24">Combat</text:p>
      <text:p text:style-name="P178">Combat à Distance : 45 %</text:p>
      <text:p text:style-name="P178">Arbalète légère : 1D8</text:p>
      <text:p text:style-name="P178">Combat Rapproché : 65 %</text:p>
      <text:p text:style-name="P178">Marteau de guerre : 1D8</text:p>
      <text:p text:style-name="P178">Targe : 1D6</text:p>
      <text:p text:style-name="P178">Hache de bataille : 1D6</text:p>
      <text:p text:style-name="P109">Magie</text:p>
      <text:p text:style-name="P170">Les Nains rejoignent les cultes de la Terre ou pratiquent la Sorcellerie.</text:p>
      <text:p text:style-name="P109">Règles Spéciales</text:p>
      <text:p text:style-name="P24">Sens de la Terre</text:p>
      <text:p text:style-name="P170">Les nains sentent automatiquement à quelle profondeur ils se trouvent sous le sol, mais aussi estimer la solidité d’un tunnel ou d’une chambre souterraine en palpant ses parois.</text:p>
      <text:p text:style-name="P24">Vision Nocturne</text:p>
      <text:p text:style-name="P170">Les nains peuvent, en percevant les différences de température, voir dans le noir aussi bien qu’à la lumière du jour.</text:p>
      <text:p text:style-name="P89"><text:soft-page-break/>Nymphes</text:p>
      <text:p text:style-name="P204">Par Paul Mitchener</text:p>
      <text:p text:style-name="P175">Les nymphes sont des esprits qui incarnent un lieu particulier ou un élément naturel. Elles prennent la forme d’une femme humanoïde, bien que les détails précis et les pouvoirs varient selon le type de nymphe. Tuer le corps physique d’une nymphe la renvoie dans le Monde Spirituel. <text:span text:style-name="T199">Une fois dans le Monde Spirituel, la nymphe se fabriquera un nouveau corps après 2d6 jours, du moment que son lieu d’origine reste intact. </text:span></text:p>
      <text:p text:style-name="P89">Nymphe : Dryade</text:p>
      <text:p text:style-name="P170">Une dryade est une nymphe liée à un endroit particulier d’une forêt, un bosquet dont le rayon en mètre est égal au double de son score de Pouvoir. Elle ne peut pas quitter ce territoire, sinon son corps physique se désintègre. La dryade est mystiquement liée à un arbre spécifique du bosquet et vivra aussi longtemps que lui.</text:p>
      <text:p text:style-name="P192">Une dryade peut former ou dissoudre son corps en entrant ou sortant de son arbre, mais si son corps est détruit, l’arbre ne pourra pas en reformer un autre avant un certain temps.</text:p>
      <text:p text:style-name="P108">Caractéristiques</text:p>
      <text:p text:style-name="P178">FOR : 2D6 (7)</text:p>
      <text:p text:style-name="P178">CON : 3D6 (11)</text:p>
      <text:p text:style-name="P178">DEX : 4D6 (14)</text:p>
      <text:p text:style-name="P178">TAI : 2D6+3<text:tab/>(10)</text:p>
      <text:p text:style-name="P178">INT : 3D6+6 (17)</text:p>
      <text:p text:style-name="P178">POU : 2D6+15 (22)</text:p>
      <text:p text:style-name="P178">CHA : 2D6+12 (19)</text:p>
      <text:p text:style-name="P106">Attributs</text:p>
      <text:p text:style-name="P170">PV : 11</text:p>
      <text:p text:style-name="P170">Blessure Grave : 6</text:p>
      <text:p text:style-name="P170"><text:soft-page-break/>Modif. de Dégât : +0</text:p>
      <text:p text:style-name="P170">Points de Magie : 22</text:p>
      <text:p text:style-name="P170">Mouvement : 15 m</text:p>
      <text:p text:style-name="P170">Armure Typique : Aucune</text:p>
      <text:p text:style-name="P170">Facteur de trésor : 1</text:p>
      <text:p text:style-name="P106">Compétences</text:p>
      <text:p text:style-name="P24">Résistances</text:p>
      <text:p text:style-name="P170">Esquive : 50 %</text:p>
      <text:p text:style-name="P170">Persévérance : 60 %</text:p>
      <text:p text:style-name="P170">Endurance : 40 %</text:p>
      <text:p text:style-name="P24">Connaissances</text:p>
      <text:p text:style-name="P170">Connaissance de la Nature : 60 %</text:p>
      <text:p text:style-name="P24">Pratiques</text:p>
      <text:p text:style-name="P170">Performance<text:tab/>: 50 %</text:p>
      <text:p text:style-name="P170">Tromperie : 50 %</text:p>
      <text:p text:style-name="P170">Perception : 50 %</text:p>
      <text:p text:style-name="P25">Combat</text:p>
      <text:p text:style-name="P170">Combat Rapproché : 40 %</text:p>
      <text:p text:style-name="P170">Bâton : 1D8</text:p>
      <text:p text:style-name="P109">Magie</text:p>
      <text:p text:style-name="P170">Magie Commune 60 %</text:p>
      <text:p text:style-name="P196">Une dryade a 8 points de sort parmi les suivants : Confusion, Contremagie, Mur de Ténèbres, Chemin Dégagé, Détection de la Magie, Améliorer (Performance), Améliorer (Tromperie), Lumière. Certaine<text:span text:style-name="T179">s</text:span> dryades apprennent la Magie Divine, elles ont alors une compétence à 50 % et peuvent dépenser certains de leurs points dans des sorts Divins.</text:p>
      <text:p text:style-name="P106">Règles Spéciales</text:p>
      <text:p text:style-name="P153"><text:span text:style-name="T24">Une dryade contrôle toutes les plantes de son bosquet. Elle peut les amener à se déplacer lentement, à se développer à une rapidité surprenante, mais aussi les faire fleurir ou porter des fruits, même </text:span><text:soft-page-break/><text:span text:style-name="T24">hors saison. Ce pouvoir ne peut cependant pas être utilisé pour une attaque directe</text:span><text:span text:style-name="T49">.</text:span></text:p>
      <text:p text:style-name="P89">Nymphe : Sorcière</text:p>
      <text:p text:style-name="P170">Les sorcières incarnent l’obscurité et les ombres. Elles sont associées aux grottes et aux autres zones sombres.</text:p>
      <text:p text:style-name="P186">Une sorcière ne peut quitter son domaine que quand il fait nuit, et doit le rejoindre avant l’aube ; si ce n’est pas le cas, son corps physique sera détruit. Le corps d’une sorcière est également détruit s’il est frappé directement par la lumière solaire. Une sorcière peut former et dissoudre son corps à volonté, mais si son corps est détruit, il faut beaucoup plus de temps pour en former un autre.</text:p>
      <text:p text:style-name="P108">Caractéristiques</text:p>
      <text:p text:style-name="P170">FOR : 6D6 (21)</text:p>
      <text:p text:style-name="P170">CON : 3D6 (11)</text:p>
      <text:p text:style-name="P170">DEX : 3D6 (11)</text:p>
      <text:p text:style-name="P170">TAI : 3D6 (11)</text:p>
      <text:p text:style-name="P170">INT : 2D6+12 (19)</text:p>
      <text:p text:style-name="P170">POU : 2D6+21 (28)</text:p>
      <text:p text:style-name="P170">CHA : 1D6 (3)</text:p>
      <text:p text:style-name="P106">Attributs</text:p>
      <text:p text:style-name="P170">PV : 11</text:p>
      <text:p text:style-name="P170">Blessure Grave : 6</text:p>
      <text:p text:style-name="P170">Modif. de Dégât : +1D6</text:p>
      <text:p text:style-name="P170">Points de Magie : 28</text:p>
      <text:p text:style-name="P170">Mouvement : 15 m</text:p>
      <text:p text:style-name="P170">Armure Typique : Aucune</text:p>
      <text:p text:style-name="P170">Facteur de trésor : 3</text:p>
      <text:p text:style-name="P106"><text:soft-page-break/>Compétences</text:p>
      <text:p text:style-name="P24">Résistances</text:p>
      <text:p text:style-name="P170">Esquive : 50 %</text:p>
      <text:p text:style-name="P170">Persévérance : 60 %</text:p>
      <text:p text:style-name="P170">Endurance : 40 %</text:p>
      <text:p text:style-name="P24">Connaissances</text:p>
      <text:p text:style-name="P170">Connaissance de la Nature : 40 %</text:p>
      <text:p text:style-name="P170">Connaissance (Magie) : 40 %</text:p>
      <text:p text:style-name="P170">Connaissance (morts-vivants) : 40 %</text:p>
      <text:p text:style-name="P24">Pratiques</text:p>
      <text:p text:style-name="P170">Tromperie : 110 %</text:p>
      <text:p text:style-name="P170">Perception : 50 %</text:p>
      <text:p text:style-name="P24">Combat</text:p>
      <text:p text:style-name="P170">Combat Sans Arme : 55 %</text:p>
      <text:p text:style-name="P170">Griffes : 2D6+1D6</text:p>
      <text:p text:style-name="P109">Magie</text:p>
      <text:p text:style-name="P170">Magie Commune : 75 %</text:p>
      <text:p text:style-name="P170">12 points de sorts parmi les suivants :</text:p>
      <text:p text:style-name="P170">Confusion, Contremagie, Mur de Ténèbres, Disruption, Détection de la Magie, Améliorer (Tromperie), Extinction, Réduire (Perception).</text:p>
      <text:p text:style-name="P170">Certaines sorcières apprennent la Sorcellerie ; elles ont alors une compétence de Sorcellerie de 60 %, et utilisent certains des points ci-dessus pour les sorts de sorcellerie, ceux impliquant en général l’obscurité, les ombres ou la mort.</text:p>
      <text:p text:style-name="P106">Règles Spéciales</text:p>
      <text:p text:style-name="P170">Une sorcière peut créer une ombre (ndt : l’élémentaire) depuis l’obscurité de son antre. Une telle action coute 1 Point de Magie par point de Taille de l’ombre. Elle peut remplacer une ombre détruite, mais ne peut avoir plus d’une ombre à son service.</text:p>
      <text:p text:style-name="P92"><text:soft-page-break/>Nymphe : Naïade</text:p>
      <text:p text:style-name="P170">Une naïade est une nymphe liée à l’eau, que ce soit un cours d’eau, un segment de rivière, un lac, un marais, voire une partie de la côte.</text:p>
      <text:p text:style-name="P170">Elle perd un point de magie pour chaque tranche de 10 mètres qui la sépare de son domaine Si elle atteint zéro point de magie, son corps se dissout en une flaque d’eau, et son esprit retourne à son domaine. Une naïade ne peut regagner ses points de magie que lorsqu’elle est complètement immergée dans l’eau.</text:p>
      <text:p text:style-name="P107">Caractéristiques</text:p>
      <text:p text:style-name="P170">FOR : 4D6 (14)</text:p>
      <text:p text:style-name="P170">CON : 3D6 (11)</text:p>
      <text:p text:style-name="P170">DEX : 4D6 (14)</text:p>
      <text:p text:style-name="P170">TAI : 2D6+3<text:tab/>(9)</text:p>
      <text:p text:style-name="P170">INT : 3D6+6 (17)</text:p>
      <text:p text:style-name="P170">POU : 2D6+18 (25)</text:p>
      <text:p text:style-name="P170">CHA : 2D6+12 (19)</text:p>
      <text:p text:style-name="P106">Attributs</text:p>
      <text:p text:style-name="P170">PV : 10</text:p>
      <text:p text:style-name="P170">Blessure Grave : 5</text:p>
      <text:p text:style-name="P170">Modif. de Dégât : +0</text:p>
      <text:p text:style-name="P170">Points de Magie : 25</text:p>
      <text:p text:style-name="P170">Mouvement : 15 m</text:p>
      <text:p text:style-name="P170">Armure Typique : Aucune</text:p>
      <text:p text:style-name="P170">Facteur de trésor : 1</text:p>
      <text:p text:style-name="P106">Compétences</text:p>
      <text:p text:style-name="P24">Résistances</text:p>
      <text:p text:style-name="P170">Esquive : 80 %</text:p>
      <text:p text:style-name="P170"><text:soft-page-break/>Persévérance : 70 %</text:p>
      <text:p text:style-name="P170">Endurance : 60 %</text:p>
      <text:p text:style-name="P24">Connaissances</text:p>
      <text:p text:style-name="P170">Connaissance de la Nature : 40 %</text:p>
      <text:p text:style-name="P24">Pratiques</text:p>
      <text:p text:style-name="P170">Performance<text:tab/>: 40 %</text:p>
      <text:p text:style-name="P170">Tromperie : 65 %</text:p>
      <text:p text:style-name="P170">Perception : 40 %</text:p>
      <text:p text:style-name="P24">Combat</text:p>
      <text:p text:style-name="P170">Combat à Distance : 40 %</text:p>
      <text:p text:style-name="P170">Javelot : 1D6</text:p>
      <text:p text:style-name="P170">Combat Rapproché : 40 %</text:p>
      <text:p text:style-name="P170">Lance courte : 1D6</text:p>
      <text:p text:style-name="P109">Magie</text:p>
      <text:p text:style-name="P170">Magie Commune : 60 %</text:p>
      <text:p text:style-name="P186">Une naïade a 10 points de sort parmi les suivants :</text:p>
      <text:p text:style-name="P170">Confusion, Contremagie, Extinction, Morte-lame, Détection de la Magie, Améliorer (Performance), Soins, Protection, Respiration Aquatique, Lenteur.</text:p>
      <text:p text:style-name="P170">Certaine<text:span text:style-name="T179">s</text:span> naïades apprennent la Magie Divine, elles ont alors une compétence Religion à 50 % et peuvent dépenser certains de leurs points dans les sorts Divins.</text:p>
      <text:p text:style-name="P106">Règles Spéciales</text:p>
      <text:p text:style-name="P170">Une naïade peut se transformer en ondine (l’élémentaire). Cela prend un Round, et coute 1 Point Magie par point de Taille de l’ondine. Si l’ondine est détruite, la naïade survit, mais elle est immédiatement refoulée dans son propre corps aquatique.</text:p>
      <text:p text:style-name="P89">Nymphe : Oréade</text:p>
      <text:p text:style-name="P190">Une oréade est une nymphe associée à une colline, une montagne, ou une vallée particulière. Elle perd un point de magie pour chaque <text:soft-page-break/>tranche de dix mètres qui la sépare de son domaine. Si elle atteint zéro point de magie, son corps se transforme en pierre et son esprit retourne dans son domaine.</text:p>
      <text:p text:style-name="P106">Caractéristiques</text:p>
      <text:p text:style-name="P170">FOR : 2D6 (7)</text:p>
      <text:p text:style-name="P170">CON<text:tab/> : 3D6+3 (12)</text:p>
      <text:p text:style-name="P170">DEX<text:tab/>: 3D6+6 (17)</text:p>
      <text:p text:style-name="P170">TAI : 2D6+3<text:tab/>(9)</text:p>
      <text:p text:style-name="P170">INT : 3D6+3 (14)</text:p>
      <text:p text:style-name="P170">POU<text:tab/>: 2D6+15 (22)</text:p>
      <text:p text:style-name="P170">CHA : 2D6+9 (15)</text:p>
      <text:p text:style-name="P106">Attributs</text:p>
      <text:p text:style-name="P170">PV : 11</text:p>
      <text:p text:style-name="P170">Blessure Grave : 6</text:p>
      <text:p text:style-name="P170">Modif. de Dégât : +0</text:p>
      <text:p text:style-name="P170">Points de Magie : 22</text:p>
      <text:p text:style-name="P170">Mouvement : 15 m</text:p>
      <text:p text:style-name="P170">Armure Typique : Aucune</text:p>
      <text:p text:style-name="P170">Facteur de trésor : 1</text:p>
      <text:p text:style-name="P106">Compétences</text:p>
      <text:p text:style-name="P24">Résistances</text:p>
      <text:p text:style-name="P170">Esquive : 40 %</text:p>
      <text:p text:style-name="P170">Persévérance : 30 %</text:p>
      <text:p text:style-name="P170">Endurance : 50 %</text:p>
      <text:p text:style-name="P24">Connaissances</text:p>
      <text:p text:style-name="P170">Connaissance de la Nature : 40 %</text:p>
      <text:p text:style-name="P170">Connaissance (Mammifères) : 40 %</text:p>
      <text:p text:style-name="P24"><text:soft-page-break/>Pratiques</text:p>
      <text:p text:style-name="P170">Performance<text:tab/>: 50 %</text:p>
      <text:p text:style-name="P170">Tromperie : 80 %</text:p>
      <text:p text:style-name="P170">Perception : 50 %</text:p>
      <text:p text:style-name="P24">Combat</text:p>
      <text:p text:style-name="P170">Combat à Distance : 40 %</text:p>
      <text:p text:style-name="P170">Pierres : 1D4</text:p>
      <text:p text:style-name="P170">Combat <text:span text:style-name="T198">S</text:span>ans <text:span text:style-name="T198">A</text:span>rme : 40 %</text:p>
      <text:p text:style-name="P170">Poings : 1D6</text:p>
      <text:p text:style-name="P109">Magie</text:p>
      <text:p text:style-name="P170">Magie Commune : 70 %</text:p>
      <text:p text:style-name="P170">12 points de sort parmi les suivants :</text:p>
      <text:p text:style-name="P186">Contremagie, Mur de Ténèbres, Morte-lame, Détection de la Magie, Extinction, Percer, Lenteur, Vigueur, Lumière, Amélioration d’Arme.</text:p>
      <text:p text:style-name="P170">Certaine<text:span text:style-name="T180">s</text:span> oréades apprennent la Magie Divine ; elles ont alors une compétence à 50 % et peuvent dépenser certains de leurs points en sorts Divins.</text:p>
      <text:p text:style-name="P106">Règles Spéciales</text:p>
      <text:p text:style-name="P170">Une oréade peut se transformer en gnome (l’élémentaire), ce qui prend un Round et coute 1 Point Magie par point de Taille du gnome. Si le gnome est détruit, l’oréade survit, mais elle est immédiatement refoulée dans son domaine.</text:p>
      <text:p text:style-name="P89">Ogre Mutant</text:p>
      <text:p text:style-name="P183">Beaucoup d’ogres suivent de sombres croyances qui entrainent une hideuse transformation de leur corps : on en vient à douter que ces créatures gigantesques soient liées à la race séduisante et beaucoup plus faible des ogres normaux. Les deux types d’ogres se délectent de la chair humaine et chassent les hommes avec ardeur. Les ogres mutants sont soit des solitaires, soit les chefs d’immenses clans d’humanoïdes maléfiques.</text:p>
      <text:p text:style-name="P109"><text:soft-page-break/>Caractéristiques</text:p>
      <text:p text:style-name="P170">FOR : 3D6+12 (23)</text:p>
      <text:p text:style-name="P170">CON : 2D6+6 (13)</text:p>
      <text:p text:style-name="P170">DEX : 3D6 (11)</text:p>
      <text:p text:style-name="P170">TAI : 3D6+12 (23)</text:p>
      <text:p text:style-name="P170">INT : 2D6+6 (13)</text:p>
      <text:p text:style-name="P170">POU : 2D6+6 (13)</text:p>
      <text:p text:style-name="P170">CHA : 1D6 (3)</text:p>
      <text:p text:style-name="P106">Attributs</text:p>
      <text:p text:style-name="P170">PV : 18</text:p>
      <text:p text:style-name="P170">Blessure Grave : 9</text:p>
      <text:p text:style-name="P170">Modif. de Dégât : +2D6</text:p>
      <text:p text:style-name="P170">Points de Magie : 13</text:p>
      <text:p text:style-name="P170">Mouvement : 15 m</text:p>
      <text:p text:style-name="P170">Armure Typique Peau épaisse : 2 PA</text:p>
      <text:p text:style-name="P170">Facteur de trésor : 1</text:p>
      <text:p text:style-name="P106">Compétences</text:p>
      <text:p text:style-name="P24">Résistances</text:p>
      <text:p text:style-name="P170">Esquive : 35 %</text:p>
      <text:p text:style-name="P170">Persévérance : 50 %</text:p>
      <text:p text:style-name="P170">Endurance : 35 %</text:p>
      <text:p text:style-name="P24">Pratiques</text:p>
      <text:p text:style-name="P170">Athlétisme : 35 %</text:p>
      <text:p text:style-name="P170">Tromperie : 50 %</text:p>
      <text:p text:style-name="P170">Perception : 50 %</text:p>
      <text:p text:style-name="P24">Combat</text:p>
      <text:p text:style-name="P170">Combat à Distance : 40 %</text:p>
      <text:p text:style-name="P170">Pierres : 1D6+2D6</text:p>
      <text:p text:style-name="P170"><text:soft-page-break/>Combat Rapproché : 60 %</text:p>
      <text:p text:style-name="P170">Maillet : 2D8+2D6</text:p>
      <text:p text:style-name="P170">Combat Sans Arme : 40 %</text:p>
      <text:p text:style-name="P170">Poings : 1D6+2D6</text:p>
      <text:p text:style-name="P170">Morsure : 1D8+2D6</text:p>
      <text:p text:style-name="P106">Magie</text:p>
      <text:p text:style-name="P170">Les ogres mutants vénèrent toutes sortes d’esprits et de dieux maléfiques ou démoniaques.</text:p>
      <text:p text:style-name="P93">Ogre</text:p>
      <text:p text:style-name="P178">À première vue, les ogres ressemblent à des hommes grands et beaux, mais leurs fortes canines trahissent leur véritable nature. Ils vivent en petits groupes familiaux, ou en tant que chefs de troupes d’orcs et gobelins. Ces féroces carnivores affectionnent la chair tendre des créatures intelligentes.</text:p>
      <text:p text:style-name="P106">Caractéristiques</text:p>
      <text:p text:style-name="P170">FOR : 2D6+12 (19)</text:p>
      <text:p text:style-name="P170">CON  : 2D6+6 (13)</text:p>
      <text:p text:style-name="P170">DEX : 3D6 (11)</text:p>
      <text:p text:style-name="P170">TAI : 2D6+6<text:tab/>(13)</text:p>
      <text:p text:style-name="P170">INT : 2D6+6 (13)</text:p>
      <text:p text:style-name="P170">POU : 2D6+6 (13)</text:p>
      <text:p text:style-name="P170">CHA : 3D6+3 (14)</text:p>
      <text:p text:style-name="P106">Attributs</text:p>
      <text:p text:style-name="P170">PV : 13</text:p>
      <text:p text:style-name="P170">Blessure Grave : 7</text:p>
      <text:p text:style-name="P170">Modif. de Dégât : +1D6</text:p>
      <text:p text:style-name="P170">Points de Magie : 13</text:p>
      <text:p text:style-name="P170"><text:soft-page-break/>Mouvement : 15 m</text:p>
      <text:p text:style-name="P170">Armure Typique : Cuir 2 PA</text:p>
      <text:p text:style-name="P170">Facteur de trésor : 3</text:p>
      <text:p text:style-name="P106">Compétences</text:p>
      <text:p text:style-name="P24">Résistances</text:p>
      <text:p text:style-name="P170">Esquive : 35 %</text:p>
      <text:p text:style-name="P170">Persévérance : 55 %</text:p>
      <text:p text:style-name="P170">Endurance : 35 %</text:p>
      <text:p text:style-name="P24">Connaissances</text:p>
      <text:p text:style-name="P170">Culture (<text:span text:style-name="T198">D’origine</text:span>) : 60 %</text:p>
      <text:p text:style-name="P24">Pratiques</text:p>
      <text:p text:style-name="P170">Athlétisme : 35 %</text:p>
      <text:p text:style-name="P170">Tromperie : 50 %</text:p>
      <text:p text:style-name="P170">Perception : 50 %</text:p>
      <text:p text:style-name="P24">Combat</text:p>
      <text:p text:style-name="P170">Combat à Distance : 40 %</text:p>
      <text:p text:style-name="P253">Arc court : 1D8+1D6 (Portée 75 m)</text:p>
      <text:p text:style-name="P170">Combat Rapproché : 60 %</text:p>
      <text:p text:style-name="P253">Épée longue : 1D8+1D6</text:p>
      <text:p text:style-name="P253">Targe<text:tab/> : 1D6+1D6</text:p>
      <text:p text:style-name="P170">Combat Sans Arme : 60 %</text:p>
      <text:p text:style-name="P253">Poings : 1D3+1D6</text:p>
      <text:p text:style-name="P253">Morsure : 1D4+1D6</text:p>
      <text:p text:style-name="P106">Magie</text:p>
      <text:p text:style-name="P178">Les ogres apprennent généralement la magie de leur culture d’origine, toutefois les cultes cannibales les séduisent souvent.</text:p>
      <text:p text:style-name="P89"><text:soft-page-break/>Orc</text:p>
      <text:p text:style-name="P170">Les orcs sont des humanoïdes à la peau verte dotés d’un groin de porc et d’un très mauvais caractère. Dans leur société, les forts dominent les faibles. Les clans orcs se battent régulièrement entre eux et contre les autres races.</text:p>
      <text:p text:style-name="P106">Caractéristiques</text:p>
      <text:p text:style-name="P170">FOR<text:tab/>: 4D6 (14)</text:p>
      <text:p text:style-name="P170">CON<text:tab/> : 3D6 (11)</text:p>
      <text:p text:style-name="P170">DEX<text:tab/>: 4D6 (14)</text:p>
      <text:p text:style-name="P170">TAI : 2D6+3<text:tab/>(10)</text:p>
      <text:p text:style-name="P170">INT : 3D6 (11)</text:p>
      <text:p text:style-name="P170">POU : 2D6+3 (10)</text:p>
      <text:p text:style-name="P170">CHA<text:tab/> : 2D6 (7)</text:p>
      <text:p text:style-name="P106">Attributs</text:p>
      <text:p text:style-name="P170">PV 11</text:p>
      <text:p text:style-name="P170">Blessure Grave 6</text:p>
      <text:p text:style-name="P170">Modif. de Dégât +0</text:p>
      <text:p text:style-name="P170">Points de Magie 10</text:p>
      <text:p text:style-name="P170">Mouvement 15 m</text:p>
      <text:p text:style-name="P170">Armure Typique Cuir 2 PA</text:p>
      <text:p text:style-name="P170">Facteur de trésor 2</text:p>
      <text:p text:style-name="P106">Compétences</text:p>
      <text:p text:style-name="P24">Résistances</text:p>
      <text:p text:style-name="P170">Esquive : 35 %</text:p>
      <text:p text:style-name="P170">Persévérance : 35 %</text:p>
      <text:p text:style-name="P170">Endurance : 35 %</text:p>
      <text:p text:style-name="P24">Connaissances</text:p>
      <text:p text:style-name="P170">Artisanat : 40 %</text:p>
      <text:p text:style-name="P24"><text:soft-page-break/>Pratiques</text:p>
      <text:p text:style-name="P170">Athlétisme : 35 %</text:p>
      <text:p text:style-name="P170">Tromperie : 45 %</text:p>
      <text:p text:style-name="P170">Perception : 45 %</text:p>
      <text:p text:style-name="P24">Combat</text:p>
      <text:p text:style-name="P170">Combat à Distance : 50 %</text:p>
      <text:p text:style-name="P253">Arc court : 1D8 (portée 75 m)</text:p>
      <text:p text:style-name="P170">Combat Rapproché : 40 %</text:p>
      <text:p text:style-name="P253">Cimeterre : 1D8</text:p>
      <text:p text:style-name="P253">Bouclier moyen : 1D6</text:p>
      <text:p text:style-name="P106">Magie</text:p>
      <text:p text:style-name="P170">Les orcs vénèrent habituellement les divinités guerrières ou maléfiques.</text:p>
      <text:p text:style-name="P89">Satyre</text:p>
      <text:p text:style-name="P170">Cette espèce d’homme-bête possède le bassin et les pattes arrière d’un bouc et le torse d’un homme. Sa chevelure est épaisse et frisée ; des cornes de chèvres poussent sur son front humain.</text:p>
      <text:p text:style-name="P106">Caractéristiques</text:p>
      <text:p text:style-name="P170">FOR : 5D6 (18)</text:p>
      <text:p text:style-name="P170">CON : 4D6 (14)</text:p>
      <text:p text:style-name="P170">DEX : 3D6+6 (17)</text:p>
      <text:p text:style-name="P170">TAI : 2D6+6<text:tab/>(13)</text:p>
      <text:p text:style-name="P170">INT : 2D6+6 (13)</text:p>
      <text:p text:style-name="P170">POU : 4D6 (14)</text:p>
      <text:p text:style-name="P170">CHA : 2D6 (7)</text:p>
      <text:p text:style-name="P106">Attributs</text:p>
      <text:p text:style-name="P170">PV : 14</text:p>
      <text:p text:style-name="P170"><text:soft-page-break/>Blessure Grave : 7</text:p>
      <text:p text:style-name="P170">Modif. de Dégât : +1D6</text:p>
      <text:p text:style-name="P170">Points de Magie : 14</text:p>
      <text:p text:style-name="P170">Mouvement : 15 m</text:p>
      <text:p text:style-name="P170">Armure Typique : Aucune</text:p>
      <text:p text:style-name="P170">Facteur de trésor : 1</text:p>
      <text:p text:style-name="P108">Compétences</text:p>
      <text:p text:style-name="P25">Résistances</text:p>
      <text:p text:style-name="P178">Esquive : 35 %</text:p>
      <text:p text:style-name="P178">Persévérance : 50 %</text:p>
      <text:p text:style-name="P178">Endurance : 50 %</text:p>
      <text:p text:style-name="P25">Connaissances</text:p>
      <text:p text:style-name="P178">Connaissance de la Nature : 75 %</text:p>
      <text:p text:style-name="P24">Pratiques</text:p>
      <text:p text:style-name="P178">Athlétisme (Nage) : 45 %</text:p>
      <text:p text:style-name="P178">Tromperie : 60 %</text:p>
      <text:p text:style-name="P178">Perception : 60 %</text:p>
      <text:p text:style-name="P24">Combat</text:p>
      <text:p text:style-name="P170">Combat Rapproché : 35 %</text:p>
      <text:p text:style-name="P253">Massue 1D6+1D6</text:p>
      <text:p text:style-name="P170">Combat Sans Arme 55 %</text:p>
      <text:p text:style-name="P253">Coup de tête 1D6+1D6</text:p>
      <text:p text:style-name="P109">Magie</text:p>
      <text:p text:style-name="P170">Les satyres sont de nature magique et connaissent au moins 5 points de Magie Commune. Ils ont aussi tendance à rejoindre les cultes de la Nature ou de la Terre, tandis que les plus sages d’entre eux deviennent chamanes.</text:p>
      <text:p text:style-name="P89"><text:soft-page-break/>Serpent De Mer</text:p>
      <text:p text:style-name="P170">Cet énorme monstre marin au corps de serpent est un lointain cousin des dragons. Sa tanière se trouve dans les grottes sous-marines : c’est là qu’il traine ses victimes pour les dévorer.</text:p>
      <text:p text:style-name="P106">Caractéristiques</text:p>
      <text:p text:style-name="P170">FOR : 8D6+30 (58)</text:p>
      <text:p text:style-name="P170">CON : 4D6+21 (35)</text:p>
      <text:p text:style-name="P170">DEX : 2D6 (7)</text:p>
      <text:p text:style-name="P170">TAI : 6D6+15 (36)</text:p>
      <text:p text:style-name="P170">INT : 3 (3)</text:p>
      <text:p text:style-name="P170">POU : 6D6 (21)</text:p>
      <text:p text:style-name="P170">CHA : 3 (3)</text:p>
      <text:p text:style-name="P106">Attributs</text:p>
      <text:p text:style-name="P170">PV : 36</text:p>
      <text:p text:style-name="P170">Blessure Grave : 18</text:p>
      <text:p text:style-name="P170">Modif. de Dégât : +5D6</text:p>
      <text:p text:style-name="P170">Points de Magie : 21</text:p>
      <text:p text:style-name="P170">Mouvement : 23 m nage, 0 m sur terre</text:p>
      <text:p text:style-name="P170">Armure Typique : Écailles 5 PA</text:p>
      <text:p text:style-name="P170">Facteur de trésor : 3</text:p>
      <text:p text:style-name="P108">Compétences</text:p>
      <text:p text:style-name="P24">Résistances</text:p>
      <text:p text:style-name="P178">Esquive : 40 %</text:p>
      <text:p text:style-name="P178">Persévérance : 40 %</text:p>
      <text:p text:style-name="P178">Endurance : 80 %</text:p>
      <text:p text:style-name="P24">Pratiques</text:p>
      <text:p text:style-name="P170">Athlétisme : 60 %</text:p>
      <text:p text:style-name="P170">Perception : 25 %</text:p>
      <text:p text:style-name="P24"><text:soft-page-break/>Combat</text:p>
      <text:p text:style-name="P170">Combat sans armes : 60 %</text:p>
      <text:p text:style-name="P253">Morsure : 1D6+5D6</text:p>
      <text:p text:style-name="P89">Squelette</text:p>
      <text:p text:style-name="P186">Ce sont les os d’une dépouille humaine, animés par la Sorcellerie ou la Magie Divine. Les squelettes servent le plus souvent de troupes sacrifiables ou de gardiens de tombe.</text:p>
      <text:p text:style-name="P106">Caractéristiques</text:p>
      <text:p text:style-name="P170">FOR : 2D6+6 (13)</text:p>
      <text:p text:style-name="P170">CON : 1D6 (4)</text:p>
      <text:p text:style-name="P170">DEX : 3D6 (11)</text:p>
      <text:p text:style-name="P170">TAI<text:tab/> : 3D6 (11)</text:p>
      <text:p text:style-name="P170">INT : 0 (0)</text:p>
      <text:p text:style-name="P170">POU : 0 (0)</text:p>
      <text:p text:style-name="P170">CHA : 0 (0)</text:p>
      <text:p text:style-name="P106">Attributs</text:p>
      <text:p text:style-name="P170">PV : 8</text:p>
      <text:p text:style-name="P170">Blessure Grave : 4</text:p>
      <text:p text:style-name="P170">Modif. de Dégât : +0</text:p>
      <text:p text:style-name="P170">Points de Magie : 0</text:p>
      <text:p text:style-name="P170">Mouvement : 15 m</text:p>
      <text:p text:style-name="P170">Armure Typique : Cuir 2 PA</text:p>
      <text:p text:style-name="P170">Facteur de trésor : 0</text:p>
      <text:p text:style-name="P108">Compétences</text:p>
      <text:p text:style-name="P24">Résistances</text:p>
      <text:p text:style-name="P170">Esquive : 10 %</text:p>
      <text:p text:style-name="P170">Persévérance : 100 %</text:p>
      <text:p text:style-name="P170"><text:soft-page-break/>Endurance : 100 %</text:p>
      <text:p text:style-name="P24">Combat</text:p>
      <text:p text:style-name="P170">Combat Rapproché : 35 %</text:p>
      <text:p text:style-name="P253">Épée : 1D8</text:p>
      <text:p text:style-name="P253">Bouclier moyen : 1D6</text:p>
      <text:p text:style-name="P109">Magie</text:p>
      <text:p text:style-name="P170">Aucune</text:p>
      <text:p text:style-name="P109">Règles Spéciales</text:p>
      <text:p text:style-name="P170">Les squelettes ont un score de 0 en INT, POU et CHA, car ils n’ont aucune intelligence, volonté et personnalité propres. Ils sont immunisés aux poisons et aux maladies, à la fatigue et aux magies contrôlant (affectant) l’esprit.</text:p>
      <text:p text:style-name="P170">Un squelette a le même score de Mouvement que celui que possédait la créature dont il est issu ; toutefois, il ne peut pas voler ou nager, même si la créature possédait ces modes de déplacement.</text:p>
      <text:p text:style-name="P89">Troll</text:p>
      <text:p text:style-name="P186">Avec une taille supérieure à deux mètres, le troll est un monstre humanoïde à la peau visqueuse et couleur vert-de-gris. Ses yeux globuleux injectés de sang, ses mains griffues et son corps recroquevillé lui donnent un aspect terrifiant. Toutefois, sa mauvaise réputation n’est pas seulement due à son apparence ; il est en effet capable de faire repousser ses membres tranchés ou de ressouder ses os brisés devant les yeux éberlués de ses assaillants. Heureusement, il est aussi solitaire que stupide.</text:p>
      <text:p text:style-name="P170"/>
      <text:p text:style-name="P106">Caractéristiques</text:p>
      <text:p text:style-name="P170">FOR : 4D6+12 (26)</text:p>
      <text:p text:style-name="P170">CON : 3D6+9 (20)</text:p>
      <text:p text:style-name="P170">DEX : 2D6 (7)</text:p>
      <text:p text:style-name="P170">TAI<text:tab/>: 4D6+12 (26)</text:p>
      <text:p text:style-name="P170"><text:soft-page-break/>INT : 1D6+3<text:tab/>(6)</text:p>
      <text:p text:style-name="P170">POU : 3D6 (11)</text:p>
      <text:p text:style-name="P170">CHA : 2D6 (7)</text:p>
      <text:p text:style-name="P106">Attributs</text:p>
      <text:p text:style-name="P170">PV 23</text:p>
      <text:p text:style-name="P170">Blessure Grave 12</text:p>
      <text:p text:style-name="P170">Modif. de Dégât +2D6</text:p>
      <text:p text:style-name="P170">Points de Magie 11</text:p>
      <text:p text:style-name="P170">Mouvement 23 m</text:p>
      <text:p text:style-name="P170">Armure Typique : Peau épaisse 3 PA</text:p>
      <text:p text:style-name="P170">Facteur de trésor 1</text:p>
      <text:p text:style-name="P108">Compétences</text:p>
      <text:p text:style-name="P25">Résistances</text:p>
      <text:p text:style-name="P178">Esquive 25 %</text:p>
      <text:p text:style-name="P178">Persévérance<text:tab/> 25 %</text:p>
      <text:p text:style-name="P178">Endurance 60 %</text:p>
      <text:p text:style-name="P25">Connaissances</text:p>
      <text:p text:style-name="P170">Connaissance de la Nature 40 %</text:p>
      <text:p text:style-name="P24">Pratiques</text:p>
      <text:p text:style-name="P170">Athlétisme (nage) 20 %</text:p>
      <text:p text:style-name="P170">Tromperie 20 %</text:p>
      <text:p text:style-name="P170">Perception 20 %</text:p>
      <text:p text:style-name="P24">Combat</text:p>
      <text:p text:style-name="P170">Combat Rapproché 40 %*</text:p>
      <text:p text:style-name="P253">Massue 1D6+2D6</text:p>
      <text:p text:style-name="P170">Combat sans arme 40 %*</text:p>
      <text:p text:style-name="P253">Griffes 1D6+2D6</text:p>
      <text:p text:style-name="P170"><text:soft-page-break/>* Un troll peut attaquer soit avec sa massue soit avec ses griffes, mais pas avec les deux dans le même Round.</text:p>
      <text:p text:style-name="P108">Magie</text:p>
      <text:p text:style-name="P178">Aucune</text:p>
      <text:p text:style-name="P108">Règles Spéciales</text:p>
      <text:p text:style-name="P24">Régénération</text:p>
      <text:p text:style-name="Corps">Les <text:span text:style-name="T196">t</text:span>rolls régénèrent très rapidement les dégâts qu’ils ont subis : ils regagnent 1D6 PV par Round. Cette régénération ne fonctionne pas pour les dégâts causés par le feu.</text:p>
      <text:p text:style-name="P19"><text:span text:style-name="bold"><text:span text:style-name="T6">Vision Nocturne</text:span></text:span></text:p>
      <text:p text:style-name="Corps"><text:span text:style-name="bold"><text:span text:style-name="T104">L</text:span></text:span><text:span text:style-name="T76">es </text:span><text:span text:style-name="T78">t</text:span><text:span text:style-name="T76">rolls peuvent voir dans la nuit ou les ténèbres comme en plein jour.</text:span></text:p>
      <text:p text:style-name="P89">Vampire</text:p>
      <text:p text:style-name="P170">Les sinistres vampires se nourrissent du sang et de l’énergie des vivants. Ils ressemblent à des humains normaux, mais leur teint pâle et leurs canines prédominantes sont susceptibles de les trahir. Les vampires peuvent être des chasseurs solitaires ou former une société organisée, où les membres les plus faibles doivent fournir des victimes aux dirigeants les plus puissants.</text:p>
      <text:p text:style-name="P106">Caractéristiques</text:p>
      <text:p text:style-name="P170">FOR  3D6+12 (23)</text:p>
      <text:p text:style-name="P170">CON : 3D6+12 (23)</text:p>
      <text:p text:style-name="P170">DEX : 3D6 (11)</text:p>
      <text:p text:style-name="P170">TAI 2D6+6 (1<text:span text:style-name="T217">3</text:span>)</text:p>
      <text:p text:style-name="P170">INT 2D6+6 (11)</text:p>
      <text:p text:style-name="P170">POU : 0 (0)</text:p>
      <text:p text:style-name="P170">CHA : 3D6 (11)</text:p>
      <text:p text:style-name="P107">Attributs</text:p>
      <text:p text:style-name="P178">PV : 18</text:p>
      <text:p text:style-name="P178">Blessure Grave : 9</text:p>
      <text:p text:style-name="P178"><text:soft-page-break/>Modif. de Dégât : +1D6</text:p>
      <text:p text:style-name="P178">Points de Magie : 0 (voir ci-dessous)</text:p>
      <text:p text:style-name="P178">Mouvement : 15 m</text:p>
      <text:p text:style-name="P178">Armure Typique : 5 PA voir plus bas*</text:p>
      <text:p text:style-name="P178">Facteur de trésor : 4</text:p>
      <text:p text:style-name="P178">* Typiquement cotte de maille<text:span text:style-name="T180">s</text:span> (5PA) si préparé au combat. Armure de plaques possible (6PA) pour les vampires les plus puissants.</text:p>
      <text:p text:style-name="P107">Compétences</text:p>
      <text:p text:style-name="P25">Résistances</text:p>
      <text:p text:style-name="P178">Esquive 40 %</text:p>
      <text:p text:style-name="P178">Persévérance<text:tab/> 80 %</text:p>
      <text:p text:style-name="P178">Endurance 80 %</text:p>
      <text:p text:style-name="P24">Connaissances</text:p>
      <text:p text:style-name="P178">Connaissance (local) 40 %</text:p>
      <text:p text:style-name="P24">Pratiques</text:p>
      <text:p text:style-name="P178">Athlétisme 50 %</text:p>
      <text:p text:style-name="P178">Tromperie 80 %</text:p>
      <text:p text:style-name="P178">Perception 80 %</text:p>
      <text:p text:style-name="P25">Combat</text:p>
      <text:p text:style-name="P178">Combat Rapproché 50 %</text:p>
      <text:p text:style-name="P253">Épée Longue 1D8+1D6</text:p>
      <text:p text:style-name="P253">Bouclier 1D6+1D6</text:p>
      <text:p text:style-name="P178">Combat Sans Arme 60 %</text:p>
      <text:p text:style-name="P253">Morsure 1D6+Drain de PM (voir plus bas)</text:p>
      <text:p text:style-name="P108">Magie</text:p>
      <text:p text:style-name="P178">Aucune</text:p>
      <text:p text:style-name="P108"><text:soft-page-break/>Règles Spéciales</text:p>
      <text:p text:style-name="P19"><text:span text:style-name="bold"><text:span text:style-name="T6">Vision Nocturne</text:span></text:span></text:p>
      <text:p text:style-name="P158"><text:span text:style-name="bold"><text:span text:style-name="T105">L</text:span></text:span><text:span text:style-name="T24">es vampires peuvent voir dans la nuit ou les ténèbres comme en plein jour, en percevant l’énergie vitale des créatures environnantes.</text:span></text:p>
      <text:p text:style-name="P19"><text:span text:style-name="bold"><text:span text:style-name="T6">Drain de Points de Magie</text:span></text:span></text:p>
      <text:p text:style-name="P158"><text:span text:style-name="bold"><text:span text:style-name="T105">U</text:span></text:span><text:span text:style-name="T24">n vampire ne régénère pas ses PV ou de Magie normalement. À la place, il doit les récupérer sur d’autres créatures en buvant leur sang. En cas de morsure réussie (qui fait perdre des PV à la cible), un vampire reste accroché à sa cible et lui draine 1D6 PM à chaque Round. Chaque PM drainé donne au vampire un PV ou un PM (au choix du vampire). Si la cible est réduite à zéro PM de cette façon, elle s’évanouit ; le vampire pourra continuer à boire son sang et elle perdra alors des points de POU permanents.</text:span></text:p>
      <text:p text:style-name="P19"><text:span text:style-name="bold"><text:span text:style-name="T6">Métamorphose</text:span></text:span></text:p>
      <text:p text:style-name="P158"><text:span text:style-name="bold"><text:span text:style-name="T105">L</text:span></text:span><text:span text:style-name="T24">es vampires ont la capacité de se transformer en brouillard à volonté. En une seule Action de Combat, un vampire (et tous les objets non animés sur sa personne) se dissout en une vapeur verdâtre d’à peu près la même TAI que son corps de chair. Sous forme de brouillard, le vampire est immunisé à tous les types de dégâts physiques, sauf la lumière solaire. Cependant, la seule action qu’il peut accomplir est un déplacement, dont la vitesse équivaut à sa vitesse normale et n’est pas affectée par les vents puissants.</text:span></text:p>
      <text:p text:style-name="P178">En plus de la capacité de se transformer en brouillard, certains vampires ont la capacité de se métamorphoser en loup ou en chauvesouris. Comme pour la transformation en brouillard, cela nécessite une Action de Combat.</text:p>
      <text:p text:style-name="P178">À sa mort, un vampire tombe en poussière au sol et se transforme en brouillard au début du prochain Round. Avant cela, il peut être détruit de façon permanente, si l’on plante un pieu dans son cœur (la seule façon d’empêcher qu’il se change en Brouillard) puis qu’on le décapite.</text:p>
      <text:p text:style-name="P19"><text:span text:style-name="bold"><text:span text:style-name="T6">Les Vampires et la lumière du Soleil</text:span></text:span></text:p>
      <text:p text:style-name="P153"><text:span text:style-name="bold"><text:span text:style-name="T105">E</text:span></text:span><text:span text:style-name="T24">n tant que créatures de la nuit, les vampires ne supportent pas la lumière naturelle du soleil : ils subissent un point de dégât à chaque Round d’exposition au soleil. Ceux qui voyagent durant la journée </text:span><text:soft-page-break/><text:span text:style-name="T24">portent de nombreuses couches de vêtements et une cagoule pour couvrir le plus possible leur corps.</text:span></text:p>
      <text:p text:style-name="P19"><text:span text:style-name="bold"><text:span text:style-name="T6">Les symboles Sacrés</text:span></text:span></text:p>
      <text:p text:style-name="P153"><text:span text:style-name="bold"><text:span text:style-name="T101">L</text:span></text:span><text:span text:style-name="T49">es symboles sacrés de certains cultes, notamment ceux qui s’opposent aux morts-vivants, sont efficaces contre les vampires. Le meneur de jeu est libre de choisir le symbole le plus efficace selon le type de vampire : par exemple, un symbole des dieux de la nature fonctionnera mieux sur un vampire elfe que l’icône d’un saint humain. Tout personnage présentant un symbole sacré à un vampire en tant qu’Action de Combat effectue un test d’Opposition de Persévérance contre l’Endurance du vampire. Le test recevra un modificateur (bonus ou malus) basé sur la pertinence du symbole utilisé, à la discrétion du meneur de jeu. En cas de réussite, le vampire perdra 1D4 PV (sans prendre en compte l’armure ou la magie protectrice du vampire) et ne pourra pas attaquer le personnage ou tout autre individu sous la protection du symbole sacré.</text:span></text:p>
      <text:p text:style-name="P93">Wyverne</text:p>
      <text:p text:style-name="P178">Ces reptiles gigantesques au corps verdâtre et sinueux sont apparentés aux dragons. Toutefois, ils ne sont dotés que d’une intelligence animale et ne possèdent pas de pattes avant.</text:p>
      <text:p text:style-name="P106">Caractéristiques</text:p>
      <text:p text:style-name="P170">FOR : 4D6+12 (26)</text:p>
      <text:p text:style-name="P170">CON : 2D6+12 (19)</text:p>
      <text:p text:style-name="P170">DEX : 2D6+6 (13)</text:p>
      <text:p text:style-name="P170">TAI : 4D6+12 (26)</text:p>
      <text:p text:style-name="P170">INT : 7 (7)</text:p>
      <text:p text:style-name="P170">POU : 3D6 (11)</text:p>
      <text:p text:style-name="P170">CHA : 6 (6)</text:p>
      <text:p text:style-name="P106">Attributs</text:p>
      <text:p text:style-name="P170">PV 23</text:p>
      <text:p text:style-name="P170">Blessure Grave 12</text:p>
      <text:p text:style-name="P170"><text:soft-page-break/>Modif. de Dégât +2D6</text:p>
      <text:p text:style-name="P170">Points de Magie 11</text:p>
      <text:p text:style-name="P170">Mouvement 23 m, 30 m vol</text:p>
      <text:p text:style-name="P170">Armure Typique Écailles 5 PA</text:p>
      <text:p text:style-name="P170">Facteur de trésor 1</text:p>
      <text:p text:style-name="P106">Compétences</text:p>
      <text:p text:style-name="P24">Résistances</text:p>
      <text:p text:style-name="P170">Esquive : 50 %</text:p>
      <text:p text:style-name="P170">Persévérance : 35 %</text:p>
      <text:p text:style-name="P170">Endurance : 50 %</text:p>
      <text:p text:style-name="P24">Pratiques</text:p>
      <text:p text:style-name="P170">Athlétisme : 50 %</text:p>
      <text:p text:style-name="P170">Tromperie : 10 %</text:p>
      <text:p text:style-name="P170">Perception : 60 %</text:p>
      <text:p text:style-name="P24">Combat</text:p>
      <text:p text:style-name="P170">Combat Sans Arme : 60 %</text:p>
      <text:p text:style-name="P170">Griffes : 1D6+2D6</text:p>
      <text:p text:style-name="P170">Morsure : 1D10+2D6</text:p>
      <text:p text:style-name="P170">Dard<text:tab/>: 1D6+2D6+poison</text:p>
      <text:p text:style-name="P170">La wyverne peut utiliser ses 3 attaques dans le Round.</text:p>
      <text:p text:style-name="P106">Magie</text:p>
      <text:p text:style-name="P170">Aucune.</text:p>
      <text:p text:style-name="P106">Règles Spéciales</text:p>
      <text:p text:style-name="P25">Dard de Wyverne</text:p>
      <text:p text:style-name="P178">Type : ingéré ou blessure</text:p>
      <text:p text:style-name="P178">Délai : 1D2 Rounds</text:p>
      <text:p text:style-name="P178">Virulence : 60</text:p>
      <text:p text:style-name="P178"><text:soft-page-break/>Plein Effet : 1D6 Points de Dégât, la victime subit un malus de–4 en CON</text:p>
      <text:p text:style-name="P178">Durée : 6D10 minutes</text:p>
      <text:p text:style-name="P231"/>
      <text:p text:style-name="P109">Zombi</text:p>
      <text:p text:style-name="P170">Ces cadavres animés par la magie noire servent leur maitre ou bien errent sans but, attaquant toutes les créatures vivantes sur leur passage.</text:p>
      <text:p text:style-name="P106">Caractéristiques</text:p>
      <text:p text:style-name="P170">FOR<text:tab/>: 3D6+12 (23)</text:p>
      <text:p text:style-name="P170">CON<text:tab/>: 1D6 (4)</text:p>
      <text:p text:style-name="P170">DEX<text:tab/>: 1D6+3 (7)</text:p>
      <text:p text:style-name="P170">TAI : 3D6 (11)</text:p>
      <text:p text:style-name="P170">INT : 1D3 (2)</text:p>
      <text:p text:style-name="P170">POU<text:tab/>: 0 (0)</text:p>
      <text:p text:style-name="P170">CHA<text:tab/>: 1D3 (2)</text:p>
      <text:p text:style-name="P107">Attributs</text:p>
      <text:p text:style-name="P170">PV : 7</text:p>
      <text:p text:style-name="P170">Blessure Grave : 4</text:p>
      <text:p text:style-name="P170">Modif. de Dégât : +1D6</text:p>
      <text:p text:style-name="P170">Points de Magie : 0</text:p>
      <text:p text:style-name="P170">Mouvement : 7 m</text:p>
      <text:p text:style-name="P170">Armure Typique : Aucune</text:p>
      <text:p text:style-name="P170">Facteur de trésor : 0</text:p>
      <text:p text:style-name="P107">Compétences</text:p>
      <text:p text:style-name="P25">Résistances</text:p>
      <text:p text:style-name="P170">Esquive : 0 %</text:p>
      <text:p text:style-name="P170">Persévérance : Voir plus bas</text:p>
      <text:p text:style-name="P170"><text:soft-page-break/>Endurance : Voir plus bas</text:p>
      <text:p text:style-name="P25">Combat</text:p>
      <text:p text:style-name="P170">Combat : Sans Arme 50 %</text:p>
      <text:p text:style-name="P170">Poings : 1D3+1D6</text:p>
      <text:p text:style-name="P107">Magie</text:p>
      <text:p text:style-name="P170">Aucune</text:p>
      <text:p text:style-name="P107">Règles Spéciales</text:p>
      <text:p text:style-name="P170">Les zombis sont immunisés à la fatigue, aux maladies, aux poisons et à la magie mentale.</text:p>
      <text:p text:style-name="P122">Liste Des Animaux</text:p>
      <text:p text:style-name="P170">Cette liste décrit les animaux plus banals : les animaux domestiques comme les chevaux et les bovins, mais aussi les animaux sauvages et leur forme « Géante », plus à même de présenter un défi aux personnages des joueurs.</text:p>
      <text:p text:style-name="P153"><text:span text:style-name="T24">Par défaut, aucune de ces créatures ne possède de trésor. Bien entendu, le </text:span><text:span text:style-name="T131">meneur de jeu</text:span><text:span text:style-name="T24"> peut leur en allouer pour les besoins de son scénario. Par exemple, quelques pièces peuvent se cacher parmi les restes du dernier repas d’un grand carnivore.</text:span></text:p>
      <text:p text:style-name="P170">Tous les animaux listés ont une INT fixe et ne sont donc pas doués de raison. Aucun d’entre eux n’utilise de magie ou n’est de nature magique.</text:p>
      <text:p text:style-name="P170"/>
      <table:table table:name="Tableau71" table:style-name="Tableau71">
        <table:table-column table:style-name="Tableau71.A" table:number-columns-repeated="2"/>
        <table:table-row table:style-name="Tableau71.1">
          <table:table-cell table:style-name="Tableau71.A1" office:value-type="string">
            <text:p text:style-name="P15">Venin d’Araignée</text:p>
            <text:p text:style-name="P170">Type : Ingestion ou blessure</text:p>
            <text:p text:style-name="P170">Délai : 1D3 Rounds</text:p>
            <text:p text:style-name="P170">Virulence : CON × 3 de l’araignée</text:p>
            <text:p text:style-name="P170">Effet : 1D3 Points de Dégât</text:p>
            <text:p text:style-name="P170">La cible subit une pénalité de –6 en DEX (si DEX atteint 0 la cible <text:tab/>est <text:soft-page-break/>paralysée)</text:p>
            <text:p text:style-name="P170">Durée : 6D10 minutes</text:p>
            <text:p text:style-name="P170"/>
            <text:p text:style-name="P15">Venin de Vipère</text:p>
            <text:p text:style-name="P170">Type : Ingestion ou blessure</text:p>
            <text:p text:style-name="P170">Délai : 1 Round</text:p>
            <text:p text:style-name="P170">Virulence : 48</text:p>
            <text:p text:style-name="P192">Effet : 1 Points de Dégât à chaque Round pendant toute la durée, La cible subit une pénalité de –6 en CON. Si la CON atteint 0, la <text:tab/>cible meurt.</text:p>
            <text:p text:style-name="P170">Durée : 6D10 minutes</text:p>
          </table:table-cell>
          <table:table-cell table:style-name="Tableau71.A1" office:value-type="string">
            <text:p text:style-name="P248"/>
          </table:table-cell>
        </table:table-row>
      </table:table>
      <text:p text:style-name="P7"><text:span text:style-name="bold"/></text:p>
      <text:p text:style-name="P38"/>
      <table:table table:name="Tableau93" table:style-name="Tableau93">
        <table:table-column table:style-name="Tableau93.A"/>
        <table:table-column table:style-name="Tableau93.B"/>
        <table:table-column table:style-name="Tableau93.C"/>
        <table:table-column table:style-name="Tableau93.D"/>
        <table:table-column table:style-name="Tableau93.E"/>
        <table:table-column table:style-name="Tableau93.F"/>
        <table:table-column table:style-name="Tableau93.G"/>
        <table:table-column table:style-name="Tableau93.H"/>
        <table:table-column table:style-name="Tableau93.I"/>
        <table:table-column table:style-name="Tableau93.J"/>
        <table:table-column table:style-name="Tableau93.K"/>
        <table:table-column table:style-name="Tableau93.L"/>
        <table:table-column table:style-name="Tableau93.M"/>
        <table:table-column table:style-name="Tableau93.N"/>
        <table:table-row table:style-name="Tableau93.1">
          <table:table-cell table:style-name="Tableau93.A1" office:value-type="string">
            <text:p text:style-name="P306">Animal</text:p>
          </table:table-cell>
          <table:table-cell table:style-name="Tableau93.A1" office:value-type="string">
            <text:p text:style-name="P306">FOR</text:p>
          </table:table-cell>
          <table:table-cell table:style-name="Tableau93.A1" office:value-type="string">
            <text:p text:style-name="P306">CON</text:p>
          </table:table-cell>
          <table:table-cell table:style-name="Tableau93.A1" office:value-type="string">
            <text:p text:style-name="P306">DEX</text:p>
          </table:table-cell>
          <table:table-cell table:style-name="Tableau93.A1" office:value-type="string">
            <text:p text:style-name="P306">TAI</text:p>
          </table:table-cell>
          <table:table-cell table:style-name="Tableau93.A1" office:value-type="string">
            <text:p text:style-name="P306">INT</text:p>
          </table:table-cell>
          <table:table-cell table:style-name="Tableau93.A1" office:value-type="string">
            <text:p text:style-name="P306">POU</text:p>
          </table:table-cell>
          <table:table-cell table:style-name="Tableau93.A1" office:value-type="string">
            <text:p text:style-name="P306">CHA</text:p>
          </table:table-cell>
          <table:table-cell table:style-name="Tableau93.A1" office:value-type="string">
            <text:p text:style-name="P306">PV</text:p>
          </table:table-cell>
          <table:table-cell table:style-name="Tableau93.A1" office:value-type="string">
            <text:p text:style-name="P306">Blessure Grave</text:p>
          </table:table-cell>
          <table:table-cell table:style-name="Tableau93.A1" office:value-type="string">
            <text:p text:style-name="P306">MD</text:p>
          </table:table-cell>
          <table:table-cell table:style-name="Tableau93.A1" office:value-type="string">
            <text:p text:style-name="P306">Mouvement</text:p>
          </table:table-cell>
          <table:table-cell table:style-name="Tableau93.A1" office:value-type="string">
            <text:p text:style-name="P306">Armure</text:p>
          </table:table-cell>
          <table:table-cell table:style-name="Tableau93.A1" office:value-type="string">
            <text:p text:style-name="P306">Combat</text:p>
          </table:table-cell>
        </table:table-row>
        <table:table-row table:style-name="Tableau93.2">
          <table:table-cell table:style-name="Tableau93.A1" office:value-type="string">
            <text:p text:style-name="P288">Araignée Géante</text:p>
            <text:p text:style-name="P272"/>
          </table:table-cell>
          <table:table-cell table:style-name="Tableau93.A1" office:value-type="string">
            <text:p text:style-name="P288">2D6 + 12 (19)</text:p>
            <text:p text:style-name="P272"/>
          </table:table-cell>
          <table:table-cell table:style-name="Tableau93.A1" office:value-type="string">
            <text:p text:style-name="P288">3D6+6 (17)</text:p>
            <text:p text:style-name="P272"/>
          </table:table-cell>
          <table:table-cell table:style-name="Tableau93.A1" office:value-type="string">
            <text:p text:style-name="P288">2D6+9 (16)</text:p>
            <text:p text:style-name="P272"/>
          </table:table-cell>
          <table:table-cell table:style-name="Tableau93.A1" office:value-type="string">
            <text:p text:style-name="P288">4D6 + 12 (26)</text:p>
            <text:p text:style-name="P272"/>
          </table:table-cell>
          <table:table-cell table:style-name="Tableau93.A1" office:value-type="string">
            <text:p text:style-name="P288">8</text:p>
            <text:p text:style-name="P272"/>
          </table:table-cell>
          <table:table-cell table:style-name="Tableau93.A1" office:value-type="string">
            <text:p text:style-name="P288">3D6 (11)</text:p>
            <text:p text:style-name="P272"/>
          </table:table-cell>
          <table:table-cell table:style-name="Tableau93.A1" office:value-type="string">
            <text:p text:style-name="P288">2</text:p>
            <text:p text:style-name="P272"/>
          </table:table-cell>
          <table:table-cell table:style-name="Tableau93.A1" office:value-type="string">
            <text:p text:style-name="P288">22</text:p>
            <text:p text:style-name="P272"/>
          </table:table-cell>
          <table:table-cell table:style-name="Tableau93.A1" office:value-type="string">
            <text:p text:style-name="P288">11</text:p>
            <text:p text:style-name="P272"/>
          </table:table-cell>
          <table:table-cell table:style-name="Tableau93.A1" office:value-type="string">
            <text:p text:style-name="P288">+ 1D6</text:p>
            <text:p text:style-name="P272"/>
          </table:table-cell>
          <table:table-cell table:style-name="Tableau93.A1" office:value-type="string">
            <text:p text:style-name="P288">15 m terre,</text:p>
            <text:p text:style-name="P288">23 m sur toile</text:p>
            <text:p text:style-name="P272"/>
          </table:table-cell>
          <table:table-cell table:style-name="Tableau93.A1" office:value-type="string">
            <text:p text:style-name="P288">Chitine (4 PA)</text:p>
            <text:p text:style-name="P272"/>
          </table:table-cell>
          <table:table-cell table:style-name="Tableau93.A1" office:value-type="string">
            <text:p text:style-name="P288">50 % Morsure 1D6 + Venin. Toile (jet d’Athlétisme vs jet d’attaque pour s’échapper ; sinon, la toile à détruire possède un nombre de PV égal à POU x 2 de l’araignée PV)</text:p>
          </table:table-cell>
        </table:table-row>
        <table:table-row table:style-name="Tableau93.2">
          <table:table-cell table:style-name="Tableau93.A1" office:value-type="string">
            <text:p text:style-name="P288">Bovin</text:p>
            <text:p text:style-name="P272"/>
          </table:table-cell>
          <table:table-cell table:style-name="Tableau93.A1" office:value-type="string">
            <text:p text:style-name="P288">4D6 + 6 (20)</text:p>
            <text:p text:style-name="P272"/>
          </table:table-cell>
          <table:table-cell table:style-name="Tableau93.A1" office:value-type="string">
            <text:p text:style-name="P288">2D6+9 (15)</text:p>
            <text:p text:style-name="P272"/>
          </table:table-cell>
          <table:table-cell table:style-name="Tableau93.A1" office:value-type="string">
            <text:p text:style-name="P288">2D6 (7)</text:p>
            <text:p text:style-name="P272"/>
          </table:table-cell>
          <table:table-cell table:style-name="Tableau93.A1" office:value-type="string">
            <text:p text:style-name="P288">2D6 + 9 (15)</text:p>
            <text:p text:style-name="P272"/>
          </table:table-cell>
          <table:table-cell table:style-name="Tableau93.A1" office:value-type="string">
            <text:p text:style-name="P288">4</text:p>
          </table:table-cell>
          <table:table-cell table:style-name="Tableau93.A1" office:value-type="string">
            <text:p text:style-name="P288">2D6 (7)</text:p>
            <text:p text:style-name="P272"/>
          </table:table-cell>
          <table:table-cell table:style-name="Tableau93.A1" office:value-type="string">
            <text:p text:style-name="P288">4</text:p>
          </table:table-cell>
          <table:table-cell table:style-name="Tableau93.A1" office:value-type="string">
            <text:p text:style-name="P288">15</text:p>
            <text:p text:style-name="P272"/>
          </table:table-cell>
          <table:table-cell table:style-name="Tableau93.A1" office:value-type="string">
            <text:p text:style-name="P288">8</text:p>
            <text:p text:style-name="P272"/>
          </table:table-cell>
          <table:table-cell table:style-name="Tableau93.A1" office:value-type="string">
            <text:p text:style-name="P288">+ 1D6</text:p>
          </table:table-cell>
          <table:table-cell table:style-name="Tableau93.A1" office:value-type="string">
            <text:p text:style-name="P288">15 m</text:p>
          </table:table-cell>
          <table:table-cell table:style-name="Tableau93.A1" office:value-type="string">
            <text:p text:style-name="P288">Peau (2 PA)</text:p>
          </table:table-cell>
          <table:table-cell table:style-name="Tableau93.A1" office:value-type="string">
            <text:p text:style-name="P288">40 % Charge 1D8, Piétinement 1D8</text:p>
          </table:table-cell>
        </table:table-row>
        <table:table-row table:style-name="Tableau93.2">
          <table:table-cell table:style-name="Tableau93.A1" office:value-type="string">
            <text:p text:style-name="P288">Cheval</text:p>
            <text:p text:style-name="P272"/>
          </table:table-cell>
          <table:table-cell table:style-name="Tableau93.A1" office:value-type="string">
            <text:p text:style-name="P288">2d6 + 18 (25)</text:p>
            <text:p text:style-name="P272"/>
          </table:table-cell>
          <table:table-cell table:style-name="Tableau93.A1" office:value-type="string">
            <text:p text:style-name="P288">3D6 + 6 (17)</text:p>
            <text:p text:style-name="P272"/>
          </table:table-cell>
          <table:table-cell table:style-name="Tableau93.A1" office:value-type="string">
            <text:p text:style-name="P288">2D6 + 3 (10)</text:p>
            <text:p text:style-name="P272"/>
          </table:table-cell>
          <table:table-cell table:style-name="Tableau93.A1" office:value-type="string">
            <text:p text:style-name="P288">2D6 + 18 (25)</text:p>
            <text:p text:style-name="P272"/>
          </table:table-cell>
          <table:table-cell table:style-name="Tableau93.A1" office:value-type="string">
            <text:p text:style-name="P288">4</text:p>
            <text:p text:style-name="P272"/>
          </table:table-cell>
          <table:table-cell table:style-name="Tableau93.A1" office:value-type="string">
            <text:p text:style-name="P288">3D6 (11)</text:p>
            <text:p text:style-name="P272"/>
          </table:table-cell>
          <table:table-cell table:style-name="Tableau93.A1" office:value-type="string">
            <text:p text:style-name="P288">5</text:p>
            <text:p text:style-name="P272"/>
          </table:table-cell>
          <table:table-cell table:style-name="Tableau93.A1" office:value-type="string">
            <text:p text:style-name="P288">21</text:p>
            <text:p text:style-name="P272"/>
          </table:table-cell>
          <table:table-cell table:style-name="Tableau93.A1" office:value-type="string">
            <text:p text:style-name="P288">11</text:p>
            <text:p text:style-name="P272"/>
          </table:table-cell>
          <table:table-cell table:style-name="Tableau93.A1" office:value-type="string">
            <text:p text:style-name="P288">+ 2D6</text:p>
            <text:p text:style-name="P272"/>
          </table:table-cell>
          <table:table-cell table:style-name="Tableau93.A1" office:value-type="string">
            <text:p text:style-name="P288">30 m</text:p>
            <text:p text:style-name="P272"/>
          </table:table-cell>
          <table:table-cell table:style-name="Tableau93.A1" office:value-type="string">
            <text:p text:style-name="P288">Peau (2 PA)</text:p>
            <text:p text:style-name="P272"/>
          </table:table-cell>
          <table:table-cell table:style-name="Tableau93.A1" office:value-type="string">
            <text:p text:style-name="P288">40 % Ruade 1D6</text:p>
            <text:p text:style-name="P272"/>
          </table:table-cell>
        </table:table-row>
        <table:table-row table:style-name="Tableau93.2">
          <table:table-cell table:style-name="Tableau93.A1" office:value-type="string">
            <text:p text:style-name="P288">Chien</text:p>
            <text:p text:style-name="P272"/>
          </table:table-cell>
          <table:table-cell table:style-name="Tableau93.A1" office:value-type="string">
            <text:p text:style-name="P288">2d6 + 6 (13)</text:p>
            <text:p text:style-name="P272"/>
          </table:table-cell>
          <table:table-cell table:style-name="Tableau93.A1" office:value-type="string">
            <text:p text:style-name="P288">3D6 (11)</text:p>
            <text:p text:style-name="P272"/>
          </table:table-cell>
          <table:table-cell table:style-name="Tableau93.A1" office:value-type="string">
            <text:p text:style-name="P288">2D6 + 6 (13)</text:p>
            <text:p text:style-name="P272"/>
          </table:table-cell>
          <table:table-cell table:style-name="Tableau93.A1" office:value-type="string">
            <text:p text:style-name="P288">1D6 (3)</text:p>
            <text:p text:style-name="P272"/>
          </table:table-cell>
          <table:table-cell table:style-name="Tableau93.A1" office:value-type="string">
            <text:p text:style-name="P288">5</text:p>
            <text:p text:style-name="P272"/>
          </table:table-cell>
          <table:table-cell table:style-name="Tableau93.A1" office:value-type="string">
            <text:p text:style-name="P288">1D6 + 6 (9)</text:p>
            <text:p text:style-name="P272"/>
          </table:table-cell>
          <table:table-cell table:style-name="Tableau93.A1" office:value-type="string">
            <text:p text:style-name="P288">5</text:p>
            <text:p text:style-name="P272"/>
          </table:table-cell>
          <table:table-cell table:style-name="Tableau93.A1" office:value-type="string">
            <text:p text:style-name="P288">7</text:p>
            <text:p text:style-name="P272"/>
          </table:table-cell>
          <table:table-cell table:style-name="Tableau93.A1" office:value-type="string">
            <text:p text:style-name="P288">4</text:p>
            <text:p text:style-name="P272"/>
          </table:table-cell>
          <table:table-cell table:style-name="Tableau93.A1" office:value-type="string">
            <text:p text:style-name="P288">0</text:p>
            <text:p text:style-name="P272"/>
          </table:table-cell>
          <table:table-cell table:style-name="Tableau93.A1" office:value-type="string">
            <text:p text:style-name="P288">23 m</text:p>
            <text:p text:style-name="P272"/>
          </table:table-cell>
          <table:table-cell table:style-name="Tableau93.A1" office:value-type="string">
            <text:p text:style-name="P288">Aucune</text:p>
            <text:p text:style-name="P272"/>
          </table:table-cell>
          <table:table-cell table:style-name="Tableau93.A1" office:value-type="string">
            <text:p text:style-name="P288">40 % Morsure 1D6</text:p>
            <text:p text:style-name="P272"/>
          </table:table-cell>
        </table:table-row>
        <table:table-row table:style-name="Tableau93.2">
          <table:table-cell table:style-name="Tableau93.A1" office:value-type="string">
            <text:p text:style-name="P288">Crabe Géant</text:p>
            <text:p text:style-name="P272"/>
          </table:table-cell>
          <table:table-cell table:style-name="Tableau93.A1" office:value-type="string">
            <text:p text:style-name="P288">3D6 + 24 (35)</text:p>
            <text:p text:style-name="P272"/>
          </table:table-cell>
          <table:table-cell table:style-name="Tableau93.A1" office:value-type="string">
            <text:p text:style-name="P288">3D6 + 6 (17)</text:p>
            <text:p text:style-name="P272"/>
          </table:table-cell>
          <table:table-cell table:style-name="Tableau93.A1" office:value-type="string">
            <text:p text:style-name="P288">2D6 (7)</text:p>
            <text:p text:style-name="P272"/>
          </table:table-cell>
          <table:table-cell table:style-name="Tableau93.A1" office:value-type="string">
            <text:p text:style-name="P288">3D6 + 24 (35)</text:p>
            <text:p text:style-name="P272"/>
          </table:table-cell>
          <table:table-cell table:style-name="Tableau93.A1" office:value-type="string">
            <text:p text:style-name="P288">2</text:p>
            <text:p text:style-name="P272"/>
          </table:table-cell>
          <table:table-cell table:style-name="Tableau93.A1" office:value-type="string">
            <text:p text:style-name="P288">3D6 (11)</text:p>
            <text:p text:style-name="P272"/>
          </table:table-cell>
          <table:table-cell table:style-name="Tableau93.A1" office:value-type="string">
            <text:p text:style-name="P288">2</text:p>
            <text:p text:style-name="P272"/>
          </table:table-cell>
          <table:table-cell table:style-name="Tableau93.A1" office:value-type="string">
            <text:p text:style-name="P288">26</text:p>
            <text:p text:style-name="P272"/>
          </table:table-cell>
          <table:table-cell table:style-name="Tableau93.A1" office:value-type="string">
            <text:p text:style-name="P288">13</text:p>
            <text:p text:style-name="P272"/>
          </table:table-cell>
          <table:table-cell table:style-name="Tableau93.A1" office:value-type="string">
            <text:p text:style-name="P288">+ 3D6</text:p>
            <text:p text:style-name="P272"/>
          </table:table-cell>
          <table:table-cell table:style-name="Tableau93.A1" office:value-type="string">
            <text:p text:style-name="P288">15 m terre,</text:p>
            <text:p text:style-name="P288">2 dans l’eau</text:p>
          </table:table-cell>
          <table:table-cell table:style-name="Tableau93.A1" office:value-type="string">
            <text:p text:style-name="P288">Coquille épaisse (6 PA)</text:p>
          </table:table-cell>
          <table:table-cell table:style-name="Tableau93.A1" office:value-type="string">
            <text:p text:style-name="P288">50 % Pince 1D10</text:p>
          </table:table-cell>
        </table:table-row>
        <table:table-row table:style-name="Tableau93.2">
          <table:table-cell table:style-name="Tableau93.A1" office:value-type="string">
            <text:p text:style-name="P288">Crocodile</text:p>
            <text:p text:style-name="P272"/>
          </table:table-cell>
          <table:table-cell table:style-name="Tableau93.A1" office:value-type="string">
            <text:p text:style-name="P288">4D6 + 12 (26)</text:p>
            <text:p text:style-name="P272"/>
          </table:table-cell>
          <table:table-cell table:style-name="Tableau93.A1" office:value-type="string">
            <text:p text:style-name="P288">3D6 + 8 (19)</text:p>
            <text:p text:style-name="P272"/>
          </table:table-cell>
          <table:table-cell table:style-name="Tableau93.A1" office:value-type="string">
            <text:p text:style-name="P288">2D6 (7)</text:p>
            <text:p text:style-name="P272"/>
          </table:table-cell>
          <table:table-cell table:style-name="Tableau93.A1" office:value-type="string">
            <text:p text:style-name="P288">2D6 (7)</text:p>
            <text:p text:style-name="P272"/>
          </table:table-cell>
          <table:table-cell table:style-name="Tableau93.A1" office:value-type="string">
            <text:p text:style-name="P288">3</text:p>
            <text:p text:style-name="P272"/>
          </table:table-cell>
          <table:table-cell table:style-name="Tableau93.A1" office:value-type="string">
            <text:p text:style-name="P288">3D6 (11)</text:p>
            <text:p text:style-name="P272"/>
          </table:table-cell>
          <table:table-cell table:style-name="Tableau93.A1" office:value-type="string">
            <text:p text:style-name="P288">3</text:p>
            <text:p text:style-name="P272"/>
          </table:table-cell>
          <table:table-cell table:style-name="Tableau93.A1" office:value-type="string">
            <text:p text:style-name="P288">13</text:p>
            <text:p text:style-name="P272"/>
          </table:table-cell>
          <table:table-cell table:style-name="Tableau93.A1" office:value-type="string">
            <text:p text:style-name="P288">6</text:p>
            <text:p text:style-name="P272"/>
          </table:table-cell>
          <table:table-cell table:style-name="Tableau93.A1" office:value-type="string">
            <text:p text:style-name="P288">+ 1D6</text:p>
            <text:p text:style-name="P272"/>
          </table:table-cell>
          <table:table-cell table:style-name="Tableau93.A1" office:value-type="string">
            <text:p text:style-name="P288">7 m sur terre, 2 dans l’eau</text:p>
          </table:table-cell>
          <table:table-cell table:style-name="Tableau93.A1" office:value-type="string">
            <text:p text:style-name="P288">Peau Épaisse (5 PA)</text:p>
          </table:table-cell>
          <table:table-cell table:style-name="Tableau93.A1" office:value-type="string">
            <text:p text:style-name="P288">50 % Morsure 1D8</text:p>
          </table:table-cell>
        </table:table-row>
        <table:table-row table:style-name="Tableau93.2">
          <table:table-cell table:style-name="Tableau93.A1" office:value-type="string">
            <text:p text:style-name="P288">Éléphant</text:p>
            <text:p text:style-name="P272"/>
          </table:table-cell>
          <table:table-cell table:style-name="Tableau93.A1" office:value-type="string">
            <text:p text:style-name="P288">6d6 + 24 (45)</text:p>
            <text:p text:style-name="P272"/>
          </table:table-cell>
          <table:table-cell table:style-name="Tableau93.A1" office:value-type="string">
            <text:p text:style-name="P288">3D6 + 15 (24)</text:p>
            <text:p text:style-name="P272"/>
          </table:table-cell>
          <table:table-cell table:style-name="Tableau93.A1" office:value-type="string">
            <text:p text:style-name="P288">3D6 (11)</text:p>
            <text:p text:style-name="P272"/>
          </table:table-cell>
          <table:table-cell table:style-name="Tableau93.A1" office:value-type="string">
            <text:p text:style-name="P288">6d6 + 30 (48)</text:p>
            <text:p text:style-name="P272"/>
          </table:table-cell>
          <table:table-cell table:style-name="Tableau93.A1" office:value-type="string">
            <text:p text:style-name="P288">6</text:p>
            <text:p text:style-name="P272"/>
          </table:table-cell>
          <table:table-cell table:style-name="Tableau93.A1" office:value-type="string">
            <text:p text:style-name="P288">2D6 + 6 (13)</text:p>
            <text:p text:style-name="P272"/>
          </table:table-cell>
          <table:table-cell table:style-name="Tableau93.A1" office:value-type="string">
            <text:p text:style-name="P288">5</text:p>
            <text:p text:style-name="P272"/>
          </table:table-cell>
          <table:table-cell table:style-name="Tableau93.A1" office:value-type="string">
            <text:p text:style-name="P288">36</text:p>
            <text:p text:style-name="P272"/>
          </table:table-cell>
          <table:table-cell table:style-name="Tableau93.A1" office:value-type="string">
            <text:p text:style-name="P288">18</text:p>
            <text:p text:style-name="P272"/>
          </table:table-cell>
          <table:table-cell table:style-name="Tableau93.A1" office:value-type="string">
            <text:p text:style-name="P288">+ 5D6</text:p>
            <text:p text:style-name="P272"/>
          </table:table-cell>
          <table:table-cell table:style-name="Tableau93.A1" office:value-type="string">
            <text:p text:style-name="P288">23 m</text:p>
            <text:p text:style-name="P272"/>
          </table:table-cell>
          <table:table-cell table:style-name="Tableau93.A1" office:value-type="string">
            <text:p text:style-name="P288">Peau Épaisse</text:p>
            <text:p text:style-name="P288">(3 PA)</text:p>
          </table:table-cell>
          <table:table-cell table:style-name="Tableau93.A1" office:value-type="string">
            <text:p text:style-name="P288">45 % Piétinement 1D12, Défenses 1D10, Trompe (Empoignade)</text:p>
          </table:table-cell>
        </table:table-row>
        <table:table-row table:style-name="Tableau93.2">
          <table:table-cell table:style-name="Tableau93.A1" office:value-type="string">
            <text:p text:style-name="P288">Faucon</text:p>
            <text:p text:style-name="P272"/>
          </table:table-cell>
          <table:table-cell table:style-name="Tableau93.A1" office:value-type="string">
            <text:p text:style-name="P288">1d3 (2)</text:p>
            <text:p text:style-name="P272"/>
          </table:table-cell>
          <table:table-cell table:style-name="Tableau93.A1" office:value-type="string">
            <text:p text:style-name="P288">2D3 (4)</text:p>
            <text:p text:style-name="P272"/>
          </table:table-cell>
          <table:table-cell table:style-name="Tableau93.A1" office:value-type="string">
            <text:p text:style-name="P288">3D6 + 18 (27)</text:p>
            <text:p text:style-name="P272"/>
          </table:table-cell>
          <table:table-cell table:style-name="Tableau93.A1" office:value-type="string">
            <text:p text:style-name="P288">1D2 (2)</text:p>
            <text:p text:style-name="P272"/>
          </table:table-cell>
          <table:table-cell table:style-name="Tableau93.A1" office:value-type="string">
            <text:p text:style-name="P288">4</text:p>
            <text:p text:style-name="P272"/>
          </table:table-cell>
          <table:table-cell table:style-name="Tableau93.A1" office:value-type="string">
            <text:p text:style-name="P288">2D6 (7)</text:p>
            <text:p text:style-name="P272"/>
          </table:table-cell>
          <table:table-cell table:style-name="Tableau93.A1" office:value-type="string">
            <text:p text:style-name="P288">4</text:p>
            <text:p text:style-name="P272"/>
          </table:table-cell>
          <table:table-cell table:style-name="Tableau93.A1" office:value-type="string">
            <text:p text:style-name="P288">3</text:p>
            <text:p text:style-name="P272"/>
          </table:table-cell>
          <table:table-cell table:style-name="Tableau93.A1" office:value-type="string">
            <text:p text:style-name="P288">2</text:p>
            <text:p text:style-name="P272"/>
          </table:table-cell>
          <table:table-cell table:style-name="Tableau93.A1" office:value-type="string">
            <text:p text:style-name="P288">- 1D6</text:p>
            <text:p text:style-name="P272"/>
          </table:table-cell>
          <table:table-cell table:style-name="Tableau93.A1" office:value-type="string">
            <text:p text:style-name="P288">15 m,</text:p>
            <text:p text:style-name="P288">30 m Vol</text:p>
          </table:table-cell>
          <table:table-cell table:style-name="Tableau93.A1" office:value-type="string">
            <text:p text:style-name="P288">Aucune</text:p>
            <text:p text:style-name="P272"/>
          </table:table-cell>
          <table:table-cell table:style-name="Tableau93.A1" office:value-type="string">
            <text:p text:style-name="P288">50 % Griffe 1D6, Morsure 1D4</text:p>
            <text:p text:style-name="P272"/>
          </table:table-cell>
        </table:table-row>
        <table:table-row table:style-name="Tableau93.2">
          <table:table-cell table:style-name="Tableau93.A1" office:value-type="string">
            <text:p text:style-name="P288">Faucon Géant</text:p>
            <text:p text:style-name="P272"/>
          </table:table-cell>
          <table:table-cell table:style-name="Tableau93.A1" office:value-type="string">
            <text:p text:style-name="P288">6D6 + 21 (39)</text:p>
            <text:p text:style-name="P272"/>
          </table:table-cell>
          <table:table-cell table:style-name="Tableau93.A1" office:value-type="string">
            <text:p text:style-name="P288">5D6 + 15 (33)</text:p>
            <text:p text:style-name="P272"/>
          </table:table-cell>
          <table:table-cell table:style-name="Tableau93.A1" office:value-type="string">
            <text:p text:style-name="P288">3D6 + 9 (18)</text:p>
            <text:p text:style-name="P272"/>
          </table:table-cell>
          <table:table-cell table:style-name="Tableau93.A1" office:value-type="string">
            <text:p text:style-name="P288">6D6 + 21 (39)</text:p>
            <text:p text:style-name="P272"/>
          </table:table-cell>
          <table:table-cell table:style-name="Tableau93.A1" office:value-type="string">
            <text:p text:style-name="P288">4</text:p>
            <text:p text:style-name="P272"/>
          </table:table-cell>
          <table:table-cell table:style-name="Tableau93.A1" office:value-type="string">
            <text:p text:style-name="P288">3D6 (11)</text:p>
            <text:p text:style-name="P272"/>
          </table:table-cell>
          <table:table-cell table:style-name="Tableau93.A1" office:value-type="string">
            <text:p text:style-name="P288">4</text:p>
            <text:p text:style-name="P272"/>
          </table:table-cell>
          <table:table-cell table:style-name="Tableau93.A1" office:value-type="string">
            <text:p text:style-name="P288">36</text:p>
            <text:p text:style-name="P272"/>
          </table:table-cell>
          <table:table-cell table:style-name="Tableau93.A1" office:value-type="string">
            <text:p text:style-name="P288">18</text:p>
            <text:p text:style-name="P272"/>
          </table:table-cell>
          <table:table-cell table:style-name="Tableau93.A1" office:value-type="string">
            <text:p text:style-name="P288">+ 4D6</text:p>
            <text:p text:style-name="P272"/>
          </table:table-cell>
          <table:table-cell table:style-name="Tableau93.A1" office:value-type="string">
            <text:p text:style-name="P288">23 m,</text:p>
            <text:p text:style-name="P288">30 m Vol</text:p>
          </table:table-cell>
          <table:table-cell table:style-name="Tableau93.A1" office:value-type="string">
            <text:p text:style-name="P288">Plumes épaisses</text:p>
            <text:p text:style-name="P288">(3 PA)</text:p>
          </table:table-cell>
          <table:table-cell table:style-name="Tableau93.A1" office:value-type="string">
            <text:p text:style-name="P288">80 % Griffe 1D8, Morsure 1D6</text:p>
            <text:p text:style-name="P272"/>
          </table:table-cell>
        </table:table-row>
        <table:table-row table:style-name="Tableau93.2">
          <table:table-cell table:style-name="Tableau93.A1" office:value-type="string">
            <text:p text:style-name="P288">Fourmi G<text:span text:style-name="T217">é</text:span>ante</text:p>
            <text:p text:style-name="P272"/>
          </table:table-cell>
          <table:table-cell table:style-name="Tableau93.A1" office:value-type="string">
            <text:p text:style-name="P288">4D6 (14)</text:p>
            <text:p text:style-name="P272"/>
          </table:table-cell>
          <table:table-cell table:style-name="Tableau93.A1" office:value-type="string">
            <text:p text:style-name="P288">3D6 + 6 (17)</text:p>
            <text:p text:style-name="P272"/>
          </table:table-cell>
          <table:table-cell table:style-name="Tableau93.A1" office:value-type="string">
            <text:p text:style-name="P288">2D6 + 6 (13)</text:p>
            <text:p text:style-name="P272"/>
          </table:table-cell>
          <table:table-cell table:style-name="Tableau93.A1" office:value-type="string">
            <text:p text:style-name="P288">2D6 (7)</text:p>
            <text:p text:style-name="P272"/>
          </table:table-cell>
          <table:table-cell table:style-name="Tableau93.A1" office:value-type="string">
            <text:p text:style-name="P288">2</text:p>
            <text:p text:style-name="P272"/>
          </table:table-cell>
          <table:table-cell table:style-name="Tableau93.A1" office:value-type="string">
            <text:p text:style-name="P288">1D6 + 3 (6)</text:p>
            <text:p text:style-name="P272"/>
          </table:table-cell>
          <table:table-cell table:style-name="Tableau93.A1" office:value-type="string">
            <text:p text:style-name="P288">5</text:p>
            <text:p text:style-name="P272"/>
          </table:table-cell>
          <table:table-cell table:style-name="Tableau93.A1" office:value-type="string">
            <text:p text:style-name="P288">12</text:p>
            <text:p text:style-name="P272"/>
          </table:table-cell>
          <table:table-cell table:style-name="Tableau93.A1" office:value-type="string">
            <text:p text:style-name="P288">6</text:p>
            <text:p text:style-name="P272"/>
          </table:table-cell>
          <table:table-cell table:style-name="Tableau93.A1" office:value-type="string">
            <text:p text:style-name="P288">0</text:p>
            <text:p text:style-name="P272"/>
          </table:table-cell>
          <table:table-cell table:style-name="Tableau93.A1" office:value-type="string">
            <text:p text:style-name="P288">15 m</text:p>
            <text:p text:style-name="P272"/>
          </table:table-cell>
          <table:table-cell table:style-name="Tableau93.A1" office:value-type="string">
            <text:p text:style-name="P288">Chitine (5 PA)</text:p>
            <text:p text:style-name="P272"/>
          </table:table-cell>
          <table:table-cell table:style-name="Tableau93.A1" office:value-type="string">
            <text:p text:style-name="P288">60 % Morsure</text:p>
            <text:p text:style-name="P288">1D6</text:p>
            <text:p text:style-name="P272"/>
          </table:table-cell>
        </table:table-row>
        <table:table-row table:style-name="Tableau93.2">
          <table:table-cell table:style-name="Tableau93.A1" office:value-type="string">
            <text:p text:style-name="P288">Grand <text:soft-page-break/>Oiseau Terrestre</text:p>
            <text:p text:style-name="P272"/>
          </table:table-cell>
          <table:table-cell table:style-name="Tableau93.A1" office:value-type="string">
            <text:p text:style-name="P288">4D6 + <text:soft-page-break/>18 (32)</text:p>
            <text:p text:style-name="P272"/>
          </table:table-cell>
          <table:table-cell table:style-name="Tableau93.A1" office:value-type="string">
            <text:p text:style-name="P288">2D6 + 6 <text:soft-page-break/>(13)</text:p>
            <text:p text:style-name="P272"/>
          </table:table-cell>
          <table:table-cell table:style-name="Tableau93.A1" office:value-type="string">
            <text:p text:style-name="P288">3D6 + 6 <text:soft-page-break/>(17)</text:p>
            <text:p text:style-name="P272"/>
          </table:table-cell>
          <table:table-cell table:style-name="Tableau93.A1" office:value-type="string">
            <text:p text:style-name="P288">4D6 + <text:soft-page-break/>12 (26)</text:p>
            <text:p text:style-name="P272"/>
          </table:table-cell>
          <table:table-cell table:style-name="Tableau93.A1" office:value-type="string">
            <text:p text:style-name="P288">3</text:p>
            <text:p text:style-name="P272"><text:soft-page-break/></text:p>
          </table:table-cell>
          <table:table-cell table:style-name="Tableau93.A1" office:value-type="string">
            <text:p text:style-name="P288">3D6 <text:soft-page-break/>(11)</text:p>
            <text:p text:style-name="P272"/>
          </table:table-cell>
          <table:table-cell table:style-name="Tableau93.A1" office:value-type="string">
            <text:p text:style-name="P288">3</text:p>
            <text:p text:style-name="P272"><text:soft-page-break/></text:p>
          </table:table-cell>
          <table:table-cell table:style-name="Tableau93.A1" office:value-type="string">
            <text:p text:style-name="P288">22</text:p>
            <text:p text:style-name="P272"><text:soft-page-break/></text:p>
          </table:table-cell>
          <table:table-cell table:style-name="Tableau93.A1" office:value-type="string">
            <text:p text:style-name="P288">11</text:p>
            <text:p text:style-name="P272"><text:soft-page-break/></text:p>
          </table:table-cell>
          <table:table-cell table:style-name="Tableau93.A1" office:value-type="string">
            <text:p text:style-name="P288">+ 2D6</text:p>
            <text:p text:style-name="P272"><text:soft-page-break/></text:p>
          </table:table-cell>
          <table:table-cell table:style-name="Tableau93.A1" office:value-type="string">
            <text:p text:style-name="P288">23 m</text:p>
            <text:p text:style-name="P272"><text:soft-page-break/></text:p>
          </table:table-cell>
          <table:table-cell table:style-name="Tableau93.A1" office:value-type="string">
            <text:p text:style-name="P288">Plumes <text:soft-page-break/>épaisses (3 PA)</text:p>
            <text:p text:style-name="P272"/>
          </table:table-cell>
          <table:table-cell table:style-name="Tableau93.A1" office:value-type="string">
            <text:p text:style-name="P288">45 % Bec 1D8, <text:soft-page-break/>Ergot 1D6</text:p>
            <text:p text:style-name="P272"/>
          </table:table-cell>
        </table:table-row>
        <table:table-row table:style-name="Tableau93.2">
          <table:table-cell table:style-name="Tableau93.A1" office:value-type="string">
            <text:p text:style-name="P288">Gros Félin</text:p>
            <text:p text:style-name="P288">(Lion, Tigre, etc.)</text:p>
          </table:table-cell>
          <table:table-cell table:style-name="Tableau93.A1" office:value-type="string">
            <text:p text:style-name="P288">3D6 + 12 (24)</text:p>
            <text:p text:style-name="P272"/>
          </table:table-cell>
          <table:table-cell table:style-name="Tableau93.A1" office:value-type="string">
            <text:p text:style-name="P288">3d6 (11)</text:p>
            <text:p text:style-name="P272"/>
          </table:table-cell>
          <table:table-cell table:style-name="Tableau93.A1" office:value-type="string">
            <text:p text:style-name="P288">3D6 + 6 (17)</text:p>
            <text:p text:style-name="P272"/>
          </table:table-cell>
          <table:table-cell table:style-name="Tableau93.A1" office:value-type="string">
            <text:p text:style-name="P288">2D6 + 12 (19)</text:p>
            <text:p text:style-name="P272"/>
          </table:table-cell>
          <table:table-cell table:style-name="Tableau93.A1" office:value-type="string">
            <text:p text:style-name="P288">5</text:p>
            <text:p text:style-name="P272"/>
          </table:table-cell>
          <table:table-cell table:style-name="Tableau93.A1" office:value-type="string">
            <text:p text:style-name="P288">3D6 (11)</text:p>
            <text:p text:style-name="P272"/>
          </table:table-cell>
          <table:table-cell table:style-name="Tableau93.A1" office:value-type="string">
            <text:p text:style-name="P288">5</text:p>
            <text:p text:style-name="P272"/>
          </table:table-cell>
          <table:table-cell table:style-name="Tableau93.A1" office:value-type="string">
            <text:p text:style-name="P288">20</text:p>
            <text:p text:style-name="P272"/>
          </table:table-cell>
          <table:table-cell table:style-name="Tableau93.A1" office:value-type="string">
            <text:p text:style-name="P288">10</text:p>
            <text:p text:style-name="P272"/>
          </table:table-cell>
          <table:table-cell table:style-name="Tableau93.A1" office:value-type="string">
            <text:p text:style-name="P288">+ 1D6</text:p>
            <text:p text:style-name="P272"/>
          </table:table-cell>
          <table:table-cell table:style-name="Tableau93.A1" office:value-type="string">
            <text:p text:style-name="P288">23 m</text:p>
            <text:p text:style-name="P272"/>
          </table:table-cell>
          <table:table-cell table:style-name="Tableau93.A1" office:value-type="string">
            <text:p text:style-name="P288">Peau (2 PA)</text:p>
            <text:p text:style-name="P272"/>
          </table:table-cell>
          <table:table-cell table:style-name="Tableau93.A1" office:value-type="string">
            <text:p text:style-name="P288">60 % Morsure 1D8, Griffes 1D6</text:p>
          </table:table-cell>
        </table:table-row>
        <table:table-row table:style-name="Tableau93.2">
          <table:table-cell table:style-name="Tableau93.A1" office:value-type="string">
            <text:p text:style-name="P288">Lézard Géant</text:p>
            <text:p text:style-name="P272"/>
          </table:table-cell>
          <table:table-cell table:style-name="Tableau93.A1" office:value-type="string">
            <text:p text:style-name="P288">2D6 + 12 (19)</text:p>
            <text:p text:style-name="P272"/>
          </table:table-cell>
          <table:table-cell table:style-name="Tableau93.A1" office:value-type="string">
            <text:p text:style-name="P288">3d6 (11)</text:p>
            <text:p text:style-name="P272"/>
          </table:table-cell>
          <table:table-cell table:style-name="Tableau93.A1" office:value-type="string">
            <text:p text:style-name="P288">1D6 + 12 (15)</text:p>
            <text:p text:style-name="P272"/>
          </table:table-cell>
          <table:table-cell table:style-name="Tableau93.A1" office:value-type="string">
            <text:p text:style-name="P288">2D6 + 12 (19)</text:p>
            <text:p text:style-name="P272"/>
          </table:table-cell>
          <table:table-cell table:style-name="Tableau93.A1" office:value-type="string">
            <text:p text:style-name="P288">3</text:p>
            <text:p text:style-name="P272"/>
          </table:table-cell>
          <table:table-cell table:style-name="Tableau93.A1" office:value-type="string">
            <text:p text:style-name="P288">3D6 (11)</text:p>
            <text:p text:style-name="P272"/>
          </table:table-cell>
          <table:table-cell table:style-name="Tableau93.A1" office:value-type="string">
            <text:p text:style-name="P288">3</text:p>
            <text:p text:style-name="P272"/>
          </table:table-cell>
          <table:table-cell table:style-name="Tableau93.A1" office:value-type="string">
            <text:p text:style-name="P288">15</text:p>
            <text:p text:style-name="P272"/>
          </table:table-cell>
          <table:table-cell table:style-name="Tableau93.A1" office:value-type="string">
            <text:p text:style-name="P288">8</text:p>
            <text:p text:style-name="P272"/>
          </table:table-cell>
          <table:table-cell table:style-name="Tableau93.A1" office:value-type="string">
            <text:p text:style-name="P288">+ 1D6</text:p>
            <text:p text:style-name="P272"/>
          </table:table-cell>
          <table:table-cell table:style-name="Tableau93.A1" office:value-type="string">
            <text:p text:style-name="P288">15 m</text:p>
            <text:p text:style-name="P272"/>
          </table:table-cell>
          <table:table-cell table:style-name="Tableau93.A1" office:value-type="string">
            <text:p text:style-name="P288">Peau (2 PA)</text:p>
            <text:p text:style-name="P272"/>
          </table:table-cell>
          <table:table-cell table:style-name="Tableau93.A1" office:value-type="string">
            <text:p text:style-name="P288">25 % Morsure 1D6, Coup de patte 1D8</text:p>
            <text:p text:style-name="P272"/>
          </table:table-cell>
        </table:table-row>
        <table:table-row table:style-name="Tableau93.2">
          <table:table-cell table:style-name="Tableau93.A1" office:value-type="string">
            <text:p text:style-name="P288">Loup</text:p>
            <text:p text:style-name="P272"/>
          </table:table-cell>
          <table:table-cell table:style-name="Tableau93.A1" office:value-type="string">
            <text:p text:style-name="P288">3d6 (11)</text:p>
            <text:p text:style-name="P272"/>
          </table:table-cell>
          <table:table-cell table:style-name="Tableau93.A1" office:value-type="string">
            <text:p text:style-name="P288">3D6 + 3 (14)</text:p>
            <text:p text:style-name="P272"/>
          </table:table-cell>
          <table:table-cell table:style-name="Tableau93.A1" office:value-type="string">
            <text:p text:style-name="P288">3D6 + 3 (13)</text:p>
            <text:p text:style-name="P272"/>
          </table:table-cell>
          <table:table-cell table:style-name="Tableau93.A1" office:value-type="string">
            <text:p text:style-name="P288">2D6 + 3 (10)</text:p>
            <text:p text:style-name="P272"/>
          </table:table-cell>
          <table:table-cell table:style-name="Tableau93.A1" office:value-type="string">
            <text:p text:style-name="P288">5</text:p>
            <text:p text:style-name="P272"/>
          </table:table-cell>
          <table:table-cell table:style-name="Tableau93.A1" office:value-type="string">
            <text:p text:style-name="P288">3D6 (11)</text:p>
            <text:p text:style-name="P272"/>
          </table:table-cell>
          <table:table-cell table:style-name="Tableau93.A1" office:value-type="string">
            <text:p text:style-name="P288">5</text:p>
            <text:p text:style-name="P272"/>
          </table:table-cell>
          <table:table-cell table:style-name="Tableau93.A1" office:value-type="string">
            <text:p text:style-name="P288">12</text:p>
            <text:p text:style-name="P272"/>
          </table:table-cell>
          <table:table-cell table:style-name="Tableau93.A1" office:value-type="string">
            <text:p text:style-name="P288">6</text:p>
            <text:p text:style-name="P272"/>
          </table:table-cell>
          <table:table-cell table:style-name="Tableau93.A1" office:value-type="string">
            <text:p text:style-name="P288">0</text:p>
            <text:p text:style-name="P272"/>
          </table:table-cell>
          <table:table-cell table:style-name="Tableau93.A1" office:value-type="string">
            <text:p text:style-name="P288">23 m</text:p>
            <text:p text:style-name="P272"/>
          </table:table-cell>
          <table:table-cell table:style-name="Tableau93.A1" office:value-type="string">
            <text:p text:style-name="P288">Aucune</text:p>
            <text:p text:style-name="P272"/>
          </table:table-cell>
          <table:table-cell table:style-name="Tableau93.A1" office:value-type="string">
            <text:p text:style-name="P288">50 % Morsure 1D8, Griffe 1D6</text:p>
            <text:p text:style-name="P272"/>
          </table:table-cell>
        </table:table-row>
        <table:table-row table:style-name="Tableau93.2">
          <table:table-cell table:style-name="Tableau93.A1" office:value-type="string">
            <text:p text:style-name="P288">Ours</text:p>
            <text:p text:style-name="P272"/>
          </table:table-cell>
          <table:table-cell table:style-name="Tableau93.A1" office:value-type="string">
            <text:p text:style-name="P288">3D6 + 15 (25)</text:p>
            <text:p text:style-name="P272"/>
          </table:table-cell>
          <table:table-cell table:style-name="Tableau93.A1" office:value-type="string">
            <text:p text:style-name="P288">2D6 + 6 (13)</text:p>
            <text:p text:style-name="P272"/>
          </table:table-cell>
          <table:table-cell table:style-name="Tableau93.A1" office:value-type="string">
            <text:p text:style-name="P288">3D6 (11)</text:p>
            <text:p text:style-name="P272"/>
          </table:table-cell>
          <table:table-cell table:style-name="Tableau93.A1" office:value-type="string">
            <text:p text:style-name="P288">3D6 + 15 (25)</text:p>
            <text:p text:style-name="P272"/>
          </table:table-cell>
          <table:table-cell table:style-name="Tableau93.A1" office:value-type="string">
            <text:p text:style-name="P288">5</text:p>
            <text:p text:style-name="P272"/>
          </table:table-cell>
          <table:table-cell table:style-name="Tableau93.A1" office:value-type="string">
            <text:p text:style-name="P288">3D6 (11)</text:p>
            <text:p text:style-name="P272"/>
          </table:table-cell>
          <table:table-cell table:style-name="Tableau93.A1" office:value-type="string">
            <text:p text:style-name="P288">5</text:p>
            <text:p text:style-name="P272"/>
          </table:table-cell>
          <table:table-cell table:style-name="Tableau93.A1" office:value-type="string">
            <text:p text:style-name="P288">24</text:p>
            <text:p text:style-name="P272"/>
          </table:table-cell>
          <table:table-cell table:style-name="Tableau93.A1" office:value-type="string">
            <text:p text:style-name="P288">12</text:p>
            <text:p text:style-name="P272"/>
          </table:table-cell>
          <table:table-cell table:style-name="Tableau93.A1" office:value-type="string">
            <text:p text:style-name="P288">+ 2D6</text:p>
            <text:p text:style-name="P272"/>
          </table:table-cell>
          <table:table-cell table:style-name="Tableau93.A1" office:value-type="string">
            <text:p text:style-name="P288">23 m</text:p>
            <text:p text:style-name="P272"/>
          </table:table-cell>
          <table:table-cell table:style-name="Tableau93.A1" office:value-type="string">
            <text:p text:style-name="P288">Peau Épaisse (3 PA)</text:p>
            <text:p text:style-name="P272"/>
          </table:table-cell>
          <table:table-cell table:style-name="Tableau93.A1" office:value-type="string">
            <text:p text:style-name="P288">60 % Morsure 1D8, Griffes 1D6</text:p>
            <text:p text:style-name="P272"/>
          </table:table-cell>
        </table:table-row>
        <table:table-row table:style-name="Tableau93.2">
          <table:table-cell table:style-name="Tableau93.A1" office:value-type="string">
            <text:p text:style-name="P288">Pieuvre Géante</text:p>
            <text:p text:style-name="P272"/>
          </table:table-cell>
          <table:table-cell table:style-name="Tableau93.A1" office:value-type="string">
            <text:p text:style-name="P288">12D6 (42)</text:p>
            <text:p text:style-name="P272"/>
          </table:table-cell>
          <table:table-cell table:style-name="Tableau93.A1" office:value-type="string">
            <text:p text:style-name="P288">4D6 + 6 (20)</text:p>
            <text:p text:style-name="P272"/>
          </table:table-cell>
          <table:table-cell table:style-name="Tableau93.A1" office:value-type="string">
            <text:p text:style-name="P288">3D6 + 12 (23)</text:p>
            <text:p text:style-name="P272"/>
          </table:table-cell>
          <table:table-cell table:style-name="Tableau93.A1" office:value-type="string">
            <text:p text:style-name="P288">12D6 (42)</text:p>
            <text:p text:style-name="P272"/>
          </table:table-cell>
          <table:table-cell table:style-name="Tableau93.A1" office:value-type="string">
            <text:p text:style-name="P288">4</text:p>
            <text:p text:style-name="P272"/>
          </table:table-cell>
          <table:table-cell table:style-name="Tableau93.A1" office:value-type="string">
            <text:p text:style-name="P288">3D6 (11)</text:p>
            <text:p text:style-name="P272"/>
          </table:table-cell>
          <table:table-cell table:style-name="Tableau93.A1" office:value-type="string">
            <text:p text:style-name="P288">4</text:p>
            <text:p text:style-name="P272"/>
          </table:table-cell>
          <table:table-cell table:style-name="Tableau93.A1" office:value-type="string">
            <text:p text:style-name="P288">31</text:p>
            <text:p text:style-name="P272"/>
          </table:table-cell>
          <table:table-cell table:style-name="Tableau93.A1" office:value-type="string">
            <text:p text:style-name="P288">16</text:p>
            <text:p text:style-name="P272"/>
          </table:table-cell>
          <table:table-cell table:style-name="Tableau93.A1" office:value-type="string">
            <text:p text:style-name="P288">+ 4D6</text:p>
            <text:p text:style-name="P272"/>
          </table:table-cell>
          <table:table-cell table:style-name="Tableau93.A1" office:value-type="string">
            <text:p text:style-name="P288">7 m terre, 30 m Nage</text:p>
          </table:table-cell>
          <table:table-cell table:style-name="Tableau93.A1" office:value-type="string">
            <text:p text:style-name="P288">Peau Épaisse</text:p>
            <text:p text:style-name="P288">(4 PA)</text:p>
          </table:table-cell>
          <table:table-cell table:style-name="Tableau93.A1" office:value-type="string">
            <text:p text:style-name="P288">50 % Morsure D8, Tentacule 1D4</text:p>
          </table:table-cell>
        </table:table-row>
        <table:table-row table:style-name="Tableau93.2">
          <table:table-cell table:style-name="Tableau93.A1" office:value-type="string">
            <text:p text:style-name="P291">Ptéranodon</text:p>
            <text:p text:style-name="P289"/>
          </table:table-cell>
          <table:table-cell table:style-name="Tableau93.A1" office:value-type="string">
            <text:p text:style-name="P291">4D6 + 6 (20)</text:p>
            <text:p text:style-name="P289"/>
          </table:table-cell>
          <table:table-cell table:style-name="Tableau93.A1" office:value-type="string">
            <text:p text:style-name="P291">3D6 + 3 (14)</text:p>
            <text:p text:style-name="P289"/>
          </table:table-cell>
          <table:table-cell table:style-name="Tableau93.A1" office:value-type="string">
            <text:p text:style-name="P291">2d6 +12 (17)</text:p>
            <text:p text:style-name="P289"/>
          </table:table-cell>
          <table:table-cell table:style-name="Tableau93.A1" office:value-type="string">
            <text:p text:style-name="P291">4D6 + 12 (26)</text:p>
            <text:p text:style-name="P289"/>
          </table:table-cell>
          <table:table-cell table:style-name="Tableau93.A1" office:value-type="string">
            <text:p text:style-name="P291">3</text:p>
            <text:p text:style-name="P289"/>
          </table:table-cell>
          <table:table-cell table:style-name="Tableau93.A1" office:value-type="string">
            <text:p text:style-name="P291">3D6 (11)</text:p>
            <text:p text:style-name="P289"/>
          </table:table-cell>
          <table:table-cell table:style-name="Tableau93.A1" office:value-type="string">
            <text:p text:style-name="P291">3</text:p>
            <text:p text:style-name="P289"/>
          </table:table-cell>
          <table:table-cell table:style-name="Tableau93.A1" office:value-type="string">
            <text:p text:style-name="P291">20</text:p>
            <text:p text:style-name="P289"/>
          </table:table-cell>
          <table:table-cell table:style-name="Tableau93.A1" office:value-type="string">
            <text:p text:style-name="P291">10</text:p>
            <text:p text:style-name="P289"/>
          </table:table-cell>
          <table:table-cell table:style-name="Tableau93.A1" office:value-type="string">
            <text:p text:style-name="P291">+ 2D6</text:p>
            <text:p text:style-name="P289"/>
          </table:table-cell>
          <table:table-cell table:style-name="Tableau93.A1" office:value-type="string">
            <text:p text:style-name="P291">15 m terre, 30 m Vol</text:p>
          </table:table-cell>
          <table:table-cell table:style-name="Tableau93.A1" office:value-type="string">
            <text:p text:style-name="P291">Peau Épaisse</text:p>
            <text:p text:style-name="P291">(3 AP)</text:p>
          </table:table-cell>
          <table:table-cell table:style-name="Tableau93.A1" office:value-type="string">
            <text:p text:style-name="P291">50 % Morsure 1D8, Griffe 1D6</text:p>
          </table:table-cell>
        </table:table-row>
        <table:table-row table:style-name="Tableau93.2">
          <table:table-cell table:style-name="Tableau93.A1" office:value-type="string">
            <text:p text:style-name="P291">Python Géant</text:p>
            <text:p text:style-name="P289"/>
          </table:table-cell>
          <table:table-cell table:style-name="Tableau93.A1" office:value-type="string">
            <text:p text:style-name="P291">3d6 + 24 (35)</text:p>
          </table:table-cell>
          <table:table-cell table:style-name="Tableau93.A1" office:value-type="string">
            <text:p text:style-name="P291">3d6 (11)</text:p>
          </table:table-cell>
          <table:table-cell table:style-name="Tableau93.A1" office:value-type="string">
            <text:p text:style-name="P291">2D6+6 (13)</text:p>
          </table:table-cell>
          <table:table-cell table:style-name="Tableau93.A1" office:value-type="string">
            <text:p text:style-name="P291">3d6 (11)</text:p>
          </table:table-cell>
          <table:table-cell table:style-name="Tableau93.A1" office:value-type="string">
            <text:p text:style-name="P291">3</text:p>
          </table:table-cell>
          <table:table-cell table:style-name="Tableau93.A1" office:value-type="string">
            <text:p text:style-name="P291">3D6 (11)</text:p>
          </table:table-cell>
          <table:table-cell table:style-name="Tableau93.A1" office:value-type="string">
            <text:p text:style-name="P291">3</text:p>
          </table:table-cell>
          <table:table-cell table:style-name="Tableau93.A1" office:value-type="string">
            <text:p text:style-name="P291">11</text:p>
          </table:table-cell>
          <table:table-cell table:style-name="Tableau93.A1" office:value-type="string">
            <text:p text:style-name="P291">6</text:p>
          </table:table-cell>
          <table:table-cell table:style-name="Tableau93.A1" office:value-type="string">
            <text:p text:style-name="P291">+ 2D6</text:p>
          </table:table-cell>
          <table:table-cell table:style-name="Tableau93.A1" office:value-type="string">
            <text:p text:style-name="P291">15 m</text:p>
          </table:table-cell>
          <table:table-cell table:style-name="Tableau93.A1" office:value-type="string">
            <text:p text:style-name="P291">Écailles</text:p>
            <text:p text:style-name="P291">(3 PA)</text:p>
          </table:table-cell>
          <table:table-cell table:style-name="Tableau93.A1" office:value-type="string">
            <text:p text:style-name="P291">50 % Morsure 1D4, Constriction 1D8</text:p>
          </table:table-cell>
        </table:table-row>
        <table:table-row table:style-name="Tableau93.2">
          <table:table-cell table:style-name="Tableau93.A1" office:value-type="string">
            <text:p text:style-name="P291">Rhinocéros</text:p>
            <text:p text:style-name="P289"/>
          </table:table-cell>
          <table:table-cell table:style-name="Tableau93.A1" office:value-type="string">
            <text:p text:style-name="P291">2D6 + 21 (26)</text:p>
            <text:p text:style-name="P289"/>
          </table:table-cell>
          <table:table-cell table:style-name="Tableau93.A1" office:value-type="string">
            <text:p text:style-name="P291">3d6 (11)</text:p>
            <text:p text:style-name="P289"/>
          </table:table-cell>
          <table:table-cell table:style-name="Tableau93.A1" office:value-type="string">
            <text:p text:style-name="P291">2D6 (7)</text:p>
            <text:p text:style-name="P289"/>
          </table:table-cell>
          <table:table-cell table:style-name="Tableau93.A1" office:value-type="string">
            <text:p text:style-name="P291">2d6+21 (26)</text:p>
            <text:p text:style-name="P289"/>
          </table:table-cell>
          <table:table-cell table:style-name="Tableau93.A1" office:value-type="string">
            <text:p text:style-name="P291">3</text:p>
            <text:p text:style-name="P289"/>
          </table:table-cell>
          <table:table-cell table:style-name="Tableau93.A1" office:value-type="string">
            <text:p text:style-name="P291">3D6 (11)</text:p>
            <text:p text:style-name="P289"/>
          </table:table-cell>
          <table:table-cell table:style-name="Tableau93.A1" office:value-type="string">
            <text:p text:style-name="P291">3</text:p>
            <text:p text:style-name="P289"/>
          </table:table-cell>
          <table:table-cell table:style-name="Tableau93.A1" office:value-type="string">
            <text:p text:style-name="P291">19</text:p>
            <text:p text:style-name="P289"/>
          </table:table-cell>
          <table:table-cell table:style-name="Tableau93.A1" office:value-type="string">
            <text:p text:style-name="P291">10</text:p>
            <text:p text:style-name="P289"/>
          </table:table-cell>
          <table:table-cell table:style-name="Tableau93.A1" office:value-type="string">
            <text:p text:style-name="P291">+ 2D6</text:p>
            <text:p text:style-name="P289"/>
          </table:table-cell>
          <table:table-cell table:style-name="Tableau93.A1" office:value-type="string">
            <text:p text:style-name="P291">23 m</text:p>
            <text:p text:style-name="P289"/>
          </table:table-cell>
          <table:table-cell table:style-name="Tableau93.A1" office:value-type="string">
            <text:p text:style-name="P291">Peau Épaisse</text:p>
            <text:p text:style-name="P291">(5 PA)</text:p>
          </table:table-cell>
          <table:table-cell table:style-name="Tableau93.A1" office:value-type="string">
            <text:p text:style-name="P291">50 % Morsure 1D6, Corne 1D8,</text:p>
            <text:p text:style-name="P291">Piétinement 1D12</text:p>
            <text:p text:style-name="P289"/>
          </table:table-cell>
        </table:table-row>
        <table:table-row table:style-name="Tableau93.2">
          <table:table-cell table:style-name="Tableau93.A1" office:value-type="string">
            <text:p text:style-name="P291">Scarabée Géant</text:p>
            <text:p text:style-name="P289"/>
          </table:table-cell>
          <table:table-cell table:style-name="Tableau93.A1" office:value-type="string">
            <text:p text:style-name="P291">2D6 + 12 (19)</text:p>
            <text:p text:style-name="P289"/>
          </table:table-cell>
          <table:table-cell table:style-name="Tableau93.A1" office:value-type="string">
            <text:p text:style-name="P291">3D6+6 (17)</text:p>
            <text:p text:style-name="P289"/>
          </table:table-cell>
          <table:table-cell table:style-name="Tableau93.A1" office:value-type="string">
            <text:p text:style-name="P291">2D6+6 (13)</text:p>
            <text:p text:style-name="P289"/>
          </table:table-cell>
          <table:table-cell table:style-name="Tableau93.A1" office:value-type="string">
            <text:p text:style-name="P291">3D6 + 6 (17)</text:p>
            <text:p text:style-name="P289"/>
          </table:table-cell>
          <table:table-cell table:style-name="Tableau93.A1" office:value-type="string">
            <text:p text:style-name="P291">2</text:p>
            <text:p text:style-name="P289"/>
          </table:table-cell>
          <table:table-cell table:style-name="Tableau93.A1" office:value-type="string">
            <text:p text:style-name="P291">1D6 + 6 (9)</text:p>
            <text:p text:style-name="P289"/>
          </table:table-cell>
          <table:table-cell table:style-name="Tableau93.A1" office:value-type="string">
            <text:p text:style-name="P291">2</text:p>
            <text:p text:style-name="P289"/>
          </table:table-cell>
          <table:table-cell table:style-name="Tableau93.A1" office:value-type="string">
            <text:p text:style-name="P291">17</text:p>
            <text:p text:style-name="P289"/>
          </table:table-cell>
          <table:table-cell table:style-name="Tableau93.A1" office:value-type="string">
            <text:p text:style-name="P291">9</text:p>
            <text:p text:style-name="P289"/>
          </table:table-cell>
          <table:table-cell table:style-name="Tableau93.A1" office:value-type="string">
            <text:p text:style-name="P291">+ 1D6</text:p>
            <text:p text:style-name="P289"/>
          </table:table-cell>
          <table:table-cell table:style-name="Tableau93.A1" office:value-type="string">
            <text:p text:style-name="P291">15 m</text:p>
            <text:p text:style-name="P289"/>
          </table:table-cell>
          <table:table-cell table:style-name="Tableau93.A1" office:value-type="string">
            <text:p text:style-name="P291">Chitine (5 PA)</text:p>
            <text:p text:style-name="P289"/>
          </table:table-cell>
          <table:table-cell table:style-name="Tableau93.A1" office:value-type="string">
            <text:p text:style-name="P291">50 % Morsure 1D8</text:p>
            <text:p text:style-name="P289"/>
          </table:table-cell>
        </table:table-row>
        <table:table-row table:style-name="Tableau93.2">
          <table:table-cell table:style-name="Tableau93.A1" office:value-type="string">
            <text:p text:style-name="P291">Tricératops</text:p>
            <text:p text:style-name="P289"/>
          </table:table-cell>
          <table:table-cell table:style-name="Tableau93.A1" office:value-type="string">
            <text:p text:style-name="P291">6D6 + 30 (51)</text:p>
            <text:p text:style-name="P289"/>
          </table:table-cell>
          <table:table-cell table:style-name="Tableau93.A1" office:value-type="string">
            <text:p text:style-name="P291">3d10+12 (28)</text:p>
            <text:p text:style-name="P289"/>
          </table:table-cell>
          <table:table-cell table:style-name="Tableau93.A1" office:value-type="string">
            <text:p text:style-name="P291">2D6 + 3 (10)</text:p>
            <text:p text:style-name="P289"/>
          </table:table-cell>
          <table:table-cell table:style-name="Tableau93.A1" office:value-type="string">
            <text:p text:style-name="P291">6D6 + 30 (48)</text:p>
            <text:p text:style-name="P289"/>
          </table:table-cell>
          <table:table-cell table:style-name="Tableau93.A1" office:value-type="string">
            <text:p text:style-name="P291">3</text:p>
            <text:p text:style-name="P289"/>
          </table:table-cell>
          <table:table-cell table:style-name="Tableau93.A1" office:value-type="string">
            <text:p text:style-name="P291">3D6 (11)</text:p>
            <text:p text:style-name="P289"/>
          </table:table-cell>
          <table:table-cell table:style-name="Tableau93.A1" office:value-type="string">
            <text:p text:style-name="P291">3</text:p>
            <text:p text:style-name="P289"/>
          </table:table-cell>
          <table:table-cell table:style-name="Tableau93.A1" office:value-type="string">
            <text:p text:style-name="P291">38</text:p>
            <text:p text:style-name="P289"/>
          </table:table-cell>
          <table:table-cell table:style-name="Tableau93.A1" office:value-type="string">
            <text:p text:style-name="P291">19</text:p>
            <text:p text:style-name="P289"/>
          </table:table-cell>
          <table:table-cell table:style-name="Tableau93.A1" office:value-type="string">
            <text:p text:style-name="P291">+ 5D6</text:p>
            <text:p text:style-name="P289"/>
          </table:table-cell>
          <table:table-cell table:style-name="Tableau93.A1" office:value-type="string">
            <text:p text:style-name="P291">30 m</text:p>
            <text:p text:style-name="P289"/>
          </table:table-cell>
          <table:table-cell table:style-name="Tableau93.A1" office:value-type="string">
            <text:p text:style-name="P291">Écailles (10 PA)</text:p>
            <text:p text:style-name="P289"/>
          </table:table-cell>
          <table:table-cell table:style-name="Tableau93.A1" office:value-type="string">
            <text:p text:style-name="P291">50 % Coup de Queue 1D12, Corne 1D10</text:p>
            <text:p text:style-name="P289"/>
          </table:table-cell>
        </table:table-row>
        <table:table-row table:style-name="Tableau93.2">
          <table:table-cell table:style-name="Tableau93.A1" office:value-type="string">
            <text:p text:style-name="P291">Tyrannosaure</text:p>
            <text:p text:style-name="P289"/>
          </table:table-cell>
          <table:table-cell table:style-name="Tableau93.A1" office:value-type="string">
            <text:p text:style-name="P291">4D6 + 40 (52)</text:p>
            <text:p text:style-name="P289"/>
          </table:table-cell>
          <table:table-cell table:style-name="Tableau93.A1" office:value-type="string">
            <text:p text:style-name="P291">5d6+30 (47)</text:p>
            <text:p text:style-name="P289"/>
          </table:table-cell>
          <table:table-cell table:style-name="Tableau93.A1" office:value-type="string">
            <text:p text:style-name="P291">2d6 + 3 (10)</text:p>
            <text:p text:style-name="P289"/>
          </table:table-cell>
          <table:table-cell table:style-name="Tableau93.A1" office:value-type="string">
            <text:p text:style-name="P291">4D6 + 30 (42)</text:p>
            <text:p text:style-name="P289"/>
          </table:table-cell>
          <table:table-cell table:style-name="Tableau93.A1" office:value-type="string">
            <text:p text:style-name="P291">3</text:p>
            <text:p text:style-name="P289"/>
          </table:table-cell>
          <table:table-cell table:style-name="Tableau93.A1" office:value-type="string">
            <text:p text:style-name="P291">2d6 + 6 (13)</text:p>
            <text:p text:style-name="P289"/>
          </table:table-cell>
          <table:table-cell table:style-name="Tableau93.A1" office:value-type="string">
            <text:p text:style-name="P291">3</text:p>
            <text:p text:style-name="P289"/>
          </table:table-cell>
          <table:table-cell table:style-name="Tableau93.A1" office:value-type="string">
            <text:p text:style-name="P291">50</text:p>
            <text:p text:style-name="P289"/>
          </table:table-cell>
          <table:table-cell table:style-name="Tableau93.A1" office:value-type="string">
            <text:p text:style-name="P291">25</text:p>
            <text:p text:style-name="P289"/>
          </table:table-cell>
          <table:table-cell table:style-name="Tableau93.A1" office:value-type="string">
            <text:p text:style-name="P291">+ 5D6</text:p>
            <text:p text:style-name="P289"/>
          </table:table-cell>
          <table:table-cell table:style-name="Tableau93.A1" office:value-type="string">
            <text:p text:style-name="P291">30 m</text:p>
            <text:p text:style-name="P289"/>
          </table:table-cell>
          <table:table-cell table:style-name="Tableau93.A1" office:value-type="string">
            <text:p text:style-name="P291">Peau Épaisse</text:p>
            <text:p text:style-name="P291">(10 PA)</text:p>
          </table:table-cell>
          <table:table-cell table:style-name="Tableau93.A1" office:value-type="string">
            <text:p text:style-name="P291">60 % Morsure 1D10, Piétinement 1D10</text:p>
          </table:table-cell>
        </table:table-row>
        <table:table-row table:style-name="Tableau93.2">
          <table:table-cell table:style-name="Tableau93.A1" office:value-type="string">
            <text:p text:style-name="P291">Vélociraptor</text:p>
            <text:p text:style-name="P289"><text:soft-page-break/></text:p>
          </table:table-cell>
          <table:table-cell table:style-name="Tableau93.A1" office:value-type="string">
            <text:p text:style-name="P291">4D6 + 12 (26)</text:p>
            <text:p text:style-name="P289"><text:soft-page-break/></text:p>
          </table:table-cell>
          <table:table-cell table:style-name="Tableau93.A1" office:value-type="string">
            <text:p text:style-name="P291">3D6+3 (14)</text:p>
            <text:p text:style-name="P289"><text:soft-page-break/></text:p>
          </table:table-cell>
          <table:table-cell table:style-name="Tableau93.A1" office:value-type="string">
            <text:p text:style-name="P291">4D6 (14)</text:p>
            <text:p text:style-name="P289"><text:soft-page-break/></text:p>
          </table:table-cell>
          <table:table-cell table:style-name="Tableau93.A1" office:value-type="string">
            <text:p text:style-name="P291">3D6 + 6 <text:soft-page-break/>(17)</text:p>
            <text:p text:style-name="P289"/>
          </table:table-cell>
          <table:table-cell table:style-name="Tableau93.A1" office:value-type="string">
            <text:p text:style-name="P291">4</text:p>
            <text:p text:style-name="P289"><text:soft-page-break/></text:p>
          </table:table-cell>
          <table:table-cell table:style-name="Tableau93.A1" office:value-type="string">
            <text:p text:style-name="P291">2d6 + <text:soft-page-break/>6 (13)</text:p>
            <text:p text:style-name="P289"/>
          </table:table-cell>
          <table:table-cell table:style-name="Tableau93.A1" office:value-type="string">
            <text:p text:style-name="P291">3</text:p>
            <text:p text:style-name="P289"><text:soft-page-break/></text:p>
          </table:table-cell>
          <table:table-cell table:style-name="Tableau93.A1" office:value-type="string">
            <text:p text:style-name="P291">16</text:p>
            <text:p text:style-name="P289"><text:soft-page-break/></text:p>
          </table:table-cell>
          <table:table-cell table:style-name="Tableau93.A1" office:value-type="string">
            <text:p text:style-name="P291">8</text:p>
            <text:p text:style-name="P289"><text:soft-page-break/></text:p>
          </table:table-cell>
          <table:table-cell table:style-name="Tableau93.A1" office:value-type="string">
            <text:p text:style-name="P291">+ 1D6</text:p>
            <text:p text:style-name="P289"><text:soft-page-break/></text:p>
          </table:table-cell>
          <table:table-cell table:style-name="Tableau93.A1" office:value-type="string">
            <text:p text:style-name="P291">30 m</text:p>
            <text:p text:style-name="P289"><text:soft-page-break/></text:p>
          </table:table-cell>
          <table:table-cell table:style-name="Tableau93.A1" office:value-type="string">
            <text:p text:style-name="P291">Écailles</text:p>
            <text:p text:style-name="P291"><text:soft-page-break/>(5 PA)</text:p>
            <text:p text:style-name="P289"/>
          </table:table-cell>
          <table:table-cell table:style-name="Tableau93.A1" office:value-type="string">
            <text:p text:style-name="P313">50 % Morsure 1D8, Griffe <text:soft-page-break/>1D6,</text:p>
            <text:p text:style-name="P313">Griffe Antérieure 1D4</text:p>
          </table:table-cell>
        </table:table-row>
        <table:table-row table:style-name="Tableau93.2">
          <table:table-cell table:style-name="Tableau93.A1" office:value-type="string">
            <text:p text:style-name="P292">Vipère</text:p>
            <text:p text:style-name="P290"/>
          </table:table-cell>
          <table:table-cell table:style-name="Tableau93.A1" office:value-type="string">
            <text:p text:style-name="P291">2D6 + 6 (13)</text:p>
            <text:p text:style-name="P289"/>
          </table:table-cell>
          <table:table-cell table:style-name="Tableau93.A1" office:value-type="string">
            <text:p text:style-name="P292">2D6 (6)</text:p>
            <text:p text:style-name="P290"/>
          </table:table-cell>
          <table:table-cell table:style-name="Tableau93.A1" office:value-type="string">
            <text:p text:style-name="P291">3D6 + 18 (27)</text:p>
            <text:p text:style-name="P289"/>
          </table:table-cell>
          <table:table-cell table:style-name="Tableau93.A1" office:value-type="string">
            <text:p text:style-name="P292">2D6 (7)</text:p>
            <text:p text:style-name="P290"/>
          </table:table-cell>
          <table:table-cell table:style-name="Tableau93.A1" office:value-type="string">
            <text:p text:style-name="P292">3</text:p>
            <text:p text:style-name="P290"/>
          </table:table-cell>
          <table:table-cell table:style-name="Tableau93.A1" office:value-type="string">
            <text:p text:style-name="P292">2D6 + 6 (13)</text:p>
            <text:p text:style-name="P290"/>
          </table:table-cell>
          <table:table-cell table:style-name="Tableau93.A1" office:value-type="string">
            <text:p text:style-name="P292">3</text:p>
            <text:p text:style-name="P290"/>
          </table:table-cell>
          <table:table-cell table:style-name="Tableau93.A1" office:value-type="string">
            <text:p text:style-name="P292">7</text:p>
            <text:p text:style-name="P290"/>
          </table:table-cell>
          <table:table-cell table:style-name="Tableau93.A1" office:value-type="string">
            <text:p text:style-name="P292">4</text:p>
            <text:p text:style-name="P290"/>
          </table:table-cell>
          <table:table-cell table:style-name="Tableau93.A1" office:value-type="string">
            <text:p text:style-name="P292">0</text:p>
            <text:p text:style-name="P290"/>
          </table:table-cell>
          <table:table-cell table:style-name="Tableau93.A1" office:value-type="string">
            <text:p text:style-name="P292">30 m</text:p>
            <text:p text:style-name="P290"/>
          </table:table-cell>
          <table:table-cell table:style-name="Tableau93.A1" office:value-type="string">
            <text:p text:style-name="P292">Écailles</text:p>
            <text:p text:style-name="P292">(1 PA)</text:p>
            <text:p text:style-name="P290"/>
          </table:table-cell>
          <table:table-cell table:style-name="Tableau93.A1" office:value-type="string">
            <text:p text:style-name="P291">60 % Morsure + Venin </text:p>
            <text:p text:style-name="P289"/>
          </table:table-cell>
        </table:table-row>
      </table:table>
      <text:p text:style-name="P102"/>
      <text:p text:style-name="P3">Chapitre 12 : Trésors</text:p>
      <text:p text:style-name="P233">Objets de pouvoir et de curiosité</text:p>
      <text:p text:style-name="P170"/>
      <text:p text:style-name="P170">Si OpenQuest n’est pas un jeu de pillage ou de course à l’armement, les personnages des joueurs pourront parfois récupérer des objets magiques au cours de leurs aventures.</text:p>
      <text:p text:style-name="P122">Provenance des Objets Magiques</text:p>
      <text:p text:style-name="P170">La plupart des objets magiques d’OpenQuest proviennent des PJ eux-mêmes. En effet, en améliorant leurs compétences, ils finiront par être capables d’apprendre les sorts de création d’Objets Magiques (voir la liste ci-dessous). Les PNJ peuvent avoir accès aux mêmes sorts, et sont ainsi une autre source d’objets pour les PJ.</text:p>
      <text:p text:style-name="P170">Les autres objets sont plutôt rares ; ils sont souvent assez puissants et le sujet de nombreuses légendes, comme Excalibur ou le Saint Graal.</text:p>
      <text:p text:style-name="P122">Facteur De Trésor</text:p>
      <text:p text:style-name="P170">Normalement, les possessions d’une créature sont dictées par les besoins de l’histoire, mais si vous préférez les déterminer aléatoirement, les règles suivantes peuvent vous servir.</text:p>
      <text:p text:style-name="P170">Le facteur de Trésor d’une créature indique la quantité de trésors que celle-ci est susceptible de transporter. Pour les groupes de créatures, augmentez ce facteur de un pour les groupes allant jusqu’à 20 créatures, de deux pour ceux allant jusqu’à cent créatures, et de trois pour les groupes plus importants. Dans ce dernier cas, le trésor sera gardé dans une salle au trésor à l’accès contrôlé par le chef du groupe.</text:p>
      <text:p text:style-name="P170"><text:soft-page-break/>Une créature utilise de préférence un objet magique avec une forme de magie familière. Si elle est dépourvue de magie, elle peut conserver un objet pour sa valeur ou sa beauté ; dans ce cas, déterminez le type de magie à l’aide de la table de Magie.</text:p>
      <text:p text:style-name="P153"><text:span text:style-name="T79">Objet Magique Mineur </text:span><text:span text:style-name="T24">: un sort de Magnitude 1D4+1.</text:span></text:p>
      <text:p text:style-name="P153"><text:span text:style-name="T79">Objet Magique Majeur</text:span><text:span text:style-name="T24"> : 1D3+1 sorts de Magnitude 1D6+2.</text:span></text:p>
      <text:p text:style-name="P153"><text:span text:style-name="T79">Artéfact/Relique</text:span><text:span text:style-name="T24"> : ces objets légendaires sont créés soit par les Dieux (Reliques) soit par les plus grands magiciens (Artéfact). Ils sont toujours uniques et leurs pouvoirs sont au-delà des sorts ordinaires.</text:span></text:p>
      <text:p text:style-name="P172"/>
      <table:table table:name="Tableau94" table:style-name="Tableau94">
        <table:table-column table:style-name="Tableau94.A"/>
        <table:table-column table:style-name="Tableau94.B"/>
        <table:table-row table:style-name="Tableau94.1">
          <table:table-cell table:style-name="Tableau94.A1" table:number-columns-spanned="2" office:value-type="string">
            <text:p text:style-name="P293">TABLE DE TRÉSOR</text:p>
          </table:table-cell>
          <table:covered-table-cell/>
        </table:table-row>
        <table:table-row table:style-name="Tableau94.1">
          <table:table-cell table:style-name="Tableau94.A1" office:value-type="string">
            <text:p text:style-name="P297">Facteur de Trésor</text:p>
          </table:table-cell>
          <table:table-cell table:style-name="Tableau94.A1" office:value-type="string">
            <text:p text:style-name="P297">Trésor trouvé</text:p>
          </table:table-cell>
        </table:table-row>
        <table:table-row table:style-name="Tableau94.1">
          <table:table-cell table:style-name="Tableau94.A1" office:value-type="string">
            <text:p text:style-name="P276">0</text:p>
          </table:table-cell>
          <table:table-cell table:style-name="Tableau94.A1" office:value-type="string">
            <text:p text:style-name="P284">Pas de trésor.</text:p>
          </table:table-cell>
        </table:table-row>
        <table:table-row table:style-name="Tableau94.1">
          <table:table-cell table:style-name="Tableau94.A1" office:value-type="string">
            <text:p text:style-name="P276">1</text:p>
          </table:table-cell>
          <table:table-cell table:style-name="Tableau94.A1" office:value-type="string">
            <text:p text:style-name="P276">Maigre butin. 1D6 pièces de cuivre, 5 % de chance d’avoir un objet magique mineur, utilisé par accident (« porte-bonheur »), ou dont la créature ne se rend pas compte de la valeur.</text:p>
          </table:table-cell>
        </table:table-row>
        <table:table-row table:style-name="Tableau94.1">
          <table:table-cell table:style-name="Tableau94.A1" office:value-type="string">
            <text:p text:style-name="P276">2</text:p>
          </table:table-cell>
          <table:table-cell table:style-name="Tableau94.A1" office:value-type="string">
            <text:p text:style-name="P276">Butin correct. 5D20 pièces d’argent, 1D10 pièces d’or. Si la créature utilise de la magie, une chance égale à son POU de posséder 1D4 Objets Magiques Mineurs du même type de magie.</text:p>
          </table:table-cell>
        </table:table-row>
        <table:table-row table:style-name="Tableau94.1">
          <table:table-cell table:style-name="Tableau94.A1" office:value-type="string">
            <text:p text:style-name="P276">3</text:p>
          </table:table-cell>
          <table:table-cell table:style-name="Tableau94.A1" office:value-type="string">
            <text:p text:style-name="P276">Butin prometteur. 5D100 pièces d’argent, 3D20 pièces d’or. Si la créature utilise de la magie, une chance égale à son POU x 2 de posséder 1D4 Objets Magiques Mineurs appropriés.</text:p>
          </table:table-cell>
        </table:table-row>
        <table:table-row table:style-name="Tableau94.1">
          <table:table-cell table:style-name="Tableau94.A1" office:value-type="string">
            <text:p text:style-name="P276">4</text:p>
          </table:table-cell>
          <table:table-cell table:style-name="Tableau94.A1" office:value-type="string">
            <text:p text:style-name="P276">Butin considérable. 10D100 pièces d’argent, 1D100 pièces d’or. Quelles que soient les capacités magiques de la créature, une chance égale à son POU x 3 de posséder 1D4 Objets Magiques Mineurs.</text:p>
          </table:table-cell>
        </table:table-row>
        <table:table-row table:style-name="Tableau94.1">
          <table:table-cell table:style-name="Tableau94.A1" office:value-type="string">
            <text:p text:style-name="P276">5</text:p>
          </table:table-cell>
          <table:table-cell table:style-name="Tableau94.A1" office:value-type="string">
            <text:p text:style-name="P276">Mine d’or. 1D6 milliers de pièces d’argent, avec 1D6 Objets Magiques Mineurs, et POU x 3 % chance d’un Objet Magique Majeur.</text:p>
          </table:table-cell>
        </table:table-row>
        <table:table-row table:style-name="Tableau94.1">
          <table:table-cell table:style-name="Tableau94.A1" office:value-type="string">
            <text:p text:style-name="P276">6</text:p>
          </table:table-cell>
          <table:table-cell table:style-name="Tableau94.A1" office:value-type="string">
            <text:p text:style-name="P276">Trésor digne d’un roi. 1D4 millions de pièces d’argent, 2D10 Objets Magiques Mineurs, 1D8 Objets Magiques Majeurs et une Relique ou un Artéfact.</text:p>
          </table:table-cell>
        </table:table-row>
      </table:table>
      <text:p text:style-name="P240"/>
      <table:table table:name="Tableau95" table:style-name="Tableau95">
        <table:table-column table:style-name="Tableau95.A"/>
        <table:table-column table:style-name="Tableau95.B"/>
        <table:table-row table:style-name="Tableau95.1">
          <table:table-cell table:style-name="Tableau95.A1" table:number-columns-spanned="2" office:value-type="string">
            <text:p text:style-name="P294">TABLE DE MAGIE</text:p>
          </table:table-cell>
          <table:covered-table-cell/>
        </table:table-row>
        <table:table-row table:style-name="Tableau95.1">
          <table:table-cell table:style-name="Tableau95.A1" office:value-type="string">
            <text:p text:style-name="P285">Lancez 1D6</text:p>
          </table:table-cell>
          <table:table-cell table:style-name="Tableau95.A1" office:value-type="string">
            <text:p text:style-name="P285">Type de magie de l’objet</text:p>
          </table:table-cell>
        </table:table-row>
        <table:table-row table:style-name="Tableau95.3">
          <table:table-cell table:style-name="Tableau95.A1" office:value-type="string">
            <text:p text:style-name="P286">1-4</text:p>
          </table:table-cell>
          <table:table-cell table:style-name="Tableau95.A1" office:value-type="string">
            <text:p text:style-name="P286">Magie Commune</text:p>
          </table:table-cell>
        </table:table-row>
        <table:table-row table:style-name="Tableau95.4">
          <table:table-cell table:style-name="Tableau95.A1" office:value-type="string">
            <text:p text:style-name="P286">5</text:p>
          </table:table-cell>
          <table:table-cell table:style-name="Tableau95.A1" office:value-type="string">
            <text:p text:style-name="P286">Magie Divine</text:p>
          </table:table-cell>
        </table:table-row>
        <table:table-row table:style-name="Tableau95.4">
          <table:table-cell table:style-name="Tableau95.A1" office:value-type="string">
            <text:p text:style-name="P286">6</text:p>
          </table:table-cell>
          <table:table-cell table:style-name="Tableau95.A1" office:value-type="string">
            <text:p text:style-name="P286">Sorcellerie</text:p>
          </table:table-cell>
        </table:table-row>
      </table:table>
      <text:p text:style-name="P123">Créer Des Objets Magiques</text:p>
      <text:p text:style-name="P170">Bien que les sorts utilisés par les personnages soient détaillés dans les chapitres sur la magie, un bref rappel vous sera peut-être utile.</text:p>
      <text:p text:style-name="P89">Magie Commune</text:p>
      <text:p text:style-name="P153"><text:span text:style-name="T79">Lien Spirituel</text:span><text:span text:style-name="T24">. Ce sort lie un esprit à un objet. Vous pouvez par exemple lier l’esprit de votre défunt oncle Argebor à son crâne, afin qu’il puisse encore conseiller les membres de sa famille.</text:span></text:p>
      <text:p text:style-name="P153"><text:soft-page-break/><text:span text:style-name="T79">Création de Charmes</text:span><text:span text:style-name="T24">. C’est le sort de base pour créer des Objets de Magie Commune, comme des épées avec des inscriptions runiques, des talismans en papier qui protègent des esprits, une armure en peau de dragon qui résiste au fort (grâce à un sort de Résistance au Feu)…</text:span></text:p>
      <text:p text:style-name="P153"><text:span text:style-name="T79">Création de Réserves de Points de Magie</text:span><text:span text:style-name="T24">. Un personnage peut créer un objet magique conte</text:span><text:span text:style-name="T26">n</text:span><text:span text:style-name="T24">ant des Points de Magie, afin de pouvoir économiser les siens.</text:span></text:p>
      <text:p text:style-name="P153"><text:span text:style-name="T24">Remarque : </text:span><text:span text:style-name="T66">les PJ doivent dépenser des Points d’Amélioration s’ils comptent utiliser un de sorts ci-dessus pour créer des objets magiques permanents ou réutilisables.</text:span></text:p>
      <text:p text:style-name="P153"><text:span text:style-name="T84">Création de Potions</text:span><text:span text:style-name="T66">. C’est une façon rapide d’avoir des réserves de sorts à usage unique lorsqu’un personnage est à court de Points de magie. Par exemple, combinez Guérison et Création de Potions pour obtenir une Potion de Guérison.</text:span></text:p>
      <table:table table:name="Tableau72" table:style-name="Tableau72">
        <table:table-column table:style-name="Tableau72.A"/>
        <table:table-row table:style-name="Tableau72.1">
          <table:table-cell table:style-name="Tableau72.A1" office:value-type="string">
            <text:p text:style-name="P15">Conseil au meneur de jeu : Utiliser les Objets de Magie Commune en jeu</text:p>
            <text:p text:style-name="P209">Si vous désirez étendre les options magiques des personnages sans qu’ils deviennent trop puissants, les Objets de Magie Commune sont particulièrement indiqués. Ils mettent à la disposition des personnages des sorts différents de ceux choisis par les joueurs, et les objets à usage unique peuvent aider les personnages débutants en cas de coup dur.</text:p>
            <text:p text:style-name="P209">Évitez de les utiliser à d’autres fins, sinon les objets magiques ne seraient plus que des outils commodes.</text:p>
          </table:table-cell>
        </table:table-row>
      </table:table>
      <text:p text:style-name="P170"/>
      <text:p text:style-name="P89">Magie Divine</text:p>
      <text:p text:style-name="P153"><text:span text:style-name="T79">Création d’Objets Bénis</text:span><text:span text:style-name="T24">. C’est la seule façon de créer un </text:span><text:span text:style-name="T43">o</text:span><text:span text:style-name="T24">bjet de Magie Divine. L’objet créé témoigne des pouvoirs de la divinité et s’avère le plus souvent réservé à l’usage d’un champion de la foi, un roi par exemple.</text:span></text:p>
      <text:p text:style-name="P170">Les autres types d’<text:span text:style-name="T204">o</text:span>bjets de Magie Divine, comme les <text:span text:style-name="T204">r</text:span>eliques ou les armes et armures des <text:span text:style-name="T204">g</text:span>uerriers <text:span text:style-name="T204">s</text:span>acrés, proviennent directement de la divinité. Les armes et armures des <text:span text:style-name="T204">g</text:span>uerriers <text:span text:style-name="T204">s</text:span>acrés sont généralement transmises au sein du culte ou enterrées avec leur posses<text:soft-page-break/>seur ; un non-membre du culte ne pourra pas bénéficier de leurs effets.</text:p>
      <text:p text:style-name="P89">Sorcellerie</text:p>
      <text:p text:style-name="P153"><text:span text:style-name="T79">Création de Matrices de Sort</text:span><text:span text:style-name="T24">. C’est la méthode de base pour enchanter un objet avec un sort de Sorcellerie.</text:span></text:p>
      <text:p text:style-name="P153"><text:span text:style-name="T79">Création de Parchemins</text:span><text:span text:style-name="T24">. Grâce à ce sort, les sorciers peuvent facilement se transmettre des connaissances ou créer rapidement un sort à usage unique pour leurs serviteurs.</text:span></text:p>
      <text:p text:style-name="P170">En plus des sorts indiqués ci-dessus, les sorciers utilisent assez fréquemment le sort de Magie Commune Création de Réserves de Points de Magie pour alimenter leur Manipulation de sorts de Sorcellerie.</text:p>
      <table:table table:name="Tableau73" table:style-name="Tableau73">
        <table:table-column table:style-name="Tableau73.A"/>
        <table:table-row table:style-name="Tableau73.1">
          <table:table-cell table:style-name="Tableau73.A1" office:value-type="string">
            <text:p text:style-name="P15">Conseil au meneur de jeu : utiliser les Objets de Sorcellerie en jeu</text:p>
            <text:p text:style-name="P215">Ces objets sont à utiliser avec précaution, car leurs effets ont la même puissance que le sorcier qui les a créés. Plus que les autres types d’objets magiques, ils se trouvent généralement à proximité de fortes concentrations de sorciers, car les sorciers et les ordres de sorcellerie tendent à les garder auprès d’eux, et seul quelqu’un de versé dans la Sorcellerie est capable de les comprendre et de les manipuler.</text:p>
          </table:table-cell>
        </table:table-row>
      </table:table>
      <text:p text:style-name="P170"/>
      <text:p text:style-name="P89">Quels Sont Les Pouvoirs De L’Objet Magique ?</text:p>
      <text:p text:style-name="P170">Ce n’est pas parce qu’un personnage possède un objet magique qu’il en connait automatiquement les propriétés. Pour en savoir plus sur l’objet, il a quatre options :</text:p>
      <text:p text:style-name="P153"><text:span text:style-name="T89">Consulter un sage ou un expert magique</text:span><text:span text:style-name="T49">. De tels experts sont rares, car la plupart des magiciens compétents n’ont guère le temps ni l’envie d’aider aux recherches magiques d’autres individus. De plus, un tel service risque de couter beaucoup d’argent au personnage, 100 pièces d’argent par point de Magnitude de sort par exemple, ou exigera une quête périlleuse en échange.</text:span></text:p>
      <text:p text:style-name="P153"><text:soft-page-break/><text:span text:style-name="T79">Un sort de Détection de la Magie</text:span><text:span text:style-name="T24">. Cela indique simplement que l’objet est magique et éventuellement, en cas de Prouesse, sa puissance.</text:span></text:p>
      <text:p text:style-name="P153"><text:span text:style-name="T79">L’expérimentation</text:span><text:span text:style-name="T24">. Le personnage essaie de découvrir les pouvoirs de l’objet par lui-même.</text:span></text:p>
      <text:p text:style-name="P153"><text:span text:style-name="T79">La recherche de légendes sur l’objet</text:span><text:span text:style-name="T24">. C’est la façon la plus sure de connaitre les pouvoirs de l’objet. Bien entendu, les légendes elles-mêmes peuvent être obscures, et une quête dangereuse sera alors nécessaire pour en savoir plus sur elles…</text:span></text:p>
      <text:p text:style-name="P89">Les Objets Magiques sont-ils Répandus ?</text:p>
      <text:p text:style-name="P170">Pour estimer l’abondance d’objets magiques dans votre campagne, basez-vous sur le niveau de magie du cadre de jeu. Toutefois, même les univers les plus magiques n’auront pas forcément des boutiques d’objets magiques. En général, les créateurs ou propriétaires d’objets magiques préfèreront les garder pour eux, ne serait-ce que pour le prestige, et les déposeront dans des caches, des tombes ou des chambres fortes, ou les confieront à un serviteur capable de s’en servir.</text:p>
      <text:p text:style-name="P89">Pouvoirs Ad Hoc</text:p>
      <text:p text:style-name="P170">Par défaut, les magiciens créent des objets magiques en y stockant des sorts existants. Toutefois, vous pouvez créer des objets magiques aux pouvoirs originaux.</text:p>
      <text:p text:style-name="P122">Décrire Un Objet Magique</text:p>
      <text:p text:style-name="P170">Les objets magiques trouvés par les aventuriers sont décrits suivant le format suivant. En fournissant une description concise de l’objet et de son histoire, on évite d’en faire quelque chose de fade et d’interchangeable.</text:p>
      <text:p text:style-name="P153"><text:soft-page-break/><text:span text:style-name="T79">Histoire</text:span><text:span text:style-name="T24"> : détaille l’historique de l’objet : qui l’a créé, pourquoi, qui sont ses porteurs connus et à quels évènements importants il a pu participer.</text:span></text:p>
      <text:p text:style-name="P153"><text:span text:style-name="T83">Description</text:span><text:span text:style-name="T58"> : la description physique de l’objet.</text:span></text:p>
      <text:p text:style-name="P153"><text:span text:style-name="T83">Création</text:span><text:span text:style-name="T58"> : les sorts et les rituels spéciaux utilisés par le créateur.</text:span></text:p>
      <text:p text:style-name="P153"><text:span text:style-name="T79">Pouvoirs Magiques</text:span><text:span text:style-name="T24"> : cette section décrit les différents sorts stockés dans l’objet, mais précise aussi si un esprit est lié à l’objet ou si ce dernier sert de réserve magique.</text:span></text:p>
      <text:p text:style-name="P170">On y trouvera aussi tout pouvoir magique unique que possède l’objet.</text:p>
      <text:p text:style-name="P153"><text:span text:style-name="T79">Affiliation à un Culte</text:span><text:span text:style-name="T24"> : cette section décrit les liens éventuels entre l’objet et un culte. Les cultes amis essaieront de récupérer l’objet et de le garder avec acharnement. Ils seront prêts à payer pour l’obtenir, voire à recourir à la violence. Les cultes ennemis, eux, haïssent l’objet pour toutes sortes de raisons : ils essa</text:span><text:span text:style-name="T30">i</text:span><text:span text:style-name="T24">eront soit de l’éviter, soit de le détruire.</text:span></text:p>
      <text:p text:style-name="P153"><text:span text:style-name="T79">Prix</text:span><text:span text:style-name="T24"> : c’est le prix qu’un collectionneur serait prêt à payer pour cet objet : 100 pièces d’Argent par Magnitude de sorts stockés. Les objets magiques se retrouvent rarement sur le marché et dans la plupart des univers fantastiques, il n’existe pas de « Boutique Magique ».</text:span></text:p>
      <text:p text:style-name="P122">Exemples D’Objets</text:p>
      <text:p text:style-name="P89">Objets Magiques Mineurs</text:p>
      <text:p text:style-name="P109">Armure Du Vent</text:p>
      <text:p text:style-name="P153"><text:span text:style-name="T146">Histoire</text:span><text:span text:style-name="T141"> : Le riche comte Eldiss Vent d’Argent désirait être l’homme le plus rapide de Gatan. Pour ce faire, il demanda à des magiciens de lui faire une armure sur mesure qui serait capable d’améliorer sa vitesse. Grâce à son armure, il se couvrit de gloire au combat, étant toujours le premier à arriver au contact de l’ennemi. Hélas, elle fut aussi la cause de sa chute, car il tomba dans une embuscade, alors qu’il était parti en avant du gros des troupes.</text:span></text:p>
      <text:p text:style-name="P153"><text:soft-page-break/><text:span text:style-name="T144">Description </text:span><text:span text:style-name="T131">:</text:span><text:span text:style-name="T24"> une cotte de mailles d’un poids négligeable.</text:span></text:p>
      <text:p text:style-name="P153"><text:span text:style-name="T144">Création</text:span><text:span text:style-name="T131"> : le Collège Impérial de Magie utilisa Création de Charmes pour réaliser cette armure.</text:span></text:p>
      <text:p text:style-name="P153"><text:span text:style-name="T144">Affiliation à un Culte</text:span><text:span text:style-name="T131"> : aucune.</text:span></text:p>
      <text:p text:style-name="P238"><text:span text:style-name="T79">Pouvoirs Magiques </text:span><text:span text:style-name="T24">: Mobilité 6.</text:span></text:p>
      <text:p text:style-name="P153"><text:span text:style-name="T144">Prix</text:span><text:span text:style-name="T131"> :</text:span><text:span text:style-name="T79"> </text:span><text:span text:style-name="T24">600 pièces d’argent.</text:span></text:p>
      <text:p text:style-name="P120">Dés De Desto</text:p>
      <text:p text:style-name="P153"><text:span text:style-name="T144">Histoire</text:span><text:span text:style-name="T131"> :</text:span><text:span text:style-name="T24"> créés pour venir en aide aux nobles malchanceux au jeu, ces dés ont changé maintes fois de mains au cours des âges, procurant la bonne fortune à leurs possesseurs pour les abandonner au moment où ceux-ci en avaient le plus besoin.</text:span></text:p>
      <text:p text:style-name="P153"><text:span text:style-name="T144">Description</text:span><text:span text:style-name="T131"> :</text:span><text:span text:style-name="T24"> une paire de dés en cristal bleu, qui brillent quand ils roulent.</text:span></text:p>
      <text:p text:style-name="P153"><text:span text:style-name="T144">Création</text:span><text:span text:style-name="T131"> : </text:span><text:span text:style-name="T24">Création de Charmes 6 avec Développer (Caractéristique au choix) 6.</text:span></text:p>
      <text:p text:style-name="P153"><text:span text:style-name="T144">Affiliation à un Culte</text:span><text:span text:style-name="T131"> :</text:span><text:span text:style-name="T24"> aucun.</text:span></text:p>
      <text:p text:style-name="P238"><text:span text:style-name="T88">Pouvoirs Magiques</text:span><text:span text:style-name="T64"> : Développer (Caractéristique au choix) 6.</text:span></text:p>
      <text:p text:style-name="P207">En cas d’échec critique sur un jet de Magie <text:span text:style-name="T198">Commune</text:span>, les dés disparaitront et réapparaitront quelque part, loin de leur possesseur actuel.</text:p>
      <text:p text:style-name="P153"><text:span text:style-name="T144">Prix</text:span><text:span text:style-name="T131"> :</text:span><text:span text:style-name="T24"> 600 Pièces d’argent</text:span></text:p>
      <text:p text:style-name="P109">Disque Volant De Tashk</text:p>
      <text:p text:style-name="P153"><text:span text:style-name="T144">Histoire</text:span><text:span text:style-name="T131"> : c’était grâce à ces disques que les Sorciers Volants de Tashk se rencontraient dans les cieux pour se livrer à leurs jeux étranges.</text:span></text:p>
      <text:p text:style-name="P153"><text:span text:style-name="T146">Description</text:span><text:span text:style-name="T141"> :</text:span><text:span text:style-name="T89"> </text:span><text:span text:style-name="T49">un disque noir avec une spirale multicolore partant du centre jusqu’aux extrémités.</text:span></text:p>
      <text:p text:style-name="P153"><text:span text:style-name="T150">Création</text:span><text:span text:style-name="T139"> : Création de Matrices.</text:span></text:p>
      <text:p text:style-name="P153"><text:span text:style-name="T145">Affiliation à un Culte</text:span><text:span text:style-name="T137"> : aucun, les Sorciers Volants de Tashk sont depuis longtemps oubliés.</text:span></text:p>
      <text:p text:style-name="P238"><text:soft-page-break/><text:span text:style-name="T79">Pouvoirs Magiques </text:span><text:span text:style-name="T24">: Vol à 90 %.</text:span></text:p>
      <text:p text:style-name="P153"><text:span text:style-name="T144">Prix</text:span><text:span text:style-name="T131"> :</text:span><text:span text:style-name="T79"> </text:span><text:span text:style-name="T24">500 pièces d’argent pour un sorcier qui reconnait l’objet.</text:span></text:p>
      <text:p text:style-name="P109">Epée Des Danseurs</text:p>
      <text:p text:style-name="P153"><text:span text:style-name="T144">Histoire</text:span><text:span text:style-name="T131"> :</text:span><text:span text:style-name="T79"> </text:span><text:span text:style-name="T24">une mystérieuse race d’Outremonde connue sous le nom de Danseurs créa ces épées pour combattre des hommes-faucons.</text:span></text:p>
      <text:p text:style-name="P153"><text:span text:style-name="T147">Description</text:span><text:span text:style-name="T140"> :</text:span><text:span text:style-name="T53"> une épée en jade vert, parfaitement équilibrée et sur laquelle sont inscrits des signes de pouvoir.</text:span></text:p>
      <text:p text:style-name="P153"><text:span text:style-name="T144">Création</text:span><text:span text:style-name="T131"> : c’est grâce à une longue méditation que les Danseurs </text:span><text:span text:style-name="T132">atteignirent</text:span><text:span text:style-name="T131"> la pureté d’esprit suffisante pour enchanter les épées avec l’équivalent des sorts Création de Charmes et Coordination 5.</text:span></text:p>
      <text:p text:style-name="P153"><text:span text:style-name="T151">Affiliation à un Culte</text:span><text:span text:style-name="T136"> : aucune, même si quelques guildes de voleurs revendiquent ces épées.</text:span></text:p>
      <text:p text:style-name="P238"><text:span text:style-name="T79">Pouvoirs Magiques </text:span><text:span text:style-name="T24">: Coordination 5.</text:span></text:p>
      <text:p text:style-name="P153"><text:span text:style-name="T144">Prix</text:span><text:span text:style-name="T131"> :</text:span><text:span text:style-name="T79"> </text:span><text:span text:style-name="T24">un acheteur normal paierait environ 200 pièces d’argent, mais un connaisseur serait prêt à payer plus de 1000 pièces d’argent.</text:span></text:p>
      <text:p text:style-name="P109">Exhalaisons Impériales</text:p>
      <text:p text:style-name="P153"><text:span text:style-name="T144">Histoire</text:span><text:span text:style-name="T131"> :</text:span><text:span text:style-name="T79"> </text:span><text:span text:style-name="T24">à proximité de la cité de Sotan, un monastère produit en masse des parchemins de prières pour aider les agents Impériaux à convertir les tribus des Sombreterres.</text:span></text:p>
      <text:p text:style-name="P153"><text:span text:style-name="T144">Description</text:span><text:span text:style-name="T131"> :</text:span><text:span text:style-name="T79"> </text:span><text:span text:style-name="T24">un parchemin enroulé, lié par un ruban doré fixé par le sceau en cire de l’Abbé de Sotan.</text:span></text:p>
      <text:p text:style-name="P153"><text:span text:style-name="T144">Création</text:span><text:span text:style-name="T131"> : Création de Charmes.</text:span></text:p>
      <text:p text:style-name="P153"><text:span text:style-name="T147">Affiliation à un Culte </text:span><text:span text:style-name="T140">: ce sont des objets prisés du Culte Impérial de Gatan.</text:span></text:p>
      <text:p text:style-name="P238"><text:span text:style-name="T79">Pouvoirs Magiques </text:span><text:span text:style-name="T24">: lancez 1D6 pour le sort inscrit dans le parchemin, avec une Magnitude de 1D4+1 si cela est applicable.</text:span></text:p>
      <table:table table:name="Tableau74" table:style-name="Tableau74">
        <table:table-column table:style-name="Tableau74.A"/>
        <table:table-column table:style-name="Tableau74.B"/>
        <table:table-row table:style-name="Tableau74.1">
          <table:table-cell table:style-name="Tableau74.A1" office:value-type="string">
            <text:p text:style-name="P81"><text:span text:style-name="Gras"><text:span text:style-name="T9">1D6</text:span></text:span></text:p>
          </table:table-cell>
          <table:table-cell table:style-name="Tableau74.A1" office:value-type="string">
            <text:p text:style-name="P81"><text:span text:style-name="Gras"><text:span text:style-name="T9">Sort inscrit</text:span></text:span></text:p>
          </table:table-cell>
        </table:table-row>
        <table:table-row table:style-name="Tableau74.1">
          <table:table-cell table:style-name="Tableau74.A1" office:value-type="string">
            <text:p text:style-name="P47"><text:span text:style-name="Gras"><text:span text:style-name="T24">1</text:span></text:span></text:p>
          </table:table-cell>
          <table:table-cell table:style-name="Tableau74.A1" office:value-type="string">
            <text:p text:style-name="P47"><text:span text:style-name="Gras"><text:span text:style-name="T24">Contremagie</text:span></text:span></text:p>
          </table:table-cell>
        </table:table-row>
        <text:soft-page-break/>
        <table:table-row table:style-name="Tableau74.1">
          <table:table-cell table:style-name="Tableau74.A1" office:value-type="string">
            <text:p text:style-name="P47"><text:span text:style-name="Gras"><text:span text:style-name="T24">2</text:span></text:span></text:p>
          </table:table-cell>
          <table:table-cell table:style-name="Tableau74.A1" office:value-type="string">
            <text:p text:style-name="P47"><text:span text:style-name="Gras"><text:span text:style-name="T24">Lumière</text:span></text:span></text:p>
          </table:table-cell>
        </table:table-row>
        <table:table-row table:style-name="Tableau74.1">
          <table:table-cell table:style-name="Tableau74.A1" office:value-type="string">
            <text:p text:style-name="P47"><text:span text:style-name="Gras"><text:span text:style-name="T24">3</text:span></text:span></text:p>
          </table:table-cell>
          <table:table-cell table:style-name="Tableau74.A1" office:value-type="string">
            <text:p text:style-name="P47"><text:span text:style-name="Gras"><text:span text:style-name="T24">Protection</text:span></text:span></text:p>
          </table:table-cell>
        </table:table-row>
        <table:table-row table:style-name="Tableau74.1">
          <table:table-cell table:style-name="Tableau74.A1" office:value-type="string">
            <text:p text:style-name="P47"><text:span text:style-name="Gras"><text:span text:style-name="T24">4</text:span></text:span></text:p>
          </table:table-cell>
          <table:table-cell table:style-name="Tableau74.A1" office:value-type="string">
            <text:p text:style-name="P47"><text:span text:style-name="Gras"><text:span text:style-name="T24">Force</text:span></text:span></text:p>
          </table:table-cell>
        </table:table-row>
        <table:table-row table:style-name="Tableau74.1">
          <table:table-cell table:style-name="Tableau74.A1" office:value-type="string">
            <text:p text:style-name="P47"><text:span text:style-name="Gras"><text:span text:style-name="T24">5</text:span></text:span></text:p>
          </table:table-cell>
          <table:table-cell table:style-name="Tableau74.A1" office:value-type="string">
            <text:p text:style-name="P47"><text:span text:style-name="Gras"><text:span text:style-name="T24">Vigueur</text:span></text:span></text:p>
          </table:table-cell>
        </table:table-row>
        <table:table-row table:style-name="Tableau74.1">
          <table:table-cell table:style-name="Tableau74.A1" office:value-type="string">
            <text:p text:style-name="P47"><text:span text:style-name="Gras"><text:span text:style-name="T24">6</text:span></text:span></text:p>
          </table:table-cell>
          <table:table-cell table:style-name="Tableau74.A1" office:value-type="string">
            <text:p text:style-name="P47"><text:span text:style-name="Gras"><text:span text:style-name="T24">Amélioration d’Arme</text:span></text:span></text:p>
          </table:table-cell>
        </table:table-row>
      </table:table>
      <text:p text:style-name="P142"/>
      <text:p text:style-name="P153"><text:span text:style-name="T148">Prix</text:span><text:span text:style-name="T134"> :</text:span><text:span text:style-name="T84"> </text:span><text:span text:style-name="T66">ces parchemins sont généralement accordés gratuitement aux fidèles, mais on peut en acheter au marché noir pour environ 400 pièces d’argent.</text:span></text:p>
      <text:p text:style-name="P107">Pique Du Tueur De Rat</text:p>
      <text:p text:style-name="P153"><text:span text:style-name="T147">Histoire</text:span><text:span text:style-name="T140"> :</text:span><text:span text:style-name="T86"> </text:span><text:span text:style-name="T53">Parfois, la magie apparait aux endroits les plus improbables. Jadis, la ville de Sotan fut tellement infestée de rats que tous les tueurs de rats locaux s’allièrent pour enchanter leurs armes, par des moyens aujourd’hui oubliés. Malgré de lourdes pertes, ils purent triompher de la vermine au cours de la tristement célèbre Guerre des Rats.</text:span></text:p>
      <text:p text:style-name="P153"><text:span text:style-name="T144">Description</text:span><text:span text:style-name="T131"> : une dague ou une épée rouillée incrustée des saletés des égouts, avec des insultes ou des slogans divers grattés dessus.</text:span></text:p>
      <text:p text:style-name="P153"><text:span text:style-name="T144">Affiliation à un Culte</text:span><text:span text:style-name="T131"> : la Guilde des Tueurs de Rats de Sotan prétend être propriétaire de ces objets, mais ne fait pas grand-chose pour tenter de les récupérer.</text:span></text:p>
      <text:p text:style-name="P238"><text:span text:style-name="T79">Pouvoirs Magiques </text:span><text:span text:style-name="T24">: Détection de Rats 3 et Amélioration d’Arme 2.</text:span></text:p>
      <text:p text:style-name="P153"><text:span text:style-name="T144">Prix</text:span><text:span text:style-name="T131"> :</text:span><text:span text:style-name="T24"> pour la plupart des acheteurs, elles n’auront aucune valeur à cause de leur apparence repoussante, mais elle vaudrait une fortune pour un Tueur de Rats.</text:span></text:p>
      <text:p text:style-name="P109">Virevoltants Des Confins</text:p>
      <text:p text:style-name="P153"><text:span text:style-name="T146">Histoire</text:span><text:span text:style-name="T141"> : </text:span><text:span text:style-name="T49">dans une région reculée, de vieilles légendes évoquent une bataille à l’issue de laquelle les chamanes du camp vainqueur </text:span><text:soft-page-break/><text:span text:style-name="T49">lièrent les esprits de leurs ennemis à des virevoltants, plantes qui se séparent de leur racine une fois arrivées à maturité.</text:span></text:p>
      <text:p text:style-name="P153"><text:span text:style-name="T144">Description</text:span><text:span text:style-name="T131"> :</text:span><text:span text:style-name="T79"> </text:span><text:span text:style-name="T24">des amas de virevoltants couverts d’épines d’environ dix centimètres qui émettent une lueur fantomatique.</text:span></text:p>
      <text:p text:style-name="P153"><text:span text:style-name="T144">Création</text:span><text:span text:style-name="T131"> : Lien Spirituel.</text:span></text:p>
      <text:p text:style-name="P153"><text:span text:style-name="T144">Affiliation à un Culte</text:span><text:span text:style-name="T131"> : aucune.</text:span></text:p>
      <text:p text:style-name="P238"><text:span text:style-name="T79">Pouvoirs Magiques </text:span><text:span text:style-name="T24">: chaque lot contient un esprit possesseur (INT 18 POU 16) qui attaque toute créature vivante dans un rayon de 10 m. Si la créature défait l’esprit, elle pourra par la suite utiliser le lot comme une arme de lancer qui inflige 1D4 points de dommages, l’esprit s’attaquant à la cible touchée.</text:span></text:p>
      <text:p text:style-name="P153"><text:span text:style-name="T144">Prix</text:span><text:span text:style-name="T131"> :</text:span><text:span text:style-name="T79"> </text:span><text:span text:style-name="T24">non applicable.</text:span></text:p>
      <text:p text:style-name="P89">Objets Magiques Majeurs</text:p>
      <text:p text:style-name="P106">Armure Des Ombres</text:p>
      <text:p text:style-name="P153"><text:span text:style-name="T79">Histoire </text:span><text:span text:style-name="T24">: ces objets furent le produit d’une alliance temporaire de la Guilde des Voleurs de Sotan et du Culte du Fou, afin de faciliter le travail des voleurs. Toutefois, la Guilde de Voleurs se retourna rapidement contre son allié, dont elle pilla sans vergogne les temples. De nombreuses armures furent récupérées sur les cadavres de voleurs massacrés par les prêtres du culte.</text:span></text:p>
      <text:p text:style-name="P153"><text:span text:style-name="T79">Description </text:span><text:span text:style-name="T24">: une armure en cuir entièrement noire.</text:span></text:p>
      <text:p text:style-name="P153"><text:span text:style-name="T85">Création </text:span><text:span text:style-name="T70">: l’armure fut fabriquée dans l’atelier obscur de la Guilde des Vieilles Femmes Armurières.</text:span></text:p>
      <text:p text:style-name="P153"><text:span text:style-name="T90">Pouvoirs magiques </text:span><text:span text:style-name="T73">: Mur de Ténèbres, Développer Tromperie 4.</text:span></text:p>
      <text:p text:style-name="P153"><text:span text:style-name="T84">Affiliation à un culte </text:span><text:span text:style-name="T66">: officiellement la propriété de la Guilde du Fou.</text:span></text:p>
      <text:p text:style-name="P153"><text:span text:style-name="T83">Prix </text:span><text:span text:style-name="T58">: 500 pièces d’argent dans les marchés, mais les adorateurs du Fou tenteront de les reprendre.</text:span></text:p>
      <text:p text:style-name="P106"><text:soft-page-break/>Armure Solaire</text:p>
      <text:p text:style-name="P153"><text:span text:style-name="T79">Histoire </text:span><text:span text:style-name="T24">: si les sages s’accordent à dire que ce type d’amure est ancienne, nul ne sait à qui elles étaient destinées.</text:span></text:p>
      <text:p text:style-name="P153"><text:span text:style-name="T79">Description </text:span><text:span text:style-name="T24">: une magnifique armure d’écailles dont le poitrail est orné d’un Soleil doré.</text:span></text:p>
      <text:p text:style-name="P153"><text:span text:style-name="T79">Création </text:span><text:span text:style-name="T24">: un groupe oublié de magiciens créa cette armure dans la Salle des Rayons.</text:span></text:p>
      <text:p text:style-name="P153"><text:span text:style-name="T79">Pouvoirs magiques</text:span><text:span text:style-name="T24"> : Lumière, Protection, Vol (Sorcellerie 90 %).</text:span></text:p>
      <text:p text:style-name="P153"><text:span text:style-name="T79">Affiliation à un culte</text:span><text:span text:style-name="T24"> : aucune.</text:span></text:p>
      <text:p text:style-name="P153"><text:span text:style-name="T79">Prix </text:span><text:span text:style-name="T24">: étant donné leurs pouvoirs et les mystères entourant leur origine, ces armures coutent entre 1000 et 1500 pièces d’argent.</text:span></text:p>
      <text:p text:style-name="P106">Armure Splendide De Borgenstein</text:p>
      <text:p text:style-name="P153"><text:span text:style-name="T89">Histoire</text:span><text:span text:style-name="T49"> : le duc Borgenstein le Grand était un prétendant au trône de Gatan après la mort de Sotan Ier. Son Magicien de Cour et son Maitre Artisan créèrent cette armure dorée pour lui donner une stature impériale. Malheureusement, cette armure faisait du duc une cible idéale pour les archers, et cela causa sa perte dès la première bataille pour la conquête du trône. L’armure disparut dans la confusion et le chaos de cette bataille.</text:span></text:p>
      <text:p text:style-name="P153"><text:span text:style-name="T79">Description</text:span><text:span text:style-name="T24"> : une armure de plaques dorées sur laquelle sont gravés des images d’oiseaux et des motifs tournoyants.</text:span></text:p>
      <text:p text:style-name="P153"><text:span text:style-name="T79">Création</text:span><text:span text:style-name="T24"> : Création de Charmes.</text:span></text:p>
      <text:p text:style-name="P153"><text:span text:style-name="T79">Pouvoirs magiques</text:span><text:span text:style-name="T24"> : Développer Influence 6, Protection 2.</text:span></text:p>
      <text:p text:style-name="P153"><text:span text:style-name="T79">Affiliation à un culte</text:span><text:span text:style-name="T24"> : aucune.</text:span></text:p>
      <text:p text:style-name="P153"><text:span text:style-name="T79">Prix</text:span><text:span text:style-name="T24"> : un noble impérial ambitieux n’hésitera pas à payer 100 ducats pour une telle armure.</text:span></text:p>
      <text:p text:style-name="P106">Bouclier Des Vertueux</text:p>
      <text:p text:style-name="P153"><text:span text:style-name="T79">Histoire </text:span><text:span text:style-name="T24">: au moment de la Croisade Impériale contre la tribu orc du Cœur Noir, les monastères de l’Ordre de la Masse, situés dans les Montagnes de Picbrillant, étaient menacés par les orcs. Les </text:span><text:soft-page-break/><text:span text:style-name="T24">moines prirent donc les armes et créèrent ces boucliers pour se défendre.</text:span></text:p>
      <text:p text:style-name="P153"><text:span text:style-name="T79">Description </text:span><text:span text:style-name="T24">: un écu orné du symbole d’un cœur noir à l’intérieur d’un cercle noir, avec une ligne noire parcourant le cœur en diagonale de la droite vers la gauche.</text:span></text:p>
      <text:p text:style-name="P153"><text:span text:style-name="T79">Création </text:span><text:span text:style-name="T24">: Création de Charmes.</text:span></text:p>
      <text:p text:style-name="P153"><text:span text:style-name="T79">Pouvoirs magiques</text:span><text:span text:style-name="T24"> : Détection du Mal, Protection 3.</text:span></text:p>
      <text:p text:style-name="P153"><text:span text:style-name="T79">Affiliation à un culte</text:span><text:span text:style-name="T24"> : l’Ordre de la Masse, réputé pour ses tendances belliqueuses.</text:span></text:p>
      <text:p text:style-name="P153"><text:span text:style-name="T79">Prix </text:span><text:span text:style-name="T24">: 500 pièces d’argent.</text:span></text:p>
      <text:p text:style-name="P109">Œil D’Iton</text:p>
      <text:p text:style-name="P153"><text:span text:style-name="T79">Histoire </text:span><text:span text:style-name="T24">: Iton, le premier et le plus grand Archimage de l’Empire de Gatan, aurait peut-être créé cette boule de cristal.</text:span></text:p>
      <text:p text:style-name="P153"><text:span text:style-name="T79">Création </text:span><text:span text:style-name="T24">: Création de Matrice.</text:span></text:p>
      <text:p text:style-name="P153"><text:span text:style-name="T79">Pouvoirs magiques</text:span><text:span text:style-name="T24"> : Sorcellerie 250 % (Projection de Vision, Projection d’Audition)</text:span></text:p>
      <text:p text:style-name="P153"><text:span text:style-name="T79">Affiliation à un culte</text:span><text:span text:style-name="T24"> : aucun.</text:span></text:p>
      <text:p text:style-name="P153"><text:span text:style-name="T79">Prix </text:span><text:span text:style-name="T24">: 100 ducats pour un magicien impérial.</text:span></text:p>
      <text:p text:style-name="P119">Sainte Epée De Zunder</text:p>
      <text:p text:style-name="P153"><text:span text:style-name="T144">Histoire</text:span><text:span text:style-name="T131"> :</text:span><text:span text:style-name="T24"> forgée à l’époque du Vieil Empire, cette solide épée de fer était la propriété du Général Zunder, un héros maintenant oublié qui commanda avec succès les Légions de l’Empire contre le Cœur Brulant.</text:span></text:p>
      <text:p text:style-name="P153"><text:span text:style-name="T144">Description</text:span><text:span text:style-name="T131"> :</text:span><text:span text:style-name="T24"> une épée longue en fer, solide et acérée, avec un grand cristal enchâssé dans la garde qui luit d’une lumière pourpre lorsqu’il contient des points de Magie. Le long de la lame, le nom « Zunder » est gravé en caractères Impériaux.</text:span></text:p>
      <text:p text:style-name="P153"><text:span text:style-name="T144">Création</text:span><text:span text:style-name="T131"> :</text:span><text:span text:style-name="T24"> cet objet fut créé spécialement par l’Académie Impériale de Magie, avec les sorts de bataille : Création de Charmes et Création de Réserves de Points de Magie.</text:span></text:p>
      <text:p text:style-name="P238"><text:soft-page-break/><text:span text:style-name="T79">Pouvoirs magiques </text:span><text:span text:style-name="T24">:</text:span><text:span text:style-name="T79"> </text:span><text:span text:style-name="T24">Amélioration d’Arme 4, Protection 4. La garde de l’épée est une réserve de points de Magie qui peut contenir 16 PM, le porteur peut les régénérer en transférant ses propres PM.</text:span></text:p>
      <text:p text:style-name="P238"><text:span text:style-name="T79">Affiliation à un culte </text:span><text:span text:style-name="T24">: l’épée est inestimable pour les membres du Culte Impérial, alors que les agents du Cœur Brulant chercheront à détruire cette épée en la jetant dans les forges des Mages Orcs.</text:span></text:p>
      <text:p text:style-name="P89">Artéfacts</text:p>
      <text:p text:style-name="P99">L’Épée De La Volonté Impériale</text:p>
      <text:p text:style-name="P153"><text:span text:style-name="T149">Histoire</text:span><text:span text:style-name="T138"> :</text:span><text:span text:style-name="T58"> le véritable symbole de l’empire, que le premier Empereur Sotan reçut des mains même de l’Empereur Céleste. Seul le véritable Empereur de Gatan peut la porter. Elle calme les citoyens et châtie les ennemis.</text:span></text:p>
      <text:p text:style-name="P153"><text:span text:style-name="T144">Description</text:span><text:span text:style-name="T131"> :</text:span><text:span text:style-name="T24"> une épée d’argent avec un rubis enchâssé dans la garde.</text:span></text:p>
      <text:p text:style-name="P153"><text:span text:style-name="T144">Création</text:span><text:span text:style-name="T131"> :</text:span><text:span text:style-name="T24"> par la volonté divine de l’Empereur Céleste en personne.</text:span></text:p>
      <text:p text:style-name="P153"><text:span text:style-name="T79">Pouvoirs Magiques </text:span><text:span text:style-name="T24">:</text:span></text:p>
      <text:p text:style-name="P153"><text:span text:style-name="T15">Harmonie Impériale</text:span><text:span text:style-name="T24">. Quand elle est portée par l’Empereur, l’épée permet de faire cesser toute émeute, rébellion ou guerre civile dans un rayon de 50 km.</text:span></text:p>
      <text:p text:style-name="P153"><text:span text:style-name="T15">Châtier les Infidèles</text:span><text:span text:style-name="T24">. Quand l’Épée frappe avec succès un ennemi déclaré de l’Empire, la cible doit réussir immédiatement un test de Persévérance à -50 % ou mourir sur-le-champ.</text:span></text:p>
      <text:p text:style-name="P153"><text:span text:style-name="T15">Tuer le Faux Empereur</text:span><text:span text:style-name="T24">. Hormis le véritable Empereur de Gatan, toute personne qui porte la main sur l’épée doit réussir immédiatement un test de Persévérance à -50 % ou mourir sur-le-champ.</text:span></text:p>
      <text:p text:style-name="P153"><text:span text:style-name="T144">Affiliation à un Culte</text:span><text:span text:style-name="T131"> :</text:span><text:span text:style-name="T24"> le Culte Impérial de Gatan.</text:span></text:p>
      <text:p text:style-name="P153"><text:span text:style-name="T131">Prix :</text:span><text:span text:style-name="T24"> au-delà de toute estimation.</text:span></text:p>
      <text:p text:style-name="P89"><text:soft-page-break/>Relique</text:p>
      <text:p text:style-name="P106">Les Saintes Reliques D’Abner Tweantor</text:p>
      <text:p text:style-name="P153"><text:span text:style-name="T144">Histoire</text:span><text:span text:style-name="T131"> :</text:span><text:span text:style-name="T24"> après la mort de l’Empereur Sotan, Abner, un prêtre zélé du Culte Impérial, fut martyrisé par un seigneur de guerre Orc du Cœur Brulant lors d’un raid sur son diocèse. Après que les Orcs furent repoussés, les disciples d’Abner récupérèrent ses restes et les enterrèrent dans la Cathédrale Impériale de Sotan.</text:span></text:p>
      <text:p text:style-name="P153"><text:span text:style-name="T144">Description</text:span><text:span text:style-name="T131"> :</text:span><text:span text:style-name="T24"> un ensemble d’os durs comme l’acier et noircis par le feu des Orcs qui ont martyrisé Abner.</text:span></text:p>
      <text:p text:style-name="P153"><text:span text:style-name="T144">Création</text:span><text:span text:style-name="T131"> :</text:span><text:span text:style-name="T24"> les os d’Abner furent transformés en relique par la volonté divine de l’Empereur Céleste.</text:span></text:p>
      <text:p text:style-name="P153"><text:span text:style-name="T79">Pouvoirs Magiques</text:span><text:span text:style-name="T24"> :</text:span></text:p>
      <text:p text:style-name="P170">Crâne – Lien Mental 5.</text:p>
      <text:p text:style-name="P170">Cage thoracique – Bouclier 4.</text:p>
      <text:p text:style-name="P170">Os de la Hanche – Soin 5.</text:p>
      <text:p text:style-name="P153"><text:span text:style-name="T144">Affiliation à un Culte</text:span><text:span text:style-name="T131"> :</text:span><text:span text:style-name="T24"> tous les membres du Culte Impérial vénèrent ces os, alors que tout membre du Cœur Brulant les maudit.</text:span></text:p>
      <text:p text:style-name="P153"><text:span text:style-name="T144">Prix</text:span><text:span text:style-name="T131"> :</text:span><text:span text:style-name="T24"> si jamais les os disparaissent de la Cathédral</text:span><text:span text:style-name="T40">e</text:span><text:span text:style-name="T24"> Impériale, le Culte Impérial serait prêt à payer 1000 pièces d’or pour les retrouver.</text:span></text:p>
      <text:p text:style-name="P101">Chapitre 13 : l’empire de Gatan</text:p>
      <text:p text:style-name="P26">Un cadre de jeu pour vos aventures</text:p>
      <text:p text:style-name="P170"/>
      <text:p text:style-name="P170"/>
      <text:p text:style-name="P153"><text:span text:style-name="T125">Ses champs fertiles côtoient des forêts majestueuses, et ses collines sont aussi douces que ses montagnes sont abruptes. Son peuple est le plus civilisé et le plus honorable au monde ; du noble chevalier à </text:span><text:soft-page-break/><text:span text:style-name="T125">l’humble paysan, tous obéissent scrupuleusement aux lois érigées par l’Empereur Céleste lui-même. Découvrez au fil de ces pages les terres de Gatan, berceau de l’Empire Éternel !</text:span></text:p>
      <text:p text:style-name="P163">Rich<text:span text:style-name="T205">j</text:span>o le Sage, Nouveau guide du voyageur, Presse Universitaire de Sotan, 49AU.</text:p>
      <text:p text:style-name="P192">Autrefois, les six duchés de Gatan n’étaient que les provinces occidentales d’un vaste empire ; lorsque celui-ci tomba aux mains des barbares venus des Sombreterres, les provinces furent réunies sous la couronne de Duc Sotan le Victorieux, qui se proclama premier Empereur de Gatan et prétendit avoir reçu une vision de l’Empereur Céleste Maximus. Le nouvel empire entend désormais reprendre le terrain perdu aux barbares.</text:p>
      <text:p text:style-name="P192">Ce chapitre décrit l’Empire et ses voisins dans leurs très grandes lignes ; vous ne trouverez pas de détails pittoresques sur les us et les coutumes des habitants, ou des pages de généalogie compliquée. Le but ici n’est pas de vous obliger à apprendre par cœur un univers imaginaire, mais de vous aider à créer le v<text:span text:style-name="T217">ô</text:span>tre à partir d’un exemple.</text:p>
      <table:table table:name="Tableau75" table:style-name="Tableau75">
        <table:table-column table:style-name="Tableau75.A"/>
        <table:table-row table:style-name="Tableau75.1">
          <table:table-cell table:style-name="Tableau75.A1" office:value-type="string">
            <text:p text:style-name="P15">Influences</text:p>
            <text:p text:style-name="P190">Gatan s’inspire de l’Europe du temps de Charlemagne, alors que les Sombreterres ressemblent à l’Europe barbare des Ages Sombres. Le Vieil Empire est analogue à l’Empire Romain.</text:p>
          </table:table-cell>
        </table:table-row>
      </table:table>
      <text:p text:style-name="P125">Histoire</text:p>
      <text:p text:style-name="P204">Si l’histoire de Gatan est courte comparée à celle du Vieil Empire, elle est elle aussi constellée de hauts faits d’armes et d’évènements glorieux. Durant son règne, le duc Sotan forgea une nation où régnait la justice, diffusa les règles de la chevalerie au sein de la noblesse, convertit des milliers de barbares incultes à la foi impériale… Si la lumière de son œuvre faillit s’éteindre lors de la Guerre Ducale, son fils Ilmar reprit le flambeau et chassa les ténèbres.</text:p>
      <text:p text:style-name="P170">Richjo le Sage</text:p>
      <text:p text:style-name="P89"><text:soft-page-break/>Le Vieil Empire</text:p>
      <text:p text:style-name="P153"><text:span text:style-name="T15">Nul ne se souvient de son vrai nom. Même Maximus ne le révéla pas à l’Empereur Sotan, car ce nom n’était déjà plus que le reliquat d’un passé révolu. Aujourd’hui, même si nous continuons à utiliser les routes antiques, la plupart des anciennes cités sont réduites à l’état de ruines et seuls les sorciers parlent encore le Vieil Impérial</text:span><text:span text:style-name="T24">.</text:span></text:p>
      <text:p text:style-name="P170">Du Vieil Empire, on sait qu’il fut établi par l’Empereur Céleste Maximus, qui selon certains aurait été un mortel à l’origine. On sait aussi qu’il était bien plus vaste que Gatan, mais que les dieux l’abandonnèrent lorsque ses institutions se corrompirent et s’affaiblirent. Il devint alors une proie facile pour la Horde du Cœur Brulant.</text:p>
      <text:p text:style-name="P89">L’Age Sombre</text:p>
      <text:p text:style-name="P204">La horde monstrueuse du Cœur Brulant déferla sur le vieil empire décati, avant d’être chassée par des tribus barbares, qui forcèrent les survivants de l’empire à quitter leurs cités maudites. C’est ainsi que furent érigées les fondations de l’empire de Gatan. Nos frustes ancêtres, revêtus de peaux de bêtes et vivant de rapines aux dépens de tribus rivales, s’empar<text:span text:style-name="T184">èrent</text:span> des provinces occidentales de l’empire. Peu à peu, les tribus de Gatan adoptèrent le commerce et l’agriculture, puis établirent des centres de pouvoir, qui devinrent des duchés. Malgré ces avancées, c’était encore une époque sombre et violente, où les famines et les maladies faisaient partie du quotidien, où étaient vénérés des dieux païens, et où la sorcellerie était inconnue.</text:p>
      <text:p text:style-name="P183">Les tribus <text:span text:style-name="T206">g</text:span>atanaises s’installèrent dans les provinces occidentales du vieil empire trois-cents ans après sa chute. Le système tribal se transforma progressivement en système féodal : les paysans payaient des taxes aux nobles, qui imposaient leur volonté grâce à leurs chevaliers. Ces chevaliers n’étaient en réalité que des mercenaires, dont la loyauté dépendait uniquement des quantités de biens qu’ils pouvaient extorquer aux paysans. Durant cette période, la vénération de la Mère Terre et de plusieurs dieux guerriers était très répandue.</text:p>
      <text:p text:style-name="P89"><text:soft-page-break/>L’essor du Nouvel Empire</text:p>
      <text:p text:style-name="P204">Le peuple de Gatan s’approchait des lumières de la civilisation, mais les luttes constantes des ducs le maintenaient dans les ténèbres. Alors, l’Empereur Céleste Maximus vint au duc Sotan ; il lui révéla le Dessein Impérial et lui enseigna les secrets de la sorcellerie ainsi que les techniques secrètes des Empereurs des temps anciens. À l’aide de ces connaissances et d’une magie puissante, Sotan unit les duchés et instaura l’Empire de Gatan.</text:p>
      <text:p text:style-name="P186">Grâce aux enseignements de l’Empereur Céleste, le duc Sotan défit rapidement les ducs rivaux et unit Gatan. Il établit un système d’imposition qui contenta les nobles sans trop opprimer les paysans. Les chevaliers furent encouragés à respecter un code aussi simple que rigoureux ; en retour de leurs services à la couronne, ils recevaient des terres et des titres de gloire. Une fois son pouvoir bien assuré, Sotan tenta de repousser les frontières de l’Empire aux dépens des tribus des Sombreterres. Une de ses dernières actions avant sa mort fut de créer dans la capitale le Collège Impérial de Sorcellerie et l’Université de Sorcellerie.</text:p>
      <text:p text:style-name="P89">La Guerre Ducale</text:p>
      <text:p text:style-name="P204">Dès la nouvelle de la mort de l’Empereur, les ducs dégainèrent leurs épées et entrainèrent leurs sujets dans une folie meurtrière qui allait durer quatre longues années. </text:p>
      <text:p text:style-name="P170">La succession de Sotan fut âprement disputée. Deux factions se formèrent : une soutenait Ilmar, fils de Sotan et âgé de treize ans, et l’autre Tarskas, duc de Nozmel, qui croyait que le mérite et les votes des ducs devaient décider du prochain empereur. Dès le début du conflit, Ilmar fut envoyé secrètement dans les Sombreterres. La Guerre Ducale affaiblit tellement Gatan que la Horde du Cœur Brulant put l’envahir.</text:p>
      <text:p text:style-name="P89">Restauration de l’ordre</text:p>
      <text:p text:style-name="P204">L’heure était grave : les guerres ducales et l’invasion de la Horde du Cœur Brulant avaient mis la contrée à feu et à sang. Le peuple allait jusqu’à penser que l’Empereur Céleste les avait abandonnés. <text:soft-page-break/>C’est alors que revint Illmar le Sauveur, brandissant l’épée sainte de son père. Les plus jeunes ducs se rallièrent à lui et il put ainsi rassembler une armée capable de défaire la Horde du Cœur Brulant.</text:p>
      <text:p text:style-name="P204">Une fois couronné empereur, Ilmar montra une sagesse remarquable pour son âge et déploya toute son énergie à restaurer la gloire de l’empire.</text:p>
      <text:p text:style-name="P170">Maintenant âgé de 18 ans, Illmar retourna à Gatan peu après la mort du Duc Tarskas et de nombre de ses partisans lors d’un affrontement avec la horde ; il n’eut ainsi aucun mal à unir les ducs survivants, dont la plupart étaient aussi jeunes que lui et venaient tout juste de succéder à leurs pères tombés au combat. L’armée impériale écrasa la Horde du Cœur Brulant et la repoussa jusqu’aux frontières établies.</text:p>
      <text:p text:style-name="P89">La Doctrine de Thelos</text:p>
      <text:p text:style-name="P204">Lors de la cinquième année du règne d’Illmar, alors que l’ordre et la loi avaient retrouvé leur place dans l’Empire, Thenos, le grand prêtre du Culte Impérial, organisa un concile pour résoudre les différends théologiques qui couvaient au sein du culte. Après des débats aussi longs que disputés, il diffusa cette déclaration lourde de conséquences :</text:p>
      <text:p text:style-name="P204">Étant donné que la Mère Terre est une fausse divinité, vénérée par des païens faibles et ignorants ;</text:p>
      <text:p text:style-name="P204">Étant donné que son culte n’est qu’une façade pour les viles pratiques du Cœur Brulant ;</text:p>
      <text:p text:style-name="P204">Étant donné que les légendes selon lesquelles elle serait la mère de l’Empereur Céleste sont de pures fantaisies ;</text:p>
      <text:p text:style-name="P204">Nous déclarons que toute vénération de la Mère Terre au sein de l’Empire sera interdite et punie de mort.</text:p>
      <text:p text:style-name="P170">La doctrine de Thenos entraina une multitude de conversions plus ou moins forcées et d’expulsions d’adorateurs de la Mère Terre. Maintenant que l’hystérie s’est calmée, les chasseurs de sorcières les plus zélés s’efforcent de traquer les derniers adorateurs qui se cachent encore dans l’Empire.</text:p>
      <text:p text:style-name="P89"><text:soft-page-break/>L’empire Aujourd’hui</text:p>
      <text:p text:style-name="P170">Vingt après son ascension au trône, Illmar tient fermement en main les rênes de l’Empire. Soutenu par la génération des « Jeunes Ducs », il a pu stabiliser le pays sans rencontrer d’opposition. Maintenant, son regard se porte vers les Sombreterres : il entend récupérer les terres perdues depuis la mort de son père. Mais plutôt que de se lancer dans des expéditions militaires de grande envergure, il préfère promettre titres et richesses à ceux qui cherchent à s’installer dans ces étendues sauvages.</text:p>
      <text:p text:style-name="P170">Pendant ce temps, aux frontières de l’Empire, les habitants des Sombreterres cherchent à se venger de l’affront infligé au culte de la Mère Terre, alors que la Horde du Cœur Brulant rassemble ses forces en vue d’une nouvelle invasion…</text:p>
      <text:p text:style-name="P177">Gatan est une entité politique récente, qui s’extirpe de son passé barbare et avance vers un âge de chevalerie et de sorcellerie. Mais le chemin à parcourir est encore long. Les ducs sont prêts à s’affronter au moindre prétexte, nombre de nobles ne respectent guère les règles de chevalerie, et le Collège Impérial de Magie, censé être un centre d’excellence, est peuplé de charlatans et d’adeptes de magie noire. Ces faiblesses pourraient s’avérer fatales face aux menaces venues des Sombreterres : aussi bien les barbares adorateurs de la Mère Terre que la Horde du Cœur Brulant sont aux aguets… </text:p>
      <text:p text:style-name="P40">Chronologie</text:p>
      <text:p text:style-name="P170">AvU : Avant l’Union.</text:p>
      <text:p text:style-name="P170">AU : Après l’Union.</text:p>
      <text:p text:style-name="P170">300 AvU (Il y a 350 ans). Monstres et barbares submergent le Vieil Empire. Dans les provinces occidentales s’installe la féroce tribu des Gatanais.</text:p>
      <text:p text:style-name="P170">0 AU (Il y a 50 ans). Les duchés de Gatan sont aux mains de chevaliers qui règnent par la terreur et sont constamment en guerre. Le duc Sotan, inspiré par une vision de l’Empereur Céleste Maximus, unit les duchés et forme l’Empire de Gatan. Il apporte la paix au sein de l’Empire et établit le Culte Impérial.</text:p>
      <text:p text:style-name="P170"><text:soft-page-break/>24 AU (Il y a 26 ans). L’empereur Sotan meurt. Début de la Guerre Ducale : les ducs se disputent le trône.</text:p>
      <text:p text:style-name="P170">24-29 (26-21 ans). La Guerre Ducale fait rage, alors que les barbares des Sombreterres et la Horde du Cœur Brulant envahissent Gatan.</text:p>
      <text:p text:style-name="P170">30 AU (Il y a 20 ans). Le fils de Sotan, Illmar, s’installe sur le trône et met fin à la Guerre Ducale. Il commence à reconstruire un Empire fortement diminué depuis la mort de son père.</text:p>
      <text:p text:style-name="P170">35 AU (Il y a 15 ans). Doctrine de Thenos. Le <text:span text:style-name="T205">grand</text:span> prêtre du Culte Impérial revoit la Théologie Impériale et décide que la vénération de la Terre Mère doit être bannie de l’Empire.</text:p>
      <text:p text:style-name="P170">50 AU. Temps présent.</text:p>
      <text:p text:style-name="P170"/>
      <table:table table:name="Tableau76" table:style-name="Tableau76">
        <table:table-column table:style-name="Tableau76.A"/>
        <table:table-row table:style-name="Tableau76.1">
          <table:table-cell table:style-name="Tableau76.A1" office:value-type="string">
            <text:p text:style-name="P15">Le code de chevalerie de Gatan</text:p>
            <text:p text:style-name="P163">Devoirs envers les autres gatanais</text:p>
            <text:p text:style-name="P170">La courtoisie et la politesse sont les marques d’un gentilhomme et devraient s’appliquer à tous les membres de la société.</text:p>
            <text:p text:style-name="P170">Vous devez maintenir la Loi Impériale et vous assurer que la même justice s’applique à tous.</text:p>
            <text:p text:style-name="P163">Devoirs envers l’Empereur Céleste</text:p>
            <text:p text:style-name="P170">Vous ne vénèrerez ni les dieux guerriers des païens, ni ne suivrez leurs rites belliqueux ;</text:p>
            <text:p text:style-name="P170">Vos armes ne doivent être dégainées qu’au service de l’Empereur, notamment pour combattre les barbares et les hérétiques.</text:p>
            <text:p text:style-name="P170">Vous devrez adopter inconditionnellement le dogme du Culte Impérial et vous efforcer de le propager et de le défendre.</text:p>
            <text:p text:style-name="P163">Devoirs envers les femmes</text:p>
            <text:p text:style-name="P170">Vous respecterez toutes les femmes, de l’humble paysanne à la courtisane raffinée, car elles sont la source de la force de notre peuple.</text:p>
            <text:p text:style-name="P163">Avant la doctrine de Thenos</text:p>
            <text:p text:style-name="P170"><text:soft-page-break/>Vous respecterez la Mère Terre, car nous dépendons de sa générosité.</text:p>
          </table:table-cell>
        </table:table-row>
      </table:table>
      <text:p text:style-name="P125">Atlas Géographique</text:p>
      <text:p text:style-name="P89">Sotan, la Capitale Impériale</text:p>
      <text:p text:style-name="P183">C’est Sotan lui - même, le fondateur de l’Empire, qui avait ordonné la création de cette cité : on raconte qu’il aurait enrôlé des géants pour acheminer depuis les lointaines montagnes de ClaireEpine la pierre blanche brillante qui servit à la construction des bâtiments.</text:p>
      <text:p text:style-name="P153"><text:span text:style-name="T84">Le Palais Impérial.</text:span><text:span text:style-name="T66"> Ce complexe imposant comprend la Tombe de Sotan, les demeures des Epouses Impériales, l’Ecole de la Progéniture Bénie, et les baraquements de la Garde du Phénix Doré.</text:span></text:p>
      <text:p text:style-name="P153"><text:span text:style-name="T79">L’Arène de la Gloire sous les Armes.</text:span><text:span text:style-name="T24"> Les ordalies et les combats de gladiateurs font partie intégrante de la culture de Gatan et chaque ville d’importance dispose de son arène. Bien entendu, l’arène de la capitale est la plus grandiose d’entre elles, et c’est là que se tiennent les finales du très populaire Tournoi de la Mort, une compétition de gladiateurs annuelle avec des épreuves qualificatives régionales.</text:span></text:p>
      <text:p text:style-name="P153"><text:span text:style-name="T79">L’Université de Sotan.</text:span><text:span text:style-name="T24"> Presque aussi grande que le palais, l’Université est la demeure des départements d’enseignement du Collège Impérial de Sorcellerie.</text:span></text:p>
      <text:p text:style-name="P153"><text:span text:style-name="T79">Le Grand Temps du Culte Impérial.</text:span><text:span text:style-name="T24"> C’est le plus imposant des temples de Gatan consacrés aux divinités de l’Empire. Une statue de l’Empereur Maximus de 20 m de hauteur domine la salle cérémonielle principale.</text:span></text:p>
      <text:p text:style-name="P153"><text:span text:style-name="T79">La Muraille Imposante.</text:span><text:span text:style-name="T24"> En plus d’une enceinte intérieure autour de la cité proprement dite, cette muraille haute de cinquante mètres enserre tous les domaines et les terres agricoles dans un rayon de 10 kilomètres.</text:span></text:p>
      <text:p text:style-name="P153"><text:span text:style-name="T79">Les Champs d’Entrainement.</text:span><text:span text:style-name="T24"> Les troupes impériales s’entrainent dans cette zone comprise entre l’enceinte intérieure et la Muraille Imposante. Comme Sotan ne fait pas partie des cinq Du</text:span><text:soft-page-break/><text:span text:style-name="T24">chés qui l’entourent, les Champs sont aussi utilisés pour régler les différends entre ducs : leurs armées privées s’affrontent alors sous le regard de l’Empereur.</text:span></text:p>
      <text:p text:style-name="P89">Duché de Thanos</text:p>
      <text:p text:style-name="P170">Cette contrée montagneuse est surtout connue pour ses habitants rustiques, ses chèvres et sa bière très forte.</text:p>
      <text:p text:style-name="P170">Le Duc Losnal est un homme dur et inflexible, toujours prêt à mener ses Chevalier à la bataille, que ce soit contre les tribus <text:span text:style-name="T180">orcs</text:span> locales ou les duchés voisins de Nozmel et Yupan.</text:p>
      <text:p text:style-name="P89">Duché de Nozmel</text:p>
      <text:p text:style-name="P170">Les vastes forêts du duché abritent les adorateurs de la Mère Terre et les derniers débris de la Horde du Cœur Brulant encore piégés au sein de l’empire.</text:p>
      <text:p text:style-name="P170">Le Duc Tayan se consacre entièrement à ses loisirs et laisse un cartel de marchands diriger son duché. Les Chasseurs de Sorcières de Thelos sont aussi une force politique importante.</text:p>
      <text:p text:style-name="P89">Duché de Y<text:span text:style-name="T184">u</text:span>pan</text:p>
      <text:p text:style-name="P170">Cette terre de collines désolées est parsemée de fermes isolées et des ruines datant du Vieil Empire, notamment celles de l’Epine de Fer, une ligne de fortifications qui marque encore aujourd’hui la frontière entre Gatan et les Sombreterres.</text:p>
      <text:p text:style-name="P170">Si vous voyagez en Y<text:span text:style-name="T184">u</text:span>pan, vous aurez peut-être l’occasion de voir le Duc Arnson : cet homme infatigable est toujours sur les routes pour tenter de déjouer un complot ou de conjurer une menace extérieure.</text:p>
      <text:p text:style-name="P89">Duché de Kosmar</text:p>
      <text:p text:style-name="P170">Comme le dit le dicton, « ici, les cités poussent aussi vite que le blé ». En effet, le Duché de Kosmar est de loin le plus urbanisé de Gatan, à tel point que ses champs fertiles suffisent à peine à nourrir les nombreux citadins. Deux autres éléments montrent l’importance <text:soft-page-break/>du Duché : ses villes côtières accueillent la flotte impériale et le deuxième plus grand centre du Collège Impérial de Magie y a élu résidence. Les seules ombres à ce tableau idyllique sont les raids de plus en plus fréquents des pirates Drakars.</text:p>
      <text:p text:style-name="P89">Duché de Iolp</text:p>
      <text:p text:style-name="P176">Pour les habitants des autres Duchés, les Iolpiens ne sont que des fermiers frustes et crasseux, tout juste capables de manier la faux ou la bêche. Mais les intéressés ne se soucient guère du qu’en-dira-t-on, car ils savent que c’est grâce à leur travail que les <text:span text:style-name="T207">g</text:span>atanais peuvent manger à leur faim. Un aphorisme local résume à merveille leur mentalité : <text:span text:style-name="T208">« Les grandes œuvres s’accomplissent dans le silence »</text:span>.</text:p>
      <text:p text:style-name="P170">Aux frontières du Duché, les plaines agricoles cèdent la place à des collines boisées où des aventuriers tentent de se tailler des seigneuries à la pointe de l’épée. Le Duc Dacan le Gros est plus qu’heureux de les laisser débarrasser ces étendues sauvages des monstres et autres bandits.</text:p>
      <text:p text:style-name="P89">Les Sombreterres</text:p>
      <text:p text:style-name="P170">Devant affronter aussi bien les tribus elfes et barbares que les fidèles du Cœur Brulant, les quelques villes et villages de la région sont lourdement fortifiés et farouchement indépendants ; ils n’hésitent pas à se servir en esclaves et en ressources auprès des voisins… Toutefois, ils parviennent généralement à s’entendre lorsque l’Empire tente de les ramener au pas ou à sévir contre le culte de Mère Terre, très répandu dans la région.</text:p>
      <text:p text:style-name="P89">Les Eaux d’Alcar, La Mer Calme</text:p>
      <text:p text:style-name="P170">Cette étendue d’eau très fréquentée sépare le Duché de Kosmar et les iles de l’Aube. Malheureusement, avec l’accroissement de l’activité des pirates Drakars, les routes maritimes sont devenu<text:span text:style-name="T180">e</text:span>s de plus en plus dangereuses.</text:p>
      <text:p text:style-name="P89"><text:soft-page-break/>Les iles de l’Aube</text:p>
      <text:p text:style-name="P170">Les Gataniens les nomment ainsi, car le soleil semble émerger derrière elles. Cet archipel d’iles rocailleuses est parsemé de ruines. Quelques exilés et marginaux tentent de survivre au milieu des monstres qui habitent les environs. Ces dernières années, les pirates Drakars ont établi des bases sur certaines des iles les plus « calmes ».</text:p>
      <text:p text:style-name="P89">L’océan Jontar</text:p>
      <text:p text:style-name="P170">Au-delà des iles de l’Aube s’étend l’océan Jontar, domaine du grand dragon de mer Drakar ; le peuple qui porte son nom est le seul à pouvoir, grâce à son aide divine, naviguer sur cet océan impétueux et imprévisible. On raconte que l’océan aboutit aux vieilles provinces impériales, où des richesses incommensurables attendraient les aventuriers les plus téméraires.</text:p>
      <text:p text:style-name="P122">Cultes</text:p>
      <text:p text:style-name="P89">Le Culte Impérial</text:p>
      <text:p text:style-name="P204">Je serai la voix qui enseigne à ton peuple l’ordre et le bien.</text:p>
      <text:p text:style-name="P170">Paroles attribuées à l’Empereur Céleste Maximus telles qu’elles furent rapportées par Sotan I dans son commentaire de la Révélation Impériale</text:p>
      <text:p text:style-name="P170">Le culte impérial est très organisé, avec un clergé régulier et un réseau de temples qui couvre presque tout Gatan. Le plus souvent, les temples des divinités les plus importantes, telles que Maximus, disposeront aussi d’autels dédiés à des dieux mineurs, comme d’autres Empereurs Divins ou la Mère Impériale.</text:p>
      <text:p text:style-name="P170">La loi impériale oblige les citoyens à être au moins des membres laïques du culte, alors que les plus zélés se dévouent corps et âme à une des divinités spécifiques.</text:p>
      <text:p text:style-name="P106"><text:soft-page-break/>L’Empereur Céleste Maximus</text:p>
      <text:p text:style-name="P204">Incarnation de la Loi Céleste.</text:p>
      <text:p text:style-name="P170">Il serait le premier empereur du Vieil Empire, et serait monté aux cieux après sa mort. Sotan I, premier Empereur de Gatan, remit son culte au gout du jour, après avoir reçu la Révélation Impériale, une vision que Maximus lui aurait envoyée afin de lui montrer les voies du gouvernement divin. Aujourd’hui, Maximus est perçu comme celui qui a apporté la civilisation et la prospérité à l’humanité.</text:p>
      <text:p text:style-name="P153"><text:span text:style-name="T79">Type de culte</text:span><text:span text:style-name="T24"> : Grande Divinité.</text:span></text:p>
      <text:p text:style-name="P153"><text:span text:style-name="T79">Adorateurs</text:span><text:span text:style-name="T24"> : tous les citoyens de l’Empire sont au moins des membres laïques. Les chefs deviennent des initiés et les nombres des guerriers sacrés et des prêtres.</text:span></text:p>
      <text:p text:style-name="P153"><text:span text:style-name="T79">Compétences de culte</text:span><text:span text:style-name="T24"> : Connaissance (Gatan), Culture (Gatan).</text:span></text:p>
      <text:p text:style-name="P153"><text:span text:style-name="T79">Devoirs des Adorateurs</text:span><text:span text:style-name="T24"> : respecter les lois de l’empire, défendre l’empire contre ses ennemis.</text:span></text:p>
      <text:p text:style-name="P153"><text:span text:style-name="T79">Magie Divine</text:span><text:span text:style-name="T24"> : Absorption, Bouclier, Éclair, Puissance Impériale.</text:span></text:p>
      <table:table table:name="Tableau77" table:style-name="Tableau77">
        <table:table-column table:style-name="Tableau77.A"/>
        <table:table-row table:style-name="Tableau77.1">
          <table:table-cell table:style-name="Tableau77.A1" office:value-type="string">
            <text:p text:style-name="P15">Puissance Impériale</text:p>
            <text:p text:style-name="P170">Toucher, Magnitude 1, Non-Variable</text:p>
            <text:p text:style-name="P170">Le sort donne un bonus de +25 % à une compétence de combat si la cible combat des ennemis de l’Empire.</text:p>
          </table:table-cell>
        </table:table-row>
      </table:table>
      <text:p text:style-name="P163"/>
      <text:p text:style-name="P24">Guerrier Sacré : Chevalier Impérial de Gatan</text:p>
      <text:p text:style-name="P153"><text:span text:style-name="T79">Arme Sacrée</text:span><text:span text:style-name="T24"> : Épée de la Puissance Vertueuse. +25 % à la compétence de Combat Rapproché et dégâts doublés contre les Ennemis de l’Empire.</text:span></text:p>
      <text:p text:style-name="P153"><text:span text:style-name="T79">Armure Sacrée</text:span><text:span text:style-name="T24"> : Armure Étincelante de Pureté. une armure de plaques complète créée spécifiquement pour le guerrier sacré. Elle possède 12 PA et illumine automatiquement les environs dans un rayon de 10 m autour du guerrier, même s’ils sont plongés dans des ténèbres magiques.</text:span></text:p>
      <text:p text:style-name="P153"><text:span text:style-name="T79">Magie Divine :</text:span><text:span text:style-name="T24"> le Chevalier a accès aux sorts des initiés, ainsi qu’au sort Résolution Impériale.</text:span></text:p>
      <table:table table:name="Tableau78" table:style-name="Tableau78">
        <table:table-column table:style-name="Tableau78.A"/>
        <text:soft-page-break/>
        <table:table-row table:style-name="Tableau78.1">
          <table:table-cell table:style-name="Tableau78.A1" office:value-type="string">
            <text:p text:style-name="P15">Résolution Impériale</text:p>
            <text:p text:style-name="P170">Zone, Durée 1 heure, Magnitude 2</text:p>
            <text:p text:style-name="P170">Pour la durée du sort, tous les amis du lanceur dans la zone d’effet sont immunisés aux effets de l’Intimidation (voir le chapitre 5 sur le Combat) et des sorts de Magie Commune Confusion et Démoralisation.</text:p>
          </table:table-cell>
        </table:table-row>
      </table:table>
      <text:p text:style-name="P170"/>
      <text:p text:style-name="P24">Prêtre : Évêque Impérial</text:p>
      <text:p text:style-name="P170">Ces individus puissants sont chargés de maintenir l’ordre divin parmi les fidèles.</text:p>
      <text:p text:style-name="P153"><text:span text:style-name="T79">Esprit Allié</text:span><text:span text:style-name="T24"> : il est généralement incarné sous la forme d’un gros chien de chasse, avec des caractéristiques semblables aux chiens du chapitre Créatures, mais avec TAI AD6+3 et FOR 2D6.</text:span></text:p>
      <text:p text:style-name="P106">Cultes associés</text:p>
      <text:p text:style-name="P24">les Cinq Empereurs</text:p>
      <text:p text:style-name="P170">Les Cinq Empereurs sont des empereurs du Vieil Empire dont la valeur était telle qu’ils montèrent au ciel et furent vénérés par leur peuple. Maximus révéla à Sotan leur existence ainsi que la façon de les vénérer. Bien que chaque empereur dispose de son propre culte, les adorateurs de Maximus ont accès à une partie de leur magie.</text:p>
      <text:p text:style-name="P163">Silanous – le Général</text:p>
      <text:p text:style-name="P204">Le tacticien suprême.</text:p>
      <text:p text:style-name="P170">Il repoussa les premières attaques de la Horde du Cœur Brulant à l’époque du Vieil Empire.</text:p>
      <text:p text:style-name="P170">Fournit Arme Véritable</text:p>
      <text:p text:style-name="P163">Troken – Le Fermier</text:p>
      <text:p text:style-name="P204">Dompta la nature pour nourrir les masses.</text:p>
      <text:p text:style-name="P170">Après les guerre de Silanous, Troken améliora grandement les techniques agricoles du Vieil Empire.</text:p>
      <text:p text:style-name="P170">Fournit Invocation (Élémentaire de Terre)</text:p>
      <text:p text:style-name="P163">Jilon – le Juge</text:p>
      <text:p text:style-name="P204"><text:soft-page-break/>Créateur du Code Impérial.</text:p>
      <text:p text:style-name="P170">Il réorganisa le fouillis inextricable des lois impériales en un ensemble clair et précis, que Maximus révéla à Sotan.</text:p>
      <text:p text:style-name="P170">Fournir Trouver (Criminel)</text:p>
      <text:p text:style-name="P163">Acknon – le Sage</text:p>
      <text:p text:style-name="P204">Celui qui sait.</text:p>
      <text:p text:style-name="P170">Réputé pour son savoir, Acknon étendit énormément le système éducation lors de son règne.</text:p>
      <text:p text:style-name="P170">Fournit le sort de Magie Divine Révélation de la Voie Impériale.</text:p>
      <table:table table:name="Tableau79" table:style-name="Tableau79">
        <table:table-column table:style-name="Tableau79.A"/>
        <table:table-row table:style-name="Tableau79.1">
          <table:table-cell table:style-name="Tableau79.A1" office:value-type="string">
            <text:p text:style-name="P15">Révélation de la Voie Impériale</text:p>
            <text:p text:style-name="P170">Instantané, Magnitude 1</text:p>
            <text:p text:style-name="P170">Le lanceur a accès à un fragment de la Révélation Impériale, ce qui lui donne un bonus de +50 % à tout test de compétence impliquant Connaissance (Gatan), Culture (Gatan) ou Religion (Culte Impérial). Grâce au sort, il connait non seulement l’information qu’il cherchait, mais aussi l’action correcte à accomplir selon les préceptes de l’Empereur Céleste.</text:p>
          </table:table-cell>
        </table:table-row>
      </table:table>
      <text:p text:style-name="P163">Ispson – l’Amuseur</text:p>
      <text:p text:style-name="P204">Même un empereur a le droit de s’amuser.</text:p>
      <text:p text:style-name="P170">Il fut d’abord considéré comme un empereur hérétique et instable, mais révéla ses qualités vers la fin de son règne.</text:p>
      <text:p text:style-name="P170">Fournit le sort Illusion.</text:p>
      <text:p text:style-name="P24">Malkia – la Mère de l’Empereur</text:p>
      <text:p text:style-name="P204">Les mères ont toujours raison.</text:p>
      <text:p text:style-name="P170">La Mère de l’Empereur Maximus est la déesse du foyer, des naissances et de l’éducation des enfants.</text:p>
      <text:p text:style-name="P170">Elle a pris de plus en plus d’importance depuis l’interdiction du culte de la Mère Terre, même si son culte reste plus répandu dans les zones urbaines que dans les régions rurales.</text:p>
      <text:p text:style-name="P170">Fournit le sort Guérison Divine</text:p>
      <text:p text:style-name="P89"><text:soft-page-break/>Les Hérétiques</text:p>
      <text:p text:style-name="P170">Ces cultes non impériaux sont vénérés ouvertement dans les Sombreterres, mais aussi en secret au sein de l’empire.</text:p>
      <text:p text:style-name="P106">La Mère Terre</text:p>
      <text:p text:style-name="P170">Voir le chapitre <text:span text:style-name="T217">9</text:span> sur la Magie Divine.</text:p>
      <text:p text:style-name="P106">Le Bouffon - Dieu des Voleurs et des Fous</text:p>
      <text:p text:style-name="P204">Vous trouverez plus de vérités dans les plaisanteries du Bouffon que dans les paroles de l’Empereur.</text:p>
      <text:p text:style-name="P153"><text:span text:style-name="T24">Certains le voient comme un dieu néfaste qui provoque destruction et zizanie, d’autres le vénèrent comme la source de la joie et de la liberté. Même si son culte est officiellement interdit dans l’Empire, les gens du commun apprécient les </text:span><text:span text:style-name="T15">Dits du Bouffon</text:span><text:span text:style-name="T24">, des pièces qui sont jouées en son honneur lors des jours de fête.</text:span></text:p>
      <text:p text:style-name="P170">Les Guildes de Voleurs vénèrent le Bouffon sous son aspect de hors-la-loi, alors que les assassins privilégient ses aspects les plus sombres.</text:p>
      <text:p text:style-name="P153"><text:span text:style-name="T79">Type de Culte</text:span><text:span text:style-name="T24"> : Divinité Majeure.</text:span></text:p>
      <text:p text:style-name="P153"><text:span text:style-name="T79">Adorateurs</text:span><text:span text:style-name="T24"> : voleurs, farceurs, anarchistes, fous, idiots du village…</text:span></text:p>
      <text:p text:style-name="P153"><text:span text:style-name="T79">Devoirs des Adorateurs</text:span><text:span text:style-name="T24"> : Défier l’autorité, se moquer des représentants officiels, célébrer la différence.</text:span></text:p>
      <text:p text:style-name="P153"><text:span text:style-name="T79">Magie Commune</text:span><text:span text:style-name="T24"> : Améliorer (Influence), Améliorer (Commerce), Améliorer (Tromperie), Confusion, Coordination, Détecter Argent, Détecter Or, Mobilité, Mur de Ténèbres, Projectiles Multiples.</text:span></text:p>
      <text:p text:style-name="P153"><text:span text:style-name="T79">Magie Divine </text:span><text:span text:style-name="T24">: Absorption, Illusion, Réflexion.</text:span></text:p>
      <text:p text:style-name="P24">Guerrier Sacré : l’Encapuchonné</text:p>
      <text:p text:style-name="P170">Depuis leurs repaires forestiers, ces guerriers légèrement armés cherchent à défendre le petit peuple des percepteurs trop zélés, des seigneurs tyranniques et des chevaliers impitoyables. Ils travaillent aussi comme mercenaires et peuvent garder les quartiers généraux des guildes de voleurs.</text:p>
      <text:p text:style-name="P153"><text:soft-page-break/><text:span text:style-name="T79">Magie Divine</text:span><text:span text:style-name="T24"> : (Dague) Véritable, Trait Mortel.</text:span></text:p>
      <text:p text:style-name="P153"><text:span text:style-name="T79">Arme Sacrée</text:span><text:span text:style-name="T24"> : l’Arc de Justice. +25 % au toucher et dégâts doublés contre n’importe quel représentant désigné de l’Empire.</text:span></text:p>
      <text:p text:style-name="P153"><text:span text:style-name="T79">Armure Sacrée</text:span><text:span text:style-name="T24"> : la Cape de Dissimulation. +25 % à la Tromperie, +4 PA en combat Rapproché, et +10 PA contre des attaques utilisant la compétence Combat à Distance.</text:span></text:p>
      <text:p text:style-name="P24">Prêtre : l’Amuseur</text:p>
      <text:p text:style-name="P170">Paré d’habits bariolés, le Bouffon attise la zizanie et la discorde partout où il passe.</text:p>
      <text:p text:style-name="P170">Il peut posséder des esprits alliés, incarnés sous la forme d’accessoires de théâtre d’apparence anodine, de marionnettes, de masques d’acteurs, etc. Il est aussi capable de se dissocier de son corps pour laisser un esprit allié en prendre le contrôle pendant qu’il explore le Plan Spirituel ou qu’il espionne des cibles potentielles sous sa forme spirituelle. Bien entendu, cet esprit allié n’aura pas forcément la même personnalité ni le même humour, ce qui risque de décontenancer ceux qui connaissent l’Amuseur.</text:p>
      <text:p text:style-name="P106">Le Cœur Brulant</text:p>
      <text:p text:style-name="P204">La vie n’est que douleur.</text:p>
      <text:p text:style-name="P170">Ce culte maléfique est directement opposé à tous les principes que représente l’Empereur Céleste. Certains disent que la créature défigurée qui est censée représenter cette divinité n’est autre que le frère de Maximus, Terminus, qui fut envoyé dans l’Enfer Brulant pour avoir désobéi à l’Empereur Céleste.</text:p>
      <text:p text:style-name="P170">Après avoir provoqué la chute du Vieil Empire et presque détruit Gatan, la Horde du Cœur Brulant est encore une menace aujourd’hui : de grandes tribus vivent dans les Sombreterres et quelques groupes subsistent encore en secret dans les profondeurs de Gatan.</text:p>
      <text:p text:style-name="P153"><text:span text:style-name="T79">Type de culte </text:span><text:span text:style-name="T24">: Grande Divinité.</text:span></text:p>
      <text:p text:style-name="P153"><text:span text:style-name="T79">Adorateurs</text:span><text:span text:style-name="T24"> : orques, gobelins, manticores et autres monstres.</text:span></text:p>
      <text:p text:style-name="P153"><text:span text:style-name="T79">Devoirs des adorateurs </text:span><text:span text:style-name="T24">: détruire l’empire, faire des sacrifices en l’honneur du Cœur Brulant.</text:span></text:p>
      <text:p text:style-name="P153"><text:span text:style-name="T79">Compétences du culte</text:span><text:span text:style-name="T24"> : Combat Rapproché, Combat Sans Arme.</text:span></text:p>
      <text:p text:style-name="P153"><text:soft-page-break/><text:span text:style-name="T79">Magie Commune</text:span><text:span text:style-name="T24"> : Améliorer (Tromperie), Amélioration d’Arme, Disruption, Fanatisme, Flèche de Feu, Force, Ignition, Lame de Feu, Mur de Ténèbres, Vigueur.</text:span></text:p>
      <text:p text:style-name="P153"><text:span text:style-name="T79">Magie Divine</text:span><text:span text:style-name="T24"> : Appel (Squelette), Appel (Zombie), Berserk, Bouclier, (Épée) Véritable, (Gourdin) Véritable, (Lance) Véritable, Illusion, Peur.</text:span></text:p>
      <text:p text:style-name="P24">Prêtre Guerrier : le Chef de Sang</text:p>
      <text:p text:style-name="P170">Ces prêtres <text:span text:style-name="T204">g</text:span>uerriers dirigent les clans du Cœur Brulant dans leur guerre éternelle contre la civilisation. Tôt ou tard, ils finissent par mourir au champ de bataille ou par être déposés par un rival.</text:p>
      <text:p text:style-name="P153"><text:span text:style-name="T79">Esprit Allié</text:span><text:span text:style-name="T24"> : incarné sous la forme d’un animal sauvage, un loup par exemple.</text:span></text:p>
      <text:p text:style-name="P153"><text:span text:style-name="T79">Arme Sacrée</text:span><text:span text:style-name="T24"> : l’Epée de Feu.</text:span></text:p>
      <text:p text:style-name="P153"><text:span text:style-name="T79">Armure Sacrée</text:span><text:span text:style-name="T24"> : l’Armure de Sang.</text:span></text:p>
      <text:p text:style-name="P89">Ecole de Sorcellerie</text:p>
      <text:p text:style-name="P106">L’Université Impériale de Magie</text:p>
      <text:p text:style-name="P170">Voir le chapitre <text:span text:style-name="T217">10</text:span> sur la Sorcellerie.</text:p>
      <text:p text:style-name="P103">Chapitre 14 : Une Route Périlleuse</text:p>
      <text:p text:style-name="P26">Une Quête pour les débutants</text:p>
      <text:p text:style-name="P170"/>
      <text:p text:style-name="P170"/>
      <text:p text:style-name="P170">Cette quête linéaire est conçue pour introduire les joueurs et le meneur de jeu aux règles d’OpenQuest. Les habitués la trouveront certainement trop simple, mais ils sont libres d’étoffer l’intrigue.</text:p>
      <text:p text:style-name="P170">Le texte qui suit est destiné au meneur de jeu. Si vous êtes un joueur, résistez à la tentation de lire la suite, vous gâcheriez le plaisir de participer à la quête !</text:p>
      <text:p text:style-name="P122"><text:soft-page-break/>Comment lire cette <text:span text:style-name="T202">q</text:span>uête</text:p>
      <text:p text:style-name="P170">Pour être à l’aise au moment de jouer, le meneur de jeu est censé bien connaitre les détails de la quête. C’est pourquoi je vous conseille de feuilleter d’abord le chapitre en entier, puis de procéder à une lecture attentive. La quête ne se déroulera pas forcément comme prévu dans le texte : les joueurs partent dans une direction inattendue, vous voulez mettre en scène une situation de votre propre cru… Néanmoins, il vaut mieux que vous soyez bien préparé avant de commencer à improviser : si jamais l’improvisation tourne court, vous pourrez au moins vous reposer sur le texte !</text:p>
      <text:p text:style-name="P170">Nous allons maintenant vous expliquer comment la quête est organisée.</text:p>
      <text:p text:style-name="P89">Introduction</text:p>
      <text:p text:style-name="P170">Dans cette section, le meneur de jeu apprendra toutes les informations dont il aura besoin pour entamer la partie.</text:p>
      <text:p text:style-name="P153"><text:span text:style-name="T79">Aperçu Global.</text:span><text:span text:style-name="T24"> Il sert à répondre aux questions de base : que doivent accomplir les personnages, où sont-ils et où doivent-ils se rendre, qui sont leurs alliés et leurs ennemis ?</text:span></text:p>
      <text:p text:style-name="P153"><text:span text:style-name="T79">L’implication des personnages joueurs.</text:span><text:span text:style-name="T24"> Vous trouverez ici quelques conseils pour justifier la participation des personnages à la quête.</text:span></text:p>
      <text:p text:style-name="P153"><text:span text:style-name="T124">Préparation.</text:span><text:span text:style-name="T24"> Ce que les joueurs peuvent accomplir pour se préparer à la quête avant qu’elle ne débute réellement.</text:span></text:p>
      <text:p text:style-name="P89">Développement</text:p>
      <text:p text:style-name="P170">Cette section est le cœur de la quête. Elle est organisée en Scènes, des situations où les personnages doivent agir, comme dans un film ou une pièce de théâtre. Chaque scène dure approximativement 20 à 45 minutes à jouer, la quête durant environ 3h.</text:p>
      <text:p text:style-name="P170">Chaque scène est présentée comme suit :</text:p>
      <text:p text:style-name="P153"><text:soft-page-break/><text:span text:style-name="T79">Mise en </text:span><text:span text:style-name="T82">s</text:span><text:span text:style-name="T79">cène :</text:span><text:span text:style-name="T24"> décrit aux meneur de jeu et aux joueurs le lieu et la situation où se trouvent les personnages joueurs au début de la scène.</text:span></text:p>
      <text:p text:style-name="P153"><text:span text:style-name="T79">Personnages </text:span><text:span text:style-name="T82">n</text:span><text:span text:style-name="T79">on joueurs :</text:span><text:span text:style-name="T24"> indique l’identité et le rôle des personnages non joueurs impliqués dans la scène.</text:span></text:p>
      <text:p text:style-name="P153"><text:span text:style-name="T79">Règles :</text:span><text:span text:style-name="T24"> recense les règles que le Ma</text:span><text:span text:style-name="T29">i</text:span><text:span text:style-name="T24">tre de Jeu devrait connaitre en priorité alors qu’il anime la scène.</text:span></text:p>
      <text:p text:style-name="P153"><text:span text:style-name="T79">Statistiques :</text:span><text:span text:style-name="T24"> fournit les statistiques des personnages non joueurs, telles que les caractéristiques, les compétences, la magie…</text:span></text:p>
      <text:p text:style-name="P153"><text:span text:style-name="T79">Notes d’interprétation : </text:span><text:span text:style-name="T24">donne des conseils sur la façon de jouer la scène.</text:span></text:p>
      <text:p text:style-name="P89">Conclusion</text:p>
      <text:p text:style-name="P170">La scène finale de la quête.</text:p>
      <text:p text:style-name="P153"><text:span text:style-name="T79">Récompenses</text:span><text:span text:style-name="T24"> : les gains financiers ou sociaux des personnages, ainsi que les points d’Amélioration et d’Héroïsme obtenus par les joueurs pour améliorer leurs personnages.</text:span></text:p>
      <text:p text:style-name="P122">Introduction</text:p>
      <text:p text:style-name="P89">Aperçu global</text:p>
      <text:p text:style-name="P170">Les personnages joueurs doivent escorter le jeune Seigneur Dargon et sa tutrice, Deean Devalvo, dans le fort de Blancdragon, la « capitale » du Comté des Deux Forts, une région à la frontière entre le royaume de Gatan et les Sombreterres. Dargon se rend là-bas sur convocation de son père Zoltarn, qui s’est emparé du Comté il y a vingt ans. Élevé dans la cour de l’Empereur Ilmar à Sotan, Dargon n’a encore jamais vu son père, et croit dur comme fer que celui-ci désire le reconnaitre comme son héritier.</text:p>
      <text:p text:style-name="P170">La quête commence alors que le groupe quitte la ville frontalière de Ossoway. Une chaine de collines abruptes, les collines de Jank, sépare Ossoway de Blancdragon, et il n’existe qu’un seul passage sûr et facile, le Col de la Morserpent. Mais les personnages ignorent <text:soft-page-break/>que le Chef de Sang du Cœur Brulant a envoyé un groupe de gobelins dirigés par un <text:span text:style-name="T209">o</text:span>gre pour bloquer le col, en préparation d’une grande offensive contre Blancdragon.</text:p>
      <text:p text:style-name="P106">Chronologie</text:p>
      <text:p text:style-name="P170">0 AU (il y a 50 ans) : l’empereur Sotan unit les tribus et les ducs de Gatan.</text:p>
      <text:p text:style-name="P170">10 AU (il y a 40 ans) : Jihlan, l’arrière-grand-père de Dargon, est un des plus proches alliés de Sotan et un guerrier réputé ; il fonde le Comté des Deux collines pour apporter l’ordre et la justice impériale dans cette région sauvage. Il construit les deux forts qui bordent le grand fleuve Nix, Noirdragon et Blancdragon, afin de protéger les nouveaux colons et le commerce fluvial.</text:p>
      <text:p text:style-name="P170">23 AU (il y a 27 ans). Le comte Jihlan meurt, et Omhan, le grand-père de Dargon, lui succède.</text:p>
      <text:p text:style-name="P170">24 A (il y a 26 ans). La mort de l’empereur Sotan marque le début des guerres ducales.</text:p>
      <text:p text:style-name="P170">25 AU (il y a 25 ans). Omhan est tué par un rival, qui ne parvient cependant pas à s’emparer de ses terres. Le Comté sombre dans l’anarchie.</text:p>
      <text:p text:style-name="P153"><text:span text:style-name="T24">26 AU (il y a 24 ans). Dans le Col de la Morserpent, près des Deux Forts, la bataille de Haute</text:span><text:span text:style-name="T34">c</text:span><text:span text:style-name="T24">olline change à jamais le sort de l’Empire. Les quatre ducs qui s’affrontaient et près de 40 000 de leurs hommes restent sur le champ de bataille. Peu après, la Horde du Cœur Brulant envahit l’Empire.</text:span></text:p>
      <text:p text:style-name="P170">30 AU (il y a 20 ans) : Ilmar, le fils de Sotan, accède au trône et met fin aux Guerres Ducales.</text:p>
      <text:p text:style-name="P170">33 AU (il y a 17 ans) : Zoltarn, le père de Dargon, reprend le fort de Blancdragon avec l’aide d’un petit groupe de mercenaires et se proclame Comte des Deux Forts. Il ne contrôle en réalité que les environs du fort, mais tente d’accroitre son influence sur le reste de la région par l’entremise de ses mercenaires et d’aventuriers. Pendant ce temps, sa femme, qu’il a laissée dans la ville de Sotan, donne naissance à un fils, Dargon.</text:p>
      <text:p text:style-name="P170"><text:soft-page-break/>49 AU (il y a 1 an) : Zoltarn demande à Dargon de venir aux Deux Forts. Dargon entame son long voyage à travers Gatan en compagnie de sa tutrice Deean Devalo.</text:p>
      <text:p text:style-name="P170">50 AU (il y a 1 jour) : Dargon rencontre les personnages joueurs à la frontière de l’empire. Il les embauche afin qu’ils lui servent d’escorte pour la dernière étape du voyage.</text:p>
      <text:p text:style-name="P89">L’implication des personnages</text:p>
      <text:p text:style-name="P170">Vous devriez établir avec les joueurs comment les personnages connaissent Dargon. Voici quelques suggestions.</text:p>
      <text:p text:style-name="P153"><text:span text:style-name="T79">Amis d’enfance</text:span><text:span text:style-name="T24">. Ils n’ont pas forcément le même statut que Dargon, mais tiennent à l’accompagner en raison de leurs liens d’amitié.</text:span></text:p>
      <text:p text:style-name="P153"><text:span text:style-name="T79">Serviteurs loyaux de la famille</text:span><text:span text:style-name="T24">. En partant pour Blancdragon, le comte a laissé sa famille sous la protection de serviteurs de confiance. Les personnages peuvent être ces serviteurs ou leurs successeurs.</text:span></text:p>
      <text:p text:style-name="P153"><text:span text:style-name="T79">Mercenaires</text:span><text:span text:style-name="T24">. Dargon a embauché les personnages lors de son trajet vers Ossoway. Cette option autorise une plus grande diversité des personnages et des historiques. Le comte Zoltarn paiera une récompense de 500 Impériaux d’Argent aux personnages lorsqu’ils arriveront à Blancdragon.</text:span></text:p>
      <text:p text:style-name="P153"><text:span text:style-name="T79">Compagnons de route</text:span><text:span text:style-name="T24">. Comme plus haut, mais les personnages ont eux-mêmes quelque intérêt à voyager vers Blancdragon ; ils se sont réunis à différentes étapes de leur trajet pour mieux se prémunir contre les périls de la route. Ils ont rencontré Dargon dans le dernier village avant l’arrivée à Ossoway.</text:span></text:p>
      <text:p text:style-name="P170">L’option choisie permet de savoir à quel point les personnages se connaissent et forment une équipe soudée ; par exemple, des amis d’enfance collaboreront surement de manière beaucoup plus étroite que des personnages qui ont pour seul point commun le fait d’avoir été embauchés par Dargon.</text:p>
      <text:p text:style-name="P89"><text:soft-page-break/>Préparation</text:p>
      <text:p text:style-name="P170">Les personnages joueurs ont un jour pour se préparer à la quête.</text:p>
      <text:p text:style-name="P192">Ils commencent leur aventure dans la somnolente Ossoway, une ville qui borde la frontière entre le Duché de Iolp et les Sombreterres. Ossoway est surtout connu pour sa communauté d’artistes ainsi que pour son chapitre local des Chevaliers de Thrum, situé dans un château à l’intérieur de l’enceinte de la ville. Ses défenses imposantes datent des Guerres Ducales, et elles l’ont sauvé lors de l’invasion de la Horde Brulante.</text:p>
      <text:p text:style-name="P170">Les personnages ont le temps de faire leurs emplettes au marché ou de se rendre à un temple pour solliciter des divinations. Par contre, ils ne doivent pas s’attendre à ce que Dargon leur avance de l’argent, car c’est sa mère qui gère la rente que lui verse Zoltarn, et il n’a donc pas d’argent sur lui. Sa mère lui a toutefois acheté un charriot conduit par deux chevaux, sur lequel il voyage en compagnie de son tuteur.</text:p>
      <text:p text:style-name="P24">Dargon</text:p>
      <text:p text:style-name="P209">Le fils du comte. Noble <text:span text:style-name="T207">g</text:span>atanais de 18 ans.</text:p>
      <table:table table:name="Tableau80" table:style-name="Tableau80">
        <table:table-column table:style-name="Tableau80.A"/>
        <table:table-column table:style-name="Tableau80.B"/>
        <table:table-row table:style-name="Tableau80.1">
          <table:table-cell table:style-name="Tableau80.A1" office:value-type="string">
            <text:p text:style-name="P209">FOR : 12</text:p>
          </table:table-cell>
          <table:table-cell table:style-name="Tableau80.A1" office:value-type="string">
            <text:p text:style-name="P209">DEX : 13</text:p>
          </table:table-cell>
        </table:table-row>
        <table:table-row table:style-name="Tableau80.1">
          <table:table-cell table:style-name="Tableau80.A1" office:value-type="string">
            <text:p text:style-name="P209">CON : 10</text:p>
          </table:table-cell>
          <table:table-cell table:style-name="Tableau80.A1" office:value-type="string">
            <text:p text:style-name="P209">TAI : 12</text:p>
          </table:table-cell>
        </table:table-row>
        <table:table-row table:style-name="Tableau80.1">
          <table:table-cell table:style-name="Tableau80.A1" office:value-type="string">
            <text:p text:style-name="P209">INT : 15</text:p>
          </table:table-cell>
          <table:table-cell table:style-name="Tableau80.A1" office:value-type="string">
            <text:p text:style-name="P209">CHA : 17</text:p>
          </table:table-cell>
        </table:table-row>
        <table:table-row table:style-name="Tableau80.1">
          <table:table-cell table:style-name="Tableau80.A1" office:value-type="string">
            <text:p text:style-name="P248"/>
          </table:table-cell>
          <table:table-cell table:style-name="Tableau80.A1" office:value-type="string">
            <text:p text:style-name="P209">POU : 15</text:p>
          </table:table-cell>
        </table:table-row>
        <table:table-row table:style-name="Tableau80.1">
          <table:table-cell table:style-name="Tableau80.A1" office:value-type="string">
            <text:p text:style-name="P209">Points de Vie : 11</text:p>
          </table:table-cell>
          <table:table-cell table:style-name="Tableau80.A1" office:value-type="string">
            <text:p text:style-name="P209">Blessure Grave : 6</text:p>
          </table:table-cell>
        </table:table-row>
        <table:table-row table:style-name="Tableau80.1">
          <table:table-cell table:style-name="Tableau80.A1" office:value-type="string">
            <text:p text:style-name="P209">Mod. de Dégât : 0</text:p>
          </table:table-cell>
          <table:table-cell table:style-name="Tableau80.A1" office:value-type="string">
            <text:p text:style-name="P209">Points de Magie : 15</text:p>
          </table:table-cell>
        </table:table-row>
        <table:table-row table:style-name="Tableau80.1">
          <table:table-cell table:style-name="Tableau80.A1" office:value-type="string">
            <text:p text:style-name="P209">Armure : aucune</text:p>
          </table:table-cell>
          <table:table-cell table:style-name="Tableau80.A1" office:value-type="string">
            <text:p text:style-name="P209">Mouvement : 15 m</text:p>
          </table:table-cell>
        </table:table-row>
      </table:table>
      <text:p text:style-name="P209"/>
      <text:p text:style-name="P219">Compétences de Combat</text:p>
      <text:p text:style-name="P209">Combat Rapproché 45 % (Epée longue 1D8, Dague 1D4+1)</text:p>
      <text:p text:style-name="P209">Combat Sans Arme 35 % (Poings 1D3)</text:p>
      <text:p text:style-name="P209">Combat à Distance 40 % (Arc long 1D8)</text:p>
      <text:p text:style-name="P219">Autres Compétences</text:p>
      <text:p text:style-name="P209"><text:soft-page-break/>Culture (Gatan) 85 %, Connaissance de la Nature 35 %, Endurance 40 %, Esquive 40 %, Influence 60 %, Langage (Gatan) 85 %, Persévérance 40 %</text:p>
      <text:p text:style-name="P219">Magie</text:p>
      <text:p text:style-name="P209">Initié de l’Empereur Céleste</text:p>
      <text:p text:style-name="P209">Magie Commune 45 % : Amélioration d’Arme 2, Protection 2</text:p>
      <text:p text:style-name="P209">Magie Divine : Éclair 1, Puissance Impériale 1</text:p>
      <text:p text:style-name="P219">Équipement</text:p>
      <text:p text:style-name="P209">Une semaine de rations, gourde, 10 <text:span text:style-name="T188">d</text:span>ucats <text:span text:style-name="T188">i</text:span>mpériaux dans une bourse</text:p>
      <text:p text:style-name="P170">Dargon a fière allure avec sa chemise à col, ses mouchoirs en dentelles et sa veste d’équitation en velours bleue ; on trouvera sa manie de recoiffer constamment ses cheveux blonds charmante ou agaçante, au choix…</text:p>
      <text:p text:style-name="P170">Sans être arrogant pour autant, il ne cherche nullement à dissimuler son statut de noble, car il est convaincu que l’Empereur Céleste veille sur lui. Cette confiance absolue en son destin, couplée à son énergie débordante et à une curiosité insatiable donnent fort à faire à sa tutrice Deean Devalvo.</text:p>
      <text:p text:style-name="P170"/>
      <text:p text:style-name="P234">Deean Devalvo</text:p>
      <text:p text:style-name="P209">Sorcière <text:span text:style-name="T207">g</text:span>atanaise et tutrice de Dargon, âgée de 35 ans.</text:p>
      <table:table table:name="Tableau81" table:style-name="Tableau81">
        <table:table-column table:style-name="Tableau81.A"/>
        <table:table-column table:style-name="Tableau81.B"/>
        <table:table-row table:style-name="Tableau81.1">
          <table:table-cell table:style-name="Tableau81.A1" office:value-type="string">
            <text:p text:style-name="P209">FOR : 8</text:p>
          </table:table-cell>
          <table:table-cell table:style-name="Tableau81.A1" office:value-type="string">
            <text:p text:style-name="P209">DEX : 8</text:p>
          </table:table-cell>
        </table:table-row>
        <table:table-row table:style-name="Tableau81.1">
          <table:table-cell table:style-name="Tableau81.A1" office:value-type="string">
            <text:p text:style-name="P209">CON : 8</text:p>
          </table:table-cell>
          <table:table-cell table:style-name="Tableau81.A1" office:value-type="string">
            <text:p text:style-name="P209">TAI : 8</text:p>
          </table:table-cell>
        </table:table-row>
        <table:table-row table:style-name="Tableau81.1">
          <table:table-cell table:style-name="Tableau81.A1" office:value-type="string">
            <text:p text:style-name="P209">INT : 17</text:p>
          </table:table-cell>
          <table:table-cell table:style-name="Tableau81.A1" office:value-type="string">
            <text:p text:style-name="P209">CHA : 8</text:p>
          </table:table-cell>
        </table:table-row>
        <table:table-row table:style-name="Tableau81.1">
          <table:table-cell table:style-name="Tableau81.A1" office:value-type="string">
            <text:p text:style-name="P248"/>
          </table:table-cell>
          <table:table-cell table:style-name="Tableau81.A1" office:value-type="string">
            <text:p text:style-name="P209">POU : 16</text:p>
          </table:table-cell>
        </table:table-row>
        <table:table-row table:style-name="Tableau81.1">
          <table:table-cell table:style-name="Tableau81.A1" office:value-type="string">
            <text:p text:style-name="P209">Points de Vie : 8</text:p>
          </table:table-cell>
          <table:table-cell table:style-name="Tableau81.A1" office:value-type="string">
            <text:p text:style-name="P209">Blessure Grave : 4</text:p>
          </table:table-cell>
        </table:table-row>
        <table:table-row table:style-name="Tableau81.1">
          <table:table-cell table:style-name="Tableau81.A1" office:value-type="string">
            <text:p text:style-name="P209">Mod. de Dégât : 0</text:p>
          </table:table-cell>
          <table:table-cell table:style-name="Tableau81.A1" office:value-type="string">
            <text:p text:style-name="P209">Points de Magie : 16</text:p>
          </table:table-cell>
        </table:table-row>
        <table:table-row table:style-name="Tableau81.1">
          <table:table-cell table:style-name="Tableau81.A1" office:value-type="string">
            <text:p text:style-name="P209">Armure : aucune</text:p>
          </table:table-cell>
          <table:table-cell table:style-name="Tableau81.A1" office:value-type="string">
            <text:p text:style-name="P209">Mouvement : 15 m</text:p>
          </table:table-cell>
        </table:table-row>
      </table:table>
      <text:p text:style-name="P209"/>
      <text:p text:style-name="P219">Compétences de Combat</text:p>
      <text:p text:style-name="P209">Combat Rapproché 25 % (Bâton 1D8)</text:p>
      <text:p text:style-name="P209">Combat sans Arme 25 % (Coup de pied 1D3)</text:p>
      <text:p text:style-name="P219"><text:soft-page-break/>Magie</text:p>
      <text:p text:style-name="P209">Sorcière du Collège Impérial.</text:p>
      <text:p text:style-name="P209">Sorcellerie 75 % : Projection (Sens), Renforcer les Dégâts, Résistance aux Dégâts, Sphère Protectrice, Vision Mystique.</text:p>
      <text:p text:style-name="P219">Autres Compétences</text:p>
      <text:p text:style-name="P209">Connaissance (Sorcellerie) 75 %, Connaissance de la Nature 40 %, Culture (Gatan) 80 %, Endurance 40 %, Esquive 40 %, Influence 65 %, Langage (Gatan), Langage (Vieil Impérial), Langage (Elfique) 40 % ; Langage (Gobelin) 30 %, Persévérance 75 %.</text:p>
      <text:p text:style-name="P219">Équipement</text:p>
      <text:p text:style-name="P209">1 semaine de rations, gourde d’eau. 50 pièces d’argent impériales dans une bourse.</text:p>
      <text:p text:style-name="P170">Le comte Zoltarn recruta Dean comme tutrice et de garde du corps pour son fils. Deean vit là l’occasion d’améliorer ses revenus tout en gardant la possibilité d’avancer dans la hiérarchie du Collège Impérial.</text:p>
      <text:p text:style-name="P183">Petite et menue, la sorcière s’habille en vêtements de voyage robustes et porte la capuche grise des <text:span text:style-name="T203">s</text:span>orciers <text:span text:style-name="T203">i</text:span>mpériaux. Bien qu’elle soit d’une parfaite politesse si on la traite avec respect, elle peut se montrer très incisive si elle s’estime offensée.</text:p>
      <text:p text:style-name="P170">Deean ne combattra que si sa vie ou celle de Dargon est en danger ; et même dans ce cas, elle préfèrera utiliser ses sorts, comme Projection d’Énergie, plutôt que d’en venir aux mains.</text:p>
      <text:p text:style-name="P122">Développement</text:p>
      <text:p text:style-name="P89">1. Les terres sauvages</text:p>
      <text:p text:style-name="P106">Mise en Scène</text:p>
      <text:p text:style-name="P170">Vous pouvez lire le paragraphe suivant aux joueurs ou vous en inspirer :</text:p>
      <text:p text:style-name="P206">Vous vous apprêtez à quitter le Duché de Iolp, une terre de champs fertiles et de villages tranquilles, protégés aussi bien par des miliciens que par les Chevaliers de Thum. Nul poste de garde, nulle borne ne <text:soft-page-break/>marquent la frontière entre le Duché et le Comté des Vieux Forts, votre destination, mais au fil de votre avancée, vous remarquez que les champs ordonnés cèdent la place à des prairies incultes, et que les pierres blanches de la route impériale sont désormais maculées de boue et recouvertes de mauvaises herbes. Maintenant, la route serpente au milieu de collines boisées, et le paysage idyllique de Iolp n’est plus qu’un souvenir.</text:p>
      <text:p text:style-name="P170">Après cette introduction, donnez l’occasion aux joueurs de dire ce que font leurs personnages ; cela les mettra dans le bain. Durant le trajet, Dargon et Deean sont très relaxés, le premier ne cessant de poser à la seconde des questions sur les plantes et les animaux locaux.</text:p>
      <text:p text:style-name="P192">Après environ une heure de voyage, le groupe doit s’arrêter à cause d’un gros arbre tombé en travers de la route. L’atmosphère est pesante : la forêt qui recouvre les collines est devenue sombre et touffue, alors que Deean craint une embuscade.</text:p>
      <text:p text:style-name="P170">Si un des joueurs demande si son personnage voit quelque chose d’anormal ou tente de repérer des ennemis en embuscade, demandez-lui un test de Perception. En cas de réussite, il verra une jeune femme rousse, vêtue de haillons bruns, perchée sur un arbre. Si elle est hélée, elle descendra bien volontiers de son arbre, et expliquera que c’est un groupe de gobelins installé sur le Col de Morserpent qui a fait tomber cet arbre.</text:p>
      <text:p text:style-name="P170">Si personne ne la remarque, le groupe la rencontrera plus tard, à la Maison de Mi-Chemin.</text:p>
      <text:p text:style-name="P24">Le récit de la femme</text:p>
      <text:p text:style-name="P192">Jiolo est née vingt ans avant le début des Guerres Ducales, dans un village du Comté des Deux Forts aujourd’hui abandonné. Son père était un membre de la milice locale ; lors des Guerres Ducales, il fut enrôlé pour combattre au service du Duc de Iolp, comme bien d’autres villageois. Malheureusement, alors qu’elle était encore adolescente, il fut tué pendant la bataille de Haute<text:span text:style-name="T185">c</text:span>olline. Après la mort du Comte des Deux Forts, le village tomba aux mains de bandits : les survivants abandonnèrent le village pour s’installer dans des endroits plus stables du Duché de Iolp. Obligé d’abord de suivre sa famille adoptive, avec laquelle elle ne s’entendait pas, Jiolo retourna <text:soft-page-break/>dès qu’elle put à son vieux village. Aujourd’hui, elle gagne sa vie en tant que chasseresse et guide entre le Col de Morserpent et le Fort de Blancdragon.</text:p>
      <text:p text:style-name="P24">Jiolo la Précise (Chasseresse <text:span text:style-name="T207">g</text:span>atanaise)</text:p>
      <table:table table:name="Tableau82" table:style-name="Tableau82">
        <table:table-column table:style-name="Tableau82.A"/>
        <table:table-column table:style-name="Tableau82.B"/>
        <table:table-row table:style-name="Tableau82.1">
          <table:table-cell table:style-name="Tableau82.A1" office:value-type="string">
            <text:p text:style-name="P209">FOR : 16</text:p>
          </table:table-cell>
          <table:table-cell table:style-name="Tableau82.A1" office:value-type="string">
            <text:p text:style-name="P209">DEX : 14</text:p>
          </table:table-cell>
        </table:table-row>
        <table:table-row table:style-name="Tableau82.1">
          <table:table-cell table:style-name="Tableau82.A1" office:value-type="string">
            <text:p text:style-name="P209">CON : 15</text:p>
          </table:table-cell>
          <table:table-cell table:style-name="Tableau82.A1" office:value-type="string">
            <text:p text:style-name="P209">TAI : 14</text:p>
          </table:table-cell>
        </table:table-row>
        <table:table-row table:style-name="Tableau82.1">
          <table:table-cell table:style-name="Tableau82.A1" office:value-type="string">
            <text:p text:style-name="P209">INT : 12</text:p>
          </table:table-cell>
          <table:table-cell table:style-name="Tableau82.A1" office:value-type="string">
            <text:p text:style-name="P209">CHA : 8</text:p>
          </table:table-cell>
        </table:table-row>
        <table:table-row table:style-name="Tableau82.1">
          <table:table-cell table:style-name="Tableau82.A1" office:value-type="string">
            <text:p text:style-name="P248"/>
          </table:table-cell>
          <table:table-cell table:style-name="Tableau82.A1" office:value-type="string">
            <text:p text:style-name="P209">POU : 13</text:p>
          </table:table-cell>
        </table:table-row>
        <table:table-row table:style-name="Tableau82.1">
          <table:table-cell table:style-name="Tableau82.A1" office:value-type="string">
            <text:p text:style-name="P209">Points de Vie : 15</text:p>
          </table:table-cell>
          <table:table-cell table:style-name="Tableau82.A1" office:value-type="string">
            <text:p text:style-name="P209">Blessure Grave : 8</text:p>
          </table:table-cell>
        </table:table-row>
        <table:table-row table:style-name="Tableau82.1">
          <table:table-cell table:style-name="Tableau82.A1" office:value-type="string">
            <text:p text:style-name="P209">Mod. de Dégât : 1D4</text:p>
          </table:table-cell>
          <table:table-cell table:style-name="Tableau82.A1" office:value-type="string">
            <text:p text:style-name="P209">Points de Magie : 13</text:p>
          </table:table-cell>
        </table:table-row>
        <table:table-row table:style-name="Tableau82.1">
          <table:table-cell table:style-name="Tableau82.A1" office:value-type="string">
            <text:p text:style-name="P209">Armure : cuir 2PA</text:p>
          </table:table-cell>
          <table:table-cell table:style-name="Tableau82.A1" office:value-type="string">
            <text:p text:style-name="P209">Mouvement : 15 m</text:p>
          </table:table-cell>
        </table:table-row>
      </table:table>
      <text:p text:style-name="P209"/>
      <text:p text:style-name="P219">Compétences de Combat</text:p>
      <text:p text:style-name="P209">Combat Rapproché 55 % (Hache de Bataille 1D8<text:span text:style-name="T217">+1D4</text:span>)</text:p>
      <text:p text:style-name="P209">Combat à Distance 65 % (Arc Long 1D10<text:span text:style-name="T217">+1D4</text:span>)</text:p>
      <text:p text:style-name="P209">Combat sans Arme 45 % (Poings 1D3<text:span text:style-name="T217">+1D4</text:span>)</text:p>
      <text:p text:style-name="P219">Magie</text:p>
      <text:p text:style-name="P209">Initiée de la Mère Terre</text:p>
      <text:p text:style-name="P209">Magie Commune 45 % : Amélioration d’Arme 3, Coordination 3, Projectiles Multiples 3, Soins 3, Vigueur 3</text:p>
      <text:p text:style-name="P209">Magie Divine : Absorption 2, Bouclier 2</text:p>
      <text:p text:style-name="P219">Autres Compétences</text:p>
      <text:p text:style-name="P209">Endurance 60 %, Persévérance 80 %, Esquive 60 %, Connaissance de la Nature 75 %, Artisanat 50 %, Tromperie 60 %, Perception 60 %, Mécanismes 50 %</text:p>
      <text:p text:style-name="P219">Équipement</text:p>
      <text:p text:style-name="P209">Arc long, épée longue, hache, armure de cuir, outils pour créer des pièges, outils pour allumer un feu.</text:p>
      <text:p text:style-name="P106">Notes d’Interprétation</text:p>
      <text:p text:style-name="P186">Après l’introduction, laissez les joueurs introduire leurs personnages et planifier leurs prochaines actions. Jouez Dargon et Deean comme <text:soft-page-break/>des personnages faussement bravaches, qui perdent peu à peu leur assurance alors que le groupe s’enfonce dans les bois. Augmentez la tension par vos descriptions : animaux qui détalent, craquements des branches, murmures du vent, etc.</text:p>
      <text:p text:style-name="P98">2. La Maison de Mi-Chemin</text:p>
      <text:p text:style-name="P204">Nichée au pied d’une grande colline et bordée par la route impériale, la Maison de Mi-Chemin est le dernier havre de civilisation de ce côté-ci du Col de Morserpent. Un piètre havre en vérité : une simple cabane en torchis avec un toit de chaume… Vous aurez vu des taudis plus cossus ! Au moins, l’endroit est habité : une fumée noirâtre s’élève d’un trou dans le toit, la double porte d’entrée est grande ouverte, et vous entendez une sorte de ronflement à l’intérieur.</text:p>
      <text:p text:style-name="P170">Une fois à l’intérieur, les personnages joueurs peuvent voir ceci :</text:p>
      <text:p text:style-name="P204">Vous êtes à l’intérieur de l’auberge, qui doit faire une dizaine de pas en largeur et une vingtaine en longueur. Malgré la lumière provenant des petites fenêtres du mur d’entrée, l’intérieur est sombre. Sur les trois tables que compte l’établissement, une seule est occupée ; un homme imposant est affalé dessus, et ronfle bruyamment. Au vu de sa cotte de mailles et de l’épée qu’il porte à sa ceinture, c’est surement un guerrier. À l’autre bout de la pièce, un homme à l’air jovial polit des verres derrière un comptoir en bois tandis qu’un homme vêtu d’une tunique brune remplit sa pipe tout en vous détaillant du regard.</text:p>
      <text:p text:style-name="P170">Si les personnages ne s’introduisent pas, Henra, le maitre des lieux, les accueillera d’une voix forte et chaleureuse.</text:p>
      <text:p text:style-name="P24">Henra, le joyeux aubergiste</text:p>
      <text:p text:style-name="P170"/>
      <table:table table:name="Tableau83" table:style-name="Tableau83">
        <table:table-column table:style-name="Tableau83.A"/>
        <table:table-column table:style-name="Tableau83.B"/>
        <table:table-row table:style-name="Tableau83.1">
          <table:table-cell table:style-name="Tableau83.A1" office:value-type="string">
            <text:p text:style-name="P209">FOR : 12</text:p>
          </table:table-cell>
          <table:table-cell table:style-name="Tableau83.A1" office:value-type="string">
            <text:p text:style-name="P209">DEX : 12</text:p>
          </table:table-cell>
        </table:table-row>
        <table:table-row table:style-name="Tableau83.1">
          <table:table-cell table:style-name="Tableau83.A1" office:value-type="string">
            <text:p text:style-name="P209">CON : 12</text:p>
          </table:table-cell>
          <table:table-cell table:style-name="Tableau83.A1" office:value-type="string">
            <text:p text:style-name="P209">TAI : 12</text:p>
          </table:table-cell>
        </table:table-row>
        <table:table-row table:style-name="Tableau83.1">
          <table:table-cell table:style-name="Tableau83.A1" office:value-type="string">
            <text:p text:style-name="P209">INT : 14</text:p>
          </table:table-cell>
          <table:table-cell table:style-name="Tableau83.A1" office:value-type="string">
            <text:p text:style-name="P209">CHA : 16</text:p>
          </table:table-cell>
        </table:table-row>
        <table:table-row table:style-name="Tableau83.1">
          <table:table-cell table:style-name="Tableau83.A1" office:value-type="string">
            <text:p text:style-name="P248"/>
          </table:table-cell>
          <table:table-cell table:style-name="Tableau83.A1" office:value-type="string">
            <text:p text:style-name="P209">POU : 10<text:soft-page-break/></text:p>
          </table:table-cell>
        </table:table-row>
        <table:table-row table:style-name="Tableau83.1">
          <table:table-cell table:style-name="Tableau83.A1" office:value-type="string">
            <text:p text:style-name="P209">Points de Vie : 12</text:p>
          </table:table-cell>
          <table:table-cell table:style-name="Tableau83.A1" office:value-type="string">
            <text:p text:style-name="P209">Blessure Grave : 6</text:p>
          </table:table-cell>
        </table:table-row>
        <table:table-row table:style-name="Tableau83.1">
          <table:table-cell table:style-name="Tableau83.A1" office:value-type="string">
            <text:p text:style-name="P209">Mod. de Dégât : 0</text:p>
          </table:table-cell>
          <table:table-cell table:style-name="Tableau83.A1" office:value-type="string">
            <text:p text:style-name="P209">Points de Magie : 10</text:p>
          </table:table-cell>
        </table:table-row>
        <table:table-row table:style-name="Tableau83.1">
          <table:table-cell table:style-name="Tableau83.A1" office:value-type="string">
            <text:p text:style-name="P209">Armure : tablier 1PA</text:p>
          </table:table-cell>
          <table:table-cell table:style-name="Tableau83.A1" office:value-type="string">
            <text:p text:style-name="P209">Mouvement : 15 m</text:p>
          </table:table-cell>
        </table:table-row>
      </table:table>
      <text:p text:style-name="P170"/>
      <text:p text:style-name="P219">Compétences de Combat</text:p>
      <text:p text:style-name="P209">Combat Rapproché 40 % (Gourdin 1D6)</text:p>
      <text:p text:style-name="P209">Combat sans Arme 50 % (Poings 1D3)</text:p>
      <text:p text:style-name="P219">Magie</text:p>
      <text:p text:style-name="P209">Aucune</text:p>
      <text:p text:style-name="P219">Autres Compétences</text:p>
      <text:p text:style-name="P209">Endurance 30 %, Persévérance 40 %, Esquive 64 %, Commerce 60 %, Influence 60 %</text:p>
      <text:p text:style-name="P219">Équipement</text:p>
      <text:p text:style-name="P209">Il porte un tablier en cuir. Il garde son gourdin à portée de main ainsi que 20 pièces d’argent dans un tiroir derrière le comptoir. Le coffre verrouillé dans sa petite chambre contient 500 pièces d’argent.</text:p>
      <text:p text:style-name="P24">Smela Snaffot, le voleur rusé</text:p>
      <table:table table:name="Tableau84" table:style-name="Tableau84">
        <table:table-column table:style-name="Tableau84.A"/>
        <table:table-column table:style-name="Tableau84.B"/>
        <table:table-row table:style-name="Tableau84.1">
          <table:table-cell table:style-name="Tableau84.A1" office:value-type="string">
            <text:p text:style-name="P209">FOR : 12</text:p>
          </table:table-cell>
          <table:table-cell table:style-name="Tableau84.A1" office:value-type="string">
            <text:p text:style-name="P209">DEX : 17</text:p>
          </table:table-cell>
        </table:table-row>
        <table:table-row table:style-name="Tableau84.1">
          <table:table-cell table:style-name="Tableau84.A1" office:value-type="string">
            <text:p text:style-name="P209">CON : 13</text:p>
          </table:table-cell>
          <table:table-cell table:style-name="Tableau84.A1" office:value-type="string">
            <text:p text:style-name="P209">TAI : 9</text:p>
          </table:table-cell>
        </table:table-row>
        <table:table-row table:style-name="Tableau84.1">
          <table:table-cell table:style-name="Tableau84.A1" office:value-type="string">
            <text:p text:style-name="P209">INT : 12</text:p>
          </table:table-cell>
          <table:table-cell table:style-name="Tableau84.A1" office:value-type="string">
            <text:p text:style-name="P209">CHA : 12</text:p>
          </table:table-cell>
        </table:table-row>
        <table:table-row table:style-name="Tableau84.1">
          <table:table-cell table:style-name="Tableau84.A1" office:value-type="string">
            <text:p text:style-name="P248"/>
          </table:table-cell>
          <table:table-cell table:style-name="Tableau84.A1" office:value-type="string">
            <text:p text:style-name="P209">POU : 11</text:p>
          </table:table-cell>
        </table:table-row>
        <table:table-row table:style-name="Tableau84.1">
          <table:table-cell table:style-name="Tableau84.A1" office:value-type="string">
            <text:p text:style-name="P209">Points de Vie : <text:span text:style-name="T218">11</text:span></text:p>
          </table:table-cell>
          <table:table-cell table:style-name="Tableau84.A1" office:value-type="string">
            <text:p text:style-name="P209">Blessure Grave : 4</text:p>
          </table:table-cell>
        </table:table-row>
        <table:table-row table:style-name="Tableau84.1">
          <table:table-cell table:style-name="Tableau84.A1" office:value-type="string">
            <text:p text:style-name="P209">Mod. de Dégât : 0</text:p>
          </table:table-cell>
          <table:table-cell table:style-name="Tableau84.A1" office:value-type="string">
            <text:p text:style-name="P209">Points de Magie : 10</text:p>
          </table:table-cell>
        </table:table-row>
        <table:table-row table:style-name="Tableau84.1">
          <table:table-cell table:style-name="Tableau84.A1" office:value-type="string">
            <text:p text:style-name="P209">Armure : cuir 2PA</text:p>
          </table:table-cell>
          <table:table-cell table:style-name="Tableau84.A1" office:value-type="string">
            <text:p text:style-name="P209">Mouvement : 12 m</text:p>
          </table:table-cell>
        </table:table-row>
      </table:table>
      <text:p text:style-name="P220"/>
      <text:p text:style-name="P209">Points de Vie 12 Blessure Grave 6 Modificateur de Dégât 0 Points de Magie 11 Armure : armure en cuir, 2 PA Mouvement : 15 m</text:p>
      <text:p text:style-name="P219"><text:soft-page-break/>Compétences de Combat</text:p>
      <text:p text:style-name="P209">Combat Rapproché 40 % (Epée courte 1D6, Dague 1D4+1)</text:p>
      <text:p text:style-name="P209">Combat à Distance (Arc nomade 1D8)</text:p>
      <text:p text:style-name="P219">Magie</text:p>
      <text:p text:style-name="P209">Initié de la Mère Terre</text:p>
      <text:p text:style-name="P209">Magie Commune 50 %</text:p>
      <text:p text:style-name="P209">Protection 2, Projectiles Multiples 2, Coordination 2</text:p>
      <text:p text:style-name="P219">Autres Compétences</text:p>
      <text:p text:style-name="P209">Endurance 40 %, Persévérance 30 %, Esquive 40 %, Connaissance de la Nature 40 %, Influence 40 %</text:p>
      <text:p text:style-name="P219">Équipement</text:p>
      <text:p text:style-name="P209">Arc Nomade, Armure de cuir.</text:p>
      <text:p text:style-name="P24">Gartu Olgson, le guerrier soul</text:p>
      <table:table table:name="Tableau85" table:style-name="Tableau85">
        <table:table-column table:style-name="Tableau85.A"/>
        <table:table-column table:style-name="Tableau85.B"/>
        <table:table-row table:style-name="Tableau85.1">
          <table:table-cell table:style-name="Tableau85.A1" office:value-type="string">
            <text:p text:style-name="P209">FOR : 14</text:p>
          </table:table-cell>
          <table:table-cell table:style-name="Tableau85.A1" office:value-type="string">
            <text:p text:style-name="P209">DEX : 15</text:p>
          </table:table-cell>
        </table:table-row>
        <table:table-row table:style-name="Tableau85.1">
          <table:table-cell table:style-name="Tableau85.A1" office:value-type="string">
            <text:p text:style-name="P209">CON : 16</text:p>
          </table:table-cell>
          <table:table-cell table:style-name="Tableau85.A1" office:value-type="string">
            <text:p text:style-name="P209">TAI : 17</text:p>
          </table:table-cell>
        </table:table-row>
        <table:table-row table:style-name="Tableau85.1">
          <table:table-cell table:style-name="Tableau85.A1" office:value-type="string">
            <text:p text:style-name="P209">INT : 9</text:p>
          </table:table-cell>
          <table:table-cell table:style-name="Tableau85.A1" office:value-type="string">
            <text:p text:style-name="P209">CHA : 8</text:p>
          </table:table-cell>
        </table:table-row>
        <table:table-row table:style-name="Tableau85.1">
          <table:table-cell table:style-name="Tableau85.A1" office:value-type="string">
            <text:p text:style-name="P248"/>
          </table:table-cell>
          <table:table-cell table:style-name="Tableau85.A1" office:value-type="string">
            <text:p text:style-name="P209">POU : 10</text:p>
          </table:table-cell>
        </table:table-row>
        <table:table-row table:style-name="Tableau85.1">
          <table:table-cell table:style-name="Tableau85.A1" office:value-type="string">
            <text:p text:style-name="P209">Points de Vie : 17</text:p>
          </table:table-cell>
          <table:table-cell table:style-name="Tableau85.A1" office:value-type="string">
            <text:p text:style-name="P209">Blessure Grave : 9</text:p>
          </table:table-cell>
        </table:table-row>
        <table:table-row table:style-name="Tableau85.1">
          <table:table-cell table:style-name="Tableau85.A1" office:value-type="string">
            <text:p text:style-name="P209">Mod. de Dégât : 1D6</text:p>
          </table:table-cell>
          <table:table-cell table:style-name="Tableau85.A1" office:value-type="string">
            <text:p text:style-name="P209">Points de Magie : 10</text:p>
          </table:table-cell>
        </table:table-row>
        <table:table-row table:style-name="Tableau85.1">
          <table:table-cell table:style-name="Tableau85.A1" office:value-type="string">
            <text:p text:style-name="P209">Armure : mailles 3PA</text:p>
          </table:table-cell>
          <table:table-cell table:style-name="Tableau85.A1" office:value-type="string">
            <text:p text:style-name="P209">Mouvement : 15 m</text:p>
          </table:table-cell>
        </table:table-row>
      </table:table>
      <text:p text:style-name="P153"><text:span text:style-name="T15">C</text:span><text:span text:style-name="T108">ompétences de Combat</text:span></text:p>
      <text:p text:style-name="P209">Combat Rapproché 60 %</text:p>
      <text:p text:style-name="P209">Épée longue 1D8+1D6, Dague 1D4+1D6, Rondache 1D4+1D6</text:p>
      <text:p text:style-name="P209">Combat sans Arme 50 %</text:p>
      <text:p text:style-name="P209">Poings/Pieds 1D3+1D6</text:p>
      <text:p text:style-name="P219">Magie</text:p>
      <text:p text:style-name="P209">Initié de la Mère Terre</text:p>
      <text:p text:style-name="P209">Magie Commune 40 %</text:p>
      <text:p text:style-name="P209">Amélioration d’Arme 2, Vigueur 3</text:p>
      <text:p text:style-name="P219"><text:soft-page-break/>Autres Compétences</text:p>
      <text:p text:style-name="P209">Endurance 70 %, Persévérance 30 %, Esquive 50 %</text:p>
      <text:p text:style-name="P219">Équipement</text:p>
      <text:p text:style-name="P209">Cotte de mailles, épée longue, rondache.</text:p>
      <text:p text:style-name="P106">Notes d’interprétation</text:p>
      <text:p text:style-name="P170">Cette scène permet aux personnages de faire connaissance avec les résidents de l’auberge et d’obtenir plus d’informations sur ce qui les attend plus loin.</text:p>
      <text:p text:style-name="P170">Chaque PNJ connait une des rumeurs suivantes.</text:p>
      <table:table table:name="Tableau86" table:style-name="Tableau86">
        <table:table-column table:style-name="Tableau86.A"/>
        <table:table-column table:style-name="Tableau86.B"/>
        <table:table-row table:style-name="Tableau86.1">
          <table:table-cell table:style-name="Tableau86.A1" office:value-type="string">
            <text:p text:style-name="P86">D10</text:p>
          </table:table-cell>
          <table:table-cell table:style-name="Tableau86.A1" office:value-type="string">
            <text:p text:style-name="P86">Rumeur</text:p>
          </table:table-cell>
        </table:table-row>
        <table:table-row table:style-name="Tableau86.1">
          <table:table-cell table:style-name="Tableau86.A1" office:value-type="string">
            <text:p text:style-name="P51">1</text:p>
          </table:table-cell>
          <table:table-cell table:style-name="Tableau86.A1" office:value-type="string">
            <text:p text:style-name="P51">Il y aurait des guerriers gobelins dans le Col.</text:p>
          </table:table-cell>
        </table:table-row>
        <table:table-row table:style-name="Tableau86.1">
          <table:table-cell table:style-name="Tableau86.A1" office:value-type="string">
            <text:p text:style-name="P51">2</text:p>
          </table:table-cell>
          <table:table-cell table:style-name="Tableau86.A1" office:value-type="string">
            <text:p text:style-name="P51">On a vu il y a trois jours un Chevalier de Thrum dépasser la Maison et chevaucher en toute hâte en direction du Comté (vrai).</text:p>
          </table:table-cell>
        </table:table-row>
        <table:table-row table:style-name="Tableau86.1">
          <table:table-cell table:style-name="Tableau86.A1" office:value-type="string">
            <text:p text:style-name="P51">3</text:p>
          </table:table-cell>
          <table:table-cell table:style-name="Tableau86.A1" office:value-type="string">
            <text:p text:style-name="P51">Les gobelins campent dans le Mausolée érigé en l’honneur des morts de la bataille de Haute<text:span text:style-name="T185">c</text:span>olline (Faux, même s’ils ont campé là).</text:p>
          </table:table-cell>
        </table:table-row>
        <table:table-row table:style-name="Tableau86.1">
          <table:table-cell table:style-name="Tableau86.A1" office:value-type="string">
            <text:p text:style-name="P51">4</text:p>
          </table:table-cell>
          <table:table-cell table:style-name="Tableau86.A1" office:value-type="string">
            <text:p text:style-name="P51">J’ai vu un troll dans les bois (partiellement vrai, le troll est maintenant sur le pont).</text:p>
          </table:table-cell>
        </table:table-row>
        <table:table-row table:style-name="Tableau86.1">
          <table:table-cell table:style-name="Tableau86.A1" office:value-type="string">
            <text:p text:style-name="P51">5</text:p>
          </table:table-cell>
          <table:table-cell table:style-name="Tableau86.A1" office:value-type="string">
            <text:p text:style-name="P51">Les gobelins doivent préparer une attaque contre la Maison à Mi-Chemin (faux).</text:p>
          </table:table-cell>
        </table:table-row>
        <table:table-row table:style-name="Tableau86.1">
          <table:table-cell table:style-name="Tableau86.A1" office:value-type="string">
            <text:p text:style-name="P51">6</text:p>
          </table:table-cell>
          <table:table-cell table:style-name="Tableau86.A1" office:value-type="string">
            <text:p text:style-name="P51">Prenez garde, le Vieux Pont en Pierre est hanté (Faux) !</text:p>
          </table:table-cell>
        </table:table-row>
        <table:table-row table:style-name="Tableau86.1">
          <table:table-cell table:style-name="Tableau86.A1" office:value-type="string">
            <text:p text:style-name="P51">7</text:p>
          </table:table-cell>
          <table:table-cell table:style-name="Tableau86.A1" office:value-type="string">
            <text:p text:style-name="P51">Les morts du Mausolée errent c<text:soft-page-break/>omme des âmes en peine : ils finiront par s’attaquer aux vivants ! (Partiellement vrai, mais les fantômes n’ont aucune intention de quitter leur « demeure »).</text:p>
          </table:table-cell>
        </table:table-row>
        <table:table-row table:style-name="Tableau86.1">
          <table:table-cell table:style-name="Tableau86.A1" office:value-type="string">
            <text:p text:style-name="P51">8</text:p>
          </table:table-cell>
          <table:table-cell table:style-name="Tableau86.A1" office:value-type="string">
            <text:p text:style-name="P51">J’ai vu un groupe de gargouilles voler au-dessus du Col (Faux).</text:p>
          </table:table-cell>
        </table:table-row>
        <table:table-row table:style-name="Tableau86.1">
          <table:table-cell table:style-name="Tableau86.A1" office:value-type="string">
            <text:p text:style-name="P51">9</text:p>
          </table:table-cell>
          <table:table-cell table:style-name="Tableau86.A1" office:value-type="string">
            <text:p text:style-name="P51">Les gobelins cherchent un trésor perdu (faux).</text:p>
          </table:table-cell>
        </table:table-row>
        <table:table-row table:style-name="Tableau86.1">
          <table:table-cell table:style-name="Tableau86.A1" office:value-type="string">
            <text:p text:style-name="P51">10</text:p>
          </table:table-cell>
          <table:table-cell table:style-name="Tableau86.A1" office:value-type="string">
            <text:p text:style-name="P51">Je parie que les gobelins cherchent à intercepter le convoi transportant les taxes destinées au Seigneur Tazgar ; il part généralement à cette période de l’année (Faux).</text:p>
          </table:table-cell>
        </table:table-row>
      </table:table>
      <text:p text:style-name="P170"/>
      <text:p text:style-name="P170">Si le groupe est en sous-effectif ou estime qu’il manque d’expertise dans un domaine, Smela et Gartu sont dans le besoin et peuvent être embauchés. Smela refuse d’être impliqué dans un combat rapproché, préférant rester à distance pour utiliser son arc. Au contraire, Gartu est un guerrier pur et dur, qui aime se ruer sur ses ennemis. Tous deux accepteront un salaire journalier raisonnable (50 pièces d’argent par jour) ou une part de ce que gagnent les personnages joueurs. Si jamais ils sont maltraités ou ne reçoivent pas leur salaire, ils n’hésiteront pas à quitter le groupe, et ils n’auront aucun remord<text:span text:style-name="T176">s</text:span> à déserter lorsque le groupe sera dans une situation qu’ils estiment trop périlleuse. Jiolo ne peut être recrutée ; après que le groupe a quitté la Maison à Mi-Chemin, elle disparaitra mystérieusement dans les collines.</text:p>
      <text:p text:style-name="P89"><text:soft-page-break/>3. Le Mausolée</text:p>
      <text:p text:style-name="P106">Mise en Scène</text:p>
      <text:p text:style-name="P204">La route monte le long d’une colline abrupte, dont le sommet est dissimulé par un brouillard épais qui obscurcit toute visibilité.</text:p>
      <text:p text:style-name="P170">Si les personnages joueurs se dirigent vers le brouillard, ils verront ceci :</text:p>
      <text:p text:style-name="P204">Vous progressez lentement, car vous ne voyez qu’à quelques pas devant vous. Sur le chemin, des rangées de silhouettes grisâtres et figées émergent du brouillard : passé l’effet de surprise, vous comprenez qu’il s’agit là de pierres tombales. Puis, alors que vous semblez arriver au sommet de la colline, vous tombez presque nez à nez sur un grand bâtiment en pierre, avec un dôme de marbre noir et une double porte grande ouverte.</text:p>
      <text:p text:style-name="P24">À l’intérieur du Mausolée</text:p>
      <text:p text:style-name="P223">Le plafond en forme de dôme est haut comme trois hommes et le sol se compose de dalles blanches ; vers le fond du mausolée se trouve un bloc de marbre noir presque aussi haut que le plafond, et sur lequel sont gravés les mots suivants :</text:p>
      <text:p text:style-name="P223">Ici-gisent les morts glorieux de la Bataille de Haute<text:span text:style-name="T185">c</text:span>olline</text:p>
      <text:p text:style-name="P223">Le Duc Nonlos de Thanos</text:p>
      <text:p text:style-name="P223">le Duc Ilos de Iolp</text:p>
      <text:p text:style-name="P223">Le Duc Keva de Kosmar</text:p>
      <text:p text:style-name="P223">Le Duc Zanos de Yupan</text:p>
      <text:p text:style-name="P223">et 39 000 de leurs sujets.</text:p>
      <text:p text:style-name="P170">Si les personnages joueurs réussissent un jet de Culture (Gatan), ils ont accès à des informations supplémentaires :</text:p>
      <text:p text:style-name="P204">Soudain, vous vous rendez compte que vous êtes sur le site de la fameuse bataille de Haute<text:span text:style-name="T185">c</text:span>olline. Durant les Guerres Ducales, quatre ducs s’entretuèrent ici, affaiblissant ainsi l’Empire au moment où la Horde du Cœur Brulant s’apprêtait à envahir ses terres.</text:p>
      <text:p text:style-name="P170"><text:soft-page-break/>Derrière le bloc de marbre, les personnages peuvent voir une dalle brisée, qui révèle un corridor de 3 mètres de large qui descend vers une crypte.</text:p>
      <text:p text:style-name="P170">Dans cette crypte, les quatre ducs reposent dans des cercueils en pierre, dont les couvercles gisent brisés sur le sol. Les ossements des ducs sont éparpillés à travers la pièce : c’est là le forfait des gobelins du col.</text:p>
      <text:p text:style-name="P170">Le fantôme du Duc Ilos, un homme aux cheveux blancs et avec une longue barbe, hante cette pièce.</text:p>
      <text:p text:style-name="P24">Duc Ilos (fantôme)</text:p>
      <text:p text:style-name="P209">INT 16 CHA 17 POU 20 Points de Magie 20</text:p>
      <text:p text:style-name="P209">Combat Spirituel 60 % (Épée Spirituelle 1D6)</text:p>
      <text:p text:style-name="P209">Aucune Magie</text:p>
      <text:p text:style-name="P219">Autres Compétences</text:p>
      <text:p text:style-name="P209">Influence 120 %, Perception 80 %</text:p>
      <text:p text:style-name="P106">Notes d’Interprétation</text:p>
      <text:p text:style-name="P170">Le duc Ilos veut se venger des gobelins qui ont profané sa tombe, dérangé son repos et volé ses trésors funéraires (d’une valeur d’environ 100 <text:span text:style-name="T188">d</text:span>ucats et que les gobelins ont ramené dans leur repaire). Les déprédations des gobelins ont provoqué le retour du duc et de ses hommes sous forme de fantôme, et ceux-ci bloqueront le Col jusqu’à ce que quelqu’un s’occupe des gobelins.</text:p>
      <text:p text:style-name="P170">Si les personnages joueurs se montrent amicaux et promettent de venger le duc, celui-ci les laissera passer sans encombre, et retournera dans sa tombe lorsqu’ils auront accompli leur part du marché. Par contre, s’ils se montrent hostiles, le duc essaiera de posséder un des personnages et de l’amener à attaquer ses compagnons (voir Combat Spirituel dans le chapitre 6 sur la Magie Commune pour savoir comment gérer cette situation).</text:p>
      <text:p text:style-name="P89">4. Le Pont du Troll</text:p>
      <text:p text:style-name="P106">Mise en scène</text:p>
      <text:p text:style-name="P170">Lorsque les personnages approchent du pont :</text:p>
      <text:p text:style-name="P204"><text:soft-page-break/>Vous voilà dans le Col de Morserpent. Alors que vous voyez au loin un pont qui traverse un ruisseau tumultueux, des reniflements sonores retentissent à travers les hautes falaises du col. Ils semblent provenir de sous le pont.</text:p>
      <text:p text:style-name="P170">Après avoir aidé à la profanation du mausolée, le troll a été laissé en arrière par les gobelins, avec pour instruction d’empêcher quiconque de traverser le pont. Heureusement pour les personnages, le troll n’est actif que la nuit, et somnole durant la journée.</text:p>
      <text:p text:style-name="P170">Chaque personnage doit réussir un jet de Tromperie alors qu’il traverse le pont : en cas d’échec, le troll se réveille.</text:p>
      <text:p text:style-name="P24">Le troll</text:p>
      <table:table table:name="Tableau87" table:style-name="Tableau87">
        <table:table-column table:style-name="Tableau87.A"/>
        <table:table-column table:style-name="Tableau87.B"/>
        <table:table-row table:style-name="Tableau87.1">
          <table:table-cell table:style-name="Tableau87.A1" office:value-type="string">
            <text:p text:style-name="P209">FOR : 26</text:p>
          </table:table-cell>
          <table:table-cell table:style-name="Tableau87.A1" office:value-type="string">
            <text:p text:style-name="P209">DEX : 7</text:p>
          </table:table-cell>
        </table:table-row>
        <table:table-row table:style-name="Tableau87.1">
          <table:table-cell table:style-name="Tableau87.A1" office:value-type="string">
            <text:p text:style-name="P209">CON : 20</text:p>
          </table:table-cell>
          <table:table-cell table:style-name="Tableau87.A1" office:value-type="string">
            <text:p text:style-name="P209">TAI : 26</text:p>
          </table:table-cell>
        </table:table-row>
        <table:table-row table:style-name="Tableau87.1">
          <table:table-cell table:style-name="Tableau87.A1" office:value-type="string">
            <text:p text:style-name="P209">INT : 6</text:p>
          </table:table-cell>
          <table:table-cell table:style-name="Tableau87.A1" office:value-type="string">
            <text:p text:style-name="P209">CHA : 7</text:p>
          </table:table-cell>
        </table:table-row>
        <table:table-row table:style-name="Tableau87.1">
          <table:table-cell table:style-name="Tableau87.A1" office:value-type="string">
            <text:p text:style-name="P248"/>
          </table:table-cell>
          <table:table-cell table:style-name="Tableau87.A1" office:value-type="string">
            <text:p text:style-name="P209">POU : 11</text:p>
          </table:table-cell>
        </table:table-row>
        <table:table-row table:style-name="Tableau87.1">
          <table:table-cell table:style-name="Tableau87.A1" office:value-type="string">
            <text:p text:style-name="P209">Points de Vie : 23</text:p>
          </table:table-cell>
          <table:table-cell table:style-name="Tableau87.A1" office:value-type="string">
            <text:p text:style-name="P209">Blessure Grave : 12</text:p>
          </table:table-cell>
        </table:table-row>
        <table:table-row table:style-name="Tableau87.1">
          <table:table-cell table:style-name="Tableau87.A1" office:value-type="string">
            <text:p text:style-name="P209">Mod. de Dégât : 2D6</text:p>
          </table:table-cell>
          <table:table-cell table:style-name="Tableau87.A1" office:value-type="string">
            <text:p text:style-name="P209">Points de Magie : 11</text:p>
          </table:table-cell>
        </table:table-row>
        <table:table-row table:style-name="Tableau87.1">
          <table:table-cell table:style-name="Tableau87.A1" office:value-type="string">
            <text:p text:style-name="P209">Armure : peau 3PA</text:p>
          </table:table-cell>
          <table:table-cell table:style-name="Tableau87.A1" office:value-type="string">
            <text:p text:style-name="P209">Mouvement : 12 m</text:p>
          </table:table-cell>
        </table:table-row>
      </table:table>
      <text:p text:style-name="P220"/>
      <text:p text:style-name="P219">Compétences de Combat</text:p>
      <text:p text:style-name="P209">Combat Rapproché 40 % (Gourdin 1D6+2D6)</text:p>
      <text:p text:style-name="P209">Combat sans Arme 40 % (Griffes 1D6+2D6)</text:p>
      <text:p text:style-name="P219">Magie</text:p>
      <text:p text:style-name="P209">Aucune</text:p>
      <text:p text:style-name="P219">Autres Compétences</text:p>
      <text:p text:style-name="P209">Esquive 25 %, Endurance 60 %, Persévérance 25 %, Athlétisme 20 %, Tromperie 20 %, Perception 20 %</text:p>
      <text:p text:style-name="P106">Notes d’interprétation</text:p>
      <text:p text:style-name="P190">Le troll sert avant tout à effrayer les joueurs. Même s’il est réveillé, les personnages pourront facilement le défaire s’ils combattent en <text:soft-page-break/>équipe, du fait de sa stupidité (il foncera dans le tas sans penser à parer par exemple) et de sa faible dextérité.</text:p>
      <text:p text:style-name="P89">5. Les Cavernes Gobelines</text:p>
      <text:p text:style-name="P106">Mise en Scène</text:p>
      <text:p text:style-name="P170">Plus loin sur la route, à une bonne demi-heure du pont, la route s’élève à nouveau.</text:p>
      <text:p text:style-name="P204">Sur le côté droit de la route, vous voyez une falaise abrupte et particulièrement haute [30 mètres] ; sur le côté opposé, une colline couverte d’arbres s’élève doucement jusqu’à la même hauteur. À une cinquantaine de pas devant vous, la route est barrée par une barricade de troncs, haute comme cinq hommes. Sur le flanc de la colline à votre gauche se trouve une grande porte en bois.</text:p>
      <text:p text:style-name="P170">Les gobelins utilisent les cavernes naturelles qui traversent la colline et la falaise comme quartier général. La porte en bois est une des entrées de ce réseau de caverne, les autres étant une cheminée naturelle au sommet de la colline et une autre porte derrière la barricade.</text:p>
      <text:p text:style-name="P24">Pourquoi les gobelins sont-ils ici ?</text:p>
      <text:p text:style-name="P170">Les gobelins font partie de la Horde du Cœur Brulant et sont sous les ordres du Chef Sanglant Haraz le Noir.</text:p>
      <text:p text:style-name="P192">Haraz a rassemblé sa tribu et prépare une attaque imminente contre Blancdragon. Il a ordonné à l’ogre Alonsas de prendre la tête d’une petite bande de gobelins et de fermer le col, notamment pour empêcher le duc d’envoyer des troupes durant l’attaque de la tribu. Arrivée depuis cinq jours, la bande veille tout particulièrement à intercepter les patrouilles de Chevaliers de Thurm : l’un d’entre eux, Sire Lodas, a d’ailleurs été capturé il y a quelques jours. L’ogre a dévoré le pauvre chevalier et a revêtu son armure afin de se faire passer pour un chevalier et de piéger d’autres voyageurs.</text:p>
      <text:p text:style-name="P24">Traverser le Col</text:p>
      <text:p text:style-name="P170">Quatre itinéraires sont possibles :</text:p>
      <text:p text:style-name="P153"><text:span text:style-name="T86">Gravir la falaise. </text:span><text:span text:style-name="T53">C’est une ascension difficile (-25 %), d’autant plus que les archers gobelins de la zone 8 (voir la Légende) commen</text:span><text:soft-page-break/><text:span text:style-name="T53">ceront à tirer dès qu’ils verront des escaladeurs. Il faut trois Rounds de Combat pour arriver au sommet de la falaise.</text:span></text:p>
      <text:p text:style-name="P153"><text:span text:style-name="T86">La colline</text:span><text:span text:style-name="T53">. Cette colline boisée débute au niveau de la route pour s’élever à une hauteur de 30 mètres, puis redescend à une hauteur de 10 mètres après la barricade. Si les personnages décident de se faufiler à travers les bois de la colline, ils bénéficieront d’un bonus de +25 % à tout test de Tromperie. En cas d’échec au test, ils seront repérés par une patrouille de six gobelins, et une Maladresse, ils tomberont directement dessus.</text:span></text:p>
      <text:p text:style-name="P170">Consultez la légende de la zone 2 plus loin pour connaitre les statistiques des gobelins.</text:p>
      <text:p text:style-name="P186">Au sommet de la colline, une ouverture, suffisamment grande pour qu’un personnage puisse l’emprunter, mène vers les cavernes à travers une cheminée naturelle. Les personnages parviennent trente mètres plus bas dans la zone 4.</text:p>
      <text:p text:style-name="P153"><text:span text:style-name="T79">Franchir la barricade</text:span><text:span text:style-name="T24">. Les personnages peuvent l’escalader ou la dégager. L’escalade est assez facile, mais dure 2 Rounds de Combat (environ 10 secondes), et s’effectuera sous le feu des archers gobelins des zones 9 et 10. Une fois la barricade gravie, il faudra un autre Round pour tomber de l’autre côté, ce qui laissera le temps aux gobelins de la zone 10 d’arriver à la zone 12, leurs camarades de la zone 8 arrivant 2 rounds après. Dégager un passage suffisamment large pour un personnage demande cinq minutes, alors qu’il faut une demi-heure si le passage doit être de la largeur du charriot. Bien entendu, cette activité attirera l’attention des gobelins…</text:span></text:p>
      <text:p text:style-name="P153"><text:span text:style-name="T79">Passer par la caverne.</text:span><text:span text:style-name="T24"> Cela permet de traverser le blocus, et éventuellement de débarrasser la caverne des gobelins.</text:span></text:p>
      <text:p text:style-name="P24">Légende de la Carte</text:p>
      <text:p text:style-name="P186">Avant l’avènement de l’Empire, un groupe de bandits créa ces cavernes afin de contrôler le col et d’en tirer un juteux droit de péage. Au fil des années, de nombreux groupes ont occupé les lieux.</text:p>
      <text:p text:style-name="P163">Généralités</text:p>
      <text:p text:style-name="P170">Sauf indication contraire, les pièces et les corridors ont été grossièrement excavés, et leur plafond, soutenu par des supports en <text:soft-page-break/>bois, mesure trois mètres de haut. Chaque pièce dispose d’une porte en bois mal équarrie, qui peut être verrouillée de l’intérieur grâce à un épar. Un test d’Athlétisme est nécessaire pour forcer ces portes. Étant donné que les gobelins et leur chefs peuvent voir dans le noir, aucune torche ou autre source de lumière n’éclairent les cavernes.</text:p>
      <text:p text:style-name="P163">1. La porte d’entrée</text:p>
      <text:p text:style-name="P170">Une lourde porte en bois qui ne s’ouvre qu’après un test d’Athlétisme réussi. Si le jet est une réussite critique, la porte est forcée silencieusement sans alerter les gardes gobelins de la zone 2.</text:p>
      <text:p text:style-name="P163">2. La salle de garde</text:p>
      <text:p text:style-name="P170">C’est une pièce de 5x5 m. La porte d’entrée est généralement laissée ouverte pour que les gardes puissent mieux entendre ce que se passe dehors.</text:p>
      <text:p text:style-name="P170">Quatre gobelins sont assis autour d’une table ; ils sont en train de jouer aux cartes pour de l’argent (le pot est de 42 pièces d’argent). Contre les murs reposent les matelas de paille qui leur servent de lit.</text:p>
      <text:p text:style-name="P24">Gobelin</text:p>
      <table:table table:name="Tableau88" table:style-name="Tableau88">
        <table:table-column table:style-name="Tableau88.A"/>
        <table:table-column table:style-name="Tableau88.B"/>
        <table:table-row table:style-name="Tableau88.1">
          <table:table-cell table:style-name="Tableau88.A1" office:value-type="string">
            <text:p text:style-name="P209">FOR : 10</text:p>
          </table:table-cell>
          <table:table-cell table:style-name="Tableau88.A1" office:value-type="string">
            <text:p text:style-name="P209">DEX : 17</text:p>
          </table:table-cell>
        </table:table-row>
        <table:table-row table:style-name="Tableau88.1">
          <table:table-cell table:style-name="Tableau88.A1" office:value-type="string">
            <text:p text:style-name="P209">CON : 10</text:p>
          </table:table-cell>
          <table:table-cell table:style-name="Tableau88.A1" office:value-type="string">
            <text:p text:style-name="P209">TAI : 7</text:p>
          </table:table-cell>
        </table:table-row>
        <table:table-row table:style-name="Tableau88.1">
          <table:table-cell table:style-name="Tableau88.A1" office:value-type="string">
            <text:p text:style-name="P209">INT : 11</text:p>
          </table:table-cell>
          <table:table-cell table:style-name="Tableau88.A1" office:value-type="string">
            <text:p text:style-name="P209">CHA : 7</text:p>
          </table:table-cell>
        </table:table-row>
        <table:table-row table:style-name="Tableau88.1">
          <table:table-cell table:style-name="Tableau88.A1" office:value-type="string">
            <text:p text:style-name="P248"/>
          </table:table-cell>
          <table:table-cell table:style-name="Tableau88.A1" office:value-type="string">
            <text:p text:style-name="P209">POU : 10</text:p>
          </table:table-cell>
        </table:table-row>
        <table:table-row table:style-name="Tableau88.1">
          <table:table-cell table:style-name="Tableau88.A1" office:value-type="string">
            <text:p text:style-name="P209">Points de Vie : 8</text:p>
          </table:table-cell>
          <table:table-cell table:style-name="Tableau88.A1" office:value-type="string">
            <text:p text:style-name="P209">Blessure Grave : 4</text:p>
          </table:table-cell>
        </table:table-row>
        <table:table-row table:style-name="Tableau88.1">
          <table:table-cell table:style-name="Tableau88.A1" office:value-type="string">
            <text:p text:style-name="P209">Mod. de Dégât : 0</text:p>
          </table:table-cell>
          <table:table-cell table:style-name="Tableau88.A1" office:value-type="string">
            <text:p text:style-name="P209">Points de Magie : 10</text:p>
          </table:table-cell>
        </table:table-row>
        <table:table-row table:style-name="Tableau88.1">
          <table:table-cell table:style-name="Tableau88.A1" office:value-type="string">
            <text:p text:style-name="P209">Armure : cuir 2PA</text:p>
          </table:table-cell>
          <table:table-cell table:style-name="Tableau88.A1" office:value-type="string">
            <text:p text:style-name="P209">Mouvement : 12 m</text:p>
          </table:table-cell>
        </table:table-row>
      </table:table>
      <text:p text:style-name="P220"/>
      <text:p text:style-name="P153"><text:span text:style-name="T15">C</text:span><text:span text:style-name="T108">ompétences de combat</text:span></text:p>
      <text:p text:style-name="P209">Combat Rapproché 40 % (Lance courte 1D8) (Rondache 1D4)</text:p>
      <text:p text:style-name="P209">Combat à Distance 30 % (Fronde 1D6)</text:p>
      <text:p text:style-name="P219"><text:soft-page-break/>Magie</text:p>
      <text:p text:style-name="P209">Initié du Cœur Brulant</text:p>
      <text:p text:style-name="P209">Magie Commune 30 %</text:p>
      <text:p text:style-name="P209">Amélioration d’Arme 2, Améliorer (Tromperie) 2, Protection 2.</text:p>
      <text:p text:style-name="P219">Autres Compétences</text:p>
      <text:p text:style-name="P209">Esquive 50 %, Persévérance 20 %, Endurance 35 %, Connaissance de la Nature 50 %, Athlétisme 50 %, Perception 35 %, Tromperie 75 %, Mécanismes 50 %</text:p>
      <text:p text:style-name="P219">Règles spéciales</text:p>
      <text:p text:style-name="P209">Vision dans le noir : les gobelins voient dans le noir comme s’il faisait jour, en détectant la chaleur et le froid.</text:p>
      <text:p text:style-name="P163">3. Fontaine</text:p>
      <text:p text:style-name="P170">Au centre de cette caverne de 10x10 m se trouve un bassin en pierre rempli d’eau, d’environ deux mètres de diamètre et d’un demi-mètre de profondeur. Le cadavre d’un gobelin en armure complète repose à côté du bassin, son épée courte étant tombée dans le bassin.</text:p>
      <text:p text:style-name="P170">Après inspection, il semble que le gobelin soit mort par noyade, et son poing fermé dissimule une gemme verte (d’une valeur de 200 pièces d’argent).</text:p>
      <text:p text:style-name="P170">Fouille : l’eau du bassin est une <text:span text:style-name="T208">o</text:span>ndine, un élémentaire d’eau. Les groupes précédents la prenaient pour un esprit apportant la fertilité et de pluie dans la région ; en guise d’offrande, ils jetaient dans le bassin des pépites et d’autres objets précieux tels que la gemme. Vingt pépites valant chacune 1 ducat se trouvent dans le bassin. Cependant, l’Ondine attaquera quiconque tentera de s’emparer du trésor.</text:p>
      <text:p text:style-name="P24">L’Ondine</text:p>
      <text:p text:style-name="P209">Tai : 9 Dommages : 2D6 Points de Vie : 9 Attaque 45 % Zone d’attaque : 3 m Mouvement : 8 Esquive 90 % Endurance ** (les élémentaires sont immunisés aux maladies et au poison) Persévérance 60 %</text:p>
      <text:p text:style-name="P190">L’ondine attaque en submergeant d’eau sa victime dans une zone de 3 m. En cas d’échec à un jet d’Endurance, la victime subit 2D6 points de dégât.</text:p>
      <text:p text:style-name="P170">Si l’ondine est un adversaire redoutable, elle ne poursuivra pas les personnages en dehors de cette caverne.</text:p>
      <text:p text:style-name="P163"><text:soft-page-break/>4 La Caverne sous le Sommet du Corbeau</text:p>
      <text:p text:style-name="P170">Une cheminée naturelle au plafond de cette pièce mène jusqu’au Sommet du Corbeau trente mètres plus haut.</text:p>
      <text:p text:style-name="P163">5 Tunnel sous le Col</text:p>
      <text:p text:style-name="P170">Contrairement aux autres corridors, ce tunnel fait seulement un mètre de haut. Il mène sous le col et relie les deux parties des cavernes.</text:p>
      <text:p text:style-name="P163">6 Salle de Repos</text:p>
      <text:p text:style-name="P170">La pièce est identique à celle de la zone 2, sauf que six gobelins dorment ici.</text:p>
      <text:p text:style-name="P163">7. Prison</text:p>
      <text:p text:style-name="P190">Cette caverne est recouverte d’ossements humains. Un jeune homme blond et aux yeux bleus, en armure de plaques complète, est attaché contre le mur opposé à la porte d’entrée. Il est couvert de sang et semble en piteux état.</text:p>
      <text:p text:style-name="P190">Secret : le chevalier est en vérité l’<text:span text:style-name="T209">o</text:span>gre Alonsas, qui a capturé et mangé Sire Londas il y a trois jours. De plus, il fait semblant d’être attaché, ce qu’un personnage peut remarquer en réussissant un jet de Perception. Alonsas prétendra être Sire Lodas de l’Ordre de Thrum. Les personnages méfiants pourront effectuer des jets de Culture (Gatan) alors qu’il leur relate le récit de sa capture. La stratégie d’Alonsas consiste à attendre que les personnages aient leur garde baissée pour les attaquer. S’il est démasqué, il tentera de fuir la pièce pour rejoindre les gobelins plutôt que de combattre seul. Il peut aussi tenter de faire tomber dans une embuscade les personnages qui le poursuivent.</text:p>
      <text:p text:style-name="P24">Alonsas, l’Ogre Meurtrier</text:p>
      <table:table table:name="Tableau89" table:style-name="Tableau89">
        <table:table-column table:style-name="Tableau89.A"/>
        <table:table-column table:style-name="Tableau89.B"/>
        <table:table-row table:style-name="Tableau89.1">
          <table:table-cell table:style-name="Tableau89.A1" office:value-type="string">
            <text:p text:style-name="P209">FOR : 19</text:p>
          </table:table-cell>
          <table:table-cell table:style-name="Tableau89.A1" office:value-type="string">
            <text:p text:style-name="P209">DEX : 15</text:p>
          </table:table-cell>
        </table:table-row>
        <table:table-row table:style-name="Tableau89.1">
          <table:table-cell table:style-name="Tableau89.A1" office:value-type="string">
            <text:p text:style-name="P209">CON : 13</text:p>
          </table:table-cell>
          <table:table-cell table:style-name="Tableau89.A1" office:value-type="string">
            <text:p text:style-name="P209">TAI : 13</text:p>
          </table:table-cell>
        </table:table-row>
        <table:table-row table:style-name="Tableau89.1">
          <table:table-cell table:style-name="Tableau89.A1" office:value-type="string">
            <text:p text:style-name="P209">INT : 18</text:p>
          </table:table-cell>
          <table:table-cell table:style-name="Tableau89.A1" office:value-type="string">
            <text:p text:style-name="P209">CHA : 18</text:p>
          </table:table-cell>
        </table:table-row>
        <table:table-row table:style-name="Tableau89.1">
          <table:table-cell table:style-name="Tableau89.A1" office:value-type="string">
            <text:p text:style-name="P248"/>
          </table:table-cell>
          <table:table-cell table:style-name="Tableau89.A1" office:value-type="string">
            <text:p text:style-name="P209">POU : 13</text:p>
          </table:table-cell>
        </table:table-row>
        <table:table-row table:style-name="Tableau89.1">
          <table:table-cell table:style-name="Tableau89.A1" office:value-type="string">
            <text:p text:style-name="P209">Points de Vie : 13</text:p>
          </table:table-cell>
          <table:table-cell table:style-name="Tableau89.A1" office:value-type="string">
            <text:p text:style-name="P209">Blessure Grave : 7</text:p>
          </table:table-cell>
        </table:table-row>
        <text:soft-page-break/>
        <table:table-row table:style-name="Tableau89.1">
          <table:table-cell table:style-name="Tableau89.A1" office:value-type="string">
            <text:p text:style-name="P212">Mod. de Dégât : 1D6</text:p>
          </table:table-cell>
          <table:table-cell table:style-name="Tableau89.A1" office:value-type="string">
            <text:p text:style-name="P209">Points de Magie : 16</text:p>
          </table:table-cell>
        </table:table-row>
        <table:table-row table:style-name="Tableau89.1">
          <table:table-cell table:style-name="Tableau89.A1" office:value-type="string">
            <text:p text:style-name="P209">Armure : plaques 8 PA</text:p>
          </table:table-cell>
          <table:table-cell table:style-name="Tableau89.A1" office:value-type="string">
            <text:p text:style-name="P209">Mouvement : 12 m</text:p>
          </table:table-cell>
        </table:table-row>
      </table:table>
      <text:p text:style-name="P209"/>
      <text:p text:style-name="P219">Compétences de Combat</text:p>
      <text:p text:style-name="P209">Combat Rapproché 60 % (Epée Longue 1D8+1D6) (Pavois 1D6+1D6)</text:p>
      <text:p text:style-name="P209">Combat sans Arme 60 % (Poings 1D3+1D6) (Morsure 1D4+1D6)</text:p>
      <text:p text:style-name="P219">Magie</text:p>
      <text:p text:style-name="P209">Magie Commune 50 %</text:p>
      <text:p text:style-name="P209">Amélioration d’Arme 3, Fanatisme, Protection 3</text:p>
      <text:p text:style-name="P219">Autres Compétences</text:p>
      <text:p text:style-name="P209">Esquive 35 %, Persévérance 55 %, Endurance 35 %, Culture (Gatan) 60 %, Tromperie 75 %</text:p>
      <text:p text:style-name="P219">Équipement</text:p>
      <text:p text:style-name="P209">Il porte l’armure de plaques de Sire Londas. Le bouclier et l’épée du chevalier sont cachés sous une pile d’ossements à portée de main.</text:p>
      <text:p text:style-name="P163">8. Salle d’Embuscade</text:p>
      <text:p text:style-name="P170">Quatre archers gobelins surveillent le Col à travers des meurtrières. À moins que les personnages tentent de passer discrètement, les gobelins les repèreront sur la route.</text:p>
      <text:p text:style-name="P183">Leurs statistiques sont identiques à celles des gobelins de la zone 2, sauf qu’ils ont une compétence de Combat Rapproché de 50 % et qu’ils portent des arcs courts (1D8 points de dégât).</text:p>
      <text:p text:style-name="P163">9. Temple Gobelin</text:p>
      <text:p text:style-name="P170">Une pile d’ossements de près de 2 m de haut domine cette pièce. C’est ici que les gobelins honorent leur divinité, l’Homme Brulant.</text:p>
      <text:p text:style-name="P170">Un esprit de peur est lié aux crânes et attaquera toute personne non membre du culte du Cœur Brulant.</text:p>
      <text:p text:style-name="P24">Esprit Gardien de Peur</text:p>
      <text:p text:style-name="P209">INT : 10 CHA : 14 POU : 17 Points de Magie : 17 Mouvement : 30 m</text:p>
      <text:p text:style-name="P219">Compétences de Combat</text:p>
      <text:p text:style-name="P209">Combat Spirituel 55 % (Griffe Spectrale 1D6)</text:p>
      <text:p text:style-name="P219"><text:soft-page-break/>Autres compétences</text:p>
      <text:p text:style-name="P209">Esquive 40 %, Connaissance (Monde Spirituel) 60 %, Persévérance 50 %</text:p>
      <text:p text:style-name="P190">Une victime possédée par l’esprit est Démoralisée (comme le sort de Magie Commune) jusqu’à ce que l’esprit soit expulsé. De plus, au moment de la possession, la victime deviendra hystérique et courra dans une direction aléatoire (chiffre pair = par le chemin qu’elle a emprunté, impair = vers un tunnel inexploré) pendant 1D4 minutes.</text:p>
      <text:p text:style-name="P163">10. Salle des Archers</text:p>
      <text:p text:style-name="P170">Pareil que 8.</text:p>
      <text:p text:style-name="P163">11 Chamane Gobelin</text:p>
      <text:p text:style-name="P183">Le chef spirituel de la bande est un petit gobelin chauve, vêtu seulement d’un pagne et d’un collier en os (magique). C’est le seul occupant de la pièce : il est assis devant un autel de fortune accolé au mur opposé à la porte d’entrée.</text:p>
      <text:p text:style-name="P183">L’autel est un rocher couvert de sang sur lequel reposent quatre poupées de blé (des épis de blé tressés en forme de poupée). Si les personnages forcent la porte, ou s’ils ratent un jet d’Opposition de Tromperie contre la Perception du <text:span text:style-name="T208">c</text:span>hamane, celui-ci se saisit rapidement d’une poupée et la frappe. Un des personnages, déterminé aléatoirement, perd alors 1D8 points de vie. Le <text:span text:style-name="T208">c</text:span>hamane continue de frapper la poupée une fois par round jusqu’à ce que le personnage meure, auquel cas il prendra une autre poupée. De plus, le <text:span text:style-name="T208">c</text:span>hamane a lié à son collier de deux esprits de peur comme celui de la zone 9. Au deuxième Round de Combat, il relâche ces esprits tout en continuant à frapper la poupée.</text:p>
      <text:p text:style-name="P183">Bien entendu, il crie à tue-tête lorsque les personnages l’attaquent, ce qui rameute les gobelins des zones 8 et 10, qui arriveront au Round suivant.</text:p>
      <text:p text:style-name="P170">Le <text:span text:style-name="T208">c</text:span>hamane garde le trésor des gobelins : une bourse contenant 200 pièces d’argent et une épée courte sur laquelle est gravée une rune représentant un charme d’Amélioration d’Arme 3. Ce trésor a été dérobé à Ilos (scène 3).</text:p>
      <text:p text:style-name="P24">Chamane Gobelin</text:p>
      <table:table table:name="Tableau90" table:style-name="Tableau90">
        <table:table-column table:style-name="Tableau90.A"/>
        <table:table-column table:style-name="Tableau90.B"/>
        <table:table-row table:style-name="Tableau90.1">
          <table:table-cell table:style-name="Tableau90.A1" office:value-type="string">
            <text:p text:style-name="P209">FOR : 10</text:p>
          </table:table-cell>
          <table:table-cell table:style-name="Tableau90.A1" office:value-type="string">
            <text:p text:style-name="P209">DEX : 17<text:soft-page-break/></text:p>
          </table:table-cell>
        </table:table-row>
        <table:table-row table:style-name="Tableau90.1">
          <table:table-cell table:style-name="Tableau90.A1" office:value-type="string">
            <text:p text:style-name="P209">CON : 12</text:p>
          </table:table-cell>
          <table:table-cell table:style-name="Tableau90.A1" office:value-type="string">
            <text:p text:style-name="P209">TAI : 8</text:p>
          </table:table-cell>
        </table:table-row>
        <table:table-row table:style-name="Tableau90.1">
          <table:table-cell table:style-name="Tableau90.A1" office:value-type="string">
            <text:p text:style-name="P209">INT : 16</text:p>
          </table:table-cell>
          <table:table-cell table:style-name="Tableau90.A1" office:value-type="string">
            <text:p text:style-name="P209">CHA : 8</text:p>
          </table:table-cell>
        </table:table-row>
        <table:table-row table:style-name="Tableau90.1">
          <table:table-cell table:style-name="Tableau90.A1" office:value-type="string">
            <text:p text:style-name="P248"/>
          </table:table-cell>
          <table:table-cell table:style-name="Tableau90.A1" office:value-type="string">
            <text:p text:style-name="P209">POU : 16</text:p>
          </table:table-cell>
        </table:table-row>
        <table:table-row table:style-name="Tableau90.1">
          <table:table-cell table:style-name="Tableau90.A1" office:value-type="string">
            <text:p text:style-name="P209">Points de Vie : 10</text:p>
          </table:table-cell>
          <table:table-cell table:style-name="Tableau90.A1" office:value-type="string">
            <text:p text:style-name="P209">Blessure Grave : 5</text:p>
          </table:table-cell>
        </table:table-row>
        <table:table-row table:style-name="Tableau90.1">
          <table:table-cell table:style-name="Tableau90.A1" office:value-type="string">
            <text:p text:style-name="P209">Mod. de Dégât : 0</text:p>
          </table:table-cell>
          <table:table-cell table:style-name="Tableau90.A1" office:value-type="string">
            <text:p text:style-name="P209">Points de Magie : 1<text:span text:style-name="T218">3</text:span></text:p>
          </table:table-cell>
        </table:table-row>
        <table:table-row table:style-name="Tableau90.1">
          <table:table-cell table:style-name="Tableau90.A1" office:value-type="string">
            <text:p text:style-name="P209">Armure : aucune</text:p>
          </table:table-cell>
          <table:table-cell table:style-name="Tableau90.A1" office:value-type="string">
            <text:p text:style-name="P209">Mouvement : 12 m</text:p>
          </table:table-cell>
        </table:table-row>
      </table:table>
      <text:p text:style-name="P220"/>
      <text:p text:style-name="P219">Compétences de Combat</text:p>
      <text:p text:style-name="P209">Combat Spirituel 50 % (1D6)</text:p>
      <text:p text:style-name="P209">Le <text:span text:style-name="T208">c</text:span>hamane n’utilisera cette compétence que lorsqu’il sera réduit à 1 Point de Vie : Il tentera de se dissocier de son corps et d’engager un combat spirituel avec le personnage joueur comptant le moins de Points de Magie.</text:p>
      <text:p text:style-name="P219">Magie</text:p>
      <text:p text:style-name="P209">Magie Commune 90 %</text:p>
      <text:p text:style-name="P209">Amélioration d’Arme 4, Appel Spirituel, Bouclier Spirituel, Contremagie 6, Création de Charme 5, Création de Réserve de Points de Magie 4, Création de Potion 4, Démoralisation, Disruption 6, Protection 4, Seconde Vue, Soins 6.</text:p>
      <text:p text:style-name="P219">Objet Magique</text:p>
      <text:p text:style-name="P209">Collier en Os</text:p>
      <text:p text:style-name="P209">Réserve de 20 points de magie : non rechargeable après utilisation.</text:p>
      <text:p text:style-name="P209">Deux Esprits de Peur sont liés à l’objet.</text:p>
      <text:p text:style-name="P219">Autres Compétences</text:p>
      <text:p text:style-name="P209">Endurance 40 %, Persévérance 75 %, Esquive 50 % ; Langage (Gobelin) 75 %, Langage (Orc) 60 %, Langage (Gatan) 40 %, Connaissance de la Nature 60 %, Connaissance (Monde Spirituel) 60 %</text:p>
      <text:p text:style-name="P163">12. L’entrée cachée</text:p>
      <text:p text:style-name="P188">L’autre entrée vers les cavernes se trouve juste après la barrière de troncs, cachée par un gros buisson haut de trois mètres et large de quatre mètres. Les personnages la détectent automatiquement s’ils recherchent activement une entrée, mais un personnage qui se contente <text:soft-page-break/>de passer devant la porte devra réussir un test de Perception pour la remarquer.</text:p>
      <text:p text:style-name="P170">Si les gobelins ont repéré les personnages lors de leur franchissement de la barricade, ils sortiront par cette porte pour les attaquer.</text:p>
      <text:p text:style-name="P106">Notes d’Interprétation</text:p>
      <text:p text:style-name="P170">Cette longue scène est le point culminant de l’aventure. Même si les personnages décident de se faufiler derrière les gobelins, une tâche difficile étant donné la capacité de ceux-ci à voir dans le noir, cette scène devrait être pleine d’action et de tension. L’<text:span text:style-name="T209">o</text:span>gre Alonsas peut constituer un défi difficile, surtout si les personnages croient sur parole ses mensonges.</text:p>
      <text:p text:style-name="P153"><text:span text:style-name="T53">Souvenez-vous, les gobelins travaillent en équipe. À moins d’une attaque-surprise, si les personnages s’en prennent à un groupe, le bruit du combat et les cris des défenseurs alerter</text:span><text:span text:style-name="T55">ont</text:span><text:span text:style-name="T53"> les autres gobelins, qui se précipiteront à la rescousse de leurs camarades. Les gobelins essaieront de capturer les personnages, car ils veulent s’assurer que le Duc de Iolp n’est pas en train d’envoyer une force plus importante contre eux. Bien que ce ne soit pas très « réaliste », le meneur de jeu peut décider que les gobelins, après avoir obtenu l’information qu’ils cherchaient, se contentent de détrousser les personnages. Si jamais les </text:span><text:span text:style-name="T57">g</text:span><text:span text:style-name="T53">obelins ont vent de l’identité de Dargon, ils le transporteront jusqu’à leur chef Haraz, qui est basé au Fort de Noirdragon.</text:span></text:p>
      <text:p text:style-name="P122">Conclusion</text:p>
      <text:p text:style-name="P89">Arrivée au fort de Blancdragon</text:p>
      <text:p text:style-name="P106">Mise en scène</text:p>
      <text:p text:style-name="P170">Une fois passée la barrière érigée par les gobelins, la route continue de serpenter entre les falaises pendant quelques heures, avant d’atteindre une vaste vallée, bordée de part et d’autre par des collines abruptes, et coupée en deux par le fleuve Nix. Un chemin mène vers une des collines, sur laquelle trône un fort carré entouré d’une enceinte en pierre : c’est là le fort de Blancdragon. Le fort <text:soft-page-break/>comprend une garnison de cinquante soldats vétérans, une petite communauté d’artisans, un autel dédié à l’Empereur Céleste, les maisons des familles des soldats et même une auberge (La Sale Fouine).</text:p>
      <text:p text:style-name="P170">Le comte Zoltarn, le père de Dargon, vit dans le fort ; il accueillera à bras ouverts son fils et tiendra un banquet en son honneur, avec les personnages comme invités d’honneur.</text:p>
      <text:p text:style-name="P170">Si les personnages n’ont pas défait les gobelins, le <text:span text:style-name="T189">c</text:span>omte leur propose de s’occuper d’eux en échange d’une récompense généreuse et de la promesse de les employer pour d’autres tâches bien rémunérées. Si les personnages refusent, le <text:span text:style-name="T189">c</text:span>omte enverra une petite troupe de soldats et ne cherchera pas à recruter les personnages pour d’autres missions.</text:p>
      <text:p text:style-name="P170">Si Dargon a péri en route, le comte le saura déjà, grâce à une Divination accomplie peu avant l’arrivée du groupe, à l’autel de l’Empereur Céleste. Et comme la Divination lui aura aussi montré le comportement des personnages à cette occasion, il bannira immédiatement ceux qui auront été complices dans la mort de Dargon, alors qu’il se montrera reconnaissant envers ceux qui ont tenté de défendre ou de venger son fils.</text:p>
      <text:p text:style-name="P106">Notes d’Interprétation</text:p>
      <text:p text:style-name="P170">Si Dargon est en vie, le banquet constitue une bonne conclusion à l’aventure ; laissez les joueurs décrire comment les personnages se distraient durant le banquet.</text:p>
      <text:p text:style-name="P170">Si Dargon a péri durant le voyage, la scène finale pourrait montrer ses funérailles sous la pluie, avec le comte déplorant la perte de son héritier.</text:p>
      <text:p text:style-name="P106">Récompenses</text:p>
      <text:p text:style-name="P24">Points d’Amélioration</text:p>
      <text:p text:style-name="P170">1 Point pour avoir défait/évité le Troll.</text:p>
      <text:p text:style-name="P170">2 Points pour avoir défait les gobelins.</text:p>
      <text:p text:style-name="P170">1 Point pour avoir réglé le sort d’Alonsas.</text:p>
      <text:p text:style-name="P186">1 Point pour avoir négocié avec le Duc Ilos.</text:p>
      <text:p text:style-name="P24"><text:soft-page-break/>Points d’Héroïsme</text:p>
      <text:p text:style-name="P170">1-2 Points si les personnages se sont montrés héroïques.</text:p>
      <text:h text:style-name="P319" text:outline-level="1"><text:span text:style-name="T220">OPEN GAME LICENSE </text:span><text:span text:style-name="T221">Version 1.0a </text:span></text:h>
      <text:p text:style-name="P1">The following text is the property of Wizards of the Coast, Inc. and is Copyright 2000 Wizards of the Coast, Inc (‘Wizards’). All Rights Reserved.</text:p>
      <text:p text:style-name="P1">1. Definitions: (a) ‘Contributors’ means the copyright and/or trademark owners who have contributed Open Game Content; (b) ‘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 ‘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p text:style-name="P1">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P1">3. Offer and Acceptance: By Using the Open Game Content You indicate Your acceptance of the terms of this License.</text:p>
      <text:p text:style-name="P1">4. Grant and Consideration: In consideration for agreeing to use this License, the Contributors grant You a perpetual, worldwide, royalty-free, non-exclusive license with the exact terms of this License to Use, the Open Game Content.</text:p>
      <text:p text:style-name="P1">5. Representation of Authority to Contribute: If You are contributing original material as Open Game Content, You represent that Your Contributions are Your original creation and/or You have sufficient rights to grant the rights conveyed by this License.</text:p>
      <text:p text:style-name="P1">6. 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P318"><text:span text:style-name="T171">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text:span><text:soft-page-break/><text:span text:style-name="T171">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span></text:p>
      <text:p text:style-name="P1">8. Identification: If you distribute Open Game Content You must clearly indicate which portions of the work that you are distributing are Open Game Content.</text:p>
      <text:p text:style-name="P1">9. Updating the License: Wizards or its designated Agents may publish updated versions of this License. You may use any authorised version of this License to copy, modify and distribute any Open Game Content originally distributed under any version of this License.</text:p>
      <text:p text:style-name="P1">10. Copy of this License: You MUST include a copy of this License with every copy of the Open Game Content You Distribute. </text:p>
      <text:p text:style-name="P1">11. Use of Contributor Credits: You may not market or advertise the Open Game Content using the name of any Contributor unless You have written permission from the Contributor to do so.</text:p>
      <text:p text:style-name="P1">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P1">13. Termination: This License will terminate automatically if You fail to comply with all terms herein and fail to cure such breach within 30 days of becoming aware of the breach. All sublicenses shall survive the termination of this License. </text:p>
      <text:p text:style-name="P1">14. Reformation: If any provision of this License is held to be unenforceable, such provision shall be reformed only to the extent necessary to make it enforceable.</text:p>
      <text:p text:style-name="P1">15. COPYRIGHT NOTICE </text:p>
      <text:p text:style-name="P1">Open Game License v 1.0a Copyright 2000, Wizards of the Coast, Inc. </text:p>
      <text:p text:style-name="P1">Modern System Reference Document Copyright 2002, Wizards of the Coast, Inc.; Authors Bill Slavicsek, Jeff Grubb, Rich Redman, Charles Ryan, based on material by Jonathan Tweet, Monte Cook, Skip Williams, Richard Baker, Peter Adkison, Bruce R. Cordell, John Tynes, Andy Collins and JD Wiker.</text:p>
      <text:p text:style-name="P1">System Reference Document Copyright 2000–2003, Wizards of the Coast, Inc.; Authors Jonathan Tweet, Monte Cook, Skip Williams, Rich baker, Andy Collins, David Noonan, Rich Redman, Bruce R. Cordell, based on original material by E. Gary Gygax and Dave Arneson.</text:p>
      <text:p text:style-name="P1">RuneQuest System Reference Document Copyright 2006, Mongoose Publishing; Author Matthew Sprange, based on original material by Greg Stafford. </text:p>
      <text:p text:style-name="P1">RuneQuest Companion System Reference Document Copyright 2006, Mongoose Publishing; Author Greg Lynch et al., based on original material by Greg Stafford.</text:p>
      <text:p text:style-name="P1">RuneQuest Monster System Reference Document Copyright 2006, Mongoose Publishing; Author Greg Lynch et al., based on original material by Greg Stafford.</text:p>
      <text:p text:style-name="P1">OpenQuest Copyright 2009-2013, D101 Games ;Author Newt Newport, Simon Bray, Paul Mitchner, Tom Zunder</text:p>
      <text:p text:style-name="P2">Legend Copyright 2011, Mongoose Publishing; Author Lawrence Whitaker Pete Nash et al., based on original material by Greg Stafford.</text:p>
      <text:p text:style-name="P1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 svg:font-family="Calibri" style:font-family-generic="roman" style:font-pitch="variable"/>
    <style:font-face style:name="Candara" svg:font-family="Candara" style:font-family-generic="roman" style:font-pitch="variable"/>
    <style:font-face style:name="Garamond Premr Pro" svg:font-family="'Garamond Premr Pro'" style:font-family-generic="roman" style:font-pitch="variable"/>
    <style:font-face style:name="Garamond Premr Pro Capt" svg:font-family="'Garamond Premr Pro Capt'" style:font-family-generic="roman" style:font-pitch="variable"/>
    <style:font-face style:name="Garamond Premr Pro Subh" svg:font-family="'Garamond Premr Pro Subh'" style:font-family-generic="roman" style:font-pitch="variable"/>
    <style:font-face style:name="Gill Sans MT" svg:font-family="'Gill Sans MT'" style:font-family-generic="roman" style:font-pitch="variable"/>
    <style:font-face style:name="Goudy Old Style" svg:font-family="'Goudy Old Style'" style:font-family-generic="roman" style:font-pitch="variable"/>
    <style:font-face style:name="Liberation Serif" svg:font-family="'Liberation Serif'" style:font-family-generic="roman" style:font-pitch="variable"/>
    <style:font-face style:name="Imperator" svg:font-family="Imperator"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andara1" svg:font-family="Candara" style:font-family-generic="system" style:font-pitch="variable"/>
    <style:font-face style:name="Courier New" svg:font-family="'Courier New'" style:font-family-generic="system" style:font-pitch="variable"/>
    <style:font-face style:name="Droid Sans Devanagari Bold Italic" svg:font-family="'Droid Sans Devanagari Bold Italic'" style:font-family-generic="system" style:font-pitch="variable"/>
    <style:font-face style:name="Garamond Premr Pro Subh1" svg:font-family="'Garamond Premr Pro Subh'" style:font-family-generic="system" style:font-pitch="variable"/>
    <style:font-face style:name="Gill Sans MT1" svg:font-family="'Gill Sans MT'" style:font-family-generic="system" style:font-pitch="variable"/>
    <style:font-face style:name="Goudy Old Style1" svg:font-family="'Goudy Old Style'" style:font-family-generic="system" style:font-pitch="variable"/>
    <style:font-face style:name="Imperator1" svg:font-family="Imperato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Liberation Sans1" style:font-size-asian="10.5pt" style:language-asian="zxx" style:country-asian="none" style:font-name-complex="Liberation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Liberation Sans1" style:font-size-asian="10.5pt" style:language-asian="zxx" style:country-asian="none" style:font-name-complex="Liberation Sans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_5b_No_20_Paragraph_20_Style_5d_" style:default-outline-level="" style:class="text">
      <style:paragraph-properties fo:margin-left="0cm" fo:margin-right="0cm" fo:margin-top="0cm" fo:margin-bottom="0cm" style:contextual-spacing="false" fo:line-height="120%" fo:text-align="start" style:justify-single-word="false" fo:orphans="2" fo:widows="2" fo:hyphenation-ladder-count="no-limit" fo:text-indent="0cm" style:auto-text-indent="false" style:vertical-align="middle"/>
      <style:text-properties fo:color="#000000" loext:opacity="100%" style:text-line-through-style="none" style:text-line-through-type="none" style:font-name="Garamond Premr Pro Capt" fo:font-family="'Garamond Premr Pro Capt'" style:font-family-generic="roman" style:font-pitch="variable" fo:font-size="12pt" fo:letter-spacing="normal" fo:language="fr" fo:country="FR"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family="'Garamond Premr Pro Capt'" style:font-family-generic="roman" style:font-pitch="variable" fo:font-size="12pt" fo:letter-spacing="normal" fo:language="fr" fo:country="FR" fo:font-style="normal" style:text-underline-style="none" fo:font-weight="normal" style:font-size-asian="12pt" style:font-style-asian="normal" style:font-weight-asian="normal" style:text-emphasize="none" style:text-scale="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5b_No_20_Paragraph_20_Style_5d_" style:display-name="[No Paragraph Style]" style:family="paragraph" style:default-outline-level="">
      <style:paragraph-properties fo:margin-left="0cm" fo:margin-right="0cm" fo:margin-top="0cm" fo:margin-bottom="0cm" style:contextual-spacing="false" fo:line-height="120%" fo:text-align="start" style:justify-single-word="false" fo:orphans="2" fo:widows="2" fo:text-indent="0cm" style:auto-text-indent="false" style:vertical-align="middle" style:writing-mode="lr-tb"/>
      <style:text-properties fo:color="#000000" loext:opacity="100%" style:text-line-through-style="none" style:text-line-through-type="none" style:font-name="Garamond Premr Pro Capt" fo:font-family="'Garamond Premr Pro Capt'" style:font-family-generic="roman" style:font-pitch="variable" fo:font-size="12pt" fo:letter-spacing="normal" fo:language="fr" fo:country="FR" fo:font-style="normal" style:text-underline-style="none" fo:font-weight="normal" style:font-name-asian="Garamond Premr Pro Subh1" style:font-family-asian="'Garamond Premr Pro Subh'" style:font-family-generic-asian="system" style:font-pitch-asian="variable" style:font-size-asian="12pt" style:font-style-asian="normal" style:font-weight-asian="normal" style:font-name-complex="Droid Sans Devanagari Bold Italic" style:font-family-complex="'Droid Sans Devanagari Bold Italic'" style:font-family-generic-complex="system" style:font-pitch-complex="variable" style:font-size-complex="12pt" style:text-emphasize="none" style:text-scale="100%"/>
    </style:style>
    <style:style style:name="Titre_20_1bis" style:display-name="Titre 1bis" style:family="paragraph" style:parent-style-name="_5b_No_20_Paragraph_20_Style_5d_" style:default-outline-level="">
      <style:paragraph-properties fo:margin-left="0cm" fo:margin-right="0cm" fo:margin-top="0.423cm" fo:margin-bottom="0.106cm" style:contextual-spacing="false" fo:line-height="120%" fo:text-align="center" style:justify-single-word="false" fo:text-indent="0cm" style:auto-text-indent="false" fo:keep-with-next="always" style:vertical-align="middle"/>
      <style:text-properties fo:font-variant="small-caps" fo:color="#007947" loext:opacity="100%" style:text-line-through-style="none" style:text-line-through-type="none" style:font-name="Garamond Premr Pro Capt" fo:font-family="'Garamond Premr Pro Capt'" style:font-family-generic="roman" style:font-pitch="variable" fo:font-size="28pt" fo:letter-spacing="normal" fo:language="fr" fo:country="FR" fo:font-style="normal" style:text-underline-style="none" fo:font-weight="bold" style:font-size-asian="28pt" style:font-style-asian="normal" style:font-weight-asian="bold" style:text-emphasize="none" style:text-scale="100%"/>
    </style:style>
    <style:style style:name="Heading_20_2" style:display-name="Heading 2" style:family="paragraph" style:parent-style-name="_5b_No_20_Paragraph_20_Style_5d_" style:default-outline-level="" style:class="text">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ext-properties fo:font-variant="small-caps" fo:color="#007947" loext:opacity="100%" style:text-line-through-style="none" style:text-line-through-type="none" style:font-name="Garamond Premr Pro Capt" fo:font-family="'Garamond Premr Pro Capt'" style:font-family-generic="roman" style:font-pitch="variable" fo:font-size="24pt" fo:letter-spacing="normal" fo:language="fr" fo:country="FR" fo:font-style="normal" style:text-underline-style="none" fo:font-weight="bold" style:font-size-asian="24pt" style:font-style-asian="normal" style:font-weight-asian="bold" style:text-emphasize="none" style:text-scale="100%"/>
    </style:style>
    <style:style style:name="Titre_20_3_20_copy" style:display-name="Titre 3 copy" style:family="paragraph" style:parent-style-name="_5b_No_20_Paragraph_20_Style_5d_" style:default-outline-level="">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ext-properties fo:color="#007947" loext:opacity="100%" style:text-line-through-style="none" style:text-line-through-type="none" style:font-name="Garamond Premr Pro Capt" fo:font-family="'Garamond Premr Pro Capt'" style:font-family-generic="roman" style:font-pitch="variable" fo:font-size="20pt" fo:letter-spacing="normal" fo:language="fr" fo:country="FR" fo:font-style="normal" style:text-underline-style="none" fo:font-weight="bold" style:font-size-asian="20pt" style:font-style-asian="normal" style:font-weight-asian="bold" style:text-emphasize="none" style:text-scale="100%"/>
    </style:style>
    <style:style style:name="Titre_20_6_20_copy" style:display-name="Titre 6 copy" style:family="paragraph" style:parent-style-name="_5b_No_20_Paragraph_20_Style_5d_" style:default-outline-level="">
      <style:paragraph-properties fo:margin-left="0cm" fo:margin-right="0cm" fo:margin-top="0cm" fo:margin-bottom="0cm" style:contextual-spacing="false" fo:line-height="120%" fo:text-align="start" style:justify-single-word="false" fo:text-indent="0cm" style:auto-text-indent="false" fo:keep-with-next="always" style:vertical-align="middle">
        <style:tab-stops>
          <style:tab-stop style:position="2.032cm"/>
        </style:tab-stops>
      </style:paragraph-properties>
      <style:text-properties fo:font-variant="small-caps" fo:color="#000000" loext:opacity="100%" style:text-line-through-style="none" style:text-line-through-type="none" style:font-name="Garamond Premr Pro Capt" fo:font-family="'Garamond Premr Pro Capt'" style:font-family-generic="roman" style:font-pitch="variable" fo:font-size="10.5pt" fo:letter-spacing="normal" fo:language="fr" fo:country="FR" fo:font-style="normal" style:text-underline-style="none" fo:font-weight="bold" style:font-size-asian="10.5pt" style:font-style-asian="normal" style:font-weight-asian="bold" style:text-emphasize="none" style:text-scale="100%"/>
    </style:style>
    <style:style style:name="List_20_Paragraph" style:display-name="List Paragraph" style:family="paragraph" style:parent-style-name="Text_20_body" style:default-outline-level="">
      <style:paragraph-properties fo:margin-left="0.6cm" fo:margin-right="0cm" fo:margin-top="0cm" fo:margin-bottom="0.353cm" style:contextual-spacing="false" fo:line-height="11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family="'Garamond Premr Pro Capt'" style:font-family-generic="roman" style:font-pitch="variable" fo:font-size="12pt" fo:letter-spacing="normal" fo:language="fr" fo:country="FR" fo:font-style="normal" style:text-underline-style="none" fo:font-weight="normal" style:font-size-asian="12pt" style:font-style-asian="normal" style:font-weight-asian="normal" style:text-emphasize="none" style:text-scale="100%"/>
    </style:style>
    <style:style style:name="Titre_20_4_20_copy" style:display-name="Titre 4 copy" style:family="paragraph" style:parent-style-name="_5b_No_20_Paragraph_20_Style_5d_" style:default-outline-level="">
      <style:paragraph-properties fo:margin-left="0cm" fo:margin-right="0cm" fo:margin-top="0.423cm" fo:margin-bottom="0.106cm" style:contextual-spacing="false" fo:line-height="120%" fo:text-align="start" style:justify-single-word="false" fo:text-indent="0cm" style:auto-text-indent="false" fo:keep-with-next="always" style:vertical-align="middle"/>
      <style:text-properties fo:font-variant="small-caps" fo:color="#000000" loext:opacity="100%" style:text-line-through-style="none" style:text-line-through-type="none" style:font-name="Garamond Premr Pro Capt" fo:font-family="'Garamond Premr Pro Capt'" style:font-family-generic="roman" style:font-pitch="variable" fo:font-size="14pt" fo:letter-spacing="normal" fo:language="fr" fo:country="FR" fo:font-style="normal" style:text-underline-style="none" fo:font-weight="bold" style:font-size-asian="14pt" style:font-style-asian="normal" style:font-weight-asian="bold" style:text-emphasize="none" style:text-scale="100%"/>
    </style:style>
    <style:style style:name="Table_20_Contents" style:display-name="Table Contents" style:family="paragraph" style:parent-style-name="Text_20_body" style:default-outline-level="" style:class="extra">
      <style:paragraph-properties fo:margin-left="0cm" fo:margin-right="0cm" fo:margin-top="0cm" fo:margin-bottom="0.212cm" style:contextual-spacing="false" fo:line-height="12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family="'Garamond Premr Pro Capt'" style:font-family-generic="roman" style:font-pitch="variable" fo:font-size="12pt" fo:letter-spacing="normal" fo:language="zh" fo:country="CN" fo:font-style="normal" style:text-underline-style="none" fo:font-weight="normal" style:font-size-asian="12pt" style:font-style-asian="normal" style:font-weight-asian="normal" style:text-emphasize="none" style:text-scale="100%"/>
    </style:style>
    <style:style style:name="Corps" style:family="paragraph" style:parent-style-name="_5b_No_20_Paragraph_20_Style_5d_" style:default-outline-level="">
      <style:paragraph-properties fo:margin-left="0cm" fo:margin-right="0cm" fo:margin-top="0cm" fo:margin-bottom="0cm" style:contextual-spacing="false" fo:line-height="110%" fo:text-align="justify" style:justify-single-word="false" fo:text-indent="0.3cm" style:auto-text-indent="false" style:vertical-align="middle"/>
      <style:text-properties fo:color="#000000" loext:opacity="100%" style:text-line-through-style="none" style:text-line-through-type="none" style:font-name="Garamond Premr Pro Capt" fo:font-family="'Garamond Premr Pro Capt'" style:font-family-generic="roman" style:font-pitch="variable" fo:font-size="12pt" fo:letter-spacing="normal" fo:language="fr" fo:country="FR" fo:font-style="normal" style:text-underline-style="none" fo:font-weight="normal" style:font-size-asian="12pt" style:font-style-asian="normal" style:font-weight-asian="normal" style:text-emphasize="none" style:text-scale="100%"/>
    </style:style>
    <style:style style:name="Contenu_20_de_20_tableau_20__28_titre_29_" style:display-name="Contenu de tableau (titre)" style:family="paragraph" style:parent-style-name="Table_20_Contents" style:default-outline-level="">
      <style:paragraph-properties fo:margin-left="0cm" fo:margin-right="0cm" fo:margin-top="0cm" fo:margin-bottom="0.212cm" style:contextual-spacing="false" fo:line-height="100%" fo:text-align="justify" style:justify-single-word="false" fo:text-indent="0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loext:opacity="100%" style:text-line-through-style="none" style:text-line-through-type="none" style:font-name="Garamond Premr Pro Capt" fo:font-family="'Garamond Premr Pro Capt'" style:font-family-generic="roman" style:font-pitch="variable" fo:font-size="10pt" fo:letter-spacing="normal" fo:language="zh" fo:country="CN" fo:font-style="normal" style:text-underline-style="none" fo:font-weight="bold" style:font-size-asian="10pt" style:font-style-asian="normal" style:font-weight-asian="bold" style:text-emphasize="none" style:text-scale="100%"/>
    </style:style>
    <style:style style:name="Contenu_20_de_20_tableau_20__28_nom_29_" style:display-name="Contenu de tableau (nom)" style:family="paragraph" style:parent-style-name="Contenu_20_de_20_tableau_20__28_titre_29_" style:default-outline-level="">
      <style:paragraph-properties fo:margin-left="0cm" fo:margin-right="0cm" fo:margin-top="0cm" fo:margin-bottom="0.212cm" style:contextual-spacing="false" fo:line-height="100%" fo:text-align="justify" style:justify-single-word="false" fo:text-indent="0cm" style:auto-text-indent="false" fo:keep-with-next="always"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font-variant="small-caps" fo:color="#000000" loext:opacity="100%" style:text-line-through-style="none" style:text-line-through-type="none" style:font-name="Garamond Premr Pro Capt" fo:font-family="'Garamond Premr Pro Capt'" style:font-family-generic="roman" style:font-pitch="variable" fo:font-size="10pt" fo:letter-spacing="normal" fo:language="zh" fo:country="CN" fo:font-style="normal" style:text-underline-style="none" fo:font-weight="bold" style:font-size-asian="10pt" style:font-style-asian="normal" style:font-weight-asian="bold" style:text-emphasize="none" style:text-scale="100%"/>
    </style:style>
    <style:style style:name="Corps_20_de_20_texte_20_mis_20_en_20_valeur" style:display-name="Corps de texte mis en valeur" style:family="paragraph" style:parent-style-name="Text_20_body" style:default-outline-level="">
      <style:paragraph-properties fo:margin-left="0cm" fo:margin-right="0cm" fo:margin-top="0cm" fo:margin-bottom="0.212cm" style:contextual-spacing="false" fo:line-height="120%" fo:text-align="justify" style:justify-single-word="false" fo:text-indent="0.3cm" style:auto-text-indent="false" fo:padding-left="0cm" fo:padding-right="0cm" fo:padding-top="0.459cm" fo:padding-bottom="0.035cm" fo:border-left="none" fo:border-right="none" fo:border-top="0.11pt solid #000001" fo:border-bottom="0.11pt solid #000001"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Capt" fo:font-family="'Garamond Premr Pro Capt'" style:font-family-generic="roman" style:font-pitch="variable" fo:font-size="12pt" fo:letter-spacing="normal" fo:language="fr" fo:country="FR" fo:font-style="normal" style:text-underline-style="none" fo:font-weight="normal" style:font-size-asian="12pt" style:font-style-asian="normal" style:font-weight-asian="normal" style:text-emphasize="none" style:text-scale="100%"/>
    </style:style>
    <style:style style:name="_5f_Normal" style:display-name="_Normal" style:family="paragraph" style:parent-style-name="_5b_No_20_Paragraph_20_Style_5d_" style:default-outline-level="">
      <style:paragraph-properties fo:margin-left="0cm" fo:margin-right="0cm" fo:margin-top="0cm" fo:margin-bottom="0cm" style:contextual-spacing="false" fo:line-height="120%" fo:text-align="justify" style:justify-single-word="false" fo:text-indent="0cm" style:auto-text-indent="false" style:vertical-align="middle"/>
      <style:text-properties fo:color="#000000" loext:opacity="100%" style:text-line-through-style="none" style:text-line-through-type="none" style:font-name="Garamond Premr Pro Capt" fo:font-family="'Garamond Premr Pro Capt'" style:font-family-generic="roman" style:font-pitch="variable" fo:font-size="12pt" fo:letter-spacing="normal" fo:language="fr" fo:country="FR" fo:font-style="normal" style:text-underline-style="none" fo:font-weight="normal" style:font-size-asian="12pt" style:font-style-asian="normal" style:font-weight-asian="normal" style:text-emphasize="none" style:text-scale="100%"/>
    </style:style>
    <style:style style:name="Heading_20_4" style:display-name="Heading 4" style:family="paragraph" style:parent-style-name="_5f_Normal" style:default-outline-level="" style:class="text">
      <style:paragraph-properties fo:margin-left="0cm" fo:margin-right="0cm" fo:margin-top="0.423cm" fo:margin-bottom="0.106cm" style:contextual-spacing="false" fo:line-height="120%" fo:text-align="start" style:justify-single-word="false" fo:text-indent="0cm" style:auto-text-indent="false" style:vertical-align="middle"/>
      <style:text-properties fo:font-variant="small-caps" fo:color="#000000" loext:opacity="100%" style:text-line-through-style="none" style:text-line-through-type="none" style:font-name="Garamond Premr Pro Capt" fo:font-family="'Garamond Premr Pro Capt'" style:font-family-generic="roman" style:font-pitch="variable" fo:font-size="14pt" fo:letter-spacing="normal" fo:language="fr" fo:country="FR" fo:font-style="normal" style:text-underline-style="none" fo:font-weight="bold" style:font-size-asian="14pt" style:font-style-asian="normal" style:font-weight-asian="bold" style:text-emphasize="none" style:text-scale="100%"/>
    </style:style>
    <style:style style:name="LO-Normal" style:family="paragraph" style:parent-style-name="_5b_No_20_Paragraph_20_Style_5d_" style:default-outline-level="">
      <style:paragraph-properties fo:margin-left="0cm" fo:margin-right="0cm" fo:margin-top="0cm" fo:margin-bottom="0cm" style:contextual-spacing="false" fo:line-height="120%" fo:text-align="start" style:justify-single-word="false" fo:text-indent="0cm" style:auto-text-indent="false" style:vertical-align="middle"/>
      <style:text-properties fo:color="#000000" loext:opacity="100%" style:text-line-through-style="none" style:text-line-through-type="none" style:font-name="Garamond Premr Pro Capt" fo:font-family="'Garamond Premr Pro Capt'" style:font-family-generic="roman" style:font-pitch="variable" fo:font-size="10pt" fo:letter-spacing="normal" fo:language="en" fo:country="US" fo:font-style="normal" style:text-underline-style="none" fo:font-weight="normal" style:font-size-asian="10pt" style:font-style-asian="normal" style:font-weight-asian="normal" style:text-emphasize="none" style:text-scale="100%"/>
    </style:style>
    <style:style style:name="Corps_20_de_20_texte_20_gras" style:display-name="Corps de texte gras" style:family="paragraph" style:parent-style-name="Text_20_body" style:default-outline-level="">
      <style:paragraph-properties fo:margin-left="0cm" fo:margin-right="0cm" fo:margin-top="0cm" fo:margin-bottom="0.212cm" style:contextual-spacing="false" fo:line-height="120%" fo:text-align="justify" style:justify-single-word="false" fo:text-indent="0.3cm" style:auto-text-indent="false" style:vertical-align="middl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s>
      </style:paragraph-properties>
      <style:text-properties fo:color="#000000" loext:opacity="100%" style:text-line-through-style="none" style:text-line-through-type="none" style:font-name="Garamond Premr Pro" fo:font-family="'Garamond Premr Pro'" style:font-family-generic="roman" style:font-pitch="variable" fo:font-size="12pt" fo:letter-spacing="normal" fo:language="fr" fo:country="FR" fo:font-style="normal" style:text-underline-style="none" fo:font-weight="bold" style:font-size-asian="12pt" style:font-style-asian="normal" style:font-weight-asian="bold" style:text-emphasize="none" style:text-scale="100%"/>
    </style:style>
    <style:style style:name="Table_20_Heading" style:display-name="Table Heading" style:family="paragraph" style:parent-style-name="Table_20_Contents" style:class="extra"/>
    <style:style style:name="_5b_Basic_20_Paragraph_5d_" style:display-name="[Basic Paragraph]" style:family="paragraph" style:parent-style-name="Standard" style:default-outline-level="">
      <style:paragraph-properties fo:margin-top="0.101cm" fo:margin-bottom="0.101cm" style:contextual-spacing="false" style:line-height-at-least="0.423cm" fo:text-align="justify" style:justify-single-word="false" fo:keep-together="always" fo:hyphenation-ladder-count="no-limit" style:vertical-align="middle"/>
      <style:text-properties fo:color="#000000" loext:opacity="100%" style:font-name="Gill Sans MT" fo:font-family="'Gill Sans MT'" style:font-family-generic="roman" style:font-pitch="variable" fo:font-size="10pt" fo:language="en" fo:country="US" style:font-size-asian="10pt" style:font-name-complex="Gill Sans MT1" style:font-family-complex="'Gill Sans MT'" style:font-family-generic-complex="system" style:font-pitch-complex="variable" style:font-size-complex="10pt" fo:hyphenate="false" fo:hyphenation-remain-char-count="2" fo:hyphenation-push-char-count="2" loext:hyphenation-no-caps="false"/>
    </style:style>
    <style:style style:name="Heading_20_1" style:display-name="Heading 1" style:family="paragraph" style:parent-style-name="_5b_Basic_20_Paragraph_5d_" style:next-style-name="_5b_Basic_20_Paragraph_5d_" style:default-outline-level="1" style:list-style-name="" style:class="text">
      <style:paragraph-properties fo:margin-top="0cm" fo:margin-bottom="0.212cm" style:contextual-spacing="false" style:line-height-at-least="0.706cm" fo:text-align="start" style:justify-single-word="false"/>
      <style:text-properties fo:color="#cc071d" loext:opacity="100%" style:font-name="Imperator" fo:font-family="Imperator" style:font-family-generic="swiss" style:font-pitch="variable" fo:font-size="18pt" fo:font-weight="bold" style:font-size-asian="18pt" style:font-weight-asian="bold" style:font-name-complex="Imperator1" style:font-family-complex="Imperator" style:font-family-generic-complex="system" style:font-pitch-complex="variable" style:font-size-complex="18pt" style:font-weight-complex="bold"/>
    </style:style>
    <style:style style:name="Heading_20_3" style:display-name="Heading 3" style:family="paragraph" style:parent-style-name="Heading_20_1" style:next-style-name="_5b_Basic_20_Paragraph_5d_" style:default-outline-level="3" style:list-style-name="" style:class="text">
      <style:paragraph-properties fo:margin-top="0.101cm" fo:margin-bottom="0.212cm" style:contextual-spacing="false" style:line-height-at-least="0.494cm" fo:keep-with-next="always"/>
      <style:text-properties fo:color="#000000" loext:opacity="100%" fo:font-size="13pt" style:font-size-asian="13pt" style:font-size-complex="13pt"/>
    </style:style>
    <style:style style:name="Default" style:family="paragraph" style:parent-style-name="Standard" style:default-outline-level="">
      <style:paragraph-properties fo:margin-top="0.199cm" fo:margin-bottom="0.199cm" style:contextual-spacing="false" fo:line-height="120%" fo:hyphenation-ladder-count="no-limit" style:vertical-align="middle"/>
      <style:text-properties fo:color="#000000" loext:opacity="100%" style:font-name="Candara" fo:font-family="Candara" style:font-family-generic="roman" style:font-pitch="variable" fo:font-size="10pt" style:font-size-asian="10pt" style:font-name-complex="Candara1" style:font-family-complex="Candara" style:font-family-generic-complex="system" style:font-pitch-complex="variable" style:font-size-complex="10pt" fo:hyphenate="false" fo:hyphenation-remain-char-count="2" fo:hyphenation-push-char-count="2" loext:hyphenation-no-caps="false"/>
    </style:style>
    <style:style style:name="Corps_20_de_20_texte.Contenu-de-tableau" style:display-name="Corps de texte.Contenu-de-tableau" style:family="paragraph" style:parent-style-name="Text_20_body"/>
    <style:style style:name="Corps_20_de_20_texte.Titre-2" style:display-name="Corps de texte.Titre-2" style:family="paragraph" style:parent-style-name="Text_20_body"/>
    <style:style style:name="Corps_20_de_20_texte.Titre-4-copy" style:display-name="Corps de texte.Titre-4-copy" style:family="paragraph" style:parent-style-name="Text_20_body"/>
    <style:style style:name="Title" style:family="paragraph" style:parent-style-name="Heading" style:class="chapter"/>
    <style:style style:name="Subtitle" style:family="paragraph" style:parent-style-name="Heading" style:class="chapter"/>
    <style:style style:name="Gras" style:family="text">
      <style:text-properties style:font-name="Garamond Premr Pro Capt" fo:font-family="'Garamond Premr Pro Capt'" style:font-family-generic="roman" style:font-pitch="variable" fo:font-style="normal" fo:font-weight="bold" style:font-style-asian="normal" style:font-weight-asian="bold" style:text-scale="100%"/>
    </style:style>
    <style:style style:name="Corps_20_de_20_texte" style:display-name="Corps de texte" style:family="text">
      <style:text-properties fo:color="#000080" loext:opacity="100%" style:text-outline="false" style:text-underline-style="solid" style:text-underline-width="bold" style:text-underline-color="#000080" style:text-scale="100%"/>
    </style:style>
    <style:style style:name="OQ_20_gras_20_rouge" style:display-name="OQ gras rouge" style:family="text">
      <style:text-properties style:font-name="Garamond Premr Pro Capt" fo:font-family="'Garamond Premr Pro Capt'" style:font-family-generic="roman" style:font-pitch="variable" fo:font-size="9pt" fo:font-style="normal" fo:font-weight="bold" style:font-size-asian="9pt" style:font-style-asian="normal" style:font-weight-asian="bold" style:text-scale="100%"/>
    </style:style>
    <style:style style:name="OQ_20_gras_20_rouge_20_monstre" style:display-name="OQ gras rouge monstre" style:family="text" style:parent-style-name="OQ_20_gras_20_rouge">
      <style:text-properties style:font-name="Garamond Premr Pro Capt" fo:font-family="'Garamond Premr Pro Capt'" style:font-family-generic="roman" style:font-pitch="variable" fo:font-size="9pt" fo:font-style="normal" fo:font-weight="bold" style:font-size-asian="9pt" style:font-style-asian="normal" style:font-weight-asian="bold" style:text-scale="100%"/>
    </style:style>
    <style:style style:name="bold" style:family="text">
      <style:text-properties fo:font-style="normal" fo:font-weight="bold" style:font-style-asian="normal" style:font-weight-asian="bold" style:text-scale="100%"/>
    </style:style>
    <style:style style:name="Word_20_Imported_20_List_20_Style7_20__28_Styles_20_for_20_Word_2f_RTF_20_Imported_20_Lists_29_" style:display-name="Word Imported List Style7 (Styles for Word/RTF Imported Lists)" style:family="text">
      <style:text-properties style:text-scale="100%"/>
    </style:style>
    <style:style style:name="Word_20_Imported_20_List_20_Style11_20__28_Styles_20_for_20_Word_2f_RTF_20_Imported_20_Lists_29_" style:display-name="Word Imported List Style11 (Styles for Word/RTF Imported Lists)" style:family="text">
      <style:text-properties style:font-name="Garamond Premr Pro Capt" fo:font-family="'Garamond Premr Pro Capt'" style:font-family-generic="roman" style:font-pitch="variable" fo:font-style="normal" fo:font-weight="normal" style:font-style-asian="normal" style:font-weight-asian="normal" style:text-scale="100%"/>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55cm" fo:page-height="27.31cm" style:num-format="1" style:print-orientation="portrait" fo:margin-top="2.54cm" fo:margin-bottom="2.54cm" fo:margin-left="3.175cm" fo:margin-right="3.175cm" style:writing-mode="lr-tb" style:layout-grid-color="#c0c0c0" style:layout-grid-lines="2223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fo:border="none" fo:padding="0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8-25T20:23:23.497811131</dc:date>
    <meta:editing-duration>PT9H33M52S</meta:editing-duration>
    <meta:editing-cycles>42</meta:editing-cycles>
    <meta:generator>LibreOffice/7.1.5.2$Linux_X86_64 LibreOffice_project/85f04e9f809797b8199d13c421bd8a2b025d52b5</meta:generator>
    <meta:document-statistic meta:table-count="103" meta:image-count="0" meta:object-count="0" meta:page-count="459" meta:paragraph-count="8436" meta:word-count="111642" meta:character-count="653210" meta:non-whitespace-character-count="550148"/>
  </office:meta>
</office:document-meta>
</file>